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1.792cm"/>
    </style:style>
    <style:style style:name="co2" style:family="table-column">
      <style:table-column-properties fo:break-before="auto" style:column-width="2.099cm"/>
    </style:style>
    <style:style style:name="co3" style:family="table-column">
      <style:table-column-properties fo:break-before="auto" style:column-width="3.667cm"/>
    </style:style>
    <style:style style:name="co4" style:family="table-column">
      <style:table-column-properties fo:break-before="auto" style:column-width="2.295cm"/>
    </style:style>
    <style:style style:name="co5" style:family="table-column">
      <style:table-column-properties fo:break-before="auto" style:column-width="1.007cm"/>
    </style:style>
    <style:style style:name="co6" style:family="table-column">
      <style:table-column-properties fo:break-before="auto" style:column-width="2.379cm"/>
    </style:style>
    <style:style style:name="co7" style:family="table-column">
      <style:table-column-properties fo:break-before="auto" style:column-width="2.745cm"/>
    </style:style>
    <style:style style:name="co8" style:family="table-column">
      <style:table-column-properties fo:break-before="auto" style:column-width="1.002cm"/>
    </style:style>
    <style:style style:name="co9" style:family="table-column">
      <style:table-column-properties fo:break-before="auto" style:column-width="2.852cm"/>
    </style:style>
    <style:style style:name="co10" style:family="table-column">
      <style:table-column-properties fo:break-before="auto" style:column-width="3.009cm"/>
    </style:style>
    <style:style style:name="co11" style:family="table-column">
      <style:table-column-properties fo:break-before="auto" style:column-width="0.751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64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11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Calibration_20_Input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percentage-style style:name="N10011" number:language="de" number:country="DE">
      <number:number number:decimal-places="2" number:min-integer-digits="1"/>
      <number:text>%</number:text>
    </number:percentage-style>
    <number:number-style style:name="N10060" number:language="de" number:country="DE">
      <number:scientific-number number:decimal-places="2" number:min-integer-digits="1" number:min-exponent-digits="3"/>
    </number:number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3" style:family="table-cell" style:parent-style-name="Excel_20_Built-in_20_Title" style:data-style-name="N10000">
      <style:table-cell-properties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2.49pt solid #000000" fo:background-color="#e6e6e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9">
      <style:table-cell-properties fo:background-color="#e6e6e6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99">
      <style:table-cell-properties fo:background-color="#e6e6e6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99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font-size="10pt" style:font-size-asian="10pt" style:font-size-complex="10pt"/>
    </style:style>
    <style:style style:name="ce15" style:family="table-cell" style:parent-style-name="Default">
      <style:table-cell-properties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80808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0.06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80808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06pt solid #000000" fo:background-color="#e6e6e6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80808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e6e6e6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80808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2.49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e6e6e6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110">
      <style:table-cell-properties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c0c0c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420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e6e6e6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font-size="10pt" style:font-size-asian="10pt" style:font-size-complex="10pt"/>
    </style:style>
    <style:style style:name="ce28" style:family="table-cell" style:parent-style-name="Default">
      <style:table-cell-properties fo:border-bottom="0.06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11">
      <style:table-cell-properties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font-size="10pt" style:font-size-asian="10pt" style:font-size-complex="10pt"/>
    </style:style>
    <style:style style:name="ce30" style:family="table-cell" style:parent-style-name="Default" style:data-style-name="N10060">
      <style:table-cell-properties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10">
      <style:table-cell-properties fo:border-bottom="0.06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c0c0c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10">
      <style:table-cell-properties fo:border-bottom="0.06pt solid #000000" fo:background-color="#e6e6e6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c0c0c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10">
      <style:table-cell-properties fo:background-color="#e6e6e6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c0c0c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11">
      <style:table-cell-properties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font-size="10pt" style:font-size-asian="10pt" style:font-size-complex="10pt"/>
    </style:style>
    <style:style style:name="ce35" style:family="table-cell" style:parent-style-name="Default">
      <style:table-cell-properties fo:border-bottom="0.06pt solid #000000" fo:background-color="#e6e6e6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font-size="10pt" style:font-size-asian="10pt" style:font-size-complex="10pt"/>
    </style:style>
    <style:style style:name="ce36" style:family="table-cell" style:parent-style-name="Default">
      <style:table-cell-properties fo:background-color="#e6e6e6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font-size="10pt" style:font-size-asian="10pt" style:font-size-complex="10pt"/>
    </style:style>
    <style:style style:name="ce37" style:family="table-cell" style:parent-style-name="Default">
      <style:table-cell-properties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order-bottom="2.4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font-size="10pt" style:font-size-asian="10pt" style:font-size-complex="10pt"/>
    </style:style>
    <style:style style:name="ce4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fo:background-color="#ffffff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font-size="10pt" style:font-size-asian="10pt" style:font-size-complex="10pt"/>
    </style:style>
    <style:style style:name="ce42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font-size="10pt" style:font-size-asian="10pt" style:font-size-complex="10pt"/>
    </style:style>
    <style:style style:name="ce4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font-size="10pt" style:font-size-asian="10pt" style:font-size-complex="10pt"/>
    </style:style>
    <style:style style:name="ce4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font-size="10pt" style:font-size-asian="10pt" style:font-size-complex="10pt"/>
    </style:style>
    <style:style style:name="ce46" style:family="table-cell" style:parent-style-name="Default">
      <style:table-cell-properties fo:border-bottom="0.06pt solid #000000" fo:background-color="#fffff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font-size="10pt" style:font-size-asian="10pt" style:font-size-complex="10pt"/>
    </style:style>
    <style:style style:name="ce47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font-size="10pt" style:font-size-asian="10pt" style:font-size-complex="10pt"/>
    </style:style>
    <style:style style:name="ce48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font-size="10pt" style:font-size-asian="10pt" style:font-size-complex="10pt"/>
    </style:style>
    <style:style style:name="ce50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font-size="10pt" style:font-size-asian="10pt" style:font-size-complex="10pt"/>
    </style:style>
    <style:style style:name="ce51" style:family="table-cell" style:parent-style-name="Default">
      <style:table-cell-properties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font-size="10pt" fo:font-style="italic" style:font-size-asian="10pt" style:font-style-asian="italic" style:font-size-complex="10pt" style:font-style-complex="italic"/>
    </style:style>
    <style:style style:name="ce52" style:family="table-cell" style:parent-style-name="Default" style:data-style-name="N10144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font-size="10pt" style:font-size-asian="10pt" style:font-size-complex="10pt"/>
    </style:style>
    <style:style style:name="ce53" style:family="table-cell" style:parent-style-name="Default" style:data-style-name="N10144">
      <style:table-cell-properties fo:border-bottom="0.06pt solid #000000" fo:background-color="#ffff00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font-size="10pt" style:font-size-asian="10pt" style:font-size-complex="10pt"/>
    </style:style>
    <style:style style:name="ce54" style:family="table-cell" style:parent-style-name="Default" style:data-style-name="N10150">
      <style:table-cell-properties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font-size="10pt" style:font-size-asian="10pt" style:font-size-complex="10pt"/>
    </style:style>
    <style:style style:name="ce55" style:family="table-cell" style:parent-style-name="Default" style:data-style-name="N10000">
      <style:table-cell-properties fo:background-color="#e6e6e6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c0c0c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00">
      <style:table-cell-properties fo:border-bottom="0.06pt solid #000000" fo:background-color="#e6e6e6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c0c0c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00">
      <style:table-cell-properties fo:background-color="#e6e6e6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c0c0c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0149">
      <style:table-cell-properties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font-size="10pt" style:font-size-asian="10pt" style:font-size-complex="10pt"/>
    </style:style>
    <style:style style:name="ce59" style:family="table-cell" style:parent-style-name="Default">
      <style:table-cell-properties fo:background-color="#e6e6e6" style:text-align-source="fix" style:repeat-content="false" style:vertical-align="top"/>
      <style:paragraph-properties fo:text-align="start"/>
      <style:text-properties style:font-name="Arial" fo:font-size="10pt" style:font-size-asian="10pt" style:font-size-complex="10pt"/>
    </style:style>
    <style:style style:name="ce60" style:family="table-cell" style:parent-style-name="Default">
      <style:table-cell-properties fo:background-color="#e6e6e6" style:text-align-source="fix" style:repeat-content="false" style:vertical-align="top"/>
      <style:paragraph-properties fo:text-align="start"/>
      <style:text-properties style:font-name="Arial" fo:font-size="12pt" style:font-size-asian="12pt" style:font-size-complex="12pt"/>
    </style:style>
    <style:style style:name="ce6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ackground-color="#e6e6e6" style:text-align-source="fix" style:repeat-content="false" style:vertical-align="top"/>
      <style:paragraph-properties fo:text-align="start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6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6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 style:vertical-align="top"/>
      <style:paragraph-properties fo:text-align="start"/>
      <style:text-properties style:font-name="Arial" fo:font-size="10pt" style:font-size-asian="10pt" style:font-size-complex="10pt"/>
    </style:style>
    <style:style style:name="ce6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69" style:family="table-cell" style:parent-style-name="Default" style:data-style-name="N10011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70" style:family="table-cell" style:parent-style-name="Default" style:data-style-name="N10099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71" style:family="table-cell" style:parent-style-name="Default">
      <style:table-cell-properties fo:background-color="#e6e6e6" style:text-align-source="fix" style:repeat-content="false" style:vertical-align="top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 style:data-style-name="N10144">
      <style:table-cell-properties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73" style:family="table-cell" style:parent-style-name="Default">
      <style:table-cell-properties fo:background-color="#e6e6e6" style:text-align-source="fix" style:repeat-content="false" style:vertical-align="top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fo:background-color="#e6e6e6" style:text-align-source="fix" style:repeat-content="false" style:vertical-align="top"/>
      <style:paragraph-properties fo:text-align="start"/>
      <style:text-properties style:font-name="Arial" fo:font-size="10pt" fo:font-style="italic" style:font-size-asian="10pt" style:font-style-asian="italic" style:font-size-complex="10pt" style:font-style-complex="italic"/>
    </style:style>
    <style:style style:name="gr1" style:family="graphic">
      <style:graphic-properties draw:stroke="none" draw:fill="none" draw:ole-draw-aspect="1"/>
    </style:style>
    <style:style style:name="T1" style:family="text">
      <style:text-properties style:use-window-font-color="true" style:text-outline="false" style:text-line-through-style="none" style:text-position="0% 100%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T2" style:family="text">
      <style:text-properties fo:color="#0000ff" style:text-outline="false" style:text-line-through-style="none" style:text-position="0% 100%" style:font-name="Arial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" style:font-size-complex="8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steps="2" table:maximum-difference="0.0001"/>
      </table:calculation-settings>
      <table:table table:name="Load Libs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1"/>
        <table:table-column table:style-name="co2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Note: <text:span text:style-name="T1">This sheet requires Obba 3.0 ( </text:span><text:span text:style-name="T2">http://www.obba.info/</text:span><text:span text:style-name="T1"> )</text:span>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Object Viewer</text:p>
          </table:table-cell>
          <table:table-cell table:style-name="ce4"/>
          <table:table-cell/>
          <table:table-cell table:style-name="ce4" office:value-type="string">
            <text:p>Libraries (folder with JAR files)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Parameters:</text:p>
          </table:table-cell>
          <table:table-cell table:style-name="ce5"/>
          <table:table-cell/>
          <table:table-cell table:style-name="ce5" office:value-type="string">
            <text:p>Load libraries fr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6" office:value-type="string">
            <text:p>Visibility</text:p>
          </table:table-cell>
          <table:table-cell table:style-name="ce8" table:formula="of:=TRUE()" office:value-type="boolean" office:boolean-value="true">
            <text:p>WAHR</text:p>
          </table:table-cell>
          <table:table-cell/>
          <table:table-cell table:style-name="ce6" office:value-type="string">
            <text:p>Path:</text:p>
          </table:table-cell>
          <table:table-cell table:style-name="ce9" office:value-type="string">
            <text:p>lib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isRelative:</text:p>
          </table:table-cell>
          <table:table-cell table:style-name="ce10" office:value-type="boolean" office:boolean-value="true">
            <text:p>WAHR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7" table:formula="of:=INFO.OBBA.OBBA.OBCONTROLPANELSETVISIBLE([.C8])" office:value-type="float" office:value="1">
            <text:p>WAHR</text:p>
          </table:table-cell>
          <table:table-cell table:number-columns-repeated="2"/>
          <table:table-cell table:style-name="ce5" office:value-type="string">
            <text:p>Result: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Loaded:</text:p>
          </table:table-cell>
          <table:table-cell table:style-name="ce6" table:formula="of:=INFO.OBBA.OBBA.OBADDALLJARS([.F8];[.F9])" office:value-type="string" office:string-value="/Users/fries/Documents/Development/finmath experiments/spreadsheets/LIBOR Market Model/lib">
            <text:p>/Users/fries/Documents/Development/finmath experiments/spreadsheets/LIBOR Market Model/lib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Obba Version</text:p>
          </table:table-cell>
          <table:table-cell table:style-name="ce4"/>
          <table:table-cell/>
          <table:table-cell table:style-name="ce4" office:value-type="string">
            <text:p>Additional Class Folder (leave empty if not needed)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/>
          <table:table-cell table:style-name="ce5" office:value-type="string">
            <text:p>Load classes fr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6" office:value-type="string">
            <text:p>Version:</text:p>
          </table:table-cell>
          <table:table-cell table:style-name="ce6" table:formula="of:=INFO.OBBA.OBBA.OBGETPROPERTY(&quot;version&quot;)" office:value-type="string" office:string-value="3.2.1">
            <text:p>3.2.1</text:p>
          </table:table-cell>
          <table:table-cell/>
          <table:table-cell table:style-name="ce6" office:value-type="string">
            <text:p>Path:</text:p>
          </table:table-cell>
          <table:table-cell table:style-name="ce9"/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isRelative:</text:p>
          </table:table-cell>
          <table:table-cell table:style-name="ce10" office:value-type="boolean" office:boolean-value="true">
            <text:p>WAH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>
            <text:p>Result: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Loaded:</text:p>
          </table:table-cell>
          <table:table-cell table:style-name="ce6" table:formula="of:=INFO.OBBA.OBBA.OBADDCLASSES([.F17];[.F18])" office:value-type="string" office:string-value="/Users/fries/Documents/Development/finmath experiments/spreadsheets/LIBOR Market Model">
            <text:p>/Users/fries/Documents/Development/finmath experiments/spreadsheets/LIBOR Market Model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4" office:value-type="string">
            <text:p>Reference cell below to ensure lib is loaded: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4"/>
          <table:table-cell table:style-name="ce6" table:formula="of:=IF(OR(ISERROR([.F12]);ISERROR([.F21]));NA();&quot;&quot;)">
            <text:p/>
          </table:table-cell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ibration" table:style-name="ta2">
        <office:forms form:automatic-focus="false" form:apply-design-mode="false"/>
        <table:table-column table:style-name="co5" table:default-cell-style-name="ce12"/>
        <table:table-column table:style-name="co6" table:default-cell-style-name="ce12"/>
        <table:table-column table:style-name="co7" table:number-columns-repeated="1022" table:default-cell-style-name="ce12"/>
        <table:table-row table:style-name="ro2">
          <table:table-cell table:number-columns-repeated="1024"/>
        </table:table-row>
        <table:table-row table:style-name="ro3">
          <table:table-cell table:style-name="ce13"/>
          <table:table-cell table:style-name="ce20" office:value-type="string">
            <text:p><text:a xlink:href="mailto:info@finmath.net" xlink:type="simple">Calibrate Discount and Forward Curves to Market Data (- please send feedback to info@finmath.net -)</text:a></text:p>
          </table:table-cell>
          <table:table-cell table:style-name="ce13" table:number-columns-repeated="8"/>
          <table:table-cell/>
          <table:table-cell table:style-name="ce48" office:value-type="string">
            <text:p>Color Coding:</text:p>
          </table:table-cell>
          <table:table-cell table:style-name="ce44" office:value-type="string">
            <text:p>INPUT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49"/>
          <table:table-cell table:style-name="ce50" office:value-type="string">
            <text:p>INPUT</text:p>
          </table:table-cell>
          <table:table-cell table:number-columns-repeated="1011"/>
        </table:table-row>
        <table:table-row table:style-name="ro2">
          <table:table-cell/>
          <table:table-cell table:style-name="ce19" office:value-type="string">
            <text:p>Create Collection of Calibrated Curves from Market Data</text:p>
          </table:table-cell>
          <table:table-cell table:style-name="ce19"/>
          <table:table-cell table:number-columns-repeated="8"/>
          <table:table-cell table:style-name="ce48" office:value-type="string">
            <text:p>Note:</text:p>
          </table:table-cell>
          <table:table-cell table:style-name="ce51" office:value-type="string">
            <text:p>To add data, duplicate a whole row (ensure to include the formulas at the end of the input fields)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1" office:value-type="string">
            <text:p>Object</text:p>
          </table:table-cell>
          <table:table-cell table:style-name="ce21"/>
          <table:table-cell table:number-columns-repeated="1021"/>
        </table:table-row>
        <table:table-row table:style-name="ro2">
          <table:table-cell/>
          <table:table-cell table:style-name="ce22" table:formula="of:=INFO.OBBA.OBBA.OBMAKE(&quot;calibratedCurves&quot;;obLibs&amp;&quot;net.finmath.marketdata.calibration.CalibratedCurves&quot;;INFO.OBBA.OBBA.OBMAKE(&quot;&quot;;&quot;net.finmath.marketdata.calibration.CalibratedCurves$CalibrationSpec[]&quot;;[.B12:.B121]))" office:value-type="string" office:string-value="calibratedCurves &#10;[59972]">
            <text:p>calibratedCurves </text:p>
            <text:p>[59972]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37" office:value-type="string">
            <text:p>Define the receiver leg here. Specify a name for a curve for the forward of leave the name empty.</text:p>
          </table:table-cell>
          <table:table-cell table:number-columns-repeated="6"/>
          <table:table-cell table:style-name="ce37" office:value-type="string">
            <text:p>Define the payer leg here.</text:p>
          </table:table-cell>
          <table:table-cell table:number-columns-repeated="6"/>
          <table:table-cell table:style-name="ce37" office:value-type="string">
            <text:p>Define the curve and time to calibrate from this product.</text:p>
          </table:table-cell>
          <table:table-cell table:number-columns-repeated="1005"/>
        </table:table-row>
        <table:table-row table:style-name="ro2">
          <table:table-cell/>
          <table:table-cell table:style-name="ce23" table:formula="of:=&quot;Calibration error: &quot;&amp;(SUMPRODUCT([.C12:.C121];[.C12:.C121]))" office:value-type="string" office:string-value="Calibration error: 1,12555115760373E-030">
            <text:p>Calibration error: 1,12555115760373E-030</text:p>
          </table:table-cell>
          <table:table-cell table:style-name="ce30"/>
          <table:table-cell table:number-columns-repeated="1021"/>
        </table:table-row>
        <table:table-row table:style-name="ro2">
          <table:table-cell/>
          <table:table-cell table:formula="of:=&quot;using &quot; &amp; INFO.OBBA.OBBA.OBGET(INFO.OBBA.OBBA.OBCALL(&quot;&quot;;[.B7];&quot;getLastNumberOfInterations&quot;)) &amp; &quot; Iterations.&quot;" office:value-type="string" office:string-value="using 34 Iterations.">
            <text:p>using 34 Iterations.</text:p>
          </table:table-cell>
          <table:table-cell table:number-columns-repeated="2"/>
          <table:table-cell table:style-name="ce13" office:value-type="string">
            <text:p>Reciever Leg</text:p>
          </table:table-cell>
          <table:table-cell table:style-name="ce13" table:number-columns-repeated="5"/>
          <table:table-cell/>
          <table:table-cell table:style-name="ce13" office:value-type="string">
            <text:p>Payer Leg</text:p>
          </table:table-cell>
          <table:table-cell table:style-name="ce13" table:number-columns-repeated="5"/>
          <table:table-cell/>
          <table:table-cell table:style-name="ce13" office:value-type="string">
            <text:p>Calibration entity</text:p>
          </table:table-cell>
          <table:table-cell table:style-name="ce13"/>
          <table:table-cell table:number-columns-repeated="1004"/>
        </table:table-row>
        <table:table-row table:style-name="ro2">
          <table:table-cell table:style-name="ce14" table:number-columns-repeated="3"/>
          <table:table-cell table:style-name="ce14" office:value-type="string">
            <text:p>type</text:p>
          </table:table-cell>
          <table:table-cell table:style-name="ce38" office:value-type="string">
            <text:p>start</text:p>
          </table:table-cell>
          <table:table-cell table:style-name="ce38" office:value-type="string">
            <text:p>end</text:p>
          </table:table-cell>
          <table:table-cell table:style-name="ce38" office:value-type="string">
            <text:p>period</text:p>
          </table:table-cell>
          <table:table-cell table:style-name="ce19" office:value-type="string">
            <text:p>forward curve</text:p>
          </table:table-cell>
          <table:table-cell table:style-name="ce38" office:value-type="string">
            <text:p>spread</text:p>
          </table:table-cell>
          <table:table-cell table:style-name="ce19" office:value-type="string">
            <text:p>discount curve</text:p>
          </table:table-cell>
          <table:table-cell table:style-name="ce14"/>
          <table:table-cell table:style-name="ce38" office:value-type="string">
            <text:p>start</text:p>
          </table:table-cell>
          <table:table-cell table:style-name="ce38" office:value-type="string">
            <text:p>end</text:p>
          </table:table-cell>
          <table:table-cell table:style-name="ce38" office:value-type="string">
            <text:p>period</text:p>
          </table:table-cell>
          <table:table-cell table:style-name="ce19" office:value-type="string">
            <text:p>forward curve</text:p>
          </table:table-cell>
          <table:table-cell table:style-name="ce38" office:value-type="string">
            <text:p>spread</text:p>
          </table:table-cell>
          <table:table-cell table:style-name="ce19" office:value-type="string">
            <text:p>discount curve</text:p>
          </table:table-cell>
          <table:table-cell table:style-name="ce35"/>
          <table:table-cell table:style-name="ce14" office:value-type="string">
            <text:p>calibration curve</text:p>
          </table:table-cell>
          <table:table-cell table:style-name="ce28" office:value-type="string">
            <text:p>calibration time</text:p>
          </table:table-cell>
          <table:table-cell table:style-name="ce14"/>
          <table:table-cell table:style-name="ce14" office:value-type="string">
            <text:p>type</text:p>
          </table:table-cell>
          <table:table-cell table:style-name="ce14" office:value-type="string">
            <text:p>tenor rec</text:p>
          </table:table-cell>
          <table:table-cell table:style-name="ce14" office:value-type="string">
            <text:p>forward rec</text:p>
          </table:table-cell>
          <table:table-cell table:style-name="ce14" office:value-type="string">
            <text:p>spread rec</text:p>
          </table:table-cell>
          <table:table-cell table:style-name="ce14" office:value-type="string">
            <text:p>discount rec</text:p>
          </table:table-cell>
          <table:table-cell table:style-name="ce14" office:value-type="string">
            <text:p>tenor pay</text:p>
          </table:table-cell>
          <table:table-cell table:style-name="ce14" office:value-type="string">
            <text:p>forward pay</text:p>
          </table:table-cell>
          <table:table-cell table:style-name="ce14" office:value-type="string">
            <text:p>spread pay</text:p>
          </table:table-cell>
          <table:table-cell table:style-name="ce14" office:value-type="string">
            <text:p>disocunt pay</text:p>
          </table:table-cell>
          <table:table-cell table:style-name="ce14" office:value-type="string">
            <text:p>calibration curve</text:p>
          </table:table-cell>
          <table:table-cell table:style-name="ce14" office:value-type="string">
            <text:p>calibration time</text:p>
          </table:table-cell>
          <table:table-cell table:style-name="ce14"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2:.AF12])" office:value-type="string" office:string-value="calibItem-12 &#10;[58662]">
            <text:p>calibItem-12 <text:line-break/>[58662]</text:p>
          </table:table-cell>
          <table:table-cell table:style-name="ce24" table:formula="of:=INFO.OBBA.OBBA.OBGET(INFO.OBBA.OBBA.OBCALL(&quot;&quot;;INFO.OBBA.OBBA.OBCALL(&quot;&quot;;[.$B$7];&quot;getCalibrationProductForSpec&quot;;[.B12]);&quot;getValue&quot;;INFO.OBBA.OBBA.OBCALL(&quot;&quot;;[.$B$7];&quot;getModel&quot;)))" office:value-type="percentage" office:value="-9.72529348719496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number-columns-repeated="2" table:style-name="ce39" office:value-type="float" office:value="1">
            <text:p>1</text:p>
          </table:table-cell>
          <table:table-cell table:style-name="ce44" office:value-type="string">
            <text:p>discount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12]" office:value-type="float" office:value="1">
            <text:p>1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0063">
            <text:p>0,063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2]" office:value-type="string" office:string-value="discount-EUR-OIS">
            <text:p>discount-EUR-OIS</text:p>
          </table:table-cell>
          <table:table-cell table:style-name="ce39" table:formula="of:=[.F12]" office:value-type="float" office:value="1">
            <text:p>1</text:p>
          </table:table-cell>
          <table:table-cell/>
          <table:table-cell table:style-name="ce55" table:formula="of:=INFO.OBBA.OBBA.OBMAKE([.V$11]&amp;&quot;-&quot;&amp;ROW();&quot;String&quot;;[.D12])" office:value-type="string" office:string-value="type-12 &#10;[58651]">
            <text:p>type-12 <text:line-break/>[58651]</text:p>
          </table:table-cell>
          <table:table-cell table:style-name="ce55" table:formula="of:=INFO.OBBA.OBBA.OBMAKE([.W$11]&amp;&quot;-&quot;&amp;ROW();&quot;double[]&quot;;[.E12:.G12])" office:value-type="string" office:string-value="tenor rec-12 &#10;[58652]">
            <text:p>tenor rec-12 <text:line-break/>[58652]</text:p>
          </table:table-cell>
          <table:table-cell table:style-name="ce55" table:formula="of:=INFO.OBBA.OBBA.OBMAKE([.X$11]&amp;&quot;-&quot;&amp;ROW();&quot;String&quot;;[.H12])" office:value-type="string" office:string-value="forward rec-12 &#10;[58653]">
            <text:p>forward rec-12 <text:line-break/>[58653]</text:p>
          </table:table-cell>
          <table:table-cell table:style-name="ce55" table:formula="of:=INFO.OBBA.OBBA.OBMAKE([.Y$11]&amp;&quot;-&quot;&amp;ROW();&quot;double&quot;;[.I12])" office:value-type="string" office:string-value="spread rec-12 &#10;[58654]">
            <text:p>spread rec-12 <text:line-break/>[58654]</text:p>
          </table:table-cell>
          <table:table-cell table:style-name="ce55" table:formula="of:=INFO.OBBA.OBBA.OBMAKE([.Z$11]&amp;&quot;-&quot;&amp;ROW();&quot;String&quot;;[.J12])" office:value-type="string" office:string-value="discount rec-12 &#10;[58655]">
            <text:p>discount rec-12 <text:line-break/>[58655]</text:p>
          </table:table-cell>
          <table:table-cell table:style-name="ce55" table:formula="of:=INFO.OBBA.OBBA.OBMAKE([.AA$11]&amp;&quot;-&quot;&amp;ROW();&quot;double[]&quot;;[.L12:.N12])" office:value-type="string" office:string-value="tenor pay-12 &#10;[58656]">
            <text:p>tenor pay-12 <text:line-break/>[58656]</text:p>
          </table:table-cell>
          <table:table-cell table:style-name="ce55" table:formula="of:=INFO.OBBA.OBBA.OBMAKE([.AB$11]&amp;&quot;-&quot;&amp;ROW();&quot;String&quot;;[.O12])" office:value-type="string" office:string-value="forward pay-12 &#10;[58657]">
            <text:p>forward pay-12 <text:line-break/>[58657]</text:p>
          </table:table-cell>
          <table:table-cell table:style-name="ce55" table:formula="of:=INFO.OBBA.OBBA.OBMAKE([.AC$11]&amp;&quot;-&quot;&amp;ROW();&quot;double&quot;;[.P12])" office:value-type="string" office:string-value="spread pay-12 &#10;[58658]">
            <text:p>spread pay-12 <text:line-break/>[58658]</text:p>
          </table:table-cell>
          <table:table-cell table:style-name="ce55" table:formula="of:=INFO.OBBA.OBBA.OBMAKE([.AD$11]&amp;&quot;-&quot;&amp;ROW();&quot;String&quot;;[.Q12])" office:value-type="string" office:string-value="disocunt pay-12 &#10;[58659]">
            <text:p>disocunt pay-12 <text:line-break/>[58659]</text:p>
          </table:table-cell>
          <table:table-cell table:style-name="ce55" table:formula="of:=INFO.OBBA.OBBA.OBMAKE([.AE$11]&amp;&quot;-&quot;&amp;ROW();&quot;String&quot;;[.S12])" office:value-type="string" office:string-value="calibration curve-12 &#10;[58660]">
            <text:p>calibration curve-12 <text:line-break/>[58660]</text:p>
          </table:table-cell>
          <table:table-cell table:style-name="ce55" table:formula="of:=INFO.OBBA.OBBA.OBMAKE([.AF$11]&amp;&quot;-&quot;&amp;ROW();&quot;double&quot;;[.T12])" office:value-type="string" office:string-value="calibration time-12 &#10;[58661]">
            <text:p>calibration time-12 <text:line-break/>[58661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3:.AF13])" office:value-type="string" office:string-value="calibItem-13 &#10;[58674]">
            <text:p>calibItem-13 <text:line-break/>[58674]</text:p>
          </table:table-cell>
          <table:table-cell table:style-name="ce24" table:formula="of:=INFO.OBBA.OBBA.OBGET(INFO.OBBA.OBBA.OBCALL(&quot;&quot;;INFO.OBBA.OBBA.OBCALL(&quot;&quot;;[.$B$7];&quot;getCalibrationProductForSpec&quot;;[.B13]);&quot;getValue&quot;;INFO.OBBA.OBBA.OBCALL(&quot;&quot;;[.$B$7];&quot;getModel&quot;)))" office:value-type="percentage" office:value="-7.42678488152569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13]" office:value-type="float" office:value="0">
            <text:p>0</text:p>
          </table:table-cell>
          <table:table-cell table:style-name="ce39" table:formula="of:=[.F13]" office:value-type="float" office:value="2">
            <text:p>2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0101">
            <text:p>0,101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3]" office:value-type="string" office:string-value="discount-EUR-OIS">
            <text:p>discount-EUR-OIS</text:p>
          </table:table-cell>
          <table:table-cell table:style-name="ce39" table:formula="of:=[.F13]" office:value-type="float" office:value="2">
            <text:p>2</text:p>
          </table:table-cell>
          <table:table-cell/>
          <table:table-cell table:style-name="ce55" table:formula="of:=INFO.OBBA.OBBA.OBMAKE([.V$11]&amp;&quot;-&quot;&amp;ROW();&quot;String&quot;;[.D13])" office:value-type="string" office:string-value="type-13 &#10;[58663]">
            <text:p>type-13 <text:line-break/>[58663]</text:p>
          </table:table-cell>
          <table:table-cell table:style-name="ce55" table:formula="of:=INFO.OBBA.OBBA.OBMAKE([.W$11]&amp;&quot;-&quot;&amp;ROW();&quot;double[]&quot;;[.E13:.G13])" office:value-type="string" office:string-value="tenor rec-13 &#10;[58664]">
            <text:p>tenor rec-13 <text:line-break/>[58664]</text:p>
          </table:table-cell>
          <table:table-cell table:style-name="ce55" table:formula="of:=INFO.OBBA.OBBA.OBMAKE([.X$11]&amp;&quot;-&quot;&amp;ROW();&quot;String&quot;;[.H13])" office:value-type="string" office:string-value="forward rec-13 &#10;[58665]">
            <text:p>forward rec-13 <text:line-break/>[58665]</text:p>
          </table:table-cell>
          <table:table-cell table:style-name="ce55" table:formula="of:=INFO.OBBA.OBBA.OBMAKE([.Y$11]&amp;&quot;-&quot;&amp;ROW();&quot;double&quot;;[.I13])" office:value-type="string" office:string-value="spread rec-13 &#10;[58666]">
            <text:p>spread rec-13 <text:line-break/>[58666]</text:p>
          </table:table-cell>
          <table:table-cell table:style-name="ce55" table:formula="of:=INFO.OBBA.OBBA.OBMAKE([.Z$11]&amp;&quot;-&quot;&amp;ROW();&quot;String&quot;;[.J13])" office:value-type="string" office:string-value="discount rec-13 &#10;[58667]">
            <text:p>discount rec-13 <text:line-break/>[58667]</text:p>
          </table:table-cell>
          <table:table-cell table:style-name="ce55" table:formula="of:=INFO.OBBA.OBBA.OBMAKE([.AA$11]&amp;&quot;-&quot;&amp;ROW();&quot;double[]&quot;;[.L13:.N13])" office:value-type="string" office:string-value="tenor pay-13 &#10;[58668]">
            <text:p>tenor pay-13 <text:line-break/>[58668]</text:p>
          </table:table-cell>
          <table:table-cell table:style-name="ce55" table:formula="of:=INFO.OBBA.OBBA.OBMAKE([.AB$11]&amp;&quot;-&quot;&amp;ROW();&quot;String&quot;;[.O13])" office:value-type="string" office:string-value="forward pay-13 &#10;[58669]">
            <text:p>forward pay-13 <text:line-break/>[58669]</text:p>
          </table:table-cell>
          <table:table-cell table:style-name="ce55" table:formula="of:=INFO.OBBA.OBBA.OBMAKE([.AC$11]&amp;&quot;-&quot;&amp;ROW();&quot;double&quot;;[.P13])" office:value-type="string" office:string-value="spread pay-13 &#10;[58670]">
            <text:p>spread pay-13 <text:line-break/>[58670]</text:p>
          </table:table-cell>
          <table:table-cell table:style-name="ce55" table:formula="of:=INFO.OBBA.OBBA.OBMAKE([.AD$11]&amp;&quot;-&quot;&amp;ROW();&quot;String&quot;;[.Q13])" office:value-type="string" office:string-value="disocunt pay-13 &#10;[58671]">
            <text:p>disocunt pay-13 <text:line-break/>[58671]</text:p>
          </table:table-cell>
          <table:table-cell table:style-name="ce55" table:formula="of:=INFO.OBBA.OBBA.OBMAKE([.AE$11]&amp;&quot;-&quot;&amp;ROW();&quot;String&quot;;[.S13])" office:value-type="string" office:string-value="calibration curve-13 &#10;[58672]">
            <text:p>calibration curve-13 <text:line-break/>[58672]</text:p>
          </table:table-cell>
          <table:table-cell table:style-name="ce55" table:formula="of:=INFO.OBBA.OBBA.OBMAKE([.AF$11]&amp;&quot;-&quot;&amp;ROW();&quot;double&quot;;[.T13])" office:value-type="string" office:string-value="calibration time-13 &#10;[58673]">
            <text:p>calibration time-13 <text:line-break/>[58673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4:.AF14])" office:value-type="string" office:string-value="calibItem-14 &#10;[58686]">
            <text:p>calibItem-14 <text:line-break/>[58686]</text:p>
          </table:table-cell>
          <table:table-cell table:style-name="ce24" table:formula="of:=INFO.OBBA.OBBA.OBGET(INFO.OBBA.OBBA.OBCALL(&quot;&quot;;INFO.OBBA.OBBA.OBCALL(&quot;&quot;;[.$B$7];&quot;getCalibrationProductForSpec&quot;;[.B14]);&quot;getValue&quot;;INFO.OBBA.OBBA.OBCALL(&quot;&quot;;[.$B$7];&quot;getModel&quot;)))" office:value-type="percentage" office:value="-1.0842021724855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14]" office:value-type="float" office:value="3">
            <text:p>3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0194">
            <text:p>0,194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4]" office:value-type="string" office:string-value="discount-EUR-OIS">
            <text:p>discount-EUR-OIS</text:p>
          </table:table-cell>
          <table:table-cell table:style-name="ce39" table:formula="of:=[.F14]" office:value-type="float" office:value="3">
            <text:p>3</text:p>
          </table:table-cell>
          <table:table-cell/>
          <table:table-cell table:style-name="ce55" table:formula="of:=INFO.OBBA.OBBA.OBMAKE([.V$11]&amp;&quot;-&quot;&amp;ROW();&quot;String&quot;;[.D14])" office:value-type="string" office:string-value="type-14 &#10;[58675]">
            <text:p>type-14 <text:line-break/>[58675]</text:p>
          </table:table-cell>
          <table:table-cell table:style-name="ce55" table:formula="of:=INFO.OBBA.OBBA.OBMAKE([.W$11]&amp;&quot;-&quot;&amp;ROW();&quot;double[]&quot;;[.E14:.G14])" office:value-type="string" office:string-value="tenor rec-14 &#10;[58676]">
            <text:p>tenor rec-14 <text:line-break/>[58676]</text:p>
          </table:table-cell>
          <table:table-cell table:style-name="ce55" table:formula="of:=INFO.OBBA.OBBA.OBMAKE([.X$11]&amp;&quot;-&quot;&amp;ROW();&quot;String&quot;;[.H14])" office:value-type="string" office:string-value="forward rec-14 &#10;[58677]">
            <text:p>forward rec-14 <text:line-break/>[58677]</text:p>
          </table:table-cell>
          <table:table-cell table:style-name="ce55" table:formula="of:=INFO.OBBA.OBBA.OBMAKE([.Y$11]&amp;&quot;-&quot;&amp;ROW();&quot;double&quot;;[.I14])" office:value-type="string" office:string-value="spread rec-14 &#10;[58678]">
            <text:p>spread rec-14 <text:line-break/>[58678]</text:p>
          </table:table-cell>
          <table:table-cell table:style-name="ce55" table:formula="of:=INFO.OBBA.OBBA.OBMAKE([.Z$11]&amp;&quot;-&quot;&amp;ROW();&quot;String&quot;;[.J14])" office:value-type="string" office:string-value="discount rec-14 &#10;[58679]">
            <text:p>discount rec-14 <text:line-break/>[58679]</text:p>
          </table:table-cell>
          <table:table-cell table:style-name="ce55" table:formula="of:=INFO.OBBA.OBBA.OBMAKE([.AA$11]&amp;&quot;-&quot;&amp;ROW();&quot;double[]&quot;;[.L14:.N14])" office:value-type="string" office:string-value="tenor pay-14 &#10;[58680]">
            <text:p>tenor pay-14 <text:line-break/>[58680]</text:p>
          </table:table-cell>
          <table:table-cell table:style-name="ce55" table:formula="of:=INFO.OBBA.OBBA.OBMAKE([.AB$11]&amp;&quot;-&quot;&amp;ROW();&quot;String&quot;;[.O14])" office:value-type="string" office:string-value="forward pay-14 &#10;[58681]">
            <text:p>forward pay-14 <text:line-break/>[58681]</text:p>
          </table:table-cell>
          <table:table-cell table:style-name="ce55" table:formula="of:=INFO.OBBA.OBBA.OBMAKE([.AC$11]&amp;&quot;-&quot;&amp;ROW();&quot;double&quot;;[.P14])" office:value-type="string" office:string-value="spread pay-14 &#10;[58682]">
            <text:p>spread pay-14 <text:line-break/>[58682]</text:p>
          </table:table-cell>
          <table:table-cell table:style-name="ce55" table:formula="of:=INFO.OBBA.OBBA.OBMAKE([.AD$11]&amp;&quot;-&quot;&amp;ROW();&quot;String&quot;;[.Q14])" office:value-type="string" office:string-value="disocunt pay-14 &#10;[58683]">
            <text:p>disocunt pay-14 <text:line-break/>[58683]</text:p>
          </table:table-cell>
          <table:table-cell table:style-name="ce55" table:formula="of:=INFO.OBBA.OBBA.OBMAKE([.AE$11]&amp;&quot;-&quot;&amp;ROW();&quot;String&quot;;[.S14])" office:value-type="string" office:string-value="calibration curve-14 &#10;[58684]">
            <text:p>calibration curve-14 <text:line-break/>[58684]</text:p>
          </table:table-cell>
          <table:table-cell table:style-name="ce55" table:formula="of:=INFO.OBBA.OBBA.OBMAKE([.AF$11]&amp;&quot;-&quot;&amp;ROW();&quot;double&quot;;[.T14])" office:value-type="string" office:string-value="calibration time-14 &#10;[58685]">
            <text:p>calibration time-14 <text:line-break/>[58685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5:.AF15])" office:value-type="string" office:string-value="calibItem-15 &#10;[58698]">
            <text:p>calibItem-15 <text:line-break/>[58698]</text:p>
          </table:table-cell>
          <table:table-cell table:style-name="ce24" table:formula="of:=INFO.OBBA.OBBA.OBGET(INFO.OBBA.OBBA.OBCALL(&quot;&quot;;INFO.OBBA.OBBA.OBCALL(&quot;&quot;;[.$B$7];&quot;getCalibrationProductForSpec&quot;;[.B15]);&quot;getValue&quot;;INFO.OBBA.OBBA.OBCALL(&quot;&quot;;[.$B$7];&quot;getModel&quot;)))" office:value-type="percentage" office:value="-1.16226472890446E-016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15]" office:value-type="float" office:value="0">
            <text:p>0</text:p>
          </table:table-cell>
          <table:table-cell table:style-name="ce39" table:formula="of:=[.F15]" office:value-type="float" office:value="4">
            <text:p>4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0346">
            <text:p>0,346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5]" office:value-type="string" office:string-value="discount-EUR-OIS">
            <text:p>discount-EUR-OIS</text:p>
          </table:table-cell>
          <table:table-cell table:style-name="ce39" table:formula="of:=[.F15]" office:value-type="float" office:value="4">
            <text:p>4</text:p>
          </table:table-cell>
          <table:table-cell/>
          <table:table-cell table:style-name="ce55" table:formula="of:=INFO.OBBA.OBBA.OBMAKE([.V$11]&amp;&quot;-&quot;&amp;ROW();&quot;String&quot;;[.D15])" office:value-type="string" office:string-value="type-15 &#10;[58687]">
            <text:p>type-15 <text:line-break/>[58687]</text:p>
          </table:table-cell>
          <table:table-cell table:style-name="ce55" table:formula="of:=INFO.OBBA.OBBA.OBMAKE([.W$11]&amp;&quot;-&quot;&amp;ROW();&quot;double[]&quot;;[.E15:.G15])" office:value-type="string" office:string-value="tenor rec-15 &#10;[58688]">
            <text:p>tenor rec-15 <text:line-break/>[58688]</text:p>
          </table:table-cell>
          <table:table-cell table:style-name="ce55" table:formula="of:=INFO.OBBA.OBBA.OBMAKE([.X$11]&amp;&quot;-&quot;&amp;ROW();&quot;String&quot;;[.H15])" office:value-type="string" office:string-value="forward rec-15 &#10;[58689]">
            <text:p>forward rec-15 <text:line-break/>[58689]</text:p>
          </table:table-cell>
          <table:table-cell table:style-name="ce55" table:formula="of:=INFO.OBBA.OBBA.OBMAKE([.Y$11]&amp;&quot;-&quot;&amp;ROW();&quot;double&quot;;[.I15])" office:value-type="string" office:string-value="spread rec-15 &#10;[58690]">
            <text:p>spread rec-15 <text:line-break/>[58690]</text:p>
          </table:table-cell>
          <table:table-cell table:style-name="ce55" table:formula="of:=INFO.OBBA.OBBA.OBMAKE([.Z$11]&amp;&quot;-&quot;&amp;ROW();&quot;String&quot;;[.J15])" office:value-type="string" office:string-value="discount rec-15 &#10;[58691]">
            <text:p>discount rec-15 <text:line-break/>[58691]</text:p>
          </table:table-cell>
          <table:table-cell table:style-name="ce55" table:formula="of:=INFO.OBBA.OBBA.OBMAKE([.AA$11]&amp;&quot;-&quot;&amp;ROW();&quot;double[]&quot;;[.L15:.N15])" office:value-type="string" office:string-value="tenor pay-15 &#10;[58692]">
            <text:p>tenor pay-15 <text:line-break/>[58692]</text:p>
          </table:table-cell>
          <table:table-cell table:style-name="ce55" table:formula="of:=INFO.OBBA.OBBA.OBMAKE([.AB$11]&amp;&quot;-&quot;&amp;ROW();&quot;String&quot;;[.O15])" office:value-type="string" office:string-value="forward pay-15 &#10;[58693]">
            <text:p>forward pay-15 <text:line-break/>[58693]</text:p>
          </table:table-cell>
          <table:table-cell table:style-name="ce55" table:formula="of:=INFO.OBBA.OBBA.OBMAKE([.AC$11]&amp;&quot;-&quot;&amp;ROW();&quot;double&quot;;[.P15])" office:value-type="string" office:string-value="spread pay-15 &#10;[58694]">
            <text:p>spread pay-15 <text:line-break/>[58694]</text:p>
          </table:table-cell>
          <table:table-cell table:style-name="ce55" table:formula="of:=INFO.OBBA.OBBA.OBMAKE([.AD$11]&amp;&quot;-&quot;&amp;ROW();&quot;String&quot;;[.Q15])" office:value-type="string" office:string-value="disocunt pay-15 &#10;[58695]">
            <text:p>disocunt pay-15 <text:line-break/>[58695]</text:p>
          </table:table-cell>
          <table:table-cell table:style-name="ce55" table:formula="of:=INFO.OBBA.OBBA.OBMAKE([.AE$11]&amp;&quot;-&quot;&amp;ROW();&quot;String&quot;;[.S15])" office:value-type="string" office:string-value="calibration curve-15 &#10;[58696]">
            <text:p>calibration curve-15 <text:line-break/>[58696]</text:p>
          </table:table-cell>
          <table:table-cell table:style-name="ce55" table:formula="of:=INFO.OBBA.OBBA.OBMAKE([.AF$11]&amp;&quot;-&quot;&amp;ROW();&quot;double&quot;;[.T15])" office:value-type="string" office:string-value="calibration time-15 &#10;[58697]">
            <text:p>calibration time-15 <text:line-break/>[58697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6:.AF16])" office:value-type="string" office:string-value="calibItem-16 &#10;[58710]">
            <text:p>calibItem-16 <text:line-break/>[58710]</text:p>
          </table:table-cell>
          <table:table-cell table:style-name="ce24" table:formula="of:=INFO.OBBA.OBBA.OBGET(INFO.OBBA.OBBA.OBCALL(&quot;&quot;;INFO.OBBA.OBBA.OBCALL(&quot;&quot;;[.$B$7];&quot;getCalibrationProductForSpec&quot;;[.B16]);&quot;getValue&quot;;INFO.OBBA.OBBA.OBCALL(&quot;&quot;;[.$B$7];&quot;getModel&quot;)))" office:value-type="percentage" office:value="-1.99493199737333E-016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16]" office:value-type="float" office:value="5">
            <text:p>5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0534">
            <text:p>0,534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6]" office:value-type="string" office:string-value="discount-EUR-OIS">
            <text:p>discount-EUR-OIS</text:p>
          </table:table-cell>
          <table:table-cell table:style-name="ce39" table:formula="of:=[.F16]" office:value-type="float" office:value="5">
            <text:p>5</text:p>
          </table:table-cell>
          <table:table-cell/>
          <table:table-cell table:style-name="ce55" table:formula="of:=INFO.OBBA.OBBA.OBMAKE([.V$11]&amp;&quot;-&quot;&amp;ROW();&quot;String&quot;;[.D16])" office:value-type="string" office:string-value="type-16 &#10;[58699]">
            <text:p>type-16 <text:line-break/>[58699]</text:p>
          </table:table-cell>
          <table:table-cell table:style-name="ce55" table:formula="of:=INFO.OBBA.OBBA.OBMAKE([.W$11]&amp;&quot;-&quot;&amp;ROW();&quot;double[]&quot;;[.E16:.G16])" office:value-type="string" office:string-value="tenor rec-16 &#10;[58700]">
            <text:p>tenor rec-16 <text:line-break/>[58700]</text:p>
          </table:table-cell>
          <table:table-cell table:style-name="ce55" table:formula="of:=INFO.OBBA.OBBA.OBMAKE([.X$11]&amp;&quot;-&quot;&amp;ROW();&quot;String&quot;;[.H16])" office:value-type="string" office:string-value="forward rec-16 &#10;[58701]">
            <text:p>forward rec-16 <text:line-break/>[58701]</text:p>
          </table:table-cell>
          <table:table-cell table:style-name="ce55" table:formula="of:=INFO.OBBA.OBBA.OBMAKE([.Y$11]&amp;&quot;-&quot;&amp;ROW();&quot;double&quot;;[.I16])" office:value-type="string" office:string-value="spread rec-16 &#10;[58702]">
            <text:p>spread rec-16 <text:line-break/>[58702]</text:p>
          </table:table-cell>
          <table:table-cell table:style-name="ce55" table:formula="of:=INFO.OBBA.OBBA.OBMAKE([.Z$11]&amp;&quot;-&quot;&amp;ROW();&quot;String&quot;;[.J16])" office:value-type="string" office:string-value="discount rec-16 &#10;[58703]">
            <text:p>discount rec-16 <text:line-break/>[58703]</text:p>
          </table:table-cell>
          <table:table-cell table:style-name="ce55" table:formula="of:=INFO.OBBA.OBBA.OBMAKE([.AA$11]&amp;&quot;-&quot;&amp;ROW();&quot;double[]&quot;;[.L16:.N16])" office:value-type="string" office:string-value="tenor pay-16 &#10;[58704]">
            <text:p>tenor pay-16 <text:line-break/>[58704]</text:p>
          </table:table-cell>
          <table:table-cell table:style-name="ce55" table:formula="of:=INFO.OBBA.OBBA.OBMAKE([.AB$11]&amp;&quot;-&quot;&amp;ROW();&quot;String&quot;;[.O16])" office:value-type="string" office:string-value="forward pay-16 &#10;[58705]">
            <text:p>forward pay-16 <text:line-break/>[58705]</text:p>
          </table:table-cell>
          <table:table-cell table:style-name="ce55" table:formula="of:=INFO.OBBA.OBBA.OBMAKE([.AC$11]&amp;&quot;-&quot;&amp;ROW();&quot;double&quot;;[.P16])" office:value-type="string" office:string-value="spread pay-16 &#10;[58706]">
            <text:p>spread pay-16 <text:line-break/>[58706]</text:p>
          </table:table-cell>
          <table:table-cell table:style-name="ce55" table:formula="of:=INFO.OBBA.OBBA.OBMAKE([.AD$11]&amp;&quot;-&quot;&amp;ROW();&quot;String&quot;;[.Q16])" office:value-type="string" office:string-value="disocunt pay-16 &#10;[58707]">
            <text:p>disocunt pay-16 <text:line-break/>[58707]</text:p>
          </table:table-cell>
          <table:table-cell table:style-name="ce55" table:formula="of:=INFO.OBBA.OBBA.OBMAKE([.AE$11]&amp;&quot;-&quot;&amp;ROW();&quot;String&quot;;[.S16])" office:value-type="string" office:string-value="calibration curve-16 &#10;[58708]">
            <text:p>calibration curve-16 <text:line-break/>[58708]</text:p>
          </table:table-cell>
          <table:table-cell table:style-name="ce55" table:formula="of:=INFO.OBBA.OBBA.OBMAKE([.AF$11]&amp;&quot;-&quot;&amp;ROW();&quot;double&quot;;[.T16])" office:value-type="string" office:string-value="calibration time-16 &#10;[58709]">
            <text:p>calibration time-16 <text:line-break/>[58709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7:.AF17])" office:value-type="string" office:string-value="calibItem-17 &#10;[58722]">
            <text:p>calibItem-17 <text:line-break/>[58722]</text:p>
          </table:table-cell>
          <table:table-cell table:style-name="ce24" table:formula="of:=INFO.OBBA.OBBA.OBGET(INFO.OBBA.OBBA.OBCALL(&quot;&quot;;INFO.OBBA.OBBA.OBCALL(&quot;&quot;;[.$B$7];&quot;getCalibrationProductForSpec&quot;;[.B17]);&quot;getValue&quot;;INFO.OBBA.OBBA.OBCALL(&quot;&quot;;[.$B$7];&quot;getModel&quot;)))" office:value-type="percentage" office:value="-1.82145964977565E-016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6">
            <text:p>6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17]" office:value-type="float" office:value="6">
            <text:p>6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0723">
            <text:p>0,723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7]" office:value-type="string" office:string-value="discount-EUR-OIS">
            <text:p>discount-EUR-OIS</text:p>
          </table:table-cell>
          <table:table-cell table:style-name="ce39" table:formula="of:=[.F17]" office:value-type="float" office:value="6">
            <text:p>6</text:p>
          </table:table-cell>
          <table:table-cell/>
          <table:table-cell table:style-name="ce55" table:formula="of:=INFO.OBBA.OBBA.OBMAKE([.V$11]&amp;&quot;-&quot;&amp;ROW();&quot;String&quot;;[.D17])" office:value-type="string" office:string-value="type-17 &#10;[58711]">
            <text:p>type-17 <text:line-break/>[58711]</text:p>
          </table:table-cell>
          <table:table-cell table:style-name="ce55" table:formula="of:=INFO.OBBA.OBBA.OBMAKE([.W$11]&amp;&quot;-&quot;&amp;ROW();&quot;double[]&quot;;[.E17:.G17])" office:value-type="string" office:string-value="tenor rec-17 &#10;[58712]">
            <text:p>tenor rec-17 <text:line-break/>[58712]</text:p>
          </table:table-cell>
          <table:table-cell table:style-name="ce55" table:formula="of:=INFO.OBBA.OBBA.OBMAKE([.X$11]&amp;&quot;-&quot;&amp;ROW();&quot;String&quot;;[.H17])" office:value-type="string" office:string-value="forward rec-17 &#10;[58713]">
            <text:p>forward rec-17 <text:line-break/>[58713]</text:p>
          </table:table-cell>
          <table:table-cell table:style-name="ce55" table:formula="of:=INFO.OBBA.OBBA.OBMAKE([.Y$11]&amp;&quot;-&quot;&amp;ROW();&quot;double&quot;;[.I17])" office:value-type="string" office:string-value="spread rec-17 &#10;[58714]">
            <text:p>spread rec-17 <text:line-break/>[58714]</text:p>
          </table:table-cell>
          <table:table-cell table:style-name="ce55" table:formula="of:=INFO.OBBA.OBBA.OBMAKE([.Z$11]&amp;&quot;-&quot;&amp;ROW();&quot;String&quot;;[.J17])" office:value-type="string" office:string-value="discount rec-17 &#10;[58715]">
            <text:p>discount rec-17 <text:line-break/>[58715]</text:p>
          </table:table-cell>
          <table:table-cell table:style-name="ce55" table:formula="of:=INFO.OBBA.OBBA.OBMAKE([.AA$11]&amp;&quot;-&quot;&amp;ROW();&quot;double[]&quot;;[.L17:.N17])" office:value-type="string" office:string-value="tenor pay-17 &#10;[58716]">
            <text:p>tenor pay-17 <text:line-break/>[58716]</text:p>
          </table:table-cell>
          <table:table-cell table:style-name="ce55" table:formula="of:=INFO.OBBA.OBBA.OBMAKE([.AB$11]&amp;&quot;-&quot;&amp;ROW();&quot;String&quot;;[.O17])" office:value-type="string" office:string-value="forward pay-17 &#10;[58717]">
            <text:p>forward pay-17 <text:line-break/>[58717]</text:p>
          </table:table-cell>
          <table:table-cell table:style-name="ce55" table:formula="of:=INFO.OBBA.OBBA.OBMAKE([.AC$11]&amp;&quot;-&quot;&amp;ROW();&quot;double&quot;;[.P17])" office:value-type="string" office:string-value="spread pay-17 &#10;[58718]">
            <text:p>spread pay-17 <text:line-break/>[58718]</text:p>
          </table:table-cell>
          <table:table-cell table:style-name="ce55" table:formula="of:=INFO.OBBA.OBBA.OBMAKE([.AD$11]&amp;&quot;-&quot;&amp;ROW();&quot;String&quot;;[.Q17])" office:value-type="string" office:string-value="disocunt pay-17 &#10;[58719]">
            <text:p>disocunt pay-17 <text:line-break/>[58719]</text:p>
          </table:table-cell>
          <table:table-cell table:style-name="ce55" table:formula="of:=INFO.OBBA.OBBA.OBMAKE([.AE$11]&amp;&quot;-&quot;&amp;ROW();&quot;String&quot;;[.S17])" office:value-type="string" office:string-value="calibration curve-17 &#10;[58720]">
            <text:p>calibration curve-17 <text:line-break/>[58720]</text:p>
          </table:table-cell>
          <table:table-cell table:style-name="ce55" table:formula="of:=INFO.OBBA.OBBA.OBMAKE([.AF$11]&amp;&quot;-&quot;&amp;ROW();&quot;double&quot;;[.T17])" office:value-type="string" office:string-value="calibration time-17 &#10;[58721]">
            <text:p>calibration time-17 <text:line-break/>[58721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8:.AF18])" office:value-type="string" office:string-value="calibItem-18 &#10;[58734]">
            <text:p>calibItem-18 <text:line-break/>[58734]</text:p>
          </table:table-cell>
          <table:table-cell table:style-name="ce24" table:formula="of:=INFO.OBBA.OBBA.OBGET(INFO.OBBA.OBBA.OBCALL(&quot;&quot;;INFO.OBBA.OBBA.OBCALL(&quot;&quot;;[.$B$7];&quot;getCalibrationProductForSpec&quot;;[.B18]);&quot;getValue&quot;;INFO.OBBA.OBBA.OBCALL(&quot;&quot;;[.$B$7];&quot;getModel&quot;)))" office:value-type="percentage" office:value="-7.28583859910258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7">
            <text:p>7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18]" office:value-type="float" office:value="7">
            <text:p>7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0895">
            <text:p>0,895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8]" office:value-type="string" office:string-value="discount-EUR-OIS">
            <text:p>discount-EUR-OIS</text:p>
          </table:table-cell>
          <table:table-cell table:style-name="ce39" table:formula="of:=[.F18]" office:value-type="float" office:value="7">
            <text:p>7</text:p>
          </table:table-cell>
          <table:table-cell/>
          <table:table-cell table:style-name="ce55" table:formula="of:=INFO.OBBA.OBBA.OBMAKE([.V$11]&amp;&quot;-&quot;&amp;ROW();&quot;String&quot;;[.D18])" office:value-type="string" office:string-value="type-18 &#10;[58723]">
            <text:p>type-18 <text:line-break/>[58723]</text:p>
          </table:table-cell>
          <table:table-cell table:style-name="ce55" table:formula="of:=INFO.OBBA.OBBA.OBMAKE([.W$11]&amp;&quot;-&quot;&amp;ROW();&quot;double[]&quot;;[.E18:.G18])" office:value-type="string" office:string-value="tenor rec-18 &#10;[58724]">
            <text:p>tenor rec-18 <text:line-break/>[58724]</text:p>
          </table:table-cell>
          <table:table-cell table:style-name="ce55" table:formula="of:=INFO.OBBA.OBBA.OBMAKE([.X$11]&amp;&quot;-&quot;&amp;ROW();&quot;String&quot;;[.H18])" office:value-type="string" office:string-value="forward rec-18 &#10;[58725]">
            <text:p>forward rec-18 <text:line-break/>[58725]</text:p>
          </table:table-cell>
          <table:table-cell table:style-name="ce55" table:formula="of:=INFO.OBBA.OBBA.OBMAKE([.Y$11]&amp;&quot;-&quot;&amp;ROW();&quot;double&quot;;[.I18])" office:value-type="string" office:string-value="spread rec-18 &#10;[58726]">
            <text:p>spread rec-18 <text:line-break/>[58726]</text:p>
          </table:table-cell>
          <table:table-cell table:style-name="ce55" table:formula="of:=INFO.OBBA.OBBA.OBMAKE([.Z$11]&amp;&quot;-&quot;&amp;ROW();&quot;String&quot;;[.J18])" office:value-type="string" office:string-value="discount rec-18 &#10;[58727]">
            <text:p>discount rec-18 <text:line-break/>[58727]</text:p>
          </table:table-cell>
          <table:table-cell table:style-name="ce55" table:formula="of:=INFO.OBBA.OBBA.OBMAKE([.AA$11]&amp;&quot;-&quot;&amp;ROW();&quot;double[]&quot;;[.L18:.N18])" office:value-type="string" office:string-value="tenor pay-18 &#10;[58728]">
            <text:p>tenor pay-18 <text:line-break/>[58728]</text:p>
          </table:table-cell>
          <table:table-cell table:style-name="ce55" table:formula="of:=INFO.OBBA.OBBA.OBMAKE([.AB$11]&amp;&quot;-&quot;&amp;ROW();&quot;String&quot;;[.O18])" office:value-type="string" office:string-value="forward pay-18 &#10;[58729]">
            <text:p>forward pay-18 <text:line-break/>[58729]</text:p>
          </table:table-cell>
          <table:table-cell table:style-name="ce55" table:formula="of:=INFO.OBBA.OBBA.OBMAKE([.AC$11]&amp;&quot;-&quot;&amp;ROW();&quot;double&quot;;[.P18])" office:value-type="string" office:string-value="spread pay-18 &#10;[58730]">
            <text:p>spread pay-18 <text:line-break/>[58730]</text:p>
          </table:table-cell>
          <table:table-cell table:style-name="ce55" table:formula="of:=INFO.OBBA.OBBA.OBMAKE([.AD$11]&amp;&quot;-&quot;&amp;ROW();&quot;String&quot;;[.Q18])" office:value-type="string" office:string-value="disocunt pay-18 &#10;[58731]">
            <text:p>disocunt pay-18 <text:line-break/>[58731]</text:p>
          </table:table-cell>
          <table:table-cell table:style-name="ce55" table:formula="of:=INFO.OBBA.OBBA.OBMAKE([.AE$11]&amp;&quot;-&quot;&amp;ROW();&quot;String&quot;;[.S18])" office:value-type="string" office:string-value="calibration curve-18 &#10;[58732]">
            <text:p>calibration curve-18 <text:line-break/>[58732]</text:p>
          </table:table-cell>
          <table:table-cell table:style-name="ce55" table:formula="of:=INFO.OBBA.OBBA.OBMAKE([.AF$11]&amp;&quot;-&quot;&amp;ROW();&quot;double&quot;;[.T18])" office:value-type="string" office:string-value="calibration time-18 &#10;[58733]">
            <text:p>calibration time-18 <text:line-break/>[58733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9:.AF19])" office:value-type="string" office:string-value="calibItem-19 &#10;[58746]">
            <text:p>calibItem-19 <text:line-break/>[58746]</text:p>
          </table:table-cell>
          <table:table-cell table:style-name="ce24" table:formula="of:=INFO.OBBA.OBBA.OBGET(INFO.OBBA.OBBA.OBCALL(&quot;&quot;;INFO.OBBA.OBBA.OBCALL(&quot;&quot;;[.$B$7];&quot;getCalibrationProductForSpec&quot;;[.B19]);&quot;getValue&quot;;INFO.OBBA.OBBA.OBCALL(&quot;&quot;;[.$B$7];&quot;getModel&quot;)))" office:value-type="percentage" office:value="9.36750677027474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8">
            <text:p>8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19]" office:value-type="float" office:value="8">
            <text:p>8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1054">
            <text:p>1,054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9]" office:value-type="string" office:string-value="discount-EUR-OIS">
            <text:p>discount-EUR-OIS</text:p>
          </table:table-cell>
          <table:table-cell table:style-name="ce39" table:formula="of:=[.F19]" office:value-type="float" office:value="8">
            <text:p>8</text:p>
          </table:table-cell>
          <table:table-cell/>
          <table:table-cell table:style-name="ce55" table:formula="of:=INFO.OBBA.OBBA.OBMAKE([.V$11]&amp;&quot;-&quot;&amp;ROW();&quot;String&quot;;[.D19])" office:value-type="string" office:string-value="type-19 &#10;[58735]">
            <text:p>type-19 <text:line-break/>[58735]</text:p>
          </table:table-cell>
          <table:table-cell table:style-name="ce55" table:formula="of:=INFO.OBBA.OBBA.OBMAKE([.W$11]&amp;&quot;-&quot;&amp;ROW();&quot;double[]&quot;;[.E19:.G19])" office:value-type="string" office:string-value="tenor rec-19 &#10;[58736]">
            <text:p>tenor rec-19 <text:line-break/>[58736]</text:p>
          </table:table-cell>
          <table:table-cell table:style-name="ce55" table:formula="of:=INFO.OBBA.OBBA.OBMAKE([.X$11]&amp;&quot;-&quot;&amp;ROW();&quot;String&quot;;[.H19])" office:value-type="string" office:string-value="forward rec-19 &#10;[58737]">
            <text:p>forward rec-19 <text:line-break/>[58737]</text:p>
          </table:table-cell>
          <table:table-cell table:style-name="ce55" table:formula="of:=INFO.OBBA.OBBA.OBMAKE([.Y$11]&amp;&quot;-&quot;&amp;ROW();&quot;double&quot;;[.I19])" office:value-type="string" office:string-value="spread rec-19 &#10;[58738]">
            <text:p>spread rec-19 <text:line-break/>[58738]</text:p>
          </table:table-cell>
          <table:table-cell table:style-name="ce55" table:formula="of:=INFO.OBBA.OBBA.OBMAKE([.Z$11]&amp;&quot;-&quot;&amp;ROW();&quot;String&quot;;[.J19])" office:value-type="string" office:string-value="discount rec-19 &#10;[58739]">
            <text:p>discount rec-19 <text:line-break/>[58739]</text:p>
          </table:table-cell>
          <table:table-cell table:style-name="ce55" table:formula="of:=INFO.OBBA.OBBA.OBMAKE([.AA$11]&amp;&quot;-&quot;&amp;ROW();&quot;double[]&quot;;[.L19:.N19])" office:value-type="string" office:string-value="tenor pay-19 &#10;[58740]">
            <text:p>tenor pay-19 <text:line-break/>[58740]</text:p>
          </table:table-cell>
          <table:table-cell table:style-name="ce55" table:formula="of:=INFO.OBBA.OBBA.OBMAKE([.AB$11]&amp;&quot;-&quot;&amp;ROW();&quot;String&quot;;[.O19])" office:value-type="string" office:string-value="forward pay-19 &#10;[58741]">
            <text:p>forward pay-19 <text:line-break/>[58741]</text:p>
          </table:table-cell>
          <table:table-cell table:style-name="ce55" table:formula="of:=INFO.OBBA.OBBA.OBMAKE([.AC$11]&amp;&quot;-&quot;&amp;ROW();&quot;double&quot;;[.P19])" office:value-type="string" office:string-value="spread pay-19 &#10;[58742]">
            <text:p>spread pay-19 <text:line-break/>[58742]</text:p>
          </table:table-cell>
          <table:table-cell table:style-name="ce55" table:formula="of:=INFO.OBBA.OBBA.OBMAKE([.AD$11]&amp;&quot;-&quot;&amp;ROW();&quot;String&quot;;[.Q19])" office:value-type="string" office:string-value="disocunt pay-19 &#10;[58743]">
            <text:p>disocunt pay-19 <text:line-break/>[58743]</text:p>
          </table:table-cell>
          <table:table-cell table:style-name="ce55" table:formula="of:=INFO.OBBA.OBBA.OBMAKE([.AE$11]&amp;&quot;-&quot;&amp;ROW();&quot;String&quot;;[.S19])" office:value-type="string" office:string-value="calibration curve-19 &#10;[58744]">
            <text:p>calibration curve-19 <text:line-break/>[58744]</text:p>
          </table:table-cell>
          <table:table-cell table:style-name="ce55" table:formula="of:=INFO.OBBA.OBBA.OBMAKE([.AF$11]&amp;&quot;-&quot;&amp;ROW();&quot;double&quot;;[.T19])" office:value-type="string" office:string-value="calibration time-19 &#10;[58745]">
            <text:p>calibration time-19 <text:line-break/>[58745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20:.AF20])" office:value-type="string" office:string-value="calibItem-20 &#10;[58758]">
            <text:p>calibItem-20 <text:line-break/>[58758]</text:p>
          </table:table-cell>
          <table:table-cell table:style-name="ce24" table:formula="of:=INFO.OBBA.OBBA.OBGET(INFO.OBBA.OBBA.OBCALL(&quot;&quot;;INFO.OBBA.OBBA.OBCALL(&quot;&quot;;[.$B$7];&quot;getCalibrationProductForSpec&quot;;[.B20]);&quot;getValue&quot;;INFO.OBBA.OBBA.OBCALL(&quot;&quot;;[.$B$7];&quot;getModel&quot;)))" office:value-type="percentage" office:value="6.2450045135165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9">
            <text:p>9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20]" office:value-type="float" office:value="9">
            <text:p>9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1189">
            <text:p>1,189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20]" office:value-type="string" office:string-value="discount-EUR-OIS">
            <text:p>discount-EUR-OIS</text:p>
          </table:table-cell>
          <table:table-cell table:style-name="ce39" table:formula="of:=[.F20]" office:value-type="float" office:value="9">
            <text:p>9</text:p>
          </table:table-cell>
          <table:table-cell/>
          <table:table-cell table:style-name="ce55" table:formula="of:=INFO.OBBA.OBBA.OBMAKE([.V$11]&amp;&quot;-&quot;&amp;ROW();&quot;String&quot;;[.D20])" office:value-type="string" office:string-value="type-20 &#10;[58747]">
            <text:p>type-20 <text:line-break/>[58747]</text:p>
          </table:table-cell>
          <table:table-cell table:style-name="ce55" table:formula="of:=INFO.OBBA.OBBA.OBMAKE([.W$11]&amp;&quot;-&quot;&amp;ROW();&quot;double[]&quot;;[.E20:.G20])" office:value-type="string" office:string-value="tenor rec-20 &#10;[58748]">
            <text:p>tenor rec-20 <text:line-break/>[58748]</text:p>
          </table:table-cell>
          <table:table-cell table:style-name="ce55" table:formula="of:=INFO.OBBA.OBBA.OBMAKE([.X$11]&amp;&quot;-&quot;&amp;ROW();&quot;String&quot;;[.H20])" office:value-type="string" office:string-value="forward rec-20 &#10;[58749]">
            <text:p>forward rec-20 <text:line-break/>[58749]</text:p>
          </table:table-cell>
          <table:table-cell table:style-name="ce55" table:formula="of:=INFO.OBBA.OBBA.OBMAKE([.Y$11]&amp;&quot;-&quot;&amp;ROW();&quot;double&quot;;[.I20])" office:value-type="string" office:string-value="spread rec-20 &#10;[58750]">
            <text:p>spread rec-20 <text:line-break/>[58750]</text:p>
          </table:table-cell>
          <table:table-cell table:style-name="ce55" table:formula="of:=INFO.OBBA.OBBA.OBMAKE([.Z$11]&amp;&quot;-&quot;&amp;ROW();&quot;String&quot;;[.J20])" office:value-type="string" office:string-value="discount rec-20 &#10;[58751]">
            <text:p>discount rec-20 <text:line-break/>[58751]</text:p>
          </table:table-cell>
          <table:table-cell table:style-name="ce55" table:formula="of:=INFO.OBBA.OBBA.OBMAKE([.AA$11]&amp;&quot;-&quot;&amp;ROW();&quot;double[]&quot;;[.L20:.N20])" office:value-type="string" office:string-value="tenor pay-20 &#10;[58752]">
            <text:p>tenor pay-20 <text:line-break/>[58752]</text:p>
          </table:table-cell>
          <table:table-cell table:style-name="ce55" table:formula="of:=INFO.OBBA.OBBA.OBMAKE([.AB$11]&amp;&quot;-&quot;&amp;ROW();&quot;String&quot;;[.O20])" office:value-type="string" office:string-value="forward pay-20 &#10;[58753]">
            <text:p>forward pay-20 <text:line-break/>[58753]</text:p>
          </table:table-cell>
          <table:table-cell table:style-name="ce55" table:formula="of:=INFO.OBBA.OBBA.OBMAKE([.AC$11]&amp;&quot;-&quot;&amp;ROW();&quot;double&quot;;[.P20])" office:value-type="string" office:string-value="spread pay-20 &#10;[58754]">
            <text:p>spread pay-20 <text:line-break/>[58754]</text:p>
          </table:table-cell>
          <table:table-cell table:style-name="ce55" table:formula="of:=INFO.OBBA.OBBA.OBMAKE([.AD$11]&amp;&quot;-&quot;&amp;ROW();&quot;String&quot;;[.Q20])" office:value-type="string" office:string-value="disocunt pay-20 &#10;[58755]">
            <text:p>disocunt pay-20 <text:line-break/>[58755]</text:p>
          </table:table-cell>
          <table:table-cell table:style-name="ce55" table:formula="of:=INFO.OBBA.OBBA.OBMAKE([.AE$11]&amp;&quot;-&quot;&amp;ROW();&quot;String&quot;;[.S20])" office:value-type="string" office:string-value="calibration curve-20 &#10;[58756]">
            <text:p>calibration curve-20 <text:line-break/>[58756]</text:p>
          </table:table-cell>
          <table:table-cell table:style-name="ce55" table:formula="of:=INFO.OBBA.OBBA.OBMAKE([.AF$11]&amp;&quot;-&quot;&amp;ROW();&quot;double&quot;;[.T20])" office:value-type="string" office:string-value="calibration time-20 &#10;[58757]">
            <text:p>calibration time-20 <text:line-break/>[58757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21:.AF21])" office:value-type="string" office:string-value="calibItem-21 &#10;[58770]">
            <text:p>calibItem-21 <text:line-break/>[58770]</text:p>
          </table:table-cell>
          <table:table-cell table:style-name="ce24" table:formula="of:=INFO.OBBA.OBBA.OBGET(INFO.OBBA.OBBA.OBCALL(&quot;&quot;;INFO.OBBA.OBBA.OBCALL(&quot;&quot;;[.$B$7];&quot;getCalibrationProductForSpec&quot;;[.B21]);&quot;getValue&quot;;INFO.OBBA.OBBA.OBCALL(&quot;&quot;;[.$B$7];&quot;getModel&quot;)))" office:value-type="percentage" office:value="9.36750677027474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21]" office:value-type="float" office:value="10">
            <text:p>10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131">
            <text:p>1,310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21]" office:value-type="string" office:string-value="discount-EUR-OIS">
            <text:p>discount-EUR-OIS</text:p>
          </table:table-cell>
          <table:table-cell table:style-name="ce39" table:formula="of:=[.F21]" office:value-type="float" office:value="10">
            <text:p>10</text:p>
          </table:table-cell>
          <table:table-cell/>
          <table:table-cell table:style-name="ce55" table:formula="of:=INFO.OBBA.OBBA.OBMAKE([.V$11]&amp;&quot;-&quot;&amp;ROW();&quot;String&quot;;[.D21])" office:value-type="string" office:string-value="type-21 &#10;[58759]">
            <text:p>type-21 <text:line-break/>[58759]</text:p>
          </table:table-cell>
          <table:table-cell table:style-name="ce55" table:formula="of:=INFO.OBBA.OBBA.OBMAKE([.W$11]&amp;&quot;-&quot;&amp;ROW();&quot;double[]&quot;;[.E21:.G21])" office:value-type="string" office:string-value="tenor rec-21 &#10;[58760]">
            <text:p>tenor rec-21 <text:line-break/>[58760]</text:p>
          </table:table-cell>
          <table:table-cell table:style-name="ce55" table:formula="of:=INFO.OBBA.OBBA.OBMAKE([.X$11]&amp;&quot;-&quot;&amp;ROW();&quot;String&quot;;[.H21])" office:value-type="string" office:string-value="forward rec-21 &#10;[58761]">
            <text:p>forward rec-21 <text:line-break/>[58761]</text:p>
          </table:table-cell>
          <table:table-cell table:style-name="ce55" table:formula="of:=INFO.OBBA.OBBA.OBMAKE([.Y$11]&amp;&quot;-&quot;&amp;ROW();&quot;double&quot;;[.I21])" office:value-type="string" office:string-value="spread rec-21 &#10;[58762]">
            <text:p>spread rec-21 <text:line-break/>[58762]</text:p>
          </table:table-cell>
          <table:table-cell table:style-name="ce55" table:formula="of:=INFO.OBBA.OBBA.OBMAKE([.Z$11]&amp;&quot;-&quot;&amp;ROW();&quot;String&quot;;[.J21])" office:value-type="string" office:string-value="discount rec-21 &#10;[58763]">
            <text:p>discount rec-21 <text:line-break/>[58763]</text:p>
          </table:table-cell>
          <table:table-cell table:style-name="ce55" table:formula="of:=INFO.OBBA.OBBA.OBMAKE([.AA$11]&amp;&quot;-&quot;&amp;ROW();&quot;double[]&quot;;[.L21:.N21])" office:value-type="string" office:string-value="tenor pay-21 &#10;[58764]">
            <text:p>tenor pay-21 <text:line-break/>[58764]</text:p>
          </table:table-cell>
          <table:table-cell table:style-name="ce55" table:formula="of:=INFO.OBBA.OBBA.OBMAKE([.AB$11]&amp;&quot;-&quot;&amp;ROW();&quot;String&quot;;[.O21])" office:value-type="string" office:string-value="forward pay-21 &#10;[58765]">
            <text:p>forward pay-21 <text:line-break/>[58765]</text:p>
          </table:table-cell>
          <table:table-cell table:style-name="ce55" table:formula="of:=INFO.OBBA.OBBA.OBMAKE([.AC$11]&amp;&quot;-&quot;&amp;ROW();&quot;double&quot;;[.P21])" office:value-type="string" office:string-value="spread pay-21 &#10;[58766]">
            <text:p>spread pay-21 <text:line-break/>[58766]</text:p>
          </table:table-cell>
          <table:table-cell table:style-name="ce55" table:formula="of:=INFO.OBBA.OBBA.OBMAKE([.AD$11]&amp;&quot;-&quot;&amp;ROW();&quot;String&quot;;[.Q21])" office:value-type="string" office:string-value="disocunt pay-21 &#10;[58767]">
            <text:p>disocunt pay-21 <text:line-break/>[58767]</text:p>
          </table:table-cell>
          <table:table-cell table:style-name="ce55" table:formula="of:=INFO.OBBA.OBBA.OBMAKE([.AE$11]&amp;&quot;-&quot;&amp;ROW();&quot;String&quot;;[.S21])" office:value-type="string" office:string-value="calibration curve-21 &#10;[58768]">
            <text:p>calibration curve-21 <text:line-break/>[58768]</text:p>
          </table:table-cell>
          <table:table-cell table:style-name="ce55" table:formula="of:=INFO.OBBA.OBBA.OBMAKE([.AF$11]&amp;&quot;-&quot;&amp;ROW();&quot;double&quot;;[.T21])" office:value-type="string" office:string-value="calibration time-21 &#10;[58769]">
            <text:p>calibration time-21 <text:line-break/>[58769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22:.AF22])" office:value-type="string" office:string-value="calibItem-22 &#10;[58782]">
            <text:p>calibItem-22 <text:line-break/>[58782]</text:p>
          </table:table-cell>
          <table:table-cell table:style-name="ce24" table:formula="of:=INFO.OBBA.OBBA.OBGET(INFO.OBBA.OBBA.OBCALL(&quot;&quot;;INFO.OBBA.OBBA.OBCALL(&quot;&quot;;[.$B$7];&quot;getCalibrationProductForSpec&quot;;[.B22]);&quot;getValue&quot;;INFO.OBBA.OBBA.OBCALL(&quot;&quot;;[.$B$7];&quot;getModel&quot;)))" office:value-type="percentage" office:value="1.76941794549634E-016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1">
            <text:p>11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22]" office:value-type="float" office:value="11">
            <text:p>11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1423">
            <text:p>1,423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22]" office:value-type="string" office:string-value="discount-EUR-OIS">
            <text:p>discount-EUR-OIS</text:p>
          </table:table-cell>
          <table:table-cell table:style-name="ce39" table:formula="of:=[.F22]" office:value-type="float" office:value="11">
            <text:p>11</text:p>
          </table:table-cell>
          <table:table-cell/>
          <table:table-cell table:style-name="ce55" table:formula="of:=INFO.OBBA.OBBA.OBMAKE([.V$11]&amp;&quot;-&quot;&amp;ROW();&quot;String&quot;;[.D22])" office:value-type="string" office:string-value="type-22 &#10;[58771]">
            <text:p>type-22 <text:line-break/>[58771]</text:p>
          </table:table-cell>
          <table:table-cell table:style-name="ce55" table:formula="of:=INFO.OBBA.OBBA.OBMAKE([.W$11]&amp;&quot;-&quot;&amp;ROW();&quot;double[]&quot;;[.E22:.G22])" office:value-type="string" office:string-value="tenor rec-22 &#10;[58772]">
            <text:p>tenor rec-22 <text:line-break/>[58772]</text:p>
          </table:table-cell>
          <table:table-cell table:style-name="ce55" table:formula="of:=INFO.OBBA.OBBA.OBMAKE([.X$11]&amp;&quot;-&quot;&amp;ROW();&quot;String&quot;;[.H22])" office:value-type="string" office:string-value="forward rec-22 &#10;[58773]">
            <text:p>forward rec-22 <text:line-break/>[58773]</text:p>
          </table:table-cell>
          <table:table-cell table:style-name="ce55" table:formula="of:=INFO.OBBA.OBBA.OBMAKE([.Y$11]&amp;&quot;-&quot;&amp;ROW();&quot;double&quot;;[.I22])" office:value-type="string" office:string-value="spread rec-22 &#10;[58774]">
            <text:p>spread rec-22 <text:line-break/>[58774]</text:p>
          </table:table-cell>
          <table:table-cell table:style-name="ce55" table:formula="of:=INFO.OBBA.OBBA.OBMAKE([.Z$11]&amp;&quot;-&quot;&amp;ROW();&quot;String&quot;;[.J22])" office:value-type="string" office:string-value="discount rec-22 &#10;[58775]">
            <text:p>discount rec-22 <text:line-break/>[58775]</text:p>
          </table:table-cell>
          <table:table-cell table:style-name="ce55" table:formula="of:=INFO.OBBA.OBBA.OBMAKE([.AA$11]&amp;&quot;-&quot;&amp;ROW();&quot;double[]&quot;;[.L22:.N22])" office:value-type="string" office:string-value="tenor pay-22 &#10;[58776]">
            <text:p>tenor pay-22 <text:line-break/>[58776]</text:p>
          </table:table-cell>
          <table:table-cell table:style-name="ce55" table:formula="of:=INFO.OBBA.OBBA.OBMAKE([.AB$11]&amp;&quot;-&quot;&amp;ROW();&quot;String&quot;;[.O22])" office:value-type="string" office:string-value="forward pay-22 &#10;[58777]">
            <text:p>forward pay-22 <text:line-break/>[58777]</text:p>
          </table:table-cell>
          <table:table-cell table:style-name="ce55" table:formula="of:=INFO.OBBA.OBBA.OBMAKE([.AC$11]&amp;&quot;-&quot;&amp;ROW();&quot;double&quot;;[.P22])" office:value-type="string" office:string-value="spread pay-22 &#10;[58778]">
            <text:p>spread pay-22 <text:line-break/>[58778]</text:p>
          </table:table-cell>
          <table:table-cell table:style-name="ce55" table:formula="of:=INFO.OBBA.OBBA.OBMAKE([.AD$11]&amp;&quot;-&quot;&amp;ROW();&quot;String&quot;;[.Q22])" office:value-type="string" office:string-value="disocunt pay-22 &#10;[58779]">
            <text:p>disocunt pay-22 <text:line-break/>[58779]</text:p>
          </table:table-cell>
          <table:table-cell table:style-name="ce55" table:formula="of:=INFO.OBBA.OBBA.OBMAKE([.AE$11]&amp;&quot;-&quot;&amp;ROW();&quot;String&quot;;[.S22])" office:value-type="string" office:string-value="calibration curve-22 &#10;[58780]">
            <text:p>calibration curve-22 <text:line-break/>[58780]</text:p>
          </table:table-cell>
          <table:table-cell table:style-name="ce55" table:formula="of:=INFO.OBBA.OBBA.OBMAKE([.AF$11]&amp;&quot;-&quot;&amp;ROW();&quot;double&quot;;[.T22])" office:value-type="string" office:string-value="calibration time-22 &#10;[58781]">
            <text:p>calibration time-22 <text:line-break/>[58781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23:.AF23])" office:value-type="string" office:string-value="calibItem-23 &#10;[58794]">
            <text:p>calibItem-23 <text:line-break/>[58794]</text:p>
          </table:table-cell>
          <table:table-cell table:style-name="ce24" table:formula="of:=INFO.OBBA.OBBA.OBGET(INFO.OBBA.OBBA.OBCALL(&quot;&quot;;INFO.OBBA.OBBA.OBCALL(&quot;&quot;;[.$B$7];&quot;getCalibrationProductForSpec&quot;;[.B23]);&quot;getValue&quot;;INFO.OBBA.OBBA.OBCALL(&quot;&quot;;[.$B$7];&quot;getModel&quot;)))" office:value-type="percentage" office:value="-3.46944695195361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23]" office:value-type="float" office:value="0">
            <text:p>0</text:p>
          </table:table-cell>
          <table:table-cell table:style-name="ce39" table:formula="of:=[.F23]" office:value-type="float" office:value="12">
            <text:p>12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152">
            <text:p>1,520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23]" office:value-type="string" office:string-value="discount-EUR-OIS">
            <text:p>discount-EUR-OIS</text:p>
          </table:table-cell>
          <table:table-cell table:style-name="ce39" table:formula="of:=[.F23]" office:value-type="float" office:value="12">
            <text:p>12</text:p>
          </table:table-cell>
          <table:table-cell/>
          <table:table-cell table:style-name="ce55" table:formula="of:=INFO.OBBA.OBBA.OBMAKE([.V$11]&amp;&quot;-&quot;&amp;ROW();&quot;String&quot;;[.D23])" office:value-type="string" office:string-value="type-23 &#10;[58783]">
            <text:p>type-23 <text:line-break/>[58783]</text:p>
          </table:table-cell>
          <table:table-cell table:style-name="ce55" table:formula="of:=INFO.OBBA.OBBA.OBMAKE([.W$11]&amp;&quot;-&quot;&amp;ROW();&quot;double[]&quot;;[.E23:.G23])" office:value-type="string" office:string-value="tenor rec-23 &#10;[58784]">
            <text:p>tenor rec-23 <text:line-break/>[58784]</text:p>
          </table:table-cell>
          <table:table-cell table:style-name="ce55" table:formula="of:=INFO.OBBA.OBBA.OBMAKE([.X$11]&amp;&quot;-&quot;&amp;ROW();&quot;String&quot;;[.H23])" office:value-type="string" office:string-value="forward rec-23 &#10;[58785]">
            <text:p>forward rec-23 <text:line-break/>[58785]</text:p>
          </table:table-cell>
          <table:table-cell table:style-name="ce55" table:formula="of:=INFO.OBBA.OBBA.OBMAKE([.Y$11]&amp;&quot;-&quot;&amp;ROW();&quot;double&quot;;[.I23])" office:value-type="string" office:string-value="spread rec-23 &#10;[58786]">
            <text:p>spread rec-23 <text:line-break/>[58786]</text:p>
          </table:table-cell>
          <table:table-cell table:style-name="ce55" table:formula="of:=INFO.OBBA.OBBA.OBMAKE([.Z$11]&amp;&quot;-&quot;&amp;ROW();&quot;String&quot;;[.J23])" office:value-type="string" office:string-value="discount rec-23 &#10;[58787]">
            <text:p>discount rec-23 <text:line-break/>[58787]</text:p>
          </table:table-cell>
          <table:table-cell table:style-name="ce55" table:formula="of:=INFO.OBBA.OBBA.OBMAKE([.AA$11]&amp;&quot;-&quot;&amp;ROW();&quot;double[]&quot;;[.L23:.N23])" office:value-type="string" office:string-value="tenor pay-23 &#10;[58788]">
            <text:p>tenor pay-23 <text:line-break/>[58788]</text:p>
          </table:table-cell>
          <table:table-cell table:style-name="ce55" table:formula="of:=INFO.OBBA.OBBA.OBMAKE([.AB$11]&amp;&quot;-&quot;&amp;ROW();&quot;String&quot;;[.O23])" office:value-type="string" office:string-value="forward pay-23 &#10;[58789]">
            <text:p>forward pay-23 <text:line-break/>[58789]</text:p>
          </table:table-cell>
          <table:table-cell table:style-name="ce55" table:formula="of:=INFO.OBBA.OBBA.OBMAKE([.AC$11]&amp;&quot;-&quot;&amp;ROW();&quot;double&quot;;[.P23])" office:value-type="string" office:string-value="spread pay-23 &#10;[58790]">
            <text:p>spread pay-23 <text:line-break/>[58790]</text:p>
          </table:table-cell>
          <table:table-cell table:style-name="ce55" table:formula="of:=INFO.OBBA.OBBA.OBMAKE([.AD$11]&amp;&quot;-&quot;&amp;ROW();&quot;String&quot;;[.Q23])" office:value-type="string" office:string-value="disocunt pay-23 &#10;[58791]">
            <text:p>disocunt pay-23 <text:line-break/>[58791]</text:p>
          </table:table-cell>
          <table:table-cell table:style-name="ce55" table:formula="of:=INFO.OBBA.OBBA.OBMAKE([.AE$11]&amp;&quot;-&quot;&amp;ROW();&quot;String&quot;;[.S23])" office:value-type="string" office:string-value="calibration curve-23 &#10;[58792]">
            <text:p>calibration curve-23 <text:line-break/>[58792]</text:p>
          </table:table-cell>
          <table:table-cell table:style-name="ce55" table:formula="of:=INFO.OBBA.OBBA.OBMAKE([.AF$11]&amp;&quot;-&quot;&amp;ROW();&quot;double&quot;;[.T23])" office:value-type="string" office:string-value="calibration time-23 &#10;[58793]">
            <text:p>calibration time-23 <text:line-break/>[58793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24:.AF24])" office:value-type="string" office:string-value="calibItem-24 &#10;[58806]">
            <text:p>calibItem-24 <text:line-break/>[58806]</text:p>
          </table:table-cell>
          <table:table-cell table:style-name="ce24" table:formula="of:=INFO.OBBA.OBBA.OBGET(INFO.OBBA.OBBA.OBCALL(&quot;&quot;;INFO.OBBA.OBBA.OBCALL(&quot;&quot;;[.$B$7];&quot;getCalibrationProductForSpec&quot;;[.B24]);&quot;getValue&quot;;INFO.OBBA.OBBA.OBCALL(&quot;&quot;;[.$B$7];&quot;getModel&quot;)))" office:value-type="percentage" office:value="3.36536354339501E-016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5">
            <text:p>15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24]" office:value-type="float" office:value="0">
            <text:p>0</text:p>
          </table:table-cell>
          <table:table-cell table:style-name="ce39" table:formula="of:=[.F24]" office:value-type="float" office:value="15">
            <text:p>15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1723">
            <text:p>1,723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24]" office:value-type="string" office:string-value="discount-EUR-OIS">
            <text:p>discount-EUR-OIS</text:p>
          </table:table-cell>
          <table:table-cell table:style-name="ce39" table:formula="of:=[.F24]" office:value-type="float" office:value="15">
            <text:p>15</text:p>
          </table:table-cell>
          <table:table-cell/>
          <table:table-cell table:style-name="ce55" table:formula="of:=INFO.OBBA.OBBA.OBMAKE([.V$11]&amp;&quot;-&quot;&amp;ROW();&quot;String&quot;;[.D24])" office:value-type="string" office:string-value="type-24 &#10;[58795]">
            <text:p>type-24 <text:line-break/>[58795]</text:p>
          </table:table-cell>
          <table:table-cell table:style-name="ce55" table:formula="of:=INFO.OBBA.OBBA.OBMAKE([.W$11]&amp;&quot;-&quot;&amp;ROW();&quot;double[]&quot;;[.E24:.G24])" office:value-type="string" office:string-value="tenor rec-24 &#10;[58796]">
            <text:p>tenor rec-24 <text:line-break/>[58796]</text:p>
          </table:table-cell>
          <table:table-cell table:style-name="ce55" table:formula="of:=INFO.OBBA.OBBA.OBMAKE([.X$11]&amp;&quot;-&quot;&amp;ROW();&quot;String&quot;;[.H24])" office:value-type="string" office:string-value="forward rec-24 &#10;[58797]">
            <text:p>forward rec-24 <text:line-break/>[58797]</text:p>
          </table:table-cell>
          <table:table-cell table:style-name="ce55" table:formula="of:=INFO.OBBA.OBBA.OBMAKE([.Y$11]&amp;&quot;-&quot;&amp;ROW();&quot;double&quot;;[.I24])" office:value-type="string" office:string-value="spread rec-24 &#10;[58798]">
            <text:p>spread rec-24 <text:line-break/>[58798]</text:p>
          </table:table-cell>
          <table:table-cell table:style-name="ce55" table:formula="of:=INFO.OBBA.OBBA.OBMAKE([.Z$11]&amp;&quot;-&quot;&amp;ROW();&quot;String&quot;;[.J24])" office:value-type="string" office:string-value="discount rec-24 &#10;[58799]">
            <text:p>discount rec-24 <text:line-break/>[58799]</text:p>
          </table:table-cell>
          <table:table-cell table:style-name="ce55" table:formula="of:=INFO.OBBA.OBBA.OBMAKE([.AA$11]&amp;&quot;-&quot;&amp;ROW();&quot;double[]&quot;;[.L24:.N24])" office:value-type="string" office:string-value="tenor pay-24 &#10;[58800]">
            <text:p>tenor pay-24 <text:line-break/>[58800]</text:p>
          </table:table-cell>
          <table:table-cell table:style-name="ce55" table:formula="of:=INFO.OBBA.OBBA.OBMAKE([.AB$11]&amp;&quot;-&quot;&amp;ROW();&quot;String&quot;;[.O24])" office:value-type="string" office:string-value="forward pay-24 &#10;[58801]">
            <text:p>forward pay-24 <text:line-break/>[58801]</text:p>
          </table:table-cell>
          <table:table-cell table:style-name="ce55" table:formula="of:=INFO.OBBA.OBBA.OBMAKE([.AC$11]&amp;&quot;-&quot;&amp;ROW();&quot;double&quot;;[.P24])" office:value-type="string" office:string-value="spread pay-24 &#10;[58802]">
            <text:p>spread pay-24 <text:line-break/>[58802]</text:p>
          </table:table-cell>
          <table:table-cell table:style-name="ce55" table:formula="of:=INFO.OBBA.OBBA.OBMAKE([.AD$11]&amp;&quot;-&quot;&amp;ROW();&quot;String&quot;;[.Q24])" office:value-type="string" office:string-value="disocunt pay-24 &#10;[58803]">
            <text:p>disocunt pay-24 <text:line-break/>[58803]</text:p>
          </table:table-cell>
          <table:table-cell table:style-name="ce55" table:formula="of:=INFO.OBBA.OBBA.OBMAKE([.AE$11]&amp;&quot;-&quot;&amp;ROW();&quot;String&quot;;[.S24])" office:value-type="string" office:string-value="calibration curve-24 &#10;[58804]">
            <text:p>calibration curve-24 <text:line-break/>[58804]</text:p>
          </table:table-cell>
          <table:table-cell table:style-name="ce55" table:formula="of:=INFO.OBBA.OBBA.OBMAKE([.AF$11]&amp;&quot;-&quot;&amp;ROW();&quot;double&quot;;[.T24])" office:value-type="string" office:string-value="calibration time-24 &#10;[58805]">
            <text:p>calibration time-24 <text:line-break/>[58805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25:.AF25])" office:value-type="string" office:string-value="calibItem-25 &#10;[58818]">
            <text:p>calibItem-25 <text:line-break/>[58818]</text:p>
          </table:table-cell>
          <table:table-cell table:style-name="ce24" table:formula="of:=INFO.OBBA.OBBA.OBGET(INFO.OBBA.OBBA.OBCALL(&quot;&quot;;INFO.OBBA.OBBA.OBCALL(&quot;&quot;;[.$B$7];&quot;getCalibrationProductForSpec&quot;;[.B25]);&quot;getValue&quot;;INFO.OBBA.OBBA.OBCALL(&quot;&quot;;[.$B$7];&quot;getModel&quot;)))" office:value-type="percentage" office:value="-7.45931094670026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25]" office:value-type="float" office:value="20">
            <text:p>20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1826">
            <text:p>1,826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25]" office:value-type="string" office:string-value="discount-EUR-OIS">
            <text:p>discount-EUR-OIS</text:p>
          </table:table-cell>
          <table:table-cell table:style-name="ce39" table:formula="of:=[.F25]" office:value-type="float" office:value="20">
            <text:p>20</text:p>
          </table:table-cell>
          <table:table-cell/>
          <table:table-cell table:style-name="ce55" table:formula="of:=INFO.OBBA.OBBA.OBMAKE([.V$11]&amp;&quot;-&quot;&amp;ROW();&quot;String&quot;;[.D25])" office:value-type="string" office:string-value="type-25 &#10;[58807]">
            <text:p>type-25 <text:line-break/>[58807]</text:p>
          </table:table-cell>
          <table:table-cell table:style-name="ce55" table:formula="of:=INFO.OBBA.OBBA.OBMAKE([.W$11]&amp;&quot;-&quot;&amp;ROW();&quot;double[]&quot;;[.E25:.G25])" office:value-type="string" office:string-value="tenor rec-25 &#10;[58808]">
            <text:p>tenor rec-25 <text:line-break/>[58808]</text:p>
          </table:table-cell>
          <table:table-cell table:style-name="ce55" table:formula="of:=INFO.OBBA.OBBA.OBMAKE([.X$11]&amp;&quot;-&quot;&amp;ROW();&quot;String&quot;;[.H25])" office:value-type="string" office:string-value="forward rec-25 &#10;[58809]">
            <text:p>forward rec-25 <text:line-break/>[58809]</text:p>
          </table:table-cell>
          <table:table-cell table:style-name="ce55" table:formula="of:=INFO.OBBA.OBBA.OBMAKE([.Y$11]&amp;&quot;-&quot;&amp;ROW();&quot;double&quot;;[.I25])" office:value-type="string" office:string-value="spread rec-25 &#10;[58810]">
            <text:p>spread rec-25 <text:line-break/>[58810]</text:p>
          </table:table-cell>
          <table:table-cell table:style-name="ce55" table:formula="of:=INFO.OBBA.OBBA.OBMAKE([.Z$11]&amp;&quot;-&quot;&amp;ROW();&quot;String&quot;;[.J25])" office:value-type="string" office:string-value="discount rec-25 &#10;[58811]">
            <text:p>discount rec-25 <text:line-break/>[58811]</text:p>
          </table:table-cell>
          <table:table-cell table:style-name="ce55" table:formula="of:=INFO.OBBA.OBBA.OBMAKE([.AA$11]&amp;&quot;-&quot;&amp;ROW();&quot;double[]&quot;;[.L25:.N25])" office:value-type="string" office:string-value="tenor pay-25 &#10;[58812]">
            <text:p>tenor pay-25 <text:line-break/>[58812]</text:p>
          </table:table-cell>
          <table:table-cell table:style-name="ce55" table:formula="of:=INFO.OBBA.OBBA.OBMAKE([.AB$11]&amp;&quot;-&quot;&amp;ROW();&quot;String&quot;;[.O25])" office:value-type="string" office:string-value="forward pay-25 &#10;[58813]">
            <text:p>forward pay-25 <text:line-break/>[58813]</text:p>
          </table:table-cell>
          <table:table-cell table:style-name="ce55" table:formula="of:=INFO.OBBA.OBBA.OBMAKE([.AC$11]&amp;&quot;-&quot;&amp;ROW();&quot;double&quot;;[.P25])" office:value-type="string" office:string-value="spread pay-25 &#10;[58814]">
            <text:p>spread pay-25 <text:line-break/>[58814]</text:p>
          </table:table-cell>
          <table:table-cell table:style-name="ce55" table:formula="of:=INFO.OBBA.OBBA.OBMAKE([.AD$11]&amp;&quot;-&quot;&amp;ROW();&quot;String&quot;;[.Q25])" office:value-type="string" office:string-value="disocunt pay-25 &#10;[58815]">
            <text:p>disocunt pay-25 <text:line-break/>[58815]</text:p>
          </table:table-cell>
          <table:table-cell table:style-name="ce55" table:formula="of:=INFO.OBBA.OBBA.OBMAKE([.AE$11]&amp;&quot;-&quot;&amp;ROW();&quot;String&quot;;[.S25])" office:value-type="string" office:string-value="calibration curve-25 &#10;[58816]">
            <text:p>calibration curve-25 <text:line-break/>[58816]</text:p>
          </table:table-cell>
          <table:table-cell table:style-name="ce55" table:formula="of:=INFO.OBBA.OBBA.OBMAKE([.AF$11]&amp;&quot;-&quot;&amp;ROW();&quot;double&quot;;[.T25])" office:value-type="string" office:string-value="calibration time-25 &#10;[58817]">
            <text:p>calibration time-25 <text:line-break/>[58817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26:.AF26])" office:value-type="string" office:string-value="calibItem-26 &#10;[58830]">
            <text:p>calibItem-26 <text:line-break/>[58830]</text:p>
          </table:table-cell>
          <table:table-cell table:style-name="ce24" table:formula="of:=INFO.OBBA.OBBA.OBGET(INFO.OBBA.OBBA.OBCALL(&quot;&quot;;INFO.OBBA.OBBA.OBCALL(&quot;&quot;;[.$B$7];&quot;getCalibrationProductForSpec&quot;;[.B26]);&quot;getValue&quot;;INFO.OBBA.OBBA.OBCALL(&quot;&quot;;[.$B$7];&quot;getModel&quot;)))" office:value-type="percentage" office:value="4.33680868994201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5">
            <text:p>25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26]" office:value-type="float" office:value="0">
            <text:p>0</text:p>
          </table:table-cell>
          <table:table-cell table:style-name="ce39" table:formula="of:=[.F26]" office:value-type="float" office:value="25">
            <text:p>25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1877">
            <text:p>1,877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26]" office:value-type="string" office:string-value="discount-EUR-OIS">
            <text:p>discount-EUR-OIS</text:p>
          </table:table-cell>
          <table:table-cell table:style-name="ce39" table:formula="of:=[.F26]" office:value-type="float" office:value="25">
            <text:p>25</text:p>
          </table:table-cell>
          <table:table-cell/>
          <table:table-cell table:style-name="ce55" table:formula="of:=INFO.OBBA.OBBA.OBMAKE([.V$11]&amp;&quot;-&quot;&amp;ROW();&quot;String&quot;;[.D26])" office:value-type="string" office:string-value="type-26 &#10;[58819]">
            <text:p>type-26 <text:line-break/>[58819]</text:p>
          </table:table-cell>
          <table:table-cell table:style-name="ce55" table:formula="of:=INFO.OBBA.OBBA.OBMAKE([.W$11]&amp;&quot;-&quot;&amp;ROW();&quot;double[]&quot;;[.E26:.G26])" office:value-type="string" office:string-value="tenor rec-26 &#10;[58820]">
            <text:p>tenor rec-26 <text:line-break/>[58820]</text:p>
          </table:table-cell>
          <table:table-cell table:style-name="ce55" table:formula="of:=INFO.OBBA.OBBA.OBMAKE([.X$11]&amp;&quot;-&quot;&amp;ROW();&quot;String&quot;;[.H26])" office:value-type="string" office:string-value="forward rec-26 &#10;[58821]">
            <text:p>forward rec-26 <text:line-break/>[58821]</text:p>
          </table:table-cell>
          <table:table-cell table:style-name="ce55" table:formula="of:=INFO.OBBA.OBBA.OBMAKE([.Y$11]&amp;&quot;-&quot;&amp;ROW();&quot;double&quot;;[.I26])" office:value-type="string" office:string-value="spread rec-26 &#10;[58822]">
            <text:p>spread rec-26 <text:line-break/>[58822]</text:p>
          </table:table-cell>
          <table:table-cell table:style-name="ce55" table:formula="of:=INFO.OBBA.OBBA.OBMAKE([.Z$11]&amp;&quot;-&quot;&amp;ROW();&quot;String&quot;;[.J26])" office:value-type="string" office:string-value="discount rec-26 &#10;[58823]">
            <text:p>discount rec-26 <text:line-break/>[58823]</text:p>
          </table:table-cell>
          <table:table-cell table:style-name="ce55" table:formula="of:=INFO.OBBA.OBBA.OBMAKE([.AA$11]&amp;&quot;-&quot;&amp;ROW();&quot;double[]&quot;;[.L26:.N26])" office:value-type="string" office:string-value="tenor pay-26 &#10;[58824]">
            <text:p>tenor pay-26 <text:line-break/>[58824]</text:p>
          </table:table-cell>
          <table:table-cell table:style-name="ce55" table:formula="of:=INFO.OBBA.OBBA.OBMAKE([.AB$11]&amp;&quot;-&quot;&amp;ROW();&quot;String&quot;;[.O26])" office:value-type="string" office:string-value="forward pay-26 &#10;[58825]">
            <text:p>forward pay-26 <text:line-break/>[58825]</text:p>
          </table:table-cell>
          <table:table-cell table:style-name="ce55" table:formula="of:=INFO.OBBA.OBBA.OBMAKE([.AC$11]&amp;&quot;-&quot;&amp;ROW();&quot;double&quot;;[.P26])" office:value-type="string" office:string-value="spread pay-26 &#10;[58826]">
            <text:p>spread pay-26 <text:line-break/>[58826]</text:p>
          </table:table-cell>
          <table:table-cell table:style-name="ce55" table:formula="of:=INFO.OBBA.OBBA.OBMAKE([.AD$11]&amp;&quot;-&quot;&amp;ROW();&quot;String&quot;;[.Q26])" office:value-type="string" office:string-value="disocunt pay-26 &#10;[58827]">
            <text:p>disocunt pay-26 <text:line-break/>[58827]</text:p>
          </table:table-cell>
          <table:table-cell table:style-name="ce55" table:formula="of:=INFO.OBBA.OBBA.OBMAKE([.AE$11]&amp;&quot;-&quot;&amp;ROW();&quot;String&quot;;[.S26])" office:value-type="string" office:string-value="calibration curve-26 &#10;[58828]">
            <text:p>calibration curve-26 <text:line-break/>[58828]</text:p>
          </table:table-cell>
          <table:table-cell table:style-name="ce55" table:formula="of:=INFO.OBBA.OBBA.OBMAKE([.AF$11]&amp;&quot;-&quot;&amp;ROW();&quot;double&quot;;[.T26])" office:value-type="string" office:string-value="calibration time-26 &#10;[58829]">
            <text:p>calibration time-26 <text:line-break/>[58829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27:.AF27])" office:value-type="string" office:string-value="calibItem-27 &#10;[58842]">
            <text:p>calibItem-27 <text:line-break/>[58842]</text:p>
          </table:table-cell>
          <table:table-cell table:style-name="ce24" table:formula="of:=INFO.OBBA.OBBA.OBGET(INFO.OBBA.OBBA.OBCALL(&quot;&quot;;INFO.OBBA.OBBA.OBCALL(&quot;&quot;;[.$B$7];&quot;getCalibrationProductForSpec&quot;;[.B27]);&quot;getValue&quot;;INFO.OBBA.OBBA.OBCALL(&quot;&quot;;[.$B$7];&quot;getModel&quot;)))" office:value-type="percentage" office:value="2.16840434497101E-016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0">
            <text:p>30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27]" office:value-type="float" office:value="0">
            <text:p>0</text:p>
          </table:table-cell>
          <table:table-cell table:style-name="ce39" table:formula="of:=[.F27]" office:value-type="float" office:value="30">
            <text:p>30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191">
            <text:p>1,910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27]" office:value-type="string" office:string-value="discount-EUR-OIS">
            <text:p>discount-EUR-OIS</text:p>
          </table:table-cell>
          <table:table-cell table:style-name="ce39" table:formula="of:=[.F27]" office:value-type="float" office:value="30">
            <text:p>30</text:p>
          </table:table-cell>
          <table:table-cell/>
          <table:table-cell table:style-name="ce55" table:formula="of:=INFO.OBBA.OBBA.OBMAKE([.V$11]&amp;&quot;-&quot;&amp;ROW();&quot;String&quot;;[.D27])" office:value-type="string" office:string-value="type-27 &#10;[58831]">
            <text:p>type-27 <text:line-break/>[58831]</text:p>
          </table:table-cell>
          <table:table-cell table:style-name="ce55" table:formula="of:=INFO.OBBA.OBBA.OBMAKE([.W$11]&amp;&quot;-&quot;&amp;ROW();&quot;double[]&quot;;[.E27:.G27])" office:value-type="string" office:string-value="tenor rec-27 &#10;[58832]">
            <text:p>tenor rec-27 <text:line-break/>[58832]</text:p>
          </table:table-cell>
          <table:table-cell table:style-name="ce55" table:formula="of:=INFO.OBBA.OBBA.OBMAKE([.X$11]&amp;&quot;-&quot;&amp;ROW();&quot;String&quot;;[.H27])" office:value-type="string" office:string-value="forward rec-27 &#10;[58833]">
            <text:p>forward rec-27 <text:line-break/>[58833]</text:p>
          </table:table-cell>
          <table:table-cell table:style-name="ce55" table:formula="of:=INFO.OBBA.OBBA.OBMAKE([.Y$11]&amp;&quot;-&quot;&amp;ROW();&quot;double&quot;;[.I27])" office:value-type="string" office:string-value="spread rec-27 &#10;[58834]">
            <text:p>spread rec-27 <text:line-break/>[58834]</text:p>
          </table:table-cell>
          <table:table-cell table:style-name="ce55" table:formula="of:=INFO.OBBA.OBBA.OBMAKE([.Z$11]&amp;&quot;-&quot;&amp;ROW();&quot;String&quot;;[.J27])" office:value-type="string" office:string-value="discount rec-27 &#10;[58835]">
            <text:p>discount rec-27 <text:line-break/>[58835]</text:p>
          </table:table-cell>
          <table:table-cell table:style-name="ce55" table:formula="of:=INFO.OBBA.OBBA.OBMAKE([.AA$11]&amp;&quot;-&quot;&amp;ROW();&quot;double[]&quot;;[.L27:.N27])" office:value-type="string" office:string-value="tenor pay-27 &#10;[58836]">
            <text:p>tenor pay-27 <text:line-break/>[58836]</text:p>
          </table:table-cell>
          <table:table-cell table:style-name="ce55" table:formula="of:=INFO.OBBA.OBBA.OBMAKE([.AB$11]&amp;&quot;-&quot;&amp;ROW();&quot;String&quot;;[.O27])" office:value-type="string" office:string-value="forward pay-27 &#10;[58837]">
            <text:p>forward pay-27 <text:line-break/>[58837]</text:p>
          </table:table-cell>
          <table:table-cell table:style-name="ce55" table:formula="of:=INFO.OBBA.OBBA.OBMAKE([.AC$11]&amp;&quot;-&quot;&amp;ROW();&quot;double&quot;;[.P27])" office:value-type="string" office:string-value="spread pay-27 &#10;[58838]">
            <text:p>spread pay-27 <text:line-break/>[58838]</text:p>
          </table:table-cell>
          <table:table-cell table:style-name="ce55" table:formula="of:=INFO.OBBA.OBBA.OBMAKE([.AD$11]&amp;&quot;-&quot;&amp;ROW();&quot;String&quot;;[.Q27])" office:value-type="string" office:string-value="disocunt pay-27 &#10;[58839]">
            <text:p>disocunt pay-27 <text:line-break/>[58839]</text:p>
          </table:table-cell>
          <table:table-cell table:style-name="ce55" table:formula="of:=INFO.OBBA.OBBA.OBMAKE([.AE$11]&amp;&quot;-&quot;&amp;ROW();&quot;String&quot;;[.S27])" office:value-type="string" office:string-value="calibration curve-27 &#10;[58840]">
            <text:p>calibration curve-27 <text:line-break/>[58840]</text:p>
          </table:table-cell>
          <table:table-cell table:style-name="ce55" table:formula="of:=INFO.OBBA.OBBA.OBMAKE([.AF$11]&amp;&quot;-&quot;&amp;ROW();&quot;double&quot;;[.T27])" office:value-type="string" office:string-value="calibration time-27 &#10;[58841]">
            <text:p>calibration time-27 <text:line-break/>[58841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28:.AF28])" office:value-type="string" office:string-value="calibItem-28 &#10;[58854]">
            <text:p>calibItem-28 <text:line-break/>[58854]</text:p>
          </table:table-cell>
          <table:table-cell table:style-name="ce24" table:formula="of:=INFO.OBBA.OBBA.OBGET(INFO.OBBA.OBBA.OBCALL(&quot;&quot;;INFO.OBBA.OBBA.OBCALL(&quot;&quot;;[.$B$7];&quot;getCalibrationProductForSpec&quot;;[.B28]);&quot;getValue&quot;;INFO.OBBA.OBBA.OBCALL(&quot;&quot;;[.$B$7];&quot;getModel&quot;)))" office:value-type="percentage" office:value="4.08527378592538E-016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0">
            <text:p>40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28]" office:value-type="float" office:value="0">
            <text:p>0</text:p>
          </table:table-cell>
          <table:table-cell table:style-name="ce39" table:formula="of:=[.F28]" office:value-type="float" office:value="40">
            <text:p>40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2025">
            <text:p>2,025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28]" office:value-type="string" office:string-value="discount-EUR-OIS">
            <text:p>discount-EUR-OIS</text:p>
          </table:table-cell>
          <table:table-cell table:style-name="ce39" table:formula="of:=[.F28]" office:value-type="float" office:value="40">
            <text:p>40</text:p>
          </table:table-cell>
          <table:table-cell/>
          <table:table-cell table:style-name="ce55" table:formula="of:=INFO.OBBA.OBBA.OBMAKE([.V$11]&amp;&quot;-&quot;&amp;ROW();&quot;String&quot;;[.D28])" office:value-type="string" office:string-value="type-28 &#10;[58843]">
            <text:p>type-28 <text:line-break/>[58843]</text:p>
          </table:table-cell>
          <table:table-cell table:style-name="ce55" table:formula="of:=INFO.OBBA.OBBA.OBMAKE([.W$11]&amp;&quot;-&quot;&amp;ROW();&quot;double[]&quot;;[.E28:.G28])" office:value-type="string" office:string-value="tenor rec-28 &#10;[58844]">
            <text:p>tenor rec-28 <text:line-break/>[58844]</text:p>
          </table:table-cell>
          <table:table-cell table:style-name="ce55" table:formula="of:=INFO.OBBA.OBBA.OBMAKE([.X$11]&amp;&quot;-&quot;&amp;ROW();&quot;String&quot;;[.H28])" office:value-type="string" office:string-value="forward rec-28 &#10;[58845]">
            <text:p>forward rec-28 <text:line-break/>[58845]</text:p>
          </table:table-cell>
          <table:table-cell table:style-name="ce55" table:formula="of:=INFO.OBBA.OBBA.OBMAKE([.Y$11]&amp;&quot;-&quot;&amp;ROW();&quot;double&quot;;[.I28])" office:value-type="string" office:string-value="spread rec-28 &#10;[58846]">
            <text:p>spread rec-28 <text:line-break/>[58846]</text:p>
          </table:table-cell>
          <table:table-cell table:style-name="ce55" table:formula="of:=INFO.OBBA.OBBA.OBMAKE([.Z$11]&amp;&quot;-&quot;&amp;ROW();&quot;String&quot;;[.J28])" office:value-type="string" office:string-value="discount rec-28 &#10;[58847]">
            <text:p>discount rec-28 <text:line-break/>[58847]</text:p>
          </table:table-cell>
          <table:table-cell table:style-name="ce55" table:formula="of:=INFO.OBBA.OBBA.OBMAKE([.AA$11]&amp;&quot;-&quot;&amp;ROW();&quot;double[]&quot;;[.L28:.N28])" office:value-type="string" office:string-value="tenor pay-28 &#10;[58848]">
            <text:p>tenor pay-28 <text:line-break/>[58848]</text:p>
          </table:table-cell>
          <table:table-cell table:style-name="ce55" table:formula="of:=INFO.OBBA.OBBA.OBMAKE([.AB$11]&amp;&quot;-&quot;&amp;ROW();&quot;String&quot;;[.O28])" office:value-type="string" office:string-value="forward pay-28 &#10;[58849]">
            <text:p>forward pay-28 <text:line-break/>[58849]</text:p>
          </table:table-cell>
          <table:table-cell table:style-name="ce55" table:formula="of:=INFO.OBBA.OBBA.OBMAKE([.AC$11]&amp;&quot;-&quot;&amp;ROW();&quot;double&quot;;[.P28])" office:value-type="string" office:string-value="spread pay-28 &#10;[58850]">
            <text:p>spread pay-28 <text:line-break/>[58850]</text:p>
          </table:table-cell>
          <table:table-cell table:style-name="ce55" table:formula="of:=INFO.OBBA.OBBA.OBMAKE([.AD$11]&amp;&quot;-&quot;&amp;ROW();&quot;String&quot;;[.Q28])" office:value-type="string" office:string-value="disocunt pay-28 &#10;[58851]">
            <text:p>disocunt pay-28 <text:line-break/>[58851]</text:p>
          </table:table-cell>
          <table:table-cell table:style-name="ce55" table:formula="of:=INFO.OBBA.OBBA.OBMAKE([.AE$11]&amp;&quot;-&quot;&amp;ROW();&quot;String&quot;;[.S28])" office:value-type="string" office:string-value="calibration curve-28 &#10;[58852]">
            <text:p>calibration curve-28 <text:line-break/>[58852]</text:p>
          </table:table-cell>
          <table:table-cell table:style-name="ce55" table:formula="of:=INFO.OBBA.OBBA.OBMAKE([.AF$11]&amp;&quot;-&quot;&amp;ROW();&quot;double&quot;;[.T28])" office:value-type="string" office:string-value="calibration time-28 &#10;[58853]">
            <text:p>calibration time-28 <text:line-break/>[58853]</text:p>
          </table:table-cell>
          <table:table-cell table:number-columns-repeated="992"/>
        </table:table-row>
        <table:table-row table:style-name="ro2">
          <table:table-cell table:style-name="ce16"/>
          <table:table-cell table:style-name="ce24" table:formula="of:=INFO.OBBA.OBBA.OBMAKE(&quot;calibItem-&quot;&amp;ROW();obLibs&amp;&quot;net.finmath.marketdata.calibration.CalibratedCurves$CalibrationSpec&quot;;[.V29:.AF29])" office:value-type="string" office:string-value="calibItem-29 &#10;[58866]">
            <text:p>calibItem-29 <text:line-break/>[58866]</text:p>
          </table:table-cell>
          <table:table-cell table:style-name="ce31" table:formula="of:=INFO.OBBA.OBBA.OBGET(INFO.OBBA.OBBA.OBCALL(&quot;&quot;;INFO.OBBA.OBBA.OBCALL(&quot;&quot;;[.$B$7];&quot;getCalibrationProductForSpec&quot;;[.B29]);&quot;getValue&quot;;INFO.OBBA.OBBA.OBCALL(&quot;&quot;;[.$B$7];&quot;getModel&quot;)))" office:value-type="percentage" office:value="5.72458747072346E-016">
            <text:p>0,000%</text:p>
          </table:table-cell>
          <table:table-cell table:style-name="ce14" office:value-type="string">
            <text:p>Swap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50">
            <text:p>50</text:p>
          </table:table-cell>
          <table:table-cell table:style-name="ce43" office:value-type="float" office:value="1">
            <text:p>1</text:p>
          </table:table-cell>
          <table:table-cell table:style-name="ce45" office:value-type="string">
            <text:p>discount-EUR-OIS</text:p>
          </table:table-cell>
          <table:table-cell table:style-name="ce40" office:value-type="float" office:value="0">
            <text:p>0</text:p>
          </table:table-cell>
          <table:table-cell table:style-name="ce45" office:value-type="string">
            <text:p>discount-EUR-OIS</text:p>
          </table:table-cell>
          <table:table-cell table:style-name="ce14"/>
          <table:table-cell table:style-name="ce40" office:value-type="float" office:value="0">
            <text:p>0</text:p>
          </table:table-cell>
          <table:table-cell table:style-name="ce40" table:formula="of:=[.F29]" office:value-type="float" office:value="50">
            <text:p>50</text:p>
          </table:table-cell>
          <table:table-cell table:style-name="ce40" office:value-type="float" office:value="0.5">
            <text:p>0,5</text:p>
          </table:table-cell>
          <table:table-cell table:style-name="ce45" table:formula="of:=&quot;&quot;">
            <text:p/>
          </table:table-cell>
          <table:table-cell table:style-name="ce53" office:value-type="percentage" office:value="0.02101">
            <text:p>2,101%</text:p>
          </table:table-cell>
          <table:table-cell table:style-name="ce45" office:value-type="string">
            <text:p>discount-EUR-OIS</text:p>
          </table:table-cell>
          <table:table-cell table:style-name="ce54"/>
          <table:table-cell table:style-name="ce46" table:formula="of:=[.J29]" office:value-type="string" office:string-value="discount-EUR-OIS">
            <text:p>discount-EUR-OIS</text:p>
          </table:table-cell>
          <table:table-cell table:style-name="ce40" table:formula="of:=[.F29]" office:value-type="float" office:value="50">
            <text:p>50</text:p>
          </table:table-cell>
          <table:table-cell table:style-name="ce14"/>
          <table:table-cell table:style-name="ce56" table:formula="of:=INFO.OBBA.OBBA.OBMAKE([.V$11]&amp;&quot;-&quot;&amp;ROW();&quot;String&quot;;[.D29])" office:value-type="string" office:string-value="type-29 &#10;[58855]">
            <text:p>type-29 <text:line-break/>[58855]</text:p>
          </table:table-cell>
          <table:table-cell table:style-name="ce56" table:formula="of:=INFO.OBBA.OBBA.OBMAKE([.W$11]&amp;&quot;-&quot;&amp;ROW();&quot;double[]&quot;;[.E29:.G29])" office:value-type="string" office:string-value="tenor rec-29 &#10;[58856]">
            <text:p>tenor rec-29 <text:line-break/>[58856]</text:p>
          </table:table-cell>
          <table:table-cell table:style-name="ce56" table:formula="of:=INFO.OBBA.OBBA.OBMAKE([.X$11]&amp;&quot;-&quot;&amp;ROW();&quot;String&quot;;[.H29])" office:value-type="string" office:string-value="forward rec-29 &#10;[58857]">
            <text:p>forward rec-29 <text:line-break/>[58857]</text:p>
          </table:table-cell>
          <table:table-cell table:style-name="ce56" table:formula="of:=INFO.OBBA.OBBA.OBMAKE([.Y$11]&amp;&quot;-&quot;&amp;ROW();&quot;double&quot;;[.I29])" office:value-type="string" office:string-value="spread rec-29 &#10;[58858]">
            <text:p>spread rec-29 <text:line-break/>[58858]</text:p>
          </table:table-cell>
          <table:table-cell table:style-name="ce56" table:formula="of:=INFO.OBBA.OBBA.OBMAKE([.Z$11]&amp;&quot;-&quot;&amp;ROW();&quot;String&quot;;[.J29])" office:value-type="string" office:string-value="discount rec-29 &#10;[58859]">
            <text:p>discount rec-29 <text:line-break/>[58859]</text:p>
          </table:table-cell>
          <table:table-cell table:style-name="ce56" table:formula="of:=INFO.OBBA.OBBA.OBMAKE([.AA$11]&amp;&quot;-&quot;&amp;ROW();&quot;double[]&quot;;[.L29:.N29])" office:value-type="string" office:string-value="tenor pay-29 &#10;[58860]">
            <text:p>tenor pay-29 <text:line-break/>[58860]</text:p>
          </table:table-cell>
          <table:table-cell table:style-name="ce56" table:formula="of:=INFO.OBBA.OBBA.OBMAKE([.AB$11]&amp;&quot;-&quot;&amp;ROW();&quot;String&quot;;[.O29])" office:value-type="string" office:string-value="forward pay-29 &#10;[58861]">
            <text:p>forward pay-29 <text:line-break/>[58861]</text:p>
          </table:table-cell>
          <table:table-cell table:style-name="ce56" table:formula="of:=INFO.OBBA.OBBA.OBMAKE([.AC$11]&amp;&quot;-&quot;&amp;ROW();&quot;double&quot;;[.P29])" office:value-type="string" office:string-value="spread pay-29 &#10;[58862]">
            <text:p>spread pay-29 <text:line-break/>[58862]</text:p>
          </table:table-cell>
          <table:table-cell table:style-name="ce56" table:formula="of:=INFO.OBBA.OBBA.OBMAKE([.AD$11]&amp;&quot;-&quot;&amp;ROW();&quot;String&quot;;[.Q29])" office:value-type="string" office:string-value="disocunt pay-29 &#10;[58863]">
            <text:p>disocunt pay-29 <text:line-break/>[58863]</text:p>
          </table:table-cell>
          <table:table-cell table:style-name="ce56" table:formula="of:=INFO.OBBA.OBBA.OBMAKE([.AE$11]&amp;&quot;-&quot;&amp;ROW();&quot;String&quot;;[.S29])" office:value-type="string" office:string-value="calibration curve-29 &#10;[58864]">
            <text:p>calibration curve-29 <text:line-break/>[58864]</text:p>
          </table:table-cell>
          <table:table-cell table:style-name="ce56" table:formula="of:=INFO.OBBA.OBBA.OBMAKE([.AF$11]&amp;&quot;-&quot;&amp;ROW();&quot;double&quot;;[.T29])" office:value-type="string" office:string-value="calibration time-29 &#10;[58865]">
            <text:p>calibration time-29 <text:line-break/>[58865]</text:p>
          </table:table-cell>
          <table:table-cell table:style-name="ce14"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30:.AF30])" office:value-type="string" office:string-value="calibItem-30 &#10;[58878]">
            <text:p>calibItem-30 <text:line-break/>[58878]</text:p>
          </table:table-cell>
          <table:table-cell table:style-name="ce24" table:formula="of:=INFO.OBBA.OBBA.OBGET(INFO.OBBA.OBBA.OBCALL(&quot;&quot;;INFO.OBBA.OBBA.OBCALL(&quot;&quot;;[.$B$7];&quot;getCalibrationProductForSpec&quot;;[.B30]);&quot;getValue&quot;;INFO.OBBA.OBBA.OBCALL(&quot;&quot;;[.$B$7];&quot;getModel&quot;)))" office:value-type="percentage" office:value="-8.67361737988402E-019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30]" office:value-type="float" office:value="0">
            <text:p>0</text:p>
          </table:table-cell>
          <table:table-cell table:style-name="ce39" table:formula="of:=[.F30]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323">
            <text:p>0,323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30]" office:value-type="string" office:string-value="forward-EUR-3M">
            <text:p>forward-EUR-3M</text:p>
          </table:table-cell>
          <table:table-cell table:style-name="ce39" table:formula="of:=[.F30]-[.G30]" office:value-type="float" office:value="0.75">
            <text:p>0,75</text:p>
          </table:table-cell>
          <table:table-cell/>
          <table:table-cell table:style-name="ce55" table:formula="of:=INFO.OBBA.OBBA.OBMAKE([.V$11]&amp;&quot;-&quot;&amp;ROW();&quot;String&quot;;[.D30])" office:value-type="string" office:string-value="type-30 &#10;[58867]">
            <text:p>type-30 <text:line-break/>[58867]</text:p>
          </table:table-cell>
          <table:table-cell table:style-name="ce55" table:formula="of:=INFO.OBBA.OBBA.OBMAKE([.W$11]&amp;&quot;-&quot;&amp;ROW();&quot;double[]&quot;;[.E30:.G30])" office:value-type="string" office:string-value="tenor rec-30 &#10;[58868]">
            <text:p>tenor rec-30 <text:line-break/>[58868]</text:p>
          </table:table-cell>
          <table:table-cell table:style-name="ce55" table:formula="of:=INFO.OBBA.OBBA.OBMAKE([.X$11]&amp;&quot;-&quot;&amp;ROW();&quot;String&quot;;[.H30])" office:value-type="string" office:string-value="forward rec-30 &#10;[58869]">
            <text:p>forward rec-30 <text:line-break/>[58869]</text:p>
          </table:table-cell>
          <table:table-cell table:style-name="ce55" table:formula="of:=INFO.OBBA.OBBA.OBMAKE([.Y$11]&amp;&quot;-&quot;&amp;ROW();&quot;double&quot;;[.I30])" office:value-type="string" office:string-value="spread rec-30 &#10;[58870]">
            <text:p>spread rec-30 <text:line-break/>[58870]</text:p>
          </table:table-cell>
          <table:table-cell table:style-name="ce55" table:formula="of:=INFO.OBBA.OBBA.OBMAKE([.Z$11]&amp;&quot;-&quot;&amp;ROW();&quot;String&quot;;[.J30])" office:value-type="string" office:string-value="discount rec-30 &#10;[58871]">
            <text:p>discount rec-30 <text:line-break/>[58871]</text:p>
          </table:table-cell>
          <table:table-cell table:style-name="ce55" table:formula="of:=INFO.OBBA.OBBA.OBMAKE([.AA$11]&amp;&quot;-&quot;&amp;ROW();&quot;double[]&quot;;[.L30:.N30])" office:value-type="string" office:string-value="tenor pay-30 &#10;[58872]">
            <text:p>tenor pay-30 <text:line-break/>[58872]</text:p>
          </table:table-cell>
          <table:table-cell table:style-name="ce55" table:formula="of:=INFO.OBBA.OBBA.OBMAKE([.AB$11]&amp;&quot;-&quot;&amp;ROW();&quot;String&quot;;[.O30])" office:value-type="string" office:string-value="forward pay-30 &#10;[58873]">
            <text:p>forward pay-30 <text:line-break/>[58873]</text:p>
          </table:table-cell>
          <table:table-cell table:style-name="ce55" table:formula="of:=INFO.OBBA.OBBA.OBMAKE([.AC$11]&amp;&quot;-&quot;&amp;ROW();&quot;double&quot;;[.P30])" office:value-type="string" office:string-value="spread pay-30 &#10;[58874]">
            <text:p>spread pay-30 <text:line-break/>[58874]</text:p>
          </table:table-cell>
          <table:table-cell table:style-name="ce55" table:formula="of:=INFO.OBBA.OBBA.OBMAKE([.AD$11]&amp;&quot;-&quot;&amp;ROW();&quot;String&quot;;[.Q30])" office:value-type="string" office:string-value="disocunt pay-30 &#10;[58875]">
            <text:p>disocunt pay-30 <text:line-break/>[58875]</text:p>
          </table:table-cell>
          <table:table-cell table:style-name="ce55" table:formula="of:=INFO.OBBA.OBBA.OBMAKE([.AE$11]&amp;&quot;-&quot;&amp;ROW();&quot;String&quot;;[.S30])" office:value-type="string" office:string-value="calibration curve-30 &#10;[58876]">
            <text:p>calibration curve-30 <text:line-break/>[58876]</text:p>
          </table:table-cell>
          <table:table-cell table:style-name="ce55" table:formula="of:=INFO.OBBA.OBBA.OBMAKE([.AF$11]&amp;&quot;-&quot;&amp;ROW();&quot;double&quot;;[.T30])" office:value-type="string" office:string-value="calibration time-30 &#10;[58877]">
            <text:p>calibration time-30 <text:line-break/>[58877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31:.AF31])" office:value-type="string" office:string-value="calibItem-31 &#10;[58890]">
            <text:p>calibItem-31 <text:line-break/>[58890]</text:p>
          </table:table-cell>
          <table:table-cell table:style-name="ce24" table:formula="of:=INFO.OBBA.OBBA.OBGET(INFO.OBBA.OBBA.OBCALL(&quot;&quot;;INFO.OBBA.OBBA.OBCALL(&quot;&quot;;[.$B$7];&quot;getCalibrationProductForSpec&quot;;[.B31]);&quot;getValue&quot;;INFO.OBBA.OBBA.OBCALL(&quot;&quot;;[.$B$7];&quot;getModel&quot;)))" office:value-type="percentage" office:value="0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31]" office:value-type="float" office:value="0">
            <text:p>0</text:p>
          </table:table-cell>
          <table:table-cell table:style-name="ce39" table:formula="of:=[.F31]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397">
            <text:p>0,397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31]" office:value-type="string" office:string-value="forward-EUR-3M">
            <text:p>forward-EUR-3M</text:p>
          </table:table-cell>
          <table:table-cell table:style-name="ce39" table:formula="of:=[.F31]-[.G31]" office:value-type="float" office:value="1.75">
            <text:p>1,75</text:p>
          </table:table-cell>
          <table:table-cell/>
          <table:table-cell table:style-name="ce55" table:formula="of:=INFO.OBBA.OBBA.OBMAKE([.V$11]&amp;&quot;-&quot;&amp;ROW();&quot;String&quot;;[.D31])" office:value-type="string" office:string-value="type-31 &#10;[58879]">
            <text:p>type-31 <text:line-break/>[58879]</text:p>
          </table:table-cell>
          <table:table-cell table:style-name="ce55" table:formula="of:=INFO.OBBA.OBBA.OBMAKE([.W$11]&amp;&quot;-&quot;&amp;ROW();&quot;double[]&quot;;[.E31:.G31])" office:value-type="string" office:string-value="tenor rec-31 &#10;[58880]">
            <text:p>tenor rec-31 <text:line-break/>[58880]</text:p>
          </table:table-cell>
          <table:table-cell table:style-name="ce55" table:formula="of:=INFO.OBBA.OBBA.OBMAKE([.X$11]&amp;&quot;-&quot;&amp;ROW();&quot;String&quot;;[.H31])" office:value-type="string" office:string-value="forward rec-31 &#10;[58881]">
            <text:p>forward rec-31 <text:line-break/>[58881]</text:p>
          </table:table-cell>
          <table:table-cell table:style-name="ce55" table:formula="of:=INFO.OBBA.OBBA.OBMAKE([.Y$11]&amp;&quot;-&quot;&amp;ROW();&quot;double&quot;;[.I31])" office:value-type="string" office:string-value="spread rec-31 &#10;[58882]">
            <text:p>spread rec-31 <text:line-break/>[58882]</text:p>
          </table:table-cell>
          <table:table-cell table:style-name="ce55" table:formula="of:=INFO.OBBA.OBBA.OBMAKE([.Z$11]&amp;&quot;-&quot;&amp;ROW();&quot;String&quot;;[.J31])" office:value-type="string" office:string-value="discount rec-31 &#10;[58883]">
            <text:p>discount rec-31 <text:line-break/>[58883]</text:p>
          </table:table-cell>
          <table:table-cell table:style-name="ce55" table:formula="of:=INFO.OBBA.OBBA.OBMAKE([.AA$11]&amp;&quot;-&quot;&amp;ROW();&quot;double[]&quot;;[.L31:.N31])" office:value-type="string" office:string-value="tenor pay-31 &#10;[58884]">
            <text:p>tenor pay-31 <text:line-break/>[58884]</text:p>
          </table:table-cell>
          <table:table-cell table:style-name="ce55" table:formula="of:=INFO.OBBA.OBBA.OBMAKE([.AB$11]&amp;&quot;-&quot;&amp;ROW();&quot;String&quot;;[.O31])" office:value-type="string" office:string-value="forward pay-31 &#10;[58885]">
            <text:p>forward pay-31 <text:line-break/>[58885]</text:p>
          </table:table-cell>
          <table:table-cell table:style-name="ce55" table:formula="of:=INFO.OBBA.OBBA.OBMAKE([.AC$11]&amp;&quot;-&quot;&amp;ROW();&quot;double&quot;;[.P31])" office:value-type="string" office:string-value="spread pay-31 &#10;[58886]">
            <text:p>spread pay-31 <text:line-break/>[58886]</text:p>
          </table:table-cell>
          <table:table-cell table:style-name="ce55" table:formula="of:=INFO.OBBA.OBBA.OBMAKE([.AD$11]&amp;&quot;-&quot;&amp;ROW();&quot;String&quot;;[.Q31])" office:value-type="string" office:string-value="disocunt pay-31 &#10;[58887]">
            <text:p>disocunt pay-31 <text:line-break/>[58887]</text:p>
          </table:table-cell>
          <table:table-cell table:style-name="ce55" table:formula="of:=INFO.OBBA.OBBA.OBMAKE([.AE$11]&amp;&quot;-&quot;&amp;ROW();&quot;String&quot;;[.S31])" office:value-type="string" office:string-value="calibration curve-31 &#10;[58888]">
            <text:p>calibration curve-31 <text:line-break/>[58888]</text:p>
          </table:table-cell>
          <table:table-cell table:style-name="ce55" table:formula="of:=INFO.OBBA.OBBA.OBMAKE([.AF$11]&amp;&quot;-&quot;&amp;ROW();&quot;double&quot;;[.T31])" office:value-type="string" office:string-value="calibration time-31 &#10;[58889]">
            <text:p>calibration time-31 <text:line-break/>[58889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32:.AF32])" office:value-type="string" office:string-value="calibItem-32 &#10;[58902]">
            <text:p>calibItem-32 <text:line-break/>[58902]</text:p>
          </table:table-cell>
          <table:table-cell table:style-name="ce24" table:formula="of:=INFO.OBBA.OBBA.OBGET(INFO.OBBA.OBBA.OBCALL(&quot;&quot;;INFO.OBBA.OBBA.OBCALL(&quot;&quot;;[.$B$7];&quot;getCalibrationProductForSpec&quot;;[.B32]);&quot;getValue&quot;;INFO.OBBA.OBBA.OBCALL(&quot;&quot;;[.$B$7];&quot;getModel&quot;)))" office:value-type="percentage" office:value="-3.46944695195361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32]" office:value-type="float" office:value="0">
            <text:p>0</text:p>
          </table:table-cell>
          <table:table-cell table:style-name="ce39" table:formula="of:=[.F32]" office:value-type="float" office:value="3">
            <text:p>3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485">
            <text:p>0,485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32]" office:value-type="string" office:string-value="forward-EUR-3M">
            <text:p>forward-EUR-3M</text:p>
          </table:table-cell>
          <table:table-cell table:style-name="ce39" table:formula="of:=[.F32]-[.G32]" office:value-type="float" office:value="2.75">
            <text:p>2,75</text:p>
          </table:table-cell>
          <table:table-cell/>
          <table:table-cell table:style-name="ce55" table:formula="of:=INFO.OBBA.OBBA.OBMAKE([.V$11]&amp;&quot;-&quot;&amp;ROW();&quot;String&quot;;[.D32])" office:value-type="string" office:string-value="type-32 &#10;[58891]">
            <text:p>type-32 <text:line-break/>[58891]</text:p>
          </table:table-cell>
          <table:table-cell table:style-name="ce55" table:formula="of:=INFO.OBBA.OBBA.OBMAKE([.W$11]&amp;&quot;-&quot;&amp;ROW();&quot;double[]&quot;;[.E32:.G32])" office:value-type="string" office:string-value="tenor rec-32 &#10;[58892]">
            <text:p>tenor rec-32 <text:line-break/>[58892]</text:p>
          </table:table-cell>
          <table:table-cell table:style-name="ce55" table:formula="of:=INFO.OBBA.OBBA.OBMAKE([.X$11]&amp;&quot;-&quot;&amp;ROW();&quot;String&quot;;[.H32])" office:value-type="string" office:string-value="forward rec-32 &#10;[58893]">
            <text:p>forward rec-32 <text:line-break/>[58893]</text:p>
          </table:table-cell>
          <table:table-cell table:style-name="ce55" table:formula="of:=INFO.OBBA.OBBA.OBMAKE([.Y$11]&amp;&quot;-&quot;&amp;ROW();&quot;double&quot;;[.I32])" office:value-type="string" office:string-value="spread rec-32 &#10;[58894]">
            <text:p>spread rec-32 <text:line-break/>[58894]</text:p>
          </table:table-cell>
          <table:table-cell table:style-name="ce55" table:formula="of:=INFO.OBBA.OBBA.OBMAKE([.Z$11]&amp;&quot;-&quot;&amp;ROW();&quot;String&quot;;[.J32])" office:value-type="string" office:string-value="discount rec-32 &#10;[58895]">
            <text:p>discount rec-32 <text:line-break/>[58895]</text:p>
          </table:table-cell>
          <table:table-cell table:style-name="ce55" table:formula="of:=INFO.OBBA.OBBA.OBMAKE([.AA$11]&amp;&quot;-&quot;&amp;ROW();&quot;double[]&quot;;[.L32:.N32])" office:value-type="string" office:string-value="tenor pay-32 &#10;[58896]">
            <text:p>tenor pay-32 <text:line-break/>[58896]</text:p>
          </table:table-cell>
          <table:table-cell table:style-name="ce55" table:formula="of:=INFO.OBBA.OBBA.OBMAKE([.AB$11]&amp;&quot;-&quot;&amp;ROW();&quot;String&quot;;[.O32])" office:value-type="string" office:string-value="forward pay-32 &#10;[58897]">
            <text:p>forward pay-32 <text:line-break/>[58897]</text:p>
          </table:table-cell>
          <table:table-cell table:style-name="ce55" table:formula="of:=INFO.OBBA.OBBA.OBMAKE([.AC$11]&amp;&quot;-&quot;&amp;ROW();&quot;double&quot;;[.P32])" office:value-type="string" office:string-value="spread pay-32 &#10;[58898]">
            <text:p>spread pay-32 <text:line-break/>[58898]</text:p>
          </table:table-cell>
          <table:table-cell table:style-name="ce55" table:formula="of:=INFO.OBBA.OBBA.OBMAKE([.AD$11]&amp;&quot;-&quot;&amp;ROW();&quot;String&quot;;[.Q32])" office:value-type="string" office:string-value="disocunt pay-32 &#10;[58899]">
            <text:p>disocunt pay-32 <text:line-break/>[58899]</text:p>
          </table:table-cell>
          <table:table-cell table:style-name="ce55" table:formula="of:=INFO.OBBA.OBBA.OBMAKE([.AE$11]&amp;&quot;-&quot;&amp;ROW();&quot;String&quot;;[.S32])" office:value-type="string" office:string-value="calibration curve-32 &#10;[58900]">
            <text:p>calibration curve-32 <text:line-break/>[58900]</text:p>
          </table:table-cell>
          <table:table-cell table:style-name="ce55" table:formula="of:=INFO.OBBA.OBBA.OBMAKE([.AF$11]&amp;&quot;-&quot;&amp;ROW();&quot;double&quot;;[.T32])" office:value-type="string" office:string-value="calibration time-32 &#10;[58901]">
            <text:p>calibration time-32 <text:line-break/>[58901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33:.AF33])" office:value-type="string" office:string-value="calibItem-33 &#10;[58914]">
            <text:p>calibItem-33 <text:line-break/>[58914]</text:p>
          </table:table-cell>
          <table:table-cell table:style-name="ce24" table:formula="of:=INFO.OBBA.OBBA.OBGET(INFO.OBBA.OBBA.OBCALL(&quot;&quot;;INFO.OBBA.OBBA.OBCALL(&quot;&quot;;[.$B$7];&quot;getCalibrationProductForSpec&quot;;[.B33]);&quot;getValue&quot;;INFO.OBBA.OBBA.OBCALL(&quot;&quot;;[.$B$7];&quot;getModel&quot;)))" office:value-type="percentage" office:value="-3.46944695195361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33]" office:value-type="float" office:value="0">
            <text:p>0</text:p>
          </table:table-cell>
          <table:table-cell table:style-name="ce39" table:formula="of:=[.F33]" office:value-type="float" office:value="4">
            <text:p>4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628">
            <text:p>0,628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33]" office:value-type="string" office:string-value="forward-EUR-3M">
            <text:p>forward-EUR-3M</text:p>
          </table:table-cell>
          <table:table-cell table:style-name="ce39" table:formula="of:=[.F33]-[.G33]" office:value-type="float" office:value="3.75">
            <text:p>3,75</text:p>
          </table:table-cell>
          <table:table-cell/>
          <table:table-cell table:style-name="ce55" table:formula="of:=INFO.OBBA.OBBA.OBMAKE([.V$11]&amp;&quot;-&quot;&amp;ROW();&quot;String&quot;;[.D33])" office:value-type="string" office:string-value="type-33 &#10;[58903]">
            <text:p>type-33 <text:line-break/>[58903]</text:p>
          </table:table-cell>
          <table:table-cell table:style-name="ce55" table:formula="of:=INFO.OBBA.OBBA.OBMAKE([.W$11]&amp;&quot;-&quot;&amp;ROW();&quot;double[]&quot;;[.E33:.G33])" office:value-type="string" office:string-value="tenor rec-33 &#10;[58904]">
            <text:p>tenor rec-33 <text:line-break/>[58904]</text:p>
          </table:table-cell>
          <table:table-cell table:style-name="ce55" table:formula="of:=INFO.OBBA.OBBA.OBMAKE([.X$11]&amp;&quot;-&quot;&amp;ROW();&quot;String&quot;;[.H33])" office:value-type="string" office:string-value="forward rec-33 &#10;[58905]">
            <text:p>forward rec-33 <text:line-break/>[58905]</text:p>
          </table:table-cell>
          <table:table-cell table:style-name="ce55" table:formula="of:=INFO.OBBA.OBBA.OBMAKE([.Y$11]&amp;&quot;-&quot;&amp;ROW();&quot;double&quot;;[.I33])" office:value-type="string" office:string-value="spread rec-33 &#10;[58906]">
            <text:p>spread rec-33 <text:line-break/>[58906]</text:p>
          </table:table-cell>
          <table:table-cell table:style-name="ce55" table:formula="of:=INFO.OBBA.OBBA.OBMAKE([.Z$11]&amp;&quot;-&quot;&amp;ROW();&quot;String&quot;;[.J33])" office:value-type="string" office:string-value="discount rec-33 &#10;[58907]">
            <text:p>discount rec-33 <text:line-break/>[58907]</text:p>
          </table:table-cell>
          <table:table-cell table:style-name="ce55" table:formula="of:=INFO.OBBA.OBBA.OBMAKE([.AA$11]&amp;&quot;-&quot;&amp;ROW();&quot;double[]&quot;;[.L33:.N33])" office:value-type="string" office:string-value="tenor pay-33 &#10;[58908]">
            <text:p>tenor pay-33 <text:line-break/>[58908]</text:p>
          </table:table-cell>
          <table:table-cell table:style-name="ce55" table:formula="of:=INFO.OBBA.OBBA.OBMAKE([.AB$11]&amp;&quot;-&quot;&amp;ROW();&quot;String&quot;;[.O33])" office:value-type="string" office:string-value="forward pay-33 &#10;[58909]">
            <text:p>forward pay-33 <text:line-break/>[58909]</text:p>
          </table:table-cell>
          <table:table-cell table:style-name="ce55" table:formula="of:=INFO.OBBA.OBBA.OBMAKE([.AC$11]&amp;&quot;-&quot;&amp;ROW();&quot;double&quot;;[.P33])" office:value-type="string" office:string-value="spread pay-33 &#10;[58910]">
            <text:p>spread pay-33 <text:line-break/>[58910]</text:p>
          </table:table-cell>
          <table:table-cell table:style-name="ce55" table:formula="of:=INFO.OBBA.OBBA.OBMAKE([.AD$11]&amp;&quot;-&quot;&amp;ROW();&quot;String&quot;;[.Q33])" office:value-type="string" office:string-value="disocunt pay-33 &#10;[58911]">
            <text:p>disocunt pay-33 <text:line-break/>[58911]</text:p>
          </table:table-cell>
          <table:table-cell table:style-name="ce55" table:formula="of:=INFO.OBBA.OBBA.OBMAKE([.AE$11]&amp;&quot;-&quot;&amp;ROW();&quot;String&quot;;[.S33])" office:value-type="string" office:string-value="calibration curve-33 &#10;[58912]">
            <text:p>calibration curve-33 <text:line-break/>[58912]</text:p>
          </table:table-cell>
          <table:table-cell table:style-name="ce55" table:formula="of:=INFO.OBBA.OBBA.OBMAKE([.AF$11]&amp;&quot;-&quot;&amp;ROW();&quot;double&quot;;[.T33])" office:value-type="string" office:string-value="calibration time-33 &#10;[58913]">
            <text:p>calibration time-33 <text:line-break/>[58913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34:.AF34])" office:value-type="string" office:string-value="calibItem-34 &#10;[58926]">
            <text:p>calibItem-34 <text:line-break/>[58926]</text:p>
          </table:table-cell>
          <table:table-cell table:style-name="ce24" table:formula="of:=INFO.OBBA.OBBA.OBGET(INFO.OBBA.OBBA.OBCALL(&quot;&quot;;INFO.OBBA.OBBA.OBCALL(&quot;&quot;;[.$B$7];&quot;getCalibrationProductForSpec&quot;;[.B34]);&quot;getValue&quot;;INFO.OBBA.OBBA.OBCALL(&quot;&quot;;[.$B$7];&quot;getModel&quot;)))" office:value-type="percentage" office:value="-3.46944695195361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34]" office:value-type="float" office:value="0">
            <text:p>0</text:p>
          </table:table-cell>
          <table:table-cell table:style-name="ce39" table:formula="of:=[.F34]" office:value-type="float" office:value="5">
            <text:p>5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812">
            <text:p>0,812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34]" office:value-type="string" office:string-value="forward-EUR-3M">
            <text:p>forward-EUR-3M</text:p>
          </table:table-cell>
          <table:table-cell table:style-name="ce39" table:formula="of:=[.F34]-[.G34]" office:value-type="float" office:value="4.75">
            <text:p>4,75</text:p>
          </table:table-cell>
          <table:table-cell/>
          <table:table-cell table:style-name="ce55" table:formula="of:=INFO.OBBA.OBBA.OBMAKE([.V$11]&amp;&quot;-&quot;&amp;ROW();&quot;String&quot;;[.D34])" office:value-type="string" office:string-value="type-34 &#10;[58915]">
            <text:p>type-34 <text:line-break/>[58915]</text:p>
          </table:table-cell>
          <table:table-cell table:style-name="ce55" table:formula="of:=INFO.OBBA.OBBA.OBMAKE([.W$11]&amp;&quot;-&quot;&amp;ROW();&quot;double[]&quot;;[.E34:.G34])" office:value-type="string" office:string-value="tenor rec-34 &#10;[58916]">
            <text:p>tenor rec-34 <text:line-break/>[58916]</text:p>
          </table:table-cell>
          <table:table-cell table:style-name="ce55" table:formula="of:=INFO.OBBA.OBBA.OBMAKE([.X$11]&amp;&quot;-&quot;&amp;ROW();&quot;String&quot;;[.H34])" office:value-type="string" office:string-value="forward rec-34 &#10;[58917]">
            <text:p>forward rec-34 <text:line-break/>[58917]</text:p>
          </table:table-cell>
          <table:table-cell table:style-name="ce55" table:formula="of:=INFO.OBBA.OBBA.OBMAKE([.Y$11]&amp;&quot;-&quot;&amp;ROW();&quot;double&quot;;[.I34])" office:value-type="string" office:string-value="spread rec-34 &#10;[58918]">
            <text:p>spread rec-34 <text:line-break/>[58918]</text:p>
          </table:table-cell>
          <table:table-cell table:style-name="ce55" table:formula="of:=INFO.OBBA.OBBA.OBMAKE([.Z$11]&amp;&quot;-&quot;&amp;ROW();&quot;String&quot;;[.J34])" office:value-type="string" office:string-value="discount rec-34 &#10;[58919]">
            <text:p>discount rec-34 <text:line-break/>[58919]</text:p>
          </table:table-cell>
          <table:table-cell table:style-name="ce55" table:formula="of:=INFO.OBBA.OBBA.OBMAKE([.AA$11]&amp;&quot;-&quot;&amp;ROW();&quot;double[]&quot;;[.L34:.N34])" office:value-type="string" office:string-value="tenor pay-34 &#10;[58920]">
            <text:p>tenor pay-34 <text:line-break/>[58920]</text:p>
          </table:table-cell>
          <table:table-cell table:style-name="ce55" table:formula="of:=INFO.OBBA.OBBA.OBMAKE([.AB$11]&amp;&quot;-&quot;&amp;ROW();&quot;String&quot;;[.O34])" office:value-type="string" office:string-value="forward pay-34 &#10;[58921]">
            <text:p>forward pay-34 <text:line-break/>[58921]</text:p>
          </table:table-cell>
          <table:table-cell table:style-name="ce55" table:formula="of:=INFO.OBBA.OBBA.OBMAKE([.AC$11]&amp;&quot;-&quot;&amp;ROW();&quot;double&quot;;[.P34])" office:value-type="string" office:string-value="spread pay-34 &#10;[58922]">
            <text:p>spread pay-34 <text:line-break/>[58922]</text:p>
          </table:table-cell>
          <table:table-cell table:style-name="ce55" table:formula="of:=INFO.OBBA.OBBA.OBMAKE([.AD$11]&amp;&quot;-&quot;&amp;ROW();&quot;String&quot;;[.Q34])" office:value-type="string" office:string-value="disocunt pay-34 &#10;[58923]">
            <text:p>disocunt pay-34 <text:line-break/>[58923]</text:p>
          </table:table-cell>
          <table:table-cell table:style-name="ce55" table:formula="of:=INFO.OBBA.OBBA.OBMAKE([.AE$11]&amp;&quot;-&quot;&amp;ROW();&quot;String&quot;;[.S34])" office:value-type="string" office:string-value="calibration curve-34 &#10;[58924]">
            <text:p>calibration curve-34 <text:line-break/>[58924]</text:p>
          </table:table-cell>
          <table:table-cell table:style-name="ce55" table:formula="of:=INFO.OBBA.OBBA.OBMAKE([.AF$11]&amp;&quot;-&quot;&amp;ROW();&quot;double&quot;;[.T34])" office:value-type="string" office:string-value="calibration time-34 &#10;[58925]">
            <text:p>calibration time-34 <text:line-break/>[58925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35:.AF35])" office:value-type="string" office:string-value="calibItem-35 &#10;[58938]">
            <text:p>calibItem-35 <text:line-break/>[58938]</text:p>
          </table:table-cell>
          <table:table-cell table:style-name="ce24" table:formula="of:=INFO.OBBA.OBBA.OBGET(INFO.OBBA.OBBA.OBCALL(&quot;&quot;;INFO.OBBA.OBBA.OBCALL(&quot;&quot;;[.$B$7];&quot;getCalibrationProductForSpec&quot;;[.B35]);&quot;getValue&quot;;INFO.OBBA.OBBA.OBCALL(&quot;&quot;;[.$B$7];&quot;getModel&quot;)))" office:value-type="percentage" office:value="-1.04083408558608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6">
            <text:p>6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35]" office:value-type="float" office:value="0">
            <text:p>0</text:p>
          </table:table-cell>
          <table:table-cell table:style-name="ce39" table:formula="of:=[.F35]" office:value-type="float" office:value="6">
            <text:p>6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998">
            <text:p>0,998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35]" office:value-type="string" office:string-value="forward-EUR-3M">
            <text:p>forward-EUR-3M</text:p>
          </table:table-cell>
          <table:table-cell table:style-name="ce39" table:formula="of:=[.F35]-[.G35]" office:value-type="float" office:value="5.75">
            <text:p>5,75</text:p>
          </table:table-cell>
          <table:table-cell/>
          <table:table-cell table:style-name="ce55" table:formula="of:=INFO.OBBA.OBBA.OBMAKE([.V$11]&amp;&quot;-&quot;&amp;ROW();&quot;String&quot;;[.D35])" office:value-type="string" office:string-value="type-35 &#10;[58927]">
            <text:p>type-35 <text:line-break/>[58927]</text:p>
          </table:table-cell>
          <table:table-cell table:style-name="ce55" table:formula="of:=INFO.OBBA.OBBA.OBMAKE([.W$11]&amp;&quot;-&quot;&amp;ROW();&quot;double[]&quot;;[.E35:.G35])" office:value-type="string" office:string-value="tenor rec-35 &#10;[58928]">
            <text:p>tenor rec-35 <text:line-break/>[58928]</text:p>
          </table:table-cell>
          <table:table-cell table:style-name="ce55" table:formula="of:=INFO.OBBA.OBBA.OBMAKE([.X$11]&amp;&quot;-&quot;&amp;ROW();&quot;String&quot;;[.H35])" office:value-type="string" office:string-value="forward rec-35 &#10;[58929]">
            <text:p>forward rec-35 <text:line-break/>[58929]</text:p>
          </table:table-cell>
          <table:table-cell table:style-name="ce55" table:formula="of:=INFO.OBBA.OBBA.OBMAKE([.Y$11]&amp;&quot;-&quot;&amp;ROW();&quot;double&quot;;[.I35])" office:value-type="string" office:string-value="spread rec-35 &#10;[58930]">
            <text:p>spread rec-35 <text:line-break/>[58930]</text:p>
          </table:table-cell>
          <table:table-cell table:style-name="ce55" table:formula="of:=INFO.OBBA.OBBA.OBMAKE([.Z$11]&amp;&quot;-&quot;&amp;ROW();&quot;String&quot;;[.J35])" office:value-type="string" office:string-value="discount rec-35 &#10;[58931]">
            <text:p>discount rec-35 <text:line-break/>[58931]</text:p>
          </table:table-cell>
          <table:table-cell table:style-name="ce55" table:formula="of:=INFO.OBBA.OBBA.OBMAKE([.AA$11]&amp;&quot;-&quot;&amp;ROW();&quot;double[]&quot;;[.L35:.N35])" office:value-type="string" office:string-value="tenor pay-35 &#10;[58932]">
            <text:p>tenor pay-35 <text:line-break/>[58932]</text:p>
          </table:table-cell>
          <table:table-cell table:style-name="ce55" table:formula="of:=INFO.OBBA.OBBA.OBMAKE([.AB$11]&amp;&quot;-&quot;&amp;ROW();&quot;String&quot;;[.O35])" office:value-type="string" office:string-value="forward pay-35 &#10;[58933]">
            <text:p>forward pay-35 <text:line-break/>[58933]</text:p>
          </table:table-cell>
          <table:table-cell table:style-name="ce55" table:formula="of:=INFO.OBBA.OBBA.OBMAKE([.AC$11]&amp;&quot;-&quot;&amp;ROW();&quot;double&quot;;[.P35])" office:value-type="string" office:string-value="spread pay-35 &#10;[58934]">
            <text:p>spread pay-35 <text:line-break/>[58934]</text:p>
          </table:table-cell>
          <table:table-cell table:style-name="ce55" table:formula="of:=INFO.OBBA.OBBA.OBMAKE([.AD$11]&amp;&quot;-&quot;&amp;ROW();&quot;String&quot;;[.Q35])" office:value-type="string" office:string-value="disocunt pay-35 &#10;[58935]">
            <text:p>disocunt pay-35 <text:line-break/>[58935]</text:p>
          </table:table-cell>
          <table:table-cell table:style-name="ce55" table:formula="of:=INFO.OBBA.OBBA.OBMAKE([.AE$11]&amp;&quot;-&quot;&amp;ROW();&quot;String&quot;;[.S35])" office:value-type="string" office:string-value="calibration curve-35 &#10;[58936]">
            <text:p>calibration curve-35 <text:line-break/>[58936]</text:p>
          </table:table-cell>
          <table:table-cell table:style-name="ce55" table:formula="of:=INFO.OBBA.OBBA.OBMAKE([.AF$11]&amp;&quot;-&quot;&amp;ROW();&quot;double&quot;;[.T35])" office:value-type="string" office:string-value="calibration time-35 &#10;[58937]">
            <text:p>calibration time-35 <text:line-break/>[58937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36:.AF36])" office:value-type="string" office:string-value="calibItem-36 &#10;[58950]">
            <text:p>calibItem-36 <text:line-break/>[58950]</text:p>
          </table:table-cell>
          <table:table-cell table:style-name="ce24" table:formula="of:=INFO.OBBA.OBBA.OBGET(INFO.OBBA.OBBA.OBCALL(&quot;&quot;;INFO.OBBA.OBBA.OBCALL(&quot;&quot;;[.$B$7];&quot;getCalibrationProductForSpec&quot;;[.B36]);&quot;getValue&quot;;INFO.OBBA.OBBA.OBCALL(&quot;&quot;;[.$B$7];&quot;getModel&quot;)))" office:value-type="percentage" office:value="0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7">
            <text:p>7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36]" office:value-type="float" office:value="0">
            <text:p>0</text:p>
          </table:table-cell>
          <table:table-cell table:style-name="ce39" table:formula="of:=[.F36]" office:value-type="float" office:value="7">
            <text:p>7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1168">
            <text:p>1,168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36]" office:value-type="string" office:string-value="forward-EUR-3M">
            <text:p>forward-EUR-3M</text:p>
          </table:table-cell>
          <table:table-cell table:style-name="ce39" table:formula="of:=[.F36]-[.G36]" office:value-type="float" office:value="6.75">
            <text:p>6,75</text:p>
          </table:table-cell>
          <table:table-cell/>
          <table:table-cell table:style-name="ce55" table:formula="of:=INFO.OBBA.OBBA.OBMAKE([.V$11]&amp;&quot;-&quot;&amp;ROW();&quot;String&quot;;[.D36])" office:value-type="string" office:string-value="type-36 &#10;[58939]">
            <text:p>type-36 <text:line-break/>[58939]</text:p>
          </table:table-cell>
          <table:table-cell table:style-name="ce55" table:formula="of:=INFO.OBBA.OBBA.OBMAKE([.W$11]&amp;&quot;-&quot;&amp;ROW();&quot;double[]&quot;;[.E36:.G36])" office:value-type="string" office:string-value="tenor rec-36 &#10;[58940]">
            <text:p>tenor rec-36 <text:line-break/>[58940]</text:p>
          </table:table-cell>
          <table:table-cell table:style-name="ce55" table:formula="of:=INFO.OBBA.OBBA.OBMAKE([.X$11]&amp;&quot;-&quot;&amp;ROW();&quot;String&quot;;[.H36])" office:value-type="string" office:string-value="forward rec-36 &#10;[58941]">
            <text:p>forward rec-36 <text:line-break/>[58941]</text:p>
          </table:table-cell>
          <table:table-cell table:style-name="ce55" table:formula="of:=INFO.OBBA.OBBA.OBMAKE([.Y$11]&amp;&quot;-&quot;&amp;ROW();&quot;double&quot;;[.I36])" office:value-type="string" office:string-value="spread rec-36 &#10;[58942]">
            <text:p>spread rec-36 <text:line-break/>[58942]</text:p>
          </table:table-cell>
          <table:table-cell table:style-name="ce55" table:formula="of:=INFO.OBBA.OBBA.OBMAKE([.Z$11]&amp;&quot;-&quot;&amp;ROW();&quot;String&quot;;[.J36])" office:value-type="string" office:string-value="discount rec-36 &#10;[58943]">
            <text:p>discount rec-36 <text:line-break/>[58943]</text:p>
          </table:table-cell>
          <table:table-cell table:style-name="ce55" table:formula="of:=INFO.OBBA.OBBA.OBMAKE([.AA$11]&amp;&quot;-&quot;&amp;ROW();&quot;double[]&quot;;[.L36:.N36])" office:value-type="string" office:string-value="tenor pay-36 &#10;[58944]">
            <text:p>tenor pay-36 <text:line-break/>[58944]</text:p>
          </table:table-cell>
          <table:table-cell table:style-name="ce55" table:formula="of:=INFO.OBBA.OBBA.OBMAKE([.AB$11]&amp;&quot;-&quot;&amp;ROW();&quot;String&quot;;[.O36])" office:value-type="string" office:string-value="forward pay-36 &#10;[58945]">
            <text:p>forward pay-36 <text:line-break/>[58945]</text:p>
          </table:table-cell>
          <table:table-cell table:style-name="ce55" table:formula="of:=INFO.OBBA.OBBA.OBMAKE([.AC$11]&amp;&quot;-&quot;&amp;ROW();&quot;double&quot;;[.P36])" office:value-type="string" office:string-value="spread pay-36 &#10;[58946]">
            <text:p>spread pay-36 <text:line-break/>[58946]</text:p>
          </table:table-cell>
          <table:table-cell table:style-name="ce55" table:formula="of:=INFO.OBBA.OBBA.OBMAKE([.AD$11]&amp;&quot;-&quot;&amp;ROW();&quot;String&quot;;[.Q36])" office:value-type="string" office:string-value="disocunt pay-36 &#10;[58947]">
            <text:p>disocunt pay-36 <text:line-break/>[58947]</text:p>
          </table:table-cell>
          <table:table-cell table:style-name="ce55" table:formula="of:=INFO.OBBA.OBBA.OBMAKE([.AE$11]&amp;&quot;-&quot;&amp;ROW();&quot;String&quot;;[.S36])" office:value-type="string" office:string-value="calibration curve-36 &#10;[58948]">
            <text:p>calibration curve-36 <text:line-break/>[58948]</text:p>
          </table:table-cell>
          <table:table-cell table:style-name="ce55" table:formula="of:=INFO.OBBA.OBBA.OBMAKE([.AF$11]&amp;&quot;-&quot;&amp;ROW();&quot;double&quot;;[.T36])" office:value-type="string" office:string-value="calibration time-36 &#10;[58949]">
            <text:p>calibration time-36 <text:line-break/>[58949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37:.AF37])" office:value-type="string" office:string-value="calibItem-37 &#10;[58962]">
            <text:p>calibItem-37 <text:line-break/>[58962]</text:p>
          </table:table-cell>
          <table:table-cell table:style-name="ce24" table:formula="of:=INFO.OBBA.OBBA.OBGET(INFO.OBBA.OBBA.OBCALL(&quot;&quot;;INFO.OBBA.OBBA.OBCALL(&quot;&quot;;[.$B$7];&quot;getCalibrationProductForSpec&quot;;[.B37]);&quot;getValue&quot;;INFO.OBBA.OBBA.OBCALL(&quot;&quot;;[.$B$7];&quot;getModel&quot;)))" office:value-type="percentage" office:value="6.93889390390722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8">
            <text:p>8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37]" office:value-type="float" office:value="0">
            <text:p>0</text:p>
          </table:table-cell>
          <table:table-cell table:style-name="ce39" table:formula="of:=[.F37]" office:value-type="float" office:value="8">
            <text:p>8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1316">
            <text:p>1,316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37]" office:value-type="string" office:string-value="forward-EUR-3M">
            <text:p>forward-EUR-3M</text:p>
          </table:table-cell>
          <table:table-cell table:style-name="ce39" table:formula="of:=[.F37]-[.G37]" office:value-type="float" office:value="7.75">
            <text:p>7,75</text:p>
          </table:table-cell>
          <table:table-cell/>
          <table:table-cell table:style-name="ce55" table:formula="of:=INFO.OBBA.OBBA.OBMAKE([.V$11]&amp;&quot;-&quot;&amp;ROW();&quot;String&quot;;[.D37])" office:value-type="string" office:string-value="type-37 &#10;[58951]">
            <text:p>type-37 <text:line-break/>[58951]</text:p>
          </table:table-cell>
          <table:table-cell table:style-name="ce55" table:formula="of:=INFO.OBBA.OBBA.OBMAKE([.W$11]&amp;&quot;-&quot;&amp;ROW();&quot;double[]&quot;;[.E37:.G37])" office:value-type="string" office:string-value="tenor rec-37 &#10;[58952]">
            <text:p>tenor rec-37 <text:line-break/>[58952]</text:p>
          </table:table-cell>
          <table:table-cell table:style-name="ce55" table:formula="of:=INFO.OBBA.OBBA.OBMAKE([.X$11]&amp;&quot;-&quot;&amp;ROW();&quot;String&quot;;[.H37])" office:value-type="string" office:string-value="forward rec-37 &#10;[58953]">
            <text:p>forward rec-37 <text:line-break/>[58953]</text:p>
          </table:table-cell>
          <table:table-cell table:style-name="ce55" table:formula="of:=INFO.OBBA.OBBA.OBMAKE([.Y$11]&amp;&quot;-&quot;&amp;ROW();&quot;double&quot;;[.I37])" office:value-type="string" office:string-value="spread rec-37 &#10;[58954]">
            <text:p>spread rec-37 <text:line-break/>[58954]</text:p>
          </table:table-cell>
          <table:table-cell table:style-name="ce55" table:formula="of:=INFO.OBBA.OBBA.OBMAKE([.Z$11]&amp;&quot;-&quot;&amp;ROW();&quot;String&quot;;[.J37])" office:value-type="string" office:string-value="discount rec-37 &#10;[58955]">
            <text:p>discount rec-37 <text:line-break/>[58955]</text:p>
          </table:table-cell>
          <table:table-cell table:style-name="ce55" table:formula="of:=INFO.OBBA.OBBA.OBMAKE([.AA$11]&amp;&quot;-&quot;&amp;ROW();&quot;double[]&quot;;[.L37:.N37])" office:value-type="string" office:string-value="tenor pay-37 &#10;[58956]">
            <text:p>tenor pay-37 <text:line-break/>[58956]</text:p>
          </table:table-cell>
          <table:table-cell table:style-name="ce55" table:formula="of:=INFO.OBBA.OBBA.OBMAKE([.AB$11]&amp;&quot;-&quot;&amp;ROW();&quot;String&quot;;[.O37])" office:value-type="string" office:string-value="forward pay-37 &#10;[58957]">
            <text:p>forward pay-37 <text:line-break/>[58957]</text:p>
          </table:table-cell>
          <table:table-cell table:style-name="ce55" table:formula="of:=INFO.OBBA.OBBA.OBMAKE([.AC$11]&amp;&quot;-&quot;&amp;ROW();&quot;double&quot;;[.P37])" office:value-type="string" office:string-value="spread pay-37 &#10;[58958]">
            <text:p>spread pay-37 <text:line-break/>[58958]</text:p>
          </table:table-cell>
          <table:table-cell table:style-name="ce55" table:formula="of:=INFO.OBBA.OBBA.OBMAKE([.AD$11]&amp;&quot;-&quot;&amp;ROW();&quot;String&quot;;[.Q37])" office:value-type="string" office:string-value="disocunt pay-37 &#10;[58959]">
            <text:p>disocunt pay-37 <text:line-break/>[58959]</text:p>
          </table:table-cell>
          <table:table-cell table:style-name="ce55" table:formula="of:=INFO.OBBA.OBBA.OBMAKE([.AE$11]&amp;&quot;-&quot;&amp;ROW();&quot;String&quot;;[.S37])" office:value-type="string" office:string-value="calibration curve-37 &#10;[58960]">
            <text:p>calibration curve-37 <text:line-break/>[58960]</text:p>
          </table:table-cell>
          <table:table-cell table:style-name="ce55" table:formula="of:=INFO.OBBA.OBBA.OBMAKE([.AF$11]&amp;&quot;-&quot;&amp;ROW();&quot;double&quot;;[.T37])" office:value-type="string" office:string-value="calibration time-37 &#10;[58961]">
            <text:p>calibration time-37 <text:line-break/>[58961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38:.AF38])" office:value-type="string" office:string-value="calibItem-38 &#10;[58974]">
            <text:p>calibItem-38 <text:line-break/>[58974]</text:p>
          </table:table-cell>
          <table:table-cell table:style-name="ce24" table:formula="of:=INFO.OBBA.OBBA.OBGET(INFO.OBBA.OBBA.OBCALL(&quot;&quot;;INFO.OBBA.OBBA.OBCALL(&quot;&quot;;[.$B$7];&quot;getCalibrationProductForSpec&quot;;[.B38]);&quot;getValue&quot;;INFO.OBBA.OBBA.OBCALL(&quot;&quot;;[.$B$7];&quot;getModel&quot;)))" office:value-type="percentage" office:value="3.46944695195361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9">
            <text:p>9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38]" office:value-type="float" office:value="0">
            <text:p>0</text:p>
          </table:table-cell>
          <table:table-cell table:style-name="ce39" table:formula="of:=[.F38]" office:value-type="float" office:value="9">
            <text:p>9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1442">
            <text:p>1,442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38]" office:value-type="string" office:string-value="forward-EUR-3M">
            <text:p>forward-EUR-3M</text:p>
          </table:table-cell>
          <table:table-cell table:style-name="ce39" table:formula="of:=[.F38]-[.G38]" office:value-type="float" office:value="8.75">
            <text:p>8,75</text:p>
          </table:table-cell>
          <table:table-cell/>
          <table:table-cell table:style-name="ce55" table:formula="of:=INFO.OBBA.OBBA.OBMAKE([.V$11]&amp;&quot;-&quot;&amp;ROW();&quot;String&quot;;[.D38])" office:value-type="string" office:string-value="type-38 &#10;[58963]">
            <text:p>type-38 <text:line-break/>[58963]</text:p>
          </table:table-cell>
          <table:table-cell table:style-name="ce55" table:formula="of:=INFO.OBBA.OBBA.OBMAKE([.W$11]&amp;&quot;-&quot;&amp;ROW();&quot;double[]&quot;;[.E38:.G38])" office:value-type="string" office:string-value="tenor rec-38 &#10;[58964]">
            <text:p>tenor rec-38 <text:line-break/>[58964]</text:p>
          </table:table-cell>
          <table:table-cell table:style-name="ce55" table:formula="of:=INFO.OBBA.OBBA.OBMAKE([.X$11]&amp;&quot;-&quot;&amp;ROW();&quot;String&quot;;[.H38])" office:value-type="string" office:string-value="forward rec-38 &#10;[58965]">
            <text:p>forward rec-38 <text:line-break/>[58965]</text:p>
          </table:table-cell>
          <table:table-cell table:style-name="ce55" table:formula="of:=INFO.OBBA.OBBA.OBMAKE([.Y$11]&amp;&quot;-&quot;&amp;ROW();&quot;double&quot;;[.I38])" office:value-type="string" office:string-value="spread rec-38 &#10;[58966]">
            <text:p>spread rec-38 <text:line-break/>[58966]</text:p>
          </table:table-cell>
          <table:table-cell table:style-name="ce55" table:formula="of:=INFO.OBBA.OBBA.OBMAKE([.Z$11]&amp;&quot;-&quot;&amp;ROW();&quot;String&quot;;[.J38])" office:value-type="string" office:string-value="discount rec-38 &#10;[58967]">
            <text:p>discount rec-38 <text:line-break/>[58967]</text:p>
          </table:table-cell>
          <table:table-cell table:style-name="ce55" table:formula="of:=INFO.OBBA.OBBA.OBMAKE([.AA$11]&amp;&quot;-&quot;&amp;ROW();&quot;double[]&quot;;[.L38:.N38])" office:value-type="string" office:string-value="tenor pay-38 &#10;[58968]">
            <text:p>tenor pay-38 <text:line-break/>[58968]</text:p>
          </table:table-cell>
          <table:table-cell table:style-name="ce55" table:formula="of:=INFO.OBBA.OBBA.OBMAKE([.AB$11]&amp;&quot;-&quot;&amp;ROW();&quot;String&quot;;[.O38])" office:value-type="string" office:string-value="forward pay-38 &#10;[58969]">
            <text:p>forward pay-38 <text:line-break/>[58969]</text:p>
          </table:table-cell>
          <table:table-cell table:style-name="ce55" table:formula="of:=INFO.OBBA.OBBA.OBMAKE([.AC$11]&amp;&quot;-&quot;&amp;ROW();&quot;double&quot;;[.P38])" office:value-type="string" office:string-value="spread pay-38 &#10;[58970]">
            <text:p>spread pay-38 <text:line-break/>[58970]</text:p>
          </table:table-cell>
          <table:table-cell table:style-name="ce55" table:formula="of:=INFO.OBBA.OBBA.OBMAKE([.AD$11]&amp;&quot;-&quot;&amp;ROW();&quot;String&quot;;[.Q38])" office:value-type="string" office:string-value="disocunt pay-38 &#10;[58971]">
            <text:p>disocunt pay-38 <text:line-break/>[58971]</text:p>
          </table:table-cell>
          <table:table-cell table:style-name="ce55" table:formula="of:=INFO.OBBA.OBBA.OBMAKE([.AE$11]&amp;&quot;-&quot;&amp;ROW();&quot;String&quot;;[.S38])" office:value-type="string" office:string-value="calibration curve-38 &#10;[58972]">
            <text:p>calibration curve-38 <text:line-break/>[58972]</text:p>
          </table:table-cell>
          <table:table-cell table:style-name="ce55" table:formula="of:=INFO.OBBA.OBBA.OBMAKE([.AF$11]&amp;&quot;-&quot;&amp;ROW();&quot;double&quot;;[.T38])" office:value-type="string" office:string-value="calibration time-38 &#10;[58973]">
            <text:p>calibration time-38 <text:line-break/>[58973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39:.AF39])" office:value-type="string" office:string-value="calibItem-39 &#10;[58986]">
            <text:p>calibItem-39 <text:line-break/>[58986]</text:p>
          </table:table-cell>
          <table:table-cell table:style-name="ce24" table:formula="of:=INFO.OBBA.OBBA.OBGET(INFO.OBBA.OBBA.OBCALL(&quot;&quot;;INFO.OBBA.OBBA.OBCALL(&quot;&quot;;[.$B$7];&quot;getCalibrationProductForSpec&quot;;[.B39]);&quot;getValue&quot;;INFO.OBBA.OBBA.OBCALL(&quot;&quot;;[.$B$7];&quot;getModel&quot;)))" office:value-type="percentage" office:value="6.93889390390722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39]" office:value-type="float" office:value="0">
            <text:p>0</text:p>
          </table:table-cell>
          <table:table-cell table:style-name="ce39" table:formula="of:=[.F39]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1557">
            <text:p>1,557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39]" office:value-type="string" office:string-value="forward-EUR-3M">
            <text:p>forward-EUR-3M</text:p>
          </table:table-cell>
          <table:table-cell table:style-name="ce39" table:formula="of:=[.F39]-[.G39]" office:value-type="float" office:value="9.75">
            <text:p>9,75</text:p>
          </table:table-cell>
          <table:table-cell/>
          <table:table-cell table:style-name="ce55" table:formula="of:=INFO.OBBA.OBBA.OBMAKE([.V$11]&amp;&quot;-&quot;&amp;ROW();&quot;String&quot;;[.D39])" office:value-type="string" office:string-value="type-39 &#10;[58975]">
            <text:p>type-39 <text:line-break/>[58975]</text:p>
          </table:table-cell>
          <table:table-cell table:style-name="ce55" table:formula="of:=INFO.OBBA.OBBA.OBMAKE([.W$11]&amp;&quot;-&quot;&amp;ROW();&quot;double[]&quot;;[.E39:.G39])" office:value-type="string" office:string-value="tenor rec-39 &#10;[58976]">
            <text:p>tenor rec-39 <text:line-break/>[58976]</text:p>
          </table:table-cell>
          <table:table-cell table:style-name="ce55" table:formula="of:=INFO.OBBA.OBBA.OBMAKE([.X$11]&amp;&quot;-&quot;&amp;ROW();&quot;String&quot;;[.H39])" office:value-type="string" office:string-value="forward rec-39 &#10;[58977]">
            <text:p>forward rec-39 <text:line-break/>[58977]</text:p>
          </table:table-cell>
          <table:table-cell table:style-name="ce55" table:formula="of:=INFO.OBBA.OBBA.OBMAKE([.Y$11]&amp;&quot;-&quot;&amp;ROW();&quot;double&quot;;[.I39])" office:value-type="string" office:string-value="spread rec-39 &#10;[58978]">
            <text:p>spread rec-39 <text:line-break/>[58978]</text:p>
          </table:table-cell>
          <table:table-cell table:style-name="ce55" table:formula="of:=INFO.OBBA.OBBA.OBMAKE([.Z$11]&amp;&quot;-&quot;&amp;ROW();&quot;String&quot;;[.J39])" office:value-type="string" office:string-value="discount rec-39 &#10;[58979]">
            <text:p>discount rec-39 <text:line-break/>[58979]</text:p>
          </table:table-cell>
          <table:table-cell table:style-name="ce55" table:formula="of:=INFO.OBBA.OBBA.OBMAKE([.AA$11]&amp;&quot;-&quot;&amp;ROW();&quot;double[]&quot;;[.L39:.N39])" office:value-type="string" office:string-value="tenor pay-39 &#10;[58980]">
            <text:p>tenor pay-39 <text:line-break/>[58980]</text:p>
          </table:table-cell>
          <table:table-cell table:style-name="ce55" table:formula="of:=INFO.OBBA.OBBA.OBMAKE([.AB$11]&amp;&quot;-&quot;&amp;ROW();&quot;String&quot;;[.O39])" office:value-type="string" office:string-value="forward pay-39 &#10;[58981]">
            <text:p>forward pay-39 <text:line-break/>[58981]</text:p>
          </table:table-cell>
          <table:table-cell table:style-name="ce55" table:formula="of:=INFO.OBBA.OBBA.OBMAKE([.AC$11]&amp;&quot;-&quot;&amp;ROW();&quot;double&quot;;[.P39])" office:value-type="string" office:string-value="spread pay-39 &#10;[58982]">
            <text:p>spread pay-39 <text:line-break/>[58982]</text:p>
          </table:table-cell>
          <table:table-cell table:style-name="ce55" table:formula="of:=INFO.OBBA.OBBA.OBMAKE([.AD$11]&amp;&quot;-&quot;&amp;ROW();&quot;String&quot;;[.Q39])" office:value-type="string" office:string-value="disocunt pay-39 &#10;[58983]">
            <text:p>disocunt pay-39 <text:line-break/>[58983]</text:p>
          </table:table-cell>
          <table:table-cell table:style-name="ce55" table:formula="of:=INFO.OBBA.OBBA.OBMAKE([.AE$11]&amp;&quot;-&quot;&amp;ROW();&quot;String&quot;;[.S39])" office:value-type="string" office:string-value="calibration curve-39 &#10;[58984]">
            <text:p>calibration curve-39 <text:line-break/>[58984]</text:p>
          </table:table-cell>
          <table:table-cell table:style-name="ce55" table:formula="of:=INFO.OBBA.OBBA.OBMAKE([.AF$11]&amp;&quot;-&quot;&amp;ROW();&quot;double&quot;;[.T39])" office:value-type="string" office:string-value="calibration time-39 &#10;[58985]">
            <text:p>calibration time-39 <text:line-break/>[58985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40:.AF40])" office:value-type="string" office:string-value="calibItem-40 &#10;[58998]">
            <text:p>calibItem-40 <text:line-break/>[58998]</text:p>
          </table:table-cell>
          <table:table-cell table:style-name="ce24" table:formula="of:=INFO.OBBA.OBBA.OBGET(INFO.OBBA.OBBA.OBCALL(&quot;&quot;;INFO.OBBA.OBBA.OBCALL(&quot;&quot;;[.$B$7];&quot;getCalibrationProductForSpec&quot;;[.B40]);&quot;getValue&quot;;INFO.OBBA.OBBA.OBCALL(&quot;&quot;;[.$B$7];&quot;getModel&quot;)))" office:value-type="percentage" office:value="2.08166817117216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5">
            <text:p>15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40]" office:value-type="float" office:value="0">
            <text:p>0</text:p>
          </table:table-cell>
          <table:table-cell table:style-name="ce39" table:formula="of:=[.F40]" office:value-type="float" office:value="15">
            <text:p>15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1942">
            <text:p>1,942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40]" office:value-type="string" office:string-value="forward-EUR-3M">
            <text:p>forward-EUR-3M</text:p>
          </table:table-cell>
          <table:table-cell table:style-name="ce39" table:formula="of:=[.F40]-[.G40]" office:value-type="float" office:value="14.75">
            <text:p>14,75</text:p>
          </table:table-cell>
          <table:table-cell/>
          <table:table-cell table:style-name="ce55" table:formula="of:=INFO.OBBA.OBBA.OBMAKE([.V$11]&amp;&quot;-&quot;&amp;ROW();&quot;String&quot;;[.D40])" office:value-type="string" office:string-value="type-40 &#10;[58987]">
            <text:p>type-40 <text:line-break/>[58987]</text:p>
          </table:table-cell>
          <table:table-cell table:style-name="ce55" table:formula="of:=INFO.OBBA.OBBA.OBMAKE([.W$11]&amp;&quot;-&quot;&amp;ROW();&quot;double[]&quot;;[.E40:.G40])" office:value-type="string" office:string-value="tenor rec-40 &#10;[58988]">
            <text:p>tenor rec-40 <text:line-break/>[58988]</text:p>
          </table:table-cell>
          <table:table-cell table:style-name="ce55" table:formula="of:=INFO.OBBA.OBBA.OBMAKE([.X$11]&amp;&quot;-&quot;&amp;ROW();&quot;String&quot;;[.H40])" office:value-type="string" office:string-value="forward rec-40 &#10;[58989]">
            <text:p>forward rec-40 <text:line-break/>[58989]</text:p>
          </table:table-cell>
          <table:table-cell table:style-name="ce55" table:formula="of:=INFO.OBBA.OBBA.OBMAKE([.Y$11]&amp;&quot;-&quot;&amp;ROW();&quot;double&quot;;[.I40])" office:value-type="string" office:string-value="spread rec-40 &#10;[58990]">
            <text:p>spread rec-40 <text:line-break/>[58990]</text:p>
          </table:table-cell>
          <table:table-cell table:style-name="ce55" table:formula="of:=INFO.OBBA.OBBA.OBMAKE([.Z$11]&amp;&quot;-&quot;&amp;ROW();&quot;String&quot;;[.J40])" office:value-type="string" office:string-value="discount rec-40 &#10;[58991]">
            <text:p>discount rec-40 <text:line-break/>[58991]</text:p>
          </table:table-cell>
          <table:table-cell table:style-name="ce55" table:formula="of:=INFO.OBBA.OBBA.OBMAKE([.AA$11]&amp;&quot;-&quot;&amp;ROW();&quot;double[]&quot;;[.L40:.N40])" office:value-type="string" office:string-value="tenor pay-40 &#10;[58992]">
            <text:p>tenor pay-40 <text:line-break/>[58992]</text:p>
          </table:table-cell>
          <table:table-cell table:style-name="ce55" table:formula="of:=INFO.OBBA.OBBA.OBMAKE([.AB$11]&amp;&quot;-&quot;&amp;ROW();&quot;String&quot;;[.O40])" office:value-type="string" office:string-value="forward pay-40 &#10;[58993]">
            <text:p>forward pay-40 <text:line-break/>[58993]</text:p>
          </table:table-cell>
          <table:table-cell table:style-name="ce55" table:formula="of:=INFO.OBBA.OBBA.OBMAKE([.AC$11]&amp;&quot;-&quot;&amp;ROW();&quot;double&quot;;[.P40])" office:value-type="string" office:string-value="spread pay-40 &#10;[58994]">
            <text:p>spread pay-40 <text:line-break/>[58994]</text:p>
          </table:table-cell>
          <table:table-cell table:style-name="ce55" table:formula="of:=INFO.OBBA.OBBA.OBMAKE([.AD$11]&amp;&quot;-&quot;&amp;ROW();&quot;String&quot;;[.Q40])" office:value-type="string" office:string-value="disocunt pay-40 &#10;[58995]">
            <text:p>disocunt pay-40 <text:line-break/>[58995]</text:p>
          </table:table-cell>
          <table:table-cell table:style-name="ce55" table:formula="of:=INFO.OBBA.OBBA.OBMAKE([.AE$11]&amp;&quot;-&quot;&amp;ROW();&quot;String&quot;;[.S40])" office:value-type="string" office:string-value="calibration curve-40 &#10;[58996]">
            <text:p>calibration curve-40 <text:line-break/>[58996]</text:p>
          </table:table-cell>
          <table:table-cell table:style-name="ce55" table:formula="of:=INFO.OBBA.OBBA.OBMAKE([.AF$11]&amp;&quot;-&quot;&amp;ROW();&quot;double&quot;;[.T40])" office:value-type="string" office:string-value="calibration time-40 &#10;[58997]">
            <text:p>calibration time-40 <text:line-break/>[58997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41:.AF41])" office:value-type="string" office:string-value="calibItem-41 &#10;[59010]">
            <text:p>calibItem-41 <text:line-break/>[59010]</text:p>
          </table:table-cell>
          <table:table-cell table:style-name="ce24" table:formula="of:=INFO.OBBA.OBBA.OBGET(INFO.OBBA.OBBA.OBCALL(&quot;&quot;;INFO.OBBA.OBBA.OBCALL(&quot;&quot;;[.$B$7];&quot;getCalibrationProductForSpec&quot;;[.B41]);&quot;getValue&quot;;INFO.OBBA.OBBA.OBCALL(&quot;&quot;;[.$B$7];&quot;getModel&quot;)))" office:value-type="percentage" office:value="1.38777878078144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41]" office:value-type="float" office:value="0">
            <text:p>0</text:p>
          </table:table-cell>
          <table:table-cell table:style-name="ce39" table:formula="of:=[.F41]" office:value-type="float" office:value="20">
            <text:p>20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2029">
            <text:p>2,029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41]" office:value-type="string" office:string-value="forward-EUR-3M">
            <text:p>forward-EUR-3M</text:p>
          </table:table-cell>
          <table:table-cell table:style-name="ce39" table:formula="of:=[.F41]-[.G41]" office:value-type="float" office:value="19.75">
            <text:p>19,75</text:p>
          </table:table-cell>
          <table:table-cell/>
          <table:table-cell table:style-name="ce55" table:formula="of:=INFO.OBBA.OBBA.OBMAKE([.V$11]&amp;&quot;-&quot;&amp;ROW();&quot;String&quot;;[.D41])" office:value-type="string" office:string-value="type-41 &#10;[58999]">
            <text:p>type-41 <text:line-break/>[58999]</text:p>
          </table:table-cell>
          <table:table-cell table:style-name="ce55" table:formula="of:=INFO.OBBA.OBBA.OBMAKE([.W$11]&amp;&quot;-&quot;&amp;ROW();&quot;double[]&quot;;[.E41:.G41])" office:value-type="string" office:string-value="tenor rec-41 &#10;[59000]">
            <text:p>tenor rec-41 <text:line-break/>[59000]</text:p>
          </table:table-cell>
          <table:table-cell table:style-name="ce55" table:formula="of:=INFO.OBBA.OBBA.OBMAKE([.X$11]&amp;&quot;-&quot;&amp;ROW();&quot;String&quot;;[.H41])" office:value-type="string" office:string-value="forward rec-41 &#10;[59001]">
            <text:p>forward rec-41 <text:line-break/>[59001]</text:p>
          </table:table-cell>
          <table:table-cell table:style-name="ce55" table:formula="of:=INFO.OBBA.OBBA.OBMAKE([.Y$11]&amp;&quot;-&quot;&amp;ROW();&quot;double&quot;;[.I41])" office:value-type="string" office:string-value="spread rec-41 &#10;[59002]">
            <text:p>spread rec-41 <text:line-break/>[59002]</text:p>
          </table:table-cell>
          <table:table-cell table:style-name="ce55" table:formula="of:=INFO.OBBA.OBBA.OBMAKE([.Z$11]&amp;&quot;-&quot;&amp;ROW();&quot;String&quot;;[.J41])" office:value-type="string" office:string-value="discount rec-41 &#10;[59003]">
            <text:p>discount rec-41 <text:line-break/>[59003]</text:p>
          </table:table-cell>
          <table:table-cell table:style-name="ce55" table:formula="of:=INFO.OBBA.OBBA.OBMAKE([.AA$11]&amp;&quot;-&quot;&amp;ROW();&quot;double[]&quot;;[.L41:.N41])" office:value-type="string" office:string-value="tenor pay-41 &#10;[59004]">
            <text:p>tenor pay-41 <text:line-break/>[59004]</text:p>
          </table:table-cell>
          <table:table-cell table:style-name="ce55" table:formula="of:=INFO.OBBA.OBBA.OBMAKE([.AB$11]&amp;&quot;-&quot;&amp;ROW();&quot;String&quot;;[.O41])" office:value-type="string" office:string-value="forward pay-41 &#10;[59005]">
            <text:p>forward pay-41 <text:line-break/>[59005]</text:p>
          </table:table-cell>
          <table:table-cell table:style-name="ce55" table:formula="of:=INFO.OBBA.OBBA.OBMAKE([.AC$11]&amp;&quot;-&quot;&amp;ROW();&quot;double&quot;;[.P41])" office:value-type="string" office:string-value="spread pay-41 &#10;[59006]">
            <text:p>spread pay-41 <text:line-break/>[59006]</text:p>
          </table:table-cell>
          <table:table-cell table:style-name="ce55" table:formula="of:=INFO.OBBA.OBBA.OBMAKE([.AD$11]&amp;&quot;-&quot;&amp;ROW();&quot;String&quot;;[.Q41])" office:value-type="string" office:string-value="disocunt pay-41 &#10;[59007]">
            <text:p>disocunt pay-41 <text:line-break/>[59007]</text:p>
          </table:table-cell>
          <table:table-cell table:style-name="ce55" table:formula="of:=INFO.OBBA.OBBA.OBMAKE([.AE$11]&amp;&quot;-&quot;&amp;ROW();&quot;String&quot;;[.S41])" office:value-type="string" office:string-value="calibration curve-41 &#10;[59008]">
            <text:p>calibration curve-41 <text:line-break/>[59008]</text:p>
          </table:table-cell>
          <table:table-cell table:style-name="ce55" table:formula="of:=INFO.OBBA.OBBA.OBMAKE([.AF$11]&amp;&quot;-&quot;&amp;ROW();&quot;double&quot;;[.T41])" office:value-type="string" office:string-value="calibration time-41 &#10;[59009]">
            <text:p>calibration time-41 <text:line-break/>[59009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42:.AF42])" office:value-type="string" office:string-value="calibItem-42 &#10;[59022]">
            <text:p>calibItem-42 <text:line-break/>[59022]</text:p>
          </table:table-cell>
          <table:table-cell table:style-name="ce24" table:formula="of:=INFO.OBBA.OBBA.OBGET(INFO.OBBA.OBBA.OBCALL(&quot;&quot;;INFO.OBBA.OBBA.OBCALL(&quot;&quot;;[.$B$7];&quot;getCalibrationProductForSpec&quot;;[.B42]);&quot;getValue&quot;;INFO.OBBA.OBBA.OBCALL(&quot;&quot;;[.$B$7];&quot;getModel&quot;)))" office:value-type="percentage" office:value="4.85722573273505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0">
            <text:p>3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42]" office:value-type="float" office:value="0">
            <text:p>0</text:p>
          </table:table-cell>
          <table:table-cell table:style-name="ce39" table:formula="of:=[.F42]" office:value-type="float" office:value="30">
            <text:p>30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2097">
            <text:p>2,097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42]" office:value-type="string" office:string-value="forward-EUR-3M">
            <text:p>forward-EUR-3M</text:p>
          </table:table-cell>
          <table:table-cell table:style-name="ce39" table:formula="of:=[.F42]-[.G42]" office:value-type="float" office:value="29.75">
            <text:p>29,75</text:p>
          </table:table-cell>
          <table:table-cell/>
          <table:table-cell table:style-name="ce55" table:formula="of:=INFO.OBBA.OBBA.OBMAKE([.V$11]&amp;&quot;-&quot;&amp;ROW();&quot;String&quot;;[.D42])" office:value-type="string" office:string-value="type-42 &#10;[59011]">
            <text:p>type-42 <text:line-break/>[59011]</text:p>
          </table:table-cell>
          <table:table-cell table:style-name="ce55" table:formula="of:=INFO.OBBA.OBBA.OBMAKE([.W$11]&amp;&quot;-&quot;&amp;ROW();&quot;double[]&quot;;[.E42:.G42])" office:value-type="string" office:string-value="tenor rec-42 &#10;[59012]">
            <text:p>tenor rec-42 <text:line-break/>[59012]</text:p>
          </table:table-cell>
          <table:table-cell table:style-name="ce55" table:formula="of:=INFO.OBBA.OBBA.OBMAKE([.X$11]&amp;&quot;-&quot;&amp;ROW();&quot;String&quot;;[.H42])" office:value-type="string" office:string-value="forward rec-42 &#10;[59013]">
            <text:p>forward rec-42 <text:line-break/>[59013]</text:p>
          </table:table-cell>
          <table:table-cell table:style-name="ce55" table:formula="of:=INFO.OBBA.OBBA.OBMAKE([.Y$11]&amp;&quot;-&quot;&amp;ROW();&quot;double&quot;;[.I42])" office:value-type="string" office:string-value="spread rec-42 &#10;[59014]">
            <text:p>spread rec-42 <text:line-break/>[59014]</text:p>
          </table:table-cell>
          <table:table-cell table:style-name="ce55" table:formula="of:=INFO.OBBA.OBBA.OBMAKE([.Z$11]&amp;&quot;-&quot;&amp;ROW();&quot;String&quot;;[.J42])" office:value-type="string" office:string-value="discount rec-42 &#10;[59015]">
            <text:p>discount rec-42 <text:line-break/>[59015]</text:p>
          </table:table-cell>
          <table:table-cell table:style-name="ce55" table:formula="of:=INFO.OBBA.OBBA.OBMAKE([.AA$11]&amp;&quot;-&quot;&amp;ROW();&quot;double[]&quot;;[.L42:.N42])" office:value-type="string" office:string-value="tenor pay-42 &#10;[59016]">
            <text:p>tenor pay-42 <text:line-break/>[59016]</text:p>
          </table:table-cell>
          <table:table-cell table:style-name="ce55" table:formula="of:=INFO.OBBA.OBBA.OBMAKE([.AB$11]&amp;&quot;-&quot;&amp;ROW();&quot;String&quot;;[.O42])" office:value-type="string" office:string-value="forward pay-42 &#10;[59017]">
            <text:p>forward pay-42 <text:line-break/>[59017]</text:p>
          </table:table-cell>
          <table:table-cell table:style-name="ce55" table:formula="of:=INFO.OBBA.OBBA.OBMAKE([.AC$11]&amp;&quot;-&quot;&amp;ROW();&quot;double&quot;;[.P42])" office:value-type="string" office:string-value="spread pay-42 &#10;[59018]">
            <text:p>spread pay-42 <text:line-break/>[59018]</text:p>
          </table:table-cell>
          <table:table-cell table:style-name="ce55" table:formula="of:=INFO.OBBA.OBBA.OBMAKE([.AD$11]&amp;&quot;-&quot;&amp;ROW();&quot;String&quot;;[.Q42])" office:value-type="string" office:string-value="disocunt pay-42 &#10;[59019]">
            <text:p>disocunt pay-42 <text:line-break/>[59019]</text:p>
          </table:table-cell>
          <table:table-cell table:style-name="ce55" table:formula="of:=INFO.OBBA.OBBA.OBMAKE([.AE$11]&amp;&quot;-&quot;&amp;ROW();&quot;String&quot;;[.S42])" office:value-type="string" office:string-value="calibration curve-42 &#10;[59020]">
            <text:p>calibration curve-42 <text:line-break/>[59020]</text:p>
          </table:table-cell>
          <table:table-cell table:style-name="ce55" table:formula="of:=INFO.OBBA.OBBA.OBMAKE([.AF$11]&amp;&quot;-&quot;&amp;ROW();&quot;double&quot;;[.T42])" office:value-type="string" office:string-value="calibration time-42 &#10;[59021]">
            <text:p>calibration time-42 <text:line-break/>[59021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43:.AF43])" office:value-type="string" office:string-value="calibItem-43 &#10;[59034]">
            <text:p>calibItem-43 <text:line-break/>[59034]</text:p>
          </table:table-cell>
          <table:table-cell table:style-name="ce24" table:formula="of:=INFO.OBBA.OBBA.OBGET(INFO.OBBA.OBBA.OBCALL(&quot;&quot;;INFO.OBBA.OBBA.OBCALL(&quot;&quot;;[.$B$7];&quot;getCalibrationProductForSpec&quot;;[.B43]);&quot;getValue&quot;;INFO.OBBA.OBBA.OBCALL(&quot;&quot;;[.$B$7];&quot;getModel&quot;)))" office:value-type="percentage" office:value="2.77555756156289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0">
            <text:p>4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43]" office:value-type="float" office:value="0">
            <text:p>0</text:p>
          </table:table-cell>
          <table:table-cell table:style-name="ce39" table:formula="of:=[.F43]" office:value-type="float" office:value="40">
            <text:p>40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2208">
            <text:p>2,208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43]" office:value-type="string" office:string-value="forward-EUR-3M">
            <text:p>forward-EUR-3M</text:p>
          </table:table-cell>
          <table:table-cell table:style-name="ce39" table:formula="of:=[.F43]-[.G43]" office:value-type="float" office:value="39.75">
            <text:p>39,75</text:p>
          </table:table-cell>
          <table:table-cell/>
          <table:table-cell table:style-name="ce55" table:formula="of:=INFO.OBBA.OBBA.OBMAKE([.V$11]&amp;&quot;-&quot;&amp;ROW();&quot;String&quot;;[.D43])" office:value-type="string" office:string-value="type-43 &#10;[59023]">
            <text:p>type-43 <text:line-break/>[59023]</text:p>
          </table:table-cell>
          <table:table-cell table:style-name="ce55" table:formula="of:=INFO.OBBA.OBBA.OBMAKE([.W$11]&amp;&quot;-&quot;&amp;ROW();&quot;double[]&quot;;[.E43:.G43])" office:value-type="string" office:string-value="tenor rec-43 &#10;[59024]">
            <text:p>tenor rec-43 <text:line-break/>[59024]</text:p>
          </table:table-cell>
          <table:table-cell table:style-name="ce55" table:formula="of:=INFO.OBBA.OBBA.OBMAKE([.X$11]&amp;&quot;-&quot;&amp;ROW();&quot;String&quot;;[.H43])" office:value-type="string" office:string-value="forward rec-43 &#10;[59025]">
            <text:p>forward rec-43 <text:line-break/>[59025]</text:p>
          </table:table-cell>
          <table:table-cell table:style-name="ce55" table:formula="of:=INFO.OBBA.OBBA.OBMAKE([.Y$11]&amp;&quot;-&quot;&amp;ROW();&quot;double&quot;;[.I43])" office:value-type="string" office:string-value="spread rec-43 &#10;[59026]">
            <text:p>spread rec-43 <text:line-break/>[59026]</text:p>
          </table:table-cell>
          <table:table-cell table:style-name="ce55" table:formula="of:=INFO.OBBA.OBBA.OBMAKE([.Z$11]&amp;&quot;-&quot;&amp;ROW();&quot;String&quot;;[.J43])" office:value-type="string" office:string-value="discount rec-43 &#10;[59027]">
            <text:p>discount rec-43 <text:line-break/>[59027]</text:p>
          </table:table-cell>
          <table:table-cell table:style-name="ce55" table:formula="of:=INFO.OBBA.OBBA.OBMAKE([.AA$11]&amp;&quot;-&quot;&amp;ROW();&quot;double[]&quot;;[.L43:.N43])" office:value-type="string" office:string-value="tenor pay-43 &#10;[59028]">
            <text:p>tenor pay-43 <text:line-break/>[59028]</text:p>
          </table:table-cell>
          <table:table-cell table:style-name="ce55" table:formula="of:=INFO.OBBA.OBBA.OBMAKE([.AB$11]&amp;&quot;-&quot;&amp;ROW();&quot;String&quot;;[.O43])" office:value-type="string" office:string-value="forward pay-43 &#10;[59029]">
            <text:p>forward pay-43 <text:line-break/>[59029]</text:p>
          </table:table-cell>
          <table:table-cell table:style-name="ce55" table:formula="of:=INFO.OBBA.OBBA.OBMAKE([.AC$11]&amp;&quot;-&quot;&amp;ROW();&quot;double&quot;;[.P43])" office:value-type="string" office:string-value="spread pay-43 &#10;[59030]">
            <text:p>spread pay-43 <text:line-break/>[59030]</text:p>
          </table:table-cell>
          <table:table-cell table:style-name="ce55" table:formula="of:=INFO.OBBA.OBBA.OBMAKE([.AD$11]&amp;&quot;-&quot;&amp;ROW();&quot;String&quot;;[.Q43])" office:value-type="string" office:string-value="disocunt pay-43 &#10;[59031]">
            <text:p>disocunt pay-43 <text:line-break/>[59031]</text:p>
          </table:table-cell>
          <table:table-cell table:style-name="ce55" table:formula="of:=INFO.OBBA.OBBA.OBMAKE([.AE$11]&amp;&quot;-&quot;&amp;ROW();&quot;String&quot;;[.S43])" office:value-type="string" office:string-value="calibration curve-43 &#10;[59032]">
            <text:p>calibration curve-43 <text:line-break/>[59032]</text:p>
          </table:table-cell>
          <table:table-cell table:style-name="ce55" table:formula="of:=INFO.OBBA.OBBA.OBMAKE([.AF$11]&amp;&quot;-&quot;&amp;ROW();&quot;double&quot;;[.T43])" office:value-type="string" office:string-value="calibration time-43 &#10;[59033]">
            <text:p>calibration time-43 <text:line-break/>[59033]</text:p>
          </table:table-cell>
          <table:table-cell table:number-columns-repeated="992"/>
        </table:table-row>
        <table:table-row table:style-name="ro2">
          <table:table-cell table:style-name="ce17"/>
          <table:table-cell table:style-name="ce24" table:formula="of:=INFO.OBBA.OBBA.OBMAKE(&quot;calibItem-&quot;&amp;ROW();obLibs&amp;&quot;net.finmath.marketdata.calibration.CalibratedCurves$CalibrationSpec&quot;;[.V44:.AF44])" office:value-type="string" office:string-value="calibItem-44 &#10;[59046]">
            <text:p>calibItem-44 <text:line-break/>[59046]</text:p>
          </table:table-cell>
          <table:table-cell table:style-name="ce32" table:formula="of:=INFO.OBBA.OBBA.OBGET(INFO.OBBA.OBBA.OBCALL(&quot;&quot;;INFO.OBBA.OBBA.OBCALL(&quot;&quot;;[.$B$7];&quot;getCalibrationProductForSpec&quot;;[.B44]);&quot;getValue&quot;;INFO.OBBA.OBBA.OBCALL(&quot;&quot;;[.$B$7];&quot;getModel&quot;)))" office:value-type="percentage" office:value="6.93889390390722E-017">
            <text:p>0,000%</text:p>
          </table:table-cell>
          <table:table-cell table:style-name="ce35" office:value-type="string">
            <text:p>Swap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50">
            <text:p>50</text:p>
          </table:table-cell>
          <table:table-cell table:style-name="ce41" office:value-type="float" office:value="0.25">
            <text:p>0,25</text:p>
          </table:table-cell>
          <table:table-cell table:style-name="ce46" office:value-type="string">
            <text:p>forward-EUR-3M</text:p>
          </table:table-cell>
          <table:table-cell table:style-name="ce41" office:value-type="float" office:value="0">
            <text:p>0</text:p>
          </table:table-cell>
          <table:table-cell table:style-name="ce46" office:value-type="string">
            <text:p>discount-EUR-OIS</text:p>
          </table:table-cell>
          <table:table-cell table:style-name="ce35"/>
          <table:table-cell table:style-name="ce41" table:formula="of:=[.E44]" office:value-type="float" office:value="0">
            <text:p>0</text:p>
          </table:table-cell>
          <table:table-cell table:style-name="ce41" table:formula="of:=[.F44]" office:value-type="float" office:value="50">
            <text:p>50</text:p>
          </table:table-cell>
          <table:table-cell table:style-name="ce41" office:value-type="float" office:value="1">
            <text:p>1</text:p>
          </table:table-cell>
          <table:table-cell table:style-name="ce46" table:formula="of:=&quot;&quot;">
            <text:p/>
          </table:table-cell>
          <table:table-cell table:style-name="ce52" office:value-type="percentage" office:value="0.02286">
            <text:p>2,286%</text:p>
          </table:table-cell>
          <table:table-cell table:style-name="ce46" office:value-type="string">
            <text:p>discount-EUR-OIS</text:p>
          </table:table-cell>
          <table:table-cell table:style-name="ce54"/>
          <table:table-cell table:style-name="ce46" table:formula="of:=[.H44]" office:value-type="string" office:string-value="forward-EUR-3M">
            <text:p>forward-EUR-3M</text:p>
          </table:table-cell>
          <table:table-cell table:style-name="ce41" table:formula="of:=[.F44]-[.G44]" office:value-type="float" office:value="49.75">
            <text:p>49,75</text:p>
          </table:table-cell>
          <table:table-cell table:style-name="ce35"/>
          <table:table-cell table:style-name="ce56" table:formula="of:=INFO.OBBA.OBBA.OBMAKE([.V$11]&amp;&quot;-&quot;&amp;ROW();&quot;String&quot;;[.D44])" office:value-type="string" office:string-value="type-44 &#10;[59035]">
            <text:p>type-44 <text:line-break/>[59035]</text:p>
          </table:table-cell>
          <table:table-cell table:style-name="ce56" table:formula="of:=INFO.OBBA.OBBA.OBMAKE([.W$11]&amp;&quot;-&quot;&amp;ROW();&quot;double[]&quot;;[.E44:.G44])" office:value-type="string" office:string-value="tenor rec-44 &#10;[59036]">
            <text:p>tenor rec-44 <text:line-break/>[59036]</text:p>
          </table:table-cell>
          <table:table-cell table:style-name="ce56" table:formula="of:=INFO.OBBA.OBBA.OBMAKE([.X$11]&amp;&quot;-&quot;&amp;ROW();&quot;String&quot;;[.H44])" office:value-type="string" office:string-value="forward rec-44 &#10;[59037]">
            <text:p>forward rec-44 <text:line-break/>[59037]</text:p>
          </table:table-cell>
          <table:table-cell table:style-name="ce56" table:formula="of:=INFO.OBBA.OBBA.OBMAKE([.Y$11]&amp;&quot;-&quot;&amp;ROW();&quot;double&quot;;[.I44])" office:value-type="string" office:string-value="spread rec-44 &#10;[59038]">
            <text:p>spread rec-44 <text:line-break/>[59038]</text:p>
          </table:table-cell>
          <table:table-cell table:style-name="ce56" table:formula="of:=INFO.OBBA.OBBA.OBMAKE([.Z$11]&amp;&quot;-&quot;&amp;ROW();&quot;String&quot;;[.J44])" office:value-type="string" office:string-value="discount rec-44 &#10;[59039]">
            <text:p>discount rec-44 <text:line-break/>[59039]</text:p>
          </table:table-cell>
          <table:table-cell table:style-name="ce56" table:formula="of:=INFO.OBBA.OBBA.OBMAKE([.AA$11]&amp;&quot;-&quot;&amp;ROW();&quot;double[]&quot;;[.L44:.N44])" office:value-type="string" office:string-value="tenor pay-44 &#10;[59040]">
            <text:p>tenor pay-44 <text:line-break/>[59040]</text:p>
          </table:table-cell>
          <table:table-cell table:style-name="ce56" table:formula="of:=INFO.OBBA.OBBA.OBMAKE([.AB$11]&amp;&quot;-&quot;&amp;ROW();&quot;String&quot;;[.O44])" office:value-type="string" office:string-value="forward pay-44 &#10;[59041]">
            <text:p>forward pay-44 <text:line-break/>[59041]</text:p>
          </table:table-cell>
          <table:table-cell table:style-name="ce56" table:formula="of:=INFO.OBBA.OBBA.OBMAKE([.AC$11]&amp;&quot;-&quot;&amp;ROW();&quot;double&quot;;[.P44])" office:value-type="string" office:string-value="spread pay-44 &#10;[59042]">
            <text:p>spread pay-44 <text:line-break/>[59042]</text:p>
          </table:table-cell>
          <table:table-cell table:style-name="ce56" table:formula="of:=INFO.OBBA.OBBA.OBMAKE([.AD$11]&amp;&quot;-&quot;&amp;ROW();&quot;String&quot;;[.Q44])" office:value-type="string" office:string-value="disocunt pay-44 &#10;[59043]">
            <text:p>disocunt pay-44 <text:line-break/>[59043]</text:p>
          </table:table-cell>
          <table:table-cell table:style-name="ce56" table:formula="of:=INFO.OBBA.OBBA.OBMAKE([.AE$11]&amp;&quot;-&quot;&amp;ROW();&quot;String&quot;;[.S44])" office:value-type="string" office:string-value="calibration curve-44 &#10;[59044]">
            <text:p>calibration curve-44 <text:line-break/>[59044]</text:p>
          </table:table-cell>
          <table:table-cell table:style-name="ce56" table:formula="of:=INFO.OBBA.OBBA.OBMAKE([.AF$11]&amp;&quot;-&quot;&amp;ROW();&quot;double&quot;;[.T44])" office:value-type="string" office:string-value="calibration time-44 &#10;[59045]">
            <text:p>calibration time-44 <text:line-break/>[59045]</text:p>
          </table:table-cell>
          <table:table-cell table:style-name="ce35"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45:.AF45])" office:value-type="string" office:string-value="calibItem-45 &#10;[59058]">
            <text:p>calibItem-45 <text:line-break/>[59058]</text:p>
          </table:table-cell>
          <table:table-cell table:style-name="ce24" table:formula="of:=INFO.OBBA.OBBA.OBGET(INFO.OBBA.OBBA.OBCALL(&quot;&quot;;INFO.OBBA.OBBA.OBCALL(&quot;&quot;;[.$B$7];&quot;getCalibrationProductForSpec&quot;;[.B45]);&quot;getValue&quot;;INFO.OBBA.OBBA.OBCALL(&quot;&quot;;[.$B$7];&quot;getModel&quot;)))" office:value-type="percentage" office:value="1.7347234759768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5">
            <text:p>0,5</text:p>
          </table:table-cell>
          <table:table-cell table:style-name="ce44" office:value-type="string">
            <text:p>forward-EUR-6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45]" office:value-type="float" office:value="0">
            <text:p>0</text:p>
          </table:table-cell>
          <table:table-cell table:style-name="ce39" table:formula="of:=[.F45]" office:value-type="float" office:value="1">
            <text:p>1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0.00291">
            <text:p>0,291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45]" office:value-type="string" office:string-value="forward-EUR-6M">
            <text:p>forward-EUR-6M</text:p>
          </table:table-cell>
          <table:table-cell table:style-name="ce39" table:formula="of:=[.F45]-[.G45]" office:value-type="float" office:value="0.5">
            <text:p>0,5</text:p>
          </table:table-cell>
          <table:table-cell/>
          <table:table-cell table:style-name="ce55" table:formula="of:=INFO.OBBA.OBBA.OBMAKE([.V$11]&amp;&quot;-&quot;&amp;ROW();&quot;String&quot;;[.D45])" office:value-type="string" office:string-value="type-45 &#10;[59047]">
            <text:p>type-45 <text:line-break/>[59047]</text:p>
          </table:table-cell>
          <table:table-cell table:style-name="ce55" table:formula="of:=INFO.OBBA.OBBA.OBMAKE([.W$11]&amp;&quot;-&quot;&amp;ROW();&quot;double[]&quot;;[.E45:.G45])" office:value-type="string" office:string-value="tenor rec-45 &#10;[59048]">
            <text:p>tenor rec-45 <text:line-break/>[59048]</text:p>
          </table:table-cell>
          <table:table-cell table:style-name="ce55" table:formula="of:=INFO.OBBA.OBBA.OBMAKE([.X$11]&amp;&quot;-&quot;&amp;ROW();&quot;String&quot;;[.H45])" office:value-type="string" office:string-value="forward rec-45 &#10;[59049]">
            <text:p>forward rec-45 <text:line-break/>[59049]</text:p>
          </table:table-cell>
          <table:table-cell table:style-name="ce55" table:formula="of:=INFO.OBBA.OBBA.OBMAKE([.Y$11]&amp;&quot;-&quot;&amp;ROW();&quot;double&quot;;[.I45])" office:value-type="string" office:string-value="spread rec-45 &#10;[59050]">
            <text:p>spread rec-45 <text:line-break/>[59050]</text:p>
          </table:table-cell>
          <table:table-cell table:style-name="ce55" table:formula="of:=INFO.OBBA.OBBA.OBMAKE([.Z$11]&amp;&quot;-&quot;&amp;ROW();&quot;String&quot;;[.J45])" office:value-type="string" office:string-value="discount rec-45 &#10;[59051]">
            <text:p>discount rec-45 <text:line-break/>[59051]</text:p>
          </table:table-cell>
          <table:table-cell table:style-name="ce55" table:formula="of:=INFO.OBBA.OBBA.OBMAKE([.AA$11]&amp;&quot;-&quot;&amp;ROW();&quot;double[]&quot;;[.L45:.N45])" office:value-type="string" office:string-value="tenor pay-45 &#10;[59052]">
            <text:p>tenor pay-45 <text:line-break/>[59052]</text:p>
          </table:table-cell>
          <table:table-cell table:style-name="ce55" table:formula="of:=INFO.OBBA.OBBA.OBMAKE([.AB$11]&amp;&quot;-&quot;&amp;ROW();&quot;String&quot;;[.O45])" office:value-type="string" office:string-value="forward pay-45 &#10;[59053]">
            <text:p>forward pay-45 <text:line-break/>[59053]</text:p>
          </table:table-cell>
          <table:table-cell table:style-name="ce55" table:formula="of:=INFO.OBBA.OBBA.OBMAKE([.AC$11]&amp;&quot;-&quot;&amp;ROW();&quot;double&quot;;[.P45])" office:value-type="string" office:string-value="spread pay-45 &#10;[59054]">
            <text:p>spread pay-45 <text:line-break/>[59054]</text:p>
          </table:table-cell>
          <table:table-cell table:style-name="ce55" table:formula="of:=INFO.OBBA.OBBA.OBMAKE([.AD$11]&amp;&quot;-&quot;&amp;ROW();&quot;String&quot;;[.Q45])" office:value-type="string" office:string-value="disocunt pay-45 &#10;[59055]">
            <text:p>disocunt pay-45 <text:line-break/>[59055]</text:p>
          </table:table-cell>
          <table:table-cell table:style-name="ce55" table:formula="of:=INFO.OBBA.OBBA.OBMAKE([.AE$11]&amp;&quot;-&quot;&amp;ROW();&quot;String&quot;;[.S45])" office:value-type="string" office:string-value="calibration curve-45 &#10;[59056]">
            <text:p>calibration curve-45 <text:line-break/>[59056]</text:p>
          </table:table-cell>
          <table:table-cell table:style-name="ce55" table:formula="of:=INFO.OBBA.OBBA.OBMAKE([.AF$11]&amp;&quot;-&quot;&amp;ROW();&quot;double&quot;;[.T45])" office:value-type="string" office:string-value="calibration time-45 &#10;[59057]">
            <text:p>calibration time-45 <text:line-break/>[59057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46:.AF46])" office:value-type="string" office:string-value="calibItem-46 &#10;[59070]">
            <text:p>calibItem-46 <text:line-break/>[59070]</text:p>
          </table:table-cell>
          <table:table-cell table:style-name="ce24" table:formula="of:=INFO.OBBA.OBBA.OBGET(INFO.OBBA.OBBA.OBCALL(&quot;&quot;;INFO.OBBA.OBBA.OBCALL(&quot;&quot;;[.$B$7];&quot;getCalibrationProductForSpec&quot;;[.B46]);&quot;getValue&quot;;INFO.OBBA.OBBA.OBCALL(&quot;&quot;;[.$B$7];&quot;getModel&quot;)))" office:value-type="percentage" office:value="0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,5</text:p>
          </table:table-cell>
          <table:table-cell table:style-name="ce44" office:value-type="string">
            <text:p>forward-EUR-6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46]" office:value-type="float" office:value="0">
            <text:p>0</text:p>
          </table:table-cell>
          <table:table-cell table:style-name="ce39" table:formula="of:=[.F46]" office:value-type="float" office:value="2">
            <text:p>2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0.00261">
            <text:p>0,261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46]" office:value-type="string" office:string-value="forward-EUR-6M">
            <text:p>forward-EUR-6M</text:p>
          </table:table-cell>
          <table:table-cell table:style-name="ce39" table:formula="of:=[.F46]-[.G46]" office:value-type="float" office:value="1.5">
            <text:p>1,5</text:p>
          </table:table-cell>
          <table:table-cell/>
          <table:table-cell table:style-name="ce55" table:formula="of:=INFO.OBBA.OBBA.OBMAKE([.V$11]&amp;&quot;-&quot;&amp;ROW();&quot;String&quot;;[.D46])" office:value-type="string" office:string-value="type-46 &#10;[59059]">
            <text:p>type-46 <text:line-break/>[59059]</text:p>
          </table:table-cell>
          <table:table-cell table:style-name="ce55" table:formula="of:=INFO.OBBA.OBBA.OBMAKE([.W$11]&amp;&quot;-&quot;&amp;ROW();&quot;double[]&quot;;[.E46:.G46])" office:value-type="string" office:string-value="tenor rec-46 &#10;[59060]">
            <text:p>tenor rec-46 <text:line-break/>[59060]</text:p>
          </table:table-cell>
          <table:table-cell table:style-name="ce55" table:formula="of:=INFO.OBBA.OBBA.OBMAKE([.X$11]&amp;&quot;-&quot;&amp;ROW();&quot;String&quot;;[.H46])" office:value-type="string" office:string-value="forward rec-46 &#10;[59061]">
            <text:p>forward rec-46 <text:line-break/>[59061]</text:p>
          </table:table-cell>
          <table:table-cell table:style-name="ce55" table:formula="of:=INFO.OBBA.OBBA.OBMAKE([.Y$11]&amp;&quot;-&quot;&amp;ROW();&quot;double&quot;;[.I46])" office:value-type="string" office:string-value="spread rec-46 &#10;[59062]">
            <text:p>spread rec-46 <text:line-break/>[59062]</text:p>
          </table:table-cell>
          <table:table-cell table:style-name="ce55" table:formula="of:=INFO.OBBA.OBBA.OBMAKE([.Z$11]&amp;&quot;-&quot;&amp;ROW();&quot;String&quot;;[.J46])" office:value-type="string" office:string-value="discount rec-46 &#10;[59063]">
            <text:p>discount rec-46 <text:line-break/>[59063]</text:p>
          </table:table-cell>
          <table:table-cell table:style-name="ce55" table:formula="of:=INFO.OBBA.OBBA.OBMAKE([.AA$11]&amp;&quot;-&quot;&amp;ROW();&quot;double[]&quot;;[.L46:.N46])" office:value-type="string" office:string-value="tenor pay-46 &#10;[59064]">
            <text:p>tenor pay-46 <text:line-break/>[59064]</text:p>
          </table:table-cell>
          <table:table-cell table:style-name="ce55" table:formula="of:=INFO.OBBA.OBBA.OBMAKE([.AB$11]&amp;&quot;-&quot;&amp;ROW();&quot;String&quot;;[.O46])" office:value-type="string" office:string-value="forward pay-46 &#10;[59065]">
            <text:p>forward pay-46 <text:line-break/>[59065]</text:p>
          </table:table-cell>
          <table:table-cell table:style-name="ce55" table:formula="of:=INFO.OBBA.OBBA.OBMAKE([.AC$11]&amp;&quot;-&quot;&amp;ROW();&quot;double&quot;;[.P46])" office:value-type="string" office:string-value="spread pay-46 &#10;[59066]">
            <text:p>spread pay-46 <text:line-break/>[59066]</text:p>
          </table:table-cell>
          <table:table-cell table:style-name="ce55" table:formula="of:=INFO.OBBA.OBBA.OBMAKE([.AD$11]&amp;&quot;-&quot;&amp;ROW();&quot;String&quot;;[.Q46])" office:value-type="string" office:string-value="disocunt pay-46 &#10;[59067]">
            <text:p>disocunt pay-46 <text:line-break/>[59067]</text:p>
          </table:table-cell>
          <table:table-cell table:style-name="ce55" table:formula="of:=INFO.OBBA.OBBA.OBMAKE([.AE$11]&amp;&quot;-&quot;&amp;ROW();&quot;String&quot;;[.S46])" office:value-type="string" office:string-value="calibration curve-46 &#10;[59068]">
            <text:p>calibration curve-46 <text:line-break/>[59068]</text:p>
          </table:table-cell>
          <table:table-cell table:style-name="ce55" table:formula="of:=INFO.OBBA.OBBA.OBMAKE([.AF$11]&amp;&quot;-&quot;&amp;ROW();&quot;double&quot;;[.T46])" office:value-type="string" office:string-value="calibration time-46 &#10;[59069]">
            <text:p>calibration time-46 <text:line-break/>[59069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47:.AF47])" office:value-type="string" office:string-value="calibItem-47 &#10;[59082]">
            <text:p>calibItem-47 <text:line-break/>[59082]</text:p>
          </table:table-cell>
          <table:table-cell table:style-name="ce24" table:formula="of:=INFO.OBBA.OBBA.OBGET(INFO.OBBA.OBBA.OBCALL(&quot;&quot;;INFO.OBBA.OBBA.OBCALL(&quot;&quot;;[.$B$7];&quot;getCalibrationProductForSpec&quot;;[.B47]);&quot;getValue&quot;;INFO.OBBA.OBBA.OBCALL(&quot;&quot;;[.$B$7];&quot;getModel&quot;)))" office:value-type="percentage" office:value="3.46944695195361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0.5">
            <text:p>0,5</text:p>
          </table:table-cell>
          <table:table-cell table:style-name="ce44" office:value-type="string">
            <text:p>forward-EUR-6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47]" office:value-type="float" office:value="0">
            <text:p>0</text:p>
          </table:table-cell>
          <table:table-cell table:style-name="ce39" table:formula="of:=[.F47]" office:value-type="float" office:value="3">
            <text:p>3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0.0024">
            <text:p>0,240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47]" office:value-type="string" office:string-value="forward-EUR-6M">
            <text:p>forward-EUR-6M</text:p>
          </table:table-cell>
          <table:table-cell table:style-name="ce39" table:formula="of:=[.F47]-[.G47]" office:value-type="float" office:value="2.5">
            <text:p>2,5</text:p>
          </table:table-cell>
          <table:table-cell/>
          <table:table-cell table:style-name="ce55" table:formula="of:=INFO.OBBA.OBBA.OBMAKE([.V$11]&amp;&quot;-&quot;&amp;ROW();&quot;String&quot;;[.D47])" office:value-type="string" office:string-value="type-47 &#10;[59071]">
            <text:p>type-47 <text:line-break/>[59071]</text:p>
          </table:table-cell>
          <table:table-cell table:style-name="ce55" table:formula="of:=INFO.OBBA.OBBA.OBMAKE([.W$11]&amp;&quot;-&quot;&amp;ROW();&quot;double[]&quot;;[.E47:.G47])" office:value-type="string" office:string-value="tenor rec-47 &#10;[59072]">
            <text:p>tenor rec-47 <text:line-break/>[59072]</text:p>
          </table:table-cell>
          <table:table-cell table:style-name="ce55" table:formula="of:=INFO.OBBA.OBBA.OBMAKE([.X$11]&amp;&quot;-&quot;&amp;ROW();&quot;String&quot;;[.H47])" office:value-type="string" office:string-value="forward rec-47 &#10;[59073]">
            <text:p>forward rec-47 <text:line-break/>[59073]</text:p>
          </table:table-cell>
          <table:table-cell table:style-name="ce55" table:formula="of:=INFO.OBBA.OBBA.OBMAKE([.Y$11]&amp;&quot;-&quot;&amp;ROW();&quot;double&quot;;[.I47])" office:value-type="string" office:string-value="spread rec-47 &#10;[59074]">
            <text:p>spread rec-47 <text:line-break/>[59074]</text:p>
          </table:table-cell>
          <table:table-cell table:style-name="ce55" table:formula="of:=INFO.OBBA.OBBA.OBMAKE([.Z$11]&amp;&quot;-&quot;&amp;ROW();&quot;String&quot;;[.J47])" office:value-type="string" office:string-value="discount rec-47 &#10;[59075]">
            <text:p>discount rec-47 <text:line-break/>[59075]</text:p>
          </table:table-cell>
          <table:table-cell table:style-name="ce55" table:formula="of:=INFO.OBBA.OBBA.OBMAKE([.AA$11]&amp;&quot;-&quot;&amp;ROW();&quot;double[]&quot;;[.L47:.N47])" office:value-type="string" office:string-value="tenor pay-47 &#10;[59076]">
            <text:p>tenor pay-47 <text:line-break/>[59076]</text:p>
          </table:table-cell>
          <table:table-cell table:style-name="ce55" table:formula="of:=INFO.OBBA.OBBA.OBMAKE([.AB$11]&amp;&quot;-&quot;&amp;ROW();&quot;String&quot;;[.O47])" office:value-type="string" office:string-value="forward pay-47 &#10;[59077]">
            <text:p>forward pay-47 <text:line-break/>[59077]</text:p>
          </table:table-cell>
          <table:table-cell table:style-name="ce55" table:formula="of:=INFO.OBBA.OBBA.OBMAKE([.AC$11]&amp;&quot;-&quot;&amp;ROW();&quot;double&quot;;[.P47])" office:value-type="string" office:string-value="spread pay-47 &#10;[59078]">
            <text:p>spread pay-47 <text:line-break/>[59078]</text:p>
          </table:table-cell>
          <table:table-cell table:style-name="ce55" table:formula="of:=INFO.OBBA.OBBA.OBMAKE([.AD$11]&amp;&quot;-&quot;&amp;ROW();&quot;String&quot;;[.Q47])" office:value-type="string" office:string-value="disocunt pay-47 &#10;[59079]">
            <text:p>disocunt pay-47 <text:line-break/>[59079]</text:p>
          </table:table-cell>
          <table:table-cell table:style-name="ce55" table:formula="of:=INFO.OBBA.OBBA.OBMAKE([.AE$11]&amp;&quot;-&quot;&amp;ROW();&quot;String&quot;;[.S47])" office:value-type="string" office:string-value="calibration curve-47 &#10;[59080]">
            <text:p>calibration curve-47 <text:line-break/>[59080]</text:p>
          </table:table-cell>
          <table:table-cell table:style-name="ce55" table:formula="of:=INFO.OBBA.OBBA.OBMAKE([.AF$11]&amp;&quot;-&quot;&amp;ROW();&quot;double&quot;;[.T47])" office:value-type="string" office:string-value="calibration time-47 &#10;[59081]">
            <text:p>calibration time-47 <text:line-break/>[59081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48:.AF48])" office:value-type="string" office:string-value="calibItem-48 &#10;[59094]">
            <text:p>calibItem-48 <text:line-break/>[59094]</text:p>
          </table:table-cell>
          <table:table-cell table:style-name="ce24" table:formula="of:=INFO.OBBA.OBBA.OBGET(INFO.OBBA.OBBA.OBCALL(&quot;&quot;;INFO.OBBA.OBBA.OBCALL(&quot;&quot;;[.$B$7];&quot;getCalibrationProductForSpec&quot;;[.B48]);&quot;getValue&quot;;INFO.OBBA.OBBA.OBCALL(&quot;&quot;;[.$B$7];&quot;getModel&quot;)))" office:value-type="percentage" office:value="3.46944695195361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0.5">
            <text:p>0,5</text:p>
          </table:table-cell>
          <table:table-cell table:style-name="ce44" office:value-type="string">
            <text:p>forward-EUR-6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48]" office:value-type="float" office:value="0">
            <text:p>0</text:p>
          </table:table-cell>
          <table:table-cell table:style-name="ce39" table:formula="of:=[.F48]" office:value-type="float" office:value="4">
            <text:p>4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0.00224">
            <text:p>0,224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48]" office:value-type="string" office:string-value="forward-EUR-6M">
            <text:p>forward-EUR-6M</text:p>
          </table:table-cell>
          <table:table-cell table:style-name="ce39" table:formula="of:=[.F48]-[.G48]" office:value-type="float" office:value="3.5">
            <text:p>3,5</text:p>
          </table:table-cell>
          <table:table-cell/>
          <table:table-cell table:style-name="ce55" table:formula="of:=INFO.OBBA.OBBA.OBMAKE([.V$11]&amp;&quot;-&quot;&amp;ROW();&quot;String&quot;;[.D48])" office:value-type="string" office:string-value="type-48 &#10;[59083]">
            <text:p>type-48 <text:line-break/>[59083]</text:p>
          </table:table-cell>
          <table:table-cell table:style-name="ce55" table:formula="of:=INFO.OBBA.OBBA.OBMAKE([.W$11]&amp;&quot;-&quot;&amp;ROW();&quot;double[]&quot;;[.E48:.G48])" office:value-type="string" office:string-value="tenor rec-48 &#10;[59084]">
            <text:p>tenor rec-48 <text:line-break/>[59084]</text:p>
          </table:table-cell>
          <table:table-cell table:style-name="ce55" table:formula="of:=INFO.OBBA.OBBA.OBMAKE([.X$11]&amp;&quot;-&quot;&amp;ROW();&quot;String&quot;;[.H48])" office:value-type="string" office:string-value="forward rec-48 &#10;[59085]">
            <text:p>forward rec-48 <text:line-break/>[59085]</text:p>
          </table:table-cell>
          <table:table-cell table:style-name="ce55" table:formula="of:=INFO.OBBA.OBBA.OBMAKE([.Y$11]&amp;&quot;-&quot;&amp;ROW();&quot;double&quot;;[.I48])" office:value-type="string" office:string-value="spread rec-48 &#10;[59086]">
            <text:p>spread rec-48 <text:line-break/>[59086]</text:p>
          </table:table-cell>
          <table:table-cell table:style-name="ce55" table:formula="of:=INFO.OBBA.OBBA.OBMAKE([.Z$11]&amp;&quot;-&quot;&amp;ROW();&quot;String&quot;;[.J48])" office:value-type="string" office:string-value="discount rec-48 &#10;[59087]">
            <text:p>discount rec-48 <text:line-break/>[59087]</text:p>
          </table:table-cell>
          <table:table-cell table:style-name="ce55" table:formula="of:=INFO.OBBA.OBBA.OBMAKE([.AA$11]&amp;&quot;-&quot;&amp;ROW();&quot;double[]&quot;;[.L48:.N48])" office:value-type="string" office:string-value="tenor pay-48 &#10;[59088]">
            <text:p>tenor pay-48 <text:line-break/>[59088]</text:p>
          </table:table-cell>
          <table:table-cell table:style-name="ce55" table:formula="of:=INFO.OBBA.OBBA.OBMAKE([.AB$11]&amp;&quot;-&quot;&amp;ROW();&quot;String&quot;;[.O48])" office:value-type="string" office:string-value="forward pay-48 &#10;[59089]">
            <text:p>forward pay-48 <text:line-break/>[59089]</text:p>
          </table:table-cell>
          <table:table-cell table:style-name="ce55" table:formula="of:=INFO.OBBA.OBBA.OBMAKE([.AC$11]&amp;&quot;-&quot;&amp;ROW();&quot;double&quot;;[.P48])" office:value-type="string" office:string-value="spread pay-48 &#10;[59090]">
            <text:p>spread pay-48 <text:line-break/>[59090]</text:p>
          </table:table-cell>
          <table:table-cell table:style-name="ce55" table:formula="of:=INFO.OBBA.OBBA.OBMAKE([.AD$11]&amp;&quot;-&quot;&amp;ROW();&quot;String&quot;;[.Q48])" office:value-type="string" office:string-value="disocunt pay-48 &#10;[59091]">
            <text:p>disocunt pay-48 <text:line-break/>[59091]</text:p>
          </table:table-cell>
          <table:table-cell table:style-name="ce55" table:formula="of:=INFO.OBBA.OBBA.OBMAKE([.AE$11]&amp;&quot;-&quot;&amp;ROW();&quot;String&quot;;[.S48])" office:value-type="string" office:string-value="calibration curve-48 &#10;[59092]">
            <text:p>calibration curve-48 <text:line-break/>[59092]</text:p>
          </table:table-cell>
          <table:table-cell table:style-name="ce55" table:formula="of:=INFO.OBBA.OBBA.OBMAKE([.AF$11]&amp;&quot;-&quot;&amp;ROW();&quot;double&quot;;[.T48])" office:value-type="string" office:string-value="calibration time-48 &#10;[59093]">
            <text:p>calibration time-48 <text:line-break/>[59093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49:.AF49])" office:value-type="string" office:string-value="calibItem-49 &#10;[59106]">
            <text:p>calibItem-49 <text:line-break/>[59106]</text:p>
          </table:table-cell>
          <table:table-cell table:style-name="ce24" table:formula="of:=INFO.OBBA.OBBA.OBGET(INFO.OBBA.OBBA.OBCALL(&quot;&quot;;INFO.OBBA.OBBA.OBCALL(&quot;&quot;;[.$B$7];&quot;getCalibrationProductForSpec&quot;;[.B49]);&quot;getValue&quot;;INFO.OBBA.OBBA.OBCALL(&quot;&quot;;[.$B$7];&quot;getModel&quot;)))" office:value-type="percentage" office:value="6.93889390390722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0.5">
            <text:p>0,5</text:p>
          </table:table-cell>
          <table:table-cell table:style-name="ce44" office:value-type="string">
            <text:p>forward-EUR-6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49]" office:value-type="float" office:value="0">
            <text:p>0</text:p>
          </table:table-cell>
          <table:table-cell table:style-name="ce39" table:formula="of:=[.F49]" office:value-type="float" office:value="5">
            <text:p>5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0.0021">
            <text:p>0,210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49]" office:value-type="string" office:string-value="forward-EUR-6M">
            <text:p>forward-EUR-6M</text:p>
          </table:table-cell>
          <table:table-cell table:style-name="ce39" table:formula="of:=[.F49]-[.G49]" office:value-type="float" office:value="4.5">
            <text:p>4,5</text:p>
          </table:table-cell>
          <table:table-cell/>
          <table:table-cell table:style-name="ce55" table:formula="of:=INFO.OBBA.OBBA.OBMAKE([.V$11]&amp;&quot;-&quot;&amp;ROW();&quot;String&quot;;[.D49])" office:value-type="string" office:string-value="type-49 &#10;[59095]">
            <text:p>type-49 <text:line-break/>[59095]</text:p>
          </table:table-cell>
          <table:table-cell table:style-name="ce55" table:formula="of:=INFO.OBBA.OBBA.OBMAKE([.W$11]&amp;&quot;-&quot;&amp;ROW();&quot;double[]&quot;;[.E49:.G49])" office:value-type="string" office:string-value="tenor rec-49 &#10;[59096]">
            <text:p>tenor rec-49 <text:line-break/>[59096]</text:p>
          </table:table-cell>
          <table:table-cell table:style-name="ce55" table:formula="of:=INFO.OBBA.OBBA.OBMAKE([.X$11]&amp;&quot;-&quot;&amp;ROW();&quot;String&quot;;[.H49])" office:value-type="string" office:string-value="forward rec-49 &#10;[59097]">
            <text:p>forward rec-49 <text:line-break/>[59097]</text:p>
          </table:table-cell>
          <table:table-cell table:style-name="ce55" table:formula="of:=INFO.OBBA.OBBA.OBMAKE([.Y$11]&amp;&quot;-&quot;&amp;ROW();&quot;double&quot;;[.I49])" office:value-type="string" office:string-value="spread rec-49 &#10;[59098]">
            <text:p>spread rec-49 <text:line-break/>[59098]</text:p>
          </table:table-cell>
          <table:table-cell table:style-name="ce55" table:formula="of:=INFO.OBBA.OBBA.OBMAKE([.Z$11]&amp;&quot;-&quot;&amp;ROW();&quot;String&quot;;[.J49])" office:value-type="string" office:string-value="discount rec-49 &#10;[59099]">
            <text:p>discount rec-49 <text:line-break/>[59099]</text:p>
          </table:table-cell>
          <table:table-cell table:style-name="ce55" table:formula="of:=INFO.OBBA.OBBA.OBMAKE([.AA$11]&amp;&quot;-&quot;&amp;ROW();&quot;double[]&quot;;[.L49:.N49])" office:value-type="string" office:string-value="tenor pay-49 &#10;[59100]">
            <text:p>tenor pay-49 <text:line-break/>[59100]</text:p>
          </table:table-cell>
          <table:table-cell table:style-name="ce55" table:formula="of:=INFO.OBBA.OBBA.OBMAKE([.AB$11]&amp;&quot;-&quot;&amp;ROW();&quot;String&quot;;[.O49])" office:value-type="string" office:string-value="forward pay-49 &#10;[59101]">
            <text:p>forward pay-49 <text:line-break/>[59101]</text:p>
          </table:table-cell>
          <table:table-cell table:style-name="ce55" table:formula="of:=INFO.OBBA.OBBA.OBMAKE([.AC$11]&amp;&quot;-&quot;&amp;ROW();&quot;double&quot;;[.P49])" office:value-type="string" office:string-value="spread pay-49 &#10;[59102]">
            <text:p>spread pay-49 <text:line-break/>[59102]</text:p>
          </table:table-cell>
          <table:table-cell table:style-name="ce55" table:formula="of:=INFO.OBBA.OBBA.OBMAKE([.AD$11]&amp;&quot;-&quot;&amp;ROW();&quot;String&quot;;[.Q49])" office:value-type="string" office:string-value="disocunt pay-49 &#10;[59103]">
            <text:p>disocunt pay-49 <text:line-break/>[59103]</text:p>
          </table:table-cell>
          <table:table-cell table:style-name="ce55" table:formula="of:=INFO.OBBA.OBBA.OBMAKE([.AE$11]&amp;&quot;-&quot;&amp;ROW();&quot;String&quot;;[.S49])" office:value-type="string" office:string-value="calibration curve-49 &#10;[59104]">
            <text:p>calibration curve-49 <text:line-break/>[59104]</text:p>
          </table:table-cell>
          <table:table-cell table:style-name="ce55" table:formula="of:=INFO.OBBA.OBBA.OBMAKE([.AF$11]&amp;&quot;-&quot;&amp;ROW();&quot;double&quot;;[.T49])" office:value-type="string" office:string-value="calibration time-49 &#10;[59105]">
            <text:p>calibration time-49 <text:line-break/>[59105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50:.AF50])" office:value-type="string" office:string-value="calibItem-50 &#10;[59118]">
            <text:p>calibItem-50 <text:line-break/>[59118]</text:p>
          </table:table-cell>
          <table:table-cell table:style-name="ce24" table:formula="of:=INFO.OBBA.OBBA.OBGET(INFO.OBBA.OBBA.OBCALL(&quot;&quot;;INFO.OBBA.OBBA.OBCALL(&quot;&quot;;[.$B$7];&quot;getCalibrationProductForSpec&quot;;[.B50]);&quot;getValue&quot;;INFO.OBBA.OBBA.OBCALL(&quot;&quot;;[.$B$7];&quot;getModel&quot;)))" office:value-type="percentage" office:value="0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6">
            <text:p>6</text:p>
          </table:table-cell>
          <table:table-cell table:style-name="ce39" office:value-type="float" office:value="0.5">
            <text:p>0,5</text:p>
          </table:table-cell>
          <table:table-cell table:style-name="ce44" office:value-type="string">
            <text:p>forward-EUR-6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50]" office:value-type="float" office:value="0">
            <text:p>0</text:p>
          </table:table-cell>
          <table:table-cell table:style-name="ce39" table:formula="of:=[.F50]" office:value-type="float" office:value="6">
            <text:p>6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0.00199">
            <text:p>0,199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50]" office:value-type="string" office:string-value="forward-EUR-6M">
            <text:p>forward-EUR-6M</text:p>
          </table:table-cell>
          <table:table-cell table:style-name="ce39" table:formula="of:=[.F50]-[.G50]" office:value-type="float" office:value="5.5">
            <text:p>5,5</text:p>
          </table:table-cell>
          <table:table-cell/>
          <table:table-cell table:style-name="ce55" table:formula="of:=INFO.OBBA.OBBA.OBMAKE([.V$11]&amp;&quot;-&quot;&amp;ROW();&quot;String&quot;;[.D50])" office:value-type="string" office:string-value="type-50 &#10;[59107]">
            <text:p>type-50 <text:line-break/>[59107]</text:p>
          </table:table-cell>
          <table:table-cell table:style-name="ce55" table:formula="of:=INFO.OBBA.OBBA.OBMAKE([.W$11]&amp;&quot;-&quot;&amp;ROW();&quot;double[]&quot;;[.E50:.G50])" office:value-type="string" office:string-value="tenor rec-50 &#10;[59108]">
            <text:p>tenor rec-50 <text:line-break/>[59108]</text:p>
          </table:table-cell>
          <table:table-cell table:style-name="ce55" table:formula="of:=INFO.OBBA.OBBA.OBMAKE([.X$11]&amp;&quot;-&quot;&amp;ROW();&quot;String&quot;;[.H50])" office:value-type="string" office:string-value="forward rec-50 &#10;[59109]">
            <text:p>forward rec-50 <text:line-break/>[59109]</text:p>
          </table:table-cell>
          <table:table-cell table:style-name="ce55" table:formula="of:=INFO.OBBA.OBBA.OBMAKE([.Y$11]&amp;&quot;-&quot;&amp;ROW();&quot;double&quot;;[.I50])" office:value-type="string" office:string-value="spread rec-50 &#10;[59110]">
            <text:p>spread rec-50 <text:line-break/>[59110]</text:p>
          </table:table-cell>
          <table:table-cell table:style-name="ce55" table:formula="of:=INFO.OBBA.OBBA.OBMAKE([.Z$11]&amp;&quot;-&quot;&amp;ROW();&quot;String&quot;;[.J50])" office:value-type="string" office:string-value="discount rec-50 &#10;[59111]">
            <text:p>discount rec-50 <text:line-break/>[59111]</text:p>
          </table:table-cell>
          <table:table-cell table:style-name="ce55" table:formula="of:=INFO.OBBA.OBBA.OBMAKE([.AA$11]&amp;&quot;-&quot;&amp;ROW();&quot;double[]&quot;;[.L50:.N50])" office:value-type="string" office:string-value="tenor pay-50 &#10;[59112]">
            <text:p>tenor pay-50 <text:line-break/>[59112]</text:p>
          </table:table-cell>
          <table:table-cell table:style-name="ce55" table:formula="of:=INFO.OBBA.OBBA.OBMAKE([.AB$11]&amp;&quot;-&quot;&amp;ROW();&quot;String&quot;;[.O50])" office:value-type="string" office:string-value="forward pay-50 &#10;[59113]">
            <text:p>forward pay-50 <text:line-break/>[59113]</text:p>
          </table:table-cell>
          <table:table-cell table:style-name="ce55" table:formula="of:=INFO.OBBA.OBBA.OBMAKE([.AC$11]&amp;&quot;-&quot;&amp;ROW();&quot;double&quot;;[.P50])" office:value-type="string" office:string-value="spread pay-50 &#10;[59114]">
            <text:p>spread pay-50 <text:line-break/>[59114]</text:p>
          </table:table-cell>
          <table:table-cell table:style-name="ce55" table:formula="of:=INFO.OBBA.OBBA.OBMAKE([.AD$11]&amp;&quot;-&quot;&amp;ROW();&quot;String&quot;;[.Q50])" office:value-type="string" office:string-value="disocunt pay-50 &#10;[59115]">
            <text:p>disocunt pay-50 <text:line-break/>[59115]</text:p>
          </table:table-cell>
          <table:table-cell table:style-name="ce55" table:formula="of:=INFO.OBBA.OBBA.OBMAKE([.AE$11]&amp;&quot;-&quot;&amp;ROW();&quot;String&quot;;[.S50])" office:value-type="string" office:string-value="calibration curve-50 &#10;[59116]">
            <text:p>calibration curve-50 <text:line-break/>[59116]</text:p>
          </table:table-cell>
          <table:table-cell table:style-name="ce55" table:formula="of:=INFO.OBBA.OBBA.OBMAKE([.AF$11]&amp;&quot;-&quot;&amp;ROW();&quot;double&quot;;[.T50])" office:value-type="string" office:string-value="calibration time-50 &#10;[59117]">
            <text:p>calibration time-50 <text:line-break/>[59117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51:.AF51])" office:value-type="string" office:string-value="calibItem-51 &#10;[59130]">
            <text:p>calibItem-51 <text:line-break/>[59130]</text:p>
          </table:table-cell>
          <table:table-cell table:style-name="ce24" table:formula="of:=INFO.OBBA.OBBA.OBGET(INFO.OBBA.OBBA.OBCALL(&quot;&quot;;INFO.OBBA.OBBA.OBCALL(&quot;&quot;;[.$B$7];&quot;getCalibrationProductForSpec&quot;;[.B51]);&quot;getValue&quot;;INFO.OBBA.OBBA.OBCALL(&quot;&quot;;[.$B$7];&quot;getModel&quot;)))" office:value-type="percentage" office:value="2.08166817117216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7">
            <text:p>7</text:p>
          </table:table-cell>
          <table:table-cell table:style-name="ce39" office:value-type="float" office:value="0.5">
            <text:p>0,5</text:p>
          </table:table-cell>
          <table:table-cell table:style-name="ce44" office:value-type="string">
            <text:p>forward-EUR-6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51]" office:value-type="float" office:value="0">
            <text:p>0</text:p>
          </table:table-cell>
          <table:table-cell table:style-name="ce39" table:formula="of:=[.F51]" office:value-type="float" office:value="7">
            <text:p>7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0.00184">
            <text:p>0,184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51]" office:value-type="string" office:string-value="forward-EUR-6M">
            <text:p>forward-EUR-6M</text:p>
          </table:table-cell>
          <table:table-cell table:style-name="ce39" table:formula="of:=[.F51]-[.G51]" office:value-type="float" office:value="6.5">
            <text:p>6,5</text:p>
          </table:table-cell>
          <table:table-cell/>
          <table:table-cell table:style-name="ce55" table:formula="of:=INFO.OBBA.OBBA.OBMAKE([.V$11]&amp;&quot;-&quot;&amp;ROW();&quot;String&quot;;[.D51])" office:value-type="string" office:string-value="type-51 &#10;[59119]">
            <text:p>type-51 <text:line-break/>[59119]</text:p>
          </table:table-cell>
          <table:table-cell table:style-name="ce55" table:formula="of:=INFO.OBBA.OBBA.OBMAKE([.W$11]&amp;&quot;-&quot;&amp;ROW();&quot;double[]&quot;;[.E51:.G51])" office:value-type="string" office:string-value="tenor rec-51 &#10;[59120]">
            <text:p>tenor rec-51 <text:line-break/>[59120]</text:p>
          </table:table-cell>
          <table:table-cell table:style-name="ce55" table:formula="of:=INFO.OBBA.OBBA.OBMAKE([.X$11]&amp;&quot;-&quot;&amp;ROW();&quot;String&quot;;[.H51])" office:value-type="string" office:string-value="forward rec-51 &#10;[59121]">
            <text:p>forward rec-51 <text:line-break/>[59121]</text:p>
          </table:table-cell>
          <table:table-cell table:style-name="ce55" table:formula="of:=INFO.OBBA.OBBA.OBMAKE([.Y$11]&amp;&quot;-&quot;&amp;ROW();&quot;double&quot;;[.I51])" office:value-type="string" office:string-value="spread rec-51 &#10;[59122]">
            <text:p>spread rec-51 <text:line-break/>[59122]</text:p>
          </table:table-cell>
          <table:table-cell table:style-name="ce55" table:formula="of:=INFO.OBBA.OBBA.OBMAKE([.Z$11]&amp;&quot;-&quot;&amp;ROW();&quot;String&quot;;[.J51])" office:value-type="string" office:string-value="discount rec-51 &#10;[59123]">
            <text:p>discount rec-51 <text:line-break/>[59123]</text:p>
          </table:table-cell>
          <table:table-cell table:style-name="ce55" table:formula="of:=INFO.OBBA.OBBA.OBMAKE([.AA$11]&amp;&quot;-&quot;&amp;ROW();&quot;double[]&quot;;[.L51:.N51])" office:value-type="string" office:string-value="tenor pay-51 &#10;[59124]">
            <text:p>tenor pay-51 <text:line-break/>[59124]</text:p>
          </table:table-cell>
          <table:table-cell table:style-name="ce55" table:formula="of:=INFO.OBBA.OBBA.OBMAKE([.AB$11]&amp;&quot;-&quot;&amp;ROW();&quot;String&quot;;[.O51])" office:value-type="string" office:string-value="forward pay-51 &#10;[59125]">
            <text:p>forward pay-51 <text:line-break/>[59125]</text:p>
          </table:table-cell>
          <table:table-cell table:style-name="ce55" table:formula="of:=INFO.OBBA.OBBA.OBMAKE([.AC$11]&amp;&quot;-&quot;&amp;ROW();&quot;double&quot;;[.P51])" office:value-type="string" office:string-value="spread pay-51 &#10;[59126]">
            <text:p>spread pay-51 <text:line-break/>[59126]</text:p>
          </table:table-cell>
          <table:table-cell table:style-name="ce55" table:formula="of:=INFO.OBBA.OBBA.OBMAKE([.AD$11]&amp;&quot;-&quot;&amp;ROW();&quot;String&quot;;[.Q51])" office:value-type="string" office:string-value="disocunt pay-51 &#10;[59127]">
            <text:p>disocunt pay-51 <text:line-break/>[59127]</text:p>
          </table:table-cell>
          <table:table-cell table:style-name="ce55" table:formula="of:=INFO.OBBA.OBBA.OBMAKE([.AE$11]&amp;&quot;-&quot;&amp;ROW();&quot;String&quot;;[.S51])" office:value-type="string" office:string-value="calibration curve-51 &#10;[59128]">
            <text:p>calibration curve-51 <text:line-break/>[59128]</text:p>
          </table:table-cell>
          <table:table-cell table:style-name="ce55" table:formula="of:=INFO.OBBA.OBBA.OBMAKE([.AF$11]&amp;&quot;-&quot;&amp;ROW();&quot;double&quot;;[.T51])" office:value-type="string" office:string-value="calibration time-51 &#10;[59129]">
            <text:p>calibration time-51 <text:line-break/>[59129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52:.AF52])" office:value-type="string" office:string-value="calibItem-52 &#10;[59142]">
            <text:p>calibItem-52 <text:line-break/>[59142]</text:p>
          </table:table-cell>
          <table:table-cell table:style-name="ce24" table:formula="of:=INFO.OBBA.OBBA.OBGET(INFO.OBBA.OBBA.OBCALL(&quot;&quot;;INFO.OBBA.OBBA.OBCALL(&quot;&quot;;[.$B$7];&quot;getCalibrationProductForSpec&quot;;[.B52]);&quot;getValue&quot;;INFO.OBBA.OBBA.OBCALL(&quot;&quot;;[.$B$7];&quot;getModel&quot;)))" office:value-type="percentage" office:value="-6.93889390390722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8">
            <text:p>8</text:p>
          </table:table-cell>
          <table:table-cell table:style-name="ce39" office:value-type="float" office:value="0.5">
            <text:p>0,5</text:p>
          </table:table-cell>
          <table:table-cell table:style-name="ce44" office:value-type="string">
            <text:p>forward-EUR-6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52]" office:value-type="float" office:value="0">
            <text:p>0</text:p>
          </table:table-cell>
          <table:table-cell table:style-name="ce39" table:formula="of:=[.F52]" office:value-type="float" office:value="8">
            <text:p>8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0.00172">
            <text:p>0,172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52]" office:value-type="string" office:string-value="forward-EUR-6M">
            <text:p>forward-EUR-6M</text:p>
          </table:table-cell>
          <table:table-cell table:style-name="ce39" table:formula="of:=[.F52]-[.G52]" office:value-type="float" office:value="7.5">
            <text:p>7,5</text:p>
          </table:table-cell>
          <table:table-cell/>
          <table:table-cell table:style-name="ce55" table:formula="of:=INFO.OBBA.OBBA.OBMAKE([.V$11]&amp;&quot;-&quot;&amp;ROW();&quot;String&quot;;[.D52])" office:value-type="string" office:string-value="type-52 &#10;[59131]">
            <text:p>type-52 <text:line-break/>[59131]</text:p>
          </table:table-cell>
          <table:table-cell table:style-name="ce55" table:formula="of:=INFO.OBBA.OBBA.OBMAKE([.W$11]&amp;&quot;-&quot;&amp;ROW();&quot;double[]&quot;;[.E52:.G52])" office:value-type="string" office:string-value="tenor rec-52 &#10;[59132]">
            <text:p>tenor rec-52 <text:line-break/>[59132]</text:p>
          </table:table-cell>
          <table:table-cell table:style-name="ce55" table:formula="of:=INFO.OBBA.OBBA.OBMAKE([.X$11]&amp;&quot;-&quot;&amp;ROW();&quot;String&quot;;[.H52])" office:value-type="string" office:string-value="forward rec-52 &#10;[59133]">
            <text:p>forward rec-52 <text:line-break/>[59133]</text:p>
          </table:table-cell>
          <table:table-cell table:style-name="ce55" table:formula="of:=INFO.OBBA.OBBA.OBMAKE([.Y$11]&amp;&quot;-&quot;&amp;ROW();&quot;double&quot;;[.I52])" office:value-type="string" office:string-value="spread rec-52 &#10;[59134]">
            <text:p>spread rec-52 <text:line-break/>[59134]</text:p>
          </table:table-cell>
          <table:table-cell table:style-name="ce55" table:formula="of:=INFO.OBBA.OBBA.OBMAKE([.Z$11]&amp;&quot;-&quot;&amp;ROW();&quot;String&quot;;[.J52])" office:value-type="string" office:string-value="discount rec-52 &#10;[59135]">
            <text:p>discount rec-52 <text:line-break/>[59135]</text:p>
          </table:table-cell>
          <table:table-cell table:style-name="ce55" table:formula="of:=INFO.OBBA.OBBA.OBMAKE([.AA$11]&amp;&quot;-&quot;&amp;ROW();&quot;double[]&quot;;[.L52:.N52])" office:value-type="string" office:string-value="tenor pay-52 &#10;[59136]">
            <text:p>tenor pay-52 <text:line-break/>[59136]</text:p>
          </table:table-cell>
          <table:table-cell table:style-name="ce55" table:formula="of:=INFO.OBBA.OBBA.OBMAKE([.AB$11]&amp;&quot;-&quot;&amp;ROW();&quot;String&quot;;[.O52])" office:value-type="string" office:string-value="forward pay-52 &#10;[59137]">
            <text:p>forward pay-52 <text:line-break/>[59137]</text:p>
          </table:table-cell>
          <table:table-cell table:style-name="ce55" table:formula="of:=INFO.OBBA.OBBA.OBMAKE([.AC$11]&amp;&quot;-&quot;&amp;ROW();&quot;double&quot;;[.P52])" office:value-type="string" office:string-value="spread pay-52 &#10;[59138]">
            <text:p>spread pay-52 <text:line-break/>[59138]</text:p>
          </table:table-cell>
          <table:table-cell table:style-name="ce55" table:formula="of:=INFO.OBBA.OBBA.OBMAKE([.AD$11]&amp;&quot;-&quot;&amp;ROW();&quot;String&quot;;[.Q52])" office:value-type="string" office:string-value="disocunt pay-52 &#10;[59139]">
            <text:p>disocunt pay-52 <text:line-break/>[59139]</text:p>
          </table:table-cell>
          <table:table-cell table:style-name="ce55" table:formula="of:=INFO.OBBA.OBBA.OBMAKE([.AE$11]&amp;&quot;-&quot;&amp;ROW();&quot;String&quot;;[.S52])" office:value-type="string" office:string-value="calibration curve-52 &#10;[59140]">
            <text:p>calibration curve-52 <text:line-break/>[59140]</text:p>
          </table:table-cell>
          <table:table-cell table:style-name="ce55" table:formula="of:=INFO.OBBA.OBBA.OBMAKE([.AF$11]&amp;&quot;-&quot;&amp;ROW();&quot;double&quot;;[.T52])" office:value-type="string" office:string-value="calibration time-52 &#10;[59141]">
            <text:p>calibration time-52 <text:line-break/>[59141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53:.AF53])" office:value-type="string" office:string-value="calibItem-53 &#10;[59154]">
            <text:p>calibItem-53 <text:line-break/>[59154]</text:p>
          </table:table-cell>
          <table:table-cell table:style-name="ce24" table:formula="of:=INFO.OBBA.OBBA.OBGET(INFO.OBBA.OBBA.OBCALL(&quot;&quot;;INFO.OBBA.OBBA.OBCALL(&quot;&quot;;[.$B$7];&quot;getCalibrationProductForSpec&quot;;[.B53]);&quot;getValue&quot;;INFO.OBBA.OBBA.OBCALL(&quot;&quot;;[.$B$7];&quot;getModel&quot;)))" office:value-type="percentage" office:value="2.08166817117216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9">
            <text:p>9</text:p>
          </table:table-cell>
          <table:table-cell table:style-name="ce39" office:value-type="float" office:value="0.5">
            <text:p>0,5</text:p>
          </table:table-cell>
          <table:table-cell table:style-name="ce44" office:value-type="string">
            <text:p>forward-EUR-6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53]" office:value-type="float" office:value="0">
            <text:p>0</text:p>
          </table:table-cell>
          <table:table-cell table:style-name="ce39" table:formula="of:=[.F53]" office:value-type="float" office:value="9">
            <text:p>9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0.00158">
            <text:p>0,158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53]" office:value-type="string" office:string-value="forward-EUR-6M">
            <text:p>forward-EUR-6M</text:p>
          </table:table-cell>
          <table:table-cell table:style-name="ce39" table:formula="of:=[.F53]-[.G53]" office:value-type="float" office:value="8.5">
            <text:p>8,5</text:p>
          </table:table-cell>
          <table:table-cell/>
          <table:table-cell table:style-name="ce55" table:formula="of:=INFO.OBBA.OBBA.OBMAKE([.V$11]&amp;&quot;-&quot;&amp;ROW();&quot;String&quot;;[.D53])" office:value-type="string" office:string-value="type-53 &#10;[59143]">
            <text:p>type-53 <text:line-break/>[59143]</text:p>
          </table:table-cell>
          <table:table-cell table:style-name="ce55" table:formula="of:=INFO.OBBA.OBBA.OBMAKE([.W$11]&amp;&quot;-&quot;&amp;ROW();&quot;double[]&quot;;[.E53:.G53])" office:value-type="string" office:string-value="tenor rec-53 &#10;[59144]">
            <text:p>tenor rec-53 <text:line-break/>[59144]</text:p>
          </table:table-cell>
          <table:table-cell table:style-name="ce55" table:formula="of:=INFO.OBBA.OBBA.OBMAKE([.X$11]&amp;&quot;-&quot;&amp;ROW();&quot;String&quot;;[.H53])" office:value-type="string" office:string-value="forward rec-53 &#10;[59145]">
            <text:p>forward rec-53 <text:line-break/>[59145]</text:p>
          </table:table-cell>
          <table:table-cell table:style-name="ce55" table:formula="of:=INFO.OBBA.OBBA.OBMAKE([.Y$11]&amp;&quot;-&quot;&amp;ROW();&quot;double&quot;;[.I53])" office:value-type="string" office:string-value="spread rec-53 &#10;[59146]">
            <text:p>spread rec-53 <text:line-break/>[59146]</text:p>
          </table:table-cell>
          <table:table-cell table:style-name="ce55" table:formula="of:=INFO.OBBA.OBBA.OBMAKE([.Z$11]&amp;&quot;-&quot;&amp;ROW();&quot;String&quot;;[.J53])" office:value-type="string" office:string-value="discount rec-53 &#10;[59147]">
            <text:p>discount rec-53 <text:line-break/>[59147]</text:p>
          </table:table-cell>
          <table:table-cell table:style-name="ce55" table:formula="of:=INFO.OBBA.OBBA.OBMAKE([.AA$11]&amp;&quot;-&quot;&amp;ROW();&quot;double[]&quot;;[.L53:.N53])" office:value-type="string" office:string-value="tenor pay-53 &#10;[59148]">
            <text:p>tenor pay-53 <text:line-break/>[59148]</text:p>
          </table:table-cell>
          <table:table-cell table:style-name="ce55" table:formula="of:=INFO.OBBA.OBBA.OBMAKE([.AB$11]&amp;&quot;-&quot;&amp;ROW();&quot;String&quot;;[.O53])" office:value-type="string" office:string-value="forward pay-53 &#10;[59149]">
            <text:p>forward pay-53 <text:line-break/>[59149]</text:p>
          </table:table-cell>
          <table:table-cell table:style-name="ce55" table:formula="of:=INFO.OBBA.OBBA.OBMAKE([.AC$11]&amp;&quot;-&quot;&amp;ROW();&quot;double&quot;;[.P53])" office:value-type="string" office:string-value="spread pay-53 &#10;[59150]">
            <text:p>spread pay-53 <text:line-break/>[59150]</text:p>
          </table:table-cell>
          <table:table-cell table:style-name="ce55" table:formula="of:=INFO.OBBA.OBBA.OBMAKE([.AD$11]&amp;&quot;-&quot;&amp;ROW();&quot;String&quot;;[.Q53])" office:value-type="string" office:string-value="disocunt pay-53 &#10;[59151]">
            <text:p>disocunt pay-53 <text:line-break/>[59151]</text:p>
          </table:table-cell>
          <table:table-cell table:style-name="ce55" table:formula="of:=INFO.OBBA.OBBA.OBMAKE([.AE$11]&amp;&quot;-&quot;&amp;ROW();&quot;String&quot;;[.S53])" office:value-type="string" office:string-value="calibration curve-53 &#10;[59152]">
            <text:p>calibration curve-53 <text:line-break/>[59152]</text:p>
          </table:table-cell>
          <table:table-cell table:style-name="ce55" table:formula="of:=INFO.OBBA.OBBA.OBMAKE([.AF$11]&amp;&quot;-&quot;&amp;ROW();&quot;double&quot;;[.T53])" office:value-type="string" office:string-value="calibration time-53 &#10;[59153]">
            <text:p>calibration time-53 <text:line-break/>[59153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54:.AF54])" office:value-type="string" office:string-value="calibItem-54 &#10;[59166]">
            <text:p>calibItem-54 <text:line-break/>[59166]</text:p>
          </table:table-cell>
          <table:table-cell table:style-name="ce24" table:formula="of:=INFO.OBBA.OBBA.OBGET(INFO.OBBA.OBBA.OBCALL(&quot;&quot;;INFO.OBBA.OBBA.OBCALL(&quot;&quot;;[.$B$7];&quot;getCalibrationProductForSpec&quot;;[.B54]);&quot;getValue&quot;;INFO.OBBA.OBBA.OBCALL(&quot;&quot;;[.$B$7];&quot;getModel&quot;)))" office:value-type="percentage" office:value="0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0.5">
            <text:p>0,5</text:p>
          </table:table-cell>
          <table:table-cell table:style-name="ce44" office:value-type="string">
            <text:p>forward-EUR-6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54]" office:value-type="float" office:value="0">
            <text:p>0</text:p>
          </table:table-cell>
          <table:table-cell table:style-name="ce39" table:formula="of:=[.F54]" office:value-type="float" office:value="10">
            <text:p>1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0.0015">
            <text:p>0,150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54]" office:value-type="string" office:string-value="forward-EUR-6M">
            <text:p>forward-EUR-6M</text:p>
          </table:table-cell>
          <table:table-cell table:style-name="ce39" table:formula="of:=[.F54]-[.G54]" office:value-type="float" office:value="9.5">
            <text:p>9,5</text:p>
          </table:table-cell>
          <table:table-cell/>
          <table:table-cell table:style-name="ce55" table:formula="of:=INFO.OBBA.OBBA.OBMAKE([.V$11]&amp;&quot;-&quot;&amp;ROW();&quot;String&quot;;[.D54])" office:value-type="string" office:string-value="type-54 &#10;[59155]">
            <text:p>type-54 <text:line-break/>[59155]</text:p>
          </table:table-cell>
          <table:table-cell table:style-name="ce55" table:formula="of:=INFO.OBBA.OBBA.OBMAKE([.W$11]&amp;&quot;-&quot;&amp;ROW();&quot;double[]&quot;;[.E54:.G54])" office:value-type="string" office:string-value="tenor rec-54 &#10;[59156]">
            <text:p>tenor rec-54 <text:line-break/>[59156]</text:p>
          </table:table-cell>
          <table:table-cell table:style-name="ce55" table:formula="of:=INFO.OBBA.OBBA.OBMAKE([.X$11]&amp;&quot;-&quot;&amp;ROW();&quot;String&quot;;[.H54])" office:value-type="string" office:string-value="forward rec-54 &#10;[59157]">
            <text:p>forward rec-54 <text:line-break/>[59157]</text:p>
          </table:table-cell>
          <table:table-cell table:style-name="ce55" table:formula="of:=INFO.OBBA.OBBA.OBMAKE([.Y$11]&amp;&quot;-&quot;&amp;ROW();&quot;double&quot;;[.I54])" office:value-type="string" office:string-value="spread rec-54 &#10;[59158]">
            <text:p>spread rec-54 <text:line-break/>[59158]</text:p>
          </table:table-cell>
          <table:table-cell table:style-name="ce55" table:formula="of:=INFO.OBBA.OBBA.OBMAKE([.Z$11]&amp;&quot;-&quot;&amp;ROW();&quot;String&quot;;[.J54])" office:value-type="string" office:string-value="discount rec-54 &#10;[59159]">
            <text:p>discount rec-54 <text:line-break/>[59159]</text:p>
          </table:table-cell>
          <table:table-cell table:style-name="ce55" table:formula="of:=INFO.OBBA.OBBA.OBMAKE([.AA$11]&amp;&quot;-&quot;&amp;ROW();&quot;double[]&quot;;[.L54:.N54])" office:value-type="string" office:string-value="tenor pay-54 &#10;[59160]">
            <text:p>tenor pay-54 <text:line-break/>[59160]</text:p>
          </table:table-cell>
          <table:table-cell table:style-name="ce55" table:formula="of:=INFO.OBBA.OBBA.OBMAKE([.AB$11]&amp;&quot;-&quot;&amp;ROW();&quot;String&quot;;[.O54])" office:value-type="string" office:string-value="forward pay-54 &#10;[59161]">
            <text:p>forward pay-54 <text:line-break/>[59161]</text:p>
          </table:table-cell>
          <table:table-cell table:style-name="ce55" table:formula="of:=INFO.OBBA.OBBA.OBMAKE([.AC$11]&amp;&quot;-&quot;&amp;ROW();&quot;double&quot;;[.P54])" office:value-type="string" office:string-value="spread pay-54 &#10;[59162]">
            <text:p>spread pay-54 <text:line-break/>[59162]</text:p>
          </table:table-cell>
          <table:table-cell table:style-name="ce55" table:formula="of:=INFO.OBBA.OBBA.OBMAKE([.AD$11]&amp;&quot;-&quot;&amp;ROW();&quot;String&quot;;[.Q54])" office:value-type="string" office:string-value="disocunt pay-54 &#10;[59163]">
            <text:p>disocunt pay-54 <text:line-break/>[59163]</text:p>
          </table:table-cell>
          <table:table-cell table:style-name="ce55" table:formula="of:=INFO.OBBA.OBBA.OBMAKE([.AE$11]&amp;&quot;-&quot;&amp;ROW();&quot;String&quot;;[.S54])" office:value-type="string" office:string-value="calibration curve-54 &#10;[59164]">
            <text:p>calibration curve-54 <text:line-break/>[59164]</text:p>
          </table:table-cell>
          <table:table-cell table:style-name="ce55" table:formula="of:=INFO.OBBA.OBBA.OBMAKE([.AF$11]&amp;&quot;-&quot;&amp;ROW();&quot;double&quot;;[.T54])" office:value-type="string" office:string-value="calibration time-54 &#10;[59165]">
            <text:p>calibration time-54 <text:line-break/>[59165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55:.AF55])" office:value-type="string" office:string-value="calibItem-55 &#10;[59178]">
            <text:p>calibItem-55 <text:line-break/>[59178]</text:p>
          </table:table-cell>
          <table:table-cell table:style-name="ce24" table:formula="of:=INFO.OBBA.OBBA.OBGET(INFO.OBBA.OBBA.OBCALL(&quot;&quot;;INFO.OBBA.OBBA.OBCALL(&quot;&quot;;[.$B$7];&quot;getCalibrationProductForSpec&quot;;[.B55]);&quot;getValue&quot;;INFO.OBBA.OBBA.OBCALL(&quot;&quot;;[.$B$7];&quot;getModel&quot;)))" office:value-type="percentage" office:value="0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5">
            <text:p>15</text:p>
          </table:table-cell>
          <table:table-cell table:style-name="ce39" office:value-type="float" office:value="0.5">
            <text:p>0,5</text:p>
          </table:table-cell>
          <table:table-cell table:style-name="ce44" office:value-type="string">
            <text:p>forward-EUR-6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55]" office:value-type="float" office:value="0">
            <text:p>0</text:p>
          </table:table-cell>
          <table:table-cell table:style-name="ce39" table:formula="of:=[.F55]" office:value-type="float" office:value="15">
            <text:p>15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0.00113">
            <text:p>0,113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55]" office:value-type="string" office:string-value="forward-EUR-6M">
            <text:p>forward-EUR-6M</text:p>
          </table:table-cell>
          <table:table-cell table:style-name="ce39" table:formula="of:=[.F55]-[.G55]" office:value-type="float" office:value="14.5">
            <text:p>14,5</text:p>
          </table:table-cell>
          <table:table-cell/>
          <table:table-cell table:style-name="ce55" table:formula="of:=INFO.OBBA.OBBA.OBMAKE([.V$11]&amp;&quot;-&quot;&amp;ROW();&quot;String&quot;;[.D55])" office:value-type="string" office:string-value="type-55 &#10;[59167]">
            <text:p>type-55 <text:line-break/>[59167]</text:p>
          </table:table-cell>
          <table:table-cell table:style-name="ce55" table:formula="of:=INFO.OBBA.OBBA.OBMAKE([.W$11]&amp;&quot;-&quot;&amp;ROW();&quot;double[]&quot;;[.E55:.G55])" office:value-type="string" office:string-value="tenor rec-55 &#10;[59168]">
            <text:p>tenor rec-55 <text:line-break/>[59168]</text:p>
          </table:table-cell>
          <table:table-cell table:style-name="ce55" table:formula="of:=INFO.OBBA.OBBA.OBMAKE([.X$11]&amp;&quot;-&quot;&amp;ROW();&quot;String&quot;;[.H55])" office:value-type="string" office:string-value="forward rec-55 &#10;[59169]">
            <text:p>forward rec-55 <text:line-break/>[59169]</text:p>
          </table:table-cell>
          <table:table-cell table:style-name="ce55" table:formula="of:=INFO.OBBA.OBBA.OBMAKE([.Y$11]&amp;&quot;-&quot;&amp;ROW();&quot;double&quot;;[.I55])" office:value-type="string" office:string-value="spread rec-55 &#10;[59170]">
            <text:p>spread rec-55 <text:line-break/>[59170]</text:p>
          </table:table-cell>
          <table:table-cell table:style-name="ce55" table:formula="of:=INFO.OBBA.OBBA.OBMAKE([.Z$11]&amp;&quot;-&quot;&amp;ROW();&quot;String&quot;;[.J55])" office:value-type="string" office:string-value="discount rec-55 &#10;[59171]">
            <text:p>discount rec-55 <text:line-break/>[59171]</text:p>
          </table:table-cell>
          <table:table-cell table:style-name="ce55" table:formula="of:=INFO.OBBA.OBBA.OBMAKE([.AA$11]&amp;&quot;-&quot;&amp;ROW();&quot;double[]&quot;;[.L55:.N55])" office:value-type="string" office:string-value="tenor pay-55 &#10;[59172]">
            <text:p>tenor pay-55 <text:line-break/>[59172]</text:p>
          </table:table-cell>
          <table:table-cell table:style-name="ce55" table:formula="of:=INFO.OBBA.OBBA.OBMAKE([.AB$11]&amp;&quot;-&quot;&amp;ROW();&quot;String&quot;;[.O55])" office:value-type="string" office:string-value="forward pay-55 &#10;[59173]">
            <text:p>forward pay-55 <text:line-break/>[59173]</text:p>
          </table:table-cell>
          <table:table-cell table:style-name="ce55" table:formula="of:=INFO.OBBA.OBBA.OBMAKE([.AC$11]&amp;&quot;-&quot;&amp;ROW();&quot;double&quot;;[.P55])" office:value-type="string" office:string-value="spread pay-55 &#10;[59174]">
            <text:p>spread pay-55 <text:line-break/>[59174]</text:p>
          </table:table-cell>
          <table:table-cell table:style-name="ce55" table:formula="of:=INFO.OBBA.OBBA.OBMAKE([.AD$11]&amp;&quot;-&quot;&amp;ROW();&quot;String&quot;;[.Q55])" office:value-type="string" office:string-value="disocunt pay-55 &#10;[59175]">
            <text:p>disocunt pay-55 <text:line-break/>[59175]</text:p>
          </table:table-cell>
          <table:table-cell table:style-name="ce55" table:formula="of:=INFO.OBBA.OBBA.OBMAKE([.AE$11]&amp;&quot;-&quot;&amp;ROW();&quot;String&quot;;[.S55])" office:value-type="string" office:string-value="calibration curve-55 &#10;[59176]">
            <text:p>calibration curve-55 <text:line-break/>[59176]</text:p>
          </table:table-cell>
          <table:table-cell table:style-name="ce55" table:formula="of:=INFO.OBBA.OBBA.OBMAKE([.AF$11]&amp;&quot;-&quot;&amp;ROW();&quot;double&quot;;[.T55])" office:value-type="string" office:string-value="calibration time-55 &#10;[59177]">
            <text:p>calibration time-55 <text:line-break/>[59177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56:.AF56])" office:value-type="string" office:string-value="calibItem-56 &#10;[59190]">
            <text:p>calibItem-56 <text:line-break/>[59190]</text:p>
          </table:table-cell>
          <table:table-cell table:style-name="ce24" table:formula="of:=INFO.OBBA.OBBA.OBGET(INFO.OBBA.OBBA.OBCALL(&quot;&quot;;INFO.OBBA.OBBA.OBCALL(&quot;&quot;;[.$B$7];&quot;getCalibrationProductForSpec&quot;;[.B56]);&quot;getValue&quot;;INFO.OBBA.OBBA.OBCALL(&quot;&quot;;[.$B$7];&quot;getModel&quot;)))" office:value-type="percentage" office:value="6.93889390390722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0.5">
            <text:p>0,5</text:p>
          </table:table-cell>
          <table:table-cell table:style-name="ce44" office:value-type="string">
            <text:p>forward-EUR-6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56]" office:value-type="float" office:value="0">
            <text:p>0</text:p>
          </table:table-cell>
          <table:table-cell table:style-name="ce39" table:formula="of:=[.F56]" office:value-type="float" office:value="20">
            <text:p>2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0.00094">
            <text:p>0,094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56]" office:value-type="string" office:string-value="forward-EUR-6M">
            <text:p>forward-EUR-6M</text:p>
          </table:table-cell>
          <table:table-cell table:style-name="ce39" table:formula="of:=[.F56]-[.G56]" office:value-type="float" office:value="19.5">
            <text:p>19,5</text:p>
          </table:table-cell>
          <table:table-cell/>
          <table:table-cell table:style-name="ce55" table:formula="of:=INFO.OBBA.OBBA.OBMAKE([.V$11]&amp;&quot;-&quot;&amp;ROW();&quot;String&quot;;[.D56])" office:value-type="string" office:string-value="type-56 &#10;[59179]">
            <text:p>type-56 <text:line-break/>[59179]</text:p>
          </table:table-cell>
          <table:table-cell table:style-name="ce55" table:formula="of:=INFO.OBBA.OBBA.OBMAKE([.W$11]&amp;&quot;-&quot;&amp;ROW();&quot;double[]&quot;;[.E56:.G56])" office:value-type="string" office:string-value="tenor rec-56 &#10;[59180]">
            <text:p>tenor rec-56 <text:line-break/>[59180]</text:p>
          </table:table-cell>
          <table:table-cell table:style-name="ce55" table:formula="of:=INFO.OBBA.OBBA.OBMAKE([.X$11]&amp;&quot;-&quot;&amp;ROW();&quot;String&quot;;[.H56])" office:value-type="string" office:string-value="forward rec-56 &#10;[59181]">
            <text:p>forward rec-56 <text:line-break/>[59181]</text:p>
          </table:table-cell>
          <table:table-cell table:style-name="ce55" table:formula="of:=INFO.OBBA.OBBA.OBMAKE([.Y$11]&amp;&quot;-&quot;&amp;ROW();&quot;double&quot;;[.I56])" office:value-type="string" office:string-value="spread rec-56 &#10;[59182]">
            <text:p>spread rec-56 <text:line-break/>[59182]</text:p>
          </table:table-cell>
          <table:table-cell table:style-name="ce55" table:formula="of:=INFO.OBBA.OBBA.OBMAKE([.Z$11]&amp;&quot;-&quot;&amp;ROW();&quot;String&quot;;[.J56])" office:value-type="string" office:string-value="discount rec-56 &#10;[59183]">
            <text:p>discount rec-56 <text:line-break/>[59183]</text:p>
          </table:table-cell>
          <table:table-cell table:style-name="ce55" table:formula="of:=INFO.OBBA.OBBA.OBMAKE([.AA$11]&amp;&quot;-&quot;&amp;ROW();&quot;double[]&quot;;[.L56:.N56])" office:value-type="string" office:string-value="tenor pay-56 &#10;[59184]">
            <text:p>tenor pay-56 <text:line-break/>[59184]</text:p>
          </table:table-cell>
          <table:table-cell table:style-name="ce55" table:formula="of:=INFO.OBBA.OBBA.OBMAKE([.AB$11]&amp;&quot;-&quot;&amp;ROW();&quot;String&quot;;[.O56])" office:value-type="string" office:string-value="forward pay-56 &#10;[59185]">
            <text:p>forward pay-56 <text:line-break/>[59185]</text:p>
          </table:table-cell>
          <table:table-cell table:style-name="ce55" table:formula="of:=INFO.OBBA.OBBA.OBMAKE([.AC$11]&amp;&quot;-&quot;&amp;ROW();&quot;double&quot;;[.P56])" office:value-type="string" office:string-value="spread pay-56 &#10;[59186]">
            <text:p>spread pay-56 <text:line-break/>[59186]</text:p>
          </table:table-cell>
          <table:table-cell table:style-name="ce55" table:formula="of:=INFO.OBBA.OBBA.OBMAKE([.AD$11]&amp;&quot;-&quot;&amp;ROW();&quot;String&quot;;[.Q56])" office:value-type="string" office:string-value="disocunt pay-56 &#10;[59187]">
            <text:p>disocunt pay-56 <text:line-break/>[59187]</text:p>
          </table:table-cell>
          <table:table-cell table:style-name="ce55" table:formula="of:=INFO.OBBA.OBBA.OBMAKE([.AE$11]&amp;&quot;-&quot;&amp;ROW();&quot;String&quot;;[.S56])" office:value-type="string" office:string-value="calibration curve-56 &#10;[59188]">
            <text:p>calibration curve-56 <text:line-break/>[59188]</text:p>
          </table:table-cell>
          <table:table-cell table:style-name="ce55" table:formula="of:=INFO.OBBA.OBBA.OBMAKE([.AF$11]&amp;&quot;-&quot;&amp;ROW();&quot;double&quot;;[.T56])" office:value-type="string" office:string-value="calibration time-56 &#10;[59189]">
            <text:p>calibration time-56 <text:line-break/>[59189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57:.AF57])" office:value-type="string" office:string-value="calibItem-57 &#10;[59202]">
            <text:p>calibItem-57 <text:line-break/>[59202]</text:p>
          </table:table-cell>
          <table:table-cell table:style-name="ce24" table:formula="of:=INFO.OBBA.OBBA.OBGET(INFO.OBBA.OBBA.OBCALL(&quot;&quot;;INFO.OBBA.OBBA.OBCALL(&quot;&quot;;[.$B$7];&quot;getCalibrationProductForSpec&quot;;[.B57]);&quot;getValue&quot;;INFO.OBBA.OBBA.OBCALL(&quot;&quot;;[.$B$7];&quot;getModel&quot;)))" office:value-type="percentage" office:value="4.16333634234433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0">
            <text:p>30</text:p>
          </table:table-cell>
          <table:table-cell table:style-name="ce39" office:value-type="float" office:value="0.5">
            <text:p>0,5</text:p>
          </table:table-cell>
          <table:table-cell table:style-name="ce44" office:value-type="string">
            <text:p>forward-EUR-6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57]" office:value-type="float" office:value="0">
            <text:p>0</text:p>
          </table:table-cell>
          <table:table-cell table:style-name="ce39" table:formula="of:=[.F57]" office:value-type="float" office:value="30">
            <text:p>3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0.00077">
            <text:p>0,077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57]" office:value-type="string" office:string-value="forward-EUR-6M">
            <text:p>forward-EUR-6M</text:p>
          </table:table-cell>
          <table:table-cell table:style-name="ce39" table:formula="of:=[.F57]-[.G57]" office:value-type="float" office:value="29.5">
            <text:p>29,5</text:p>
          </table:table-cell>
          <table:table-cell/>
          <table:table-cell table:style-name="ce55" table:formula="of:=INFO.OBBA.OBBA.OBMAKE([.V$11]&amp;&quot;-&quot;&amp;ROW();&quot;String&quot;;[.D57])" office:value-type="string" office:string-value="type-57 &#10;[59191]">
            <text:p>type-57 <text:line-break/>[59191]</text:p>
          </table:table-cell>
          <table:table-cell table:style-name="ce55" table:formula="of:=INFO.OBBA.OBBA.OBMAKE([.W$11]&amp;&quot;-&quot;&amp;ROW();&quot;double[]&quot;;[.E57:.G57])" office:value-type="string" office:string-value="tenor rec-57 &#10;[59192]">
            <text:p>tenor rec-57 <text:line-break/>[59192]</text:p>
          </table:table-cell>
          <table:table-cell table:style-name="ce55" table:formula="of:=INFO.OBBA.OBBA.OBMAKE([.X$11]&amp;&quot;-&quot;&amp;ROW();&quot;String&quot;;[.H57])" office:value-type="string" office:string-value="forward rec-57 &#10;[59193]">
            <text:p>forward rec-57 <text:line-break/>[59193]</text:p>
          </table:table-cell>
          <table:table-cell table:style-name="ce55" table:formula="of:=INFO.OBBA.OBBA.OBMAKE([.Y$11]&amp;&quot;-&quot;&amp;ROW();&quot;double&quot;;[.I57])" office:value-type="string" office:string-value="spread rec-57 &#10;[59194]">
            <text:p>spread rec-57 <text:line-break/>[59194]</text:p>
          </table:table-cell>
          <table:table-cell table:style-name="ce55" table:formula="of:=INFO.OBBA.OBBA.OBMAKE([.Z$11]&amp;&quot;-&quot;&amp;ROW();&quot;String&quot;;[.J57])" office:value-type="string" office:string-value="discount rec-57 &#10;[59195]">
            <text:p>discount rec-57 <text:line-break/>[59195]</text:p>
          </table:table-cell>
          <table:table-cell table:style-name="ce55" table:formula="of:=INFO.OBBA.OBBA.OBMAKE([.AA$11]&amp;&quot;-&quot;&amp;ROW();&quot;double[]&quot;;[.L57:.N57])" office:value-type="string" office:string-value="tenor pay-57 &#10;[59196]">
            <text:p>tenor pay-57 <text:line-break/>[59196]</text:p>
          </table:table-cell>
          <table:table-cell table:style-name="ce55" table:formula="of:=INFO.OBBA.OBBA.OBMAKE([.AB$11]&amp;&quot;-&quot;&amp;ROW();&quot;String&quot;;[.O57])" office:value-type="string" office:string-value="forward pay-57 &#10;[59197]">
            <text:p>forward pay-57 <text:line-break/>[59197]</text:p>
          </table:table-cell>
          <table:table-cell table:style-name="ce55" table:formula="of:=INFO.OBBA.OBBA.OBMAKE([.AC$11]&amp;&quot;-&quot;&amp;ROW();&quot;double&quot;;[.P57])" office:value-type="string" office:string-value="spread pay-57 &#10;[59198]">
            <text:p>spread pay-57 <text:line-break/>[59198]</text:p>
          </table:table-cell>
          <table:table-cell table:style-name="ce55" table:formula="of:=INFO.OBBA.OBBA.OBMAKE([.AD$11]&amp;&quot;-&quot;&amp;ROW();&quot;String&quot;;[.Q57])" office:value-type="string" office:string-value="disocunt pay-57 &#10;[59199]">
            <text:p>disocunt pay-57 <text:line-break/>[59199]</text:p>
          </table:table-cell>
          <table:table-cell table:style-name="ce55" table:formula="of:=INFO.OBBA.OBBA.OBMAKE([.AE$11]&amp;&quot;-&quot;&amp;ROW();&quot;String&quot;;[.S57])" office:value-type="string" office:string-value="calibration curve-57 &#10;[59200]">
            <text:p>calibration curve-57 <text:line-break/>[59200]</text:p>
          </table:table-cell>
          <table:table-cell table:style-name="ce55" table:formula="of:=INFO.OBBA.OBBA.OBMAKE([.AF$11]&amp;&quot;-&quot;&amp;ROW();&quot;double&quot;;[.T57])" office:value-type="string" office:string-value="calibration time-57 &#10;[59201]">
            <text:p>calibration time-57 <text:line-break/>[59201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58:.AF58])" office:value-type="string" office:string-value="calibItem-58 &#10;[59214]">
            <text:p>calibItem-58 <text:line-break/>[59214]</text:p>
          </table:table-cell>
          <table:table-cell table:style-name="ce24" table:formula="of:=INFO.OBBA.OBBA.OBGET(INFO.OBBA.OBBA.OBCALL(&quot;&quot;;INFO.OBBA.OBBA.OBCALL(&quot;&quot;;[.$B$7];&quot;getCalibrationProductForSpec&quot;;[.B58]);&quot;getValue&quot;;INFO.OBBA.OBBA.OBCALL(&quot;&quot;;[.$B$7];&quot;getModel&quot;)))" office:value-type="percentage" office:value="-6.93889390390722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0">
            <text:p>40</text:p>
          </table:table-cell>
          <table:table-cell table:style-name="ce39" office:value-type="float" office:value="0.5">
            <text:p>0,5</text:p>
          </table:table-cell>
          <table:table-cell table:style-name="ce44" office:value-type="string">
            <text:p>forward-EUR-6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58]" office:value-type="float" office:value="0">
            <text:p>0</text:p>
          </table:table-cell>
          <table:table-cell table:style-name="ce39" table:formula="of:=[.F58]" office:value-type="float" office:value="40">
            <text:p>4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0.00065">
            <text:p>0,065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58]" office:value-type="string" office:string-value="forward-EUR-6M">
            <text:p>forward-EUR-6M</text:p>
          </table:table-cell>
          <table:table-cell table:style-name="ce39" table:formula="of:=[.F58]-[.G58]" office:value-type="float" office:value="39.5">
            <text:p>39,5</text:p>
          </table:table-cell>
          <table:table-cell/>
          <table:table-cell table:style-name="ce55" table:formula="of:=INFO.OBBA.OBBA.OBMAKE([.V$11]&amp;&quot;-&quot;&amp;ROW();&quot;String&quot;;[.D58])" office:value-type="string" office:string-value="type-58 &#10;[59203]">
            <text:p>type-58 <text:line-break/>[59203]</text:p>
          </table:table-cell>
          <table:table-cell table:style-name="ce55" table:formula="of:=INFO.OBBA.OBBA.OBMAKE([.W$11]&amp;&quot;-&quot;&amp;ROW();&quot;double[]&quot;;[.E58:.G58])" office:value-type="string" office:string-value="tenor rec-58 &#10;[59204]">
            <text:p>tenor rec-58 <text:line-break/>[59204]</text:p>
          </table:table-cell>
          <table:table-cell table:style-name="ce55" table:formula="of:=INFO.OBBA.OBBA.OBMAKE([.X$11]&amp;&quot;-&quot;&amp;ROW();&quot;String&quot;;[.H58])" office:value-type="string" office:string-value="forward rec-58 &#10;[59205]">
            <text:p>forward rec-58 <text:line-break/>[59205]</text:p>
          </table:table-cell>
          <table:table-cell table:style-name="ce55" table:formula="of:=INFO.OBBA.OBBA.OBMAKE([.Y$11]&amp;&quot;-&quot;&amp;ROW();&quot;double&quot;;[.I58])" office:value-type="string" office:string-value="spread rec-58 &#10;[59206]">
            <text:p>spread rec-58 <text:line-break/>[59206]</text:p>
          </table:table-cell>
          <table:table-cell table:style-name="ce55" table:formula="of:=INFO.OBBA.OBBA.OBMAKE([.Z$11]&amp;&quot;-&quot;&amp;ROW();&quot;String&quot;;[.J58])" office:value-type="string" office:string-value="discount rec-58 &#10;[59207]">
            <text:p>discount rec-58 <text:line-break/>[59207]</text:p>
          </table:table-cell>
          <table:table-cell table:style-name="ce55" table:formula="of:=INFO.OBBA.OBBA.OBMAKE([.AA$11]&amp;&quot;-&quot;&amp;ROW();&quot;double[]&quot;;[.L58:.N58])" office:value-type="string" office:string-value="tenor pay-58 &#10;[59208]">
            <text:p>tenor pay-58 <text:line-break/>[59208]</text:p>
          </table:table-cell>
          <table:table-cell table:style-name="ce55" table:formula="of:=INFO.OBBA.OBBA.OBMAKE([.AB$11]&amp;&quot;-&quot;&amp;ROW();&quot;String&quot;;[.O58])" office:value-type="string" office:string-value="forward pay-58 &#10;[59209]">
            <text:p>forward pay-58 <text:line-break/>[59209]</text:p>
          </table:table-cell>
          <table:table-cell table:style-name="ce55" table:formula="of:=INFO.OBBA.OBBA.OBMAKE([.AC$11]&amp;&quot;-&quot;&amp;ROW();&quot;double&quot;;[.P58])" office:value-type="string" office:string-value="spread pay-58 &#10;[59210]">
            <text:p>spread pay-58 <text:line-break/>[59210]</text:p>
          </table:table-cell>
          <table:table-cell table:style-name="ce55" table:formula="of:=INFO.OBBA.OBBA.OBMAKE([.AD$11]&amp;&quot;-&quot;&amp;ROW();&quot;String&quot;;[.Q58])" office:value-type="string" office:string-value="disocunt pay-58 &#10;[59211]">
            <text:p>disocunt pay-58 <text:line-break/>[59211]</text:p>
          </table:table-cell>
          <table:table-cell table:style-name="ce55" table:formula="of:=INFO.OBBA.OBBA.OBMAKE([.AE$11]&amp;&quot;-&quot;&amp;ROW();&quot;String&quot;;[.S58])" office:value-type="string" office:string-value="calibration curve-58 &#10;[59212]">
            <text:p>calibration curve-58 <text:line-break/>[59212]</text:p>
          </table:table-cell>
          <table:table-cell table:style-name="ce55" table:formula="of:=INFO.OBBA.OBBA.OBMAKE([.AF$11]&amp;&quot;-&quot;&amp;ROW();&quot;double&quot;;[.T58])" office:value-type="string" office:string-value="calibration time-58 &#10;[59213]">
            <text:p>calibration time-58 <text:line-break/>[59213]</text:p>
          </table:table-cell>
          <table:table-cell table:number-columns-repeated="992"/>
        </table:table-row>
        <table:table-row table:style-name="ro2">
          <table:table-cell table:style-name="ce17"/>
          <table:table-cell table:style-name="ce24" table:formula="of:=INFO.OBBA.OBBA.OBMAKE(&quot;calibItem-&quot;&amp;ROW();obLibs&amp;&quot;net.finmath.marketdata.calibration.CalibratedCurves$CalibrationSpec&quot;;[.V59:.AF59])" office:value-type="string" office:string-value="calibItem-59 &#10;[59226]">
            <text:p>calibItem-59 <text:line-break/>[59226]</text:p>
          </table:table-cell>
          <table:table-cell table:style-name="ce32" table:formula="of:=INFO.OBBA.OBBA.OBGET(INFO.OBBA.OBBA.OBCALL(&quot;&quot;;INFO.OBBA.OBBA.OBCALL(&quot;&quot;;[.$B$7];&quot;getCalibrationProductForSpec&quot;;[.B59]);&quot;getValue&quot;;INFO.OBBA.OBBA.OBCALL(&quot;&quot;;[.$B$7];&quot;getModel&quot;)))" office:value-type="percentage" office:value="-6.93889390390722E-017">
            <text:p>0,000%</text:p>
          </table:table-cell>
          <table:table-cell table:style-name="ce35" office:value-type="string">
            <text:p>Swap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50">
            <text:p>50</text:p>
          </table:table-cell>
          <table:table-cell table:style-name="ce41" office:value-type="float" office:value="0.5">
            <text:p>0,5</text:p>
          </table:table-cell>
          <table:table-cell table:style-name="ce46" office:value-type="string">
            <text:p>forward-EUR-6M</text:p>
          </table:table-cell>
          <table:table-cell table:style-name="ce41" office:value-type="float" office:value="0">
            <text:p>0</text:p>
          </table:table-cell>
          <table:table-cell table:style-name="ce46" office:value-type="string">
            <text:p>discount-EUR-OIS</text:p>
          </table:table-cell>
          <table:table-cell table:style-name="ce35"/>
          <table:table-cell table:style-name="ce41" table:formula="of:=[.E59]" office:value-type="float" office:value="0">
            <text:p>0</text:p>
          </table:table-cell>
          <table:table-cell table:style-name="ce41" table:formula="of:=[.F59]" office:value-type="float" office:value="50">
            <text:p>50</text:p>
          </table:table-cell>
          <table:table-cell table:style-name="ce41" office:value-type="float" office:value="0.25">
            <text:p>0,25</text:p>
          </table:table-cell>
          <table:table-cell table:style-name="ce46" office:value-type="string">
            <text:p>forward-EUR-3M</text:p>
          </table:table-cell>
          <table:table-cell table:style-name="ce53" office:value-type="percentage" office:value="0.00058">
            <text:p>0,058%</text:p>
          </table:table-cell>
          <table:table-cell table:style-name="ce46" office:value-type="string">
            <text:p>discount-EUR-OIS</text:p>
          </table:table-cell>
          <table:table-cell table:style-name="ce54"/>
          <table:table-cell table:style-name="ce46" table:formula="of:=[.H59]" office:value-type="string" office:string-value="forward-EUR-6M">
            <text:p>forward-EUR-6M</text:p>
          </table:table-cell>
          <table:table-cell table:style-name="ce41" table:formula="of:=[.F59]-[.G59]" office:value-type="float" office:value="49.5">
            <text:p>49,5</text:p>
          </table:table-cell>
          <table:table-cell table:style-name="ce35"/>
          <table:table-cell table:style-name="ce56" table:formula="of:=INFO.OBBA.OBBA.OBMAKE([.V$11]&amp;&quot;-&quot;&amp;ROW();&quot;String&quot;;[.D59])" office:value-type="string" office:string-value="type-59 &#10;[59215]">
            <text:p>type-59 <text:line-break/>[59215]</text:p>
          </table:table-cell>
          <table:table-cell table:style-name="ce56" table:formula="of:=INFO.OBBA.OBBA.OBMAKE([.W$11]&amp;&quot;-&quot;&amp;ROW();&quot;double[]&quot;;[.E59:.G59])" office:value-type="string" office:string-value="tenor rec-59 &#10;[59216]">
            <text:p>tenor rec-59 <text:line-break/>[59216]</text:p>
          </table:table-cell>
          <table:table-cell table:style-name="ce56" table:formula="of:=INFO.OBBA.OBBA.OBMAKE([.X$11]&amp;&quot;-&quot;&amp;ROW();&quot;String&quot;;[.H59])" office:value-type="string" office:string-value="forward rec-59 &#10;[59217]">
            <text:p>forward rec-59 <text:line-break/>[59217]</text:p>
          </table:table-cell>
          <table:table-cell table:style-name="ce56" table:formula="of:=INFO.OBBA.OBBA.OBMAKE([.Y$11]&amp;&quot;-&quot;&amp;ROW();&quot;double&quot;;[.I59])" office:value-type="string" office:string-value="spread rec-59 &#10;[59218]">
            <text:p>spread rec-59 <text:line-break/>[59218]</text:p>
          </table:table-cell>
          <table:table-cell table:style-name="ce56" table:formula="of:=INFO.OBBA.OBBA.OBMAKE([.Z$11]&amp;&quot;-&quot;&amp;ROW();&quot;String&quot;;[.J59])" office:value-type="string" office:string-value="discount rec-59 &#10;[59219]">
            <text:p>discount rec-59 <text:line-break/>[59219]</text:p>
          </table:table-cell>
          <table:table-cell table:style-name="ce56" table:formula="of:=INFO.OBBA.OBBA.OBMAKE([.AA$11]&amp;&quot;-&quot;&amp;ROW();&quot;double[]&quot;;[.L59:.N59])" office:value-type="string" office:string-value="tenor pay-59 &#10;[59220]">
            <text:p>tenor pay-59 <text:line-break/>[59220]</text:p>
          </table:table-cell>
          <table:table-cell table:style-name="ce56" table:formula="of:=INFO.OBBA.OBBA.OBMAKE([.AB$11]&amp;&quot;-&quot;&amp;ROW();&quot;String&quot;;[.O59])" office:value-type="string" office:string-value="forward pay-59 &#10;[59221]">
            <text:p>forward pay-59 <text:line-break/>[59221]</text:p>
          </table:table-cell>
          <table:table-cell table:style-name="ce56" table:formula="of:=INFO.OBBA.OBBA.OBMAKE([.AC$11]&amp;&quot;-&quot;&amp;ROW();&quot;double&quot;;[.P59])" office:value-type="string" office:string-value="spread pay-59 &#10;[59222]">
            <text:p>spread pay-59 <text:line-break/>[59222]</text:p>
          </table:table-cell>
          <table:table-cell table:style-name="ce56" table:formula="of:=INFO.OBBA.OBBA.OBMAKE([.AD$11]&amp;&quot;-&quot;&amp;ROW();&quot;String&quot;;[.Q59])" office:value-type="string" office:string-value="disocunt pay-59 &#10;[59223]">
            <text:p>disocunt pay-59 <text:line-break/>[59223]</text:p>
          </table:table-cell>
          <table:table-cell table:style-name="ce56" table:formula="of:=INFO.OBBA.OBBA.OBMAKE([.AE$11]&amp;&quot;-&quot;&amp;ROW();&quot;String&quot;;[.S59])" office:value-type="string" office:string-value="calibration curve-59 &#10;[59224]">
            <text:p>calibration curve-59 <text:line-break/>[59224]</text:p>
          </table:table-cell>
          <table:table-cell table:style-name="ce56" table:formula="of:=INFO.OBBA.OBBA.OBMAKE([.AF$11]&amp;&quot;-&quot;&amp;ROW();&quot;double&quot;;[.T59])" office:value-type="string" office:string-value="calibration time-59 &#10;[59225]">
            <text:p>calibration time-59 <text:line-break/>[59225]</text:p>
          </table:table-cell>
          <table:table-cell table:style-name="ce35"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60:.AF60])" office:value-type="string" office:string-value="calibItem-60 &#10;[59238]">
            <text:p>calibItem-60 <text:line-break/>[59238]</text:p>
          </table:table-cell>
          <table:table-cell table:style-name="ce24" table:formula="of:=INFO.OBBA.OBBA.OBGET(INFO.OBBA.OBBA.OBCALL(&quot;&quot;;INFO.OBBA.OBBA.OBCALL(&quot;&quot;;[.$B$7];&quot;getCalibrationProductForSpec&quot;;[.B60]);&quot;getValue&quot;;INFO.OBBA.OBBA.OBCALL(&quot;&quot;;[.$B$7];&quot;getModel&quot;)))" office:value-type="percentage" office:value="5.91974386177084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number-columns-repeated="2" table:style-name="ce39" office:value-type="float" office:value="1">
            <text:p>1</text:p>
          </table:table-cell>
          <table:table-cell table:style-name="ce44" office:value-type="string">
            <text:p>discount-USD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60]" office:value-type="float" office:value="1">
            <text:p>1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0137">
            <text:p>0,137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J60]" office:value-type="string" office:string-value="discount-USD-OIS">
            <text:p>discount-USD-OIS</text:p>
          </table:table-cell>
          <table:table-cell table:style-name="ce39" table:formula="of:=[.F60]" office:value-type="float" office:value="1">
            <text:p>1</text:p>
          </table:table-cell>
          <table:table-cell/>
          <table:table-cell table:style-name="ce55" table:formula="of:=INFO.OBBA.OBBA.OBMAKE([.V$11]&amp;&quot;-&quot;&amp;ROW();&quot;String&quot;;[.D60])" office:value-type="string" office:string-value="type-60 &#10;[59227]">
            <text:p>type-60 <text:line-break/>[59227]</text:p>
          </table:table-cell>
          <table:table-cell table:style-name="ce55" table:formula="of:=INFO.OBBA.OBBA.OBMAKE([.W$11]&amp;&quot;-&quot;&amp;ROW();&quot;double[]&quot;;[.E60:.G60])" office:value-type="string" office:string-value="tenor rec-60 &#10;[59228]">
            <text:p>tenor rec-60 <text:line-break/>[59228]</text:p>
          </table:table-cell>
          <table:table-cell table:style-name="ce55" table:formula="of:=INFO.OBBA.OBBA.OBMAKE([.X$11]&amp;&quot;-&quot;&amp;ROW();&quot;String&quot;;[.H60])" office:value-type="string" office:string-value="forward rec-60 &#10;[59229]">
            <text:p>forward rec-60 <text:line-break/>[59229]</text:p>
          </table:table-cell>
          <table:table-cell table:style-name="ce55" table:formula="of:=INFO.OBBA.OBBA.OBMAKE([.Y$11]&amp;&quot;-&quot;&amp;ROW();&quot;double&quot;;[.I60])" office:value-type="string" office:string-value="spread rec-60 &#10;[59230]">
            <text:p>spread rec-60 <text:line-break/>[59230]</text:p>
          </table:table-cell>
          <table:table-cell table:style-name="ce55" table:formula="of:=INFO.OBBA.OBBA.OBMAKE([.Z$11]&amp;&quot;-&quot;&amp;ROW();&quot;String&quot;;[.J60])" office:value-type="string" office:string-value="discount rec-60 &#10;[59231]">
            <text:p>discount rec-60 <text:line-break/>[59231]</text:p>
          </table:table-cell>
          <table:table-cell table:style-name="ce55" table:formula="of:=INFO.OBBA.OBBA.OBMAKE([.AA$11]&amp;&quot;-&quot;&amp;ROW();&quot;double[]&quot;;[.L60:.N60])" office:value-type="string" office:string-value="tenor pay-60 &#10;[59232]">
            <text:p>tenor pay-60 <text:line-break/>[59232]</text:p>
          </table:table-cell>
          <table:table-cell table:style-name="ce55" table:formula="of:=INFO.OBBA.OBBA.OBMAKE([.AB$11]&amp;&quot;-&quot;&amp;ROW();&quot;String&quot;;[.O60])" office:value-type="string" office:string-value="forward pay-60 &#10;[59233]">
            <text:p>forward pay-60 <text:line-break/>[59233]</text:p>
          </table:table-cell>
          <table:table-cell table:style-name="ce55" table:formula="of:=INFO.OBBA.OBBA.OBMAKE([.AC$11]&amp;&quot;-&quot;&amp;ROW();&quot;double&quot;;[.P60])" office:value-type="string" office:string-value="spread pay-60 &#10;[59234]">
            <text:p>spread pay-60 <text:line-break/>[59234]</text:p>
          </table:table-cell>
          <table:table-cell table:style-name="ce55" table:formula="of:=INFO.OBBA.OBBA.OBMAKE([.AD$11]&amp;&quot;-&quot;&amp;ROW();&quot;String&quot;;[.Q60])" office:value-type="string" office:string-value="disocunt pay-60 &#10;[59235]">
            <text:p>disocunt pay-60 <text:line-break/>[59235]</text:p>
          </table:table-cell>
          <table:table-cell table:style-name="ce55" table:formula="of:=INFO.OBBA.OBBA.OBMAKE([.AE$11]&amp;&quot;-&quot;&amp;ROW();&quot;String&quot;;[.S60])" office:value-type="string" office:string-value="calibration curve-60 &#10;[59236]">
            <text:p>calibration curve-60 <text:line-break/>[59236]</text:p>
          </table:table-cell>
          <table:table-cell table:style-name="ce55" table:formula="of:=INFO.OBBA.OBBA.OBMAKE([.AF$11]&amp;&quot;-&quot;&amp;ROW();&quot;double&quot;;[.T60])" office:value-type="string" office:string-value="calibration time-60 &#10;[59237]">
            <text:p>calibration time-60 <text:line-break/>[59237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61:.AF61])" office:value-type="string" office:string-value="calibItem-61 &#10;[59250]">
            <text:p>calibItem-61 <text:line-break/>[59250]</text:p>
          </table:table-cell>
          <table:table-cell table:style-name="ce24" table:formula="of:=INFO.OBBA.OBBA.OBGET(INFO.OBBA.OBBA.OBCALL(&quot;&quot;;INFO.OBBA.OBBA.OBCALL(&quot;&quot;;[.$B$7];&quot;getCalibrationProductForSpec&quot;;[.B61]);&quot;getValue&quot;;INFO.OBBA.OBBA.OBCALL(&quot;&quot;;[.$B$7];&quot;getModel&quot;)))" office:value-type="percentage" office:value="-1.02023424430886E-016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USD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61]" office:value-type="float" office:value="0">
            <text:p>0</text:p>
          </table:table-cell>
          <table:table-cell table:style-name="ce39" table:formula="of:=[.F61]" office:value-type="float" office:value="2">
            <text:p>2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0145">
            <text:p>0,145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J61]" office:value-type="string" office:string-value="discount-USD-OIS">
            <text:p>discount-USD-OIS</text:p>
          </table:table-cell>
          <table:table-cell table:style-name="ce39" table:formula="of:=[.F61]" office:value-type="float" office:value="2">
            <text:p>2</text:p>
          </table:table-cell>
          <table:table-cell/>
          <table:table-cell table:style-name="ce55" table:formula="of:=INFO.OBBA.OBBA.OBMAKE([.V$11]&amp;&quot;-&quot;&amp;ROW();&quot;String&quot;;[.D61])" office:value-type="string" office:string-value="type-61 &#10;[59239]">
            <text:p>type-61 <text:line-break/>[59239]</text:p>
          </table:table-cell>
          <table:table-cell table:style-name="ce55" table:formula="of:=INFO.OBBA.OBBA.OBMAKE([.W$11]&amp;&quot;-&quot;&amp;ROW();&quot;double[]&quot;;[.E61:.G61])" office:value-type="string" office:string-value="tenor rec-61 &#10;[59240]">
            <text:p>tenor rec-61 <text:line-break/>[59240]</text:p>
          </table:table-cell>
          <table:table-cell table:style-name="ce55" table:formula="of:=INFO.OBBA.OBBA.OBMAKE([.X$11]&amp;&quot;-&quot;&amp;ROW();&quot;String&quot;;[.H61])" office:value-type="string" office:string-value="forward rec-61 &#10;[59241]">
            <text:p>forward rec-61 <text:line-break/>[59241]</text:p>
          </table:table-cell>
          <table:table-cell table:style-name="ce55" table:formula="of:=INFO.OBBA.OBBA.OBMAKE([.Y$11]&amp;&quot;-&quot;&amp;ROW();&quot;double&quot;;[.I61])" office:value-type="string" office:string-value="spread rec-61 &#10;[59242]">
            <text:p>spread rec-61 <text:line-break/>[59242]</text:p>
          </table:table-cell>
          <table:table-cell table:style-name="ce55" table:formula="of:=INFO.OBBA.OBBA.OBMAKE([.Z$11]&amp;&quot;-&quot;&amp;ROW();&quot;String&quot;;[.J61])" office:value-type="string" office:string-value="discount rec-61 &#10;[59243]">
            <text:p>discount rec-61 <text:line-break/>[59243]</text:p>
          </table:table-cell>
          <table:table-cell table:style-name="ce55" table:formula="of:=INFO.OBBA.OBBA.OBMAKE([.AA$11]&amp;&quot;-&quot;&amp;ROW();&quot;double[]&quot;;[.L61:.N61])" office:value-type="string" office:string-value="tenor pay-61 &#10;[59244]">
            <text:p>tenor pay-61 <text:line-break/>[59244]</text:p>
          </table:table-cell>
          <table:table-cell table:style-name="ce55" table:formula="of:=INFO.OBBA.OBBA.OBMAKE([.AB$11]&amp;&quot;-&quot;&amp;ROW();&quot;String&quot;;[.O61])" office:value-type="string" office:string-value="forward pay-61 &#10;[59245]">
            <text:p>forward pay-61 <text:line-break/>[59245]</text:p>
          </table:table-cell>
          <table:table-cell table:style-name="ce55" table:formula="of:=INFO.OBBA.OBBA.OBMAKE([.AC$11]&amp;&quot;-&quot;&amp;ROW();&quot;double&quot;;[.P61])" office:value-type="string" office:string-value="spread pay-61 &#10;[59246]">
            <text:p>spread pay-61 <text:line-break/>[59246]</text:p>
          </table:table-cell>
          <table:table-cell table:style-name="ce55" table:formula="of:=INFO.OBBA.OBBA.OBMAKE([.AD$11]&amp;&quot;-&quot;&amp;ROW();&quot;String&quot;;[.Q61])" office:value-type="string" office:string-value="disocunt pay-61 &#10;[59247]">
            <text:p>disocunt pay-61 <text:line-break/>[59247]</text:p>
          </table:table-cell>
          <table:table-cell table:style-name="ce55" table:formula="of:=INFO.OBBA.OBBA.OBMAKE([.AE$11]&amp;&quot;-&quot;&amp;ROW();&quot;String&quot;;[.S61])" office:value-type="string" office:string-value="calibration curve-61 &#10;[59248]">
            <text:p>calibration curve-61 <text:line-break/>[59248]</text:p>
          </table:table-cell>
          <table:table-cell table:style-name="ce55" table:formula="of:=INFO.OBBA.OBBA.OBMAKE([.AF$11]&amp;&quot;-&quot;&amp;ROW();&quot;double&quot;;[.T61])" office:value-type="string" office:string-value="calibration time-61 &#10;[59249]">
            <text:p>calibration time-61 <text:line-break/>[59249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62:.AF62])" office:value-type="string" office:string-value="calibItem-62 &#10;[59262]">
            <text:p>calibItem-62 <text:line-break/>[59262]</text:p>
          </table:table-cell>
          <table:table-cell table:style-name="ce24" table:formula="of:=INFO.OBBA.OBBA.OBGET(INFO.OBBA.OBBA.OBCALL(&quot;&quot;;INFO.OBBA.OBBA.OBCALL(&quot;&quot;;[.$B$7];&quot;getCalibrationProductForSpec&quot;;[.B62]);&quot;getValue&quot;;INFO.OBBA.OBBA.OBCALL(&quot;&quot;;[.$B$7];&quot;getModel&quot;)))" office:value-type="percentage" office:value="-5.24753851482983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USD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62]" office:value-type="float" office:value="3">
            <text:p>3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0195">
            <text:p>0,195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J62]" office:value-type="string" office:string-value="discount-USD-OIS">
            <text:p>discount-USD-OIS</text:p>
          </table:table-cell>
          <table:table-cell table:style-name="ce39" table:formula="of:=[.F62]" office:value-type="float" office:value="3">
            <text:p>3</text:p>
          </table:table-cell>
          <table:table-cell/>
          <table:table-cell table:style-name="ce55" table:formula="of:=INFO.OBBA.OBBA.OBMAKE([.V$11]&amp;&quot;-&quot;&amp;ROW();&quot;String&quot;;[.D62])" office:value-type="string" office:string-value="type-62 &#10;[59251]">
            <text:p>type-62 <text:line-break/>[59251]</text:p>
          </table:table-cell>
          <table:table-cell table:style-name="ce55" table:formula="of:=INFO.OBBA.OBBA.OBMAKE([.W$11]&amp;&quot;-&quot;&amp;ROW();&quot;double[]&quot;;[.E62:.G62])" office:value-type="string" office:string-value="tenor rec-62 &#10;[59252]">
            <text:p>tenor rec-62 <text:line-break/>[59252]</text:p>
          </table:table-cell>
          <table:table-cell table:style-name="ce55" table:formula="of:=INFO.OBBA.OBBA.OBMAKE([.X$11]&amp;&quot;-&quot;&amp;ROW();&quot;String&quot;;[.H62])" office:value-type="string" office:string-value="forward rec-62 &#10;[59253]">
            <text:p>forward rec-62 <text:line-break/>[59253]</text:p>
          </table:table-cell>
          <table:table-cell table:style-name="ce55" table:formula="of:=INFO.OBBA.OBBA.OBMAKE([.Y$11]&amp;&quot;-&quot;&amp;ROW();&quot;double&quot;;[.I62])" office:value-type="string" office:string-value="spread rec-62 &#10;[59254]">
            <text:p>spread rec-62 <text:line-break/>[59254]</text:p>
          </table:table-cell>
          <table:table-cell table:style-name="ce55" table:formula="of:=INFO.OBBA.OBBA.OBMAKE([.Z$11]&amp;&quot;-&quot;&amp;ROW();&quot;String&quot;;[.J62])" office:value-type="string" office:string-value="discount rec-62 &#10;[59255]">
            <text:p>discount rec-62 <text:line-break/>[59255]</text:p>
          </table:table-cell>
          <table:table-cell table:style-name="ce55" table:formula="of:=INFO.OBBA.OBBA.OBMAKE([.AA$11]&amp;&quot;-&quot;&amp;ROW();&quot;double[]&quot;;[.L62:.N62])" office:value-type="string" office:string-value="tenor pay-62 &#10;[59256]">
            <text:p>tenor pay-62 <text:line-break/>[59256]</text:p>
          </table:table-cell>
          <table:table-cell table:style-name="ce55" table:formula="of:=INFO.OBBA.OBBA.OBMAKE([.AB$11]&amp;&quot;-&quot;&amp;ROW();&quot;String&quot;;[.O62])" office:value-type="string" office:string-value="forward pay-62 &#10;[59257]">
            <text:p>forward pay-62 <text:line-break/>[59257]</text:p>
          </table:table-cell>
          <table:table-cell table:style-name="ce55" table:formula="of:=INFO.OBBA.OBBA.OBMAKE([.AC$11]&amp;&quot;-&quot;&amp;ROW();&quot;double&quot;;[.P62])" office:value-type="string" office:string-value="spread pay-62 &#10;[59258]">
            <text:p>spread pay-62 <text:line-break/>[59258]</text:p>
          </table:table-cell>
          <table:table-cell table:style-name="ce55" table:formula="of:=INFO.OBBA.OBBA.OBMAKE([.AD$11]&amp;&quot;-&quot;&amp;ROW();&quot;String&quot;;[.Q62])" office:value-type="string" office:string-value="disocunt pay-62 &#10;[59259]">
            <text:p>disocunt pay-62 <text:line-break/>[59259]</text:p>
          </table:table-cell>
          <table:table-cell table:style-name="ce55" table:formula="of:=INFO.OBBA.OBBA.OBMAKE([.AE$11]&amp;&quot;-&quot;&amp;ROW();&quot;String&quot;;[.S62])" office:value-type="string" office:string-value="calibration curve-62 &#10;[59260]">
            <text:p>calibration curve-62 <text:line-break/>[59260]</text:p>
          </table:table-cell>
          <table:table-cell table:style-name="ce55" table:formula="of:=INFO.OBBA.OBBA.OBMAKE([.AF$11]&amp;&quot;-&quot;&amp;ROW();&quot;double&quot;;[.T62])" office:value-type="string" office:string-value="calibration time-62 &#10;[59261]">
            <text:p>calibration time-62 <text:line-break/>[59261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63:.AF63])" office:value-type="string" office:string-value="calibItem-63 &#10;[59274]">
            <text:p>calibItem-63 <text:line-break/>[59274]</text:p>
          </table:table-cell>
          <table:table-cell table:style-name="ce24" table:formula="of:=INFO.OBBA.OBBA.OBGET(INFO.OBBA.OBBA.OBCALL(&quot;&quot;;INFO.OBBA.OBBA.OBCALL(&quot;&quot;;[.$B$7];&quot;getCalibrationProductForSpec&quot;;[.B63]);&quot;getValue&quot;;INFO.OBBA.OBBA.OBCALL(&quot;&quot;;[.$B$7];&quot;getModel&quot;)))" office:value-type="percentage" office:value="-2.86229373536173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USD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63]" office:value-type="float" office:value="0">
            <text:p>0</text:p>
          </table:table-cell>
          <table:table-cell table:style-name="ce39" table:formula="of:=[.F63]" office:value-type="float" office:value="4">
            <text:p>4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0315">
            <text:p>0,315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J63]" office:value-type="string" office:string-value="discount-USD-OIS">
            <text:p>discount-USD-OIS</text:p>
          </table:table-cell>
          <table:table-cell table:style-name="ce39" table:formula="of:=[.F63]" office:value-type="float" office:value="4">
            <text:p>4</text:p>
          </table:table-cell>
          <table:table-cell/>
          <table:table-cell table:style-name="ce55" table:formula="of:=INFO.OBBA.OBBA.OBMAKE([.V$11]&amp;&quot;-&quot;&amp;ROW();&quot;String&quot;;[.D63])" office:value-type="string" office:string-value="type-63 &#10;[59263]">
            <text:p>type-63 <text:line-break/>[59263]</text:p>
          </table:table-cell>
          <table:table-cell table:style-name="ce55" table:formula="of:=INFO.OBBA.OBBA.OBMAKE([.W$11]&amp;&quot;-&quot;&amp;ROW();&quot;double[]&quot;;[.E63:.G63])" office:value-type="string" office:string-value="tenor rec-63 &#10;[59264]">
            <text:p>tenor rec-63 <text:line-break/>[59264]</text:p>
          </table:table-cell>
          <table:table-cell table:style-name="ce55" table:formula="of:=INFO.OBBA.OBBA.OBMAKE([.X$11]&amp;&quot;-&quot;&amp;ROW();&quot;String&quot;;[.H63])" office:value-type="string" office:string-value="forward rec-63 &#10;[59265]">
            <text:p>forward rec-63 <text:line-break/>[59265]</text:p>
          </table:table-cell>
          <table:table-cell table:style-name="ce55" table:formula="of:=INFO.OBBA.OBBA.OBMAKE([.Y$11]&amp;&quot;-&quot;&amp;ROW();&quot;double&quot;;[.I63])" office:value-type="string" office:string-value="spread rec-63 &#10;[59266]">
            <text:p>spread rec-63 <text:line-break/>[59266]</text:p>
          </table:table-cell>
          <table:table-cell table:style-name="ce55" table:formula="of:=INFO.OBBA.OBBA.OBMAKE([.Z$11]&amp;&quot;-&quot;&amp;ROW();&quot;String&quot;;[.J63])" office:value-type="string" office:string-value="discount rec-63 &#10;[59267]">
            <text:p>discount rec-63 <text:line-break/>[59267]</text:p>
          </table:table-cell>
          <table:table-cell table:style-name="ce55" table:formula="of:=INFO.OBBA.OBBA.OBMAKE([.AA$11]&amp;&quot;-&quot;&amp;ROW();&quot;double[]&quot;;[.L63:.N63])" office:value-type="string" office:string-value="tenor pay-63 &#10;[59268]">
            <text:p>tenor pay-63 <text:line-break/>[59268]</text:p>
          </table:table-cell>
          <table:table-cell table:style-name="ce55" table:formula="of:=INFO.OBBA.OBBA.OBMAKE([.AB$11]&amp;&quot;-&quot;&amp;ROW();&quot;String&quot;;[.O63])" office:value-type="string" office:string-value="forward pay-63 &#10;[59269]">
            <text:p>forward pay-63 <text:line-break/>[59269]</text:p>
          </table:table-cell>
          <table:table-cell table:style-name="ce55" table:formula="of:=INFO.OBBA.OBBA.OBMAKE([.AC$11]&amp;&quot;-&quot;&amp;ROW();&quot;double&quot;;[.P63])" office:value-type="string" office:string-value="spread pay-63 &#10;[59270]">
            <text:p>spread pay-63 <text:line-break/>[59270]</text:p>
          </table:table-cell>
          <table:table-cell table:style-name="ce55" table:formula="of:=INFO.OBBA.OBBA.OBMAKE([.AD$11]&amp;&quot;-&quot;&amp;ROW();&quot;String&quot;;[.Q63])" office:value-type="string" office:string-value="disocunt pay-63 &#10;[59271]">
            <text:p>disocunt pay-63 <text:line-break/>[59271]</text:p>
          </table:table-cell>
          <table:table-cell table:style-name="ce55" table:formula="of:=INFO.OBBA.OBBA.OBMAKE([.AE$11]&amp;&quot;-&quot;&amp;ROW();&quot;String&quot;;[.S63])" office:value-type="string" office:string-value="calibration curve-63 &#10;[59272]">
            <text:p>calibration curve-63 <text:line-break/>[59272]</text:p>
          </table:table-cell>
          <table:table-cell table:style-name="ce55" table:formula="of:=INFO.OBBA.OBBA.OBMAKE([.AF$11]&amp;&quot;-&quot;&amp;ROW();&quot;double&quot;;[.T63])" office:value-type="string" office:string-value="calibration time-63 &#10;[59273]">
            <text:p>calibration time-63 <text:line-break/>[59273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64:.AF64])" office:value-type="string" office:string-value="calibItem-64 &#10;[59286]">
            <text:p>calibItem-64 <text:line-break/>[59286]</text:p>
          </table:table-cell>
          <table:table-cell table:style-name="ce24" table:formula="of:=INFO.OBBA.OBBA.OBGET(INFO.OBBA.OBBA.OBCALL(&quot;&quot;;INFO.OBBA.OBBA.OBCALL(&quot;&quot;;[.$B$7];&quot;getCalibrationProductForSpec&quot;;[.B64]);&quot;getValue&quot;;INFO.OBBA.OBBA.OBCALL(&quot;&quot;;[.$B$7];&quot;getModel&quot;)))" office:value-type="percentage" office:value="5.03069808033273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USD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64]" office:value-type="float" office:value="5">
            <text:p>5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0481">
            <text:p>0,481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J64]" office:value-type="string" office:string-value="discount-USD-OIS">
            <text:p>discount-USD-OIS</text:p>
          </table:table-cell>
          <table:table-cell table:style-name="ce39" table:formula="of:=[.F64]" office:value-type="float" office:value="5">
            <text:p>5</text:p>
          </table:table-cell>
          <table:table-cell/>
          <table:table-cell table:style-name="ce55" table:formula="of:=INFO.OBBA.OBBA.OBMAKE([.V$11]&amp;&quot;-&quot;&amp;ROW();&quot;String&quot;;[.D64])" office:value-type="string" office:string-value="type-64 &#10;[59275]">
            <text:p>type-64 <text:line-break/>[59275]</text:p>
          </table:table-cell>
          <table:table-cell table:style-name="ce55" table:formula="of:=INFO.OBBA.OBBA.OBMAKE([.W$11]&amp;&quot;-&quot;&amp;ROW();&quot;double[]&quot;;[.E64:.G64])" office:value-type="string" office:string-value="tenor rec-64 &#10;[59276]">
            <text:p>tenor rec-64 <text:line-break/>[59276]</text:p>
          </table:table-cell>
          <table:table-cell table:style-name="ce55" table:formula="of:=INFO.OBBA.OBBA.OBMAKE([.X$11]&amp;&quot;-&quot;&amp;ROW();&quot;String&quot;;[.H64])" office:value-type="string" office:string-value="forward rec-64 &#10;[59277]">
            <text:p>forward rec-64 <text:line-break/>[59277]</text:p>
          </table:table-cell>
          <table:table-cell table:style-name="ce55" table:formula="of:=INFO.OBBA.OBBA.OBMAKE([.Y$11]&amp;&quot;-&quot;&amp;ROW();&quot;double&quot;;[.I64])" office:value-type="string" office:string-value="spread rec-64 &#10;[59278]">
            <text:p>spread rec-64 <text:line-break/>[59278]</text:p>
          </table:table-cell>
          <table:table-cell table:style-name="ce55" table:formula="of:=INFO.OBBA.OBBA.OBMAKE([.Z$11]&amp;&quot;-&quot;&amp;ROW();&quot;String&quot;;[.J64])" office:value-type="string" office:string-value="discount rec-64 &#10;[59279]">
            <text:p>discount rec-64 <text:line-break/>[59279]</text:p>
          </table:table-cell>
          <table:table-cell table:style-name="ce55" table:formula="of:=INFO.OBBA.OBBA.OBMAKE([.AA$11]&amp;&quot;-&quot;&amp;ROW();&quot;double[]&quot;;[.L64:.N64])" office:value-type="string" office:string-value="tenor pay-64 &#10;[59280]">
            <text:p>tenor pay-64 <text:line-break/>[59280]</text:p>
          </table:table-cell>
          <table:table-cell table:style-name="ce55" table:formula="of:=INFO.OBBA.OBBA.OBMAKE([.AB$11]&amp;&quot;-&quot;&amp;ROW();&quot;String&quot;;[.O64])" office:value-type="string" office:string-value="forward pay-64 &#10;[59281]">
            <text:p>forward pay-64 <text:line-break/>[59281]</text:p>
          </table:table-cell>
          <table:table-cell table:style-name="ce55" table:formula="of:=INFO.OBBA.OBBA.OBMAKE([.AC$11]&amp;&quot;-&quot;&amp;ROW();&quot;double&quot;;[.P64])" office:value-type="string" office:string-value="spread pay-64 &#10;[59282]">
            <text:p>spread pay-64 <text:line-break/>[59282]</text:p>
          </table:table-cell>
          <table:table-cell table:style-name="ce55" table:formula="of:=INFO.OBBA.OBBA.OBMAKE([.AD$11]&amp;&quot;-&quot;&amp;ROW();&quot;String&quot;;[.Q64])" office:value-type="string" office:string-value="disocunt pay-64 &#10;[59283]">
            <text:p>disocunt pay-64 <text:line-break/>[59283]</text:p>
          </table:table-cell>
          <table:table-cell table:style-name="ce55" table:formula="of:=INFO.OBBA.OBBA.OBMAKE([.AE$11]&amp;&quot;-&quot;&amp;ROW();&quot;String&quot;;[.S64])" office:value-type="string" office:string-value="calibration curve-64 &#10;[59284]">
            <text:p>calibration curve-64 <text:line-break/>[59284]</text:p>
          </table:table-cell>
          <table:table-cell table:style-name="ce55" table:formula="of:=INFO.OBBA.OBBA.OBMAKE([.AF$11]&amp;&quot;-&quot;&amp;ROW();&quot;double&quot;;[.T64])" office:value-type="string" office:string-value="calibration time-64 &#10;[59285]">
            <text:p>calibration time-64 <text:line-break/>[59285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65:.AF65])" office:value-type="string" office:string-value="calibItem-65 &#10;[59298]">
            <text:p>calibItem-65 <text:line-break/>[59298]</text:p>
          </table:table-cell>
          <table:table-cell table:style-name="ce24" table:formula="of:=INFO.OBBA.OBBA.OBGET(INFO.OBBA.OBBA.OBCALL(&quot;&quot;;INFO.OBBA.OBBA.OBCALL(&quot;&quot;;[.$B$7];&quot;getCalibrationProductForSpec&quot;;[.B65]);&quot;getValue&quot;;INFO.OBBA.OBBA.OBCALL(&quot;&quot;;[.$B$7];&quot;getModel&quot;)))" office:value-type="percentage" office:value="2.65412691824451E-016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7">
            <text:p>7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USD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65]" office:value-type="float" office:value="7">
            <text:p>7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0841">
            <text:p>0,841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J65]" office:value-type="string" office:string-value="discount-USD-OIS">
            <text:p>discount-USD-OIS</text:p>
          </table:table-cell>
          <table:table-cell table:style-name="ce39" table:formula="of:=[.F65]" office:value-type="float" office:value="7">
            <text:p>7</text:p>
          </table:table-cell>
          <table:table-cell/>
          <table:table-cell table:style-name="ce55" table:formula="of:=INFO.OBBA.OBBA.OBMAKE([.V$11]&amp;&quot;-&quot;&amp;ROW();&quot;String&quot;;[.D65])" office:value-type="string" office:string-value="type-65 &#10;[59287]">
            <text:p>type-65 <text:line-break/>[59287]</text:p>
          </table:table-cell>
          <table:table-cell table:style-name="ce55" table:formula="of:=INFO.OBBA.OBBA.OBMAKE([.W$11]&amp;&quot;-&quot;&amp;ROW();&quot;double[]&quot;;[.E65:.G65])" office:value-type="string" office:string-value="tenor rec-65 &#10;[59288]">
            <text:p>tenor rec-65 <text:line-break/>[59288]</text:p>
          </table:table-cell>
          <table:table-cell table:style-name="ce55" table:formula="of:=INFO.OBBA.OBBA.OBMAKE([.X$11]&amp;&quot;-&quot;&amp;ROW();&quot;String&quot;;[.H65])" office:value-type="string" office:string-value="forward rec-65 &#10;[59289]">
            <text:p>forward rec-65 <text:line-break/>[59289]</text:p>
          </table:table-cell>
          <table:table-cell table:style-name="ce55" table:formula="of:=INFO.OBBA.OBBA.OBMAKE([.Y$11]&amp;&quot;-&quot;&amp;ROW();&quot;double&quot;;[.I65])" office:value-type="string" office:string-value="spread rec-65 &#10;[59290]">
            <text:p>spread rec-65 <text:line-break/>[59290]</text:p>
          </table:table-cell>
          <table:table-cell table:style-name="ce55" table:formula="of:=INFO.OBBA.OBBA.OBMAKE([.Z$11]&amp;&quot;-&quot;&amp;ROW();&quot;String&quot;;[.J65])" office:value-type="string" office:string-value="discount rec-65 &#10;[59291]">
            <text:p>discount rec-65 <text:line-break/>[59291]</text:p>
          </table:table-cell>
          <table:table-cell table:style-name="ce55" table:formula="of:=INFO.OBBA.OBBA.OBMAKE([.AA$11]&amp;&quot;-&quot;&amp;ROW();&quot;double[]&quot;;[.L65:.N65])" office:value-type="string" office:string-value="tenor pay-65 &#10;[59292]">
            <text:p>tenor pay-65 <text:line-break/>[59292]</text:p>
          </table:table-cell>
          <table:table-cell table:style-name="ce55" table:formula="of:=INFO.OBBA.OBBA.OBMAKE([.AB$11]&amp;&quot;-&quot;&amp;ROW();&quot;String&quot;;[.O65])" office:value-type="string" office:string-value="forward pay-65 &#10;[59293]">
            <text:p>forward pay-65 <text:line-break/>[59293]</text:p>
          </table:table-cell>
          <table:table-cell table:style-name="ce55" table:formula="of:=INFO.OBBA.OBBA.OBMAKE([.AC$11]&amp;&quot;-&quot;&amp;ROW();&quot;double&quot;;[.P65])" office:value-type="string" office:string-value="spread pay-65 &#10;[59294]">
            <text:p>spread pay-65 <text:line-break/>[59294]</text:p>
          </table:table-cell>
          <table:table-cell table:style-name="ce55" table:formula="of:=INFO.OBBA.OBBA.OBMAKE([.AD$11]&amp;&quot;-&quot;&amp;ROW();&quot;String&quot;;[.Q65])" office:value-type="string" office:string-value="disocunt pay-65 &#10;[59295]">
            <text:p>disocunt pay-65 <text:line-break/>[59295]</text:p>
          </table:table-cell>
          <table:table-cell table:style-name="ce55" table:formula="of:=INFO.OBBA.OBBA.OBMAKE([.AE$11]&amp;&quot;-&quot;&amp;ROW();&quot;String&quot;;[.S65])" office:value-type="string" office:string-value="calibration curve-65 &#10;[59296]">
            <text:p>calibration curve-65 <text:line-break/>[59296]</text:p>
          </table:table-cell>
          <table:table-cell table:style-name="ce55" table:formula="of:=INFO.OBBA.OBBA.OBMAKE([.AF$11]&amp;&quot;-&quot;&amp;ROW();&quot;double&quot;;[.T65])" office:value-type="string" office:string-value="calibration time-65 &#10;[59297]">
            <text:p>calibration time-65 <text:line-break/>[59297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66:.AF66])" office:value-type="string" office:string-value="calibItem-66 &#10;[59310]">
            <text:p>calibItem-66 <text:line-break/>[59310]</text:p>
          </table:table-cell>
          <table:table-cell table:style-name="ce24" table:formula="of:=INFO.OBBA.OBBA.OBGET(INFO.OBBA.OBBA.OBCALL(&quot;&quot;;INFO.OBBA.OBBA.OBCALL(&quot;&quot;;[.$B$7];&quot;getCalibrationProductForSpec&quot;;[.B66]);&quot;getValue&quot;;INFO.OBBA.OBBA.OBCALL(&quot;&quot;;[.$B$7];&quot;getModel&quot;)))" office:value-type="percentage" office:value="2.35922392732846E-016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8">
            <text:p>8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USD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66]" office:value-type="float" office:value="8">
            <text:p>8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0999">
            <text:p>0,999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J66]" office:value-type="string" office:string-value="discount-USD-OIS">
            <text:p>discount-USD-OIS</text:p>
          </table:table-cell>
          <table:table-cell table:style-name="ce39" table:formula="of:=[.F66]" office:value-type="float" office:value="8">
            <text:p>8</text:p>
          </table:table-cell>
          <table:table-cell/>
          <table:table-cell table:style-name="ce55" table:formula="of:=INFO.OBBA.OBBA.OBMAKE([.V$11]&amp;&quot;-&quot;&amp;ROW();&quot;String&quot;;[.D66])" office:value-type="string" office:string-value="type-66 &#10;[59299]">
            <text:p>type-66 <text:line-break/>[59299]</text:p>
          </table:table-cell>
          <table:table-cell table:style-name="ce55" table:formula="of:=INFO.OBBA.OBBA.OBMAKE([.W$11]&amp;&quot;-&quot;&amp;ROW();&quot;double[]&quot;;[.E66:.G66])" office:value-type="string" office:string-value="tenor rec-66 &#10;[59300]">
            <text:p>tenor rec-66 <text:line-break/>[59300]</text:p>
          </table:table-cell>
          <table:table-cell table:style-name="ce55" table:formula="of:=INFO.OBBA.OBBA.OBMAKE([.X$11]&amp;&quot;-&quot;&amp;ROW();&quot;String&quot;;[.H66])" office:value-type="string" office:string-value="forward rec-66 &#10;[59301]">
            <text:p>forward rec-66 <text:line-break/>[59301]</text:p>
          </table:table-cell>
          <table:table-cell table:style-name="ce55" table:formula="of:=INFO.OBBA.OBBA.OBMAKE([.Y$11]&amp;&quot;-&quot;&amp;ROW();&quot;double&quot;;[.I66])" office:value-type="string" office:string-value="spread rec-66 &#10;[59302]">
            <text:p>spread rec-66 <text:line-break/>[59302]</text:p>
          </table:table-cell>
          <table:table-cell table:style-name="ce55" table:formula="of:=INFO.OBBA.OBBA.OBMAKE([.Z$11]&amp;&quot;-&quot;&amp;ROW();&quot;String&quot;;[.J66])" office:value-type="string" office:string-value="discount rec-66 &#10;[59303]">
            <text:p>discount rec-66 <text:line-break/>[59303]</text:p>
          </table:table-cell>
          <table:table-cell table:style-name="ce55" table:formula="of:=INFO.OBBA.OBBA.OBMAKE([.AA$11]&amp;&quot;-&quot;&amp;ROW();&quot;double[]&quot;;[.L66:.N66])" office:value-type="string" office:string-value="tenor pay-66 &#10;[59304]">
            <text:p>tenor pay-66 <text:line-break/>[59304]</text:p>
          </table:table-cell>
          <table:table-cell table:style-name="ce55" table:formula="of:=INFO.OBBA.OBBA.OBMAKE([.AB$11]&amp;&quot;-&quot;&amp;ROW();&quot;String&quot;;[.O66])" office:value-type="string" office:string-value="forward pay-66 &#10;[59305]">
            <text:p>forward pay-66 <text:line-break/>[59305]</text:p>
          </table:table-cell>
          <table:table-cell table:style-name="ce55" table:formula="of:=INFO.OBBA.OBBA.OBMAKE([.AC$11]&amp;&quot;-&quot;&amp;ROW();&quot;double&quot;;[.P66])" office:value-type="string" office:string-value="spread pay-66 &#10;[59306]">
            <text:p>spread pay-66 <text:line-break/>[59306]</text:p>
          </table:table-cell>
          <table:table-cell table:style-name="ce55" table:formula="of:=INFO.OBBA.OBBA.OBMAKE([.AD$11]&amp;&quot;-&quot;&amp;ROW();&quot;String&quot;;[.Q66])" office:value-type="string" office:string-value="disocunt pay-66 &#10;[59307]">
            <text:p>disocunt pay-66 <text:line-break/>[59307]</text:p>
          </table:table-cell>
          <table:table-cell table:style-name="ce55" table:formula="of:=INFO.OBBA.OBBA.OBMAKE([.AE$11]&amp;&quot;-&quot;&amp;ROW();&quot;String&quot;;[.S66])" office:value-type="string" office:string-value="calibration curve-66 &#10;[59308]">
            <text:p>calibration curve-66 <text:line-break/>[59308]</text:p>
          </table:table-cell>
          <table:table-cell table:style-name="ce55" table:formula="of:=INFO.OBBA.OBBA.OBMAKE([.AF$11]&amp;&quot;-&quot;&amp;ROW();&quot;double&quot;;[.T66])" office:value-type="string" office:string-value="calibration time-66 &#10;[59309]">
            <text:p>calibration time-66 <text:line-break/>[59309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67:.AF67])" office:value-type="string" office:string-value="calibItem-67 &#10;[59322]">
            <text:p>calibItem-67 <text:line-break/>[59322]</text:p>
          </table:table-cell>
          <table:table-cell table:style-name="ce24" table:formula="of:=INFO.OBBA.OBBA.OBGET(INFO.OBBA.OBBA.OBCALL(&quot;&quot;;INFO.OBBA.OBBA.OBCALL(&quot;&quot;;[.$B$7];&quot;getCalibrationProductForSpec&quot;;[.B67]);&quot;getValue&quot;;INFO.OBBA.OBBA.OBCALL(&quot;&quot;;[.$B$7];&quot;getModel&quot;)))" office:value-type="percentage" office:value="2.08166817117217E-016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9">
            <text:p>9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USD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67]" office:value-type="float" office:value="9">
            <text:p>9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114">
            <text:p>1,140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J67]" office:value-type="string" office:string-value="discount-USD-OIS">
            <text:p>discount-USD-OIS</text:p>
          </table:table-cell>
          <table:table-cell table:style-name="ce39" table:formula="of:=[.F67]" office:value-type="float" office:value="9">
            <text:p>9</text:p>
          </table:table-cell>
          <table:table-cell/>
          <table:table-cell table:style-name="ce55" table:formula="of:=INFO.OBBA.OBBA.OBMAKE([.V$11]&amp;&quot;-&quot;&amp;ROW();&quot;String&quot;;[.D67])" office:value-type="string" office:string-value="type-67 &#10;[59311]">
            <text:p>type-67 <text:line-break/>[59311]</text:p>
          </table:table-cell>
          <table:table-cell table:style-name="ce55" table:formula="of:=INFO.OBBA.OBBA.OBMAKE([.W$11]&amp;&quot;-&quot;&amp;ROW();&quot;double[]&quot;;[.E67:.G67])" office:value-type="string" office:string-value="tenor rec-67 &#10;[59312]">
            <text:p>tenor rec-67 <text:line-break/>[59312]</text:p>
          </table:table-cell>
          <table:table-cell table:style-name="ce55" table:formula="of:=INFO.OBBA.OBBA.OBMAKE([.X$11]&amp;&quot;-&quot;&amp;ROW();&quot;String&quot;;[.H67])" office:value-type="string" office:string-value="forward rec-67 &#10;[59313]">
            <text:p>forward rec-67 <text:line-break/>[59313]</text:p>
          </table:table-cell>
          <table:table-cell table:style-name="ce55" table:formula="of:=INFO.OBBA.OBBA.OBMAKE([.Y$11]&amp;&quot;-&quot;&amp;ROW();&quot;double&quot;;[.I67])" office:value-type="string" office:string-value="spread rec-67 &#10;[59314]">
            <text:p>spread rec-67 <text:line-break/>[59314]</text:p>
          </table:table-cell>
          <table:table-cell table:style-name="ce55" table:formula="of:=INFO.OBBA.OBBA.OBMAKE([.Z$11]&amp;&quot;-&quot;&amp;ROW();&quot;String&quot;;[.J67])" office:value-type="string" office:string-value="discount rec-67 &#10;[59315]">
            <text:p>discount rec-67 <text:line-break/>[59315]</text:p>
          </table:table-cell>
          <table:table-cell table:style-name="ce55" table:formula="of:=INFO.OBBA.OBBA.OBMAKE([.AA$11]&amp;&quot;-&quot;&amp;ROW();&quot;double[]&quot;;[.L67:.N67])" office:value-type="string" office:string-value="tenor pay-67 &#10;[59316]">
            <text:p>tenor pay-67 <text:line-break/>[59316]</text:p>
          </table:table-cell>
          <table:table-cell table:style-name="ce55" table:formula="of:=INFO.OBBA.OBBA.OBMAKE([.AB$11]&amp;&quot;-&quot;&amp;ROW();&quot;String&quot;;[.O67])" office:value-type="string" office:string-value="forward pay-67 &#10;[59317]">
            <text:p>forward pay-67 <text:line-break/>[59317]</text:p>
          </table:table-cell>
          <table:table-cell table:style-name="ce55" table:formula="of:=INFO.OBBA.OBBA.OBMAKE([.AC$11]&amp;&quot;-&quot;&amp;ROW();&quot;double&quot;;[.P67])" office:value-type="string" office:string-value="spread pay-67 &#10;[59318]">
            <text:p>spread pay-67 <text:line-break/>[59318]</text:p>
          </table:table-cell>
          <table:table-cell table:style-name="ce55" table:formula="of:=INFO.OBBA.OBBA.OBMAKE([.AD$11]&amp;&quot;-&quot;&amp;ROW();&quot;String&quot;;[.Q67])" office:value-type="string" office:string-value="disocunt pay-67 &#10;[59319]">
            <text:p>disocunt pay-67 <text:line-break/>[59319]</text:p>
          </table:table-cell>
          <table:table-cell table:style-name="ce55" table:formula="of:=INFO.OBBA.OBBA.OBMAKE([.AE$11]&amp;&quot;-&quot;&amp;ROW();&quot;String&quot;;[.S67])" office:value-type="string" office:string-value="calibration curve-67 &#10;[59320]">
            <text:p>calibration curve-67 <text:line-break/>[59320]</text:p>
          </table:table-cell>
          <table:table-cell table:style-name="ce55" table:formula="of:=INFO.OBBA.OBBA.OBMAKE([.AF$11]&amp;&quot;-&quot;&amp;ROW();&quot;double&quot;;[.T67])" office:value-type="string" office:string-value="calibration time-67 &#10;[59321]">
            <text:p>calibration time-67 <text:line-break/>[59321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68:.AF68])" office:value-type="string" office:string-value="calibItem-68 &#10;[59334]">
            <text:p>calibItem-68 <text:line-break/>[59334]</text:p>
          </table:table-cell>
          <table:table-cell table:style-name="ce24" table:formula="of:=INFO.OBBA.OBBA.OBGET(INFO.OBBA.OBBA.OBCALL(&quot;&quot;;INFO.OBBA.OBBA.OBCALL(&quot;&quot;;[.$B$7];&quot;getCalibrationProductForSpec&quot;;[.B68]);&quot;getValue&quot;;INFO.OBBA.OBBA.OBCALL(&quot;&quot;;[.$B$7];&quot;getModel&quot;)))" office:value-type="percentage" office:value="1.17961196366423E-016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USD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68]" office:value-type="float" office:value="10">
            <text:p>10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1267">
            <text:p>1,267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J68]" office:value-type="string" office:string-value="discount-USD-OIS">
            <text:p>discount-USD-OIS</text:p>
          </table:table-cell>
          <table:table-cell table:style-name="ce39" table:formula="of:=[.F68]" office:value-type="float" office:value="10">
            <text:p>10</text:p>
          </table:table-cell>
          <table:table-cell/>
          <table:table-cell table:style-name="ce55" table:formula="of:=INFO.OBBA.OBBA.OBMAKE([.V$11]&amp;&quot;-&quot;&amp;ROW();&quot;String&quot;;[.D68])" office:value-type="string" office:string-value="type-68 &#10;[59323]">
            <text:p>type-68 <text:line-break/>[59323]</text:p>
          </table:table-cell>
          <table:table-cell table:style-name="ce55" table:formula="of:=INFO.OBBA.OBBA.OBMAKE([.W$11]&amp;&quot;-&quot;&amp;ROW();&quot;double[]&quot;;[.E68:.G68])" office:value-type="string" office:string-value="tenor rec-68 &#10;[59324]">
            <text:p>tenor rec-68 <text:line-break/>[59324]</text:p>
          </table:table-cell>
          <table:table-cell table:style-name="ce55" table:formula="of:=INFO.OBBA.OBBA.OBMAKE([.X$11]&amp;&quot;-&quot;&amp;ROW();&quot;String&quot;;[.H68])" office:value-type="string" office:string-value="forward rec-68 &#10;[59325]">
            <text:p>forward rec-68 <text:line-break/>[59325]</text:p>
          </table:table-cell>
          <table:table-cell table:style-name="ce55" table:formula="of:=INFO.OBBA.OBBA.OBMAKE([.Y$11]&amp;&quot;-&quot;&amp;ROW();&quot;double&quot;;[.I68])" office:value-type="string" office:string-value="spread rec-68 &#10;[59326]">
            <text:p>spread rec-68 <text:line-break/>[59326]</text:p>
          </table:table-cell>
          <table:table-cell table:style-name="ce55" table:formula="of:=INFO.OBBA.OBBA.OBMAKE([.Z$11]&amp;&quot;-&quot;&amp;ROW();&quot;String&quot;;[.J68])" office:value-type="string" office:string-value="discount rec-68 &#10;[59327]">
            <text:p>discount rec-68 <text:line-break/>[59327]</text:p>
          </table:table-cell>
          <table:table-cell table:style-name="ce55" table:formula="of:=INFO.OBBA.OBBA.OBMAKE([.AA$11]&amp;&quot;-&quot;&amp;ROW();&quot;double[]&quot;;[.L68:.N68])" office:value-type="string" office:string-value="tenor pay-68 &#10;[59328]">
            <text:p>tenor pay-68 <text:line-break/>[59328]</text:p>
          </table:table-cell>
          <table:table-cell table:style-name="ce55" table:formula="of:=INFO.OBBA.OBBA.OBMAKE([.AB$11]&amp;&quot;-&quot;&amp;ROW();&quot;String&quot;;[.O68])" office:value-type="string" office:string-value="forward pay-68 &#10;[59329]">
            <text:p>forward pay-68 <text:line-break/>[59329]</text:p>
          </table:table-cell>
          <table:table-cell table:style-name="ce55" table:formula="of:=INFO.OBBA.OBBA.OBMAKE([.AC$11]&amp;&quot;-&quot;&amp;ROW();&quot;double&quot;;[.P68])" office:value-type="string" office:string-value="spread pay-68 &#10;[59330]">
            <text:p>spread pay-68 <text:line-break/>[59330]</text:p>
          </table:table-cell>
          <table:table-cell table:style-name="ce55" table:formula="of:=INFO.OBBA.OBBA.OBMAKE([.AD$11]&amp;&quot;-&quot;&amp;ROW();&quot;String&quot;;[.Q68])" office:value-type="string" office:string-value="disocunt pay-68 &#10;[59331]">
            <text:p>disocunt pay-68 <text:line-break/>[59331]</text:p>
          </table:table-cell>
          <table:table-cell table:style-name="ce55" table:formula="of:=INFO.OBBA.OBBA.OBMAKE([.AE$11]&amp;&quot;-&quot;&amp;ROW();&quot;String&quot;;[.S68])" office:value-type="string" office:string-value="calibration curve-68 &#10;[59332]">
            <text:p>calibration curve-68 <text:line-break/>[59332]</text:p>
          </table:table-cell>
          <table:table-cell table:style-name="ce55" table:formula="of:=INFO.OBBA.OBBA.OBMAKE([.AF$11]&amp;&quot;-&quot;&amp;ROW();&quot;double&quot;;[.T68])" office:value-type="string" office:string-value="calibration time-68 &#10;[59333]">
            <text:p>calibration time-68 <text:line-break/>[59333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69:.AF69])" office:value-type="string" office:string-value="calibItem-69 &#10;[59346]">
            <text:p>calibItem-69 <text:line-break/>[59346]</text:p>
          </table:table-cell>
          <table:table-cell table:style-name="ce24" table:formula="of:=INFO.OBBA.OBBA.OBGET(INFO.OBBA.OBBA.OBCALL(&quot;&quot;;INFO.OBBA.OBBA.OBCALL(&quot;&quot;;[.$B$7];&quot;getCalibrationProductForSpec&quot;;[.B69]);&quot;getValue&quot;;INFO.OBBA.OBBA.OBCALL(&quot;&quot;;[.$B$7];&quot;getModel&quot;)))" office:value-type="percentage" office:value="3.98986399474665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USD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69]" office:value-type="float" office:value="12">
            <text:p>12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1485">
            <text:p>1,485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J69]" office:value-type="string" office:string-value="discount-USD-OIS">
            <text:p>discount-USD-OIS</text:p>
          </table:table-cell>
          <table:table-cell table:style-name="ce39" table:formula="of:=[.F69]" office:value-type="float" office:value="12">
            <text:p>12</text:p>
          </table:table-cell>
          <table:table-cell/>
          <table:table-cell table:style-name="ce55" table:formula="of:=INFO.OBBA.OBBA.OBMAKE([.V$11]&amp;&quot;-&quot;&amp;ROW();&quot;String&quot;;[.D69])" office:value-type="string" office:string-value="type-69 &#10;[59335]">
            <text:p>type-69 <text:line-break/>[59335]</text:p>
          </table:table-cell>
          <table:table-cell table:style-name="ce55" table:formula="of:=INFO.OBBA.OBBA.OBMAKE([.W$11]&amp;&quot;-&quot;&amp;ROW();&quot;double[]&quot;;[.E69:.G69])" office:value-type="string" office:string-value="tenor rec-69 &#10;[59336]">
            <text:p>tenor rec-69 <text:line-break/>[59336]</text:p>
          </table:table-cell>
          <table:table-cell table:style-name="ce55" table:formula="of:=INFO.OBBA.OBBA.OBMAKE([.X$11]&amp;&quot;-&quot;&amp;ROW();&quot;String&quot;;[.H69])" office:value-type="string" office:string-value="forward rec-69 &#10;[59337]">
            <text:p>forward rec-69 <text:line-break/>[59337]</text:p>
          </table:table-cell>
          <table:table-cell table:style-name="ce55" table:formula="of:=INFO.OBBA.OBBA.OBMAKE([.Y$11]&amp;&quot;-&quot;&amp;ROW();&quot;double&quot;;[.I69])" office:value-type="string" office:string-value="spread rec-69 &#10;[59338]">
            <text:p>spread rec-69 <text:line-break/>[59338]</text:p>
          </table:table-cell>
          <table:table-cell table:style-name="ce55" table:formula="of:=INFO.OBBA.OBBA.OBMAKE([.Z$11]&amp;&quot;-&quot;&amp;ROW();&quot;String&quot;;[.J69])" office:value-type="string" office:string-value="discount rec-69 &#10;[59339]">
            <text:p>discount rec-69 <text:line-break/>[59339]</text:p>
          </table:table-cell>
          <table:table-cell table:style-name="ce55" table:formula="of:=INFO.OBBA.OBBA.OBMAKE([.AA$11]&amp;&quot;-&quot;&amp;ROW();&quot;double[]&quot;;[.L69:.N69])" office:value-type="string" office:string-value="tenor pay-69 &#10;[59340]">
            <text:p>tenor pay-69 <text:line-break/>[59340]</text:p>
          </table:table-cell>
          <table:table-cell table:style-name="ce55" table:formula="of:=INFO.OBBA.OBBA.OBMAKE([.AB$11]&amp;&quot;-&quot;&amp;ROW();&quot;String&quot;;[.O69])" office:value-type="string" office:string-value="forward pay-69 &#10;[59341]">
            <text:p>forward pay-69 <text:line-break/>[59341]</text:p>
          </table:table-cell>
          <table:table-cell table:style-name="ce55" table:formula="of:=INFO.OBBA.OBBA.OBMAKE([.AC$11]&amp;&quot;-&quot;&amp;ROW();&quot;double&quot;;[.P69])" office:value-type="string" office:string-value="spread pay-69 &#10;[59342]">
            <text:p>spread pay-69 <text:line-break/>[59342]</text:p>
          </table:table-cell>
          <table:table-cell table:style-name="ce55" table:formula="of:=INFO.OBBA.OBBA.OBMAKE([.AD$11]&amp;&quot;-&quot;&amp;ROW();&quot;String&quot;;[.Q69])" office:value-type="string" office:string-value="disocunt pay-69 &#10;[59343]">
            <text:p>disocunt pay-69 <text:line-break/>[59343]</text:p>
          </table:table-cell>
          <table:table-cell table:style-name="ce55" table:formula="of:=INFO.OBBA.OBBA.OBMAKE([.AE$11]&amp;&quot;-&quot;&amp;ROW();&quot;String&quot;;[.S69])" office:value-type="string" office:string-value="calibration curve-69 &#10;[59344]">
            <text:p>calibration curve-69 <text:line-break/>[59344]</text:p>
          </table:table-cell>
          <table:table-cell table:style-name="ce55" table:formula="of:=INFO.OBBA.OBBA.OBMAKE([.AF$11]&amp;&quot;-&quot;&amp;ROW();&quot;double&quot;;[.T69])" office:value-type="string" office:string-value="calibration time-69 &#10;[59345]">
            <text:p>calibration time-69 <text:line-break/>[59345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70:.AF70])" office:value-type="string" office:string-value="calibItem-70 &#10;[59358]">
            <text:p>calibItem-70 <text:line-break/>[59358]</text:p>
          </table:table-cell>
          <table:table-cell table:style-name="ce24" table:formula="of:=INFO.OBBA.OBBA.OBGET(INFO.OBBA.OBBA.OBCALL(&quot;&quot;;INFO.OBBA.OBBA.OBCALL(&quot;&quot;;[.$B$7];&quot;getCalibrationProductForSpec&quot;;[.B70]);&quot;getValue&quot;;INFO.OBBA.OBBA.OBCALL(&quot;&quot;;[.$B$7];&quot;getModel&quot;)))" office:value-type="percentage" office:value="-4.51028103753969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5">
            <text:p>15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USD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70]" office:value-type="float" office:value="15">
            <text:p>15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1701">
            <text:p>1,701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J70]" office:value-type="string" office:string-value="discount-USD-OIS">
            <text:p>discount-USD-OIS</text:p>
          </table:table-cell>
          <table:table-cell table:style-name="ce39" table:formula="of:=[.F70]" office:value-type="float" office:value="15">
            <text:p>15</text:p>
          </table:table-cell>
          <table:table-cell/>
          <table:table-cell table:style-name="ce55" table:formula="of:=INFO.OBBA.OBBA.OBMAKE([.V$11]&amp;&quot;-&quot;&amp;ROW();&quot;String&quot;;[.D70])" office:value-type="string" office:string-value="type-70 &#10;[59347]">
            <text:p>type-70 <text:line-break/>[59347]</text:p>
          </table:table-cell>
          <table:table-cell table:style-name="ce55" table:formula="of:=INFO.OBBA.OBBA.OBMAKE([.W$11]&amp;&quot;-&quot;&amp;ROW();&quot;double[]&quot;;[.E70:.G70])" office:value-type="string" office:string-value="tenor rec-70 &#10;[59348]">
            <text:p>tenor rec-70 <text:line-break/>[59348]</text:p>
          </table:table-cell>
          <table:table-cell table:style-name="ce55" table:formula="of:=INFO.OBBA.OBBA.OBMAKE([.X$11]&amp;&quot;-&quot;&amp;ROW();&quot;String&quot;;[.H70])" office:value-type="string" office:string-value="forward rec-70 &#10;[59349]">
            <text:p>forward rec-70 <text:line-break/>[59349]</text:p>
          </table:table-cell>
          <table:table-cell table:style-name="ce55" table:formula="of:=INFO.OBBA.OBBA.OBMAKE([.Y$11]&amp;&quot;-&quot;&amp;ROW();&quot;double&quot;;[.I70])" office:value-type="string" office:string-value="spread rec-70 &#10;[59350]">
            <text:p>spread rec-70 <text:line-break/>[59350]</text:p>
          </table:table-cell>
          <table:table-cell table:style-name="ce55" table:formula="of:=INFO.OBBA.OBBA.OBMAKE([.Z$11]&amp;&quot;-&quot;&amp;ROW();&quot;String&quot;;[.J70])" office:value-type="string" office:string-value="discount rec-70 &#10;[59351]">
            <text:p>discount rec-70 <text:line-break/>[59351]</text:p>
          </table:table-cell>
          <table:table-cell table:style-name="ce55" table:formula="of:=INFO.OBBA.OBBA.OBMAKE([.AA$11]&amp;&quot;-&quot;&amp;ROW();&quot;double[]&quot;;[.L70:.N70])" office:value-type="string" office:string-value="tenor pay-70 &#10;[59352]">
            <text:p>tenor pay-70 <text:line-break/>[59352]</text:p>
          </table:table-cell>
          <table:table-cell table:style-name="ce55" table:formula="of:=INFO.OBBA.OBBA.OBMAKE([.AB$11]&amp;&quot;-&quot;&amp;ROW();&quot;String&quot;;[.O70])" office:value-type="string" office:string-value="forward pay-70 &#10;[59353]">
            <text:p>forward pay-70 <text:line-break/>[59353]</text:p>
          </table:table-cell>
          <table:table-cell table:style-name="ce55" table:formula="of:=INFO.OBBA.OBBA.OBMAKE([.AC$11]&amp;&quot;-&quot;&amp;ROW();&quot;double&quot;;[.P70])" office:value-type="string" office:string-value="spread pay-70 &#10;[59354]">
            <text:p>spread pay-70 <text:line-break/>[59354]</text:p>
          </table:table-cell>
          <table:table-cell table:style-name="ce55" table:formula="of:=INFO.OBBA.OBBA.OBMAKE([.AD$11]&amp;&quot;-&quot;&amp;ROW();&quot;String&quot;;[.Q70])" office:value-type="string" office:string-value="disocunt pay-70 &#10;[59355]">
            <text:p>disocunt pay-70 <text:line-break/>[59355]</text:p>
          </table:table-cell>
          <table:table-cell table:style-name="ce55" table:formula="of:=INFO.OBBA.OBBA.OBMAKE([.AE$11]&amp;&quot;-&quot;&amp;ROW();&quot;String&quot;;[.S70])" office:value-type="string" office:string-value="calibration curve-70 &#10;[59356]">
            <text:p>calibration curve-70 <text:line-break/>[59356]</text:p>
          </table:table-cell>
          <table:table-cell table:style-name="ce55" table:formula="of:=INFO.OBBA.OBBA.OBMAKE([.AF$11]&amp;&quot;-&quot;&amp;ROW();&quot;double&quot;;[.T70])" office:value-type="string" office:string-value="calibration time-70 &#10;[59357]">
            <text:p>calibration time-70 <text:line-break/>[59357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71:.AF71])" office:value-type="string" office:string-value="calibItem-71 &#10;[59370]">
            <text:p>calibItem-71 <text:line-break/>[59370]</text:p>
          </table:table-cell>
          <table:table-cell table:style-name="ce24" table:formula="of:=INFO.OBBA.OBBA.OBGET(INFO.OBBA.OBBA.OBCALL(&quot;&quot;;INFO.OBBA.OBBA.OBCALL(&quot;&quot;;[.$B$7];&quot;getCalibrationProductForSpec&quot;;[.B71]);&quot;getValue&quot;;INFO.OBBA.OBBA.OBCALL(&quot;&quot;;[.$B$7];&quot;getModel&quot;)))" office:value-type="percentage" office:value="8.67361737988402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USD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71]" office:value-type="float" office:value="0">
            <text:p>0</text:p>
          </table:table-cell>
          <table:table-cell table:style-name="ce39" table:formula="of:=[.F71]" office:value-type="float" office:value="20">
            <text:p>20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1881">
            <text:p>1,881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J71]" office:value-type="string" office:string-value="discount-USD-OIS">
            <text:p>discount-USD-OIS</text:p>
          </table:table-cell>
          <table:table-cell table:style-name="ce39" table:formula="of:=[.F71]" office:value-type="float" office:value="20">
            <text:p>20</text:p>
          </table:table-cell>
          <table:table-cell/>
          <table:table-cell table:style-name="ce55" table:formula="of:=INFO.OBBA.OBBA.OBMAKE([.V$11]&amp;&quot;-&quot;&amp;ROW();&quot;String&quot;;[.D71])" office:value-type="string" office:string-value="type-71 &#10;[59359]">
            <text:p>type-71 <text:line-break/>[59359]</text:p>
          </table:table-cell>
          <table:table-cell table:style-name="ce55" table:formula="of:=INFO.OBBA.OBBA.OBMAKE([.W$11]&amp;&quot;-&quot;&amp;ROW();&quot;double[]&quot;;[.E71:.G71])" office:value-type="string" office:string-value="tenor rec-71 &#10;[59360]">
            <text:p>tenor rec-71 <text:line-break/>[59360]</text:p>
          </table:table-cell>
          <table:table-cell table:style-name="ce55" table:formula="of:=INFO.OBBA.OBBA.OBMAKE([.X$11]&amp;&quot;-&quot;&amp;ROW();&quot;String&quot;;[.H71])" office:value-type="string" office:string-value="forward rec-71 &#10;[59361]">
            <text:p>forward rec-71 <text:line-break/>[59361]</text:p>
          </table:table-cell>
          <table:table-cell table:style-name="ce55" table:formula="of:=INFO.OBBA.OBBA.OBMAKE([.Y$11]&amp;&quot;-&quot;&amp;ROW();&quot;double&quot;;[.I71])" office:value-type="string" office:string-value="spread rec-71 &#10;[59362]">
            <text:p>spread rec-71 <text:line-break/>[59362]</text:p>
          </table:table-cell>
          <table:table-cell table:style-name="ce55" table:formula="of:=INFO.OBBA.OBBA.OBMAKE([.Z$11]&amp;&quot;-&quot;&amp;ROW();&quot;String&quot;;[.J71])" office:value-type="string" office:string-value="discount rec-71 &#10;[59363]">
            <text:p>discount rec-71 <text:line-break/>[59363]</text:p>
          </table:table-cell>
          <table:table-cell table:style-name="ce55" table:formula="of:=INFO.OBBA.OBBA.OBMAKE([.AA$11]&amp;&quot;-&quot;&amp;ROW();&quot;double[]&quot;;[.L71:.N71])" office:value-type="string" office:string-value="tenor pay-71 &#10;[59364]">
            <text:p>tenor pay-71 <text:line-break/>[59364]</text:p>
          </table:table-cell>
          <table:table-cell table:style-name="ce55" table:formula="of:=INFO.OBBA.OBBA.OBMAKE([.AB$11]&amp;&quot;-&quot;&amp;ROW();&quot;String&quot;;[.O71])" office:value-type="string" office:string-value="forward pay-71 &#10;[59365]">
            <text:p>forward pay-71 <text:line-break/>[59365]</text:p>
          </table:table-cell>
          <table:table-cell table:style-name="ce55" table:formula="of:=INFO.OBBA.OBBA.OBMAKE([.AC$11]&amp;&quot;-&quot;&amp;ROW();&quot;double&quot;;[.P71])" office:value-type="string" office:string-value="spread pay-71 &#10;[59366]">
            <text:p>spread pay-71 <text:line-break/>[59366]</text:p>
          </table:table-cell>
          <table:table-cell table:style-name="ce55" table:formula="of:=INFO.OBBA.OBBA.OBMAKE([.AD$11]&amp;&quot;-&quot;&amp;ROW();&quot;String&quot;;[.Q71])" office:value-type="string" office:string-value="disocunt pay-71 &#10;[59367]">
            <text:p>disocunt pay-71 <text:line-break/>[59367]</text:p>
          </table:table-cell>
          <table:table-cell table:style-name="ce55" table:formula="of:=INFO.OBBA.OBBA.OBMAKE([.AE$11]&amp;&quot;-&quot;&amp;ROW();&quot;String&quot;;[.S71])" office:value-type="string" office:string-value="calibration curve-71 &#10;[59368]">
            <text:p>calibration curve-71 <text:line-break/>[59368]</text:p>
          </table:table-cell>
          <table:table-cell table:style-name="ce55" table:formula="of:=INFO.OBBA.OBBA.OBMAKE([.AF$11]&amp;&quot;-&quot;&amp;ROW();&quot;double&quot;;[.T71])" office:value-type="string" office:string-value="calibration time-71 &#10;[59369]">
            <text:p>calibration time-71 <text:line-break/>[59369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72:.AF72])" office:value-type="string" office:string-value="calibItem-72 &#10;[59382]">
            <text:p>calibItem-72 <text:line-break/>[59382]</text:p>
          </table:table-cell>
          <table:table-cell table:style-name="ce24" table:formula="of:=INFO.OBBA.OBBA.OBGET(INFO.OBBA.OBBA.OBCALL(&quot;&quot;;INFO.OBBA.OBBA.OBCALL(&quot;&quot;;[.$B$7];&quot;getCalibrationProductForSpec&quot;;[.B72]);&quot;getValue&quot;;INFO.OBBA.OBBA.OBCALL(&quot;&quot;;[.$B$7];&quot;getModel&quot;)))" office:value-type="percentage" office:value="1.06685493772574E-016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5">
            <text:p>25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USD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72]" office:value-type="float" office:value="0">
            <text:p>0</text:p>
          </table:table-cell>
          <table:table-cell table:style-name="ce39" table:formula="of:=[.F72]" office:value-type="float" office:value="25">
            <text:p>25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1981">
            <text:p>1,981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J72]" office:value-type="string" office:string-value="discount-USD-OIS">
            <text:p>discount-USD-OIS</text:p>
          </table:table-cell>
          <table:table-cell table:style-name="ce39" table:formula="of:=[.F72]" office:value-type="float" office:value="25">
            <text:p>25</text:p>
          </table:table-cell>
          <table:table-cell/>
          <table:table-cell table:style-name="ce55" table:formula="of:=INFO.OBBA.OBBA.OBMAKE([.V$11]&amp;&quot;-&quot;&amp;ROW();&quot;String&quot;;[.D72])" office:value-type="string" office:string-value="type-72 &#10;[59371]">
            <text:p>type-72 <text:line-break/>[59371]</text:p>
          </table:table-cell>
          <table:table-cell table:style-name="ce55" table:formula="of:=INFO.OBBA.OBBA.OBMAKE([.W$11]&amp;&quot;-&quot;&amp;ROW();&quot;double[]&quot;;[.E72:.G72])" office:value-type="string" office:string-value="tenor rec-72 &#10;[59372]">
            <text:p>tenor rec-72 <text:line-break/>[59372]</text:p>
          </table:table-cell>
          <table:table-cell table:style-name="ce55" table:formula="of:=INFO.OBBA.OBBA.OBMAKE([.X$11]&amp;&quot;-&quot;&amp;ROW();&quot;String&quot;;[.H72])" office:value-type="string" office:string-value="forward rec-72 &#10;[59373]">
            <text:p>forward rec-72 <text:line-break/>[59373]</text:p>
          </table:table-cell>
          <table:table-cell table:style-name="ce55" table:formula="of:=INFO.OBBA.OBBA.OBMAKE([.Y$11]&amp;&quot;-&quot;&amp;ROW();&quot;double&quot;;[.I72])" office:value-type="string" office:string-value="spread rec-72 &#10;[59374]">
            <text:p>spread rec-72 <text:line-break/>[59374]</text:p>
          </table:table-cell>
          <table:table-cell table:style-name="ce55" table:formula="of:=INFO.OBBA.OBBA.OBMAKE([.Z$11]&amp;&quot;-&quot;&amp;ROW();&quot;String&quot;;[.J72])" office:value-type="string" office:string-value="discount rec-72 &#10;[59375]">
            <text:p>discount rec-72 <text:line-break/>[59375]</text:p>
          </table:table-cell>
          <table:table-cell table:style-name="ce55" table:formula="of:=INFO.OBBA.OBBA.OBMAKE([.AA$11]&amp;&quot;-&quot;&amp;ROW();&quot;double[]&quot;;[.L72:.N72])" office:value-type="string" office:string-value="tenor pay-72 &#10;[59376]">
            <text:p>tenor pay-72 <text:line-break/>[59376]</text:p>
          </table:table-cell>
          <table:table-cell table:style-name="ce55" table:formula="of:=INFO.OBBA.OBBA.OBMAKE([.AB$11]&amp;&quot;-&quot;&amp;ROW();&quot;String&quot;;[.O72])" office:value-type="string" office:string-value="forward pay-72 &#10;[59377]">
            <text:p>forward pay-72 <text:line-break/>[59377]</text:p>
          </table:table-cell>
          <table:table-cell table:style-name="ce55" table:formula="of:=INFO.OBBA.OBBA.OBMAKE([.AC$11]&amp;&quot;-&quot;&amp;ROW();&quot;double&quot;;[.P72])" office:value-type="string" office:string-value="spread pay-72 &#10;[59378]">
            <text:p>spread pay-72 <text:line-break/>[59378]</text:p>
          </table:table-cell>
          <table:table-cell table:style-name="ce55" table:formula="of:=INFO.OBBA.OBBA.OBMAKE([.AD$11]&amp;&quot;-&quot;&amp;ROW();&quot;String&quot;;[.Q72])" office:value-type="string" office:string-value="disocunt pay-72 &#10;[59379]">
            <text:p>disocunt pay-72 <text:line-break/>[59379]</text:p>
          </table:table-cell>
          <table:table-cell table:style-name="ce55" table:formula="of:=INFO.OBBA.OBBA.OBMAKE([.AE$11]&amp;&quot;-&quot;&amp;ROW();&quot;String&quot;;[.S72])" office:value-type="string" office:string-value="calibration curve-72 &#10;[59380]">
            <text:p>calibration curve-72 <text:line-break/>[59380]</text:p>
          </table:table-cell>
          <table:table-cell table:style-name="ce55" table:formula="of:=INFO.OBBA.OBBA.OBMAKE([.AF$11]&amp;&quot;-&quot;&amp;ROW();&quot;double&quot;;[.T72])" office:value-type="string" office:string-value="calibration time-72 &#10;[59381]">
            <text:p>calibration time-72 <text:line-break/>[59381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73:.AF73])" office:value-type="string" office:string-value="calibItem-73 &#10;[59394]">
            <text:p>calibItem-73 <text:line-break/>[59394]</text:p>
          </table:table-cell>
          <table:table-cell table:style-name="ce24" table:formula="of:=INFO.OBBA.OBBA.OBGET(INFO.OBBA.OBBA.OBCALL(&quot;&quot;;INFO.OBBA.OBBA.OBCALL(&quot;&quot;;[.$B$7];&quot;getCalibrationProductForSpec&quot;;[.B73]);&quot;getValue&quot;;INFO.OBBA.OBBA.OBCALL(&quot;&quot;;[.$B$7];&quot;getModel&quot;)))" office:value-type="percentage" office:value="-6.07153216591881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0">
            <text:p>30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USD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73]" office:value-type="float" office:value="30">
            <text:p>30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2043">
            <text:p>2,043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J73]" office:value-type="string" office:string-value="discount-USD-OIS">
            <text:p>discount-USD-OIS</text:p>
          </table:table-cell>
          <table:table-cell table:style-name="ce39" table:formula="of:=[.F73]" office:value-type="float" office:value="30">
            <text:p>30</text:p>
          </table:table-cell>
          <table:table-cell/>
          <table:table-cell table:style-name="ce55" table:formula="of:=INFO.OBBA.OBBA.OBMAKE([.V$11]&amp;&quot;-&quot;&amp;ROW();&quot;String&quot;;[.D73])" office:value-type="string" office:string-value="type-73 &#10;[59383]">
            <text:p>type-73 <text:line-break/>[59383]</text:p>
          </table:table-cell>
          <table:table-cell table:style-name="ce55" table:formula="of:=INFO.OBBA.OBBA.OBMAKE([.W$11]&amp;&quot;-&quot;&amp;ROW();&quot;double[]&quot;;[.E73:.G73])" office:value-type="string" office:string-value="tenor rec-73 &#10;[59384]">
            <text:p>tenor rec-73 <text:line-break/>[59384]</text:p>
          </table:table-cell>
          <table:table-cell table:style-name="ce55" table:formula="of:=INFO.OBBA.OBBA.OBMAKE([.X$11]&amp;&quot;-&quot;&amp;ROW();&quot;String&quot;;[.H73])" office:value-type="string" office:string-value="forward rec-73 &#10;[59385]">
            <text:p>forward rec-73 <text:line-break/>[59385]</text:p>
          </table:table-cell>
          <table:table-cell table:style-name="ce55" table:formula="of:=INFO.OBBA.OBBA.OBMAKE([.Y$11]&amp;&quot;-&quot;&amp;ROW();&quot;double&quot;;[.I73])" office:value-type="string" office:string-value="spread rec-73 &#10;[59386]">
            <text:p>spread rec-73 <text:line-break/>[59386]</text:p>
          </table:table-cell>
          <table:table-cell table:style-name="ce55" table:formula="of:=INFO.OBBA.OBBA.OBMAKE([.Z$11]&amp;&quot;-&quot;&amp;ROW();&quot;String&quot;;[.J73])" office:value-type="string" office:string-value="discount rec-73 &#10;[59387]">
            <text:p>discount rec-73 <text:line-break/>[59387]</text:p>
          </table:table-cell>
          <table:table-cell table:style-name="ce55" table:formula="of:=INFO.OBBA.OBBA.OBMAKE([.AA$11]&amp;&quot;-&quot;&amp;ROW();&quot;double[]&quot;;[.L73:.N73])" office:value-type="string" office:string-value="tenor pay-73 &#10;[59388]">
            <text:p>tenor pay-73 <text:line-break/>[59388]</text:p>
          </table:table-cell>
          <table:table-cell table:style-name="ce55" table:formula="of:=INFO.OBBA.OBBA.OBMAKE([.AB$11]&amp;&quot;-&quot;&amp;ROW();&quot;String&quot;;[.O73])" office:value-type="string" office:string-value="forward pay-73 &#10;[59389]">
            <text:p>forward pay-73 <text:line-break/>[59389]</text:p>
          </table:table-cell>
          <table:table-cell table:style-name="ce55" table:formula="of:=INFO.OBBA.OBBA.OBMAKE([.AC$11]&amp;&quot;-&quot;&amp;ROW();&quot;double&quot;;[.P73])" office:value-type="string" office:string-value="spread pay-73 &#10;[59390]">
            <text:p>spread pay-73 <text:line-break/>[59390]</text:p>
          </table:table-cell>
          <table:table-cell table:style-name="ce55" table:formula="of:=INFO.OBBA.OBBA.OBMAKE([.AD$11]&amp;&quot;-&quot;&amp;ROW();&quot;String&quot;;[.Q73])" office:value-type="string" office:string-value="disocunt pay-73 &#10;[59391]">
            <text:p>disocunt pay-73 <text:line-break/>[59391]</text:p>
          </table:table-cell>
          <table:table-cell table:style-name="ce55" table:formula="of:=INFO.OBBA.OBBA.OBMAKE([.AE$11]&amp;&quot;-&quot;&amp;ROW();&quot;String&quot;;[.S73])" office:value-type="string" office:string-value="calibration curve-73 &#10;[59392]">
            <text:p>calibration curve-73 <text:line-break/>[59392]</text:p>
          </table:table-cell>
          <table:table-cell table:style-name="ce55" table:formula="of:=INFO.OBBA.OBBA.OBMAKE([.AF$11]&amp;&quot;-&quot;&amp;ROW();&quot;double&quot;;[.T73])" office:value-type="string" office:string-value="calibration time-73 &#10;[59393]">
            <text:p>calibration time-73 <text:line-break/>[59393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74:.AF74])" office:value-type="string" office:string-value="calibItem-74 &#10;[59406]">
            <text:p>calibItem-74 <text:line-break/>[59406]</text:p>
          </table:table-cell>
          <table:table-cell table:style-name="ce24" table:formula="of:=INFO.OBBA.OBBA.OBGET(INFO.OBBA.OBBA.OBCALL(&quot;&quot;;INFO.OBBA.OBBA.OBCALL(&quot;&quot;;[.$B$7];&quot;getCalibrationProductForSpec&quot;;[.B74]);&quot;getValue&quot;;INFO.OBBA.OBBA.OBCALL(&quot;&quot;;[.$B$7];&quot;getModel&quot;)))" office:value-type="percentage" office:value="2.34187669256869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0">
            <text:p>40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USD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74]" office:value-type="float" office:value="0">
            <text:p>0</text:p>
          </table:table-cell>
          <table:table-cell table:style-name="ce39" table:formula="of:=[.F74]" office:value-type="float" office:value="40">
            <text:p>40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2068">
            <text:p>2,068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J74]" office:value-type="string" office:string-value="discount-USD-OIS">
            <text:p>discount-USD-OIS</text:p>
          </table:table-cell>
          <table:table-cell table:style-name="ce39" table:formula="of:=[.F74]" office:value-type="float" office:value="40">
            <text:p>40</text:p>
          </table:table-cell>
          <table:table-cell/>
          <table:table-cell table:style-name="ce55" table:formula="of:=INFO.OBBA.OBBA.OBMAKE([.V$11]&amp;&quot;-&quot;&amp;ROW();&quot;String&quot;;[.D74])" office:value-type="string" office:string-value="type-74 &#10;[59395]">
            <text:p>type-74 <text:line-break/>[59395]</text:p>
          </table:table-cell>
          <table:table-cell table:style-name="ce55" table:formula="of:=INFO.OBBA.OBBA.OBMAKE([.W$11]&amp;&quot;-&quot;&amp;ROW();&quot;double[]&quot;;[.E74:.G74])" office:value-type="string" office:string-value="tenor rec-74 &#10;[59396]">
            <text:p>tenor rec-74 <text:line-break/>[59396]</text:p>
          </table:table-cell>
          <table:table-cell table:style-name="ce55" table:formula="of:=INFO.OBBA.OBBA.OBMAKE([.X$11]&amp;&quot;-&quot;&amp;ROW();&quot;String&quot;;[.H74])" office:value-type="string" office:string-value="forward rec-74 &#10;[59397]">
            <text:p>forward rec-74 <text:line-break/>[59397]</text:p>
          </table:table-cell>
          <table:table-cell table:style-name="ce55" table:formula="of:=INFO.OBBA.OBBA.OBMAKE([.Y$11]&amp;&quot;-&quot;&amp;ROW();&quot;double&quot;;[.I74])" office:value-type="string" office:string-value="spread rec-74 &#10;[59398]">
            <text:p>spread rec-74 <text:line-break/>[59398]</text:p>
          </table:table-cell>
          <table:table-cell table:style-name="ce55" table:formula="of:=INFO.OBBA.OBBA.OBMAKE([.Z$11]&amp;&quot;-&quot;&amp;ROW();&quot;String&quot;;[.J74])" office:value-type="string" office:string-value="discount rec-74 &#10;[59399]">
            <text:p>discount rec-74 <text:line-break/>[59399]</text:p>
          </table:table-cell>
          <table:table-cell table:style-name="ce55" table:formula="of:=INFO.OBBA.OBBA.OBMAKE([.AA$11]&amp;&quot;-&quot;&amp;ROW();&quot;double[]&quot;;[.L74:.N74])" office:value-type="string" office:string-value="tenor pay-74 &#10;[59400]">
            <text:p>tenor pay-74 <text:line-break/>[59400]</text:p>
          </table:table-cell>
          <table:table-cell table:style-name="ce55" table:formula="of:=INFO.OBBA.OBBA.OBMAKE([.AB$11]&amp;&quot;-&quot;&amp;ROW();&quot;String&quot;;[.O74])" office:value-type="string" office:string-value="forward pay-74 &#10;[59401]">
            <text:p>forward pay-74 <text:line-break/>[59401]</text:p>
          </table:table-cell>
          <table:table-cell table:style-name="ce55" table:formula="of:=INFO.OBBA.OBBA.OBMAKE([.AC$11]&amp;&quot;-&quot;&amp;ROW();&quot;double&quot;;[.P74])" office:value-type="string" office:string-value="spread pay-74 &#10;[59402]">
            <text:p>spread pay-74 <text:line-break/>[59402]</text:p>
          </table:table-cell>
          <table:table-cell table:style-name="ce55" table:formula="of:=INFO.OBBA.OBBA.OBMAKE([.AD$11]&amp;&quot;-&quot;&amp;ROW();&quot;String&quot;;[.Q74])" office:value-type="string" office:string-value="disocunt pay-74 &#10;[59403]">
            <text:p>disocunt pay-74 <text:line-break/>[59403]</text:p>
          </table:table-cell>
          <table:table-cell table:style-name="ce55" table:formula="of:=INFO.OBBA.OBBA.OBMAKE([.AE$11]&amp;&quot;-&quot;&amp;ROW();&quot;String&quot;;[.S74])" office:value-type="string" office:string-value="calibration curve-74 &#10;[59404]">
            <text:p>calibration curve-74 <text:line-break/>[59404]</text:p>
          </table:table-cell>
          <table:table-cell table:style-name="ce55" table:formula="of:=INFO.OBBA.OBBA.OBMAKE([.AF$11]&amp;&quot;-&quot;&amp;ROW();&quot;double&quot;;[.T74])" office:value-type="string" office:string-value="calibration time-74 &#10;[59405]">
            <text:p>calibration time-74 <text:line-break/>[59405]</text:p>
          </table:table-cell>
          <table:table-cell table:number-columns-repeated="992"/>
        </table:table-row>
        <table:table-row table:style-name="ro2">
          <table:table-cell table:style-name="ce17"/>
          <table:table-cell table:style-name="ce24" table:formula="of:=INFO.OBBA.OBBA.OBMAKE(&quot;calibItem-&quot;&amp;ROW();obLibs&amp;&quot;net.finmath.marketdata.calibration.CalibratedCurves$CalibrationSpec&quot;;[.V75:.AF75])" office:value-type="string" office:string-value="calibItem-75 &#10;[59418]">
            <text:p>calibItem-75 <text:line-break/>[59418]</text:p>
          </table:table-cell>
          <table:table-cell table:style-name="ce32" table:formula="of:=INFO.OBBA.OBBA.OBGET(INFO.OBBA.OBBA.OBCALL(&quot;&quot;;INFO.OBBA.OBBA.OBCALL(&quot;&quot;;[.$B$7];&quot;getCalibrationProductForSpec&quot;;[.B75]);&quot;getValue&quot;;INFO.OBBA.OBBA.OBCALL(&quot;&quot;;[.$B$7];&quot;getModel&quot;)))" office:value-type="percentage" office:value="3.03576608295941E-018">
            <text:p>0,000%</text:p>
          </table:table-cell>
          <table:table-cell table:style-name="ce35" office:value-type="string">
            <text:p>Swap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50">
            <text:p>50</text:p>
          </table:table-cell>
          <table:table-cell table:style-name="ce41" office:value-type="float" office:value="1">
            <text:p>1</text:p>
          </table:table-cell>
          <table:table-cell table:style-name="ce46" office:value-type="string">
            <text:p>discount-USD-OIS</text:p>
          </table:table-cell>
          <table:table-cell table:style-name="ce41" office:value-type="float" office:value="0">
            <text:p>0</text:p>
          </table:table-cell>
          <table:table-cell table:style-name="ce46" office:value-type="string">
            <text:p>discount-USD-OIS</text:p>
          </table:table-cell>
          <table:table-cell table:style-name="ce35"/>
          <table:table-cell table:style-name="ce41" table:formula="of:=[.E75]" office:value-type="float" office:value="0">
            <text:p>0</text:p>
          </table:table-cell>
          <table:table-cell table:style-name="ce41" table:formula="of:=[.F75]" office:value-type="float" office:value="50">
            <text:p>50</text:p>
          </table:table-cell>
          <table:table-cell table:style-name="ce41" office:value-type="float" office:value="0.5">
            <text:p>0,5</text:p>
          </table:table-cell>
          <table:table-cell table:style-name="ce46" table:formula="of:=&quot;&quot;">
            <text:p/>
          </table:table-cell>
          <table:table-cell table:style-name="ce53" office:value-type="percentage" office:value="0.02047">
            <text:p>2,047%</text:p>
          </table:table-cell>
          <table:table-cell table:style-name="ce46" office:value-type="string">
            <text:p>discount-USD-OIS</text:p>
          </table:table-cell>
          <table:table-cell table:style-name="ce54"/>
          <table:table-cell table:style-name="ce46" table:formula="of:=[.J75]" office:value-type="string" office:string-value="discount-USD-OIS">
            <text:p>discount-USD-OIS</text:p>
          </table:table-cell>
          <table:table-cell table:style-name="ce41" table:formula="of:=[.F75]" office:value-type="float" office:value="50">
            <text:p>50</text:p>
          </table:table-cell>
          <table:table-cell table:style-name="ce35"/>
          <table:table-cell table:style-name="ce56" table:formula="of:=INFO.OBBA.OBBA.OBMAKE([.V$11]&amp;&quot;-&quot;&amp;ROW();&quot;String&quot;;[.D75])" office:value-type="string" office:string-value="type-75 &#10;[59407]">
            <text:p>type-75 <text:line-break/>[59407]</text:p>
          </table:table-cell>
          <table:table-cell table:style-name="ce56" table:formula="of:=INFO.OBBA.OBBA.OBMAKE([.W$11]&amp;&quot;-&quot;&amp;ROW();&quot;double[]&quot;;[.E75:.G75])" office:value-type="string" office:string-value="tenor rec-75 &#10;[59408]">
            <text:p>tenor rec-75 <text:line-break/>[59408]</text:p>
          </table:table-cell>
          <table:table-cell table:style-name="ce56" table:formula="of:=INFO.OBBA.OBBA.OBMAKE([.X$11]&amp;&quot;-&quot;&amp;ROW();&quot;String&quot;;[.H75])" office:value-type="string" office:string-value="forward rec-75 &#10;[59409]">
            <text:p>forward rec-75 <text:line-break/>[59409]</text:p>
          </table:table-cell>
          <table:table-cell table:style-name="ce56" table:formula="of:=INFO.OBBA.OBBA.OBMAKE([.Y$11]&amp;&quot;-&quot;&amp;ROW();&quot;double&quot;;[.I75])" office:value-type="string" office:string-value="spread rec-75 &#10;[59410]">
            <text:p>spread rec-75 <text:line-break/>[59410]</text:p>
          </table:table-cell>
          <table:table-cell table:style-name="ce56" table:formula="of:=INFO.OBBA.OBBA.OBMAKE([.Z$11]&amp;&quot;-&quot;&amp;ROW();&quot;String&quot;;[.J75])" office:value-type="string" office:string-value="discount rec-75 &#10;[59411]">
            <text:p>discount rec-75 <text:line-break/>[59411]</text:p>
          </table:table-cell>
          <table:table-cell table:style-name="ce56" table:formula="of:=INFO.OBBA.OBBA.OBMAKE([.AA$11]&amp;&quot;-&quot;&amp;ROW();&quot;double[]&quot;;[.L75:.N75])" office:value-type="string" office:string-value="tenor pay-75 &#10;[59412]">
            <text:p>tenor pay-75 <text:line-break/>[59412]</text:p>
          </table:table-cell>
          <table:table-cell table:style-name="ce56" table:formula="of:=INFO.OBBA.OBBA.OBMAKE([.AB$11]&amp;&quot;-&quot;&amp;ROW();&quot;String&quot;;[.O75])" office:value-type="string" office:string-value="forward pay-75 &#10;[59413]">
            <text:p>forward pay-75 <text:line-break/>[59413]</text:p>
          </table:table-cell>
          <table:table-cell table:style-name="ce56" table:formula="of:=INFO.OBBA.OBBA.OBMAKE([.AC$11]&amp;&quot;-&quot;&amp;ROW();&quot;double&quot;;[.P75])" office:value-type="string" office:string-value="spread pay-75 &#10;[59414]">
            <text:p>spread pay-75 <text:line-break/>[59414]</text:p>
          </table:table-cell>
          <table:table-cell table:style-name="ce56" table:formula="of:=INFO.OBBA.OBBA.OBMAKE([.AD$11]&amp;&quot;-&quot;&amp;ROW();&quot;String&quot;;[.Q75])" office:value-type="string" office:string-value="disocunt pay-75 &#10;[59415]">
            <text:p>disocunt pay-75 <text:line-break/>[59415]</text:p>
          </table:table-cell>
          <table:table-cell table:style-name="ce56" table:formula="of:=INFO.OBBA.OBBA.OBMAKE([.AE$11]&amp;&quot;-&quot;&amp;ROW();&quot;String&quot;;[.S75])" office:value-type="string" office:string-value="calibration curve-75 &#10;[59416]">
            <text:p>calibration curve-75 <text:line-break/>[59416]</text:p>
          </table:table-cell>
          <table:table-cell table:style-name="ce56" table:formula="of:=INFO.OBBA.OBBA.OBMAKE([.AF$11]&amp;&quot;-&quot;&amp;ROW();&quot;double&quot;;[.T75])" office:value-type="string" office:string-value="calibration time-75 &#10;[59417]">
            <text:p>calibration time-75 <text:line-break/>[59417]</text:p>
          </table:table-cell>
          <table:table-cell table:style-name="ce35"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76:.AF76])" office:value-type="string" office:string-value="calibItem-76 &#10;[59430]">
            <text:p>calibItem-76 <text:line-break/>[59430]</text:p>
          </table:table-cell>
          <table:table-cell table:style-name="ce24" table:formula="of:=INFO.OBBA.OBBA.OBGET(INFO.OBBA.OBBA.OBCALL(&quot;&quot;;INFO.OBBA.OBBA.OBCALL(&quot;&quot;;[.$B$7];&quot;getCalibrationProductForSpec&quot;;[.B76]);&quot;getValue&quot;;INFO.OBBA.OBBA.OBCALL(&quot;&quot;;[.$B$7];&quot;getModel&quot;)))" office:value-type="percentage" office:value="4.33680868994201E-019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76]" office:value-type="float" office:value="0">
            <text:p>0</text:p>
          </table:table-cell>
          <table:table-cell table:style-name="ce39" table:formula="of:=[.F76]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425">
            <text:p>0,425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H76]" office:value-type="string" office:string-value="forward-USD-3M">
            <text:p>forward-USD-3M</text:p>
          </table:table-cell>
          <table:table-cell table:style-name="ce39" table:formula="of:=[.F76]-[.G76]" office:value-type="float" office:value="0.75">
            <text:p>0,75</text:p>
          </table:table-cell>
          <table:table-cell/>
          <table:table-cell table:style-name="ce55" table:formula="of:=INFO.OBBA.OBBA.OBMAKE([.V$11]&amp;&quot;-&quot;&amp;ROW();&quot;String&quot;;[.D76])" office:value-type="string" office:string-value="type-76 &#10;[59419]">
            <text:p>type-76 <text:line-break/>[59419]</text:p>
          </table:table-cell>
          <table:table-cell table:style-name="ce55" table:formula="of:=INFO.OBBA.OBBA.OBMAKE([.W$11]&amp;&quot;-&quot;&amp;ROW();&quot;double[]&quot;;[.E76:.G76])" office:value-type="string" office:string-value="tenor rec-76 &#10;[59420]">
            <text:p>tenor rec-76 <text:line-break/>[59420]</text:p>
          </table:table-cell>
          <table:table-cell table:style-name="ce55" table:formula="of:=INFO.OBBA.OBBA.OBMAKE([.X$11]&amp;&quot;-&quot;&amp;ROW();&quot;String&quot;;[.H76])" office:value-type="string" office:string-value="forward rec-76 &#10;[59421]">
            <text:p>forward rec-76 <text:line-break/>[59421]</text:p>
          </table:table-cell>
          <table:table-cell table:style-name="ce55" table:formula="of:=INFO.OBBA.OBBA.OBMAKE([.Y$11]&amp;&quot;-&quot;&amp;ROW();&quot;double&quot;;[.I76])" office:value-type="string" office:string-value="spread rec-76 &#10;[59422]">
            <text:p>spread rec-76 <text:line-break/>[59422]</text:p>
          </table:table-cell>
          <table:table-cell table:style-name="ce55" table:formula="of:=INFO.OBBA.OBBA.OBMAKE([.Z$11]&amp;&quot;-&quot;&amp;ROW();&quot;String&quot;;[.J76])" office:value-type="string" office:string-value="discount rec-76 &#10;[59423]">
            <text:p>discount rec-76 <text:line-break/>[59423]</text:p>
          </table:table-cell>
          <table:table-cell table:style-name="ce55" table:formula="of:=INFO.OBBA.OBBA.OBMAKE([.AA$11]&amp;&quot;-&quot;&amp;ROW();&quot;double[]&quot;;[.L76:.N76])" office:value-type="string" office:string-value="tenor pay-76 &#10;[59424]">
            <text:p>tenor pay-76 <text:line-break/>[59424]</text:p>
          </table:table-cell>
          <table:table-cell table:style-name="ce55" table:formula="of:=INFO.OBBA.OBBA.OBMAKE([.AB$11]&amp;&quot;-&quot;&amp;ROW();&quot;String&quot;;[.O76])" office:value-type="string" office:string-value="forward pay-76 &#10;[59425]">
            <text:p>forward pay-76 <text:line-break/>[59425]</text:p>
          </table:table-cell>
          <table:table-cell table:style-name="ce55" table:formula="of:=INFO.OBBA.OBBA.OBMAKE([.AC$11]&amp;&quot;-&quot;&amp;ROW();&quot;double&quot;;[.P76])" office:value-type="string" office:string-value="spread pay-76 &#10;[59426]">
            <text:p>spread pay-76 <text:line-break/>[59426]</text:p>
          </table:table-cell>
          <table:table-cell table:style-name="ce55" table:formula="of:=INFO.OBBA.OBBA.OBMAKE([.AD$11]&amp;&quot;-&quot;&amp;ROW();&quot;String&quot;;[.Q76])" office:value-type="string" office:string-value="disocunt pay-76 &#10;[59427]">
            <text:p>disocunt pay-76 <text:line-break/>[59427]</text:p>
          </table:table-cell>
          <table:table-cell table:style-name="ce55" table:formula="of:=INFO.OBBA.OBBA.OBMAKE([.AE$11]&amp;&quot;-&quot;&amp;ROW();&quot;String&quot;;[.S76])" office:value-type="string" office:string-value="calibration curve-76 &#10;[59428]">
            <text:p>calibration curve-76 <text:line-break/>[59428]</text:p>
          </table:table-cell>
          <table:table-cell table:style-name="ce55" table:formula="of:=INFO.OBBA.OBBA.OBMAKE([.AF$11]&amp;&quot;-&quot;&amp;ROW();&quot;double&quot;;[.T76])" office:value-type="string" office:string-value="calibration time-76 &#10;[59429]">
            <text:p>calibration time-76 <text:line-break/>[59429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77:.AF77])" office:value-type="string" office:string-value="calibItem-77 &#10;[59442]">
            <text:p>calibItem-77 <text:line-break/>[59442]</text:p>
          </table:table-cell>
          <table:table-cell table:style-name="ce24" table:formula="of:=INFO.OBBA.OBBA.OBGET(INFO.OBBA.OBBA.OBCALL(&quot;&quot;;INFO.OBBA.OBBA.OBCALL(&quot;&quot;;[.$B$7];&quot;getCalibrationProductForSpec&quot;;[.B77]);&quot;getValue&quot;;INFO.OBBA.OBBA.OBCALL(&quot;&quot;;[.$B$7];&quot;getModel&quot;)))" office:value-type="percentage" office:value="0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77]" office:value-type="float" office:value="0">
            <text:p>0</text:p>
          </table:table-cell>
          <table:table-cell table:style-name="ce39" table:formula="of:=[.F77]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445">
            <text:p>0,445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H77]" office:value-type="string" office:string-value="forward-USD-3M">
            <text:p>forward-USD-3M</text:p>
          </table:table-cell>
          <table:table-cell table:style-name="ce39" table:formula="of:=[.F77]-[.G77]" office:value-type="float" office:value="1.75">
            <text:p>1,75</text:p>
          </table:table-cell>
          <table:table-cell/>
          <table:table-cell table:style-name="ce55" table:formula="of:=INFO.OBBA.OBBA.OBMAKE([.V$11]&amp;&quot;-&quot;&amp;ROW();&quot;String&quot;;[.D77])" office:value-type="string" office:string-value="type-77 &#10;[59431]">
            <text:p>type-77 <text:line-break/>[59431]</text:p>
          </table:table-cell>
          <table:table-cell table:style-name="ce55" table:formula="of:=INFO.OBBA.OBBA.OBMAKE([.W$11]&amp;&quot;-&quot;&amp;ROW();&quot;double[]&quot;;[.E77:.G77])" office:value-type="string" office:string-value="tenor rec-77 &#10;[59432]">
            <text:p>tenor rec-77 <text:line-break/>[59432]</text:p>
          </table:table-cell>
          <table:table-cell table:style-name="ce55" table:formula="of:=INFO.OBBA.OBBA.OBMAKE([.X$11]&amp;&quot;-&quot;&amp;ROW();&quot;String&quot;;[.H77])" office:value-type="string" office:string-value="forward rec-77 &#10;[59433]">
            <text:p>forward rec-77 <text:line-break/>[59433]</text:p>
          </table:table-cell>
          <table:table-cell table:style-name="ce55" table:formula="of:=INFO.OBBA.OBBA.OBMAKE([.Y$11]&amp;&quot;-&quot;&amp;ROW();&quot;double&quot;;[.I77])" office:value-type="string" office:string-value="spread rec-77 &#10;[59434]">
            <text:p>spread rec-77 <text:line-break/>[59434]</text:p>
          </table:table-cell>
          <table:table-cell table:style-name="ce55" table:formula="of:=INFO.OBBA.OBBA.OBMAKE([.Z$11]&amp;&quot;-&quot;&amp;ROW();&quot;String&quot;;[.J77])" office:value-type="string" office:string-value="discount rec-77 &#10;[59435]">
            <text:p>discount rec-77 <text:line-break/>[59435]</text:p>
          </table:table-cell>
          <table:table-cell table:style-name="ce55" table:formula="of:=INFO.OBBA.OBBA.OBMAKE([.AA$11]&amp;&quot;-&quot;&amp;ROW();&quot;double[]&quot;;[.L77:.N77])" office:value-type="string" office:string-value="tenor pay-77 &#10;[59436]">
            <text:p>tenor pay-77 <text:line-break/>[59436]</text:p>
          </table:table-cell>
          <table:table-cell table:style-name="ce55" table:formula="of:=INFO.OBBA.OBBA.OBMAKE([.AB$11]&amp;&quot;-&quot;&amp;ROW();&quot;String&quot;;[.O77])" office:value-type="string" office:string-value="forward pay-77 &#10;[59437]">
            <text:p>forward pay-77 <text:line-break/>[59437]</text:p>
          </table:table-cell>
          <table:table-cell table:style-name="ce55" table:formula="of:=INFO.OBBA.OBBA.OBMAKE([.AC$11]&amp;&quot;-&quot;&amp;ROW();&quot;double&quot;;[.P77])" office:value-type="string" office:string-value="spread pay-77 &#10;[59438]">
            <text:p>spread pay-77 <text:line-break/>[59438]</text:p>
          </table:table-cell>
          <table:table-cell table:style-name="ce55" table:formula="of:=INFO.OBBA.OBBA.OBMAKE([.AD$11]&amp;&quot;-&quot;&amp;ROW();&quot;String&quot;;[.Q77])" office:value-type="string" office:string-value="disocunt pay-77 &#10;[59439]">
            <text:p>disocunt pay-77 <text:line-break/>[59439]</text:p>
          </table:table-cell>
          <table:table-cell table:style-name="ce55" table:formula="of:=INFO.OBBA.OBBA.OBMAKE([.AE$11]&amp;&quot;-&quot;&amp;ROW();&quot;String&quot;;[.S77])" office:value-type="string" office:string-value="calibration curve-77 &#10;[59440]">
            <text:p>calibration curve-77 <text:line-break/>[59440]</text:p>
          </table:table-cell>
          <table:table-cell table:style-name="ce55" table:formula="of:=INFO.OBBA.OBBA.OBMAKE([.AF$11]&amp;&quot;-&quot;&amp;ROW();&quot;double&quot;;[.T77])" office:value-type="string" office:string-value="calibration time-77 &#10;[59441]">
            <text:p>calibration time-77 <text:line-break/>[59441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78:.AF78])" office:value-type="string" office:string-value="calibItem-78 &#10;[59454]">
            <text:p>calibItem-78 <text:line-break/>[59454]</text:p>
          </table:table-cell>
          <table:table-cell table:style-name="ce24" table:formula="of:=INFO.OBBA.OBBA.OBGET(INFO.OBBA.OBBA.OBCALL(&quot;&quot;;INFO.OBBA.OBBA.OBCALL(&quot;&quot;;[.$B$7];&quot;getCalibrationProductForSpec&quot;;[.B78]);&quot;getValue&quot;;INFO.OBBA.OBBA.OBCALL(&quot;&quot;;[.$B$7];&quot;getModel&quot;)))" office:value-type="percentage" office:value="-1.7347234759768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78]" office:value-type="float" office:value="0">
            <text:p>0</text:p>
          </table:table-cell>
          <table:table-cell table:style-name="ce39" table:formula="of:=[.F78]" office:value-type="float" office:value="3">
            <text:p>3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502">
            <text:p>0,502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H78]" office:value-type="string" office:string-value="forward-USD-3M">
            <text:p>forward-USD-3M</text:p>
          </table:table-cell>
          <table:table-cell table:style-name="ce39" table:formula="of:=[.F78]-[.G78]" office:value-type="float" office:value="2.75">
            <text:p>2,75</text:p>
          </table:table-cell>
          <table:table-cell/>
          <table:table-cell table:style-name="ce55" table:formula="of:=INFO.OBBA.OBBA.OBMAKE([.V$11]&amp;&quot;-&quot;&amp;ROW();&quot;String&quot;;[.D78])" office:value-type="string" office:string-value="type-78 &#10;[59443]">
            <text:p>type-78 <text:line-break/>[59443]</text:p>
          </table:table-cell>
          <table:table-cell table:style-name="ce55" table:formula="of:=INFO.OBBA.OBBA.OBMAKE([.W$11]&amp;&quot;-&quot;&amp;ROW();&quot;double[]&quot;;[.E78:.G78])" office:value-type="string" office:string-value="tenor rec-78 &#10;[59444]">
            <text:p>tenor rec-78 <text:line-break/>[59444]</text:p>
          </table:table-cell>
          <table:table-cell table:style-name="ce55" table:formula="of:=INFO.OBBA.OBBA.OBMAKE([.X$11]&amp;&quot;-&quot;&amp;ROW();&quot;String&quot;;[.H78])" office:value-type="string" office:string-value="forward rec-78 &#10;[59445]">
            <text:p>forward rec-78 <text:line-break/>[59445]</text:p>
          </table:table-cell>
          <table:table-cell table:style-name="ce55" table:formula="of:=INFO.OBBA.OBBA.OBMAKE([.Y$11]&amp;&quot;-&quot;&amp;ROW();&quot;double&quot;;[.I78])" office:value-type="string" office:string-value="spread rec-78 &#10;[59446]">
            <text:p>spread rec-78 <text:line-break/>[59446]</text:p>
          </table:table-cell>
          <table:table-cell table:style-name="ce55" table:formula="of:=INFO.OBBA.OBBA.OBMAKE([.Z$11]&amp;&quot;-&quot;&amp;ROW();&quot;String&quot;;[.J78])" office:value-type="string" office:string-value="discount rec-78 &#10;[59447]">
            <text:p>discount rec-78 <text:line-break/>[59447]</text:p>
          </table:table-cell>
          <table:table-cell table:style-name="ce55" table:formula="of:=INFO.OBBA.OBBA.OBMAKE([.AA$11]&amp;&quot;-&quot;&amp;ROW();&quot;double[]&quot;;[.L78:.N78])" office:value-type="string" office:string-value="tenor pay-78 &#10;[59448]">
            <text:p>tenor pay-78 <text:line-break/>[59448]</text:p>
          </table:table-cell>
          <table:table-cell table:style-name="ce55" table:formula="of:=INFO.OBBA.OBBA.OBMAKE([.AB$11]&amp;&quot;-&quot;&amp;ROW();&quot;String&quot;;[.O78])" office:value-type="string" office:string-value="forward pay-78 &#10;[59449]">
            <text:p>forward pay-78 <text:line-break/>[59449]</text:p>
          </table:table-cell>
          <table:table-cell table:style-name="ce55" table:formula="of:=INFO.OBBA.OBBA.OBMAKE([.AC$11]&amp;&quot;-&quot;&amp;ROW();&quot;double&quot;;[.P78])" office:value-type="string" office:string-value="spread pay-78 &#10;[59450]">
            <text:p>spread pay-78 <text:line-break/>[59450]</text:p>
          </table:table-cell>
          <table:table-cell table:style-name="ce55" table:formula="of:=INFO.OBBA.OBBA.OBMAKE([.AD$11]&amp;&quot;-&quot;&amp;ROW();&quot;String&quot;;[.Q78])" office:value-type="string" office:string-value="disocunt pay-78 &#10;[59451]">
            <text:p>disocunt pay-78 <text:line-break/>[59451]</text:p>
          </table:table-cell>
          <table:table-cell table:style-name="ce55" table:formula="of:=INFO.OBBA.OBBA.OBMAKE([.AE$11]&amp;&quot;-&quot;&amp;ROW();&quot;String&quot;;[.S78])" office:value-type="string" office:string-value="calibration curve-78 &#10;[59452]">
            <text:p>calibration curve-78 <text:line-break/>[59452]</text:p>
          </table:table-cell>
          <table:table-cell table:style-name="ce55" table:formula="of:=INFO.OBBA.OBBA.OBMAKE([.AF$11]&amp;&quot;-&quot;&amp;ROW();&quot;double&quot;;[.T78])" office:value-type="string" office:string-value="calibration time-78 &#10;[59453]">
            <text:p>calibration time-78 <text:line-break/>[59453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79:.AF79])" office:value-type="string" office:string-value="calibItem-79 &#10;[59466]">
            <text:p>calibItem-79 <text:line-break/>[59466]</text:p>
          </table:table-cell>
          <table:table-cell table:style-name="ce24" table:formula="of:=INFO.OBBA.OBBA.OBGET(INFO.OBBA.OBBA.OBCALL(&quot;&quot;;INFO.OBBA.OBBA.OBCALL(&quot;&quot;;[.$B$7];&quot;getCalibrationProductForSpec&quot;;[.B79]);&quot;getValue&quot;;INFO.OBBA.OBBA.OBCALL(&quot;&quot;;[.$B$7];&quot;getModel&quot;)))" office:value-type="percentage" office:value="0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79]" office:value-type="float" office:value="0">
            <text:p>0</text:p>
          </table:table-cell>
          <table:table-cell table:style-name="ce39" table:formula="of:=[.F79]" office:value-type="float" office:value="4">
            <text:p>4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625">
            <text:p>0,625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H79]" office:value-type="string" office:string-value="forward-USD-3M">
            <text:p>forward-USD-3M</text:p>
          </table:table-cell>
          <table:table-cell table:style-name="ce39" table:formula="of:=[.F79]-[.G79]" office:value-type="float" office:value="3.75">
            <text:p>3,75</text:p>
          </table:table-cell>
          <table:table-cell/>
          <table:table-cell table:style-name="ce55" table:formula="of:=INFO.OBBA.OBBA.OBMAKE([.V$11]&amp;&quot;-&quot;&amp;ROW();&quot;String&quot;;[.D79])" office:value-type="string" office:string-value="type-79 &#10;[59455]">
            <text:p>type-79 <text:line-break/>[59455]</text:p>
          </table:table-cell>
          <table:table-cell table:style-name="ce55" table:formula="of:=INFO.OBBA.OBBA.OBMAKE([.W$11]&amp;&quot;-&quot;&amp;ROW();&quot;double[]&quot;;[.E79:.G79])" office:value-type="string" office:string-value="tenor rec-79 &#10;[59456]">
            <text:p>tenor rec-79 <text:line-break/>[59456]</text:p>
          </table:table-cell>
          <table:table-cell table:style-name="ce55" table:formula="of:=INFO.OBBA.OBBA.OBMAKE([.X$11]&amp;&quot;-&quot;&amp;ROW();&quot;String&quot;;[.H79])" office:value-type="string" office:string-value="forward rec-79 &#10;[59457]">
            <text:p>forward rec-79 <text:line-break/>[59457]</text:p>
          </table:table-cell>
          <table:table-cell table:style-name="ce55" table:formula="of:=INFO.OBBA.OBBA.OBMAKE([.Y$11]&amp;&quot;-&quot;&amp;ROW();&quot;double&quot;;[.I79])" office:value-type="string" office:string-value="spread rec-79 &#10;[59458]">
            <text:p>spread rec-79 <text:line-break/>[59458]</text:p>
          </table:table-cell>
          <table:table-cell table:style-name="ce55" table:formula="of:=INFO.OBBA.OBBA.OBMAKE([.Z$11]&amp;&quot;-&quot;&amp;ROW();&quot;String&quot;;[.J79])" office:value-type="string" office:string-value="discount rec-79 &#10;[59459]">
            <text:p>discount rec-79 <text:line-break/>[59459]</text:p>
          </table:table-cell>
          <table:table-cell table:style-name="ce55" table:formula="of:=INFO.OBBA.OBBA.OBMAKE([.AA$11]&amp;&quot;-&quot;&amp;ROW();&quot;double[]&quot;;[.L79:.N79])" office:value-type="string" office:string-value="tenor pay-79 &#10;[59460]">
            <text:p>tenor pay-79 <text:line-break/>[59460]</text:p>
          </table:table-cell>
          <table:table-cell table:style-name="ce55" table:formula="of:=INFO.OBBA.OBBA.OBMAKE([.AB$11]&amp;&quot;-&quot;&amp;ROW();&quot;String&quot;;[.O79])" office:value-type="string" office:string-value="forward pay-79 &#10;[59461]">
            <text:p>forward pay-79 <text:line-break/>[59461]</text:p>
          </table:table-cell>
          <table:table-cell table:style-name="ce55" table:formula="of:=INFO.OBBA.OBBA.OBMAKE([.AC$11]&amp;&quot;-&quot;&amp;ROW();&quot;double&quot;;[.P79])" office:value-type="string" office:string-value="spread pay-79 &#10;[59462]">
            <text:p>spread pay-79 <text:line-break/>[59462]</text:p>
          </table:table-cell>
          <table:table-cell table:style-name="ce55" table:formula="of:=INFO.OBBA.OBBA.OBMAKE([.AD$11]&amp;&quot;-&quot;&amp;ROW();&quot;String&quot;;[.Q79])" office:value-type="string" office:string-value="disocunt pay-79 &#10;[59463]">
            <text:p>disocunt pay-79 <text:line-break/>[59463]</text:p>
          </table:table-cell>
          <table:table-cell table:style-name="ce55" table:formula="of:=INFO.OBBA.OBBA.OBMAKE([.AE$11]&amp;&quot;-&quot;&amp;ROW();&quot;String&quot;;[.S79])" office:value-type="string" office:string-value="calibration curve-79 &#10;[59464]">
            <text:p>calibration curve-79 <text:line-break/>[59464]</text:p>
          </table:table-cell>
          <table:table-cell table:style-name="ce55" table:formula="of:=INFO.OBBA.OBBA.OBMAKE([.AF$11]&amp;&quot;-&quot;&amp;ROW();&quot;double&quot;;[.T79])" office:value-type="string" office:string-value="calibration time-79 &#10;[59465]">
            <text:p>calibration time-79 <text:line-break/>[59465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80:.AF80])" office:value-type="string" office:string-value="calibItem-80 &#10;[59478]">
            <text:p>calibItem-80 <text:line-break/>[59478]</text:p>
          </table:table-cell>
          <table:table-cell table:style-name="ce24" table:formula="of:=INFO.OBBA.OBBA.OBGET(INFO.OBBA.OBBA.OBCALL(&quot;&quot;;INFO.OBBA.OBBA.OBCALL(&quot;&quot;;[.$B$7];&quot;getCalibrationProductForSpec&quot;;[.B80]);&quot;getValue&quot;;INFO.OBBA.OBBA.OBCALL(&quot;&quot;;[.$B$7];&quot;getModel&quot;)))" office:value-type="percentage" office:value="0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80]" office:value-type="float" office:value="0">
            <text:p>0</text:p>
          </table:table-cell>
          <table:table-cell table:style-name="ce39" table:formula="of:=[.F80]" office:value-type="float" office:value="5">
            <text:p>5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788">
            <text:p>0,788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H80]" office:value-type="string" office:string-value="forward-USD-3M">
            <text:p>forward-USD-3M</text:p>
          </table:table-cell>
          <table:table-cell table:style-name="ce39" table:formula="of:=[.F80]-[.G80]" office:value-type="float" office:value="4.75">
            <text:p>4,75</text:p>
          </table:table-cell>
          <table:table-cell/>
          <table:table-cell table:style-name="ce55" table:formula="of:=INFO.OBBA.OBBA.OBMAKE([.V$11]&amp;&quot;-&quot;&amp;ROW();&quot;String&quot;;[.D80])" office:value-type="string" office:string-value="type-80 &#10;[59467]">
            <text:p>type-80 <text:line-break/>[59467]</text:p>
          </table:table-cell>
          <table:table-cell table:style-name="ce55" table:formula="of:=INFO.OBBA.OBBA.OBMAKE([.W$11]&amp;&quot;-&quot;&amp;ROW();&quot;double[]&quot;;[.E80:.G80])" office:value-type="string" office:string-value="tenor rec-80 &#10;[59468]">
            <text:p>tenor rec-80 <text:line-break/>[59468]</text:p>
          </table:table-cell>
          <table:table-cell table:style-name="ce55" table:formula="of:=INFO.OBBA.OBBA.OBMAKE([.X$11]&amp;&quot;-&quot;&amp;ROW();&quot;String&quot;;[.H80])" office:value-type="string" office:string-value="forward rec-80 &#10;[59469]">
            <text:p>forward rec-80 <text:line-break/>[59469]</text:p>
          </table:table-cell>
          <table:table-cell table:style-name="ce55" table:formula="of:=INFO.OBBA.OBBA.OBMAKE([.Y$11]&amp;&quot;-&quot;&amp;ROW();&quot;double&quot;;[.I80])" office:value-type="string" office:string-value="spread rec-80 &#10;[59470]">
            <text:p>spread rec-80 <text:line-break/>[59470]</text:p>
          </table:table-cell>
          <table:table-cell table:style-name="ce55" table:formula="of:=INFO.OBBA.OBBA.OBMAKE([.Z$11]&amp;&quot;-&quot;&amp;ROW();&quot;String&quot;;[.J80])" office:value-type="string" office:string-value="discount rec-80 &#10;[59471]">
            <text:p>discount rec-80 <text:line-break/>[59471]</text:p>
          </table:table-cell>
          <table:table-cell table:style-name="ce55" table:formula="of:=INFO.OBBA.OBBA.OBMAKE([.AA$11]&amp;&quot;-&quot;&amp;ROW();&quot;double[]&quot;;[.L80:.N80])" office:value-type="string" office:string-value="tenor pay-80 &#10;[59472]">
            <text:p>tenor pay-80 <text:line-break/>[59472]</text:p>
          </table:table-cell>
          <table:table-cell table:style-name="ce55" table:formula="of:=INFO.OBBA.OBBA.OBMAKE([.AB$11]&amp;&quot;-&quot;&amp;ROW();&quot;String&quot;;[.O80])" office:value-type="string" office:string-value="forward pay-80 &#10;[59473]">
            <text:p>forward pay-80 <text:line-break/>[59473]</text:p>
          </table:table-cell>
          <table:table-cell table:style-name="ce55" table:formula="of:=INFO.OBBA.OBBA.OBMAKE([.AC$11]&amp;&quot;-&quot;&amp;ROW();&quot;double&quot;;[.P80])" office:value-type="string" office:string-value="spread pay-80 &#10;[59474]">
            <text:p>spread pay-80 <text:line-break/>[59474]</text:p>
          </table:table-cell>
          <table:table-cell table:style-name="ce55" table:formula="of:=INFO.OBBA.OBBA.OBMAKE([.AD$11]&amp;&quot;-&quot;&amp;ROW();&quot;String&quot;;[.Q80])" office:value-type="string" office:string-value="disocunt pay-80 &#10;[59475]">
            <text:p>disocunt pay-80 <text:line-break/>[59475]</text:p>
          </table:table-cell>
          <table:table-cell table:style-name="ce55" table:formula="of:=INFO.OBBA.OBBA.OBMAKE([.AE$11]&amp;&quot;-&quot;&amp;ROW();&quot;String&quot;;[.S80])" office:value-type="string" office:string-value="calibration curve-80 &#10;[59476]">
            <text:p>calibration curve-80 <text:line-break/>[59476]</text:p>
          </table:table-cell>
          <table:table-cell table:style-name="ce55" table:formula="of:=INFO.OBBA.OBBA.OBMAKE([.AF$11]&amp;&quot;-&quot;&amp;ROW();&quot;double&quot;;[.T80])" office:value-type="string" office:string-value="calibration time-80 &#10;[59477]">
            <text:p>calibration time-80 <text:line-break/>[59477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81:.AF81])" office:value-type="string" office:string-value="calibItem-81 &#10;[59490]">
            <text:p>calibItem-81 <text:line-break/>[59490]</text:p>
          </table:table-cell>
          <table:table-cell table:style-name="ce24" table:formula="of:=INFO.OBBA.OBBA.OBGET(INFO.OBBA.OBBA.OBCALL(&quot;&quot;;INFO.OBBA.OBBA.OBCALL(&quot;&quot;;[.$B$7];&quot;getCalibrationProductForSpec&quot;;[.B81]);&quot;getValue&quot;;INFO.OBBA.OBBA.OBCALL(&quot;&quot;;[.$B$7];&quot;getModel&quot;)))" office:value-type="percentage" office:value="0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6">
            <text:p>6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81]" office:value-type="float" office:value="0">
            <text:p>0</text:p>
          </table:table-cell>
          <table:table-cell table:style-name="ce39" table:formula="of:=[.F81]" office:value-type="float" office:value="6">
            <text:p>6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97">
            <text:p>0,970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H81]" office:value-type="string" office:string-value="forward-USD-3M">
            <text:p>forward-USD-3M</text:p>
          </table:table-cell>
          <table:table-cell table:style-name="ce39" table:formula="of:=[.F81]-[.G81]" office:value-type="float" office:value="5.75">
            <text:p>5,75</text:p>
          </table:table-cell>
          <table:table-cell/>
          <table:table-cell table:style-name="ce55" table:formula="of:=INFO.OBBA.OBBA.OBMAKE([.V$11]&amp;&quot;-&quot;&amp;ROW();&quot;String&quot;;[.D81])" office:value-type="string" office:string-value="type-81 &#10;[59479]">
            <text:p>type-81 <text:line-break/>[59479]</text:p>
          </table:table-cell>
          <table:table-cell table:style-name="ce55" table:formula="of:=INFO.OBBA.OBBA.OBMAKE([.W$11]&amp;&quot;-&quot;&amp;ROW();&quot;double[]&quot;;[.E81:.G81])" office:value-type="string" office:string-value="tenor rec-81 &#10;[59480]">
            <text:p>tenor rec-81 <text:line-break/>[59480]</text:p>
          </table:table-cell>
          <table:table-cell table:style-name="ce55" table:formula="of:=INFO.OBBA.OBBA.OBMAKE([.X$11]&amp;&quot;-&quot;&amp;ROW();&quot;String&quot;;[.H81])" office:value-type="string" office:string-value="forward rec-81 &#10;[59481]">
            <text:p>forward rec-81 <text:line-break/>[59481]</text:p>
          </table:table-cell>
          <table:table-cell table:style-name="ce55" table:formula="of:=INFO.OBBA.OBBA.OBMAKE([.Y$11]&amp;&quot;-&quot;&amp;ROW();&quot;double&quot;;[.I81])" office:value-type="string" office:string-value="spread rec-81 &#10;[59482]">
            <text:p>spread rec-81 <text:line-break/>[59482]</text:p>
          </table:table-cell>
          <table:table-cell table:style-name="ce55" table:formula="of:=INFO.OBBA.OBBA.OBMAKE([.Z$11]&amp;&quot;-&quot;&amp;ROW();&quot;String&quot;;[.J81])" office:value-type="string" office:string-value="discount rec-81 &#10;[59483]">
            <text:p>discount rec-81 <text:line-break/>[59483]</text:p>
          </table:table-cell>
          <table:table-cell table:style-name="ce55" table:formula="of:=INFO.OBBA.OBBA.OBMAKE([.AA$11]&amp;&quot;-&quot;&amp;ROW();&quot;double[]&quot;;[.L81:.N81])" office:value-type="string" office:string-value="tenor pay-81 &#10;[59484]">
            <text:p>tenor pay-81 <text:line-break/>[59484]</text:p>
          </table:table-cell>
          <table:table-cell table:style-name="ce55" table:formula="of:=INFO.OBBA.OBBA.OBMAKE([.AB$11]&amp;&quot;-&quot;&amp;ROW();&quot;String&quot;;[.O81])" office:value-type="string" office:string-value="forward pay-81 &#10;[59485]">
            <text:p>forward pay-81 <text:line-break/>[59485]</text:p>
          </table:table-cell>
          <table:table-cell table:style-name="ce55" table:formula="of:=INFO.OBBA.OBBA.OBMAKE([.AC$11]&amp;&quot;-&quot;&amp;ROW();&quot;double&quot;;[.P81])" office:value-type="string" office:string-value="spread pay-81 &#10;[59486]">
            <text:p>spread pay-81 <text:line-break/>[59486]</text:p>
          </table:table-cell>
          <table:table-cell table:style-name="ce55" table:formula="of:=INFO.OBBA.OBBA.OBMAKE([.AD$11]&amp;&quot;-&quot;&amp;ROW();&quot;String&quot;;[.Q81])" office:value-type="string" office:string-value="disocunt pay-81 &#10;[59487]">
            <text:p>disocunt pay-81 <text:line-break/>[59487]</text:p>
          </table:table-cell>
          <table:table-cell table:style-name="ce55" table:formula="of:=INFO.OBBA.OBBA.OBMAKE([.AE$11]&amp;&quot;-&quot;&amp;ROW();&quot;String&quot;;[.S81])" office:value-type="string" office:string-value="calibration curve-81 &#10;[59488]">
            <text:p>calibration curve-81 <text:line-break/>[59488]</text:p>
          </table:table-cell>
          <table:table-cell table:style-name="ce55" table:formula="of:=INFO.OBBA.OBBA.OBMAKE([.AF$11]&amp;&quot;-&quot;&amp;ROW();&quot;double&quot;;[.T81])" office:value-type="string" office:string-value="calibration time-81 &#10;[59489]">
            <text:p>calibration time-81 <text:line-break/>[59489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82:.AF82])" office:value-type="string" office:string-value="calibItem-82 &#10;[59502]">
            <text:p>calibItem-82 <text:line-break/>[59502]</text:p>
          </table:table-cell>
          <table:table-cell table:style-name="ce24" table:formula="of:=INFO.OBBA.OBBA.OBGET(INFO.OBBA.OBBA.OBCALL(&quot;&quot;;INFO.OBBA.OBBA.OBCALL(&quot;&quot;;[.$B$7];&quot;getCalibrationProductForSpec&quot;;[.B82]);&quot;getValue&quot;;INFO.OBBA.OBBA.OBCALL(&quot;&quot;;[.$B$7];&quot;getModel&quot;)))" office:value-type="percentage" office:value="3.46944695195361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7">
            <text:p>7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82]" office:value-type="float" office:value="0">
            <text:p>0</text:p>
          </table:table-cell>
          <table:table-cell table:style-name="ce39" table:formula="of:=[.F82]" office:value-type="float" office:value="7">
            <text:p>7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1142">
            <text:p>1,142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H82]" office:value-type="string" office:string-value="forward-USD-3M">
            <text:p>forward-USD-3M</text:p>
          </table:table-cell>
          <table:table-cell table:style-name="ce39" table:formula="of:=[.F82]-[.G82]" office:value-type="float" office:value="6.75">
            <text:p>6,75</text:p>
          </table:table-cell>
          <table:table-cell/>
          <table:table-cell table:style-name="ce55" table:formula="of:=INFO.OBBA.OBBA.OBMAKE([.V$11]&amp;&quot;-&quot;&amp;ROW();&quot;String&quot;;[.D82])" office:value-type="string" office:string-value="type-82 &#10;[59491]">
            <text:p>type-82 <text:line-break/>[59491]</text:p>
          </table:table-cell>
          <table:table-cell table:style-name="ce55" table:formula="of:=INFO.OBBA.OBBA.OBMAKE([.W$11]&amp;&quot;-&quot;&amp;ROW();&quot;double[]&quot;;[.E82:.G82])" office:value-type="string" office:string-value="tenor rec-82 &#10;[59492]">
            <text:p>tenor rec-82 <text:line-break/>[59492]</text:p>
          </table:table-cell>
          <table:table-cell table:style-name="ce55" table:formula="of:=INFO.OBBA.OBBA.OBMAKE([.X$11]&amp;&quot;-&quot;&amp;ROW();&quot;String&quot;;[.H82])" office:value-type="string" office:string-value="forward rec-82 &#10;[59493]">
            <text:p>forward rec-82 <text:line-break/>[59493]</text:p>
          </table:table-cell>
          <table:table-cell table:style-name="ce55" table:formula="of:=INFO.OBBA.OBBA.OBMAKE([.Y$11]&amp;&quot;-&quot;&amp;ROW();&quot;double&quot;;[.I82])" office:value-type="string" office:string-value="spread rec-82 &#10;[59494]">
            <text:p>spread rec-82 <text:line-break/>[59494]</text:p>
          </table:table-cell>
          <table:table-cell table:style-name="ce55" table:formula="of:=INFO.OBBA.OBBA.OBMAKE([.Z$11]&amp;&quot;-&quot;&amp;ROW();&quot;String&quot;;[.J82])" office:value-type="string" office:string-value="discount rec-82 &#10;[59495]">
            <text:p>discount rec-82 <text:line-break/>[59495]</text:p>
          </table:table-cell>
          <table:table-cell table:style-name="ce55" table:formula="of:=INFO.OBBA.OBBA.OBMAKE([.AA$11]&amp;&quot;-&quot;&amp;ROW();&quot;double[]&quot;;[.L82:.N82])" office:value-type="string" office:string-value="tenor pay-82 &#10;[59496]">
            <text:p>tenor pay-82 <text:line-break/>[59496]</text:p>
          </table:table-cell>
          <table:table-cell table:style-name="ce55" table:formula="of:=INFO.OBBA.OBBA.OBMAKE([.AB$11]&amp;&quot;-&quot;&amp;ROW();&quot;String&quot;;[.O82])" office:value-type="string" office:string-value="forward pay-82 &#10;[59497]">
            <text:p>forward pay-82 <text:line-break/>[59497]</text:p>
          </table:table-cell>
          <table:table-cell table:style-name="ce55" table:formula="of:=INFO.OBBA.OBBA.OBMAKE([.AC$11]&amp;&quot;-&quot;&amp;ROW();&quot;double&quot;;[.P82])" office:value-type="string" office:string-value="spread pay-82 &#10;[59498]">
            <text:p>spread pay-82 <text:line-break/>[59498]</text:p>
          </table:table-cell>
          <table:table-cell table:style-name="ce55" table:formula="of:=INFO.OBBA.OBBA.OBMAKE([.AD$11]&amp;&quot;-&quot;&amp;ROW();&quot;String&quot;;[.Q82])" office:value-type="string" office:string-value="disocunt pay-82 &#10;[59499]">
            <text:p>disocunt pay-82 <text:line-break/>[59499]</text:p>
          </table:table-cell>
          <table:table-cell table:style-name="ce55" table:formula="of:=INFO.OBBA.OBBA.OBMAKE([.AE$11]&amp;&quot;-&quot;&amp;ROW();&quot;String&quot;;[.S82])" office:value-type="string" office:string-value="calibration curve-82 &#10;[59500]">
            <text:p>calibration curve-82 <text:line-break/>[59500]</text:p>
          </table:table-cell>
          <table:table-cell table:style-name="ce55" table:formula="of:=INFO.OBBA.OBBA.OBMAKE([.AF$11]&amp;&quot;-&quot;&amp;ROW();&quot;double&quot;;[.T82])" office:value-type="string" office:string-value="calibration time-82 &#10;[59501]">
            <text:p>calibration time-82 <text:line-break/>[59501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83:.AF83])" office:value-type="string" office:string-value="calibItem-83 &#10;[59514]">
            <text:p>calibItem-83 <text:line-break/>[59514]</text:p>
          </table:table-cell>
          <table:table-cell table:style-name="ce24" table:formula="of:=INFO.OBBA.OBBA.OBGET(INFO.OBBA.OBBA.OBCALL(&quot;&quot;;INFO.OBBA.OBBA.OBCALL(&quot;&quot;;[.$B$7];&quot;getCalibrationProductForSpec&quot;;[.B83]);&quot;getValue&quot;;INFO.OBBA.OBBA.OBCALL(&quot;&quot;;[.$B$7];&quot;getModel&quot;)))" office:value-type="percentage" office:value="-6.93889390390722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8">
            <text:p>8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83]" office:value-type="float" office:value="0">
            <text:p>0</text:p>
          </table:table-cell>
          <table:table-cell table:style-name="ce39" table:formula="of:=[.F83]" office:value-type="float" office:value="8">
            <text:p>8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1293">
            <text:p>1,293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H83]" office:value-type="string" office:string-value="forward-USD-3M">
            <text:p>forward-USD-3M</text:p>
          </table:table-cell>
          <table:table-cell table:style-name="ce39" table:formula="of:=[.F83]-[.G83]" office:value-type="float" office:value="7.75">
            <text:p>7,75</text:p>
          </table:table-cell>
          <table:table-cell/>
          <table:table-cell table:style-name="ce55" table:formula="of:=INFO.OBBA.OBBA.OBMAKE([.V$11]&amp;&quot;-&quot;&amp;ROW();&quot;String&quot;;[.D83])" office:value-type="string" office:string-value="type-83 &#10;[59503]">
            <text:p>type-83 <text:line-break/>[59503]</text:p>
          </table:table-cell>
          <table:table-cell table:style-name="ce55" table:formula="of:=INFO.OBBA.OBBA.OBMAKE([.W$11]&amp;&quot;-&quot;&amp;ROW();&quot;double[]&quot;;[.E83:.G83])" office:value-type="string" office:string-value="tenor rec-83 &#10;[59504]">
            <text:p>tenor rec-83 <text:line-break/>[59504]</text:p>
          </table:table-cell>
          <table:table-cell table:style-name="ce55" table:formula="of:=INFO.OBBA.OBBA.OBMAKE([.X$11]&amp;&quot;-&quot;&amp;ROW();&quot;String&quot;;[.H83])" office:value-type="string" office:string-value="forward rec-83 &#10;[59505]">
            <text:p>forward rec-83 <text:line-break/>[59505]</text:p>
          </table:table-cell>
          <table:table-cell table:style-name="ce55" table:formula="of:=INFO.OBBA.OBBA.OBMAKE([.Y$11]&amp;&quot;-&quot;&amp;ROW();&quot;double&quot;;[.I83])" office:value-type="string" office:string-value="spread rec-83 &#10;[59506]">
            <text:p>spread rec-83 <text:line-break/>[59506]</text:p>
          </table:table-cell>
          <table:table-cell table:style-name="ce55" table:formula="of:=INFO.OBBA.OBBA.OBMAKE([.Z$11]&amp;&quot;-&quot;&amp;ROW();&quot;String&quot;;[.J83])" office:value-type="string" office:string-value="discount rec-83 &#10;[59507]">
            <text:p>discount rec-83 <text:line-break/>[59507]</text:p>
          </table:table-cell>
          <table:table-cell table:style-name="ce55" table:formula="of:=INFO.OBBA.OBBA.OBMAKE([.AA$11]&amp;&quot;-&quot;&amp;ROW();&quot;double[]&quot;;[.L83:.N83])" office:value-type="string" office:string-value="tenor pay-83 &#10;[59508]">
            <text:p>tenor pay-83 <text:line-break/>[59508]</text:p>
          </table:table-cell>
          <table:table-cell table:style-name="ce55" table:formula="of:=INFO.OBBA.OBBA.OBMAKE([.AB$11]&amp;&quot;-&quot;&amp;ROW();&quot;String&quot;;[.O83])" office:value-type="string" office:string-value="forward pay-83 &#10;[59509]">
            <text:p>forward pay-83 <text:line-break/>[59509]</text:p>
          </table:table-cell>
          <table:table-cell table:style-name="ce55" table:formula="of:=INFO.OBBA.OBBA.OBMAKE([.AC$11]&amp;&quot;-&quot;&amp;ROW();&quot;double&quot;;[.P83])" office:value-type="string" office:string-value="spread pay-83 &#10;[59510]">
            <text:p>spread pay-83 <text:line-break/>[59510]</text:p>
          </table:table-cell>
          <table:table-cell table:style-name="ce55" table:formula="of:=INFO.OBBA.OBBA.OBMAKE([.AD$11]&amp;&quot;-&quot;&amp;ROW();&quot;String&quot;;[.Q83])" office:value-type="string" office:string-value="disocunt pay-83 &#10;[59511]">
            <text:p>disocunt pay-83 <text:line-break/>[59511]</text:p>
          </table:table-cell>
          <table:table-cell table:style-name="ce55" table:formula="of:=INFO.OBBA.OBBA.OBMAKE([.AE$11]&amp;&quot;-&quot;&amp;ROW();&quot;String&quot;;[.S83])" office:value-type="string" office:string-value="calibration curve-83 &#10;[59512]">
            <text:p>calibration curve-83 <text:line-break/>[59512]</text:p>
          </table:table-cell>
          <table:table-cell table:style-name="ce55" table:formula="of:=INFO.OBBA.OBBA.OBMAKE([.AF$11]&amp;&quot;-&quot;&amp;ROW();&quot;double&quot;;[.T83])" office:value-type="string" office:string-value="calibration time-83 &#10;[59513]">
            <text:p>calibration time-83 <text:line-break/>[59513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84:.AF84])" office:value-type="string" office:string-value="calibItem-84 &#10;[59526]">
            <text:p>calibItem-84 <text:line-break/>[59526]</text:p>
          </table:table-cell>
          <table:table-cell table:style-name="ce24" table:formula="of:=INFO.OBBA.OBBA.OBGET(INFO.OBBA.OBBA.OBCALL(&quot;&quot;;INFO.OBBA.OBBA.OBCALL(&quot;&quot;;[.$B$7];&quot;getCalibrationProductForSpec&quot;;[.B84]);&quot;getValue&quot;;INFO.OBBA.OBBA.OBCALL(&quot;&quot;;[.$B$7];&quot;getModel&quot;)))" office:value-type="percentage" office:value="1.04083408558608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9">
            <text:p>9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84]" office:value-type="float" office:value="0">
            <text:p>0</text:p>
          </table:table-cell>
          <table:table-cell table:style-name="ce39" table:formula="of:=[.F84]" office:value-type="float" office:value="9">
            <text:p>9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1429">
            <text:p>1,429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H84]" office:value-type="string" office:string-value="forward-USD-3M">
            <text:p>forward-USD-3M</text:p>
          </table:table-cell>
          <table:table-cell table:style-name="ce39" table:formula="of:=[.F84]-[.G84]" office:value-type="float" office:value="8.75">
            <text:p>8,75</text:p>
          </table:table-cell>
          <table:table-cell/>
          <table:table-cell table:style-name="ce55" table:formula="of:=INFO.OBBA.OBBA.OBMAKE([.V$11]&amp;&quot;-&quot;&amp;ROW();&quot;String&quot;;[.D84])" office:value-type="string" office:string-value="type-84 &#10;[59515]">
            <text:p>type-84 <text:line-break/>[59515]</text:p>
          </table:table-cell>
          <table:table-cell table:style-name="ce55" table:formula="of:=INFO.OBBA.OBBA.OBMAKE([.W$11]&amp;&quot;-&quot;&amp;ROW();&quot;double[]&quot;;[.E84:.G84])" office:value-type="string" office:string-value="tenor rec-84 &#10;[59516]">
            <text:p>tenor rec-84 <text:line-break/>[59516]</text:p>
          </table:table-cell>
          <table:table-cell table:style-name="ce55" table:formula="of:=INFO.OBBA.OBBA.OBMAKE([.X$11]&amp;&quot;-&quot;&amp;ROW();&quot;String&quot;;[.H84])" office:value-type="string" office:string-value="forward rec-84 &#10;[59517]">
            <text:p>forward rec-84 <text:line-break/>[59517]</text:p>
          </table:table-cell>
          <table:table-cell table:style-name="ce55" table:formula="of:=INFO.OBBA.OBBA.OBMAKE([.Y$11]&amp;&quot;-&quot;&amp;ROW();&quot;double&quot;;[.I84])" office:value-type="string" office:string-value="spread rec-84 &#10;[59518]">
            <text:p>spread rec-84 <text:line-break/>[59518]</text:p>
          </table:table-cell>
          <table:table-cell table:style-name="ce55" table:formula="of:=INFO.OBBA.OBBA.OBMAKE([.Z$11]&amp;&quot;-&quot;&amp;ROW();&quot;String&quot;;[.J84])" office:value-type="string" office:string-value="discount rec-84 &#10;[59519]">
            <text:p>discount rec-84 <text:line-break/>[59519]</text:p>
          </table:table-cell>
          <table:table-cell table:style-name="ce55" table:formula="of:=INFO.OBBA.OBBA.OBMAKE([.AA$11]&amp;&quot;-&quot;&amp;ROW();&quot;double[]&quot;;[.L84:.N84])" office:value-type="string" office:string-value="tenor pay-84 &#10;[59520]">
            <text:p>tenor pay-84 <text:line-break/>[59520]</text:p>
          </table:table-cell>
          <table:table-cell table:style-name="ce55" table:formula="of:=INFO.OBBA.OBBA.OBMAKE([.AB$11]&amp;&quot;-&quot;&amp;ROW();&quot;String&quot;;[.O84])" office:value-type="string" office:string-value="forward pay-84 &#10;[59521]">
            <text:p>forward pay-84 <text:line-break/>[59521]</text:p>
          </table:table-cell>
          <table:table-cell table:style-name="ce55" table:formula="of:=INFO.OBBA.OBBA.OBMAKE([.AC$11]&amp;&quot;-&quot;&amp;ROW();&quot;double&quot;;[.P84])" office:value-type="string" office:string-value="spread pay-84 &#10;[59522]">
            <text:p>spread pay-84 <text:line-break/>[59522]</text:p>
          </table:table-cell>
          <table:table-cell table:style-name="ce55" table:formula="of:=INFO.OBBA.OBBA.OBMAKE([.AD$11]&amp;&quot;-&quot;&amp;ROW();&quot;String&quot;;[.Q84])" office:value-type="string" office:string-value="disocunt pay-84 &#10;[59523]">
            <text:p>disocunt pay-84 <text:line-break/>[59523]</text:p>
          </table:table-cell>
          <table:table-cell table:style-name="ce55" table:formula="of:=INFO.OBBA.OBBA.OBMAKE([.AE$11]&amp;&quot;-&quot;&amp;ROW();&quot;String&quot;;[.S84])" office:value-type="string" office:string-value="calibration curve-84 &#10;[59524]">
            <text:p>calibration curve-84 <text:line-break/>[59524]</text:p>
          </table:table-cell>
          <table:table-cell table:style-name="ce55" table:formula="of:=INFO.OBBA.OBBA.OBMAKE([.AF$11]&amp;&quot;-&quot;&amp;ROW();&quot;double&quot;;[.T84])" office:value-type="string" office:string-value="calibration time-84 &#10;[59525]">
            <text:p>calibration time-84 <text:line-break/>[59525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85:.AF85])" office:value-type="string" office:string-value="calibItem-85 &#10;[59538]">
            <text:p>calibItem-85 <text:line-break/>[59538]</text:p>
          </table:table-cell>
          <table:table-cell table:style-name="ce24" table:formula="of:=INFO.OBBA.OBBA.OBGET(INFO.OBBA.OBBA.OBCALL(&quot;&quot;;INFO.OBBA.OBBA.OBCALL(&quot;&quot;;[.$B$7];&quot;getCalibrationProductForSpec&quot;;[.B85]);&quot;getValue&quot;;INFO.OBBA.OBBA.OBCALL(&quot;&quot;;[.$B$7];&quot;getModel&quot;)))" office:value-type="percentage" office:value="1.38777878078144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85]" office:value-type="float" office:value="0">
            <text:p>0</text:p>
          </table:table-cell>
          <table:table-cell table:style-name="ce39" table:formula="of:=[.F85]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1552">
            <text:p>1,552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H85]" office:value-type="string" office:string-value="forward-USD-3M">
            <text:p>forward-USD-3M</text:p>
          </table:table-cell>
          <table:table-cell table:style-name="ce39" table:formula="of:=[.F85]-[.G85]" office:value-type="float" office:value="9.75">
            <text:p>9,75</text:p>
          </table:table-cell>
          <table:table-cell/>
          <table:table-cell table:style-name="ce55" table:formula="of:=INFO.OBBA.OBBA.OBMAKE([.V$11]&amp;&quot;-&quot;&amp;ROW();&quot;String&quot;;[.D85])" office:value-type="string" office:string-value="type-85 &#10;[59527]">
            <text:p>type-85 <text:line-break/>[59527]</text:p>
          </table:table-cell>
          <table:table-cell table:style-name="ce55" table:formula="of:=INFO.OBBA.OBBA.OBMAKE([.W$11]&amp;&quot;-&quot;&amp;ROW();&quot;double[]&quot;;[.E85:.G85])" office:value-type="string" office:string-value="tenor rec-85 &#10;[59528]">
            <text:p>tenor rec-85 <text:line-break/>[59528]</text:p>
          </table:table-cell>
          <table:table-cell table:style-name="ce55" table:formula="of:=INFO.OBBA.OBBA.OBMAKE([.X$11]&amp;&quot;-&quot;&amp;ROW();&quot;String&quot;;[.H85])" office:value-type="string" office:string-value="forward rec-85 &#10;[59529]">
            <text:p>forward rec-85 <text:line-break/>[59529]</text:p>
          </table:table-cell>
          <table:table-cell table:style-name="ce55" table:formula="of:=INFO.OBBA.OBBA.OBMAKE([.Y$11]&amp;&quot;-&quot;&amp;ROW();&quot;double&quot;;[.I85])" office:value-type="string" office:string-value="spread rec-85 &#10;[59530]">
            <text:p>spread rec-85 <text:line-break/>[59530]</text:p>
          </table:table-cell>
          <table:table-cell table:style-name="ce55" table:formula="of:=INFO.OBBA.OBBA.OBMAKE([.Z$11]&amp;&quot;-&quot;&amp;ROW();&quot;String&quot;;[.J85])" office:value-type="string" office:string-value="discount rec-85 &#10;[59531]">
            <text:p>discount rec-85 <text:line-break/>[59531]</text:p>
          </table:table-cell>
          <table:table-cell table:style-name="ce55" table:formula="of:=INFO.OBBA.OBBA.OBMAKE([.AA$11]&amp;&quot;-&quot;&amp;ROW();&quot;double[]&quot;;[.L85:.N85])" office:value-type="string" office:string-value="tenor pay-85 &#10;[59532]">
            <text:p>tenor pay-85 <text:line-break/>[59532]</text:p>
          </table:table-cell>
          <table:table-cell table:style-name="ce55" table:formula="of:=INFO.OBBA.OBBA.OBMAKE([.AB$11]&amp;&quot;-&quot;&amp;ROW();&quot;String&quot;;[.O85])" office:value-type="string" office:string-value="forward pay-85 &#10;[59533]">
            <text:p>forward pay-85 <text:line-break/>[59533]</text:p>
          </table:table-cell>
          <table:table-cell table:style-name="ce55" table:formula="of:=INFO.OBBA.OBBA.OBMAKE([.AC$11]&amp;&quot;-&quot;&amp;ROW();&quot;double&quot;;[.P85])" office:value-type="string" office:string-value="spread pay-85 &#10;[59534]">
            <text:p>spread pay-85 <text:line-break/>[59534]</text:p>
          </table:table-cell>
          <table:table-cell table:style-name="ce55" table:formula="of:=INFO.OBBA.OBBA.OBMAKE([.AD$11]&amp;&quot;-&quot;&amp;ROW();&quot;String&quot;;[.Q85])" office:value-type="string" office:string-value="disocunt pay-85 &#10;[59535]">
            <text:p>disocunt pay-85 <text:line-break/>[59535]</text:p>
          </table:table-cell>
          <table:table-cell table:style-name="ce55" table:formula="of:=INFO.OBBA.OBBA.OBMAKE([.AE$11]&amp;&quot;-&quot;&amp;ROW();&quot;String&quot;;[.S85])" office:value-type="string" office:string-value="calibration curve-85 &#10;[59536]">
            <text:p>calibration curve-85 <text:line-break/>[59536]</text:p>
          </table:table-cell>
          <table:table-cell table:style-name="ce55" table:formula="of:=INFO.OBBA.OBBA.OBMAKE([.AF$11]&amp;&quot;-&quot;&amp;ROW();&quot;double&quot;;[.T85])" office:value-type="string" office:string-value="calibration time-85 &#10;[59537]">
            <text:p>calibration time-85 <text:line-break/>[59537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86:.AF86])" office:value-type="string" office:string-value="calibItem-86 &#10;[59550]">
            <text:p>calibItem-86 <text:line-break/>[59550]</text:p>
          </table:table-cell>
          <table:table-cell table:style-name="ce24" table:formula="of:=INFO.OBBA.OBBA.OBGET(INFO.OBBA.OBBA.OBCALL(&quot;&quot;;INFO.OBBA.OBBA.OBCALL(&quot;&quot;;[.$B$7];&quot;getCalibrationProductForSpec&quot;;[.B86]);&quot;getValue&quot;;INFO.OBBA.OBBA.OBCALL(&quot;&quot;;[.$B$7];&quot;getModel&quot;)))" office:value-type="percentage" office:value="0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2">
            <text:p>12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86]" office:value-type="float" office:value="0">
            <text:p>0</text:p>
          </table:table-cell>
          <table:table-cell table:style-name="ce39" table:formula="of:=[.F86]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1757">
            <text:p>1,757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H86]" office:value-type="string" office:string-value="forward-USD-3M">
            <text:p>forward-USD-3M</text:p>
          </table:table-cell>
          <table:table-cell table:style-name="ce39" table:formula="of:=[.F86]-[.G86]" office:value-type="float" office:value="11.75">
            <text:p>11,75</text:p>
          </table:table-cell>
          <table:table-cell/>
          <table:table-cell table:style-name="ce55" table:formula="of:=INFO.OBBA.OBBA.OBMAKE([.V$11]&amp;&quot;-&quot;&amp;ROW();&quot;String&quot;;[.D86])" office:value-type="string" office:string-value="type-86 &#10;[59539]">
            <text:p>type-86 <text:line-break/>[59539]</text:p>
          </table:table-cell>
          <table:table-cell table:style-name="ce55" table:formula="of:=INFO.OBBA.OBBA.OBMAKE([.W$11]&amp;&quot;-&quot;&amp;ROW();&quot;double[]&quot;;[.E86:.G86])" office:value-type="string" office:string-value="tenor rec-86 &#10;[59540]">
            <text:p>tenor rec-86 <text:line-break/>[59540]</text:p>
          </table:table-cell>
          <table:table-cell table:style-name="ce55" table:formula="of:=INFO.OBBA.OBBA.OBMAKE([.X$11]&amp;&quot;-&quot;&amp;ROW();&quot;String&quot;;[.H86])" office:value-type="string" office:string-value="forward rec-86 &#10;[59541]">
            <text:p>forward rec-86 <text:line-break/>[59541]</text:p>
          </table:table-cell>
          <table:table-cell table:style-name="ce55" table:formula="of:=INFO.OBBA.OBBA.OBMAKE([.Y$11]&amp;&quot;-&quot;&amp;ROW();&quot;double&quot;;[.I86])" office:value-type="string" office:string-value="spread rec-86 &#10;[59542]">
            <text:p>spread rec-86 <text:line-break/>[59542]</text:p>
          </table:table-cell>
          <table:table-cell table:style-name="ce55" table:formula="of:=INFO.OBBA.OBBA.OBMAKE([.Z$11]&amp;&quot;-&quot;&amp;ROW();&quot;String&quot;;[.J86])" office:value-type="string" office:string-value="discount rec-86 &#10;[59543]">
            <text:p>discount rec-86 <text:line-break/>[59543]</text:p>
          </table:table-cell>
          <table:table-cell table:style-name="ce55" table:formula="of:=INFO.OBBA.OBBA.OBMAKE([.AA$11]&amp;&quot;-&quot;&amp;ROW();&quot;double[]&quot;;[.L86:.N86])" office:value-type="string" office:string-value="tenor pay-86 &#10;[59544]">
            <text:p>tenor pay-86 <text:line-break/>[59544]</text:p>
          </table:table-cell>
          <table:table-cell table:style-name="ce55" table:formula="of:=INFO.OBBA.OBBA.OBMAKE([.AB$11]&amp;&quot;-&quot;&amp;ROW();&quot;String&quot;;[.O86])" office:value-type="string" office:string-value="forward pay-86 &#10;[59545]">
            <text:p>forward pay-86 <text:line-break/>[59545]</text:p>
          </table:table-cell>
          <table:table-cell table:style-name="ce55" table:formula="of:=INFO.OBBA.OBBA.OBMAKE([.AC$11]&amp;&quot;-&quot;&amp;ROW();&quot;double&quot;;[.P86])" office:value-type="string" office:string-value="spread pay-86 &#10;[59546]">
            <text:p>spread pay-86 <text:line-break/>[59546]</text:p>
          </table:table-cell>
          <table:table-cell table:style-name="ce55" table:formula="of:=INFO.OBBA.OBBA.OBMAKE([.AD$11]&amp;&quot;-&quot;&amp;ROW();&quot;String&quot;;[.Q86])" office:value-type="string" office:string-value="disocunt pay-86 &#10;[59547]">
            <text:p>disocunt pay-86 <text:line-break/>[59547]</text:p>
          </table:table-cell>
          <table:table-cell table:style-name="ce55" table:formula="of:=INFO.OBBA.OBBA.OBMAKE([.AE$11]&amp;&quot;-&quot;&amp;ROW();&quot;String&quot;;[.S86])" office:value-type="string" office:string-value="calibration curve-86 &#10;[59548]">
            <text:p>calibration curve-86 <text:line-break/>[59548]</text:p>
          </table:table-cell>
          <table:table-cell table:style-name="ce55" table:formula="of:=INFO.OBBA.OBBA.OBMAKE([.AF$11]&amp;&quot;-&quot;&amp;ROW();&quot;double&quot;;[.T86])" office:value-type="string" office:string-value="calibration time-86 &#10;[59549]">
            <text:p>calibration time-86 <text:line-break/>[59549]</text:p>
          </table:table-cell>
          <table:table-cell table:number-columns-repeated="992"/>
        </table:table-row>
        <table:table-row table:style-name="ro2">
          <table:table-cell table:style-name="ce18"/>
          <table:table-cell table:style-name="ce24" table:formula="of:=INFO.OBBA.OBBA.OBMAKE(&quot;calibItem-&quot;&amp;ROW();obLibs&amp;&quot;net.finmath.marketdata.calibration.CalibratedCurves$CalibrationSpec&quot;;[.V87:.AF87])" office:value-type="string" office:string-value="calibItem-87 &#10;[59562]">
            <text:p>calibItem-87 <text:line-break/>[59562]</text:p>
          </table:table-cell>
          <table:table-cell table:style-name="ce33" table:formula="of:=INFO.OBBA.OBBA.OBGET(INFO.OBBA.OBBA.OBCALL(&quot;&quot;;INFO.OBBA.OBBA.OBCALL(&quot;&quot;;[.$B$7];&quot;getCalibrationProductForSpec&quot;;[.B87]);&quot;getValue&quot;;INFO.OBBA.OBBA.OBCALL(&quot;&quot;;[.$B$7];&quot;getModel&quot;)))" office:value-type="percentage" office:value="-2.08166817117216E-017">
            <text:p>0,000%</text:p>
          </table:table-cell>
          <table:table-cell table:style-name="ce36" office:value-type="string">
            <text:p>Swap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15">
            <text:p>15</text:p>
          </table:table-cell>
          <table:table-cell table:style-name="ce42" office:value-type="float" office:value="0.25">
            <text:p>0,25</text:p>
          </table:table-cell>
          <table:table-cell table:style-name="ce47" office:value-type="string">
            <text:p>forward-USD-3M</text:p>
          </table:table-cell>
          <table:table-cell table:style-name="ce42" office:value-type="float" office:value="0">
            <text:p>0</text:p>
          </table:table-cell>
          <table:table-cell table:style-name="ce47" office:value-type="string">
            <text:p>discount-USD-OIS</text:p>
          </table:table-cell>
          <table:table-cell table:style-name="ce36"/>
          <table:table-cell table:style-name="ce42" table:formula="of:=[.E87]" office:value-type="float" office:value="0">
            <text:p>0</text:p>
          </table:table-cell>
          <table:table-cell table:style-name="ce42" table:formula="of:=[.F87]" office:value-type="float" office:value="15">
            <text:p>15</text:p>
          </table:table-cell>
          <table:table-cell table:style-name="ce42" office:value-type="float" office:value="1">
            <text:p>1</text:p>
          </table:table-cell>
          <table:table-cell table:style-name="ce47" table:formula="of:=&quot;&quot;">
            <text:p/>
          </table:table-cell>
          <table:table-cell table:style-name="ce52" office:value-type="percentage" office:value="0.0196">
            <text:p>1,960%</text:p>
          </table:table-cell>
          <table:table-cell table:style-name="ce47" office:value-type="string">
            <text:p>discount-USD-OIS</text:p>
          </table:table-cell>
          <table:table-cell table:style-name="ce54"/>
          <table:table-cell table:style-name="ce47" table:formula="of:=[.H87]" office:value-type="string" office:string-value="forward-USD-3M">
            <text:p>forward-USD-3M</text:p>
          </table:table-cell>
          <table:table-cell table:style-name="ce42" table:formula="of:=[.F87]-[.G87]" office:value-type="float" office:value="14.75">
            <text:p>14,75</text:p>
          </table:table-cell>
          <table:table-cell table:style-name="ce36"/>
          <table:table-cell table:style-name="ce57" table:formula="of:=INFO.OBBA.OBBA.OBMAKE([.V$11]&amp;&quot;-&quot;&amp;ROW();&quot;String&quot;;[.D87])" office:value-type="string" office:string-value="type-87 &#10;[59551]">
            <text:p>type-87 <text:line-break/>[59551]</text:p>
          </table:table-cell>
          <table:table-cell table:style-name="ce57" table:formula="of:=INFO.OBBA.OBBA.OBMAKE([.W$11]&amp;&quot;-&quot;&amp;ROW();&quot;double[]&quot;;[.E87:.G87])" office:value-type="string" office:string-value="tenor rec-87 &#10;[59552]">
            <text:p>tenor rec-87 <text:line-break/>[59552]</text:p>
          </table:table-cell>
          <table:table-cell table:style-name="ce57" table:formula="of:=INFO.OBBA.OBBA.OBMAKE([.X$11]&amp;&quot;-&quot;&amp;ROW();&quot;String&quot;;[.H87])" office:value-type="string" office:string-value="forward rec-87 &#10;[59553]">
            <text:p>forward rec-87 <text:line-break/>[59553]</text:p>
          </table:table-cell>
          <table:table-cell table:style-name="ce57" table:formula="of:=INFO.OBBA.OBBA.OBMAKE([.Y$11]&amp;&quot;-&quot;&amp;ROW();&quot;double&quot;;[.I87])" office:value-type="string" office:string-value="spread rec-87 &#10;[59554]">
            <text:p>spread rec-87 <text:line-break/>[59554]</text:p>
          </table:table-cell>
          <table:table-cell table:style-name="ce57" table:formula="of:=INFO.OBBA.OBBA.OBMAKE([.Z$11]&amp;&quot;-&quot;&amp;ROW();&quot;String&quot;;[.J87])" office:value-type="string" office:string-value="discount rec-87 &#10;[59555]">
            <text:p>discount rec-87 <text:line-break/>[59555]</text:p>
          </table:table-cell>
          <table:table-cell table:style-name="ce57" table:formula="of:=INFO.OBBA.OBBA.OBMAKE([.AA$11]&amp;&quot;-&quot;&amp;ROW();&quot;double[]&quot;;[.L87:.N87])" office:value-type="string" office:string-value="tenor pay-87 &#10;[59556]">
            <text:p>tenor pay-87 <text:line-break/>[59556]</text:p>
          </table:table-cell>
          <table:table-cell table:style-name="ce57" table:formula="of:=INFO.OBBA.OBBA.OBMAKE([.AB$11]&amp;&quot;-&quot;&amp;ROW();&quot;String&quot;;[.O87])" office:value-type="string" office:string-value="forward pay-87 &#10;[59557]">
            <text:p>forward pay-87 <text:line-break/>[59557]</text:p>
          </table:table-cell>
          <table:table-cell table:style-name="ce57" table:formula="of:=INFO.OBBA.OBBA.OBMAKE([.AC$11]&amp;&quot;-&quot;&amp;ROW();&quot;double&quot;;[.P87])" office:value-type="string" office:string-value="spread pay-87 &#10;[59558]">
            <text:p>spread pay-87 <text:line-break/>[59558]</text:p>
          </table:table-cell>
          <table:table-cell table:style-name="ce57" table:formula="of:=INFO.OBBA.OBBA.OBMAKE([.AD$11]&amp;&quot;-&quot;&amp;ROW();&quot;String&quot;;[.Q87])" office:value-type="string" office:string-value="disocunt pay-87 &#10;[59559]">
            <text:p>disocunt pay-87 <text:line-break/>[59559]</text:p>
          </table:table-cell>
          <table:table-cell table:style-name="ce57" table:formula="of:=INFO.OBBA.OBBA.OBMAKE([.AE$11]&amp;&quot;-&quot;&amp;ROW();&quot;String&quot;;[.S87])" office:value-type="string" office:string-value="calibration curve-87 &#10;[59560]">
            <text:p>calibration curve-87 <text:line-break/>[59560]</text:p>
          </table:table-cell>
          <table:table-cell table:style-name="ce57" table:formula="of:=INFO.OBBA.OBBA.OBMAKE([.AF$11]&amp;&quot;-&quot;&amp;ROW();&quot;double&quot;;[.T87])" office:value-type="string" office:string-value="calibration time-87 &#10;[59561]">
            <text:p>calibration time-87 <text:line-break/>[59561]</text:p>
          </table:table-cell>
          <table:table-cell table:style-name="ce36"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88:.AF88])" office:value-type="string" office:string-value="calibItem-88 &#10;[59574]">
            <text:p>calibItem-88 <text:line-break/>[59574]</text:p>
          </table:table-cell>
          <table:table-cell table:style-name="ce24" table:formula="of:=INFO.OBBA.OBBA.OBGET(INFO.OBBA.OBBA.OBCALL(&quot;&quot;;INFO.OBBA.OBBA.OBCALL(&quot;&quot;;[.$B$7];&quot;getCalibrationProductForSpec&quot;;[.B88]);&quot;getValue&quot;;INFO.OBBA.OBBA.OBCALL(&quot;&quot;;[.$B$7];&quot;getModel&quot;)))" office:value-type="percentage" office:value="1.38777878078144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88]" office:value-type="float" office:value="0">
            <text:p>0</text:p>
          </table:table-cell>
          <table:table-cell table:style-name="ce39" table:formula="of:=[.F88]" office:value-type="float" office:value="20">
            <text:p>20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2125">
            <text:p>2,125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H88]" office:value-type="string" office:string-value="forward-USD-3M">
            <text:p>forward-USD-3M</text:p>
          </table:table-cell>
          <table:table-cell table:style-name="ce39" table:formula="of:=[.F88]-[.G88]" office:value-type="float" office:value="19.75">
            <text:p>19,75</text:p>
          </table:table-cell>
          <table:table-cell/>
          <table:table-cell table:style-name="ce55" table:formula="of:=INFO.OBBA.OBBA.OBMAKE([.V$11]&amp;&quot;-&quot;&amp;ROW();&quot;String&quot;;[.D88])" office:value-type="string" office:string-value="type-88 &#10;[59563]">
            <text:p>type-88 <text:line-break/>[59563]</text:p>
          </table:table-cell>
          <table:table-cell table:style-name="ce55" table:formula="of:=INFO.OBBA.OBBA.OBMAKE([.W$11]&amp;&quot;-&quot;&amp;ROW();&quot;double[]&quot;;[.E88:.G88])" office:value-type="string" office:string-value="tenor rec-88 &#10;[59564]">
            <text:p>tenor rec-88 <text:line-break/>[59564]</text:p>
          </table:table-cell>
          <table:table-cell table:style-name="ce55" table:formula="of:=INFO.OBBA.OBBA.OBMAKE([.X$11]&amp;&quot;-&quot;&amp;ROW();&quot;String&quot;;[.H88])" office:value-type="string" office:string-value="forward rec-88 &#10;[59565]">
            <text:p>forward rec-88 <text:line-break/>[59565]</text:p>
          </table:table-cell>
          <table:table-cell table:style-name="ce55" table:formula="of:=INFO.OBBA.OBBA.OBMAKE([.Y$11]&amp;&quot;-&quot;&amp;ROW();&quot;double&quot;;[.I88])" office:value-type="string" office:string-value="spread rec-88 &#10;[59566]">
            <text:p>spread rec-88 <text:line-break/>[59566]</text:p>
          </table:table-cell>
          <table:table-cell table:style-name="ce55" table:formula="of:=INFO.OBBA.OBBA.OBMAKE([.Z$11]&amp;&quot;-&quot;&amp;ROW();&quot;String&quot;;[.J88])" office:value-type="string" office:string-value="discount rec-88 &#10;[59567]">
            <text:p>discount rec-88 <text:line-break/>[59567]</text:p>
          </table:table-cell>
          <table:table-cell table:style-name="ce55" table:formula="of:=INFO.OBBA.OBBA.OBMAKE([.AA$11]&amp;&quot;-&quot;&amp;ROW();&quot;double[]&quot;;[.L88:.N88])" office:value-type="string" office:string-value="tenor pay-88 &#10;[59568]">
            <text:p>tenor pay-88 <text:line-break/>[59568]</text:p>
          </table:table-cell>
          <table:table-cell table:style-name="ce55" table:formula="of:=INFO.OBBA.OBBA.OBMAKE([.AB$11]&amp;&quot;-&quot;&amp;ROW();&quot;String&quot;;[.O88])" office:value-type="string" office:string-value="forward pay-88 &#10;[59569]">
            <text:p>forward pay-88 <text:line-break/>[59569]</text:p>
          </table:table-cell>
          <table:table-cell table:style-name="ce55" table:formula="of:=INFO.OBBA.OBBA.OBMAKE([.AC$11]&amp;&quot;-&quot;&amp;ROW();&quot;double&quot;;[.P88])" office:value-type="string" office:string-value="spread pay-88 &#10;[59570]">
            <text:p>spread pay-88 <text:line-break/>[59570]</text:p>
          </table:table-cell>
          <table:table-cell table:style-name="ce55" table:formula="of:=INFO.OBBA.OBBA.OBMAKE([.AD$11]&amp;&quot;-&quot;&amp;ROW();&quot;String&quot;;[.Q88])" office:value-type="string" office:string-value="disocunt pay-88 &#10;[59571]">
            <text:p>disocunt pay-88 <text:line-break/>[59571]</text:p>
          </table:table-cell>
          <table:table-cell table:style-name="ce55" table:formula="of:=INFO.OBBA.OBBA.OBMAKE([.AE$11]&amp;&quot;-&quot;&amp;ROW();&quot;String&quot;;[.S88])" office:value-type="string" office:string-value="calibration curve-88 &#10;[59572]">
            <text:p>calibration curve-88 <text:line-break/>[59572]</text:p>
          </table:table-cell>
          <table:table-cell table:style-name="ce55" table:formula="of:=INFO.OBBA.OBBA.OBMAKE([.AF$11]&amp;&quot;-&quot;&amp;ROW();&quot;double&quot;;[.T88])" office:value-type="string" office:string-value="calibration time-88 &#10;[59573]">
            <text:p>calibration time-88 <text:line-break/>[59573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89:.AF89])" office:value-type="string" office:string-value="calibItem-89 &#10;[59586]">
            <text:p>calibItem-89 <text:line-break/>[59586]</text:p>
          </table:table-cell>
          <table:table-cell table:style-name="ce24" table:formula="of:=INFO.OBBA.OBBA.OBGET(INFO.OBBA.OBBA.OBCALL(&quot;&quot;;INFO.OBBA.OBBA.OBCALL(&quot;&quot;;[.$B$7];&quot;getCalibrationProductForSpec&quot;;[.B89]);&quot;getValue&quot;;INFO.OBBA.OBBA.OBCALL(&quot;&quot;;[.$B$7];&quot;getModel&quot;)))" office:value-type="percentage" office:value="5.55111512312577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5">
            <text:p>25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89]" office:value-type="float" office:value="0">
            <text:p>0</text:p>
          </table:table-cell>
          <table:table-cell table:style-name="ce39" table:formula="of:=[.F89]" office:value-type="float" office:value="25">
            <text:p>25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221">
            <text:p>2,210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H89]" office:value-type="string" office:string-value="forward-USD-3M">
            <text:p>forward-USD-3M</text:p>
          </table:table-cell>
          <table:table-cell table:style-name="ce39" table:formula="of:=[.F89]-[.G89]" office:value-type="float" office:value="24.75">
            <text:p>24,75</text:p>
          </table:table-cell>
          <table:table-cell/>
          <table:table-cell table:style-name="ce55" table:formula="of:=INFO.OBBA.OBBA.OBMAKE([.V$11]&amp;&quot;-&quot;&amp;ROW();&quot;String&quot;;[.D89])" office:value-type="string" office:string-value="type-89 &#10;[59575]">
            <text:p>type-89 <text:line-break/>[59575]</text:p>
          </table:table-cell>
          <table:table-cell table:style-name="ce55" table:formula="of:=INFO.OBBA.OBBA.OBMAKE([.W$11]&amp;&quot;-&quot;&amp;ROW();&quot;double[]&quot;;[.E89:.G89])" office:value-type="string" office:string-value="tenor rec-89 &#10;[59576]">
            <text:p>tenor rec-89 <text:line-break/>[59576]</text:p>
          </table:table-cell>
          <table:table-cell table:style-name="ce55" table:formula="of:=INFO.OBBA.OBBA.OBMAKE([.X$11]&amp;&quot;-&quot;&amp;ROW();&quot;String&quot;;[.H89])" office:value-type="string" office:string-value="forward rec-89 &#10;[59577]">
            <text:p>forward rec-89 <text:line-break/>[59577]</text:p>
          </table:table-cell>
          <table:table-cell table:style-name="ce55" table:formula="of:=INFO.OBBA.OBBA.OBMAKE([.Y$11]&amp;&quot;-&quot;&amp;ROW();&quot;double&quot;;[.I89])" office:value-type="string" office:string-value="spread rec-89 &#10;[59578]">
            <text:p>spread rec-89 <text:line-break/>[59578]</text:p>
          </table:table-cell>
          <table:table-cell table:style-name="ce55" table:formula="of:=INFO.OBBA.OBBA.OBMAKE([.Z$11]&amp;&quot;-&quot;&amp;ROW();&quot;String&quot;;[.J89])" office:value-type="string" office:string-value="discount rec-89 &#10;[59579]">
            <text:p>discount rec-89 <text:line-break/>[59579]</text:p>
          </table:table-cell>
          <table:table-cell table:style-name="ce55" table:formula="of:=INFO.OBBA.OBBA.OBMAKE([.AA$11]&amp;&quot;-&quot;&amp;ROW();&quot;double[]&quot;;[.L89:.N89])" office:value-type="string" office:string-value="tenor pay-89 &#10;[59580]">
            <text:p>tenor pay-89 <text:line-break/>[59580]</text:p>
          </table:table-cell>
          <table:table-cell table:style-name="ce55" table:formula="of:=INFO.OBBA.OBBA.OBMAKE([.AB$11]&amp;&quot;-&quot;&amp;ROW();&quot;String&quot;;[.O89])" office:value-type="string" office:string-value="forward pay-89 &#10;[59581]">
            <text:p>forward pay-89 <text:line-break/>[59581]</text:p>
          </table:table-cell>
          <table:table-cell table:style-name="ce55" table:formula="of:=INFO.OBBA.OBBA.OBMAKE([.AC$11]&amp;&quot;-&quot;&amp;ROW();&quot;double&quot;;[.P89])" office:value-type="string" office:string-value="spread pay-89 &#10;[59582]">
            <text:p>spread pay-89 <text:line-break/>[59582]</text:p>
          </table:table-cell>
          <table:table-cell table:style-name="ce55" table:formula="of:=INFO.OBBA.OBBA.OBMAKE([.AD$11]&amp;&quot;-&quot;&amp;ROW();&quot;String&quot;;[.Q89])" office:value-type="string" office:string-value="disocunt pay-89 &#10;[59583]">
            <text:p>disocunt pay-89 <text:line-break/>[59583]</text:p>
          </table:table-cell>
          <table:table-cell table:style-name="ce55" table:formula="of:=INFO.OBBA.OBBA.OBMAKE([.AE$11]&amp;&quot;-&quot;&amp;ROW();&quot;String&quot;;[.S89])" office:value-type="string" office:string-value="calibration curve-89 &#10;[59584]">
            <text:p>calibration curve-89 <text:line-break/>[59584]</text:p>
          </table:table-cell>
          <table:table-cell table:style-name="ce55" table:formula="of:=INFO.OBBA.OBBA.OBMAKE([.AF$11]&amp;&quot;-&quot;&amp;ROW();&quot;double&quot;;[.T89])" office:value-type="string" office:string-value="calibration time-89 &#10;[59585]">
            <text:p>calibration time-89 <text:line-break/>[59585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90:.AF90])" office:value-type="string" office:string-value="calibItem-90 &#10;[59598]">
            <text:p>calibItem-90 <text:line-break/>[59598]</text:p>
          </table:table-cell>
          <table:table-cell table:style-name="ce24" table:formula="of:=INFO.OBBA.OBBA.OBGET(INFO.OBBA.OBBA.OBCALL(&quot;&quot;;INFO.OBBA.OBBA.OBCALL(&quot;&quot;;[.$B$7];&quot;getCalibrationProductForSpec&quot;;[.B90]);&quot;getValue&quot;;INFO.OBBA.OBBA.OBCALL(&quot;&quot;;[.$B$7];&quot;getModel&quot;)))" office:value-type="percentage" office:value="6.2450045135165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0">
            <text:p>3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90]" office:value-type="float" office:value="0">
            <text:p>0</text:p>
          </table:table-cell>
          <table:table-cell table:style-name="ce39" table:formula="of:=[.F90]" office:value-type="float" office:value="30">
            <text:p>30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2261">
            <text:p>2,261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H90]" office:value-type="string" office:string-value="forward-USD-3M">
            <text:p>forward-USD-3M</text:p>
          </table:table-cell>
          <table:table-cell table:style-name="ce39" table:formula="of:=[.F90]-[.G90]" office:value-type="float" office:value="29.75">
            <text:p>29,75</text:p>
          </table:table-cell>
          <table:table-cell/>
          <table:table-cell table:style-name="ce55" table:formula="of:=INFO.OBBA.OBBA.OBMAKE([.V$11]&amp;&quot;-&quot;&amp;ROW();&quot;String&quot;;[.D90])" office:value-type="string" office:string-value="type-90 &#10;[59587]">
            <text:p>type-90 <text:line-break/>[59587]</text:p>
          </table:table-cell>
          <table:table-cell table:style-name="ce55" table:formula="of:=INFO.OBBA.OBBA.OBMAKE([.W$11]&amp;&quot;-&quot;&amp;ROW();&quot;double[]&quot;;[.E90:.G90])" office:value-type="string" office:string-value="tenor rec-90 &#10;[59588]">
            <text:p>tenor rec-90 <text:line-break/>[59588]</text:p>
          </table:table-cell>
          <table:table-cell table:style-name="ce55" table:formula="of:=INFO.OBBA.OBBA.OBMAKE([.X$11]&amp;&quot;-&quot;&amp;ROW();&quot;String&quot;;[.H90])" office:value-type="string" office:string-value="forward rec-90 &#10;[59589]">
            <text:p>forward rec-90 <text:line-break/>[59589]</text:p>
          </table:table-cell>
          <table:table-cell table:style-name="ce55" table:formula="of:=INFO.OBBA.OBBA.OBMAKE([.Y$11]&amp;&quot;-&quot;&amp;ROW();&quot;double&quot;;[.I90])" office:value-type="string" office:string-value="spread rec-90 &#10;[59590]">
            <text:p>spread rec-90 <text:line-break/>[59590]</text:p>
          </table:table-cell>
          <table:table-cell table:style-name="ce55" table:formula="of:=INFO.OBBA.OBBA.OBMAKE([.Z$11]&amp;&quot;-&quot;&amp;ROW();&quot;String&quot;;[.J90])" office:value-type="string" office:string-value="discount rec-90 &#10;[59591]">
            <text:p>discount rec-90 <text:line-break/>[59591]</text:p>
          </table:table-cell>
          <table:table-cell table:style-name="ce55" table:formula="of:=INFO.OBBA.OBBA.OBMAKE([.AA$11]&amp;&quot;-&quot;&amp;ROW();&quot;double[]&quot;;[.L90:.N90])" office:value-type="string" office:string-value="tenor pay-90 &#10;[59592]">
            <text:p>tenor pay-90 <text:line-break/>[59592]</text:p>
          </table:table-cell>
          <table:table-cell table:style-name="ce55" table:formula="of:=INFO.OBBA.OBBA.OBMAKE([.AB$11]&amp;&quot;-&quot;&amp;ROW();&quot;String&quot;;[.O90])" office:value-type="string" office:string-value="forward pay-90 &#10;[59593]">
            <text:p>forward pay-90 <text:line-break/>[59593]</text:p>
          </table:table-cell>
          <table:table-cell table:style-name="ce55" table:formula="of:=INFO.OBBA.OBBA.OBMAKE([.AC$11]&amp;&quot;-&quot;&amp;ROW();&quot;double&quot;;[.P90])" office:value-type="string" office:string-value="spread pay-90 &#10;[59594]">
            <text:p>spread pay-90 <text:line-break/>[59594]</text:p>
          </table:table-cell>
          <table:table-cell table:style-name="ce55" table:formula="of:=INFO.OBBA.OBBA.OBMAKE([.AD$11]&amp;&quot;-&quot;&amp;ROW();&quot;String&quot;;[.Q90])" office:value-type="string" office:string-value="disocunt pay-90 &#10;[59595]">
            <text:p>disocunt pay-90 <text:line-break/>[59595]</text:p>
          </table:table-cell>
          <table:table-cell table:style-name="ce55" table:formula="of:=INFO.OBBA.OBBA.OBMAKE([.AE$11]&amp;&quot;-&quot;&amp;ROW();&quot;String&quot;;[.S90])" office:value-type="string" office:string-value="calibration curve-90 &#10;[59596]">
            <text:p>calibration curve-90 <text:line-break/>[59596]</text:p>
          </table:table-cell>
          <table:table-cell table:style-name="ce55" table:formula="of:=INFO.OBBA.OBBA.OBMAKE([.AF$11]&amp;&quot;-&quot;&amp;ROW();&quot;double&quot;;[.T90])" office:value-type="string" office:string-value="calibration time-90 &#10;[59597]">
            <text:p>calibration time-90 <text:line-break/>[59597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91:.AF91])" office:value-type="string" office:string-value="calibItem-91 &#10;[59610]">
            <text:p>calibItem-91 <text:line-break/>[59610]</text:p>
          </table:table-cell>
          <table:table-cell table:style-name="ce24" table:formula="of:=INFO.OBBA.OBBA.OBGET(INFO.OBBA.OBBA.OBCALL(&quot;&quot;;INFO.OBBA.OBBA.OBCALL(&quot;&quot;;[.$B$7];&quot;getCalibrationProductForSpec&quot;;[.B91]);&quot;getValue&quot;;INFO.OBBA.OBBA.OBCALL(&quot;&quot;;[.$B$7];&quot;getModel&quot;)))" office:value-type="percentage" office:value="-1.38777878078144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0">
            <text:p>4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91]" office:value-type="float" office:value="0">
            <text:p>0</text:p>
          </table:table-cell>
          <table:table-cell table:style-name="ce39" table:formula="of:=[.F91]" office:value-type="float" office:value="40">
            <text:p>40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2286">
            <text:p>2,286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H91]" office:value-type="string" office:string-value="forward-USD-3M">
            <text:p>forward-USD-3M</text:p>
          </table:table-cell>
          <table:table-cell table:style-name="ce39" table:formula="of:=[.F91]-[.G91]" office:value-type="float" office:value="39.75">
            <text:p>39,75</text:p>
          </table:table-cell>
          <table:table-cell/>
          <table:table-cell table:style-name="ce55" table:formula="of:=INFO.OBBA.OBBA.OBMAKE([.V$11]&amp;&quot;-&quot;&amp;ROW();&quot;String&quot;;[.D91])" office:value-type="string" office:string-value="type-91 &#10;[59599]">
            <text:p>type-91 <text:line-break/>[59599]</text:p>
          </table:table-cell>
          <table:table-cell table:style-name="ce55" table:formula="of:=INFO.OBBA.OBBA.OBMAKE([.W$11]&amp;&quot;-&quot;&amp;ROW();&quot;double[]&quot;;[.E91:.G91])" office:value-type="string" office:string-value="tenor rec-91 &#10;[59600]">
            <text:p>tenor rec-91 <text:line-break/>[59600]</text:p>
          </table:table-cell>
          <table:table-cell table:style-name="ce55" table:formula="of:=INFO.OBBA.OBBA.OBMAKE([.X$11]&amp;&quot;-&quot;&amp;ROW();&quot;String&quot;;[.H91])" office:value-type="string" office:string-value="forward rec-91 &#10;[59601]">
            <text:p>forward rec-91 <text:line-break/>[59601]</text:p>
          </table:table-cell>
          <table:table-cell table:style-name="ce55" table:formula="of:=INFO.OBBA.OBBA.OBMAKE([.Y$11]&amp;&quot;-&quot;&amp;ROW();&quot;double&quot;;[.I91])" office:value-type="string" office:string-value="spread rec-91 &#10;[59602]">
            <text:p>spread rec-91 <text:line-break/>[59602]</text:p>
          </table:table-cell>
          <table:table-cell table:style-name="ce55" table:formula="of:=INFO.OBBA.OBBA.OBMAKE([.Z$11]&amp;&quot;-&quot;&amp;ROW();&quot;String&quot;;[.J91])" office:value-type="string" office:string-value="discount rec-91 &#10;[59603]">
            <text:p>discount rec-91 <text:line-break/>[59603]</text:p>
          </table:table-cell>
          <table:table-cell table:style-name="ce55" table:formula="of:=INFO.OBBA.OBBA.OBMAKE([.AA$11]&amp;&quot;-&quot;&amp;ROW();&quot;double[]&quot;;[.L91:.N91])" office:value-type="string" office:string-value="tenor pay-91 &#10;[59604]">
            <text:p>tenor pay-91 <text:line-break/>[59604]</text:p>
          </table:table-cell>
          <table:table-cell table:style-name="ce55" table:formula="of:=INFO.OBBA.OBBA.OBMAKE([.AB$11]&amp;&quot;-&quot;&amp;ROW();&quot;String&quot;;[.O91])" office:value-type="string" office:string-value="forward pay-91 &#10;[59605]">
            <text:p>forward pay-91 <text:line-break/>[59605]</text:p>
          </table:table-cell>
          <table:table-cell table:style-name="ce55" table:formula="of:=INFO.OBBA.OBBA.OBMAKE([.AC$11]&amp;&quot;-&quot;&amp;ROW();&quot;double&quot;;[.P91])" office:value-type="string" office:string-value="spread pay-91 &#10;[59606]">
            <text:p>spread pay-91 <text:line-break/>[59606]</text:p>
          </table:table-cell>
          <table:table-cell table:style-name="ce55" table:formula="of:=INFO.OBBA.OBBA.OBMAKE([.AD$11]&amp;&quot;-&quot;&amp;ROW();&quot;String&quot;;[.Q91])" office:value-type="string" office:string-value="disocunt pay-91 &#10;[59607]">
            <text:p>disocunt pay-91 <text:line-break/>[59607]</text:p>
          </table:table-cell>
          <table:table-cell table:style-name="ce55" table:formula="of:=INFO.OBBA.OBBA.OBMAKE([.AE$11]&amp;&quot;-&quot;&amp;ROW();&quot;String&quot;;[.S91])" office:value-type="string" office:string-value="calibration curve-91 &#10;[59608]">
            <text:p>calibration curve-91 <text:line-break/>[59608]</text:p>
          </table:table-cell>
          <table:table-cell table:style-name="ce55" table:formula="of:=INFO.OBBA.OBBA.OBMAKE([.AF$11]&amp;&quot;-&quot;&amp;ROW();&quot;double&quot;;[.T91])" office:value-type="string" office:string-value="calibration time-91 &#10;[59609]">
            <text:p>calibration time-91 <text:line-break/>[59609]</text:p>
          </table:table-cell>
          <table:table-cell table:number-columns-repeated="992"/>
        </table:table-row>
        <table:table-row table:style-name="ro2">
          <table:table-cell table:style-name="ce17"/>
          <table:table-cell table:style-name="ce24" table:formula="of:=INFO.OBBA.OBBA.OBMAKE(&quot;calibItem-&quot;&amp;ROW();obLibs&amp;&quot;net.finmath.marketdata.calibration.CalibratedCurves$CalibrationSpec&quot;;[.V92:.AF92])" office:value-type="string" office:string-value="calibItem-92 &#10;[59622]">
            <text:p>calibItem-92 <text:line-break/>[59622]</text:p>
          </table:table-cell>
          <table:table-cell table:style-name="ce32" table:formula="of:=INFO.OBBA.OBBA.OBGET(INFO.OBBA.OBBA.OBCALL(&quot;&quot;;INFO.OBBA.OBBA.OBCALL(&quot;&quot;;[.$B$7];&quot;getCalibrationProductForSpec&quot;;[.B92]);&quot;getValue&quot;;INFO.OBBA.OBBA.OBCALL(&quot;&quot;;[.$B$7];&quot;getModel&quot;)))" office:value-type="percentage" office:value="-1.38777878078144E-017">
            <text:p>0,000%</text:p>
          </table:table-cell>
          <table:table-cell table:style-name="ce35" office:value-type="string">
            <text:p>Swap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50">
            <text:p>50</text:p>
          </table:table-cell>
          <table:table-cell table:style-name="ce41" office:value-type="float" office:value="0.25">
            <text:p>0,25</text:p>
          </table:table-cell>
          <table:table-cell table:style-name="ce46" office:value-type="string">
            <text:p>forward-USD-3M</text:p>
          </table:table-cell>
          <table:table-cell table:style-name="ce41" office:value-type="float" office:value="0">
            <text:p>0</text:p>
          </table:table-cell>
          <table:table-cell table:style-name="ce46" office:value-type="string">
            <text:p>discount-USD-OIS</text:p>
          </table:table-cell>
          <table:table-cell table:style-name="ce35"/>
          <table:table-cell table:style-name="ce41" table:formula="of:=[.E92]" office:value-type="float" office:value="0">
            <text:p>0</text:p>
          </table:table-cell>
          <table:table-cell table:style-name="ce41" table:formula="of:=[.F92]" office:value-type="float" office:value="50">
            <text:p>50</text:p>
          </table:table-cell>
          <table:table-cell table:style-name="ce41" office:value-type="float" office:value="1">
            <text:p>1</text:p>
          </table:table-cell>
          <table:table-cell table:style-name="ce46" table:formula="of:=&quot;&quot;">
            <text:p/>
          </table:table-cell>
          <table:table-cell table:style-name="ce53" office:value-type="percentage" office:value="0.02268">
            <text:p>2,268%</text:p>
          </table:table-cell>
          <table:table-cell table:style-name="ce46" office:value-type="string">
            <text:p>discount-USD-OIS</text:p>
          </table:table-cell>
          <table:table-cell table:style-name="ce54"/>
          <table:table-cell table:style-name="ce46" table:formula="of:=[.H92]" office:value-type="string" office:string-value="forward-USD-3M">
            <text:p>forward-USD-3M</text:p>
          </table:table-cell>
          <table:table-cell table:style-name="ce41" table:formula="of:=[.F92]-[.G92]" office:value-type="float" office:value="49.75">
            <text:p>49,75</text:p>
          </table:table-cell>
          <table:table-cell table:style-name="ce35"/>
          <table:table-cell table:style-name="ce56" table:formula="of:=INFO.OBBA.OBBA.OBMAKE([.V$11]&amp;&quot;-&quot;&amp;ROW();&quot;String&quot;;[.D92])" office:value-type="string" office:string-value="type-92 &#10;[59611]">
            <text:p>type-92 <text:line-break/>[59611]</text:p>
          </table:table-cell>
          <table:table-cell table:style-name="ce56" table:formula="of:=INFO.OBBA.OBBA.OBMAKE([.W$11]&amp;&quot;-&quot;&amp;ROW();&quot;double[]&quot;;[.E92:.G92])" office:value-type="string" office:string-value="tenor rec-92 &#10;[59612]">
            <text:p>tenor rec-92 <text:line-break/>[59612]</text:p>
          </table:table-cell>
          <table:table-cell table:style-name="ce56" table:formula="of:=INFO.OBBA.OBBA.OBMAKE([.X$11]&amp;&quot;-&quot;&amp;ROW();&quot;String&quot;;[.H92])" office:value-type="string" office:string-value="forward rec-92 &#10;[59613]">
            <text:p>forward rec-92 <text:line-break/>[59613]</text:p>
          </table:table-cell>
          <table:table-cell table:style-name="ce56" table:formula="of:=INFO.OBBA.OBBA.OBMAKE([.Y$11]&amp;&quot;-&quot;&amp;ROW();&quot;double&quot;;[.I92])" office:value-type="string" office:string-value="spread rec-92 &#10;[59614]">
            <text:p>spread rec-92 <text:line-break/>[59614]</text:p>
          </table:table-cell>
          <table:table-cell table:style-name="ce56" table:formula="of:=INFO.OBBA.OBBA.OBMAKE([.Z$11]&amp;&quot;-&quot;&amp;ROW();&quot;String&quot;;[.J92])" office:value-type="string" office:string-value="discount rec-92 &#10;[59615]">
            <text:p>discount rec-92 <text:line-break/>[59615]</text:p>
          </table:table-cell>
          <table:table-cell table:style-name="ce56" table:formula="of:=INFO.OBBA.OBBA.OBMAKE([.AA$11]&amp;&quot;-&quot;&amp;ROW();&quot;double[]&quot;;[.L92:.N92])" office:value-type="string" office:string-value="tenor pay-92 &#10;[59616]">
            <text:p>tenor pay-92 <text:line-break/>[59616]</text:p>
          </table:table-cell>
          <table:table-cell table:style-name="ce56" table:formula="of:=INFO.OBBA.OBBA.OBMAKE([.AB$11]&amp;&quot;-&quot;&amp;ROW();&quot;String&quot;;[.O92])" office:value-type="string" office:string-value="forward pay-92 &#10;[59617]">
            <text:p>forward pay-92 <text:line-break/>[59617]</text:p>
          </table:table-cell>
          <table:table-cell table:style-name="ce56" table:formula="of:=INFO.OBBA.OBBA.OBMAKE([.AC$11]&amp;&quot;-&quot;&amp;ROW();&quot;double&quot;;[.P92])" office:value-type="string" office:string-value="spread pay-92 &#10;[59618]">
            <text:p>spread pay-92 <text:line-break/>[59618]</text:p>
          </table:table-cell>
          <table:table-cell table:style-name="ce56" table:formula="of:=INFO.OBBA.OBBA.OBMAKE([.AD$11]&amp;&quot;-&quot;&amp;ROW();&quot;String&quot;;[.Q92])" office:value-type="string" office:string-value="disocunt pay-92 &#10;[59619]">
            <text:p>disocunt pay-92 <text:line-break/>[59619]</text:p>
          </table:table-cell>
          <table:table-cell table:style-name="ce56" table:formula="of:=INFO.OBBA.OBBA.OBMAKE([.AE$11]&amp;&quot;-&quot;&amp;ROW();&quot;String&quot;;[.S92])" office:value-type="string" office:string-value="calibration curve-92 &#10;[59620]">
            <text:p>calibration curve-92 <text:line-break/>[59620]</text:p>
          </table:table-cell>
          <table:table-cell table:style-name="ce56" table:formula="of:=INFO.OBBA.OBBA.OBMAKE([.AF$11]&amp;&quot;-&quot;&amp;ROW();&quot;double&quot;;[.T92])" office:value-type="string" office:string-value="calibration time-92 &#10;[59621]">
            <text:p>calibration time-92 <text:line-break/>[59621]</text:p>
          </table:table-cell>
          <table:table-cell table:style-name="ce35"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93:.AF93])" office:value-type="string" office:string-value="calibItem-93 &#10;[59634]">
            <text:p>calibItem-93 <text:line-break/>[59634]</text:p>
          </table:table-cell>
          <table:table-cell table:style-name="ce24" table:formula="of:=INFO.OBBA.OBBA.OBGET(INFO.OBBA.OBBA.OBCALL(&quot;&quot;;INFO.OBBA.OBBA.OBCALL(&quot;&quot;;[.$B$7];&quot;getCalibrationProductForSpec&quot;;[.B93]);&quot;getValue&quot;;INFO.OBBA.OBBA.OBCALL(&quot;&quot;;[.$B$7];&quot;getModel&quot;)))" office:value-type="percentage" office:value="4.33680868994201E-019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93]" office:value-type="float" office:value="0">
            <text:p>0</text:p>
          </table:table-cell>
          <table:table-cell table:style-name="ce39" table:formula="of:=[.F93]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425">
            <text:p>0,425%</text:p>
          </table:table-cell>
          <table:table-cell table:style-name="ce44" office:value-type="string">
            <text:p>discount-USD-EUR-OIS</text:p>
          </table:table-cell>
          <table:table-cell table:style-name="ce54"/>
          <table:table-cell table:style-name="ce44" table:formula="of:=[.H93]" office:value-type="string" office:string-value="forward-USD-3M-EUR-OIS">
            <text:p>forward-USD-3M-EUR-OIS</text:p>
          </table:table-cell>
          <table:table-cell table:style-name="ce39" table:formula="of:=[.F93]-[.G93]" office:value-type="float" office:value="0.75">
            <text:p>0,75</text:p>
          </table:table-cell>
          <table:table-cell/>
          <table:table-cell table:style-name="ce55" table:formula="of:=INFO.OBBA.OBBA.OBMAKE([.V$11]&amp;&quot;-&quot;&amp;ROW();&quot;String&quot;;[.D93])" office:value-type="string" office:string-value="type-93 &#10;[59623]">
            <text:p>type-93 <text:line-break/>[59623]</text:p>
          </table:table-cell>
          <table:table-cell table:style-name="ce55" table:formula="of:=INFO.OBBA.OBBA.OBMAKE([.W$11]&amp;&quot;-&quot;&amp;ROW();&quot;double[]&quot;;[.E93:.G93])" office:value-type="string" office:string-value="tenor rec-93 &#10;[59624]">
            <text:p>tenor rec-93 <text:line-break/>[59624]</text:p>
          </table:table-cell>
          <table:table-cell table:style-name="ce55" table:formula="of:=INFO.OBBA.OBBA.OBMAKE([.X$11]&amp;&quot;-&quot;&amp;ROW();&quot;String&quot;;[.H93])" office:value-type="string" office:string-value="forward rec-93 &#10;[59625]">
            <text:p>forward rec-93 <text:line-break/>[59625]</text:p>
          </table:table-cell>
          <table:table-cell table:style-name="ce55" table:formula="of:=INFO.OBBA.OBBA.OBMAKE([.Y$11]&amp;&quot;-&quot;&amp;ROW();&quot;double&quot;;[.I93])" office:value-type="string" office:string-value="spread rec-93 &#10;[59626]">
            <text:p>spread rec-93 <text:line-break/>[59626]</text:p>
          </table:table-cell>
          <table:table-cell table:style-name="ce55" table:formula="of:=INFO.OBBA.OBBA.OBMAKE([.Z$11]&amp;&quot;-&quot;&amp;ROW();&quot;String&quot;;[.J93])" office:value-type="string" office:string-value="discount rec-93 &#10;[59627]">
            <text:p>discount rec-93 <text:line-break/>[59627]</text:p>
          </table:table-cell>
          <table:table-cell table:style-name="ce55" table:formula="of:=INFO.OBBA.OBBA.OBMAKE([.AA$11]&amp;&quot;-&quot;&amp;ROW();&quot;double[]&quot;;[.L93:.N93])" office:value-type="string" office:string-value="tenor pay-93 &#10;[59628]">
            <text:p>tenor pay-93 <text:line-break/>[59628]</text:p>
          </table:table-cell>
          <table:table-cell table:style-name="ce55" table:formula="of:=INFO.OBBA.OBBA.OBMAKE([.AB$11]&amp;&quot;-&quot;&amp;ROW();&quot;String&quot;;[.O93])" office:value-type="string" office:string-value="forward pay-93 &#10;[59629]">
            <text:p>forward pay-93 <text:line-break/>[59629]</text:p>
          </table:table-cell>
          <table:table-cell table:style-name="ce55" table:formula="of:=INFO.OBBA.OBBA.OBMAKE([.AC$11]&amp;&quot;-&quot;&amp;ROW();&quot;double&quot;;[.P93])" office:value-type="string" office:string-value="spread pay-93 &#10;[59630]">
            <text:p>spread pay-93 <text:line-break/>[59630]</text:p>
          </table:table-cell>
          <table:table-cell table:style-name="ce55" table:formula="of:=INFO.OBBA.OBBA.OBMAKE([.AD$11]&amp;&quot;-&quot;&amp;ROW();&quot;String&quot;;[.Q93])" office:value-type="string" office:string-value="disocunt pay-93 &#10;[59631]">
            <text:p>disocunt pay-93 <text:line-break/>[59631]</text:p>
          </table:table-cell>
          <table:table-cell table:style-name="ce55" table:formula="of:=INFO.OBBA.OBBA.OBMAKE([.AE$11]&amp;&quot;-&quot;&amp;ROW();&quot;String&quot;;[.S93])" office:value-type="string" office:string-value="calibration curve-93 &#10;[59632]">
            <text:p>calibration curve-93 <text:line-break/>[59632]</text:p>
          </table:table-cell>
          <table:table-cell table:style-name="ce55" table:formula="of:=INFO.OBBA.OBBA.OBMAKE([.AF$11]&amp;&quot;-&quot;&amp;ROW();&quot;double&quot;;[.T93])" office:value-type="string" office:string-value="calibration time-93 &#10;[59633]">
            <text:p>calibration time-93 <text:line-break/>[59633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94:.AF94])" office:value-type="string" office:string-value="calibItem-94 &#10;[59646]">
            <text:p>calibItem-94 <text:line-break/>[59646]</text:p>
          </table:table-cell>
          <table:table-cell table:style-name="ce24" table:formula="of:=INFO.OBBA.OBBA.OBGET(INFO.OBBA.OBBA.OBCALL(&quot;&quot;;INFO.OBBA.OBBA.OBCALL(&quot;&quot;;[.$B$7];&quot;getCalibrationProductForSpec&quot;;[.B94]);&quot;getValue&quot;;INFO.OBBA.OBBA.OBCALL(&quot;&quot;;[.$B$7];&quot;getModel&quot;)))" office:value-type="percentage" office:value="8.67361737988402E-019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94]" office:value-type="float" office:value="0">
            <text:p>0</text:p>
          </table:table-cell>
          <table:table-cell table:style-name="ce39" table:formula="of:=[.F94]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445">
            <text:p>0,445%</text:p>
          </table:table-cell>
          <table:table-cell table:style-name="ce44" office:value-type="string">
            <text:p>discount-USD-EUR-OIS</text:p>
          </table:table-cell>
          <table:table-cell table:style-name="ce54"/>
          <table:table-cell table:style-name="ce44" table:formula="of:=[.H94]" office:value-type="string" office:string-value="forward-USD-3M-EUR-OIS">
            <text:p>forward-USD-3M-EUR-OIS</text:p>
          </table:table-cell>
          <table:table-cell table:style-name="ce39" table:formula="of:=[.F94]-[.G94]" office:value-type="float" office:value="1.75">
            <text:p>1,75</text:p>
          </table:table-cell>
          <table:table-cell/>
          <table:table-cell table:style-name="ce55" table:formula="of:=INFO.OBBA.OBBA.OBMAKE([.V$11]&amp;&quot;-&quot;&amp;ROW();&quot;String&quot;;[.D94])" office:value-type="string" office:string-value="type-94 &#10;[59635]">
            <text:p>type-94 <text:line-break/>[59635]</text:p>
          </table:table-cell>
          <table:table-cell table:style-name="ce55" table:formula="of:=INFO.OBBA.OBBA.OBMAKE([.W$11]&amp;&quot;-&quot;&amp;ROW();&quot;double[]&quot;;[.E94:.G94])" office:value-type="string" office:string-value="tenor rec-94 &#10;[59636]">
            <text:p>tenor rec-94 <text:line-break/>[59636]</text:p>
          </table:table-cell>
          <table:table-cell table:style-name="ce55" table:formula="of:=INFO.OBBA.OBBA.OBMAKE([.X$11]&amp;&quot;-&quot;&amp;ROW();&quot;String&quot;;[.H94])" office:value-type="string" office:string-value="forward rec-94 &#10;[59637]">
            <text:p>forward rec-94 <text:line-break/>[59637]</text:p>
          </table:table-cell>
          <table:table-cell table:style-name="ce55" table:formula="of:=INFO.OBBA.OBBA.OBMAKE([.Y$11]&amp;&quot;-&quot;&amp;ROW();&quot;double&quot;;[.I94])" office:value-type="string" office:string-value="spread rec-94 &#10;[59638]">
            <text:p>spread rec-94 <text:line-break/>[59638]</text:p>
          </table:table-cell>
          <table:table-cell table:style-name="ce55" table:formula="of:=INFO.OBBA.OBBA.OBMAKE([.Z$11]&amp;&quot;-&quot;&amp;ROW();&quot;String&quot;;[.J94])" office:value-type="string" office:string-value="discount rec-94 &#10;[59639]">
            <text:p>discount rec-94 <text:line-break/>[59639]</text:p>
          </table:table-cell>
          <table:table-cell table:style-name="ce55" table:formula="of:=INFO.OBBA.OBBA.OBMAKE([.AA$11]&amp;&quot;-&quot;&amp;ROW();&quot;double[]&quot;;[.L94:.N94])" office:value-type="string" office:string-value="tenor pay-94 &#10;[59640]">
            <text:p>tenor pay-94 <text:line-break/>[59640]</text:p>
          </table:table-cell>
          <table:table-cell table:style-name="ce55" table:formula="of:=INFO.OBBA.OBBA.OBMAKE([.AB$11]&amp;&quot;-&quot;&amp;ROW();&quot;String&quot;;[.O94])" office:value-type="string" office:string-value="forward pay-94 &#10;[59641]">
            <text:p>forward pay-94 <text:line-break/>[59641]</text:p>
          </table:table-cell>
          <table:table-cell table:style-name="ce55" table:formula="of:=INFO.OBBA.OBBA.OBMAKE([.AC$11]&amp;&quot;-&quot;&amp;ROW();&quot;double&quot;;[.P94])" office:value-type="string" office:string-value="spread pay-94 &#10;[59642]">
            <text:p>spread pay-94 <text:line-break/>[59642]</text:p>
          </table:table-cell>
          <table:table-cell table:style-name="ce55" table:formula="of:=INFO.OBBA.OBBA.OBMAKE([.AD$11]&amp;&quot;-&quot;&amp;ROW();&quot;String&quot;;[.Q94])" office:value-type="string" office:string-value="disocunt pay-94 &#10;[59643]">
            <text:p>disocunt pay-94 <text:line-break/>[59643]</text:p>
          </table:table-cell>
          <table:table-cell table:style-name="ce55" table:formula="of:=INFO.OBBA.OBBA.OBMAKE([.AE$11]&amp;&quot;-&quot;&amp;ROW();&quot;String&quot;;[.S94])" office:value-type="string" office:string-value="calibration curve-94 &#10;[59644]">
            <text:p>calibration curve-94 <text:line-break/>[59644]</text:p>
          </table:table-cell>
          <table:table-cell table:style-name="ce55" table:formula="of:=INFO.OBBA.OBBA.OBMAKE([.AF$11]&amp;&quot;-&quot;&amp;ROW();&quot;double&quot;;[.T94])" office:value-type="string" office:string-value="calibration time-94 &#10;[59645]">
            <text:p>calibration time-94 <text:line-break/>[59645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95:.AF95])" office:value-type="string" office:string-value="calibItem-95 &#10;[59658]">
            <text:p>calibItem-95 <text:line-break/>[59658]</text:p>
          </table:table-cell>
          <table:table-cell table:style-name="ce24" table:formula="of:=INFO.OBBA.OBBA.OBGET(INFO.OBBA.OBBA.OBCALL(&quot;&quot;;INFO.OBBA.OBBA.OBCALL(&quot;&quot;;[.$B$7];&quot;getCalibrationProductForSpec&quot;;[.B95]);&quot;getValue&quot;;INFO.OBBA.OBBA.OBCALL(&quot;&quot;;[.$B$7];&quot;getModel&quot;)))" office:value-type="percentage" office:value="0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95]" office:value-type="float" office:value="0">
            <text:p>0</text:p>
          </table:table-cell>
          <table:table-cell table:style-name="ce39" table:formula="of:=[.F95]" office:value-type="float" office:value="3">
            <text:p>3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502">
            <text:p>0,502%</text:p>
          </table:table-cell>
          <table:table-cell table:style-name="ce44" office:value-type="string">
            <text:p>discount-USD-EUR-OIS</text:p>
          </table:table-cell>
          <table:table-cell table:style-name="ce54"/>
          <table:table-cell table:style-name="ce44" table:formula="of:=[.H95]" office:value-type="string" office:string-value="forward-USD-3M-EUR-OIS">
            <text:p>forward-USD-3M-EUR-OIS</text:p>
          </table:table-cell>
          <table:table-cell table:style-name="ce39" table:formula="of:=[.F95]-[.G95]" office:value-type="float" office:value="2.75">
            <text:p>2,75</text:p>
          </table:table-cell>
          <table:table-cell/>
          <table:table-cell table:style-name="ce55" table:formula="of:=INFO.OBBA.OBBA.OBMAKE([.V$11]&amp;&quot;-&quot;&amp;ROW();&quot;String&quot;;[.D95])" office:value-type="string" office:string-value="type-95 &#10;[59647]">
            <text:p>type-95 <text:line-break/>[59647]</text:p>
          </table:table-cell>
          <table:table-cell table:style-name="ce55" table:formula="of:=INFO.OBBA.OBBA.OBMAKE([.W$11]&amp;&quot;-&quot;&amp;ROW();&quot;double[]&quot;;[.E95:.G95])" office:value-type="string" office:string-value="tenor rec-95 &#10;[59648]">
            <text:p>tenor rec-95 <text:line-break/>[59648]</text:p>
          </table:table-cell>
          <table:table-cell table:style-name="ce55" table:formula="of:=INFO.OBBA.OBBA.OBMAKE([.X$11]&amp;&quot;-&quot;&amp;ROW();&quot;String&quot;;[.H95])" office:value-type="string" office:string-value="forward rec-95 &#10;[59649]">
            <text:p>forward rec-95 <text:line-break/>[59649]</text:p>
          </table:table-cell>
          <table:table-cell table:style-name="ce55" table:formula="of:=INFO.OBBA.OBBA.OBMAKE([.Y$11]&amp;&quot;-&quot;&amp;ROW();&quot;double&quot;;[.I95])" office:value-type="string" office:string-value="spread rec-95 &#10;[59650]">
            <text:p>spread rec-95 <text:line-break/>[59650]</text:p>
          </table:table-cell>
          <table:table-cell table:style-name="ce55" table:formula="of:=INFO.OBBA.OBBA.OBMAKE([.Z$11]&amp;&quot;-&quot;&amp;ROW();&quot;String&quot;;[.J95])" office:value-type="string" office:string-value="discount rec-95 &#10;[59651]">
            <text:p>discount rec-95 <text:line-break/>[59651]</text:p>
          </table:table-cell>
          <table:table-cell table:style-name="ce55" table:formula="of:=INFO.OBBA.OBBA.OBMAKE([.AA$11]&amp;&quot;-&quot;&amp;ROW();&quot;double[]&quot;;[.L95:.N95])" office:value-type="string" office:string-value="tenor pay-95 &#10;[59652]">
            <text:p>tenor pay-95 <text:line-break/>[59652]</text:p>
          </table:table-cell>
          <table:table-cell table:style-name="ce55" table:formula="of:=INFO.OBBA.OBBA.OBMAKE([.AB$11]&amp;&quot;-&quot;&amp;ROW();&quot;String&quot;;[.O95])" office:value-type="string" office:string-value="forward pay-95 &#10;[59653]">
            <text:p>forward pay-95 <text:line-break/>[59653]</text:p>
          </table:table-cell>
          <table:table-cell table:style-name="ce55" table:formula="of:=INFO.OBBA.OBBA.OBMAKE([.AC$11]&amp;&quot;-&quot;&amp;ROW();&quot;double&quot;;[.P95])" office:value-type="string" office:string-value="spread pay-95 &#10;[59654]">
            <text:p>spread pay-95 <text:line-break/>[59654]</text:p>
          </table:table-cell>
          <table:table-cell table:style-name="ce55" table:formula="of:=INFO.OBBA.OBBA.OBMAKE([.AD$11]&amp;&quot;-&quot;&amp;ROW();&quot;String&quot;;[.Q95])" office:value-type="string" office:string-value="disocunt pay-95 &#10;[59655]">
            <text:p>disocunt pay-95 <text:line-break/>[59655]</text:p>
          </table:table-cell>
          <table:table-cell table:style-name="ce55" table:formula="of:=INFO.OBBA.OBBA.OBMAKE([.AE$11]&amp;&quot;-&quot;&amp;ROW();&quot;String&quot;;[.S95])" office:value-type="string" office:string-value="calibration curve-95 &#10;[59656]">
            <text:p>calibration curve-95 <text:line-break/>[59656]</text:p>
          </table:table-cell>
          <table:table-cell table:style-name="ce55" table:formula="of:=INFO.OBBA.OBBA.OBMAKE([.AF$11]&amp;&quot;-&quot;&amp;ROW();&quot;double&quot;;[.T95])" office:value-type="string" office:string-value="calibration time-95 &#10;[59657]">
            <text:p>calibration time-95 <text:line-break/>[59657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96:.AF96])" office:value-type="string" office:string-value="calibItem-96 &#10;[59670]">
            <text:p>calibItem-96 <text:line-break/>[59670]</text:p>
          </table:table-cell>
          <table:table-cell table:style-name="ce24" table:formula="of:=INFO.OBBA.OBBA.OBGET(INFO.OBBA.OBBA.OBCALL(&quot;&quot;;INFO.OBBA.OBBA.OBCALL(&quot;&quot;;[.$B$7];&quot;getCalibrationProductForSpec&quot;;[.B96]);&quot;getValue&quot;;INFO.OBBA.OBBA.OBCALL(&quot;&quot;;[.$B$7];&quot;getModel&quot;)))" office:value-type="percentage" office:value="0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96]" office:value-type="float" office:value="0">
            <text:p>0</text:p>
          </table:table-cell>
          <table:table-cell table:style-name="ce39" table:formula="of:=[.F96]" office:value-type="float" office:value="4">
            <text:p>4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625">
            <text:p>0,625%</text:p>
          </table:table-cell>
          <table:table-cell table:style-name="ce44" office:value-type="string">
            <text:p>discount-USD-EUR-OIS</text:p>
          </table:table-cell>
          <table:table-cell table:style-name="ce54"/>
          <table:table-cell table:style-name="ce44" table:formula="of:=[.H96]" office:value-type="string" office:string-value="forward-USD-3M-EUR-OIS">
            <text:p>forward-USD-3M-EUR-OIS</text:p>
          </table:table-cell>
          <table:table-cell table:style-name="ce39" table:formula="of:=[.F96]-[.G96]" office:value-type="float" office:value="3.75">
            <text:p>3,75</text:p>
          </table:table-cell>
          <table:table-cell/>
          <table:table-cell table:style-name="ce55" table:formula="of:=INFO.OBBA.OBBA.OBMAKE([.V$11]&amp;&quot;-&quot;&amp;ROW();&quot;String&quot;;[.D96])" office:value-type="string" office:string-value="type-96 &#10;[59659]">
            <text:p>type-96 <text:line-break/>[59659]</text:p>
          </table:table-cell>
          <table:table-cell table:style-name="ce55" table:formula="of:=INFO.OBBA.OBBA.OBMAKE([.W$11]&amp;&quot;-&quot;&amp;ROW();&quot;double[]&quot;;[.E96:.G96])" office:value-type="string" office:string-value="tenor rec-96 &#10;[59660]">
            <text:p>tenor rec-96 <text:line-break/>[59660]</text:p>
          </table:table-cell>
          <table:table-cell table:style-name="ce55" table:formula="of:=INFO.OBBA.OBBA.OBMAKE([.X$11]&amp;&quot;-&quot;&amp;ROW();&quot;String&quot;;[.H96])" office:value-type="string" office:string-value="forward rec-96 &#10;[59661]">
            <text:p>forward rec-96 <text:line-break/>[59661]</text:p>
          </table:table-cell>
          <table:table-cell table:style-name="ce55" table:formula="of:=INFO.OBBA.OBBA.OBMAKE([.Y$11]&amp;&quot;-&quot;&amp;ROW();&quot;double&quot;;[.I96])" office:value-type="string" office:string-value="spread rec-96 &#10;[59662]">
            <text:p>spread rec-96 <text:line-break/>[59662]</text:p>
          </table:table-cell>
          <table:table-cell table:style-name="ce55" table:formula="of:=INFO.OBBA.OBBA.OBMAKE([.Z$11]&amp;&quot;-&quot;&amp;ROW();&quot;String&quot;;[.J96])" office:value-type="string" office:string-value="discount rec-96 &#10;[59663]">
            <text:p>discount rec-96 <text:line-break/>[59663]</text:p>
          </table:table-cell>
          <table:table-cell table:style-name="ce55" table:formula="of:=INFO.OBBA.OBBA.OBMAKE([.AA$11]&amp;&quot;-&quot;&amp;ROW();&quot;double[]&quot;;[.L96:.N96])" office:value-type="string" office:string-value="tenor pay-96 &#10;[59664]">
            <text:p>tenor pay-96 <text:line-break/>[59664]</text:p>
          </table:table-cell>
          <table:table-cell table:style-name="ce55" table:formula="of:=INFO.OBBA.OBBA.OBMAKE([.AB$11]&amp;&quot;-&quot;&amp;ROW();&quot;String&quot;;[.O96])" office:value-type="string" office:string-value="forward pay-96 &#10;[59665]">
            <text:p>forward pay-96 <text:line-break/>[59665]</text:p>
          </table:table-cell>
          <table:table-cell table:style-name="ce55" table:formula="of:=INFO.OBBA.OBBA.OBMAKE([.AC$11]&amp;&quot;-&quot;&amp;ROW();&quot;double&quot;;[.P96])" office:value-type="string" office:string-value="spread pay-96 &#10;[59666]">
            <text:p>spread pay-96 <text:line-break/>[59666]</text:p>
          </table:table-cell>
          <table:table-cell table:style-name="ce55" table:formula="of:=INFO.OBBA.OBBA.OBMAKE([.AD$11]&amp;&quot;-&quot;&amp;ROW();&quot;String&quot;;[.Q96])" office:value-type="string" office:string-value="disocunt pay-96 &#10;[59667]">
            <text:p>disocunt pay-96 <text:line-break/>[59667]</text:p>
          </table:table-cell>
          <table:table-cell table:style-name="ce55" table:formula="of:=INFO.OBBA.OBBA.OBMAKE([.AE$11]&amp;&quot;-&quot;&amp;ROW();&quot;String&quot;;[.S96])" office:value-type="string" office:string-value="calibration curve-96 &#10;[59668]">
            <text:p>calibration curve-96 <text:line-break/>[59668]</text:p>
          </table:table-cell>
          <table:table-cell table:style-name="ce55" table:formula="of:=INFO.OBBA.OBBA.OBMAKE([.AF$11]&amp;&quot;-&quot;&amp;ROW();&quot;double&quot;;[.T96])" office:value-type="string" office:string-value="calibration time-96 &#10;[59669]">
            <text:p>calibration time-96 <text:line-break/>[59669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97:.AF97])" office:value-type="string" office:string-value="calibItem-97 &#10;[59682]">
            <text:p>calibItem-97 <text:line-break/>[59682]</text:p>
          </table:table-cell>
          <table:table-cell table:style-name="ce24" table:formula="of:=INFO.OBBA.OBBA.OBGET(INFO.OBBA.OBBA.OBCALL(&quot;&quot;;INFO.OBBA.OBBA.OBCALL(&quot;&quot;;[.$B$7];&quot;getCalibrationProductForSpec&quot;;[.B97]);&quot;getValue&quot;;INFO.OBBA.OBBA.OBCALL(&quot;&quot;;[.$B$7];&quot;getModel&quot;)))" office:value-type="percentage" office:value="1.7347234759768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97]" office:value-type="float" office:value="0">
            <text:p>0</text:p>
          </table:table-cell>
          <table:table-cell table:style-name="ce39" table:formula="of:=[.F97]" office:value-type="float" office:value="5">
            <text:p>5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788">
            <text:p>0,788%</text:p>
          </table:table-cell>
          <table:table-cell table:style-name="ce44" office:value-type="string">
            <text:p>discount-USD-EUR-OIS</text:p>
          </table:table-cell>
          <table:table-cell table:style-name="ce54"/>
          <table:table-cell table:style-name="ce44" table:formula="of:=[.H97]" office:value-type="string" office:string-value="forward-USD-3M-EUR-OIS">
            <text:p>forward-USD-3M-EUR-OIS</text:p>
          </table:table-cell>
          <table:table-cell table:style-name="ce39" table:formula="of:=[.F97]-[.G97]" office:value-type="float" office:value="4.75">
            <text:p>4,75</text:p>
          </table:table-cell>
          <table:table-cell/>
          <table:table-cell table:style-name="ce55" table:formula="of:=INFO.OBBA.OBBA.OBMAKE([.V$11]&amp;&quot;-&quot;&amp;ROW();&quot;String&quot;;[.D97])" office:value-type="string" office:string-value="type-97 &#10;[59671]">
            <text:p>type-97 <text:line-break/>[59671]</text:p>
          </table:table-cell>
          <table:table-cell table:style-name="ce55" table:formula="of:=INFO.OBBA.OBBA.OBMAKE([.W$11]&amp;&quot;-&quot;&amp;ROW();&quot;double[]&quot;;[.E97:.G97])" office:value-type="string" office:string-value="tenor rec-97 &#10;[59672]">
            <text:p>tenor rec-97 <text:line-break/>[59672]</text:p>
          </table:table-cell>
          <table:table-cell table:style-name="ce55" table:formula="of:=INFO.OBBA.OBBA.OBMAKE([.X$11]&amp;&quot;-&quot;&amp;ROW();&quot;String&quot;;[.H97])" office:value-type="string" office:string-value="forward rec-97 &#10;[59673]">
            <text:p>forward rec-97 <text:line-break/>[59673]</text:p>
          </table:table-cell>
          <table:table-cell table:style-name="ce55" table:formula="of:=INFO.OBBA.OBBA.OBMAKE([.Y$11]&amp;&quot;-&quot;&amp;ROW();&quot;double&quot;;[.I97])" office:value-type="string" office:string-value="spread rec-97 &#10;[59674]">
            <text:p>spread rec-97 <text:line-break/>[59674]</text:p>
          </table:table-cell>
          <table:table-cell table:style-name="ce55" table:formula="of:=INFO.OBBA.OBBA.OBMAKE([.Z$11]&amp;&quot;-&quot;&amp;ROW();&quot;String&quot;;[.J97])" office:value-type="string" office:string-value="discount rec-97 &#10;[59675]">
            <text:p>discount rec-97 <text:line-break/>[59675]</text:p>
          </table:table-cell>
          <table:table-cell table:style-name="ce55" table:formula="of:=INFO.OBBA.OBBA.OBMAKE([.AA$11]&amp;&quot;-&quot;&amp;ROW();&quot;double[]&quot;;[.L97:.N97])" office:value-type="string" office:string-value="tenor pay-97 &#10;[59676]">
            <text:p>tenor pay-97 <text:line-break/>[59676]</text:p>
          </table:table-cell>
          <table:table-cell table:style-name="ce55" table:formula="of:=INFO.OBBA.OBBA.OBMAKE([.AB$11]&amp;&quot;-&quot;&amp;ROW();&quot;String&quot;;[.O97])" office:value-type="string" office:string-value="forward pay-97 &#10;[59677]">
            <text:p>forward pay-97 <text:line-break/>[59677]</text:p>
          </table:table-cell>
          <table:table-cell table:style-name="ce55" table:formula="of:=INFO.OBBA.OBBA.OBMAKE([.AC$11]&amp;&quot;-&quot;&amp;ROW();&quot;double&quot;;[.P97])" office:value-type="string" office:string-value="spread pay-97 &#10;[59678]">
            <text:p>spread pay-97 <text:line-break/>[59678]</text:p>
          </table:table-cell>
          <table:table-cell table:style-name="ce55" table:formula="of:=INFO.OBBA.OBBA.OBMAKE([.AD$11]&amp;&quot;-&quot;&amp;ROW();&quot;String&quot;;[.Q97])" office:value-type="string" office:string-value="disocunt pay-97 &#10;[59679]">
            <text:p>disocunt pay-97 <text:line-break/>[59679]</text:p>
          </table:table-cell>
          <table:table-cell table:style-name="ce55" table:formula="of:=INFO.OBBA.OBBA.OBMAKE([.AE$11]&amp;&quot;-&quot;&amp;ROW();&quot;String&quot;;[.S97])" office:value-type="string" office:string-value="calibration curve-97 &#10;[59680]">
            <text:p>calibration curve-97 <text:line-break/>[59680]</text:p>
          </table:table-cell>
          <table:table-cell table:style-name="ce55" table:formula="of:=INFO.OBBA.OBBA.OBMAKE([.AF$11]&amp;&quot;-&quot;&amp;ROW();&quot;double&quot;;[.T97])" office:value-type="string" office:string-value="calibration time-97 &#10;[59681]">
            <text:p>calibration time-97 <text:line-break/>[59681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98:.AF98])" office:value-type="string" office:string-value="calibItem-98 &#10;[59694]">
            <text:p>calibItem-98 <text:line-break/>[59694]</text:p>
          </table:table-cell>
          <table:table-cell table:style-name="ce24" table:formula="of:=INFO.OBBA.OBBA.OBGET(INFO.OBBA.OBBA.OBCALL(&quot;&quot;;INFO.OBBA.OBBA.OBCALL(&quot;&quot;;[.$B$7];&quot;getCalibrationProductForSpec&quot;;[.B98]);&quot;getValue&quot;;INFO.OBBA.OBBA.OBCALL(&quot;&quot;;[.$B$7];&quot;getModel&quot;)))" office:value-type="percentage" office:value="3.46944695195361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6">
            <text:p>6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98]" office:value-type="float" office:value="0">
            <text:p>0</text:p>
          </table:table-cell>
          <table:table-cell table:style-name="ce39" table:formula="of:=[.F98]" office:value-type="float" office:value="6">
            <text:p>6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97">
            <text:p>0,970%</text:p>
          </table:table-cell>
          <table:table-cell table:style-name="ce44" office:value-type="string">
            <text:p>discount-USD-EUR-OIS</text:p>
          </table:table-cell>
          <table:table-cell table:style-name="ce54"/>
          <table:table-cell table:style-name="ce44" table:formula="of:=[.H98]" office:value-type="string" office:string-value="forward-USD-3M-EUR-OIS">
            <text:p>forward-USD-3M-EUR-OIS</text:p>
          </table:table-cell>
          <table:table-cell table:style-name="ce39" table:formula="of:=[.F98]-[.G98]" office:value-type="float" office:value="5.75">
            <text:p>5,75</text:p>
          </table:table-cell>
          <table:table-cell/>
          <table:table-cell table:style-name="ce55" table:formula="of:=INFO.OBBA.OBBA.OBMAKE([.V$11]&amp;&quot;-&quot;&amp;ROW();&quot;String&quot;;[.D98])" office:value-type="string" office:string-value="type-98 &#10;[59683]">
            <text:p>type-98 <text:line-break/>[59683]</text:p>
          </table:table-cell>
          <table:table-cell table:style-name="ce55" table:formula="of:=INFO.OBBA.OBBA.OBMAKE([.W$11]&amp;&quot;-&quot;&amp;ROW();&quot;double[]&quot;;[.E98:.G98])" office:value-type="string" office:string-value="tenor rec-98 &#10;[59684]">
            <text:p>tenor rec-98 <text:line-break/>[59684]</text:p>
          </table:table-cell>
          <table:table-cell table:style-name="ce55" table:formula="of:=INFO.OBBA.OBBA.OBMAKE([.X$11]&amp;&quot;-&quot;&amp;ROW();&quot;String&quot;;[.H98])" office:value-type="string" office:string-value="forward rec-98 &#10;[59685]">
            <text:p>forward rec-98 <text:line-break/>[59685]</text:p>
          </table:table-cell>
          <table:table-cell table:style-name="ce55" table:formula="of:=INFO.OBBA.OBBA.OBMAKE([.Y$11]&amp;&quot;-&quot;&amp;ROW();&quot;double&quot;;[.I98])" office:value-type="string" office:string-value="spread rec-98 &#10;[59686]">
            <text:p>spread rec-98 <text:line-break/>[59686]</text:p>
          </table:table-cell>
          <table:table-cell table:style-name="ce55" table:formula="of:=INFO.OBBA.OBBA.OBMAKE([.Z$11]&amp;&quot;-&quot;&amp;ROW();&quot;String&quot;;[.J98])" office:value-type="string" office:string-value="discount rec-98 &#10;[59687]">
            <text:p>discount rec-98 <text:line-break/>[59687]</text:p>
          </table:table-cell>
          <table:table-cell table:style-name="ce55" table:formula="of:=INFO.OBBA.OBBA.OBMAKE([.AA$11]&amp;&quot;-&quot;&amp;ROW();&quot;double[]&quot;;[.L98:.N98])" office:value-type="string" office:string-value="tenor pay-98 &#10;[59688]">
            <text:p>tenor pay-98 <text:line-break/>[59688]</text:p>
          </table:table-cell>
          <table:table-cell table:style-name="ce55" table:formula="of:=INFO.OBBA.OBBA.OBMAKE([.AB$11]&amp;&quot;-&quot;&amp;ROW();&quot;String&quot;;[.O98])" office:value-type="string" office:string-value="forward pay-98 &#10;[59689]">
            <text:p>forward pay-98 <text:line-break/>[59689]</text:p>
          </table:table-cell>
          <table:table-cell table:style-name="ce55" table:formula="of:=INFO.OBBA.OBBA.OBMAKE([.AC$11]&amp;&quot;-&quot;&amp;ROW();&quot;double&quot;;[.P98])" office:value-type="string" office:string-value="spread pay-98 &#10;[59690]">
            <text:p>spread pay-98 <text:line-break/>[59690]</text:p>
          </table:table-cell>
          <table:table-cell table:style-name="ce55" table:formula="of:=INFO.OBBA.OBBA.OBMAKE([.AD$11]&amp;&quot;-&quot;&amp;ROW();&quot;String&quot;;[.Q98])" office:value-type="string" office:string-value="disocunt pay-98 &#10;[59691]">
            <text:p>disocunt pay-98 <text:line-break/>[59691]</text:p>
          </table:table-cell>
          <table:table-cell table:style-name="ce55" table:formula="of:=INFO.OBBA.OBBA.OBMAKE([.AE$11]&amp;&quot;-&quot;&amp;ROW();&quot;String&quot;;[.S98])" office:value-type="string" office:string-value="calibration curve-98 &#10;[59692]">
            <text:p>calibration curve-98 <text:line-break/>[59692]</text:p>
          </table:table-cell>
          <table:table-cell table:style-name="ce55" table:formula="of:=INFO.OBBA.OBBA.OBMAKE([.AF$11]&amp;&quot;-&quot;&amp;ROW();&quot;double&quot;;[.T98])" office:value-type="string" office:string-value="calibration time-98 &#10;[59693]">
            <text:p>calibration time-98 <text:line-break/>[59693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99:.AF99])" office:value-type="string" office:string-value="calibItem-99 &#10;[59706]">
            <text:p>calibItem-99 <text:line-break/>[59706]</text:p>
          </table:table-cell>
          <table:table-cell table:style-name="ce24" table:formula="of:=INFO.OBBA.OBBA.OBGET(INFO.OBBA.OBBA.OBCALL(&quot;&quot;;INFO.OBBA.OBBA.OBCALL(&quot;&quot;;[.$B$7];&quot;getCalibrationProductForSpec&quot;;[.B99]);&quot;getValue&quot;;INFO.OBBA.OBBA.OBCALL(&quot;&quot;;[.$B$7];&quot;getModel&quot;)))" office:value-type="percentage" office:value="3.46944695195361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7">
            <text:p>7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99]" office:value-type="float" office:value="0">
            <text:p>0</text:p>
          </table:table-cell>
          <table:table-cell table:style-name="ce39" table:formula="of:=[.F99]" office:value-type="float" office:value="7">
            <text:p>7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1142">
            <text:p>1,142%</text:p>
          </table:table-cell>
          <table:table-cell table:style-name="ce44" office:value-type="string">
            <text:p>discount-USD-EUR-OIS</text:p>
          </table:table-cell>
          <table:table-cell table:style-name="ce54"/>
          <table:table-cell table:style-name="ce44" table:formula="of:=[.H99]" office:value-type="string" office:string-value="forward-USD-3M-EUR-OIS">
            <text:p>forward-USD-3M-EUR-OIS</text:p>
          </table:table-cell>
          <table:table-cell table:style-name="ce39" table:formula="of:=[.F99]-[.G99]" office:value-type="float" office:value="6.75">
            <text:p>6,75</text:p>
          </table:table-cell>
          <table:table-cell/>
          <table:table-cell table:style-name="ce55" table:formula="of:=INFO.OBBA.OBBA.OBMAKE([.V$11]&amp;&quot;-&quot;&amp;ROW();&quot;String&quot;;[.D99])" office:value-type="string" office:string-value="type-99 &#10;[59695]">
            <text:p>type-99 <text:line-break/>[59695]</text:p>
          </table:table-cell>
          <table:table-cell table:style-name="ce55" table:formula="of:=INFO.OBBA.OBBA.OBMAKE([.W$11]&amp;&quot;-&quot;&amp;ROW();&quot;double[]&quot;;[.E99:.G99])" office:value-type="string" office:string-value="tenor rec-99 &#10;[59696]">
            <text:p>tenor rec-99 <text:line-break/>[59696]</text:p>
          </table:table-cell>
          <table:table-cell table:style-name="ce55" table:formula="of:=INFO.OBBA.OBBA.OBMAKE([.X$11]&amp;&quot;-&quot;&amp;ROW();&quot;String&quot;;[.H99])" office:value-type="string" office:string-value="forward rec-99 &#10;[59697]">
            <text:p>forward rec-99 <text:line-break/>[59697]</text:p>
          </table:table-cell>
          <table:table-cell table:style-name="ce55" table:formula="of:=INFO.OBBA.OBBA.OBMAKE([.Y$11]&amp;&quot;-&quot;&amp;ROW();&quot;double&quot;;[.I99])" office:value-type="string" office:string-value="spread rec-99 &#10;[59698]">
            <text:p>spread rec-99 <text:line-break/>[59698]</text:p>
          </table:table-cell>
          <table:table-cell table:style-name="ce55" table:formula="of:=INFO.OBBA.OBBA.OBMAKE([.Z$11]&amp;&quot;-&quot;&amp;ROW();&quot;String&quot;;[.J99])" office:value-type="string" office:string-value="discount rec-99 &#10;[59699]">
            <text:p>discount rec-99 <text:line-break/>[59699]</text:p>
          </table:table-cell>
          <table:table-cell table:style-name="ce55" table:formula="of:=INFO.OBBA.OBBA.OBMAKE([.AA$11]&amp;&quot;-&quot;&amp;ROW();&quot;double[]&quot;;[.L99:.N99])" office:value-type="string" office:string-value="tenor pay-99 &#10;[59700]">
            <text:p>tenor pay-99 <text:line-break/>[59700]</text:p>
          </table:table-cell>
          <table:table-cell table:style-name="ce55" table:formula="of:=INFO.OBBA.OBBA.OBMAKE([.AB$11]&amp;&quot;-&quot;&amp;ROW();&quot;String&quot;;[.O99])" office:value-type="string" office:string-value="forward pay-99 &#10;[59701]">
            <text:p>forward pay-99 <text:line-break/>[59701]</text:p>
          </table:table-cell>
          <table:table-cell table:style-name="ce55" table:formula="of:=INFO.OBBA.OBBA.OBMAKE([.AC$11]&amp;&quot;-&quot;&amp;ROW();&quot;double&quot;;[.P99])" office:value-type="string" office:string-value="spread pay-99 &#10;[59702]">
            <text:p>spread pay-99 <text:line-break/>[59702]</text:p>
          </table:table-cell>
          <table:table-cell table:style-name="ce55" table:formula="of:=INFO.OBBA.OBBA.OBMAKE([.AD$11]&amp;&quot;-&quot;&amp;ROW();&quot;String&quot;;[.Q99])" office:value-type="string" office:string-value="disocunt pay-99 &#10;[59703]">
            <text:p>disocunt pay-99 <text:line-break/>[59703]</text:p>
          </table:table-cell>
          <table:table-cell table:style-name="ce55" table:formula="of:=INFO.OBBA.OBBA.OBMAKE([.AE$11]&amp;&quot;-&quot;&amp;ROW();&quot;String&quot;;[.S99])" office:value-type="string" office:string-value="calibration curve-99 &#10;[59704]">
            <text:p>calibration curve-99 <text:line-break/>[59704]</text:p>
          </table:table-cell>
          <table:table-cell table:style-name="ce55" table:formula="of:=INFO.OBBA.OBBA.OBMAKE([.AF$11]&amp;&quot;-&quot;&amp;ROW();&quot;double&quot;;[.T99])" office:value-type="string" office:string-value="calibration time-99 &#10;[59705]">
            <text:p>calibration time-99 <text:line-break/>[59705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00:.AF100])" office:value-type="string" office:string-value="calibItem-100 &#10;[59718]">
            <text:p>calibItem-100 <text:line-break/>[59718]</text:p>
          </table:table-cell>
          <table:table-cell table:style-name="ce24" table:formula="of:=INFO.OBBA.OBBA.OBGET(INFO.OBBA.OBBA.OBCALL(&quot;&quot;;INFO.OBBA.OBBA.OBCALL(&quot;&quot;;[.$B$7];&quot;getCalibrationProductForSpec&quot;;[.B100]);&quot;getValue&quot;;INFO.OBBA.OBBA.OBCALL(&quot;&quot;;[.$B$7];&quot;getModel&quot;)))" office:value-type="percentage" office:value="0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8">
            <text:p>8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00]" office:value-type="float" office:value="0">
            <text:p>0</text:p>
          </table:table-cell>
          <table:table-cell table:style-name="ce39" table:formula="of:=[.F100]" office:value-type="float" office:value="8">
            <text:p>8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1293">
            <text:p>1,293%</text:p>
          </table:table-cell>
          <table:table-cell table:style-name="ce44" office:value-type="string">
            <text:p>discount-USD-EUR-OIS</text:p>
          </table:table-cell>
          <table:table-cell table:style-name="ce54"/>
          <table:table-cell table:style-name="ce44" table:formula="of:=[.H100]" office:value-type="string" office:string-value="forward-USD-3M-EUR-OIS">
            <text:p>forward-USD-3M-EUR-OIS</text:p>
          </table:table-cell>
          <table:table-cell table:style-name="ce39" table:formula="of:=[.F100]-[.G100]" office:value-type="float" office:value="7.75">
            <text:p>7,75</text:p>
          </table:table-cell>
          <table:table-cell/>
          <table:table-cell table:style-name="ce55" table:formula="of:=INFO.OBBA.OBBA.OBMAKE([.V$11]&amp;&quot;-&quot;&amp;ROW();&quot;String&quot;;[.D100])" office:value-type="string" office:string-value="type-100 &#10;[59707]">
            <text:p>type-100 <text:line-break/>[59707]</text:p>
          </table:table-cell>
          <table:table-cell table:style-name="ce55" table:formula="of:=INFO.OBBA.OBBA.OBMAKE([.W$11]&amp;&quot;-&quot;&amp;ROW();&quot;double[]&quot;;[.E100:.G100])" office:value-type="string" office:string-value="tenor rec-100 &#10;[59708]">
            <text:p>tenor rec-100 <text:line-break/>[59708]</text:p>
          </table:table-cell>
          <table:table-cell table:style-name="ce55" table:formula="of:=INFO.OBBA.OBBA.OBMAKE([.X$11]&amp;&quot;-&quot;&amp;ROW();&quot;String&quot;;[.H100])" office:value-type="string" office:string-value="forward rec-100 &#10;[59709]">
            <text:p>forward rec-100 <text:line-break/>[59709]</text:p>
          </table:table-cell>
          <table:table-cell table:style-name="ce55" table:formula="of:=INFO.OBBA.OBBA.OBMAKE([.Y$11]&amp;&quot;-&quot;&amp;ROW();&quot;double&quot;;[.I100])" office:value-type="string" office:string-value="spread rec-100 &#10;[59710]">
            <text:p>spread rec-100 <text:line-break/>[59710]</text:p>
          </table:table-cell>
          <table:table-cell table:style-name="ce55" table:formula="of:=INFO.OBBA.OBBA.OBMAKE([.Z$11]&amp;&quot;-&quot;&amp;ROW();&quot;String&quot;;[.J100])" office:value-type="string" office:string-value="discount rec-100 &#10;[59711]">
            <text:p>discount rec-100 <text:line-break/>[59711]</text:p>
          </table:table-cell>
          <table:table-cell table:style-name="ce55" table:formula="of:=INFO.OBBA.OBBA.OBMAKE([.AA$11]&amp;&quot;-&quot;&amp;ROW();&quot;double[]&quot;;[.L100:.N100])" office:value-type="string" office:string-value="tenor pay-100 &#10;[59712]">
            <text:p>tenor pay-100 <text:line-break/>[59712]</text:p>
          </table:table-cell>
          <table:table-cell table:style-name="ce55" table:formula="of:=INFO.OBBA.OBBA.OBMAKE([.AB$11]&amp;&quot;-&quot;&amp;ROW();&quot;String&quot;;[.O100])" office:value-type="string" office:string-value="forward pay-100 &#10;[59713]">
            <text:p>forward pay-100 <text:line-break/>[59713]</text:p>
          </table:table-cell>
          <table:table-cell table:style-name="ce55" table:formula="of:=INFO.OBBA.OBBA.OBMAKE([.AC$11]&amp;&quot;-&quot;&amp;ROW();&quot;double&quot;;[.P100])" office:value-type="string" office:string-value="spread pay-100 &#10;[59714]">
            <text:p>spread pay-100 <text:line-break/>[59714]</text:p>
          </table:table-cell>
          <table:table-cell table:style-name="ce55" table:formula="of:=INFO.OBBA.OBBA.OBMAKE([.AD$11]&amp;&quot;-&quot;&amp;ROW();&quot;String&quot;;[.Q100])" office:value-type="string" office:string-value="disocunt pay-100 &#10;[59715]">
            <text:p>disocunt pay-100 <text:line-break/>[59715]</text:p>
          </table:table-cell>
          <table:table-cell table:style-name="ce55" table:formula="of:=INFO.OBBA.OBBA.OBMAKE([.AE$11]&amp;&quot;-&quot;&amp;ROW();&quot;String&quot;;[.S100])" office:value-type="string" office:string-value="calibration curve-100 &#10;[59716]">
            <text:p>calibration curve-100 <text:line-break/>[59716]</text:p>
          </table:table-cell>
          <table:table-cell table:style-name="ce55" table:formula="of:=INFO.OBBA.OBBA.OBMAKE([.AF$11]&amp;&quot;-&quot;&amp;ROW();&quot;double&quot;;[.T100])" office:value-type="string" office:string-value="calibration time-100 &#10;[59717]">
            <text:p>calibration time-100 <text:line-break/>[59717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01:.AF101])" office:value-type="string" office:string-value="calibItem-101 &#10;[59730]">
            <text:p>calibItem-101 <text:line-break/>[59730]</text:p>
          </table:table-cell>
          <table:table-cell table:style-name="ce24" table:formula="of:=INFO.OBBA.OBBA.OBGET(INFO.OBBA.OBBA.OBCALL(&quot;&quot;;INFO.OBBA.OBBA.OBCALL(&quot;&quot;;[.$B$7];&quot;getCalibrationProductForSpec&quot;;[.B101]);&quot;getValue&quot;;INFO.OBBA.OBBA.OBCALL(&quot;&quot;;[.$B$7];&quot;getModel&quot;)))" office:value-type="percentage" office:value="-6.93889390390722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9">
            <text:p>9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01]" office:value-type="float" office:value="0">
            <text:p>0</text:p>
          </table:table-cell>
          <table:table-cell table:style-name="ce39" table:formula="of:=[.F101]" office:value-type="float" office:value="9">
            <text:p>9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1429">
            <text:p>1,429%</text:p>
          </table:table-cell>
          <table:table-cell table:style-name="ce44" office:value-type="string">
            <text:p>discount-USD-EUR-OIS</text:p>
          </table:table-cell>
          <table:table-cell table:style-name="ce54"/>
          <table:table-cell table:style-name="ce44" table:formula="of:=[.H101]" office:value-type="string" office:string-value="forward-USD-3M-EUR-OIS">
            <text:p>forward-USD-3M-EUR-OIS</text:p>
          </table:table-cell>
          <table:table-cell table:style-name="ce39" table:formula="of:=[.F101]-[.G101]" office:value-type="float" office:value="8.75">
            <text:p>8,75</text:p>
          </table:table-cell>
          <table:table-cell/>
          <table:table-cell table:style-name="ce55" table:formula="of:=INFO.OBBA.OBBA.OBMAKE([.V$11]&amp;&quot;-&quot;&amp;ROW();&quot;String&quot;;[.D101])" office:value-type="string" office:string-value="type-101 &#10;[59719]">
            <text:p>type-101 <text:line-break/>[59719]</text:p>
          </table:table-cell>
          <table:table-cell table:style-name="ce55" table:formula="of:=INFO.OBBA.OBBA.OBMAKE([.W$11]&amp;&quot;-&quot;&amp;ROW();&quot;double[]&quot;;[.E101:.G101])" office:value-type="string" office:string-value="tenor rec-101 &#10;[59720]">
            <text:p>tenor rec-101 <text:line-break/>[59720]</text:p>
          </table:table-cell>
          <table:table-cell table:style-name="ce55" table:formula="of:=INFO.OBBA.OBBA.OBMAKE([.X$11]&amp;&quot;-&quot;&amp;ROW();&quot;String&quot;;[.H101])" office:value-type="string" office:string-value="forward rec-101 &#10;[59721]">
            <text:p>forward rec-101 <text:line-break/>[59721]</text:p>
          </table:table-cell>
          <table:table-cell table:style-name="ce55" table:formula="of:=INFO.OBBA.OBBA.OBMAKE([.Y$11]&amp;&quot;-&quot;&amp;ROW();&quot;double&quot;;[.I101])" office:value-type="string" office:string-value="spread rec-101 &#10;[59722]">
            <text:p>spread rec-101 <text:line-break/>[59722]</text:p>
          </table:table-cell>
          <table:table-cell table:style-name="ce55" table:formula="of:=INFO.OBBA.OBBA.OBMAKE([.Z$11]&amp;&quot;-&quot;&amp;ROW();&quot;String&quot;;[.J101])" office:value-type="string" office:string-value="discount rec-101 &#10;[59723]">
            <text:p>discount rec-101 <text:line-break/>[59723]</text:p>
          </table:table-cell>
          <table:table-cell table:style-name="ce55" table:formula="of:=INFO.OBBA.OBBA.OBMAKE([.AA$11]&amp;&quot;-&quot;&amp;ROW();&quot;double[]&quot;;[.L101:.N101])" office:value-type="string" office:string-value="tenor pay-101 &#10;[59724]">
            <text:p>tenor pay-101 <text:line-break/>[59724]</text:p>
          </table:table-cell>
          <table:table-cell table:style-name="ce55" table:formula="of:=INFO.OBBA.OBBA.OBMAKE([.AB$11]&amp;&quot;-&quot;&amp;ROW();&quot;String&quot;;[.O101])" office:value-type="string" office:string-value="forward pay-101 &#10;[59725]">
            <text:p>forward pay-101 <text:line-break/>[59725]</text:p>
          </table:table-cell>
          <table:table-cell table:style-name="ce55" table:formula="of:=INFO.OBBA.OBBA.OBMAKE([.AC$11]&amp;&quot;-&quot;&amp;ROW();&quot;double&quot;;[.P101])" office:value-type="string" office:string-value="spread pay-101 &#10;[59726]">
            <text:p>spread pay-101 <text:line-break/>[59726]</text:p>
          </table:table-cell>
          <table:table-cell table:style-name="ce55" table:formula="of:=INFO.OBBA.OBBA.OBMAKE([.AD$11]&amp;&quot;-&quot;&amp;ROW();&quot;String&quot;;[.Q101])" office:value-type="string" office:string-value="disocunt pay-101 &#10;[59727]">
            <text:p>disocunt pay-101 <text:line-break/>[59727]</text:p>
          </table:table-cell>
          <table:table-cell table:style-name="ce55" table:formula="of:=INFO.OBBA.OBBA.OBMAKE([.AE$11]&amp;&quot;-&quot;&amp;ROW();&quot;String&quot;;[.S101])" office:value-type="string" office:string-value="calibration curve-101 &#10;[59728]">
            <text:p>calibration curve-101 <text:line-break/>[59728]</text:p>
          </table:table-cell>
          <table:table-cell table:style-name="ce55" table:formula="of:=INFO.OBBA.OBBA.OBMAKE([.AF$11]&amp;&quot;-&quot;&amp;ROW();&quot;double&quot;;[.T101])" office:value-type="string" office:string-value="calibration time-101 &#10;[59729]">
            <text:p>calibration time-101 <text:line-break/>[59729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02:.AF102])" office:value-type="string" office:string-value="calibItem-102 &#10;[59742]">
            <text:p>calibItem-102 <text:line-break/>[59742]</text:p>
          </table:table-cell>
          <table:table-cell table:style-name="ce24" table:formula="of:=INFO.OBBA.OBBA.OBGET(INFO.OBBA.OBBA.OBCALL(&quot;&quot;;INFO.OBBA.OBBA.OBCALL(&quot;&quot;;[.$B$7];&quot;getCalibrationProductForSpec&quot;;[.B102]);&quot;getValue&quot;;INFO.OBBA.OBBA.OBCALL(&quot;&quot;;[.$B$7];&quot;getModel&quot;)))" office:value-type="percentage" office:value="5.20417042793041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02]" office:value-type="float" office:value="0">
            <text:p>0</text:p>
          </table:table-cell>
          <table:table-cell table:style-name="ce39" table:formula="of:=[.F102]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1552">
            <text:p>1,552%</text:p>
          </table:table-cell>
          <table:table-cell table:style-name="ce44" office:value-type="string">
            <text:p>discount-USD-EUR-OIS</text:p>
          </table:table-cell>
          <table:table-cell table:style-name="ce54"/>
          <table:table-cell table:style-name="ce44" table:formula="of:=[.H102]" office:value-type="string" office:string-value="forward-USD-3M-EUR-OIS">
            <text:p>forward-USD-3M-EUR-OIS</text:p>
          </table:table-cell>
          <table:table-cell table:style-name="ce39" table:formula="of:=[.F102]-[.G102]" office:value-type="float" office:value="9.75">
            <text:p>9,75</text:p>
          </table:table-cell>
          <table:table-cell/>
          <table:table-cell table:style-name="ce55" table:formula="of:=INFO.OBBA.OBBA.OBMAKE([.V$11]&amp;&quot;-&quot;&amp;ROW();&quot;String&quot;;[.D102])" office:value-type="string" office:string-value="type-102 &#10;[59731]">
            <text:p>type-102 <text:line-break/>[59731]</text:p>
          </table:table-cell>
          <table:table-cell table:style-name="ce55" table:formula="of:=INFO.OBBA.OBBA.OBMAKE([.W$11]&amp;&quot;-&quot;&amp;ROW();&quot;double[]&quot;;[.E102:.G102])" office:value-type="string" office:string-value="tenor rec-102 &#10;[59732]">
            <text:p>tenor rec-102 <text:line-break/>[59732]</text:p>
          </table:table-cell>
          <table:table-cell table:style-name="ce55" table:formula="of:=INFO.OBBA.OBBA.OBMAKE([.X$11]&amp;&quot;-&quot;&amp;ROW();&quot;String&quot;;[.H102])" office:value-type="string" office:string-value="forward rec-102 &#10;[59733]">
            <text:p>forward rec-102 <text:line-break/>[59733]</text:p>
          </table:table-cell>
          <table:table-cell table:style-name="ce55" table:formula="of:=INFO.OBBA.OBBA.OBMAKE([.Y$11]&amp;&quot;-&quot;&amp;ROW();&quot;double&quot;;[.I102])" office:value-type="string" office:string-value="spread rec-102 &#10;[59734]">
            <text:p>spread rec-102 <text:line-break/>[59734]</text:p>
          </table:table-cell>
          <table:table-cell table:style-name="ce55" table:formula="of:=INFO.OBBA.OBBA.OBMAKE([.Z$11]&amp;&quot;-&quot;&amp;ROW();&quot;String&quot;;[.J102])" office:value-type="string" office:string-value="discount rec-102 &#10;[59735]">
            <text:p>discount rec-102 <text:line-break/>[59735]</text:p>
          </table:table-cell>
          <table:table-cell table:style-name="ce55" table:formula="of:=INFO.OBBA.OBBA.OBMAKE([.AA$11]&amp;&quot;-&quot;&amp;ROW();&quot;double[]&quot;;[.L102:.N102])" office:value-type="string" office:string-value="tenor pay-102 &#10;[59736]">
            <text:p>tenor pay-102 <text:line-break/>[59736]</text:p>
          </table:table-cell>
          <table:table-cell table:style-name="ce55" table:formula="of:=INFO.OBBA.OBBA.OBMAKE([.AB$11]&amp;&quot;-&quot;&amp;ROW();&quot;String&quot;;[.O102])" office:value-type="string" office:string-value="forward pay-102 &#10;[59737]">
            <text:p>forward pay-102 <text:line-break/>[59737]</text:p>
          </table:table-cell>
          <table:table-cell table:style-name="ce55" table:formula="of:=INFO.OBBA.OBBA.OBMAKE([.AC$11]&amp;&quot;-&quot;&amp;ROW();&quot;double&quot;;[.P102])" office:value-type="string" office:string-value="spread pay-102 &#10;[59738]">
            <text:p>spread pay-102 <text:line-break/>[59738]</text:p>
          </table:table-cell>
          <table:table-cell table:style-name="ce55" table:formula="of:=INFO.OBBA.OBBA.OBMAKE([.AD$11]&amp;&quot;-&quot;&amp;ROW();&quot;String&quot;;[.Q102])" office:value-type="string" office:string-value="disocunt pay-102 &#10;[59739]">
            <text:p>disocunt pay-102 <text:line-break/>[59739]</text:p>
          </table:table-cell>
          <table:table-cell table:style-name="ce55" table:formula="of:=INFO.OBBA.OBBA.OBMAKE([.AE$11]&amp;&quot;-&quot;&amp;ROW();&quot;String&quot;;[.S102])" office:value-type="string" office:string-value="calibration curve-102 &#10;[59740]">
            <text:p>calibration curve-102 <text:line-break/>[59740]</text:p>
          </table:table-cell>
          <table:table-cell table:style-name="ce55" table:formula="of:=INFO.OBBA.OBBA.OBMAKE([.AF$11]&amp;&quot;-&quot;&amp;ROW();&quot;double&quot;;[.T102])" office:value-type="string" office:string-value="calibration time-102 &#10;[59741]">
            <text:p>calibration time-102 <text:line-break/>[59741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03:.AF103])" office:value-type="string" office:string-value="calibItem-103 &#10;[59754]">
            <text:p>calibItem-103 <text:line-break/>[59754]</text:p>
          </table:table-cell>
          <table:table-cell table:style-name="ce24" table:formula="of:=INFO.OBBA.OBBA.OBGET(INFO.OBBA.OBBA.OBCALL(&quot;&quot;;INFO.OBBA.OBBA.OBCALL(&quot;&quot;;[.$B$7];&quot;getCalibrationProductForSpec&quot;;[.B103]);&quot;getValue&quot;;INFO.OBBA.OBBA.OBCALL(&quot;&quot;;[.$B$7];&quot;getModel&quot;)))" office:value-type="percentage" office:value="-1.7347234759768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2">
            <text:p>12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03]" office:value-type="float" office:value="0">
            <text:p>0</text:p>
          </table:table-cell>
          <table:table-cell table:style-name="ce39" table:formula="of:=[.F103]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1757">
            <text:p>1,757%</text:p>
          </table:table-cell>
          <table:table-cell table:style-name="ce44" office:value-type="string">
            <text:p>discount-USD-EUR-OIS</text:p>
          </table:table-cell>
          <table:table-cell table:style-name="ce54"/>
          <table:table-cell table:style-name="ce44" table:formula="of:=[.H103]" office:value-type="string" office:string-value="forward-USD-3M-EUR-OIS">
            <text:p>forward-USD-3M-EUR-OIS</text:p>
          </table:table-cell>
          <table:table-cell table:style-name="ce39" table:formula="of:=[.F103]-[.G103]" office:value-type="float" office:value="11.75">
            <text:p>11,75</text:p>
          </table:table-cell>
          <table:table-cell/>
          <table:table-cell table:style-name="ce55" table:formula="of:=INFO.OBBA.OBBA.OBMAKE([.V$11]&amp;&quot;-&quot;&amp;ROW();&quot;String&quot;;[.D103])" office:value-type="string" office:string-value="type-103 &#10;[59743]">
            <text:p>type-103 <text:line-break/>[59743]</text:p>
          </table:table-cell>
          <table:table-cell table:style-name="ce55" table:formula="of:=INFO.OBBA.OBBA.OBMAKE([.W$11]&amp;&quot;-&quot;&amp;ROW();&quot;double[]&quot;;[.E103:.G103])" office:value-type="string" office:string-value="tenor rec-103 &#10;[59744]">
            <text:p>tenor rec-103 <text:line-break/>[59744]</text:p>
          </table:table-cell>
          <table:table-cell table:style-name="ce55" table:formula="of:=INFO.OBBA.OBBA.OBMAKE([.X$11]&amp;&quot;-&quot;&amp;ROW();&quot;String&quot;;[.H103])" office:value-type="string" office:string-value="forward rec-103 &#10;[59745]">
            <text:p>forward rec-103 <text:line-break/>[59745]</text:p>
          </table:table-cell>
          <table:table-cell table:style-name="ce55" table:formula="of:=INFO.OBBA.OBBA.OBMAKE([.Y$11]&amp;&quot;-&quot;&amp;ROW();&quot;double&quot;;[.I103])" office:value-type="string" office:string-value="spread rec-103 &#10;[59746]">
            <text:p>spread rec-103 <text:line-break/>[59746]</text:p>
          </table:table-cell>
          <table:table-cell table:style-name="ce55" table:formula="of:=INFO.OBBA.OBBA.OBMAKE([.Z$11]&amp;&quot;-&quot;&amp;ROW();&quot;String&quot;;[.J103])" office:value-type="string" office:string-value="discount rec-103 &#10;[59747]">
            <text:p>discount rec-103 <text:line-break/>[59747]</text:p>
          </table:table-cell>
          <table:table-cell table:style-name="ce55" table:formula="of:=INFO.OBBA.OBBA.OBMAKE([.AA$11]&amp;&quot;-&quot;&amp;ROW();&quot;double[]&quot;;[.L103:.N103])" office:value-type="string" office:string-value="tenor pay-103 &#10;[59748]">
            <text:p>tenor pay-103 <text:line-break/>[59748]</text:p>
          </table:table-cell>
          <table:table-cell table:style-name="ce55" table:formula="of:=INFO.OBBA.OBBA.OBMAKE([.AB$11]&amp;&quot;-&quot;&amp;ROW();&quot;String&quot;;[.O103])" office:value-type="string" office:string-value="forward pay-103 &#10;[59749]">
            <text:p>forward pay-103 <text:line-break/>[59749]</text:p>
          </table:table-cell>
          <table:table-cell table:style-name="ce55" table:formula="of:=INFO.OBBA.OBBA.OBMAKE([.AC$11]&amp;&quot;-&quot;&amp;ROW();&quot;double&quot;;[.P103])" office:value-type="string" office:string-value="spread pay-103 &#10;[59750]">
            <text:p>spread pay-103 <text:line-break/>[59750]</text:p>
          </table:table-cell>
          <table:table-cell table:style-name="ce55" table:formula="of:=INFO.OBBA.OBBA.OBMAKE([.AD$11]&amp;&quot;-&quot;&amp;ROW();&quot;String&quot;;[.Q103])" office:value-type="string" office:string-value="disocunt pay-103 &#10;[59751]">
            <text:p>disocunt pay-103 <text:line-break/>[59751]</text:p>
          </table:table-cell>
          <table:table-cell table:style-name="ce55" table:formula="of:=INFO.OBBA.OBBA.OBMAKE([.AE$11]&amp;&quot;-&quot;&amp;ROW();&quot;String&quot;;[.S103])" office:value-type="string" office:string-value="calibration curve-103 &#10;[59752]">
            <text:p>calibration curve-103 <text:line-break/>[59752]</text:p>
          </table:table-cell>
          <table:table-cell table:style-name="ce55" table:formula="of:=INFO.OBBA.OBBA.OBMAKE([.AF$11]&amp;&quot;-&quot;&amp;ROW();&quot;double&quot;;[.T103])" office:value-type="string" office:string-value="calibration time-103 &#10;[59753]">
            <text:p>calibration time-103 <text:line-break/>[59753]</text:p>
          </table:table-cell>
          <table:table-cell table:number-columns-repeated="992"/>
        </table:table-row>
        <table:table-row table:style-name="ro2">
          <table:table-cell table:style-name="ce18"/>
          <table:table-cell table:style-name="ce24" table:formula="of:=INFO.OBBA.OBBA.OBMAKE(&quot;calibItem-&quot;&amp;ROW();obLibs&amp;&quot;net.finmath.marketdata.calibration.CalibratedCurves$CalibrationSpec&quot;;[.V104:.AF104])" office:value-type="string" office:string-value="calibItem-104 &#10;[59766]">
            <text:p>calibItem-104 <text:line-break/>[59766]</text:p>
          </table:table-cell>
          <table:table-cell table:style-name="ce33" table:formula="of:=INFO.OBBA.OBBA.OBGET(INFO.OBBA.OBBA.OBCALL(&quot;&quot;;INFO.OBBA.OBBA.OBCALL(&quot;&quot;;[.$B$7];&quot;getCalibrationProductForSpec&quot;;[.B104]);&quot;getValue&quot;;INFO.OBBA.OBBA.OBCALL(&quot;&quot;;[.$B$7];&quot;getModel&quot;)))" office:value-type="percentage" office:value="1.7347234759768E-017">
            <text:p>0,000%</text:p>
          </table:table-cell>
          <table:table-cell table:style-name="ce36" office:value-type="string">
            <text:p>Swap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15">
            <text:p>15</text:p>
          </table:table-cell>
          <table:table-cell table:style-name="ce42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42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 table:style-name="ce36"/>
          <table:table-cell table:style-name="ce42" table:formula="of:=[.E104]" office:value-type="float" office:value="0">
            <text:p>0</text:p>
          </table:table-cell>
          <table:table-cell table:style-name="ce42" table:formula="of:=[.F104]" office:value-type="float" office:value="15">
            <text:p>15</text:p>
          </table:table-cell>
          <table:table-cell table:style-name="ce42" office:value-type="float" office:value="1">
            <text:p>1</text:p>
          </table:table-cell>
          <table:table-cell table:style-name="ce47" table:formula="of:=&quot;&quot;">
            <text:p/>
          </table:table-cell>
          <table:table-cell table:style-name="ce52" office:value-type="percentage" office:value="0.0196">
            <text:p>1,960%</text:p>
          </table:table-cell>
          <table:table-cell table:style-name="ce44" office:value-type="string">
            <text:p>discount-USD-EUR-OIS</text:p>
          </table:table-cell>
          <table:table-cell table:style-name="ce54"/>
          <table:table-cell table:style-name="ce47" table:formula="of:=[.H104]" office:value-type="string" office:string-value="forward-USD-3M-EUR-OIS">
            <text:p>forward-USD-3M-EUR-OIS</text:p>
          </table:table-cell>
          <table:table-cell table:style-name="ce42" table:formula="of:=[.F104]-[.G104]" office:value-type="float" office:value="14.75">
            <text:p>14,75</text:p>
          </table:table-cell>
          <table:table-cell table:style-name="ce36"/>
          <table:table-cell table:style-name="ce57" table:formula="of:=INFO.OBBA.OBBA.OBMAKE([.V$11]&amp;&quot;-&quot;&amp;ROW();&quot;String&quot;;[.D104])" office:value-type="string" office:string-value="type-104 &#10;[59755]">
            <text:p>type-104 <text:line-break/>[59755]</text:p>
          </table:table-cell>
          <table:table-cell table:style-name="ce57" table:formula="of:=INFO.OBBA.OBBA.OBMAKE([.W$11]&amp;&quot;-&quot;&amp;ROW();&quot;double[]&quot;;[.E104:.G104])" office:value-type="string" office:string-value="tenor rec-104 &#10;[59756]">
            <text:p>tenor rec-104 <text:line-break/>[59756]</text:p>
          </table:table-cell>
          <table:table-cell table:style-name="ce57" table:formula="of:=INFO.OBBA.OBBA.OBMAKE([.X$11]&amp;&quot;-&quot;&amp;ROW();&quot;String&quot;;[.H104])" office:value-type="string" office:string-value="forward rec-104 &#10;[59757]">
            <text:p>forward rec-104 <text:line-break/>[59757]</text:p>
          </table:table-cell>
          <table:table-cell table:style-name="ce57" table:formula="of:=INFO.OBBA.OBBA.OBMAKE([.Y$11]&amp;&quot;-&quot;&amp;ROW();&quot;double&quot;;[.I104])" office:value-type="string" office:string-value="spread rec-104 &#10;[59758]">
            <text:p>spread rec-104 <text:line-break/>[59758]</text:p>
          </table:table-cell>
          <table:table-cell table:style-name="ce57" table:formula="of:=INFO.OBBA.OBBA.OBMAKE([.Z$11]&amp;&quot;-&quot;&amp;ROW();&quot;String&quot;;[.J104])" office:value-type="string" office:string-value="discount rec-104 &#10;[59759]">
            <text:p>discount rec-104 <text:line-break/>[59759]</text:p>
          </table:table-cell>
          <table:table-cell table:style-name="ce57" table:formula="of:=INFO.OBBA.OBBA.OBMAKE([.AA$11]&amp;&quot;-&quot;&amp;ROW();&quot;double[]&quot;;[.L104:.N104])" office:value-type="string" office:string-value="tenor pay-104 &#10;[59760]">
            <text:p>tenor pay-104 <text:line-break/>[59760]</text:p>
          </table:table-cell>
          <table:table-cell table:style-name="ce57" table:formula="of:=INFO.OBBA.OBBA.OBMAKE([.AB$11]&amp;&quot;-&quot;&amp;ROW();&quot;String&quot;;[.O104])" office:value-type="string" office:string-value="forward pay-104 &#10;[59761]">
            <text:p>forward pay-104 <text:line-break/>[59761]</text:p>
          </table:table-cell>
          <table:table-cell table:style-name="ce57" table:formula="of:=INFO.OBBA.OBBA.OBMAKE([.AC$11]&amp;&quot;-&quot;&amp;ROW();&quot;double&quot;;[.P104])" office:value-type="string" office:string-value="spread pay-104 &#10;[59762]">
            <text:p>spread pay-104 <text:line-break/>[59762]</text:p>
          </table:table-cell>
          <table:table-cell table:style-name="ce57" table:formula="of:=INFO.OBBA.OBBA.OBMAKE([.AD$11]&amp;&quot;-&quot;&amp;ROW();&quot;String&quot;;[.Q104])" office:value-type="string" office:string-value="disocunt pay-104 &#10;[59763]">
            <text:p>disocunt pay-104 <text:line-break/>[59763]</text:p>
          </table:table-cell>
          <table:table-cell table:style-name="ce57" table:formula="of:=INFO.OBBA.OBBA.OBMAKE([.AE$11]&amp;&quot;-&quot;&amp;ROW();&quot;String&quot;;[.S104])" office:value-type="string" office:string-value="calibration curve-104 &#10;[59764]">
            <text:p>calibration curve-104 <text:line-break/>[59764]</text:p>
          </table:table-cell>
          <table:table-cell table:style-name="ce57" table:formula="of:=INFO.OBBA.OBBA.OBMAKE([.AF$11]&amp;&quot;-&quot;&amp;ROW();&quot;double&quot;;[.T104])" office:value-type="string" office:string-value="calibration time-104 &#10;[59765]">
            <text:p>calibration time-104 <text:line-break/>[59765]</text:p>
          </table:table-cell>
          <table:table-cell table:style-name="ce36"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05:.AF105])" office:value-type="string" office:string-value="calibItem-105 &#10;[59778]">
            <text:p>calibItem-105 <text:line-break/>[59778]</text:p>
          </table:table-cell>
          <table:table-cell table:style-name="ce24" table:formula="of:=INFO.OBBA.OBBA.OBGET(INFO.OBBA.OBBA.OBCALL(&quot;&quot;;INFO.OBBA.OBBA.OBCALL(&quot;&quot;;[.$B$7];&quot;getCalibrationProductForSpec&quot;;[.B105]);&quot;getValue&quot;;INFO.OBBA.OBBA.OBCALL(&quot;&quot;;[.$B$7];&quot;getModel&quot;)))" office:value-type="percentage" office:value="7.80625564189562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05]" office:value-type="float" office:value="0">
            <text:p>0</text:p>
          </table:table-cell>
          <table:table-cell table:style-name="ce39" table:formula="of:=[.F105]" office:value-type="float" office:value="20">
            <text:p>20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2125">
            <text:p>2,125%</text:p>
          </table:table-cell>
          <table:table-cell table:style-name="ce44" office:value-type="string">
            <text:p>discount-USD-EUR-OIS</text:p>
          </table:table-cell>
          <table:table-cell table:style-name="ce54"/>
          <table:table-cell table:style-name="ce44" table:formula="of:=[.H105]" office:value-type="string" office:string-value="forward-USD-3M-EUR-OIS">
            <text:p>forward-USD-3M-EUR-OIS</text:p>
          </table:table-cell>
          <table:table-cell table:style-name="ce39" table:formula="of:=[.F105]-[.G105]" office:value-type="float" office:value="19.75">
            <text:p>19,75</text:p>
          </table:table-cell>
          <table:table-cell/>
          <table:table-cell table:style-name="ce55" table:formula="of:=INFO.OBBA.OBBA.OBMAKE([.V$11]&amp;&quot;-&quot;&amp;ROW();&quot;String&quot;;[.D105])" office:value-type="string" office:string-value="type-105 &#10;[59767]">
            <text:p>type-105 <text:line-break/>[59767]</text:p>
          </table:table-cell>
          <table:table-cell table:style-name="ce55" table:formula="of:=INFO.OBBA.OBBA.OBMAKE([.W$11]&amp;&quot;-&quot;&amp;ROW();&quot;double[]&quot;;[.E105:.G105])" office:value-type="string" office:string-value="tenor rec-105 &#10;[59768]">
            <text:p>tenor rec-105 <text:line-break/>[59768]</text:p>
          </table:table-cell>
          <table:table-cell table:style-name="ce55" table:formula="of:=INFO.OBBA.OBBA.OBMAKE([.X$11]&amp;&quot;-&quot;&amp;ROW();&quot;String&quot;;[.H105])" office:value-type="string" office:string-value="forward rec-105 &#10;[59769]">
            <text:p>forward rec-105 <text:line-break/>[59769]</text:p>
          </table:table-cell>
          <table:table-cell table:style-name="ce55" table:formula="of:=INFO.OBBA.OBBA.OBMAKE([.Y$11]&amp;&quot;-&quot;&amp;ROW();&quot;double&quot;;[.I105])" office:value-type="string" office:string-value="spread rec-105 &#10;[59770]">
            <text:p>spread rec-105 <text:line-break/>[59770]</text:p>
          </table:table-cell>
          <table:table-cell table:style-name="ce55" table:formula="of:=INFO.OBBA.OBBA.OBMAKE([.Z$11]&amp;&quot;-&quot;&amp;ROW();&quot;String&quot;;[.J105])" office:value-type="string" office:string-value="discount rec-105 &#10;[59771]">
            <text:p>discount rec-105 <text:line-break/>[59771]</text:p>
          </table:table-cell>
          <table:table-cell table:style-name="ce55" table:formula="of:=INFO.OBBA.OBBA.OBMAKE([.AA$11]&amp;&quot;-&quot;&amp;ROW();&quot;double[]&quot;;[.L105:.N105])" office:value-type="string" office:string-value="tenor pay-105 &#10;[59772]">
            <text:p>tenor pay-105 <text:line-break/>[59772]</text:p>
          </table:table-cell>
          <table:table-cell table:style-name="ce55" table:formula="of:=INFO.OBBA.OBBA.OBMAKE([.AB$11]&amp;&quot;-&quot;&amp;ROW();&quot;String&quot;;[.O105])" office:value-type="string" office:string-value="forward pay-105 &#10;[59773]">
            <text:p>forward pay-105 <text:line-break/>[59773]</text:p>
          </table:table-cell>
          <table:table-cell table:style-name="ce55" table:formula="of:=INFO.OBBA.OBBA.OBMAKE([.AC$11]&amp;&quot;-&quot;&amp;ROW();&quot;double&quot;;[.P105])" office:value-type="string" office:string-value="spread pay-105 &#10;[59774]">
            <text:p>spread pay-105 <text:line-break/>[59774]</text:p>
          </table:table-cell>
          <table:table-cell table:style-name="ce55" table:formula="of:=INFO.OBBA.OBBA.OBMAKE([.AD$11]&amp;&quot;-&quot;&amp;ROW();&quot;String&quot;;[.Q105])" office:value-type="string" office:string-value="disocunt pay-105 &#10;[59775]">
            <text:p>disocunt pay-105 <text:line-break/>[59775]</text:p>
          </table:table-cell>
          <table:table-cell table:style-name="ce55" table:formula="of:=INFO.OBBA.OBBA.OBMAKE([.AE$11]&amp;&quot;-&quot;&amp;ROW();&quot;String&quot;;[.S105])" office:value-type="string" office:string-value="calibration curve-105 &#10;[59776]">
            <text:p>calibration curve-105 <text:line-break/>[59776]</text:p>
          </table:table-cell>
          <table:table-cell table:style-name="ce55" table:formula="of:=INFO.OBBA.OBBA.OBMAKE([.AF$11]&amp;&quot;-&quot;&amp;ROW();&quot;double&quot;;[.T105])" office:value-type="string" office:string-value="calibration time-105 &#10;[59777]">
            <text:p>calibration time-105 <text:line-break/>[59777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06:.AF106])" office:value-type="string" office:string-value="calibItem-106 &#10;[59790]">
            <text:p>calibItem-106 <text:line-break/>[59790]</text:p>
          </table:table-cell>
          <table:table-cell table:style-name="ce24" table:formula="of:=INFO.OBBA.OBBA.OBGET(INFO.OBBA.OBBA.OBCALL(&quot;&quot;;INFO.OBBA.OBBA.OBCALL(&quot;&quot;;[.$B$7];&quot;getCalibrationProductForSpec&quot;;[.B106]);&quot;getValue&quot;;INFO.OBBA.OBBA.OBCALL(&quot;&quot;;[.$B$7];&quot;getModel&quot;)))" office:value-type="percentage" office:value="-2.25514051876985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5">
            <text:p>25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06]" office:value-type="float" office:value="0">
            <text:p>0</text:p>
          </table:table-cell>
          <table:table-cell table:style-name="ce39" table:formula="of:=[.F106]" office:value-type="float" office:value="25">
            <text:p>25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221">
            <text:p>2,210%</text:p>
          </table:table-cell>
          <table:table-cell table:style-name="ce44" office:value-type="string">
            <text:p>discount-USD-EUR-OIS</text:p>
          </table:table-cell>
          <table:table-cell table:style-name="ce54"/>
          <table:table-cell table:style-name="ce44" table:formula="of:=[.H106]" office:value-type="string" office:string-value="forward-USD-3M-EUR-OIS">
            <text:p>forward-USD-3M-EUR-OIS</text:p>
          </table:table-cell>
          <table:table-cell table:style-name="ce39" table:formula="of:=[.F106]-[.G106]" office:value-type="float" office:value="24.75">
            <text:p>24,75</text:p>
          </table:table-cell>
          <table:table-cell/>
          <table:table-cell table:style-name="ce55" table:formula="of:=INFO.OBBA.OBBA.OBMAKE([.V$11]&amp;&quot;-&quot;&amp;ROW();&quot;String&quot;;[.D106])" office:value-type="string" office:string-value="type-106 &#10;[59779]">
            <text:p>type-106 <text:line-break/>[59779]</text:p>
          </table:table-cell>
          <table:table-cell table:style-name="ce55" table:formula="of:=INFO.OBBA.OBBA.OBMAKE([.W$11]&amp;&quot;-&quot;&amp;ROW();&quot;double[]&quot;;[.E106:.G106])" office:value-type="string" office:string-value="tenor rec-106 &#10;[59780]">
            <text:p>tenor rec-106 <text:line-break/>[59780]</text:p>
          </table:table-cell>
          <table:table-cell table:style-name="ce55" table:formula="of:=INFO.OBBA.OBBA.OBMAKE([.X$11]&amp;&quot;-&quot;&amp;ROW();&quot;String&quot;;[.H106])" office:value-type="string" office:string-value="forward rec-106 &#10;[59781]">
            <text:p>forward rec-106 <text:line-break/>[59781]</text:p>
          </table:table-cell>
          <table:table-cell table:style-name="ce55" table:formula="of:=INFO.OBBA.OBBA.OBMAKE([.Y$11]&amp;&quot;-&quot;&amp;ROW();&quot;double&quot;;[.I106])" office:value-type="string" office:string-value="spread rec-106 &#10;[59782]">
            <text:p>spread rec-106 <text:line-break/>[59782]</text:p>
          </table:table-cell>
          <table:table-cell table:style-name="ce55" table:formula="of:=INFO.OBBA.OBBA.OBMAKE([.Z$11]&amp;&quot;-&quot;&amp;ROW();&quot;String&quot;;[.J106])" office:value-type="string" office:string-value="discount rec-106 &#10;[59783]">
            <text:p>discount rec-106 <text:line-break/>[59783]</text:p>
          </table:table-cell>
          <table:table-cell table:style-name="ce55" table:formula="of:=INFO.OBBA.OBBA.OBMAKE([.AA$11]&amp;&quot;-&quot;&amp;ROW();&quot;double[]&quot;;[.L106:.N106])" office:value-type="string" office:string-value="tenor pay-106 &#10;[59784]">
            <text:p>tenor pay-106 <text:line-break/>[59784]</text:p>
          </table:table-cell>
          <table:table-cell table:style-name="ce55" table:formula="of:=INFO.OBBA.OBBA.OBMAKE([.AB$11]&amp;&quot;-&quot;&amp;ROW();&quot;String&quot;;[.O106])" office:value-type="string" office:string-value="forward pay-106 &#10;[59785]">
            <text:p>forward pay-106 <text:line-break/>[59785]</text:p>
          </table:table-cell>
          <table:table-cell table:style-name="ce55" table:formula="of:=INFO.OBBA.OBBA.OBMAKE([.AC$11]&amp;&quot;-&quot;&amp;ROW();&quot;double&quot;;[.P106])" office:value-type="string" office:string-value="spread pay-106 &#10;[59786]">
            <text:p>spread pay-106 <text:line-break/>[59786]</text:p>
          </table:table-cell>
          <table:table-cell table:style-name="ce55" table:formula="of:=INFO.OBBA.OBBA.OBMAKE([.AD$11]&amp;&quot;-&quot;&amp;ROW();&quot;String&quot;;[.Q106])" office:value-type="string" office:string-value="disocunt pay-106 &#10;[59787]">
            <text:p>disocunt pay-106 <text:line-break/>[59787]</text:p>
          </table:table-cell>
          <table:table-cell table:style-name="ce55" table:formula="of:=INFO.OBBA.OBBA.OBMAKE([.AE$11]&amp;&quot;-&quot;&amp;ROW();&quot;String&quot;;[.S106])" office:value-type="string" office:string-value="calibration curve-106 &#10;[59788]">
            <text:p>calibration curve-106 <text:line-break/>[59788]</text:p>
          </table:table-cell>
          <table:table-cell table:style-name="ce55" table:formula="of:=INFO.OBBA.OBBA.OBMAKE([.AF$11]&amp;&quot;-&quot;&amp;ROW();&quot;double&quot;;[.T106])" office:value-type="string" office:string-value="calibration time-106 &#10;[59789]">
            <text:p>calibration time-106 <text:line-break/>[59789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07:.AF107])" office:value-type="string" office:string-value="calibItem-107 &#10;[59802]">
            <text:p>calibItem-107 <text:line-break/>[59802]</text:p>
          </table:table-cell>
          <table:table-cell table:style-name="ce24" table:formula="of:=INFO.OBBA.OBBA.OBGET(INFO.OBBA.OBBA.OBCALL(&quot;&quot;;INFO.OBBA.OBBA.OBCALL(&quot;&quot;;[.$B$7];&quot;getCalibrationProductForSpec&quot;;[.B107]);&quot;getValue&quot;;INFO.OBBA.OBBA.OBCALL(&quot;&quot;;[.$B$7];&quot;getModel&quot;)))" office:value-type="percentage" office:value="8.67361737988402E-019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0">
            <text:p>3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07]" office:value-type="float" office:value="0">
            <text:p>0</text:p>
          </table:table-cell>
          <table:table-cell table:style-name="ce39" table:formula="of:=[.F107]" office:value-type="float" office:value="30">
            <text:p>30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2261">
            <text:p>2,261%</text:p>
          </table:table-cell>
          <table:table-cell table:style-name="ce44" office:value-type="string">
            <text:p>discount-USD-EUR-OIS</text:p>
          </table:table-cell>
          <table:table-cell table:style-name="ce54"/>
          <table:table-cell table:style-name="ce44" table:formula="of:=[.H107]" office:value-type="string" office:string-value="forward-USD-3M-EUR-OIS">
            <text:p>forward-USD-3M-EUR-OIS</text:p>
          </table:table-cell>
          <table:table-cell table:style-name="ce39" table:formula="of:=[.F107]-[.G107]" office:value-type="float" office:value="29.75">
            <text:p>29,75</text:p>
          </table:table-cell>
          <table:table-cell/>
          <table:table-cell table:style-name="ce55" table:formula="of:=INFO.OBBA.OBBA.OBMAKE([.V$11]&amp;&quot;-&quot;&amp;ROW();&quot;String&quot;;[.D107])" office:value-type="string" office:string-value="type-107 &#10;[59791]">
            <text:p>type-107 <text:line-break/>[59791]</text:p>
          </table:table-cell>
          <table:table-cell table:style-name="ce55" table:formula="of:=INFO.OBBA.OBBA.OBMAKE([.W$11]&amp;&quot;-&quot;&amp;ROW();&quot;double[]&quot;;[.E107:.G107])" office:value-type="string" office:string-value="tenor rec-107 &#10;[59792]">
            <text:p>tenor rec-107 <text:line-break/>[59792]</text:p>
          </table:table-cell>
          <table:table-cell table:style-name="ce55" table:formula="of:=INFO.OBBA.OBBA.OBMAKE([.X$11]&amp;&quot;-&quot;&amp;ROW();&quot;String&quot;;[.H107])" office:value-type="string" office:string-value="forward rec-107 &#10;[59793]">
            <text:p>forward rec-107 <text:line-break/>[59793]</text:p>
          </table:table-cell>
          <table:table-cell table:style-name="ce55" table:formula="of:=INFO.OBBA.OBBA.OBMAKE([.Y$11]&amp;&quot;-&quot;&amp;ROW();&quot;double&quot;;[.I107])" office:value-type="string" office:string-value="spread rec-107 &#10;[59794]">
            <text:p>spread rec-107 <text:line-break/>[59794]</text:p>
          </table:table-cell>
          <table:table-cell table:style-name="ce55" table:formula="of:=INFO.OBBA.OBBA.OBMAKE([.Z$11]&amp;&quot;-&quot;&amp;ROW();&quot;String&quot;;[.J107])" office:value-type="string" office:string-value="discount rec-107 &#10;[59795]">
            <text:p>discount rec-107 <text:line-break/>[59795]</text:p>
          </table:table-cell>
          <table:table-cell table:style-name="ce55" table:formula="of:=INFO.OBBA.OBBA.OBMAKE([.AA$11]&amp;&quot;-&quot;&amp;ROW();&quot;double[]&quot;;[.L107:.N107])" office:value-type="string" office:string-value="tenor pay-107 &#10;[59796]">
            <text:p>tenor pay-107 <text:line-break/>[59796]</text:p>
          </table:table-cell>
          <table:table-cell table:style-name="ce55" table:formula="of:=INFO.OBBA.OBBA.OBMAKE([.AB$11]&amp;&quot;-&quot;&amp;ROW();&quot;String&quot;;[.O107])" office:value-type="string" office:string-value="forward pay-107 &#10;[59797]">
            <text:p>forward pay-107 <text:line-break/>[59797]</text:p>
          </table:table-cell>
          <table:table-cell table:style-name="ce55" table:formula="of:=INFO.OBBA.OBBA.OBMAKE([.AC$11]&amp;&quot;-&quot;&amp;ROW();&quot;double&quot;;[.P107])" office:value-type="string" office:string-value="spread pay-107 &#10;[59798]">
            <text:p>spread pay-107 <text:line-break/>[59798]</text:p>
          </table:table-cell>
          <table:table-cell table:style-name="ce55" table:formula="of:=INFO.OBBA.OBBA.OBMAKE([.AD$11]&amp;&quot;-&quot;&amp;ROW();&quot;String&quot;;[.Q107])" office:value-type="string" office:string-value="disocunt pay-107 &#10;[59799]">
            <text:p>disocunt pay-107 <text:line-break/>[59799]</text:p>
          </table:table-cell>
          <table:table-cell table:style-name="ce55" table:formula="of:=INFO.OBBA.OBBA.OBMAKE([.AE$11]&amp;&quot;-&quot;&amp;ROW();&quot;String&quot;;[.S107])" office:value-type="string" office:string-value="calibration curve-107 &#10;[59800]">
            <text:p>calibration curve-107 <text:line-break/>[59800]</text:p>
          </table:table-cell>
          <table:table-cell table:style-name="ce55" table:formula="of:=INFO.OBBA.OBBA.OBMAKE([.AF$11]&amp;&quot;-&quot;&amp;ROW();&quot;double&quot;;[.T107])" office:value-type="string" office:string-value="calibration time-107 &#10;[59801]">
            <text:p>calibration time-107 <text:line-break/>[59801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08:.AF108])" office:value-type="string" office:string-value="calibItem-108 &#10;[59814]">
            <text:p>calibItem-108 <text:line-break/>[59814]</text:p>
          </table:table-cell>
          <table:table-cell table:style-name="ce24" table:formula="of:=INFO.OBBA.OBBA.OBGET(INFO.OBBA.OBBA.OBCALL(&quot;&quot;;INFO.OBBA.OBBA.OBCALL(&quot;&quot;;[.$B$7];&quot;getCalibrationProductForSpec&quot;;[.B108]);&quot;getValue&quot;;INFO.OBBA.OBBA.OBCALL(&quot;&quot;;[.$B$7];&quot;getModel&quot;)))" office:value-type="percentage" office:value="1.38777878078144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0">
            <text:p>4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08]" office:value-type="float" office:value="0">
            <text:p>0</text:p>
          </table:table-cell>
          <table:table-cell table:style-name="ce39" table:formula="of:=[.F108]" office:value-type="float" office:value="40">
            <text:p>40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2286">
            <text:p>2,286%</text:p>
          </table:table-cell>
          <table:table-cell table:style-name="ce44" office:value-type="string">
            <text:p>discount-USD-EUR-OIS</text:p>
          </table:table-cell>
          <table:table-cell table:style-name="ce54"/>
          <table:table-cell table:style-name="ce44" table:formula="of:=[.H108]" office:value-type="string" office:string-value="forward-USD-3M-EUR-OIS">
            <text:p>forward-USD-3M-EUR-OIS</text:p>
          </table:table-cell>
          <table:table-cell table:style-name="ce39" table:formula="of:=[.F108]-[.G108]" office:value-type="float" office:value="39.75">
            <text:p>39,75</text:p>
          </table:table-cell>
          <table:table-cell/>
          <table:table-cell table:style-name="ce55" table:formula="of:=INFO.OBBA.OBBA.OBMAKE([.V$11]&amp;&quot;-&quot;&amp;ROW();&quot;String&quot;;[.D108])" office:value-type="string" office:string-value="type-108 &#10;[59803]">
            <text:p>type-108 <text:line-break/>[59803]</text:p>
          </table:table-cell>
          <table:table-cell table:style-name="ce55" table:formula="of:=INFO.OBBA.OBBA.OBMAKE([.W$11]&amp;&quot;-&quot;&amp;ROW();&quot;double[]&quot;;[.E108:.G108])" office:value-type="string" office:string-value="tenor rec-108 &#10;[59804]">
            <text:p>tenor rec-108 <text:line-break/>[59804]</text:p>
          </table:table-cell>
          <table:table-cell table:style-name="ce55" table:formula="of:=INFO.OBBA.OBBA.OBMAKE([.X$11]&amp;&quot;-&quot;&amp;ROW();&quot;String&quot;;[.H108])" office:value-type="string" office:string-value="forward rec-108 &#10;[59805]">
            <text:p>forward rec-108 <text:line-break/>[59805]</text:p>
          </table:table-cell>
          <table:table-cell table:style-name="ce55" table:formula="of:=INFO.OBBA.OBBA.OBMAKE([.Y$11]&amp;&quot;-&quot;&amp;ROW();&quot;double&quot;;[.I108])" office:value-type="string" office:string-value="spread rec-108 &#10;[59806]">
            <text:p>spread rec-108 <text:line-break/>[59806]</text:p>
          </table:table-cell>
          <table:table-cell table:style-name="ce55" table:formula="of:=INFO.OBBA.OBBA.OBMAKE([.Z$11]&amp;&quot;-&quot;&amp;ROW();&quot;String&quot;;[.J108])" office:value-type="string" office:string-value="discount rec-108 &#10;[59807]">
            <text:p>discount rec-108 <text:line-break/>[59807]</text:p>
          </table:table-cell>
          <table:table-cell table:style-name="ce55" table:formula="of:=INFO.OBBA.OBBA.OBMAKE([.AA$11]&amp;&quot;-&quot;&amp;ROW();&quot;double[]&quot;;[.L108:.N108])" office:value-type="string" office:string-value="tenor pay-108 &#10;[59808]">
            <text:p>tenor pay-108 <text:line-break/>[59808]</text:p>
          </table:table-cell>
          <table:table-cell table:style-name="ce55" table:formula="of:=INFO.OBBA.OBBA.OBMAKE([.AB$11]&amp;&quot;-&quot;&amp;ROW();&quot;String&quot;;[.O108])" office:value-type="string" office:string-value="forward pay-108 &#10;[59809]">
            <text:p>forward pay-108 <text:line-break/>[59809]</text:p>
          </table:table-cell>
          <table:table-cell table:style-name="ce55" table:formula="of:=INFO.OBBA.OBBA.OBMAKE([.AC$11]&amp;&quot;-&quot;&amp;ROW();&quot;double&quot;;[.P108])" office:value-type="string" office:string-value="spread pay-108 &#10;[59810]">
            <text:p>spread pay-108 <text:line-break/>[59810]</text:p>
          </table:table-cell>
          <table:table-cell table:style-name="ce55" table:formula="of:=INFO.OBBA.OBBA.OBMAKE([.AD$11]&amp;&quot;-&quot;&amp;ROW();&quot;String&quot;;[.Q108])" office:value-type="string" office:string-value="disocunt pay-108 &#10;[59811]">
            <text:p>disocunt pay-108 <text:line-break/>[59811]</text:p>
          </table:table-cell>
          <table:table-cell table:style-name="ce55" table:formula="of:=INFO.OBBA.OBBA.OBMAKE([.AE$11]&amp;&quot;-&quot;&amp;ROW();&quot;String&quot;;[.S108])" office:value-type="string" office:string-value="calibration curve-108 &#10;[59812]">
            <text:p>calibration curve-108 <text:line-break/>[59812]</text:p>
          </table:table-cell>
          <table:table-cell table:style-name="ce55" table:formula="of:=INFO.OBBA.OBBA.OBMAKE([.AF$11]&amp;&quot;-&quot;&amp;ROW();&quot;double&quot;;[.T108])" office:value-type="string" office:string-value="calibration time-108 &#10;[59813]">
            <text:p>calibration time-108 <text:line-break/>[59813]</text:p>
          </table:table-cell>
          <table:table-cell table:number-columns-repeated="992"/>
        </table:table-row>
        <table:table-row table:style-name="ro2">
          <table:table-cell table:style-name="ce17"/>
          <table:table-cell table:style-name="ce24" table:formula="of:=INFO.OBBA.OBBA.OBMAKE(&quot;calibItem-&quot;&amp;ROW();obLibs&amp;&quot;net.finmath.marketdata.calibration.CalibratedCurves$CalibrationSpec&quot;;[.V109:.AF109])" office:value-type="string" office:string-value="calibItem-109 &#10;[59826]">
            <text:p>calibItem-109 <text:line-break/>[59826]</text:p>
          </table:table-cell>
          <table:table-cell table:style-name="ce32" table:formula="of:=INFO.OBBA.OBBA.OBGET(INFO.OBBA.OBBA.OBCALL(&quot;&quot;;INFO.OBBA.OBBA.OBCALL(&quot;&quot;;[.$B$7];&quot;getCalibrationProductForSpec&quot;;[.B109]);&quot;getValue&quot;;INFO.OBBA.OBBA.OBCALL(&quot;&quot;;[.$B$7];&quot;getModel&quot;)))" office:value-type="percentage" office:value="-1.82145964977564E-017">
            <text:p>0,000%</text:p>
          </table:table-cell>
          <table:table-cell table:style-name="ce35" office:value-type="string">
            <text:p>Swap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50">
            <text:p>50</text:p>
          </table:table-cell>
          <table:table-cell table:style-name="ce41" office:value-type="float" office:value="0.25">
            <text:p>0,25</text:p>
          </table:table-cell>
          <table:table-cell table:style-name="ce46" office:value-type="string">
            <text:p>forward-USD-3M-EUR-OIS</text:p>
          </table:table-cell>
          <table:table-cell table:style-name="ce41" office:value-type="float" office:value="0">
            <text:p>0</text:p>
          </table:table-cell>
          <table:table-cell table:style-name="ce46" office:value-type="string">
            <text:p>discount-USD-EUR-OIS</text:p>
          </table:table-cell>
          <table:table-cell table:style-name="ce35"/>
          <table:table-cell table:style-name="ce41" table:formula="of:=[.E109]" office:value-type="float" office:value="0">
            <text:p>0</text:p>
          </table:table-cell>
          <table:table-cell table:style-name="ce41" table:formula="of:=[.F109]" office:value-type="float" office:value="50">
            <text:p>50</text:p>
          </table:table-cell>
          <table:table-cell table:style-name="ce41" office:value-type="float" office:value="1">
            <text:p>1</text:p>
          </table:table-cell>
          <table:table-cell table:style-name="ce46" table:formula="of:=&quot;&quot;">
            <text:p/>
          </table:table-cell>
          <table:table-cell table:style-name="ce53" office:value-type="percentage" office:value="0.02268">
            <text:p>2,268%</text:p>
          </table:table-cell>
          <table:table-cell table:style-name="ce46" office:value-type="string">
            <text:p>discount-USD-EUR-OIS</text:p>
          </table:table-cell>
          <table:table-cell table:style-name="ce54"/>
          <table:table-cell table:style-name="ce46" table:formula="of:=[.H109]" office:value-type="string" office:string-value="forward-USD-3M-EUR-OIS">
            <text:p>forward-USD-3M-EUR-OIS</text:p>
          </table:table-cell>
          <table:table-cell table:style-name="ce41" table:formula="of:=[.F109]-[.G109]" office:value-type="float" office:value="49.75">
            <text:p>49,75</text:p>
          </table:table-cell>
          <table:table-cell table:style-name="ce35"/>
          <table:table-cell table:style-name="ce56" table:formula="of:=INFO.OBBA.OBBA.OBMAKE([.V$11]&amp;&quot;-&quot;&amp;ROW();&quot;String&quot;;[.D109])" office:value-type="string" office:string-value="type-109 &#10;[59815]">
            <text:p>type-109 <text:line-break/>[59815]</text:p>
          </table:table-cell>
          <table:table-cell table:style-name="ce56" table:formula="of:=INFO.OBBA.OBBA.OBMAKE([.W$11]&amp;&quot;-&quot;&amp;ROW();&quot;double[]&quot;;[.E109:.G109])" office:value-type="string" office:string-value="tenor rec-109 &#10;[59816]">
            <text:p>tenor rec-109 <text:line-break/>[59816]</text:p>
          </table:table-cell>
          <table:table-cell table:style-name="ce56" table:formula="of:=INFO.OBBA.OBBA.OBMAKE([.X$11]&amp;&quot;-&quot;&amp;ROW();&quot;String&quot;;[.H109])" office:value-type="string" office:string-value="forward rec-109 &#10;[59817]">
            <text:p>forward rec-109 <text:line-break/>[59817]</text:p>
          </table:table-cell>
          <table:table-cell table:style-name="ce56" table:formula="of:=INFO.OBBA.OBBA.OBMAKE([.Y$11]&amp;&quot;-&quot;&amp;ROW();&quot;double&quot;;[.I109])" office:value-type="string" office:string-value="spread rec-109 &#10;[59818]">
            <text:p>spread rec-109 <text:line-break/>[59818]</text:p>
          </table:table-cell>
          <table:table-cell table:style-name="ce56" table:formula="of:=INFO.OBBA.OBBA.OBMAKE([.Z$11]&amp;&quot;-&quot;&amp;ROW();&quot;String&quot;;[.J109])" office:value-type="string" office:string-value="discount rec-109 &#10;[59819]">
            <text:p>discount rec-109 <text:line-break/>[59819]</text:p>
          </table:table-cell>
          <table:table-cell table:style-name="ce56" table:formula="of:=INFO.OBBA.OBBA.OBMAKE([.AA$11]&amp;&quot;-&quot;&amp;ROW();&quot;double[]&quot;;[.L109:.N109])" office:value-type="string" office:string-value="tenor pay-109 &#10;[59820]">
            <text:p>tenor pay-109 <text:line-break/>[59820]</text:p>
          </table:table-cell>
          <table:table-cell table:style-name="ce56" table:formula="of:=INFO.OBBA.OBBA.OBMAKE([.AB$11]&amp;&quot;-&quot;&amp;ROW();&quot;String&quot;;[.O109])" office:value-type="string" office:string-value="forward pay-109 &#10;[59821]">
            <text:p>forward pay-109 <text:line-break/>[59821]</text:p>
          </table:table-cell>
          <table:table-cell table:style-name="ce56" table:formula="of:=INFO.OBBA.OBBA.OBMAKE([.AC$11]&amp;&quot;-&quot;&amp;ROW();&quot;double&quot;;[.P109])" office:value-type="string" office:string-value="spread pay-109 &#10;[59822]">
            <text:p>spread pay-109 <text:line-break/>[59822]</text:p>
          </table:table-cell>
          <table:table-cell table:style-name="ce56" table:formula="of:=INFO.OBBA.OBBA.OBMAKE([.AD$11]&amp;&quot;-&quot;&amp;ROW();&quot;String&quot;;[.Q109])" office:value-type="string" office:string-value="disocunt pay-109 &#10;[59823]">
            <text:p>disocunt pay-109 <text:line-break/>[59823]</text:p>
          </table:table-cell>
          <table:table-cell table:style-name="ce56" table:formula="of:=INFO.OBBA.OBBA.OBMAKE([.AE$11]&amp;&quot;-&quot;&amp;ROW();&quot;String&quot;;[.S109])" office:value-type="string" office:string-value="calibration curve-109 &#10;[59824]">
            <text:p>calibration curve-109 <text:line-break/>[59824]</text:p>
          </table:table-cell>
          <table:table-cell table:style-name="ce56" table:formula="of:=INFO.OBBA.OBBA.OBMAKE([.AF$11]&amp;&quot;-&quot;&amp;ROW();&quot;double&quot;;[.T109])" office:value-type="string" office:string-value="calibration time-109 &#10;[59825]">
            <text:p>calibration time-109 <text:line-break/>[59825]</text:p>
          </table:table-cell>
          <table:table-cell table:style-name="ce35"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10:.AF110])" office:value-type="string" office:string-value="calibItem-110 &#10;[59838]">
            <text:p>calibItem-110 <text:line-break/>[59838]</text:p>
          </table:table-cell>
          <table:table-cell table:style-name="ce24" table:formula="of:=INFO.OBBA.OBBA.OBGET(INFO.OBBA.OBBA.OBCALL(&quot;&quot;;INFO.OBBA.OBBA.OBCALL(&quot;&quot;;[.$B$7];&quot;getCalibrationProductForSpec&quot;;[.B110]);&quot;getValue&quot;;INFO.OBBA.OBBA.OBCALL(&quot;&quot;;[.$B$7];&quot;getModel&quot;)))" office:value-type="percentage" office:value="-2.168404344971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10]" office:value-type="float" office:value="0">
            <text:p>0</text:p>
          </table:table-cell>
          <table:table-cell table:style-name="ce39" table:formula="of:=[.F110]" office:value-type="float" office:value="1">
            <text:p>1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-0.00534">
            <text:p>-0,534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10]" office:value-type="string" office:string-value="discount-USD-EUR-OIS">
            <text:p>discount-USD-EUR-OIS</text:p>
          </table:table-cell>
          <table:table-cell table:style-name="ce39" table:formula="of:=[.F110]" office:value-type="float" office:value="1">
            <text:p>1</text:p>
          </table:table-cell>
          <table:table-cell/>
          <table:table-cell table:style-name="ce55" table:formula="of:=INFO.OBBA.OBBA.OBMAKE([.V$11]&amp;&quot;-&quot;&amp;ROW();&quot;String&quot;;[.D110])" office:value-type="string" office:string-value="type-110 &#10;[59827]">
            <text:p>type-110 <text:line-break/>[59827]</text:p>
          </table:table-cell>
          <table:table-cell table:style-name="ce55" table:formula="of:=INFO.OBBA.OBBA.OBMAKE([.W$11]&amp;&quot;-&quot;&amp;ROW();&quot;double[]&quot;;[.E110:.G110])" office:value-type="string" office:string-value="tenor rec-110 &#10;[59828]">
            <text:p>tenor rec-110 <text:line-break/>[59828]</text:p>
          </table:table-cell>
          <table:table-cell table:style-name="ce55" table:formula="of:=INFO.OBBA.OBBA.OBMAKE([.X$11]&amp;&quot;-&quot;&amp;ROW();&quot;String&quot;;[.H110])" office:value-type="string" office:string-value="forward rec-110 &#10;[59829]">
            <text:p>forward rec-110 <text:line-break/>[59829]</text:p>
          </table:table-cell>
          <table:table-cell table:style-name="ce55" table:formula="of:=INFO.OBBA.OBBA.OBMAKE([.Y$11]&amp;&quot;-&quot;&amp;ROW();&quot;double&quot;;[.I110])" office:value-type="string" office:string-value="spread rec-110 &#10;[59830]">
            <text:p>spread rec-110 <text:line-break/>[59830]</text:p>
          </table:table-cell>
          <table:table-cell table:style-name="ce55" table:formula="of:=INFO.OBBA.OBBA.OBMAKE([.Z$11]&amp;&quot;-&quot;&amp;ROW();&quot;String&quot;;[.J110])" office:value-type="string" office:string-value="discount rec-110 &#10;[59831]">
            <text:p>discount rec-110 <text:line-break/>[59831]</text:p>
          </table:table-cell>
          <table:table-cell table:style-name="ce55" table:formula="of:=INFO.OBBA.OBBA.OBMAKE([.AA$11]&amp;&quot;-&quot;&amp;ROW();&quot;double[]&quot;;[.L110:.N110])" office:value-type="string" office:string-value="tenor pay-110 &#10;[59832]">
            <text:p>tenor pay-110 <text:line-break/>[59832]</text:p>
          </table:table-cell>
          <table:table-cell table:style-name="ce55" table:formula="of:=INFO.OBBA.OBBA.OBMAKE([.AB$11]&amp;&quot;-&quot;&amp;ROW();&quot;String&quot;;[.O110])" office:value-type="string" office:string-value="forward pay-110 &#10;[59833]">
            <text:p>forward pay-110 <text:line-break/>[59833]</text:p>
          </table:table-cell>
          <table:table-cell table:style-name="ce55" table:formula="of:=INFO.OBBA.OBBA.OBMAKE([.AC$11]&amp;&quot;-&quot;&amp;ROW();&quot;double&quot;;[.P110])" office:value-type="string" office:string-value="spread pay-110 &#10;[59834]">
            <text:p>spread pay-110 <text:line-break/>[59834]</text:p>
          </table:table-cell>
          <table:table-cell table:style-name="ce55" table:formula="of:=INFO.OBBA.OBBA.OBMAKE([.AD$11]&amp;&quot;-&quot;&amp;ROW();&quot;String&quot;;[.Q110])" office:value-type="string" office:string-value="disocunt pay-110 &#10;[59835]">
            <text:p>disocunt pay-110 <text:line-break/>[59835]</text:p>
          </table:table-cell>
          <table:table-cell table:style-name="ce55" table:formula="of:=INFO.OBBA.OBBA.OBMAKE([.AE$11]&amp;&quot;-&quot;&amp;ROW();&quot;String&quot;;[.S110])" office:value-type="string" office:string-value="calibration curve-110 &#10;[59836]">
            <text:p>calibration curve-110 <text:line-break/>[59836]</text:p>
          </table:table-cell>
          <table:table-cell table:style-name="ce55" table:formula="of:=INFO.OBBA.OBBA.OBMAKE([.AF$11]&amp;&quot;-&quot;&amp;ROW();&quot;double&quot;;[.T110])" office:value-type="string" office:string-value="calibration time-110 &#10;[59837]">
            <text:p>calibration time-110 <text:line-break/>[59837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11:.AF111])" office:value-type="string" office:string-value="calibItem-111 &#10;[59850]">
            <text:p>calibItem-111 <text:line-break/>[59850]</text:p>
          </table:table-cell>
          <table:table-cell table:style-name="ce24" table:formula="of:=INFO.OBBA.OBBA.OBGET(INFO.OBBA.OBBA.OBCALL(&quot;&quot;;INFO.OBBA.OBBA.OBCALL(&quot;&quot;;[.$B$7];&quot;getCalibrationProductForSpec&quot;;[.B111]);&quot;getValue&quot;;INFO.OBBA.OBBA.OBCALL(&quot;&quot;;[.$B$7];&quot;getModel&quot;)))" office:value-type="percentage" office:value="-3.12250225675825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11]" office:value-type="float" office:value="0">
            <text:p>0</text:p>
          </table:table-cell>
          <table:table-cell table:style-name="ce39" table:formula="of:=[.F111]" office:value-type="float" office:value="2">
            <text:p>2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-0.0054">
            <text:p>-0,540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11]" office:value-type="string" office:string-value="discount-USD-EUR-OIS">
            <text:p>discount-USD-EUR-OIS</text:p>
          </table:table-cell>
          <table:table-cell table:style-name="ce39" table:formula="of:=[.F111]" office:value-type="float" office:value="2">
            <text:p>2</text:p>
          </table:table-cell>
          <table:table-cell/>
          <table:table-cell table:style-name="ce55" table:formula="of:=INFO.OBBA.OBBA.OBMAKE([.V$11]&amp;&quot;-&quot;&amp;ROW();&quot;String&quot;;[.D111])" office:value-type="string" office:string-value="type-111 &#10;[59839]">
            <text:p>type-111 <text:line-break/>[59839]</text:p>
          </table:table-cell>
          <table:table-cell table:style-name="ce55" table:formula="of:=INFO.OBBA.OBBA.OBMAKE([.W$11]&amp;&quot;-&quot;&amp;ROW();&quot;double[]&quot;;[.E111:.G111])" office:value-type="string" office:string-value="tenor rec-111 &#10;[59840]">
            <text:p>tenor rec-111 <text:line-break/>[59840]</text:p>
          </table:table-cell>
          <table:table-cell table:style-name="ce55" table:formula="of:=INFO.OBBA.OBBA.OBMAKE([.X$11]&amp;&quot;-&quot;&amp;ROW();&quot;String&quot;;[.H111])" office:value-type="string" office:string-value="forward rec-111 &#10;[59841]">
            <text:p>forward rec-111 <text:line-break/>[59841]</text:p>
          </table:table-cell>
          <table:table-cell table:style-name="ce55" table:formula="of:=INFO.OBBA.OBBA.OBMAKE([.Y$11]&amp;&quot;-&quot;&amp;ROW();&quot;double&quot;;[.I111])" office:value-type="string" office:string-value="spread rec-111 &#10;[59842]">
            <text:p>spread rec-111 <text:line-break/>[59842]</text:p>
          </table:table-cell>
          <table:table-cell table:style-name="ce55" table:formula="of:=INFO.OBBA.OBBA.OBMAKE([.Z$11]&amp;&quot;-&quot;&amp;ROW();&quot;String&quot;;[.J111])" office:value-type="string" office:string-value="discount rec-111 &#10;[59843]">
            <text:p>discount rec-111 <text:line-break/>[59843]</text:p>
          </table:table-cell>
          <table:table-cell table:style-name="ce55" table:formula="of:=INFO.OBBA.OBBA.OBMAKE([.AA$11]&amp;&quot;-&quot;&amp;ROW();&quot;double[]&quot;;[.L111:.N111])" office:value-type="string" office:string-value="tenor pay-111 &#10;[59844]">
            <text:p>tenor pay-111 <text:line-break/>[59844]</text:p>
          </table:table-cell>
          <table:table-cell table:style-name="ce55" table:formula="of:=INFO.OBBA.OBBA.OBMAKE([.AB$11]&amp;&quot;-&quot;&amp;ROW();&quot;String&quot;;[.O111])" office:value-type="string" office:string-value="forward pay-111 &#10;[59845]">
            <text:p>forward pay-111 <text:line-break/>[59845]</text:p>
          </table:table-cell>
          <table:table-cell table:style-name="ce55" table:formula="of:=INFO.OBBA.OBBA.OBMAKE([.AC$11]&amp;&quot;-&quot;&amp;ROW();&quot;double&quot;;[.P111])" office:value-type="string" office:string-value="spread pay-111 &#10;[59846]">
            <text:p>spread pay-111 <text:line-break/>[59846]</text:p>
          </table:table-cell>
          <table:table-cell table:style-name="ce55" table:formula="of:=INFO.OBBA.OBBA.OBMAKE([.AD$11]&amp;&quot;-&quot;&amp;ROW();&quot;String&quot;;[.Q111])" office:value-type="string" office:string-value="disocunt pay-111 &#10;[59847]">
            <text:p>disocunt pay-111 <text:line-break/>[59847]</text:p>
          </table:table-cell>
          <table:table-cell table:style-name="ce55" table:formula="of:=INFO.OBBA.OBBA.OBMAKE([.AE$11]&amp;&quot;-&quot;&amp;ROW();&quot;String&quot;;[.S111])" office:value-type="string" office:string-value="calibration curve-111 &#10;[59848]">
            <text:p>calibration curve-111 <text:line-break/>[59848]</text:p>
          </table:table-cell>
          <table:table-cell table:style-name="ce55" table:formula="of:=INFO.OBBA.OBBA.OBMAKE([.AF$11]&amp;&quot;-&quot;&amp;ROW();&quot;double&quot;;[.T111])" office:value-type="string" office:string-value="calibration time-111 &#10;[59849]">
            <text:p>calibration time-111 <text:line-break/>[59849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12:.AF112])" office:value-type="string" office:string-value="calibItem-112 &#10;[59862]">
            <text:p>calibItem-112 <text:line-break/>[59862]</text:p>
          </table:table-cell>
          <table:table-cell table:style-name="ce24" table:formula="of:=INFO.OBBA.OBBA.OBGET(INFO.OBBA.OBBA.OBCALL(&quot;&quot;;INFO.OBBA.OBBA.OBCALL(&quot;&quot;;[.$B$7];&quot;getCalibrationProductForSpec&quot;;[.B112]);&quot;getValue&quot;;INFO.OBBA.OBBA.OBCALL(&quot;&quot;;[.$B$7];&quot;getModel&quot;)))" office:value-type="percentage" office:value="-3.90312782094781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12]" office:value-type="float" office:value="0">
            <text:p>0</text:p>
          </table:table-cell>
          <table:table-cell table:style-name="ce39" table:formula="of:=[.F112]" office:value-type="float" office:value="3">
            <text:p>3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-0.00536">
            <text:p>-0,536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12]" office:value-type="string" office:string-value="discount-USD-EUR-OIS">
            <text:p>discount-USD-EUR-OIS</text:p>
          </table:table-cell>
          <table:table-cell table:style-name="ce39" table:formula="of:=[.F112]" office:value-type="float" office:value="3">
            <text:p>3</text:p>
          </table:table-cell>
          <table:table-cell/>
          <table:table-cell table:style-name="ce55" table:formula="of:=INFO.OBBA.OBBA.OBMAKE([.V$11]&amp;&quot;-&quot;&amp;ROW();&quot;String&quot;;[.D112])" office:value-type="string" office:string-value="type-112 &#10;[59851]">
            <text:p>type-112 <text:line-break/>[59851]</text:p>
          </table:table-cell>
          <table:table-cell table:style-name="ce55" table:formula="of:=INFO.OBBA.OBBA.OBMAKE([.W$11]&amp;&quot;-&quot;&amp;ROW();&quot;double[]&quot;;[.E112:.G112])" office:value-type="string" office:string-value="tenor rec-112 &#10;[59852]">
            <text:p>tenor rec-112 <text:line-break/>[59852]</text:p>
          </table:table-cell>
          <table:table-cell table:style-name="ce55" table:formula="of:=INFO.OBBA.OBBA.OBMAKE([.X$11]&amp;&quot;-&quot;&amp;ROW();&quot;String&quot;;[.H112])" office:value-type="string" office:string-value="forward rec-112 &#10;[59853]">
            <text:p>forward rec-112 <text:line-break/>[59853]</text:p>
          </table:table-cell>
          <table:table-cell table:style-name="ce55" table:formula="of:=INFO.OBBA.OBBA.OBMAKE([.Y$11]&amp;&quot;-&quot;&amp;ROW();&quot;double&quot;;[.I112])" office:value-type="string" office:string-value="spread rec-112 &#10;[59854]">
            <text:p>spread rec-112 <text:line-break/>[59854]</text:p>
          </table:table-cell>
          <table:table-cell table:style-name="ce55" table:formula="of:=INFO.OBBA.OBBA.OBMAKE([.Z$11]&amp;&quot;-&quot;&amp;ROW();&quot;String&quot;;[.J112])" office:value-type="string" office:string-value="discount rec-112 &#10;[59855]">
            <text:p>discount rec-112 <text:line-break/>[59855]</text:p>
          </table:table-cell>
          <table:table-cell table:style-name="ce55" table:formula="of:=INFO.OBBA.OBBA.OBMAKE([.AA$11]&amp;&quot;-&quot;&amp;ROW();&quot;double[]&quot;;[.L112:.N112])" office:value-type="string" office:string-value="tenor pay-112 &#10;[59856]">
            <text:p>tenor pay-112 <text:line-break/>[59856]</text:p>
          </table:table-cell>
          <table:table-cell table:style-name="ce55" table:formula="of:=INFO.OBBA.OBBA.OBMAKE([.AB$11]&amp;&quot;-&quot;&amp;ROW();&quot;String&quot;;[.O112])" office:value-type="string" office:string-value="forward pay-112 &#10;[59857]">
            <text:p>forward pay-112 <text:line-break/>[59857]</text:p>
          </table:table-cell>
          <table:table-cell table:style-name="ce55" table:formula="of:=INFO.OBBA.OBBA.OBMAKE([.AC$11]&amp;&quot;-&quot;&amp;ROW();&quot;double&quot;;[.P112])" office:value-type="string" office:string-value="spread pay-112 &#10;[59858]">
            <text:p>spread pay-112 <text:line-break/>[59858]</text:p>
          </table:table-cell>
          <table:table-cell table:style-name="ce55" table:formula="of:=INFO.OBBA.OBBA.OBMAKE([.AD$11]&amp;&quot;-&quot;&amp;ROW();&quot;String&quot;;[.Q112])" office:value-type="string" office:string-value="disocunt pay-112 &#10;[59859]">
            <text:p>disocunt pay-112 <text:line-break/>[59859]</text:p>
          </table:table-cell>
          <table:table-cell table:style-name="ce55" table:formula="of:=INFO.OBBA.OBBA.OBMAKE([.AE$11]&amp;&quot;-&quot;&amp;ROW();&quot;String&quot;;[.S112])" office:value-type="string" office:string-value="calibration curve-112 &#10;[59860]">
            <text:p>calibration curve-112 <text:line-break/>[59860]</text:p>
          </table:table-cell>
          <table:table-cell table:style-name="ce55" table:formula="of:=INFO.OBBA.OBBA.OBMAKE([.AF$11]&amp;&quot;-&quot;&amp;ROW();&quot;double&quot;;[.T112])" office:value-type="string" office:string-value="calibration time-112 &#10;[59861]">
            <text:p>calibration time-112 <text:line-break/>[59861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13:.AF113])" office:value-type="string" office:string-value="calibItem-113 &#10;[59874]">
            <text:p>calibItem-113 <text:line-break/>[59874]</text:p>
          </table:table-cell>
          <table:table-cell table:style-name="ce24" table:formula="of:=INFO.OBBA.OBBA.OBGET(INFO.OBBA.OBBA.OBCALL(&quot;&quot;;INFO.OBBA.OBBA.OBCALL(&quot;&quot;;[.$B$7];&quot;getCalibrationProductForSpec&quot;;[.B113]);&quot;getValue&quot;;INFO.OBBA.OBBA.OBCALL(&quot;&quot;;[.$B$7];&quot;getModel&quot;)))" office:value-type="percentage" office:value="2.42861286636753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13]" office:value-type="float" office:value="0">
            <text:p>0</text:p>
          </table:table-cell>
          <table:table-cell table:style-name="ce39" table:formula="of:=[.F113]" office:value-type="float" office:value="4">
            <text:p>4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-0.00526">
            <text:p>-0,526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13]" office:value-type="string" office:string-value="discount-USD-EUR-OIS">
            <text:p>discount-USD-EUR-OIS</text:p>
          </table:table-cell>
          <table:table-cell table:style-name="ce39" table:formula="of:=[.F113]" office:value-type="float" office:value="4">
            <text:p>4</text:p>
          </table:table-cell>
          <table:table-cell/>
          <table:table-cell table:style-name="ce55" table:formula="of:=INFO.OBBA.OBBA.OBMAKE([.V$11]&amp;&quot;-&quot;&amp;ROW();&quot;String&quot;;[.D113])" office:value-type="string" office:string-value="type-113 &#10;[59863]">
            <text:p>type-113 <text:line-break/>[59863]</text:p>
          </table:table-cell>
          <table:table-cell table:style-name="ce55" table:formula="of:=INFO.OBBA.OBBA.OBMAKE([.W$11]&amp;&quot;-&quot;&amp;ROW();&quot;double[]&quot;;[.E113:.G113])" office:value-type="string" office:string-value="tenor rec-113 &#10;[59864]">
            <text:p>tenor rec-113 <text:line-break/>[59864]</text:p>
          </table:table-cell>
          <table:table-cell table:style-name="ce55" table:formula="of:=INFO.OBBA.OBBA.OBMAKE([.X$11]&amp;&quot;-&quot;&amp;ROW();&quot;String&quot;;[.H113])" office:value-type="string" office:string-value="forward rec-113 &#10;[59865]">
            <text:p>forward rec-113 <text:line-break/>[59865]</text:p>
          </table:table-cell>
          <table:table-cell table:style-name="ce55" table:formula="of:=INFO.OBBA.OBBA.OBMAKE([.Y$11]&amp;&quot;-&quot;&amp;ROW();&quot;double&quot;;[.I113])" office:value-type="string" office:string-value="spread rec-113 &#10;[59866]">
            <text:p>spread rec-113 <text:line-break/>[59866]</text:p>
          </table:table-cell>
          <table:table-cell table:style-name="ce55" table:formula="of:=INFO.OBBA.OBBA.OBMAKE([.Z$11]&amp;&quot;-&quot;&amp;ROW();&quot;String&quot;;[.J113])" office:value-type="string" office:string-value="discount rec-113 &#10;[59867]">
            <text:p>discount rec-113 <text:line-break/>[59867]</text:p>
          </table:table-cell>
          <table:table-cell table:style-name="ce55" table:formula="of:=INFO.OBBA.OBBA.OBMAKE([.AA$11]&amp;&quot;-&quot;&amp;ROW();&quot;double[]&quot;;[.L113:.N113])" office:value-type="string" office:string-value="tenor pay-113 &#10;[59868]">
            <text:p>tenor pay-113 <text:line-break/>[59868]</text:p>
          </table:table-cell>
          <table:table-cell table:style-name="ce55" table:formula="of:=INFO.OBBA.OBBA.OBMAKE([.AB$11]&amp;&quot;-&quot;&amp;ROW();&quot;String&quot;;[.O113])" office:value-type="string" office:string-value="forward pay-113 &#10;[59869]">
            <text:p>forward pay-113 <text:line-break/>[59869]</text:p>
          </table:table-cell>
          <table:table-cell table:style-name="ce55" table:formula="of:=INFO.OBBA.OBBA.OBMAKE([.AC$11]&amp;&quot;-&quot;&amp;ROW();&quot;double&quot;;[.P113])" office:value-type="string" office:string-value="spread pay-113 &#10;[59870]">
            <text:p>spread pay-113 <text:line-break/>[59870]</text:p>
          </table:table-cell>
          <table:table-cell table:style-name="ce55" table:formula="of:=INFO.OBBA.OBBA.OBMAKE([.AD$11]&amp;&quot;-&quot;&amp;ROW();&quot;String&quot;;[.Q113])" office:value-type="string" office:string-value="disocunt pay-113 &#10;[59871]">
            <text:p>disocunt pay-113 <text:line-break/>[59871]</text:p>
          </table:table-cell>
          <table:table-cell table:style-name="ce55" table:formula="of:=INFO.OBBA.OBBA.OBMAKE([.AE$11]&amp;&quot;-&quot;&amp;ROW();&quot;String&quot;;[.S113])" office:value-type="string" office:string-value="calibration curve-113 &#10;[59872]">
            <text:p>calibration curve-113 <text:line-break/>[59872]</text:p>
          </table:table-cell>
          <table:table-cell table:style-name="ce55" table:formula="of:=INFO.OBBA.OBBA.OBMAKE([.AF$11]&amp;&quot;-&quot;&amp;ROW();&quot;double&quot;;[.T113])" office:value-type="string" office:string-value="calibration time-113 &#10;[59873]">
            <text:p>calibration time-113 <text:line-break/>[59873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14:.AF114])" office:value-type="string" office:string-value="calibItem-114 &#10;[59886]">
            <text:p>calibItem-114 <text:line-break/>[59886]</text:p>
          </table:table-cell>
          <table:table-cell table:style-name="ce24" table:formula="of:=INFO.OBBA.OBBA.OBGET(INFO.OBBA.OBBA.OBCALL(&quot;&quot;;INFO.OBBA.OBBA.OBCALL(&quot;&quot;;[.$B$7];&quot;getCalibrationProductForSpec&quot;;[.B114]);&quot;getValue&quot;;INFO.OBBA.OBBA.OBCALL(&quot;&quot;;[.$B$7];&quot;getModel&quot;)))" office:value-type="percentage" office:value="5.20417042793041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14]" office:value-type="float" office:value="0">
            <text:p>0</text:p>
          </table:table-cell>
          <table:table-cell table:style-name="ce39" table:formula="of:=[.F114]" office:value-type="float" office:value="5">
            <text:p>5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-0.0051">
            <text:p>-0,510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14]" office:value-type="string" office:string-value="discount-USD-EUR-OIS">
            <text:p>discount-USD-EUR-OIS</text:p>
          </table:table-cell>
          <table:table-cell table:style-name="ce39" table:formula="of:=[.F114]" office:value-type="float" office:value="5">
            <text:p>5</text:p>
          </table:table-cell>
          <table:table-cell/>
          <table:table-cell table:style-name="ce55" table:formula="of:=INFO.OBBA.OBBA.OBMAKE([.V$11]&amp;&quot;-&quot;&amp;ROW();&quot;String&quot;;[.D114])" office:value-type="string" office:string-value="type-114 &#10;[59875]">
            <text:p>type-114 <text:line-break/>[59875]</text:p>
          </table:table-cell>
          <table:table-cell table:style-name="ce55" table:formula="of:=INFO.OBBA.OBBA.OBMAKE([.W$11]&amp;&quot;-&quot;&amp;ROW();&quot;double[]&quot;;[.E114:.G114])" office:value-type="string" office:string-value="tenor rec-114 &#10;[59876]">
            <text:p>tenor rec-114 <text:line-break/>[59876]</text:p>
          </table:table-cell>
          <table:table-cell table:style-name="ce55" table:formula="of:=INFO.OBBA.OBBA.OBMAKE([.X$11]&amp;&quot;-&quot;&amp;ROW();&quot;String&quot;;[.H114])" office:value-type="string" office:string-value="forward rec-114 &#10;[59877]">
            <text:p>forward rec-114 <text:line-break/>[59877]</text:p>
          </table:table-cell>
          <table:table-cell table:style-name="ce55" table:formula="of:=INFO.OBBA.OBBA.OBMAKE([.Y$11]&amp;&quot;-&quot;&amp;ROW();&quot;double&quot;;[.I114])" office:value-type="string" office:string-value="spread rec-114 &#10;[59878]">
            <text:p>spread rec-114 <text:line-break/>[59878]</text:p>
          </table:table-cell>
          <table:table-cell table:style-name="ce55" table:formula="of:=INFO.OBBA.OBBA.OBMAKE([.Z$11]&amp;&quot;-&quot;&amp;ROW();&quot;String&quot;;[.J114])" office:value-type="string" office:string-value="discount rec-114 &#10;[59879]">
            <text:p>discount rec-114 <text:line-break/>[59879]</text:p>
          </table:table-cell>
          <table:table-cell table:style-name="ce55" table:formula="of:=INFO.OBBA.OBBA.OBMAKE([.AA$11]&amp;&quot;-&quot;&amp;ROW();&quot;double[]&quot;;[.L114:.N114])" office:value-type="string" office:string-value="tenor pay-114 &#10;[59880]">
            <text:p>tenor pay-114 <text:line-break/>[59880]</text:p>
          </table:table-cell>
          <table:table-cell table:style-name="ce55" table:formula="of:=INFO.OBBA.OBBA.OBMAKE([.AB$11]&amp;&quot;-&quot;&amp;ROW();&quot;String&quot;;[.O114])" office:value-type="string" office:string-value="forward pay-114 &#10;[59881]">
            <text:p>forward pay-114 <text:line-break/>[59881]</text:p>
          </table:table-cell>
          <table:table-cell table:style-name="ce55" table:formula="of:=INFO.OBBA.OBBA.OBMAKE([.AC$11]&amp;&quot;-&quot;&amp;ROW();&quot;double&quot;;[.P114])" office:value-type="string" office:string-value="spread pay-114 &#10;[59882]">
            <text:p>spread pay-114 <text:line-break/>[59882]</text:p>
          </table:table-cell>
          <table:table-cell table:style-name="ce55" table:formula="of:=INFO.OBBA.OBBA.OBMAKE([.AD$11]&amp;&quot;-&quot;&amp;ROW();&quot;String&quot;;[.Q114])" office:value-type="string" office:string-value="disocunt pay-114 &#10;[59883]">
            <text:p>disocunt pay-114 <text:line-break/>[59883]</text:p>
          </table:table-cell>
          <table:table-cell table:style-name="ce55" table:formula="of:=INFO.OBBA.OBBA.OBMAKE([.AE$11]&amp;&quot;-&quot;&amp;ROW();&quot;String&quot;;[.S114])" office:value-type="string" office:string-value="calibration curve-114 &#10;[59884]">
            <text:p>calibration curve-114 <text:line-break/>[59884]</text:p>
          </table:table-cell>
          <table:table-cell table:style-name="ce55" table:formula="of:=INFO.OBBA.OBBA.OBMAKE([.AF$11]&amp;&quot;-&quot;&amp;ROW();&quot;double&quot;;[.T114])" office:value-type="string" office:string-value="calibration time-114 &#10;[59885]">
            <text:p>calibration time-114 <text:line-break/>[59885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15:.AF115])" office:value-type="string" office:string-value="calibItem-115 &#10;[59898]">
            <text:p>calibItem-115 <text:line-break/>[59898]</text:p>
          </table:table-cell>
          <table:table-cell table:style-name="ce24" table:formula="of:=INFO.OBBA.OBBA.OBGET(INFO.OBBA.OBBA.OBCALL(&quot;&quot;;INFO.OBBA.OBBA.OBCALL(&quot;&quot;;[.$B$7];&quot;getCalibrationProductForSpec&quot;;[.B115]);&quot;getValue&quot;;INFO.OBBA.OBBA.OBCALL(&quot;&quot;;[.$B$7];&quot;getModel&quot;)))" office:value-type="percentage" office:value="-2.42861286636753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7">
            <text:p>7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15]" office:value-type="float" office:value="0">
            <text:p>0</text:p>
          </table:table-cell>
          <table:table-cell table:style-name="ce39" table:formula="of:=[.F115]" office:value-type="float" office:value="7">
            <text:p>7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-0.00452">
            <text:p>-0,452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15]" office:value-type="string" office:string-value="discount-USD-EUR-OIS">
            <text:p>discount-USD-EUR-OIS</text:p>
          </table:table-cell>
          <table:table-cell table:style-name="ce39" table:formula="of:=[.F115]" office:value-type="float" office:value="7">
            <text:p>7</text:p>
          </table:table-cell>
          <table:table-cell/>
          <table:table-cell table:style-name="ce55" table:formula="of:=INFO.OBBA.OBBA.OBMAKE([.V$11]&amp;&quot;-&quot;&amp;ROW();&quot;String&quot;;[.D115])" office:value-type="string" office:string-value="type-115 &#10;[59887]">
            <text:p>type-115 <text:line-break/>[59887]</text:p>
          </table:table-cell>
          <table:table-cell table:style-name="ce55" table:formula="of:=INFO.OBBA.OBBA.OBMAKE([.W$11]&amp;&quot;-&quot;&amp;ROW();&quot;double[]&quot;;[.E115:.G115])" office:value-type="string" office:string-value="tenor rec-115 &#10;[59888]">
            <text:p>tenor rec-115 <text:line-break/>[59888]</text:p>
          </table:table-cell>
          <table:table-cell table:style-name="ce55" table:formula="of:=INFO.OBBA.OBBA.OBMAKE([.X$11]&amp;&quot;-&quot;&amp;ROW();&quot;String&quot;;[.H115])" office:value-type="string" office:string-value="forward rec-115 &#10;[59889]">
            <text:p>forward rec-115 <text:line-break/>[59889]</text:p>
          </table:table-cell>
          <table:table-cell table:style-name="ce55" table:formula="of:=INFO.OBBA.OBBA.OBMAKE([.Y$11]&amp;&quot;-&quot;&amp;ROW();&quot;double&quot;;[.I115])" office:value-type="string" office:string-value="spread rec-115 &#10;[59890]">
            <text:p>spread rec-115 <text:line-break/>[59890]</text:p>
          </table:table-cell>
          <table:table-cell table:style-name="ce55" table:formula="of:=INFO.OBBA.OBBA.OBMAKE([.Z$11]&amp;&quot;-&quot;&amp;ROW();&quot;String&quot;;[.J115])" office:value-type="string" office:string-value="discount rec-115 &#10;[59891]">
            <text:p>discount rec-115 <text:line-break/>[59891]</text:p>
          </table:table-cell>
          <table:table-cell table:style-name="ce55" table:formula="of:=INFO.OBBA.OBBA.OBMAKE([.AA$11]&amp;&quot;-&quot;&amp;ROW();&quot;double[]&quot;;[.L115:.N115])" office:value-type="string" office:string-value="tenor pay-115 &#10;[59892]">
            <text:p>tenor pay-115 <text:line-break/>[59892]</text:p>
          </table:table-cell>
          <table:table-cell table:style-name="ce55" table:formula="of:=INFO.OBBA.OBBA.OBMAKE([.AB$11]&amp;&quot;-&quot;&amp;ROW();&quot;String&quot;;[.O115])" office:value-type="string" office:string-value="forward pay-115 &#10;[59893]">
            <text:p>forward pay-115 <text:line-break/>[59893]</text:p>
          </table:table-cell>
          <table:table-cell table:style-name="ce55" table:formula="of:=INFO.OBBA.OBBA.OBMAKE([.AC$11]&amp;&quot;-&quot;&amp;ROW();&quot;double&quot;;[.P115])" office:value-type="string" office:string-value="spread pay-115 &#10;[59894]">
            <text:p>spread pay-115 <text:line-break/>[59894]</text:p>
          </table:table-cell>
          <table:table-cell table:style-name="ce55" table:formula="of:=INFO.OBBA.OBBA.OBMAKE([.AD$11]&amp;&quot;-&quot;&amp;ROW();&quot;String&quot;;[.Q115])" office:value-type="string" office:string-value="disocunt pay-115 &#10;[59895]">
            <text:p>disocunt pay-115 <text:line-break/>[59895]</text:p>
          </table:table-cell>
          <table:table-cell table:style-name="ce55" table:formula="of:=INFO.OBBA.OBBA.OBMAKE([.AE$11]&amp;&quot;-&quot;&amp;ROW();&quot;String&quot;;[.S115])" office:value-type="string" office:string-value="calibration curve-115 &#10;[59896]">
            <text:p>calibration curve-115 <text:line-break/>[59896]</text:p>
          </table:table-cell>
          <table:table-cell table:style-name="ce55" table:formula="of:=INFO.OBBA.OBBA.OBMAKE([.AF$11]&amp;&quot;-&quot;&amp;ROW();&quot;double&quot;;[.T115])" office:value-type="string" office:string-value="calibration time-115 &#10;[59897]">
            <text:p>calibration time-115 <text:line-break/>[59897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16:.AF116])" office:value-type="string" office:string-value="calibItem-116 &#10;[59910]">
            <text:p>calibItem-116 <text:line-break/>[59910]</text:p>
          </table:table-cell>
          <table:table-cell table:style-name="ce24" table:formula="of:=INFO.OBBA.OBBA.OBGET(INFO.OBBA.OBBA.OBCALL(&quot;&quot;;INFO.OBBA.OBBA.OBCALL(&quot;&quot;;[.$B$7];&quot;getCalibrationProductForSpec&quot;;[.B116]);&quot;getValue&quot;;INFO.OBBA.OBBA.OBCALL(&quot;&quot;;[.$B$7];&quot;getModel&quot;)))" office:value-type="percentage" office:value="6.59194920871186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16]" office:value-type="float" office:value="0">
            <text:p>0</text:p>
          </table:table-cell>
          <table:table-cell table:style-name="ce39" table:formula="of:=[.F116]" office:value-type="float" office:value="10">
            <text:p>1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-0.00362">
            <text:p>-0,362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16]" office:value-type="string" office:string-value="discount-USD-EUR-OIS">
            <text:p>discount-USD-EUR-OIS</text:p>
          </table:table-cell>
          <table:table-cell table:style-name="ce39" table:formula="of:=[.F116]" office:value-type="float" office:value="10">
            <text:p>10</text:p>
          </table:table-cell>
          <table:table-cell/>
          <table:table-cell table:style-name="ce55" table:formula="of:=INFO.OBBA.OBBA.OBMAKE([.V$11]&amp;&quot;-&quot;&amp;ROW();&quot;String&quot;;[.D116])" office:value-type="string" office:string-value="type-116 &#10;[59899]">
            <text:p>type-116 <text:line-break/>[59899]</text:p>
          </table:table-cell>
          <table:table-cell table:style-name="ce55" table:formula="of:=INFO.OBBA.OBBA.OBMAKE([.W$11]&amp;&quot;-&quot;&amp;ROW();&quot;double[]&quot;;[.E116:.G116])" office:value-type="string" office:string-value="tenor rec-116 &#10;[59900]">
            <text:p>tenor rec-116 <text:line-break/>[59900]</text:p>
          </table:table-cell>
          <table:table-cell table:style-name="ce55" table:formula="of:=INFO.OBBA.OBBA.OBMAKE([.X$11]&amp;&quot;-&quot;&amp;ROW();&quot;String&quot;;[.H116])" office:value-type="string" office:string-value="forward rec-116 &#10;[59901]">
            <text:p>forward rec-116 <text:line-break/>[59901]</text:p>
          </table:table-cell>
          <table:table-cell table:style-name="ce55" table:formula="of:=INFO.OBBA.OBBA.OBMAKE([.Y$11]&amp;&quot;-&quot;&amp;ROW();&quot;double&quot;;[.I116])" office:value-type="string" office:string-value="spread rec-116 &#10;[59902]">
            <text:p>spread rec-116 <text:line-break/>[59902]</text:p>
          </table:table-cell>
          <table:table-cell table:style-name="ce55" table:formula="of:=INFO.OBBA.OBBA.OBMAKE([.Z$11]&amp;&quot;-&quot;&amp;ROW();&quot;String&quot;;[.J116])" office:value-type="string" office:string-value="discount rec-116 &#10;[59903]">
            <text:p>discount rec-116 <text:line-break/>[59903]</text:p>
          </table:table-cell>
          <table:table-cell table:style-name="ce55" table:formula="of:=INFO.OBBA.OBBA.OBMAKE([.AA$11]&amp;&quot;-&quot;&amp;ROW();&quot;double[]&quot;;[.L116:.N116])" office:value-type="string" office:string-value="tenor pay-116 &#10;[59904]">
            <text:p>tenor pay-116 <text:line-break/>[59904]</text:p>
          </table:table-cell>
          <table:table-cell table:style-name="ce55" table:formula="of:=INFO.OBBA.OBBA.OBMAKE([.AB$11]&amp;&quot;-&quot;&amp;ROW();&quot;String&quot;;[.O116])" office:value-type="string" office:string-value="forward pay-116 &#10;[59905]">
            <text:p>forward pay-116 <text:line-break/>[59905]</text:p>
          </table:table-cell>
          <table:table-cell table:style-name="ce55" table:formula="of:=INFO.OBBA.OBBA.OBMAKE([.AC$11]&amp;&quot;-&quot;&amp;ROW();&quot;double&quot;;[.P116])" office:value-type="string" office:string-value="spread pay-116 &#10;[59906]">
            <text:p>spread pay-116 <text:line-break/>[59906]</text:p>
          </table:table-cell>
          <table:table-cell table:style-name="ce55" table:formula="of:=INFO.OBBA.OBBA.OBMAKE([.AD$11]&amp;&quot;-&quot;&amp;ROW();&quot;String&quot;;[.Q116])" office:value-type="string" office:string-value="disocunt pay-116 &#10;[59907]">
            <text:p>disocunt pay-116 <text:line-break/>[59907]</text:p>
          </table:table-cell>
          <table:table-cell table:style-name="ce55" table:formula="of:=INFO.OBBA.OBBA.OBMAKE([.AE$11]&amp;&quot;-&quot;&amp;ROW();&quot;String&quot;;[.S116])" office:value-type="string" office:string-value="calibration curve-116 &#10;[59908]">
            <text:p>calibration curve-116 <text:line-break/>[59908]</text:p>
          </table:table-cell>
          <table:table-cell table:style-name="ce55" table:formula="of:=INFO.OBBA.OBBA.OBMAKE([.AF$11]&amp;&quot;-&quot;&amp;ROW();&quot;double&quot;;[.T116])" office:value-type="string" office:string-value="calibration time-116 &#10;[59909]">
            <text:p>calibration time-116 <text:line-break/>[59909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17:.AF117])" office:value-type="string" office:string-value="calibItem-117 &#10;[59922]">
            <text:p>calibItem-117 <text:line-break/>[59922]</text:p>
          </table:table-cell>
          <table:table-cell table:style-name="ce24" table:formula="of:=INFO.OBBA.OBBA.OBGET(INFO.OBBA.OBBA.OBCALL(&quot;&quot;;INFO.OBBA.OBBA.OBCALL(&quot;&quot;;[.$B$7];&quot;getCalibrationProductForSpec&quot;;[.B117]);&quot;getValue&quot;;INFO.OBBA.OBBA.OBCALL(&quot;&quot;;[.$B$7];&quot;getModel&quot;)))" office:value-type="percentage" office:value="6.41847686111418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5">
            <text:p>15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17]" office:value-type="float" office:value="0">
            <text:p>0</text:p>
          </table:table-cell>
          <table:table-cell table:style-name="ce39" table:formula="of:=[.F117]" office:value-type="float" office:value="15">
            <text:p>15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-0.00276">
            <text:p>-0,276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17]" office:value-type="string" office:string-value="discount-USD-EUR-OIS">
            <text:p>discount-USD-EUR-OIS</text:p>
          </table:table-cell>
          <table:table-cell table:style-name="ce39" table:formula="of:=[.F117]" office:value-type="float" office:value="15">
            <text:p>15</text:p>
          </table:table-cell>
          <table:table-cell/>
          <table:table-cell table:style-name="ce55" table:formula="of:=INFO.OBBA.OBBA.OBMAKE([.V$11]&amp;&quot;-&quot;&amp;ROW();&quot;String&quot;;[.D117])" office:value-type="string" office:string-value="type-117 &#10;[59911]">
            <text:p>type-117 <text:line-break/>[59911]</text:p>
          </table:table-cell>
          <table:table-cell table:style-name="ce55" table:formula="of:=INFO.OBBA.OBBA.OBMAKE([.W$11]&amp;&quot;-&quot;&amp;ROW();&quot;double[]&quot;;[.E117:.G117])" office:value-type="string" office:string-value="tenor rec-117 &#10;[59912]">
            <text:p>tenor rec-117 <text:line-break/>[59912]</text:p>
          </table:table-cell>
          <table:table-cell table:style-name="ce55" table:formula="of:=INFO.OBBA.OBBA.OBMAKE([.X$11]&amp;&quot;-&quot;&amp;ROW();&quot;String&quot;;[.H117])" office:value-type="string" office:string-value="forward rec-117 &#10;[59913]">
            <text:p>forward rec-117 <text:line-break/>[59913]</text:p>
          </table:table-cell>
          <table:table-cell table:style-name="ce55" table:formula="of:=INFO.OBBA.OBBA.OBMAKE([.Y$11]&amp;&quot;-&quot;&amp;ROW();&quot;double&quot;;[.I117])" office:value-type="string" office:string-value="spread rec-117 &#10;[59914]">
            <text:p>spread rec-117 <text:line-break/>[59914]</text:p>
          </table:table-cell>
          <table:table-cell table:style-name="ce55" table:formula="of:=INFO.OBBA.OBBA.OBMAKE([.Z$11]&amp;&quot;-&quot;&amp;ROW();&quot;String&quot;;[.J117])" office:value-type="string" office:string-value="discount rec-117 &#10;[59915]">
            <text:p>discount rec-117 <text:line-break/>[59915]</text:p>
          </table:table-cell>
          <table:table-cell table:style-name="ce55" table:formula="of:=INFO.OBBA.OBBA.OBMAKE([.AA$11]&amp;&quot;-&quot;&amp;ROW();&quot;double[]&quot;;[.L117:.N117])" office:value-type="string" office:string-value="tenor pay-117 &#10;[59916]">
            <text:p>tenor pay-117 <text:line-break/>[59916]</text:p>
          </table:table-cell>
          <table:table-cell table:style-name="ce55" table:formula="of:=INFO.OBBA.OBBA.OBMAKE([.AB$11]&amp;&quot;-&quot;&amp;ROW();&quot;String&quot;;[.O117])" office:value-type="string" office:string-value="forward pay-117 &#10;[59917]">
            <text:p>forward pay-117 <text:line-break/>[59917]</text:p>
          </table:table-cell>
          <table:table-cell table:style-name="ce55" table:formula="of:=INFO.OBBA.OBBA.OBMAKE([.AC$11]&amp;&quot;-&quot;&amp;ROW();&quot;double&quot;;[.P117])" office:value-type="string" office:string-value="spread pay-117 &#10;[59918]">
            <text:p>spread pay-117 <text:line-break/>[59918]</text:p>
          </table:table-cell>
          <table:table-cell table:style-name="ce55" table:formula="of:=INFO.OBBA.OBBA.OBMAKE([.AD$11]&amp;&quot;-&quot;&amp;ROW();&quot;String&quot;;[.Q117])" office:value-type="string" office:string-value="disocunt pay-117 &#10;[59919]">
            <text:p>disocunt pay-117 <text:line-break/>[59919]</text:p>
          </table:table-cell>
          <table:table-cell table:style-name="ce55" table:formula="of:=INFO.OBBA.OBBA.OBMAKE([.AE$11]&amp;&quot;-&quot;&amp;ROW();&quot;String&quot;;[.S117])" office:value-type="string" office:string-value="calibration curve-117 &#10;[59920]">
            <text:p>calibration curve-117 <text:line-break/>[59920]</text:p>
          </table:table-cell>
          <table:table-cell table:style-name="ce55" table:formula="of:=INFO.OBBA.OBBA.OBMAKE([.AF$11]&amp;&quot;-&quot;&amp;ROW();&quot;double&quot;;[.T117])" office:value-type="string" office:string-value="calibration time-117 &#10;[59921]">
            <text:p>calibration time-117 <text:line-break/>[59921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18:.AF118])" office:value-type="string" office:string-value="calibItem-118 &#10;[59934]">
            <text:p>calibItem-118 <text:line-break/>[59934]</text:p>
          </table:table-cell>
          <table:table-cell table:style-name="ce24" table:formula="of:=INFO.OBBA.OBBA.OBGET(INFO.OBBA.OBBA.OBCALL(&quot;&quot;;INFO.OBBA.OBBA.OBCALL(&quot;&quot;;[.$B$7];&quot;getCalibrationProductForSpec&quot;;[.B118]);&quot;getValue&quot;;INFO.OBBA.OBBA.OBCALL(&quot;&quot;;[.$B$7];&quot;getModel&quot;)))" office:value-type="percentage" office:value="-1.05818132034585E-016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18]" office:value-type="float" office:value="0">
            <text:p>0</text:p>
          </table:table-cell>
          <table:table-cell table:style-name="ce39" table:formula="of:=[.F118]" office:value-type="float" office:value="20">
            <text:p>2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-0.00233">
            <text:p>-0,233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18]" office:value-type="string" office:string-value="discount-USD-EUR-OIS">
            <text:p>discount-USD-EUR-OIS</text:p>
          </table:table-cell>
          <table:table-cell table:style-name="ce39" table:formula="of:=[.F118]" office:value-type="float" office:value="20">
            <text:p>20</text:p>
          </table:table-cell>
          <table:table-cell/>
          <table:table-cell table:style-name="ce55" table:formula="of:=INFO.OBBA.OBBA.OBMAKE([.V$11]&amp;&quot;-&quot;&amp;ROW();&quot;String&quot;;[.D118])" office:value-type="string" office:string-value="type-118 &#10;[59923]">
            <text:p>type-118 <text:line-break/>[59923]</text:p>
          </table:table-cell>
          <table:table-cell table:style-name="ce55" table:formula="of:=INFO.OBBA.OBBA.OBMAKE([.W$11]&amp;&quot;-&quot;&amp;ROW();&quot;double[]&quot;;[.E118:.G118])" office:value-type="string" office:string-value="tenor rec-118 &#10;[59924]">
            <text:p>tenor rec-118 <text:line-break/>[59924]</text:p>
          </table:table-cell>
          <table:table-cell table:style-name="ce55" table:formula="of:=INFO.OBBA.OBBA.OBMAKE([.X$11]&amp;&quot;-&quot;&amp;ROW();&quot;String&quot;;[.H118])" office:value-type="string" office:string-value="forward rec-118 &#10;[59925]">
            <text:p>forward rec-118 <text:line-break/>[59925]</text:p>
          </table:table-cell>
          <table:table-cell table:style-name="ce55" table:formula="of:=INFO.OBBA.OBBA.OBMAKE([.Y$11]&amp;&quot;-&quot;&amp;ROW();&quot;double&quot;;[.I118])" office:value-type="string" office:string-value="spread rec-118 &#10;[59926]">
            <text:p>spread rec-118 <text:line-break/>[59926]</text:p>
          </table:table-cell>
          <table:table-cell table:style-name="ce55" table:formula="of:=INFO.OBBA.OBBA.OBMAKE([.Z$11]&amp;&quot;-&quot;&amp;ROW();&quot;String&quot;;[.J118])" office:value-type="string" office:string-value="discount rec-118 &#10;[59927]">
            <text:p>discount rec-118 <text:line-break/>[59927]</text:p>
          </table:table-cell>
          <table:table-cell table:style-name="ce55" table:formula="of:=INFO.OBBA.OBBA.OBMAKE([.AA$11]&amp;&quot;-&quot;&amp;ROW();&quot;double[]&quot;;[.L118:.N118])" office:value-type="string" office:string-value="tenor pay-118 &#10;[59928]">
            <text:p>tenor pay-118 <text:line-break/>[59928]</text:p>
          </table:table-cell>
          <table:table-cell table:style-name="ce55" table:formula="of:=INFO.OBBA.OBBA.OBMAKE([.AB$11]&amp;&quot;-&quot;&amp;ROW();&quot;String&quot;;[.O118])" office:value-type="string" office:string-value="forward pay-118 &#10;[59929]">
            <text:p>forward pay-118 <text:line-break/>[59929]</text:p>
          </table:table-cell>
          <table:table-cell table:style-name="ce55" table:formula="of:=INFO.OBBA.OBBA.OBMAKE([.AC$11]&amp;&quot;-&quot;&amp;ROW();&quot;double&quot;;[.P118])" office:value-type="string" office:string-value="spread pay-118 &#10;[59930]">
            <text:p>spread pay-118 <text:line-break/>[59930]</text:p>
          </table:table-cell>
          <table:table-cell table:style-name="ce55" table:formula="of:=INFO.OBBA.OBBA.OBMAKE([.AD$11]&amp;&quot;-&quot;&amp;ROW();&quot;String&quot;;[.Q118])" office:value-type="string" office:string-value="disocunt pay-118 &#10;[59931]">
            <text:p>disocunt pay-118 <text:line-break/>[59931]</text:p>
          </table:table-cell>
          <table:table-cell table:style-name="ce55" table:formula="of:=INFO.OBBA.OBBA.OBMAKE([.AE$11]&amp;&quot;-&quot;&amp;ROW();&quot;String&quot;;[.S118])" office:value-type="string" office:string-value="calibration curve-118 &#10;[59932]">
            <text:p>calibration curve-118 <text:line-break/>[59932]</text:p>
          </table:table-cell>
          <table:table-cell table:style-name="ce55" table:formula="of:=INFO.OBBA.OBBA.OBMAKE([.AF$11]&amp;&quot;-&quot;&amp;ROW();&quot;double&quot;;[.T118])" office:value-type="string" office:string-value="calibration time-118 &#10;[59933]">
            <text:p>calibration time-118 <text:line-break/>[59933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19:.AF119])" office:value-type="string" office:string-value="calibItem-119 &#10;[59946]">
            <text:p>calibItem-119 <text:line-break/>[59946]</text:p>
          </table:table-cell>
          <table:table-cell table:style-name="ce24" table:formula="of:=INFO.OBBA.OBBA.OBGET(INFO.OBBA.OBBA.OBCALL(&quot;&quot;;INFO.OBBA.OBBA.OBCALL(&quot;&quot;;[.$B$7];&quot;getCalibrationProductForSpec&quot;;[.B119]);&quot;getValue&quot;;INFO.OBBA.OBBA.OBCALL(&quot;&quot;;[.$B$7];&quot;getModel&quot;)))" office:value-type="percentage" office:value="-6.4618449480136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0">
            <text:p>3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19]" office:value-type="float" office:value="0">
            <text:p>0</text:p>
          </table:table-cell>
          <table:table-cell table:style-name="ce39" table:formula="of:=[.F119]" office:value-type="float" office:value="30">
            <text:p>3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-0.0019">
            <text:p>-0,190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19]" office:value-type="string" office:string-value="discount-USD-EUR-OIS">
            <text:p>discount-USD-EUR-OIS</text:p>
          </table:table-cell>
          <table:table-cell table:style-name="ce39" table:formula="of:=[.F119]" office:value-type="float" office:value="30">
            <text:p>30</text:p>
          </table:table-cell>
          <table:table-cell/>
          <table:table-cell table:style-name="ce55" table:formula="of:=INFO.OBBA.OBBA.OBMAKE([.V$11]&amp;&quot;-&quot;&amp;ROW();&quot;String&quot;;[.D119])" office:value-type="string" office:string-value="type-119 &#10;[59935]">
            <text:p>type-119 <text:line-break/>[59935]</text:p>
          </table:table-cell>
          <table:table-cell table:style-name="ce55" table:formula="of:=INFO.OBBA.OBBA.OBMAKE([.W$11]&amp;&quot;-&quot;&amp;ROW();&quot;double[]&quot;;[.E119:.G119])" office:value-type="string" office:string-value="tenor rec-119 &#10;[59936]">
            <text:p>tenor rec-119 <text:line-break/>[59936]</text:p>
          </table:table-cell>
          <table:table-cell table:style-name="ce55" table:formula="of:=INFO.OBBA.OBBA.OBMAKE([.X$11]&amp;&quot;-&quot;&amp;ROW();&quot;String&quot;;[.H119])" office:value-type="string" office:string-value="forward rec-119 &#10;[59937]">
            <text:p>forward rec-119 <text:line-break/>[59937]</text:p>
          </table:table-cell>
          <table:table-cell table:style-name="ce55" table:formula="of:=INFO.OBBA.OBBA.OBMAKE([.Y$11]&amp;&quot;-&quot;&amp;ROW();&quot;double&quot;;[.I119])" office:value-type="string" office:string-value="spread rec-119 &#10;[59938]">
            <text:p>spread rec-119 <text:line-break/>[59938]</text:p>
          </table:table-cell>
          <table:table-cell table:style-name="ce55" table:formula="of:=INFO.OBBA.OBBA.OBMAKE([.Z$11]&amp;&quot;-&quot;&amp;ROW();&quot;String&quot;;[.J119])" office:value-type="string" office:string-value="discount rec-119 &#10;[59939]">
            <text:p>discount rec-119 <text:line-break/>[59939]</text:p>
          </table:table-cell>
          <table:table-cell table:style-name="ce55" table:formula="of:=INFO.OBBA.OBBA.OBMAKE([.AA$11]&amp;&quot;-&quot;&amp;ROW();&quot;double[]&quot;;[.L119:.N119])" office:value-type="string" office:string-value="tenor pay-119 &#10;[59940]">
            <text:p>tenor pay-119 <text:line-break/>[59940]</text:p>
          </table:table-cell>
          <table:table-cell table:style-name="ce55" table:formula="of:=INFO.OBBA.OBBA.OBMAKE([.AB$11]&amp;&quot;-&quot;&amp;ROW();&quot;String&quot;;[.O119])" office:value-type="string" office:string-value="forward pay-119 &#10;[59941]">
            <text:p>forward pay-119 <text:line-break/>[59941]</text:p>
          </table:table-cell>
          <table:table-cell table:style-name="ce55" table:formula="of:=INFO.OBBA.OBBA.OBMAKE([.AC$11]&amp;&quot;-&quot;&amp;ROW();&quot;double&quot;;[.P119])" office:value-type="string" office:string-value="spread pay-119 &#10;[59942]">
            <text:p>spread pay-119 <text:line-break/>[59942]</text:p>
          </table:table-cell>
          <table:table-cell table:style-name="ce55" table:formula="of:=INFO.OBBA.OBBA.OBMAKE([.AD$11]&amp;&quot;-&quot;&amp;ROW();&quot;String&quot;;[.Q119])" office:value-type="string" office:string-value="disocunt pay-119 &#10;[59943]">
            <text:p>disocunt pay-119 <text:line-break/>[59943]</text:p>
          </table:table-cell>
          <table:table-cell table:style-name="ce55" table:formula="of:=INFO.OBBA.OBBA.OBMAKE([.AE$11]&amp;&quot;-&quot;&amp;ROW();&quot;String&quot;;[.S119])" office:value-type="string" office:string-value="calibration curve-119 &#10;[59944]">
            <text:p>calibration curve-119 <text:line-break/>[59944]</text:p>
          </table:table-cell>
          <table:table-cell table:style-name="ce55" table:formula="of:=INFO.OBBA.OBBA.OBMAKE([.AF$11]&amp;&quot;-&quot;&amp;ROW();&quot;double&quot;;[.T119])" office:value-type="string" office:string-value="calibration time-119 &#10;[59945]">
            <text:p>calibration time-119 <text:line-break/>[59945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20:.AF120])" office:value-type="string" office:string-value="calibItem-120 &#10;[59958]">
            <text:p>calibItem-120 <text:line-break/>[59958]</text:p>
          </table:table-cell>
          <table:table-cell table:style-name="ce24" table:formula="of:=INFO.OBBA.OBBA.OBGET(INFO.OBBA.OBBA.OBCALL(&quot;&quot;;INFO.OBBA.OBBA.OBCALL(&quot;&quot;;[.$B$7];&quot;getCalibrationProductForSpec&quot;;[.B120]);&quot;getValue&quot;;INFO.OBBA.OBBA.OBCALL(&quot;&quot;;[.$B$7];&quot;getModel&quot;)))" office:value-type="percentage" office:value="-5.72458747072345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0">
            <text:p>4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20]" office:value-type="float" office:value="0">
            <text:p>0</text:p>
          </table:table-cell>
          <table:table-cell table:style-name="ce39" table:formula="of:=[.F120]" office:value-type="float" office:value="40">
            <text:p>4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-0.00187">
            <text:p>-0,187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20]" office:value-type="string" office:string-value="discount-USD-EUR-OIS">
            <text:p>discount-USD-EUR-OIS</text:p>
          </table:table-cell>
          <table:table-cell table:style-name="ce39" table:formula="of:=[.F120]" office:value-type="float" office:value="40">
            <text:p>40</text:p>
          </table:table-cell>
          <table:table-cell/>
          <table:table-cell table:style-name="ce55" table:formula="of:=INFO.OBBA.OBBA.OBMAKE([.V$11]&amp;&quot;-&quot;&amp;ROW();&quot;String&quot;;[.D120])" office:value-type="string" office:string-value="type-120 &#10;[59947]">
            <text:p>type-120 <text:line-break/>[59947]</text:p>
          </table:table-cell>
          <table:table-cell table:style-name="ce55" table:formula="of:=INFO.OBBA.OBBA.OBMAKE([.W$11]&amp;&quot;-&quot;&amp;ROW();&quot;double[]&quot;;[.E120:.G120])" office:value-type="string" office:string-value="tenor rec-120 &#10;[59948]">
            <text:p>tenor rec-120 <text:line-break/>[59948]</text:p>
          </table:table-cell>
          <table:table-cell table:style-name="ce55" table:formula="of:=INFO.OBBA.OBBA.OBMAKE([.X$11]&amp;&quot;-&quot;&amp;ROW();&quot;String&quot;;[.H120])" office:value-type="string" office:string-value="forward rec-120 &#10;[59949]">
            <text:p>forward rec-120 <text:line-break/>[59949]</text:p>
          </table:table-cell>
          <table:table-cell table:style-name="ce55" table:formula="of:=INFO.OBBA.OBBA.OBMAKE([.Y$11]&amp;&quot;-&quot;&amp;ROW();&quot;double&quot;;[.I120])" office:value-type="string" office:string-value="spread rec-120 &#10;[59950]">
            <text:p>spread rec-120 <text:line-break/>[59950]</text:p>
          </table:table-cell>
          <table:table-cell table:style-name="ce55" table:formula="of:=INFO.OBBA.OBBA.OBMAKE([.Z$11]&amp;&quot;-&quot;&amp;ROW();&quot;String&quot;;[.J120])" office:value-type="string" office:string-value="discount rec-120 &#10;[59951]">
            <text:p>discount rec-120 <text:line-break/>[59951]</text:p>
          </table:table-cell>
          <table:table-cell table:style-name="ce55" table:formula="of:=INFO.OBBA.OBBA.OBMAKE([.AA$11]&amp;&quot;-&quot;&amp;ROW();&quot;double[]&quot;;[.L120:.N120])" office:value-type="string" office:string-value="tenor pay-120 &#10;[59952]">
            <text:p>tenor pay-120 <text:line-break/>[59952]</text:p>
          </table:table-cell>
          <table:table-cell table:style-name="ce55" table:formula="of:=INFO.OBBA.OBBA.OBMAKE([.AB$11]&amp;&quot;-&quot;&amp;ROW();&quot;String&quot;;[.O120])" office:value-type="string" office:string-value="forward pay-120 &#10;[59953]">
            <text:p>forward pay-120 <text:line-break/>[59953]</text:p>
          </table:table-cell>
          <table:table-cell table:style-name="ce55" table:formula="of:=INFO.OBBA.OBBA.OBMAKE([.AC$11]&amp;&quot;-&quot;&amp;ROW();&quot;double&quot;;[.P120])" office:value-type="string" office:string-value="spread pay-120 &#10;[59954]">
            <text:p>spread pay-120 <text:line-break/>[59954]</text:p>
          </table:table-cell>
          <table:table-cell table:style-name="ce55" table:formula="of:=INFO.OBBA.OBBA.OBMAKE([.AD$11]&amp;&quot;-&quot;&amp;ROW();&quot;String&quot;;[.Q120])" office:value-type="string" office:string-value="disocunt pay-120 &#10;[59955]">
            <text:p>disocunt pay-120 <text:line-break/>[59955]</text:p>
          </table:table-cell>
          <table:table-cell table:style-name="ce55" table:formula="of:=INFO.OBBA.OBBA.OBMAKE([.AE$11]&amp;&quot;-&quot;&amp;ROW();&quot;String&quot;;[.S120])" office:value-type="string" office:string-value="calibration curve-120 &#10;[59956]">
            <text:p>calibration curve-120 <text:line-break/>[59956]</text:p>
          </table:table-cell>
          <table:table-cell table:style-name="ce55" table:formula="of:=INFO.OBBA.OBBA.OBMAKE([.AF$11]&amp;&quot;-&quot;&amp;ROW();&quot;double&quot;;[.T120])" office:value-type="string" office:string-value="calibration time-120 &#10;[59957]">
            <text:p>calibration time-120 <text:line-break/>[59957]</text:p>
          </table:table-cell>
          <table:table-cell table:number-columns-repeated="992"/>
        </table:table-row>
        <table:table-row table:style-name="ro2">
          <table:table-cell table:style-name="ce17"/>
          <table:table-cell table:style-name="ce24" table:formula="of:=INFO.OBBA.OBBA.OBMAKE(&quot;calibItem-&quot;&amp;ROW();obLibs&amp;&quot;net.finmath.marketdata.calibration.CalibratedCurves$CalibrationSpec&quot;;[.V121:.AF121])" office:value-type="string" office:string-value="calibItem-121 &#10;[59970]">
            <text:p>calibItem-121 <text:line-break/>[59970]</text:p>
          </table:table-cell>
          <table:table-cell table:style-name="ce32" table:formula="of:=INFO.OBBA.OBBA.OBGET(INFO.OBBA.OBBA.OBCALL(&quot;&quot;;INFO.OBBA.OBBA.OBCALL(&quot;&quot;;[.$B$7];&quot;getCalibrationProductForSpec&quot;;[.B121]);&quot;getValue&quot;;INFO.OBBA.OBBA.OBCALL(&quot;&quot;;[.$B$7];&quot;getModel&quot;)))" office:value-type="percentage" office:value="-1.23165366794353E-016">
            <text:p>0,000%</text:p>
          </table:table-cell>
          <table:table-cell table:style-name="ce35" office:value-type="string">
            <text:p>Swap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50">
            <text:p>50</text:p>
          </table:table-cell>
          <table:table-cell table:style-name="ce41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41" office:value-type="float" office:value="0">
            <text:p>0</text:p>
          </table:table-cell>
          <table:table-cell table:style-name="ce46" office:value-type="string">
            <text:p>discount-USD-EUR-OIS</text:p>
          </table:table-cell>
          <table:table-cell table:style-name="ce35"/>
          <table:table-cell table:style-name="ce41" table:formula="of:=[.E121]" office:value-type="float" office:value="0">
            <text:p>0</text:p>
          </table:table-cell>
          <table:table-cell table:style-name="ce41" table:formula="of:=[.F121]" office:value-type="float" office:value="50">
            <text:p>50</text:p>
          </table:table-cell>
          <table:table-cell table:style-name="ce41" office:value-type="float" office:value="0.25">
            <text:p>0,25</text:p>
          </table:table-cell>
          <table:table-cell table:style-name="ce46" office:value-type="string">
            <text:p>forward-EUR-3M</text:p>
          </table:table-cell>
          <table:table-cell table:style-name="ce53" office:value-type="percentage" office:value="-0.00187">
            <text:p>-0,187%</text:p>
          </table:table-cell>
          <table:table-cell table:style-name="ce46" office:value-type="string">
            <text:p>discount-EUR-OIS</text:p>
          </table:table-cell>
          <table:table-cell table:style-name="ce54"/>
          <table:table-cell table:style-name="ce46" table:formula="of:=[.J121]" office:value-type="string" office:string-value="discount-USD-EUR-OIS">
            <text:p>discount-USD-EUR-OIS</text:p>
          </table:table-cell>
          <table:table-cell table:style-name="ce41" table:formula="of:=[.F121]" office:value-type="float" office:value="50">
            <text:p>50</text:p>
          </table:table-cell>
          <table:table-cell table:style-name="ce35"/>
          <table:table-cell table:style-name="ce56" table:formula="of:=INFO.OBBA.OBBA.OBMAKE([.V$11]&amp;&quot;-&quot;&amp;ROW();&quot;String&quot;;[.D121])" office:value-type="string" office:string-value="type-121 &#10;[59959]">
            <text:p>type-121 <text:line-break/>[59959]</text:p>
          </table:table-cell>
          <table:table-cell table:style-name="ce56" table:formula="of:=INFO.OBBA.OBBA.OBMAKE([.W$11]&amp;&quot;-&quot;&amp;ROW();&quot;double[]&quot;;[.E121:.G121])" office:value-type="string" office:string-value="tenor rec-121 &#10;[59960]">
            <text:p>tenor rec-121 <text:line-break/>[59960]</text:p>
          </table:table-cell>
          <table:table-cell table:style-name="ce56" table:formula="of:=INFO.OBBA.OBBA.OBMAKE([.X$11]&amp;&quot;-&quot;&amp;ROW();&quot;String&quot;;[.H121])" office:value-type="string" office:string-value="forward rec-121 &#10;[59961]">
            <text:p>forward rec-121 <text:line-break/>[59961]</text:p>
          </table:table-cell>
          <table:table-cell table:style-name="ce56" table:formula="of:=INFO.OBBA.OBBA.OBMAKE([.Y$11]&amp;&quot;-&quot;&amp;ROW();&quot;double&quot;;[.I121])" office:value-type="string" office:string-value="spread rec-121 &#10;[59962]">
            <text:p>spread rec-121 <text:line-break/>[59962]</text:p>
          </table:table-cell>
          <table:table-cell table:style-name="ce56" table:formula="of:=INFO.OBBA.OBBA.OBMAKE([.Z$11]&amp;&quot;-&quot;&amp;ROW();&quot;String&quot;;[.J121])" office:value-type="string" office:string-value="discount rec-121 &#10;[59963]">
            <text:p>discount rec-121 <text:line-break/>[59963]</text:p>
          </table:table-cell>
          <table:table-cell table:style-name="ce56" table:formula="of:=INFO.OBBA.OBBA.OBMAKE([.AA$11]&amp;&quot;-&quot;&amp;ROW();&quot;double[]&quot;;[.L121:.N121])" office:value-type="string" office:string-value="tenor pay-121 &#10;[59964]">
            <text:p>tenor pay-121 <text:line-break/>[59964]</text:p>
          </table:table-cell>
          <table:table-cell table:style-name="ce56" table:formula="of:=INFO.OBBA.OBBA.OBMAKE([.AB$11]&amp;&quot;-&quot;&amp;ROW();&quot;String&quot;;[.O121])" office:value-type="string" office:string-value="forward pay-121 &#10;[59965]">
            <text:p>forward pay-121 <text:line-break/>[59965]</text:p>
          </table:table-cell>
          <table:table-cell table:style-name="ce56" table:formula="of:=INFO.OBBA.OBBA.OBMAKE([.AC$11]&amp;&quot;-&quot;&amp;ROW();&quot;double&quot;;[.P121])" office:value-type="string" office:string-value="spread pay-121 &#10;[59966]">
            <text:p>spread pay-121 <text:line-break/>[59966]</text:p>
          </table:table-cell>
          <table:table-cell table:style-name="ce56" table:formula="of:=INFO.OBBA.OBBA.OBMAKE([.AD$11]&amp;&quot;-&quot;&amp;ROW();&quot;String&quot;;[.Q121])" office:value-type="string" office:string-value="disocunt pay-121 &#10;[59967]">
            <text:p>disocunt pay-121 <text:line-break/>[59967]</text:p>
          </table:table-cell>
          <table:table-cell table:style-name="ce56" table:formula="of:=INFO.OBBA.OBBA.OBMAKE([.AE$11]&amp;&quot;-&quot;&amp;ROW();&quot;String&quot;;[.S121])" office:value-type="string" office:string-value="calibration curve-121 &#10;[59968]">
            <text:p>calibration curve-121 <text:line-break/>[59968]</text:p>
          </table:table-cell>
          <table:table-cell table:style-name="ce56" table:formula="of:=INFO.OBBA.OBBA.OBMAKE([.AF$11]&amp;&quot;-&quot;&amp;ROW();&quot;double&quot;;[.T121])" office:value-type="string" office:string-value="calibration time-121 &#10;[59969]">
            <text:p>calibration time-121 <text:line-break/>[59969]</text:p>
          </table:table-cell>
          <table:table-cell table:style-name="ce35" table:number-columns-repeated="99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9"/>
          <table:table-cell table:style-name="ce19" office:value-type="string">
            <text:p>Results</text:p>
          </table:table-cell>
          <table:table-cell table:style-name="ce19" table:number-columns-repeated="1022"/>
        </table:table-row>
        <table:table-row table:style-name="ro4">
          <table:table-cell table:number-columns-repeated="1024"/>
        </table:table-row>
        <table:table-row table:style-name="ro2">
          <table:table-cell/>
          <table:table-cell table:style-name="ce19" office:value-type="string">
            <text:p>Fetch Curve Object</text:p>
          </table:table-cell>
          <table:table-cell table:style-name="ce19"/>
          <table:table-cell/>
          <table:table-cell table:style-name="ce19" office:value-type="string">
            <text:p>Fetch Curve Object</text:p>
          </table:table-cell>
          <table:table-cell table:style-name="ce19"/>
          <table:table-cell/>
          <table:table-cell table:style-name="ce19" office:value-type="string">
            <text:p>Fetch Curve Object</text:p>
          </table:table-cell>
          <table:table-cell table:style-name="ce19"/>
          <table:table-cell/>
          <table:table-cell table:style-name="ce19" office:value-type="string">
            <text:p>Fetch Curve Object</text:p>
          </table:table-cell>
          <table:table-cell table:style-name="ce19"/>
          <table:table-cell/>
          <table:table-cell table:style-name="ce19" office:value-type="string">
            <text:p>Fetch Curve Object</text:p>
          </table:table-cell>
          <table:table-cell table:style-name="ce19"/>
          <table:table-cell/>
          <table:table-cell table:style-name="ce19" office:value-type="string">
            <text:p>Fetch Curve Object</text:p>
          </table:table-cell>
          <table:table-cell table:style-name="ce19"/>
          <table:table-cell/>
          <table:table-cell table:style-name="ce19" office:value-type="string">
            <text:p>Fetch Curve Object</text:p>
          </table:table-cell>
          <table:table-cell table:style-name="ce19"/>
          <table:table-cell table:number-columns-repeated="1003"/>
        </table:table-row>
        <table:table-row table:style-name="ro2">
          <table:table-cell/>
          <table:table-cell table:style-name="ce13" table:number-columns-repeated="2"/>
          <table:table-cell/>
          <table:table-cell table:style-name="ce13" table:number-columns-repeated="2"/>
          <table:table-cell/>
          <table:table-cell table:style-name="ce13" table:number-columns-repeated="2"/>
          <table:table-cell/>
          <table:table-cell table:style-name="ce13" table:number-columns-repeated="2"/>
          <table:table-cell/>
          <table:table-cell table:style-name="ce13" table:number-columns-repeated="2"/>
          <table:table-cell/>
          <table:table-cell table:style-name="ce13" table:number-columns-repeated="2"/>
          <table:table-cell/>
          <table:table-cell table:style-name="ce13" table:number-columns-repeated="2"/>
          <table:table-cell table:number-columns-repeated="1003"/>
        </table:table-row>
        <table:table-row table:style-name="ro2">
          <table:table-cell/>
          <table:table-cell table:style-name="ce21" office:value-type="string">
            <text:p>Parameters</text:p>
          </table:table-cell>
          <table:table-cell table:style-name="ce21"/>
          <table:table-cell/>
          <table:table-cell table:style-name="ce21" office:value-type="string">
            <text:p>Parameters</text:p>
          </table:table-cell>
          <table:table-cell table:style-name="ce21"/>
          <table:table-cell/>
          <table:table-cell table:style-name="ce21" office:value-type="string">
            <text:p>Parameters</text:p>
          </table:table-cell>
          <table:table-cell table:style-name="ce21"/>
          <table:table-cell/>
          <table:table-cell table:style-name="ce21" office:value-type="string">
            <text:p>Parameters</text:p>
          </table:table-cell>
          <table:table-cell table:style-name="ce21"/>
          <table:table-cell/>
          <table:table-cell table:style-name="ce21" office:value-type="string">
            <text:p>Parameters</text:p>
          </table:table-cell>
          <table:table-cell table:style-name="ce21"/>
          <table:table-cell/>
          <table:table-cell table:style-name="ce21" office:value-type="string">
            <text:p>Parameters</text:p>
          </table:table-cell>
          <table:table-cell table:style-name="ce21"/>
          <table:table-cell/>
          <table:table-cell table:style-name="ce21" office:value-type="string">
            <text:p>Parameters</text:p>
          </table:table-cell>
          <table:table-cell table:style-name="ce21"/>
          <table:table-cell table:number-columns-repeated="1003"/>
        </table:table-row>
        <table:table-row table:style-name="ro2">
          <table:table-cell/>
          <table:table-cell table:style-name="ce25" office:value-type="string">
            <text:p>Curve Name</text:p>
          </table:table-cell>
          <table:table-cell office:value-type="string">
            <text:p>discount-EUR-OIS</text:p>
          </table:table-cell>
          <table:table-cell/>
          <table:table-cell table:style-name="ce25" office:value-type="string">
            <text:p>Curve Name</text:p>
          </table:table-cell>
          <table:table-cell office:value-type="string">
            <text:p>discount-USD-OIS</text:p>
          </table:table-cell>
          <table:table-cell/>
          <table:table-cell table:style-name="ce25" office:value-type="string">
            <text:p>Curve Name</text:p>
          </table:table-cell>
          <table:table-cell office:value-type="string">
            <text:p>discount-USD-EUR-OIS</text:p>
          </table:table-cell>
          <table:table-cell/>
          <table:table-cell table:style-name="ce25" office:value-type="string">
            <text:p>Curve Name</text:p>
          </table:table-cell>
          <table:table-cell office:value-type="string">
            <text:p>forward-EUR-3M</text:p>
          </table:table-cell>
          <table:table-cell/>
          <table:table-cell table:style-name="ce25" office:value-type="string">
            <text:p>Curve Name</text:p>
          </table:table-cell>
          <table:table-cell office:value-type="string">
            <text:p>forward-EUR-6M</text:p>
          </table:table-cell>
          <table:table-cell/>
          <table:table-cell table:style-name="ce25" office:value-type="string">
            <text:p>Curve Name</text:p>
          </table:table-cell>
          <table:table-cell office:value-type="string">
            <text:p>forward-USD-3M</text:p>
          </table:table-cell>
          <table:table-cell/>
          <table:table-cell table:style-name="ce25" office:value-type="string">
            <text:p>Curve Name</text:p>
          </table:table-cell>
          <table:table-cell office:value-type="string">
            <text:p>forward-USD-3M-EUR-OIS</text:p>
          </table:table-cell>
          <table:table-cell/>
          <table:table-cell office:value-type="string">
            <text:p>difference (bp)</text:p>
          </table:table-cell>
          <table:table-cell table:number-columns-repeated="1001"/>
        </table:table-row>
        <table:table-row table:style-name="ro2">
          <table:table-cell/>
          <table:table-cell table:style-name="ce26" table:formula="of:=IF(ISERROR([.C129]);&quot;UNABLE TO CREATE COMPILER! &quot;;&quot;&quot;)">
            <text:p/>
          </table:table-cell>
          <table:table-cell table:style-name="ce13"/>
          <table:table-cell/>
          <table:table-cell table:style-name="ce26" table:formula="of:=IF(ISERROR([.F129]);&quot;UNABLE TO CREATE COMPILER! &quot;;&quot;&quot;)">
            <text:p/>
          </table:table-cell>
          <table:table-cell table:style-name="ce13"/>
          <table:table-cell/>
          <table:table-cell table:style-name="ce26" table:formula="of:=IF(ISERROR([.I129]);&quot;UNABLE TO CREATE COMPILER! &quot;;&quot;&quot;)">
            <text:p/>
          </table:table-cell>
          <table:table-cell table:style-name="ce13"/>
          <table:table-cell/>
          <table:table-cell table:style-name="ce26" table:formula="of:=IF(ISERROR([.L129]);&quot;UNABLE TO CREATE COMPILER! &quot;;&quot;&quot;)">
            <text:p/>
          </table:table-cell>
          <table:table-cell table:style-name="ce13"/>
          <table:table-cell/>
          <table:table-cell table:style-name="ce26" table:formula="of:=IF(ISERROR([.O129]);&quot;UNABLE TO CREATE COMPILER! &quot;;&quot;&quot;)">
            <text:p/>
          </table:table-cell>
          <table:table-cell table:style-name="ce13"/>
          <table:table-cell/>
          <table:table-cell table:style-name="ce26" table:formula="of:=IF(ISERROR([.R129]);&quot;UNABLE TO CREATE COMPILER! &quot;;&quot;&quot;)">
            <text:p/>
          </table:table-cell>
          <table:table-cell table:style-name="ce13"/>
          <table:table-cell/>
          <table:table-cell table:style-name="ce26" table:formula="of:=IF(ISERROR([.U129]);&quot;UNABLE TO CREATE COMPILER! &quot;;&quot;&quot;)">
            <text:p/>
          </table:table-cell>
          <table:table-cell table:style-name="ce13"/>
          <table:table-cell table:number-columns-repeated="1003"/>
        </table:table-row>
        <table:table-row table:style-name="ro2">
          <table:table-cell/>
          <table:table-cell table:style-name="ce21" office:value-type="string">
            <text:p>Object (of type Curve)</text:p>
          </table:table-cell>
          <table:table-cell table:style-name="ce21"/>
          <table:table-cell/>
          <table:table-cell table:style-name="ce21" office:value-type="string">
            <text:p>Object (of type Curve)</text:p>
          </table:table-cell>
          <table:table-cell table:style-name="ce21"/>
          <table:table-cell/>
          <table:table-cell table:style-name="ce21" office:value-type="string">
            <text:p>Object (of type Curve)</text:p>
          </table:table-cell>
          <table:table-cell table:style-name="ce21"/>
          <table:table-cell/>
          <table:table-cell table:style-name="ce21" office:value-type="string">
            <text:p>Object (of type Curve)</text:p>
          </table:table-cell>
          <table:table-cell table:style-name="ce21"/>
          <table:table-cell/>
          <table:table-cell table:style-name="ce21" office:value-type="string">
            <text:p>Object (of type Curve)</text:p>
          </table:table-cell>
          <table:table-cell table:style-name="ce21"/>
          <table:table-cell/>
          <table:table-cell table:style-name="ce21" office:value-type="string">
            <text:p>Object (of type Curve)</text:p>
          </table:table-cell>
          <table:table-cell table:style-name="ce21"/>
          <table:table-cell/>
          <table:table-cell table:style-name="ce21" office:value-type="string">
            <text:p>Object (of type Curve)</text:p>
          </table:table-cell>
          <table:table-cell table:style-name="ce21"/>
          <table:table-cell table:number-columns-repeated="1003"/>
        </table:table-row>
        <table:table-row table:style-name="ro2">
          <table:table-cell/>
          <table:table-cell table:style-name="ce27" table:formula="of:=INFO.OBBA.OBBA.OBCALL(&quot;curveObject-&quot;&amp;[.C129];[.$B$7];&quot;getCurve&quot;;INFO.OBBA.OBBA.OBMAKE(&quot;&quot;;&quot;String&quot;;[.C129]))" office:value-type="string" office:string-value="curveObject-discount-EUR-OIS &#10;[60305]">
            <text:p>curveObject-discount-EUR-OIS <text:line-break/>[60305]</text:p>
          </table:table-cell>
          <table:table-cell table:number-columns-repeated="2"/>
          <table:table-cell table:style-name="ce27" table:formula="of:=INFO.OBBA.OBBA.OBCALL(&quot;curveObject-&quot;&amp;[.F129];[.$B$7];&quot;getCurve&quot;;INFO.OBBA.OBBA.OBMAKE(&quot;&quot;;&quot;String&quot;;[.F129]))" office:value-type="string" office:string-value="curveObject-discount-USD-OIS &#10;[60309]">
            <text:p>curveObject-discount-USD-OIS <text:line-break/>[60309]</text:p>
          </table:table-cell>
          <table:table-cell table:number-columns-repeated="2"/>
          <table:table-cell table:style-name="ce27" table:formula="of:=INFO.OBBA.OBBA.OBCALL(&quot;curveObject-&quot;&amp;[.I129];[.$B$7];&quot;getCurve&quot;;INFO.OBBA.OBBA.OBMAKE(&quot;&quot;;&quot;String&quot;;[.I129]))" office:value-type="string" office:string-value="curveObject-discount-USD-EUR-OIS &#10;[60313]">
            <text:p>curveObject-discount-USD-EUR-OIS <text:line-break/>[60313]</text:p>
          </table:table-cell>
          <table:table-cell table:number-columns-repeated="2"/>
          <table:table-cell table:style-name="ce27" table:formula="of:=INFO.OBBA.OBBA.OBCALL(&quot;curveObject-&quot;&amp;[.L129];[.$B$7];&quot;getCurve&quot;;INFO.OBBA.OBBA.OBMAKE(&quot;&quot;;&quot;String&quot;;[.L129]))" office:value-type="string" office:string-value="curveObject-forward-EUR-3M &#10;[60317]">
            <text:p>curveObject-forward-EUR-3M <text:line-break/>[60317]</text:p>
          </table:table-cell>
          <table:table-cell table:number-columns-repeated="2"/>
          <table:table-cell table:style-name="ce27" table:formula="of:=INFO.OBBA.OBBA.OBCALL(&quot;curveObject-&quot;&amp;[.O129];[.$B$7];&quot;getCurve&quot;;INFO.OBBA.OBBA.OBMAKE(&quot;&quot;;&quot;String&quot;;[.O129]))" office:value-type="string" office:string-value="curveObject-forward-EUR-6M &#10;[60321]">
            <text:p>curveObject-forward-EUR-6M <text:line-break/>[60321]</text:p>
          </table:table-cell>
          <table:table-cell table:number-columns-repeated="2"/>
          <table:table-cell table:style-name="ce27" table:formula="of:=INFO.OBBA.OBBA.OBCALL(&quot;curveObject-&quot;&amp;[.R129];[.$B$7];&quot;getCurve&quot;;INFO.OBBA.OBBA.OBMAKE(&quot;&quot;;&quot;String&quot;;[.R129]))" office:value-type="string" office:string-value="curveObject-forward-USD-3M &#10;[60325]">
            <text:p>curveObject-forward-USD-3M <text:line-break/>[60325]</text:p>
          </table:table-cell>
          <table:table-cell table:number-columns-repeated="2"/>
          <table:table-cell table:style-name="ce27" table:formula="of:=INFO.OBBA.OBBA.OBCALL(&quot;curveObject-&quot;&amp;[.U129];[.$B$7];&quot;getCurve&quot;;INFO.OBBA.OBBA.OBMAKE(&quot;&quot;;&quot;String&quot;;[.U129]))" office:value-type="string" office:string-value="curveObject-forward-USD-3M-EUR-OIS &#10;[60329]">
            <text:p>curveObject-forward-USD-3M-EUR-OIS <text:line-break/>[60329]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8" office:value-type="string">
            <text:p>time</text:p>
          </table:table-cell>
          <table:table-cell table:style-name="ce28" office:value-type="string">
            <text:p>value</text:p>
          </table:table-cell>
          <table:table-cell/>
          <table:table-cell table:style-name="ce28" office:value-type="string">
            <text:p>time</text:p>
          </table:table-cell>
          <table:table-cell table:style-name="ce28" office:value-type="string">
            <text:p>value</text:p>
          </table:table-cell>
          <table:table-cell/>
          <table:table-cell table:style-name="ce28" office:value-type="string">
            <text:p>time</text:p>
          </table:table-cell>
          <table:table-cell table:style-name="ce28" office:value-type="string">
            <text:p>value</text:p>
          </table:table-cell>
          <table:table-cell/>
          <table:table-cell table:style-name="ce28" office:value-type="string">
            <text:p>time</text:p>
          </table:table-cell>
          <table:table-cell table:style-name="ce28" office:value-type="string">
            <text:p>value</text:p>
          </table:table-cell>
          <table:table-cell/>
          <table:table-cell table:style-name="ce28" office:value-type="string">
            <text:p>time</text:p>
          </table:table-cell>
          <table:table-cell table:style-name="ce28" office:value-type="string">
            <text:p>value</text:p>
          </table:table-cell>
          <table:table-cell/>
          <table:table-cell table:style-name="ce28" office:value-type="string">
            <text:p>time</text:p>
          </table:table-cell>
          <table:table-cell table:style-name="ce28" office:value-type="string">
            <text:p>value</text:p>
          </table:table-cell>
          <table:table-cell/>
          <table:table-cell table:style-name="ce28" office:value-type="string">
            <text:p>time</text:p>
          </table:table-cell>
          <table:table-cell table:style-name="ce28" office:value-type="string">
            <text:p>value</text:p>
          </table:table-cell>
          <table:table-cell/>
          <table:table-cell table:style-name="ce28" office:value-type="string">
            <text:p>difference (bp)</text:p>
          </table:table-cell>
          <table:table-cell table:number-columns-repeated="1001"/>
        </table:table-row>
        <table:table-row table:style-name="ro2">
          <table:table-cell/>
          <table:table-cell table:style-name="ce29" office:value-type="float" office:value="0.00001">
            <text:p>0,000</text:p>
          </table:table-cell>
          <table:table-cell table:style-name="ce34" table:number-matrix-columns-spanned="1" table:number-matrix-rows-spanned="321" table:formula="of:=TRANSPOSE(INFO.OBBA.OBBA.OBGET(INFO.OBBA.OBBA.OBCALL(&quot;&quot;;[.B$132];&quot;getZeroRates&quot;;INFO.OBBA.OBBA.OBMAKE(&quot;&quot;;&quot;double[]&quot;;[.B135:.B455]))))" office:value-type="percentage" office:value="0.000629900800171907">
            <text:p>0,06%</text:p>
          </table:table-cell>
          <table:table-cell/>
          <table:table-cell table:style-name="ce29" office:value-type="float" office:value="0.00001">
            <text:p>0,000</text:p>
          </table:table-cell>
          <table:table-cell table:style-name="ce34" table:number-matrix-columns-spanned="1" table:number-matrix-rows-spanned="321" table:formula="of:=TRANSPOSE(INFO.OBBA.OBBA.OBGET(INFO.OBBA.OBBA.OBCALL(&quot;&quot;;[.E$132];&quot;getZeroRates&quot;;INFO.OBBA.OBBA.OBMAKE(&quot;&quot;;&quot;double[]&quot;;[.E135:.E455]))))" office:value-type="percentage" office:value="0.0013695309868911">
            <text:p>0,14%</text:p>
          </table:table-cell>
          <table:table-cell/>
          <table:table-cell table:style-name="ce29" office:value-type="float" office:value="0.00001">
            <text:p>0,000</text:p>
          </table:table-cell>
          <table:table-cell table:style-name="ce34" table:number-matrix-columns-spanned="1" table:number-matrix-rows-spanned="321" table:formula="of:=TRANSPOSE(INFO.OBBA.OBBA.OBGET(INFO.OBBA.OBBA.OBCALL(&quot;&quot;;[.H$132];&quot;getZeroRates&quot;;INFO.OBBA.OBBA.OBMAKE(&quot;&quot;;&quot;double[]&quot;;[.H135:.H455]))))" office:value-type="percentage" office:value="0.00698438851164736">
            <text:p>0,70%</text:p>
          </table:table-cell>
          <table:table-cell/>
          <table:table-cell table:style-name="ce29" office:value-type="float" office:value="0">
            <text:p>0,000</text:p>
          </table:table-cell>
          <table:table-cell table:style-name="ce34" table:number-matrix-columns-spanned="1" table:number-matrix-rows-spanned="321" table:formula="of:=TRANSPOSE(INFO.OBBA.OBBA.OBGET(INFO.OBBA.OBBA.OBCALL(&quot;&quot;;[.K$132];&quot;getValues&quot;;INFO.OBBA.OBBA.OBMAKE(&quot;&quot;;&quot;double[]&quot;;[.K135:.K455]))))" office:value-type="percentage" office:value="0.00322923707271525">
            <text:p>0,32%</text:p>
          </table:table-cell>
          <table:table-cell/>
          <table:table-cell table:style-name="ce29" office:value-type="float" office:value="0">
            <text:p>0,000</text:p>
          </table:table-cell>
          <table:table-cell table:style-name="ce34" table:number-matrix-columns-spanned="1" table:number-matrix-rows-spanned="321" table:formula="of:=TRANSPOSE(INFO.OBBA.OBBA.OBGET(INFO.OBBA.OBBA.OBCALL(&quot;&quot;;[.N$132];&quot;getValues&quot;;INFO.OBBA.OBBA.OBMAKE(&quot;&quot;;&quot;double[]&quot;;[.N135:.N455]))))" office:value-type="percentage" office:value="0.00613972049956787">
            <text:p>0,61%</text:p>
          </table:table-cell>
          <table:table-cell/>
          <table:table-cell table:style-name="ce29" office:value-type="float" office:value="0">
            <text:p>0,000</text:p>
          </table:table-cell>
          <table:table-cell table:style-name="ce34" table:number-matrix-columns-spanned="1" table:number-matrix-rows-spanned="321" table:formula="of:=TRANSPOSE(INFO.OBBA.OBBA.OBGET(INFO.OBBA.OBBA.OBCALL(&quot;&quot;;[.Q$132];&quot;getValues&quot;;INFO.OBBA.OBBA.OBMAKE(&quot;&quot;;&quot;double[]&quot;;[.Q135:.Q455]))))" office:value-type="percentage" office:value="0.0042478175591551">
            <text:p>0,42%</text:p>
          </table:table-cell>
          <table:table-cell/>
          <table:table-cell table:style-name="ce29" office:value-type="float" office:value="0">
            <text:p>0,000</text:p>
          </table:table-cell>
          <table:table-cell table:style-name="ce34" table:number-matrix-columns-spanned="1" table:number-matrix-rows-spanned="321" table:formula="of:=TRANSPOSE(INFO.OBBA.OBBA.OBGET(INFO.OBBA.OBBA.OBCALL(&quot;&quot;;[.T$132];&quot;getValues&quot;;INFO.OBBA.OBBA.OBMAKE(&quot;&quot;;&quot;double[]&quot;;[.T135:.T455]))))" office:value-type="percentage" office:value="0.0042388751180963">
            <text:p>0,42%</text:p>
          </table:table-cell>
          <table:table-cell/>
          <table:table-cell table:style-name="ce58" table:formula="of:=([.R135]-[.U135])*100*100" office:value-type="float" office:value="0.0894244105880456">
            <text:p>0,1</text:p>
          </table:table-cell>
          <table:table-cell table:number-columns-repeated="1001"/>
        </table:table-row>
        <table:table-row table:style-name="ro2">
          <table:table-cell>
            <draw:frame table:end-cell-address="Calibration.G154" table:end-x="0.635cm" table:end-y="0.035cm" draw:z-index="0" draw:name="Chart 4294967295" draw:style-name="gr1" svg:width="14cm" svg:height="8cm" svg:x="1cm" svg:y="0.385cm">
              <draw:object draw:notify-on-update-of-ranges="Calibration.B135:Calibration.B455 Calibration.C129:Calibration.C129 Calibration.C135:Calibration.C455 Calibration.E135:Calibration.E455 Calibration.F129:Calibration.F129 Calibration.F135:Calibration.F455 Calibration.H135:Calibration.H455 Calibration.I129:Calibration.I129 Calibration.I135:Calibration.I45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29" office:value-type="float" office:value="0.125">
            <text:p>0,125</text:p>
          </table:table-cell>
          <table:table-cell table:style-name="ce34" office:value-type="percentage" office:value="0.000629900795832203">
            <text:p>0,06%</text:p>
          </table:table-cell>
          <table:table-cell/>
          <table:table-cell table:style-name="ce29" office:value-type="float" office:value="0.125">
            <text:p>0,125</text:p>
          </table:table-cell>
          <table:table-cell table:style-name="ce34" office:value-type="percentage" office:value="0.00136953098916953">
            <text:p>0,14%</text:p>
          </table:table-cell>
          <table:table-cell>
            <draw:frame table:end-cell-address="Calibration.M154" table:end-x="0.17cm" table:end-y="0.035cm" draw:z-index="1" draw:name="Chart 4294967295" draw:style-name="gr1" svg:width="14.003cm" svg:height="8cm" svg:x="2.635cm" svg:y="0.385cm">
              <draw:object draw:notify-on-update-of-ranges="Calibration.K135:Calibration.K455 Calibration.L129:Calibration.L129 Calibration.L135:Calibration.L455 Calibration.N135:Calibration.N455 Calibration.O129:Calibration.O129 Calibration.O135:Calibration.O455 Calibration.Q135:Calibration.Q455 Calibration.R129:Calibration.R129 Calibration.R135:Calibration.R45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29" office:value-type="float" office:value="0.125">
            <text:p>0,125</text:p>
          </table:table-cell>
          <table:table-cell table:style-name="ce34" office:value-type="percentage" office:value="0.00698438851589821">
            <text:p>0,70%</text:p>
          </table:table-cell>
          <table:table-cell/>
          <table:table-cell table:style-name="ce29" table:formula="of:=[.K135]+0.05" office:value-type="float" office:value="0.05">
            <text:p>0,050</text:p>
          </table:table-cell>
          <table:table-cell table:style-name="ce34" office:value-type="percentage" office:value="0.00322923707271525">
            <text:p>0,32%</text:p>
          </table:table-cell>
          <table:table-cell/>
          <table:table-cell table:style-name="ce29" table:formula="of:=[.N135]+0.05" office:value-type="float" office:value="0.05">
            <text:p>0,050</text:p>
            <draw:frame table:end-cell-address="Calibration.S154" table:end-x="0.28cm" table:end-y="0.088cm" draw:z-index="2" draw:name="Chart 4294967295" draw:style-name="gr1" svg:width="14.003cm" svg:height="8.001cm" svg:x="0cm" svg:y="0.437cm">
              <draw:object draw:notify-on-update-of-ranges="Calibration.Q135:Calibration.Q455 Calibration.R129:Calibration.R129 Calibration.R135:Calibration.R455 Calibration.T135:Calibration.T455 Calibration.U129:Calibration.U129 Calibration.U135:Calibration.U455 Calibration.T135:Calibration.T455 Calibration.W129:Calibration.W129 Calibration.W135:Calibration.W45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34" office:value-type="percentage" office:value="0.00613972049956787">
            <text:p>0,61%</text:p>
          </table:table-cell>
          <table:table-cell/>
          <table:table-cell table:style-name="ce29" table:formula="of:=[.Q135]+0.05" office:value-type="float" office:value="0.05">
            <text:p>0,050</text:p>
          </table:table-cell>
          <table:table-cell table:style-name="ce34" office:value-type="percentage" office:value="0.0042478175591551">
            <text:p>0,42%</text:p>
          </table:table-cell>
          <table:table-cell/>
          <table:table-cell table:style-name="ce29" table:formula="of:=[.T135]+0.05" office:value-type="float" office:value="0.05">
            <text:p>0,050</text:p>
          </table:table-cell>
          <table:table-cell table:style-name="ce34" office:value-type="percentage" office:value="0.0042388751180963">
            <text:p>0,42%</text:p>
          </table:table-cell>
          <table:table-cell/>
          <table:table-cell table:style-name="ce58" table:formula="of:=([.R136]-[.U136])*100*100" office:value-type="float" office:value="0.089424410588045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36]+0.125" office:value-type="float" office:value="0.25">
            <text:p>0,250</text:p>
          </table:table-cell>
          <table:table-cell table:style-name="ce34" office:value-type="percentage" office:value="0.000629900795832257">
            <text:p>0,06%</text:p>
          </table:table-cell>
          <table:table-cell/>
          <table:table-cell table:style-name="ce29" table:formula="of:=[.E136]+0.125" office:value-type="float" office:value="0.25">
            <text:p>0,250</text:p>
          </table:table-cell>
          <table:table-cell table:style-name="ce34" office:value-type="percentage" office:value="0.00136953098916943">
            <text:p>0,14%</text:p>
          </table:table-cell>
          <table:table-cell/>
          <table:table-cell table:style-name="ce29" table:formula="of:=[.H136]+0.125" office:value-type="float" office:value="0.25">
            <text:p>0,250</text:p>
          </table:table-cell>
          <table:table-cell table:style-name="ce34" office:value-type="percentage" office:value="0.00698438851589802">
            <text:p>0,70%</text:p>
          </table:table-cell>
          <table:table-cell/>
          <table:table-cell table:style-name="ce29" table:formula="of:=[.K136]+0.05" office:value-type="float" office:value="0.1">
            <text:p>0,100</text:p>
          </table:table-cell>
          <table:table-cell table:style-name="ce34" office:value-type="percentage" office:value="0.00322923707271525">
            <text:p>0,32%</text:p>
          </table:table-cell>
          <table:table-cell/>
          <table:table-cell table:style-name="ce29" table:formula="of:=[.N136]+0.05" office:value-type="float" office:value="0.1">
            <text:p>0,100</text:p>
          </table:table-cell>
          <table:table-cell table:style-name="ce34" office:value-type="percentage" office:value="0.00613972049956787">
            <text:p>0,61%</text:p>
          </table:table-cell>
          <table:table-cell/>
          <table:table-cell table:style-name="ce29" table:formula="of:=[.Q136]+0.05" office:value-type="float" office:value="0.1">
            <text:p>0,100</text:p>
          </table:table-cell>
          <table:table-cell table:style-name="ce34" office:value-type="percentage" office:value="0.0042478175591551">
            <text:p>0,42%</text:p>
          </table:table-cell>
          <table:table-cell/>
          <table:table-cell table:style-name="ce29" table:formula="of:=[.T136]+0.05" office:value-type="float" office:value="0.1">
            <text:p>0,100</text:p>
          </table:table-cell>
          <table:table-cell table:style-name="ce34" office:value-type="percentage" office:value="0.0042388751180963">
            <text:p>0,42%</text:p>
          </table:table-cell>
          <table:table-cell/>
          <table:table-cell table:style-name="ce58" table:formula="of:=([.R137]-[.U137])*100*100" office:value-type="float" office:value="0.089424410588045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37]+0.125" office:value-type="float" office:value="0.375">
            <text:p>0,375</text:p>
          </table:table-cell>
          <table:table-cell table:style-name="ce34" office:value-type="percentage" office:value="0.000629900795832228">
            <text:p>0,06%</text:p>
          </table:table-cell>
          <table:table-cell/>
          <table:table-cell table:style-name="ce29" table:formula="of:=[.E137]+0.125" office:value-type="float" office:value="0.375">
            <text:p>0,375</text:p>
          </table:table-cell>
          <table:table-cell table:style-name="ce34" office:value-type="percentage" office:value="0.00136953098916944">
            <text:p>0,14%</text:p>
          </table:table-cell>
          <table:table-cell/>
          <table:table-cell table:style-name="ce29" table:formula="of:=[.H137]+0.125" office:value-type="float" office:value="0.375">
            <text:p>0,375</text:p>
          </table:table-cell>
          <table:table-cell table:style-name="ce34" office:value-type="percentage" office:value="0.00698438851589811">
            <text:p>0,70%</text:p>
          </table:table-cell>
          <table:table-cell/>
          <table:table-cell table:style-name="ce29" table:formula="of:=[.K137]+0.05" office:value-type="float" office:value="0.15">
            <text:p>0,150</text:p>
          </table:table-cell>
          <table:table-cell table:style-name="ce34" office:value-type="percentage" office:value="0.00322923707271525">
            <text:p>0,32%</text:p>
          </table:table-cell>
          <table:table-cell/>
          <table:table-cell table:style-name="ce29" table:formula="of:=[.N137]+0.05" office:value-type="float" office:value="0.15">
            <text:p>0,150</text:p>
          </table:table-cell>
          <table:table-cell table:style-name="ce34" office:value-type="percentage" office:value="0.00613972049956787">
            <text:p>0,61%</text:p>
          </table:table-cell>
          <table:table-cell/>
          <table:table-cell table:style-name="ce29" table:formula="of:=[.Q137]+0.05" office:value-type="float" office:value="0.15">
            <text:p>0,150</text:p>
          </table:table-cell>
          <table:table-cell table:style-name="ce34" office:value-type="percentage" office:value="0.0042478175591551">
            <text:p>0,42%</text:p>
          </table:table-cell>
          <table:table-cell/>
          <table:table-cell table:style-name="ce29" table:formula="of:=[.T137]+0.05" office:value-type="float" office:value="0.15">
            <text:p>0,150</text:p>
          </table:table-cell>
          <table:table-cell table:style-name="ce34" office:value-type="percentage" office:value="0.0042388751180963">
            <text:p>0,42%</text:p>
          </table:table-cell>
          <table:table-cell/>
          <table:table-cell table:style-name="ce58" table:formula="of:=([.R138]-[.U138])*100*100" office:value-type="float" office:value="0.089424410588045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38]+0.125" office:value-type="float" office:value="0.5">
            <text:p>0,500</text:p>
          </table:table-cell>
          <table:table-cell table:style-name="ce34" office:value-type="percentage" office:value="0.000629900795832195">
            <text:p>0,06%</text:p>
          </table:table-cell>
          <table:table-cell/>
          <table:table-cell table:style-name="ce29" table:formula="of:=[.E138]+0.125" office:value-type="float" office:value="0.5">
            <text:p>0,500</text:p>
          </table:table-cell>
          <table:table-cell table:style-name="ce34" office:value-type="percentage" office:value="0.00136953098916948">
            <text:p>0,14%</text:p>
          </table:table-cell>
          <table:table-cell/>
          <table:table-cell table:style-name="ce29" table:formula="of:=[.H138]+0.125" office:value-type="float" office:value="0.5">
            <text:p>0,500</text:p>
          </table:table-cell>
          <table:table-cell table:style-name="ce34" office:value-type="percentage" office:value="0.006984388515898">
            <text:p>0,70%</text:p>
          </table:table-cell>
          <table:table-cell/>
          <table:table-cell table:style-name="ce29" table:formula="of:=[.K138]+0.05" office:value-type="float" office:value="0.2">
            <text:p>0,200</text:p>
          </table:table-cell>
          <table:table-cell table:style-name="ce34" office:value-type="percentage" office:value="0.00322923707271525">
            <text:p>0,32%</text:p>
          </table:table-cell>
          <table:table-cell/>
          <table:table-cell table:style-name="ce29" table:formula="of:=[.N138]+0.05" office:value-type="float" office:value="0.2">
            <text:p>0,200</text:p>
          </table:table-cell>
          <table:table-cell table:style-name="ce34" office:value-type="percentage" office:value="0.00613972049956787">
            <text:p>0,61%</text:p>
          </table:table-cell>
          <table:table-cell/>
          <table:table-cell table:style-name="ce29" table:formula="of:=[.Q138]+0.05" office:value-type="float" office:value="0.2">
            <text:p>0,200</text:p>
          </table:table-cell>
          <table:table-cell table:style-name="ce34" office:value-type="percentage" office:value="0.0042478175591551">
            <text:p>0,42%</text:p>
          </table:table-cell>
          <table:table-cell/>
          <table:table-cell table:style-name="ce29" table:formula="of:=[.T138]+0.05" office:value-type="float" office:value="0.2">
            <text:p>0,200</text:p>
          </table:table-cell>
          <table:table-cell table:style-name="ce34" office:value-type="percentage" office:value="0.0042388751180963">
            <text:p>0,42%</text:p>
          </table:table-cell>
          <table:table-cell/>
          <table:table-cell table:style-name="ce58" table:formula="of:=([.R139]-[.U139])*100*100" office:value-type="float" office:value="0.089424410588045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39]+0.125" office:value-type="float" office:value="0.625">
            <text:p>0,625</text:p>
          </table:table-cell>
          <table:table-cell table:style-name="ce34" office:value-type="percentage" office:value="0.000629900795832233">
            <text:p>0,06%</text:p>
          </table:table-cell>
          <table:table-cell/>
          <table:table-cell table:style-name="ce29" table:formula="of:=[.E139]+0.125" office:value-type="float" office:value="0.625">
            <text:p>0,625</text:p>
          </table:table-cell>
          <table:table-cell table:style-name="ce34" office:value-type="percentage" office:value="0.00136953098916932">
            <text:p>0,14%</text:p>
          </table:table-cell>
          <table:table-cell/>
          <table:table-cell table:style-name="ce29" table:formula="of:=[.H139]+0.125" office:value-type="float" office:value="0.625">
            <text:p>0,625</text:p>
          </table:table-cell>
          <table:table-cell table:style-name="ce34" office:value-type="percentage" office:value="0.00698438851589817">
            <text:p>0,70%</text:p>
          </table:table-cell>
          <table:table-cell/>
          <table:table-cell table:style-name="ce29" table:formula="of:=[.K139]+0.05" office:value-type="float" office:value="0.25">
            <text:p>0,250</text:p>
          </table:table-cell>
          <table:table-cell table:style-name="ce34" office:value-type="percentage" office:value="0.00322923707271525">
            <text:p>0,32%</text:p>
          </table:table-cell>
          <table:table-cell/>
          <table:table-cell table:style-name="ce29" table:formula="of:=[.N139]+0.05" office:value-type="float" office:value="0.25">
            <text:p>0,250</text:p>
          </table:table-cell>
          <table:table-cell table:style-name="ce34" office:value-type="percentage" office:value="0.00613972049956787">
            <text:p>0,61%</text:p>
          </table:table-cell>
          <table:table-cell/>
          <table:table-cell table:style-name="ce29" table:formula="of:=[.Q139]+0.05" office:value-type="float" office:value="0.25">
            <text:p>0,250</text:p>
          </table:table-cell>
          <table:table-cell table:style-name="ce34" office:value-type="percentage" office:value="0.0042478175591551">
            <text:p>0,42%</text:p>
          </table:table-cell>
          <table:table-cell/>
          <table:table-cell table:style-name="ce29" table:formula="of:=[.T139]+0.05" office:value-type="float" office:value="0.25">
            <text:p>0,250</text:p>
          </table:table-cell>
          <table:table-cell table:style-name="ce34" office:value-type="percentage" office:value="0.0042388751180963">
            <text:p>0,42%</text:p>
          </table:table-cell>
          <table:table-cell/>
          <table:table-cell table:style-name="ce58" table:formula="of:=([.R140]-[.U140])*100*100" office:value-type="float" office:value="0.089424410588045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40]+0.125" office:value-type="float" office:value="0.75">
            <text:p>0,750</text:p>
          </table:table-cell>
          <table:table-cell table:style-name="ce34" office:value-type="percentage" office:value="0.000629900795832273">
            <text:p>0,06%</text:p>
          </table:table-cell>
          <table:table-cell/>
          <table:table-cell table:style-name="ce29" table:formula="of:=[.E140]+0.125" office:value-type="float" office:value="0.75">
            <text:p>0,750</text:p>
          </table:table-cell>
          <table:table-cell table:style-name="ce34" office:value-type="percentage" office:value="0.00136953098916943">
            <text:p>0,14%</text:p>
          </table:table-cell>
          <table:table-cell/>
          <table:table-cell table:style-name="ce29" table:formula="of:=[.H140]+0.125" office:value-type="float" office:value="0.75">
            <text:p>0,750</text:p>
          </table:table-cell>
          <table:table-cell table:style-name="ce34" office:value-type="percentage" office:value="0.00698438851589812">
            <text:p>0,70%</text:p>
          </table:table-cell>
          <table:table-cell/>
          <table:table-cell table:style-name="ce29" table:formula="of:=[.K140]+0.05" office:value-type="float" office:value="0.3">
            <text:p>0,300</text:p>
          </table:table-cell>
          <table:table-cell table:style-name="ce34" office:value-type="percentage" office:value="0.00322923707271525">
            <text:p>0,32%</text:p>
          </table:table-cell>
          <table:table-cell/>
          <table:table-cell table:style-name="ce29" table:formula="of:=[.N140]+0.05" office:value-type="float" office:value="0.3">
            <text:p>0,300</text:p>
          </table:table-cell>
          <table:table-cell table:style-name="ce34" office:value-type="percentage" office:value="0.00613972049956787">
            <text:p>0,61%</text:p>
          </table:table-cell>
          <table:table-cell/>
          <table:table-cell table:style-name="ce29" table:formula="of:=[.Q140]+0.05" office:value-type="float" office:value="0.3">
            <text:p>0,300</text:p>
          </table:table-cell>
          <table:table-cell table:style-name="ce34" office:value-type="percentage" office:value="0.0042478175591551">
            <text:p>0,42%</text:p>
          </table:table-cell>
          <table:table-cell/>
          <table:table-cell table:style-name="ce29" table:formula="of:=[.T140]+0.05" office:value-type="float" office:value="0.3">
            <text:p>0,300</text:p>
          </table:table-cell>
          <table:table-cell table:style-name="ce34" office:value-type="percentage" office:value="0.0042388751180963">
            <text:p>0,42%</text:p>
          </table:table-cell>
          <table:table-cell/>
          <table:table-cell table:style-name="ce58" table:formula="of:=([.R141]-[.U141])*100*100" office:value-type="float" office:value="0.089424410588045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41]+0.125" office:value-type="float" office:value="0.875">
            <text:p>0,875</text:p>
          </table:table-cell>
          <table:table-cell table:style-name="ce34" office:value-type="percentage" office:value="0.000629900795832199">
            <text:p>0,06%</text:p>
          </table:table-cell>
          <table:table-cell/>
          <table:table-cell table:style-name="ce29" table:formula="of:=[.E141]+0.125" office:value-type="float" office:value="0.875">
            <text:p>0,875</text:p>
          </table:table-cell>
          <table:table-cell table:style-name="ce34" office:value-type="percentage" office:value="0.00136953098916936">
            <text:p>0,14%</text:p>
          </table:table-cell>
          <table:table-cell/>
          <table:table-cell table:style-name="ce29" table:formula="of:=[.H141]+0.125" office:value-type="float" office:value="0.875">
            <text:p>0,875</text:p>
          </table:table-cell>
          <table:table-cell table:style-name="ce34" office:value-type="percentage" office:value="0.00698438851589805">
            <text:p>0,70%</text:p>
          </table:table-cell>
          <table:table-cell/>
          <table:table-cell table:style-name="ce29" table:formula="of:=[.K141]+0.05" office:value-type="float" office:value="0.35">
            <text:p>0,350</text:p>
          </table:table-cell>
          <table:table-cell table:style-name="ce34" office:value-type="percentage" office:value="0.00322923707271525">
            <text:p>0,32%</text:p>
          </table:table-cell>
          <table:table-cell/>
          <table:table-cell table:style-name="ce29" table:formula="of:=[.N141]+0.05" office:value-type="float" office:value="0.35">
            <text:p>0,350</text:p>
          </table:table-cell>
          <table:table-cell table:style-name="ce34" office:value-type="percentage" office:value="0.00613972049956787">
            <text:p>0,61%</text:p>
          </table:table-cell>
          <table:table-cell/>
          <table:table-cell table:style-name="ce29" table:formula="of:=[.Q141]+0.05" office:value-type="float" office:value="0.35">
            <text:p>0,350</text:p>
          </table:table-cell>
          <table:table-cell table:style-name="ce34" office:value-type="percentage" office:value="0.0042478175591551">
            <text:p>0,42%</text:p>
          </table:table-cell>
          <table:table-cell/>
          <table:table-cell table:style-name="ce29" table:formula="of:=[.T141]+0.05" office:value-type="float" office:value="0.35">
            <text:p>0,350</text:p>
          </table:table-cell>
          <table:table-cell table:style-name="ce34" office:value-type="percentage" office:value="0.0042388751180963">
            <text:p>0,42%</text:p>
          </table:table-cell>
          <table:table-cell/>
          <table:table-cell table:style-name="ce58" table:formula="of:=([.R142]-[.U142])*100*100" office:value-type="float" office:value="0.089424410588045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42]+0.125" office:value-type="float" office:value="1">
            <text:p>1,000</text:p>
          </table:table-cell>
          <table:table-cell table:style-name="ce34" office:value-type="percentage" office:value="0.000629900795832217">
            <text:p>0,06%</text:p>
          </table:table-cell>
          <table:table-cell/>
          <table:table-cell table:style-name="ce29" table:formula="of:=[.E142]+0.125" office:value-type="float" office:value="1">
            <text:p>1,000</text:p>
          </table:table-cell>
          <table:table-cell table:style-name="ce34" office:value-type="percentage" office:value="0.00136953098916938">
            <text:p>0,14%</text:p>
          </table:table-cell>
          <table:table-cell/>
          <table:table-cell table:style-name="ce29" table:formula="of:=[.H142]+0.125" office:value-type="float" office:value="1">
            <text:p>1,000</text:p>
          </table:table-cell>
          <table:table-cell table:style-name="ce34" office:value-type="percentage" office:value="0.00698438851589811">
            <text:p>0,70%</text:p>
          </table:table-cell>
          <table:table-cell/>
          <table:table-cell table:style-name="ce29" table:formula="of:=[.K142]+0.05" office:value-type="float" office:value="0.4">
            <text:p>0,400</text:p>
          </table:table-cell>
          <table:table-cell table:style-name="ce34" office:value-type="percentage" office:value="0.00322923707271525">
            <text:p>0,32%</text:p>
          </table:table-cell>
          <table:table-cell/>
          <table:table-cell table:style-name="ce29" table:formula="of:=[.N142]+0.05" office:value-type="float" office:value="0.4">
            <text:p>0,400</text:p>
          </table:table-cell>
          <table:table-cell table:style-name="ce34" office:value-type="percentage" office:value="0.00613972049956787">
            <text:p>0,61%</text:p>
          </table:table-cell>
          <table:table-cell/>
          <table:table-cell table:style-name="ce29" table:formula="of:=[.Q142]+0.05" office:value-type="float" office:value="0.4">
            <text:p>0,400</text:p>
          </table:table-cell>
          <table:table-cell table:style-name="ce34" office:value-type="percentage" office:value="0.0042478175591551">
            <text:p>0,42%</text:p>
          </table:table-cell>
          <table:table-cell/>
          <table:table-cell table:style-name="ce29" table:formula="of:=[.T142]+0.05" office:value-type="float" office:value="0.4">
            <text:p>0,400</text:p>
          </table:table-cell>
          <table:table-cell table:style-name="ce34" office:value-type="percentage" office:value="0.0042388751180963">
            <text:p>0,42%</text:p>
          </table:table-cell>
          <table:table-cell/>
          <table:table-cell table:style-name="ce58" table:formula="of:=([.R143]-[.U143])*100*100" office:value-type="float" office:value="0.089424410588045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43]+0.125" office:value-type="float" office:value="1.125">
            <text:p>1,125</text:p>
          </table:table-cell>
          <table:table-cell table:style-name="ce34" office:value-type="percentage" office:value="0.00071435327630846">
            <text:p>0,07%</text:p>
          </table:table-cell>
          <table:table-cell/>
          <table:table-cell table:style-name="ce29" table:formula="of:=[.E143]+0.125" office:value-type="float" office:value="1.125">
            <text:p>1,125</text:p>
          </table:table-cell>
          <table:table-cell table:style-name="ce34" office:value-type="percentage" office:value="0.00138730912731034">
            <text:p>0,14%</text:p>
          </table:table-cell>
          <table:table-cell/>
          <table:table-cell table:style-name="ce29" table:formula="of:=[.H143]+0.125" office:value-type="float" office:value="1.125">
            <text:p>1,125</text:p>
          </table:table-cell>
          <table:table-cell table:style-name="ce34" office:value-type="percentage" office:value="0.00696349980705852">
            <text:p>0,70%</text:p>
          </table:table-cell>
          <table:table-cell/>
          <table:table-cell table:style-name="ce29" table:formula="of:=[.K143]+0.05" office:value-type="float" office:value="0.45">
            <text:p>0,450</text:p>
          </table:table-cell>
          <table:table-cell table:style-name="ce34" office:value-type="percentage" office:value="0.00322923707271525">
            <text:p>0,32%</text:p>
          </table:table-cell>
          <table:table-cell/>
          <table:table-cell table:style-name="ce29" table:formula="of:=[.N143]+0.05" office:value-type="float" office:value="0.45">
            <text:p>0,450</text:p>
          </table:table-cell>
          <table:table-cell table:style-name="ce34" office:value-type="percentage" office:value="0.00613972049956787">
            <text:p>0,61%</text:p>
          </table:table-cell>
          <table:table-cell/>
          <table:table-cell table:style-name="ce29" table:formula="of:=[.Q143]+0.05" office:value-type="float" office:value="0.45">
            <text:p>0,450</text:p>
          </table:table-cell>
          <table:table-cell table:style-name="ce34" office:value-type="percentage" office:value="0.0042478175591551">
            <text:p>0,42%</text:p>
          </table:table-cell>
          <table:table-cell/>
          <table:table-cell table:style-name="ce29" table:formula="of:=[.T143]+0.05" office:value-type="float" office:value="0.45">
            <text:p>0,450</text:p>
          </table:table-cell>
          <table:table-cell table:style-name="ce34" office:value-type="percentage" office:value="0.0042388751180963">
            <text:p>0,42%</text:p>
          </table:table-cell>
          <table:table-cell/>
          <table:table-cell table:style-name="ce58" table:formula="of:=([.R144]-[.U144])*100*100" office:value-type="float" office:value="0.089424410588045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44]+0.125" office:value-type="float" office:value="1.25">
            <text:p>1,250</text:p>
          </table:table-cell>
          <table:table-cell table:style-name="ce34" office:value-type="percentage" office:value="0.000781915260689418">
            <text:p>0,08%</text:p>
          </table:table-cell>
          <table:table-cell/>
          <table:table-cell table:style-name="ce29" table:formula="of:=[.E144]+0.125" office:value-type="float" office:value="1.25">
            <text:p>1,250</text:p>
          </table:table-cell>
          <table:table-cell table:style-name="ce34" office:value-type="percentage" office:value="0.00140153163782311">
            <text:p>0,14%</text:p>
          </table:table-cell>
          <table:table-cell/>
          <table:table-cell table:style-name="ce29" table:formula="of:=[.H144]+0.125" office:value-type="float" office:value="1.25">
            <text:p>1,250</text:p>
          </table:table-cell>
          <table:table-cell table:style-name="ce34" office:value-type="percentage" office:value="0.00694678883998693">
            <text:p>0,69%</text:p>
          </table:table-cell>
          <table:table-cell/>
          <table:table-cell table:style-name="ce29" table:formula="of:=[.K144]+0.05" office:value-type="float" office:value="0.5">
            <text:p>0,500</text:p>
          </table:table-cell>
          <table:table-cell table:style-name="ce34" office:value-type="percentage" office:value="0.00322923707271525">
            <text:p>0,32%</text:p>
          </table:table-cell>
          <table:table-cell/>
          <table:table-cell table:style-name="ce29" table:formula="of:=[.N144]+0.05" office:value-type="float" office:value="0.5">
            <text:p>0,500</text:p>
          </table:table-cell>
          <table:table-cell table:style-name="ce34" office:value-type="percentage" office:value="0.00613972049956787">
            <text:p>0,61%</text:p>
          </table:table-cell>
          <table:table-cell/>
          <table:table-cell table:style-name="ce29" table:formula="of:=[.Q144]+0.05" office:value-type="float" office:value="0.5">
            <text:p>0,500</text:p>
          </table:table-cell>
          <table:table-cell table:style-name="ce34" office:value-type="percentage" office:value="0.0042478175591551">
            <text:p>0,42%</text:p>
          </table:table-cell>
          <table:table-cell/>
          <table:table-cell table:style-name="ce29" table:formula="of:=[.T144]+0.05" office:value-type="float" office:value="0.5">
            <text:p>0,500</text:p>
          </table:table-cell>
          <table:table-cell table:style-name="ce34" office:value-type="percentage" office:value="0.0042388751180963">
            <text:p>0,42%</text:p>
          </table:table-cell>
          <table:table-cell/>
          <table:table-cell table:style-name="ce58" table:formula="of:=([.R145]-[.U145])*100*100" office:value-type="float" office:value="0.089424410588045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45]+0.125" office:value-type="float" office:value="1.375">
            <text:p>1,375</text:p>
          </table:table-cell>
          <table:table-cell table:style-name="ce34" office:value-type="percentage" office:value="0.00083719324791024">
            <text:p>0,08%</text:p>
          </table:table-cell>
          <table:table-cell/>
          <table:table-cell table:style-name="ce29" table:formula="of:=[.E145]+0.125" office:value-type="float" office:value="1.375">
            <text:p>1,375</text:p>
          </table:table-cell>
          <table:table-cell table:style-name="ce34" office:value-type="percentage" office:value="0.00141316823733356">
            <text:p>0,14%</text:p>
          </table:table-cell>
          <table:table-cell/>
          <table:table-cell table:style-name="ce29" table:formula="of:=[.H145]+0.125" office:value-type="float" office:value="1.375">
            <text:p>1,375</text:p>
          </table:table-cell>
          <table:table-cell table:style-name="ce34" office:value-type="percentage" office:value="0.00693311623056469">
            <text:p>0,69%</text:p>
          </table:table-cell>
          <table:table-cell/>
          <table:table-cell table:style-name="ce29" table:formula="of:=[.K145]+0.05" office:value-type="float" office:value="0.55">
            <text:p>0,550</text:p>
          </table:table-cell>
          <table:table-cell table:style-name="ce34" office:value-type="percentage" office:value="0.00322923707271525">
            <text:p>0,32%</text:p>
          </table:table-cell>
          <table:table-cell/>
          <table:table-cell table:style-name="ce29" table:formula="of:=[.N145]+0.05" office:value-type="float" office:value="0.55">
            <text:p>0,550</text:p>
          </table:table-cell>
          <table:table-cell table:style-name="ce34" office:value-type="percentage" office:value="0.00619790317668394">
            <text:p>0,62%</text:p>
          </table:table-cell>
          <table:table-cell/>
          <table:table-cell table:style-name="ce29" table:formula="of:=[.Q145]+0.05" office:value-type="float" office:value="0.55">
            <text:p>0,550</text:p>
          </table:table-cell>
          <table:table-cell table:style-name="ce34" office:value-type="percentage" office:value="0.0042478175591551">
            <text:p>0,42%</text:p>
          </table:table-cell>
          <table:table-cell/>
          <table:table-cell table:style-name="ce29" table:formula="of:=[.T145]+0.05" office:value-type="float" office:value="0.55">
            <text:p>0,550</text:p>
          </table:table-cell>
          <table:table-cell table:style-name="ce34" office:value-type="percentage" office:value="0.0042388751180963">
            <text:p>0,42%</text:p>
          </table:table-cell>
          <table:table-cell/>
          <table:table-cell table:style-name="ce58" table:formula="of:=([.R146]-[.U146])*100*100" office:value-type="float" office:value="0.089424410588045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46]+0.125" office:value-type="float" office:value="1.5">
            <text:p>1,500</text:p>
          </table:table-cell>
          <table:table-cell table:style-name="ce34" office:value-type="percentage" office:value="0.000883258237260965">
            <text:p>0,09%</text:p>
          </table:table-cell>
          <table:table-cell/>
          <table:table-cell table:style-name="ce29" table:formula="of:=[.E146]+0.125" office:value-type="float" office:value="1.5">
            <text:p>1,500</text:p>
          </table:table-cell>
          <table:table-cell table:style-name="ce34" office:value-type="percentage" office:value="0.00142286540359227">
            <text:p>0,14%</text:p>
          </table:table-cell>
          <table:table-cell/>
          <table:table-cell table:style-name="ce29" table:formula="of:=[.H146]+0.125" office:value-type="float" office:value="1.5">
            <text:p>1,500</text:p>
          </table:table-cell>
          <table:table-cell table:style-name="ce34" office:value-type="percentage" office:value="0.00692172238937941">
            <text:p>0,69%</text:p>
          </table:table-cell>
          <table:table-cell/>
          <table:table-cell table:style-name="ce29" table:formula="of:=[.K146]+0.05" office:value-type="float" office:value="0.6">
            <text:p>0,600</text:p>
          </table:table-cell>
          <table:table-cell table:style-name="ce34" office:value-type="percentage" office:value="0.00322923707271525">
            <text:p>0,32%</text:p>
          </table:table-cell>
          <table:table-cell/>
          <table:table-cell table:style-name="ce29" table:formula="of:=[.N146]+0.05" office:value-type="float" office:value="0.6">
            <text:p>0,600</text:p>
          </table:table-cell>
          <table:table-cell table:style-name="ce34" office:value-type="percentage" office:value="0.00625609535790716">
            <text:p>0,63%</text:p>
          </table:table-cell>
          <table:table-cell/>
          <table:table-cell table:style-name="ce29" table:formula="of:=[.Q146]+0.05" office:value-type="float" office:value="0.6">
            <text:p>0,600</text:p>
          </table:table-cell>
          <table:table-cell table:style-name="ce34" office:value-type="percentage" office:value="0.0042478175591551">
            <text:p>0,42%</text:p>
          </table:table-cell>
          <table:table-cell/>
          <table:table-cell table:style-name="ce29" table:formula="of:=[.T146]+0.05" office:value-type="float" office:value="0.6">
            <text:p>0,600</text:p>
          </table:table-cell>
          <table:table-cell table:style-name="ce34" office:value-type="percentage" office:value="0.0042388751180963">
            <text:p>0,42%</text:p>
          </table:table-cell>
          <table:table-cell/>
          <table:table-cell table:style-name="ce58" table:formula="of:=([.R147]-[.U147])*100*100" office:value-type="float" office:value="0.089424410588045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47]+0.125" office:value-type="float" office:value="1.625">
            <text:p>1,625</text:p>
          </table:table-cell>
          <table:table-cell table:style-name="ce34" office:value-type="percentage" office:value="0.000922236305173038">
            <text:p>0,09%</text:p>
          </table:table-cell>
          <table:table-cell/>
          <table:table-cell table:style-name="ce29" table:formula="of:=[.E147]+0.125" office:value-type="float" office:value="1.625">
            <text:p>1,625</text:p>
          </table:table-cell>
          <table:table-cell table:style-name="ce34" office:value-type="percentage" office:value="0.00143107069811886">
            <text:p>0,14%</text:p>
          </table:table-cell>
          <table:table-cell/>
          <table:table-cell table:style-name="ce29" table:formula="of:=[.H147]+0.125" office:value-type="float" office:value="1.625">
            <text:p>1,625</text:p>
          </table:table-cell>
          <table:table-cell table:style-name="ce34" office:value-type="percentage" office:value="0.00691208144683812">
            <text:p>0,69%</text:p>
          </table:table-cell>
          <table:table-cell/>
          <table:table-cell table:style-name="ce29" table:formula="of:=[.K147]+0.05" office:value-type="float" office:value="0.65">
            <text:p>0,650</text:p>
          </table:table-cell>
          <table:table-cell table:style-name="ce34" office:value-type="percentage" office:value="0.00322923707271525">
            <text:p>0,32%</text:p>
          </table:table-cell>
          <table:table-cell/>
          <table:table-cell table:style-name="ce29" table:formula="of:=[.N147]+0.05" office:value-type="float" office:value="0.65">
            <text:p>0,650</text:p>
          </table:table-cell>
          <table:table-cell table:style-name="ce34" office:value-type="percentage" office:value="0.00631430654734468">
            <text:p>0,63%</text:p>
          </table:table-cell>
          <table:table-cell/>
          <table:table-cell table:style-name="ce29" table:formula="of:=[.Q147]+0.05" office:value-type="float" office:value="0.65">
            <text:p>0,650</text:p>
          </table:table-cell>
          <table:table-cell table:style-name="ce34" office:value-type="percentage" office:value="0.0042478175591551">
            <text:p>0,42%</text:p>
          </table:table-cell>
          <table:table-cell/>
          <table:table-cell table:style-name="ce29" table:formula="of:=[.T147]+0.05" office:value-type="float" office:value="0.65">
            <text:p>0,650</text:p>
          </table:table-cell>
          <table:table-cell table:style-name="ce34" office:value-type="percentage" office:value="0.0042388751180963">
            <text:p>0,42%</text:p>
          </table:table-cell>
          <table:table-cell/>
          <table:table-cell table:style-name="ce58" table:formula="of:=([.R148]-[.U148])*100*100" office:value-type="float" office:value="0.089424410588045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48]+0.125" office:value-type="float" office:value="1.75">
            <text:p>1,750</text:p>
          </table:table-cell>
          <table:table-cell table:style-name="ce34" office:value-type="percentage" office:value="0.00095564607766912">
            <text:p>0,10%</text:p>
          </table:table-cell>
          <table:table-cell/>
          <table:table-cell table:style-name="ce29" table:formula="of:=[.E148]+0.125" office:value-type="float" office:value="1.75">
            <text:p>1,750</text:p>
          </table:table-cell>
          <table:table-cell table:style-name="ce34" office:value-type="percentage" office:value="0.00143810380771307">
            <text:p>0,14%</text:p>
          </table:table-cell>
          <table:table-cell/>
          <table:table-cell table:style-name="ce29" table:formula="of:=[.H148]+0.125" office:value-type="float" office:value="1.75">
            <text:p>1,750</text:p>
          </table:table-cell>
          <table:table-cell table:style-name="ce34" office:value-type="percentage" office:value="0.0069038177818027">
            <text:p>0,69%</text:p>
          </table:table-cell>
          <table:table-cell/>
          <table:table-cell table:style-name="ce29" table:formula="of:=[.K148]+0.05" office:value-type="float" office:value="0.7">
            <text:p>0,700</text:p>
          </table:table-cell>
          <table:table-cell table:style-name="ce34" office:value-type="percentage" office:value="0.00322923707271525">
            <text:p>0,32%</text:p>
          </table:table-cell>
          <table:table-cell/>
          <table:table-cell table:style-name="ce29" table:formula="of:=[.N148]+0.05" office:value-type="float" office:value="0.7">
            <text:p>0,700</text:p>
          </table:table-cell>
          <table:table-cell table:style-name="ce34" office:value-type="percentage" office:value="0.00637254624910366">
            <text:p>0,64%</text:p>
          </table:table-cell>
          <table:table-cell/>
          <table:table-cell table:style-name="ce29" table:formula="of:=[.Q148]+0.05" office:value-type="float" office:value="0.7">
            <text:p>0,700</text:p>
          </table:table-cell>
          <table:table-cell table:style-name="ce34" office:value-type="percentage" office:value="0.0042478175591551">
            <text:p>0,42%</text:p>
          </table:table-cell>
          <table:table-cell/>
          <table:table-cell table:style-name="ce29" table:formula="of:=[.T148]+0.05" office:value-type="float" office:value="0.7">
            <text:p>0,700</text:p>
          </table:table-cell>
          <table:table-cell table:style-name="ce34" office:value-type="percentage" office:value="0.0042388751180963">
            <text:p>0,42%</text:p>
          </table:table-cell>
          <table:table-cell/>
          <table:table-cell table:style-name="ce58" table:formula="of:=([.R149]-[.U149])*100*100" office:value-type="float" office:value="0.089424410588045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49]+0.125" office:value-type="float" office:value="1.875">
            <text:p>1,875</text:p>
          </table:table-cell>
          <table:table-cell table:style-name="ce34" office:value-type="percentage" office:value="0.00098460121383245">
            <text:p>0,10%</text:p>
          </table:table-cell>
          <table:table-cell/>
          <table:table-cell table:style-name="ce29" table:formula="of:=[.E149]+0.125" office:value-type="float" office:value="1.875">
            <text:p>1,875</text:p>
          </table:table-cell>
          <table:table-cell table:style-name="ce34" office:value-type="percentage" office:value="0.00144419916936144">
            <text:p>0,14%</text:p>
          </table:table-cell>
          <table:table-cell/>
          <table:table-cell table:style-name="ce29" table:formula="of:=[.H149]+0.125" office:value-type="float" office:value="1.875">
            <text:p>1,875</text:p>
          </table:table-cell>
          <table:table-cell table:style-name="ce34" office:value-type="percentage" office:value="0.00689665593877199">
            <text:p>0,69%</text:p>
          </table:table-cell>
          <table:table-cell/>
          <table:table-cell table:style-name="ce29" table:formula="of:=[.K149]+0.05" office:value-type="float" office:value="0.75">
            <text:p>0,750</text:p>
          </table:table-cell>
          <table:table-cell table:style-name="ce34" office:value-type="percentage" office:value="0.00322923707271526">
            <text:p>0,32%</text:p>
          </table:table-cell>
          <table:table-cell/>
          <table:table-cell table:style-name="ce29" table:formula="of:=[.N149]+0.05" office:value-type="float" office:value="0.75">
            <text:p>0,750</text:p>
          </table:table-cell>
          <table:table-cell table:style-name="ce34" office:value-type="percentage" office:value="0.00643082396729124">
            <text:p>0,64%</text:p>
          </table:table-cell>
          <table:table-cell/>
          <table:table-cell table:style-name="ce29" table:formula="of:=[.Q149]+0.05" office:value-type="float" office:value="0.75">
            <text:p>0,750</text:p>
          </table:table-cell>
          <table:table-cell table:style-name="ce34" office:value-type="percentage" office:value="0.0042478175591551">
            <text:p>0,42%</text:p>
          </table:table-cell>
          <table:table-cell/>
          <table:table-cell table:style-name="ce29" table:formula="of:=[.T149]+0.05" office:value-type="float" office:value="0.75">
            <text:p>0,750</text:p>
          </table:table-cell>
          <table:table-cell table:style-name="ce34" office:value-type="percentage" office:value="0.0042388751180963">
            <text:p>0,42%</text:p>
          </table:table-cell>
          <table:table-cell/>
          <table:table-cell table:style-name="ce58" table:formula="of:=([.R150]-[.U150])*100*100" office:value-type="float" office:value="0.089424410588045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50]+0.125" office:value-type="float" office:value="2">
            <text:p>2,000</text:p>
          </table:table-cell>
          <table:table-cell table:style-name="ce34" office:value-type="percentage" office:value="0.0010099369579753">
            <text:p>0,10%</text:p>
          </table:table-cell>
          <table:table-cell/>
          <table:table-cell table:style-name="ce29" table:formula="of:=[.E150]+0.125" office:value-type="float" office:value="2">
            <text:p>2,000</text:p>
          </table:table-cell>
          <table:table-cell table:style-name="ce34" office:value-type="percentage" office:value="0.0014495326108037">
            <text:p>0,14%</text:p>
          </table:table-cell>
          <table:table-cell/>
          <table:table-cell table:style-name="ce29" table:formula="of:=[.H150]+0.125" office:value-type="float" office:value="2">
            <text:p>2,000</text:p>
          </table:table-cell>
          <table:table-cell table:style-name="ce34" office:value-type="percentage" office:value="0.0068903893261201">
            <text:p>0,69%</text:p>
          </table:table-cell>
          <table:table-cell/>
          <table:table-cell table:style-name="ce29" table:formula="of:=[.K150]+0.05" office:value-type="float" office:value="0.8">
            <text:p>0,800</text:p>
          </table:table-cell>
          <table:table-cell table:style-name="ce34" office:value-type="percentage" office:value="0.00335661018074981">
            <text:p>0,34%</text:p>
          </table:table-cell>
          <table:table-cell/>
          <table:table-cell table:style-name="ce29" table:formula="of:=[.N150]+0.05" office:value-type="float" office:value="0.8">
            <text:p>0,800</text:p>
          </table:table-cell>
          <table:table-cell table:style-name="ce34" office:value-type="percentage" office:value="0.00648914920601457">
            <text:p>0,65%</text:p>
          </table:table-cell>
          <table:table-cell/>
          <table:table-cell table:style-name="ce29" table:formula="of:=[.Q150]+0.05" office:value-type="float" office:value="0.8">
            <text:p>0,800</text:p>
          </table:table-cell>
          <table:table-cell table:style-name="ce34" office:value-type="percentage" office:value="0.00427292520559783">
            <text:p>0,43%</text:p>
          </table:table-cell>
          <table:table-cell/>
          <table:table-cell table:style-name="ce29" table:formula="of:=[.T150]+0.05" office:value-type="float" office:value="0.8">
            <text:p>0,800</text:p>
          </table:table-cell>
          <table:table-cell table:style-name="ce34" office:value-type="percentage" office:value="0.00426406307997213">
            <text:p>0,43%</text:p>
          </table:table-cell>
          <table:table-cell/>
          <table:table-cell table:style-name="ce58" table:formula="of:=([.R151]-[.U151])*100*100" office:value-type="float" office:value="0.0886212562570439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51]+0.125" office:value-type="float" office:value="2.125">
            <text:p>2,125</text:p>
          </table:table-cell>
          <table:table-cell table:style-name="ce34" office:value-type="percentage" office:value="0.00117426197557564">
            <text:p>0,12%</text:p>
          </table:table-cell>
          <table:table-cell/>
          <table:table-cell table:style-name="ce29" table:formula="of:=[.E151]+0.125" office:value-type="float" office:value="2.125">
            <text:p>2,125</text:p>
          </table:table-cell>
          <table:table-cell table:style-name="ce34" office:value-type="percentage" office:value="0.00153786409040287">
            <text:p>0,15%</text:p>
          </table:table-cell>
          <table:table-cell/>
          <table:table-cell table:style-name="ce29" table:formula="of:=[.H151]+0.125" office:value-type="float" office:value="2.125">
            <text:p>2,125</text:p>
          </table:table-cell>
          <table:table-cell table:style-name="ce34" office:value-type="percentage" office:value="0.00699435632542837">
            <text:p>0,70%</text:p>
          </table:table-cell>
          <table:table-cell/>
          <table:table-cell table:style-name="ce29" table:formula="of:=[.K151]+0.05" office:value-type="float" office:value="0.85">
            <text:p>0,850</text:p>
          </table:table-cell>
          <table:table-cell table:style-name="ce34" office:value-type="percentage" office:value="0.00348376624577869">
            <text:p>0,35%</text:p>
          </table:table-cell>
          <table:table-cell/>
          <table:table-cell table:style-name="ce29" table:formula="of:=[.N151]+0.05" office:value-type="float" office:value="0.85">
            <text:p>0,850</text:p>
          </table:table-cell>
          <table:table-cell table:style-name="ce34" office:value-type="percentage" office:value="0.0065475314693808">
            <text:p>0,65%</text:p>
          </table:table-cell>
          <table:table-cell/>
          <table:table-cell table:style-name="ce29" table:formula="of:=[.Q151]+0.05" office:value-type="float" office:value="0.85">
            <text:p>0,850</text:p>
          </table:table-cell>
          <table:table-cell table:style-name="ce34" office:value-type="percentage" office:value="0.0042981987707739">
            <text:p>0,43%</text:p>
          </table:table-cell>
          <table:table-cell/>
          <table:table-cell table:style-name="ce29" table:formula="of:=[.T151]+0.05" office:value-type="float" office:value="0.85">
            <text:p>0,850</text:p>
          </table:table-cell>
          <table:table-cell table:style-name="ce34" office:value-type="percentage" office:value="0.00428941723251398">
            <text:p>0,43%</text:p>
          </table:table-cell>
          <table:table-cell/>
          <table:table-cell table:style-name="ce58" table:formula="of:=([.R152]-[.U152])*100*100" office:value-type="float" office:value="0.0878153825991778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52]+0.125" office:value-type="float" office:value="2.25">
            <text:p>2,250</text:p>
          </table:table-cell>
          <table:table-cell table:style-name="ce34" office:value-type="percentage" office:value="0.00132032865788702">
            <text:p>0,13%</text:p>
          </table:table-cell>
          <table:table-cell/>
          <table:table-cell table:style-name="ce29" table:formula="of:=[.E152]+0.125" office:value-type="float" office:value="2.25">
            <text:p>2,250</text:p>
          </table:table-cell>
          <table:table-cell table:style-name="ce34" office:value-type="percentage" office:value="0.00161638096115768">
            <text:p>0,16%</text:p>
          </table:table-cell>
          <table:table-cell/>
          <table:table-cell table:style-name="ce29" table:formula="of:=[.H152]+0.125" office:value-type="float" office:value="2.25">
            <text:p>2,250</text:p>
          </table:table-cell>
          <table:table-cell table:style-name="ce34" office:value-type="percentage" office:value="0.00708677143592455">
            <text:p>0,71%</text:p>
          </table:table-cell>
          <table:table-cell/>
          <table:table-cell table:style-name="ce29" table:formula="of:=[.K152]+0.05" office:value-type="float" office:value="0.9">
            <text:p>0,900</text:p>
          </table:table-cell>
          <table:table-cell table:style-name="ce34" office:value-type="percentage" office:value="0.0036104882247962">
            <text:p>0,36%</text:p>
          </table:table-cell>
          <table:table-cell/>
          <table:table-cell table:style-name="ce29" table:formula="of:=[.N152]+0.05" office:value-type="float" office:value="0.9">
            <text:p>0,900</text:p>
          </table:table-cell>
          <table:table-cell table:style-name="ce34" office:value-type="percentage" office:value="0.00660598026149708">
            <text:p>0,66%</text:p>
          </table:table-cell>
          <table:table-cell/>
          <table:table-cell table:style-name="ce29" table:formula="of:=[.Q152]+0.05" office:value-type="float" office:value="0.9">
            <text:p>0,900</text:p>
          </table:table-cell>
          <table:table-cell table:style-name="ce34" office:value-type="percentage" office:value="0.00432380417341663">
            <text:p>0,43%</text:p>
          </table:table-cell>
          <table:table-cell/>
          <table:table-cell table:style-name="ce29" table:formula="of:=[.T152]+0.05" office:value-type="float" office:value="0.9">
            <text:p>0,900</text:p>
          </table:table-cell>
          <table:table-cell table:style-name="ce34" office:value-type="percentage" office:value="0.00431510376638787">
            <text:p>0,43%</text:p>
          </table:table-cell>
          <table:table-cell/>
          <table:table-cell table:style-name="ce58" table:formula="of:=([.R153]-[.U153])*100*100" office:value-type="float" office:value="0.087004070287565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53]+0.125" office:value-type="float" office:value="2.375">
            <text:p>2,375</text:p>
          </table:table-cell>
          <table:table-cell table:style-name="ce34" office:value-type="percentage" office:value="0.00145101989995509">
            <text:p>0,15%</text:p>
          </table:table-cell>
          <table:table-cell/>
          <table:table-cell table:style-name="ce29" table:formula="of:=[.E153]+0.125" office:value-type="float" office:value="2.375">
            <text:p>2,375</text:p>
          </table:table-cell>
          <table:table-cell table:style-name="ce34" office:value-type="percentage" office:value="0.00168663289814884">
            <text:p>0,17%</text:p>
          </table:table-cell>
          <table:table-cell/>
          <table:table-cell table:style-name="ce29" table:formula="of:=[.H153]+0.125" office:value-type="float" office:value="2.375">
            <text:p>2,375</text:p>
          </table:table-cell>
          <table:table-cell table:style-name="ce34" office:value-type="percentage" office:value="0.00716945864005277">
            <text:p>0,72%</text:p>
          </table:table-cell>
          <table:table-cell/>
          <table:table-cell table:style-name="ce29" table:formula="of:=[.K153]+0.05" office:value-type="float" office:value="0.95">
            <text:p>0,950</text:p>
          </table:table-cell>
          <table:table-cell table:style-name="ce34" office:value-type="percentage" office:value="0.00373655907479668">
            <text:p>0,37%</text:p>
          </table:table-cell>
          <table:table-cell/>
          <table:table-cell table:style-name="ce29" table:formula="of:=[.N153]+0.05" office:value-type="float" office:value="0.95">
            <text:p>0,950</text:p>
          </table:table-cell>
          <table:table-cell table:style-name="ce34" office:value-type="percentage" office:value="0.00666450508647057">
            <text:p>0,67%</text:p>
          </table:table-cell>
          <table:table-cell/>
          <table:table-cell table:style-name="ce29" table:formula="of:=[.Q153]+0.05" office:value-type="float" office:value="0.95">
            <text:p>0,950</text:p>
          </table:table-cell>
          <table:table-cell table:style-name="ce34" office:value-type="percentage" office:value="0.00434990733225936">
            <text:p>0,43%</text:p>
          </table:table-cell>
          <table:table-cell/>
          <table:table-cell table:style-name="ce29" table:formula="of:=[.T153]+0.05" office:value-type="float" office:value="0.95">
            <text:p>0,950</text:p>
          </table:table-cell>
          <table:table-cell table:style-name="ce34" office:value-type="percentage" office:value="0.00434128887225982">
            <text:p>0,43%</text:p>
          </table:table-cell>
          <table:table-cell/>
          <table:table-cell table:style-name="ce58" table:formula="of:=([.R154]-[.U154])*100*100" office:value-type="float" office:value="0.0861845999953429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54]+0.125" office:value-type="float" office:value="2.5">
            <text:p>2,500</text:p>
          </table:table-cell>
          <table:table-cell table:style-name="ce34" office:value-type="percentage" office:value="0.0015686420178164">
            <text:p>0,16%</text:p>
          </table:table-cell>
          <table:table-cell/>
          <table:table-cell table:style-name="ce29" table:formula="of:=[.E154]+0.125" office:value-type="float" office:value="2.5">
            <text:p>2,500</text:p>
          </table:table-cell>
          <table:table-cell table:style-name="ce34" office:value-type="percentage" office:value="0.00174985964144085">
            <text:p>0,17%</text:p>
          </table:table-cell>
          <table:table-cell/>
          <table:table-cell table:style-name="ce29" table:formula="of:=[.H154]+0.125" office:value-type="float" office:value="2.5">
            <text:p>2,500</text:p>
          </table:table-cell>
          <table:table-cell table:style-name="ce34" office:value-type="percentage" office:value="0.00724387712376815">
            <text:p>0,72%</text:p>
          </table:table-cell>
          <table:table-cell/>
          <table:table-cell table:style-name="ce29" table:formula="of:=[.K154]+0.05" office:value-type="float" office:value="1">
            <text:p>1,000</text:p>
          </table:table-cell>
          <table:table-cell table:style-name="ce34" office:value-type="percentage" office:value="0.00386176175277444">
            <text:p>0,39%</text:p>
          </table:table-cell>
          <table:table-cell/>
          <table:table-cell table:style-name="ce29" table:formula="of:=[.N154]+0.05" office:value-type="float" office:value="1">
            <text:p>1,000</text:p>
          </table:table-cell>
          <table:table-cell table:style-name="ce34" office:value-type="percentage" office:value="0.00672311544840841">
            <text:p>0,67%</text:p>
          </table:table-cell>
          <table:table-cell/>
          <table:table-cell table:style-name="ce29" table:formula="of:=[.Q154]+0.05" office:value-type="float" office:value="1">
            <text:p>1,000</text:p>
          </table:table-cell>
          <table:table-cell table:style-name="ce34" office:value-type="percentage" office:value="0.00437667416603542">
            <text:p>0,44%</text:p>
          </table:table-cell>
          <table:table-cell/>
          <table:table-cell table:style-name="ce29" table:formula="of:=[.T154]+0.05" office:value-type="float" office:value="1">
            <text:p>1,000</text:p>
          </table:table-cell>
          <table:table-cell table:style-name="ce34" office:value-type="percentage" office:value="0.00436813874079586">
            <text:p>0,44%</text:p>
          </table:table-cell>
          <table:table-cell/>
          <table:table-cell table:style-name="ce58" table:formula="of:=([.R155]-[.U155])*100*100" office:value-type="float" office:value="0.085354252395628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55]+0.125" office:value-type="float" office:value="2.625">
            <text:p>2,625</text:p>
          </table:table-cell>
          <table:table-cell table:style-name="ce34" office:value-type="percentage" office:value="0.00167506202921472">
            <text:p>0,17%</text:p>
          </table:table-cell>
          <table:table-cell/>
          <table:table-cell table:style-name="ce29" table:formula="of:=[.E155]+0.125" office:value-type="float" office:value="2.625">
            <text:p>2,625</text:p>
          </table:table-cell>
          <table:table-cell table:style-name="ce34" office:value-type="percentage" office:value="0.00180706479013362">
            <text:p>0,18%</text:p>
          </table:table-cell>
          <table:table-cell/>
          <table:table-cell table:style-name="ce29" table:formula="of:=[.H155]+0.125" office:value-type="float" office:value="2.625">
            <text:p>2,625</text:p>
          </table:table-cell>
          <table:table-cell table:style-name="ce34" office:value-type="percentage" office:value="0.00731120813284398">
            <text:p>0,73%</text:p>
          </table:table-cell>
          <table:table-cell/>
          <table:table-cell table:style-name="ce29" table:formula="of:=[.K155]+0.05" office:value-type="float" office:value="1.05">
            <text:p>1,050</text:p>
          </table:table-cell>
          <table:table-cell table:style-name="ce34" office:value-type="percentage" office:value="0.0039858792157238">
            <text:p>0,40%</text:p>
          </table:table-cell>
          <table:table-cell/>
          <table:table-cell table:style-name="ce29" table:formula="of:=[.N155]+0.05" office:value-type="float" office:value="1.05">
            <text:p>1,050</text:p>
          </table:table-cell>
          <table:table-cell table:style-name="ce34" office:value-type="percentage" office:value="0.00678182085141776">
            <text:p>0,68%</text:p>
          </table:table-cell>
          <table:table-cell/>
          <table:table-cell table:style-name="ce29" table:formula="of:=[.Q155]+0.05" office:value-type="float" office:value="1.05">
            <text:p>1,050</text:p>
          </table:table-cell>
          <table:table-cell table:style-name="ce34" office:value-type="percentage" office:value="0.00440427059347814">
            <text:p>0,44%</text:p>
          </table:table-cell>
          <table:table-cell/>
          <table:table-cell table:style-name="ce29" table:formula="of:=[.T155]+0.05" office:value-type="float" office:value="1.05">
            <text:p>1,050</text:p>
          </table:table-cell>
          <table:table-cell table:style-name="ce34" office:value-type="percentage" office:value="0.00439581956266198">
            <text:p>0,44%</text:p>
          </table:table-cell>
          <table:table-cell/>
          <table:table-cell table:style-name="ce58" table:formula="of:=([.R156]-[.U156])*100*100" office:value-type="float" office:value="0.0845103081615652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56]+0.125" office:value-type="float" office:value="2.75">
            <text:p>2,750</text:p>
          </table:table-cell>
          <table:table-cell table:style-name="ce34" office:value-type="percentage" office:value="0.00177180749412224">
            <text:p>0,18%</text:p>
          </table:table-cell>
          <table:table-cell/>
          <table:table-cell table:style-name="ce29" table:formula="of:=[.E156]+0.125" office:value-type="float" office:value="2.75">
            <text:p>2,750</text:p>
          </table:table-cell>
          <table:table-cell table:style-name="ce34" office:value-type="percentage" office:value="0.00185906947076347">
            <text:p>0,19%</text:p>
          </table:table-cell>
          <table:table-cell/>
          <table:table-cell table:style-name="ce29" table:formula="of:=[.H156]+0.125" office:value-type="float" office:value="2.75">
            <text:p>2,750</text:p>
          </table:table-cell>
          <table:table-cell table:style-name="ce34" office:value-type="percentage" office:value="0.00737241814109473">
            <text:p>0,74%</text:p>
          </table:table-cell>
          <table:table-cell/>
          <table:table-cell table:style-name="ce29" table:formula="of:=[.K156]+0.05" office:value-type="float" office:value="1.1">
            <text:p>1,100</text:p>
          </table:table-cell>
          <table:table-cell table:style-name="ce34" office:value-type="percentage" office:value="0.00410869442063908">
            <text:p>0,41%</text:p>
          </table:table-cell>
          <table:table-cell/>
          <table:table-cell table:style-name="ce29" table:formula="of:=[.N156]+0.05" office:value-type="float" office:value="1.1">
            <text:p>1,100</text:p>
          </table:table-cell>
          <table:table-cell table:style-name="ce34" office:value-type="percentage" office:value="0.00684063079960576">
            <text:p>0,68%</text:p>
          </table:table-cell>
          <table:table-cell/>
          <table:table-cell table:style-name="ce29" table:formula="of:=[.Q156]+0.05" office:value-type="float" office:value="1.1">
            <text:p>1,100</text:p>
          </table:table-cell>
          <table:table-cell table:style-name="ce34" office:value-type="percentage" office:value="0.00443286253332086">
            <text:p>0,44%</text:p>
          </table:table-cell>
          <table:table-cell/>
          <table:table-cell table:style-name="ce29" table:formula="of:=[.T156]+0.05" office:value-type="float" office:value="1.1">
            <text:p>1,100</text:p>
          </table:table-cell>
          <table:table-cell table:style-name="ce34" office:value-type="percentage" office:value="0.00442449752852423">
            <text:p>0,44%</text:p>
          </table:table-cell>
          <table:table-cell/>
          <table:table-cell table:style-name="ce58" table:formula="of:=([.R157]-[.U157])*100*100" office:value-type="float" office:value="0.0836500479662553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57]+0.125" office:value-type="float" office:value="2.875">
            <text:p>2,875</text:p>
          </table:table-cell>
          <table:table-cell table:style-name="ce34" office:value-type="percentage" office:value="0.0018601403099074">
            <text:p>0,19%</text:p>
          </table:table-cell>
          <table:table-cell/>
          <table:table-cell table:style-name="ce29" table:formula="of:=[.E157]+0.125" office:value-type="float" office:value="2.875">
            <text:p>2,875</text:p>
          </table:table-cell>
          <table:table-cell table:style-name="ce34" office:value-type="percentage" office:value="0.00190655200525152">
            <text:p>0,19%</text:p>
          </table:table-cell>
          <table:table-cell/>
          <table:table-cell table:style-name="ce29" table:formula="of:=[.H157]+0.125" office:value-type="float" office:value="2.875">
            <text:p>2,875</text:p>
          </table:table-cell>
          <table:table-cell table:style-name="ce34" office:value-type="percentage" office:value="0.00742830553993234">
            <text:p>0,74%</text:p>
          </table:table-cell>
          <table:table-cell/>
          <table:table-cell table:style-name="ce29" table:formula="of:=[.K157]+0.05" office:value-type="float" office:value="1.15">
            <text:p>1,150</text:p>
          </table:table-cell>
          <table:table-cell table:style-name="ce34" office:value-type="percentage" office:value="0.00422999032451461">
            <text:p>0,42%</text:p>
          </table:table-cell>
          <table:table-cell/>
          <table:table-cell table:style-name="ce29" table:formula="of:=[.N157]+0.05" office:value-type="float" office:value="1.15">
            <text:p>1,150</text:p>
          </table:table-cell>
          <table:table-cell table:style-name="ce34" office:value-type="percentage" office:value="0.00689955479707956">
            <text:p>0,69%</text:p>
          </table:table-cell>
          <table:table-cell/>
          <table:table-cell table:style-name="ce29" table:formula="of:=[.Q157]+0.05" office:value-type="float" office:value="1.15">
            <text:p>1,150</text:p>
          </table:table-cell>
          <table:table-cell table:style-name="ce34" office:value-type="percentage" office:value="0.00446261590429691">
            <text:p>0,45%</text:p>
          </table:table-cell>
          <table:table-cell/>
          <table:table-cell table:style-name="ce29" table:formula="of:=[.T157]+0.05" office:value-type="float" office:value="1.15">
            <text:p>1,150</text:p>
          </table:table-cell>
          <table:table-cell table:style-name="ce34" office:value-type="percentage" office:value="0.00445433882904862">
            <text:p>0,45%</text:p>
          </table:table-cell>
          <table:table-cell/>
          <table:table-cell table:style-name="ce58" table:formula="of:=([.R158]-[.U158])*100*100" office:value-type="float" office:value="0.0827707524828601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58]+0.125" office:value-type="float" office:value="3">
            <text:p>3,000</text:p>
          </table:table-cell>
          <table:table-cell table:style-name="ce34" office:value-type="percentage" office:value="0.00194111205771046">
            <text:p>0,19%</text:p>
          </table:table-cell>
          <table:table-cell/>
          <table:table-cell table:style-name="ce29" table:formula="of:=[.E158]+0.125" office:value-type="float" office:value="3">
            <text:p>3,000</text:p>
          </table:table-cell>
          <table:table-cell table:style-name="ce34" office:value-type="percentage" office:value="0.00195007766186562">
            <text:p>0,20%</text:p>
          </table:table-cell>
          <table:table-cell/>
          <table:table-cell table:style-name="ce29" table:formula="of:=[.H158]+0.125" office:value-type="float" office:value="3">
            <text:p>3,000</text:p>
          </table:table-cell>
          <table:table-cell table:style-name="ce34" office:value-type="percentage" office:value="0.00747953565553352">
            <text:p>0,75%</text:p>
          </table:table-cell>
          <table:table-cell/>
          <table:table-cell table:style-name="ce29" table:formula="of:=[.K158]+0.05" office:value-type="float" office:value="1.2">
            <text:p>1,200</text:p>
          </table:table-cell>
          <table:table-cell table:style-name="ce34" office:value-type="percentage" office:value="0.00434954988434469">
            <text:p>0,43%</text:p>
          </table:table-cell>
          <table:table-cell/>
          <table:table-cell table:style-name="ce29" table:formula="of:=[.N158]+0.05" office:value-type="float" office:value="1.2">
            <text:p>1,200</text:p>
          </table:table-cell>
          <table:table-cell table:style-name="ce34" office:value-type="percentage" office:value="0.00695860234794632">
            <text:p>0,70%</text:p>
          </table:table-cell>
          <table:table-cell/>
          <table:table-cell table:style-name="ce29" table:formula="of:=[.Q158]+0.05" office:value-type="float" office:value="1.2">
            <text:p>1,200</text:p>
          </table:table-cell>
          <table:table-cell table:style-name="ce34" office:value-type="percentage" office:value="0.00449369662513962">
            <text:p>0,45%</text:p>
          </table:table-cell>
          <table:table-cell/>
          <table:table-cell table:style-name="ce29" table:formula="of:=[.T158]+0.05" office:value-type="float" office:value="1.2">
            <text:p>1,200</text:p>
          </table:table-cell>
          <table:table-cell table:style-name="ce34" office:value-type="percentage" office:value="0.00448550965490117">
            <text:p>0,45%</text:p>
          </table:table-cell>
          <table:table-cell/>
          <table:table-cell table:style-name="ce58" table:formula="of:=([.R159]-[.U159])*100*100" office:value-type="float" office:value="0.0818697023844891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59]+0.125" office:value-type="float" office:value="3.125">
            <text:p>3,125</text:p>
          </table:table-cell>
          <table:table-cell table:style-name="ce34" office:value-type="percentage" office:value="0.00218536377812388">
            <text:p>0,22%</text:p>
          </table:table-cell>
          <table:table-cell/>
          <table:table-cell table:style-name="ce29" table:formula="of:=[.E159]+0.125" office:value-type="float" office:value="3.125">
            <text:p>3,125</text:p>
          </table:table-cell>
          <table:table-cell table:style-name="ce34" office:value-type="percentage" office:value="0.00214277855343385">
            <text:p>0,21%</text:p>
          </table:table-cell>
          <table:table-cell/>
          <table:table-cell table:style-name="ce29" table:formula="of:=[.H159]+0.125" office:value-type="float" office:value="3.125">
            <text:p>3,125</text:p>
          </table:table-cell>
          <table:table-cell table:style-name="ce34" office:value-type="percentage" office:value="0.00767735679347219">
            <text:p>0,77%</text:p>
          </table:table-cell>
          <table:table-cell/>
          <table:table-cell table:style-name="ce29" table:formula="of:=[.K159]+0.05" office:value-type="float" office:value="1.25">
            <text:p>1,250</text:p>
          </table:table-cell>
          <table:table-cell table:style-name="ce34" office:value-type="percentage" office:value="0.00446715605712366">
            <text:p>0,45%</text:p>
          </table:table-cell>
          <table:table-cell/>
          <table:table-cell table:style-name="ce29" table:formula="of:=[.N159]+0.05" office:value-type="float" office:value="1.25">
            <text:p>1,250</text:p>
          </table:table-cell>
          <table:table-cell table:style-name="ce34" office:value-type="percentage" office:value="0.00701778295631319">
            <text:p>0,70%</text:p>
          </table:table-cell>
          <table:table-cell/>
          <table:table-cell table:style-name="ce29" table:formula="of:=[.Q159]+0.05" office:value-type="float" office:value="1.25">
            <text:p>1,250</text:p>
          </table:table-cell>
          <table:table-cell table:style-name="ce34" office:value-type="percentage" office:value="0.00452627061458232">
            <text:p>0,45%</text:p>
          </table:table-cell>
          <table:table-cell/>
          <table:table-cell table:style-name="ce29" table:formula="of:=[.T159]+0.05" office:value-type="float" office:value="1.25">
            <text:p>1,250</text:p>
          </table:table-cell>
          <table:table-cell table:style-name="ce34" office:value-type="percentage" office:value="0.0045181761967479">
            <text:p>0,45%</text:p>
          </table:table-cell>
          <table:table-cell/>
          <table:table-cell table:style-name="ce58" table:formula="of:=([.R160]-[.U160])*100*100" office:value-type="float" office:value="0.0809441783442694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60]+0.125" office:value-type="float" office:value="3.25">
            <text:p>3,250</text:p>
          </table:table-cell>
          <table:table-cell table:style-name="ce34" office:value-type="percentage" office:value="0.00241082690465937">
            <text:p>0,24%</text:p>
          </table:table-cell>
          <table:table-cell/>
          <table:table-cell table:style-name="ce29" table:formula="of:=[.E160]+0.125" office:value-type="float" office:value="3.25">
            <text:p>3,250</text:p>
          </table:table-cell>
          <table:table-cell table:style-name="ce34" office:value-type="percentage" office:value="0.00232065629949684">
            <text:p>0,23%</text:p>
          </table:table-cell>
          <table:table-cell/>
          <table:table-cell table:style-name="ce29" table:formula="of:=[.H160]+0.125" office:value-type="float" office:value="3.25">
            <text:p>3,250</text:p>
          </table:table-cell>
          <table:table-cell table:style-name="ce34" office:value-type="percentage" office:value="0.00785996092080018">
            <text:p>0,79%</text:p>
          </table:table-cell>
          <table:table-cell/>
          <table:table-cell table:style-name="ce29" table:formula="of:=[.K160]+0.05" office:value-type="float" office:value="1.3">
            <text:p>1,300</text:p>
          </table:table-cell>
          <table:table-cell table:style-name="ce34" office:value-type="percentage" office:value="0.00458259179984584">
            <text:p>0,46%</text:p>
          </table:table-cell>
          <table:table-cell/>
          <table:table-cell table:style-name="ce29" table:formula="of:=[.N160]+0.05" office:value-type="float" office:value="1.3">
            <text:p>1,300</text:p>
          </table:table-cell>
          <table:table-cell table:style-name="ce34" office:value-type="percentage" office:value="0.00707710612628731">
            <text:p>0,71%</text:p>
          </table:table-cell>
          <table:table-cell/>
          <table:table-cell table:style-name="ce29" table:formula="of:=[.Q160]+0.05" office:value-type="float" office:value="1.3">
            <text:p>1,300</text:p>
          </table:table-cell>
          <table:table-cell table:style-name="ce34" office:value-type="percentage" office:value="0.00456050379135836">
            <text:p>0,46%</text:p>
          </table:table-cell>
          <table:table-cell/>
          <table:table-cell table:style-name="ce29" table:formula="of:=[.T160]+0.05" office:value-type="float" office:value="1.3">
            <text:p>1,300</text:p>
          </table:table-cell>
          <table:table-cell table:style-name="ce34" office:value-type="percentage" office:value="0.00455250464525482">
            <text:p>0,46%</text:p>
          </table:table-cell>
          <table:table-cell/>
          <table:table-cell table:style-name="ce58" table:formula="of:=([.R161]-[.U161])*100*100" office:value-type="float" office:value="0.0799914610353364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61]+0.125" office:value-type="float" office:value="3.375">
            <text:p>3,375</text:p>
          </table:table-cell>
          <table:table-cell table:style-name="ce34" office:value-type="percentage" office:value="0.00261958905885887">
            <text:p>0,26%</text:p>
          </table:table-cell>
          <table:table-cell/>
          <table:table-cell table:style-name="ce29" table:formula="of:=[.E161]+0.125" office:value-type="float" office:value="3.375">
            <text:p>3,375</text:p>
          </table:table-cell>
          <table:table-cell table:style-name="ce34" office:value-type="percentage" office:value="0.0024853579162218">
            <text:p>0,25%</text:p>
          </table:table-cell>
          <table:table-cell/>
          <table:table-cell table:style-name="ce29" table:formula="of:=[.H161]+0.125" office:value-type="float" office:value="3.375">
            <text:p>3,375</text:p>
          </table:table-cell>
          <table:table-cell table:style-name="ce34" office:value-type="percentage" office:value="0.00802903881647423">
            <text:p>0,80%</text:p>
          </table:table-cell>
          <table:table-cell/>
          <table:table-cell table:style-name="ce29" table:formula="of:=[.K161]+0.05" office:value-type="float" office:value="1.35">
            <text:p>1,350</text:p>
          </table:table-cell>
          <table:table-cell table:style-name="ce34" office:value-type="percentage" office:value="0.00469564006950553">
            <text:p>0,47%</text:p>
          </table:table-cell>
          <table:table-cell/>
          <table:table-cell table:style-name="ce29" table:formula="of:=[.N161]+0.05" office:value-type="float" office:value="1.35">
            <text:p>1,350</text:p>
          </table:table-cell>
          <table:table-cell table:style-name="ce34" office:value-type="percentage" office:value="0.00713658136197584">
            <text:p>0,71%</text:p>
          </table:table-cell>
          <table:table-cell/>
          <table:table-cell table:style-name="ce29" table:formula="of:=[.Q161]+0.05" office:value-type="float" office:value="1.35">
            <text:p>1,350</text:p>
          </table:table-cell>
          <table:table-cell table:style-name="ce34" office:value-type="percentage" office:value="0.00459656207420105">
            <text:p>0,46%</text:p>
          </table:table-cell>
          <table:table-cell/>
          <table:table-cell table:style-name="ce29" table:formula="of:=[.T161]+0.05" office:value-type="float" office:value="1.35">
            <text:p>1,350</text:p>
          </table:table-cell>
          <table:table-cell table:style-name="ce34" office:value-type="percentage" office:value="0.00458866119108797">
            <text:p>0,46%</text:p>
          </table:table-cell>
          <table:table-cell/>
          <table:table-cell table:style-name="ce58" table:formula="of:=([.R162]-[.U162])*100*100" office:value-type="float" office:value="0.0790088311308172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62]+0.125" office:value-type="float" office:value="3.5">
            <text:p>3,500</text:p>
          </table:table-cell>
          <table:table-cell table:style-name="ce34" office:value-type="percentage" office:value="0.00281343963061555">
            <text:p>0,28%</text:p>
          </table:table-cell>
          <table:table-cell/>
          <table:table-cell table:style-name="ce29" table:formula="of:=[.E162]+0.125" office:value-type="float" office:value="3.5">
            <text:p>3,500</text:p>
          </table:table-cell>
          <table:table-cell table:style-name="ce34" office:value-type="percentage" office:value="0.00263829513175215">
            <text:p>0,26%</text:p>
          </table:table-cell>
          <table:table-cell/>
          <table:table-cell table:style-name="ce29" table:formula="of:=[.H162]+0.125" office:value-type="float" office:value="3.5">
            <text:p>3,500</text:p>
          </table:table-cell>
          <table:table-cell table:style-name="ce34" office:value-type="percentage" office:value="0.00818603971960015">
            <text:p>0,82%</text:p>
          </table:table-cell>
          <table:table-cell/>
          <table:table-cell table:style-name="ce29" table:formula="of:=[.K162]+0.05" office:value-type="float" office:value="1.4">
            <text:p>1,400</text:p>
          </table:table-cell>
          <table:table-cell table:style-name="ce34" office:value-type="percentage" office:value="0.00480608382309707">
            <text:p>0,48%</text:p>
          </table:table-cell>
          <table:table-cell/>
          <table:table-cell table:style-name="ce29" table:formula="of:=[.N162]+0.05" office:value-type="float" office:value="1.4">
            <text:p>1,400</text:p>
          </table:table-cell>
          <table:table-cell table:style-name="ce34" office:value-type="percentage" office:value="0.00719621816748592">
            <text:p>0,72%</text:p>
          </table:table-cell>
          <table:table-cell/>
          <table:table-cell table:style-name="ce29" table:formula="of:=[.Q162]+0.05" office:value-type="float" office:value="1.4">
            <text:p>1,400</text:p>
          </table:table-cell>
          <table:table-cell table:style-name="ce34" office:value-type="percentage" office:value="0.00463461138184374">
            <text:p>0,46%</text:p>
          </table:table-cell>
          <table:table-cell/>
          <table:table-cell table:style-name="ce29" table:formula="of:=[.T162]+0.05" office:value-type="float" office:value="1.4">
            <text:p>1,400</text:p>
          </table:table-cell>
          <table:table-cell table:style-name="ce34" office:value-type="percentage" office:value="0.00462681202491335">
            <text:p>0,46%</text:p>
          </table:table-cell>
          <table:table-cell/>
          <table:table-cell table:style-name="ce58" table:formula="of:=([.R163]-[.U163])*100*100" office:value-type="float" office:value="0.077993569303838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63]+0.125" office:value-type="float" office:value="3.625">
            <text:p>3,625</text:p>
          </table:table-cell>
          <table:table-cell table:style-name="ce34" office:value-type="percentage" office:value="0.0029939211974235">
            <text:p>0,30%</text:p>
          </table:table-cell>
          <table:table-cell/>
          <table:table-cell table:style-name="ce29" table:formula="of:=[.E163]+0.125" office:value-type="float" office:value="3.625">
            <text:p>3,625</text:p>
          </table:table-cell>
          <table:table-cell table:style-name="ce34" office:value-type="percentage" office:value="0.00278068495310799">
            <text:p>0,28%</text:p>
          </table:table-cell>
          <table:table-cell/>
          <table:table-cell table:style-name="ce29" table:formula="of:=[.H163]+0.125" office:value-type="float" office:value="3.625">
            <text:p>3,625</text:p>
          </table:table-cell>
          <table:table-cell table:style-name="ce34" office:value-type="percentage" office:value="0.00833221297423463">
            <text:p>0,83%</text:p>
          </table:table-cell>
          <table:table-cell/>
          <table:table-cell table:style-name="ce29" table:formula="of:=[.K163]+0.05" office:value-type="float" office:value="1.45">
            <text:p>1,450</text:p>
          </table:table-cell>
          <table:table-cell table:style-name="ce34" office:value-type="percentage" office:value="0.00491370601761478">
            <text:p>0,49%</text:p>
          </table:table-cell>
          <table:table-cell/>
          <table:table-cell table:style-name="ce29" table:formula="of:=[.N163]+0.05" office:value-type="float" office:value="1.45">
            <text:p>1,450</text:p>
          </table:table-cell>
          <table:table-cell table:style-name="ce34" office:value-type="percentage" office:value="0.00725602604692472">
            <text:p>0,73%</text:p>
          </table:table-cell>
          <table:table-cell/>
          <table:table-cell table:style-name="ce29" table:formula="of:=[.Q163]+0.05" office:value-type="float" office:value="1.45">
            <text:p>1,450</text:p>
          </table:table-cell>
          <table:table-cell table:style-name="ce34" office:value-type="percentage" office:value="0.00467481763301975">
            <text:p>0,47%</text:p>
          </table:table-cell>
          <table:table-cell/>
          <table:table-cell table:style-name="ce29" table:formula="of:=[.T163]+0.05" office:value-type="float" office:value="1.45">
            <text:p>1,450</text:p>
          </table:table-cell>
          <table:table-cell table:style-name="ce34" office:value-type="percentage" office:value="0.00466712333739699">
            <text:p>0,47%</text:p>
          </table:table-cell>
          <table:table-cell/>
          <table:table-cell table:style-name="ce58" table:formula="of:=([.R164]-[.U164])*100*100" office:value-type="float" office:value="0.0769429562275364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64]+0.125" office:value-type="float" office:value="3.75">
            <text:p>3,750</text:p>
          </table:table-cell>
          <table:table-cell table:style-name="ce34" office:value-type="percentage" office:value="0.00316237065977758">
            <text:p>0,32%</text:p>
          </table:table-cell>
          <table:table-cell/>
          <table:table-cell table:style-name="ce29" table:formula="of:=[.E164]+0.125" office:value-type="float" office:value="3.75">
            <text:p>3,750</text:p>
          </table:table-cell>
          <table:table-cell table:style-name="ce34" office:value-type="percentage" office:value="0.00291358211970677">
            <text:p>0,29%</text:p>
          </table:table-cell>
          <table:table-cell/>
          <table:table-cell table:style-name="ce29" table:formula="of:=[.H164]+0.125" office:value-type="float" office:value="3.75">
            <text:p>3,750</text:p>
          </table:table-cell>
          <table:table-cell table:style-name="ce34" office:value-type="percentage" office:value="0.00846864134522682">
            <text:p>0,85%</text:p>
          </table:table-cell>
          <table:table-cell/>
          <table:table-cell table:style-name="ce29" table:formula="of:=[.K164]+0.05" office:value-type="float" office:value="1.5">
            <text:p>1,500</text:p>
          </table:table-cell>
          <table:table-cell table:style-name="ce34" office:value-type="percentage" office:value="0.00501828961005297">
            <text:p>0,50%</text:p>
          </table:table-cell>
          <table:table-cell/>
          <table:table-cell table:style-name="ce29" table:formula="of:=[.N164]+0.05" office:value-type="float" office:value="1.5">
            <text:p>1,500</text:p>
          </table:table-cell>
          <table:table-cell table:style-name="ce34" office:value-type="percentage" office:value="0.00731601450439937">
            <text:p>0,73%</text:p>
          </table:table-cell>
          <table:table-cell/>
          <table:table-cell table:style-name="ce29" table:formula="of:=[.Q164]+0.05" office:value-type="float" office:value="1.5">
            <text:p>1,500</text:p>
          </table:table-cell>
          <table:table-cell table:style-name="ce34" office:value-type="percentage" office:value="0.00471734674646241">
            <text:p>0,47%</text:p>
          </table:table-cell>
          <table:table-cell/>
          <table:table-cell table:style-name="ce29" table:formula="of:=[.T164]+0.05" office:value-type="float" office:value="1.5">
            <text:p>1,500</text:p>
          </table:table-cell>
          <table:table-cell table:style-name="ce34" office:value-type="percentage" office:value="0.00470976131920491">
            <text:p>0,47%</text:p>
          </table:table-cell>
          <table:table-cell/>
          <table:table-cell table:style-name="ce58" table:formula="of:=([.R165]-[.U165])*100*100" office:value-type="float" office:value="0.0758542725750201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65]+0.125" office:value-type="float" office:value="3.875">
            <text:p>3,875</text:p>
          </table:table-cell>
          <table:table-cell table:style-name="ce34" office:value-type="percentage" office:value="0.00331995241488301">
            <text:p>0,33%</text:p>
          </table:table-cell>
          <table:table-cell/>
          <table:table-cell table:style-name="ce29" table:formula="of:=[.E165]+0.125" office:value-type="float" office:value="3.875">
            <text:p>3,875</text:p>
          </table:table-cell>
          <table:table-cell table:style-name="ce34" office:value-type="percentage" office:value="0.00303790527555726">
            <text:p>0,30%</text:p>
          </table:table-cell>
          <table:table-cell/>
          <table:table-cell table:style-name="ce29" table:formula="of:=[.H165]+0.125" office:value-type="float" office:value="3.875">
            <text:p>3,875</text:p>
          </table:table-cell>
          <table:table-cell table:style-name="ce34" office:value-type="percentage" office:value="0.00859626788583241">
            <text:p>0,86%</text:p>
          </table:table-cell>
          <table:table-cell/>
          <table:table-cell table:style-name="ce29" table:formula="of:=[.K165]+0.05" office:value-type="float" office:value="1.55">
            <text:p>1,550</text:p>
          </table:table-cell>
          <table:table-cell table:style-name="ce34" office:value-type="percentage" office:value="0.00511961755740596">
            <text:p>0,51%</text:p>
          </table:table-cell>
          <table:table-cell/>
          <table:table-cell table:style-name="ce29" table:formula="of:=[.N165]+0.05" office:value-type="float" office:value="1.55">
            <text:p>1,550</text:p>
          </table:table-cell>
          <table:table-cell table:style-name="ce34" office:value-type="percentage" office:value="0.00737626939049527">
            <text:p>0,74%</text:p>
          </table:table-cell>
          <table:table-cell/>
          <table:table-cell table:style-name="ce29" table:formula="of:=[.Q165]+0.05" office:value-type="float" office:value="1.55">
            <text:p>1,550</text:p>
          </table:table-cell>
          <table:table-cell table:style-name="ce34" office:value-type="percentage" office:value="0.00476236464090507">
            <text:p>0,48%</text:p>
          </table:table-cell>
          <table:table-cell/>
          <table:table-cell table:style-name="ce29" table:formula="of:=[.T165]+0.05" office:value-type="float" office:value="1.55">
            <text:p>1,550</text:p>
          </table:table-cell>
          <table:table-cell table:style-name="ce34" office:value-type="percentage" office:value="0.00475489216100313">
            <text:p>0,48%</text:p>
          </table:table-cell>
          <table:table-cell/>
          <table:table-cell table:style-name="ce58" table:formula="of:=([.R166]-[.U166])*100*100" office:value-type="float" office:value="0.0747247990194339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66]+0.125" office:value-type="float" office:value="4">
            <text:p>4,000</text:p>
          </table:table-cell>
          <table:table-cell table:style-name="ce34" office:value-type="percentage" office:value="0.00346768531029436">
            <text:p>0,35%</text:p>
          </table:table-cell>
          <table:table-cell/>
          <table:table-cell table:style-name="ce29" table:formula="of:=[.E166]+0.125" office:value-type="float" office:value="4">
            <text:p>4,000</text:p>
          </table:table-cell>
          <table:table-cell table:style-name="ce34" office:value-type="percentage" office:value="0.00315445823416707">
            <text:p>0,32%</text:p>
          </table:table-cell>
          <table:table-cell/>
          <table:table-cell table:style-name="ce29" table:formula="of:=[.H166]+0.125" office:value-type="float" office:value="4">
            <text:p>4,000</text:p>
          </table:table-cell>
          <table:table-cell table:style-name="ce34" office:value-type="percentage" office:value="0.00871591776765013">
            <text:p>0,87%</text:p>
          </table:table-cell>
          <table:table-cell/>
          <table:table-cell table:style-name="ce29" table:formula="of:=[.K166]+0.05" office:value-type="float" office:value="1.6">
            <text:p>1,600</text:p>
          </table:table-cell>
          <table:table-cell table:style-name="ce34" office:value-type="percentage" office:value="0.00521747281666808">
            <text:p>0,52%</text:p>
          </table:table-cell>
          <table:table-cell/>
          <table:table-cell table:style-name="ce29" table:formula="of:=[.N166]+0.05" office:value-type="float" office:value="1.6">
            <text:p>1,600</text:p>
          </table:table-cell>
          <table:table-cell table:style-name="ce34" office:value-type="percentage" office:value="0.00743718194171081">
            <text:p>0,74%</text:p>
          </table:table-cell>
          <table:table-cell/>
          <table:table-cell table:style-name="ce29" table:formula="of:=[.Q166]+0.05" office:value-type="float" office:value="1.6">
            <text:p>1,600</text:p>
          </table:table-cell>
          <table:table-cell table:style-name="ce34" office:value-type="percentage" office:value="0.00481003723508106">
            <text:p>0,48%</text:p>
          </table:table-cell>
          <table:table-cell/>
          <table:table-cell table:style-name="ce29" table:formula="of:=[.T166]+0.05" office:value-type="float" office:value="1.6">
            <text:p>1,600</text:p>
          </table:table-cell>
          <table:table-cell table:style-name="ce34" office:value-type="percentage" office:value="0.00480268205345767">
            <text:p>0,48%</text:p>
          </table:table-cell>
          <table:table-cell/>
          <table:table-cell table:style-name="ce58" table:formula="of:=([.R167]-[.U167])*100*100" office:value-type="float" office:value="0.0735518162339049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67]+0.125" office:value-type="float" office:value="4.125">
            <text:p>4,125</text:p>
          </table:table-cell>
          <table:table-cell table:style-name="ce34" office:value-type="percentage" office:value="0.00375536818363958">
            <text:p>0,38%</text:p>
          </table:table-cell>
          <table:table-cell/>
          <table:table-cell table:style-name="ce29" table:formula="of:=[.E167]+0.125" office:value-type="float" office:value="4.125">
            <text:p>4,125</text:p>
          </table:table-cell>
          <table:table-cell table:style-name="ce34" office:value-type="percentage" office:value="0.00340815090854205">
            <text:p>0,34%</text:p>
          </table:table-cell>
          <table:table-cell/>
          <table:table-cell table:style-name="ce29" table:formula="of:=[.H167]+0.125" office:value-type="float" office:value="4.125">
            <text:p>4,125</text:p>
          </table:table-cell>
          <table:table-cell table:style-name="ce34" office:value-type="percentage" office:value="0.00894875725961596">
            <text:p>0,89%</text:p>
          </table:table-cell>
          <table:table-cell/>
          <table:table-cell table:style-name="ce29" table:formula="of:=[.K167]+0.05" office:value-type="float" office:value="1.65">
            <text:p>1,650</text:p>
          </table:table-cell>
          <table:table-cell table:style-name="ce34" office:value-type="percentage" office:value="0.00531163834483364">
            <text:p>0,53%</text:p>
          </table:table-cell>
          <table:table-cell/>
          <table:table-cell table:style-name="ce29" table:formula="of:=[.N167]+0.05" office:value-type="float" office:value="1.65">
            <text:p>1,650</text:p>
          </table:table-cell>
          <table:table-cell table:style-name="ce34" office:value-type="percentage" office:value="0.00749921974102259">
            <text:p>0,75%</text:p>
          </table:table-cell>
          <table:table-cell/>
          <table:table-cell table:style-name="ce29" table:formula="of:=[.Q167]+0.05" office:value-type="float" office:value="1.65">
            <text:p>1,650</text:p>
          </table:table-cell>
          <table:table-cell table:style-name="ce34" office:value-type="percentage" office:value="0.0048605304477237">
            <text:p>0,49%</text:p>
          </table:table-cell>
          <table:table-cell/>
          <table:table-cell table:style-name="ce29" table:formula="of:=[.T167]+0.05" office:value-type="float" office:value="1.65">
            <text:p>1,650</text:p>
          </table:table-cell>
          <table:table-cell table:style-name="ce34" office:value-type="percentage" office:value="0.00485329718723454">
            <text:p>0,49%</text:p>
          </table:table-cell>
          <table:table-cell/>
          <table:table-cell table:style-name="ce58" table:formula="of:=([.R168]-[.U168])*100*100" office:value-type="float" office:value="0.0723326048915601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68]+0.125" office:value-type="float" office:value="4.25">
            <text:p>4,250</text:p>
          </table:table-cell>
          <table:table-cell table:style-name="ce34" office:value-type="percentage" office:value="0.00402612853502333">
            <text:p>0,40%</text:p>
          </table:table-cell>
          <table:table-cell/>
          <table:table-cell table:style-name="ce29" table:formula="of:=[.E168]+0.125" office:value-type="float" office:value="4.25">
            <text:p>4,250</text:p>
          </table:table-cell>
          <table:table-cell table:style-name="ce34" office:value-type="percentage" office:value="0.00364692048442441">
            <text:p>0,36%</text:p>
          </table:table-cell>
          <table:table-cell/>
          <table:table-cell table:style-name="ce29" table:formula="of:=[.H168]+0.125" office:value-type="float" office:value="4.25">
            <text:p>4,250</text:p>
          </table:table-cell>
          <table:table-cell table:style-name="ce34" office:value-type="percentage" office:value="0.00916790031087792">
            <text:p>0,92%</text:p>
          </table:table-cell>
          <table:table-cell/>
          <table:table-cell table:style-name="ce29" table:formula="of:=[.K168]+0.05" office:value-type="float" office:value="1.7">
            <text:p>1,700</text:p>
          </table:table-cell>
          <table:table-cell table:style-name="ce34" office:value-type="percentage" office:value="0.00540189709889697">
            <text:p>0,54%</text:p>
          </table:table-cell>
          <table:table-cell/>
          <table:table-cell table:style-name="ce29" table:formula="of:=[.N168]+0.05" office:value-type="float" office:value="1.7">
            <text:p>1,700</text:p>
          </table:table-cell>
          <table:table-cell table:style-name="ce34" office:value-type="percentage" office:value="0.00756285037140725">
            <text:p>0,76%</text:p>
          </table:table-cell>
          <table:table-cell/>
          <table:table-cell table:style-name="ce29" table:formula="of:=[.Q168]+0.05" office:value-type="float" office:value="1.7">
            <text:p>1,700</text:p>
          </table:table-cell>
          <table:table-cell table:style-name="ce34" office:value-type="percentage" office:value="0.00491401019756633">
            <text:p>0,49%</text:p>
          </table:table-cell>
          <table:table-cell/>
          <table:table-cell table:style-name="ce29" table:formula="of:=[.T168]+0.05" office:value-type="float" office:value="1.7">
            <text:p>1,700</text:p>
          </table:table-cell>
          <table:table-cell table:style-name="ce34" office:value-type="percentage" office:value="0.00490690375299977">
            <text:p>0,49%</text:p>
          </table:table-cell>
          <table:table-cell/>
          <table:table-cell table:style-name="ce58" table:formula="of:=([.R169]-[.U169])*100*100" office:value-type="float" office:value="0.0710644456655349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69]+0.125" office:value-type="float" office:value="4.375">
            <text:p>4,375</text:p>
          </table:table-cell>
          <table:table-cell table:style-name="ce34" office:value-type="percentage" office:value="0.00428141686632801">
            <text:p>0,43%</text:p>
          </table:table-cell>
          <table:table-cell/>
          <table:table-cell table:style-name="ce29" table:formula="of:=[.E169]+0.125" office:value-type="float" office:value="4.375">
            <text:p>4,375</text:p>
          </table:table-cell>
          <table:table-cell table:style-name="ce34" office:value-type="percentage" office:value="0.00387204608454204">
            <text:p>0,39%</text:p>
          </table:table-cell>
          <table:table-cell/>
          <table:table-cell table:style-name="ce29" table:formula="of:=[.H169]+0.125" office:value-type="float" office:value="4.375">
            <text:p>4,375</text:p>
          </table:table-cell>
          <table:table-cell table:style-name="ce34" office:value-type="percentage" office:value="0.00937452090206774">
            <text:p>0,94%</text:p>
          </table:table-cell>
          <table:table-cell/>
          <table:table-cell table:style-name="ce29" table:formula="of:=[.K169]+0.05" office:value-type="float" office:value="1.75">
            <text:p>1,750</text:p>
          </table:table-cell>
          <table:table-cell table:style-name="ce34" office:value-type="percentage" office:value="0.00548803203585238">
            <text:p>0,55%</text:p>
          </table:table-cell>
          <table:table-cell/>
          <table:table-cell table:style-name="ce29" table:formula="of:=[.N169]+0.05" office:value-type="float" office:value="1.75">
            <text:p>1,750</text:p>
          </table:table-cell>
          <table:table-cell table:style-name="ce34" office:value-type="percentage" office:value="0.0076285414158414">
            <text:p>0,76%</text:p>
          </table:table-cell>
          <table:table-cell/>
          <table:table-cell table:style-name="ce29" table:formula="of:=[.Q169]+0.05" office:value-type="float" office:value="1.75">
            <text:p>1,750</text:p>
          </table:table-cell>
          <table:table-cell table:style-name="ce34" office:value-type="percentage" office:value="0.00497064240334228">
            <text:p>0,50%</text:p>
          </table:table-cell>
          <table:table-cell/>
          <table:table-cell table:style-name="ce29" table:formula="of:=[.T169]+0.05" office:value-type="float" office:value="1.75">
            <text:p>1,750</text:p>
          </table:table-cell>
          <table:table-cell table:style-name="ce34" office:value-type="percentage" office:value="0.00496366794141938">
            <text:p>0,50%</text:p>
          </table:table-cell>
          <table:table-cell/>
          <table:table-cell table:style-name="ce58" table:formula="of:=([.R170]-[.U170])*100*100" office:value-type="float" office:value="0.069744619228939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70]+0.125" office:value-type="float" office:value="4.5">
            <text:p>4,500</text:p>
          </table:table-cell>
          <table:table-cell table:style-name="ce34" office:value-type="percentage" office:value="0.00452252251256019">
            <text:p>0,45%</text:p>
          </table:table-cell>
          <table:table-cell/>
          <table:table-cell table:style-name="ce29" table:formula="of:=[.E170]+0.125" office:value-type="float" office:value="4.5">
            <text:p>4,500</text:p>
          </table:table-cell>
          <table:table-cell table:style-name="ce34" office:value-type="percentage" office:value="0.00408466470687537">
            <text:p>0,41%</text:p>
          </table:table-cell>
          <table:table-cell/>
          <table:table-cell table:style-name="ce29" table:formula="of:=[.H170]+0.125" office:value-type="float" office:value="4.5">
            <text:p>4,500</text:p>
          </table:table-cell>
          <table:table-cell table:style-name="ce34" office:value-type="percentage" office:value="0.00956966257152484">
            <text:p>0,96%</text:p>
          </table:table-cell>
          <table:table-cell/>
          <table:table-cell table:style-name="ce29" table:formula="of:=[.K170]+0.05" office:value-type="float" office:value="1.8">
            <text:p>1,800</text:p>
          </table:table-cell>
          <table:table-cell table:style-name="ce34" office:value-type="percentage" office:value="0.00557001526698421">
            <text:p>0,56%</text:p>
          </table:table-cell>
          <table:table-cell/>
          <table:table-cell table:style-name="ce29" table:formula="of:=[.N170]+0.05" office:value-type="float" office:value="1.8">
            <text:p>1,800</text:p>
          </table:table-cell>
          <table:table-cell table:style-name="ce34" office:value-type="percentage" office:value="0.00769676045730167">
            <text:p>0,77%</text:p>
          </table:table-cell>
          <table:table-cell/>
          <table:table-cell table:style-name="ce29" table:formula="of:=[.Q170]+0.05" office:value-type="float" office:value="1.8">
            <text:p>1,800</text:p>
          </table:table-cell>
          <table:table-cell table:style-name="ce34" office:value-type="percentage" office:value="0.00503061267812851">
            <text:p>0,50%</text:p>
          </table:table-cell>
          <table:table-cell/>
          <table:table-cell table:style-name="ce29" table:formula="of:=[.T170]+0.05" office:value-type="float" office:value="1.8">
            <text:p>1,800</text:p>
          </table:table-cell>
          <table:table-cell table:style-name="ce34" office:value-type="percentage" office:value="0.00502377632098499">
            <text:p>0,50%</text:p>
          </table:table-cell>
          <table:table-cell/>
          <table:table-cell table:style-name="ce58" table:formula="of:=([.R171]-[.U171])*100*100" office:value-type="float" office:value="0.0683635714351753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71]+0.125" office:value-type="float" office:value="4.625">
            <text:p>4,625</text:p>
          </table:table-cell>
          <table:table-cell table:style-name="ce34" office:value-type="percentage" office:value="0.00475059542115822">
            <text:p>0,48%</text:p>
          </table:table-cell>
          <table:table-cell/>
          <table:table-cell table:style-name="ce29" table:formula="of:=[.E171]+0.125" office:value-type="float" office:value="4.625">
            <text:p>4,625</text:p>
          </table:table-cell>
          <table:table-cell table:style-name="ce34" office:value-type="percentage" office:value="0.00428579043070419">
            <text:p>0,43%</text:p>
          </table:table-cell>
          <table:table-cell/>
          <table:table-cell table:style-name="ce29" table:formula="of:=[.H171]+0.125" office:value-type="float" office:value="4.625">
            <text:p>4,625</text:p>
          </table:table-cell>
          <table:table-cell table:style-name="ce34" office:value-type="percentage" office:value="0.00975425604263288">
            <text:p>0,98%</text:p>
          </table:table-cell>
          <table:table-cell/>
          <table:table-cell table:style-name="ce29" table:formula="of:=[.K171]+0.05" office:value-type="float" office:value="1.85">
            <text:p>1,850</text:p>
          </table:table-cell>
          <table:table-cell table:style-name="ce34" office:value-type="percentage" office:value="0.00564857552073677">
            <text:p>0,56%</text:p>
          </table:table-cell>
          <table:table-cell/>
          <table:table-cell table:style-name="ce29" table:formula="of:=[.N171]+0.05" office:value-type="float" office:value="1.85">
            <text:p>1,850</text:p>
          </table:table-cell>
          <table:table-cell table:style-name="ce34" office:value-type="percentage" office:value="0.00776797507876468">
            <text:p>0,78%</text:p>
          </table:table-cell>
          <table:table-cell/>
          <table:table-cell table:style-name="ce29" table:formula="of:=[.Q171]+0.05" office:value-type="float" office:value="1.85">
            <text:p>1,850</text:p>
          </table:table-cell>
          <table:table-cell table:style-name="ce34" office:value-type="percentage" office:value="0.00509418541237649">
            <text:p>0,51%</text:p>
          </table:table-cell>
          <table:table-cell/>
          <table:table-cell table:style-name="ce29" table:formula="of:=[.T171]+0.05" office:value-type="float" office:value="1.85">
            <text:p>1,850</text:p>
          </table:table-cell>
          <table:table-cell table:style-name="ce34" office:value-type="percentage" office:value="0.00508749697149061">
            <text:p>0,51%</text:p>
          </table:table-cell>
          <table:table-cell/>
          <table:table-cell table:style-name="ce58" table:formula="of:=([.R172]-[.U172])*100*100" office:value-type="float" office:value="0.0668844088588024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72]+0.125" office:value-type="float" office:value="4.75">
            <text:p>4,750</text:p>
          </table:table-cell>
          <table:table-cell table:style-name="ce34" office:value-type="percentage" office:value="0.00496666449246161">
            <text:p>0,50%</text:p>
          </table:table-cell>
          <table:table-cell/>
          <table:table-cell table:style-name="ce29" table:formula="of:=[.E172]+0.125" office:value-type="float" office:value="4.75">
            <text:p>4,750</text:p>
          </table:table-cell>
          <table:table-cell table:style-name="ce34" office:value-type="percentage" office:value="0.00447633059012097">
            <text:p>0,45%</text:p>
          </table:table-cell>
          <table:table-cell/>
          <table:table-cell table:style-name="ce29" table:formula="of:=[.H172]+0.125" office:value-type="float" office:value="4.75">
            <text:p>4,750</text:p>
          </table:table-cell>
          <table:table-cell table:style-name="ce34" office:value-type="percentage" office:value="0.00992913406789312">
            <text:p>0,99%</text:p>
          </table:table-cell>
          <table:table-cell/>
          <table:table-cell table:style-name="ce29" table:formula="of:=[.K172]+0.05" office:value-type="float" office:value="1.9">
            <text:p>1,900</text:p>
          </table:table-cell>
          <table:table-cell table:style-name="ce34" office:value-type="percentage" office:value="0.00572463067984439">
            <text:p>0,57%</text:p>
          </table:table-cell>
          <table:table-cell/>
          <table:table-cell table:style-name="ce29" table:formula="of:=[.N172]+0.05" office:value-type="float" office:value="1.9">
            <text:p>1,900</text:p>
          </table:table-cell>
          <table:table-cell table:style-name="ce34" office:value-type="percentage" office:value="0.00784265286320705">
            <text:p>0,78%</text:p>
          </table:table-cell>
          <table:table-cell/>
          <table:table-cell table:style-name="ce29" table:formula="of:=[.Q172]+0.05" office:value-type="float" office:value="1.9">
            <text:p>1,900</text:p>
          </table:table-cell>
          <table:table-cell table:style-name="ce34" office:value-type="percentage" office:value="0.0051616446908813">
            <text:p>0,52%</text:p>
          </table:table-cell>
          <table:table-cell/>
          <table:table-cell table:style-name="ce29" table:formula="of:=[.T172]+0.05" office:value-type="float" office:value="1.9">
            <text:p>1,900</text:p>
          </table:table-cell>
          <table:table-cell table:style-name="ce34" office:value-type="percentage" office:value="0.00515511835055585">
            <text:p>0,52%</text:p>
          </table:table-cell>
          <table:table-cell/>
          <table:table-cell table:style-name="ce58" table:formula="of:=([.R173]-[.U173])*100*100" office:value-type="float" office:value="0.0652634032545594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73]+0.125" office:value-type="float" office:value="4.875">
            <text:p>4,875</text:p>
          </table:table-cell>
          <table:table-cell table:style-name="ce34" office:value-type="percentage" office:value="0.00517165309856994">
            <text:p>0,52%</text:p>
          </table:table-cell>
          <table:table-cell/>
          <table:table-cell table:style-name="ce29" table:formula="of:=[.E173]+0.125" office:value-type="float" office:value="4.875">
            <text:p>4,875</text:p>
          </table:table-cell>
          <table:table-cell table:style-name="ce34" office:value-type="percentage" office:value="0.00465709945931125">
            <text:p>0,47%</text:p>
          </table:table-cell>
          <table:table-cell/>
          <table:table-cell table:style-name="ce29" table:formula="of:=[.H173]+0.125" office:value-type="float" office:value="4.875">
            <text:p>4,875</text:p>
          </table:table-cell>
          <table:table-cell table:style-name="ce34" office:value-type="percentage" office:value="0.0100950439892939">
            <text:p>1,01%</text:p>
          </table:table-cell>
          <table:table-cell/>
          <table:table-cell table:style-name="ce29" table:formula="of:=[.K173]+0.05" office:value-type="float" office:value="1.95">
            <text:p>1,950</text:p>
          </table:table-cell>
          <table:table-cell table:style-name="ce34" office:value-type="percentage" office:value="0.0057990986270414">
            <text:p>0,58%</text:p>
          </table:table-cell>
          <table:table-cell/>
          <table:table-cell table:style-name="ce29" table:formula="of:=[.N173]+0.05" office:value-type="float" office:value="1.95">
            <text:p>1,950</text:p>
          </table:table-cell>
          <table:table-cell table:style-name="ce34" office:value-type="percentage" office:value="0.0079212613936054">
            <text:p>0,79%</text:p>
          </table:table-cell>
          <table:table-cell/>
          <table:table-cell table:style-name="ce29" table:formula="of:=[.Q173]+0.05" office:value-type="float" office:value="1.95">
            <text:p>1,950</text:p>
          </table:table-cell>
          <table:table-cell table:style-name="ce34" office:value-type="percentage" office:value="0.00523327459843805">
            <text:p>0,52%</text:p>
          </table:table-cell>
          <table:table-cell/>
          <table:table-cell table:style-name="ce29" table:formula="of:=[.T173]+0.05" office:value-type="float" office:value="1.95">
            <text:p>1,950</text:p>
          </table:table-cell>
          <table:table-cell table:style-name="ce34" office:value-type="percentage" office:value="0.00522692891580032">
            <text:p>0,52%</text:p>
          </table:table-cell>
          <table:table-cell/>
          <table:table-cell table:style-name="ce58" table:formula="of:=([.R174]-[.U174])*100*100" office:value-type="float" office:value="0.0634568263772808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74]+0.125" office:value-type="float" office:value="5">
            <text:p>5,000</text:p>
          </table:table-cell>
          <table:table-cell table:style-name="ce34" office:value-type="percentage" office:value="0.00536639227437288">
            <text:p>0,54%</text:p>
          </table:table-cell>
          <table:table-cell/>
          <table:table-cell table:style-name="ce29" table:formula="of:=[.E174]+0.125" office:value-type="float" office:value="5">
            <text:p>5,000</text:p>
          </table:table-cell>
          <table:table-cell table:style-name="ce34" office:value-type="percentage" office:value="0.00482882988504201">
            <text:p>0,48%</text:p>
          </table:table-cell>
          <table:table-cell/>
          <table:table-cell table:style-name="ce29" table:formula="of:=[.H174]+0.125" office:value-type="float" office:value="5">
            <text:p>5,000</text:p>
          </table:table-cell>
          <table:table-cell table:style-name="ce34" office:value-type="percentage" office:value="0.0102526584146246">
            <text:p>1,03%</text:p>
          </table:table-cell>
          <table:table-cell/>
          <table:table-cell table:style-name="ce29" table:formula="of:=[.K174]+0.05" office:value-type="float" office:value="2">
            <text:p>2,000</text:p>
          </table:table-cell>
          <table:table-cell table:style-name="ce34" office:value-type="percentage" office:value="0.00587289724506214">
            <text:p>0,59%</text:p>
          </table:table-cell>
          <table:table-cell/>
          <table:table-cell table:style-name="ce29" table:formula="of:=[.N174]+0.05" office:value-type="float" office:value="2">
            <text:p>2,000</text:p>
          </table:table-cell>
          <table:table-cell table:style-name="ce34" office:value-type="percentage" office:value="0.00800426825293635">
            <text:p>0,80%</text:p>
          </table:table-cell>
          <table:table-cell/>
          <table:table-cell table:style-name="ce29" table:formula="of:=[.Q174]+0.05" office:value-type="float" office:value="2">
            <text:p>2,000</text:p>
          </table:table-cell>
          <table:table-cell table:style-name="ce34" office:value-type="percentage" office:value="0.00530935921984181">
            <text:p>0,53%</text:p>
          </table:table-cell>
          <table:table-cell/>
          <table:table-cell table:style-name="ce29" table:formula="of:=[.T174]+0.05" office:value-type="float" office:value="2">
            <text:p>2,000</text:p>
          </table:table-cell>
          <table:table-cell table:style-name="ce34" office:value-type="percentage" office:value="0.00530321712484364">
            <text:p>0,53%</text:p>
          </table:table-cell>
          <table:table-cell/>
          <table:table-cell table:style-name="ce58" table:formula="of:=([.R175]-[.U175])*100*100" office:value-type="float" office:value="0.0614209499817057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75]+0.125" office:value-type="float" office:value="5.125">
            <text:p>5,125</text:p>
          </table:table-cell>
          <table:table-cell table:style-name="ce34" office:value-type="percentage" office:value="0.00564785437309983">
            <text:p>0,56%</text:p>
          </table:table-cell>
          <table:table-cell/>
          <table:table-cell table:style-name="ce29" table:formula="of:=[.E175]+0.125" office:value-type="float" office:value="5.125">
            <text:p>5,125</text:p>
          </table:table-cell>
          <table:table-cell table:style-name="ce34" office:value-type="percentage" office:value="0.00514229055382576">
            <text:p>0,51%</text:p>
          </table:table-cell>
          <table:table-cell/>
          <table:table-cell table:style-name="ce29" table:formula="of:=[.H175]+0.125" office:value-type="float" office:value="5.125">
            <text:p>5,125</text:p>
          </table:table-cell>
          <table:table-cell table:style-name="ce34" office:value-type="percentage" office:value="0.0105164527657946">
            <text:p>1,05%</text:p>
          </table:table-cell>
          <table:table-cell/>
          <table:table-cell table:style-name="ce29" table:formula="of:=[.K175]+0.05" office:value-type="float" office:value="2.05">
            <text:p>2,050</text:p>
          </table:table-cell>
          <table:table-cell table:style-name="ce34" office:value-type="percentage" office:value="0.00594694441664092">
            <text:p>0,59%</text:p>
          </table:table-cell>
          <table:table-cell/>
          <table:table-cell table:style-name="ce29" table:formula="of:=[.N175]+0.05" office:value-type="float" office:value="2.05">
            <text:p>2,050</text:p>
          </table:table-cell>
          <table:table-cell table:style-name="ce34" office:value-type="percentage" office:value="0.00809214102417652">
            <text:p>0,81%</text:p>
          </table:table-cell>
          <table:table-cell/>
          <table:table-cell table:style-name="ce29" table:formula="of:=[.Q175]+0.05" office:value-type="float" office:value="2.05">
            <text:p>2,050</text:p>
          </table:table-cell>
          <table:table-cell table:style-name="ce34" office:value-type="percentage" office:value="0.00539018263988768">
            <text:p>0,54%</text:p>
          </table:table-cell>
          <table:table-cell/>
          <table:table-cell table:style-name="ce29" table:formula="of:=[.T175]+0.05" office:value-type="float" office:value="2.05">
            <text:p>2,050</text:p>
          </table:table-cell>
          <table:table-cell table:style-name="ce34" office:value-type="percentage" office:value="0.00538427143530541">
            <text:p>0,54%</text:p>
          </table:table-cell>
          <table:table-cell/>
          <table:table-cell table:style-name="ce58" table:formula="of:=([.R176]-[.U176])*100*100" office:value-type="float" office:value="0.0591120458226773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76]+0.125" office:value-type="float" office:value="5.25">
            <text:p>5,250</text:p>
          </table:table-cell>
          <table:table-cell table:style-name="ce34" office:value-type="percentage" office:value="0.00591591351474455">
            <text:p>0,59%</text:p>
          </table:table-cell>
          <table:table-cell/>
          <table:table-cell table:style-name="ce29" table:formula="of:=[.E176]+0.125" office:value-type="float" office:value="5.25">
            <text:p>5,250</text:p>
          </table:table-cell>
          <table:table-cell table:style-name="ce34" office:value-type="percentage" office:value="0.005440824524096">
            <text:p>0,54%</text:p>
          </table:table-cell>
          <table:table-cell/>
          <table:table-cell table:style-name="ce29" table:formula="of:=[.H176]+0.125" office:value-type="float" office:value="5.25">
            <text:p>5,250</text:p>
          </table:table-cell>
          <table:table-cell table:style-name="ce34" office:value-type="percentage" office:value="0.0107676854811945">
            <text:p>1,08%</text:p>
          </table:table-cell>
          <table:table-cell/>
          <table:table-cell table:style-name="ce29" table:formula="of:=[.K176]+0.05" office:value-type="float" office:value="2.1">
            <text:p>2,100</text:p>
          </table:table-cell>
          <table:table-cell table:style-name="ce34" office:value-type="percentage" office:value="0.00602215802451209">
            <text:p>0,60%</text:p>
          </table:table-cell>
          <table:table-cell/>
          <table:table-cell table:style-name="ce29" table:formula="of:=[.N176]+0.05" office:value-type="float" office:value="2.1">
            <text:p>2,100</text:p>
          </table:table-cell>
          <table:table-cell table:style-name="ce34" office:value-type="percentage" office:value="0.00818534729030255">
            <text:p>0,82%</text:p>
          </table:table-cell>
          <table:table-cell/>
          <table:table-cell table:style-name="ce29" table:formula="of:=[.Q176]+0.05" office:value-type="float" office:value="2.1">
            <text:p>2,100</text:p>
          </table:table-cell>
          <table:table-cell table:style-name="ce34" office:value-type="percentage" office:value="0.00547602894337075">
            <text:p>0,55%</text:p>
          </table:table-cell>
          <table:table-cell/>
          <table:table-cell table:style-name="ce29" table:formula="of:=[.T176]+0.05" office:value-type="float" office:value="2.1">
            <text:p>2,100</text:p>
          </table:table-cell>
          <table:table-cell table:style-name="ce34" office:value-type="percentage" office:value="0.00547038030480525">
            <text:p>0,55%</text:p>
          </table:table-cell>
          <table:table-cell/>
          <table:table-cell table:style-name="ce58" table:formula="of:=([.R177]-[.U177])*100*100" office:value-type="float" office:value="0.0564863856549434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77]+0.125" office:value-type="float" office:value="5.375">
            <text:p>5,375</text:p>
          </table:table-cell>
          <table:table-cell table:style-name="ce34" office:value-type="percentage" office:value="0.00617150478933601">
            <text:p>0,62%</text:p>
          </table:table-cell>
          <table:table-cell/>
          <table:table-cell table:style-name="ce29" table:formula="of:=[.E177]+0.125" office:value-type="float" office:value="5.375">
            <text:p>5,375</text:p>
          </table:table-cell>
          <table:table-cell table:style-name="ce34" office:value-type="percentage" office:value="0.00572547319342344">
            <text:p>0,57%</text:p>
          </table:table-cell>
          <table:table-cell/>
          <table:table-cell table:style-name="ce29" table:formula="of:=[.H177]+0.125" office:value-type="float" office:value="5.375">
            <text:p>5,375</text:p>
          </table:table-cell>
          <table:table-cell table:style-name="ce34" office:value-type="percentage" office:value="0.0110072329540178">
            <text:p>1,10%</text:p>
          </table:table-cell>
          <table:table-cell/>
          <table:table-cell table:style-name="ce29" table:formula="of:=[.K177]+0.05" office:value-type="float" office:value="2.15">
            <text:p>2,150</text:p>
          </table:table-cell>
          <table:table-cell table:style-name="ce34" office:value-type="percentage" office:value="0.00609945595140996">
            <text:p>0,61%</text:p>
          </table:table-cell>
          <table:table-cell/>
          <table:table-cell table:style-name="ce29" table:formula="of:=[.N177]+0.05" office:value-type="float" office:value="2.15">
            <text:p>2,150</text:p>
          </table:table-cell>
          <table:table-cell table:style-name="ce34" office:value-type="percentage" office:value="0.00828435463429103">
            <text:p>0,83%</text:p>
          </table:table-cell>
          <table:table-cell/>
          <table:table-cell table:style-name="ce29" table:formula="of:=[.Q177]+0.05" office:value-type="float" office:value="2.15">
            <text:p>2,150</text:p>
          </table:table-cell>
          <table:table-cell table:style-name="ce34" office:value-type="percentage" office:value="0.00556718221508611">
            <text:p>0,56%</text:p>
          </table:table-cell>
          <table:table-cell/>
          <table:table-cell table:style-name="ce29" table:formula="of:=[.T177]+0.05" office:value-type="float" office:value="2.15">
            <text:p>2,150</text:p>
          </table:table-cell>
          <table:table-cell table:style-name="ce34" office:value-type="percentage" office:value="0.00556183219096278">
            <text:p>0,56%</text:p>
          </table:table-cell>
          <table:table-cell/>
          <table:table-cell table:style-name="ce58" table:formula="of:=([.R178]-[.U178])*100*100" office:value-type="float" office:value="0.0535002412333299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78]+0.125" office:value-type="float" office:value="5.5">
            <text:p>5,500</text:p>
          </table:table-cell>
          <table:table-cell table:style-name="ce34" office:value-type="percentage" office:value="0.00641547827871879">
            <text:p>0,64%</text:p>
          </table:table-cell>
          <table:table-cell/>
          <table:table-cell table:style-name="ce29" table:formula="of:=[.E178]+0.125" office:value-type="float" office:value="5.5">
            <text:p>5,500</text:p>
          </table:table-cell>
          <table:table-cell table:style-name="ce34" office:value-type="percentage" office:value="0.00599718328687234">
            <text:p>0,60%</text:p>
          </table:table-cell>
          <table:table-cell/>
          <table:table-cell table:style-name="ce29" table:formula="of:=[.H178]+0.125" office:value-type="float" office:value="5.5">
            <text:p>5,500</text:p>
          </table:table-cell>
          <table:table-cell table:style-name="ce34" office:value-type="percentage" office:value="0.011235891905349">
            <text:p>1,12%</text:p>
          </table:table-cell>
          <table:table-cell/>
          <table:table-cell table:style-name="ce29" table:formula="of:=[.K178]+0.05" office:value-type="float" office:value="2.2">
            <text:p>2,200</text:p>
          </table:table-cell>
          <table:table-cell table:style-name="ce34" office:value-type="percentage" office:value="0.00617975608006887">
            <text:p>0,62%</text:p>
          </table:table-cell>
          <table:table-cell/>
          <table:table-cell table:style-name="ce29" table:formula="of:=[.N178]+0.05" office:value-type="float" office:value="2.2">
            <text:p>2,200</text:p>
          </table:table-cell>
          <table:table-cell table:style-name="ce34" office:value-type="percentage" office:value="0.00838963063911861">
            <text:p>0,84%</text:p>
          </table:table-cell>
          <table:table-cell/>
          <table:table-cell table:style-name="ce29" table:formula="of:=[.Q178]+0.05" office:value-type="float" office:value="2.2">
            <text:p>2,200</text:p>
          </table:table-cell>
          <table:table-cell table:style-name="ce34" office:value-type="percentage" office:value="0.00566392653982886">
            <text:p>0,57%</text:p>
          </table:table-cell>
          <table:table-cell/>
          <table:table-cell table:style-name="ce29" table:formula="of:=[.T178]+0.05" office:value-type="float" office:value="2.2">
            <text:p>2,200</text:p>
          </table:table-cell>
          <table:table-cell table:style-name="ce34" office:value-type="percentage" office:value="0.0056589155513976">
            <text:p>0,57%</text:p>
          </table:table-cell>
          <table:table-cell/>
          <table:table-cell table:style-name="ce58" table:formula="of:=([.R179]-[.U179])*100*100" office:value-type="float" office:value="0.0501098843125845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79]+0.125" office:value-type="float" office:value="5.625">
            <text:p>5,625</text:p>
          </table:table-cell>
          <table:table-cell table:style-name="ce34" office:value-type="percentage" office:value="0.00664860850190678">
            <text:p>0,66%</text:p>
          </table:table-cell>
          <table:table-cell/>
          <table:table-cell table:style-name="ce29" table:formula="of:=[.E179]+0.125" office:value-type="float" office:value="5.625">
            <text:p>5,625</text:p>
          </table:table-cell>
          <table:table-cell table:style-name="ce34" office:value-type="percentage" office:value="0.00625681737616799">
            <text:p>0,63%</text:p>
          </table:table-cell>
          <table:table-cell/>
          <table:table-cell table:style-name="ce29" table:formula="of:=[.H179]+0.125" office:value-type="float" office:value="5.625">
            <text:p>5,625</text:p>
          </table:table-cell>
          <table:table-cell table:style-name="ce34" office:value-type="percentage" office:value="0.0114543882366211">
            <text:p>1,15%</text:p>
          </table:table-cell>
          <table:table-cell/>
          <table:table-cell table:style-name="ce29" table:formula="of:=[.K179]+0.05" office:value-type="float" office:value="2.25">
            <text:p>2,250</text:p>
          </table:table-cell>
          <table:table-cell table:style-name="ce34" office:value-type="percentage" office:value="0.00626397629322315">
            <text:p>0,63%</text:p>
          </table:table-cell>
          <table:table-cell/>
          <table:table-cell table:style-name="ce29" table:formula="of:=[.N179]+0.05" office:value-type="float" office:value="2.25">
            <text:p>2,250</text:p>
          </table:table-cell>
          <table:table-cell table:style-name="ce34" office:value-type="percentage" office:value="0.0085016428877619">
            <text:p>0,85%</text:p>
          </table:table-cell>
          <table:table-cell/>
          <table:table-cell table:style-name="ce29" table:formula="of:=[.Q179]+0.05" office:value-type="float" office:value="2.25">
            <text:p>2,250</text:p>
          </table:table-cell>
          <table:table-cell table:style-name="ce34" office:value-type="percentage" office:value="0.00576654600239408">
            <text:p>0,58%</text:p>
          </table:table-cell>
          <table:table-cell/>
          <table:table-cell table:style-name="ce29" table:formula="of:=[.T179]+0.05" office:value-type="float" office:value="2.25">
            <text:p>2,250</text:p>
          </table:table-cell>
          <table:table-cell table:style-name="ce34" office:value-type="percentage" office:value="0.00576191884372932">
            <text:p>0,58%</text:p>
          </table:table-cell>
          <table:table-cell/>
          <table:table-cell table:style-name="ce58" table:formula="of:=([.R180]-[.U180])*100*100" office:value-type="float" office:value="0.0462715866475418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80]+0.125" office:value-type="float" office:value="5.75">
            <text:p>5,750</text:p>
          </table:table-cell>
          <table:table-cell table:style-name="ce34" office:value-type="percentage" office:value="0.0068716026284344">
            <text:p>0,69%</text:p>
          </table:table-cell>
          <table:table-cell/>
          <table:table-cell table:style-name="ce29" table:formula="of:=[.E180]+0.125" office:value-type="float" office:value="5.75">
            <text:p>5,750</text:p>
          </table:table-cell>
          <table:table-cell table:style-name="ce34" office:value-type="percentage" office:value="0.00650516302679858">
            <text:p>0,65%</text:p>
          </table:table-cell>
          <table:table-cell/>
          <table:table-cell table:style-name="ce29" table:formula="of:=[.H180]+0.125" office:value-type="float" office:value="5.75">
            <text:p>5,750</text:p>
          </table:table-cell>
          <table:table-cell table:style-name="ce34" office:value-type="percentage" office:value="0.0116633847274031">
            <text:p>1,17%</text:p>
          </table:table-cell>
          <table:table-cell/>
          <table:table-cell table:style-name="ce29" table:formula="of:=[.K180]+0.05" office:value-type="float" office:value="2.3">
            <text:p>2,300</text:p>
          </table:table-cell>
          <table:table-cell table:style-name="ce34" office:value-type="percentage" office:value="0.00635303447360712">
            <text:p>0,64%</text:p>
          </table:table-cell>
          <table:table-cell/>
          <table:table-cell table:style-name="ce29" table:formula="of:=[.N180]+0.05" office:value-type="float" office:value="2.3">
            <text:p>2,300</text:p>
          </table:table-cell>
          <table:table-cell table:style-name="ce34" office:value-type="percentage" office:value="0.00862085896319752">
            <text:p>0,86%</text:p>
          </table:table-cell>
          <table:table-cell/>
          <table:table-cell table:style-name="ce29" table:formula="of:=[.Q180]+0.05" office:value-type="float" office:value="2.3">
            <text:p>2,300</text:p>
          </table:table-cell>
          <table:table-cell table:style-name="ce34" office:value-type="percentage" office:value="0.00587532468757686">
            <text:p>0,59%</text:p>
          </table:table-cell>
          <table:table-cell/>
          <table:table-cell table:style-name="ce29" table:formula="of:=[.T180]+0.05" office:value-type="float" office:value="2.3">
            <text:p>2,300</text:p>
          </table:table-cell>
          <table:table-cell table:style-name="ce34" office:value-type="percentage" office:value="0.00587113052557757">
            <text:p>0,59%</text:p>
          </table:table-cell>
          <table:table-cell/>
          <table:table-cell table:style-name="ce58" table:formula="of:=([.R181]-[.U181])*100*100" office:value-type="float" office:value="0.0419416199929756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81]+0.125" office:value-type="float" office:value="5.875">
            <text:p>5,875</text:p>
          </table:table-cell>
          <table:table-cell table:style-name="ce34" office:value-type="percentage" office:value="0.00708510764319491">
            <text:p>0,71%</text:p>
          </table:table-cell>
          <table:table-cell/>
          <table:table-cell table:style-name="ce29" table:formula="of:=[.E181]+0.125" office:value-type="float" office:value="5.875">
            <text:p>5,875</text:p>
          </table:table-cell>
          <table:table-cell table:style-name="ce34" office:value-type="percentage" office:value="0.00674294077740236">
            <text:p>0,67%</text:p>
          </table:table-cell>
          <table:table-cell/>
          <table:table-cell table:style-name="ce29" table:formula="of:=[.H181]+0.125" office:value-type="float" office:value="5.875">
            <text:p>5,875</text:p>
          </table:table-cell>
          <table:table-cell table:style-name="ce34" office:value-type="percentage" office:value="0.0118634877504923">
            <text:p>1,19%</text:p>
          </table:table-cell>
          <table:table-cell/>
          <table:table-cell table:style-name="ce29" table:formula="of:=[.K181]+0.05" office:value-type="float" office:value="2.35">
            <text:p>2,350</text:p>
          </table:table-cell>
          <table:table-cell table:style-name="ce34" office:value-type="percentage" office:value="0.00644784850395511">
            <text:p>0,64%</text:p>
          </table:table-cell>
          <table:table-cell/>
          <table:table-cell table:style-name="ce29" table:formula="of:=[.N181]+0.05" office:value-type="float" office:value="2.35">
            <text:p>2,350</text:p>
          </table:table-cell>
          <table:table-cell table:style-name="ce34" office:value-type="percentage" office:value="0.0087477464484021">
            <text:p>0,87%</text:p>
          </table:table-cell>
          <table:table-cell/>
          <table:table-cell table:style-name="ce29" table:formula="of:=[.Q181]+0.05" office:value-type="float" office:value="2.35">
            <text:p>2,350</text:p>
          </table:table-cell>
          <table:table-cell table:style-name="ce34" office:value-type="percentage" office:value="0.00599054668017231">
            <text:p>0,60%</text:p>
          </table:table-cell>
          <table:table-cell/>
          <table:table-cell table:style-name="ce29" table:formula="of:=[.T181]+0.05" office:value-type="float" office:value="2.35">
            <text:p>2,350</text:p>
          </table:table-cell>
          <table:table-cell table:style-name="ce34" office:value-type="percentage" office:value="0.00598683905456194">
            <text:p>0,60%</text:p>
          </table:table-cell>
          <table:table-cell/>
          <table:table-cell table:style-name="ce58" table:formula="of:=([.R182]-[.U182])*100*100" office:value-type="float" office:value="0.0370762561036683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82]+0.125" office:value-type="float" office:value="6">
            <text:p>6,000</text:p>
          </table:table-cell>
          <table:table-cell table:style-name="ce34" office:value-type="percentage" office:value="0.00728971661567372">
            <text:p>0,73%</text:p>
          </table:table-cell>
          <table:table-cell/>
          <table:table-cell table:style-name="ce29" table:formula="of:=[.E182]+0.125" office:value-type="float" office:value="6">
            <text:p>6,000</text:p>
          </table:table-cell>
          <table:table-cell table:style-name="ce34" office:value-type="percentage" office:value="0.00697081112173098">
            <text:p>0,70%</text:p>
          </table:table-cell>
          <table:table-cell/>
          <table:table-cell table:style-name="ce29" table:formula="of:=[.H182]+0.125" office:value-type="float" office:value="6">
            <text:p>6,000</text:p>
          </table:table-cell>
          <table:table-cell table:style-name="ce34" office:value-type="percentage" office:value="0.0120552531476194">
            <text:p>1,21%</text:p>
          </table:table-cell>
          <table:table-cell/>
          <table:table-cell table:style-name="ce29" table:formula="of:=[.K182]+0.05" office:value-type="float" office:value="2.4">
            <text:p>2,400</text:p>
          </table:table-cell>
          <table:table-cell table:style-name="ce34" office:value-type="percentage" office:value="0.00654933626700146">
            <text:p>0,65%</text:p>
          </table:table-cell>
          <table:table-cell/>
          <table:table-cell table:style-name="ce29" table:formula="of:=[.N182]+0.05" office:value-type="float" office:value="2.4">
            <text:p>2,400</text:p>
          </table:table-cell>
          <table:table-cell table:style-name="ce34" office:value-type="percentage" office:value="0.00888277292635225">
            <text:p>0,89%</text:p>
          </table:table-cell>
          <table:table-cell/>
          <table:table-cell table:style-name="ce29" table:formula="of:=[.Q182]+0.05" office:value-type="float" office:value="2.4">
            <text:p>2,400</text:p>
          </table:table-cell>
          <table:table-cell table:style-name="ce34" office:value-type="percentage" office:value="0.00611249606497549">
            <text:p>0,61%</text:p>
          </table:table-cell>
          <table:table-cell/>
          <table:table-cell table:style-name="ce29" table:formula="of:=[.T182]+0.05" office:value-type="float" office:value="2.4">
            <text:p>2,400</text:p>
          </table:table-cell>
          <table:table-cell table:style-name="ce34" office:value-type="percentage" office:value="0.00610933288830205">
            <text:p>0,61%</text:p>
          </table:table-cell>
          <table:table-cell/>
          <table:table-cell table:style-name="ce58" table:formula="of:=([.R183]-[.U183])*100*100" office:value-type="float" office:value="0.0316317667344197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83]+0.125" office:value-type="float" office:value="6.125">
            <text:p>6,125</text:p>
          </table:table-cell>
          <table:table-cell table:style-name="ce34" office:value-type="percentage" office:value="0.00754190780662589">
            <text:p>0,75%</text:p>
          </table:table-cell>
          <table:table-cell/>
          <table:table-cell table:style-name="ce29" table:formula="of:=[.E183]+0.125" office:value-type="float" office:value="6.125">
            <text:p>6,125</text:p>
          </table:table-cell>
          <table:table-cell table:style-name="ce34" office:value-type="percentage" office:value="0.00718938063567882">
            <text:p>0,72%</text:p>
          </table:table-cell>
          <table:table-cell/>
          <table:table-cell table:style-name="ce29" table:formula="of:=[.H183]+0.125" office:value-type="float" office:value="6.125">
            <text:p>6,125</text:p>
          </table:table-cell>
          <table:table-cell table:style-name="ce34" office:value-type="percentage" office:value="0.0122391913856801">
            <text:p>1,22%</text:p>
          </table:table-cell>
          <table:table-cell/>
          <table:table-cell table:style-name="ce29" table:formula="of:=[.K183]+0.05" office:value-type="float" office:value="2.45">
            <text:p>2,450</text:p>
          </table:table-cell>
          <table:table-cell table:style-name="ce34" office:value-type="percentage" office:value="0.00665841564548048">
            <text:p>0,67%</text:p>
          </table:table-cell>
          <table:table-cell/>
          <table:table-cell table:style-name="ce29" table:formula="of:=[.N183]+0.05" office:value-type="float" office:value="2.45">
            <text:p>2,450</text:p>
          </table:table-cell>
          <table:table-cell table:style-name="ce34" office:value-type="percentage" office:value="0.00902640598002459">
            <text:p>0,90%</text:p>
          </table:table-cell>
          <table:table-cell/>
          <table:table-cell table:style-name="ce29" table:formula="of:=[.Q183]+0.05" office:value-type="float" office:value="2.45">
            <text:p>2,450</text:p>
          </table:table-cell>
          <table:table-cell table:style-name="ce34" office:value-type="percentage" office:value="0.00624145692678152">
            <text:p>0,62%</text:p>
          </table:table-cell>
          <table:table-cell/>
          <table:table-cell table:style-name="ce29" table:formula="of:=[.T183]+0.05" office:value-type="float" office:value="2.45">
            <text:p>2,450</text:p>
          </table:table-cell>
          <table:table-cell table:style-name="ce34" office:value-type="percentage" office:value="0.00623890048441752">
            <text:p>0,62%</text:p>
          </table:table-cell>
          <table:table-cell/>
          <table:table-cell table:style-name="ce58" table:formula="of:=([.R184]-[.U184])*100*100" office:value-type="float" office:value="0.0255644236400211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84]+0.125" office:value-type="float" office:value="6.25">
            <text:p>6,250</text:p>
          </table:table-cell>
          <table:table-cell table:style-name="ce34" office:value-type="percentage" office:value="0.00778401134994001">
            <text:p>0,78%</text:p>
          </table:table-cell>
          <table:table-cell/>
          <table:table-cell table:style-name="ce29" table:formula="of:=[.E184]+0.125" office:value-type="float" office:value="6.25">
            <text:p>6,250</text:p>
          </table:table-cell>
          <table:table-cell table:style-name="ce34" office:value-type="percentage" office:value="0.00739920736906876">
            <text:p>0,74%</text:p>
          </table:table-cell>
          <table:table-cell/>
          <table:table-cell table:style-name="ce29" table:formula="of:=[.H184]+0.125" office:value-type="float" office:value="6.25">
            <text:p>6,250</text:p>
          </table:table-cell>
          <table:table-cell table:style-name="ce34" office:value-type="percentage" office:value="0.0124157720942184">
            <text:p>1,24%</text:p>
          </table:table-cell>
          <table:table-cell/>
          <table:table-cell table:style-name="ce29" table:formula="of:=[.K184]+0.05" office:value-type="float" office:value="2.5">
            <text:p>2,500</text:p>
          </table:table-cell>
          <table:table-cell table:style-name="ce34" office:value-type="percentage" office:value="0.00677600452212652">
            <text:p>0,68%</text:p>
          </table:table-cell>
          <table:table-cell/>
          <table:table-cell table:style-name="ce29" table:formula="of:=[.N184]+0.05" office:value-type="float" office:value="2.5">
            <text:p>2,500</text:p>
          </table:table-cell>
          <table:table-cell table:style-name="ce34" office:value-type="percentage" office:value="0.00917911319239576">
            <text:p>0,92%</text:p>
          </table:table-cell>
          <table:table-cell/>
          <table:table-cell table:style-name="ce29" table:formula="of:=[.Q184]+0.05" office:value-type="float" office:value="2.5">
            <text:p>2,500</text:p>
          </table:table-cell>
          <table:table-cell table:style-name="ce34" office:value-type="percentage" office:value="0.00637771335038548">
            <text:p>0,64%</text:p>
          </table:table-cell>
          <table:table-cell/>
          <table:table-cell table:style-name="ce29" table:formula="of:=[.T184]+0.05" office:value-type="float" office:value="2.5">
            <text:p>2,500</text:p>
          </table:table-cell>
          <table:table-cell table:style-name="ce34" office:value-type="percentage" office:value="0.00637583030052795">
            <text:p>0,64%</text:p>
          </table:table-cell>
          <table:table-cell/>
          <table:table-cell table:style-name="ce58" table:formula="of:=([.R185]-[.U185])*100*100" office:value-type="float" office:value="0.0188304985752636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85]+0.125" office:value-type="float" office:value="6.375">
            <text:p>6,375</text:p>
          </table:table-cell>
          <table:table-cell table:style-name="ce34" office:value-type="percentage" office:value="0.00801662063665356">
            <text:p>0,80%</text:p>
          </table:table-cell>
          <table:table-cell/>
          <table:table-cell table:style-name="ce29" table:formula="of:=[.E185]+0.125" office:value-type="float" office:value="6.375">
            <text:p>6,375</text:p>
          </table:table-cell>
          <table:table-cell table:style-name="ce34" office:value-type="percentage" office:value="0.00760080560311008">
            <text:p>0,76%</text:p>
          </table:table-cell>
          <table:table-cell/>
          <table:table-cell table:style-name="ce29" table:formula="of:=[.H185]+0.125" office:value-type="float" office:value="6.375">
            <text:p>6,375</text:p>
          </table:table-cell>
          <table:table-cell table:style-name="ce34" office:value-type="percentage" office:value="0.0125854280690885">
            <text:p>1,26%</text:p>
          </table:table-cell>
          <table:table-cell/>
          <table:table-cell table:style-name="ce29" table:formula="of:=[.K185]+0.05" office:value-type="float" office:value="2.55">
            <text:p>2,550</text:p>
          </table:table-cell>
          <table:table-cell table:style-name="ce34" office:value-type="percentage" office:value="0.00690302077967389">
            <text:p>0,69%</text:p>
          </table:table-cell>
          <table:table-cell/>
          <table:table-cell table:style-name="ce29" table:formula="of:=[.N185]+0.05" office:value-type="float" office:value="2.55">
            <text:p>2,550</text:p>
          </table:table-cell>
          <table:table-cell table:style-name="ce34" office:value-type="percentage" office:value="0.00934120053781762">
            <text:p>0,93%</text:p>
          </table:table-cell>
          <table:table-cell/>
          <table:table-cell table:style-name="ce29" table:formula="of:=[.Q185]+0.05" office:value-type="float" office:value="2.55">
            <text:p>2,550</text:p>
          </table:table-cell>
          <table:table-cell table:style-name="ce34" office:value-type="percentage" office:value="0.00652154942058245">
            <text:p>0,65%</text:p>
          </table:table-cell>
          <table:table-cell/>
          <table:table-cell table:style-name="ce29" table:formula="of:=[.T185]+0.05" office:value-type="float" office:value="2.55">
            <text:p>2,550</text:p>
          </table:table-cell>
          <table:table-cell table:style-name="ce34" office:value-type="percentage" office:value="0.00652041079425296">
            <text:p>0,65%</text:p>
          </table:table-cell>
          <table:table-cell/>
          <table:table-cell table:style-name="ce58" table:formula="of:=([.R186]-[.U186])*100*100" office:value-type="float" office:value="0.0113862632949296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86]+0.125" office:value-type="float" office:value="6.5">
            <text:p>6,500</text:p>
          </table:table-cell>
          <table:table-cell table:style-name="ce34" office:value-type="percentage" office:value="0.00824028341233965">
            <text:p>0,82%</text:p>
          </table:table-cell>
          <table:table-cell/>
          <table:table-cell table:style-name="ce29" table:formula="of:=[.E186]+0.125" office:value-type="float" office:value="6.5">
            <text:p>6,500</text:p>
          </table:table-cell>
          <table:table-cell table:style-name="ce34" office:value-type="percentage" office:value="0.00779465005891904">
            <text:p>0,78%</text:p>
          </table:table-cell>
          <table:table-cell/>
          <table:table-cell table:style-name="ce29" table:formula="of:=[.H186]+0.125" office:value-type="float" office:value="6.5">
            <text:p>6,500</text:p>
          </table:table-cell>
          <table:table-cell table:style-name="ce34" office:value-type="percentage" office:value="0.0127485588141559">
            <text:p>1,27%</text:p>
          </table:table-cell>
          <table:table-cell/>
          <table:table-cell table:style-name="ce29" table:formula="of:=[.K186]+0.05" office:value-type="float" office:value="2.6">
            <text:p>2,600</text:p>
          </table:table-cell>
          <table:table-cell table:style-name="ce34" office:value-type="percentage" office:value="0.00704038230085693">
            <text:p>0,70%</text:p>
          </table:table-cell>
          <table:table-cell/>
          <table:table-cell table:style-name="ce29" table:formula="of:=[.N186]+0.05" office:value-type="float" office:value="2.6">
            <text:p>2,600</text:p>
          </table:table-cell>
          <table:table-cell table:style-name="ce34" office:value-type="percentage" office:value="0.009512327556143">
            <text:p>0,95%</text:p>
          </table:table-cell>
          <table:table-cell/>
          <table:table-cell table:style-name="ce29" table:formula="of:=[.Q186]+0.05" office:value-type="float" office:value="2.6">
            <text:p>2,600</text:p>
          </table:table-cell>
          <table:table-cell table:style-name="ce34" office:value-type="percentage" office:value="0.00667324922216754">
            <text:p>0,67%</text:p>
          </table:table-cell>
          <table:table-cell/>
          <table:table-cell table:style-name="ce29" table:formula="of:=[.T186]+0.05" office:value-type="float" office:value="2.6">
            <text:p>2,600</text:p>
          </table:table-cell>
          <table:table-cell table:style-name="ce34" office:value-type="percentage" office:value="0.00667293042321216">
            <text:p>0,67%</text:p>
          </table:table-cell>
          <table:table-cell/>
          <table:table-cell table:style-name="ce58" table:formula="of:=([.R187]-[.U187])*100*100" office:value-type="float" office:value="0.00318798955381908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87]+0.125" office:value-type="float" office:value="6.625">
            <text:p>6,625</text:p>
          </table:table-cell>
          <table:table-cell table:style-name="ce34" office:value-type="percentage" office:value="0.00845550608328289">
            <text:p>0,85%</text:p>
          </table:table-cell>
          <table:table-cell/>
          <table:table-cell table:style-name="ce29" table:formula="of:=[.E187]+0.125" office:value-type="float" office:value="6.625">
            <text:p>6,625</text:p>
          </table:table-cell>
          <table:table-cell table:style-name="ce34" office:value-type="percentage" office:value="0.00798117962960312">
            <text:p>0,80%</text:p>
          </table:table-cell>
          <table:table-cell/>
          <table:table-cell table:style-name="ce29" table:formula="of:=[.H187]+0.125" office:value-type="float" office:value="6.625">
            <text:p>6,625</text:p>
          </table:table-cell>
          <table:table-cell table:style-name="ce34" office:value-type="percentage" office:value="0.0129055336820509">
            <text:p>1,29%</text:p>
          </table:table-cell>
          <table:table-cell/>
          <table:table-cell table:style-name="ce29" table:formula="of:=[.K187]+0.05" office:value-type="float" office:value="2.65">
            <text:p>2,650</text:p>
          </table:table-cell>
          <table:table-cell table:style-name="ce34" office:value-type="percentage" office:value="0.00718900696840997">
            <text:p>0,72%</text:p>
          </table:table-cell>
          <table:table-cell/>
          <table:table-cell table:style-name="ce29" table:formula="of:=[.N187]+0.05" office:value-type="float" office:value="2.65">
            <text:p>2,650</text:p>
          </table:table-cell>
          <table:table-cell table:style-name="ce34" office:value-type="percentage" office:value="0.00969199217860003">
            <text:p>0,97%</text:p>
          </table:table-cell>
          <table:table-cell/>
          <table:table-cell table:style-name="ce29" table:formula="of:=[.Q187]+0.05" office:value-type="float" office:value="2.65">
            <text:p>2,650</text:p>
          </table:table-cell>
          <table:table-cell table:style-name="ce34" office:value-type="percentage" office:value="0.00683309683993583">
            <text:p>0,68%</text:p>
          </table:table-cell>
          <table:table-cell/>
          <table:table-cell table:style-name="ce29" table:formula="of:=[.T187]+0.05" office:value-type="float" office:value="2.65">
            <text:p>2,650</text:p>
          </table:table-cell>
          <table:table-cell table:style-name="ce34" office:value-type="percentage" office:value="0.00683367764502516">
            <text:p>0,68%</text:p>
          </table:table-cell>
          <table:table-cell/>
          <table:table-cell table:style-name="ce58" table:formula="of:=([.R188]-[.U188])*100*100" office:value-type="float" office:value="-0.00580805089329429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88]+0.125" office:value-type="float" office:value="6.75">
            <text:p>6,750</text:p>
          </table:table-cell>
          <table:table-cell table:style-name="ce34" office:value-type="percentage" office:value="0.00866275754419118">
            <text:p>0,87%</text:p>
          </table:table-cell>
          <table:table-cell/>
          <table:table-cell table:style-name="ce29" table:formula="of:=[.E188]+0.125" office:value-type="float" office:value="6.75">
            <text:p>6,750</text:p>
          </table:table-cell>
          <table:table-cell table:style-name="ce34" office:value-type="percentage" office:value="0.00816080069766929">
            <text:p>0,82%</text:p>
          </table:table-cell>
          <table:table-cell/>
          <table:table-cell table:style-name="ce29" table:formula="of:=[.H188]+0.125" office:value-type="float" office:value="6.75">
            <text:p>6,750</text:p>
          </table:table-cell>
          <table:table-cell table:style-name="ce34" office:value-type="percentage" office:value="0.0130566946659499">
            <text:p>1,31%</text:p>
          </table:table-cell>
          <table:table-cell/>
          <table:table-cell table:style-name="ce29" table:formula="of:=[.K188]+0.05" office:value-type="float" office:value="2.7">
            <text:p>2,700</text:p>
          </table:table-cell>
          <table:table-cell table:style-name="ce34" office:value-type="percentage" office:value="0.00734981266506733">
            <text:p>0,73%</text:p>
          </table:table-cell>
          <table:table-cell/>
          <table:table-cell table:style-name="ce29" table:formula="of:=[.N188]+0.05" office:value-type="float" office:value="2.7">
            <text:p>2,700</text:p>
          </table:table-cell>
          <table:table-cell table:style-name="ce34" office:value-type="percentage" office:value="0.00987969233641679">
            <text:p>0,99%</text:p>
          </table:table-cell>
          <table:table-cell/>
          <table:table-cell table:style-name="ce29" table:formula="of:=[.Q188]+0.05" office:value-type="float" office:value="2.7">
            <text:p>2,700</text:p>
          </table:table-cell>
          <table:table-cell table:style-name="ce34" office:value-type="percentage" office:value="0.00700137635868241">
            <text:p>0,70%</text:p>
          </table:table-cell>
          <table:table-cell/>
          <table:table-cell table:style-name="ce29" table:formula="of:=[.T188]+0.05" office:value-type="float" office:value="2.7">
            <text:p>2,700</text:p>
          </table:table-cell>
          <table:table-cell table:style-name="ce34" office:value-type="percentage" office:value="0.00700294091731157">
            <text:p>0,70%</text:p>
          </table:table-cell>
          <table:table-cell/>
          <table:table-cell table:style-name="ce58" table:formula="of:=([.R189]-[.U189])*100*100" office:value-type="float" office:value="-0.0156455862915846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89]+0.125" office:value-type="float" office:value="6.875">
            <text:p>6,875</text:p>
          </table:table-cell>
          <table:table-cell table:style-name="ce34" office:value-type="percentage" office:value="0.00886247258833919">
            <text:p>0,89%</text:p>
          </table:table-cell>
          <table:table-cell/>
          <table:table-cell table:style-name="ce29" table:formula="of:=[.E189]+0.125" office:value-type="float" office:value="6.875">
            <text:p>6,875</text:p>
          </table:table-cell>
          <table:table-cell table:style-name="ce34" office:value-type="percentage" office:value="0.00833389009053303">
            <text:p>0,83%</text:p>
          </table:table-cell>
          <table:table-cell/>
          <table:table-cell table:style-name="ce29" table:formula="of:=[.H189]+0.125" office:value-type="float" office:value="6.875">
            <text:p>6,875</text:p>
          </table:table-cell>
          <table:table-cell table:style-name="ce34" office:value-type="percentage" office:value="0.0132023588867979">
            <text:p>1,32%</text:p>
          </table:table-cell>
          <table:table-cell/>
          <table:table-cell table:style-name="ce29" table:formula="of:=[.K189]+0.05" office:value-type="float" office:value="2.75">
            <text:p>2,750</text:p>
          </table:table-cell>
          <table:table-cell table:style-name="ce34" office:value-type="percentage" office:value="0.00752371727356335">
            <text:p>0,75%</text:p>
          </table:table-cell>
          <table:table-cell/>
          <table:table-cell table:style-name="ce29" table:formula="of:=[.N189]+0.05" office:value-type="float" office:value="2.75">
            <text:p>2,750</text:p>
          </table:table-cell>
          <table:table-cell table:style-name="ce34" office:value-type="percentage" office:value="0.0100749259608214">
            <text:p>1,01%</text:p>
          </table:table-cell>
          <table:table-cell/>
          <table:table-cell table:style-name="ce29" table:formula="of:=[.Q189]+0.05" office:value-type="float" office:value="2.75">
            <text:p>2,750</text:p>
          </table:table-cell>
          <table:table-cell table:style-name="ce34" office:value-type="percentage" office:value="0.00717837186320238">
            <text:p>0,72%</text:p>
          </table:table-cell>
          <table:table-cell/>
          <table:table-cell table:style-name="ce29" table:formula="of:=[.T189]+0.05" office:value-type="float" office:value="2.75">
            <text:p>2,750</text:p>
          </table:table-cell>
          <table:table-cell table:style-name="ce34" office:value-type="percentage" office:value="0.00718100869769101">
            <text:p>0,72%</text:p>
          </table:table-cell>
          <table:table-cell/>
          <table:table-cell table:style-name="ce58" table:formula="of:=([.R190]-[.U190])*100*100" office:value-type="float" office:value="-0.0263683448862954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90]+0.125" office:value-type="float" office:value="7">
            <text:p>7,000</text:p>
          </table:table-cell>
          <table:table-cell table:style-name="ce34" office:value-type="percentage" office:value="0.00905505495233903">
            <text:p>0,91%</text:p>
          </table:table-cell>
          <table:table-cell/>
          <table:table-cell table:style-name="ce29" table:formula="of:=[.E190]+0.125" office:value-type="float" office:value="7">
            <text:p>7,000</text:p>
          </table:table-cell>
          <table:table-cell table:style-name="ce34" office:value-type="percentage" office:value="0.00850079771936595">
            <text:p>0,85%</text:p>
          </table:table-cell>
          <table:table-cell/>
          <table:table-cell table:style-name="ce29" table:formula="of:=[.H190]+0.125" office:value-type="float" office:value="7">
            <text:p>7,000</text:p>
          </table:table-cell>
          <table:table-cell table:style-name="ce34" office:value-type="percentage" office:value="0.0133428208140443">
            <text:p>1,33%</text:p>
          </table:table-cell>
          <table:table-cell/>
          <table:table-cell table:style-name="ce29" table:formula="of:=[.K190]+0.05" office:value-type="float" office:value="2.8">
            <text:p>2,800</text:p>
          </table:table-cell>
          <table:table-cell table:style-name="ce34" office:value-type="percentage" office:value="0.00771132306012203">
            <text:p>0,77%</text:p>
          </table:table-cell>
          <table:table-cell/>
          <table:table-cell table:style-name="ce29" table:formula="of:=[.N190]+0.05" office:value-type="float" office:value="2.8">
            <text:p>2,800</text:p>
          </table:table-cell>
          <table:table-cell table:style-name="ce34" office:value-type="percentage" office:value="0.0102771909830419">
            <text:p>1,03%</text:p>
          </table:table-cell>
          <table:table-cell/>
          <table:table-cell table:style-name="ce29" table:formula="of:=[.Q190]+0.05" office:value-type="float" office:value="2.8">
            <text:p>2,800</text:p>
          </table:table-cell>
          <table:table-cell table:style-name="ce34" office:value-type="percentage" office:value="0.00736421169425508">
            <text:p>0,74%</text:p>
          </table:table-cell>
          <table:table-cell/>
          <table:table-cell table:style-name="ce29" table:formula="of:=[.T190]+0.05" office:value-type="float" office:value="2.8">
            <text:p>2,800</text:p>
          </table:table-cell>
          <table:table-cell table:style-name="ce34" office:value-type="percentage" office:value="0.00736801219467687">
            <text:p>0,74%</text:p>
          </table:table-cell>
          <table:table-cell/>
          <table:table-cell table:style-name="ce58" table:formula="of:=([.R191]-[.U191])*100*100" office:value-type="float" office:value="-0.0380050042179513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91]+0.125" office:value-type="float" office:value="7.125">
            <text:p>7,125</text:p>
          </table:table-cell>
          <table:table-cell table:style-name="ce34" office:value-type="percentage" office:value="0.00928630716588457">
            <text:p>0,93%</text:p>
          </table:table-cell>
          <table:table-cell/>
          <table:table-cell table:style-name="ce29" table:formula="of:=[.E191]+0.125" office:value-type="float" office:value="7.125">
            <text:p>7,125</text:p>
          </table:table-cell>
          <table:table-cell table:style-name="ce34" office:value-type="percentage" office:value="0.00873025139883085">
            <text:p>0,87%</text:p>
          </table:table-cell>
          <table:table-cell/>
          <table:table-cell table:style-name="ce29" table:formula="of:=[.H191]+0.125" office:value-type="float" office:value="7.125">
            <text:p>7,125</text:p>
          </table:table-cell>
          <table:table-cell table:style-name="ce34" office:value-type="percentage" office:value="0.0135547852312735">
            <text:p>1,36%</text:p>
          </table:table-cell>
          <table:table-cell/>
          <table:table-cell table:style-name="ce29" table:formula="of:=[.K191]+0.05" office:value-type="float" office:value="2.85">
            <text:p>2,850</text:p>
          </table:table-cell>
          <table:table-cell table:style-name="ce34" office:value-type="percentage" office:value="0.0079119698249261">
            <text:p>0,79%</text:p>
          </table:table-cell>
          <table:table-cell/>
          <table:table-cell table:style-name="ce29" table:formula="of:=[.N191]+0.05" office:value-type="float" office:value="2.85">
            <text:p>2,850</text:p>
          </table:table-cell>
          <table:table-cell table:style-name="ce34" office:value-type="percentage" office:value="0.0104859853343064">
            <text:p>1,05%</text:p>
          </table:table-cell>
          <table:table-cell/>
          <table:table-cell table:style-name="ce29" table:formula="of:=[.Q191]+0.05" office:value-type="float" office:value="2.85">
            <text:p>2,850</text:p>
          </table:table-cell>
          <table:table-cell table:style-name="ce34" office:value-type="percentage" office:value="0.00755840121645685">
            <text:p>0,76%</text:p>
          </table:table-cell>
          <table:table-cell/>
          <table:table-cell table:style-name="ce29" table:formula="of:=[.T191]+0.05" office:value-type="float" office:value="2.85">
            <text:p>2,850</text:p>
          </table:table-cell>
          <table:table-cell table:style-name="ce34" office:value-type="percentage" office:value="0.00756345362035769">
            <text:p>0,76%</text:p>
          </table:table-cell>
          <table:table-cell/>
          <table:table-cell table:style-name="ce58" table:formula="of:=([.R192]-[.U192])*100*100" office:value-type="float" office:value="-0.0505240390083657">
            <text:p>-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92]+0.125" office:value-type="float" office:value="7.25">
            <text:p>7,250</text:p>
          </table:table-cell>
          <table:table-cell table:style-name="ce34" office:value-type="percentage" office:value="0.0095095851651699">
            <text:p>0,95%</text:p>
          </table:table-cell>
          <table:table-cell/>
          <table:table-cell table:style-name="ce29" table:formula="of:=[.E192]+0.125" office:value-type="float" office:value="7.25">
            <text:p>7,250</text:p>
          </table:table-cell>
          <table:table-cell table:style-name="ce34" office:value-type="percentage" office:value="0.00895179288245216">
            <text:p>0,90%</text:p>
          </table:table-cell>
          <table:table-cell/>
          <table:table-cell table:style-name="ce29" table:formula="of:=[.H192]+0.125" office:value-type="float" office:value="7.25">
            <text:p>7,250</text:p>
          </table:table-cell>
          <table:table-cell table:style-name="ce34" office:value-type="percentage" office:value="0.0137594405306671">
            <text:p>1,38%</text:p>
          </table:table-cell>
          <table:table-cell/>
          <table:table-cell table:style-name="ce29" table:formula="of:=[.K192]+0.05" office:value-type="float" office:value="2.9">
            <text:p>2,900</text:p>
          </table:table-cell>
          <table:table-cell table:style-name="ce34" office:value-type="percentage" office:value="0.00812468175164798">
            <text:p>0,81%</text:p>
          </table:table-cell>
          <table:table-cell/>
          <table:table-cell table:style-name="ce29" table:formula="of:=[.N192]+0.05" office:value-type="float" office:value="2.9">
            <text:p>2,900</text:p>
          </table:table-cell>
          <table:table-cell table:style-name="ce34" office:value-type="percentage" office:value="0.0107008069458431">
            <text:p>1,07%</text:p>
          </table:table-cell>
          <table:table-cell/>
          <table:table-cell table:style-name="ce29" table:formula="of:=[.Q192]+0.05" office:value-type="float" office:value="2.9">
            <text:p>2,900</text:p>
          </table:table-cell>
          <table:table-cell table:style-name="ce34" office:value-type="percentage" office:value="0.00776029005038832">
            <text:p>0,78%</text:p>
          </table:table-cell>
          <table:table-cell/>
          <table:table-cell table:style-name="ce29" table:formula="of:=[.T192]+0.05" office:value-type="float" office:value="2.9">
            <text:p>2,900</text:p>
          </table:table-cell>
          <table:table-cell table:style-name="ce34" office:value-type="percentage" office:value="0.00776667793771579">
            <text:p>0,78%</text:p>
          </table:table-cell>
          <table:table-cell/>
          <table:table-cell table:style-name="ce58" table:formula="of:=([.R193]-[.U193])*100*100" office:value-type="float" office:value="-0.063878873274659">
            <text:p>-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93]+0.125" office:value-type="float" office:value="7.375">
            <text:p>7,375</text:p>
          </table:table-cell>
          <table:table-cell table:style-name="ce34" office:value-type="percentage" office:value="0.00972529441871676">
            <text:p>0,97%</text:p>
          </table:table-cell>
          <table:table-cell/>
          <table:table-cell table:style-name="ce29" table:formula="of:=[.E193]+0.125" office:value-type="float" office:value="7.375">
            <text:p>7,375</text:p>
          </table:table-cell>
          <table:table-cell table:style-name="ce34" office:value-type="percentage" office:value="0.00916582448527272">
            <text:p>0,92%</text:p>
          </table:table-cell>
          <table:table-cell/>
          <table:table-cell table:style-name="ce29" table:formula="of:=[.H193]+0.125" office:value-type="float" office:value="7.375">
            <text:p>7,375</text:p>
          </table:table-cell>
          <table:table-cell table:style-name="ce34" office:value-type="percentage" office:value="0.0139571583622848">
            <text:p>1,40%</text:p>
          </table:table-cell>
          <table:table-cell/>
          <table:table-cell table:style-name="ce29" table:formula="of:=[.K193]+0.05" office:value-type="float" office:value="2.95">
            <text:p>2,950</text:p>
          </table:table-cell>
          <table:table-cell table:style-name="ce34" office:value-type="percentage" office:value="0.00834848302396007">
            <text:p>0,83%</text:p>
          </table:table-cell>
          <table:table-cell/>
          <table:table-cell table:style-name="ce29" table:formula="of:=[.N193]+0.05" office:value-type="float" office:value="2.95">
            <text:p>2,950</text:p>
          </table:table-cell>
          <table:table-cell table:style-name="ce34" office:value-type="percentage" office:value="0.01092115374888">
            <text:p>1,09%</text:p>
          </table:table-cell>
          <table:table-cell/>
          <table:table-cell table:style-name="ce29" table:formula="of:=[.Q193]+0.05" office:value-type="float" office:value="2.95">
            <text:p>2,950</text:p>
          </table:table-cell>
          <table:table-cell table:style-name="ce34" office:value-type="percentage" office:value="0.00796922781663009">
            <text:p>0,80%</text:p>
          </table:table-cell>
          <table:table-cell/>
          <table:table-cell table:style-name="ce29" table:formula="of:=[.T193]+0.05" office:value-type="float" office:value="2.95">
            <text:p>2,950</text:p>
          </table:table-cell>
          <table:table-cell table:style-name="ce34" office:value-type="percentage" office:value="0.00797703010973349">
            <text:p>0,80%</text:p>
          </table:table-cell>
          <table:table-cell/>
          <table:table-cell table:style-name="ce58" table:formula="of:=([.R194]-[.U194])*100*100" office:value-type="float" office:value="-0.0780229310340212">
            <text:p>-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94]+0.125" office:value-type="float" office:value="7.5">
            <text:p>7,500</text:p>
          </table:table-cell>
          <table:table-cell table:style-name="ce34" office:value-type="percentage" office:value="0.00993381336381206">
            <text:p>0,99%</text:p>
          </table:table-cell>
          <table:table-cell/>
          <table:table-cell table:style-name="ce29" table:formula="of:=[.E194]+0.125" office:value-type="float" office:value="7.5">
            <text:p>7,500</text:p>
          </table:table-cell>
          <table:table-cell table:style-name="ce34" office:value-type="percentage" office:value="0.00937272170133261">
            <text:p>0,94%</text:p>
          </table:table-cell>
          <table:table-cell/>
          <table:table-cell table:style-name="ce29" table:formula="of:=[.H194]+0.125" office:value-type="float" office:value="7.5">
            <text:p>7,500</text:p>
          </table:table-cell>
          <table:table-cell table:style-name="ce34" office:value-type="percentage" office:value="0.0141482855995152">
            <text:p>1,41%</text:p>
          </table:table-cell>
          <table:table-cell/>
          <table:table-cell table:style-name="ce29" table:formula="of:=[.K194]+0.05" office:value-type="float" office:value="3">
            <text:p>3,000</text:p>
          </table:table-cell>
          <table:table-cell table:style-name="ce34" office:value-type="percentage" office:value="0.0085823978255348">
            <text:p>0,86%</text:p>
          </table:table-cell>
          <table:table-cell/>
          <table:table-cell table:style-name="ce29" table:formula="of:=[.N194]+0.05" office:value-type="float" office:value="3">
            <text:p>3,000</text:p>
          </table:table-cell>
          <table:table-cell table:style-name="ce34" office:value-type="percentage" office:value="0.0111465236746451">
            <text:p>1,11%</text:p>
          </table:table-cell>
          <table:table-cell/>
          <table:table-cell table:style-name="ce29" table:formula="of:=[.Q194]+0.05" office:value-type="float" office:value="3">
            <text:p>3,000</text:p>
          </table:table-cell>
          <table:table-cell table:style-name="ce34" office:value-type="percentage" office:value="0.00818456413576276">
            <text:p>0,82%</text:p>
          </table:table-cell>
          <table:table-cell/>
          <table:table-cell table:style-name="ce29" table:formula="of:=[.T194]+0.05" office:value-type="float" office:value="3">
            <text:p>3,000</text:p>
          </table:table-cell>
          <table:table-cell table:style-name="ce34" office:value-type="percentage" office:value="0.00819385509939312">
            <text:p>0,82%</text:p>
          </table:table-cell>
          <table:table-cell/>
          <table:table-cell table:style-name="ce58" table:formula="of:=([.R195]-[.U195])*100*100" office:value-type="float" office:value="-0.092909636303512">
            <text:p>-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95]+0.125" office:value-type="float" office:value="7.625">
            <text:p>7,625</text:p>
          </table:table-cell>
          <table:table-cell table:style-name="ce34" office:value-type="percentage" office:value="0.0101354956221829">
            <text:p>1,01%</text:p>
          </table:table-cell>
          <table:table-cell/>
          <table:table-cell table:style-name="ce29" table:formula="of:=[.E195]+0.125" office:value-type="float" office:value="7.625">
            <text:p>7,625</text:p>
          </table:table-cell>
          <table:table-cell table:style-name="ce34" office:value-type="percentage" office:value="0.00957283540211184">
            <text:p>0,96%</text:p>
          </table:table-cell>
          <table:table-cell/>
          <table:table-cell table:style-name="ce29" table:formula="of:=[.H195]+0.125" office:value-type="float" office:value="7.625">
            <text:p>7,625</text:p>
          </table:table-cell>
          <table:table-cell table:style-name="ce34" office:value-type="percentage" office:value="0.0143331463699511">
            <text:p>1,43%</text:p>
          </table:table-cell>
          <table:table-cell/>
          <table:table-cell table:style-name="ce29" table:formula="of:=[.K195]+0.05" office:value-type="float" office:value="3.05">
            <text:p>3,050</text:p>
          </table:table-cell>
          <table:table-cell table:style-name="ce34" office:value-type="percentage" office:value="0.00882545034004456">
            <text:p>0,88%</text:p>
          </table:table-cell>
          <table:table-cell/>
          <table:table-cell table:style-name="ce29" table:formula="of:=[.N195]+0.05" office:value-type="float" office:value="3.05">
            <text:p>3,050</text:p>
          </table:table-cell>
          <table:table-cell table:style-name="ce34" office:value-type="percentage" office:value="0.0113764146543667">
            <text:p>1,14%</text:p>
          </table:table-cell>
          <table:table-cell/>
          <table:table-cell table:style-name="ce29" table:formula="of:=[.Q195]+0.05" office:value-type="float" office:value="3.05">
            <text:p>3,050</text:p>
          </table:table-cell>
          <table:table-cell table:style-name="ce34" office:value-type="percentage" office:value="0.00840564862836695">
            <text:p>0,84%</text:p>
          </table:table-cell>
          <table:table-cell/>
          <table:table-cell table:style-name="ce29" table:formula="of:=[.T195]+0.05" office:value-type="float" office:value="3.05">
            <text:p>3,050</text:p>
          </table:table-cell>
          <table:table-cell table:style-name="ce34" office:value-type="percentage" office:value="0.00841649786967698">
            <text:p>0,84%</text:p>
          </table:table-cell>
          <table:table-cell/>
          <table:table-cell table:style-name="ce58" table:formula="of:=([.R196]-[.U196])*100*100" office:value-type="float" office:value="-0.108492413100347">
            <text:p>-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96]+0.125" office:value-type="float" office:value="7.75">
            <text:p>7,750</text:p>
          </table:table-cell>
          <table:table-cell table:style-name="ce34" office:value-type="percentage" office:value="0.0103306720012515">
            <text:p>1,03%</text:p>
          </table:table-cell>
          <table:table-cell/>
          <table:table-cell table:style-name="ce29" table:formula="of:=[.E196]+0.125" office:value-type="float" office:value="7.75">
            <text:p>7,750</text:p>
          </table:table-cell>
          <table:table-cell table:style-name="ce34" office:value-type="percentage" office:value="0.00976649382222078">
            <text:p>0,98%</text:p>
          </table:table-cell>
          <table:table-cell/>
          <table:table-cell table:style-name="ce29" table:formula="of:=[.H196]+0.125" office:value-type="float" office:value="7.75">
            <text:p>7,750</text:p>
          </table:table-cell>
          <table:table-cell table:style-name="ce34" office:value-type="percentage" office:value="0.0145120438897278">
            <text:p>1,45%</text:p>
          </table:table-cell>
          <table:table-cell/>
          <table:table-cell table:style-name="ce29" table:formula="of:=[.K196]+0.05" office:value-type="float" office:value="3.1">
            <text:p>3,100</text:p>
          </table:table-cell>
          <table:table-cell table:style-name="ce34" office:value-type="percentage" office:value="0.00907666475116177">
            <text:p>0,91%</text:p>
          </table:table-cell>
          <table:table-cell/>
          <table:table-cell table:style-name="ce29" table:formula="of:=[.N196]+0.05" office:value-type="float" office:value="3.1">
            <text:p>3,100</text:p>
          </table:table-cell>
          <table:table-cell table:style-name="ce34" office:value-type="percentage" office:value="0.0116103246192728">
            <text:p>1,16%</text:p>
          </table:table-cell>
          <table:table-cell/>
          <table:table-cell table:style-name="ce29" table:formula="of:=[.Q196]+0.05" office:value-type="float" office:value="3.1">
            <text:p>3,100</text:p>
          </table:table-cell>
          <table:table-cell table:style-name="ce34" office:value-type="percentage" office:value="0.00863183091502326">
            <text:p>0,86%</text:p>
          </table:table-cell>
          <table:table-cell/>
          <table:table-cell table:style-name="ce29" table:formula="of:=[.T196]+0.05" office:value-type="float" office:value="3.1">
            <text:p>3,100</text:p>
          </table:table-cell>
          <table:table-cell table:style-name="ce34" office:value-type="percentage" office:value="0.00864430338356742">
            <text:p>0,86%</text:p>
          </table:table-cell>
          <table:table-cell/>
          <table:table-cell table:style-name="ce58" table:formula="of:=([.R197]-[.U197])*100*100" office:value-type="float" office:value="-0.12472468544163">
            <text:p>-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97]+0.125" office:value-type="float" office:value="7.875">
            <text:p>7,875</text:p>
          </table:table-cell>
          <table:table-cell table:style-name="ce34" office:value-type="percentage" office:value="0.0105196523047941">
            <text:p>1,05%</text:p>
          </table:table-cell>
          <table:table-cell/>
          <table:table-cell table:style-name="ce29" table:formula="of:=[.E197]+0.125" office:value-type="float" office:value="7.875">
            <text:p>7,875</text:p>
          </table:table-cell>
          <table:table-cell table:style-name="ce34" office:value-type="percentage" office:value="0.00995400435597704">
            <text:p>1,00%</text:p>
          </table:table-cell>
          <table:table-cell/>
          <table:table-cell table:style-name="ce29" table:formula="of:=[.H197]+0.125" office:value-type="float" office:value="7.875">
            <text:p>7,875</text:p>
          </table:table-cell>
          <table:table-cell table:style-name="ce34" office:value-type="percentage" office:value="0.0146852621231624">
            <text:p>1,47%</text:p>
          </table:table-cell>
          <table:table-cell/>
          <table:table-cell table:style-name="ce29" table:formula="of:=[.K197]+0.05" office:value-type="float" office:value="3.15">
            <text:p>3,150</text:p>
          </table:table-cell>
          <table:table-cell table:style-name="ce34" office:value-type="percentage" office:value="0.00933506524255885">
            <text:p>0,93%</text:p>
          </table:table-cell>
          <table:table-cell/>
          <table:table-cell table:style-name="ce29" table:formula="of:=[.N197]+0.05" office:value-type="float" office:value="3.15">
            <text:p>3,150</text:p>
          </table:table-cell>
          <table:table-cell table:style-name="ce34" office:value-type="percentage" office:value="0.0118477515005916">
            <text:p>1,18%</text:p>
          </table:table-cell>
          <table:table-cell/>
          <table:table-cell table:style-name="ce29" table:formula="of:=[.Q197]+0.05" office:value-type="float" office:value="3.15">
            <text:p>3,150</text:p>
          </table:table-cell>
          <table:table-cell table:style-name="ce34" office:value-type="percentage" office:value="0.0088624606163123">
            <text:p>0,89%</text:p>
          </table:table-cell>
          <table:table-cell/>
          <table:table-cell table:style-name="ce29" table:formula="of:=[.T197]+0.05" office:value-type="float" office:value="3.15">
            <text:p>3,150</text:p>
          </table:table-cell>
          <table:table-cell table:style-name="ce34" office:value-type="percentage" office:value="0.00887661660404675">
            <text:p>0,89%</text:p>
          </table:table-cell>
          <table:table-cell/>
          <table:table-cell table:style-name="ce58" table:formula="of:=([.R198]-[.U198])*100*100" office:value-type="float" office:value="-0.141559877344499">
            <text:p>-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98]+0.125" office:value-type="float" office:value="8">
            <text:p>8,000</text:p>
          </table:table-cell>
          <table:table-cell table:style-name="ce34" office:value-type="percentage" office:value="0.010702726973851">
            <text:p>1,07%</text:p>
          </table:table-cell>
          <table:table-cell/>
          <table:table-cell table:style-name="ce29" table:formula="of:=[.E198]+0.125" office:value-type="float" office:value="8">
            <text:p>8,000</text:p>
          </table:table-cell>
          <table:table-cell table:style-name="ce34" office:value-type="percentage" office:value="0.0101356551855534">
            <text:p>1,01%</text:p>
          </table:table-cell>
          <table:table-cell/>
          <table:table-cell table:style-name="ce29" table:formula="of:=[.H198]+0.125" office:value-type="float" office:value="8">
            <text:p>8,000</text:p>
          </table:table-cell>
          <table:table-cell table:style-name="ce34" office:value-type="percentage" office:value="0.0148530672868022">
            <text:p>1,49%</text:p>
          </table:table-cell>
          <table:table-cell/>
          <table:table-cell table:style-name="ce29" table:formula="of:=[.K198]+0.05" office:value-type="float" office:value="3.2">
            <text:p>3,200</text:p>
          </table:table-cell>
          <table:table-cell table:style-name="ce34" office:value-type="percentage" office:value="0.00959967599790819">
            <text:p>0,96%</text:p>
          </table:table-cell>
          <table:table-cell/>
          <table:table-cell table:style-name="ce29" table:formula="of:=[.N198]+0.05" office:value-type="float" office:value="3.2">
            <text:p>3,200</text:p>
          </table:table-cell>
          <table:table-cell table:style-name="ce34" office:value-type="percentage" office:value="0.012088193229551">
            <text:p>1,21%</text:p>
          </table:table-cell>
          <table:table-cell/>
          <table:table-cell table:style-name="ce29" table:formula="of:=[.Q198]+0.05" office:value-type="float" office:value="3.2">
            <text:p>3,200</text:p>
          </table:table-cell>
          <table:table-cell table:style-name="ce34" office:value-type="percentage" office:value="0.00909688735281467">
            <text:p>0,91%</text:p>
          </table:table-cell>
          <table:table-cell/>
          <table:table-cell table:style-name="ce29" table:formula="of:=[.T198]+0.05" office:value-type="float" office:value="3.2">
            <text:p>3,200</text:p>
          </table:table-cell>
          <table:table-cell table:style-name="ce34" office:value-type="percentage" office:value="0.00911278249409728">
            <text:p>0,91%</text:p>
          </table:table-cell>
          <table:table-cell/>
          <table:table-cell table:style-name="ce58" table:formula="of:=([.R199]-[.U199])*100*100" office:value-type="float" office:value="-0.15895141282609">
            <text:p>-0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99]+0.125" office:value-type="float" office:value="8.125">
            <text:p>8,125</text:p>
          </table:table-cell>
          <table:table-cell table:style-name="ce34" office:value-type="percentage" office:value="0.0108981466910776">
            <text:p>1,09%</text:p>
          </table:table-cell>
          <table:table-cell/>
          <table:table-cell table:style-name="ce29" table:formula="of:=[.E199]+0.125" office:value-type="float" office:value="8.125">
            <text:p>8,125</text:p>
          </table:table-cell>
          <table:table-cell table:style-name="ce34" office:value-type="percentage" office:value="0.0103396404469598">
            <text:p>1,03%</text:p>
          </table:table-cell>
          <table:table-cell/>
          <table:table-cell table:style-name="ce29" table:formula="of:=[.H199]+0.125" office:value-type="float" office:value="8.125">
            <text:p>8,125</text:p>
          </table:table-cell>
          <table:table-cell table:style-name="ce34" office:value-type="percentage" office:value="0.0150157092146377">
            <text:p>1,50%</text:p>
          </table:table-cell>
          <table:table-cell/>
          <table:table-cell table:style-name="ce29" table:formula="of:=[.K199]+0.05" office:value-type="float" office:value="3.25">
            <text:p>3,250</text:p>
          </table:table-cell>
          <table:table-cell table:style-name="ce34" office:value-type="percentage" office:value="0.00986952120088222">
            <text:p>0,99%</text:p>
          </table:table-cell>
          <table:table-cell/>
          <table:table-cell table:style-name="ce29" table:formula="of:=[.N199]+0.05" office:value-type="float" office:value="3.25">
            <text:p>3,250</text:p>
          </table:table-cell>
          <table:table-cell table:style-name="ce34" office:value-type="percentage" office:value="0.0123311477373792">
            <text:p>1,23%</text:p>
          </table:table-cell>
          <table:table-cell/>
          <table:table-cell table:style-name="ce29" table:formula="of:=[.Q199]+0.05" office:value-type="float" office:value="3.25">
            <text:p>3,250</text:p>
          </table:table-cell>
          <table:table-cell table:style-name="ce34" office:value-type="percentage" office:value="0.00933446074511099">
            <text:p>0,93%</text:p>
          </table:table-cell>
          <table:table-cell/>
          <table:table-cell table:style-name="ce29" table:formula="of:=[.T199]+0.05" office:value-type="float" office:value="3.25">
            <text:p>3,250</text:p>
          </table:table-cell>
          <table:table-cell table:style-name="ce34" office:value-type="percentage" office:value="0.00935214601670134">
            <text:p>0,94%</text:p>
          </table:table-cell>
          <table:table-cell/>
          <table:table-cell table:style-name="ce58" table:formula="of:=([.R200]-[.U200])*100*100" office:value-type="float" office:value="-0.17685271590356">
            <text:p>-0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00]+0.125" office:value-type="float" office:value="8.25">
            <text:p>8,250</text:p>
          </table:table-cell>
          <table:table-cell table:style-name="ce34" office:value-type="percentage" office:value="0.0110876445986912">
            <text:p>1,11%</text:p>
          </table:table-cell>
          <table:table-cell/>
          <table:table-cell table:style-name="ce29" table:formula="of:=[.E200]+0.125" office:value-type="float" office:value="8.25">
            <text:p>8,250</text:p>
          </table:table-cell>
          <table:table-cell table:style-name="ce34" office:value-type="percentage" office:value="0.0105374443368084">
            <text:p>1,05%</text:p>
          </table:table-cell>
          <table:table-cell/>
          <table:table-cell table:style-name="ce29" table:formula="of:=[.H200]+0.125" office:value-type="float" office:value="8.25">
            <text:p>8,250</text:p>
          </table:table-cell>
          <table:table-cell table:style-name="ce34" office:value-type="percentage" office:value="0.0151734225992054">
            <text:p>1,52%</text:p>
          </table:table-cell>
          <table:table-cell/>
          <table:table-cell table:style-name="ce29" table:formula="of:=[.K200]+0.05" office:value-type="float" office:value="3.3">
            <text:p>3,300</text:p>
          </table:table-cell>
          <table:table-cell table:style-name="ce34" office:value-type="percentage" office:value="0.0101436250351534">
            <text:p>1,01%</text:p>
          </table:table-cell>
          <table:table-cell/>
          <table:table-cell table:style-name="ce29" table:formula="of:=[.N200]+0.05" office:value-type="float" office:value="3.3">
            <text:p>3,300</text:p>
          </table:table-cell>
          <table:table-cell table:style-name="ce34" office:value-type="percentage" office:value="0.0125761129553043">
            <text:p>1,26%</text:p>
          </table:table-cell>
          <table:table-cell/>
          <table:table-cell table:style-name="ce29" table:formula="of:=[.Q200]+0.05" office:value-type="float" office:value="3.3">
            <text:p>3,300</text:p>
          </table:table-cell>
          <table:table-cell table:style-name="ce34" office:value-type="percentage" office:value="0.00957453041378186">
            <text:p>0,96%</text:p>
          </table:table-cell>
          <table:table-cell/>
          <table:table-cell table:style-name="ce29" table:formula="of:=[.T200]+0.05" office:value-type="float" office:value="3.3">
            <text:p>3,300</text:p>
          </table:table-cell>
          <table:table-cell table:style-name="ce34" office:value-type="percentage" office:value="0.00959405213484126">
            <text:p>0,96%</text:p>
          </table:table-cell>
          <table:table-cell/>
          <table:table-cell table:style-name="ce58" table:formula="of:=([.R201]-[.U201])*100*100" office:value-type="float" office:value="-0.195217210594047">
            <text:p>-0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01]+0.125" office:value-type="float" office:value="8.375">
            <text:p>8,375</text:p>
          </table:table-cell>
          <table:table-cell table:style-name="ce34" office:value-type="percentage" office:value="0.0112714858523463">
            <text:p>1,13%</text:p>
          </table:table-cell>
          <table:table-cell/>
          <table:table-cell table:style-name="ce29" table:formula="of:=[.E201]+0.125" office:value-type="float" office:value="8.375">
            <text:p>8,375</text:p>
          </table:table-cell>
          <table:table-cell table:style-name="ce34" office:value-type="percentage" office:value="0.0107293436329301">
            <text:p>1,07%</text:p>
          </table:table-cell>
          <table:table-cell/>
          <table:table-cell table:style-name="ce29" table:formula="of:=[.H201]+0.125" office:value-type="float" office:value="8.375">
            <text:p>8,375</text:p>
          </table:table-cell>
          <table:table-cell table:style-name="ce34" office:value-type="percentage" office:value="0.0153264281215472">
            <text:p>1,53%</text:p>
          </table:table-cell>
          <table:table-cell/>
          <table:table-cell table:style-name="ce29" table:formula="of:=[.K201]+0.05" office:value-type="float" office:value="3.35">
            <text:p>3,350</text:p>
          </table:table-cell>
          <table:table-cell table:style-name="ce34" office:value-type="percentage" office:value="0.010421011684394">
            <text:p>1,04%</text:p>
          </table:table-cell>
          <table:table-cell/>
          <table:table-cell table:style-name="ce29" table:formula="of:=[.N201]+0.05" office:value-type="float" office:value="3.35">
            <text:p>3,350</text:p>
          </table:table-cell>
          <table:table-cell table:style-name="ce34" office:value-type="percentage" office:value="0.0128225868145544">
            <text:p>1,28%</text:p>
          </table:table-cell>
          <table:table-cell/>
          <table:table-cell table:style-name="ce29" table:formula="of:=[.Q201]+0.05" office:value-type="float" office:value="3.35">
            <text:p>3,350</text:p>
          </table:table-cell>
          <table:table-cell table:style-name="ce34" office:value-type="percentage" office:value="0.00981644597940788">
            <text:p>0,98%</text:p>
          </table:table-cell>
          <table:table-cell/>
          <table:table-cell table:style-name="ce29" table:formula="of:=[.T201]+0.05" office:value-type="float" office:value="3.35">
            <text:p>3,350</text:p>
          </table:table-cell>
          <table:table-cell table:style-name="ce34" office:value-type="percentage" office:value="0.00983784581149935">
            <text:p>0,98%</text:p>
          </table:table-cell>
          <table:table-cell/>
          <table:table-cell table:style-name="ce58" table:formula="of:=([.R202]-[.U202])*100*100" office:value-type="float" office:value="-0.21399832091467">
            <text:p>-0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02]+0.125" office:value-type="float" office:value="8.5">
            <text:p>8,500</text:p>
          </table:table-cell>
          <table:table-cell table:style-name="ce34" office:value-type="percentage" office:value="0.0114499200103056">
            <text:p>1,14%</text:p>
          </table:table-cell>
          <table:table-cell/>
          <table:table-cell table:style-name="ce29" table:formula="of:=[.E202]+0.125" office:value-type="float" office:value="8.5">
            <text:p>8,500</text:p>
          </table:table-cell>
          <table:table-cell table:style-name="ce34" office:value-type="percentage" office:value="0.0109155988321071">
            <text:p>1,09%</text:p>
          </table:table-cell>
          <table:table-cell/>
          <table:table-cell table:style-name="ce29" table:formula="of:=[.H202]+0.125" office:value-type="float" office:value="8.5">
            <text:p>8,500</text:p>
          </table:table-cell>
          <table:table-cell table:style-name="ce34" office:value-type="percentage" office:value="0.0154749334814672">
            <text:p>1,55%</text:p>
          </table:table-cell>
          <table:table-cell/>
          <table:table-cell table:style-name="ce29" table:formula="of:=[.K202]+0.05" office:value-type="float" office:value="3.4">
            <text:p>3,400</text:p>
          </table:table-cell>
          <table:table-cell table:style-name="ce34" office:value-type="percentage" office:value="0.0107007053322765">
            <text:p>1,07%</text:p>
          </table:table-cell>
          <table:table-cell/>
          <table:table-cell table:style-name="ce29" table:formula="of:=[.N202]+0.05" office:value-type="float" office:value="3.4">
            <text:p>3,400</text:p>
          </table:table-cell>
          <table:table-cell table:style-name="ce34" office:value-type="percentage" office:value="0.0130700672463576">
            <text:p>1,31%</text:p>
          </table:table-cell>
          <table:table-cell/>
          <table:table-cell table:style-name="ce29" table:formula="of:=[.Q202]+0.05" office:value-type="float" office:value="3.4">
            <text:p>3,400</text:p>
          </table:table-cell>
          <table:table-cell table:style-name="ce34" office:value-type="percentage" office:value="0.0100595570625697">
            <text:p>1,01%</text:p>
          </table:table-cell>
          <table:table-cell/>
          <table:table-cell table:style-name="ce29" table:formula="of:=[.T202]+0.05" office:value-type="float" office:value="3.4">
            <text:p>3,400</text:p>
          </table:table-cell>
          <table:table-cell table:style-name="ce34" office:value-type="percentage" office:value="0.0100828720096579">
            <text:p>1,01%</text:p>
          </table:table-cell>
          <table:table-cell/>
          <table:table-cell table:style-name="ce58" table:formula="of:=([.R203]-[.U203])*100*100" office:value-type="float" office:value="-0.233149470882568">
            <text:p>-0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03]+0.125" office:value-type="float" office:value="8.625">
            <text:p>8,625</text:p>
          </table:table-cell>
          <table:table-cell table:style-name="ce34" office:value-type="percentage" office:value="0.0116231821636864">
            <text:p>1,16%</text:p>
          </table:table-cell>
          <table:table-cell/>
          <table:table-cell table:style-name="ce29" table:formula="of:=[.E203]+0.125" office:value-type="float" office:value="8.625">
            <text:p>8,625</text:p>
          </table:table-cell>
          <table:table-cell table:style-name="ce34" office:value-type="percentage" office:value="0.0110964553298586">
            <text:p>1,11%</text:p>
          </table:table-cell>
          <table:table-cell/>
          <table:table-cell table:style-name="ce29" table:formula="of:=[.H203]+0.125" office:value-type="float" office:value="8.625">
            <text:p>8,625</text:p>
          </table:table-cell>
          <table:table-cell table:style-name="ce34" office:value-type="percentage" office:value="0.0156191343382011">
            <text:p>1,56%</text:p>
          </table:table-cell>
          <table:table-cell/>
          <table:table-cell table:style-name="ce29" table:formula="of:=[.K203]+0.05" office:value-type="float" office:value="3.45">
            <text:p>3,450</text:p>
          </table:table-cell>
          <table:table-cell table:style-name="ce34" office:value-type="percentage" office:value="0.0109817301624734">
            <text:p>1,10%</text:p>
          </table:table-cell>
          <table:table-cell/>
          <table:table-cell table:style-name="ce29" table:formula="of:=[.N203]+0.05" office:value-type="float" office:value="3.45">
            <text:p>3,450</text:p>
          </table:table-cell>
          <table:table-cell table:style-name="ce34" office:value-type="percentage" office:value="0.013318052181942">
            <text:p>1,33%</text:p>
          </table:table-cell>
          <table:table-cell/>
          <table:table-cell table:style-name="ce29" table:formula="of:=[.Q203]+0.05" office:value-type="float" office:value="3.45">
            <text:p>3,450</text:p>
          </table:table-cell>
          <table:table-cell table:style-name="ce34" office:value-type="percentage" office:value="0.0103032132838478">
            <text:p>1,03%</text:p>
          </table:table-cell>
          <table:table-cell/>
          <table:table-cell table:style-name="ce29" table:formula="of:=[.T203]+0.05" office:value-type="float" office:value="3.45">
            <text:p>3,450</text:p>
          </table:table-cell>
          <table:table-cell table:style-name="ce34" office:value-type="percentage" office:value="0.0103284756922993">
            <text:p>1,03%</text:p>
          </table:table-cell>
          <table:table-cell/>
          <table:table-cell table:style-name="ce58" table:formula="of:=([.R204]-[.U204])*100*100" office:value-type="float" office:value="-0.252624084514912">
            <text:p>-0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04]+0.125" office:value-type="float" office:value="8.75">
            <text:p>8,750</text:p>
          </table:table-cell>
          <table:table-cell table:style-name="ce34" office:value-type="percentage" office:value="0.0117914939698277">
            <text:p>1,18%</text:p>
          </table:table-cell>
          <table:table-cell/>
          <table:table-cell table:style-name="ce29" table:formula="of:=[.E204]+0.125" office:value-type="float" office:value="8.75">
            <text:p>8,750</text:p>
          </table:table-cell>
          <table:table-cell table:style-name="ce34" office:value-type="percentage" office:value="0.011272144499103">
            <text:p>1,13%</text:p>
          </table:table-cell>
          <table:table-cell/>
          <table:table-cell table:style-name="ce29" table:formula="of:=[.H204]+0.125" office:value-type="float" office:value="8.75">
            <text:p>8,750</text:p>
          </table:table-cell>
          <table:table-cell table:style-name="ce34" office:value-type="percentage" office:value="0.0157592151704569">
            <text:p>1,58%</text:p>
          </table:table-cell>
          <table:table-cell/>
          <table:table-cell table:style-name="ce29" table:formula="of:=[.K204]+0.05" office:value-type="float" office:value="3.5">
            <text:p>3,500</text:p>
          </table:table-cell>
          <table:table-cell table:style-name="ce34" office:value-type="percentage" office:value="0.011263110358657">
            <text:p>1,13%</text:p>
          </table:table-cell>
          <table:table-cell/>
          <table:table-cell table:style-name="ce29" table:formula="of:=[.N204]+0.05" office:value-type="float" office:value="3.5">
            <text:p>3,500</text:p>
          </table:table-cell>
          <table:table-cell table:style-name="ce34" office:value-type="percentage" office:value="0.0135660395525357">
            <text:p>1,36%</text:p>
          </table:table-cell>
          <table:table-cell/>
          <table:table-cell table:style-name="ce29" table:formula="of:=[.Q204]+0.05" office:value-type="float" office:value="3.5">
            <text:p>3,500</text:p>
          </table:table-cell>
          <table:table-cell table:style-name="ce34" office:value-type="percentage" office:value="0.010546764263823">
            <text:p>1,05%</text:p>
          </table:table-cell>
          <table:table-cell/>
          <table:table-cell table:style-name="ce29" table:formula="of:=[.T204]+0.05" office:value-type="float" office:value="3.5">
            <text:p>3,500</text:p>
          </table:table-cell>
          <table:table-cell table:style-name="ce34" office:value-type="percentage" office:value="0.0105740018224059">
            <text:p>1,06%</text:p>
          </table:table-cell>
          <table:table-cell/>
          <table:table-cell table:style-name="ce58" table:formula="of:=([.R205]-[.U205])*100*100" office:value-type="float" office:value="-0.272375585828825">
            <text:p>-0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05]+0.125" office:value-type="float" office:value="8.875">
            <text:p>8,875</text:p>
          </table:table-cell>
          <table:table-cell table:style-name="ce34" office:value-type="percentage" office:value="0.0119550645983313">
            <text:p>1,20%</text:p>
          </table:table-cell>
          <table:table-cell/>
          <table:table-cell table:style-name="ce29" table:formula="of:=[.E205]+0.125" office:value-type="float" office:value="8.875">
            <text:p>8,875</text:p>
          </table:table-cell>
          <table:table-cell table:style-name="ce34" office:value-type="percentage" office:value="0.0114428846776645">
            <text:p>1,14%</text:p>
          </table:table-cell>
          <table:table-cell/>
          <table:table-cell table:style-name="ce29" table:formula="of:=[.H205]+0.125" office:value-type="float" office:value="8.875">
            <text:p>8,875</text:p>
          </table:table-cell>
          <table:table-cell table:style-name="ce34" office:value-type="percentage" office:value="0.015895350063776">
            <text:p>1,59%</text:p>
          </table:table-cell>
          <table:table-cell/>
          <table:table-cell table:style-name="ce29" table:formula="of:=[.K205]+0.05" office:value-type="float" office:value="3.55">
            <text:p>3,550</text:p>
          </table:table-cell>
          <table:table-cell table:style-name="ce34" office:value-type="percentage" office:value="0.0115438701044998">
            <text:p>1,15%</text:p>
          </table:table-cell>
          <table:table-cell/>
          <table:table-cell table:style-name="ce29" table:formula="of:=[.N205]+0.05" office:value-type="float" office:value="3.55">
            <text:p>3,550</text:p>
          </table:table-cell>
          <table:table-cell table:style-name="ce34" office:value-type="percentage" office:value="0.0138135893463065">
            <text:p>1,38%</text:p>
          </table:table-cell>
          <table:table-cell/>
          <table:table-cell table:style-name="ce29" table:formula="of:=[.Q205]+0.05" office:value-type="float" office:value="3.55">
            <text:p>3,550</text:p>
          </table:table-cell>
          <table:table-cell table:style-name="ce34" office:value-type="percentage" office:value="0.0107895596230757">
            <text:p>1,08%</text:p>
          </table:table-cell>
          <table:table-cell/>
          <table:table-cell table:style-name="ce29" table:formula="of:=[.T205]+0.05" office:value-type="float" office:value="3.55">
            <text:p>3,550</text:p>
          </table:table-cell>
          <table:table-cell table:style-name="ce34" office:value-type="percentage" office:value="0.0108187953629599">
            <text:p>1,08%</text:p>
          </table:table-cell>
          <table:table-cell/>
          <table:table-cell table:style-name="ce58" table:formula="of:=([.R206]-[.U206])*100*100" office:value-type="float" office:value="-0.292357398841408">
            <text:p>-0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06]+0.125" office:value-type="float" office:value="9">
            <text:p>9,000</text:p>
          </table:table-cell>
          <table:table-cell table:style-name="ce34" office:value-type="percentage" office:value="0.0121140915982653">
            <text:p>1,21%</text:p>
          </table:table-cell>
          <table:table-cell/>
          <table:table-cell table:style-name="ce29" table:formula="of:=[.E206]+0.125" office:value-type="float" office:value="9">
            <text:p>9,000</text:p>
          </table:table-cell>
          <table:table-cell table:style-name="ce34" office:value-type="percentage" office:value="0.0116088820734881">
            <text:p>1,16%</text:p>
          </table:table-cell>
          <table:table-cell/>
          <table:table-cell table:style-name="ce29" table:formula="of:=[.H206]+0.125" office:value-type="float" office:value="9">
            <text:p>9,000</text:p>
          </table:table-cell>
          <table:table-cell table:style-name="ce34" office:value-type="percentage" office:value="0.0160277034322806">
            <text:p>1,60%</text:p>
          </table:table-cell>
          <table:table-cell/>
          <table:table-cell table:style-name="ce29" table:formula="of:=[.K206]+0.05" office:value-type="float" office:value="3.6">
            <text:p>3,600</text:p>
          </table:table-cell>
          <table:table-cell table:style-name="ce34" office:value-type="percentage" office:value="0.0118230335836741">
            <text:p>1,18%</text:p>
          </table:table-cell>
          <table:table-cell/>
          <table:table-cell table:style-name="ce29" table:formula="of:=[.N206]+0.05" office:value-type="float" office:value="3.6">
            <text:p>3,600</text:p>
          </table:table-cell>
          <table:table-cell table:style-name="ce34" office:value-type="percentage" office:value="0.0140605097791818">
            <text:p>1,41%</text:p>
          </table:table-cell>
          <table:table-cell/>
          <table:table-cell table:style-name="ce29" table:formula="of:=[.Q206]+0.05" office:value-type="float" office:value="3.6">
            <text:p>3,600</text:p>
          </table:table-cell>
          <table:table-cell table:style-name="ce34" office:value-type="percentage" office:value="0.0110309489821867">
            <text:p>1,10%</text:p>
          </table:table-cell>
          <table:table-cell/>
          <table:table-cell table:style-name="ce29" table:formula="of:=[.T206]+0.05" office:value-type="float" office:value="3.6">
            <text:p>3,600</text:p>
          </table:table-cell>
          <table:table-cell table:style-name="ce34" office:value-type="percentage" office:value="0.0110622012769437">
            <text:p>1,11%</text:p>
          </table:table-cell>
          <table:table-cell/>
          <table:table-cell table:style-name="ce58" table:formula="of:=([.R207]-[.U207])*100*100" office:value-type="float" office:value="-0.312522947569904">
            <text:p>-0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07]+0.125" office:value-type="float" office:value="9.125">
            <text:p>9,125</text:p>
          </table:table-cell>
          <table:table-cell table:style-name="ce34" office:value-type="percentage" office:value="0.0122890741836204">
            <text:p>1,23%</text:p>
          </table:table-cell>
          <table:table-cell/>
          <table:table-cell table:style-name="ce29" table:formula="of:=[.E207]+0.125" office:value-type="float" office:value="9.125">
            <text:p>9,125</text:p>
          </table:table-cell>
          <table:table-cell table:style-name="ce34" office:value-type="percentage" office:value="0.011792517129817">
            <text:p>1,18%</text:p>
          </table:table-cell>
          <table:table-cell/>
          <table:table-cell table:style-name="ce29" table:formula="of:=[.H207]+0.125" office:value-type="float" office:value="9.125">
            <text:p>9,125</text:p>
          </table:table-cell>
          <table:table-cell table:style-name="ce34" office:value-type="percentage" office:value="0.0161564306811001">
            <text:p>1,62%</text:p>
          </table:table-cell>
          <table:table-cell/>
          <table:table-cell table:style-name="ce29" table:formula="of:=[.K207]+0.05" office:value-type="float" office:value="3.64999999999999">
            <text:p>3,650</text:p>
          </table:table-cell>
          <table:table-cell table:style-name="ce34" office:value-type="percentage" office:value="0.0120996249798525">
            <text:p>1,21%</text:p>
          </table:table-cell>
          <table:table-cell/>
          <table:table-cell table:style-name="ce29" table:formula="of:=[.N207]+0.05" office:value-type="float" office:value="3.64999999999999">
            <text:p>3,650</text:p>
          </table:table-cell>
          <table:table-cell table:style-name="ce34" office:value-type="percentage" office:value="0.0143066711240284">
            <text:p>1,43%</text:p>
          </table:table-cell>
          <table:table-cell/>
          <table:table-cell table:style-name="ce29" table:formula="of:=[.Q207]+0.05" office:value-type="float" office:value="3.64999999999999">
            <text:p>3,650</text:p>
          </table:table-cell>
          <table:table-cell table:style-name="ce34" office:value-type="percentage" office:value="0.0112702819617364">
            <text:p>1,13%</text:p>
          </table:table-cell>
          <table:table-cell/>
          <table:table-cell table:style-name="ce29" table:formula="of:=[.T207]+0.05" office:value-type="float" office:value="3.64999999999999">
            <text:p>3,650</text:p>
          </table:table-cell>
          <table:table-cell table:style-name="ce34" office:value-type="percentage" office:value="0.0113035645273396">
            <text:p>1,13%</text:p>
          </table:table-cell>
          <table:table-cell/>
          <table:table-cell table:style-name="ce58" table:formula="of:=([.R208]-[.U208])*100*100" office:value-type="float" office:value="-0.332825656031328">
            <text:p>-0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08]+0.125" office:value-type="float" office:value="9.25">
            <text:p>9,250</text:p>
          </table:table-cell>
          <table:table-cell table:style-name="ce34" office:value-type="percentage" office:value="0.0124593275099119">
            <text:p>1,25%</text:p>
          </table:table-cell>
          <table:table-cell/>
          <table:table-cell table:style-name="ce29" table:formula="of:=[.E208]+0.125" office:value-type="float" office:value="9.25">
            <text:p>9,250</text:p>
          </table:table-cell>
          <table:table-cell table:style-name="ce34" office:value-type="percentage" office:value="0.0119711890765153">
            <text:p>1,20%</text:p>
          </table:table-cell>
          <table:table-cell/>
          <table:table-cell table:style-name="ce29" table:formula="of:=[.H208]+0.125" office:value-type="float" office:value="9.25">
            <text:p>9,250</text:p>
          </table:table-cell>
          <table:table-cell table:style-name="ce34" office:value-type="percentage" office:value="0.0162816788150867">
            <text:p>1,63%</text:p>
          </table:table-cell>
          <table:table-cell/>
          <table:table-cell table:style-name="ce29" table:formula="of:=[.K208]+0.05" office:value-type="float" office:value="3.69999999999999">
            <text:p>3,700</text:p>
          </table:table-cell>
          <table:table-cell table:style-name="ce34" office:value-type="percentage" office:value="0.0123726684767072">
            <text:p>1,24%</text:p>
          </table:table-cell>
          <table:table-cell/>
          <table:table-cell table:style-name="ce29" table:formula="of:=[.N208]+0.05" office:value-type="float" office:value="3.69999999999999">
            <text:p>3,700</text:p>
          </table:table-cell>
          <table:table-cell table:style-name="ce34" office:value-type="percentage" office:value="0.0145519436537133">
            <text:p>1,46%</text:p>
          </table:table-cell>
          <table:table-cell/>
          <table:table-cell table:style-name="ce29" table:formula="of:=[.Q208]+0.05" office:value-type="float" office:value="3.69999999999999">
            <text:p>3,700</text:p>
          </table:table-cell>
          <table:table-cell table:style-name="ce34" office:value-type="percentage" office:value="0.0115069081823056">
            <text:p>1,15%</text:p>
          </table:table-cell>
          <table:table-cell/>
          <table:table-cell table:style-name="ce29" table:formula="of:=[.T208]+0.05" office:value-type="float" office:value="3.69999999999999">
            <text:p>3,700</text:p>
          </table:table-cell>
          <table:table-cell table:style-name="ce34" office:value-type="percentage" office:value="0.0115422300771299">
            <text:p>1,15%</text:p>
          </table:table-cell>
          <table:table-cell/>
          <table:table-cell table:style-name="ce58" table:formula="of:=([.R209]-[.U209])*100*100" office:value-type="float" office:value="-0.353218948242872">
            <text:p>-0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09]+0.125" office:value-type="float" office:value="9.375">
            <text:p>9,375</text:p>
          </table:table-cell>
          <table:table-cell table:style-name="ce34" office:value-type="percentage" office:value="0.0126250407475022">
            <text:p>1,26%</text:p>
          </table:table-cell>
          <table:table-cell/>
          <table:table-cell table:style-name="ce29" table:formula="of:=[.E209]+0.125" office:value-type="float" office:value="9.375">
            <text:p>9,375</text:p>
          </table:table-cell>
          <table:table-cell table:style-name="ce34" office:value-type="percentage" office:value="0.0121450964379684">
            <text:p>1,21%</text:p>
          </table:table-cell>
          <table:table-cell/>
          <table:table-cell table:style-name="ce29" table:formula="of:=[.H209]+0.125" office:value-type="float" office:value="9.375">
            <text:p>9,375</text:p>
          </table:table-cell>
          <table:table-cell table:style-name="ce34" office:value-type="percentage" office:value="0.0164035869988337">
            <text:p>1,64%</text:p>
          </table:table-cell>
          <table:table-cell/>
          <table:table-cell table:style-name="ce29" table:formula="of:=[.K209]+0.05" office:value-type="float" office:value="3.74999999999999">
            <text:p>3,750</text:p>
          </table:table-cell>
          <table:table-cell table:style-name="ce34" office:value-type="percentage" office:value="0.0126411882579106">
            <text:p>1,26%</text:p>
          </table:table-cell>
          <table:table-cell/>
          <table:table-cell table:style-name="ce29" table:formula="of:=[.N209]+0.05" office:value-type="float" office:value="3.74999999999999">
            <text:p>3,750</text:p>
          </table:table-cell>
          <table:table-cell table:style-name="ce34" office:value-type="percentage" office:value="0.0147961976411036">
            <text:p>1,48%</text:p>
          </table:table-cell>
          <table:table-cell/>
          <table:table-cell table:style-name="ce29" table:formula="of:=[.Q209]+0.05" office:value-type="float" office:value="3.74999999999999">
            <text:p>3,750</text:p>
          </table:table-cell>
          <table:table-cell table:style-name="ce34" office:value-type="percentage" office:value="0.0117401772644748">
            <text:p>1,17%</text:p>
          </table:table-cell>
          <table:table-cell/>
          <table:table-cell table:style-name="ce29" table:formula="of:=[.T209]+0.05" office:value-type="float" office:value="3.74999999999999">
            <text:p>3,750</text:p>
          </table:table-cell>
          <table:table-cell table:style-name="ce34" office:value-type="percentage" office:value="0.0117775428892969">
            <text:p>1,18%</text:p>
          </table:table-cell>
          <table:table-cell/>
          <table:table-cell table:style-name="ce58" table:formula="of:=([.R210]-[.U210])*100*100" office:value-type="float" office:value="-0.373656248221672">
            <text:p>-0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10]+0.125" office:value-type="float" office:value="9.5">
            <text:p>9,500</text:p>
          </table:table-cell>
          <table:table-cell table:style-name="ce34" office:value-type="percentage" office:value="0.0127863931104191">
            <text:p>1,28%</text:p>
          </table:table-cell>
          <table:table-cell/>
          <table:table-cell table:style-name="ce29" table:formula="of:=[.E210]+0.125" office:value-type="float" office:value="9.5">
            <text:p>9,500</text:p>
          </table:table-cell>
          <table:table-cell table:style-name="ce34" office:value-type="percentage" office:value="0.0123144272899095">
            <text:p>1,23%</text:p>
          </table:table-cell>
          <table:table-cell/>
          <table:table-cell table:style-name="ce29" table:formula="of:=[.H210]+0.125" office:value-type="float" office:value="9.5">
            <text:p>9,500</text:p>
          </table:table-cell>
          <table:table-cell table:style-name="ce34" office:value-type="percentage" office:value="0.016522287072482">
            <text:p>1,65%</text:p>
          </table:table-cell>
          <table:table-cell/>
          <table:table-cell table:style-name="ce29" table:formula="of:=[.K210]+0.05" office:value-type="float" office:value="3.79999999999999">
            <text:p>3,800</text:p>
          </table:table-cell>
          <table:table-cell table:style-name="ce34" office:value-type="percentage" office:value="0.012904408531605">
            <text:p>1,29%</text:p>
          </table:table-cell>
          <table:table-cell/>
          <table:table-cell table:style-name="ce29" table:formula="of:=[.N210]+0.05" office:value-type="float" office:value="3.79999999999999">
            <text:p>3,800</text:p>
          </table:table-cell>
          <table:table-cell table:style-name="ce34" office:value-type="percentage" office:value="0.0150393033590662">
            <text:p>1,50%</text:p>
          </table:table-cell>
          <table:table-cell/>
          <table:table-cell table:style-name="ce29" table:formula="of:=[.Q210]+0.05" office:value-type="float" office:value="3.79999999999999">
            <text:p>3,800</text:p>
          </table:table-cell>
          <table:table-cell table:style-name="ce34" office:value-type="percentage" office:value="0.0119696131677869">
            <text:p>1,20%</text:p>
          </table:table-cell>
          <table:table-cell/>
          <table:table-cell table:style-name="ce29" table:formula="of:=[.T210]+0.05" office:value-type="float" office:value="3.79999999999999">
            <text:p>3,800</text:p>
          </table:table-cell>
          <table:table-cell table:style-name="ce34" office:value-type="percentage" office:value="0.0120090233336884">
            <text:p>1,20%</text:p>
          </table:table-cell>
          <table:table-cell/>
          <table:table-cell table:style-name="ce58" table:formula="of:=([.R211]-[.U211])*100*100" office:value-type="float" office:value="-0.394101659015617">
            <text:p>-0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11]+0.125" office:value-type="float" office:value="9.625">
            <text:p>9,625</text:p>
          </table:table-cell>
          <table:table-cell table:style-name="ce34" office:value-type="percentage" office:value="0.0129435545028707">
            <text:p>1,29%</text:p>
          </table:table-cell>
          <table:table-cell/>
          <table:table-cell table:style-name="ce29" table:formula="of:=[.E211]+0.125" office:value-type="float" office:value="9.625">
            <text:p>9,625</text:p>
          </table:table-cell>
          <table:table-cell table:style-name="ce34" office:value-type="percentage" office:value="0.0124793599379041">
            <text:p>1,25%</text:p>
          </table:table-cell>
          <table:table-cell/>
          <table:table-cell table:style-name="ce29" table:formula="of:=[.H211]+0.125" office:value-type="float" office:value="9.625">
            <text:p>9,625</text:p>
          </table:table-cell>
          <table:table-cell table:style-name="ce34" office:value-type="percentage" office:value="0.0166379040273343">
            <text:p>1,66%</text:p>
          </table:table-cell>
          <table:table-cell/>
          <table:table-cell table:style-name="ce29" table:formula="of:=[.K211]+0.05" office:value-type="float" office:value="3.84999999999999">
            <text:p>3,850</text:p>
          </table:table-cell>
          <table:table-cell table:style-name="ce34" office:value-type="percentage" office:value="0.0131623536038105">
            <text:p>1,32%</text:p>
          </table:table-cell>
          <table:table-cell/>
          <table:table-cell table:style-name="ce29" table:formula="of:=[.N211]+0.05" office:value-type="float" office:value="3.84999999999999">
            <text:p>3,850</text:p>
          </table:table-cell>
          <table:table-cell table:style-name="ce34" office:value-type="percentage" office:value="0.0152811310804681">
            <text:p>1,53%</text:p>
          </table:table-cell>
          <table:table-cell/>
          <table:table-cell table:style-name="ce29" table:formula="of:=[.Q211]+0.05" office:value-type="float" office:value="3.84999999999999">
            <text:p>3,850</text:p>
          </table:table-cell>
          <table:table-cell table:style-name="ce34" office:value-type="percentage" office:value="0.0121954372076341">
            <text:p>1,22%</text:p>
          </table:table-cell>
          <table:table-cell/>
          <table:table-cell table:style-name="ce29" table:formula="of:=[.T211]+0.05" office:value-type="float" office:value="3.84999999999999">
            <text:p>3,850</text:p>
          </table:table-cell>
          <table:table-cell table:style-name="ce34" office:value-type="percentage" office:value="0.0122368934076137">
            <text:p>1,22%</text:p>
          </table:table-cell>
          <table:table-cell/>
          <table:table-cell table:style-name="ce58" table:formula="of:=([.R212]-[.U212])*100*100" office:value-type="float" office:value="-0.414561999795386">
            <text:p>-0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12]+0.125" office:value-type="float" office:value="9.75">
            <text:p>9,750</text:p>
          </table:table-cell>
          <table:table-cell table:style-name="ce34" office:value-type="percentage" office:value="0.0130966861160286">
            <text:p>1,31%</text:p>
          </table:table-cell>
          <table:table-cell/>
          <table:table-cell table:style-name="ce29" table:formula="of:=[.E212]+0.125" office:value-type="float" office:value="9.75">
            <text:p>9,750</text:p>
          </table:table-cell>
          <table:table-cell table:style-name="ce34" office:value-type="percentage" office:value="0.0126400635436425">
            <text:p>1,26%</text:p>
          </table:table-cell>
          <table:table-cell/>
          <table:table-cell table:style-name="ce29" table:formula="of:=[.H212]+0.125" office:value-type="float" office:value="9.75">
            <text:p>9,750</text:p>
          </table:table-cell>
          <table:table-cell table:style-name="ce34" office:value-type="percentage" office:value="0.0167505564448827">
            <text:p>1,68%</text:p>
          </table:table-cell>
          <table:table-cell/>
          <table:table-cell table:style-name="ce29" table:formula="of:=[.K212]+0.05" office:value-type="float" office:value="3.89999999999999">
            <text:p>3,900</text:p>
          </table:table-cell>
          <table:table-cell table:style-name="ce34" office:value-type="percentage" office:value="0.0134152478050173">
            <text:p>1,34%</text:p>
          </table:table-cell>
          <table:table-cell/>
          <table:table-cell table:style-name="ce29" table:formula="of:=[.N212]+0.05" office:value-type="float" office:value="3.89999999999999">
            <text:p>3,900</text:p>
          </table:table-cell>
          <table:table-cell table:style-name="ce34" office:value-type="percentage" office:value="0.0155215510781763">
            <text:p>1,55%</text:p>
          </table:table-cell>
          <table:table-cell/>
          <table:table-cell table:style-name="ce29" table:formula="of:=[.Q212]+0.05" office:value-type="float" office:value="3.89999999999999">
            <text:p>3,900</text:p>
          </table:table-cell>
          <table:table-cell table:style-name="ce34" office:value-type="percentage" office:value="0.012418045038371">
            <text:p>1,24%</text:p>
          </table:table-cell>
          <table:table-cell/>
          <table:table-cell table:style-name="ce29" table:formula="of:=[.T212]+0.05" office:value-type="float" office:value="3.89999999999999">
            <text:p>3,900</text:p>
          </table:table-cell>
          <table:table-cell table:style-name="ce34" office:value-type="percentage" office:value="0.0124615505152472">
            <text:p>1,25%</text:p>
          </table:table-cell>
          <table:table-cell/>
          <table:table-cell table:style-name="ce58" table:formula="of:=([.R213]-[.U213])*100*100" office:value-type="float" office:value="-0.435054768762461">
            <text:p>-0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13]+0.125" office:value-type="float" office:value="9.875">
            <text:p>9,875</text:p>
          </table:table-cell>
          <table:table-cell table:style-name="ce34" office:value-type="percentage" office:value="0.0132459409794863">
            <text:p>1,32%</text:p>
          </table:table-cell>
          <table:table-cell/>
          <table:table-cell table:style-name="ce29" table:formula="of:=[.E213]+0.125" office:value-type="float" office:value="9.875">
            <text:p>9,875</text:p>
          </table:table-cell>
          <table:table-cell table:style-name="ce34" office:value-type="percentage" office:value="0.0127966987036659">
            <text:p>1,28%</text:p>
          </table:table-cell>
          <table:table-cell/>
          <table:table-cell table:style-name="ce29" table:formula="of:=[.H213]+0.125" office:value-type="float" office:value="9.875">
            <text:p>9,875</text:p>
          </table:table-cell>
          <table:table-cell table:style-name="ce34" office:value-type="percentage" office:value="0.0168603569024931">
            <text:p>1,69%</text:p>
          </table:table-cell>
          <table:table-cell/>
          <table:table-cell table:style-name="ce29" table:formula="of:=[.K213]+0.05" office:value-type="float" office:value="3.94999999999999">
            <text:p>3,950</text:p>
          </table:table-cell>
          <table:table-cell table:style-name="ce34" office:value-type="percentage" office:value="0.0136633154657154">
            <text:p>1,37%</text:p>
          </table:table-cell>
          <table:table-cell/>
          <table:table-cell table:style-name="ce29" table:formula="of:=[.N213]+0.05" office:value-type="float" office:value="3.94999999999999">
            <text:p>3,950</text:p>
          </table:table-cell>
          <table:table-cell table:style-name="ce34" office:value-type="percentage" office:value="0.0157604336250578">
            <text:p>1,58%</text:p>
          </table:table-cell>
          <table:table-cell/>
          <table:table-cell table:style-name="ce29" table:formula="of:=[.Q213]+0.05" office:value-type="float" office:value="3.94999999999999">
            <text:p>3,950</text:p>
          </table:table-cell>
          <table:table-cell table:style-name="ce34" office:value-type="percentage" office:value="0.012637832314352">
            <text:p>1,26%</text:p>
          </table:table-cell>
          <table:table-cell/>
          <table:table-cell table:style-name="ce29" table:formula="of:=[.T213]+0.05" office:value-type="float" office:value="3.94999999999999">
            <text:p>3,950</text:p>
          </table:table-cell>
          <table:table-cell table:style-name="ce34" office:value-type="percentage" office:value="0.0126833920607638">
            <text:p>1,27%</text:p>
          </table:table-cell>
          <table:table-cell/>
          <table:table-cell table:style-name="ce58" table:formula="of:=([.R214]-[.U214])*100*100" office:value-type="float" office:value="-0.455597464118253">
            <text:p>-0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14]+0.125" office:value-type="float" office:value="10">
            <text:p>10,000</text:p>
          </table:table-cell>
          <table:table-cell table:style-name="ce34" office:value-type="percentage" office:value="0.0133914644713576">
            <text:p>1,34%</text:p>
          </table:table-cell>
          <table:table-cell/>
          <table:table-cell table:style-name="ce29" table:formula="of:=[.E214]+0.125" office:value-type="float" office:value="10">
            <text:p>10,000</text:p>
          </table:table-cell>
          <table:table-cell table:style-name="ce34" office:value-type="percentage" office:value="0.0129494179846888">
            <text:p>1,29%</text:p>
          </table:table-cell>
          <table:table-cell/>
          <table:table-cell table:style-name="ce29" table:formula="of:=[.H214]+0.125" office:value-type="float" office:value="10">
            <text:p>10,000</text:p>
          </table:table-cell>
          <table:table-cell table:style-name="ce34" office:value-type="percentage" office:value="0.0169674123486633">
            <text:p>1,70%</text:p>
          </table:table-cell>
          <table:table-cell/>
          <table:table-cell table:style-name="ce29" table:formula="of:=[.K214]+0.05" office:value-type="float" office:value="3.99999999999999">
            <text:p>4,000</text:p>
          </table:table-cell>
          <table:table-cell table:style-name="ce34" office:value-type="percentage" office:value="0.0139067809163948">
            <text:p>1,39%</text:p>
          </table:table-cell>
          <table:table-cell/>
          <table:table-cell table:style-name="ce29" table:formula="of:=[.N214]+0.05" office:value-type="float" office:value="3.99999999999999">
            <text:p>4,000</text:p>
          </table:table-cell>
          <table:table-cell table:style-name="ce34" office:value-type="percentage" office:value="0.0159976489939795">
            <text:p>1,60%</text:p>
          </table:table-cell>
          <table:table-cell/>
          <table:table-cell table:style-name="ce29" table:formula="of:=[.Q214]+0.05" office:value-type="float" office:value="3.99999999999999">
            <text:p>4,000</text:p>
          </table:table-cell>
          <table:table-cell table:style-name="ce34" office:value-type="percentage" office:value="0.0128551946899316">
            <text:p>1,29%</text:p>
          </table:table-cell>
          <table:table-cell/>
          <table:table-cell table:style-name="ce29" table:formula="of:=[.T214]+0.05" office:value-type="float" office:value="3.99999999999999">
            <text:p>4,000</text:p>
          </table:table-cell>
          <table:table-cell table:style-name="ce34" office:value-type="percentage" office:value="0.012902815448338">
            <text:p>1,29%</text:p>
          </table:table-cell>
          <table:table-cell/>
          <table:table-cell table:style-name="ce58" table:formula="of:=([.R215]-[.U215])*100*100" office:value-type="float" office:value="-0.476207584064192">
            <text:p>-0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15]+0.125" office:value-type="float" office:value="10.125">
            <text:p>10,125</text:p>
          </table:table-cell>
          <table:table-cell table:style-name="ce34" office:value-type="percentage" office:value="0.0135552914674202">
            <text:p>1,36%</text:p>
          </table:table-cell>
          <table:table-cell/>
          <table:table-cell table:style-name="ce29" table:formula="of:=[.E215]+0.125" office:value-type="float" office:value="10.125">
            <text:p>10,125</text:p>
          </table:table-cell>
          <table:table-cell table:style-name="ce34" office:value-type="percentage" office:value="0.0131224819616316">
            <text:p>1,31%</text:p>
          </table:table-cell>
          <table:table-cell/>
          <table:table-cell table:style-name="ce29" table:formula="of:=[.H215]+0.125" office:value-type="float" office:value="10.125">
            <text:p>10,125</text:p>
          </table:table-cell>
          <table:table-cell table:style-name="ce34" office:value-type="percentage" office:value="0.0171076816417946">
            <text:p>1,71%</text:p>
          </table:table-cell>
          <table:table-cell/>
          <table:table-cell table:style-name="ce29" table:formula="of:=[.K215]+0.05" office:value-type="float" office:value="4.04999999999999">
            <text:p>4,050</text:p>
          </table:table-cell>
          <table:table-cell table:style-name="ce34" office:value-type="percentage" office:value="0.0141458684875456">
            <text:p>1,41%</text:p>
          </table:table-cell>
          <table:table-cell/>
          <table:table-cell table:style-name="ce29" table:formula="of:=[.N215]+0.05" office:value-type="float" office:value="4.04999999999999">
            <text:p>4,050</text:p>
          </table:table-cell>
          <table:table-cell table:style-name="ce34" office:value-type="percentage" office:value="0.0162330674578085">
            <text:p>1,62%</text:p>
          </table:table-cell>
          <table:table-cell/>
          <table:table-cell table:style-name="ce29" table:formula="of:=[.Q215]+0.05" office:value-type="float" office:value="4.04999999999999">
            <text:p>4,050</text:p>
          </table:table-cell>
          <table:table-cell table:style-name="ce34" office:value-type="percentage" office:value="0.0130705278194643">
            <text:p>1,31%</text:p>
          </table:table-cell>
          <table:table-cell/>
          <table:table-cell table:style-name="ce29" table:formula="of:=[.T215]+0.05" office:value-type="float" office:value="4.04999999999999">
            <text:p>4,050</text:p>
          </table:table-cell>
          <table:table-cell table:style-name="ce34" office:value-type="percentage" office:value="0.0131202180821445">
            <text:p>1,31%</text:p>
          </table:table-cell>
          <table:table-cell/>
          <table:table-cell table:style-name="ce58" table:formula="of:=([.R216]-[.U216])*100*100" office:value-type="float" office:value="-0.496902626801726">
            <text:p>-0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16]+0.125" office:value-type="float" office:value="10.25">
            <text:p>10,250</text:p>
          </table:table-cell>
          <table:table-cell table:style-name="ce34" office:value-type="percentage" office:value="0.0137151226830911">
            <text:p>1,37%</text:p>
          </table:table-cell>
          <table:table-cell/>
          <table:table-cell table:style-name="ce29" table:formula="of:=[.E216]+0.125" office:value-type="float" office:value="10.25">
            <text:p>10,250</text:p>
          </table:table-cell>
          <table:table-cell table:style-name="ce34" office:value-type="percentage" office:value="0.013291324865966">
            <text:p>1,33%</text:p>
          </table:table-cell>
          <table:table-cell/>
          <table:table-cell table:style-name="ce29" table:formula="of:=[.H216]+0.125" office:value-type="float" office:value="10.25">
            <text:p>10,250</text:p>
          </table:table-cell>
          <table:table-cell table:style-name="ce34" office:value-type="percentage" office:value="0.0172445297326544">
            <text:p>1,72%</text:p>
          </table:table-cell>
          <table:table-cell/>
          <table:table-cell table:style-name="ce29" table:formula="of:=[.K216]+0.05" office:value-type="float" office:value="4.09999999999999">
            <text:p>4,100</text:p>
          </table:table-cell>
          <table:table-cell table:style-name="ce34" office:value-type="percentage" office:value="0.0143808025096578">
            <text:p>1,44%</text:p>
          </table:table-cell>
          <table:table-cell/>
          <table:table-cell table:style-name="ce29" table:formula="of:=[.N216]+0.05" office:value-type="float" office:value="4.09999999999999">
            <text:p>4,100</text:p>
          </table:table-cell>
          <table:table-cell table:style-name="ce34" office:value-type="percentage" office:value="0.0164665592894118">
            <text:p>1,65%</text:p>
          </table:table-cell>
          <table:table-cell/>
          <table:table-cell table:style-name="ce29" table:formula="of:=[.Q216]+0.05" office:value-type="float" office:value="4.09999999999999">
            <text:p>4,100</text:p>
          </table:table-cell>
          <table:table-cell table:style-name="ce34" office:value-type="percentage" office:value="0.0132842273573047">
            <text:p>1,33%</text:p>
          </table:table-cell>
          <table:table-cell/>
          <table:table-cell table:style-name="ce29" table:formula="of:=[.T216]+0.05" office:value-type="float" office:value="4.09999999999999">
            <text:p>4,100</text:p>
          </table:table-cell>
          <table:table-cell table:style-name="ce34" office:value-type="percentage" office:value="0.0133359973663579">
            <text:p>1,33%</text:p>
          </table:table-cell>
          <table:table-cell/>
          <table:table-cell table:style-name="ce58" table:formula="of:=([.R217]-[.U217])*100*100" office:value-type="float" office:value="-0.517700090532369">
            <text:p>-0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17]+0.125" office:value-type="float" office:value="10.375">
            <text:p>10,375</text:p>
          </table:table-cell>
          <table:table-cell table:style-name="ce34" office:value-type="percentage" office:value="0.0138711025441676">
            <text:p>1,39%</text:p>
          </table:table-cell>
          <table:table-cell/>
          <table:table-cell table:style-name="ce29" table:formula="of:=[.E217]+0.125" office:value-type="float" office:value="10.375">
            <text:p>10,375</text:p>
          </table:table-cell>
          <table:table-cell table:style-name="ce34" office:value-type="percentage" office:value="0.0134560992665816">
            <text:p>1,35%</text:p>
          </table:table-cell>
          <table:table-cell/>
          <table:table-cell table:style-name="ce29" table:formula="of:=[.H217]+0.125" office:value-type="float" office:value="10.375">
            <text:p>10,375</text:p>
          </table:table-cell>
          <table:table-cell table:style-name="ce34" office:value-type="percentage" office:value="0.0173780802791562">
            <text:p>1,74%</text:p>
          </table:table-cell>
          <table:table-cell/>
          <table:table-cell table:style-name="ce29" table:formula="of:=[.K217]+0.05" office:value-type="float" office:value="4.14999999999999">
            <text:p>4,150</text:p>
          </table:table-cell>
          <table:table-cell table:style-name="ce34" office:value-type="percentage" office:value="0.0146118073132213">
            <text:p>1,46%</text:p>
          </table:table-cell>
          <table:table-cell/>
          <table:table-cell table:style-name="ce29" table:formula="of:=[.N217]+0.05" office:value-type="float" office:value="4.14999999999999">
            <text:p>4,150</text:p>
          </table:table-cell>
          <table:table-cell table:style-name="ce34" office:value-type="percentage" office:value="0.0166979947616563">
            <text:p>1,67%</text:p>
          </table:table-cell>
          <table:table-cell/>
          <table:table-cell table:style-name="ce29" table:formula="of:=[.Q217]+0.05" office:value-type="float" office:value="4.14999999999999">
            <text:p>4,150</text:p>
          </table:table-cell>
          <table:table-cell table:style-name="ce34" office:value-type="percentage" office:value="0.0134966889578072">
            <text:p>1,35%</text:p>
          </table:table-cell>
          <table:table-cell/>
          <table:table-cell table:style-name="ce29" table:formula="of:=[.T217]+0.05" office:value-type="float" office:value="4.14999999999999">
            <text:p>4,150</text:p>
          </table:table-cell>
          <table:table-cell table:style-name="ce34" office:value-type="percentage" office:value="0.0135505507051529">
            <text:p>1,36%</text:p>
          </table:table-cell>
          <table:table-cell/>
          <table:table-cell table:style-name="ce58" table:formula="of:=([.R218]-[.U218])*100*100" office:value-type="float" office:value="-0.538617473457466">
            <text:p>-0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18]+0.125" office:value-type="float" office:value="10.5">
            <text:p>10,500</text:p>
          </table:table-cell>
          <table:table-cell table:style-name="ce34" office:value-type="percentage" office:value="0.0140233685990279">
            <text:p>1,40%</text:p>
          </table:table-cell>
          <table:table-cell/>
          <table:table-cell table:style-name="ce29" table:formula="of:=[.E218]+0.125" office:value-type="float" office:value="10.5">
            <text:p>10,500</text:p>
          </table:table-cell>
          <table:table-cell table:style-name="ce34" office:value-type="percentage" office:value="0.0136169504671824">
            <text:p>1,36%</text:p>
          </table:table-cell>
          <table:table-cell/>
          <table:table-cell table:style-name="ce29" table:formula="of:=[.H218]+0.125" office:value-type="float" office:value="10.5">
            <text:p>10,500</text:p>
          </table:table-cell>
          <table:table-cell table:style-name="ce34" office:value-type="percentage" office:value="0.0175084510507412">
            <text:p>1,75%</text:p>
          </table:table-cell>
          <table:table-cell/>
          <table:table-cell table:style-name="ce29" table:formula="of:=[.K218]+0.05" office:value-type="float" office:value="4.19999999999999">
            <text:p>4,200</text:p>
          </table:table-cell>
          <table:table-cell table:style-name="ce34" office:value-type="percentage" office:value="0.0148391072287264">
            <text:p>1,48%</text:p>
          </table:table-cell>
          <table:table-cell/>
          <table:table-cell table:style-name="ce29" table:formula="of:=[.N218]+0.05" office:value-type="float" office:value="4.19999999999999">
            <text:p>4,200</text:p>
          </table:table-cell>
          <table:table-cell table:style-name="ce34" office:value-type="percentage" office:value="0.016927244147409">
            <text:p>1,69%</text:p>
          </table:table-cell>
          <table:table-cell/>
          <table:table-cell table:style-name="ce29" table:formula="of:=[.Q218]+0.05" office:value-type="float" office:value="4.19999999999999">
            <text:p>4,200</text:p>
          </table:table-cell>
          <table:table-cell table:style-name="ce34" office:value-type="percentage" office:value="0.0137083082753263">
            <text:p>1,37%</text:p>
          </table:table-cell>
          <table:table-cell/>
          <table:table-cell table:style-name="ce29" table:formula="of:=[.T218]+0.05" office:value-type="float" office:value="4.19999999999999">
            <text:p>4,200</text:p>
          </table:table-cell>
          <table:table-cell table:style-name="ce34" office:value-type="percentage" office:value="0.0137642755027041">
            <text:p>1,38%</text:p>
          </table:table-cell>
          <table:table-cell/>
          <table:table-cell table:style-name="ce58" table:formula="of:=([.R219]-[.U219])*100*100" office:value-type="float" office:value="-0.559672273778514">
            <text:p>-0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19]+0.125" office:value-type="float" office:value="10.625">
            <text:p>10,625</text:p>
          </table:table-cell>
          <table:table-cell table:style-name="ce34" office:value-type="percentage" office:value="0.0141720519231856">
            <text:p>1,42%</text:p>
          </table:table-cell>
          <table:table-cell/>
          <table:table-cell table:style-name="ce29" table:formula="of:=[.E219]+0.125" office:value-type="float" office:value="10.625">
            <text:p>10,625</text:p>
          </table:table-cell>
          <table:table-cell table:style-name="ce34" office:value-type="percentage" office:value="0.0137740169336515">
            <text:p>1,38%</text:p>
          </table:table-cell>
          <table:table-cell/>
          <table:table-cell table:style-name="ce29" table:formula="of:=[.H219]+0.125" office:value-type="float" office:value="10.625">
            <text:p>10,625</text:p>
          </table:table-cell>
          <table:table-cell table:style-name="ce34" office:value-type="percentage" office:value="0.0176357542747596">
            <text:p>1,76%</text:p>
          </table:table-cell>
          <table:table-cell/>
          <table:table-cell table:style-name="ce29" table:formula="of:=[.K219]+0.05" office:value-type="float" office:value="4.24999999999999">
            <text:p>4,250</text:p>
          </table:table-cell>
          <table:table-cell table:style-name="ce34" office:value-type="percentage" office:value="0.0150629265866628">
            <text:p>1,51%</text:p>
          </table:table-cell>
          <table:table-cell/>
          <table:table-cell table:style-name="ce29" table:formula="of:=[.N219]+0.05" office:value-type="float" office:value="4.24999999999999">
            <text:p>4,250</text:p>
          </table:table-cell>
          <table:table-cell table:style-name="ce34" office:value-type="percentage" office:value="0.0171541777195369">
            <text:p>1,72%</text:p>
          </table:table-cell>
          <table:table-cell/>
          <table:table-cell table:style-name="ce29" table:formula="of:=[.Q219]+0.05" office:value-type="float" office:value="4.24999999999999">
            <text:p>4,250</text:p>
          </table:table-cell>
          <table:table-cell table:style-name="ce34" office:value-type="percentage" office:value="0.0139194809642165">
            <text:p>1,39%</text:p>
          </table:table-cell>
          <table:table-cell/>
          <table:table-cell table:style-name="ce29" table:formula="of:=[.T219]+0.05" office:value-type="float" office:value="4.24999999999999">
            <text:p>4,250</text:p>
          </table:table-cell>
          <table:table-cell table:style-name="ce34" office:value-type="percentage" office:value="0.0139775691631862">
            <text:p>1,40%</text:p>
          </table:table-cell>
          <table:table-cell/>
          <table:table-cell table:style-name="ce58" table:formula="of:=([.R220]-[.U220])*100*100" office:value-type="float" office:value="-0.580881989696927">
            <text:p>-0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20]+0.125" office:value-type="float" office:value="10.75">
            <text:p>10,750</text:p>
          </table:table-cell>
          <table:table-cell table:style-name="ce34" office:value-type="percentage" office:value="0.0143172774956188">
            <text:p>1,43%</text:p>
          </table:table-cell>
          <table:table-cell/>
          <table:table-cell table:style-name="ce29" table:formula="of:=[.E220]+0.125" office:value-type="float" office:value="10.75">
            <text:p>10,750</text:p>
          </table:table-cell>
          <table:table-cell table:style-name="ce34" office:value-type="percentage" office:value="0.0139274306915981">
            <text:p>1,39%</text:p>
          </table:table-cell>
          <table:table-cell/>
          <table:table-cell table:style-name="ce29" table:formula="of:=[.H220]+0.125" office:value-type="float" office:value="10.75">
            <text:p>10,750</text:p>
          </table:table-cell>
          <table:table-cell table:style-name="ce34" office:value-type="percentage" office:value="0.0177600969586845">
            <text:p>1,78%</text:p>
          </table:table-cell>
          <table:table-cell/>
          <table:table-cell table:style-name="ce29" table:formula="of:=[.K220]+0.05" office:value-type="float" office:value="4.29999999999999">
            <text:p>4,300</text:p>
          </table:table-cell>
          <table:table-cell table:style-name="ce34" office:value-type="percentage" office:value="0.0152834897175208">
            <text:p>1,53%</text:p>
          </table:table-cell>
          <table:table-cell/>
          <table:table-cell table:style-name="ce29" table:formula="of:=[.N220]+0.05" office:value-type="float" office:value="4.29999999999999">
            <text:p>4,300</text:p>
          </table:table-cell>
          <table:table-cell table:style-name="ce34" office:value-type="percentage" office:value="0.017378665750907">
            <text:p>1,74%</text:p>
          </table:table-cell>
          <table:table-cell/>
          <table:table-cell table:style-name="ce29" table:formula="of:=[.Q220]+0.05" office:value-type="float" office:value="4.29999999999999">
            <text:p>4,300</text:p>
          </table:table-cell>
          <table:table-cell table:style-name="ce34" office:value-type="percentage" office:value="0.0141306026788323">
            <text:p>1,41%</text:p>
          </table:table-cell>
          <table:table-cell/>
          <table:table-cell table:style-name="ce29" table:formula="of:=[.T220]+0.05" office:value-type="float" office:value="4.29999999999999">
            <text:p>4,300</text:p>
          </table:table-cell>
          <table:table-cell table:style-name="ce34" office:value-type="percentage" office:value="0.0141908290907737">
            <text:p>1,42%</text:p>
          </table:table-cell>
          <table:table-cell/>
          <table:table-cell table:style-name="ce58" table:formula="of:=([.R221]-[.U221])*100*100" office:value-type="float" office:value="-0.60226411941415">
            <text:p>-0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21]+0.125" office:value-type="float" office:value="10.875">
            <text:p>10,875</text:p>
          </table:table-cell>
          <table:table-cell table:style-name="ce34" office:value-type="percentage" office:value="0.0144591645491454">
            <text:p>1,45%</text:p>
          </table:table-cell>
          <table:table-cell/>
          <table:table-cell table:style-name="ce29" table:formula="of:=[.E221]+0.125" office:value-type="float" office:value="10.875">
            <text:p>10,875</text:p>
          </table:table-cell>
          <table:table-cell table:style-name="ce34" office:value-type="percentage" office:value="0.0140773176964884">
            <text:p>1,41%</text:p>
          </table:table-cell>
          <table:table-cell/>
          <table:table-cell table:style-name="ce29" table:formula="of:=[.H221]+0.125" office:value-type="float" office:value="10.875">
            <text:p>10,875</text:p>
          </table:table-cell>
          <table:table-cell table:style-name="ce34" office:value-type="percentage" office:value="0.0178815811901053">
            <text:p>1,79%</text:p>
          </table:table-cell>
          <table:table-cell/>
          <table:table-cell table:style-name="ce29" table:formula="of:=[.K221]+0.05" office:value-type="float" office:value="4.34999999999999">
            <text:p>4,350</text:p>
          </table:table-cell>
          <table:table-cell table:style-name="ce34" office:value-type="percentage" office:value="0.0155010209517903">
            <text:p>1,55%</text:p>
          </table:table-cell>
          <table:table-cell/>
          <table:table-cell table:style-name="ce29" table:formula="of:=[.N221]+0.05" office:value-type="float" office:value="4.34999999999999">
            <text:p>4,350</text:p>
          </table:table-cell>
          <table:table-cell table:style-name="ce34" office:value-type="percentage" office:value="0.0176005785143863">
            <text:p>1,76%</text:p>
          </table:table-cell>
          <table:table-cell/>
          <table:table-cell table:style-name="ce29" table:formula="of:=[.Q221]+0.05" office:value-type="float" office:value="4.34999999999999">
            <text:p>4,350</text:p>
          </table:table-cell>
          <table:table-cell table:style-name="ce34" office:value-type="percentage" office:value="0.0143420690735283">
            <text:p>1,43%</text:p>
          </table:table-cell>
          <table:table-cell/>
          <table:table-cell table:style-name="ce29" table:formula="of:=[.T221]+0.05" office:value-type="float" office:value="4.34999999999999">
            <text:p>4,350</text:p>
          </table:table-cell>
          <table:table-cell table:style-name="ce34" office:value-type="percentage" office:value="0.0144044526896414">
            <text:p>1,44%</text:p>
          </table:table-cell>
          <table:table-cell/>
          <table:table-cell table:style-name="ce58" table:formula="of:=([.R222]-[.U222])*100*100" office:value-type="float" office:value="-0.623836161131649">
            <text:p>-0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22]+0.125" office:value-type="float" office:value="11">
            <text:p>11,000</text:p>
          </table:table-cell>
          <table:table-cell table:style-name="ce34" office:value-type="percentage" office:value="0.01459782689691">
            <text:p>1,46%</text:p>
          </table:table-cell>
          <table:table-cell/>
          <table:table-cell table:style-name="ce29" table:formula="of:=[.E222]+0.125" office:value-type="float" office:value="11">
            <text:p>11,000</text:p>
          </table:table-cell>
          <table:table-cell table:style-name="ce34" office:value-type="percentage" office:value="0.0142237981785403">
            <text:p>1,42%</text:p>
          </table:table-cell>
          <table:table-cell/>
          <table:table-cell table:style-name="ce29" table:formula="of:=[.H222]+0.125" office:value-type="float" office:value="11">
            <text:p>11,000</text:p>
          </table:table-cell>
          <table:table-cell table:style-name="ce34" office:value-type="percentage" office:value="0.0180003044162667">
            <text:p>1,80%</text:p>
          </table:table-cell>
          <table:table-cell/>
          <table:table-cell table:style-name="ce29" table:formula="of:=[.K222]+0.05" office:value-type="float" office:value="4.39999999999999">
            <text:p>4,400</text:p>
          </table:table-cell>
          <table:table-cell table:style-name="ce34" office:value-type="percentage" office:value="0.0157157446199614">
            <text:p>1,57%</text:p>
          </table:table-cell>
          <table:table-cell/>
          <table:table-cell table:style-name="ce29" table:formula="of:=[.N222]+0.05" office:value-type="float" office:value="4.39999999999999">
            <text:p>4,400</text:p>
          </table:table-cell>
          <table:table-cell table:style-name="ce34" office:value-type="percentage" office:value="0.0178197862828417">
            <text:p>1,78%</text:p>
          </table:table-cell>
          <table:table-cell/>
          <table:table-cell table:style-name="ce29" table:formula="of:=[.Q222]+0.05" office:value-type="float" office:value="4.39999999999999">
            <text:p>4,400</text:p>
          </table:table-cell>
          <table:table-cell table:style-name="ce34" office:value-type="percentage" office:value="0.0145542758026588">
            <text:p>1,46%</text:p>
          </table:table-cell>
          <table:table-cell/>
          <table:table-cell table:style-name="ce29" table:formula="of:=[.T222]+0.05" office:value-type="float" office:value="4.39999999999999">
            <text:p>4,400</text:p>
          </table:table-cell>
          <table:table-cell table:style-name="ce34" office:value-type="percentage" office:value="0.0146188373639639">
            <text:p>1,46%</text:p>
          </table:table-cell>
          <table:table-cell/>
          <table:table-cell table:style-name="ce58" table:formula="of:=([.R223]-[.U223])*100*100" office:value-type="float" office:value="-0.645615613050869">
            <text:p>-0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23]+0.125" office:value-type="float" office:value="11.125">
            <text:p>11,125</text:p>
          </table:table-cell>
          <table:table-cell table:style-name="ce34" office:value-type="percentage" office:value="0.0147386664948419">
            <text:p>1,47%</text:p>
          </table:table-cell>
          <table:table-cell/>
          <table:table-cell table:style-name="ce29" table:formula="of:=[.E223]+0.125" office:value-type="float" office:value="11.125">
            <text:p>11,125</text:p>
          </table:table-cell>
          <table:table-cell table:style-name="ce34" office:value-type="percentage" office:value="0.0143669869643663">
            <text:p>1,44%</text:p>
          </table:table-cell>
          <table:table-cell/>
          <table:table-cell table:style-name="ce29" table:formula="of:=[.H223]+0.125" office:value-type="float" office:value="11.125">
            <text:p>11,125</text:p>
          </table:table-cell>
          <table:table-cell table:style-name="ce34" office:value-type="percentage" office:value="0.0181163597047614">
            <text:p>1,81%</text:p>
          </table:table-cell>
          <table:table-cell/>
          <table:table-cell table:style-name="ce29" table:formula="of:=[.K223]+0.05" office:value-type="float" office:value="4.44999999999999">
            <text:p>4,450</text:p>
          </table:table-cell>
          <table:table-cell table:style-name="ce34" office:value-type="percentage" office:value="0.015927885052524">
            <text:p>1,59%</text:p>
          </table:table-cell>
          <table:table-cell/>
          <table:table-cell table:style-name="ce29" table:formula="of:=[.N223]+0.05" office:value-type="float" office:value="4.44999999999999">
            <text:p>4,450</text:p>
          </table:table-cell>
          <table:table-cell table:style-name="ce34" office:value-type="percentage" office:value="0.0180361593291404">
            <text:p>1,80%</text:p>
          </table:table-cell>
          <table:table-cell/>
          <table:table-cell table:style-name="ce29" table:formula="of:=[.Q223]+0.05" office:value-type="float" office:value="4.44999999999999">
            <text:p>4,450</text:p>
          </table:table-cell>
          <table:table-cell table:style-name="ce34" office:value-type="percentage" office:value="0.0147676185205785">
            <text:p>1,48%</text:p>
          </table:table-cell>
          <table:table-cell/>
          <table:table-cell table:style-name="ce29" table:formula="of:=[.T223]+0.05" office:value-type="float" office:value="4.44999999999999">
            <text:p>4,450</text:p>
          </table:table-cell>
          <table:table-cell table:style-name="ce34" office:value-type="percentage" office:value="0.0148343805179158">
            <text:p>1,48%</text:p>
          </table:table-cell>
          <table:table-cell/>
          <table:table-cell table:style-name="ce58" table:formula="of:=([.R224]-[.U224])*100*100" office:value-type="float" office:value="-0.667619973373224">
            <text:p>-0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24]+0.125" office:value-type="float" office:value="11.25">
            <text:p>11,250</text:p>
          </table:table-cell>
          <table:table-cell table:style-name="ce34" office:value-type="percentage" office:value="0.0148763763239309">
            <text:p>1,49%</text:p>
          </table:table-cell>
          <table:table-cell/>
          <table:table-cell table:style-name="ce29" table:formula="of:=[.E224]+0.125" office:value-type="float" office:value="11.25">
            <text:p>11,250</text:p>
          </table:table-cell>
          <table:table-cell table:style-name="ce34" office:value-type="percentage" office:value="0.014506993777174">
            <text:p>1,45%</text:p>
          </table:table-cell>
          <table:table-cell/>
          <table:table-cell table:style-name="ce29" table:formula="of:=[.H224]+0.125" office:value-type="float" office:value="11.25">
            <text:p>11,250</text:p>
          </table:table-cell>
          <table:table-cell table:style-name="ce34" office:value-type="percentage" office:value="0.0182298359868452">
            <text:p>1,82%</text:p>
          </table:table-cell>
          <table:table-cell/>
          <table:table-cell table:style-name="ce29" table:formula="of:=[.K224]+0.05" office:value-type="float" office:value="4.49999999999999">
            <text:p>4,500</text:p>
          </table:table-cell>
          <table:table-cell table:style-name="ce34" office:value-type="percentage" office:value="0.0161376665799683">
            <text:p>1,61%</text:p>
          </table:table-cell>
          <table:table-cell/>
          <table:table-cell table:style-name="ce29" table:formula="of:=[.N224]+0.05" office:value-type="float" office:value="4.49999999999999">
            <text:p>4,500</text:p>
          </table:table-cell>
          <table:table-cell table:style-name="ce34" office:value-type="percentage" office:value="0.0182495679261491">
            <text:p>1,82%</text:p>
          </table:table-cell>
          <table:table-cell/>
          <table:table-cell table:style-name="ce29" table:formula="of:=[.Q224]+0.05" office:value-type="float" office:value="4.49999999999999">
            <text:p>4,500</text:p>
          </table:table-cell>
          <table:table-cell table:style-name="ce34" office:value-type="percentage" office:value="0.0149824928816418">
            <text:p>1,50%</text:p>
          </table:table-cell>
          <table:table-cell/>
          <table:table-cell table:style-name="ce29" table:formula="of:=[.T224]+0.05" office:value-type="float" office:value="4.49999999999999">
            <text:p>4,500</text:p>
          </table:table-cell>
          <table:table-cell table:style-name="ce34" office:value-type="percentage" office:value="0.0150514795556718">
            <text:p>1,51%</text:p>
          </table:table-cell>
          <table:table-cell/>
          <table:table-cell table:style-name="ce58" table:formula="of:=([.R225]-[.U225])*100*100" office:value-type="float" office:value="-0.689866740300159">
            <text:p>-0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25]+0.125" office:value-type="float" office:value="11.375">
            <text:p>11,375</text:p>
          </table:table-cell>
          <table:table-cell table:style-name="ce34" office:value-type="percentage" office:value="0.0150110595633696">
            <text:p>1,50%</text:p>
          </table:table-cell>
          <table:table-cell/>
          <table:table-cell table:style-name="ce29" table:formula="of:=[.E225]+0.125" office:value-type="float" office:value="11.375">
            <text:p>11,375</text:p>
          </table:table-cell>
          <table:table-cell table:style-name="ce34" office:value-type="percentage" office:value="0.0146439235171727">
            <text:p>1,46%</text:p>
          </table:table-cell>
          <table:table-cell/>
          <table:table-cell table:style-name="ce29" table:formula="of:=[.H225]+0.125" office:value-type="float" office:value="11.375">
            <text:p>11,375</text:p>
          </table:table-cell>
          <table:table-cell table:style-name="ce34" office:value-type="percentage" office:value="0.0183408182847073">
            <text:p>1,83%</text:p>
          </table:table-cell>
          <table:table-cell/>
          <table:table-cell table:style-name="ce29" table:formula="of:=[.K225]+0.05" office:value-type="float" office:value="4.54999999999999">
            <text:p>4,550</text:p>
          </table:table-cell>
          <table:table-cell table:style-name="ce34" office:value-type="percentage" office:value="0.0163453135327842">
            <text:p>1,63%</text:p>
          </table:table-cell>
          <table:table-cell/>
          <table:table-cell table:style-name="ce29" table:formula="of:=[.N225]+0.05" office:value-type="float" office:value="4.54999999999999">
            <text:p>4,550</text:p>
          </table:table-cell>
          <table:table-cell table:style-name="ce34" office:value-type="percentage" office:value="0.0184598832897487">
            <text:p>1,85%</text:p>
          </table:table-cell>
          <table:table-cell/>
          <table:table-cell table:style-name="ce29" table:formula="of:=[.Q225]+0.05" office:value-type="float" office:value="4.54999999999999">
            <text:p>4,550</text:p>
          </table:table-cell>
          <table:table-cell table:style-name="ce34" office:value-type="percentage" office:value="0.0151992945402032">
            <text:p>1,52%</text:p>
          </table:table-cell>
          <table:table-cell/>
          <table:table-cell table:style-name="ce29" table:formula="of:=[.T225]+0.05" office:value-type="float" office:value="4.54999999999999">
            <text:p>4,550</text:p>
          </table:table-cell>
          <table:table-cell table:style-name="ce34" office:value-type="percentage" office:value="0.0152705318814065">
            <text:p>1,53%</text:p>
          </table:table-cell>
          <table:table-cell/>
          <table:table-cell table:style-name="ce58" table:formula="of:=([.R226]-[.U226])*100*100" office:value-type="float" office:value="-0.712373412033104">
            <text:p>-0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26]+0.125" office:value-type="float" office:value="11.5">
            <text:p>11,500</text:p>
          </table:table-cell>
          <table:table-cell table:style-name="ce34" office:value-type="percentage" office:value="0.0151428149062987">
            <text:p>1,51%</text:p>
          </table:table-cell>
          <table:table-cell/>
          <table:table-cell table:style-name="ce29" table:formula="of:=[.E226]+0.125" office:value-type="float" office:value="11.5">
            <text:p>11,500</text:p>
          </table:table-cell>
          <table:table-cell table:style-name="ce34" office:value-type="percentage" office:value="0.0147778765236932">
            <text:p>1,48%</text:p>
          </table:table-cell>
          <table:table-cell/>
          <table:table-cell table:style-name="ce29" table:formula="of:=[.H226]+0.125" office:value-type="float" office:value="11.5">
            <text:p>11,500</text:p>
          </table:table-cell>
          <table:table-cell table:style-name="ce34" office:value-type="percentage" office:value="0.0184493879239203">
            <text:p>1,84%</text:p>
          </table:table-cell>
          <table:table-cell/>
          <table:table-cell table:style-name="ce29" table:formula="of:=[.K226]+0.05" office:value-type="float" office:value="4.59999999999999">
            <text:p>4,600</text:p>
          </table:table-cell>
          <table:table-cell table:style-name="ce34" office:value-type="percentage" office:value="0.0165510502414617">
            <text:p>1,66%</text:p>
          </table:table-cell>
          <table:table-cell/>
          <table:table-cell table:style-name="ce29" table:formula="of:=[.N226]+0.05" office:value-type="float" office:value="4.59999999999999">
            <text:p>4,600</text:p>
          </table:table-cell>
          <table:table-cell table:style-name="ce34" office:value-type="percentage" office:value="0.0186669804078748">
            <text:p>1,87%</text:p>
          </table:table-cell>
          <table:table-cell/>
          <table:table-cell table:style-name="ce29" table:formula="of:=[.Q226]+0.05" office:value-type="float" office:value="4.59999999999999">
            <text:p>4,600</text:p>
          </table:table-cell>
          <table:table-cell table:style-name="ce34" office:value-type="percentage" office:value="0.0154184191506172">
            <text:p>1,54%</text:p>
          </table:table-cell>
          <table:table-cell/>
          <table:table-cell table:style-name="ce29" table:formula="of:=[.T226]+0.05" office:value-type="float" office:value="4.59999999999999">
            <text:p>4,600</text:p>
          </table:table-cell>
          <table:table-cell table:style-name="ce34" office:value-type="percentage" office:value="0.0154919348992946">
            <text:p>1,55%</text:p>
          </table:table-cell>
          <table:table-cell/>
          <table:table-cell table:style-name="ce58" table:formula="of:=([.R227]-[.U227])*100*100" office:value-type="float" office:value="-0.735157486773542">
            <text:p>-0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27]+0.125" office:value-type="float" office:value="11.625">
            <text:p>11,625</text:p>
          </table:table-cell>
          <table:table-cell table:style-name="ce34" office:value-type="percentage" office:value="0.0152717368009928">
            <text:p>1,53%</text:p>
          </table:table-cell>
          <table:table-cell/>
          <table:table-cell table:style-name="ce29" table:formula="of:=[.E227]+0.125" office:value-type="float" office:value="11.625">
            <text:p>11,625</text:p>
          </table:table-cell>
          <table:table-cell table:style-name="ce34" office:value-type="percentage" office:value="0.014908948820396">
            <text:p>1,49%</text:p>
          </table:table-cell>
          <table:table-cell/>
          <table:table-cell table:style-name="ce29" table:formula="of:=[.H227]+0.125" office:value-type="float" office:value="11.625">
            <text:p>11,625</text:p>
          </table:table-cell>
          <table:table-cell table:style-name="ce34" office:value-type="percentage" office:value="0.0185556227321824">
            <text:p>1,86%</text:p>
          </table:table-cell>
          <table:table-cell/>
          <table:table-cell table:style-name="ce29" table:formula="of:=[.K227]+0.05" office:value-type="float" office:value="4.64999999999999">
            <text:p>4,650</text:p>
          </table:table-cell>
          <table:table-cell table:style-name="ce34" office:value-type="percentage" office:value="0.016755101036491">
            <text:p>1,68%</text:p>
          </table:table-cell>
          <table:table-cell/>
          <table:table-cell table:style-name="ce29" table:formula="of:=[.N227]+0.05" office:value-type="float" office:value="4.64999999999999">
            <text:p>4,650</text:p>
          </table:table-cell>
          <table:table-cell table:style-name="ce34" office:value-type="percentage" office:value="0.0188707352114765">
            <text:p>1,89%</text:p>
          </table:table-cell>
          <table:table-cell/>
          <table:table-cell table:style-name="ce29" table:formula="of:=[.Q227]+0.05" office:value-type="float" office:value="4.64999999999999">
            <text:p>4,650</text:p>
          </table:table-cell>
          <table:table-cell table:style-name="ce34" office:value-type="percentage" office:value="0.0156402623672383">
            <text:p>1,56%</text:p>
          </table:table-cell>
          <table:table-cell/>
          <table:table-cell table:style-name="ce29" table:formula="of:=[.T227]+0.05" office:value-type="float" office:value="4.64999999999999">
            <text:p>4,650</text:p>
          </table:table-cell>
          <table:table-cell table:style-name="ce34" office:value-type="percentage" office:value="0.0157160860135106">
            <text:p>1,57%</text:p>
          </table:table-cell>
          <table:table-cell/>
          <table:table-cell table:style-name="ce58" table:formula="of:=([.R228]-[.U228])*100*100" office:value-type="float" office:value="-0.758236462722918">
            <text:p>-0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28]+0.125" office:value-type="float" office:value="11.75">
            <text:p>11,750</text:p>
          </table:table-cell>
          <table:table-cell table:style-name="ce34" office:value-type="percentage" office:value="0.0153979156766509">
            <text:p>1,54%</text:p>
          </table:table-cell>
          <table:table-cell/>
          <table:table-cell table:style-name="ce29" table:formula="of:=[.E228]+0.125" office:value-type="float" office:value="11.75">
            <text:p>11,750</text:p>
          </table:table-cell>
          <table:table-cell table:style-name="ce34" office:value-type="percentage" office:value="0.0150372323448285">
            <text:p>1,50%</text:p>
          </table:table-cell>
          <table:table-cell/>
          <table:table-cell table:style-name="ce29" table:formula="of:=[.H228]+0.125" office:value-type="float" office:value="11.75">
            <text:p>11,750</text:p>
          </table:table-cell>
          <table:table-cell table:style-name="ce34" office:value-type="percentage" office:value="0.0186595972253752">
            <text:p>1,87%</text:p>
          </table:table-cell>
          <table:table-cell/>
          <table:table-cell table:style-name="ce29" table:formula="of:=[.K228]+0.05" office:value-type="float" office:value="4.69999999999999">
            <text:p>4,700</text:p>
          </table:table-cell>
          <table:table-cell table:style-name="ce34" office:value-type="percentage" office:value="0.016957690248362">
            <text:p>1,70%</text:p>
          </table:table-cell>
          <table:table-cell/>
          <table:table-cell table:style-name="ce29" table:formula="of:=[.N228]+0.05" office:value-type="float" office:value="4.69999999999999">
            <text:p>4,700</text:p>
          </table:table-cell>
          <table:table-cell table:style-name="ce34" office:value-type="percentage" office:value="0.0190710236315032">
            <text:p>1,91%</text:p>
          </table:table-cell>
          <table:table-cell/>
          <table:table-cell table:style-name="ce29" table:formula="of:=[.Q228]+0.05" office:value-type="float" office:value="4.69999999999999">
            <text:p>4,700</text:p>
          </table:table-cell>
          <table:table-cell table:style-name="ce34" office:value-type="percentage" office:value="0.0158652198444211">
            <text:p>1,59%</text:p>
          </table:table-cell>
          <table:table-cell/>
          <table:table-cell table:style-name="ce29" table:formula="of:=[.T228]+0.05" office:value-type="float" office:value="4.69999999999999">
            <text:p>4,700</text:p>
          </table:table-cell>
          <table:table-cell table:style-name="ce34" office:value-type="percentage" office:value="0.0159433826282293">
            <text:p>1,59%</text:p>
          </table:table-cell>
          <table:table-cell/>
          <table:table-cell table:style-name="ce58" table:formula="of:=([.R229]-[.U229])*100*100" office:value-type="float" office:value="-0.78162783808261">
            <text:p>-0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29]+0.125" office:value-type="float" office:value="11.875">
            <text:p>11,875</text:p>
          </table:table-cell>
          <table:table-cell table:style-name="ce34" office:value-type="percentage" office:value="0.0155214381549267">
            <text:p>1,55%</text:p>
          </table:table-cell>
          <table:table-cell/>
          <table:table-cell table:style-name="ce29" table:formula="of:=[.E229]+0.125" office:value-type="float" office:value="11.875">
            <text:p>11,875</text:p>
          </table:table-cell>
          <table:table-cell table:style-name="ce34" office:value-type="percentage" office:value="0.0151628151634836">
            <text:p>1,52%</text:p>
          </table:table-cell>
          <table:table-cell/>
          <table:table-cell table:style-name="ce29" table:formula="of:=[.H229]+0.125" office:value-type="float" office:value="11.875">
            <text:p>11,875</text:p>
          </table:table-cell>
          <table:table-cell table:style-name="ce34" office:value-type="percentage" office:value="0.0187613827818691">
            <text:p>1,88%</text:p>
          </table:table-cell>
          <table:table-cell/>
          <table:table-cell table:style-name="ce29" table:formula="of:=[.K229]+0.05" office:value-type="float" office:value="4.74999999999999">
            <text:p>4,750</text:p>
          </table:table-cell>
          <table:table-cell table:style-name="ce34" office:value-type="percentage" office:value="0.0171590422075648">
            <text:p>1,72%</text:p>
          </table:table-cell>
          <table:table-cell/>
          <table:table-cell table:style-name="ce29" table:formula="of:=[.N229]+0.05" office:value-type="float" office:value="4.74999999999999">
            <text:p>4,750</text:p>
          </table:table-cell>
          <table:table-cell table:style-name="ce34" office:value-type="percentage" office:value="0.0192677215989043">
            <text:p>1,93%</text:p>
          </table:table-cell>
          <table:table-cell/>
          <table:table-cell table:style-name="ce29" table:formula="of:=[.Q229]+0.05" office:value-type="float" office:value="4.74999999999999">
            <text:p>4,750</text:p>
          </table:table-cell>
          <table:table-cell table:style-name="ce34" office:value-type="percentage" office:value="0.0160936872365199">
            <text:p>1,61%</text:p>
          </table:table-cell>
          <table:table-cell/>
          <table:table-cell table:style-name="ce29" table:formula="of:=[.T229]+0.05" office:value-type="float" office:value="4.74999999999999">
            <text:p>4,750</text:p>
          </table:table-cell>
          <table:table-cell table:style-name="ce34" office:value-type="percentage" office:value="0.0161742221476253">
            <text:p>1,62%</text:p>
          </table:table-cell>
          <table:table-cell/>
          <table:table-cell table:style-name="ce58" table:formula="of:=([.R230]-[.U230])*100*100" office:value-type="float" office:value="-0.80534911105417">
            <text:p>-0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30]+0.125" office:value-type="float" office:value="12">
            <text:p>12,000</text:p>
          </table:table-cell>
          <table:table-cell table:style-name="ce34" office:value-type="percentage" office:value="0.0156423872482384">
            <text:p>1,56%</text:p>
          </table:table-cell>
          <table:table-cell/>
          <table:table-cell table:style-name="ce29" table:formula="of:=[.E230]+0.125" office:value-type="float" office:value="12">
            <text:p>12,000</text:p>
          </table:table-cell>
          <table:table-cell table:style-name="ce34" office:value-type="percentage" office:value="0.0152857816734166">
            <text:p>1,53%</text:p>
          </table:table-cell>
          <table:table-cell/>
          <table:table-cell table:style-name="ce29" table:formula="of:=[.H230]+0.125" office:value-type="float" office:value="12">
            <text:p>12,000</text:p>
          </table:table-cell>
          <table:table-cell table:style-name="ce34" office:value-type="percentage" office:value="0.0188610478059361">
            <text:p>1,89%</text:p>
          </table:table-cell>
          <table:table-cell/>
          <table:table-cell table:style-name="ce29" table:formula="of:=[.K230]+0.05" office:value-type="float" office:value="4.79999999999999">
            <text:p>4,800</text:p>
          </table:table-cell>
          <table:table-cell table:style-name="ce34" office:value-type="percentage" office:value="0.0173593142373951">
            <text:p>1,74%</text:p>
          </table:table-cell>
          <table:table-cell/>
          <table:table-cell table:style-name="ce29" table:formula="of:=[.N230]+0.05" office:value-type="float" office:value="4.79999999999999">
            <text:p>4,800</text:p>
          </table:table-cell>
          <table:table-cell table:style-name="ce34" office:value-type="percentage" office:value="0.0194607050446289">
            <text:p>1,95%</text:p>
          </table:table-cell>
          <table:table-cell/>
          <table:table-cell table:style-name="ce29" table:formula="of:=[.Q230]+0.05" office:value-type="float" office:value="4.79999999999999">
            <text:p>4,800</text:p>
          </table:table-cell>
          <table:table-cell table:style-name="ce34" office:value-type="percentage" office:value="0.0163258793106394">
            <text:p>1,63%</text:p>
          </table:table-cell>
          <table:table-cell/>
          <table:table-cell table:style-name="ce29" table:formula="of:=[.T230]+0.05" office:value-type="float" office:value="4.79999999999999">
            <text:p>4,800</text:p>
          </table:table-cell>
          <table:table-cell table:style-name="ce34" office:value-type="percentage" office:value="0.0164088194777483">
            <text:p>1,64%</text:p>
          </table:table-cell>
          <table:table-cell/>
          <table:table-cell table:style-name="ce58" table:formula="of:=([.R231]-[.U231])*100*100" office:value-type="float" office:value="-0.829401671088338">
            <text:p>-0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31]+0.125" office:value-type="float" office:value="12.125">
            <text:p>12,125</text:p>
          </table:table-cell>
          <table:table-cell table:style-name="ce34" office:value-type="percentage" office:value="0.0157561788841892">
            <text:p>1,58%</text:p>
          </table:table-cell>
          <table:table-cell/>
          <table:table-cell table:style-name="ce29" table:formula="of:=[.E231]+0.125" office:value-type="float" office:value="12.125">
            <text:p>12,125</text:p>
          </table:table-cell>
          <table:table-cell table:style-name="ce34" office:value-type="percentage" office:value="0.0154071468722565">
            <text:p>1,54%</text:p>
          </table:table-cell>
          <table:table-cell/>
          <table:table-cell table:style-name="ce29" table:formula="of:=[.H231]+0.125" office:value-type="float" office:value="12.125">
            <text:p>12,125</text:p>
          </table:table-cell>
          <table:table-cell table:style-name="ce34" office:value-type="percentage" office:value="0.0189586578810533">
            <text:p>1,90%</text:p>
          </table:table-cell>
          <table:table-cell/>
          <table:table-cell table:style-name="ce29" table:formula="of:=[.K231]+0.05" office:value-type="float" office:value="4.84999999999999">
            <text:p>4,850</text:p>
          </table:table-cell>
          <table:table-cell table:style-name="ce34" office:value-type="percentage" office:value="0.0175583956323719">
            <text:p>1,76%</text:p>
          </table:table-cell>
          <table:table-cell/>
          <table:table-cell table:style-name="ce29" table:formula="of:=[.N231]+0.05" office:value-type="float" office:value="4.84999999999999">
            <text:p>4,850</text:p>
          </table:table-cell>
          <table:table-cell table:style-name="ce34" office:value-type="percentage" office:value="0.0196498498996263">
            <text:p>1,96%</text:p>
          </table:table-cell>
          <table:table-cell/>
          <table:table-cell table:style-name="ce29" table:formula="of:=[.Q231]+0.05" office:value-type="float" office:value="4.84999999999999">
            <text:p>4,850</text:p>
          </table:table-cell>
          <table:table-cell table:style-name="ce34" office:value-type="percentage" office:value="0.0165612872848846">
            <text:p>1,66%</text:p>
          </table:table-cell>
          <table:table-cell/>
          <table:table-cell table:style-name="ce29" table:formula="of:=[.T231]+0.05" office:value-type="float" office:value="4.84999999999999">
            <text:p>4,850</text:p>
          </table:table-cell>
          <table:table-cell table:style-name="ce34" office:value-type="percentage" office:value="0.0166466595321479">
            <text:p>1,66%</text:p>
          </table:table-cell>
          <table:table-cell/>
          <table:table-cell table:style-name="ce58" table:formula="of:=([.R232]-[.U232])*100*100" office:value-type="float" office:value="-0.853722472633663">
            <text:p>-0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32]+0.125" office:value-type="float" office:value="12.25">
            <text:p>12,250</text:p>
          </table:table-cell>
          <table:table-cell table:style-name="ce34" office:value-type="percentage" office:value="0.0158676482418553">
            <text:p>1,59%</text:p>
          </table:table-cell>
          <table:table-cell/>
          <table:table-cell table:style-name="ce29" table:formula="of:=[.E232]+0.125" office:value-type="float" office:value="12.25">
            <text:p>12,250</text:p>
          </table:table-cell>
          <table:table-cell table:style-name="ce34" office:value-type="percentage" office:value="0.0155260352303038">
            <text:p>1,55%</text:p>
          </table:table-cell>
          <table:table-cell/>
          <table:table-cell table:style-name="ce29" table:formula="of:=[.H232]+0.125" office:value-type="float" office:value="12.25">
            <text:p>12,250</text:p>
          </table:table-cell>
          <table:table-cell table:style-name="ce34" office:value-type="percentage" office:value="0.0190542759138211">
            <text:p>1,91%</text:p>
          </table:table-cell>
          <table:table-cell/>
          <table:table-cell table:style-name="ce29" table:formula="of:=[.K232]+0.05" office:value-type="float" office:value="4.89999999999999">
            <text:p>4,900</text:p>
          </table:table-cell>
          <table:table-cell table:style-name="ce34" office:value-type="percentage" office:value="0.0177561086798198">
            <text:p>1,78%</text:p>
          </table:table-cell>
          <table:table-cell/>
          <table:table-cell table:style-name="ce29" table:formula="of:=[.N232]+0.05" office:value-type="float" office:value="4.89999999999999">
            <text:p>4,900</text:p>
          </table:table-cell>
          <table:table-cell table:style-name="ce34" office:value-type="percentage" office:value="0.0198350320948459">
            <text:p>1,98%</text:p>
          </table:table-cell>
          <table:table-cell/>
          <table:table-cell table:style-name="ce29" table:formula="of:=[.Q232]+0.05" office:value-type="float" office:value="4.89999999999999">
            <text:p>4,900</text:p>
          </table:table-cell>
          <table:table-cell table:style-name="ce34" office:value-type="percentage" office:value="0.0167992214901104">
            <text:p>1,68%</text:p>
          </table:table-cell>
          <table:table-cell/>
          <table:table-cell table:style-name="ce29" table:formula="of:=[.T232]+0.05" office:value-type="float" office:value="4.89999999999999">
            <text:p>4,900</text:p>
          </table:table-cell>
          <table:table-cell table:style-name="ce34" office:value-type="percentage" office:value="0.0168870447262492">
            <text:p>1,69%</text:p>
          </table:table-cell>
          <table:table-cell/>
          <table:table-cell table:style-name="ce58" table:formula="of:=([.R233]-[.U233])*100*100" office:value-type="float" office:value="-0.878232361388107">
            <text:p>-0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33]+0.125" office:value-type="float" office:value="12.375">
            <text:p>12,375</text:p>
          </table:table-cell>
          <table:table-cell table:style-name="ce34" office:value-type="percentage" office:value="0.0159768656933059">
            <text:p>1,60%</text:p>
          </table:table-cell>
          <table:table-cell/>
          <table:table-cell table:style-name="ce29" table:formula="of:=[.E233]+0.125" office:value-type="float" office:value="12.375">
            <text:p>12,375</text:p>
          </table:table-cell>
          <table:table-cell table:style-name="ce34" office:value-type="percentage" office:value="0.01564252180334">
            <text:p>1,56%</text:p>
          </table:table-cell>
          <table:table-cell/>
          <table:table-cell table:style-name="ce29" table:formula="of:=[.H233]+0.125" office:value-type="float" office:value="12.375">
            <text:p>12,375</text:p>
          </table:table-cell>
          <table:table-cell table:style-name="ce34" office:value-type="percentage" office:value="0.0191479622691593">
            <text:p>1,91%</text:p>
          </table:table-cell>
          <table:table-cell/>
          <table:table-cell table:style-name="ce29" table:formula="of:=[.K233]+0.05" office:value-type="float" office:value="4.94999999999999">
            <text:p>4,950</text:p>
          </table:table-cell>
          <table:table-cell table:style-name="ce34" office:value-type="percentage" office:value="0.0179522756670636">
            <text:p>1,80%</text:p>
          </table:table-cell>
          <table:table-cell/>
          <table:table-cell table:style-name="ce29" table:formula="of:=[.N233]+0.05" office:value-type="float" office:value="4.94999999999999">
            <text:p>4,950</text:p>
          </table:table-cell>
          <table:table-cell table:style-name="ce34" office:value-type="percentage" office:value="0.020016127561237">
            <text:p>2,00%</text:p>
          </table:table-cell>
          <table:table-cell/>
          <table:table-cell table:style-name="ce29" table:formula="of:=[.Q233]+0.05" office:value-type="float" office:value="4.94999999999999">
            <text:p>4,950</text:p>
          </table:table-cell>
          <table:table-cell table:style-name="ce34" office:value-type="percentage" office:value="0.0170389922571718">
            <text:p>1,70%</text:p>
          </table:table-cell>
          <table:table-cell/>
          <table:table-cell table:style-name="ce29" table:formula="of:=[.T233]+0.05" office:value-type="float" office:value="4.94999999999999">
            <text:p>4,950</text:p>
          </table:table-cell>
          <table:table-cell table:style-name="ce34" office:value-type="percentage" office:value="0.0171292774754768">
            <text:p>1,71%</text:p>
          </table:table-cell>
          <table:table-cell/>
          <table:table-cell table:style-name="ce58" table:formula="of:=([.R234]-[.U234])*100*100" office:value-type="float" office:value="-0.902852183049668">
            <text:p>-0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34]+0.125" office:value-type="float" office:value="12.5">
            <text:p>12,500</text:p>
          </table:table-cell>
          <table:table-cell table:style-name="ce34" office:value-type="percentage" office:value="0.0160838987957275">
            <text:p>1,61%</text:p>
          </table:table-cell>
          <table:table-cell/>
          <table:table-cell table:style-name="ce29" table:formula="of:=[.E234]+0.125" office:value-type="float" office:value="12.5">
            <text:p>12,500</text:p>
          </table:table-cell>
          <table:table-cell table:style-name="ce34" office:value-type="percentage" office:value="0.0157566786449155">
            <text:p>1,58%</text:p>
          </table:table-cell>
          <table:table-cell/>
          <table:table-cell table:style-name="ce29" table:formula="of:=[.H234]+0.125" office:value-type="float" office:value="12.5">
            <text:p>12,500</text:p>
          </table:table-cell>
          <table:table-cell table:style-name="ce34" office:value-type="percentage" office:value="0.0192397748973907">
            <text:p>1,92%</text:p>
          </table:table-cell>
          <table:table-cell/>
          <table:table-cell table:style-name="ce29" table:formula="of:=[.K234]+0.05" office:value-type="float" office:value="4.99999999999999">
            <text:p>5,000</text:p>
          </table:table-cell>
          <table:table-cell table:style-name="ce34" office:value-type="percentage" office:value="0.018146718881428">
            <text:p>1,81%</text:p>
          </table:table-cell>
          <table:table-cell/>
          <table:table-cell table:style-name="ce29" table:formula="of:=[.N234]+0.05" office:value-type="float" office:value="4.99999999999999">
            <text:p>5,000</text:p>
          </table:table-cell>
          <table:table-cell table:style-name="ce34" office:value-type="percentage" office:value="0.0201930122297488">
            <text:p>2,02%</text:p>
          </table:table-cell>
          <table:table-cell/>
          <table:table-cell table:style-name="ce29" table:formula="of:=[.Q234]+0.05" office:value-type="float" office:value="4.99999999999999">
            <text:p>5,000</text:p>
          </table:table-cell>
          <table:table-cell table:style-name="ce34" office:value-type="percentage" office:value="0.017279909916924">
            <text:p>1,73%</text:p>
          </table:table-cell>
          <table:table-cell/>
          <table:table-cell table:style-name="ce29" table:formula="of:=[.T234]+0.05" office:value-type="float" office:value="4.99999999999999">
            <text:p>5,000</text:p>
          </table:table-cell>
          <table:table-cell table:style-name="ce34" office:value-type="percentage" office:value="0.0173726601952556">
            <text:p>1,74%</text:p>
          </table:table-cell>
          <table:table-cell/>
          <table:table-cell table:style-name="ce58" table:formula="of:=([.R235]-[.U235])*100*100" office:value-type="float" office:value="-0.927502783316172">
            <text:p>-0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35]+0.125" office:value-type="float" office:value="12.625">
            <text:p>12,625</text:p>
          </table:table-cell>
          <table:table-cell table:style-name="ce34" office:value-type="percentage" office:value="0.0161888124307744">
            <text:p>1,62%</text:p>
          </table:table-cell>
          <table:table-cell/>
          <table:table-cell table:style-name="ce29" table:formula="of:=[.E235]+0.125" office:value-type="float" office:value="12.625">
            <text:p>12,625</text:p>
          </table:table-cell>
          <table:table-cell table:style-name="ce34" office:value-type="percentage" office:value="0.0158685749549747">
            <text:p>1,59%</text:p>
          </table:table-cell>
          <table:table-cell/>
          <table:table-cell table:style-name="ce29" table:formula="of:=[.H235]+0.125" office:value-type="float" office:value="12.625">
            <text:p>12,625</text:p>
          </table:table-cell>
          <table:table-cell table:style-name="ce34" office:value-type="percentage" office:value="0.0193297694537759">
            <text:p>1,93%</text:p>
          </table:table-cell>
          <table:table-cell/>
          <table:table-cell table:style-name="ce29" table:formula="of:=[.K235]+0.05" office:value-type="float" office:value="5.04999999999999">
            <text:p>5,050</text:p>
          </table:table-cell>
          <table:table-cell table:style-name="ce34" office:value-type="percentage" office:value="0.0183392606102376">
            <text:p>1,83%</text:p>
          </table:table-cell>
          <table:table-cell/>
          <table:table-cell table:style-name="ce29" table:formula="of:=[.N235]+0.05" office:value-type="float" office:value="5.04999999999999">
            <text:p>5,050</text:p>
          </table:table-cell>
          <table:table-cell table:style-name="ce34" office:value-type="percentage" office:value="0.0203655620313306">
            <text:p>2,04%</text:p>
          </table:table-cell>
          <table:table-cell/>
          <table:table-cell table:style-name="ce29" table:formula="of:=[.Q235]+0.05" office:value-type="float" office:value="5.04999999999999">
            <text:p>5,050</text:p>
          </table:table-cell>
          <table:table-cell table:style-name="ce34" office:value-type="percentage" office:value="0.0175212848002218">
            <text:p>1,75%</text:p>
          </table:table-cell>
          <table:table-cell/>
          <table:table-cell table:style-name="ce29" table:formula="of:=[.T235]+0.05" office:value-type="float" office:value="5.04999999999999">
            <text:p>5,050</text:p>
          </table:table-cell>
          <table:table-cell table:style-name="ce34" office:value-type="percentage" office:value="0.0176164953010104">
            <text:p>1,76%</text:p>
          </table:table-cell>
          <table:table-cell/>
          <table:table-cell table:style-name="ce58" table:formula="of:=([.R236]-[.U236])*100*100" office:value-type="float" office:value="-0.952105007885652">
            <text:p>-1,0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36]+0.125" office:value-type="float" office:value="12.75">
            <text:p>12,750</text:p>
          </table:table-cell>
          <table:table-cell table:style-name="ce34" office:value-type="percentage" office:value="0.0162916689357224">
            <text:p>1,63%</text:p>
          </table:table-cell>
          <table:table-cell/>
          <table:table-cell table:style-name="ce29" table:formula="of:=[.E236]+0.125" office:value-type="float" office:value="12.75">
            <text:p>12,750</text:p>
          </table:table-cell>
          <table:table-cell table:style-name="ce34" office:value-type="percentage" office:value="0.0159782772197386">
            <text:p>1,60%</text:p>
          </table:table-cell>
          <table:table-cell/>
          <table:table-cell table:style-name="ce29" table:formula="of:=[.H236]+0.125" office:value-type="float" office:value="12.75">
            <text:p>12,750</text:p>
          </table:table-cell>
          <table:table-cell table:style-name="ce34" office:value-type="percentage" office:value="0.0194179994110163">
            <text:p>1,94%</text:p>
          </table:table-cell>
          <table:table-cell/>
          <table:table-cell table:style-name="ce29" table:formula="of:=[.K236]+0.05" office:value-type="float" office:value="5.09999999999999">
            <text:p>5,100</text:p>
          </table:table-cell>
          <table:table-cell table:style-name="ce34" office:value-type="percentage" office:value="0.0185297231408171">
            <text:p>1,85%</text:p>
          </table:table-cell>
          <table:table-cell/>
          <table:table-cell table:style-name="ce29" table:formula="of:=[.N236]+0.05" office:value-type="float" office:value="5.09999999999999">
            <text:p>5,100</text:p>
          </table:table-cell>
          <table:table-cell table:style-name="ce34" office:value-type="percentage" office:value="0.0205336528969317">
            <text:p>2,05%</text:p>
          </table:table-cell>
          <table:table-cell/>
          <table:table-cell table:style-name="ce29" table:formula="of:=[.Q236]+0.05" office:value-type="float" office:value="5.09999999999999">
            <text:p>5,100</text:p>
          </table:table-cell>
          <table:table-cell table:style-name="ce34" office:value-type="percentage" office:value="0.0177624272379204">
            <text:p>1,78%</text:p>
          </table:table-cell>
          <table:table-cell/>
          <table:table-cell table:style-name="ce29" table:formula="of:=[.T236]+0.05" office:value-type="float" office:value="5.09999999999999">
            <text:p>5,100</text:p>
          </table:table-cell>
          <table:table-cell table:style-name="ce34" office:value-type="percentage" office:value="0.017860085208166">
            <text:p>1,79%</text:p>
          </table:table-cell>
          <table:table-cell/>
          <table:table-cell table:style-name="ce58" table:formula="of:=([.R237]-[.U237])*100*100" office:value-type="float" office:value="-0.976579702456001">
            <text:p>-1,0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37]+0.125" office:value-type="float" office:value="12.875">
            <text:p>12,875</text:p>
          </table:table-cell>
          <table:table-cell table:style-name="ce34" office:value-type="percentage" office:value="0.016392528226982">
            <text:p>1,64%</text:p>
          </table:table-cell>
          <table:table-cell/>
          <table:table-cell table:style-name="ce29" table:formula="of:=[.E237]+0.125" office:value-type="float" office:value="12.875">
            <text:p>12,875</text:p>
          </table:table-cell>
          <table:table-cell table:style-name="ce34" office:value-type="percentage" office:value="0.0160858493434391">
            <text:p>1,61%</text:p>
          </table:table-cell>
          <table:table-cell/>
          <table:table-cell table:style-name="ce29" table:formula="of:=[.H237]+0.125" office:value-type="float" office:value="12.875">
            <text:p>12,875</text:p>
          </table:table-cell>
          <table:table-cell table:style-name="ce34" office:value-type="percentage" office:value="0.0195045161652036">
            <text:p>1,95%</text:p>
          </table:table-cell>
          <table:table-cell/>
          <table:table-cell table:style-name="ce29" table:formula="of:=[.K237]+0.05" office:value-type="float" office:value="5.14999999999999">
            <text:p>5,150</text:p>
          </table:table-cell>
          <table:table-cell table:style-name="ce34" office:value-type="percentage" office:value="0.0187179287604912">
            <text:p>1,87%</text:p>
          </table:table-cell>
          <table:table-cell/>
          <table:table-cell table:style-name="ce29" table:formula="of:=[.N237]+0.05" office:value-type="float" office:value="5.14999999999999">
            <text:p>5,150</text:p>
          </table:table-cell>
          <table:table-cell table:style-name="ce34" office:value-type="percentage" office:value="0.0206971607575014">
            <text:p>2,07%</text:p>
          </table:table-cell>
          <table:table-cell/>
          <table:table-cell table:style-name="ce29" table:formula="of:=[.Q237]+0.05" office:value-type="float" office:value="5.14999999999999">
            <text:p>5,150</text:p>
          </table:table-cell>
          <table:table-cell table:style-name="ce34" office:value-type="percentage" office:value="0.0180026475608747">
            <text:p>1,80%</text:p>
          </table:table-cell>
          <table:table-cell/>
          <table:table-cell table:style-name="ce29" table:formula="of:=[.T237]+0.05" office:value-type="float" office:value="5.14999999999999">
            <text:p>5,150</text:p>
          </table:table-cell>
          <table:table-cell table:style-name="ce34" office:value-type="percentage" office:value="0.0181027323321473">
            <text:p>1,81%</text:p>
          </table:table-cell>
          <table:table-cell/>
          <table:table-cell table:style-name="ce58" table:formula="of:=([.R238]-[.U238])*100*100" office:value-type="float" office:value="-1.00084771272522">
            <text:p>-1,0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38]+0.125" office:value-type="float" office:value="13">
            <text:p>13,000</text:p>
          </table:table-cell>
          <table:table-cell table:style-name="ce34" office:value-type="percentage" office:value="0.0164914479164867">
            <text:p>1,65%</text:p>
          </table:table-cell>
          <table:table-cell/>
          <table:table-cell table:style-name="ce29" table:formula="of:=[.E238]+0.125" office:value-type="float" office:value="13">
            <text:p>13,000</text:p>
          </table:table-cell>
          <table:table-cell table:style-name="ce34" office:value-type="percentage" office:value="0.016191352772453">
            <text:p>1,62%</text:p>
          </table:table-cell>
          <table:table-cell/>
          <table:table-cell table:style-name="ce29" table:formula="of:=[.H238]+0.125" office:value-type="float" office:value="13">
            <text:p>13,000</text:p>
          </table:table-cell>
          <table:table-cell table:style-name="ce34" office:value-type="percentage" office:value="0.0195893691356564">
            <text:p>1,96%</text:p>
          </table:table-cell>
          <table:table-cell/>
          <table:table-cell table:style-name="ce29" table:formula="of:=[.K238]+0.05" office:value-type="float" office:value="5.19999999999999">
            <text:p>5,200</text:p>
          </table:table-cell>
          <table:table-cell table:style-name="ce34" office:value-type="percentage" office:value="0.0189036997565846">
            <text:p>1,89%</text:p>
          </table:table-cell>
          <table:table-cell/>
          <table:table-cell table:style-name="ce29" table:formula="of:=[.N238]+0.05" office:value-type="float" office:value="5.19999999999999">
            <text:p>5,200</text:p>
          </table:table-cell>
          <table:table-cell table:style-name="ce34" office:value-type="percentage" office:value="0.020855961543989">
            <text:p>2,09%</text:p>
          </table:table-cell>
          <table:table-cell/>
          <table:table-cell table:style-name="ce29" table:formula="of:=[.Q238]+0.05" office:value-type="float" office:value="5.19999999999999">
            <text:p>5,200</text:p>
          </table:table-cell>
          <table:table-cell table:style-name="ce34" office:value-type="percentage" office:value="0.0182412560999398">
            <text:p>1,82%</text:p>
          </table:table-cell>
          <table:table-cell/>
          <table:table-cell table:style-name="ce29" table:formula="of:=[.T238]+0.05" office:value-type="float" office:value="5.19999999999999">
            <text:p>5,200</text:p>
          </table:table-cell>
          <table:table-cell table:style-name="ce34" office:value-type="percentage" office:value="0.0183437390883789">
            <text:p>1,83%</text:p>
          </table:table-cell>
          <table:table-cell/>
          <table:table-cell table:style-name="ce58" table:formula="of:=([.R239]-[.U239])*100*100" office:value-type="float" office:value="-1.02482988439116">
            <text:p>-1,0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39]+0.125" office:value-type="float" office:value="13.125">
            <text:p>13,125</text:p>
          </table:table-cell>
          <table:table-cell table:style-name="ce34" office:value-type="percentage" office:value="0.0165884834214294">
            <text:p>1,66%</text:p>
          </table:table-cell>
          <table:table-cell/>
          <table:table-cell table:style-name="ce29" table:formula="of:=[.E239]+0.125" office:value-type="float" office:value="13.125">
            <text:p>13,125</text:p>
          </table:table-cell>
          <table:table-cell table:style-name="ce34" office:value-type="percentage" office:value="0.0162948466123429">
            <text:p>1,63%</text:p>
          </table:table-cell>
          <table:table-cell/>
          <table:table-cell table:style-name="ce29" table:formula="of:=[.H239]+0.125" office:value-type="float" office:value="13.125">
            <text:p>13,125</text:p>
          </table:table-cell>
          <table:table-cell table:style-name="ce34" office:value-type="percentage" office:value="0.019672605859053">
            <text:p>1,97%</text:p>
          </table:table-cell>
          <table:table-cell/>
          <table:table-cell table:style-name="ce29" table:formula="of:=[.K239]+0.05" office:value-type="float" office:value="5.24999999999999">
            <text:p>5,250</text:p>
          </table:table-cell>
          <table:table-cell table:style-name="ce34" office:value-type="percentage" office:value="0.019086858416422">
            <text:p>1,91%</text:p>
          </table:table-cell>
          <table:table-cell/>
          <table:table-cell table:style-name="ce29" table:formula="of:=[.N239]+0.05" office:value-type="float" office:value="5.24999999999999">
            <text:p>5,250</text:p>
          </table:table-cell>
          <table:table-cell table:style-name="ce34" office:value-type="percentage" office:value="0.0210099311873438">
            <text:p>2,10%</text:p>
          </table:table-cell>
          <table:table-cell/>
          <table:table-cell table:style-name="ce29" table:formula="of:=[.Q239]+0.05" office:value-type="float" office:value="5.24999999999999">
            <text:p>5,250</text:p>
          </table:table-cell>
          <table:table-cell table:style-name="ce34" office:value-type="percentage" office:value="0.0184775631859707">
            <text:p>1,85%</text:p>
          </table:table-cell>
          <table:table-cell/>
          <table:table-cell table:style-name="ce29" table:formula="of:=[.T239]+0.05" office:value-type="float" office:value="5.24999999999999">
            <text:p>5,250</text:p>
          </table:table-cell>
          <table:table-cell table:style-name="ce34" office:value-type="percentage" office:value="0.0185824078922859">
            <text:p>1,86%</text:p>
          </table:table-cell>
          <table:table-cell/>
          <table:table-cell table:style-name="ce58" table:formula="of:=([.R240]-[.U240])*100*100" office:value-type="float" office:value="-1.04844706315183">
            <text:p>-1,0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40]+0.125" office:value-type="float" office:value="13.25">
            <text:p>13,250</text:p>
          </table:table-cell>
          <table:table-cell table:style-name="ce34" office:value-type="percentage" office:value="0.0166836880677882">
            <text:p>1,67%</text:p>
          </table:table-cell>
          <table:table-cell/>
          <table:table-cell table:style-name="ce29" table:formula="of:=[.E240]+0.125" office:value-type="float" office:value="13.25">
            <text:p>13,250</text:p>
          </table:table-cell>
          <table:table-cell table:style-name="ce34" office:value-type="percentage" office:value="0.0163963877382726">
            <text:p>1,64%</text:p>
          </table:table-cell>
          <table:table-cell/>
          <table:table-cell table:style-name="ce29" table:formula="of:=[.H240]+0.125" office:value-type="float" office:value="13.25">
            <text:p>13,250</text:p>
          </table:table-cell>
          <table:table-cell table:style-name="ce34" office:value-type="percentage" office:value="0.0197542720782346">
            <text:p>1,98%</text:p>
          </table:table-cell>
          <table:table-cell/>
          <table:table-cell table:style-name="ce29" table:formula="of:=[.K240]+0.05" office:value-type="float" office:value="5.29999999999999">
            <text:p>5,300</text:p>
          </table:table-cell>
          <table:table-cell table:style-name="ce34" office:value-type="percentage" office:value="0.0192672270273281">
            <text:p>1,93%</text:p>
          </table:table-cell>
          <table:table-cell/>
          <table:table-cell table:style-name="ce29" table:formula="of:=[.N240]+0.05" office:value-type="float" office:value="5.29999999999999">
            <text:p>5,300</text:p>
          </table:table-cell>
          <table:table-cell table:style-name="ce34" office:value-type="percentage" office:value="0.021158945618515">
            <text:p>2,12%</text:p>
          </table:table-cell>
          <table:table-cell/>
          <table:table-cell table:style-name="ce29" table:formula="of:=[.Q240]+0.05" office:value-type="float" office:value="5.29999999999999">
            <text:p>5,300</text:p>
          </table:table-cell>
          <table:table-cell table:style-name="ce34" office:value-type="percentage" office:value="0.0187108791498224">
            <text:p>1,87%</text:p>
          </table:table-cell>
          <table:table-cell/>
          <table:table-cell table:style-name="ce29" table:formula="of:=[.T240]+0.05" office:value-type="float" office:value="5.29999999999999">
            <text:p>5,300</text:p>
          </table:table-cell>
          <table:table-cell table:style-name="ce34" office:value-type="percentage" office:value="0.0188180411592929">
            <text:p>1,88%</text:p>
          </table:table-cell>
          <table:table-cell/>
          <table:table-cell table:style-name="ce58" table:formula="of:=([.R241]-[.U241])*100*100" office:value-type="float" office:value="-1.07162009470519">
            <text:p>-1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41]+0.125" office:value-type="float" office:value="13.375">
            <text:p>13,375</text:p>
          </table:table-cell>
          <table:table-cell table:style-name="ce34" office:value-type="percentage" office:value="0.0167771131880469">
            <text:p>1,68%</text:p>
          </table:table-cell>
          <table:table-cell/>
          <table:table-cell table:style-name="ce29" table:formula="of:=[.E241]+0.125" office:value-type="float" office:value="13.375">
            <text:p>13,375</text:p>
          </table:table-cell>
          <table:table-cell table:style-name="ce34" office:value-type="percentage" office:value="0.0164960308992316">
            <text:p>1,65%</text:p>
          </table:table-cell>
          <table:table-cell/>
          <table:table-cell table:style-name="ce29" table:formula="of:=[.H241]+0.125" office:value-type="float" office:value="13.375">
            <text:p>13,375</text:p>
          </table:table-cell>
          <table:table-cell table:style-name="ce34" office:value-type="percentage" office:value="0.0198344118260296">
            <text:p>1,98%</text:p>
          </table:table-cell>
          <table:table-cell/>
          <table:table-cell table:style-name="ce29" table:formula="of:=[.K241]+0.05" office:value-type="float" office:value="5.34999999999999">
            <text:p>5,350</text:p>
          </table:table-cell>
          <table:table-cell table:style-name="ce34" office:value-type="percentage" office:value="0.0194446278766276">
            <text:p>1,94%</text:p>
          </table:table-cell>
          <table:table-cell/>
          <table:table-cell table:style-name="ce29" table:formula="of:=[.N241]+0.05" office:value-type="float" office:value="5.34999999999999">
            <text:p>5,350</text:p>
          </table:table-cell>
          <table:table-cell table:style-name="ce34" office:value-type="percentage" office:value="0.021302880768452">
            <text:p>2,13%</text:p>
          </table:table-cell>
          <table:table-cell/>
          <table:table-cell table:style-name="ce29" table:formula="of:=[.Q241]+0.05" office:value-type="float" office:value="5.34999999999999">
            <text:p>5,350</text:p>
          </table:table-cell>
          <table:table-cell table:style-name="ce34" office:value-type="percentage" office:value="0.0189405143223499">
            <text:p>1,89%</text:p>
          </table:table-cell>
          <table:table-cell/>
          <table:table-cell table:style-name="ce29" table:formula="of:=[.T241]+0.05" office:value-type="float" office:value="5.34999999999999">
            <text:p>5,350</text:p>
          </table:table-cell>
          <table:table-cell table:style-name="ce34" office:value-type="percentage" office:value="0.0190499413048248">
            <text:p>1,90%</text:p>
          </table:table-cell>
          <table:table-cell/>
          <table:table-cell table:style-name="ce58" table:formula="of:=([.R242]-[.U242])*100*100" office:value-type="float" office:value="-1.09426982474917">
            <text:p>-1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42]+0.125" office:value-type="float" office:value="13.5">
            <text:p>13,500</text:p>
          </table:table-cell>
          <table:table-cell table:style-name="ce34" office:value-type="percentage" office:value="0.016868808213486">
            <text:p>1,69%</text:p>
          </table:table-cell>
          <table:table-cell/>
          <table:table-cell table:style-name="ce29" table:formula="of:=[.E242]+0.125" office:value-type="float" office:value="13.5">
            <text:p>13,500</text:p>
          </table:table-cell>
          <table:table-cell table:style-name="ce34" office:value-type="percentage" office:value="0.0165938288164692">
            <text:p>1,66%</text:p>
          </table:table-cell>
          <table:table-cell/>
          <table:table-cell table:style-name="ce29" table:formula="of:=[.H242]+0.125" office:value-type="float" office:value="13.5">
            <text:p>13,500</text:p>
          </table:table-cell>
          <table:table-cell table:style-name="ce34" office:value-type="percentage" office:value="0.019913067504421">
            <text:p>1,99%</text:p>
          </table:table-cell>
          <table:table-cell/>
          <table:table-cell table:style-name="ce29" table:formula="of:=[.K242]+0.05" office:value-type="float" office:value="5.39999999999999">
            <text:p>5,400</text:p>
          </table:table-cell>
          <table:table-cell table:style-name="ce34" office:value-type="percentage" office:value="0.0196188832516451">
            <text:p>1,96%</text:p>
          </table:table-cell>
          <table:table-cell/>
          <table:table-cell table:style-name="ce29" table:formula="of:=[.N242]+0.05" office:value-type="float" office:value="5.39999999999999">
            <text:p>5,400</text:p>
          </table:table-cell>
          <table:table-cell table:style-name="ce34" office:value-type="percentage" office:value="0.0214416125681041">
            <text:p>2,14%</text:p>
          </table:table-cell>
          <table:table-cell/>
          <table:table-cell table:style-name="ce29" table:formula="of:=[.Q242]+0.05" office:value-type="float" office:value="5.39999999999999">
            <text:p>5,400</text:p>
          </table:table-cell>
          <table:table-cell table:style-name="ce34" office:value-type="percentage" office:value="0.0191657790344082">
            <text:p>1,92%</text:p>
          </table:table-cell>
          <table:table-cell/>
          <table:table-cell table:style-name="ce29" table:formula="of:=[.T242]+0.05" office:value-type="float" office:value="5.39999999999999">
            <text:p>5,400</text:p>
          </table:table-cell>
          <table:table-cell table:style-name="ce34" office:value-type="percentage" office:value="0.0192774107443064">
            <text:p>1,93%</text:p>
          </table:table-cell>
          <table:table-cell/>
          <table:table-cell table:style-name="ce58" table:formula="of:=([.R243]-[.U243])*100*100" office:value-type="float" office:value="-1.11631709898155">
            <text:p>-1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43]+0.125" office:value-type="float" office:value="13.625">
            <text:p>13,625</text:p>
          </table:table-cell>
          <table:table-cell table:style-name="ce34" office:value-type="percentage" office:value="0.0169588207613941">
            <text:p>1,70%</text:p>
          </table:table-cell>
          <table:table-cell/>
          <table:table-cell table:style-name="ce29" table:formula="of:=[.E243]+0.125" office:value-type="float" office:value="13.625">
            <text:p>13,625</text:p>
          </table:table-cell>
          <table:table-cell table:style-name="ce34" office:value-type="percentage" office:value="0.0166898322765098">
            <text:p>1,67%</text:p>
          </table:table-cell>
          <table:table-cell/>
          <table:table-cell table:style-name="ce29" table:formula="of:=[.H243]+0.125" office:value-type="float" office:value="13.625">
            <text:p>13,625</text:p>
          </table:table-cell>
          <table:table-cell table:style-name="ce34" office:value-type="percentage" office:value="0.0199902799593557">
            <text:p>2,00%</text:p>
          </table:table-cell>
          <table:table-cell/>
          <table:table-cell table:style-name="ce29" table:formula="of:=[.K243]+0.05" office:value-type="float" office:value="5.44999999999999">
            <text:p>5,450</text:p>
          </table:table-cell>
          <table:table-cell table:style-name="ce34" office:value-type="percentage" office:value="0.0197898154397053">
            <text:p>1,98%</text:p>
          </table:table-cell>
          <table:table-cell/>
          <table:table-cell table:style-name="ce29" table:formula="of:=[.N243]+0.05" office:value-type="float" office:value="5.44999999999999">
            <text:p>5,450</text:p>
          </table:table-cell>
          <table:table-cell table:style-name="ce34" office:value-type="percentage" office:value="0.0215750169484204">
            <text:p>2,16%</text:p>
          </table:table-cell>
          <table:table-cell/>
          <table:table-cell table:style-name="ce29" table:formula="of:=[.Q243]+0.05" office:value-type="float" office:value="5.44999999999999">
            <text:p>5,450</text:p>
          </table:table-cell>
          <table:table-cell table:style-name="ce34" office:value-type="percentage" office:value="0.0193859836168524">
            <text:p>1,94%</text:p>
          </table:table-cell>
          <table:table-cell/>
          <table:table-cell table:style-name="ce29" table:formula="of:=[.T243]+0.05" office:value-type="float" office:value="5.44999999999999">
            <text:p>5,450</text:p>
          </table:table-cell>
          <table:table-cell table:style-name="ce34" office:value-type="percentage" office:value="0.0194997518931625">
            <text:p>1,95%</text:p>
          </table:table-cell>
          <table:table-cell/>
          <table:table-cell table:style-name="ce58" table:formula="of:=([.R244]-[.U244])*100*100" office:value-type="float" office:value="-1.13768276310051">
            <text:p>-1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44]+0.125" office:value-type="float" office:value="13.75">
            <text:p>13,750</text:p>
          </table:table-cell>
          <table:table-cell table:style-name="ce34" office:value-type="percentage" office:value="0.017047196717522">
            <text:p>1,70%</text:p>
          </table:table-cell>
          <table:table-cell/>
          <table:table-cell table:style-name="ce29" table:formula="of:=[.E244]+0.125" office:value-type="float" office:value="13.75">
            <text:p>13,750</text:p>
          </table:table-cell>
          <table:table-cell table:style-name="ce34" office:value-type="percentage" office:value="0.016784090219095">
            <text:p>1,68%</text:p>
          </table:table-cell>
          <table:table-cell/>
          <table:table-cell table:style-name="ce29" table:formula="of:=[.H244]+0.125" office:value-type="float" office:value="13.75">
            <text:p>13,750</text:p>
          </table:table-cell>
          <table:table-cell table:style-name="ce34" office:value-type="percentage" office:value="0.0200660885514734">
            <text:p>2,01%</text:p>
          </table:table-cell>
          <table:table-cell/>
          <table:table-cell table:style-name="ce29" table:formula="of:=[.K244]+0.05" office:value-type="float" office:value="5.49999999999999">
            <text:p>5,500</text:p>
          </table:table-cell>
          <table:table-cell table:style-name="ce34" office:value-type="percentage" office:value="0.019957246728133">
            <text:p>2,00%</text:p>
          </table:table-cell>
          <table:table-cell/>
          <table:table-cell table:style-name="ce29" table:formula="of:=[.N244]+0.05" office:value-type="float" office:value="5.49999999999999">
            <text:p>5,500</text:p>
          </table:table-cell>
          <table:table-cell table:style-name="ce34" office:value-type="percentage" office:value="0.0217029698403504">
            <text:p>2,17%</text:p>
          </table:table-cell>
          <table:table-cell/>
          <table:table-cell table:style-name="ce29" table:formula="of:=[.Q244]+0.05" office:value-type="float" office:value="5.49999999999999">
            <text:p>5,500</text:p>
          </table:table-cell>
          <table:table-cell table:style-name="ce34" office:value-type="percentage" office:value="0.0196004384005375">
            <text:p>1,96%</text:p>
          </table:table-cell>
          <table:table-cell/>
          <table:table-cell table:style-name="ce29" table:formula="of:=[.T244]+0.05" office:value-type="float" office:value="5.49999999999999">
            <text:p>5,500</text:p>
          </table:table-cell>
          <table:table-cell table:style-name="ce34" office:value-type="percentage" office:value="0.0197162671668179">
            <text:p>1,97%</text:p>
          </table:table-cell>
          <table:table-cell/>
          <table:table-cell table:style-name="ce58" table:formula="of:=([.R245]-[.U245])*100*100" office:value-type="float" office:value="-1.15828766280385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45]+0.125" office:value-type="float" office:value="13.875">
            <text:p>13,875</text:p>
          </table:table-cell>
          <table:table-cell table:style-name="ce34" office:value-type="percentage" office:value="0.0171339803140801">
            <text:p>1,71%</text:p>
          </table:table-cell>
          <table:table-cell/>
          <table:table-cell table:style-name="ce29" table:formula="of:=[.E245]+0.125" office:value-type="float" office:value="13.875">
            <text:p>13,875</text:p>
          </table:table-cell>
          <table:table-cell table:style-name="ce34" office:value-type="percentage" office:value="0.0168766498203725">
            <text:p>1,69%</text:p>
          </table:table-cell>
          <table:table-cell/>
          <table:table-cell table:style-name="ce29" table:formula="of:=[.H245]+0.125" office:value-type="float" office:value="13.875">
            <text:p>13,875</text:p>
          </table:table-cell>
          <table:table-cell table:style-name="ce34" office:value-type="percentage" office:value="0.0201405312230123">
            <text:p>2,01%</text:p>
          </table:table-cell>
          <table:table-cell/>
          <table:table-cell table:style-name="ce29" table:formula="of:=[.K245]+0.05" office:value-type="float" office:value="5.54999999999999">
            <text:p>5,550</text:p>
          </table:table-cell>
          <table:table-cell table:style-name="ce34" office:value-type="percentage" office:value="0.0201209994042528">
            <text:p>2,01%</text:p>
          </table:table-cell>
          <table:table-cell/>
          <table:table-cell table:style-name="ce29" table:formula="of:=[.N245]+0.05" office:value-type="float" office:value="5.54999999999999">
            <text:p>5,550</text:p>
          </table:table-cell>
          <table:table-cell table:style-name="ce34" office:value-type="percentage" office:value="0.0218254328479705">
            <text:p>2,18%</text:p>
          </table:table-cell>
          <table:table-cell/>
          <table:table-cell table:style-name="ce29" table:formula="of:=[.Q245]+0.05" office:value-type="float" office:value="5.54999999999999">
            <text:p>5,550</text:p>
          </table:table-cell>
          <table:table-cell table:style-name="ce34" office:value-type="percentage" office:value="0.0198084537163185">
            <text:p>1,98%</text:p>
          </table:table-cell>
          <table:table-cell/>
          <table:table-cell table:style-name="ce29" table:formula="of:=[.T245]+0.05" office:value-type="float" office:value="5.54999999999999">
            <text:p>5,550</text:p>
          </table:table-cell>
          <table:table-cell table:style-name="ce34" office:value-type="percentage" office:value="0.0199262589806974">
            <text:p>1,99%</text:p>
          </table:table-cell>
          <table:table-cell/>
          <table:table-cell table:style-name="ce58" table:formula="of:=([.R246]-[.U246])*100*100" office:value-type="float" office:value="-1.17805264378958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46]+0.125" office:value-type="float" office:value="14">
            <text:p>14,000</text:p>
          </table:table-cell>
          <table:table-cell table:style-name="ce34" office:value-type="percentage" office:value="0.0172192142035567">
            <text:p>1,72%</text:p>
          </table:table-cell>
          <table:table-cell/>
          <table:table-cell table:style-name="ce29" table:formula="of:=[.E246]+0.125" office:value-type="float" office:value="14">
            <text:p>14,000</text:p>
          </table:table-cell>
          <table:table-cell table:style-name="ce34" office:value-type="percentage" office:value="0.0169675565716271">
            <text:p>1,70%</text:p>
          </table:table-cell>
          <table:table-cell/>
          <table:table-cell table:style-name="ce29" table:formula="of:=[.H246]+0.125" office:value-type="float" office:value="14">
            <text:p>14,000</text:p>
          </table:table-cell>
          <table:table-cell table:style-name="ce34" office:value-type="percentage" office:value="0.020213644561131">
            <text:p>2,02%</text:p>
          </table:table-cell>
          <table:table-cell/>
          <table:table-cell table:style-name="ce29" table:formula="of:=[.K246]+0.05" office:value-type="float" office:value="5.59999999999999">
            <text:p>5,600</text:p>
          </table:table-cell>
          <table:table-cell table:style-name="ce34" office:value-type="percentage" office:value="0.0202808957553894">
            <text:p>2,03%</text:p>
          </table:table-cell>
          <table:table-cell/>
          <table:table-cell table:style-name="ce29" table:formula="of:=[.N246]+0.05" office:value-type="float" office:value="5.59999999999999">
            <text:p>5,600</text:p>
          </table:table-cell>
          <table:table-cell table:style-name="ce34" office:value-type="percentage" office:value="0.0219427102678659">
            <text:p>2,19%</text:p>
          </table:table-cell>
          <table:table-cell/>
          <table:table-cell table:style-name="ce29" table:formula="of:=[.Q246]+0.05" office:value-type="float" office:value="5.59999999999999">
            <text:p>5,600</text:p>
          </table:table-cell>
          <table:table-cell table:style-name="ce34" office:value-type="percentage" office:value="0.0200093398950504">
            <text:p>2,00%</text:p>
          </table:table-cell>
          <table:table-cell/>
          <table:table-cell table:style-name="ce29" table:formula="of:=[.T246]+0.05" office:value-type="float" office:value="5.59999999999999">
            <text:p>5,600</text:p>
          </table:table-cell>
          <table:table-cell table:style-name="ce34" office:value-type="percentage" office:value="0.0201290297502259">
            <text:p>2,01%</text:p>
          </table:table-cell>
          <table:table-cell/>
          <table:table-cell table:style-name="ce58" table:formula="of:=([.R247]-[.U247])*100*100" office:value-type="float" office:value="-1.19689855175555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47]+0.125" office:value-type="float" office:value="14.125">
            <text:p>14,125</text:p>
          </table:table-cell>
          <table:table-cell table:style-name="ce34" office:value-type="percentage" office:value="0.0173029395286179">
            <text:p>1,73%</text:p>
          </table:table-cell>
          <table:table-cell/>
          <table:table-cell table:style-name="ce29" table:formula="of:=[.E247]+0.125" office:value-type="float" office:value="14.125">
            <text:p>14,125</text:p>
          </table:table-cell>
          <table:table-cell table:style-name="ce34" office:value-type="percentage" office:value="0.0170568543538329">
            <text:p>1,71%</text:p>
          </table:table-cell>
          <table:table-cell/>
          <table:table-cell table:style-name="ce29" table:formula="of:=[.H247]+0.125" office:value-type="float" office:value="14.125">
            <text:p>14,125</text:p>
          </table:table-cell>
          <table:table-cell table:style-name="ce34" office:value-type="percentage" office:value="0.020285463857867">
            <text:p>2,03%</text:p>
          </table:table-cell>
          <table:table-cell/>
          <table:table-cell table:style-name="ce29" table:formula="of:=[.K247]+0.05" office:value-type="float" office:value="5.64999999999999">
            <text:p>5,650</text:p>
          </table:table-cell>
          <table:table-cell table:style-name="ce34" office:value-type="percentage" office:value="0.0204367580688675">
            <text:p>2,04%</text:p>
          </table:table-cell>
          <table:table-cell/>
          <table:table-cell table:style-name="ce29" table:formula="of:=[.N247]+0.05" office:value-type="float" office:value="5.64999999999999">
            <text:p>5,650</text:p>
          </table:table-cell>
          <table:table-cell table:style-name="ce34" office:value-type="percentage" office:value="0.022055192069749">
            <text:p>2,21%</text:p>
          </table:table-cell>
          <table:table-cell/>
          <table:table-cell table:style-name="ce29" table:formula="of:=[.Q247]+0.05" office:value-type="float" office:value="5.64999999999999">
            <text:p>5,650</text:p>
          </table:table-cell>
          <table:table-cell table:style-name="ce34" office:value-type="percentage" office:value="0.0202024072675882">
            <text:p>2,02%</text:p>
          </table:table-cell>
          <table:table-cell/>
          <table:table-cell table:style-name="ce29" table:formula="of:=[.T247]+0.05" office:value-type="float" office:value="5.64999999999999">
            <text:p>5,650</text:p>
          </table:table-cell>
          <table:table-cell table:style-name="ce34" office:value-type="percentage" office:value="0.0203238818908282">
            <text:p>2,03%</text:p>
          </table:table-cell>
          <table:table-cell/>
          <table:table-cell table:style-name="ce58" table:formula="of:=([.R248]-[.U248])*100*100" office:value-type="float" office:value="-1.21474623239977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48]+0.125" office:value-type="float" office:value="14.25">
            <text:p>14,250</text:p>
          </table:table-cell>
          <table:table-cell table:style-name="ce34" office:value-type="percentage" office:value="0.0173851959883271">
            <text:p>1,74%</text:p>
          </table:table-cell>
          <table:table-cell/>
          <table:table-cell table:style-name="ce29" table:formula="of:=[.E248]+0.125" office:value-type="float" office:value="14.25">
            <text:p>14,250</text:p>
          </table:table-cell>
          <table:table-cell table:style-name="ce34" office:value-type="percentage" office:value="0.0171445855082808">
            <text:p>1,71%</text:p>
          </table:table-cell>
          <table:table-cell/>
          <table:table-cell table:style-name="ce29" table:formula="of:=[.H248]+0.125" office:value-type="float" office:value="14.25">
            <text:p>14,250</text:p>
          </table:table-cell>
          <table:table-cell table:style-name="ce34" office:value-type="percentage" office:value="0.020356023166941">
            <text:p>2,04%</text:p>
          </table:table-cell>
          <table:table-cell/>
          <table:table-cell table:style-name="ce29" table:formula="of:=[.K248]+0.05" office:value-type="float" office:value="5.69999999999999">
            <text:p>5,700</text:p>
          </table:table-cell>
          <table:table-cell table:style-name="ce34" office:value-type="percentage" office:value="0.0205884086320118">
            <text:p>2,06%</text:p>
          </table:table-cell>
          <table:table-cell/>
          <table:table-cell table:style-name="ce29" table:formula="of:=[.N248]+0.05" office:value-type="float" office:value="5.69999999999999">
            <text:p>5,700</text:p>
          </table:table-cell>
          <table:table-cell table:style-name="ce34" office:value-type="percentage" office:value="0.0221632682233324">
            <text:p>2,22%</text:p>
          </table:table-cell>
          <table:table-cell/>
          <table:table-cell table:style-name="ce29" table:formula="of:=[.Q248]+0.05" office:value-type="float" office:value="5.69999999999999">
            <text:p>5,700</text:p>
          </table:table-cell>
          <table:table-cell table:style-name="ce34" office:value-type="percentage" office:value="0.020386966164787">
            <text:p>2,04%</text:p>
          </table:table-cell>
          <table:table-cell/>
          <table:table-cell table:style-name="ce29" table:formula="of:=[.T248]+0.05" office:value-type="float" office:value="5.69999999999999">
            <text:p>5,700</text:p>
          </table:table-cell>
          <table:table-cell table:style-name="ce34" office:value-type="percentage" office:value="0.020510117817929">
            <text:p>2,05%</text:p>
          </table:table-cell>
          <table:table-cell/>
          <table:table-cell table:style-name="ce58" table:formula="of:=([.R249]-[.U249])*100*100" office:value-type="float" office:value="-1.23151653142022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49]+0.125" office:value-type="float" office:value="14.375">
            <text:p>14,375</text:p>
          </table:table-cell>
          <table:table-cell table:style-name="ce34" office:value-type="percentage" office:value="0.0174660219009109">
            <text:p>1,75%</text:p>
          </table:table-cell>
          <table:table-cell/>
          <table:table-cell table:style-name="ce29" table:formula="of:=[.E249]+0.125" office:value-type="float" office:value="14.375">
            <text:p>14,375</text:p>
          </table:table-cell>
          <table:table-cell table:style-name="ce34" office:value-type="percentage" office:value="0.0172307909035209">
            <text:p>1,72%</text:p>
          </table:table-cell>
          <table:table-cell/>
          <table:table-cell table:style-name="ce29" table:formula="of:=[.H249]+0.125" office:value-type="float" office:value="14.375">
            <text:p>14,375</text:p>
          </table:table-cell>
          <table:table-cell table:style-name="ce34" office:value-type="percentage" office:value="0.0204253553575963">
            <text:p>2,04%</text:p>
          </table:table-cell>
          <table:table-cell/>
          <table:table-cell table:style-name="ce29" table:formula="of:=[.K249]+0.05" office:value-type="float" office:value="5.74999999999999">
            <text:p>5,750</text:p>
          </table:table-cell>
          <table:table-cell table:style-name="ce34" office:value-type="percentage" office:value="0.020735669732147">
            <text:p>2,07%</text:p>
          </table:table-cell>
          <table:table-cell/>
          <table:table-cell table:style-name="ce29" table:formula="of:=[.N249]+0.05" office:value-type="float" office:value="5.74999999999999">
            <text:p>5,750</text:p>
          </table:table-cell>
          <table:table-cell table:style-name="ce34" office:value-type="percentage" office:value="0.0222673286983284">
            <text:p>2,23%</text:p>
          </table:table-cell>
          <table:table-cell/>
          <table:table-cell table:style-name="ce29" table:formula="of:=[.Q249]+0.05" office:value-type="float" office:value="5.74999999999999">
            <text:p>5,750</text:p>
          </table:table-cell>
          <table:table-cell table:style-name="ce34" office:value-type="percentage" office:value="0.0205623269175018">
            <text:p>2,06%</text:p>
          </table:table-cell>
          <table:table-cell/>
          <table:table-cell table:style-name="ce29" table:formula="of:=[.T249]+0.05" office:value-type="float" office:value="5.74999999999999">
            <text:p>5,750</text:p>
          </table:table-cell>
          <table:table-cell table:style-name="ce34" office:value-type="percentage" office:value="0.0206870399469533">
            <text:p>2,07%</text:p>
          </table:table-cell>
          <table:table-cell/>
          <table:table-cell table:style-name="ce58" table:formula="of:=([.R250]-[.U250])*100*100" office:value-type="float" office:value="-1.24713029451474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50]+0.125" office:value-type="float" office:value="14.5">
            <text:p>14,500</text:p>
          </table:table-cell>
          <table:table-cell table:style-name="ce34" office:value-type="percentage" office:value="0.0175454542632778">
            <text:p>1,75%</text:p>
          </table:table-cell>
          <table:table-cell/>
          <table:table-cell table:style-name="ce29" table:formula="of:=[.E250]+0.125" office:value-type="float" office:value="14.5">
            <text:p>14,500</text:p>
          </table:table-cell>
          <table:table-cell table:style-name="ce34" office:value-type="percentage" office:value="0.017315509998843">
            <text:p>1,73%</text:p>
          </table:table-cell>
          <table:table-cell/>
          <table:table-cell table:style-name="ce29" table:formula="of:=[.H250]+0.125" office:value-type="float" office:value="14.5">
            <text:p>14,500</text:p>
          </table:table-cell>
          <table:table-cell table:style-name="ce34" office:value-type="percentage" office:value="0.020493492165654">
            <text:p>2,05%</text:p>
          </table:table-cell>
          <table:table-cell/>
          <table:table-cell table:style-name="ce29" table:formula="of:=[.K250]+0.05" office:value-type="float" office:value="5.79999999999999">
            <text:p>5,800</text:p>
          </table:table-cell>
          <table:table-cell table:style-name="ce34" office:value-type="percentage" office:value="0.0208784253483402">
            <text:p>2,09%</text:p>
          </table:table-cell>
          <table:table-cell/>
          <table:table-cell table:style-name="ce29" table:formula="of:=[.N250]+0.05" office:value-type="float" office:value="5.79999999999999">
            <text:p>5,800</text:p>
          </table:table-cell>
          <table:table-cell table:style-name="ce34" office:value-type="percentage" office:value="0.0223677634644495">
            <text:p>2,24%</text:p>
          </table:table-cell>
          <table:table-cell/>
          <table:table-cell table:style-name="ce29" table:formula="of:=[.Q250]+0.05" office:value-type="float" office:value="5.79999999999999">
            <text:p>5,800</text:p>
          </table:table-cell>
          <table:table-cell table:style-name="ce34" office:value-type="percentage" office:value="0.0207280113541094">
            <text:p>2,07%</text:p>
          </table:table-cell>
          <table:table-cell/>
          <table:table-cell table:style-name="ce29" table:formula="of:=[.T250]+0.05" office:value-type="float" office:value="5.79999999999999">
            <text:p>5,800</text:p>
          </table:table-cell>
          <table:table-cell table:style-name="ce34" office:value-type="percentage" office:value="0.020854165024103">
            <text:p>2,09%</text:p>
          </table:table-cell>
          <table:table-cell/>
          <table:table-cell table:style-name="ce58" table:formula="of:=([.R251]-[.U251])*100*100" office:value-type="float" office:value="-1.26153669993578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51]+0.125" office:value-type="float" office:value="14.625">
            <text:p>14,625</text:p>
          </table:table-cell>
          <table:table-cell table:style-name="ce34" office:value-type="percentage" office:value="0.0176235288074845">
            <text:p>1,76%</text:p>
          </table:table-cell>
          <table:table-cell/>
          <table:table-cell table:style-name="ce29" table:formula="of:=[.E251]+0.125" office:value-type="float" office:value="14.625">
            <text:p>14,625</text:p>
          </table:table-cell>
          <table:table-cell table:style-name="ce34" office:value-type="percentage" office:value="0.0173987809045016">
            <text:p>1,74%</text:p>
          </table:table-cell>
          <table:table-cell/>
          <table:table-cell table:style-name="ce29" table:formula="of:=[.H251]+0.125" office:value-type="float" office:value="14.625">
            <text:p>14,625</text:p>
          </table:table-cell>
          <table:table-cell table:style-name="ce34" office:value-type="percentage" office:value="0.0205604642419502">
            <text:p>2,06%</text:p>
          </table:table-cell>
          <table:table-cell/>
          <table:table-cell table:style-name="ce29" table:formula="of:=[.K251]+0.05" office:value-type="float" office:value="5.84999999999999">
            <text:p>5,850</text:p>
          </table:table-cell>
          <table:table-cell table:style-name="ce34" office:value-type="percentage" office:value="0.0210168062266282">
            <text:p>2,10%</text:p>
          </table:table-cell>
          <table:table-cell/>
          <table:table-cell table:style-name="ce29" table:formula="of:=[.N251]+0.05" office:value-type="float" office:value="5.84999999999999">
            <text:p>5,850</text:p>
          </table:table-cell>
          <table:table-cell table:style-name="ce34" office:value-type="percentage" office:value="0.0224649624914081">
            <text:p>2,25%</text:p>
          </table:table-cell>
          <table:table-cell/>
          <table:table-cell table:style-name="ce29" table:formula="of:=[.Q251]+0.05" office:value-type="float" office:value="5.84999999999999">
            <text:p>5,850</text:p>
          </table:table-cell>
          <table:table-cell table:style-name="ce34" office:value-type="percentage" office:value="0.020884387293074">
            <text:p>2,09%</text:p>
          </table:table-cell>
          <table:table-cell/>
          <table:table-cell table:style-name="ce29" table:formula="of:=[.T251]+0.05" office:value-type="float" office:value="5.84999999999999">
            <text:p>5,850</text:p>
          </table:table-cell>
          <table:table-cell table:style-name="ce34" office:value-type="percentage" office:value="0.0210118671186893">
            <text:p>2,10%</text:p>
          </table:table-cell>
          <table:table-cell/>
          <table:table-cell table:style-name="ce58" table:formula="of:=([.R252]-[.U252])*100*100" office:value-type="float" office:value="-1.27479825615322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52]+0.125" office:value-type="float" office:value="14.75">
            <text:p>14,750</text:p>
          </table:table-cell>
          <table:table-cell table:style-name="ce34" office:value-type="percentage" office:value="0.0177002800543318">
            <text:p>1,77%</text:p>
          </table:table-cell>
          <table:table-cell/>
          <table:table-cell table:style-name="ce29" table:formula="of:=[.E252]+0.125" office:value-type="float" office:value="14.75">
            <text:p>14,750</text:p>
          </table:table-cell>
          <table:table-cell table:style-name="ce34" office:value-type="percentage" office:value="0.0174806404388777">
            <text:p>1,75%</text:p>
          </table:table-cell>
          <table:table-cell/>
          <table:table-cell table:style-name="ce29" table:formula="of:=[.H252]+0.125" office:value-type="float" office:value="14.75">
            <text:p>14,750</text:p>
          </table:table-cell>
          <table:table-cell table:style-name="ce34" office:value-type="percentage" office:value="0.0206263011983091">
            <text:p>2,06%</text:p>
          </table:table-cell>
          <table:table-cell/>
          <table:table-cell table:style-name="ce29" table:formula="of:=[.K252]+0.05" office:value-type="float" office:value="5.89999999999999">
            <text:p>5,900</text:p>
          </table:table-cell>
          <table:table-cell table:style-name="ce34" office:value-type="percentage" office:value="0.0211510048047903">
            <text:p>2,12%</text:p>
          </table:table-cell>
          <table:table-cell/>
          <table:table-cell table:style-name="ce29" table:formula="of:=[.N252]+0.05" office:value-type="float" office:value="5.89999999999999">
            <text:p>5,900</text:p>
          </table:table-cell>
          <table:table-cell table:style-name="ce34" office:value-type="percentage" office:value="0.0225593157489166">
            <text:p>2,26%</text:p>
          </table:table-cell>
          <table:table-cell/>
          <table:table-cell table:style-name="ce29" table:formula="of:=[.Q252]+0.05" office:value-type="float" office:value="5.89999999999999">
            <text:p>5,900</text:p>
          </table:table-cell>
          <table:table-cell table:style-name="ce34" office:value-type="percentage" office:value="0.0210320340503816">
            <text:p>2,10%</text:p>
          </table:table-cell>
          <table:table-cell/>
          <table:table-cell table:style-name="ce29" table:formula="of:=[.T252]+0.05" office:value-type="float" office:value="5.89999999999999">
            <text:p>5,900</text:p>
          </table:table-cell>
          <table:table-cell table:style-name="ce34" office:value-type="percentage" office:value="0.0211607346308008">
            <text:p>2,12%</text:p>
          </table:table-cell>
          <table:table-cell/>
          <table:table-cell table:style-name="ce58" table:formula="of:=([.R253]-[.U253])*100*100" office:value-type="float" office:value="-1.28700580419153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53]+0.125" office:value-type="float" office:value="14.875">
            <text:p>14,875</text:p>
          </table:table-cell>
          <table:table-cell table:style-name="ce34" office:value-type="percentage" office:value="0.0177757413642573">
            <text:p>1,78%</text:p>
          </table:table-cell>
          <table:table-cell/>
          <table:table-cell table:style-name="ce29" table:formula="of:=[.E253]+0.125" office:value-type="float" office:value="14.875">
            <text:p>14,875</text:p>
          </table:table-cell>
          <table:table-cell table:style-name="ce34" office:value-type="percentage" office:value="0.0175611241827602">
            <text:p>1,76%</text:p>
          </table:table-cell>
          <table:table-cell/>
          <table:table-cell table:style-name="ce29" table:formula="of:=[.H253]+0.125" office:value-type="float" office:value="14.875">
            <text:p>14,875</text:p>
          </table:table-cell>
          <table:table-cell table:style-name="ce34" office:value-type="percentage" office:value="0.0206910316511998">
            <text:p>2,07%</text:p>
          </table:table-cell>
          <table:table-cell/>
          <table:table-cell table:style-name="ce29" table:formula="of:=[.K253]+0.05" office:value-type="float" office:value="5.94999999999999">
            <text:p>5,950</text:p>
          </table:table-cell>
          <table:table-cell table:style-name="ce34" office:value-type="percentage" office:value="0.0212812135206057">
            <text:p>2,13%</text:p>
          </table:table-cell>
          <table:table-cell/>
          <table:table-cell table:style-name="ce29" table:formula="of:=[.N253]+0.05" office:value-type="float" office:value="5.94999999999999">
            <text:p>5,950</text:p>
          </table:table-cell>
          <table:table-cell table:style-name="ce34" office:value-type="percentage" office:value="0.0226512132066874">
            <text:p>2,27%</text:p>
          </table:table-cell>
          <table:table-cell/>
          <table:table-cell table:style-name="ce29" table:formula="of:=[.Q253]+0.05" office:value-type="float" office:value="5.94999999999999">
            <text:p>5,950</text:p>
          </table:table-cell>
          <table:table-cell table:style-name="ce34" office:value-type="percentage" office:value="0.0211715309420182">
            <text:p>2,12%</text:p>
          </table:table-cell>
          <table:table-cell/>
          <table:table-cell table:style-name="ce29" table:formula="of:=[.T253]+0.05" office:value-type="float" office:value="5.94999999999999">
            <text:p>5,950</text:p>
          </table:table-cell>
          <table:table-cell table:style-name="ce34" office:value-type="percentage" office:value="0.0213013559605258">
            <text:p>2,13%</text:p>
          </table:table-cell>
          <table:table-cell/>
          <table:table-cell table:style-name="ce58" table:formula="of:=([.R254]-[.U254])*100*100" office:value-type="float" office:value="-1.29825018507508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54]+0.125" office:value-type="float" office:value="15">
            <text:p>15,000</text:p>
          </table:table-cell>
          <table:table-cell table:style-name="ce34" office:value-type="percentage" office:value="0.0178499449856841">
            <text:p>1,78%</text:p>
          </table:table-cell>
          <table:table-cell/>
          <table:table-cell table:style-name="ce29" table:formula="of:=[.E254]+0.125" office:value-type="float" office:value="15">
            <text:p>15,000</text:p>
          </table:table-cell>
          <table:table-cell table:style-name="ce34" office:value-type="percentage" office:value="0.0176402665309113">
            <text:p>1,76%</text:p>
          </table:table-cell>
          <table:table-cell/>
          <table:table-cell table:style-name="ce29" table:formula="of:=[.H254]+0.125" office:value-type="float" office:value="15">
            <text:p>15,000</text:p>
          </table:table-cell>
          <table:table-cell table:style-name="ce34" office:value-type="percentage" office:value="0.0207546832632089">
            <text:p>2,08%</text:p>
          </table:table-cell>
          <table:table-cell/>
          <table:table-cell table:style-name="ce29" table:formula="of:=[.K254]+0.05" office:value-type="float" office:value="5.99999999999999">
            <text:p>6,000</text:p>
          </table:table-cell>
          <table:table-cell table:style-name="ce34" office:value-type="percentage" office:value="0.0214076248118537">
            <text:p>2,14%</text:p>
          </table:table-cell>
          <table:table-cell/>
          <table:table-cell table:style-name="ce29" table:formula="of:=[.N254]+0.05" office:value-type="float" office:value="5.99999999999999">
            <text:p>6,000</text:p>
          </table:table-cell>
          <table:table-cell table:style-name="ce34" office:value-type="percentage" office:value="0.0227410448344331">
            <text:p>2,27%</text:p>
          </table:table-cell>
          <table:table-cell/>
          <table:table-cell table:style-name="ce29" table:formula="of:=[.Q254]+0.05" office:value-type="float" office:value="5.99999999999999">
            <text:p>6,000</text:p>
          </table:table-cell>
          <table:table-cell table:style-name="ce34" office:value-type="percentage" office:value="0.0213034572839699">
            <text:p>2,13%</text:p>
          </table:table-cell>
          <table:table-cell/>
          <table:table-cell table:style-name="ce29" table:formula="of:=[.T254]+0.05" office:value-type="float" office:value="5.99999999999999">
            <text:p>6,000</text:p>
          </table:table-cell>
          <table:table-cell table:style-name="ce34" office:value-type="percentage" office:value="0.0214343195079527">
            <text:p>2,14%</text:p>
          </table:table-cell>
          <table:table-cell/>
          <table:table-cell table:style-name="ce58" table:formula="of:=([.R255]-[.U255])*100*100" office:value-type="float" office:value="-1.30862223982821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55]+0.125" office:value-type="float" office:value="15.125">
            <text:p>15,125</text:p>
          </table:table-cell>
          <table:table-cell table:style-name="ce34" office:value-type="percentage" office:value="0.0178845422268765">
            <text:p>1,79%</text:p>
          </table:table-cell>
          <table:table-cell/>
          <table:table-cell table:style-name="ce29" table:formula="of:=[.E255]+0.125" office:value-type="float" office:value="15.125">
            <text:p>15,125</text:p>
          </table:table-cell>
          <table:table-cell table:style-name="ce34" office:value-type="percentage" office:value="0.0177053787290713">
            <text:p>1,77%</text:p>
          </table:table-cell>
          <table:table-cell/>
          <table:table-cell table:style-name="ce29" table:formula="of:=[.H255]+0.125" office:value-type="float" office:value="15.125">
            <text:p>15,125</text:p>
          </table:table-cell>
          <table:table-cell table:style-name="ce34" office:value-type="percentage" office:value="0.0208037572901635">
            <text:p>2,08%</text:p>
          </table:table-cell>
          <table:table-cell/>
          <table:table-cell table:style-name="ce29" table:formula="of:=[.K255]+0.05" office:value-type="float" office:value="6.04999999999999">
            <text:p>6,050</text:p>
          </table:table-cell>
          <table:table-cell table:style-name="ce34" office:value-type="percentage" office:value="0.0215304311163136">
            <text:p>2,15%</text:p>
          </table:table-cell>
          <table:table-cell/>
          <table:table-cell table:style-name="ce29" table:formula="of:=[.N255]+0.05" office:value-type="float" office:value="6.04999999999999">
            <text:p>6,050</text:p>
          </table:table-cell>
          <table:table-cell table:style-name="ce34" office:value-type="percentage" office:value="0.0228292006018659">
            <text:p>2,28%</text:p>
          </table:table-cell>
          <table:table-cell/>
          <table:table-cell table:style-name="ce29" table:formula="of:=[.Q255]+0.05" office:value-type="float" office:value="6.04999999999999">
            <text:p>6,050</text:p>
          </table:table-cell>
          <table:table-cell table:style-name="ce34" office:value-type="percentage" office:value="0.0214283923922225">
            <text:p>2,14%</text:p>
          </table:table-cell>
          <table:table-cell/>
          <table:table-cell table:style-name="ce29" table:formula="of:=[.T255]+0.05" office:value-type="float" office:value="6.04999999999999">
            <text:p>6,050</text:p>
          </table:table-cell>
          <table:table-cell table:style-name="ce34" office:value-type="percentage" office:value="0.02156021367317">
            <text:p>2,16%</text:p>
          </table:table-cell>
          <table:table-cell/>
          <table:table-cell table:style-name="ce58" table:formula="of:=([.R256]-[.U256])*100*100" office:value-type="float" office:value="-1.31821280947537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56]+0.125" office:value-type="float" office:value="15.25">
            <text:p>15,250</text:p>
          </table:table-cell>
          <table:table-cell table:style-name="ce34" office:value-type="percentage" office:value="0.0179185723001806">
            <text:p>1,79%</text:p>
          </table:table-cell>
          <table:table-cell/>
          <table:table-cell table:style-name="ce29" table:formula="of:=[.E256]+0.125" office:value-type="float" office:value="15.25">
            <text:p>15,250</text:p>
          </table:table-cell>
          <table:table-cell table:style-name="ce34" office:value-type="percentage" office:value="0.0177694235141468">
            <text:p>1,78%</text:p>
          </table:table-cell>
          <table:table-cell/>
          <table:table-cell table:style-name="ce29" table:formula="of:=[.H256]+0.125" office:value-type="float" office:value="15.25">
            <text:p>15,250</text:p>
          </table:table-cell>
          <table:table-cell table:style-name="ce34" office:value-type="percentage" office:value="0.020852026824873">
            <text:p>2,09%</text:p>
          </table:table-cell>
          <table:table-cell/>
          <table:table-cell table:style-name="ce29" table:formula="of:=[.K256]+0.05" office:value-type="float" office:value="6.09999999999999">
            <text:p>6,100</text:p>
          </table:table-cell>
          <table:table-cell table:style-name="ce34" office:value-type="percentage" office:value="0.0216498248717646">
            <text:p>2,16%</text:p>
          </table:table-cell>
          <table:table-cell/>
          <table:table-cell table:style-name="ce29" table:formula="of:=[.N256]+0.05" office:value-type="float" office:value="6.09999999999999">
            <text:p>6,100</text:p>
          </table:table-cell>
          <table:table-cell table:style-name="ce34" office:value-type="percentage" office:value="0.0229160704786984">
            <text:p>2,29%</text:p>
          </table:table-cell>
          <table:table-cell/>
          <table:table-cell table:style-name="ce29" table:formula="of:=[.Q256]+0.05" office:value-type="float" office:value="6.09999999999999">
            <text:p>6,100</text:p>
          </table:table-cell>
          <table:table-cell table:style-name="ce34" office:value-type="percentage" office:value="0.0215469155827622">
            <text:p>2,15%</text:p>
          </table:table-cell>
          <table:table-cell/>
          <table:table-cell table:style-name="ce29" table:formula="of:=[.T256]+0.05" office:value-type="float" office:value="6.09999999999999">
            <text:p>6,100</text:p>
          </table:table-cell>
          <table:table-cell table:style-name="ce34" office:value-type="percentage" office:value="0.0216796268562662">
            <text:p>2,17%</text:p>
          </table:table-cell>
          <table:table-cell/>
          <table:table-cell table:style-name="ce58" table:formula="of:=([.R257]-[.U257])*100*100" office:value-type="float" office:value="-1.32711273504088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57]+0.125" office:value-type="float" office:value="15.375">
            <text:p>15,375</text:p>
          </table:table-cell>
          <table:table-cell table:style-name="ce34" office:value-type="percentage" office:value="0.0179520490389594">
            <text:p>1,80%</text:p>
          </table:table-cell>
          <table:table-cell/>
          <table:table-cell table:style-name="ce29" table:formula="of:=[.E257]+0.125" office:value-type="float" office:value="15.375">
            <text:p>15,375</text:p>
          </table:table-cell>
          <table:table-cell table:style-name="ce34" office:value-type="percentage" office:value="0.0178324269206032">
            <text:p>1,78%</text:p>
          </table:table-cell>
          <table:table-cell/>
          <table:table-cell table:style-name="ce29" table:formula="of:=[.H257]+0.125" office:value-type="float" office:value="15.375">
            <text:p>15,375</text:p>
          </table:table-cell>
          <table:table-cell table:style-name="ce34" office:value-type="percentage" office:value="0.0208995114890993">
            <text:p>2,09%</text:p>
          </table:table-cell>
          <table:table-cell/>
          <table:table-cell table:style-name="ce29" table:formula="of:=[.K257]+0.05" office:value-type="float" office:value="6.14999999999999">
            <text:p>6,150</text:p>
          </table:table-cell>
          <table:table-cell table:style-name="ce34" office:value-type="percentage" office:value="0.0217659985159859">
            <text:p>2,18%</text:p>
          </table:table-cell>
          <table:table-cell/>
          <table:table-cell table:style-name="ce29" table:formula="of:=[.N257]+0.05" office:value-type="float" office:value="6.14999999999999">
            <text:p>6,150</text:p>
          </table:table-cell>
          <table:table-cell table:style-name="ce34" office:value-type="percentage" office:value="0.023002044434643">
            <text:p>2,30%</text:p>
          </table:table-cell>
          <table:table-cell/>
          <table:table-cell table:style-name="ce29" table:formula="of:=[.Q257]+0.05" office:value-type="float" office:value="6.14999999999999">
            <text:p>6,150</text:p>
          </table:table-cell>
          <table:table-cell table:style-name="ce34" office:value-type="percentage" office:value="0.0216596061715748">
            <text:p>2,17%</text:p>
          </table:table-cell>
          <table:table-cell/>
          <table:table-cell table:style-name="ce29" table:formula="of:=[.T257]+0.05" office:value-type="float" office:value="6.14999999999999">
            <text:p>6,150</text:p>
          </table:table-cell>
          <table:table-cell table:style-name="ce34" office:value-type="percentage" office:value="0.0217931474573297">
            <text:p>2,18%</text:p>
          </table:table-cell>
          <table:table-cell/>
          <table:table-cell table:style-name="ce58" table:formula="of:=([.R258]-[.U258])*100*100" office:value-type="float" office:value="-1.33541285754924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58]+0.125" office:value-type="float" office:value="15.5">
            <text:p>15,500</text:p>
          </table:table-cell>
          <table:table-cell table:style-name="ce34" office:value-type="percentage" office:value="0.0179849858303385">
            <text:p>1,80%</text:p>
          </table:table-cell>
          <table:table-cell/>
          <table:table-cell table:style-name="ce29" table:formula="of:=[.E258]+0.125" office:value-type="float" office:value="15.5">
            <text:p>15,500</text:p>
          </table:table-cell>
          <table:table-cell table:style-name="ce34" office:value-type="percentage" office:value="0.0178944141430845">
            <text:p>1,79%</text:p>
          </table:table-cell>
          <table:table-cell/>
          <table:table-cell table:style-name="ce29" table:formula="of:=[.H258]+0.125" office:value-type="float" office:value="15.5">
            <text:p>15,500</text:p>
          </table:table-cell>
          <table:table-cell table:style-name="ce34" office:value-type="percentage" office:value="0.0209462302716446">
            <text:p>2,09%</text:p>
          </table:table-cell>
          <table:table-cell/>
          <table:table-cell table:style-name="ce29" table:formula="of:=[.K258]+0.05" office:value-type="float" office:value="6.19999999999999">
            <text:p>6,200</text:p>
          </table:table-cell>
          <table:table-cell table:style-name="ce34" office:value-type="percentage" office:value="0.0218791444867569">
            <text:p>2,19%</text:p>
          </table:table-cell>
          <table:table-cell/>
          <table:table-cell table:style-name="ce29" table:formula="of:=[.N258]+0.05" office:value-type="float" office:value="6.19999999999999">
            <text:p>6,200</text:p>
          </table:table-cell>
          <table:table-cell table:style-name="ce34" office:value-type="percentage" office:value="0.0230875124394121">
            <text:p>2,31%</text:p>
          </table:table-cell>
          <table:table-cell/>
          <table:table-cell table:style-name="ce29" table:formula="of:=[.Q258]+0.05" office:value-type="float" office:value="6.19999999999999">
            <text:p>6,200</text:p>
          </table:table-cell>
          <table:table-cell table:style-name="ce34" office:value-type="percentage" office:value="0.0217670434746465">
            <text:p>2,18%</text:p>
          </table:table-cell>
          <table:table-cell/>
          <table:table-cell table:style-name="ce29" table:formula="of:=[.T258]+0.05" office:value-type="float" office:value="6.19999999999999">
            <text:p>6,200</text:p>
          </table:table-cell>
          <table:table-cell table:style-name="ce34" office:value-type="percentage" office:value="0.021901363876449">
            <text:p>2,19%</text:p>
          </table:table-cell>
          <table:table-cell/>
          <table:table-cell table:style-name="ce58" table:formula="of:=([.R259]-[.U259])*100*100" office:value-type="float" office:value="-1.3432040180247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59]+0.125" office:value-type="float" office:value="15.625">
            <text:p>15,625</text:p>
          </table:table-cell>
          <table:table-cell table:style-name="ce34" office:value-type="percentage" office:value="0.0180173956330555">
            <text:p>1,80%</text:p>
          </table:table-cell>
          <table:table-cell/>
          <table:table-cell table:style-name="ce29" table:formula="of:=[.E259]+0.125" office:value-type="float" office:value="15.625">
            <text:p>15,625</text:p>
          </table:table-cell>
          <table:table-cell table:style-name="ce34" office:value-type="percentage" office:value="0.0179554095700061">
            <text:p>1,80%</text:p>
          </table:table-cell>
          <table:table-cell/>
          <table:table-cell table:style-name="ce29" table:formula="of:=[.H259]+0.125" office:value-type="float" office:value="15.625">
            <text:p>15,625</text:p>
          </table:table-cell>
          <table:table-cell table:style-name="ce34" office:value-type="percentage" office:value="0.0209922015536692">
            <text:p>2,10%</text:p>
          </table:table-cell>
          <table:table-cell/>
          <table:table-cell table:style-name="ce29" table:formula="of:=[.K259]+0.05" office:value-type="float" office:value="6.24999999999999">
            <text:p>6,250</text:p>
          </table:table-cell>
          <table:table-cell table:style-name="ce34" office:value-type="percentage" office:value="0.0219894552218567">
            <text:p>2,20%</text:p>
          </table:table-cell>
          <table:table-cell/>
          <table:table-cell table:style-name="ce29" table:formula="of:=[.N259]+0.05" office:value-type="float" office:value="6.24999999999999">
            <text:p>6,250</text:p>
          </table:table-cell>
          <table:table-cell table:style-name="ce34" office:value-type="percentage" office:value="0.0231728644627182">
            <text:p>2,32%</text:p>
          </table:table-cell>
          <table:table-cell/>
          <table:table-cell table:style-name="ce29" table:formula="of:=[.Q259]+0.05" office:value-type="float" office:value="6.24999999999999">
            <text:p>6,250</text:p>
          </table:table-cell>
          <table:table-cell table:style-name="ce34" office:value-type="percentage" office:value="0.0218698068079632">
            <text:p>2,19%</text:p>
          </table:table-cell>
          <table:table-cell/>
          <table:table-cell table:style-name="ce29" table:formula="of:=[.T259]+0.05" office:value-type="float" office:value="6.24999999999999">
            <text:p>6,250</text:p>
          </table:table-cell>
          <table:table-cell table:style-name="ce34" office:value-type="percentage" office:value="0.0220048645137124">
            <text:p>2,20%</text:p>
          </table:table-cell>
          <table:table-cell/>
          <table:table-cell table:style-name="ce58" table:formula="of:=([.R260]-[.U260])*100*100" office:value-type="float" office:value="-1.35057705749172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60]+0.125" office:value-type="float" office:value="15.75">
            <text:p>15,750</text:p>
          </table:table-cell>
          <table:table-cell table:style-name="ce34" office:value-type="percentage" office:value="0.0180492909944596">
            <text:p>1,80%</text:p>
          </table:table-cell>
          <table:table-cell/>
          <table:table-cell table:style-name="ce29" table:formula="of:=[.E260]+0.125" office:value-type="float" office:value="15.75">
            <text:p>15,750</text:p>
          </table:table-cell>
          <table:table-cell table:style-name="ce34" office:value-type="percentage" office:value="0.0180154368155479">
            <text:p>1,80%</text:p>
          </table:table-cell>
          <table:table-cell/>
          <table:table-cell table:style-name="ce29" table:formula="of:=[.H260]+0.125" office:value-type="float" office:value="15.75">
            <text:p>15,750</text:p>
          </table:table-cell>
          <table:table-cell table:style-name="ce34" office:value-type="percentage" office:value="0.0210374431328045">
            <text:p>2,10%</text:p>
          </table:table-cell>
          <table:table-cell/>
          <table:table-cell table:style-name="ce29" table:formula="of:=[.K260]+0.05" office:value-type="float" office:value="6.29999999999999">
            <text:p>6,300</text:p>
          </table:table-cell>
          <table:table-cell table:style-name="ce34" office:value-type="percentage" office:value="0.0220971231590646">
            <text:p>2,21%</text:p>
          </table:table-cell>
          <table:table-cell/>
          <table:table-cell table:style-name="ce29" table:formula="of:=[.N260]+0.05" office:value-type="float" office:value="6.29999999999999">
            <text:p>6,300</text:p>
          </table:table-cell>
          <table:table-cell table:style-name="ce34" office:value-type="percentage" office:value="0.0232584904742736">
            <text:p>2,33%</text:p>
          </table:table-cell>
          <table:table-cell/>
          <table:table-cell table:style-name="ce29" table:formula="of:=[.Q260]+0.05" office:value-type="float" office:value="6.29999999999999">
            <text:p>6,300</text:p>
          </table:table-cell>
          <table:table-cell table:style-name="ce34" office:value-type="percentage" office:value="0.0219684754875109">
            <text:p>2,20%</text:p>
          </table:table-cell>
          <table:table-cell/>
          <table:table-cell table:style-name="ce29" table:formula="of:=[.T260]+0.05" office:value-type="float" office:value="6.29999999999999">
            <text:p>6,300</text:p>
          </table:table-cell>
          <table:table-cell table:style-name="ce34" office:value-type="percentage" office:value="0.0221042377692084">
            <text:p>2,21%</text:p>
          </table:table-cell>
          <table:table-cell/>
          <table:table-cell table:style-name="ce58" table:formula="of:=([.R261]-[.U261])*100*100" office:value-type="float" office:value="-1.35762281697475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61]+0.125" office:value-type="float" office:value="15.875">
            <text:p>15,875</text:p>
          </table:table-cell>
          <table:table-cell table:style-name="ce34" office:value-type="percentage" office:value="0.0180806840667078">
            <text:p>1,81%</text:p>
          </table:table-cell>
          <table:table-cell/>
          <table:table-cell table:style-name="ce29" table:formula="of:=[.E261]+0.125" office:value-type="float" office:value="15.875">
            <text:p>15,875</text:p>
          </table:table-cell>
          <table:table-cell table:style-name="ce34" office:value-type="percentage" office:value="0.0180745187501364">
            <text:p>1,81%</text:p>
          </table:table-cell>
          <table:table-cell/>
          <table:table-cell table:style-name="ce29" table:formula="of:=[.H261]+0.125" office:value-type="float" office:value="15.875">
            <text:p>15,875</text:p>
          </table:table-cell>
          <table:table-cell table:style-name="ce34" office:value-type="percentage" office:value="0.0210819722461267">
            <text:p>2,11%</text:p>
          </table:table-cell>
          <table:table-cell/>
          <table:table-cell table:style-name="ce29" table:formula="of:=[.K261]+0.05" office:value-type="float" office:value="6.34999999999999">
            <text:p>6,350</text:p>
          </table:table-cell>
          <table:table-cell table:style-name="ce34" office:value-type="percentage" office:value="0.02220234073616">
            <text:p>2,22%</text:p>
          </table:table-cell>
          <table:table-cell/>
          <table:table-cell table:style-name="ce29" table:formula="of:=[.N261]+0.05" office:value-type="float" office:value="6.34999999999999">
            <text:p>6,350</text:p>
          </table:table-cell>
          <table:table-cell table:style-name="ce34" office:value-type="percentage" office:value="0.0233447804437908">
            <text:p>2,33%</text:p>
          </table:table-cell>
          <table:table-cell/>
          <table:table-cell table:style-name="ce29" table:formula="of:=[.Q261]+0.05" office:value-type="float" office:value="6.34999999999999">
            <text:p>6,350</text:p>
          </table:table-cell>
          <table:table-cell table:style-name="ce34" office:value-type="percentage" office:value="0.0220636288292756">
            <text:p>2,21%</text:p>
          </table:table-cell>
          <table:table-cell/>
          <table:table-cell table:style-name="ce29" table:formula="of:=[.T261]+0.05" office:value-type="float" office:value="6.34999999999999">
            <text:p>6,350</text:p>
          </table:table-cell>
          <table:table-cell table:style-name="ce34" office:value-type="percentage" office:value="0.0222000720430254">
            <text:p>2,22%</text:p>
          </table:table-cell>
          <table:table-cell/>
          <table:table-cell table:style-name="ce58" table:formula="of:=([.R262]-[.U262])*100*100" office:value-type="float" office:value="-1.3644321374981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62]+0.125" office:value-type="float" office:value="16">
            <text:p>16,000</text:p>
          </table:table-cell>
          <table:table-cell table:style-name="ce34" office:value-type="percentage" office:value="0.018111586622202">
            <text:p>1,81%</text:p>
          </table:table-cell>
          <table:table-cell/>
          <table:table-cell table:style-name="ce29" table:formula="of:=[.E262]+0.125" office:value-type="float" office:value="16">
            <text:p>16,000</text:p>
          </table:table-cell>
          <table:table-cell table:style-name="ce34" office:value-type="percentage" office:value="0.0181326775294969">
            <text:p>1,81%</text:p>
          </table:table-cell>
          <table:table-cell/>
          <table:table-cell table:style-name="ce29" table:formula="of:=[.H262]+0.125" office:value-type="float" office:value="16">
            <text:p>16,000</text:p>
          </table:table-cell>
          <table:table-cell table:style-name="ce34" office:value-type="percentage" office:value="0.0211258055920531">
            <text:p>2,11%</text:p>
          </table:table-cell>
          <table:table-cell/>
          <table:table-cell table:style-name="ce29" table:formula="of:=[.K262]+0.05" office:value-type="float" office:value="6.39999999999999">
            <text:p>6,400</text:p>
          </table:table-cell>
          <table:table-cell table:style-name="ce34" office:value-type="percentage" office:value="0.022305300390922">
            <text:p>2,23%</text:p>
          </table:table-cell>
          <table:table-cell/>
          <table:table-cell table:style-name="ce29" table:formula="of:=[.N262]+0.05" office:value-type="float" office:value="6.39999999999999">
            <text:p>6,400</text:p>
          </table:table-cell>
          <table:table-cell table:style-name="ce34" office:value-type="percentage" office:value="0.0234321243409823">
            <text:p>2,34%</text:p>
          </table:table-cell>
          <table:table-cell/>
          <table:table-cell table:style-name="ce29" table:formula="of:=[.Q262]+0.05" office:value-type="float" office:value="6.39999999999999">
            <text:p>6,400</text:p>
          </table:table-cell>
          <table:table-cell table:style-name="ce34" office:value-type="percentage" office:value="0.0221558461492434">
            <text:p>2,22%</text:p>
          </table:table-cell>
          <table:table-cell/>
          <table:table-cell table:style-name="ce29" table:formula="of:=[.T262]+0.05" office:value-type="float" office:value="6.39999999999999">
            <text:p>6,400</text:p>
          </table:table-cell>
          <table:table-cell table:style-name="ce34" office:value-type="percentage" office:value="0.022292955735252">
            <text:p>2,23%</text:p>
          </table:table-cell>
          <table:table-cell/>
          <table:table-cell table:style-name="ce58" table:formula="of:=([.R263]-[.U263])*100*100" office:value-type="float" office:value="-1.3710958600862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63]+0.125" office:value-type="float" office:value="16.125">
            <text:p>16,125</text:p>
          </table:table-cell>
          <table:table-cell table:style-name="ce34" office:value-type="percentage" office:value="0.0181420100683087">
            <text:p>1,81%</text:p>
          </table:table-cell>
          <table:table-cell/>
          <table:table-cell table:style-name="ce29" table:formula="of:=[.E263]+0.125" office:value-type="float" office:value="16.125">
            <text:p>16,125</text:p>
          </table:table-cell>
          <table:table-cell table:style-name="ce34" office:value-type="percentage" office:value="0.0181899346223557">
            <text:p>1,82%</text:p>
          </table:table-cell>
          <table:table-cell/>
          <table:table-cell table:style-name="ce29" table:formula="of:=[.H263]+0.125" office:value-type="float" office:value="16.125">
            <text:p>16,125</text:p>
          </table:table-cell>
          <table:table-cell table:style-name="ce34" office:value-type="percentage" office:value="0.0211689593512211">
            <text:p>2,12%</text:p>
          </table:table-cell>
          <table:table-cell/>
          <table:table-cell table:style-name="ce29" table:formula="of:=[.K263]+0.05" office:value-type="float" office:value="6.44999999999999">
            <text:p>6,450</text:p>
          </table:table-cell>
          <table:table-cell table:style-name="ce34" office:value-type="percentage" office:value="0.0224061945611299">
            <text:p>2,24%</text:p>
          </table:table-cell>
          <table:table-cell/>
          <table:table-cell table:style-name="ce29" table:formula="of:=[.N263]+0.05" office:value-type="float" office:value="6.44999999999999">
            <text:p>6,450</text:p>
          </table:table-cell>
          <table:table-cell table:style-name="ce34" office:value-type="percentage" office:value="0.0235209121355604">
            <text:p>2,35%</text:p>
          </table:table-cell>
          <table:table-cell/>
          <table:table-cell table:style-name="ce29" table:formula="of:=[.Q263]+0.05" office:value-type="float" office:value="6.44999999999999">
            <text:p>6,450</text:p>
          </table:table-cell>
          <table:table-cell table:style-name="ce34" office:value-type="percentage" office:value="0.0222457067634002">
            <text:p>2,22%</text:p>
          </table:table-cell>
          <table:table-cell/>
          <table:table-cell table:style-name="ce29" table:formula="of:=[.T263]+0.05" office:value-type="float" office:value="6.44999999999999">
            <text:p>6,450</text:p>
          </table:table-cell>
          <table:table-cell table:style-name="ce34" office:value-type="percentage" office:value="0.0223834772459765">
            <text:p>2,24%</text:p>
          </table:table-cell>
          <table:table-cell/>
          <table:table-cell table:style-name="ce58" table:formula="of:=([.R264]-[.U264])*100*100" office:value-type="float" office:value="-1.37770482576328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64]+0.125" office:value-type="float" office:value="16.25">
            <text:p>16,250</text:p>
          </table:table-cell>
          <table:table-cell table:style-name="ce34" office:value-type="percentage" office:value="0.0181719654613984">
            <text:p>1,82%</text:p>
          </table:table-cell>
          <table:table-cell/>
          <table:table-cell table:style-name="ce29" table:formula="of:=[.E264]+0.125" office:value-type="float" office:value="16.25">
            <text:p>16,250</text:p>
          </table:table-cell>
          <table:table-cell table:style-name="ce34" office:value-type="percentage" office:value="0.0182463108368628">
            <text:p>1,82%</text:p>
          </table:table-cell>
          <table:table-cell/>
          <table:table-cell table:style-name="ce29" table:formula="of:=[.H264]+0.125" office:value-type="float" office:value="16.25">
            <text:p>16,250</text:p>
          </table:table-cell>
          <table:table-cell table:style-name="ce34" office:value-type="percentage" office:value="0.0212114492064018">
            <text:p>2,12%</text:p>
          </table:table-cell>
          <table:table-cell/>
          <table:table-cell table:style-name="ce29" table:formula="of:=[.K264]+0.05" office:value-type="float" office:value="6.49999999999999">
            <text:p>6,500</text:p>
          </table:table-cell>
          <table:table-cell table:style-name="ce34" office:value-type="percentage" office:value="0.022505215684563">
            <text:p>2,25%</text:p>
          </table:table-cell>
          <table:table-cell/>
          <table:table-cell table:style-name="ce29" table:formula="of:=[.N264]+0.05" office:value-type="float" office:value="6.49999999999999">
            <text:p>6,500</text:p>
          </table:table-cell>
          <table:table-cell table:style-name="ce34" office:value-type="percentage" office:value="0.0236115337972376">
            <text:p>2,36%</text:p>
          </table:table-cell>
          <table:table-cell/>
          <table:table-cell table:style-name="ce29" table:formula="of:=[.Q264]+0.05" office:value-type="float" office:value="6.49999999999999">
            <text:p>6,500</text:p>
          </table:table-cell>
          <table:table-cell table:style-name="ce34" office:value-type="percentage" office:value="0.022333789987732">
            <text:p>2,23%</text:p>
          </table:table-cell>
          <table:table-cell/>
          <table:table-cell table:style-name="ce29" table:formula="of:=[.T264]+0.05" office:value-type="float" office:value="6.49999999999999">
            <text:p>6,500</text:p>
          </table:table-cell>
          <table:table-cell table:style-name="ce34" office:value-type="percentage" office:value="0.0224722249752874">
            <text:p>2,25%</text:p>
          </table:table-cell>
          <table:table-cell/>
          <table:table-cell table:style-name="ce58" table:formula="of:=([.R265]-[.U265])*100*100" office:value-type="float" office:value="-1.38434987555388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65]+0.125" office:value-type="float" office:value="16.375">
            <text:p>16,375</text:p>
          </table:table-cell>
          <table:table-cell table:style-name="ce34" office:value-type="percentage" office:value="0.0182014635202425">
            <text:p>1,82%</text:p>
          </table:table-cell>
          <table:table-cell/>
          <table:table-cell table:style-name="ce29" table:formula="of:=[.E265]+0.125" office:value-type="float" office:value="16.375">
            <text:p>16,375</text:p>
          </table:table-cell>
          <table:table-cell table:style-name="ce34" office:value-type="percentage" office:value="0.0183018263458049">
            <text:p>1,83%</text:p>
          </table:table-cell>
          <table:table-cell/>
          <table:table-cell table:style-name="ce29" table:formula="of:=[.H265]+0.125" office:value-type="float" office:value="16.375">
            <text:p>16,375</text:p>
          </table:table-cell>
          <table:table-cell table:style-name="ce34" office:value-type="percentage" office:value="0.0212532903615034">
            <text:p>2,13%</text:p>
          </table:table-cell>
          <table:table-cell/>
          <table:table-cell table:style-name="ce29" table:formula="of:=[.K265]+0.05" office:value-type="float" office:value="6.54999999999999">
            <text:p>6,550</text:p>
          </table:table-cell>
          <table:table-cell table:style-name="ce34" office:value-type="percentage" office:value="0.0226025561990005">
            <text:p>2,26%</text:p>
          </table:table-cell>
          <table:table-cell/>
          <table:table-cell table:style-name="ce29" table:formula="of:=[.N265]+0.05" office:value-type="float" office:value="6.54999999999999">
            <text:p>6,550</text:p>
          </table:table-cell>
          <table:table-cell table:style-name="ce34" office:value-type="percentage" office:value="0.0237042329858323">
            <text:p>2,37%</text:p>
          </table:table-cell>
          <table:table-cell/>
          <table:table-cell table:style-name="ce29" table:formula="of:=[.Q265]+0.05" office:value-type="float" office:value="6.54999999999999">
            <text:p>6,550</text:p>
          </table:table-cell>
          <table:table-cell table:style-name="ce34" office:value-type="percentage" office:value="0.0224206751382248">
            <text:p>2,24%</text:p>
          </table:table-cell>
          <table:table-cell/>
          <table:table-cell table:style-name="ce29" table:formula="of:=[.T265]+0.05" office:value-type="float" office:value="6.54999999999999">
            <text:p>6,550</text:p>
          </table:table-cell>
          <table:table-cell table:style-name="ce34" office:value-type="percentage" office:value="0.0225597873232731">
            <text:p>2,26%</text:p>
          </table:table-cell>
          <table:table-cell/>
          <table:table-cell table:style-name="ce58" table:formula="of:=([.R266]-[.U266])*100*100" office:value-type="float" office:value="-1.39112185048248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66]+0.125" office:value-type="float" office:value="16.5">
            <text:p>16,500</text:p>
          </table:table-cell>
          <table:table-cell table:style-name="ce34" office:value-type="percentage" office:value="0.0182305146388011">
            <text:p>1,82%</text:p>
          </table:table-cell>
          <table:table-cell/>
          <table:table-cell table:style-name="ce29" table:formula="of:=[.E266]+0.125" office:value-type="float" office:value="16.5">
            <text:p>16,500</text:p>
          </table:table-cell>
          <table:table-cell table:style-name="ce34" office:value-type="percentage" office:value="0.0183565007106722">
            <text:p>1,84%</text:p>
          </table:table-cell>
          <table:table-cell/>
          <table:table-cell table:style-name="ce29" table:formula="of:=[.H266]+0.125" office:value-type="float" office:value="16.5">
            <text:p>16,500</text:p>
          </table:table-cell>
          <table:table-cell table:style-name="ce34" office:value-type="percentage" office:value="0.0212944975597096">
            <text:p>2,13%</text:p>
          </table:table-cell>
          <table:table-cell/>
          <table:table-cell table:style-name="ce29" table:formula="of:=[.K266]+0.05" office:value-type="float" office:value="6.59999999999998">
            <text:p>6,600</text:p>
          </table:table-cell>
          <table:table-cell table:style-name="ce34" office:value-type="percentage" office:value="0.0226984085422216">
            <text:p>2,27%</text:p>
          </table:table-cell>
          <table:table-cell/>
          <table:table-cell table:style-name="ce29" table:formula="of:=[.N266]+0.05" office:value-type="float" office:value="6.59999999999998">
            <text:p>6,600</text:p>
          </table:table-cell>
          <table:table-cell table:style-name="ce34" office:value-type="percentage" office:value="0.0237986681215859">
            <text:p>2,38%</text:p>
          </table:table-cell>
          <table:table-cell/>
          <table:table-cell table:style-name="ce29" table:formula="of:=[.Q266]+0.05" office:value-type="float" office:value="6.59999999999998">
            <text:p>6,600</text:p>
          </table:table-cell>
          <table:table-cell table:style-name="ce34" office:value-type="percentage" office:value="0.0225069415308647">
            <text:p>2,25%</text:p>
          </table:table-cell>
          <table:table-cell/>
          <table:table-cell table:style-name="ce29" table:formula="of:=[.T266]+0.05" office:value-type="float" office:value="6.59999999999998">
            <text:p>6,600</text:p>
          </table:table-cell>
          <table:table-cell table:style-name="ce34" office:value-type="percentage" office:value="0.022646752690022">
            <text:p>2,26%</text:p>
          </table:table-cell>
          <table:table-cell/>
          <table:table-cell table:style-name="ce58" table:formula="of:=([.R267]-[.U267])*100*100" office:value-type="float" office:value="-1.3981115915733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67]+0.125" office:value-type="float" office:value="16.625">
            <text:p>16,625</text:p>
          </table:table-cell>
          <table:table-cell table:style-name="ce34" office:value-type="percentage" office:value="0.0182591288984339">
            <text:p>1,83%</text:p>
          </table:table-cell>
          <table:table-cell/>
          <table:table-cell table:style-name="ce29" table:formula="of:=[.E267]+0.125" office:value-type="float" office:value="16.625">
            <text:p>16,625</text:p>
          </table:table-cell>
          <table:table-cell table:style-name="ce34" office:value-type="percentage" office:value="0.0184103529046392">
            <text:p>1,84%</text:p>
          </table:table-cell>
          <table:table-cell/>
          <table:table-cell table:style-name="ce29" table:formula="of:=[.H267]+0.125" office:value-type="float" office:value="16.625">
            <text:p>16,625</text:p>
          </table:table-cell>
          <table:table-cell table:style-name="ce34" office:value-type="percentage" office:value="0.0213350851007999">
            <text:p>2,13%</text:p>
          </table:table-cell>
          <table:table-cell/>
          <table:table-cell table:style-name="ce29" table:formula="of:=[.K267]+0.05" office:value-type="float" office:value="6.64999999999998">
            <text:p>6,650</text:p>
          </table:table-cell>
          <table:table-cell table:style-name="ce34" office:value-type="percentage" office:value="0.0227929651520057">
            <text:p>2,28%</text:p>
          </table:table-cell>
          <table:table-cell/>
          <table:table-cell table:style-name="ce29" table:formula="of:=[.N267]+0.05" office:value-type="float" office:value="6.64999999999998">
            <text:p>6,650</text:p>
          </table:table-cell>
          <table:table-cell table:style-name="ce34" office:value-type="percentage" office:value="0.0238943513148462">
            <text:p>2,39%</text:p>
          </table:table-cell>
          <table:table-cell/>
          <table:table-cell table:style-name="ce29" table:formula="of:=[.Q267]+0.05" office:value-type="float" office:value="6.64999999999998">
            <text:p>6,650</text:p>
          </table:table-cell>
          <table:table-cell table:style-name="ce34" office:value-type="percentage" office:value="0.0225931684816376">
            <text:p>2,26%</text:p>
          </table:table-cell>
          <table:table-cell/>
          <table:table-cell table:style-name="ce29" table:formula="of:=[.T267]+0.05" office:value-type="float" office:value="6.64999999999998">
            <text:p>6,650</text:p>
          </table:table-cell>
          <table:table-cell table:style-name="ce34" office:value-type="percentage" office:value="0.0227337094756226">
            <text:p>2,27%</text:p>
          </table:table-cell>
          <table:table-cell/>
          <table:table-cell table:style-name="ce58" table:formula="of:=([.R268]-[.U268])*100*100" office:value-type="float" office:value="-1.40540993985076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68]+0.125" office:value-type="float" office:value="16.75">
            <text:p>16,750</text:p>
          </table:table-cell>
          <table:table-cell table:style-name="ce34" office:value-type="percentage" office:value="0.0182873160795648">
            <text:p>1,83%</text:p>
          </table:table-cell>
          <table:table-cell/>
          <table:table-cell table:style-name="ce29" table:formula="of:=[.E268]+0.125" office:value-type="float" office:value="16.75">
            <text:p>16,750</text:p>
          </table:table-cell>
          <table:table-cell table:style-name="ce34" office:value-type="percentage" office:value="0.0184634013345171">
            <text:p>1,85%</text:p>
          </table:table-cell>
          <table:table-cell/>
          <table:table-cell table:style-name="ce29" table:formula="of:=[.H268]+0.125" office:value-type="float" office:value="16.75">
            <text:p>16,750</text:p>
          </table:table-cell>
          <table:table-cell table:style-name="ce34" office:value-type="percentage" office:value="0.0213750668576948">
            <text:p>2,14%</text:p>
          </table:table-cell>
          <table:table-cell/>
          <table:table-cell table:style-name="ce29" table:formula="of:=[.K268]+0.05" office:value-type="float" office:value="6.69999999999998">
            <text:p>6,700</text:p>
          </table:table-cell>
          <table:table-cell table:style-name="ce34" office:value-type="percentage" office:value="0.022886418466132">
            <text:p>2,29%</text:p>
          </table:table-cell>
          <table:table-cell/>
          <table:table-cell table:style-name="ce29" table:formula="of:=[.N268]+0.05" office:value-type="float" office:value="6.69999999999998">
            <text:p>6,700</text:p>
          </table:table-cell>
          <table:table-cell table:style-name="ce34" office:value-type="percentage" office:value="0.0239907946759605">
            <text:p>2,40%</text:p>
          </table:table-cell>
          <table:table-cell/>
          <table:table-cell table:style-name="ce29" table:formula="of:=[.Q268]+0.05" office:value-type="float" office:value="6.69999999999998">
            <text:p>6,700</text:p>
          </table:table-cell>
          <table:table-cell table:style-name="ce34" office:value-type="percentage" office:value="0.0226799353065295">
            <text:p>2,27%</text:p>
          </table:table-cell>
          <table:table-cell/>
          <table:table-cell table:style-name="ce29" table:formula="of:=[.T268]+0.05" office:value-type="float" office:value="6.69999999999998">
            <text:p>6,700</text:p>
          </table:table-cell>
          <table:table-cell table:style-name="ce34" office:value-type="percentage" office:value="0.0228212460801634">
            <text:p>2,28%</text:p>
          </table:table-cell>
          <table:table-cell/>
          <table:table-cell table:style-name="ce58" table:formula="of:=([.R269]-[.U269])*100*100" office:value-type="float" office:value="-1.41310773633933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69]+0.125" office:value-type="float" office:value="16.875">
            <text:p>16,875</text:p>
          </table:table-cell>
          <table:table-cell table:style-name="ce34" office:value-type="percentage" office:value="0.0183150856728271">
            <text:p>1,83%</text:p>
          </table:table-cell>
          <table:table-cell/>
          <table:table-cell table:style-name="ce29" table:formula="of:=[.E269]+0.125" office:value-type="float" office:value="16.875">
            <text:p>16,875</text:p>
          </table:table-cell>
          <table:table-cell table:style-name="ce34" office:value-type="percentage" office:value="0.0185156638617302">
            <text:p>1,85%</text:p>
          </table:table-cell>
          <table:table-cell/>
          <table:table-cell table:style-name="ce29" table:formula="of:=[.H269]+0.125" office:value-type="float" office:value="16.875">
            <text:p>16,875</text:p>
          </table:table-cell>
          <table:table-cell table:style-name="ce34" office:value-type="percentage" office:value="0.0214144562922653">
            <text:p>2,14%</text:p>
          </table:table-cell>
          <table:table-cell/>
          <table:table-cell table:style-name="ce29" table:formula="of:=[.K269]+0.05" office:value-type="float" office:value="6.74999999999998">
            <text:p>6,750</text:p>
          </table:table-cell>
          <table:table-cell table:style-name="ce34" office:value-type="percentage" office:value="0.0229789609223797">
            <text:p>2,30%</text:p>
          </table:table-cell>
          <table:table-cell/>
          <table:table-cell table:style-name="ce29" table:formula="of:=[.N269]+0.05" office:value-type="float" office:value="6.74999999999998">
            <text:p>6,750</text:p>
          </table:table-cell>
          <table:table-cell table:style-name="ce34" office:value-type="percentage" office:value="0.0240875103152765">
            <text:p>2,41%</text:p>
          </table:table-cell>
          <table:table-cell/>
          <table:table-cell table:style-name="ce29" table:formula="of:=[.Q269]+0.05" office:value-type="float" office:value="6.74999999999998">
            <text:p>6,750</text:p>
          </table:table-cell>
          <table:table-cell table:style-name="ce34" office:value-type="percentage" office:value="0.0227678213215265">
            <text:p>2,28%</text:p>
          </table:table-cell>
          <table:table-cell/>
          <table:table-cell table:style-name="ce29" table:formula="of:=[.T269]+0.05" office:value-type="float" office:value="6.74999999999998">
            <text:p>6,750</text:p>
          </table:table-cell>
          <table:table-cell table:style-name="ce34" office:value-type="percentage" office:value="0.0229099509037328">
            <text:p>2,29%</text:p>
          </table:table-cell>
          <table:table-cell/>
          <table:table-cell table:style-name="ce58" table:formula="of:=([.R270]-[.U270])*100*100" office:value-type="float" office:value="-1.42129582206333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70]+0.125" office:value-type="float" office:value="17">
            <text:p>17,000</text:p>
          </table:table-cell>
          <table:table-cell table:style-name="ce34" office:value-type="percentage" office:value="0.0183424468897178">
            <text:p>1,83%</text:p>
          </table:table-cell>
          <table:table-cell/>
          <table:table-cell table:style-name="ce29" table:formula="of:=[.E270]+0.125" office:value-type="float" office:value="17">
            <text:p>17,000</text:p>
          </table:table-cell>
          <table:table-cell table:style-name="ce34" office:value-type="percentage" office:value="0.0185671578223666">
            <text:p>1,86%</text:p>
          </table:table-cell>
          <table:table-cell/>
          <table:table-cell table:style-name="ce29" table:formula="of:=[.H270]+0.125" office:value-type="float" office:value="17">
            <text:p>17,000</text:p>
          </table:table-cell>
          <table:table-cell table:style-name="ce34" office:value-type="percentage" office:value="0.0214532664704451">
            <text:p>2,15%</text:p>
          </table:table-cell>
          <table:table-cell/>
          <table:table-cell table:style-name="ce29" table:formula="of:=[.K270]+0.05" office:value-type="float" office:value="6.79999999999998">
            <text:p>6,800</text:p>
          </table:table-cell>
          <table:table-cell table:style-name="ce34" office:value-type="percentage" office:value="0.0230707327850775">
            <text:p>2,31%</text:p>
          </table:table-cell>
          <table:table-cell/>
          <table:table-cell table:style-name="ce29" table:formula="of:=[.N270]+0.05" office:value-type="float" office:value="6.79999999999998">
            <text:p>6,800</text:p>
          </table:table-cell>
          <table:table-cell table:style-name="ce34" office:value-type="percentage" office:value="0.0241840103431417">
            <text:p>2,42%</text:p>
          </table:table-cell>
          <table:table-cell/>
          <table:table-cell table:style-name="ce29" table:formula="of:=[.Q270]+0.05" office:value-type="float" office:value="6.79999999999998">
            <text:p>6,800</text:p>
          </table:table-cell>
          <table:table-cell table:style-name="ce34" office:value-type="percentage" office:value="0.0228572862862194">
            <text:p>2,29%</text:p>
          </table:table-cell>
          <table:table-cell/>
          <table:table-cell table:style-name="ce29" table:formula="of:=[.T270]+0.05" office:value-type="float" office:value="6.79999999999998">
            <text:p>6,800</text:p>
          </table:table-cell>
          <table:table-cell table:style-name="ce34" office:value-type="percentage" office:value="0.0230002907167366">
            <text:p>2,30%</text:p>
          </table:table-cell>
          <table:table-cell/>
          <table:table-cell table:style-name="ce58" table:formula="of:=([.R271]-[.U271])*100*100" office:value-type="float" office:value="-1.43004430517169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71]+0.125" office:value-type="float" office:value="17.125">
            <text:p>17,125</text:p>
          </table:table-cell>
          <table:table-cell table:style-name="ce34" office:value-type="percentage" office:value="0.0183694086727854">
            <text:p>1,84%</text:p>
          </table:table-cell>
          <table:table-cell/>
          <table:table-cell table:style-name="ce29" table:formula="of:=[.E271]+0.125" office:value-type="float" office:value="17.125">
            <text:p>17,125</text:p>
          </table:table-cell>
          <table:table-cell table:style-name="ce34" office:value-type="percentage" office:value="0.0186179000463514">
            <text:p>1,86%</text:p>
          </table:table-cell>
          <table:table-cell/>
          <table:table-cell table:style-name="ce29" table:formula="of:=[.H271]+0.125" office:value-type="float" office:value="17.125">
            <text:p>17,125</text:p>
          </table:table-cell>
          <table:table-cell table:style-name="ce34" office:value-type="percentage" office:value="0.0214915100766806">
            <text:p>2,15%</text:p>
          </table:table-cell>
          <table:table-cell/>
          <table:table-cell table:style-name="ce29" table:formula="of:=[.K271]+0.05" office:value-type="float" office:value="6.84999999999998">
            <text:p>6,850</text:p>
          </table:table-cell>
          <table:table-cell table:style-name="ce34" office:value-type="percentage" office:value="0.0231616656247516">
            <text:p>2,32%</text:p>
          </table:table-cell>
          <table:table-cell/>
          <table:table-cell table:style-name="ce29" table:formula="of:=[.N271]+0.05" office:value-type="float" office:value="6.84999999999998">
            <text:p>6,850</text:p>
          </table:table-cell>
          <table:table-cell table:style-name="ce34" office:value-type="percentage" office:value="0.0242798068699035">
            <text:p>2,43%</text:p>
          </table:table-cell>
          <table:table-cell/>
          <table:table-cell table:style-name="ce29" table:formula="of:=[.Q271]+0.05" office:value-type="float" office:value="6.84999999999998">
            <text:p>6,850</text:p>
          </table:table-cell>
          <table:table-cell table:style-name="ce34" office:value-type="percentage" office:value="0.0229483117346193">
            <text:p>2,29%</text:p>
          </table:table-cell>
          <table:table-cell/>
          <table:table-cell table:style-name="ce29" table:formula="of:=[.T271]+0.05" office:value-type="float" office:value="6.84999999999998">
            <text:p>6,850</text:p>
          </table:table-cell>
          <table:table-cell table:style-name="ce34" office:value-type="percentage" office:value="0.0230922457708505">
            <text:p>2,31%</text:p>
          </table:table-cell>
          <table:table-cell/>
          <table:table-cell table:style-name="ce58" table:formula="of:=([.R272]-[.U272])*100*100" office:value-type="float" office:value="-1.4393403623119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72]+0.125" office:value-type="float" office:value="17.25">
            <text:p>17,250</text:p>
          </table:table-cell>
          <table:table-cell table:style-name="ce34" office:value-type="percentage" office:value="0.0183959797053737">
            <text:p>1,84%</text:p>
          </table:table-cell>
          <table:table-cell/>
          <table:table-cell table:style-name="ce29" table:formula="of:=[.E272]+0.125" office:value-type="float" office:value="17.25">
            <text:p>17,250</text:p>
          </table:table-cell>
          <table:table-cell table:style-name="ce34" office:value-type="percentage" office:value="0.0186679068757856">
            <text:p>1,87%</text:p>
          </table:table-cell>
          <table:table-cell/>
          <table:table-cell table:style-name="ce29" table:formula="of:=[.H272]+0.125" office:value-type="float" office:value="17.25">
            <text:p>17,250</text:p>
          </table:table-cell>
          <table:table-cell table:style-name="ce34" office:value-type="percentage" office:value="0.0215291994277534">
            <text:p>2,15%</text:p>
          </table:table-cell>
          <table:table-cell/>
          <table:table-cell table:style-name="ce29" table:formula="of:=[.K272]+0.05" office:value-type="float" office:value="6.89999999999998">
            <text:p>6,900</text:p>
          </table:table-cell>
          <table:table-cell table:style-name="ce34" office:value-type="percentage" office:value="0.0232516388384777">
            <text:p>2,33%</text:p>
          </table:table-cell>
          <table:table-cell/>
          <table:table-cell table:style-name="ce29" table:formula="of:=[.N272]+0.05" office:value-type="float" office:value="6.89999999999998">
            <text:p>6,900</text:p>
          </table:table-cell>
          <table:table-cell table:style-name="ce34" office:value-type="percentage" office:value="0.0243744120059095">
            <text:p>2,44%</text:p>
          </table:table-cell>
          <table:table-cell/>
          <table:table-cell table:style-name="ce29" table:formula="of:=[.Q272]+0.05" office:value-type="float" office:value="6.89999999999998">
            <text:p>6,900</text:p>
          </table:table-cell>
          <table:table-cell table:style-name="ce34" office:value-type="percentage" office:value="0.0230407596443419">
            <text:p>2,30%</text:p>
          </table:table-cell>
          <table:table-cell/>
          <table:table-cell table:style-name="ce29" table:formula="of:=[.T272]+0.05" office:value-type="float" office:value="6.89999999999998">
            <text:p>6,900</text:p>
          </table:table-cell>
          <table:table-cell table:style-name="ce34" office:value-type="percentage" office:value="0.0231856746880675">
            <text:p>2,32%</text:p>
          </table:table-cell>
          <table:table-cell/>
          <table:table-cell table:style-name="ce58" table:formula="of:=([.R273]-[.U273])*100*100" office:value-type="float" office:value="-1.44915043725602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73]+0.125" office:value-type="float" office:value="17.375">
            <text:p>17,375</text:p>
          </table:table-cell>
          <table:table-cell table:style-name="ce34" office:value-type="percentage" office:value="0.0184221684209463">
            <text:p>1,84%</text:p>
          </table:table-cell>
          <table:table-cell/>
          <table:table-cell table:style-name="ce29" table:formula="of:=[.E273]+0.125" office:value-type="float" office:value="17.375">
            <text:p>17,375</text:p>
          </table:table-cell>
          <table:table-cell table:style-name="ce34" office:value-type="percentage" office:value="0.0187171941824942">
            <text:p>1,87%</text:p>
          </table:table-cell>
          <table:table-cell/>
          <table:table-cell table:style-name="ce29" table:formula="of:=[.H273]+0.125" office:value-type="float" office:value="17.375">
            <text:p>17,375</text:p>
          </table:table-cell>
          <table:table-cell table:style-name="ce34" office:value-type="percentage" office:value="0.0215663464860049">
            <text:p>2,16%</text:p>
          </table:table-cell>
          <table:table-cell/>
          <table:table-cell table:style-name="ce29" table:formula="of:=[.K273]+0.05" office:value-type="float" office:value="6.94999999999998">
            <text:p>6,950</text:p>
          </table:table-cell>
          <table:table-cell table:style-name="ce34" office:value-type="percentage" office:value="0.0233405318233314">
            <text:p>2,33%</text:p>
          </table:table-cell>
          <table:table-cell/>
          <table:table-cell table:style-name="ce29" table:formula="of:=[.N273]+0.05" office:value-type="float" office:value="6.94999999999998">
            <text:p>6,950</text:p>
          </table:table-cell>
          <table:table-cell table:style-name="ce34" office:value-type="percentage" office:value="0.0244673378615073">
            <text:p>2,45%</text:p>
          </table:table-cell>
          <table:table-cell/>
          <table:table-cell table:style-name="ce29" table:formula="of:=[.Q273]+0.05" office:value-type="float" office:value="6.94999999999998">
            <text:p>6,950</text:p>
          </table:table-cell>
          <table:table-cell table:style-name="ce34" office:value-type="percentage" office:value="0.023134491993003">
            <text:p>2,31%</text:p>
          </table:table-cell>
          <table:table-cell/>
          <table:table-cell table:style-name="ce29" table:formula="of:=[.T273]+0.05" office:value-type="float" office:value="6.94999999999998">
            <text:p>6,950</text:p>
          </table:table-cell>
          <table:table-cell table:style-name="ce34" office:value-type="percentage" office:value="0.0232804360903806">
            <text:p>2,33%</text:p>
          </table:table-cell>
          <table:table-cell/>
          <table:table-cell table:style-name="ce58" table:formula="of:=([.R274]-[.U274])*100*100" office:value-type="float" office:value="-1.45944097377605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74]+0.125" office:value-type="float" office:value="17.5">
            <text:p>17,500</text:p>
          </table:table-cell>
          <table:table-cell table:style-name="ce34" office:value-type="percentage" office:value="0.0184479830120108">
            <text:p>1,84%</text:p>
          </table:table-cell>
          <table:table-cell/>
          <table:table-cell table:style-name="ce29" table:formula="of:=[.E274]+0.125" office:value-type="float" office:value="17.5">
            <text:p>17,500</text:p>
          </table:table-cell>
          <table:table-cell table:style-name="ce34" office:value-type="percentage" office:value="0.0187657773848213">
            <text:p>1,88%</text:p>
          </table:table-cell>
          <table:table-cell/>
          <table:table-cell table:style-name="ce29" table:formula="of:=[.H274]+0.125" office:value-type="float" office:value="17.5">
            <text:p>17,500</text:p>
          </table:table-cell>
          <table:table-cell table:style-name="ce34" office:value-type="percentage" office:value="0.0216029628719957">
            <text:p>2,16%</text:p>
          </table:table-cell>
          <table:table-cell/>
          <table:table-cell table:style-name="ce29" table:formula="of:=[.K274]+0.05" office:value-type="float" office:value="6.99999999999998">
            <text:p>7,000</text:p>
          </table:table-cell>
          <table:table-cell table:style-name="ce34" office:value-type="percentage" office:value="0.0234282239763883">
            <text:p>2,34%</text:p>
          </table:table-cell>
          <table:table-cell/>
          <table:table-cell table:style-name="ce29" table:formula="of:=[.N274]+0.05" office:value-type="float" office:value="6.99999999999998">
            <text:p>7,000</text:p>
          </table:table-cell>
          <table:table-cell table:style-name="ce34" office:value-type="percentage" office:value="0.0245580965470443">
            <text:p>2,46%</text:p>
          </table:table-cell>
          <table:table-cell/>
          <table:table-cell table:style-name="ce29" table:formula="of:=[.Q274]+0.05" office:value-type="float" office:value="6.99999999999998">
            <text:p>7,000</text:p>
          </table:table-cell>
          <table:table-cell table:style-name="ce34" office:value-type="percentage" office:value="0.0232293707582185">
            <text:p>2,32%</text:p>
          </table:table-cell>
          <table:table-cell/>
          <table:table-cell table:style-name="ce29" table:formula="of:=[.T274]+0.05" office:value-type="float" office:value="6.99999999999998">
            <text:p>7,000</text:p>
          </table:table-cell>
          <table:table-cell table:style-name="ce34" office:value-type="percentage" office:value="0.0233763885997829">
            <text:p>2,34%</text:p>
          </table:table-cell>
          <table:table-cell/>
          <table:table-cell table:style-name="ce58" table:formula="of:=([.R275]-[.U275])*100*100" office:value-type="float" office:value="-1.47017841564397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75]+0.125" office:value-type="float" office:value="17.625">
            <text:p>17,625</text:p>
          </table:table-cell>
          <table:table-cell table:style-name="ce34" office:value-type="percentage" office:value="0.018473431438663">
            <text:p>1,85%</text:p>
          </table:table-cell>
          <table:table-cell/>
          <table:table-cell table:style-name="ce29" table:formula="of:=[.E275]+0.125" office:value-type="float" office:value="17.625">
            <text:p>17,625</text:p>
          </table:table-cell>
          <table:table-cell table:style-name="ce34" office:value-type="percentage" office:value="0.0188136714637111">
            <text:p>1,88%</text:p>
          </table:table-cell>
          <table:table-cell/>
          <table:table-cell table:style-name="ce29" table:formula="of:=[.H275]+0.125" office:value-type="float" office:value="17.625">
            <text:p>17,625</text:p>
          </table:table-cell>
          <table:table-cell table:style-name="ce34" office:value-type="percentage" office:value="0.0216390598766249">
            <text:p>2,16%</text:p>
          </table:table-cell>
          <table:table-cell/>
          <table:table-cell table:style-name="ce29" table:formula="of:=[.K275]+0.05" office:value-type="float" office:value="7.04999999999998">
            <text:p>7,050</text:p>
          </table:table-cell>
          <table:table-cell table:style-name="ce34" office:value-type="percentage" office:value="0.0235145946947241">
            <text:p>2,35%</text:p>
          </table:table-cell>
          <table:table-cell/>
          <table:table-cell table:style-name="ce29" table:formula="of:=[.N275]+0.05" office:value-type="float" office:value="7.04999999999998">
            <text:p>7,050</text:p>
          </table:table-cell>
          <table:table-cell table:style-name="ce34" office:value-type="percentage" office:value="0.0246462001728681">
            <text:p>2,46%</text:p>
          </table:table-cell>
          <table:table-cell/>
          <table:table-cell table:style-name="ce29" table:formula="of:=[.Q275]+0.05" office:value-type="float" office:value="7.04999999999998">
            <text:p>7,050</text:p>
          </table:table-cell>
          <table:table-cell table:style-name="ce34" office:value-type="percentage" office:value="0.0233252579176043">
            <text:p>2,33%</text:p>
          </table:table-cell>
          <table:table-cell/>
          <table:table-cell table:style-name="ce29" table:formula="of:=[.T275]+0.05" office:value-type="float" office:value="7.04999999999998">
            <text:p>7,050</text:p>
          </table:table-cell>
          <table:table-cell table:style-name="ce34" office:value-type="percentage" office:value="0.0234733908382675">
            <text:p>2,35%</text:p>
          </table:table-cell>
          <table:table-cell/>
          <table:table-cell table:style-name="ce58" table:formula="of:=([.R276]-[.U276])*100*100" office:value-type="float" office:value="-1.48132920663187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76]+0.125" office:value-type="float" office:value="17.75">
            <text:p>17,750</text:p>
          </table:table-cell>
          <table:table-cell table:style-name="ce34" office:value-type="percentage" office:value="0.0184985214367708">
            <text:p>1,85%</text:p>
          </table:table-cell>
          <table:table-cell/>
          <table:table-cell table:style-name="ce29" table:formula="of:=[.E276]+0.125" office:value-type="float" office:value="17.75">
            <text:p>17,750</text:p>
          </table:table-cell>
          <table:table-cell table:style-name="ce34" office:value-type="percentage" office:value="0.0188608909781094">
            <text:p>1,89%</text:p>
          </table:table-cell>
          <table:table-cell/>
          <table:table-cell table:style-name="ce29" table:formula="of:=[.H276]+0.125" office:value-type="float" office:value="17.75">
            <text:p>17,750</text:p>
          </table:table-cell>
          <table:table-cell table:style-name="ce34" office:value-type="percentage" office:value="0.0216746484727382">
            <text:p>2,17%</text:p>
          </table:table-cell>
          <table:table-cell/>
          <table:table-cell table:style-name="ce29" table:formula="of:=[.K276]+0.05" office:value-type="float" office:value="7.09999999999998">
            <text:p>7,100</text:p>
          </table:table-cell>
          <table:table-cell table:style-name="ce34" office:value-type="percentage" office:value="0.0235995233754144">
            <text:p>2,36%</text:p>
          </table:table-cell>
          <table:table-cell/>
          <table:table-cell table:style-name="ce29" table:formula="of:=[.N276]+0.05" office:value-type="float" office:value="7.09999999999998">
            <text:p>7,100</text:p>
          </table:table-cell>
          <table:table-cell table:style-name="ce34" office:value-type="percentage" office:value="0.0247311608493262">
            <text:p>2,47%</text:p>
          </table:table-cell>
          <table:table-cell/>
          <table:table-cell table:style-name="ce29" table:formula="of:=[.Q276]+0.05" office:value-type="float" office:value="7.09999999999998">
            <text:p>7,100</text:p>
          </table:table-cell>
          <table:table-cell table:style-name="ce34" office:value-type="percentage" office:value="0.0234220154487761">
            <text:p>2,34%</text:p>
          </table:table-cell>
          <table:table-cell/>
          <table:table-cell table:style-name="ce29" table:formula="of:=[.T276]+0.05" office:value-type="float" office:value="7.09999999999998">
            <text:p>7,100</text:p>
          </table:table-cell>
          <table:table-cell table:style-name="ce34" office:value-type="percentage" office:value="0.0235713014278273">
            <text:p>2,36%</text:p>
          </table:table-cell>
          <table:table-cell/>
          <table:table-cell table:style-name="ce58" table:formula="of:=([.R277]-[.U277])*100*100" office:value-type="float" office:value="-1.49285979051169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77]+0.125" office:value-type="float" office:value="17.875">
            <text:p>17,875</text:p>
          </table:table-cell>
          <table:table-cell table:style-name="ce34" office:value-type="percentage" office:value="0.0185232605258141">
            <text:p>1,85%</text:p>
          </table:table-cell>
          <table:table-cell/>
          <table:table-cell table:style-name="ce29" table:formula="of:=[.E277]+0.125" office:value-type="float" office:value="17.875">
            <text:p>17,875</text:p>
          </table:table-cell>
          <table:table-cell table:style-name="ce34" office:value-type="percentage" office:value="0.018907450079719">
            <text:p>1,89%</text:p>
          </table:table-cell>
          <table:table-cell/>
          <table:table-cell table:style-name="ce29" table:formula="of:=[.H277]+0.125" office:value-type="float" office:value="17.875">
            <text:p>17,875</text:p>
          </table:table-cell>
          <table:table-cell table:style-name="ce34" office:value-type="percentage" office:value="0.0217097393262486">
            <text:p>2,17%</text:p>
          </table:table-cell>
          <table:table-cell/>
          <table:table-cell table:style-name="ce29" table:formula="of:=[.K277]+0.05" office:value-type="float" office:value="7.14999999999998">
            <text:p>7,150</text:p>
          </table:table-cell>
          <table:table-cell table:style-name="ce34" office:value-type="percentage" office:value="0.0236828894155348">
            <text:p>2,37%</text:p>
          </table:table-cell>
          <table:table-cell/>
          <table:table-cell table:style-name="ce29" table:formula="of:=[.N277]+0.05" office:value-type="float" office:value="7.14999999999998">
            <text:p>7,150</text:p>
          </table:table-cell>
          <table:table-cell table:style-name="ce34" office:value-type="percentage" office:value="0.0248124906867661">
            <text:p>2,48%</text:p>
          </table:table-cell>
          <table:table-cell/>
          <table:table-cell table:style-name="ce29" table:formula="of:=[.Q277]+0.05" office:value-type="float" office:value="7.14999999999998">
            <text:p>7,150</text:p>
          </table:table-cell>
          <table:table-cell table:style-name="ce34" office:value-type="percentage" office:value="0.0235195053293499">
            <text:p>2,35%</text:p>
          </table:table-cell>
          <table:table-cell/>
          <table:table-cell table:style-name="ce29" table:formula="of:=[.T277]+0.05" office:value-type="float" office:value="7.14999999999998">
            <text:p>7,150</text:p>
          </table:table-cell>
          <table:table-cell table:style-name="ce34" office:value-type="percentage" office:value="0.0236699789904554">
            <text:p>2,37%</text:p>
          </table:table-cell>
          <table:table-cell/>
          <table:table-cell table:style-name="ce58" table:formula="of:=([.R278]-[.U278])*100*100" office:value-type="float" office:value="-1.50473661105547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78]+0.125" office:value-type="float" office:value="18">
            <text:p>18,000</text:p>
          </table:table-cell>
          <table:table-cell table:style-name="ce34" office:value-type="percentage" office:value="0.0185476560163986">
            <text:p>1,85%</text:p>
          </table:table-cell>
          <table:table-cell/>
          <table:table-cell table:style-name="ce29" table:formula="of:=[.E278]+0.125" office:value-type="float" office:value="18">
            <text:p>18,000</text:p>
          </table:table-cell>
          <table:table-cell table:style-name="ce34" office:value-type="percentage" office:value="0.0189533625271396">
            <text:p>1,90%</text:p>
          </table:table-cell>
          <table:table-cell/>
          <table:table-cell table:style-name="ce29" table:formula="of:=[.H278]+0.125" office:value-type="float" office:value="18">
            <text:p>18,000</text:p>
          </table:table-cell>
          <table:table-cell table:style-name="ce34" office:value-type="percentage" office:value="0.0217443428067935">
            <text:p>2,17%</text:p>
          </table:table-cell>
          <table:table-cell/>
          <table:table-cell table:style-name="ce29" table:formula="of:=[.K278]+0.05" office:value-type="float" office:value="7.19999999999998">
            <text:p>7,200</text:p>
          </table:table-cell>
          <table:table-cell table:style-name="ce34" office:value-type="percentage" office:value="0.0237645722121609">
            <text:p>2,38%</text:p>
          </table:table-cell>
          <table:table-cell/>
          <table:table-cell table:style-name="ce29" table:formula="of:=[.N278]+0.05" office:value-type="float" office:value="7.19999999999998">
            <text:p>7,200</text:p>
          </table:table-cell>
          <table:table-cell table:style-name="ce34" office:value-type="percentage" office:value="0.0248897017955354">
            <text:p>2,49%</text:p>
          </table:table-cell>
          <table:table-cell/>
          <table:table-cell table:style-name="ce29" table:formula="of:=[.Q278]+0.05" office:value-type="float" office:value="7.19999999999998">
            <text:p>7,200</text:p>
          </table:table-cell>
          <table:table-cell table:style-name="ce34" office:value-type="percentage" office:value="0.0236175895369414">
            <text:p>2,36%</text:p>
          </table:table-cell>
          <table:table-cell/>
          <table:table-cell table:style-name="ce29" table:formula="of:=[.T278]+0.05" office:value-type="float" office:value="7.19999999999998">
            <text:p>7,200</text:p>
          </table:table-cell>
          <table:table-cell table:style-name="ce34" office:value-type="percentage" office:value="0.0237692821481449">
            <text:p>2,38%</text:p>
          </table:table-cell>
          <table:table-cell/>
          <table:table-cell table:style-name="ce58" table:formula="of:=([.R279]-[.U279])*100*100" office:value-type="float" office:value="-1.51692611203524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79]+0.125" office:value-type="float" office:value="18.125">
            <text:p>18,125</text:p>
          </table:table-cell>
          <table:table-cell table:style-name="ce34" office:value-type="percentage" office:value="0.0185717150174577">
            <text:p>1,86%</text:p>
          </table:table-cell>
          <table:table-cell/>
          <table:table-cell table:style-name="ce29" table:formula="of:=[.E279]+0.125" office:value-type="float" office:value="18.125">
            <text:p>18,125</text:p>
          </table:table-cell>
          <table:table-cell table:style-name="ce34" office:value-type="percentage" office:value="0.0189986416994234">
            <text:p>1,90%</text:p>
          </table:table-cell>
          <table:table-cell/>
          <table:table-cell table:style-name="ce29" table:formula="of:=[.H279]+0.125" office:value-type="float" office:value="18.125">
            <text:p>18,125</text:p>
          </table:table-cell>
          <table:table-cell table:style-name="ce34" office:value-type="percentage" office:value="0.0217784689979516">
            <text:p>2,18%</text:p>
          </table:table-cell>
          <table:table-cell/>
          <table:table-cell table:style-name="ce29" table:formula="of:=[.K279]+0.05" office:value-type="float" office:value="7.24999999999998">
            <text:p>7,250</text:p>
          </table:table-cell>
          <table:table-cell table:style-name="ce34" office:value-type="percentage" office:value="0.0238444511623685">
            <text:p>2,38%</text:p>
          </table:table-cell>
          <table:table-cell/>
          <table:table-cell table:style-name="ce29" table:formula="of:=[.N279]+0.05" office:value-type="float" office:value="7.24999999999998">
            <text:p>7,250</text:p>
          </table:table-cell>
          <table:table-cell table:style-name="ce34" office:value-type="percentage" office:value="0.0249623062859816">
            <text:p>2,50%</text:p>
          </table:table-cell>
          <table:table-cell/>
          <table:table-cell table:style-name="ce29" table:formula="of:=[.Q279]+0.05" office:value-type="float" office:value="7.24999999999998">
            <text:p>7,250</text:p>
          </table:table-cell>
          <table:table-cell table:style-name="ce34" office:value-type="percentage" office:value="0.0237161300491665">
            <text:p>2,37%</text:p>
          </table:table-cell>
          <table:table-cell/>
          <table:table-cell table:style-name="ce29" table:formula="of:=[.T279]+0.05" office:value-type="float" office:value="7.24999999999998">
            <text:p>7,250</text:p>
          </table:table-cell>
          <table:table-cell table:style-name="ce34" office:value-type="percentage" office:value="0.0238690695228888">
            <text:p>2,39%</text:p>
          </table:table-cell>
          <table:table-cell/>
          <table:table-cell table:style-name="ce58" table:formula="of:=([.R280]-[.U280])*100*100" office:value-type="float" office:value="-1.52939473722302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80]+0.125" office:value-type="float" office:value="18.25">
            <text:p>18,250</text:p>
          </table:table-cell>
          <table:table-cell table:style-name="ce34" office:value-type="percentage" office:value="0.0185954444431598">
            <text:p>1,86%</text:p>
          </table:table-cell>
          <table:table-cell/>
          <table:table-cell table:style-name="ce29" table:formula="of:=[.E280]+0.125" office:value-type="float" office:value="18.25">
            <text:p>18,250</text:p>
          </table:table-cell>
          <table:table-cell table:style-name="ce34" office:value-type="percentage" office:value="0.0190433006090731">
            <text:p>1,90%</text:p>
          </table:table-cell>
          <table:table-cell/>
          <table:table-cell table:style-name="ce29" table:formula="of:=[.H280]+0.125" office:value-type="float" office:value="18.25">
            <text:p>18,250</text:p>
          </table:table-cell>
          <table:table-cell table:style-name="ce34" office:value-type="percentage" office:value="0.021812127707039">
            <text:p>2,18%</text:p>
          </table:table-cell>
          <table:table-cell/>
          <table:table-cell table:style-name="ce29" table:formula="of:=[.K280]+0.05" office:value-type="float" office:value="7.29999999999998">
            <text:p>7,300</text:p>
          </table:table-cell>
          <table:table-cell table:style-name="ce34" office:value-type="percentage" office:value="0.0239224056632331">
            <text:p>2,39%</text:p>
          </table:table-cell>
          <table:table-cell/>
          <table:table-cell table:style-name="ce29" table:formula="of:=[.N280]+0.05" office:value-type="float" office:value="7.29999999999998">
            <text:p>7,300</text:p>
          </table:table-cell>
          <table:table-cell table:style-name="ce34" office:value-type="percentage" office:value="0.0250298162684522">
            <text:p>2,50%</text:p>
          </table:table-cell>
          <table:table-cell/>
          <table:table-cell table:style-name="ce29" table:formula="of:=[.Q280]+0.05" office:value-type="float" office:value="7.29999999999998">
            <text:p>7,300</text:p>
          </table:table-cell>
          <table:table-cell table:style-name="ce34" office:value-type="percentage" office:value="0.023814988843641">
            <text:p>2,38%</text:p>
          </table:table-cell>
          <table:table-cell/>
          <table:table-cell table:style-name="ce29" table:formula="of:=[.T280]+0.05" office:value-type="float" office:value="7.29999999999998">
            <text:p>7,300</text:p>
          </table:table-cell>
          <table:table-cell table:style-name="ce34" office:value-type="percentage" office:value="0.0239691997366801">
            <text:p>2,40%</text:p>
          </table:table-cell>
          <table:table-cell/>
          <table:table-cell table:style-name="ce58" table:formula="of:=([.R281]-[.U281])*100*100" office:value-type="float" office:value="-1.54210893039096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81]+0.125" office:value-type="float" office:value="18.375">
            <text:p>18,375</text:p>
          </table:table-cell>
          <table:table-cell table:style-name="ce34" office:value-type="percentage" office:value="0.0186188510195327">
            <text:p>1,86%</text:p>
          </table:table-cell>
          <table:table-cell/>
          <table:table-cell table:style-name="ce29" table:formula="of:=[.E281]+0.125" office:value-type="float" office:value="18.375">
            <text:p>18,375</text:p>
          </table:table-cell>
          <table:table-cell table:style-name="ce34" office:value-type="percentage" office:value="0.0190873519145099">
            <text:p>1,91%</text:p>
          </table:table-cell>
          <table:table-cell/>
          <table:table-cell table:style-name="ce29" table:formula="of:=[.H281]+0.125" office:value-type="float" office:value="18.375">
            <text:p>18,375</text:p>
          </table:table-cell>
          <table:table-cell table:style-name="ce34" office:value-type="percentage" office:value="0.0218453284745062">
            <text:p>2,18%</text:p>
          </table:table-cell>
          <table:table-cell/>
          <table:table-cell table:style-name="ce29" table:formula="of:=[.K281]+0.05" office:value-type="float" office:value="7.34999999999998">
            <text:p>7,350</text:p>
          </table:table-cell>
          <table:table-cell table:style-name="ce34" office:value-type="percentage" office:value="0.0239983151118303">
            <text:p>2,40%</text:p>
          </table:table-cell>
          <table:table-cell/>
          <table:table-cell table:style-name="ce29" table:formula="of:=[.N281]+0.05" office:value-type="float" office:value="7.34999999999998">
            <text:p>7,350</text:p>
          </table:table-cell>
          <table:table-cell table:style-name="ce34" office:value-type="percentage" office:value="0.0250917438532947">
            <text:p>2,51%</text:p>
          </table:table-cell>
          <table:table-cell/>
          <table:table-cell table:style-name="ce29" table:formula="of:=[.Q281]+0.05" office:value-type="float" office:value="7.34999999999998">
            <text:p>7,350</text:p>
          </table:table-cell>
          <table:table-cell table:style-name="ce34" office:value-type="percentage" office:value="0.0239140278979808">
            <text:p>2,39%</text:p>
          </table:table-cell>
          <table:table-cell/>
          <table:table-cell table:style-name="ce29" table:formula="of:=[.T281]+0.05" office:value-type="float" office:value="7.34999999999998">
            <text:p>7,350</text:p>
          </table:table-cell>
          <table:table-cell table:style-name="ce34" office:value-type="percentage" office:value="0.0240695314115118">
            <text:p>2,41%</text:p>
          </table:table-cell>
          <table:table-cell/>
          <table:table-cell table:style-name="ce58" table:formula="of:=([.R282]-[.U282])*100*100" office:value-type="float" office:value="-1.55503513531087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82]+0.125" office:value-type="float" office:value="18.5">
            <text:p>18,500</text:p>
          </table:table-cell>
          <table:table-cell table:style-name="ce34" office:value-type="percentage" office:value="0.0186419412908194">
            <text:p>1,86%</text:p>
          </table:table-cell>
          <table:table-cell/>
          <table:table-cell table:style-name="ce29" table:formula="of:=[.E282]+0.125" office:value-type="float" office:value="18.5">
            <text:p>18,500</text:p>
          </table:table-cell>
          <table:table-cell table:style-name="ce34" office:value-type="percentage" office:value="0.0191308079320353">
            <text:p>1,91%</text:p>
          </table:table-cell>
          <table:table-cell/>
          <table:table-cell table:style-name="ce29" table:formula="of:=[.H282]+0.125" office:value-type="float" office:value="18.5">
            <text:p>18,500</text:p>
          </table:table-cell>
          <table:table-cell table:style-name="ce34" office:value-type="percentage" office:value="0.0218780805829535">
            <text:p>2,19%</text:p>
          </table:table-cell>
          <table:table-cell/>
          <table:table-cell table:style-name="ce29" table:formula="of:=[.K282]+0.05" office:value-type="float" office:value="7.39999999999998">
            <text:p>7,400</text:p>
          </table:table-cell>
          <table:table-cell table:style-name="ce34" office:value-type="percentage" office:value="0.0240720589052359">
            <text:p>2,41%</text:p>
          </table:table-cell>
          <table:table-cell/>
          <table:table-cell table:style-name="ce29" table:formula="of:=[.N282]+0.05" office:value-type="float" office:value="7.39999999999998">
            <text:p>7,400</text:p>
          </table:table-cell>
          <table:table-cell table:style-name="ce34" office:value-type="percentage" office:value="0.0251476011508566">
            <text:p>2,51%</text:p>
          </table:table-cell>
          <table:table-cell/>
          <table:table-cell table:style-name="ce29" table:formula="of:=[.Q282]+0.05" office:value-type="float" office:value="7.39999999999998">
            <text:p>7,400</text:p>
          </table:table-cell>
          <table:table-cell table:style-name="ce34" office:value-type="percentage" office:value="0.0240131091898016">
            <text:p>2,40%</text:p>
          </table:table-cell>
          <table:table-cell/>
          <table:table-cell table:style-name="ce29" table:formula="of:=[.T282]+0.05" office:value-type="float" office:value="7.39999999999998">
            <text:p>7,400</text:p>
          </table:table-cell>
          <table:table-cell table:style-name="ce34" office:value-type="percentage" office:value="0.0241699231693771">
            <text:p>2,42%</text:p>
          </table:table-cell>
          <table:table-cell/>
          <table:table-cell table:style-name="ce58" table:formula="of:=([.R283]-[.U283])*100*100" office:value-type="float" office:value="-1.56813979575485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83]+0.125" office:value-type="float" office:value="18.625">
            <text:p>18,625</text:p>
          </table:table-cell>
          <table:table-cell table:style-name="ce34" office:value-type="percentage" office:value="0.0186647216255788">
            <text:p>1,87%</text:p>
          </table:table-cell>
          <table:table-cell/>
          <table:table-cell table:style-name="ce29" table:formula="of:=[.E283]+0.125" office:value-type="float" office:value="18.625">
            <text:p>18,625</text:p>
          </table:table-cell>
          <table:table-cell table:style-name="ce34" office:value-type="percentage" office:value="0.0191736806473122">
            <text:p>1,92%</text:p>
          </table:table-cell>
          <table:table-cell/>
          <table:table-cell table:style-name="ce29" table:formula="of:=[.H283]+0.125" office:value-type="float" office:value="18.625">
            <text:p>18,625</text:p>
          </table:table-cell>
          <table:table-cell table:style-name="ce34" office:value-type="percentage" office:value="0.0219103930657842">
            <text:p>2,19%</text:p>
          </table:table-cell>
          <table:table-cell/>
          <table:table-cell table:style-name="ce29" table:formula="of:=[.K283]+0.05" office:value-type="float" office:value="7.44999999999998">
            <text:p>7,450</text:p>
          </table:table-cell>
          <table:table-cell table:style-name="ce34" office:value-type="percentage" office:value="0.0241435164405253">
            <text:p>2,41%</text:p>
          </table:table-cell>
          <table:table-cell/>
          <table:table-cell table:style-name="ce29" table:formula="of:=[.N283]+0.05" office:value-type="float" office:value="7.44999999999998">
            <text:p>7,450</text:p>
          </table:table-cell>
          <table:table-cell table:style-name="ce34" office:value-type="percentage" office:value="0.0251969002714856">
            <text:p>2,52%</text:p>
          </table:table-cell>
          <table:table-cell/>
          <table:table-cell table:style-name="ce29" table:formula="of:=[.Q283]+0.05" office:value-type="float" office:value="7.44999999999998">
            <text:p>7,450</text:p>
          </table:table-cell>
          <table:table-cell table:style-name="ce34" office:value-type="percentage" office:value="0.0241120946967195">
            <text:p>2,41%</text:p>
          </table:table-cell>
          <table:table-cell/>
          <table:table-cell table:style-name="ce29" table:formula="of:=[.T283]+0.05" office:value-type="float" office:value="7.44999999999998">
            <text:p>7,450</text:p>
          </table:table-cell>
          <table:table-cell table:style-name="ce34" office:value-type="percentage" office:value="0.024270233632269">
            <text:p>2,43%</text:p>
          </table:table-cell>
          <table:table-cell/>
          <table:table-cell table:style-name="ce58" table:formula="of:=([.R284]-[.U284])*100*100" office:value-type="float" office:value="-1.58138935549501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84]+0.125" office:value-type="float" office:value="18.75">
            <text:p>18,750</text:p>
          </table:table-cell>
          <table:table-cell table:style-name="ce34" office:value-type="percentage" office:value="0.0186871982225415">
            <text:p>1,87%</text:p>
          </table:table-cell>
          <table:table-cell/>
          <table:table-cell table:style-name="ce29" table:formula="of:=[.E284]+0.125" office:value-type="float" office:value="18.75">
            <text:p>18,750</text:p>
          </table:table-cell>
          <table:table-cell table:style-name="ce34" office:value-type="percentage" office:value="0.0192159817263853">
            <text:p>1,92%</text:p>
          </table:table-cell>
          <table:table-cell/>
          <table:table-cell table:style-name="ce29" table:formula="of:=[.H284]+0.125" office:value-type="float" office:value="18.75">
            <text:p>18,750</text:p>
          </table:table-cell>
          <table:table-cell table:style-name="ce34" office:value-type="percentage" office:value="0.0219422747155104">
            <text:p>2,19%</text:p>
          </table:table-cell>
          <table:table-cell/>
          <table:table-cell table:style-name="ce29" table:formula="of:=[.K284]+0.05" office:value-type="float" office:value="7.49999999999998">
            <text:p>7,500</text:p>
          </table:table-cell>
          <table:table-cell table:style-name="ce34" office:value-type="percentage" office:value="0.0242125671147744">
            <text:p>2,42%</text:p>
          </table:table-cell>
          <table:table-cell/>
          <table:table-cell table:style-name="ce29" table:formula="of:=[.N284]+0.05" office:value-type="float" office:value="7.49999999999998">
            <text:p>7,500</text:p>
          </table:table-cell>
          <table:table-cell table:style-name="ce34" office:value-type="percentage" office:value="0.025239153325529">
            <text:p>2,52%</text:p>
          </table:table-cell>
          <table:table-cell/>
          <table:table-cell table:style-name="ce29" table:formula="of:=[.Q284]+0.05" office:value-type="float" office:value="7.49999999999998">
            <text:p>7,500</text:p>
          </table:table-cell>
          <table:table-cell table:style-name="ce34" office:value-type="percentage" office:value="0.0242108463963501">
            <text:p>2,42%</text:p>
          </table:table-cell>
          <table:table-cell/>
          <table:table-cell table:style-name="ce29" table:formula="of:=[.T284]+0.05" office:value-type="float" office:value="7.49999999999998">
            <text:p>7,500</text:p>
          </table:table-cell>
          <table:table-cell table:style-name="ce34" office:value-type="percentage" office:value="0.0243703214221804">
            <text:p>2,44%</text:p>
          </table:table-cell>
          <table:table-cell/>
          <table:table-cell table:style-name="ce58" table:formula="of:=([.R285]-[.U285])*100*100" office:value-type="float" office:value="-1.5947502583032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85]+0.125" office:value-type="float" office:value="18.875">
            <text:p>18,875</text:p>
          </table:table-cell>
          <table:table-cell table:style-name="ce34" office:value-type="percentage" office:value="0.0187093771162331">
            <text:p>1,87%</text:p>
          </table:table-cell>
          <table:table-cell/>
          <table:table-cell table:style-name="ce29" table:formula="of:=[.E285]+0.125" office:value-type="float" office:value="18.875">
            <text:p>18,875</text:p>
          </table:table-cell>
          <table:table-cell table:style-name="ce34" office:value-type="percentage" office:value="0.0192577225262654">
            <text:p>1,93%</text:p>
          </table:table-cell>
          <table:table-cell/>
          <table:table-cell table:style-name="ce29" table:formula="of:=[.H285]+0.125" office:value-type="float" office:value="18.875">
            <text:p>18,875</text:p>
          </table:table-cell>
          <table:table-cell table:style-name="ce34" office:value-type="percentage" office:value="0.0219737340917303">
            <text:p>2,20%</text:p>
          </table:table-cell>
          <table:table-cell/>
          <table:table-cell table:style-name="ce29" table:formula="of:=[.K285]+0.05" office:value-type="float" office:value="7.54999999999998">
            <text:p>7,550</text:p>
          </table:table-cell>
          <table:table-cell table:style-name="ce34" office:value-type="percentage" office:value="0.0242790903250586">
            <text:p>2,43%</text:p>
          </table:table-cell>
          <table:table-cell/>
          <table:table-cell table:style-name="ce29" table:formula="of:=[.N285]+0.05" office:value-type="float" office:value="7.54999999999998">
            <text:p>7,550</text:p>
          </table:table-cell>
          <table:table-cell table:style-name="ce34" office:value-type="percentage" office:value="0.0252741053815523">
            <text:p>2,53%</text:p>
          </table:table-cell>
          <table:table-cell/>
          <table:table-cell table:style-name="ce29" table:formula="of:=[.Q285]+0.05" office:value-type="float" office:value="7.54999999999998">
            <text:p>7,550</text:p>
          </table:table-cell>
          <table:table-cell table:style-name="ce34" office:value-type="percentage" office:value="0.0243092262663094">
            <text:p>2,43%</text:p>
          </table:table-cell>
          <table:table-cell/>
          <table:table-cell table:style-name="ce29" table:formula="of:=[.T285]+0.05" office:value-type="float" office:value="7.54999999999998">
            <text:p>7,550</text:p>
          </table:table-cell>
          <table:table-cell table:style-name="ce34" office:value-type="percentage" office:value="0.0244700451611045">
            <text:p>2,45%</text:p>
          </table:table-cell>
          <table:table-cell/>
          <table:table-cell table:style-name="ce58" table:formula="of:=([.R286]-[.U286])*100*100" office:value-type="float" office:value="-1.60818894795158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86]+0.125" office:value-type="float" office:value="19">
            <text:p>19,000</text:p>
          </table:table-cell>
          <table:table-cell table:style-name="ce34" office:value-type="percentage" office:value="0.0187312641823761">
            <text:p>1,87%</text:p>
          </table:table-cell>
          <table:table-cell/>
          <table:table-cell table:style-name="ce29" table:formula="of:=[.E286]+0.125" office:value-type="float" office:value="19">
            <text:p>19,000</text:p>
          </table:table-cell>
          <table:table-cell table:style-name="ce34" office:value-type="percentage" office:value="0.0192989141050945">
            <text:p>1,93%</text:p>
          </table:table-cell>
          <table:table-cell/>
          <table:table-cell table:style-name="ce29" table:formula="of:=[.H286]+0.125" office:value-type="float" office:value="19">
            <text:p>19,000</text:p>
          </table:table-cell>
          <table:table-cell table:style-name="ce34" office:value-type="percentage" office:value="0.0220047795287894">
            <text:p>2,20%</text:p>
          </table:table-cell>
          <table:table-cell/>
          <table:table-cell table:style-name="ce29" table:formula="of:=[.K286]+0.05" office:value-type="float" office:value="7.59999999999998">
            <text:p>7,600</text:p>
          </table:table-cell>
          <table:table-cell table:style-name="ce34" office:value-type="percentage" office:value="0.0243429654684536">
            <text:p>2,43%</text:p>
          </table:table-cell>
          <table:table-cell/>
          <table:table-cell table:style-name="ce29" table:formula="of:=[.N286]+0.05" office:value-type="float" office:value="7.59999999999998">
            <text:p>7,600</text:p>
          </table:table-cell>
          <table:table-cell table:style-name="ce34" office:value-type="percentage" office:value="0.0253024333409925">
            <text:p>2,53%</text:p>
          </table:table-cell>
          <table:table-cell/>
          <table:table-cell table:style-name="ce29" table:formula="of:=[.Q286]+0.05" office:value-type="float" office:value="7.59999999999998">
            <text:p>7,600</text:p>
          </table:table-cell>
          <table:table-cell table:style-name="ce34" office:value-type="percentage" office:value="0.0244070962842131">
            <text:p>2,44%</text:p>
          </table:table-cell>
          <table:table-cell/>
          <table:table-cell table:style-name="ce29" table:formula="of:=[.T286]+0.05" office:value-type="float" office:value="7.59999999999998">
            <text:p>7,600</text:p>
          </table:table-cell>
          <table:table-cell table:style-name="ce34" office:value-type="percentage" office:value="0.0245692634710343">
            <text:p>2,46%</text:p>
          </table:table-cell>
          <table:table-cell/>
          <table:table-cell table:style-name="ce58" table:formula="of:=([.R287]-[.U287])*100*100" office:value-type="float" office:value="-1.62167186821213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87]+0.125" office:value-type="float" office:value="19.125">
            <text:p>19,125</text:p>
          </table:table-cell>
          <table:table-cell table:style-name="ce34" office:value-type="percentage" office:value="0.0187528651430793">
            <text:p>1,88%</text:p>
          </table:table-cell>
          <table:table-cell/>
          <table:table-cell table:style-name="ce29" table:formula="of:=[.E287]+0.125" office:value-type="float" office:value="19.125">
            <text:p>19,125</text:p>
          </table:table-cell>
          <table:table-cell table:style-name="ce34" office:value-type="percentage" office:value="0.0193395672319127">
            <text:p>1,93%</text:p>
          </table:table-cell>
          <table:table-cell/>
          <table:table-cell table:style-name="ce29" table:formula="of:=[.H287]+0.125" office:value-type="float" office:value="19.125">
            <text:p>19,125</text:p>
          </table:table-cell>
          <table:table-cell table:style-name="ce34" office:value-type="percentage" office:value="0.0220354191431419">
            <text:p>2,20%</text:p>
          </table:table-cell>
          <table:table-cell/>
          <table:table-cell table:style-name="ce29" table:formula="of:=[.K287]+0.05" office:value-type="float" office:value="7.64999999999998">
            <text:p>7,650</text:p>
          </table:table-cell>
          <table:table-cell table:style-name="ce34" office:value-type="percentage" office:value="0.0244040719420351">
            <text:p>2,44%</text:p>
          </table:table-cell>
          <table:table-cell/>
          <table:table-cell table:style-name="ce29" table:formula="of:=[.N287]+0.05" office:value-type="float" office:value="7.64999999999998">
            <text:p>7,650</text:p>
          </table:table-cell>
          <table:table-cell table:style-name="ce34" office:value-type="percentage" office:value="0.0253250470635043">
            <text:p>2,53%</text:p>
          </table:table-cell>
          <table:table-cell/>
          <table:table-cell table:style-name="ce29" table:formula="of:=[.Q287]+0.05" office:value-type="float" office:value="7.64999999999998">
            <text:p>7,650</text:p>
          </table:table-cell>
          <table:table-cell table:style-name="ce34" office:value-type="percentage" office:value="0.0245043184276771">
            <text:p>2,45%</text:p>
          </table:table-cell>
          <table:table-cell/>
          <table:table-cell table:style-name="ce29" table:formula="of:=[.T287]+0.05" office:value-type="float" office:value="7.64999999999998">
            <text:p>7,650</text:p>
          </table:table-cell>
          <table:table-cell table:style-name="ce34" office:value-type="percentage" office:value="0.0246678349739628">
            <text:p>2,47%</text:p>
          </table:table-cell>
          <table:table-cell/>
          <table:table-cell table:style-name="ce58" table:formula="of:=([.R288]-[.U288])*100*100" office:value-type="float" office:value="-1.63516546285686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88]+0.125" office:value-type="float" office:value="19.25">
            <text:p>19,250</text:p>
          </table:table-cell>
          <table:table-cell table:style-name="ce34" office:value-type="percentage" office:value="0.0187741855718253">
            <text:p>1,88%</text:p>
          </table:table-cell>
          <table:table-cell/>
          <table:table-cell table:style-name="ce29" table:formula="of:=[.E288]+0.125" office:value-type="float" office:value="19.25">
            <text:p>19,250</text:p>
          </table:table-cell>
          <table:table-cell table:style-name="ce34" office:value-type="percentage" office:value="0.0193796923960449">
            <text:p>1,94%</text:p>
          </table:table-cell>
          <table:table-cell/>
          <table:table-cell table:style-name="ce29" table:formula="of:=[.H288]+0.125" office:value-type="float" office:value="19.25">
            <text:p>19,250</text:p>
          </table:table-cell>
          <table:table-cell table:style-name="ce34" office:value-type="percentage" office:value="0.0220656608404248">
            <text:p>2,21%</text:p>
          </table:table-cell>
          <table:table-cell/>
          <table:table-cell table:style-name="ce29" table:formula="of:=[.K288]+0.05" office:value-type="float" office:value="7.69999999999998">
            <text:p>7,700</text:p>
          </table:table-cell>
          <table:table-cell table:style-name="ce34" office:value-type="percentage" office:value="0.0244622891428787">
            <text:p>2,45%</text:p>
          </table:table-cell>
          <table:table-cell/>
          <table:table-cell table:style-name="ce29" table:formula="of:=[.N288]+0.05" office:value-type="float" office:value="7.69999999999998">
            <text:p>7,700</text:p>
          </table:table-cell>
          <table:table-cell table:style-name="ce34" office:value-type="percentage" office:value="0.0253428564087426">
            <text:p>2,53%</text:p>
          </table:table-cell>
          <table:table-cell/>
          <table:table-cell table:style-name="ce29" table:formula="of:=[.Q288]+0.05" office:value-type="float" office:value="7.69999999999998">
            <text:p>7,700</text:p>
          </table:table-cell>
          <table:table-cell table:style-name="ce34" office:value-type="percentage" office:value="0.0246007546743173">
            <text:p>2,46%</text:p>
          </table:table-cell>
          <table:table-cell/>
          <table:table-cell table:style-name="ce29" table:formula="of:=[.T288]+0.05" office:value-type="float" office:value="7.69999999999998">
            <text:p>7,700</text:p>
          </table:table-cell>
          <table:table-cell table:style-name="ce34" office:value-type="percentage" office:value="0.0247656182918831">
            <text:p>2,48%</text:p>
          </table:table-cell>
          <table:table-cell/>
          <table:table-cell table:style-name="ce58" table:formula="of:=([.R289]-[.U289])*100*100" office:value-type="float" office:value="-1.64863617565784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89]+0.125" office:value-type="float" office:value="19.375">
            <text:p>19,375</text:p>
          </table:table-cell>
          <table:table-cell table:style-name="ce34" office:value-type="percentage" office:value="0.018795230898265">
            <text:p>1,88%</text:p>
          </table:table-cell>
          <table:table-cell/>
          <table:table-cell table:style-name="ce29" table:formula="of:=[.E289]+0.125" office:value-type="float" office:value="19.375">
            <text:p>19,375</text:p>
          </table:table-cell>
          <table:table-cell table:style-name="ce34" office:value-type="percentage" office:value="0.0194192998161239">
            <text:p>1,94%</text:p>
          </table:table-cell>
          <table:table-cell/>
          <table:table-cell table:style-name="ce29" table:formula="of:=[.H289]+0.125" office:value-type="float" office:value="19.375">
            <text:p>19,375</text:p>
          </table:table-cell>
          <table:table-cell table:style-name="ce34" office:value-type="percentage" office:value="0.022095512322259">
            <text:p>2,21%</text:p>
          </table:table-cell>
          <table:table-cell/>
          <table:table-cell table:style-name="ce29" table:formula="of:=[.K289]+0.05" office:value-type="float" office:value="7.74999999999998">
            <text:p>7,750</text:p>
          </table:table-cell>
          <table:table-cell table:style-name="ce34" office:value-type="percentage" office:value="0.02451749646806">
            <text:p>2,45%</text:p>
          </table:table-cell>
          <table:table-cell/>
          <table:table-cell table:style-name="ce29" table:formula="of:=[.N289]+0.05" office:value-type="float" office:value="7.74999999999998">
            <text:p>7,750</text:p>
          </table:table-cell>
          <table:table-cell table:style-name="ce34" office:value-type="percentage" office:value="0.0253567712363621">
            <text:p>2,54%</text:p>
          </table:table-cell>
          <table:table-cell/>
          <table:table-cell table:style-name="ce29" table:formula="of:=[.Q289]+0.05" office:value-type="float" office:value="7.74999999999998">
            <text:p>7,750</text:p>
          </table:table-cell>
          <table:table-cell table:style-name="ce34" office:value-type="percentage" office:value="0.0246962670017494">
            <text:p>2,47%</text:p>
          </table:table-cell>
          <table:table-cell/>
          <table:table-cell table:style-name="ce29" table:formula="of:=[.T289]+0.05" office:value-type="float" office:value="7.74999999999998">
            <text:p>7,750</text:p>
          </table:table-cell>
          <table:table-cell table:style-name="ce34" office:value-type="percentage" office:value="0.0248624720467881">
            <text:p>2,49%</text:p>
          </table:table-cell>
          <table:table-cell/>
          <table:table-cell table:style-name="ce58" table:formula="of:=([.R290]-[.U290])*100*100" office:value-type="float" office:value="-1.66205045038705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90]+0.125" office:value-type="float" office:value="19.5">
            <text:p>19,500</text:p>
          </table:table-cell>
          <table:table-cell table:style-name="ce34" office:value-type="percentage" office:value="0.0188160064128272">
            <text:p>1,88%</text:p>
          </table:table-cell>
          <table:table-cell/>
          <table:table-cell table:style-name="ce29" table:formula="of:=[.E290]+0.125" office:value-type="float" office:value="19.5">
            <text:p>19,500</text:p>
          </table:table-cell>
          <table:table-cell table:style-name="ce34" office:value-type="percentage" office:value="0.0194583994487659">
            <text:p>1,95%</text:p>
          </table:table-cell>
          <table:table-cell/>
          <table:table-cell table:style-name="ce29" table:formula="of:=[.H290]+0.125" office:value-type="float" office:value="19.5">
            <text:p>19,500</text:p>
          </table:table-cell>
          <table:table-cell table:style-name="ce34" office:value-type="percentage" office:value="0.0221249810927875">
            <text:p>2,21%</text:p>
          </table:table-cell>
          <table:table-cell/>
          <table:table-cell table:style-name="ce29" table:formula="of:=[.K290]+0.05" office:value-type="float" office:value="7.79999999999998">
            <text:p>7,800</text:p>
          </table:table-cell>
          <table:table-cell table:style-name="ce34" office:value-type="percentage" office:value="0.0245696625754042">
            <text:p>2,46%</text:p>
          </table:table-cell>
          <table:table-cell/>
          <table:table-cell table:style-name="ce29" table:formula="of:=[.N290]+0.05" office:value-type="float" office:value="7.79999999999998">
            <text:p>7,800</text:p>
          </table:table-cell>
          <table:table-cell table:style-name="ce34" office:value-type="percentage" office:value="0.0253677014060176">
            <text:p>2,54%</text:p>
          </table:table-cell>
          <table:table-cell/>
          <table:table-cell table:style-name="ce29" table:formula="of:=[.Q290]+0.05" office:value-type="float" office:value="7.79999999999998">
            <text:p>7,800</text:p>
          </table:table-cell>
          <table:table-cell table:style-name="ce34" office:value-type="percentage" office:value="0.0247907475394507">
            <text:p>2,48%</text:p>
          </table:table-cell>
          <table:table-cell/>
          <table:table-cell table:style-name="ce29" table:formula="of:=[.T290]+0.05" office:value-type="float" office:value="7.79999999999998">
            <text:p>7,800</text:p>
          </table:table-cell>
          <table:table-cell table:style-name="ce34" office:value-type="percentage" office:value="0.0249582849587202">
            <text:p>2,50%</text:p>
          </table:table-cell>
          <table:table-cell/>
          <table:table-cell table:style-name="ce58" table:formula="of:=([.R291]-[.U291])*100*100" office:value-type="float" office:value="-1.67537419269458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91]+0.125" office:value-type="float" office:value="19.625">
            <text:p>19,625</text:p>
          </table:table-cell>
          <table:table-cell table:style-name="ce34" office:value-type="percentage" office:value="0.018836517271153">
            <text:p>1,88%</text:p>
          </table:table-cell>
          <table:table-cell/>
          <table:table-cell table:style-name="ce29" table:formula="of:=[.E291]+0.125" office:value-type="float" office:value="19.625">
            <text:p>19,625</text:p>
          </table:table-cell>
          <table:table-cell table:style-name="ce34" office:value-type="percentage" office:value="0.0194970009969157">
            <text:p>1,95%</text:p>
          </table:table-cell>
          <table:table-cell/>
          <table:table-cell table:style-name="ce29" table:formula="of:=[.H291]+0.125" office:value-type="float" office:value="19.625">
            <text:p>19,625</text:p>
          </table:table-cell>
          <table:table-cell table:style-name="ce34" office:value-type="percentage" office:value="0.0221540744649654">
            <text:p>2,22%</text:p>
          </table:table-cell>
          <table:table-cell/>
          <table:table-cell table:style-name="ce29" table:formula="of:=[.K291]+0.05" office:value-type="float" office:value="7.84999999999998">
            <text:p>7,850</text:p>
          </table:table-cell>
          <table:table-cell table:style-name="ce34" office:value-type="percentage" office:value="0.0246191131657344">
            <text:p>2,46%</text:p>
          </table:table-cell>
          <table:table-cell/>
          <table:table-cell table:style-name="ce29" table:formula="of:=[.N291]+0.05" office:value-type="float" office:value="7.84999999999998">
            <text:p>7,850</text:p>
          </table:table-cell>
          <table:table-cell table:style-name="ce34" office:value-type="percentage" office:value="0.025376556777364">
            <text:p>2,54%</text:p>
          </table:table-cell>
          <table:table-cell/>
          <table:table-cell table:style-name="ce29" table:formula="of:=[.Q291]+0.05" office:value-type="float" office:value="7.84999999999998">
            <text:p>7,850</text:p>
          </table:table-cell>
          <table:table-cell table:style-name="ce34" office:value-type="percentage" office:value="0.0248842090243439">
            <text:p>2,49%</text:p>
          </table:table-cell>
          <table:table-cell/>
          <table:table-cell table:style-name="ce29" table:formula="of:=[.T291]+0.05" office:value-type="float" office:value="7.84999999999998">
            <text:p>7,850</text:p>
          </table:table-cell>
          <table:table-cell table:style-name="ce34" office:value-type="percentage" office:value="0.0250530661399182">
            <text:p>2,51%</text:p>
          </table:table-cell>
          <table:table-cell/>
          <table:table-cell table:style-name="ce58" table:formula="of:=([.R292]-[.U292])*100*100" office:value-type="float" office:value="-1.68857115574333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92]+0.125" office:value-type="float" office:value="19.75">
            <text:p>19,750</text:p>
          </table:table-cell>
          <table:table-cell table:style-name="ce34" office:value-type="percentage" office:value="0.0188567684983607">
            <text:p>1,89%</text:p>
          </table:table-cell>
          <table:table-cell/>
          <table:table-cell table:style-name="ce29" table:formula="of:=[.E292]+0.125" office:value-type="float" office:value="19.75">
            <text:p>19,750</text:p>
          </table:table-cell>
          <table:table-cell table:style-name="ce34" office:value-type="percentage" office:value="0.0195351139178737">
            <text:p>1,95%</text:p>
          </table:table-cell>
          <table:table-cell/>
          <table:table-cell table:style-name="ce29" table:formula="of:=[.H292]+0.125" office:value-type="float" office:value="19.75">
            <text:p>19,750</text:p>
          </table:table-cell>
          <table:table-cell table:style-name="ce34" office:value-type="percentage" office:value="0.0221827995666094">
            <text:p>2,22%</text:p>
          </table:table-cell>
          <table:table-cell/>
          <table:table-cell table:style-name="ce29" table:formula="of:=[.K292]+0.05" office:value-type="float" office:value="7.89999999999998">
            <text:p>7,900</text:p>
          </table:table-cell>
          <table:table-cell table:style-name="ce34" office:value-type="percentage" office:value="0.0246662632006234">
            <text:p>2,47%</text:p>
          </table:table-cell>
          <table:table-cell/>
          <table:table-cell table:style-name="ce29" table:formula="of:=[.N292]+0.05" office:value-type="float" office:value="7.89999999999998">
            <text:p>7,900</text:p>
          </table:table-cell>
          <table:table-cell table:style-name="ce34" office:value-type="percentage" office:value="0.0253842472100561">
            <text:p>2,54%</text:p>
          </table:table-cell>
          <table:table-cell/>
          <table:table-cell table:style-name="ce29" table:formula="of:=[.Q292]+0.05" office:value-type="float" office:value="7.89999999999998">
            <text:p>7,900</text:p>
          </table:table-cell>
          <table:table-cell table:style-name="ce34" office:value-type="percentage" office:value="0.0249766943452127">
            <text:p>2,50%</text:p>
          </table:table-cell>
          <table:table-cell/>
          <table:table-cell table:style-name="ce29" table:formula="of:=[.T292]+0.05" office:value-type="float" office:value="7.89999999999998">
            <text:p>7,900</text:p>
          </table:table-cell>
          <table:table-cell table:style-name="ce34" office:value-type="percentage" office:value="0.0251468548006701">
            <text:p>2,51%</text:p>
          </table:table-cell>
          <table:table-cell/>
          <table:table-cell table:style-name="ce58" table:formula="of:=([.R293]-[.U293])*100*100" office:value-type="float" office:value="-1.70160455457397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93]+0.125" office:value-type="float" office:value="19.875">
            <text:p>19,875</text:p>
          </table:table-cell>
          <table:table-cell table:style-name="ce34" office:value-type="percentage" office:value="0.0188767649931507">
            <text:p>1,89%</text:p>
          </table:table-cell>
          <table:table-cell/>
          <table:table-cell table:style-name="ce29" table:formula="of:=[.E293]+0.125" office:value-type="float" office:value="19.875">
            <text:p>19,875</text:p>
          </table:table-cell>
          <table:table-cell table:style-name="ce34" office:value-type="percentage" office:value="0.0195727474310209">
            <text:p>1,96%</text:p>
          </table:table-cell>
          <table:table-cell/>
          <table:table-cell table:style-name="ce29" table:formula="of:=[.H293]+0.125" office:value-type="float" office:value="19.875">
            <text:p>19,875</text:p>
          </table:table-cell>
          <table:table-cell table:style-name="ce34" office:value-type="percentage" office:value="0.0222111633462201">
            <text:p>2,22%</text:p>
          </table:table-cell>
          <table:table-cell/>
          <table:table-cell table:style-name="ce29" table:formula="of:=[.K293]+0.05" office:value-type="float" office:value="7.94999999999998">
            <text:p>7,950</text:p>
          </table:table-cell>
          <table:table-cell table:style-name="ce34" office:value-type="percentage" office:value="0.0247115276416439">
            <text:p>2,47%</text:p>
          </table:table-cell>
          <table:table-cell/>
          <table:table-cell table:style-name="ce29" table:formula="of:=[.N293]+0.05" office:value-type="float" office:value="7.94999999999998">
            <text:p>7,950</text:p>
          </table:table-cell>
          <table:table-cell table:style-name="ce34" office:value-type="percentage" office:value="0.0253916825637486">
            <text:p>2,54%</text:p>
          </table:table-cell>
          <table:table-cell/>
          <table:table-cell table:style-name="ce29" table:formula="of:=[.Q293]+0.05" office:value-type="float" office:value="7.94999999999998">
            <text:p>7,950</text:p>
          </table:table-cell>
          <table:table-cell table:style-name="ce34" office:value-type="percentage" office:value="0.0250682463908414">
            <text:p>2,51%</text:p>
          </table:table-cell>
          <table:table-cell/>
          <table:table-cell table:style-name="ce29" table:formula="of:=[.T293]+0.05" office:value-type="float" office:value="7.94999999999998">
            <text:p>7,950</text:p>
          </table:table-cell>
          <table:table-cell table:style-name="ce34" office:value-type="percentage" office:value="0.0252396901512641">
            <text:p>2,52%</text:p>
          </table:table-cell>
          <table:table-cell/>
          <table:table-cell table:style-name="ce58" table:formula="of:=([.R294]-[.U294])*100*100" office:value-type="float" office:value="-1.71443760422742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94]+0.125" office:value-type="float" office:value="20">
            <text:p>20,000</text:p>
          </table:table-cell>
          <table:table-cell table:style-name="ce34" office:value-type="percentage" office:value="0.0188965115317558">
            <text:p>1,89%</text:p>
          </table:table-cell>
          <table:table-cell/>
          <table:table-cell table:style-name="ce29" table:formula="of:=[.E294]+0.125" office:value-type="float" office:value="20">
            <text:p>20,000</text:p>
          </table:table-cell>
          <table:table-cell table:style-name="ce34" office:value-type="percentage" office:value="0.0196099105252538">
            <text:p>1,96%</text:p>
          </table:table-cell>
          <table:table-cell/>
          <table:table-cell table:style-name="ce29" table:formula="of:=[.H294]+0.125" office:value-type="float" office:value="20">
            <text:p>20,000</text:p>
          </table:table-cell>
          <table:table-cell table:style-name="ce34" office:value-type="percentage" office:value="0.0222391725785857">
            <text:p>2,22%</text:p>
          </table:table-cell>
          <table:table-cell/>
          <table:table-cell table:style-name="ce29" table:formula="of:=[.K294]+0.05" office:value-type="float" office:value="7.99999999999998">
            <text:p>8,000</text:p>
          </table:table-cell>
          <table:table-cell table:style-name="ce34" office:value-type="percentage" office:value="0.0247553214503685">
            <text:p>2,48%</text:p>
          </table:table-cell>
          <table:table-cell/>
          <table:table-cell table:style-name="ce29" table:formula="of:=[.N294]+0.05" office:value-type="float" office:value="7.99999999999998">
            <text:p>8,000</text:p>
          </table:table-cell>
          <table:table-cell table:style-name="ce34" office:value-type="percentage" office:value="0.0253997726980964">
            <text:p>2,54%</text:p>
          </table:table-cell>
          <table:table-cell/>
          <table:table-cell table:style-name="ce29" table:formula="of:=[.Q294]+0.05" office:value-type="float" office:value="7.99999999999998">
            <text:p>8,000</text:p>
          </table:table-cell>
          <table:table-cell table:style-name="ce34" office:value-type="percentage" office:value="0.0251589080500137">
            <text:p>2,52%</text:p>
          </table:table-cell>
          <table:table-cell/>
          <table:table-cell table:style-name="ce29" table:formula="of:=[.T294]+0.05" office:value-type="float" office:value="7.99999999999998">
            <text:p>8,000</text:p>
          </table:table-cell>
          <table:table-cell table:style-name="ce34" office:value-type="percentage" office:value="0.0253316114019882">
            <text:p>2,53%</text:p>
          </table:table-cell>
          <table:table-cell/>
          <table:table-cell table:style-name="ce58" table:formula="of:=([.R295]-[.U295])*100*100" office:value-type="float" office:value="-1.72703351974446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95]+0.125" office:value-type="float" office:value="20.125">
            <text:p>20,125</text:p>
          </table:table-cell>
          <table:table-cell table:style-name="ce34" office:value-type="percentage" office:value="0.0189119048204973">
            <text:p>1,89%</text:p>
          </table:table-cell>
          <table:table-cell/>
          <table:table-cell table:style-name="ce29" table:formula="of:=[.E295]+0.125" office:value-type="float" office:value="20.125">
            <text:p>20,125</text:p>
          </table:table-cell>
          <table:table-cell table:style-name="ce34" office:value-type="percentage" office:value="0.0196441306394255">
            <text:p>1,96%</text:p>
          </table:table-cell>
          <table:table-cell/>
          <table:table-cell table:style-name="ce29" table:formula="of:=[.H295]+0.125" office:value-type="float" office:value="20.125">
            <text:p>20,125</text:p>
          </table:table-cell>
          <table:table-cell table:style-name="ce34" office:value-type="percentage" office:value="0.0222603639213687">
            <text:p>2,23%</text:p>
          </table:table-cell>
          <table:table-cell/>
          <table:table-cell table:style-name="ce29" table:formula="of:=[.K295]+0.05" office:value-type="float" office:value="8.04999999999998">
            <text:p>8,050</text:p>
          </table:table-cell>
          <table:table-cell table:style-name="ce34" office:value-type="percentage" office:value="0.0247980595883701">
            <text:p>2,48%</text:p>
          </table:table-cell>
          <table:table-cell/>
          <table:table-cell table:style-name="ce29" table:formula="of:=[.N295]+0.05" office:value-type="float" office:value="8.04999999999998">
            <text:p>8,050</text:p>
          </table:table-cell>
          <table:table-cell table:style-name="ce34" office:value-type="percentage" office:value="0.0254094274727543">
            <text:p>2,54%</text:p>
          </table:table-cell>
          <table:table-cell/>
          <table:table-cell table:style-name="ce29" table:formula="of:=[.Q295]+0.05" office:value-type="float" office:value="8.04999999999998">
            <text:p>8,050</text:p>
          </table:table-cell>
          <table:table-cell table:style-name="ce34" office:value-type="percentage" office:value="0.0252487222115138">
            <text:p>2,52%</text:p>
          </table:table-cell>
          <table:table-cell/>
          <table:table-cell table:style-name="ce29" table:formula="of:=[.T295]+0.05" office:value-type="float" office:value="8.04999999999998">
            <text:p>8,050</text:p>
          </table:table-cell>
          <table:table-cell table:style-name="ce34" office:value-type="percentage" office:value="0.0254226577631304">
            <text:p>2,54%</text:p>
          </table:table-cell>
          <table:table-cell/>
          <table:table-cell table:style-name="ce58" table:formula="of:=([.R296]-[.U296])*100*100" office:value-type="float" office:value="-1.7393555161661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96]+0.125" office:value-type="float" office:value="20.25">
            <text:p>20,250</text:p>
          </table:table-cell>
          <table:table-cell table:style-name="ce34" office:value-type="percentage" office:value="0.0189271080686371">
            <text:p>1,89%</text:p>
          </table:table-cell>
          <table:table-cell/>
          <table:table-cell table:style-name="ce29" table:formula="of:=[.E296]+0.125" office:value-type="float" office:value="20.25">
            <text:p>20,250</text:p>
          </table:table-cell>
          <table:table-cell table:style-name="ce34" office:value-type="percentage" office:value="0.019677928283052">
            <text:p>1,97%</text:p>
          </table:table-cell>
          <table:table-cell/>
          <table:table-cell table:style-name="ce29" table:formula="of:=[.H296]+0.125" office:value-type="float" office:value="20.25">
            <text:p>20,250</text:p>
          </table:table-cell>
          <table:table-cell table:style-name="ce34" office:value-type="percentage" office:value="0.0222812936426359">
            <text:p>2,23%</text:p>
          </table:table-cell>
          <table:table-cell/>
          <table:table-cell table:style-name="ce29" table:formula="of:=[.K296]+0.05" office:value-type="float" office:value="8.09999999999998">
            <text:p>8,100</text:p>
          </table:table-cell>
          <table:table-cell table:style-name="ce34" office:value-type="percentage" office:value="0.0248401570172212">
            <text:p>2,48%</text:p>
          </table:table-cell>
          <table:table-cell/>
          <table:table-cell table:style-name="ce29" table:formula="of:=[.N296]+0.05" office:value-type="float" office:value="8.09999999999998">
            <text:p>8,100</text:p>
          </table:table-cell>
          <table:table-cell table:style-name="ce34" office:value-type="percentage" office:value="0.0254215567473771">
            <text:p>2,54%</text:p>
          </table:table-cell>
          <table:table-cell/>
          <table:table-cell table:style-name="ce29" table:formula="of:=[.Q296]+0.05" office:value-type="float" office:value="8.09999999999998">
            <text:p>8,100</text:p>
          </table:table-cell>
          <table:table-cell table:style-name="ce34" office:value-type="percentage" office:value="0.0253377317641255">
            <text:p>2,53%</text:p>
          </table:table-cell>
          <table:table-cell/>
          <table:table-cell table:style-name="ce29" table:formula="of:=[.T296]+0.05" office:value-type="float" office:value="8.09999999999998">
            <text:p>8,100</text:p>
          </table:table-cell>
          <table:table-cell table:style-name="ce34" office:value-type="percentage" office:value="0.0255128684449788">
            <text:p>2,55%</text:p>
          </table:table-cell>
          <table:table-cell/>
          <table:table-cell table:style-name="ce58" table:formula="of:=([.R297]-[.U297])*100*100" office:value-type="float" office:value="-1.751366808533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97]+0.125" office:value-type="float" office:value="20.375">
            <text:p>20,375</text:p>
          </table:table-cell>
          <table:table-cell table:style-name="ce34" office:value-type="percentage" office:value="0.0189421247738548">
            <text:p>1,89%</text:p>
          </table:table-cell>
          <table:table-cell/>
          <table:table-cell table:style-name="ce29" table:formula="of:=[.E297]+0.125" office:value-type="float" office:value="20.375">
            <text:p>20,375</text:p>
          </table:table-cell>
          <table:table-cell table:style-name="ce34" office:value-type="percentage" office:value="0.0197113112316646">
            <text:p>1,97%</text:p>
          </table:table-cell>
          <table:table-cell/>
          <table:table-cell table:style-name="ce29" table:formula="of:=[.H297]+0.125" office:value-type="float" office:value="20.375">
            <text:p>20,375</text:p>
          </table:table-cell>
          <table:table-cell table:style-name="ce34" office:value-type="percentage" office:value="0.0223019665575071">
            <text:p>2,23%</text:p>
          </table:table-cell>
          <table:table-cell/>
          <table:table-cell table:style-name="ce29" table:formula="of:=[.K297]+0.05" office:value-type="float" office:value="8.14999999999998">
            <text:p>8,150</text:p>
          </table:table-cell>
          <table:table-cell table:style-name="ce34" office:value-type="percentage" office:value="0.0248820286984946">
            <text:p>2,49%</text:p>
          </table:table-cell>
          <table:table-cell/>
          <table:table-cell table:style-name="ce29" table:formula="of:=[.N297]+0.05" office:value-type="float" office:value="8.14999999999998">
            <text:p>8,150</text:p>
          </table:table-cell>
          <table:table-cell table:style-name="ce34" office:value-type="percentage" office:value="0.0254370703816196">
            <text:p>2,54%</text:p>
          </table:table-cell>
          <table:table-cell/>
          <table:table-cell table:style-name="ce29" table:formula="of:=[.Q297]+0.05" office:value-type="float" office:value="8.14999999999998">
            <text:p>8,150</text:p>
          </table:table-cell>
          <table:table-cell table:style-name="ce34" office:value-type="percentage" office:value="0.0254259795966328">
            <text:p>2,54%</text:p>
          </table:table-cell>
          <table:table-cell/>
          <table:table-cell table:style-name="ce29" table:formula="of:=[.T297]+0.05" office:value-type="float" office:value="8.14999999999998">
            <text:p>8,150</text:p>
          </table:table-cell>
          <table:table-cell table:style-name="ce34" office:value-type="percentage" office:value="0.0256022826578214">
            <text:p>2,56%</text:p>
          </table:table-cell>
          <table:table-cell/>
          <table:table-cell table:style-name="ce58" table:formula="of:=([.R298]-[.U298])*100*100" office:value-type="float" office:value="-1.76303061188616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98]+0.125" office:value-type="float" office:value="20.5">
            <text:p>20,500</text:p>
          </table:table-cell>
          <table:table-cell table:style-name="ce34" office:value-type="percentage" office:value="0.0189569583485212">
            <text:p>1,90%</text:p>
          </table:table-cell>
          <table:table-cell/>
          <table:table-cell table:style-name="ce29" table:formula="of:=[.E298]+0.125" office:value-type="float" office:value="20.5">
            <text:p>20,500</text:p>
          </table:table-cell>
          <table:table-cell table:style-name="ce34" office:value-type="percentage" office:value="0.0197442870711477">
            <text:p>1,97%</text:p>
          </table:table-cell>
          <table:table-cell/>
          <table:table-cell table:style-name="ce29" table:formula="of:=[.H298]+0.125" office:value-type="float" office:value="20.5">
            <text:p>20,500</text:p>
          </table:table-cell>
          <table:table-cell table:style-name="ce34" office:value-type="percentage" office:value="0.0223223873636604">
            <text:p>2,23%</text:p>
          </table:table-cell>
          <table:table-cell/>
          <table:table-cell table:style-name="ce29" table:formula="of:=[.K298]+0.05" office:value-type="float" office:value="8.19999999999998">
            <text:p>8,200</text:p>
          </table:table-cell>
          <table:table-cell table:style-name="ce34" office:value-type="percentage" office:value="0.0249240895937629">
            <text:p>2,49%</text:p>
          </table:table-cell>
          <table:table-cell/>
          <table:table-cell table:style-name="ce29" table:formula="of:=[.N298]+0.05" office:value-type="float" office:value="8.19999999999998">
            <text:p>8,200</text:p>
          </table:table-cell>
          <table:table-cell table:style-name="ce34" office:value-type="percentage" office:value="0.0254568782351365">
            <text:p>2,55%</text:p>
          </table:table-cell>
          <table:table-cell/>
          <table:table-cell table:style-name="ce29" table:formula="of:=[.Q298]+0.05" office:value-type="float" office:value="8.19999999999998">
            <text:p>8,200</text:p>
          </table:table-cell>
          <table:table-cell table:style-name="ce34" office:value-type="percentage" office:value="0.0255135085978197">
            <text:p>2,55%</text:p>
          </table:table-cell>
          <table:table-cell/>
          <table:table-cell table:style-name="ce29" table:formula="of:=[.T298]+0.05" office:value-type="float" office:value="8.19999999999998">
            <text:p>8,200</text:p>
          </table:table-cell>
          <table:table-cell table:style-name="ce34" office:value-type="percentage" office:value="0.0256909396119464">
            <text:p>2,57%</text:p>
          </table:table-cell>
          <table:table-cell/>
          <table:table-cell table:style-name="ce58" table:formula="of:=([.R299]-[.U299])*100*100" office:value-type="float" office:value="-1.77431014126629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99]+0.125" office:value-type="float" office:value="20.625">
            <text:p>20,625</text:p>
          </table:table-cell>
          <table:table-cell table:style-name="ce34" office:value-type="percentage" office:value="0.0189716121222825">
            <text:p>1,90%</text:p>
          </table:table-cell>
          <table:table-cell/>
          <table:table-cell table:style-name="ce29" table:formula="of:=[.E299]+0.125" office:value-type="float" office:value="20.625">
            <text:p>20,625</text:p>
          </table:table-cell>
          <table:table-cell table:style-name="ce34" office:value-type="percentage" office:value="0.0197768632034856">
            <text:p>1,98%</text:p>
          </table:table-cell>
          <table:table-cell/>
          <table:table-cell table:style-name="ce29" table:formula="of:=[.H299]+0.125" office:value-type="float" office:value="20.625">
            <text:p>20,625</text:p>
          </table:table-cell>
          <table:table-cell table:style-name="ce34" office:value-type="percentage" office:value="0.0223425606448906">
            <text:p>2,23%</text:p>
          </table:table-cell>
          <table:table-cell/>
          <table:table-cell table:style-name="ce29" table:formula="of:=[.K299]+0.05" office:value-type="float" office:value="8.24999999999998">
            <text:p>8,250</text:p>
          </table:table-cell>
          <table:table-cell table:style-name="ce34" office:value-type="percentage" office:value="0.024966754664599">
            <text:p>2,50%</text:p>
          </table:table-cell>
          <table:table-cell/>
          <table:table-cell table:style-name="ce29" table:formula="of:=[.N299]+0.05" office:value-type="float" office:value="8.24999999999998">
            <text:p>8,250</text:p>
          </table:table-cell>
          <table:table-cell table:style-name="ce34" office:value-type="percentage" office:value="0.0254818901675827">
            <text:p>2,55%</text:p>
          </table:table-cell>
          <table:table-cell/>
          <table:table-cell table:style-name="ce29" table:formula="of:=[.Q299]+0.05" office:value-type="float" office:value="8.24999999999998">
            <text:p>8,250</text:p>
          </table:table-cell>
          <table:table-cell table:style-name="ce34" office:value-type="percentage" office:value="0.0256003616564703">
            <text:p>2,56%</text:p>
          </table:table-cell>
          <table:table-cell/>
          <table:table-cell table:style-name="ce29" table:formula="of:=[.T299]+0.05" office:value-type="float" office:value="8.24999999999998">
            <text:p>8,250</text:p>
          </table:table-cell>
          <table:table-cell table:style-name="ce34" office:value-type="percentage" office:value="0.0257788785176417">
            <text:p>2,58%</text:p>
          </table:table-cell>
          <table:table-cell/>
          <table:table-cell table:style-name="ce58" table:formula="of:=([.R300]-[.U300])*100*100" office:value-type="float" office:value="-1.78516861171433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00]+0.125" office:value-type="float" office:value="20.75">
            <text:p>20,750</text:p>
          </table:table-cell>
          <table:table-cell table:style-name="ce34" office:value-type="percentage" office:value="0.0189860893445527">
            <text:p>1,90%</text:p>
          </table:table-cell>
          <table:table-cell/>
          <table:table-cell table:style-name="ce29" table:formula="of:=[.E300]+0.125" office:value-type="float" office:value="20.75">
            <text:p>20,750</text:p>
          </table:table-cell>
          <table:table-cell table:style-name="ce34" office:value-type="percentage" office:value="0.0198090468523014">
            <text:p>1,98%</text:p>
          </table:table-cell>
          <table:table-cell/>
          <table:table-cell table:style-name="ce29" table:formula="of:=[.H300]+0.125" office:value-type="float" office:value="20.75">
            <text:p>20,750</text:p>
          </table:table-cell>
          <table:table-cell table:style-name="ce34" office:value-type="percentage" office:value="0.0223624908745398">
            <text:p>2,24%</text:p>
          </table:table-cell>
          <table:table-cell/>
          <table:table-cell table:style-name="ce29" table:formula="of:=[.K300]+0.05" office:value-type="float" office:value="8.29999999999998">
            <text:p>8,300</text:p>
          </table:table-cell>
          <table:table-cell table:style-name="ce34" office:value-type="percentage" office:value="0.0250104388725755">
            <text:p>2,50%</text:p>
          </table:table-cell>
          <table:table-cell/>
          <table:table-cell table:style-name="ce29" table:formula="of:=[.N300]+0.05" office:value-type="float" office:value="8.29999999999998">
            <text:p>8,300</text:p>
          </table:table-cell>
          <table:table-cell table:style-name="ce34" office:value-type="percentage" office:value="0.0255130160386131">
            <text:p>2,55%</text:p>
          </table:table-cell>
          <table:table-cell/>
          <table:table-cell table:style-name="ce29" table:formula="of:=[.Q300]+0.05" office:value-type="float" office:value="8.29999999999998">
            <text:p>8,300</text:p>
          </table:table-cell>
          <table:table-cell table:style-name="ce34" office:value-type="percentage" office:value="0.0256865816613684">
            <text:p>2,57%</text:p>
          </table:table-cell>
          <table:table-cell/>
          <table:table-cell table:style-name="ce29" table:formula="of:=[.T300]+0.05" office:value-type="float" office:value="8.29999999999998">
            <text:p>8,300</text:p>
          </table:table-cell>
          <table:table-cell table:style-name="ce34" office:value-type="percentage" office:value="0.0258661385851955">
            <text:p>2,59%</text:p>
          </table:table-cell>
          <table:table-cell/>
          <table:table-cell table:style-name="ce58" table:formula="of:=([.R301]-[.U301])*100*100" office:value-type="float" office:value="-1.79556923827109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01]+0.125" office:value-type="float" office:value="20.875">
            <text:p>20,875</text:p>
          </table:table-cell>
          <table:table-cell table:style-name="ce34" office:value-type="percentage" office:value="0.0190003931869155">
            <text:p>1,90%</text:p>
          </table:table-cell>
          <table:table-cell/>
          <table:table-cell table:style-name="ce29" table:formula="of:=[.E301]+0.125" office:value-type="float" office:value="20.875">
            <text:p>20,875</text:p>
          </table:table-cell>
          <table:table-cell table:style-name="ce34" office:value-type="percentage" office:value="0.0198408450681973">
            <text:p>1,98%</text:p>
          </table:table-cell>
          <table:table-cell/>
          <table:table-cell table:style-name="ce29" table:formula="of:=[.H301]+0.125" office:value-type="float" office:value="20.875">
            <text:p>20,875</text:p>
          </table:table-cell>
          <table:table-cell table:style-name="ce34" office:value-type="percentage" office:value="0.0223821824188039">
            <text:p>2,24%</text:p>
          </table:table-cell>
          <table:table-cell/>
          <table:table-cell table:style-name="ce29" table:formula="of:=[.K301]+0.05" office:value-type="float" office:value="8.34999999999998">
            <text:p>8,350</text:p>
          </table:table-cell>
          <table:table-cell table:style-name="ce34" office:value-type="percentage" office:value="0.0250555571792651">
            <text:p>2,51%</text:p>
          </table:table-cell>
          <table:table-cell/>
          <table:table-cell table:style-name="ce29" table:formula="of:=[.N301]+0.05" office:value-type="float" office:value="8.34999999999998">
            <text:p>8,350</text:p>
          </table:table-cell>
          <table:table-cell table:style-name="ce34" office:value-type="percentage" office:value="0.0255511657078823">
            <text:p>2,56%</text:p>
          </table:table-cell>
          <table:table-cell/>
          <table:table-cell table:style-name="ce29" table:formula="of:=[.Q301]+0.05" office:value-type="float" office:value="8.34999999999998">
            <text:p>8,350</text:p>
          </table:table-cell>
          <table:table-cell table:style-name="ce34" office:value-type="percentage" office:value="0.025772211501298">
            <text:p>2,58%</text:p>
          </table:table-cell>
          <table:table-cell/>
          <table:table-cell table:style-name="ce29" table:formula="of:=[.T301]+0.05" office:value-type="float" office:value="8.34999999999998">
            <text:p>8,350</text:p>
          </table:table-cell>
          <table:table-cell table:style-name="ce34" office:value-type="percentage" office:value="0.0259527590248958">
            <text:p>2,60%</text:p>
          </table:table-cell>
          <table:table-cell/>
          <table:table-cell table:style-name="ce58" table:formula="of:=([.R302]-[.U302])*100*100" office:value-type="float" office:value="-1.80547523597741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02]+0.125" office:value-type="float" office:value="21">
            <text:p>21,000</text:p>
          </table:table-cell>
          <table:table-cell table:style-name="ce34" office:value-type="percentage" office:value="0.0190145267454406">
            <text:p>1,90%</text:p>
          </table:table-cell>
          <table:table-cell/>
          <table:table-cell table:style-name="ce29" table:formula="of:=[.E302]+0.125" office:value-type="float" office:value="21">
            <text:p>21,000</text:p>
          </table:table-cell>
          <table:table-cell table:style-name="ce34" office:value-type="percentage" office:value="0.0198722647339038">
            <text:p>1,99%</text:p>
          </table:table-cell>
          <table:table-cell/>
          <table:table-cell table:style-name="ce29" table:formula="of:=[.H302]+0.125" office:value-type="float" office:value="21">
            <text:p>21,000</text:p>
          </table:table-cell>
          <table:table-cell table:style-name="ce34" office:value-type="percentage" office:value="0.022401639539922">
            <text:p>2,24%</text:p>
          </table:table-cell>
          <table:table-cell/>
          <table:table-cell table:style-name="ce29" table:formula="of:=[.K302]+0.05" office:value-type="float" office:value="8.39999999999998">
            <text:p>8,400</text:p>
          </table:table-cell>
          <table:table-cell table:style-name="ce34" office:value-type="percentage" office:value="0.0251025245462405">
            <text:p>2,51%</text:p>
          </table:table-cell>
          <table:table-cell/>
          <table:table-cell table:style-name="ce29" table:formula="of:=[.N302]+0.05" office:value-type="float" office:value="8.39999999999998">
            <text:p>8,400</text:p>
          </table:table-cell>
          <table:table-cell table:style-name="ce34" office:value-type="percentage" office:value="0.0255972490350453">
            <text:p>2,56%</text:p>
          </table:table-cell>
          <table:table-cell/>
          <table:table-cell table:style-name="ce29" table:formula="of:=[.Q302]+0.05" office:value-type="float" office:value="8.39999999999998">
            <text:p>8,400</text:p>
          </table:table-cell>
          <table:table-cell table:style-name="ce34" office:value-type="percentage" office:value="0.0258572940650431">
            <text:p>2,59%</text:p>
          </table:table-cell>
          <table:table-cell/>
          <table:table-cell table:style-name="ce29" table:formula="of:=[.T302]+0.05" office:value-type="float" office:value="8.39999999999998">
            <text:p>8,400</text:p>
          </table:table-cell>
          <table:table-cell table:style-name="ce34" office:value-type="percentage" office:value="0.0260387790470306">
            <text:p>2,60%</text:p>
          </table:table-cell>
          <table:table-cell/>
          <table:table-cell table:style-name="ce58" table:formula="of:=([.R303]-[.U303])*100*100" office:value-type="float" office:value="-1.81484981987425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03]+0.125" office:value-type="float" office:value="21.125">
            <text:p>21,125</text:p>
          </table:table-cell>
          <table:table-cell table:style-name="ce34" office:value-type="percentage" office:value="0.0190284930429181">
            <text:p>1,90%</text:p>
          </table:table-cell>
          <table:table-cell/>
          <table:table-cell table:style-name="ce29" table:formula="of:=[.E303]+0.125" office:value-type="float" office:value="21.125">
            <text:p>21,125</text:p>
          </table:table-cell>
          <table:table-cell table:style-name="ce34" office:value-type="percentage" office:value="0.019903312569247">
            <text:p>1,99%</text:p>
          </table:table-cell>
          <table:table-cell/>
          <table:table-cell table:style-name="ce29" table:formula="of:=[.H303]+0.125" office:value-type="float" office:value="21.125">
            <text:p>21,125</text:p>
          </table:table-cell>
          <table:table-cell table:style-name="ce34" office:value-type="percentage" office:value="0.0224208663992518">
            <text:p>2,24%</text:p>
          </table:table-cell>
          <table:table-cell/>
          <table:table-cell table:style-name="ce29" table:formula="of:=[.K303]+0.05" office:value-type="float" office:value="8.44999999999999">
            <text:p>8,450</text:p>
          </table:table-cell>
          <table:table-cell table:style-name="ce34" office:value-type="percentage" office:value="0.0251517559350745">
            <text:p>2,52%</text:p>
          </table:table-cell>
          <table:table-cell/>
          <table:table-cell table:style-name="ce29" table:formula="of:=[.N303]+0.05" office:value-type="float" office:value="8.44999999999999">
            <text:p>8,450</text:p>
          </table:table-cell>
          <table:table-cell table:style-name="ce34" office:value-type="percentage" office:value="0.0256521758797568">
            <text:p>2,57%</text:p>
          </table:table-cell>
          <table:table-cell/>
          <table:table-cell table:style-name="ce29" table:formula="of:=[.Q303]+0.05" office:value-type="float" office:value="8.44999999999999">
            <text:p>8,450</text:p>
          </table:table-cell>
          <table:table-cell table:style-name="ce34" office:value-type="percentage" office:value="0.0259418722413878">
            <text:p>2,59%</text:p>
          </table:table-cell>
          <table:table-cell/>
          <table:table-cell table:style-name="ce29" table:formula="of:=[.T303]+0.05" office:value-type="float" office:value="8.44999999999999">
            <text:p>8,450</text:p>
          </table:table-cell>
          <table:table-cell table:style-name="ce34" office:value-type="percentage" office:value="0.026124237861888">
            <text:p>2,61%</text:p>
          </table:table-cell>
          <table:table-cell/>
          <table:table-cell table:style-name="ce58" table:formula="of:=([.R304]-[.U304])*100*100" office:value-type="float" office:value="-1.82365620500228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04]+0.125" office:value-type="float" office:value="21.25">
            <text:p>21,250</text:p>
          </table:table-cell>
          <table:table-cell table:style-name="ce34" office:value-type="percentage" office:value="0.0190422950310135">
            <text:p>1,90%</text:p>
          </table:table-cell>
          <table:table-cell/>
          <table:table-cell table:style-name="ce29" table:formula="of:=[.E304]+0.125" office:value-type="float" office:value="21.25">
            <text:p>21,250</text:p>
          </table:table-cell>
          <table:table-cell table:style-name="ce34" office:value-type="percentage" office:value="0.0199339951359391">
            <text:p>1,99%</text:p>
          </table:table-cell>
          <table:table-cell/>
          <table:table-cell table:style-name="ce29" table:formula="of:=[.H304]+0.125" office:value-type="float" office:value="21.25">
            <text:p>21,250</text:p>
          </table:table-cell>
          <table:table-cell table:style-name="ce34" office:value-type="percentage" office:value="0.0224398670602365">
            <text:p>2,24%</text:p>
          </table:table-cell>
          <table:table-cell/>
          <table:table-cell table:style-name="ce29" table:formula="of:=[.K304]+0.05" office:value-type="float" office:value="8.49999999999999">
            <text:p>8,500</text:p>
          </table:table-cell>
          <table:table-cell table:style-name="ce34" office:value-type="percentage" office:value="0.0252036663073396">
            <text:p>2,52%</text:p>
          </table:table-cell>
          <table:table-cell/>
          <table:table-cell table:style-name="ce29" table:formula="of:=[.N304]+0.05" office:value-type="float" office:value="8.49999999999999">
            <text:p>8,500</text:p>
          </table:table-cell>
          <table:table-cell table:style-name="ce34" office:value-type="percentage" office:value="0.0257168561016716">
            <text:p>2,57%</text:p>
          </table:table-cell>
          <table:table-cell/>
          <table:table-cell table:style-name="ce29" table:formula="of:=[.Q304]+0.05" office:value-type="float" office:value="8.49999999999999">
            <text:p>8,500</text:p>
          </table:table-cell>
          <table:table-cell table:style-name="ce34" office:value-type="percentage" office:value="0.0260259889191158">
            <text:p>2,60%</text:p>
          </table:table-cell>
          <table:table-cell/>
          <table:table-cell table:style-name="ce29" table:formula="of:=[.T304]+0.05" office:value-type="float" office:value="8.49999999999999">
            <text:p>8,500</text:p>
          </table:table-cell>
          <table:table-cell table:style-name="ce34" office:value-type="percentage" office:value="0.0262091746797561">
            <text:p>2,62%</text:p>
          </table:table-cell>
          <table:table-cell/>
          <table:table-cell table:style-name="ce58" table:formula="of:=([.R305]-[.U305])*100*100" office:value-type="float" office:value="-1.83185760640248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05]+0.125" office:value-type="float" office:value="21.375">
            <text:p>21,375</text:p>
          </table:table-cell>
          <table:table-cell table:style-name="ce34" office:value-type="percentage" office:value="0.0190559355923475">
            <text:p>1,91%</text:p>
          </table:table-cell>
          <table:table-cell/>
          <table:table-cell table:style-name="ce29" table:formula="of:=[.E305]+0.125" office:value-type="float" office:value="21.375">
            <text:p>21,375</text:p>
          </table:table-cell>
          <table:table-cell table:style-name="ce34" office:value-type="percentage" office:value="0.0199643188422021">
            <text:p>2,00%</text:p>
          </table:table-cell>
          <table:table-cell/>
          <table:table-cell table:style-name="ce29" table:formula="of:=[.H305]+0.125" office:value-type="float" office:value="21.375">
            <text:p>21,375</text:p>
          </table:table-cell>
          <table:table-cell table:style-name="ce34" office:value-type="percentage" office:value="0.0224586454912681">
            <text:p>2,25%</text:p>
          </table:table-cell>
          <table:table-cell/>
          <table:table-cell table:style-name="ce29" table:formula="of:=[.K305]+0.05" office:value-type="float" office:value="8.54999999999999">
            <text:p>8,550</text:p>
          </table:table-cell>
          <table:table-cell table:style-name="ce34" office:value-type="percentage" office:value="0.0252586706246087">
            <text:p>2,53%</text:p>
          </table:table-cell>
          <table:table-cell/>
          <table:table-cell table:style-name="ce29" table:formula="of:=[.N305]+0.05" office:value-type="float" office:value="8.54999999999999">
            <text:p>8,550</text:p>
          </table:table-cell>
          <table:table-cell table:style-name="ce34" office:value-type="percentage" office:value="0.0257919170560635">
            <text:p>2,58%</text:p>
          </table:table-cell>
          <table:table-cell/>
          <table:table-cell table:style-name="ce29" table:formula="of:=[.Q305]+0.05" office:value-type="float" office:value="8.54999999999999">
            <text:p>8,550</text:p>
          </table:table-cell>
          <table:table-cell table:style-name="ce34" office:value-type="percentage" office:value="0.0261096869870113">
            <text:p>2,61%</text:p>
          </table:table-cell>
          <table:table-cell/>
          <table:table-cell table:style-name="ce29" table:formula="of:=[.T305]+0.05" office:value-type="float" office:value="8.54999999999999">
            <text:p>8,550</text:p>
          </table:table-cell>
          <table:table-cell table:style-name="ce34" office:value-type="percentage" office:value="0.0262936287109229">
            <text:p>2,63%</text:p>
          </table:table-cell>
          <table:table-cell/>
          <table:table-cell table:style-name="ce58" table:formula="of:=([.R306]-[.U306])*100*100" office:value-type="float" office:value="-1.83941723911559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06]+0.125" office:value-type="float" office:value="21.5">
            <text:p>21,500</text:p>
          </table:table-cell>
          <table:table-cell table:style-name="ce34" office:value-type="percentage" office:value="0.0190694175425033">
            <text:p>1,91%</text:p>
          </table:table-cell>
          <table:table-cell/>
          <table:table-cell table:style-name="ce29" table:formula="of:=[.E306]+0.125" office:value-type="float" office:value="21.5">
            <text:p>21,500</text:p>
          </table:table-cell>
          <table:table-cell table:style-name="ce34" office:value-type="percentage" office:value="0.0199942899472294">
            <text:p>2,00%</text:p>
          </table:table-cell>
          <table:table-cell/>
          <table:table-cell table:style-name="ce29" table:formula="of:=[.H306]+0.125" office:value-type="float" office:value="21.5">
            <text:p>21,500</text:p>
          </table:table-cell>
          <table:table-cell table:style-name="ce34" office:value-type="percentage" office:value="0.0224772055684505">
            <text:p>2,25%</text:p>
          </table:table-cell>
          <table:table-cell/>
          <table:table-cell table:style-name="ce29" table:formula="of:=[.K306]+0.05" office:value-type="float" office:value="8.59999999999999">
            <text:p>8,600</text:p>
          </table:table-cell>
          <table:table-cell table:style-name="ce34" office:value-type="percentage" office:value="0.0253171838484544">
            <text:p>2,53%</text:p>
          </table:table-cell>
          <table:table-cell/>
          <table:table-cell table:style-name="ce29" table:formula="of:=[.N306]+0.05" office:value-type="float" office:value="8.59999999999999">
            <text:p>8,600</text:p>
          </table:table-cell>
          <table:table-cell table:style-name="ce34" office:value-type="percentage" office:value="0.025876856080682">
            <text:p>2,59%</text:p>
          </table:table-cell>
          <table:table-cell/>
          <table:table-cell table:style-name="ce29" table:formula="of:=[.Q306]+0.05" office:value-type="float" office:value="8.59999999999999">
            <text:p>8,600</text:p>
          </table:table-cell>
          <table:table-cell table:style-name="ce34" office:value-type="percentage" office:value="0.0261930093338583">
            <text:p>2,62%</text:p>
          </table:table-cell>
          <table:table-cell/>
          <table:table-cell table:style-name="ce29" table:formula="of:=[.T306]+0.05" office:value-type="float" office:value="8.59999999999999">
            <text:p>8,600</text:p>
          </table:table-cell>
          <table:table-cell table:style-name="ce34" office:value-type="percentage" office:value="0.0263776391656765">
            <text:p>2,64%</text:p>
          </table:table-cell>
          <table:table-cell/>
          <table:table-cell table:style-name="ce58" table:formula="of:=([.R307]-[.U307])*100*100" office:value-type="float" office:value="-1.84629831818252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07]+0.125" office:value-type="float" office:value="21.625">
            <text:p>21,625</text:p>
          </table:table-cell>
          <table:table-cell table:style-name="ce34" office:value-type="percentage" office:value="0.0190827436319636">
            <text:p>1,91%</text:p>
          </table:table-cell>
          <table:table-cell/>
          <table:table-cell table:style-name="ce29" table:formula="of:=[.E307]+0.125" office:value-type="float" office:value="21.625">
            <text:p>21,625</text:p>
          </table:table-cell>
          <table:table-cell table:style-name="ce34" office:value-type="percentage" office:value="0.0200239145654935">
            <text:p>2,00%</text:p>
          </table:table-cell>
          <table:table-cell/>
          <table:table-cell table:style-name="ce29" table:formula="of:=[.H307]+0.125" office:value-type="float" office:value="21.625">
            <text:p>21,625</text:p>
          </table:table-cell>
          <table:table-cell table:style-name="ce34" office:value-type="percentage" office:value="0.0224955510782667">
            <text:p>2,25%</text:p>
          </table:table-cell>
          <table:table-cell/>
          <table:table-cell table:style-name="ce29" table:formula="of:=[.K307]+0.05" office:value-type="float" office:value="8.64999999999999">
            <text:p>8,650</text:p>
          </table:table-cell>
          <table:table-cell table:style-name="ce34" office:value-type="percentage" office:value="0.0253796209404494">
            <text:p>2,54%</text:p>
          </table:table-cell>
          <table:table-cell/>
          <table:table-cell table:style-name="ce29" table:formula="of:=[.N307]+0.05" office:value-type="float" office:value="8.64999999999999">
            <text:p>8,650</text:p>
          </table:table-cell>
          <table:table-cell table:style-name="ce34" office:value-type="percentage" office:value="0.0259708880088957">
            <text:p>2,60%</text:p>
          </table:table-cell>
          <table:table-cell/>
          <table:table-cell table:style-name="ce29" table:formula="of:=[.Q307]+0.05" office:value-type="float" office:value="8.64999999999999">
            <text:p>8,650</text:p>
          </table:table-cell>
          <table:table-cell table:style-name="ce34" office:value-type="percentage" office:value="0.0262759988484405">
            <text:p>2,63%</text:p>
          </table:table-cell>
          <table:table-cell/>
          <table:table-cell table:style-name="ce29" table:formula="of:=[.T307]+0.05" office:value-type="float" office:value="8.64999999999999">
            <text:p>8,650</text:p>
          </table:table-cell>
          <table:table-cell table:style-name="ce34" office:value-type="percentage" office:value="0.026461245254305">
            <text:p>2,65%</text:p>
          </table:table-cell>
          <table:table-cell/>
          <table:table-cell table:style-name="ce58" table:formula="of:=([.R308]-[.U308])*100*100" office:value-type="float" office:value="-1.85246405864419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08]+0.125" office:value-type="float" office:value="21.75">
            <text:p>21,750</text:p>
          </table:table-cell>
          <table:table-cell table:style-name="ce34" office:value-type="percentage" office:value="0.0190959165479818">
            <text:p>1,91%</text:p>
          </table:table-cell>
          <table:table-cell/>
          <table:table-cell table:style-name="ce29" table:formula="of:=[.E308]+0.125" office:value-type="float" office:value="21.75">
            <text:p>21,750</text:p>
          </table:table-cell>
          <table:table-cell table:style-name="ce34" office:value-type="percentage" office:value="0.0200531986709039">
            <text:p>2,01%</text:p>
          </table:table-cell>
          <table:table-cell/>
          <table:table-cell table:style-name="ce29" table:formula="of:=[.H308]+0.125" office:value-type="float" office:value="21.75">
            <text:p>21,750</text:p>
          </table:table-cell>
          <table:table-cell table:style-name="ce34" office:value-type="percentage" office:value="0.022513685720154">
            <text:p>2,25%</text:p>
          </table:table-cell>
          <table:table-cell/>
          <table:table-cell table:style-name="ce29" table:formula="of:=[.K308]+0.05" office:value-type="float" office:value="8.69999999999999">
            <text:p>8,700</text:p>
          </table:table-cell>
          <table:table-cell table:style-name="ce34" office:value-type="percentage" office:value="0.0254463968621665">
            <text:p>2,54%</text:p>
          </table:table-cell>
          <table:table-cell/>
          <table:table-cell table:style-name="ce29" table:formula="of:=[.N308]+0.05" office:value-type="float" office:value="8.69999999999999">
            <text:p>8,700</text:p>
          </table:table-cell>
          <table:table-cell table:style-name="ce34" office:value-type="percentage" office:value="0.0260732276740732">
            <text:p>2,61%</text:p>
          </table:table-cell>
          <table:table-cell/>
          <table:table-cell table:style-name="ce29" table:formula="of:=[.Q308]+0.05" office:value-type="float" office:value="8.69999999999999">
            <text:p>8,700</text:p>
          </table:table-cell>
          <table:table-cell table:style-name="ce34" office:value-type="percentage" office:value="0.0263586984195422">
            <text:p>2,64%</text:p>
          </table:table-cell>
          <table:table-cell/>
          <table:table-cell table:style-name="ce29" table:formula="of:=[.T308]+0.05" office:value-type="float" office:value="8.69999999999999">
            <text:p>8,700</text:p>
          </table:table-cell>
          <table:table-cell table:style-name="ce34" office:value-type="percentage" office:value="0.0265444861870963">
            <text:p>2,65%</text:p>
          </table:table-cell>
          <table:table-cell/>
          <table:table-cell table:style-name="ce58" table:formula="of:=([.R309]-[.U309])*100*100" office:value-type="float" office:value="-1.85787767554135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09]+0.125" office:value-type="float" office:value="21.875">
            <text:p>21,875</text:p>
          </table:table-cell>
          <table:table-cell table:style-name="ce34" office:value-type="percentage" office:value="0.0191089389163884">
            <text:p>1,91%</text:p>
          </table:table-cell>
          <table:table-cell/>
          <table:table-cell table:style-name="ce29" table:formula="of:=[.E309]+0.125" office:value-type="float" office:value="21.875">
            <text:p>21,875</text:p>
          </table:table-cell>
          <table:table-cell table:style-name="ce34" office:value-type="percentage" office:value="0.0200821481008239">
            <text:p>2,01%</text:p>
          </table:table-cell>
          <table:table-cell/>
          <table:table-cell table:style-name="ce29" table:formula="of:=[.H309]+0.125" office:value-type="float" office:value="21.875">
            <text:p>21,875</text:p>
          </table:table-cell>
          <table:table-cell table:style-name="ce34" office:value-type="percentage" office:value="0.0225316131089911">
            <text:p>2,25%</text:p>
          </table:table-cell>
          <table:table-cell/>
          <table:table-cell table:style-name="ce29" table:formula="of:=[.K309]+0.05" office:value-type="float" office:value="8.74999999999999">
            <text:p>8,750</text:p>
          </table:table-cell>
          <table:table-cell table:style-name="ce34" office:value-type="percentage" office:value="0.0255179265751783">
            <text:p>2,55%</text:p>
          </table:table-cell>
          <table:table-cell/>
          <table:table-cell table:style-name="ce29" table:formula="of:=[.N309]+0.05" office:value-type="float" office:value="8.74999999999999">
            <text:p>8,750</text:p>
          </table:table-cell>
          <table:table-cell table:style-name="ce34" office:value-type="percentage" office:value="0.0261830899095828">
            <text:p>2,62%</text:p>
          </table:table-cell>
          <table:table-cell/>
          <table:table-cell table:style-name="ce29" table:formula="of:=[.Q309]+0.05" office:value-type="float" office:value="8.74999999999999">
            <text:p>8,750</text:p>
          </table:table-cell>
          <table:table-cell table:style-name="ce34" office:value-type="percentage" office:value="0.0264411509359471">
            <text:p>2,64%</text:p>
          </table:table-cell>
          <table:table-cell/>
          <table:table-cell table:style-name="ce29" table:formula="of:=[.T309]+0.05" office:value-type="float" office:value="8.74999999999999">
            <text:p>8,750</text:p>
          </table:table-cell>
          <table:table-cell table:style-name="ce34" office:value-type="percentage" office:value="0.0266274011743386">
            <text:p>2,66%</text:p>
          </table:table-cell>
          <table:table-cell/>
          <table:table-cell table:style-name="ce58" table:formula="of:=([.R310]-[.U310])*100*100" office:value-type="float" office:value="-1.86250238391483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10]+0.125" office:value-type="float" office:value="22">
            <text:p>22,000</text:p>
          </table:table-cell>
          <table:table-cell table:style-name="ce34" office:value-type="percentage" office:value="0.0191218133033358">
            <text:p>1,91%</text:p>
          </table:table-cell>
          <table:table-cell/>
          <table:table-cell table:style-name="ce29" table:formula="of:=[.E310]+0.125" office:value-type="float" office:value="22">
            <text:p>22,000</text:p>
          </table:table-cell>
          <table:table-cell table:style-name="ce34" office:value-type="percentage" office:value="0.0201107685599493">
            <text:p>2,01%</text:p>
          </table:table-cell>
          <table:table-cell/>
          <table:table-cell table:style-name="ce29" table:formula="of:=[.H310]+0.125" office:value-type="float" office:value="22">
            <text:p>22,000</text:p>
          </table:table-cell>
          <table:table-cell table:style-name="ce34" office:value-type="percentage" office:value="0.0225493367775005">
            <text:p>2,25%</text:p>
          </table:table-cell>
          <table:table-cell/>
          <table:table-cell table:style-name="ce29" table:formula="of:=[.K310]+0.05" office:value-type="float" office:value="8.79999999999999">
            <text:p>8,800</text:p>
          </table:table-cell>
          <table:table-cell table:style-name="ce34" office:value-type="percentage" office:value="0.0255944865065056">
            <text:p>2,56%</text:p>
          </table:table-cell>
          <table:table-cell/>
          <table:table-cell table:style-name="ce29" table:formula="of:=[.N310]+0.05" office:value-type="float" office:value="8.79999999999999">
            <text:p>8,800</text:p>
          </table:table-cell>
          <table:table-cell table:style-name="ce34" office:value-type="percentage" office:value="0.0262996895487933">
            <text:p>2,63%</text:p>
          </table:table-cell>
          <table:table-cell/>
          <table:table-cell table:style-name="ce29" table:formula="of:=[.Q310]+0.05" office:value-type="float" office:value="8.79999999999999">
            <text:p>8,800</text:p>
          </table:table-cell>
          <table:table-cell table:style-name="ce34" office:value-type="percentage" office:value="0.0265233799029799">
            <text:p>2,65%</text:p>
          </table:table-cell>
          <table:table-cell/>
          <table:table-cell table:style-name="ce29" table:formula="of:=[.T310]+0.05" office:value-type="float" office:value="8.79999999999999">
            <text:p>8,800</text:p>
          </table:table-cell>
          <table:table-cell table:style-name="ce34" office:value-type="percentage" office:value="0.0267100113335103">
            <text:p>2,67%</text:p>
          </table:table-cell>
          <table:table-cell/>
          <table:table-cell table:style-name="ce58" table:formula="of:=([.R311]-[.U311])*100*100" office:value-type="float" office:value="-1.86631430530455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11]+0.125" office:value-type="float" office:value="22.125">
            <text:p>22,125</text:p>
          </table:table-cell>
          <table:table-cell table:style-name="ce34" office:value-type="percentage" office:value="0.0191345422169844">
            <text:p>1,91%</text:p>
          </table:table-cell>
          <table:table-cell/>
          <table:table-cell table:style-name="ce29" table:formula="of:=[.E311]+0.125" office:value-type="float" office:value="22.125">
            <text:p>22,125</text:p>
          </table:table-cell>
          <table:table-cell table:style-name="ce34" office:value-type="percentage" office:value="0.0201390656240564">
            <text:p>2,01%</text:p>
          </table:table-cell>
          <table:table-cell/>
          <table:table-cell table:style-name="ce29" table:formula="of:=[.H311]+0.125" office:value-type="float" office:value="22.125">
            <text:p>22,125</text:p>
          </table:table-cell>
          <table:table-cell table:style-name="ce34" office:value-type="percentage" office:value="0.0225668601785691">
            <text:p>2,26%</text:p>
          </table:table-cell>
          <table:table-cell/>
          <table:table-cell table:style-name="ce29" table:formula="of:=[.K311]+0.05" office:value-type="float" office:value="8.84999999999999">
            <text:p>8,850</text:p>
          </table:table-cell>
          <table:table-cell table:style-name="ce34" office:value-type="percentage" office:value="0.0256757989449615">
            <text:p>2,57%</text:p>
          </table:table-cell>
          <table:table-cell/>
          <table:table-cell table:style-name="ce29" table:formula="of:=[.N311]+0.05" office:value-type="float" office:value="8.84999999999999">
            <text:p>8,850</text:p>
          </table:table-cell>
          <table:table-cell table:style-name="ce34" office:value-type="percentage" office:value="0.0264222414250731">
            <text:p>2,64%</text:p>
          </table:table-cell>
          <table:table-cell/>
          <table:table-cell table:style-name="ce29" table:formula="of:=[.Q311]+0.05" office:value-type="float" office:value="8.84999999999999">
            <text:p>8,850</text:p>
          </table:table-cell>
          <table:table-cell table:style-name="ce34" office:value-type="percentage" office:value="0.0266053312921269">
            <text:p>2,66%</text:p>
          </table:table-cell>
          <table:table-cell/>
          <table:table-cell table:style-name="ce29" table:formula="of:=[.T311]+0.05" office:value-type="float" office:value="8.84999999999999">
            <text:p>8,850</text:p>
          </table:table-cell>
          <table:table-cell table:style-name="ce34" office:value-type="percentage" office:value="0.0267922654108515">
            <text:p>2,68%</text:p>
          </table:table-cell>
          <table:table-cell/>
          <table:table-cell table:style-name="ce58" table:formula="of:=([.R312]-[.U312])*100*100" office:value-type="float" office:value="-1.86934118724631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12]+0.125" office:value-type="float" office:value="22.25">
            <text:p>22,250</text:p>
          </table:table-cell>
          <table:table-cell table:style-name="ce34" office:value-type="percentage" office:value="0.0191471281091314">
            <text:p>1,91%</text:p>
          </table:table-cell>
          <table:table-cell/>
          <table:table-cell table:style-name="ce29" table:formula="of:=[.E312]+0.125" office:value-type="float" office:value="22.25">
            <text:p>22,250</text:p>
          </table:table-cell>
          <table:table-cell table:style-name="ce34" office:value-type="percentage" office:value="0.020167044743623">
            <text:p>2,02%</text:p>
          </table:table-cell>
          <table:table-cell/>
          <table:table-cell table:style-name="ce29" table:formula="of:=[.H312]+0.125" office:value-type="float" office:value="22.25">
            <text:p>22,250</text:p>
          </table:table-cell>
          <table:table-cell table:style-name="ce34" office:value-type="percentage" office:value="0.0225841866874909">
            <text:p>2,26%</text:p>
          </table:table-cell>
          <table:table-cell/>
          <table:table-cell table:style-name="ce29" table:formula="of:=[.K312]+0.05" office:value-type="float" office:value="8.89999999999999">
            <text:p>8,900</text:p>
          </table:table-cell>
          <table:table-cell table:style-name="ce34" office:value-type="percentage" office:value="0.0257614476448068">
            <text:p>2,58%</text:p>
          </table:table-cell>
          <table:table-cell/>
          <table:table-cell table:style-name="ce29" table:formula="of:=[.N312]+0.05" office:value-type="float" office:value="8.89999999999999">
            <text:p>8,900</text:p>
          </table:table-cell>
          <table:table-cell table:style-name="ce34" office:value-type="percentage" office:value="0.0265499603717907">
            <text:p>2,65%</text:p>
          </table:table-cell>
          <table:table-cell/>
          <table:table-cell table:style-name="ce29" table:formula="of:=[.Q312]+0.05" office:value-type="float" office:value="8.89999999999999">
            <text:p>8,900</text:p>
          </table:table-cell>
          <table:table-cell table:style-name="ce34" office:value-type="percentage" office:value="0.0266869316914152">
            <text:p>2,67%</text:p>
          </table:table-cell>
          <table:table-cell/>
          <table:table-cell table:style-name="ce29" table:formula="of:=[.T312]+0.05" office:value-type="float" office:value="8.89999999999999">
            <text:p>8,900</text:p>
          </table:table-cell>
          <table:table-cell table:style-name="ce34" office:value-type="percentage" office:value="0.0268740940597927">
            <text:p>2,69%</text:p>
          </table:table-cell>
          <table:table-cell/>
          <table:table-cell table:style-name="ce58" table:formula="of:=([.R313]-[.U313])*100*100" office:value-type="float" office:value="-1.87162368377514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13]+0.125" office:value-type="float" office:value="22.375">
            <text:p>22,375</text:p>
          </table:table-cell>
          <table:table-cell table:style-name="ce34" office:value-type="percentage" office:value="0.019159573376785">
            <text:p>1,92%</text:p>
          </table:table-cell>
          <table:table-cell/>
          <table:table-cell table:style-name="ce29" table:formula="of:=[.E313]+0.125" office:value-type="float" office:value="22.375">
            <text:p>22,375</text:p>
          </table:table-cell>
          <table:table-cell table:style-name="ce34" office:value-type="percentage" office:value="0.0201947112473285">
            <text:p>2,02%</text:p>
          </table:table-cell>
          <table:table-cell/>
          <table:table-cell table:style-name="ce29" table:formula="of:=[.H313]+0.125" office:value-type="float" office:value="22.375">
            <text:p>22,375</text:p>
          </table:table-cell>
          <table:table-cell table:style-name="ce34" office:value-type="percentage" office:value="0.0226013196041342">
            <text:p>2,26%</text:p>
          </table:table-cell>
          <table:table-cell/>
          <table:table-cell table:style-name="ce29" table:formula="of:=[.K313]+0.05" office:value-type="float" office:value="8.94999999999999">
            <text:p>8,950</text:p>
          </table:table-cell>
          <table:table-cell table:style-name="ce34" office:value-type="percentage" office:value="0.0258510163603028">
            <text:p>2,59%</text:p>
          </table:table-cell>
          <table:table-cell/>
          <table:table-cell table:style-name="ce29" table:formula="of:=[.N313]+0.05" office:value-type="float" office:value="8.94999999999999">
            <text:p>8,950</text:p>
          </table:table-cell>
          <table:table-cell table:style-name="ce34" office:value-type="percentage" office:value="0.0266820612223147">
            <text:p>2,67%</text:p>
          </table:table-cell>
          <table:table-cell/>
          <table:table-cell table:style-name="ce29" table:formula="of:=[.Q313]+0.05" office:value-type="float" office:value="8.94999999999999">
            <text:p>8,950</text:p>
          </table:table-cell>
          <table:table-cell table:style-name="ce34" office:value-type="percentage" office:value="0.0267681076888716">
            <text:p>2,68%</text:p>
          </table:table-cell>
          <table:table-cell/>
          <table:table-cell table:style-name="ce29" table:formula="of:=[.T313]+0.05" office:value-type="float" office:value="8.94999999999999">
            <text:p>8,950</text:p>
          </table:table-cell>
          <table:table-cell table:style-name="ce34" office:value-type="percentage" office:value="0.0269554279337642">
            <text:p>2,70%</text:p>
          </table:table-cell>
          <table:table-cell/>
          <table:table-cell table:style-name="ce58" table:formula="of:=([.R314]-[.U314])*100*100" office:value-type="float" office:value="-1.87320244892573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14]+0.125" office:value-type="float" office:value="22.5">
            <text:p>22,500</text:p>
          </table:table-cell>
          <table:table-cell table:style-name="ce34" office:value-type="percentage" office:value="0.019171880363687">
            <text:p>1,92%</text:p>
          </table:table-cell>
          <table:table-cell/>
          <table:table-cell table:style-name="ce29" table:formula="of:=[.E314]+0.125" office:value-type="float" office:value="22.5">
            <text:p>22,500</text:p>
          </table:table-cell>
          <table:table-cell table:style-name="ce34" office:value-type="percentage" office:value="0.0202220703454372">
            <text:p>2,02%</text:p>
          </table:table-cell>
          <table:table-cell/>
          <table:table-cell table:style-name="ce29" table:formula="of:=[.H314]+0.125" office:value-type="float" office:value="22.5">
            <text:p>22,500</text:p>
          </table:table-cell>
          <table:table-cell table:style-name="ce34" office:value-type="percentage" office:value="0.0226182621550371">
            <text:p>2,26%</text:p>
          </table:table-cell>
          <table:table-cell/>
          <table:table-cell table:style-name="ce29" table:formula="of:=[.K314]+0.05" office:value-type="float" office:value="9">
            <text:p>9,000</text:p>
          </table:table-cell>
          <table:table-cell table:style-name="ce34" office:value-type="percentage" office:value="0.0259440888457104">
            <text:p>2,59%</text:p>
          </table:table-cell>
          <table:table-cell/>
          <table:table-cell table:style-name="ce29" table:formula="of:=[.N314]+0.05" office:value-type="float" office:value="9">
            <text:p>9,000</text:p>
          </table:table-cell>
          <table:table-cell table:style-name="ce34" office:value-type="percentage" office:value="0.0268177588100136">
            <text:p>2,68%</text:p>
          </table:table-cell>
          <table:table-cell/>
          <table:table-cell table:style-name="ce29" table:formula="of:=[.Q314]+0.05" office:value-type="float" office:value="9">
            <text:p>9,000</text:p>
          </table:table-cell>
          <table:table-cell table:style-name="ce34" office:value-type="percentage" office:value="0.0268487858725232">
            <text:p>2,68%</text:p>
          </table:table-cell>
          <table:table-cell/>
          <table:table-cell table:style-name="ce29" table:formula="of:=[.T314]+0.05" office:value-type="float" office:value="9">
            <text:p>9,000</text:p>
          </table:table-cell>
          <table:table-cell table:style-name="ce34" office:value-type="percentage" office:value="0.0270361976861965">
            <text:p>2,70%</text:p>
          </table:table-cell>
          <table:table-cell/>
          <table:table-cell table:style-name="ce58" table:formula="of:=([.R315]-[.U315])*100*100" office:value-type="float" office:value="-1.87411813673301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15]+0.125" office:value-type="float" office:value="22.625">
            <text:p>22,625</text:p>
          </table:table-cell>
          <table:table-cell table:style-name="ce34" office:value-type="percentage" office:value="0.0191840513617834">
            <text:p>1,92%</text:p>
          </table:table-cell>
          <table:table-cell/>
          <table:table-cell table:style-name="ce29" table:formula="of:=[.E315]+0.125" office:value-type="float" office:value="22.625">
            <text:p>22,625</text:p>
          </table:table-cell>
          <table:table-cell table:style-name="ce34" office:value-type="percentage" office:value="0.0202491271330697">
            <text:p>2,02%</text:p>
          </table:table-cell>
          <table:table-cell/>
          <table:table-cell table:style-name="ce29" table:formula="of:=[.H315]+0.125" office:value-type="float" office:value="22.625">
            <text:p>22,625</text:p>
          </table:table-cell>
          <table:table-cell table:style-name="ce34" office:value-type="percentage" office:value="0.0226350174954327">
            <text:p>2,26%</text:p>
          </table:table-cell>
          <table:table-cell/>
          <table:table-cell table:style-name="ce29" table:formula="of:=[.K315]+0.05" office:value-type="float" office:value="9.04999999999999">
            <text:p>9,050</text:p>
          </table:table-cell>
          <table:table-cell table:style-name="ce34" office:value-type="percentage" office:value="0.0260402488552906">
            <text:p>2,60%</text:p>
          </table:table-cell>
          <table:table-cell/>
          <table:table-cell table:style-name="ce29" table:formula="of:=[.N315]+0.05" office:value-type="float" office:value="9.04999999999999">
            <text:p>9,050</text:p>
          </table:table-cell>
          <table:table-cell table:style-name="ce34" office:value-type="percentage" office:value="0.0269562679682559">
            <text:p>2,70%</text:p>
          </table:table-cell>
          <table:table-cell/>
          <table:table-cell table:style-name="ce29" table:formula="of:=[.Q315]+0.05" office:value-type="float" office:value="9.04999999999999">
            <text:p>9,050</text:p>
          </table:table-cell>
          <table:table-cell table:style-name="ce34" office:value-type="percentage" office:value="0.0269288928303969">
            <text:p>2,69%</text:p>
          </table:table-cell>
          <table:table-cell/>
          <table:table-cell table:style-name="ce29" table:formula="of:=[.T315]+0.05" office:value-type="float" office:value="9.04999999999999">
            <text:p>9,050</text:p>
          </table:table-cell>
          <table:table-cell table:style-name="ce34" office:value-type="percentage" office:value="0.0271163339705201">
            <text:p>2,71%</text:p>
          </table:table-cell>
          <table:table-cell/>
          <table:table-cell table:style-name="ce58" table:formula="of:=([.R316]-[.U316])*100*100" office:value-type="float" office:value="-1.87441140123198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16]+0.125" office:value-type="float" office:value="22.75">
            <text:p>22,750</text:p>
          </table:table-cell>
          <table:table-cell table:style-name="ce34" office:value-type="percentage" office:value="0.0191960886126479">
            <text:p>1,92%</text:p>
          </table:table-cell>
          <table:table-cell/>
          <table:table-cell table:style-name="ce29" table:formula="of:=[.E316]+0.125" office:value-type="float" office:value="22.75">
            <text:p>22,750</text:p>
          </table:table-cell>
          <table:table-cell table:style-name="ce34" office:value-type="percentage" office:value="0.0202758865933654">
            <text:p>2,03%</text:p>
          </table:table-cell>
          <table:table-cell/>
          <table:table-cell table:style-name="ce29" table:formula="of:=[.H316]+0.125" office:value-type="float" office:value="22.75">
            <text:p>22,750</text:p>
          </table:table-cell>
          <table:table-cell table:style-name="ce34" office:value-type="percentage" office:value="0.0226515887112086">
            <text:p>2,27%</text:p>
          </table:table-cell>
          <table:table-cell/>
          <table:table-cell table:style-name="ce29" table:formula="of:=[.K316]+0.05" office:value-type="float" office:value="9.09999999999999">
            <text:p>9,100</text:p>
          </table:table-cell>
          <table:table-cell table:style-name="ce34" office:value-type="percentage" office:value="0.0261390801433046">
            <text:p>2,61%</text:p>
          </table:table-cell>
          <table:table-cell/>
          <table:table-cell table:style-name="ce29" table:formula="of:=[.N316]+0.05" office:value-type="float" office:value="9.09999999999999">
            <text:p>9,100</text:p>
          </table:table-cell>
          <table:table-cell table:style-name="ce34" office:value-type="percentage" office:value="0.0270968035304102">
            <text:p>2,71%</text:p>
          </table:table-cell>
          <table:table-cell/>
          <table:table-cell table:style-name="ce29" table:formula="of:=[.Q316]+0.05" office:value-type="float" office:value="9.09999999999999">
            <text:p>9,100</text:p>
          </table:table-cell>
          <table:table-cell table:style-name="ce34" office:value-type="percentage" office:value="0.0270083551505197">
            <text:p>2,70%</text:p>
          </table:table-cell>
          <table:table-cell/>
          <table:table-cell table:style-name="ce29" table:formula="of:=[.T316]+0.05" office:value-type="float" office:value="9.09999999999999">
            <text:p>9,100</text:p>
          </table:table-cell>
          <table:table-cell table:style-name="ce34" office:value-type="percentage" office:value="0.0271957674401655">
            <text:p>2,72%</text:p>
          </table:table-cell>
          <table:table-cell/>
          <table:table-cell table:style-name="ce58" table:formula="of:=([.R317]-[.U317])*100*100" office:value-type="float" office:value="-1.87412289645732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17]+0.125" office:value-type="float" office:value="22.875">
            <text:p>22,875</text:p>
          </table:table-cell>
          <table:table-cell table:style-name="ce34" office:value-type="percentage" office:value="0.0192079943088583">
            <text:p>1,92%</text:p>
          </table:table-cell>
          <table:table-cell/>
          <table:table-cell table:style-name="ce29" table:formula="of:=[.E317]+0.125" office:value-type="float" office:value="22.875">
            <text:p>22,875</text:p>
          </table:table-cell>
          <table:table-cell table:style-name="ce34" office:value-type="percentage" office:value="0.0203023536005433">
            <text:p>2,03%</text:p>
          </table:table-cell>
          <table:table-cell/>
          <table:table-cell table:style-name="ce29" table:formula="of:=[.H317]+0.125" office:value-type="float" office:value="22.875">
            <text:p>22,875</text:p>
          </table:table-cell>
          <table:table-cell table:style-name="ce34" office:value-type="percentage" office:value="0.0226679788208012">
            <text:p>2,27%</text:p>
          </table:table-cell>
          <table:table-cell/>
          <table:table-cell table:style-name="ce29" table:formula="of:=[.K317]+0.05" office:value-type="float" office:value="9.15">
            <text:p>9,150</text:p>
          </table:table-cell>
          <table:table-cell table:style-name="ce34" office:value-type="percentage" office:value="0.0262401664640133">
            <text:p>2,62%</text:p>
          </table:table-cell>
          <table:table-cell/>
          <table:table-cell table:style-name="ce29" table:formula="of:=[.N317]+0.05" office:value-type="float" office:value="9.15">
            <text:p>9,150</text:p>
          </table:table-cell>
          <table:table-cell table:style-name="ce34" office:value-type="percentage" office:value="0.027238580329845">
            <text:p>2,72%</text:p>
          </table:table-cell>
          <table:table-cell/>
          <table:table-cell table:style-name="ce29" table:formula="of:=[.Q317]+0.05" office:value-type="float" office:value="9.15">
            <text:p>9,150</text:p>
          </table:table-cell>
          <table:table-cell table:style-name="ce34" office:value-type="percentage" office:value="0.0270870994209186">
            <text:p>2,71%</text:p>
          </table:table-cell>
          <table:table-cell/>
          <table:table-cell table:style-name="ce29" table:formula="of:=[.T317]+0.05" office:value-type="float" office:value="9.15">
            <text:p>9,150</text:p>
          </table:table-cell>
          <table:table-cell table:style-name="ce34" office:value-type="percentage" office:value="0.027274428748563">
            <text:p>2,73%</text:p>
          </table:table-cell>
          <table:table-cell/>
          <table:table-cell table:style-name="ce58" table:formula="of:=([.R318]-[.U318])*100*100" office:value-type="float" office:value="-1.87329327644412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18]+0.125" office:value-type="float" office:value="23">
            <text:p>23,000</text:p>
          </table:table-cell>
          <table:table-cell table:style-name="ce34" office:value-type="percentage" office:value="0.0192197705953272">
            <text:p>1,92%</text:p>
          </table:table-cell>
          <table:table-cell/>
          <table:table-cell table:style-name="ce29" table:formula="of:=[.E318]+0.125" office:value-type="float" office:value="23">
            <text:p>23,000</text:p>
          </table:table-cell>
          <table:table-cell table:style-name="ce34" office:value-type="percentage" office:value="0.0203285329228604">
            <text:p>2,03%</text:p>
          </table:table-cell>
          <table:table-cell/>
          <table:table-cell table:style-name="ce29" table:formula="of:=[.H318]+0.125" office:value-type="float" office:value="23">
            <text:p>23,000</text:p>
          </table:table-cell>
          <table:table-cell table:style-name="ce34" office:value-type="percentage" office:value="0.0226841907770286">
            <text:p>2,27%</text:p>
          </table:table-cell>
          <table:table-cell/>
          <table:table-cell table:style-name="ce29" table:formula="of:=[.K318]+0.05" office:value-type="float" office:value="9.2">
            <text:p>9,200</text:p>
          </table:table-cell>
          <table:table-cell table:style-name="ce34" office:value-type="percentage" office:value="0.0263430915716779">
            <text:p>2,63%</text:p>
          </table:table-cell>
          <table:table-cell/>
          <table:table-cell table:style-name="ce29" table:formula="of:=[.N318]+0.05" office:value-type="float" office:value="9.2">
            <text:p>9,200</text:p>
          </table:table-cell>
          <table:table-cell table:style-name="ce34" office:value-type="percentage" office:value="0.0273808131999288">
            <text:p>2,74%</text:p>
          </table:table-cell>
          <table:table-cell/>
          <table:table-cell table:style-name="ce29" table:formula="of:=[.Q318]+0.05" office:value-type="float" office:value="9.2">
            <text:p>9,200</text:p>
          </table:table-cell>
          <table:table-cell table:style-name="ce34" office:value-type="percentage" office:value="0.0271650522296204">
            <text:p>2,72%</text:p>
          </table:table-cell>
          <table:table-cell/>
          <table:table-cell table:style-name="ce29" table:formula="of:=[.T318]+0.05" office:value-type="float" office:value="9.2">
            <text:p>9,200</text:p>
          </table:table-cell>
          <table:table-cell table:style-name="ce34" office:value-type="percentage" office:value="0.0273522485491431">
            <text:p>2,74%</text:p>
          </table:table-cell>
          <table:table-cell/>
          <table:table-cell table:style-name="ce58" table:formula="of:=([.R319]-[.U319])*100*100" office:value-type="float" office:value="-1.87196319522711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19]+0.125" office:value-type="float" office:value="23.125">
            <text:p>23,125</text:p>
          </table:table-cell>
          <table:table-cell table:style-name="ce34" office:value-type="percentage" office:value="0.019231419570591">
            <text:p>1,92%</text:p>
          </table:table-cell>
          <table:table-cell/>
          <table:table-cell table:style-name="ce29" table:formula="of:=[.E319]+0.125" office:value-type="float" office:value="23.125">
            <text:p>23,125</text:p>
          </table:table-cell>
          <table:table-cell table:style-name="ce34" office:value-type="percentage" office:value="0.0203544292254769">
            <text:p>2,04%</text:p>
          </table:table-cell>
          <table:table-cell/>
          <table:table-cell table:style-name="ce29" table:formula="of:=[.H319]+0.125" office:value-type="float" office:value="23.125">
            <text:p>23,125</text:p>
          </table:table-cell>
          <table:table-cell table:style-name="ce34" office:value-type="percentage" office:value="0.0227002274688644">
            <text:p>2,27%</text:p>
          </table:table-cell>
          <table:table-cell/>
          <table:table-cell table:style-name="ce29" table:formula="of:=[.K319]+0.05" office:value-type="float" office:value="9.25">
            <text:p>9,250</text:p>
          </table:table-cell>
          <table:table-cell table:style-name="ce34" office:value-type="percentage" office:value="0.0264474392205593">
            <text:p>2,64%</text:p>
          </table:table-cell>
          <table:table-cell/>
          <table:table-cell table:style-name="ce29" table:formula="of:=[.N319]+0.05" office:value-type="float" office:value="9.25">
            <text:p>9,250</text:p>
          </table:table-cell>
          <table:table-cell table:style-name="ce34" office:value-type="percentage" office:value="0.0275227169740302">
            <text:p>2,75%</text:p>
          </table:table-cell>
          <table:table-cell/>
          <table:table-cell table:style-name="ce29" table:formula="of:=[.Q319]+0.05" office:value-type="float" office:value="9.25">
            <text:p>9,250</text:p>
          </table:table-cell>
          <table:table-cell table:style-name="ce34" office:value-type="percentage" office:value="0.0272421401646523">
            <text:p>2,72%</text:p>
          </table:table-cell>
          <table:table-cell/>
          <table:table-cell table:style-name="ce29" table:formula="of:=[.T319]+0.05" office:value-type="float" office:value="9.25">
            <text:p>9,250</text:p>
          </table:table-cell>
          <table:table-cell table:style-name="ce34" office:value-type="percentage" office:value="0.0274291574953364">
            <text:p>2,74%</text:p>
          </table:table-cell>
          <table:table-cell/>
          <table:table-cell table:style-name="ce58" table:formula="of:=([.R320]-[.U320])*100*100" office:value-type="float" office:value="-1.8701733068412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20]+0.125" office:value-type="float" office:value="23.25">
            <text:p>23,250</text:p>
          </table:table-cell>
          <table:table-cell table:style-name="ce34" office:value-type="percentage" office:value="0.0192429432880563">
            <text:p>1,92%</text:p>
          </table:table-cell>
          <table:table-cell/>
          <table:table-cell table:style-name="ce29" table:formula="of:=[.E320]+0.125" office:value-type="float" office:value="23.25">
            <text:p>23,250</text:p>
          </table:table-cell>
          <table:table-cell table:style-name="ce34" office:value-type="percentage" office:value="0.0203800470732265">
            <text:p>2,04%</text:p>
          </table:table-cell>
          <table:table-cell/>
          <table:table-cell table:style-name="ce29" table:formula="of:=[.H320]+0.125" office:value-type="float" office:value="23.25">
            <text:p>23,250</text:p>
          </table:table-cell>
          <table:table-cell table:style-name="ce34" office:value-type="percentage" office:value="0.0227160917231536">
            <text:p>2,27%</text:p>
          </table:table-cell>
          <table:table-cell/>
          <table:table-cell table:style-name="ce29" table:formula="of:=[.K320]+0.05" office:value-type="float" office:value="9.3">
            <text:p>9,300</text:p>
          </table:table-cell>
          <table:table-cell table:style-name="ce34" office:value-type="percentage" office:value="0.0265527931649186">
            <text:p>2,66%</text:p>
          </table:table-cell>
          <table:table-cell/>
          <table:table-cell table:style-name="ce29" table:formula="of:=[.N320]+0.05" office:value-type="float" office:value="9.3">
            <text:p>9,300</text:p>
          </table:table-cell>
          <table:table-cell table:style-name="ce34" office:value-type="percentage" office:value="0.0276635064855176">
            <text:p>2,77%</text:p>
          </table:table-cell>
          <table:table-cell/>
          <table:table-cell table:style-name="ce29" table:formula="of:=[.Q320]+0.05" office:value-type="float" office:value="9.3">
            <text:p>9,300</text:p>
          </table:table-cell>
          <table:table-cell table:style-name="ce34" office:value-type="percentage" office:value="0.027318289814041">
            <text:p>2,73%</text:p>
          </table:table-cell>
          <table:table-cell/>
          <table:table-cell table:style-name="ce29" table:formula="of:=[.T320]+0.05" office:value-type="float" office:value="9.3">
            <text:p>9,300</text:p>
          </table:table-cell>
          <table:table-cell table:style-name="ce34" office:value-type="percentage" office:value="0.0275050862405732">
            <text:p>2,75%</text:p>
          </table:table-cell>
          <table:table-cell/>
          <table:table-cell table:style-name="ce58" table:formula="of:=([.R321]-[.U321])*100*100" office:value-type="float" office:value="-1.86796426532125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21]+0.125" office:value-type="float" office:value="23.375">
            <text:p>23,375</text:p>
          </table:table-cell>
          <table:table-cell table:style-name="ce34" office:value-type="percentage" office:value="0.0192543437572064">
            <text:p>1,93%</text:p>
          </table:table-cell>
          <table:table-cell/>
          <table:table-cell table:style-name="ce29" table:formula="of:=[.E321]+0.125" office:value-type="float" office:value="23.375">
            <text:p>23,375</text:p>
          </table:table-cell>
          <table:table-cell table:style-name="ce34" office:value-type="percentage" office:value="0.0204053909332997">
            <text:p>2,04%</text:p>
          </table:table-cell>
          <table:table-cell/>
          <table:table-cell table:style-name="ce29" table:formula="of:=[.H321]+0.125" office:value-type="float" office:value="23.375">
            <text:p>23,375</text:p>
          </table:table-cell>
          <table:table-cell table:style-name="ce34" office:value-type="percentage" office:value="0.0227317863062738">
            <text:p>2,27%</text:p>
          </table:table-cell>
          <table:table-cell/>
          <table:table-cell table:style-name="ce29" table:formula="of:=[.K321]+0.05" office:value-type="float" office:value="9.35">
            <text:p>9,350</text:p>
          </table:table-cell>
          <table:table-cell table:style-name="ce34" office:value-type="percentage" office:value="0.0266587371590169">
            <text:p>2,67%</text:p>
          </table:table-cell>
          <table:table-cell/>
          <table:table-cell table:style-name="ce29" table:formula="of:=[.N321]+0.05" office:value-type="float" office:value="9.35">
            <text:p>9,350</text:p>
          </table:table-cell>
          <table:table-cell table:style-name="ce34" office:value-type="percentage" office:value="0.0278023965677597">
            <text:p>2,78%</text:p>
          </table:table-cell>
          <table:table-cell/>
          <table:table-cell table:style-name="ce29" table:formula="of:=[.Q321]+0.05" office:value-type="float" office:value="9.35">
            <text:p>9,350</text:p>
          </table:table-cell>
          <table:table-cell table:style-name="ce34" office:value-type="percentage" office:value="0.0273934277658137">
            <text:p>2,74%</text:p>
          </table:table-cell>
          <table:table-cell/>
          <table:table-cell table:style-name="ce29" table:formula="of:=[.T321]+0.05" office:value-type="float" office:value="9.35">
            <text:p>9,350</text:p>
          </table:table-cell>
          <table:table-cell table:style-name="ce34" office:value-type="percentage" office:value="0.0275799654382839">
            <text:p>2,76%</text:p>
          </table:table-cell>
          <table:table-cell/>
          <table:table-cell table:style-name="ce58" table:formula="of:=([.R322]-[.U322])*100*100" office:value-type="float" office:value="-1.86537672470222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22]+0.125" office:value-type="float" office:value="23.5">
            <text:p>23,500</text:p>
          </table:table-cell>
          <table:table-cell table:style-name="ce34" office:value-type="percentage" office:value="0.0192656229447699">
            <text:p>1,93%</text:p>
          </table:table-cell>
          <table:table-cell/>
          <table:table-cell table:style-name="ce29" table:formula="of:=[.E322]+0.125" office:value-type="float" office:value="23.5">
            <text:p>23,500</text:p>
          </table:table-cell>
          <table:table-cell table:style-name="ce34" office:value-type="percentage" office:value="0.0204304651778401">
            <text:p>2,04%</text:p>
          </table:table-cell>
          <table:table-cell/>
          <table:table-cell table:style-name="ce29" table:formula="of:=[.H322]+0.125" office:value-type="float" office:value="23.5">
            <text:p>23,500</text:p>
          </table:table-cell>
          <table:table-cell table:style-name="ce34" office:value-type="percentage" office:value="0.0227473139257439">
            <text:p>2,27%</text:p>
          </table:table-cell>
          <table:table-cell/>
          <table:table-cell table:style-name="ce29" table:formula="of:=[.K322]+0.05" office:value-type="float" office:value="9.4">
            <text:p>9,400</text:p>
          </table:table-cell>
          <table:table-cell table:style-name="ce34" office:value-type="percentage" office:value="0.0267648549571151">
            <text:p>2,68%</text:p>
          </table:table-cell>
          <table:table-cell/>
          <table:table-cell table:style-name="ce29" table:formula="of:=[.N322]+0.05" office:value-type="float" office:value="9.4">
            <text:p>9,400</text:p>
          </table:table-cell>
          <table:table-cell table:style-name="ce34" office:value-type="percentage" office:value="0.0279386020541249">
            <text:p>2,79%</text:p>
          </table:table-cell>
          <table:table-cell/>
          <table:table-cell table:style-name="ce29" table:formula="of:=[.Q322]+0.05" office:value-type="float" office:value="9.4">
            <text:p>9,400</text:p>
          </table:table-cell>
          <table:table-cell table:style-name="ce34" office:value-type="percentage" office:value="0.0274674806079973">
            <text:p>2,75%</text:p>
          </table:table-cell>
          <table:table-cell/>
          <table:table-cell table:style-name="ce29" table:formula="of:=[.T322]+0.05" office:value-type="float" office:value="9.4">
            <text:p>9,400</text:p>
          </table:table-cell>
          <table:table-cell table:style-name="ce34" office:value-type="percentage" office:value="0.0276537257418992">
            <text:p>2,77%</text:p>
          </table:table-cell>
          <table:table-cell/>
          <table:table-cell table:style-name="ce58" table:formula="of:=([.R323]-[.U323])*100*100" office:value-type="float" office:value="-1.86245133901891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23]+0.125" office:value-type="float" office:value="23.625">
            <text:p>23,625</text:p>
          </table:table-cell>
          <table:table-cell table:style-name="ce34" office:value-type="percentage" office:value="0.0192767827758512">
            <text:p>1,93%</text:p>
          </table:table-cell>
          <table:table-cell/>
          <table:table-cell table:style-name="ce29" table:formula="of:=[.E323]+0.125" office:value-type="float" office:value="23.625">
            <text:p>23,625</text:p>
          </table:table-cell>
          <table:table-cell table:style-name="ce34" office:value-type="percentage" office:value="0.0204552740864595">
            <text:p>2,05%</text:p>
          </table:table-cell>
          <table:table-cell/>
          <table:table-cell table:style-name="ce29" table:formula="of:=[.H323]+0.125" office:value-type="float" office:value="23.625">
            <text:p>23,625</text:p>
          </table:table-cell>
          <table:table-cell table:style-name="ce34" office:value-type="percentage" office:value="0.0227626772317805">
            <text:p>2,28%</text:p>
          </table:table-cell>
          <table:table-cell/>
          <table:table-cell table:style-name="ce29" table:formula="of:=[.K323]+0.05" office:value-type="float" office:value="9.45">
            <text:p>9,450</text:p>
          </table:table-cell>
          <table:table-cell table:style-name="ce34" office:value-type="percentage" office:value="0.0268707303134744">
            <text:p>2,69%</text:p>
          </table:table-cell>
          <table:table-cell/>
          <table:table-cell table:style-name="ce29" table:formula="of:=[.N323]+0.05" office:value-type="float" office:value="9.45">
            <text:p>9,450</text:p>
          </table:table-cell>
          <table:table-cell table:style-name="ce34" office:value-type="percentage" office:value="0.0280713377779818">
            <text:p>2,81%</text:p>
          </table:table-cell>
          <table:table-cell/>
          <table:table-cell table:style-name="ce29" table:formula="of:=[.Q323]+0.05" office:value-type="float" office:value="9.45">
            <text:p>9,450</text:p>
          </table:table-cell>
          <table:table-cell table:style-name="ce34" office:value-type="percentage" office:value="0.0275403749286187">
            <text:p>2,75%</text:p>
          </table:table-cell>
          <table:table-cell/>
          <table:table-cell table:style-name="ce29" table:formula="of:=[.T323]+0.05" office:value-type="float" office:value="9.45">
            <text:p>9,450</text:p>
          </table:table-cell>
          <table:table-cell table:style-name="ce34" office:value-type="percentage" office:value="0.0277262978048493">
            <text:p>2,77%</text:p>
          </table:table-cell>
          <table:table-cell/>
          <table:table-cell table:style-name="ce58" table:formula="of:=([.R324]-[.U324])*100*100" office:value-type="float" office:value="-1.85922876230617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24]+0.125" office:value-type="float" office:value="23.75">
            <text:p>23,750</text:p>
          </table:table-cell>
          <table:table-cell table:style-name="ce34" office:value-type="percentage" office:value="0.0192878251350264">
            <text:p>1,93%</text:p>
          </table:table-cell>
          <table:table-cell/>
          <table:table-cell table:style-name="ce29" table:formula="of:=[.E324]+0.125" office:value-type="float" office:value="23.75">
            <text:p>23,750</text:p>
          </table:table-cell>
          <table:table-cell table:style-name="ce34" office:value-type="percentage" office:value="0.0204798218486724">
            <text:p>2,05%</text:p>
          </table:table-cell>
          <table:table-cell/>
          <table:table-cell table:style-name="ce29" table:formula="of:=[.H324]+0.125" office:value-type="float" office:value="23.75">
            <text:p>23,750</text:p>
          </table:table-cell>
          <table:table-cell table:style-name="ce34" office:value-type="percentage" office:value="0.0227778788188061">
            <text:p>2,28%</text:p>
          </table:table-cell>
          <table:table-cell/>
          <table:table-cell table:style-name="ce29" table:formula="of:=[.K324]+0.05" office:value-type="float" office:value="9.5">
            <text:p>9,500</text:p>
          </table:table-cell>
          <table:table-cell table:style-name="ce34" office:value-type="percentage" office:value="0.0269759469823558">
            <text:p>2,70%</text:p>
          </table:table-cell>
          <table:table-cell/>
          <table:table-cell table:style-name="ce29" table:formula="of:=[.N324]+0.05" office:value-type="float" office:value="9.5">
            <text:p>9,500</text:p>
          </table:table-cell>
          <table:table-cell table:style-name="ce34" office:value-type="percentage" office:value="0.0281998185726989">
            <text:p>2,82%</text:p>
          </table:table-cell>
          <table:table-cell/>
          <table:table-cell table:style-name="ce29" table:formula="of:=[.Q324]+0.05" office:value-type="float" office:value="9.5">
            <text:p>9,500</text:p>
          </table:table-cell>
          <table:table-cell table:style-name="ce34" office:value-type="percentage" office:value="0.0276120373157049">
            <text:p>2,76%</text:p>
          </table:table-cell>
          <table:table-cell/>
          <table:table-cell table:style-name="ce29" table:formula="of:=[.T324]+0.05" office:value-type="float" office:value="9.5">
            <text:p>9,500</text:p>
          </table:table-cell>
          <table:table-cell table:style-name="ce34" office:value-type="percentage" office:value="0.0277976122805648">
            <text:p>2,78%</text:p>
          </table:table-cell>
          <table:table-cell/>
          <table:table-cell table:style-name="ce58" table:formula="of:=([.R325]-[.U325])*100*100" office:value-type="float" office:value="-1.85574964859894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25]+0.125" office:value-type="float" office:value="23.875">
            <text:p>23,875</text:p>
          </table:table-cell>
          <table:table-cell table:style-name="ce34" office:value-type="percentage" office:value="0.0192987518674039">
            <text:p>1,93%</text:p>
          </table:table-cell>
          <table:table-cell/>
          <table:table-cell table:style-name="ce29" table:formula="of:=[.E325]+0.125" office:value-type="float" office:value="23.875">
            <text:p>23,875</text:p>
          </table:table-cell>
          <table:table-cell table:style-name="ce34" office:value-type="percentage" office:value="0.0205041125662547">
            <text:p>2,05%</text:p>
          </table:table-cell>
          <table:table-cell/>
          <table:table-cell table:style-name="ce29" table:formula="of:=[.H325]+0.125" office:value-type="float" office:value="23.875">
            <text:p>23,875</text:p>
          </table:table-cell>
          <table:table-cell table:style-name="ce34" office:value-type="percentage" office:value="0.02279292122691">
            <text:p>2,28%</text:p>
          </table:table-cell>
          <table:table-cell/>
          <table:table-cell table:style-name="ce29" table:formula="of:=[.K325]+0.05" office:value-type="float" office:value="9.55">
            <text:p>9,550</text:p>
          </table:table-cell>
          <table:table-cell table:style-name="ce34" office:value-type="percentage" office:value="0.0270800887180203">
            <text:p>2,71%</text:p>
          </table:table-cell>
          <table:table-cell/>
          <table:table-cell table:style-name="ce29" table:formula="of:=[.N325]+0.05" office:value-type="float" office:value="9.55">
            <text:p>9,550</text:p>
          </table:table-cell>
          <table:table-cell table:style-name="ce34" office:value-type="percentage" office:value="0.0283234003891531">
            <text:p>2,83%</text:p>
          </table:table-cell>
          <table:table-cell/>
          <table:table-cell table:style-name="ce29" table:formula="of:=[.Q325]+0.05" office:value-type="float" office:value="9.55">
            <text:p>9,550</text:p>
          </table:table-cell>
          <table:table-cell table:style-name="ce34" office:value-type="percentage" office:value="0.0276823943572828">
            <text:p>2,77%</text:p>
          </table:table-cell>
          <table:table-cell/>
          <table:table-cell table:style-name="ce29" table:formula="of:=[.T325]+0.05" office:value-type="float" office:value="9.55">
            <text:p>9,550</text:p>
          </table:table-cell>
          <table:table-cell table:style-name="ce34" office:value-type="percentage" office:value="0.027867599822476">
            <text:p>2,79%</text:p>
          </table:table-cell>
          <table:table-cell/>
          <table:table-cell table:style-name="ce58" table:formula="of:=([.R326]-[.U326])*100*100" office:value-type="float" office:value="-1.85205465193215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26]+0.125" office:value-type="float" office:value="24">
            <text:p>24,000</text:p>
          </table:table-cell>
          <table:table-cell table:style-name="ce34" office:value-type="percentage" office:value="0.0193095647796525">
            <text:p>1,93%</text:p>
          </table:table-cell>
          <table:table-cell/>
          <table:table-cell table:style-name="ce29" table:formula="of:=[.E326]+0.125" office:value-type="float" office:value="24">
            <text:p>24,000</text:p>
          </table:table-cell>
          <table:table-cell table:style-name="ce34" office:value-type="percentage" office:value="0.020528150255529">
            <text:p>2,05%</text:p>
          </table:table-cell>
          <table:table-cell/>
          <table:table-cell table:style-name="ce29" table:formula="of:=[.H326]+0.125" office:value-type="float" office:value="24">
            <text:p>24,000</text:p>
          </table:table-cell>
          <table:table-cell table:style-name="ce34" office:value-type="percentage" office:value="0.0228078069432628">
            <text:p>2,28%</text:p>
          </table:table-cell>
          <table:table-cell/>
          <table:table-cell table:style-name="ce29" table:formula="of:=[.K326]+0.05" office:value-type="float" office:value="9.6">
            <text:p>9,600</text:p>
          </table:table-cell>
          <table:table-cell table:style-name="ce34" office:value-type="percentage" office:value="0.027182739274729">
            <text:p>2,72%</text:p>
          </table:table-cell>
          <table:table-cell/>
          <table:table-cell table:style-name="ce29" table:formula="of:=[.N326]+0.05" office:value-type="float" office:value="9.6">
            <text:p>9,600</text:p>
          </table:table-cell>
          <table:table-cell table:style-name="ce34" office:value-type="percentage" office:value="0.0284420036482545">
            <text:p>2,84%</text:p>
          </table:table-cell>
          <table:table-cell/>
          <table:table-cell table:style-name="ce29" table:formula="of:=[.Q326]+0.05" office:value-type="float" office:value="9.6">
            <text:p>9,600</text:p>
          </table:table-cell>
          <table:table-cell table:style-name="ce34" office:value-type="percentage" office:value="0.0277513726413795">
            <text:p>2,78%</text:p>
          </table:table-cell>
          <table:table-cell/>
          <table:table-cell table:style-name="ce29" table:formula="of:=[.T326]+0.05" office:value-type="float" office:value="9.6">
            <text:p>9,600</text:p>
          </table:table-cell>
          <table:table-cell table:style-name="ce34" office:value-type="percentage" office:value="0.0279361910840135">
            <text:p>2,79%</text:p>
          </table:table-cell>
          <table:table-cell/>
          <table:table-cell table:style-name="ce58" table:formula="of:=([.R327]-[.U327])*100*100" office:value-type="float" office:value="-1.84818442634058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27]+0.125" office:value-type="float" office:value="24.125">
            <text:p>24,125</text:p>
          </table:table-cell>
          <table:table-cell table:style-name="ce34" office:value-type="percentage" office:value="0.019320265640997">
            <text:p>1,93%</text:p>
          </table:table-cell>
          <table:table-cell/>
          <table:table-cell table:style-name="ce29" table:formula="of:=[.E327]+0.125" office:value-type="float" office:value="24.125">
            <text:p>24,125</text:p>
          </table:table-cell>
          <table:table-cell table:style-name="ce34" office:value-type="percentage" office:value="0.0205519388495775">
            <text:p>2,06%</text:p>
          </table:table-cell>
          <table:table-cell/>
          <table:table-cell table:style-name="ce29" table:formula="of:=[.H327]+0.125" office:value-type="float" office:value="24.125">
            <text:p>24,125</text:p>
          </table:table-cell>
          <table:table-cell table:style-name="ce34" office:value-type="percentage" office:value="0.0228225384034876">
            <text:p>2,28%</text:p>
          </table:table-cell>
          <table:table-cell/>
          <table:table-cell table:style-name="ce29" table:formula="of:=[.K327]+0.05" office:value-type="float" office:value="9.65">
            <text:p>9,650</text:p>
          </table:table-cell>
          <table:table-cell table:style-name="ce34" office:value-type="percentage" office:value="0.0272834824067429">
            <text:p>2,73%</text:p>
          </table:table-cell>
          <table:table-cell/>
          <table:table-cell table:style-name="ce29" table:formula="of:=[.N327]+0.05" office:value-type="float" office:value="9.65">
            <text:p>9,650</text:p>
          </table:table-cell>
          <table:table-cell table:style-name="ce34" office:value-type="percentage" office:value="0.0285556898884216">
            <text:p>2,86%</text:p>
          </table:table-cell>
          <table:table-cell/>
          <table:table-cell table:style-name="ce29" table:formula="of:=[.Q327]+0.05" office:value-type="float" office:value="9.65">
            <text:p>9,650</text:p>
          </table:table-cell>
          <table:table-cell table:style-name="ce34" office:value-type="percentage" office:value="0.0278188987560218">
            <text:p>2,78%</text:p>
          </table:table-cell>
          <table:table-cell/>
          <table:table-cell table:style-name="ce29" table:formula="of:=[.T327]+0.05" office:value-type="float" office:value="9.65">
            <text:p>9,650</text:p>
          </table:table-cell>
          <table:table-cell table:style-name="ce34" office:value-type="percentage" office:value="0.0280033167186078">
            <text:p>2,80%</text:p>
          </table:table-cell>
          <table:table-cell/>
          <table:table-cell table:style-name="ce58" table:formula="of:=([.R328]-[.U328])*100*100" office:value-type="float" office:value="-1.84417962585913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28]+0.125" office:value-type="float" office:value="24.25">
            <text:p>24,250</text:p>
          </table:table-cell>
          <table:table-cell table:style-name="ce34" office:value-type="percentage" office:value="0.0193308561841833">
            <text:p>1,93%</text:p>
          </table:table-cell>
          <table:table-cell/>
          <table:table-cell table:style-name="ce29" table:formula="of:=[.E328]+0.125" office:value-type="float" office:value="24.25">
            <text:p>24,250</text:p>
          </table:table-cell>
          <table:table-cell table:style-name="ce34" office:value-type="percentage" office:value="0.0205754822003885">
            <text:p>2,06%</text:p>
          </table:table-cell>
          <table:table-cell/>
          <table:table-cell table:style-name="ce29" table:formula="of:=[.H328]+0.125" office:value-type="float" office:value="24.25">
            <text:p>24,250</text:p>
          </table:table-cell>
          <table:table-cell table:style-name="ce34" office:value-type="percentage" office:value="0.0228371179929884">
            <text:p>2,28%</text:p>
          </table:table-cell>
          <table:table-cell/>
          <table:table-cell table:style-name="ce29" table:formula="of:=[.K328]+0.05" office:value-type="float" office:value="9.7">
            <text:p>9,700</text:p>
          </table:table-cell>
          <table:table-cell table:style-name="ce34" office:value-type="percentage" office:value="0.0273819018683231">
            <text:p>2,74%</text:p>
          </table:table-cell>
          <table:table-cell/>
          <table:table-cell table:style-name="ce29" table:formula="of:=[.N328]+0.05" office:value-type="float" office:value="9.7">
            <text:p>9,700</text:p>
          </table:table-cell>
          <table:table-cell table:style-name="ce34" office:value-type="percentage" office:value="0.0286645206480729">
            <text:p>2,87%</text:p>
          </table:table-cell>
          <table:table-cell/>
          <table:table-cell table:style-name="ce29" table:formula="of:=[.Q328]+0.05" office:value-type="float" office:value="9.7">
            <text:p>9,700</text:p>
          </table:table-cell>
          <table:table-cell table:style-name="ce34" office:value-type="percentage" office:value="0.0278848992892369">
            <text:p>2,79%</text:p>
          </table:table-cell>
          <table:table-cell/>
          <table:table-cell table:style-name="ce29" table:formula="of:=[.T328]+0.05" office:value-type="float" office:value="9.7">
            <text:p>9,700</text:p>
          </table:table-cell>
          <table:table-cell table:style-name="ce34" office:value-type="percentage" office:value="0.0280689073796891">
            <text:p>2,81%</text:p>
          </table:table-cell>
          <table:table-cell/>
          <table:table-cell table:style-name="ce58" table:formula="of:=([.R329]-[.U329])*100*100" office:value-type="float" office:value="-1.8400809045227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29]+0.125" office:value-type="float" office:value="24.375">
            <text:p>24,375</text:p>
          </table:table-cell>
          <table:table-cell table:style-name="ce34" office:value-type="percentage" office:value="0.0193413381064138">
            <text:p>1,93%</text:p>
          </table:table-cell>
          <table:table-cell/>
          <table:table-cell table:style-name="ce29" table:formula="of:=[.E329]+0.125" office:value-type="float" office:value="24.375">
            <text:p>24,375</text:p>
          </table:table-cell>
          <table:table-cell table:style-name="ce34" office:value-type="percentage" office:value="0.0205987840809347">
            <text:p>2,06%</text:p>
          </table:table-cell>
          <table:table-cell/>
          <table:table-cell table:style-name="ce29" table:formula="of:=[.H329]+0.125" office:value-type="float" office:value="24.375">
            <text:p>24,375</text:p>
          </table:table-cell>
          <table:table-cell table:style-name="ce34" office:value-type="percentage" office:value="0.0228515480482379">
            <text:p>2,29%</text:p>
          </table:table-cell>
          <table:table-cell/>
          <table:table-cell table:style-name="ce29" table:formula="of:=[.K329]+0.05" office:value-type="float" office:value="9.75">
            <text:p>9,750</text:p>
          </table:table-cell>
          <table:table-cell table:style-name="ce34" office:value-type="percentage" office:value="0.0274775814137306">
            <text:p>2,75%</text:p>
          </table:table-cell>
          <table:table-cell/>
          <table:table-cell table:style-name="ce29" table:formula="of:=[.N329]+0.05" office:value-type="float" office:value="9.75">
            <text:p>9,750</text:p>
          </table:table-cell>
          <table:table-cell table:style-name="ce34" office:value-type="percentage" office:value="0.0287685574656269">
            <text:p>2,88%</text:p>
          </table:table-cell>
          <table:table-cell/>
          <table:table-cell table:style-name="ce29" table:formula="of:=[.Q329]+0.05" office:value-type="float" office:value="9.75">
            <text:p>9,750</text:p>
          </table:table-cell>
          <table:table-cell table:style-name="ce34" office:value-type="percentage" office:value="0.0279493008290515">
            <text:p>2,79%</text:p>
          </table:table-cell>
          <table:table-cell/>
          <table:table-cell table:style-name="ce29" table:formula="of:=[.T329]+0.05" office:value-type="float" office:value="9.75">
            <text:p>9,750</text:p>
          </table:table-cell>
          <table:table-cell table:style-name="ce34" office:value-type="percentage" office:value="0.0281328937206881">
            <text:p>2,81%</text:p>
          </table:table-cell>
          <table:table-cell/>
          <table:table-cell table:style-name="ce58" table:formula="of:=([.R330]-[.U330])*100*100" office:value-type="float" office:value="-1.83592891636612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30]+0.125" office:value-type="float" office:value="24.5">
            <text:p>24,500</text:p>
          </table:table-cell>
          <table:table-cell table:style-name="ce34" office:value-type="percentage" office:value="0.0193517130702542">
            <text:p>1,94%</text:p>
          </table:table-cell>
          <table:table-cell/>
          <table:table-cell table:style-name="ce29" table:formula="of:=[.E330]+0.125" office:value-type="float" office:value="24.5">
            <text:p>24,500</text:p>
          </table:table-cell>
          <table:table-cell table:style-name="ce34" office:value-type="percentage" office:value="0.0206218481871897">
            <text:p>2,06%</text:p>
          </table:table-cell>
          <table:table-cell/>
          <table:table-cell table:style-name="ce29" table:formula="of:=[.H330]+0.125" office:value-type="float" office:value="24.5">
            <text:p>24,500</text:p>
          </table:table-cell>
          <table:table-cell table:style-name="ce34" office:value-type="percentage" office:value="0.0228658308580257">
            <text:p>2,29%</text:p>
          </table:table-cell>
          <table:table-cell/>
          <table:table-cell table:style-name="ce29" table:formula="of:=[.K330]+0.05" office:value-type="float" office:value="9.8">
            <text:p>9,800</text:p>
          </table:table-cell>
          <table:table-cell table:style-name="ce34" office:value-type="percentage" office:value="0.0275701794082439">
            <text:p>2,76%</text:p>
          </table:table-cell>
          <table:table-cell/>
          <table:table-cell table:style-name="ce29" table:formula="of:=[.N330]+0.05" office:value-type="float" office:value="9.8">
            <text:p>9,800</text:p>
          </table:table-cell>
          <table:table-cell table:style-name="ce34" office:value-type="percentage" office:value="0.028867861879502">
            <text:p>2,89%</text:p>
          </table:table-cell>
          <table:table-cell/>
          <table:table-cell table:style-name="ce29" table:formula="of:=[.Q330]+0.05" office:value-type="float" office:value="9.8">
            <text:p>9,800</text:p>
          </table:table-cell>
          <table:table-cell table:style-name="ce34" office:value-type="percentage" office:value="0.028012044305156">
            <text:p>2,80%</text:p>
          </table:table-cell>
          <table:table-cell/>
          <table:table-cell table:style-name="ce29" table:formula="of:=[.T330]+0.05" office:value-type="float" office:value="9.8">
            <text:p>9,800</text:p>
          </table:table-cell>
          <table:table-cell table:style-name="ce34" office:value-type="percentage" office:value="0.0281952200595091">
            <text:p>2,82%</text:p>
          </table:table-cell>
          <table:table-cell/>
          <table:table-cell table:style-name="ce58" table:formula="of:=([.R331]-[.U331])*100*100" office:value-type="float" office:value="-1.83175754353147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31]+0.125" office:value-type="float" office:value="24.625">
            <text:p>24,625</text:p>
          </table:table-cell>
          <table:table-cell table:style-name="ce34" office:value-type="percentage" office:value="0.0193619827045125">
            <text:p>1,94%</text:p>
          </table:table-cell>
          <table:table-cell/>
          <table:table-cell table:style-name="ce29" table:formula="of:=[.E331]+0.125" office:value-type="float" office:value="24.625">
            <text:p>24,625</text:p>
          </table:table-cell>
          <table:table-cell table:style-name="ce34" office:value-type="percentage" office:value="0.0206446781400816">
            <text:p>2,06%</text:p>
          </table:table-cell>
          <table:table-cell/>
          <table:table-cell table:style-name="ce29" table:formula="of:=[.H331]+0.125" office:value-type="float" office:value="24.625">
            <text:p>24,625</text:p>
          </table:table-cell>
          <table:table-cell table:style-name="ce34" office:value-type="percentage" office:value="0.0228799686646685">
            <text:p>2,29%</text:p>
          </table:table-cell>
          <table:table-cell/>
          <table:table-cell table:style-name="ce29" table:formula="of:=[.K331]+0.05" office:value-type="float" office:value="9.85000000000001">
            <text:p>9,850</text:p>
          </table:table-cell>
          <table:table-cell table:style-name="ce34" office:value-type="percentage" office:value="0.0276596526612115">
            <text:p>2,77%</text:p>
          </table:table-cell>
          <table:table-cell/>
          <table:table-cell table:style-name="ce29" table:formula="of:=[.N331]+0.05" office:value-type="float" office:value="9.85000000000001">
            <text:p>9,850</text:p>
          </table:table-cell>
          <table:table-cell table:style-name="ce34" office:value-type="percentage" office:value="0.0289624954281168">
            <text:p>2,90%</text:p>
          </table:table-cell>
          <table:table-cell/>
          <table:table-cell table:style-name="ce29" table:formula="of:=[.Q331]+0.05" office:value-type="float" office:value="9.85000000000001">
            <text:p>9,850</text:p>
          </table:table-cell>
          <table:table-cell table:style-name="ce34" office:value-type="percentage" office:value="0.0280731280138934">
            <text:p>2,81%</text:p>
          </table:table-cell>
          <table:table-cell/>
          <table:table-cell table:style-name="ce29" table:formula="of:=[.T331]+0.05" office:value-type="float" office:value="9.85000000000001">
            <text:p>9,850</text:p>
          </table:table-cell>
          <table:table-cell table:style-name="ce34" office:value-type="percentage" office:value="0.0282558853719523">
            <text:p>2,83%</text:p>
          </table:table-cell>
          <table:table-cell/>
          <table:table-cell table:style-name="ce58" table:formula="of:=([.R332]-[.U332])*100*100" office:value-type="float" office:value="-1.82757358058949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32]+0.125" office:value-type="float" office:value="24.75">
            <text:p>24,750</text:p>
          </table:table-cell>
          <table:table-cell table:style-name="ce34" office:value-type="percentage" office:value="0.0193721486050914">
            <text:p>1,94%</text:p>
          </table:table-cell>
          <table:table-cell/>
          <table:table-cell table:style-name="ce29" table:formula="of:=[.E332]+0.125" office:value-type="float" office:value="24.75">
            <text:p>24,750</text:p>
          </table:table-cell>
          <table:table-cell table:style-name="ce34" office:value-type="percentage" office:value="0.0206672774873888">
            <text:p>2,07%</text:p>
          </table:table-cell>
          <table:table-cell/>
          <table:table-cell table:style-name="ce29" table:formula="of:=[.H332]+0.125" office:value-type="float" office:value="24.75">
            <text:p>24,750</text:p>
          </table:table-cell>
          <table:table-cell table:style-name="ce34" office:value-type="percentage" office:value="0.0228939636651835">
            <text:p>2,29%</text:p>
          </table:table-cell>
          <table:table-cell/>
          <table:table-cell table:style-name="ce29" table:formula="of:=[.K332]+0.05" office:value-type="float" office:value="9.90000000000001">
            <text:p>9,900</text:p>
          </table:table-cell>
          <table:table-cell table:style-name="ce34" office:value-type="percentage" office:value="0.0277460325929994">
            <text:p>2,77%</text:p>
          </table:table-cell>
          <table:table-cell/>
          <table:table-cell table:style-name="ce29" table:formula="of:=[.N332]+0.05" office:value-type="float" office:value="9.90000000000001">
            <text:p>9,900</text:p>
          </table:table-cell>
          <table:table-cell table:style-name="ce34" office:value-type="percentage" office:value="0.0290525196498898">
            <text:p>2,91%</text:p>
          </table:table-cell>
          <table:table-cell/>
          <table:table-cell table:style-name="ce29" table:formula="of:=[.Q332]+0.05" office:value-type="float" office:value="9.90000000000001">
            <text:p>9,900</text:p>
          </table:table-cell>
          <table:table-cell table:style-name="ce34" office:value-type="percentage" office:value="0.0281325645932701">
            <text:p>2,81%</text:p>
          </table:table-cell>
          <table:table-cell/>
          <table:table-cell table:style-name="ce29" table:formula="of:=[.T332]+0.05" office:value-type="float" office:value="9.90000000000001">
            <text:p>9,900</text:p>
          </table:table-cell>
          <table:table-cell table:style-name="ce34" office:value-type="percentage" office:value="0.0283149022982919">
            <text:p>2,83%</text:p>
          </table:table-cell>
          <table:table-cell/>
          <table:table-cell table:style-name="ce58" table:formula="of:=([.R333]-[.U333])*100*100" office:value-type="float" office:value="-1.82337705021803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33]+0.125" office:value-type="float" office:value="24.875">
            <text:p>24,875</text:p>
          </table:table-cell>
          <table:table-cell table:style-name="ce34" office:value-type="percentage" office:value="0.0193822123358153">
            <text:p>1,94%</text:p>
          </table:table-cell>
          <table:table-cell/>
          <table:table-cell table:style-name="ce29" table:formula="of:=[.E333]+0.125" office:value-type="float" office:value="24.875">
            <text:p>24,875</text:p>
          </table:table-cell>
          <table:table-cell table:style-name="ce34" office:value-type="percentage" office:value="0.0206896497055773">
            <text:p>2,07%</text:p>
          </table:table-cell>
          <table:table-cell/>
          <table:table-cell table:style-name="ce29" table:formula="of:=[.H333]+0.125" office:value-type="float" office:value="24.875">
            <text:p>24,875</text:p>
          </table:table-cell>
          <table:table-cell table:style-name="ce34" office:value-type="percentage" office:value="0.0229078180124271">
            <text:p>2,29%</text:p>
          </table:table-cell>
          <table:table-cell/>
          <table:table-cell table:style-name="ce29" table:formula="of:=[.K333]+0.05" office:value-type="float" office:value="9.95000000000001">
            <text:p>9,950</text:p>
          </table:table-cell>
          <table:table-cell table:style-name="ce34" office:value-type="percentage" office:value="0.0278293506239736">
            <text:p>2,78%</text:p>
          </table:table-cell>
          <table:table-cell/>
          <table:table-cell table:style-name="ce29" table:formula="of:=[.N333]+0.05" office:value-type="float" office:value="9.95000000000001">
            <text:p>9,950</text:p>
          </table:table-cell>
          <table:table-cell table:style-name="ce34" office:value-type="percentage" office:value="0.0291379960832394">
            <text:p>2,91%</text:p>
          </table:table-cell>
          <table:table-cell/>
          <table:table-cell table:style-name="ce29" table:formula="of:=[.Q333]+0.05" office:value-type="float" office:value="9.95000000000001">
            <text:p>9,950</text:p>
          </table:table-cell>
          <table:table-cell table:style-name="ce34" office:value-type="percentage" office:value="0.0281903666812925">
            <text:p>2,82%</text:p>
          </table:table-cell>
          <table:table-cell/>
          <table:table-cell table:style-name="ce29" table:formula="of:=[.T333]+0.05" office:value-type="float" office:value="9.95000000000001">
            <text:p>9,950</text:p>
          </table:table-cell>
          <table:table-cell table:style-name="ce34" office:value-type="percentage" office:value="0.028372283478802">
            <text:p>2,84%</text:p>
          </table:table-cell>
          <table:table-cell/>
          <table:table-cell table:style-name="ce58" table:formula="of:=([.R334]-[.U334])*100*100" office:value-type="float" office:value="-1.8191679750949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34]+0.125" office:value-type="float" office:value="25">
            <text:p>25,000</text:p>
          </table:table-cell>
          <table:table-cell table:style-name="ce34" office:value-type="percentage" office:value="0.0193921754292319">
            <text:p>1,94%</text:p>
          </table:table-cell>
          <table:table-cell/>
          <table:table-cell table:style-name="ce29" table:formula="of:=[.E334]+0.125" office:value-type="float" office:value="25">
            <text:p>25,000</text:p>
          </table:table-cell>
          <table:table-cell table:style-name="ce34" office:value-type="percentage" office:value="0.020711798201584">
            <text:p>2,07%</text:p>
          </table:table-cell>
          <table:table-cell/>
          <table:table-cell table:style-name="ce29" table:formula="of:=[.H334]+0.125" office:value-type="float" office:value="25">
            <text:p>25,000</text:p>
          </table:table-cell>
          <table:table-cell table:style-name="ce34" office:value-type="percentage" office:value="0.0229215338161982">
            <text:p>2,29%</text:p>
          </table:table-cell>
          <table:table-cell/>
          <table:table-cell table:style-name="ce29" table:formula="of:=[.K334]+0.05" office:value-type="float" office:value="10">
            <text:p>10,000</text:p>
          </table:table-cell>
          <table:table-cell table:style-name="ce34" office:value-type="percentage" office:value="0.0279096381744999">
            <text:p>2,79%</text:p>
          </table:table-cell>
          <table:table-cell/>
          <table:table-cell table:style-name="ce29" table:formula="of:=[.N334]+0.05" office:value-type="float" office:value="10">
            <text:p>10,000</text:p>
          </table:table-cell>
          <table:table-cell table:style-name="ce34" office:value-type="percentage" office:value="0.0292189862665842">
            <text:p>2,92%</text:p>
          </table:table-cell>
          <table:table-cell/>
          <table:table-cell table:style-name="ce29" table:formula="of:=[.Q334]+0.05" office:value-type="float" office:value="10">
            <text:p>10,000</text:p>
          </table:table-cell>
          <table:table-cell table:style-name="ce34" office:value-type="percentage" office:value="0.0282465469159669">
            <text:p>2,82%</text:p>
          </table:table-cell>
          <table:table-cell/>
          <table:table-cell table:style-name="ce29" table:formula="of:=[.T334]+0.05" office:value-type="float" office:value="10">
            <text:p>10,000</text:p>
          </table:table-cell>
          <table:table-cell table:style-name="ce34" office:value-type="percentage" office:value="0.0284280415537567">
            <text:p>2,84%</text:p>
          </table:table-cell>
          <table:table-cell/>
          <table:table-cell table:style-name="ce58" table:formula="of:=([.R335]-[.U335])*100*100" office:value-type="float" office:value="-1.81494637789797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35]+0.125" office:value-type="float" office:value="25.125">
            <text:p>25,125</text:p>
          </table:table-cell>
          <table:table-cell table:style-name="ce34" office:value-type="percentage" office:value="0.0194017218465189">
            <text:p>1,94%</text:p>
          </table:table-cell>
          <table:table-cell/>
          <table:table-cell table:style-name="ce29" table:formula="of:=[.E335]+0.125" office:value-type="float" office:value="25.125">
            <text:p>25,125</text:p>
          </table:table-cell>
          <table:table-cell table:style-name="ce34" office:value-type="percentage" office:value="0.0207322287083475">
            <text:p>2,07%</text:p>
          </table:table-cell>
          <table:table-cell/>
          <table:table-cell table:style-name="ce29" table:formula="of:=[.H335]+0.125" office:value-type="float" office:value="25.125">
            <text:p>25,125</text:p>
          </table:table-cell>
          <table:table-cell table:style-name="ce34" office:value-type="percentage" office:value="0.0229351131443099">
            <text:p>2,29%</text:p>
          </table:table-cell>
          <table:table-cell/>
          <table:table-cell table:style-name="ce29" table:formula="of:=[.K335]+0.05" office:value-type="float" office:value="10.05">
            <text:p>10,050</text:p>
          </table:table-cell>
          <table:table-cell table:style-name="ce34" office:value-type="percentage" office:value="0.0279869266649444">
            <text:p>2,80%</text:p>
          </table:table-cell>
          <table:table-cell/>
          <table:table-cell table:style-name="ce29" table:formula="of:=[.N335]+0.05" office:value-type="float" office:value="10.05">
            <text:p>10,050</text:p>
          </table:table-cell>
          <table:table-cell table:style-name="ce34" office:value-type="percentage" office:value="0.0292955517383425">
            <text:p>2,93%</text:p>
          </table:table-cell>
          <table:table-cell/>
          <table:table-cell table:style-name="ce29" table:formula="of:=[.Q335]+0.05" office:value-type="float" office:value="10.05">
            <text:p>10,050</text:p>
          </table:table-cell>
          <table:table-cell table:style-name="ce34" office:value-type="percentage" office:value="0.0283011179352997">
            <text:p>2,83%</text:p>
          </table:table-cell>
          <table:table-cell/>
          <table:table-cell table:style-name="ce29" table:formula="of:=[.T335]+0.05" office:value-type="float" office:value="10.05">
            <text:p>10,050</text:p>
          </table:table-cell>
          <table:table-cell table:style-name="ce34" office:value-type="percentage" office:value="0.0284821891634302">
            <text:p>2,85%</text:p>
          </table:table-cell>
          <table:table-cell/>
          <table:table-cell table:style-name="ce58" table:formula="of:=([.R336]-[.U336])*100*100" office:value-type="float" office:value="-1.81071228130516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36]+0.125" office:value-type="float" office:value="25.25">
            <text:p>25,250</text:p>
          </table:table-cell>
          <table:table-cell table:style-name="ce34" office:value-type="percentage" office:value="0.019411173744823">
            <text:p>1,94%</text:p>
          </table:table-cell>
          <table:table-cell/>
          <table:table-cell table:style-name="ce29" table:formula="of:=[.E336]+0.125" office:value-type="float" office:value="25.25">
            <text:p>25,250</text:p>
          </table:table-cell>
          <table:table-cell table:style-name="ce34" office:value-type="percentage" office:value="0.0207524569328658">
            <text:p>2,08%</text:p>
          </table:table-cell>
          <table:table-cell/>
          <table:table-cell table:style-name="ce29" table:formula="of:=[.H336]+0.125" office:value-type="float" office:value="25.25">
            <text:p>25,250</text:p>
          </table:table-cell>
          <table:table-cell table:style-name="ce34" office:value-type="percentage" office:value="0.0229485580236284">
            <text:p>2,29%</text:p>
          </table:table-cell>
          <table:table-cell/>
          <table:table-cell table:style-name="ce29" table:formula="of:=[.K336]+0.05" office:value-type="float" office:value="10.1">
            <text:p>10,100</text:p>
          </table:table-cell>
          <table:table-cell table:style-name="ce34" office:value-type="percentage" office:value="0.028061247515673">
            <text:p>2,81%</text:p>
          </table:table-cell>
          <table:table-cell/>
          <table:table-cell table:style-name="ce29" table:formula="of:=[.N336]+0.05" office:value-type="float" office:value="10.1">
            <text:p>10,100</text:p>
          </table:table-cell>
          <table:table-cell table:style-name="ce34" office:value-type="percentage" office:value="0.029367754036933">
            <text:p>2,94%</text:p>
          </table:table-cell>
          <table:table-cell/>
          <table:table-cell table:style-name="ce29" table:formula="of:=[.Q336]+0.05" office:value-type="float" office:value="10.1">
            <text:p>10,100</text:p>
          </table:table-cell>
          <table:table-cell table:style-name="ce34" office:value-type="percentage" office:value="0.0283540923772973">
            <text:p>2,84%</text:p>
          </table:table-cell>
          <table:table-cell/>
          <table:table-cell table:style-name="ce29" table:formula="of:=[.T336]+0.05" office:value-type="float" office:value="10.1">
            <text:p>10,100</text:p>
          </table:table-cell>
          <table:table-cell table:style-name="ce34" office:value-type="percentage" office:value="0.0285347389480967">
            <text:p>2,85%</text:p>
          </table:table-cell>
          <table:table-cell/>
          <table:table-cell table:style-name="ce58" table:formula="of:=([.R337]-[.U337])*100*100" office:value-type="float" office:value="-1.80646570799432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37]+0.125" office:value-type="float" office:value="25.375">
            <text:p>25,375</text:p>
          </table:table-cell>
          <table:table-cell table:style-name="ce34" office:value-type="percentage" office:value="0.0194205325209762">
            <text:p>1,94%</text:p>
          </table:table-cell>
          <table:table-cell/>
          <table:table-cell table:style-name="ce29" table:formula="of:=[.E337]+0.125" office:value-type="float" office:value="25.375">
            <text:p>25,375</text:p>
          </table:table-cell>
          <table:table-cell table:style-name="ce34" office:value-type="percentage" office:value="0.0207724858645317">
            <text:p>2,08%</text:p>
          </table:table-cell>
          <table:table-cell/>
          <table:table-cell table:style-name="ce29" table:formula="of:=[.H337]+0.125" office:value-type="float" office:value="25.375">
            <text:p>25,375</text:p>
          </table:table-cell>
          <table:table-cell table:style-name="ce34" office:value-type="percentage" office:value="0.0229618704410817">
            <text:p>2,30%</text:p>
          </table:table-cell>
          <table:table-cell/>
          <table:table-cell table:style-name="ce29" table:formula="of:=[.K337]+0.05" office:value-type="float" office:value="10.15">
            <text:p>10,150</text:p>
          </table:table-cell>
          <table:table-cell table:style-name="ce34" office:value-type="percentage" office:value="0.0281326321470516">
            <text:p>2,81%</text:p>
          </table:table-cell>
          <table:table-cell/>
          <table:table-cell table:style-name="ce29" table:formula="of:=[.N337]+0.05" office:value-type="float" office:value="10.15">
            <text:p>10,150</text:p>
          </table:table-cell>
          <table:table-cell table:style-name="ce34" office:value-type="percentage" office:value="0.029435654700774">
            <text:p>2,94%</text:p>
          </table:table-cell>
          <table:table-cell/>
          <table:table-cell table:style-name="ce29" table:formula="of:=[.Q337]+0.05" office:value-type="float" office:value="10.15">
            <text:p>10,150</text:p>
          </table:table-cell>
          <table:table-cell table:style-name="ce34" office:value-type="percentage" office:value="0.028405482879966">
            <text:p>2,84%</text:p>
          </table:table-cell>
          <table:table-cell/>
          <table:table-cell table:style-name="ce29" table:formula="of:=[.T337]+0.05" office:value-type="float" office:value="10.15">
            <text:p>10,150</text:p>
          </table:table-cell>
          <table:table-cell table:style-name="ce34" office:value-type="percentage" office:value="0.0285857035480303">
            <text:p>2,86%</text:p>
          </table:table-cell>
          <table:table-cell/>
          <table:table-cell table:style-name="ce58" table:formula="of:=([.R338]-[.U338])*100*100" office:value-type="float" office:value="-1.80220668064331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38]+0.125" office:value-type="float" office:value="25.5">
            <text:p>25,500</text:p>
          </table:table-cell>
          <table:table-cell table:style-name="ce34" office:value-type="percentage" office:value="0.0194297995444221">
            <text:p>1,94%</text:p>
          </table:table-cell>
          <table:table-cell/>
          <table:table-cell table:style-name="ce29" table:formula="of:=[.E338]+0.125" office:value-type="float" office:value="25.5">
            <text:p>25,500</text:p>
          </table:table-cell>
          <table:table-cell table:style-name="ce34" office:value-type="percentage" office:value="0.0207923184341225">
            <text:p>2,08%</text:p>
          </table:table-cell>
          <table:table-cell/>
          <table:table-cell table:style-name="ce29" table:formula="of:=[.H338]+0.125" office:value-type="float" office:value="25.5">
            <text:p>25,500</text:p>
          </table:table-cell>
          <table:table-cell table:style-name="ce34" office:value-type="percentage" office:value="0.0229750523446384">
            <text:p>2,30%</text:p>
          </table:table-cell>
          <table:table-cell/>
          <table:table-cell table:style-name="ce29" table:formula="of:=[.K338]+0.05" office:value-type="float" office:value="10.2">
            <text:p>10,200</text:p>
          </table:table-cell>
          <table:table-cell table:style-name="ce34" office:value-type="percentage" office:value="0.0282011119794463">
            <text:p>2,82%</text:p>
          </table:table-cell>
          <table:table-cell/>
          <table:table-cell table:style-name="ce29" table:formula="of:=[.N338]+0.05" office:value-type="float" office:value="10.2">
            <text:p>10,200</text:p>
          </table:table-cell>
          <table:table-cell table:style-name="ce34" office:value-type="percentage" office:value="0.0294993152682841">
            <text:p>2,95%</text:p>
          </table:table-cell>
          <table:table-cell/>
          <table:table-cell table:style-name="ce29" table:formula="of:=[.Q338]+0.05" office:value-type="float" office:value="10.2">
            <text:p>10,200</text:p>
          </table:table-cell>
          <table:table-cell table:style-name="ce34" office:value-type="percentage" office:value="0.0284553020813122">
            <text:p>2,85%</text:p>
          </table:table-cell>
          <table:table-cell/>
          <table:table-cell table:style-name="ce29" table:formula="of:=[.T338]+0.05" office:value-type="float" office:value="10.2">
            <text:p>10,200</text:p>
          </table:table-cell>
          <table:table-cell table:style-name="ce34" office:value-type="percentage" office:value="0.0286350956035052">
            <text:p>2,86%</text:p>
          </table:table-cell>
          <table:table-cell/>
          <table:table-cell table:style-name="ce58" table:formula="of:=([.R339]-[.U339])*100*100" office:value-type="float" office:value="-1.79793522192998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39]+0.125" office:value-type="float" office:value="25.625">
            <text:p>25,625</text:p>
          </table:table-cell>
          <table:table-cell table:style-name="ce34" office:value-type="percentage" office:value="0.0194389761578831">
            <text:p>1,94%</text:p>
          </table:table-cell>
          <table:table-cell/>
          <table:table-cell table:style-name="ce29" table:formula="of:=[.E339]+0.125" office:value-type="float" office:value="25.625">
            <text:p>25,625</text:p>
          </table:table-cell>
          <table:table-cell table:style-name="ce34" office:value-type="percentage" office:value="0.0208119575152294">
            <text:p>2,08%</text:p>
          </table:table-cell>
          <table:table-cell/>
          <table:table-cell table:style-name="ce29" table:formula="of:=[.H339]+0.125" office:value-type="float" office:value="25.625">
            <text:p>25,625</text:p>
          </table:table-cell>
          <table:table-cell table:style-name="ce34" office:value-type="percentage" office:value="0.0229881056442579">
            <text:p>2,30%</text:p>
          </table:table-cell>
          <table:table-cell/>
          <table:table-cell table:style-name="ce29" table:formula="of:=[.K339]+0.05" office:value-type="float" office:value="10.25">
            <text:p>10,250</text:p>
          </table:table-cell>
          <table:table-cell table:style-name="ce34" office:value-type="percentage" office:value="0.0282667184332229">
            <text:p>2,83%</text:p>
          </table:table-cell>
          <table:table-cell/>
          <table:table-cell table:style-name="ce29" table:formula="of:=[.N339]+0.05" office:value-type="float" office:value="10.25">
            <text:p>10,250</text:p>
          </table:table-cell>
          <table:table-cell table:style-name="ce34" office:value-type="percentage" office:value="0.0295587972778818">
            <text:p>2,96%</text:p>
          </table:table-cell>
          <table:table-cell/>
          <table:table-cell table:style-name="ce29" table:formula="of:=[.Q339]+0.05" office:value-type="float" office:value="10.25">
            <text:p>10,250</text:p>
          </table:table-cell>
          <table:table-cell table:style-name="ce34" office:value-type="percentage" office:value="0.0285035626193423">
            <text:p>2,85%</text:p>
          </table:table-cell>
          <table:table-cell/>
          <table:table-cell table:style-name="ce29" table:formula="of:=[.T339]+0.05" office:value-type="float" office:value="10.25">
            <text:p>10,250</text:p>
          </table:table-cell>
          <table:table-cell table:style-name="ce34" office:value-type="percentage" office:value="0.0286829277547955">
            <text:p>2,87%</text:p>
          </table:table-cell>
          <table:table-cell/>
          <table:table-cell table:style-name="ce58" table:formula="of:=([.R340]-[.U340])*100*100" office:value-type="float" office:value="-1.79365135453222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40]+0.125" office:value-type="float" office:value="25.75">
            <text:p>25,750</text:p>
          </table:table-cell>
          <table:table-cell table:style-name="ce34" office:value-type="percentage" office:value="0.0194480636780096">
            <text:p>1,94%</text:p>
          </table:table-cell>
          <table:table-cell/>
          <table:table-cell table:style-name="ce29" table:formula="of:=[.E340]+0.125" office:value-type="float" office:value="25.75">
            <text:p>25,750</text:p>
          </table:table-cell>
          <table:table-cell table:style-name="ce34" office:value-type="percentage" office:value="0.020831405925646">
            <text:p>2,08%</text:p>
          </table:table-cell>
          <table:table-cell/>
          <table:table-cell table:style-name="ce29" table:formula="of:=[.H340]+0.125" office:value-type="float" office:value="25.75">
            <text:p>25,750</text:p>
          </table:table-cell>
          <table:table-cell table:style-name="ce34" office:value-type="percentage" office:value="0.0230010322128132">
            <text:p>2,30%</text:p>
          </table:table-cell>
          <table:table-cell/>
          <table:table-cell table:style-name="ce29" table:formula="of:=[.K340]+0.05" office:value-type="float" office:value="10.3">
            <text:p>10,300</text:p>
          </table:table-cell>
          <table:table-cell table:style-name="ce34" office:value-type="percentage" office:value="0.0283294829287475">
            <text:p>2,83%</text:p>
          </table:table-cell>
          <table:table-cell/>
          <table:table-cell table:style-name="ce29" table:formula="of:=[.N340]+0.05" office:value-type="float" office:value="10.3">
            <text:p>10,300</text:p>
          </table:table-cell>
          <table:table-cell table:style-name="ce34" office:value-type="percentage" office:value="0.0296141622679855">
            <text:p>2,96%</text:p>
          </table:table-cell>
          <table:table-cell/>
          <table:table-cell table:style-name="ce29" table:formula="of:=[.Q340]+0.05" office:value-type="float" office:value="10.3">
            <text:p>10,300</text:p>
          </table:table-cell>
          <table:table-cell table:style-name="ce34" office:value-type="percentage" office:value="0.0285502771320625">
            <text:p>2,86%</text:p>
          </table:table-cell>
          <table:table-cell/>
          <table:table-cell table:style-name="ce29" table:formula="of:=[.T340]+0.05" office:value-type="float" office:value="10.3">
            <text:p>10,300</text:p>
          </table:table-cell>
          <table:table-cell table:style-name="ce34" office:value-type="percentage" office:value="0.0287292126421753">
            <text:p>2,87%</text:p>
          </table:table-cell>
          <table:table-cell/>
          <table:table-cell table:style-name="ce58" table:formula="of:=([.R341]-[.U341])*100*100" office:value-type="float" office:value="-1.7893551011279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41]+0.125" office:value-type="float" office:value="25.875">
            <text:p>25,875</text:p>
          </table:table-cell>
          <table:table-cell table:style-name="ce34" office:value-type="percentage" office:value="0.0194570633960092">
            <text:p>1,95%</text:p>
          </table:table-cell>
          <table:table-cell/>
          <table:table-cell table:style-name="ce29" table:formula="of:=[.E341]+0.125" office:value-type="float" office:value="25.875">
            <text:p>25,875</text:p>
          </table:table-cell>
          <table:table-cell table:style-name="ce34" office:value-type="percentage" office:value="0.0208506664287156">
            <text:p>2,09%</text:p>
          </table:table-cell>
          <table:table-cell/>
          <table:table-cell table:style-name="ce29" table:formula="of:=[.H341]+0.125" office:value-type="float" office:value="25.875">
            <text:p>25,875</text:p>
          </table:table-cell>
          <table:table-cell table:style-name="ce34" office:value-type="percentage" office:value="0.0230138338869863">
            <text:p>2,30%</text:p>
          </table:table-cell>
          <table:table-cell/>
          <table:table-cell table:style-name="ce29" table:formula="of:=[.K341]+0.05" office:value-type="float" office:value="10.35">
            <text:p>10,350</text:p>
          </table:table-cell>
          <table:table-cell table:style-name="ce34" office:value-type="percentage" office:value="0.028389436886386">
            <text:p>2,84%</text:p>
          </table:table-cell>
          <table:table-cell/>
          <table:table-cell table:style-name="ce29" table:formula="of:=[.N341]+0.05" office:value-type="float" office:value="10.35">
            <text:p>10,350</text:p>
          </table:table-cell>
          <table:table-cell table:style-name="ce34" office:value-type="percentage" office:value="0.0296654717770137">
            <text:p>2,97%</text:p>
          </table:table-cell>
          <table:table-cell/>
          <table:table-cell table:style-name="ce29" table:formula="of:=[.Q341]+0.05" office:value-type="float" office:value="10.35">
            <text:p>10,350</text:p>
          </table:table-cell>
          <table:table-cell table:style-name="ce34" office:value-type="percentage" office:value="0.0285954582574794">
            <text:p>2,86%</text:p>
          </table:table-cell>
          <table:table-cell/>
          <table:table-cell table:style-name="ce29" table:formula="of:=[.T341]+0.05" office:value-type="float" office:value="10.35">
            <text:p>10,350</text:p>
          </table:table-cell>
          <table:table-cell table:style-name="ce34" office:value-type="percentage" office:value="0.0287739629059189">
            <text:p>2,88%</text:p>
          </table:table-cell>
          <table:table-cell/>
          <table:table-cell table:style-name="ce58" table:formula="of:=([.R342]-[.U342])*100*100" office:value-type="float" office:value="-1.78504648439486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42]+0.125" office:value-type="float" office:value="26">
            <text:p>26,000</text:p>
          </table:table-cell>
          <table:table-cell table:style-name="ce34" office:value-type="percentage" office:value="0.0194659765782588">
            <text:p>1,95%</text:p>
          </table:table-cell>
          <table:table-cell/>
          <table:table-cell table:style-name="ce29" table:formula="of:=[.E342]+0.125" office:value-type="float" office:value="26">
            <text:p>26,000</text:p>
          </table:table-cell>
          <table:table-cell table:style-name="ce34" office:value-type="percentage" office:value="0.0208697417346402">
            <text:p>2,09%</text:p>
          </table:table-cell>
          <table:table-cell/>
          <table:table-cell table:style-name="ce29" table:formula="of:=[.H342]+0.125" office:value-type="float" office:value="26">
            <text:p>26,000</text:p>
          </table:table-cell>
          <table:table-cell table:style-name="ce34" office:value-type="percentage" office:value="0.0230265124681385">
            <text:p>2,30%</text:p>
          </table:table-cell>
          <table:table-cell/>
          <table:table-cell table:style-name="ce29" table:formula="of:=[.K342]+0.05" office:value-type="float" office:value="10.4">
            <text:p>10,400</text:p>
          </table:table-cell>
          <table:table-cell table:style-name="ce34" office:value-type="percentage" office:value="0.0284466117265043">
            <text:p>2,84%</text:p>
          </table:table-cell>
          <table:table-cell/>
          <table:table-cell table:style-name="ce29" table:formula="of:=[.N342]+0.05" office:value-type="float" office:value="10.4">
            <text:p>10,400</text:p>
          </table:table-cell>
          <table:table-cell table:style-name="ce34" office:value-type="percentage" office:value="0.029712787343385">
            <text:p>2,97%</text:p>
          </table:table-cell>
          <table:table-cell/>
          <table:table-cell table:style-name="ce29" table:formula="of:=[.Q342]+0.05" office:value-type="float" office:value="10.4">
            <text:p>10,400</text:p>
          </table:table-cell>
          <table:table-cell table:style-name="ce34" office:value-type="percentage" office:value="0.0286391186335992">
            <text:p>2,86%</text:p>
          </table:table-cell>
          <table:table-cell/>
          <table:table-cell table:style-name="ce29" table:formula="of:=[.T342]+0.05" office:value-type="float" office:value="10.4">
            <text:p>10,400</text:p>
          </table:table-cell>
          <table:table-cell table:style-name="ce34" office:value-type="percentage" office:value="0.0288171911863003">
            <text:p>2,88%</text:p>
          </table:table-cell>
          <table:table-cell/>
          <table:table-cell table:style-name="ce58" table:formula="of:=([.R343]-[.U343])*100*100" office:value-type="float" office:value="-1.78072552701098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43]+0.125" office:value-type="float" office:value="26.125">
            <text:p>26,125</text:p>
          </table:table-cell>
          <table:table-cell table:style-name="ce34" office:value-type="percentage" office:value="0.0194748044668984">
            <text:p>1,95%</text:p>
          </table:table-cell>
          <table:table-cell/>
          <table:table-cell table:style-name="ce29" table:formula="of:=[.E343]+0.125" office:value-type="float" office:value="26.125">
            <text:p>26,125</text:p>
          </table:table-cell>
          <table:table-cell table:style-name="ce34" office:value-type="percentage" office:value="0.0208886345017522">
            <text:p>2,09%</text:p>
          </table:table-cell>
          <table:table-cell/>
          <table:table-cell table:style-name="ce29" table:formula="of:=[.H343]+0.125" office:value-type="float" office:value="26.125">
            <text:p>26,125</text:p>
          </table:table-cell>
          <table:table-cell table:style-name="ce34" office:value-type="percentage" office:value="0.0230390697231553">
            <text:p>2,30%</text:p>
          </table:table-cell>
          <table:table-cell/>
          <table:table-cell table:style-name="ce29" table:formula="of:=[.K343]+0.05" office:value-type="float" office:value="10.45">
            <text:p>10,450</text:p>
          </table:table-cell>
          <table:table-cell table:style-name="ce34" office:value-type="percentage" office:value="0.0285010388694685">
            <text:p>2,85%</text:p>
          </table:table-cell>
          <table:table-cell/>
          <table:table-cell table:style-name="ce29" table:formula="of:=[.N343]+0.05" office:value-type="float" office:value="10.45">
            <text:p>10,450</text:p>
          </table:table-cell>
          <table:table-cell table:style-name="ce34" office:value-type="percentage" office:value="0.0297561705055177">
            <text:p>2,98%</text:p>
          </table:table-cell>
          <table:table-cell/>
          <table:table-cell table:style-name="ce29" table:formula="of:=[.Q343]+0.05" office:value-type="float" office:value="10.45">
            <text:p>10,450</text:p>
          </table:table-cell>
          <table:table-cell table:style-name="ce34" office:value-type="percentage" office:value="0.0286812708984283">
            <text:p>2,87%</text:p>
          </table:table-cell>
          <table:table-cell/>
          <table:table-cell table:style-name="ce29" table:formula="of:=[.T343]+0.05" office:value-type="float" office:value="10.45">
            <text:p>10,450</text:p>
          </table:table-cell>
          <table:table-cell table:style-name="ce34" office:value-type="percentage" office:value="0.0288589101235937">
            <text:p>2,89%</text:p>
          </table:table-cell>
          <table:table-cell/>
          <table:table-cell table:style-name="ce58" table:formula="of:=([.R344]-[.U344])*100*100" office:value-type="float" office:value="-1.77639225165414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44]+0.125" office:value-type="float" office:value="26.25">
            <text:p>26,250</text:p>
          </table:table-cell>
          <table:table-cell table:style-name="ce34" office:value-type="percentage" office:value="0.0194835482804081">
            <text:p>1,95%</text:p>
          </table:table-cell>
          <table:table-cell/>
          <table:table-cell table:style-name="ce29" table:formula="of:=[.E344]+0.125" office:value-type="float" office:value="26.25">
            <text:p>26,250</text:p>
          </table:table-cell>
          <table:table-cell table:style-name="ce34" office:value-type="percentage" office:value="0.0209073473377489">
            <text:p>2,09%</text:p>
          </table:table-cell>
          <table:table-cell/>
          <table:table-cell table:style-name="ce29" table:formula="of:=[.H344]+0.125" office:value-type="float" office:value="26.25">
            <text:p>26,250</text:p>
          </table:table-cell>
          <table:table-cell table:style-name="ce34" office:value-type="percentage" office:value="0.0230515073852672">
            <text:p>2,31%</text:p>
          </table:table-cell>
          <table:table-cell/>
          <table:table-cell table:style-name="ce29" table:formula="of:=[.K344]+0.05" office:value-type="float" office:value="10.5">
            <text:p>10,500</text:p>
          </table:table-cell>
          <table:table-cell table:style-name="ce34" office:value-type="percentage" office:value="0.0285527497356444">
            <text:p>2,86%</text:p>
          </table:table-cell>
          <table:table-cell/>
          <table:table-cell table:style-name="ce29" table:formula="of:=[.N344]+0.05" office:value-type="float" office:value="10.5">
            <text:p>10,500</text:p>
          </table:table-cell>
          <table:table-cell table:style-name="ce34" office:value-type="percentage" office:value="0.0297956828018305">
            <text:p>2,98%</text:p>
          </table:table-cell>
          <table:table-cell/>
          <table:table-cell table:style-name="ce29" table:formula="of:=[.Q344]+0.05" office:value-type="float" office:value="10.5">
            <text:p>10,500</text:p>
          </table:table-cell>
          <table:table-cell table:style-name="ce34" office:value-type="percentage" office:value="0.028721927689973">
            <text:p>2,87%</text:p>
          </table:table-cell>
          <table:table-cell/>
          <table:table-cell table:style-name="ce29" table:formula="of:=[.T344]+0.05" office:value-type="float" office:value="10.5">
            <text:p>10,500</text:p>
          </table:table-cell>
          <table:table-cell table:style-name="ce34" office:value-type="percentage" office:value="0.0288991323580732">
            <text:p>2,89%</text:p>
          </table:table-cell>
          <table:table-cell/>
          <table:table-cell table:style-name="ce58" table:formula="of:=([.R345]-[.U345])*100*100" office:value-type="float" office:value="-1.77204668100225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45]+0.125" office:value-type="float" office:value="26.375">
            <text:p>26,375</text:p>
          </table:table-cell>
          <table:table-cell table:style-name="ce34" office:value-type="percentage" office:value="0.0194922092141689">
            <text:p>1,95%</text:p>
          </table:table-cell>
          <table:table-cell/>
          <table:table-cell table:style-name="ce29" table:formula="of:=[.E345]+0.125" office:value-type="float" office:value="26.375">
            <text:p>26,375</text:p>
          </table:table-cell>
          <table:table-cell table:style-name="ce34" office:value-type="percentage" office:value="0.0209258828008925">
            <text:p>2,09%</text:p>
          </table:table-cell>
          <table:table-cell/>
          <table:table-cell table:style-name="ce29" table:formula="of:=[.H345]+0.125" office:value-type="float" office:value="26.375">
            <text:p>26,375</text:p>
          </table:table-cell>
          <table:table-cell table:style-name="ce34" office:value-type="percentage" office:value="0.0230638271548472">
            <text:p>2,31%</text:p>
          </table:table-cell>
          <table:table-cell/>
          <table:table-cell table:style-name="ce29" table:formula="of:=[.K345]+0.05" office:value-type="float" office:value="10.55">
            <text:p>10,550</text:p>
          </table:table-cell>
          <table:table-cell table:style-name="ce34" office:value-type="percentage" office:value="0.0286017757453981">
            <text:p>2,86%</text:p>
          </table:table-cell>
          <table:table-cell/>
          <table:table-cell table:style-name="ce29" table:formula="of:=[.N345]+0.05" office:value-type="float" office:value="10.55">
            <text:p>10,550</text:p>
          </table:table-cell>
          <table:table-cell table:style-name="ce34" office:value-type="percentage" office:value="0.0298313857707418">
            <text:p>2,98%</text:p>
          </table:table-cell>
          <table:table-cell/>
          <table:table-cell table:style-name="ce29" table:formula="of:=[.Q345]+0.05" office:value-type="float" office:value="10.55">
            <text:p>10,550</text:p>
          </table:table-cell>
          <table:table-cell table:style-name="ce34" office:value-type="percentage" office:value="0.0287611016462398">
            <text:p>2,88%</text:p>
          </table:table-cell>
          <table:table-cell/>
          <table:table-cell table:style-name="ce29" table:formula="of:=[.T345]+0.05" office:value-type="float" office:value="10.55">
            <text:p>10,550</text:p>
          </table:table-cell>
          <table:table-cell table:style-name="ce34" office:value-type="percentage" office:value="0.0289378705300131">
            <text:p>2,89%</text:p>
          </table:table-cell>
          <table:table-cell/>
          <table:table-cell table:style-name="ce58" table:formula="of:=([.R346]-[.U346])*100*100" office:value-type="float" office:value="-1.76768883773305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46]+0.125" office:value-type="float" office:value="26.5">
            <text:p>26,500</text:p>
          </table:table-cell>
          <table:table-cell table:style-name="ce34" office:value-type="percentage" office:value="0.0195007884410074">
            <text:p>1,95%</text:p>
          </table:table-cell>
          <table:table-cell/>
          <table:table-cell table:style-name="ce29" table:formula="of:=[.E346]+0.125" office:value-type="float" office:value="26.5">
            <text:p>26,500</text:p>
          </table:table-cell>
          <table:table-cell table:style-name="ce34" office:value-type="percentage" office:value="0.0209442434011762">
            <text:p>2,09%</text:p>
          </table:table-cell>
          <table:table-cell/>
          <table:table-cell table:style-name="ce29" table:formula="of:=[.H346]+0.125" office:value-type="float" office:value="26.5">
            <text:p>26,500</text:p>
          </table:table-cell>
          <table:table-cell table:style-name="ce34" office:value-type="percentage" office:value="0.0230760307001859">
            <text:p>2,31%</text:p>
          </table:table-cell>
          <table:table-cell/>
          <table:table-cell table:style-name="ce29" table:formula="of:=[.K346]+0.05" office:value-type="float" office:value="10.6">
            <text:p>10,600</text:p>
          </table:table-cell>
          <table:table-cell table:style-name="ce34" office:value-type="percentage" office:value="0.0286481483190954">
            <text:p>2,86%</text:p>
          </table:table-cell>
          <table:table-cell/>
          <table:table-cell table:style-name="ce29" table:formula="of:=[.N346]+0.05" office:value-type="float" office:value="10.6">
            <text:p>10,600</text:p>
          </table:table-cell>
          <table:table-cell table:style-name="ce34" office:value-type="percentage" office:value="0.02986334095067">
            <text:p>2,99%</text:p>
          </table:table-cell>
          <table:table-cell/>
          <table:table-cell table:style-name="ce29" table:formula="of:=[.Q346]+0.05" office:value-type="float" office:value="10.6">
            <text:p>10,600</text:p>
          </table:table-cell>
          <table:table-cell table:style-name="ce34" office:value-type="percentage" office:value="0.028798805405235">
            <text:p>2,88%</text:p>
          </table:table-cell>
          <table:table-cell/>
          <table:table-cell table:style-name="ce29" table:formula="of:=[.T346]+0.05" office:value-type="float" office:value="10.6">
            <text:p>10,600</text:p>
          </table:table-cell>
          <table:table-cell table:style-name="ce34" office:value-type="percentage" office:value="0.0289751372796874">
            <text:p>2,90%</text:p>
          </table:table-cell>
          <table:table-cell/>
          <table:table-cell table:style-name="ce58" table:formula="of:=([.R347]-[.U347])*100*100" office:value-type="float" office:value="-1.76331874452446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47]+0.125" office:value-type="float" office:value="26.625">
            <text:p>26,625</text:p>
          </table:table-cell>
          <table:table-cell table:style-name="ce34" office:value-type="percentage" office:value="0.0195092871117254">
            <text:p>1,95%</text:p>
          </table:table-cell>
          <table:table-cell/>
          <table:table-cell table:style-name="ce29" table:formula="of:=[.E347]+0.125" office:value-type="float" office:value="26.625">
            <text:p>26,625</text:p>
          </table:table-cell>
          <table:table-cell table:style-name="ce34" office:value-type="percentage" office:value="0.0209624316014573">
            <text:p>2,10%</text:p>
          </table:table-cell>
          <table:table-cell/>
          <table:table-cell table:style-name="ce29" table:formula="of:=[.H347]+0.125" office:value-type="float" office:value="26.625">
            <text:p>26,625</text:p>
          </table:table-cell>
          <table:table-cell table:style-name="ce34" office:value-type="percentage" office:value="0.0230881196582444">
            <text:p>2,31%</text:p>
          </table:table-cell>
          <table:table-cell/>
          <table:table-cell table:style-name="ce29" table:formula="of:=[.K347]+0.05" office:value-type="float" office:value="10.65">
            <text:p>10,650</text:p>
          </table:table-cell>
          <table:table-cell table:style-name="ce34" office:value-type="percentage" office:value="0.0286918988771024">
            <text:p>2,87%</text:p>
          </table:table-cell>
          <table:table-cell/>
          <table:table-cell table:style-name="ce29" table:formula="of:=[.N347]+0.05" office:value-type="float" office:value="10.65">
            <text:p>10,650</text:p>
          </table:table-cell>
          <table:table-cell table:style-name="ce34" office:value-type="percentage" office:value="0.0298916098800337">
            <text:p>2,99%</text:p>
          </table:table-cell>
          <table:table-cell/>
          <table:table-cell table:style-name="ce29" table:formula="of:=[.Q347]+0.05" office:value-type="float" office:value="10.65">
            <text:p>10,650</text:p>
          </table:table-cell>
          <table:table-cell table:style-name="ce34" office:value-type="percentage" office:value="0.0288350516049649">
            <text:p>2,88%</text:p>
          </table:table-cell>
          <table:table-cell/>
          <table:table-cell table:style-name="ce29" table:formula="of:=[.T347]+0.05" office:value-type="float" office:value="10.65">
            <text:p>10,650</text:p>
          </table:table-cell>
          <table:table-cell table:style-name="ce34" office:value-type="percentage" office:value="0.0290109452473704">
            <text:p>2,90%</text:p>
          </table:table-cell>
          <table:table-cell/>
          <table:table-cell table:style-name="ce58" table:formula="of:=([.R348]-[.U348])*100*100" office:value-type="float" office:value="-1.75893642405448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48]+0.125" office:value-type="float" office:value="26.75">
            <text:p>26,750</text:p>
          </table:table-cell>
          <table:table-cell table:style-name="ce34" office:value-type="percentage" office:value="0.0195177063556142">
            <text:p>1,95%</text:p>
          </table:table-cell>
          <table:table-cell/>
          <table:table-cell table:style-name="ce29" table:formula="of:=[.E348]+0.125" office:value-type="float" office:value="26.75">
            <text:p>26,750</text:p>
          </table:table-cell>
          <table:table-cell table:style-name="ce34" office:value-type="percentage" office:value="0.0209804498185582">
            <text:p>2,10%</text:p>
          </table:table-cell>
          <table:table-cell/>
          <table:table-cell table:style-name="ce29" table:formula="of:=[.H348]+0.125" office:value-type="float" office:value="26.75">
            <text:p>26,750</text:p>
          </table:table-cell>
          <table:table-cell table:style-name="ce34" office:value-type="percentage" office:value="0.0231000956353864">
            <text:p>2,31%</text:p>
          </table:table-cell>
          <table:table-cell/>
          <table:table-cell table:style-name="ce29" table:formula="of:=[.K348]+0.05" office:value-type="float" office:value="10.7">
            <text:p>10,700</text:p>
          </table:table-cell>
          <table:table-cell table:style-name="ce34" office:value-type="percentage" office:value="0.0287330588397851">
            <text:p>2,87%</text:p>
          </table:table-cell>
          <table:table-cell/>
          <table:table-cell table:style-name="ce29" table:formula="of:=[.N348]+0.05" office:value-type="float" office:value="10.7">
            <text:p>10,700</text:p>
          </table:table-cell>
          <table:table-cell table:style-name="ce34" office:value-type="percentage" office:value="0.0299162540972513">
            <text:p>2,99%</text:p>
          </table:table-cell>
          <table:table-cell/>
          <table:table-cell table:style-name="ce29" table:formula="of:=[.Q348]+0.05" office:value-type="float" office:value="10.7">
            <text:p>10,700</text:p>
          </table:table-cell>
          <table:table-cell table:style-name="ce34" office:value-type="percentage" office:value="0.028869852883436">
            <text:p>2,89%</text:p>
          </table:table-cell>
          <table:table-cell/>
          <table:table-cell table:style-name="ce29" table:formula="of:=[.T348]+0.05" office:value-type="float" office:value="10.7">
            <text:p>10,700</text:p>
          </table:table-cell>
          <table:table-cell table:style-name="ce34" office:value-type="percentage" office:value="0.0290453070733361">
            <text:p>2,90%</text:p>
          </table:table-cell>
          <table:table-cell/>
          <table:table-cell table:style-name="ce58" table:formula="of:=([.R349]-[.U349])*100*100" office:value-type="float" office:value="-1.7545418990008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49]+0.125" office:value-type="float" office:value="26.875">
            <text:p>26,875</text:p>
          </table:table-cell>
          <table:table-cell table:style-name="ce34" office:value-type="percentage" office:value="0.0195260472809552">
            <text:p>1,95%</text:p>
          </table:table-cell>
          <table:table-cell/>
          <table:table-cell table:style-name="ce29" table:formula="of:=[.E349]+0.125" office:value-type="float" office:value="26.875">
            <text:p>26,875</text:p>
          </table:table-cell>
          <table:table-cell table:style-name="ce34" office:value-type="percentage" office:value="0.0209983004243372">
            <text:p>2,10%</text:p>
          </table:table-cell>
          <table:table-cell/>
          <table:table-cell table:style-name="ce29" table:formula="of:=[.H349]+0.125" office:value-type="float" office:value="26.875">
            <text:p>26,875</text:p>
          </table:table-cell>
          <table:table-cell table:style-name="ce34" office:value-type="percentage" office:value="0.02311196020809">
            <text:p>2,31%</text:p>
          </table:table-cell>
          <table:table-cell/>
          <table:table-cell table:style-name="ce29" table:formula="of:=[.K349]+0.05" office:value-type="float" office:value="10.75">
            <text:p>10,750</text:p>
          </table:table-cell>
          <table:table-cell table:style-name="ce34" office:value-type="percentage" office:value="0.0287716596275092">
            <text:p>2,88%</text:p>
          </table:table-cell>
          <table:table-cell/>
          <table:table-cell table:style-name="ce29" table:formula="of:=[.N349]+0.05" office:value-type="float" office:value="10.75">
            <text:p>10,750</text:p>
          </table:table-cell>
          <table:table-cell table:style-name="ce34" office:value-type="percentage" office:value="0.0299373351407413">
            <text:p>2,99%</text:p>
          </table:table-cell>
          <table:table-cell/>
          <table:table-cell table:style-name="ce29" table:formula="of:=[.Q349]+0.05" office:value-type="float" office:value="10.75">
            <text:p>10,750</text:p>
          </table:table-cell>
          <table:table-cell table:style-name="ce34" office:value-type="percentage" office:value="0.0289032218786545">
            <text:p>2,89%</text:p>
          </table:table-cell>
          <table:table-cell/>
          <table:table-cell table:style-name="ce29" table:formula="of:=[.T349]+0.05" office:value-type="float" office:value="10.75">
            <text:p>10,750</text:p>
          </table:table-cell>
          <table:table-cell table:style-name="ce34" office:value-type="percentage" office:value="0.0290782353978587">
            <text:p>2,91%</text:p>
          </table:table-cell>
          <table:table-cell/>
          <table:table-cell table:style-name="ce58" table:formula="of:=([.R350]-[.U350])*100*100" office:value-type="float" office:value="-1.75013519204136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50]+0.125" office:value-type="float" office:value="27">
            <text:p>27,000</text:p>
          </table:table-cell>
          <table:table-cell table:style-name="ce34" office:value-type="percentage" office:value="0.019534310975506">
            <text:p>1,95%</text:p>
          </table:table-cell>
          <table:table-cell/>
          <table:table-cell table:style-name="ce29" table:formula="of:=[.E350]+0.125" office:value-type="float" office:value="27">
            <text:p>27,000</text:p>
          </table:table-cell>
          <table:table-cell table:style-name="ce34" office:value-type="percentage" office:value="0.0210159857467293">
            <text:p>2,10%</text:p>
          </table:table-cell>
          <table:table-cell/>
          <table:table-cell table:style-name="ce29" table:formula="of:=[.H350]+0.125" office:value-type="float" office:value="27">
            <text:p>27,000</text:p>
          </table:table-cell>
          <table:table-cell table:style-name="ce34" office:value-type="percentage" office:value="0.0231237149236389">
            <text:p>2,31%</text:p>
          </table:table-cell>
          <table:table-cell/>
          <table:table-cell table:style-name="ce29" table:formula="of:=[.K350]+0.05" office:value-type="float" office:value="10.8">
            <text:p>10,800</text:p>
          </table:table-cell>
          <table:table-cell table:style-name="ce34" office:value-type="percentage" office:value="0.0288077326606409">
            <text:p>2,88%</text:p>
          </table:table-cell>
          <table:table-cell/>
          <table:table-cell table:style-name="ce29" table:formula="of:=[.N350]+0.05" office:value-type="float" office:value="10.8">
            <text:p>10,800</text:p>
          </table:table-cell>
          <table:table-cell table:style-name="ce34" office:value-type="percentage" office:value="0.0299549145489223">
            <text:p>3,00%</text:p>
          </table:table-cell>
          <table:table-cell/>
          <table:table-cell table:style-name="ce29" table:formula="of:=[.Q350]+0.05" office:value-type="float" office:value="10.8">
            <text:p>10,800</text:p>
          </table:table-cell>
          <table:table-cell table:style-name="ce34" office:value-type="percentage" office:value="0.0289351712286269">
            <text:p>2,89%</text:p>
          </table:table-cell>
          <table:table-cell/>
          <table:table-cell table:style-name="ce29" table:formula="of:=[.T350]+0.05" office:value-type="float" office:value="10.8">
            <text:p>10,800</text:p>
          </table:table-cell>
          <table:table-cell table:style-name="ce34" office:value-type="percentage" office:value="0.0291097428612123">
            <text:p>2,91%</text:p>
          </table:table-cell>
          <table:table-cell/>
          <table:table-cell table:style-name="ce58" table:formula="of:=([.R351]-[.U351])*100*100" office:value-type="float" office:value="-1.74571632585399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51]+0.125" office:value-type="float" office:value="27.125">
            <text:p>27,125</text:p>
          </table:table-cell>
          <table:table-cell table:style-name="ce34" office:value-type="percentage" office:value="0.0195424985069734">
            <text:p>1,95%</text:p>
          </table:table-cell>
          <table:table-cell/>
          <table:table-cell table:style-name="ce29" table:formula="of:=[.E351]+0.125" office:value-type="float" office:value="27.125">
            <text:p>27,125</text:p>
          </table:table-cell>
          <table:table-cell table:style-name="ce34" office:value-type="percentage" office:value="0.0210335080707584">
            <text:p>2,10%</text:p>
          </table:table-cell>
          <table:table-cell/>
          <table:table-cell table:style-name="ce29" table:formula="of:=[.H351]+0.125" office:value-type="float" office:value="27.125">
            <text:p>27,125</text:p>
          </table:table-cell>
          <table:table-cell table:style-name="ce34" office:value-type="percentage" office:value="0.0231353613007956">
            <text:p>2,31%</text:p>
          </table:table-cell>
          <table:table-cell/>
          <table:table-cell table:style-name="ce29" table:formula="of:=[.K351]+0.05" office:value-type="float" office:value="10.85">
            <text:p>10,850</text:p>
          </table:table-cell>
          <table:table-cell table:style-name="ce34" office:value-type="percentage" office:value="0.0288413093595461">
            <text:p>2,88%</text:p>
          </table:table-cell>
          <table:table-cell/>
          <table:table-cell table:style-name="ce29" table:formula="of:=[.N351]+0.05" office:value-type="float" office:value="10.85">
            <text:p>10,850</text:p>
          </table:table-cell>
          <table:table-cell table:style-name="ce34" office:value-type="percentage" office:value="0.0299690538602127">
            <text:p>3,00%</text:p>
          </table:table-cell>
          <table:table-cell/>
          <table:table-cell table:style-name="ce29" table:formula="of:=[.Q351]+0.05" office:value-type="float" office:value="10.85">
            <text:p>10,850</text:p>
          </table:table-cell>
          <table:table-cell table:style-name="ce34" office:value-type="percentage" office:value="0.0289657135713596">
            <text:p>2,90%</text:p>
          </table:table-cell>
          <table:table-cell/>
          <table:table-cell table:style-name="ce29" table:formula="of:=[.T351]+0.05" office:value-type="float" office:value="10.85">
            <text:p>10,850</text:p>
          </table:table-cell>
          <table:table-cell table:style-name="ce34" office:value-type="percentage" office:value="0.0291398421036712">
            <text:p>2,91%</text:p>
          </table:table-cell>
          <table:table-cell/>
          <table:table-cell table:style-name="ce58" table:formula="of:=([.R352]-[.U352])*100*100" office:value-type="float" office:value="-1.74128532311663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52]+0.125" office:value-type="float" office:value="27.25">
            <text:p>27,250</text:p>
          </table:table-cell>
          <table:table-cell table:style-name="ce34" office:value-type="percentage" office:value="0.0195506109234732">
            <text:p>1,96%</text:p>
          </table:table-cell>
          <table:table-cell/>
          <table:table-cell table:style-name="ce29" table:formula="of:=[.E352]+0.125" office:value-type="float" office:value="27.25">
            <text:p>27,250</text:p>
          </table:table-cell>
          <table:table-cell table:style-name="ce34" office:value-type="percentage" office:value="0.0210508696395212">
            <text:p>2,11%</text:p>
          </table:table-cell>
          <table:table-cell/>
          <table:table-cell table:style-name="ce29" table:formula="of:=[.H352]+0.125" office:value-type="float" office:value="27.25">
            <text:p>27,250</text:p>
          </table:table-cell>
          <table:table-cell table:style-name="ce34" office:value-type="percentage" office:value="0.0231469008304555">
            <text:p>2,31%</text:p>
          </table:table-cell>
          <table:table-cell/>
          <table:table-cell table:style-name="ce29" table:formula="of:=[.K352]+0.05" office:value-type="float" office:value="10.9">
            <text:p>10,900</text:p>
          </table:table-cell>
          <table:table-cell table:style-name="ce34" office:value-type="percentage" office:value="0.0288724211445907">
            <text:p>2,89%</text:p>
          </table:table-cell>
          <table:table-cell/>
          <table:table-cell table:style-name="ce29" table:formula="of:=[.N352]+0.05" office:value-type="float" office:value="10.9">
            <text:p>10,900</text:p>
          </table:table-cell>
          <table:table-cell table:style-name="ce34" office:value-type="percentage" office:value="0.029979814613031">
            <text:p>3,00%</text:p>
          </table:table-cell>
          <table:table-cell/>
          <table:table-cell table:style-name="ce29" table:formula="of:=[.Q352]+0.05" office:value-type="float" office:value="10.9">
            <text:p>10,900</text:p>
          </table:table-cell>
          <table:table-cell table:style-name="ce34" office:value-type="percentage" office:value="0.0289948615448587">
            <text:p>2,90%</text:p>
          </table:table-cell>
          <table:table-cell/>
          <table:table-cell table:style-name="ce29" table:formula="of:=[.T352]+0.05" office:value-type="float" office:value="10.9">
            <text:p>10,900</text:p>
          </table:table-cell>
          <table:table-cell table:style-name="ce34" office:value-type="percentage" office:value="0.0291685457655094">
            <text:p>2,92%</text:p>
          </table:table-cell>
          <table:table-cell/>
          <table:table-cell table:style-name="ce58" table:formula="of:=([.R353]-[.U353])*100*100" office:value-type="float" office:value="-1.73684220650706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53]+0.125" office:value-type="float" office:value="27.375">
            <text:p>27,375</text:p>
          </table:table-cell>
          <table:table-cell table:style-name="ce34" office:value-type="percentage" office:value="0.0195586492539776">
            <text:p>1,96%</text:p>
          </table:table-cell>
          <table:table-cell/>
          <table:table-cell table:style-name="ce29" table:formula="of:=[.E353]+0.125" office:value-type="float" office:value="27.375">
            <text:p>27,375</text:p>
          </table:table-cell>
          <table:table-cell table:style-name="ce34" office:value-type="percentage" office:value="0.0210680726551446">
            <text:p>2,11%</text:p>
          </table:table-cell>
          <table:table-cell/>
          <table:table-cell table:style-name="ce29" table:formula="of:=[.H353]+0.125" office:value-type="float" office:value="27.375">
            <text:p>27,375</text:p>
          </table:table-cell>
          <table:table-cell table:style-name="ce34" office:value-type="percentage" office:value="0.0231583349762828">
            <text:p>2,32%</text:p>
          </table:table-cell>
          <table:table-cell/>
          <table:table-cell table:style-name="ce29" table:formula="of:=[.K353]+0.05" office:value-type="float" office:value="10.95">
            <text:p>10,950</text:p>
          </table:table-cell>
          <table:table-cell table:style-name="ce34" office:value-type="percentage" office:value="0.0289010994361408">
            <text:p>2,89%</text:p>
          </table:table-cell>
          <table:table-cell/>
          <table:table-cell table:style-name="ce29" table:formula="of:=[.N353]+0.05" office:value-type="float" office:value="10.95">
            <text:p>10,950</text:p>
          </table:table-cell>
          <table:table-cell table:style-name="ce34" office:value-type="percentage" office:value="0.0299872583457956">
            <text:p>3,00%</text:p>
          </table:table-cell>
          <table:table-cell/>
          <table:table-cell table:style-name="ce29" table:formula="of:=[.Q353]+0.05" office:value-type="float" office:value="10.95">
            <text:p>10,950</text:p>
          </table:table-cell>
          <table:table-cell table:style-name="ce34" office:value-type="percentage" office:value="0.0290226277871308">
            <text:p>2,90%</text:p>
          </table:table-cell>
          <table:table-cell/>
          <table:table-cell table:style-name="ce29" table:formula="of:=[.T353]+0.05" office:value-type="float" office:value="10.95">
            <text:p>10,950</text:p>
          </table:table-cell>
          <table:table-cell table:style-name="ce34" office:value-type="percentage" office:value="0.0291958664870012">
            <text:p>2,92%</text:p>
          </table:table-cell>
          <table:table-cell/>
          <table:table-cell table:style-name="ce58" table:formula="of:=([.R354]-[.U354])*100*100" office:value-type="float" office:value="-1.73238699870321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54]+0.125" office:value-type="float" office:value="27.5">
            <text:p>27,500</text:p>
          </table:table-cell>
          <table:table-cell table:style-name="ce34" office:value-type="percentage" office:value="0.0195666145087501">
            <text:p>1,96%</text:p>
          </table:table-cell>
          <table:table-cell/>
          <table:table-cell table:style-name="ce29" table:formula="of:=[.E354]+0.125" office:value-type="float" office:value="27.5">
            <text:p>27,500</text:p>
          </table:table-cell>
          <table:table-cell table:style-name="ce34" office:value-type="percentage" office:value="0.0210851192797169">
            <text:p>2,11%</text:p>
          </table:table-cell>
          <table:table-cell/>
          <table:table-cell table:style-name="ce29" table:formula="of:=[.H354]+0.125" office:value-type="float" office:value="27.5">
            <text:p>27,500</text:p>
          </table:table-cell>
          <table:table-cell table:style-name="ce34" office:value-type="percentage" office:value="0.0231696651753299">
            <text:p>2,32%</text:p>
          </table:table-cell>
          <table:table-cell/>
          <table:table-cell table:style-name="ce29" table:formula="of:=[.K354]+0.05" office:value-type="float" office:value="11">
            <text:p>11,000</text:p>
          </table:table-cell>
          <table:table-cell table:style-name="ce34" office:value-type="percentage" office:value="0.0289273756545621">
            <text:p>2,89%</text:p>
          </table:table-cell>
          <table:table-cell/>
          <table:table-cell table:style-name="ce29" table:formula="of:=[.N354]+0.05" office:value-type="float" office:value="11">
            <text:p>11,000</text:p>
          </table:table-cell>
          <table:table-cell table:style-name="ce34" office:value-type="percentage" office:value="0.0299914465969251">
            <text:p>3,00%</text:p>
          </table:table-cell>
          <table:table-cell/>
          <table:table-cell table:style-name="ce29" table:formula="of:=[.Q354]+0.05" office:value-type="float" office:value="11">
            <text:p>11,000</text:p>
          </table:table-cell>
          <table:table-cell table:style-name="ce34" office:value-type="percentage" office:value="0.0290490249361823">
            <text:p>2,90%</text:p>
          </table:table-cell>
          <table:table-cell/>
          <table:table-cell table:style-name="ce29" table:formula="of:=[.T354]+0.05" office:value-type="float" office:value="11">
            <text:p>11,000</text:p>
          </table:table-cell>
          <table:table-cell table:style-name="ce34" office:value-type="percentage" office:value="0.0292218169084206">
            <text:p>2,92%</text:p>
          </table:table-cell>
          <table:table-cell/>
          <table:table-cell table:style-name="ce58" table:formula="of:=([.R355]-[.U355])*100*100" office:value-type="float" office:value="-1.72791972238292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55]+0.125" office:value-type="float" office:value="27.625">
            <text:p>27,625</text:p>
          </table:table-cell>
          <table:table-cell table:style-name="ce34" office:value-type="percentage" office:value="0.019574507679769">
            <text:p>1,96%</text:p>
          </table:table-cell>
          <table:table-cell/>
          <table:table-cell table:style-name="ce29" table:formula="of:=[.E355]+0.125" office:value-type="float" office:value="27.625">
            <text:p>27,625</text:p>
          </table:table-cell>
          <table:table-cell table:style-name="ce34" office:value-type="percentage" office:value="0.0211020116361935">
            <text:p>2,11%</text:p>
          </table:table-cell>
          <table:table-cell/>
          <table:table-cell table:style-name="ce29" table:formula="of:=[.H355]+0.125" office:value-type="float" office:value="27.625">
            <text:p>27,625</text:p>
          </table:table-cell>
          <table:table-cell table:style-name="ce34" office:value-type="percentage" office:value="0.0231808928386391">
            <text:p>2,32%</text:p>
          </table:table-cell>
          <table:table-cell/>
          <table:table-cell table:style-name="ce29" table:formula="of:=[.K355]+0.05" office:value-type="float" office:value="11.05">
            <text:p>11,050</text:p>
          </table:table-cell>
          <table:table-cell table:style-name="ce34" office:value-type="percentage" office:value="0.0289512812202208">
            <text:p>2,90%</text:p>
          </table:table-cell>
          <table:table-cell/>
          <table:table-cell table:style-name="ce29" table:formula="of:=[.N355]+0.05" office:value-type="float" office:value="11.05">
            <text:p>11,050</text:p>
          </table:table-cell>
          <table:table-cell table:style-name="ce34" office:value-type="percentage" office:value="0.029992440904838">
            <text:p>3,00%</text:p>
          </table:table-cell>
          <table:table-cell/>
          <table:table-cell table:style-name="ce29" table:formula="of:=[.Q355]+0.05" office:value-type="float" office:value="11.05">
            <text:p>11,050</text:p>
          </table:table-cell>
          <table:table-cell table:style-name="ce34" office:value-type="percentage" office:value="0.0290740656300193">
            <text:p>2,91%</text:p>
          </table:table-cell>
          <table:table-cell/>
          <table:table-cell table:style-name="ce29" table:formula="of:=[.T355]+0.05" office:value-type="float" office:value="11.05">
            <text:p>11,050</text:p>
          </table:table-cell>
          <table:table-cell table:style-name="ce34" office:value-type="percentage" office:value="0.0292464096700417">
            <text:p>2,92%</text:p>
          </table:table-cell>
          <table:table-cell/>
          <table:table-cell table:style-name="ce58" table:formula="of:=([.R356]-[.U356])*100*100" office:value-type="float" office:value="-1.72344040022407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56]+0.125" office:value-type="float" office:value="27.75">
            <text:p>27,750</text:p>
          </table:table-cell>
          <table:table-cell table:style-name="ce34" office:value-type="percentage" office:value="0.0195823297411392">
            <text:p>1,96%</text:p>
          </table:table-cell>
          <table:table-cell/>
          <table:table-cell table:style-name="ce29" table:formula="of:=[.E356]+0.125" office:value-type="float" office:value="27.75">
            <text:p>27,750</text:p>
          </table:table-cell>
          <table:table-cell table:style-name="ce34" office:value-type="percentage" office:value="0.0211187518092784">
            <text:p>2,11%</text:p>
          </table:table-cell>
          <table:table-cell/>
          <table:table-cell table:style-name="ce29" table:formula="of:=[.H356]+0.125" office:value-type="float" office:value="27.75">
            <text:p>27,750</text:p>
          </table:table-cell>
          <table:table-cell table:style-name="ce34" office:value-type="percentage" office:value="0.0231920193518283">
            <text:p>2,32%</text:p>
          </table:table-cell>
          <table:table-cell/>
          <table:table-cell table:style-name="ce29" table:formula="of:=[.K356]+0.05" office:value-type="float" office:value="11.1">
            <text:p>11,100</text:p>
          </table:table-cell>
          <table:table-cell table:style-name="ce34" office:value-type="percentage" office:value="0.0289728475534828">
            <text:p>2,90%</text:p>
          </table:table-cell>
          <table:table-cell/>
          <table:table-cell table:style-name="ce29" table:formula="of:=[.N356]+0.05" office:value-type="float" office:value="11.1">
            <text:p>11,100</text:p>
          </table:table-cell>
          <table:table-cell table:style-name="ce34" office:value-type="percentage" office:value="0.0299903028079527">
            <text:p>3,00%</text:p>
          </table:table-cell>
          <table:table-cell/>
          <table:table-cell table:style-name="ce29" table:formula="of:=[.Q356]+0.05" office:value-type="float" office:value="11.1">
            <text:p>11,100</text:p>
          </table:table-cell>
          <table:table-cell table:style-name="ce34" office:value-type="percentage" office:value="0.0290977625066484">
            <text:p>2,91%</text:p>
          </table:table-cell>
          <table:table-cell/>
          <table:table-cell table:style-name="ce29" table:formula="of:=[.T356]+0.05" office:value-type="float" office:value="11.1">
            <text:p>11,100</text:p>
          </table:table-cell>
          <table:table-cell table:style-name="ce34" office:value-type="percentage" office:value="0.0292696574121389">
            <text:p>2,93%</text:p>
          </table:table-cell>
          <table:table-cell/>
          <table:table-cell table:style-name="ce58" table:formula="of:=([.R357]-[.U357])*100*100" office:value-type="float" office:value="-1.71894905490452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57]+0.125" office:value-type="float" office:value="27.875">
            <text:p>27,875</text:p>
          </table:table-cell>
          <table:table-cell table:style-name="ce34" office:value-type="percentage" office:value="0.0195900816494925">
            <text:p>1,96%</text:p>
          </table:table-cell>
          <table:table-cell/>
          <table:table-cell table:style-name="ce29" table:formula="of:=[.E357]+0.125" office:value-type="float" office:value="27.875">
            <text:p>27,875</text:p>
          </table:table-cell>
          <table:table-cell table:style-name="ce34" office:value-type="percentage" office:value="0.0211353418462819">
            <text:p>2,11%</text:p>
          </table:table-cell>
          <table:table-cell/>
          <table:table-cell table:style-name="ce29" table:formula="of:=[.H357]+0.125" office:value-type="float" office:value="27.875">
            <text:p>27,875</text:p>
          </table:table-cell>
          <table:table-cell table:style-name="ce34" office:value-type="percentage" office:value="0.0232030460756616">
            <text:p>2,32%</text:p>
          </table:table-cell>
          <table:table-cell/>
          <table:table-cell table:style-name="ce29" table:formula="of:=[.K357]+0.05" office:value-type="float" office:value="11.15">
            <text:p>11,150</text:p>
          </table:table-cell>
          <table:table-cell table:style-name="ce34" office:value-type="percentage" office:value="0.028992106074714">
            <text:p>2,90%</text:p>
          </table:table-cell>
          <table:table-cell/>
          <table:table-cell table:style-name="ce29" table:formula="of:=[.N357]+0.05" office:value-type="float" office:value="11.15">
            <text:p>11,150</text:p>
          </table:table-cell>
          <table:table-cell table:style-name="ce34" office:value-type="percentage" office:value="0.0299850938446878">
            <text:p>3,00%</text:p>
          </table:table-cell>
          <table:table-cell/>
          <table:table-cell table:style-name="ce29" table:formula="of:=[.Q357]+0.05" office:value-type="float" office:value="11.15">
            <text:p>11,150</text:p>
          </table:table-cell>
          <table:table-cell table:style-name="ce34" office:value-type="percentage" office:value="0.0291201282040759">
            <text:p>2,91%</text:p>
          </table:table-cell>
          <table:table-cell/>
          <table:table-cell table:style-name="ce29" table:formula="of:=[.T357]+0.05" office:value-type="float" office:value="11.15">
            <text:p>11,150</text:p>
          </table:table-cell>
          <table:table-cell table:style-name="ce34" office:value-type="percentage" office:value="0.0292915727749861">
            <text:p>2,93%</text:p>
          </table:table-cell>
          <table:table-cell/>
          <table:table-cell table:style-name="ce58" table:formula="of:=([.R358]-[.U358])*100*100" office:value-type="float" office:value="-1.71444570910211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58]+0.125" office:value-type="float" office:value="28">
            <text:p>28,000</text:p>
          </table:table-cell>
          <table:table-cell table:style-name="ce34" office:value-type="percentage" office:value="0.0195977643443784">
            <text:p>1,96%</text:p>
          </table:table-cell>
          <table:table-cell/>
          <table:table-cell table:style-name="ce29" table:formula="of:=[.E358]+0.125" office:value-type="float" office:value="28">
            <text:p>28,000</text:p>
          </table:table-cell>
          <table:table-cell table:style-name="ce34" office:value-type="percentage" office:value="0.0211517837579549">
            <text:p>2,12%</text:p>
          </table:table-cell>
          <table:table-cell/>
          <table:table-cell table:style-name="ce29" table:formula="of:=[.H358]+0.125" office:value-type="float" office:value="28">
            <text:p>28,000</text:p>
          </table:table-cell>
          <table:table-cell table:style-name="ce34" office:value-type="percentage" office:value="0.0232139743466035">
            <text:p>2,32%</text:p>
          </table:table-cell>
          <table:table-cell/>
          <table:table-cell table:style-name="ce29" table:formula="of:=[.K358]+0.05" office:value-type="float" office:value="11.2">
            <text:p>11,200</text:p>
          </table:table-cell>
          <table:table-cell table:style-name="ce34" office:value-type="percentage" office:value="0.0290090882042804">
            <text:p>2,90%</text:p>
          </table:table-cell>
          <table:table-cell/>
          <table:table-cell table:style-name="ce29" table:formula="of:=[.N358]+0.05" office:value-type="float" office:value="11.2">
            <text:p>11,200</text:p>
          </table:table-cell>
          <table:table-cell table:style-name="ce34" office:value-type="percentage" office:value="0.0299768755534616">
            <text:p>3,00%</text:p>
          </table:table-cell>
          <table:table-cell/>
          <table:table-cell table:style-name="ce29" table:formula="of:=[.Q358]+0.05" office:value-type="float" office:value="11.2">
            <text:p>11,200</text:p>
          </table:table-cell>
          <table:table-cell table:style-name="ce34" office:value-type="percentage" office:value="0.0291411753603082">
            <text:p>2,91%</text:p>
          </table:table-cell>
          <table:table-cell/>
          <table:table-cell table:style-name="ce29" table:formula="of:=[.T358]+0.05" office:value-type="float" office:value="11.2">
            <text:p>11,200</text:p>
          </table:table-cell>
          <table:table-cell table:style-name="ce34" office:value-type="percentage" office:value="0.0293121683988577">
            <text:p>2,93%</text:p>
          </table:table-cell>
          <table:table-cell/>
          <table:table-cell table:style-name="ce58" table:formula="of:=([.R359]-[.U359])*100*100" office:value-type="float" office:value="-1.70993038549477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59]+0.125" office:value-type="float" office:value="28.125">
            <text:p>28,125</text:p>
          </table:table-cell>
          <table:table-cell table:style-name="ce34" office:value-type="percentage" office:value="0.0196053787486431">
            <text:p>1,96%</text:p>
          </table:table-cell>
          <table:table-cell/>
          <table:table-cell table:style-name="ce29" table:formula="of:=[.E359]+0.125" office:value-type="float" office:value="28.125">
            <text:p>28,125</text:p>
          </table:table-cell>
          <table:table-cell table:style-name="ce34" office:value-type="percentage" office:value="0.021168079519302">
            <text:p>2,12%</text:p>
          </table:table-cell>
          <table:table-cell/>
          <table:table-cell table:style-name="ce29" table:formula="of:=[.H359]+0.125" office:value-type="float" office:value="28.125">
            <text:p>28,125</text:p>
          </table:table-cell>
          <table:table-cell table:style-name="ce34" office:value-type="percentage" office:value="0.0232248054773592">
            <text:p>2,32%</text:p>
          </table:table-cell>
          <table:table-cell/>
          <table:table-cell table:style-name="ce29" table:formula="of:=[.K359]+0.05" office:value-type="float" office:value="11.25">
            <text:p>11,250</text:p>
          </table:table-cell>
          <table:table-cell table:style-name="ce34" office:value-type="percentage" office:value="0.0290238253625479">
            <text:p>2,90%</text:p>
          </table:table-cell>
          <table:table-cell/>
          <table:table-cell table:style-name="ce29" table:formula="of:=[.N359]+0.05" office:value-type="float" office:value="11.25">
            <text:p>11,250</text:p>
          </table:table-cell>
          <table:table-cell table:style-name="ce34" office:value-type="percentage" office:value="0.0299657094726928">
            <text:p>3,00%</text:p>
          </table:table-cell>
          <table:table-cell/>
          <table:table-cell table:style-name="ce29" table:formula="of:=[.Q359]+0.05" office:value-type="float" office:value="11.25">
            <text:p>11,250</text:p>
          </table:table-cell>
          <table:table-cell table:style-name="ce34" office:value-type="percentage" office:value="0.0291609166133515">
            <text:p>2,92%</text:p>
          </table:table-cell>
          <table:table-cell/>
          <table:table-cell table:style-name="ce29" table:formula="of:=[.T359]+0.05" office:value-type="float" office:value="11.25">
            <text:p>11,250</text:p>
          </table:table-cell>
          <table:table-cell table:style-name="ce34" office:value-type="percentage" office:value="0.0293314569240276">
            <text:p>2,93%</text:p>
          </table:table-cell>
          <table:table-cell/>
          <table:table-cell table:style-name="ce58" table:formula="of:=([.R360]-[.U360])*100*100" office:value-type="float" office:value="-1.7054031067603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60]+0.125" office:value-type="float" office:value="28.25">
            <text:p>28,250</text:p>
          </table:table-cell>
          <table:table-cell table:style-name="ce34" office:value-type="percentage" office:value="0.0196129257687992">
            <text:p>1,96%</text:p>
          </table:table-cell>
          <table:table-cell/>
          <table:table-cell table:style-name="ce29" table:formula="of:=[.E360]+0.125" office:value-type="float" office:value="28.25">
            <text:p>28,250</text:p>
          </table:table-cell>
          <table:table-cell table:style-name="ce34" office:value-type="percentage" office:value="0.0211842310703717">
            <text:p>2,12%</text:p>
          </table:table-cell>
          <table:table-cell/>
          <table:table-cell table:style-name="ce29" table:formula="of:=[.H360]+0.125" office:value-type="float" office:value="28.25">
            <text:p>28,250</text:p>
          </table:table-cell>
          <table:table-cell table:style-name="ce34" office:value-type="percentage" office:value="0.0232355407574003">
            <text:p>2,32%</text:p>
          </table:table-cell>
          <table:table-cell/>
          <table:table-cell table:style-name="ce29" table:formula="of:=[.K360]+0.05" office:value-type="float" office:value="11.3">
            <text:p>11,300</text:p>
          </table:table-cell>
          <table:table-cell table:style-name="ce34" office:value-type="percentage" office:value="0.0290363489698826">
            <text:p>2,90%</text:p>
          </table:table-cell>
          <table:table-cell/>
          <table:table-cell table:style-name="ce29" table:formula="of:=[.N360]+0.05" office:value-type="float" office:value="11.3">
            <text:p>11,300</text:p>
          </table:table-cell>
          <table:table-cell table:style-name="ce34" office:value-type="percentage" office:value="0.0299516571407998">
            <text:p>3,00%</text:p>
          </table:table-cell>
          <table:table-cell/>
          <table:table-cell table:style-name="ce29" table:formula="of:=[.Q360]+0.05" office:value-type="float" office:value="11.3">
            <text:p>11,300</text:p>
          </table:table-cell>
          <table:table-cell table:style-name="ce34" office:value-type="percentage" office:value="0.0291793646012124">
            <text:p>2,92%</text:p>
          </table:table-cell>
          <table:table-cell/>
          <table:table-cell table:style-name="ce29" table:formula="of:=[.T360]+0.05" office:value-type="float" office:value="11.3">
            <text:p>11,300</text:p>
          </table:table-cell>
          <table:table-cell table:style-name="ce34" office:value-type="percentage" office:value="0.02934945099077">
            <text:p>2,93%</text:p>
          </table:table-cell>
          <table:table-cell/>
          <table:table-cell table:style-name="ce58" table:formula="of:=([.R361]-[.U361])*100*100" office:value-type="float" office:value="-1.7008638955766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61]+0.125" office:value-type="float" office:value="28.375">
            <text:p>28,375</text:p>
          </table:table-cell>
          <table:table-cell table:style-name="ce34" office:value-type="percentage" office:value="0.0196204062953857">
            <text:p>1,96%</text:p>
          </table:table-cell>
          <table:table-cell/>
          <table:table-cell table:style-name="ce29" table:formula="of:=[.E361]+0.125" office:value-type="float" office:value="28.375">
            <text:p>28,375</text:p>
          </table:table-cell>
          <table:table-cell table:style-name="ce34" office:value-type="percentage" office:value="0.0212002403170266">
            <text:p>2,12%</text:p>
          </table:table-cell>
          <table:table-cell/>
          <table:table-cell table:style-name="ce29" table:formula="of:=[.H361]+0.125" office:value-type="float" office:value="28.375">
            <text:p>28,375</text:p>
          </table:table-cell>
          <table:table-cell table:style-name="ce34" office:value-type="percentage" office:value="0.0232461814534763">
            <text:p>2,32%</text:p>
          </table:table-cell>
          <table:table-cell/>
          <table:table-cell table:style-name="ce29" table:formula="of:=[.K361]+0.05" office:value-type="float" office:value="11.35">
            <text:p>11,350</text:p>
          </table:table-cell>
          <table:table-cell table:style-name="ce34" office:value-type="percentage" office:value="0.0290466904466503">
            <text:p>2,90%</text:p>
          </table:table-cell>
          <table:table-cell/>
          <table:table-cell table:style-name="ce29" table:formula="of:=[.N361]+0.05" office:value-type="float" office:value="11.35">
            <text:p>11,350</text:p>
          </table:table-cell>
          <table:table-cell table:style-name="ce34" office:value-type="percentage" office:value="0.029934780096201">
            <text:p>2,99%</text:p>
          </table:table-cell>
          <table:table-cell/>
          <table:table-cell table:style-name="ce29" table:formula="of:=[.Q361]+0.05" office:value-type="float" office:value="11.35">
            <text:p>11,350</text:p>
          </table:table-cell>
          <table:table-cell table:style-name="ce34" office:value-type="percentage" office:value="0.0291965319618971">
            <text:p>2,92%</text:p>
          </table:table-cell>
          <table:table-cell/>
          <table:table-cell table:style-name="ce29" table:formula="of:=[.T361]+0.05" office:value-type="float" office:value="11.35">
            <text:p>11,350</text:p>
          </table:table-cell>
          <table:table-cell table:style-name="ce34" office:value-type="percentage" office:value="0.0293661632393592">
            <text:p>2,94%</text:p>
          </table:table-cell>
          <table:table-cell/>
          <table:table-cell table:style-name="ce58" table:formula="of:=([.R362]-[.U362])*100*100" office:value-type="float" office:value="-1.69631277462157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62]+0.125" office:value-type="float" office:value="28.5">
            <text:p>28,500</text:p>
          </table:table-cell>
          <table:table-cell table:style-name="ce34" office:value-type="percentage" office:value="0.0196278212033179">
            <text:p>1,96%</text:p>
          </table:table-cell>
          <table:table-cell/>
          <table:table-cell table:style-name="ce29" table:formula="of:=[.E362]+0.125" office:value-type="float" office:value="28.5">
            <text:p>28,500</text:p>
          </table:table-cell>
          <table:table-cell table:style-name="ce34" office:value-type="percentage" office:value="0.0212161091316934">
            <text:p>2,12%</text:p>
          </table:table-cell>
          <table:table-cell/>
          <table:table-cell table:style-name="ce29" table:formula="of:=[.H362]+0.125" office:value-type="float" office:value="28.5">
            <text:p>28,500</text:p>
          </table:table-cell>
          <table:table-cell table:style-name="ce34" office:value-type="percentage" office:value="0.023256728810113">
            <text:p>2,33%</text:p>
          </table:table-cell>
          <table:table-cell/>
          <table:table-cell table:style-name="ce29" table:formula="of:=[.K362]+0.05" office:value-type="float" office:value="11.4">
            <text:p>11,400</text:p>
          </table:table-cell>
          <table:table-cell table:style-name="ce34" office:value-type="percentage" office:value="0.029054881213217">
            <text:p>2,91%</text:p>
          </table:table-cell>
          <table:table-cell/>
          <table:table-cell table:style-name="ce29" table:formula="of:=[.N362]+0.05" office:value-type="float" office:value="11.4">
            <text:p>11,400</text:p>
          </table:table-cell>
          <table:table-cell table:style-name="ce34" office:value-type="percentage" office:value="0.029915139877315">
            <text:p>2,99%</text:p>
          </table:table-cell>
          <table:table-cell/>
          <table:table-cell table:style-name="ce29" table:formula="of:=[.Q362]+0.05" office:value-type="float" office:value="11.4">
            <text:p>11,400</text:p>
          </table:table-cell>
          <table:table-cell table:style-name="ce34" office:value-type="percentage" office:value="0.029212431333412">
            <text:p>2,92%</text:p>
          </table:table-cell>
          <table:table-cell/>
          <table:table-cell table:style-name="ce29" table:formula="of:=[.T362]+0.05" office:value-type="float" office:value="11.4">
            <text:p>11,400</text:p>
          </table:table-cell>
          <table:table-cell table:style-name="ce34" office:value-type="percentage" office:value="0.0293816063100693">
            <text:p>2,94%</text:p>
          </table:table-cell>
          <table:table-cell/>
          <table:table-cell table:style-name="ce58" table:formula="of:=([.R363]-[.U363])*100*100" office:value-type="float" office:value="-1.69174976657298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63]+0.125" office:value-type="float" office:value="28.625">
            <text:p>28,625</text:p>
          </table:table-cell>
          <table:table-cell table:style-name="ce34" office:value-type="percentage" office:value="0.0196351713522289">
            <text:p>1,96%</text:p>
          </table:table-cell>
          <table:table-cell/>
          <table:table-cell table:style-name="ce29" table:formula="of:=[.E363]+0.125" office:value-type="float" office:value="28.625">
            <text:p>28,625</text:p>
          </table:table-cell>
          <table:table-cell table:style-name="ce34" office:value-type="percentage" office:value="0.0212318393540923">
            <text:p>2,12%</text:p>
          </table:table-cell>
          <table:table-cell/>
          <table:table-cell table:style-name="ce29" table:formula="of:=[.H363]+0.125" office:value-type="float" office:value="28.625">
            <text:p>28,625</text:p>
          </table:table-cell>
          <table:table-cell table:style-name="ce34" office:value-type="percentage" office:value="0.0232671840500979">
            <text:p>2,33%</text:p>
          </table:table-cell>
          <table:table-cell/>
          <table:table-cell table:style-name="ce29" table:formula="of:=[.K363]+0.05" office:value-type="float" office:value="11.45">
            <text:p>11,450</text:p>
          </table:table-cell>
          <table:table-cell table:style-name="ce34" office:value-type="percentage" office:value="0.0290609526899488">
            <text:p>2,91%</text:p>
          </table:table-cell>
          <table:table-cell/>
          <table:table-cell table:style-name="ce29" table:formula="of:=[.N363]+0.05" office:value-type="float" office:value="11.45">
            <text:p>11,450</text:p>
          </table:table-cell>
          <table:table-cell table:style-name="ce34" office:value-type="percentage" office:value="0.0298927980225603">
            <text:p>2,99%</text:p>
          </table:table-cell>
          <table:table-cell/>
          <table:table-cell table:style-name="ce29" table:formula="of:=[.Q363]+0.05" office:value-type="float" office:value="11.45">
            <text:p>11,450</text:p>
          </table:table-cell>
          <table:table-cell table:style-name="ce34" office:value-type="percentage" office:value="0.0292270753537634">
            <text:p>2,92%</text:p>
          </table:table-cell>
          <table:table-cell/>
          <table:table-cell table:style-name="ce29" table:formula="of:=[.T363]+0.05" office:value-type="float" office:value="11.45">
            <text:p>11,450</text:p>
          </table:table-cell>
          <table:table-cell table:style-name="ce34" office:value-type="percentage" office:value="0.0293957928431743">
            <text:p>2,94%</text:p>
          </table:table-cell>
          <table:table-cell/>
          <table:table-cell table:style-name="ce58" table:formula="of:=([.R364]-[.U364])*100*100" office:value-type="float" office:value="-1.68717489410879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64]+0.125" office:value-type="float" office:value="28.75">
            <text:p>28,750</text:p>
          </table:table-cell>
          <table:table-cell table:style-name="ce34" office:value-type="percentage" office:value="0.0196424575868015">
            <text:p>1,96%</text:p>
          </table:table-cell>
          <table:table-cell/>
          <table:table-cell table:style-name="ce29" table:formula="of:=[.E364]+0.125" office:value-type="float" office:value="28.75">
            <text:p>28,750</text:p>
          </table:table-cell>
          <table:table-cell table:style-name="ce34" office:value-type="percentage" office:value="0.0212474327919486">
            <text:p>2,12%</text:p>
          </table:table-cell>
          <table:table-cell/>
          <table:table-cell table:style-name="ce29" table:formula="of:=[.H364]+0.125" office:value-type="float" office:value="28.75">
            <text:p>28,750</text:p>
          </table:table-cell>
          <table:table-cell table:style-name="ce34" office:value-type="percentage" office:value="0.0232775483749525">
            <text:p>2,33%</text:p>
          </table:table-cell>
          <table:table-cell/>
          <table:table-cell table:style-name="ce29" table:formula="of:=[.K364]+0.05" office:value-type="float" office:value="11.5">
            <text:p>11,500</text:p>
          </table:table-cell>
          <table:table-cell table:style-name="ce34" office:value-type="percentage" office:value="0.0290649362972114">
            <text:p>2,91%</text:p>
          </table:table-cell>
          <table:table-cell/>
          <table:table-cell table:style-name="ce29" table:formula="of:=[.N364]+0.05" office:value-type="float" office:value="11.5">
            <text:p>11,500</text:p>
          </table:table-cell>
          <table:table-cell table:style-name="ce34" office:value-type="percentage" office:value="0.0298678160703553">
            <text:p>2,99%</text:p>
          </table:table-cell>
          <table:table-cell/>
          <table:table-cell table:style-name="ce29" table:formula="of:=[.Q364]+0.05" office:value-type="float" office:value="11.5">
            <text:p>11,500</text:p>
          </table:table-cell>
          <table:table-cell table:style-name="ce34" office:value-type="percentage" office:value="0.0292404766609578">
            <text:p>2,92%</text:p>
          </table:table-cell>
          <table:table-cell/>
          <table:table-cell table:style-name="ce29" table:formula="of:=[.T364]+0.05" office:value-type="float" office:value="11.5">
            <text:p>11,500</text:p>
          </table:table-cell>
          <table:table-cell table:style-name="ce34" office:value-type="percentage" office:value="0.0294087354789485">
            <text:p>2,94%</text:p>
          </table:table-cell>
          <table:table-cell/>
          <table:table-cell table:style-name="ce58" table:formula="of:=([.R365]-[.U365])*100*100" office:value-type="float" office:value="-1.68258817990683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65]+0.125" office:value-type="float" office:value="28.875">
            <text:p>28,875</text:p>
          </table:table-cell>
          <table:table-cell table:style-name="ce34" office:value-type="percentage" office:value="0.0196496807370921">
            <text:p>1,96%</text:p>
          </table:table-cell>
          <table:table-cell/>
          <table:table-cell table:style-name="ce29" table:formula="of:=[.E365]+0.125" office:value-type="float" office:value="28.875">
            <text:p>28,875</text:p>
          </table:table-cell>
          <table:table-cell table:style-name="ce34" office:value-type="percentage" office:value="0.021262891221685">
            <text:p>2,13%</text:p>
          </table:table-cell>
          <table:table-cell/>
          <table:table-cell table:style-name="ce29" table:formula="of:=[.H365]+0.125" office:value-type="float" office:value="28.875">
            <text:p>28,875</text:p>
          </table:table-cell>
          <table:table-cell table:style-name="ce34" office:value-type="percentage" office:value="0.0232878229653927">
            <text:p>2,33%</text:p>
          </table:table-cell>
          <table:table-cell/>
          <table:table-cell table:style-name="ce29" table:formula="of:=[.K365]+0.05" office:value-type="float" office:value="11.55">
            <text:p>11,550</text:p>
          </table:table-cell>
          <table:table-cell table:style-name="ce34" office:value-type="percentage" office:value="0.029066863455371">
            <text:p>2,91%</text:p>
          </table:table-cell>
          <table:table-cell/>
          <table:table-cell table:style-name="ce29" table:formula="of:=[.N365]+0.05" office:value-type="float" office:value="11.55">
            <text:p>11,550</text:p>
          </table:table-cell>
          <table:table-cell table:style-name="ce34" office:value-type="percentage" office:value="0.0298402555591185">
            <text:p>2,98%</text:p>
          </table:table-cell>
          <table:table-cell/>
          <table:table-cell table:style-name="ce29" table:formula="of:=[.Q365]+0.05" office:value-type="float" office:value="11.55">
            <text:p>11,550</text:p>
          </table:table-cell>
          <table:table-cell table:style-name="ce34" office:value-type="percentage" office:value="0.0292526478930015">
            <text:p>2,93%</text:p>
          </table:table-cell>
          <table:table-cell/>
          <table:table-cell table:style-name="ce29" table:formula="of:=[.T365]+0.05" office:value-type="float" office:value="11.55">
            <text:p>11,550</text:p>
          </table:table-cell>
          <table:table-cell table:style-name="ce34" office:value-type="percentage" office:value="0.029420446857666">
            <text:p>2,94%</text:p>
          </table:table-cell>
          <table:table-cell/>
          <table:table-cell table:style-name="ce58" table:formula="of:=([.R366]-[.U366])*100*100" office:value-type="float" office:value="-1.67798964664498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66]+0.125" office:value-type="float" office:value="29">
            <text:p>29,000</text:p>
          </table:table-cell>
          <table:table-cell table:style-name="ce34" office:value-type="percentage" office:value="0.0196568416188458">
            <text:p>1,97%</text:p>
          </table:table-cell>
          <table:table-cell/>
          <table:table-cell table:style-name="ce29" table:formula="of:=[.E366]+0.125" office:value-type="float" office:value="29">
            <text:p>29,000</text:p>
          </table:table-cell>
          <table:table-cell table:style-name="ce34" office:value-type="percentage" office:value="0.021278216389096">
            <text:p>2,13%</text:p>
          </table:table-cell>
          <table:table-cell/>
          <table:table-cell table:style-name="ce29" table:formula="of:=[.H366]+0.125" office:value-type="float" office:value="29">
            <text:p>29,000</text:p>
          </table:table-cell>
          <table:table-cell table:style-name="ce34" office:value-type="percentage" office:value="0.0232980089817774">
            <text:p>2,33%</text:p>
          </table:table-cell>
          <table:table-cell/>
          <table:table-cell table:style-name="ce29" table:formula="of:=[.K366]+0.05" office:value-type="float" office:value="11.6">
            <text:p>11,600</text:p>
          </table:table-cell>
          <table:table-cell table:style-name="ce34" office:value-type="percentage" office:value="0.0290667655847934">
            <text:p>2,91%</text:p>
          </table:table-cell>
          <table:table-cell/>
          <table:table-cell table:style-name="ce29" table:formula="of:=[.N366]+0.05" office:value-type="float" office:value="11.6">
            <text:p>11,600</text:p>
          </table:table-cell>
          <table:table-cell table:style-name="ce34" office:value-type="percentage" office:value="0.0298101780272685">
            <text:p>2,98%</text:p>
          </table:table-cell>
          <table:table-cell/>
          <table:table-cell table:style-name="ce29" table:formula="of:=[.Q366]+0.05" office:value-type="float" office:value="11.6">
            <text:p>11,600</text:p>
          </table:table-cell>
          <table:table-cell table:style-name="ce34" office:value-type="percentage" office:value="0.0292636016879008">
            <text:p>2,93%</text:p>
          </table:table-cell>
          <table:table-cell/>
          <table:table-cell table:style-name="ce29" table:formula="of:=[.T366]+0.05" office:value-type="float" office:value="11.6">
            <text:p>11,600</text:p>
          </table:table-cell>
          <table:table-cell table:style-name="ce34" office:value-type="percentage" office:value="0.0294309396196009">
            <text:p>2,94%</text:p>
          </table:table-cell>
          <table:table-cell/>
          <table:table-cell table:style-name="ce58" table:formula="of:=([.R367]-[.U367])*100*100" office:value-type="float" office:value="-1.67337931700109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67]+0.125" office:value-type="float" office:value="29.125">
            <text:p>29,125</text:p>
          </table:table-cell>
          <table:table-cell table:style-name="ce34" office:value-type="percentage" office:value="0.0196639410338032">
            <text:p>1,97%</text:p>
          </table:table-cell>
          <table:table-cell/>
          <table:table-cell table:style-name="ce29" table:formula="of:=[.E367]+0.125" office:value-type="float" office:value="29.125">
            <text:p>29,125</text:p>
          </table:table-cell>
          <table:table-cell table:style-name="ce34" office:value-type="percentage" office:value="0.0212934100100057">
            <text:p>2,13%</text:p>
          </table:table-cell>
          <table:table-cell/>
          <table:table-cell table:style-name="ce29" table:formula="of:=[.H367]+0.125" office:value-type="float" office:value="29.125">
            <text:p>29,125</text:p>
          </table:table-cell>
          <table:table-cell table:style-name="ce34" office:value-type="percentage" office:value="0.0233081075645451">
            <text:p>2,33%</text:p>
          </table:table-cell>
          <table:table-cell/>
          <table:table-cell table:style-name="ce29" table:formula="of:=[.K367]+0.05" office:value-type="float" office:value="11.65">
            <text:p>11,650</text:p>
          </table:table-cell>
          <table:table-cell table:style-name="ce34" office:value-type="percentage" office:value="0.0290646741058447">
            <text:p>2,91%</text:p>
          </table:table-cell>
          <table:table-cell/>
          <table:table-cell table:style-name="ce29" table:formula="of:=[.N367]+0.05" office:value-type="float" office:value="11.65">
            <text:p>11,650</text:p>
          </table:table-cell>
          <table:table-cell table:style-name="ce34" office:value-type="percentage" office:value="0.0297776450132236">
            <text:p>2,98%</text:p>
          </table:table-cell>
          <table:table-cell/>
          <table:table-cell table:style-name="ce29" table:formula="of:=[.Q367]+0.05" office:value-type="float" office:value="11.65">
            <text:p>11,650</text:p>
          </table:table-cell>
          <table:table-cell table:style-name="ce34" office:value-type="percentage" office:value="0.0292733506836622">
            <text:p>2,93%</text:p>
          </table:table-cell>
          <table:table-cell/>
          <table:table-cell table:style-name="ce29" table:formula="of:=[.T367]+0.05" office:value-type="float" office:value="11.65">
            <text:p>11,650</text:p>
          </table:table-cell>
          <table:table-cell table:style-name="ce34" office:value-type="percentage" office:value="0.0294402264050275">
            <text:p>2,94%</text:p>
          </table:table-cell>
          <table:table-cell/>
          <table:table-cell table:style-name="ce58" table:formula="of:=([.R368]-[.U368])*100*100" office:value-type="float" office:value="-1.66875721365301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68]+0.125" office:value-type="float" office:value="29.25">
            <text:p>29,250</text:p>
          </table:table-cell>
          <table:table-cell table:style-name="ce34" office:value-type="percentage" office:value="0.0196709797700003">
            <text:p>1,97%</text:p>
          </table:table-cell>
          <table:table-cell/>
          <table:table-cell table:style-name="ce29" table:formula="of:=[.E368]+0.125" office:value-type="float" office:value="29.25">
            <text:p>29,250</text:p>
          </table:table-cell>
          <table:table-cell table:style-name="ce34" office:value-type="percentage" office:value="0.0213084737709076">
            <text:p>2,13%</text:p>
          </table:table-cell>
          <table:table-cell/>
          <table:table-cell table:style-name="ce29" table:formula="of:=[.H368]+0.125" office:value-type="float" office:value="29.25">
            <text:p>29,250</text:p>
          </table:table-cell>
          <table:table-cell table:style-name="ce34" office:value-type="percentage" office:value="0.0233181198346396">
            <text:p>2,33%</text:p>
          </table:table-cell>
          <table:table-cell/>
          <table:table-cell table:style-name="ce29" table:formula="of:=[.K368]+0.05" office:value-type="float" office:value="11.7">
            <text:p>11,700</text:p>
          </table:table-cell>
          <table:table-cell table:style-name="ce34" office:value-type="percentage" office:value="0.0290606204388907">
            <text:p>2,91%</text:p>
          </table:table-cell>
          <table:table-cell/>
          <table:table-cell table:style-name="ce29" table:formula="of:=[.N368]+0.05" office:value-type="float" office:value="11.7">
            <text:p>11,700</text:p>
          </table:table-cell>
          <table:table-cell table:style-name="ce34" office:value-type="percentage" office:value="0.0297427180554024">
            <text:p>2,97%</text:p>
          </table:table-cell>
          <table:table-cell/>
          <table:table-cell table:style-name="ce29" table:formula="of:=[.Q368]+0.05" office:value-type="float" office:value="11.7">
            <text:p>11,700</text:p>
          </table:table-cell>
          <table:table-cell table:style-name="ce34" office:value-type="percentage" office:value="0.0292819075182919">
            <text:p>2,93%</text:p>
          </table:table-cell>
          <table:table-cell/>
          <table:table-cell table:style-name="ce29" table:formula="of:=[.T368]+0.05" office:value-type="float" office:value="11.7">
            <text:p>11,700</text:p>
          </table:table-cell>
          <table:table-cell table:style-name="ce34" office:value-type="percentage" office:value="0.0294483198542198">
            <text:p>2,94%</text:p>
          </table:table-cell>
          <table:table-cell/>
          <table:table-cell table:style-name="ce58" table:formula="of:=([.R369]-[.U369])*100*100" office:value-type="float" office:value="-1.66412335927863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69]+0.125" office:value-type="float" office:value="29.375">
            <text:p>29,375</text:p>
          </table:table-cell>
          <table:table-cell table:style-name="ce34" office:value-type="percentage" office:value="0.0196779586020596">
            <text:p>1,97%</text:p>
          </table:table-cell>
          <table:table-cell/>
          <table:table-cell table:style-name="ce29" table:formula="of:=[.E369]+0.125" office:value-type="float" office:value="29.375">
            <text:p>29,375</text:p>
          </table:table-cell>
          <table:table-cell table:style-name="ce34" office:value-type="percentage" office:value="0.021323409329589">
            <text:p>2,13%</text:p>
          </table:table-cell>
          <table:table-cell/>
          <table:table-cell table:style-name="ce29" table:formula="of:=[.H369]+0.125" office:value-type="float" office:value="29.375">
            <text:p>29,375</text:p>
          </table:table-cell>
          <table:table-cell table:style-name="ce34" office:value-type="percentage" office:value="0.0233280468939247">
            <text:p>2,33%</text:p>
          </table:table-cell>
          <table:table-cell/>
          <table:table-cell table:style-name="ce29" table:formula="of:=[.K369]+0.05" office:value-type="float" office:value="11.75">
            <text:p>11,750</text:p>
          </table:table-cell>
          <table:table-cell table:style-name="ce34" office:value-type="percentage" office:value="0.0290546360042974">
            <text:p>2,91%</text:p>
          </table:table-cell>
          <table:table-cell/>
          <table:table-cell table:style-name="ce29" table:formula="of:=[.N369]+0.05" office:value-type="float" office:value="11.75">
            <text:p>11,750</text:p>
          </table:table-cell>
          <table:table-cell table:style-name="ce34" office:value-type="percentage" office:value="0.0297054586922234">
            <text:p>2,97%</text:p>
          </table:table-cell>
          <table:table-cell/>
          <table:table-cell table:style-name="ce29" table:formula="of:=[.Q369]+0.05" office:value-type="float" office:value="11.75">
            <text:p>11,750</text:p>
          </table:table-cell>
          <table:table-cell table:style-name="ce34" office:value-type="percentage" office:value="0.0292892848297964">
            <text:p>2,93%</text:p>
          </table:table-cell>
          <table:table-cell/>
          <table:table-cell table:style-name="ce29" table:formula="of:=[.T369]+0.05" office:value-type="float" office:value="11.75">
            <text:p>11,750</text:p>
          </table:table-cell>
          <table:table-cell table:style-name="ce34" office:value-type="percentage" office:value="0.029455232607452">
            <text:p>2,95%</text:p>
          </table:table-cell>
          <table:table-cell/>
          <table:table-cell table:style-name="ce58" table:formula="of:=([.R370]-[.U370])*100*100" office:value-type="float" office:value="-1.65947777655582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70]+0.125" office:value-type="float" office:value="29.5">
            <text:p>29,500</text:p>
          </table:table-cell>
          <table:table-cell table:style-name="ce34" office:value-type="percentage" office:value="0.0196848782914744">
            <text:p>1,97%</text:p>
          </table:table-cell>
          <table:table-cell/>
          <table:table-cell table:style-name="ce29" table:formula="of:=[.E370]+0.125" office:value-type="float" office:value="29.5">
            <text:p>29,500</text:p>
          </table:table-cell>
          <table:table-cell table:style-name="ce34" office:value-type="percentage" office:value="0.0213382183157392">
            <text:p>2,13%</text:p>
          </table:table-cell>
          <table:table-cell/>
          <table:table-cell table:style-name="ce29" table:formula="of:=[.H370]+0.125" office:value-type="float" office:value="29.5">
            <text:p>29,500</text:p>
          </table:table-cell>
          <table:table-cell table:style-name="ce34" office:value-type="percentage" office:value="0.0233378898255888">
            <text:p>2,33%</text:p>
          </table:table-cell>
          <table:table-cell/>
          <table:table-cell table:style-name="ce29" table:formula="of:=[.K370]+0.05" office:value-type="float" office:value="11.8">
            <text:p>11,800</text:p>
          </table:table-cell>
          <table:table-cell table:style-name="ce34" office:value-type="percentage" office:value="0.0290467522224309">
            <text:p>2,90%</text:p>
          </table:table-cell>
          <table:table-cell/>
          <table:table-cell table:style-name="ce29" table:formula="of:=[.N370]+0.05" office:value-type="float" office:value="11.8">
            <text:p>11,800</text:p>
          </table:table-cell>
          <table:table-cell table:style-name="ce34" office:value-type="percentage" office:value="0.0296659284621051">
            <text:p>2,97%</text:p>
          </table:table-cell>
          <table:table-cell/>
          <table:table-cell table:style-name="ce29" table:formula="of:=[.Q370]+0.05" office:value-type="float" office:value="11.8">
            <text:p>11,800</text:p>
          </table:table-cell>
          <table:table-cell table:style-name="ce34" office:value-type="percentage" office:value="0.0292954966634853">
            <text:p>2,93%</text:p>
          </table:table-cell>
          <table:table-cell/>
          <table:table-cell table:style-name="ce29" table:formula="of:=[.T370]+0.05" office:value-type="float" office:value="11.8">
            <text:p>11,800</text:p>
          </table:table-cell>
          <table:table-cell table:style-name="ce34" office:value-type="percentage" office:value="0.0294609787077018">
            <text:p>2,95%</text:p>
          </table:table-cell>
          <table:table-cell/>
          <table:table-cell table:style-name="ce58" table:formula="of:=([.R371]-[.U371])*100*100" office:value-type="float" office:value="-1.65482044216462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71]+0.125" office:value-type="float" office:value="29.625">
            <text:p>29,625</text:p>
          </table:table-cell>
          <table:table-cell table:style-name="ce34" office:value-type="percentage" office:value="0.0196917395868856">
            <text:p>1,97%</text:p>
          </table:table-cell>
          <table:table-cell/>
          <table:table-cell table:style-name="ce29" table:formula="of:=[.E371]+0.125" office:value-type="float" office:value="29.625">
            <text:p>29,625</text:p>
          </table:table-cell>
          <table:table-cell table:style-name="ce34" office:value-type="percentage" office:value="0.0213529023315422">
            <text:p>2,14%</text:p>
          </table:table-cell>
          <table:table-cell/>
          <table:table-cell table:style-name="ce29" table:formula="of:=[.H371]+0.125" office:value-type="float" office:value="29.625">
            <text:p>29,625</text:p>
          </table:table-cell>
          <table:table-cell table:style-name="ce34" office:value-type="percentage" office:value="0.0233476496945384">
            <text:p>2,33%</text:p>
          </table:table-cell>
          <table:table-cell/>
          <table:table-cell table:style-name="ce29" table:formula="of:=[.K371]+0.05" office:value-type="float" office:value="11.85">
            <text:p>11,850</text:p>
          </table:table-cell>
          <table:table-cell table:style-name="ce34" office:value-type="percentage" office:value="0.029037000513657">
            <text:p>2,90%</text:p>
          </table:table-cell>
          <table:table-cell/>
          <table:table-cell table:style-name="ce29" table:formula="of:=[.N371]+0.05" office:value-type="float" office:value="11.85">
            <text:p>11,850</text:p>
          </table:table-cell>
          <table:table-cell table:style-name="ce34" office:value-type="percentage" office:value="0.0296241889034659">
            <text:p>2,96%</text:p>
          </table:table-cell>
          <table:table-cell/>
          <table:table-cell table:style-name="ce29" table:formula="of:=[.Q371]+0.05" office:value-type="float" office:value="11.85">
            <text:p>11,850</text:p>
          </table:table-cell>
          <table:table-cell table:style-name="ce34" office:value-type="percentage" office:value="0.0293005626938816">
            <text:p>2,93%</text:p>
          </table:table-cell>
          <table:table-cell/>
          <table:table-cell table:style-name="ce29" table:formula="of:=[.T371]+0.05" office:value-type="float" office:value="11.85">
            <text:p>11,850</text:p>
          </table:table-cell>
          <table:table-cell table:style-name="ce34" office:value-type="percentage" office:value="0.029465577808761">
            <text:p>2,95%</text:p>
          </table:table-cell>
          <table:table-cell/>
          <table:table-cell table:style-name="ce58" table:formula="of:=([.R372]-[.U372])*100*100" office:value-type="float" office:value="-1.65015114879392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72]+0.125" office:value-type="float" office:value="29.75">
            <text:p>29,750</text:p>
          </table:table-cell>
          <table:table-cell table:style-name="ce34" office:value-type="percentage" office:value="0.0196985432243521">
            <text:p>1,97%</text:p>
          </table:table-cell>
          <table:table-cell/>
          <table:table-cell table:style-name="ce29" table:formula="of:=[.E372]+0.125" office:value-type="float" office:value="29.75">
            <text:p>29,750</text:p>
          </table:table-cell>
          <table:table-cell table:style-name="ce34" office:value-type="percentage" office:value="0.0213674629522544">
            <text:p>2,14%</text:p>
          </table:table-cell>
          <table:table-cell/>
          <table:table-cell table:style-name="ce29" table:formula="of:=[.H372]+0.125" office:value-type="float" office:value="29.75">
            <text:p>29,750</text:p>
          </table:table-cell>
          <table:table-cell table:style-name="ce34" office:value-type="percentage" office:value="0.0233573275477826">
            <text:p>2,34%</text:p>
          </table:table-cell>
          <table:table-cell/>
          <table:table-cell table:style-name="ce29" table:formula="of:=[.K372]+0.05" office:value-type="float" office:value="11.9">
            <text:p>11,900</text:p>
          </table:table-cell>
          <table:table-cell table:style-name="ce34" office:value-type="percentage" office:value="0.0290254122983417">
            <text:p>2,90%</text:p>
          </table:table-cell>
          <table:table-cell/>
          <table:table-cell table:style-name="ce29" table:formula="of:=[.N372]+0.05" office:value-type="float" office:value="11.9">
            <text:p>11,900</text:p>
          </table:table-cell>
          <table:table-cell table:style-name="ce34" office:value-type="percentage" office:value="0.0295803015547244">
            <text:p>2,96%</text:p>
          </table:table-cell>
          <table:table-cell/>
          <table:table-cell table:style-name="ce29" table:formula="of:=[.Q372]+0.05" office:value-type="float" office:value="11.9">
            <text:p>11,900</text:p>
          </table:table-cell>
          <table:table-cell table:style-name="ce34" office:value-type="percentage" office:value="0.0293045040028114">
            <text:p>2,93%</text:p>
          </table:table-cell>
          <table:table-cell/>
          <table:table-cell table:style-name="ce29" table:formula="of:=[.T372]+0.05" office:value-type="float" office:value="11.9">
            <text:p>11,900</text:p>
          </table:table-cell>
          <table:table-cell table:style-name="ce34" office:value-type="percentage" office:value="0.0294690509671249">
            <text:p>2,95%</text:p>
          </table:table-cell>
          <table:table-cell/>
          <table:table-cell table:style-name="ce58" table:formula="of:=([.R373]-[.U373])*100*100" office:value-type="float" office:value="-1.64546964313464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73]+0.125" office:value-type="float" office:value="29.875">
            <text:p>29,875</text:p>
          </table:table-cell>
          <table:table-cell table:style-name="ce34" office:value-type="percentage" office:value="0.019705289927614">
            <text:p>1,97%</text:p>
          </table:table-cell>
          <table:table-cell/>
          <table:table-cell table:style-name="ce29" table:formula="of:=[.E373]+0.125" office:value-type="float" office:value="29.875">
            <text:p>29,875</text:p>
          </table:table-cell>
          <table:table-cell table:style-name="ce34" office:value-type="percentage" office:value="0.0213819017267682">
            <text:p>2,14%</text:p>
          </table:table-cell>
          <table:table-cell/>
          <table:table-cell table:style-name="ce29" table:formula="of:=[.H373]+0.125" office:value-type="float" office:value="29.875">
            <text:p>29,875</text:p>
          </table:table-cell>
          <table:table-cell table:style-name="ce34" office:value-type="percentage" office:value="0.0233669244148071">
            <text:p>2,34%</text:p>
          </table:table-cell>
          <table:table-cell/>
          <table:table-cell table:style-name="ce29" table:formula="of:=[.K373]+0.05" office:value-type="float" office:value="11.95">
            <text:p>11,950</text:p>
          </table:table-cell>
          <table:table-cell table:style-name="ce34" office:value-type="percentage" office:value="0.0290120189968509">
            <text:p>2,90%</text:p>
          </table:table-cell>
          <table:table-cell/>
          <table:table-cell table:style-name="ce29" table:formula="of:=[.N373]+0.05" office:value-type="float" office:value="11.95">
            <text:p>11,950</text:p>
          </table:table-cell>
          <table:table-cell table:style-name="ce34" office:value-type="percentage" office:value="0.029534327954299">
            <text:p>2,95%</text:p>
          </table:table-cell>
          <table:table-cell/>
          <table:table-cell table:style-name="ce29" table:formula="of:=[.Q373]+0.05" office:value-type="float" office:value="11.95">
            <text:p>11,950</text:p>
          </table:table-cell>
          <table:table-cell table:style-name="ce34" office:value-type="percentage" office:value="0.0293073416721011">
            <text:p>2,93%</text:p>
          </table:table-cell>
          <table:table-cell/>
          <table:table-cell table:style-name="ce29" table:formula="of:=[.T373]+0.05" office:value-type="float" office:value="11.95">
            <text:p>11,950</text:p>
          </table:table-cell>
          <table:table-cell table:style-name="ce34" office:value-type="percentage" office:value="0.0294714192392889">
            <text:p>2,95%</text:p>
          </table:table-cell>
          <table:table-cell/>
          <table:table-cell table:style-name="ce58" table:formula="of:=([.R374]-[.U374])*100*100" office:value-type="float" office:value="-1.64077567187778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74]+0.125" office:value-type="float" office:value="30">
            <text:p>30,000</text:p>
          </table:table-cell>
          <table:table-cell table:style-name="ce34" office:value-type="percentage" office:value="0.0197119804083487">
            <text:p>1,97%</text:p>
          </table:table-cell>
          <table:table-cell/>
          <table:table-cell table:style-name="ce29" table:formula="of:=[.E374]+0.125" office:value-type="float" office:value="30">
            <text:p>30,000</text:p>
          </table:table-cell>
          <table:table-cell table:style-name="ce34" office:value-type="percentage" office:value="0.021396220178161">
            <text:p>2,14%</text:p>
          </table:table-cell>
          <table:table-cell/>
          <table:table-cell table:style-name="ce29" table:formula="of:=[.H374]+0.125" office:value-type="float" office:value="30">
            <text:p>30,000</text:p>
          </table:table-cell>
          <table:table-cell table:style-name="ce34" office:value-type="percentage" office:value="0.0233764413079398">
            <text:p>2,34%</text:p>
          </table:table-cell>
          <table:table-cell/>
          <table:table-cell table:style-name="ce29" table:formula="of:=[.K374]+0.05" office:value-type="float" office:value="12">
            <text:p>12,000</text:p>
          </table:table-cell>
          <table:table-cell table:style-name="ce34" office:value-type="percentage" office:value="0.0289968520295507">
            <text:p>2,90%</text:p>
          </table:table-cell>
          <table:table-cell/>
          <table:table-cell table:style-name="ce29" table:formula="of:=[.N374]+0.05" office:value-type="float" office:value="12">
            <text:p>12,000</text:p>
          </table:table-cell>
          <table:table-cell table:style-name="ce34" office:value-type="percentage" office:value="0.0294863296406082">
            <text:p>2,95%</text:p>
          </table:table-cell>
          <table:table-cell/>
          <table:table-cell table:style-name="ce29" table:formula="of:=[.Q374]+0.05" office:value-type="float" office:value="12">
            <text:p>12,000</text:p>
          </table:table-cell>
          <table:table-cell table:style-name="ce34" office:value-type="percentage" office:value="0.0293090967835768">
            <text:p>2,93%</text:p>
          </table:table-cell>
          <table:table-cell/>
          <table:table-cell table:style-name="ce29" table:formula="of:=[.T374]+0.05" office:value-type="float" office:value="12">
            <text:p>12,000</text:p>
          </table:table-cell>
          <table:table-cell table:style-name="ce34" office:value-type="percentage" office:value="0.0294727036817482">
            <text:p>2,95%</text:p>
          </table:table-cell>
          <table:table-cell/>
          <table:table-cell table:style-name="ce58" table:formula="of:=([.R375]-[.U375])*100*100" office:value-type="float" office:value="-1.63606898171451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75]+0.125" office:value-type="float" office:value="30.125">
            <text:p>30,125</text:p>
          </table:table-cell>
          <table:table-cell table:style-name="ce34" office:value-type="percentage" office:value="0.0197365147037816">
            <text:p>1,97%</text:p>
          </table:table-cell>
          <table:table-cell/>
          <table:table-cell table:style-name="ce29" table:formula="of:=[.E375]+0.125" office:value-type="float" office:value="30.125">
            <text:p>30,125</text:p>
          </table:table-cell>
          <table:table-cell table:style-name="ce34" office:value-type="percentage" office:value="0.0213978678211796">
            <text:p>2,14%</text:p>
          </table:table-cell>
          <table:table-cell/>
          <table:table-cell table:style-name="ce29" table:formula="of:=[.H375]+0.125" office:value-type="float" office:value="30.125">
            <text:p>30,125</text:p>
          </table:table-cell>
          <table:table-cell table:style-name="ce34" office:value-type="percentage" office:value="0.0233795652324129">
            <text:p>2,34%</text:p>
          </table:table-cell>
          <table:table-cell/>
          <table:table-cell table:style-name="ce29" table:formula="of:=[.K375]+0.05" office:value-type="float" office:value="12.05">
            <text:p>12,050</text:p>
          </table:table-cell>
          <table:table-cell table:style-name="ce34" office:value-type="percentage" office:value="0.028979942816807">
            <text:p>2,90%</text:p>
          </table:table-cell>
          <table:table-cell/>
          <table:table-cell table:style-name="ce29" table:formula="of:=[.N375]+0.05" office:value-type="float" office:value="12.05">
            <text:p>12,050</text:p>
          </table:table-cell>
          <table:table-cell table:style-name="ce34" office:value-type="percentage" office:value="0.0294363681520705">
            <text:p>2,94%</text:p>
          </table:table-cell>
          <table:table-cell/>
          <table:table-cell table:style-name="ce29" table:formula="of:=[.Q375]+0.05" office:value-type="float" office:value="12.05">
            <text:p>12,050</text:p>
          </table:table-cell>
          <table:table-cell table:style-name="ce34" office:value-type="percentage" office:value="0.0293097904190647">
            <text:p>2,93%</text:p>
          </table:table-cell>
          <table:table-cell/>
          <table:table-cell table:style-name="ce29" table:formula="of:=[.T375]+0.05" office:value-type="float" office:value="12.05">
            <text:p>12,050</text:p>
          </table:table-cell>
          <table:table-cell table:style-name="ce34" office:value-type="percentage" office:value="0.0294729253509983">
            <text:p>2,95%</text:p>
          </table:table-cell>
          <table:table-cell/>
          <table:table-cell table:style-name="ce58" table:formula="of:=([.R376]-[.U376])*100*100" office:value-type="float" office:value="-1.63134931933564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76]+0.125" office:value-type="float" office:value="30.25">
            <text:p>30,250</text:p>
          </table:table-cell>
          <table:table-cell table:style-name="ce34" office:value-type="percentage" office:value="0.0197608462364424">
            <text:p>1,98%</text:p>
          </table:table-cell>
          <table:table-cell/>
          <table:table-cell table:style-name="ce29" table:formula="of:=[.E376]+0.125" office:value-type="float" office:value="30.25">
            <text:p>30,250</text:p>
          </table:table-cell>
          <table:table-cell table:style-name="ce34" office:value-type="percentage" office:value="0.0213995018473138">
            <text:p>2,14%</text:p>
          </table:table-cell>
          <table:table-cell/>
          <table:table-cell table:style-name="ce29" table:formula="of:=[.H376]+0.125" office:value-type="float" office:value="30.25">
            <text:p>30,250</text:p>
          </table:table-cell>
          <table:table-cell table:style-name="ce34" office:value-type="percentage" office:value="0.0233826633393285">
            <text:p>2,34%</text:p>
          </table:table-cell>
          <table:table-cell/>
          <table:table-cell table:style-name="ce29" table:formula="of:=[.K376]+0.05" office:value-type="float" office:value="12.1">
            <text:p>12,100</text:p>
          </table:table-cell>
          <table:table-cell table:style-name="ce34" office:value-type="percentage" office:value="0.0289613227789857">
            <text:p>2,90%</text:p>
          </table:table-cell>
          <table:table-cell/>
          <table:table-cell table:style-name="ce29" table:formula="of:=[.N376]+0.05" office:value-type="float" office:value="12.1">
            <text:p>12,100</text:p>
          </table:table-cell>
          <table:table-cell table:style-name="ce34" office:value-type="percentage" office:value="0.0293845050271044">
            <text:p>2,94%</text:p>
          </table:table-cell>
          <table:table-cell/>
          <table:table-cell table:style-name="ce29" table:formula="of:=[.Q376]+0.05" office:value-type="float" office:value="12.1">
            <text:p>12,100</text:p>
          </table:table-cell>
          <table:table-cell table:style-name="ce34" office:value-type="percentage" office:value="0.0293094436603912">
            <text:p>2,93%</text:p>
          </table:table-cell>
          <table:table-cell/>
          <table:table-cell table:style-name="ce29" table:formula="of:=[.T376]+0.05" office:value-type="float" office:value="12.1">
            <text:p>12,100</text:p>
          </table:table-cell>
          <table:table-cell table:style-name="ce34" office:value-type="percentage" office:value="0.0294721053035345">
            <text:p>2,95%</text:p>
          </table:table-cell>
          <table:table-cell/>
          <table:table-cell table:style-name="ce58" table:formula="of:=([.R377]-[.U377])*100*100" office:value-type="float" office:value="-1.62661643143231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77]+0.125" office:value-type="float" office:value="30.375">
            <text:p>30,375</text:p>
          </table:table-cell>
          <table:table-cell table:style-name="ce34" office:value-type="percentage" office:value="0.0197849775095751">
            <text:p>1,98%</text:p>
          </table:table-cell>
          <table:table-cell/>
          <table:table-cell table:style-name="ce29" table:formula="of:=[.E377]+0.125" office:value-type="float" office:value="30.375">
            <text:p>30,375</text:p>
          </table:table-cell>
          <table:table-cell table:style-name="ce34" office:value-type="percentage" office:value="0.0214011224246732">
            <text:p>2,14%</text:p>
          </table:table-cell>
          <table:table-cell/>
          <table:table-cell table:style-name="ce29" table:formula="of:=[.H377]+0.125" office:value-type="float" office:value="30.375">
            <text:p>30,375</text:p>
          </table:table-cell>
          <table:table-cell table:style-name="ce34" office:value-type="percentage" office:value="0.0233857359474217">
            <text:p>2,34%</text:p>
          </table:table-cell>
          <table:table-cell/>
          <table:table-cell table:style-name="ce29" table:formula="of:=[.K377]+0.05" office:value-type="float" office:value="12.15">
            <text:p>12,150</text:p>
          </table:table-cell>
          <table:table-cell table:style-name="ce34" office:value-type="percentage" office:value="0.0289410233364528">
            <text:p>2,89%</text:p>
          </table:table-cell>
          <table:table-cell/>
          <table:table-cell table:style-name="ce29" table:formula="of:=[.N377]+0.05" office:value-type="float" office:value="12.15">
            <text:p>12,150</text:p>
          </table:table-cell>
          <table:table-cell table:style-name="ce34" office:value-type="percentage" office:value="0.0293308018041283">
            <text:p>2,93%</text:p>
          </table:table-cell>
          <table:table-cell/>
          <table:table-cell table:style-name="ce29" table:formula="of:=[.Q377]+0.05" office:value-type="float" office:value="12.15">
            <text:p>12,150</text:p>
          </table:table-cell>
          <table:table-cell table:style-name="ce34" office:value-type="percentage" office:value="0.0293080775893825">
            <text:p>2,93%</text:p>
          </table:table-cell>
          <table:table-cell/>
          <table:table-cell table:style-name="ce29" table:formula="of:=[.T377]+0.05" office:value-type="float" office:value="12.15">
            <text:p>12,150</text:p>
          </table:table-cell>
          <table:table-cell table:style-name="ce34" office:value-type="percentage" office:value="0.029470264595852">
            <text:p>2,95%</text:p>
          </table:table-cell>
          <table:table-cell/>
          <table:table-cell table:style-name="ce58" table:formula="of:=([.R378]-[.U378])*100*100" office:value-type="float" office:value="-1.62187006469552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78]+0.125" office:value-type="float" office:value="30.5">
            <text:p>30,500</text:p>
          </table:table-cell>
          <table:table-cell table:style-name="ce34" office:value-type="percentage" office:value="0.0198089109853871">
            <text:p>1,98%</text:p>
          </table:table-cell>
          <table:table-cell/>
          <table:table-cell table:style-name="ce29" table:formula="of:=[.E378]+0.125" office:value-type="float" office:value="30.5">
            <text:p>30,500</text:p>
          </table:table-cell>
          <table:table-cell table:style-name="ce34" office:value-type="percentage" office:value="0.0214027297186116">
            <text:p>2,14%</text:p>
          </table:table-cell>
          <table:table-cell/>
          <table:table-cell table:style-name="ce29" table:formula="of:=[.H378]+0.125" office:value-type="float" office:value="30.5">
            <text:p>30,500</text:p>
          </table:table-cell>
          <table:table-cell table:style-name="ce34" office:value-type="percentage" office:value="0.0233887833702026">
            <text:p>2,34%</text:p>
          </table:table-cell>
          <table:table-cell/>
          <table:table-cell table:style-name="ce29" table:formula="of:=[.K378]+0.05" office:value-type="float" office:value="12.2">
            <text:p>12,200</text:p>
          </table:table-cell>
          <table:table-cell table:style-name="ce34" office:value-type="percentage" office:value="0.0289190759095743">
            <text:p>2,89%</text:p>
          </table:table-cell>
          <table:table-cell/>
          <table:table-cell table:style-name="ce29" table:formula="of:=[.N378]+0.05" office:value-type="float" office:value="12.2">
            <text:p>12,200</text:p>
          </table:table-cell>
          <table:table-cell table:style-name="ce34" office:value-type="percentage" office:value="0.0292753200215608">
            <text:p>2,93%</text:p>
          </table:table-cell>
          <table:table-cell/>
          <table:table-cell table:style-name="ce29" table:formula="of:=[.Q378]+0.05" office:value-type="float" office:value="12.2">
            <text:p>12,200</text:p>
          </table:table-cell>
          <table:table-cell table:style-name="ce34" office:value-type="percentage" office:value="0.0293057132878647">
            <text:p>2,93%</text:p>
          </table:table-cell>
          <table:table-cell/>
          <table:table-cell table:style-name="ce29" table:formula="of:=[.T378]+0.05" office:value-type="float" office:value="12.2">
            <text:p>12,200</text:p>
          </table:table-cell>
          <table:table-cell table:style-name="ce34" office:value-type="percentage" office:value="0.0294674242844463">
            <text:p>2,95%</text:p>
          </table:table-cell>
          <table:table-cell/>
          <table:table-cell table:style-name="ce58" table:formula="of:=([.R379]-[.U379])*100*100" office:value-type="float" office:value="-1.61710996581618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79]+0.125" office:value-type="float" office:value="30.625">
            <text:p>30,625</text:p>
          </table:table-cell>
          <table:table-cell table:style-name="ce34" office:value-type="percentage" office:value="0.0198326490858863">
            <text:p>1,98%</text:p>
          </table:table-cell>
          <table:table-cell/>
          <table:table-cell table:style-name="ce29" table:formula="of:=[.E379]+0.125" office:value-type="float" office:value="30.625">
            <text:p>30,625</text:p>
          </table:table-cell>
          <table:table-cell table:style-name="ce34" office:value-type="percentage" office:value="0.0214043238917832">
            <text:p>2,14%</text:p>
          </table:table-cell>
          <table:table-cell/>
          <table:table-cell table:style-name="ce29" table:formula="of:=[.H379]+0.125" office:value-type="float" office:value="30.625">
            <text:p>30,625</text:p>
          </table:table-cell>
          <table:table-cell table:style-name="ce34" office:value-type="percentage" office:value="0.0233918059160629">
            <text:p>2,34%</text:p>
          </table:table-cell>
          <table:table-cell/>
          <table:table-cell table:style-name="ce29" table:formula="of:=[.K379]+0.05" office:value-type="float" office:value="12.25">
            <text:p>12,250</text:p>
          </table:table-cell>
          <table:table-cell table:style-name="ce34" office:value-type="percentage" office:value="0.0288955119187161">
            <text:p>2,89%</text:p>
          </table:table-cell>
          <table:table-cell/>
          <table:table-cell table:style-name="ce29" table:formula="of:=[.N379]+0.05" office:value-type="float" office:value="12.25">
            <text:p>12,250</text:p>
          </table:table-cell>
          <table:table-cell table:style-name="ce34" office:value-type="percentage" office:value="0.0292181212178204">
            <text:p>2,92%</text:p>
          </table:table-cell>
          <table:table-cell/>
          <table:table-cell table:style-name="ce29" table:formula="of:=[.Q379]+0.05" office:value-type="float" office:value="12.25">
            <text:p>12,250</text:p>
          </table:table-cell>
          <table:table-cell table:style-name="ce34" office:value-type="percentage" office:value="0.0293023718376641">
            <text:p>2,93%</text:p>
          </table:table-cell>
          <table:table-cell/>
          <table:table-cell table:style-name="ce29" table:formula="of:=[.T379]+0.05" office:value-type="float" office:value="12.25">
            <text:p>12,250</text:p>
          </table:table-cell>
          <table:table-cell table:style-name="ce34" office:value-type="percentage" office:value="0.0294636054258126">
            <text:p>2,95%</text:p>
          </table:table-cell>
          <table:table-cell/>
          <table:table-cell table:style-name="ce58" table:formula="of:=([.R380]-[.U380])*100*100" office:value-type="float" office:value="-1.61233588148547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80]+0.125" office:value-type="float" office:value="30.75">
            <text:p>30,750</text:p>
          </table:table-cell>
          <table:table-cell table:style-name="ce34" office:value-type="percentage" office:value="0.0198561941936985">
            <text:p>1,99%</text:p>
          </table:table-cell>
          <table:table-cell/>
          <table:table-cell table:style-name="ce29" table:formula="of:=[.E380]+0.125" office:value-type="float" office:value="30.75">
            <text:p>30,750</text:p>
          </table:table-cell>
          <table:table-cell table:style-name="ce34" office:value-type="percentage" office:value="0.0214059051041973">
            <text:p>2,14%</text:p>
          </table:table-cell>
          <table:table-cell/>
          <table:table-cell table:style-name="ce29" table:formula="of:=[.H380]+0.125" office:value-type="float" office:value="30.75">
            <text:p>30,750</text:p>
          </table:table-cell>
          <table:table-cell table:style-name="ce34" office:value-type="percentage" office:value="0.0233948038883796">
            <text:p>2,34%</text:p>
          </table:table-cell>
          <table:table-cell/>
          <table:table-cell table:style-name="ce29" table:formula="of:=[.K380]+0.05" office:value-type="float" office:value="12.3">
            <text:p>12,300</text:p>
          </table:table-cell>
          <table:table-cell table:style-name="ce34" office:value-type="percentage" office:value="0.0288703627842442">
            <text:p>2,89%</text:p>
          </table:table-cell>
          <table:table-cell/>
          <table:table-cell table:style-name="ce29" table:formula="of:=[.N380]+0.05" office:value-type="float" office:value="12.3">
            <text:p>12,300</text:p>
          </table:table-cell>
          <table:table-cell table:style-name="ce34" office:value-type="percentage" office:value="0.0291592669313255">
            <text:p>2,92%</text:p>
          </table:table-cell>
          <table:table-cell/>
          <table:table-cell table:style-name="ce29" table:formula="of:=[.Q380]+0.05" office:value-type="float" office:value="12.3">
            <text:p>12,300</text:p>
          </table:table-cell>
          <table:table-cell table:style-name="ce34" office:value-type="percentage" office:value="0.0292980743206069">
            <text:p>2,93%</text:p>
          </table:table-cell>
          <table:table-cell/>
          <table:table-cell table:style-name="ce29" table:formula="of:=[.T380]+0.05" office:value-type="float" office:value="12.3">
            <text:p>12,300</text:p>
          </table:table-cell>
          <table:table-cell table:style-name="ce34" office:value-type="percentage" office:value="0.0294588290764463">
            <text:p>2,95%</text:p>
          </table:table-cell>
          <table:table-cell/>
          <table:table-cell table:style-name="ce58" table:formula="of:=([.R381]-[.U381])*100*100" office:value-type="float" office:value="-1.60754755839421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81]+0.125" office:value-type="float" office:value="30.875">
            <text:p>30,875</text:p>
          </table:table-cell>
          <table:table-cell table:style-name="ce34" office:value-type="percentage" office:value="0.0198795486528645">
            <text:p>1,99%</text:p>
          </table:table-cell>
          <table:table-cell/>
          <table:table-cell table:style-name="ce29" table:formula="of:=[.E381]+0.125" office:value-type="float" office:value="30.875">
            <text:p>30,875</text:p>
          </table:table-cell>
          <table:table-cell table:style-name="ce34" office:value-type="percentage" office:value="0.021407473513272">
            <text:p>2,14%</text:p>
          </table:table-cell>
          <table:table-cell/>
          <table:table-cell table:style-name="ce29" table:formula="of:=[.H381]+0.125" office:value-type="float" office:value="30.875">
            <text:p>30,875</text:p>
          </table:table-cell>
          <table:table-cell table:style-name="ce34" office:value-type="percentage" office:value="0.0233977775856168">
            <text:p>2,34%</text:p>
          </table:table-cell>
          <table:table-cell/>
          <table:table-cell table:style-name="ce29" table:formula="of:=[.K381]+0.05" office:value-type="float" office:value="12.35">
            <text:p>12,350</text:p>
          </table:table-cell>
          <table:table-cell table:style-name="ce34" office:value-type="percentage" office:value="0.0288436599265245">
            <text:p>2,88%</text:p>
          </table:table-cell>
          <table:table-cell/>
          <table:table-cell table:style-name="ce29" table:formula="of:=[.N381]+0.05" office:value-type="float" office:value="12.35">
            <text:p>12,350</text:p>
          </table:table-cell>
          <table:table-cell table:style-name="ce34" office:value-type="percentage" office:value="0.0290988187004946">
            <text:p>2,91%</text:p>
          </table:table-cell>
          <table:table-cell/>
          <table:table-cell table:style-name="ce29" table:formula="of:=[.Q381]+0.05" office:value-type="float" office:value="12.35">
            <text:p>12,350</text:p>
          </table:table-cell>
          <table:table-cell table:style-name="ce34" office:value-type="percentage" office:value="0.0292928418185195">
            <text:p>2,93%</text:p>
          </table:table-cell>
          <table:table-cell/>
          <table:table-cell table:style-name="ce29" table:formula="of:=[.T381]+0.05" office:value-type="float" office:value="12.35">
            <text:p>12,350</text:p>
          </table:table-cell>
          <table:table-cell table:style-name="ce34" office:value-type="percentage" office:value="0.0294531162928428">
            <text:p>2,95%</text:p>
          </table:table-cell>
          <table:table-cell/>
          <table:table-cell table:style-name="ce58" table:formula="of:=([.R382]-[.U382])*100*100" office:value-type="float" office:value="-1.6027447432336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82]+0.125" office:value-type="float" office:value="31">
            <text:p>31,000</text:p>
          </table:table-cell>
          <table:table-cell table:style-name="ce34" office:value-type="percentage" office:value="0.0199027147696178">
            <text:p>1,99%</text:p>
          </table:table-cell>
          <table:table-cell/>
          <table:table-cell table:style-name="ce29" table:formula="of:=[.E382]+0.125" office:value-type="float" office:value="31">
            <text:p>31,000</text:p>
          </table:table-cell>
          <table:table-cell table:style-name="ce34" office:value-type="percentage" office:value="0.0214090292738864">
            <text:p>2,14%</text:p>
          </table:table-cell>
          <table:table-cell/>
          <table:table-cell table:style-name="ce29" table:formula="of:=[.H382]+0.125" office:value-type="float" office:value="31">
            <text:p>31,000</text:p>
          </table:table-cell>
          <table:table-cell table:style-name="ce34" office:value-type="percentage" office:value="0.0234007273014247">
            <text:p>2,34%</text:p>
          </table:table-cell>
          <table:table-cell/>
          <table:table-cell table:style-name="ce29" table:formula="of:=[.K382]+0.05" office:value-type="float" office:value="12.4">
            <text:p>12,400</text:p>
          </table:table-cell>
          <table:table-cell table:style-name="ce34" office:value-type="percentage" office:value="0.028815434765923">
            <text:p>2,88%</text:p>
          </table:table-cell>
          <table:table-cell/>
          <table:table-cell table:style-name="ce29" table:formula="of:=[.N382]+0.05" office:value-type="float" office:value="12.4">
            <text:p>12,400</text:p>
          </table:table-cell>
          <table:table-cell table:style-name="ce34" office:value-type="percentage" office:value="0.0290368380637463">
            <text:p>2,90%</text:p>
          </table:table-cell>
          <table:table-cell/>
          <table:table-cell table:style-name="ce29" table:formula="of:=[.Q382]+0.05" office:value-type="float" office:value="12.4">
            <text:p>12,400</text:p>
          </table:table-cell>
          <table:table-cell table:style-name="ce34" office:value-type="percentage" office:value="0.0292866954132279">
            <text:p>2,93%</text:p>
          </table:table-cell>
          <table:table-cell/>
          <table:table-cell table:style-name="ce29" table:formula="of:=[.T382]+0.05" office:value-type="float" office:value="12.4">
            <text:p>12,400</text:p>
          </table:table-cell>
          <table:table-cell table:style-name="ce34" office:value-type="percentage" office:value="0.0294464881314974">
            <text:p>2,94%</text:p>
          </table:table-cell>
          <table:table-cell/>
          <table:table-cell table:style-name="ce58" table:formula="of:=([.R383]-[.U383])*100*100" office:value-type="float" office:value="-1.59792718269453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83]+0.125" office:value-type="float" office:value="31.125">
            <text:p>31,125</text:p>
          </table:table-cell>
          <table:table-cell table:style-name="ce34" office:value-type="percentage" office:value="0.0199256948131442">
            <text:p>1,99%</text:p>
          </table:table-cell>
          <table:table-cell/>
          <table:table-cell table:style-name="ce29" table:formula="of:=[.E383]+0.125" office:value-type="float" office:value="31.125">
            <text:p>31,125</text:p>
          </table:table-cell>
          <table:table-cell table:style-name="ce34" office:value-type="percentage" office:value="0.0214105725384316">
            <text:p>2,14%</text:p>
          </table:table-cell>
          <table:table-cell/>
          <table:table-cell table:style-name="ce29" table:formula="of:=[.H383]+0.125" office:value-type="float" office:value="31.125">
            <text:p>31,125</text:p>
          </table:table-cell>
          <table:table-cell table:style-name="ce34" office:value-type="percentage" office:value="0.0234036533247361">
            <text:p>2,34%</text:p>
          </table:table-cell>
          <table:table-cell/>
          <table:table-cell table:style-name="ce29" table:formula="of:=[.K383]+0.05" office:value-type="float" office:value="12.45">
            <text:p>12,450</text:p>
          </table:table-cell>
          <table:table-cell table:style-name="ce34" office:value-type="percentage" office:value="0.0287857187228057">
            <text:p>2,88%</text:p>
          </table:table-cell>
          <table:table-cell/>
          <table:table-cell table:style-name="ce29" table:formula="of:=[.N383]+0.05" office:value-type="float" office:value="12.45">
            <text:p>12,450</text:p>
          </table:table-cell>
          <table:table-cell table:style-name="ce34" office:value-type="percentage" office:value="0.0289733865594989">
            <text:p>2,90%</text:p>
          </table:table-cell>
          <table:table-cell/>
          <table:table-cell table:style-name="ce29" table:formula="of:=[.Q383]+0.05" office:value-type="float" office:value="12.45">
            <text:p>12,450</text:p>
          </table:table-cell>
          <table:table-cell table:style-name="ce34" office:value-type="percentage" office:value="0.0292796561865585">
            <text:p>2,93%</text:p>
          </table:table-cell>
          <table:table-cell/>
          <table:table-cell table:style-name="ce29" table:formula="of:=[.T383]+0.05" office:value-type="float" office:value="12.45">
            <text:p>12,450</text:p>
          </table:table-cell>
          <table:table-cell table:style-name="ce34" office:value-type="percentage" office:value="0.0294389656489053">
            <text:p>2,94%</text:p>
          </table:table-cell>
          <table:table-cell/>
          <table:table-cell table:style-name="ce58" table:formula="of:=([.R384]-[.U384])*100*100" office:value-type="float" office:value="-1.59309462346803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84]+0.125" office:value-type="float" office:value="31.25">
            <text:p>31,250</text:p>
          </table:table-cell>
          <table:table-cell table:style-name="ce34" office:value-type="percentage" office:value="0.0199484910163224">
            <text:p>1,99%</text:p>
          </table:table-cell>
          <table:table-cell/>
          <table:table-cell table:style-name="ce29" table:formula="of:=[.E384]+0.125" office:value-type="float" office:value="31.25">
            <text:p>31,250</text:p>
          </table:table-cell>
          <table:table-cell table:style-name="ce34" office:value-type="percentage" office:value="0.0214121034568605">
            <text:p>2,14%</text:p>
          </table:table-cell>
          <table:table-cell/>
          <table:table-cell table:style-name="ce29" table:formula="of:=[.H384]+0.125" office:value-type="float" office:value="31.25">
            <text:p>31,250</text:p>
          </table:table-cell>
          <table:table-cell table:style-name="ce34" office:value-type="percentage" office:value="0.0234065559398611">
            <text:p>2,34%</text:p>
          </table:table-cell>
          <table:table-cell/>
          <table:table-cell table:style-name="ce29" table:formula="of:=[.K384]+0.05" office:value-type="float" office:value="12.5">
            <text:p>12,500</text:p>
          </table:table-cell>
          <table:table-cell table:style-name="ce34" office:value-type="percentage" office:value="0.0287545432175384">
            <text:p>2,88%</text:p>
          </table:table-cell>
          <table:table-cell/>
          <table:table-cell table:style-name="ce29" table:formula="of:=[.N384]+0.05" office:value-type="float" office:value="12.5">
            <text:p>12,500</text:p>
          </table:table-cell>
          <table:table-cell table:style-name="ce34" office:value-type="percentage" office:value="0.028908525726171">
            <text:p>2,89%</text:p>
          </table:table-cell>
          <table:table-cell/>
          <table:table-cell table:style-name="ce29" table:formula="of:=[.Q384]+0.05" office:value-type="float" office:value="12.5">
            <text:p>12,500</text:p>
          </table:table-cell>
          <table:table-cell table:style-name="ce34" office:value-type="percentage" office:value="0.0292717452203375">
            <text:p>2,93%</text:p>
          </table:table-cell>
          <table:table-cell/>
          <table:table-cell table:style-name="ce29" table:formula="of:=[.T384]+0.05" office:value-type="float" office:value="12.5">
            <text:p>12,500</text:p>
          </table:table-cell>
          <table:table-cell table:style-name="ce34" office:value-type="percentage" office:value="0.029430569901562">
            <text:p>2,94%</text:p>
          </table:table-cell>
          <table:table-cell/>
          <table:table-cell table:style-name="ce58" table:formula="of:=([.R385]-[.U385])*100*100" office:value-type="float" office:value="-1.58824681224516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85]+0.125" office:value-type="float" office:value="31.375">
            <text:p>31,375</text:p>
          </table:table-cell>
          <table:table-cell table:style-name="ce34" office:value-type="percentage" office:value="0.0199711055764474">
            <text:p>2,00%</text:p>
          </table:table-cell>
          <table:table-cell/>
          <table:table-cell table:style-name="ce29" table:formula="of:=[.E385]+0.125" office:value-type="float" office:value="31.375">
            <text:p>31,375</text:p>
          </table:table-cell>
          <table:table-cell table:style-name="ce34" office:value-type="percentage" office:value="0.0214136221767361">
            <text:p>2,14%</text:p>
          </table:table-cell>
          <table:table-cell/>
          <table:table-cell table:style-name="ce29" table:formula="of:=[.H385]+0.125" office:value-type="float" office:value="31.375">
            <text:p>31,375</text:p>
          </table:table-cell>
          <table:table-cell table:style-name="ce34" office:value-type="percentage" office:value="0.0234094354265787">
            <text:p>2,34%</text:p>
          </table:table-cell>
          <table:table-cell/>
          <table:table-cell table:style-name="ce29" table:formula="of:=[.K385]+0.05" office:value-type="float" office:value="12.55">
            <text:p>12,550</text:p>
          </table:table-cell>
          <table:table-cell table:style-name="ce34" office:value-type="percentage" office:value="0.0287219396704873">
            <text:p>2,87%</text:p>
          </table:table-cell>
          <table:table-cell/>
          <table:table-cell table:style-name="ce29" table:formula="of:=[.N385]+0.05" office:value-type="float" office:value="12.55">
            <text:p>12,550</text:p>
          </table:table-cell>
          <table:table-cell table:style-name="ce34" office:value-type="percentage" office:value="0.0288423171021811">
            <text:p>2,88%</text:p>
          </table:table-cell>
          <table:table-cell/>
          <table:table-cell table:style-name="ce29" table:formula="of:=[.Q385]+0.05" office:value-type="float" office:value="12.55">
            <text:p>12,550</text:p>
          </table:table-cell>
          <table:table-cell table:style-name="ce34" office:value-type="percentage" office:value="0.0292629835963911">
            <text:p>2,93%</text:p>
          </table:table-cell>
          <table:table-cell/>
          <table:table-cell table:style-name="ce29" table:formula="of:=[.T385]+0.05" office:value-type="float" office:value="12.55">
            <text:p>12,550</text:p>
          </table:table-cell>
          <table:table-cell table:style-name="ce34" office:value-type="percentage" office:value="0.0294213219459627">
            <text:p>2,94%</text:p>
          </table:table-cell>
          <table:table-cell/>
          <table:table-cell table:style-name="ce58" table:formula="of:=([.R386]-[.U386])*100*100" office:value-type="float" office:value="-1.58338349571692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86]+0.125" office:value-type="float" office:value="31.5">
            <text:p>31,500</text:p>
          </table:table-cell>
          <table:table-cell table:style-name="ce34" office:value-type="percentage" office:value="0.0199935406559365">
            <text:p>2,00%</text:p>
          </table:table-cell>
          <table:table-cell/>
          <table:table-cell table:style-name="ce29" table:formula="of:=[.E386]+0.125" office:value-type="float" office:value="31.5">
            <text:p>31,500</text:p>
          </table:table-cell>
          <table:table-cell table:style-name="ce34" office:value-type="percentage" office:value="0.0214151288432794">
            <text:p>2,14%</text:p>
          </table:table-cell>
          <table:table-cell/>
          <table:table-cell table:style-name="ce29" table:formula="of:=[.H386]+0.125" office:value-type="float" office:value="31.5">
            <text:p>31,500</text:p>
          </table:table-cell>
          <table:table-cell table:style-name="ce34" office:value-type="percentage" office:value="0.023412292060227">
            <text:p>2,34%</text:p>
          </table:table-cell>
          <table:table-cell/>
          <table:table-cell table:style-name="ce29" table:formula="of:=[.K386]+0.05" office:value-type="float" office:value="12.6">
            <text:p>12,600</text:p>
          </table:table-cell>
          <table:table-cell table:style-name="ce34" office:value-type="percentage" office:value="0.0286879395020181">
            <text:p>2,87%</text:p>
          </table:table-cell>
          <table:table-cell/>
          <table:table-cell table:style-name="ce29" table:formula="of:=[.N386]+0.05" office:value-type="float" office:value="12.6">
            <text:p>12,600</text:p>
          </table:table-cell>
          <table:table-cell table:style-name="ce34" office:value-type="percentage" office:value="0.0287748222259477">
            <text:p>2,88%</text:p>
          </table:table-cell>
          <table:table-cell/>
          <table:table-cell table:style-name="ce29" table:formula="of:=[.Q386]+0.05" office:value-type="float" office:value="12.6">
            <text:p>12,600</text:p>
          </table:table-cell>
          <table:table-cell table:style-name="ce34" office:value-type="percentage" office:value="0.0292533923965455">
            <text:p>2,93%</text:p>
          </table:table-cell>
          <table:table-cell/>
          <table:table-cell table:style-name="ce29" table:formula="of:=[.T386]+0.05" office:value-type="float" office:value="12.6">
            <text:p>12,600</text:p>
          </table:table-cell>
          <table:table-cell table:style-name="ce34" office:value-type="percentage" office:value="0.0294112428386029">
            <text:p>2,94%</text:p>
          </table:table-cell>
          <table:table-cell/>
          <table:table-cell table:style-name="ce58" table:formula="of:=([.R387]-[.U387])*100*100" office:value-type="float" office:value="-1.57850442057426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87]+0.125" office:value-type="float" office:value="31.625">
            <text:p>31,625</text:p>
          </table:table-cell>
          <table:table-cell table:style-name="ce34" office:value-type="percentage" office:value="0.0200157983830185">
            <text:p>2,00%</text:p>
          </table:table-cell>
          <table:table-cell/>
          <table:table-cell table:style-name="ce29" table:formula="of:=[.E387]+0.125" office:value-type="float" office:value="31.625">
            <text:p>31,625</text:p>
          </table:table-cell>
          <table:table-cell table:style-name="ce34" office:value-type="percentage" office:value="0.0214166235994153">
            <text:p>2,14%</text:p>
          </table:table-cell>
          <table:table-cell/>
          <table:table-cell table:style-name="ce29" table:formula="of:=[.H387]+0.125" office:value-type="float" office:value="31.625">
            <text:p>31,625</text:p>
          </table:table-cell>
          <table:table-cell table:style-name="ce34" office:value-type="percentage" office:value="0.0234151261117913">
            <text:p>2,34%</text:p>
          </table:table-cell>
          <table:table-cell/>
          <table:table-cell table:style-name="ce29" table:formula="of:=[.K387]+0.05" office:value-type="float" office:value="12.65">
            <text:p>12,650</text:p>
          </table:table-cell>
          <table:table-cell table:style-name="ce34" office:value-type="percentage" office:value="0.028652574132497">
            <text:p>2,87%</text:p>
          </table:table-cell>
          <table:table-cell/>
          <table:table-cell table:style-name="ce29" table:formula="of:=[.N387]+0.05" office:value-type="float" office:value="12.65">
            <text:p>12,650</text:p>
          </table:table-cell>
          <table:table-cell table:style-name="ce34" office:value-type="percentage" office:value="0.0287061026358892">
            <text:p>2,87%</text:p>
          </table:table-cell>
          <table:table-cell/>
          <table:table-cell table:style-name="ce29" table:formula="of:=[.Q387]+0.05" office:value-type="float" office:value="12.65">
            <text:p>12,650</text:p>
          </table:table-cell>
          <table:table-cell table:style-name="ce34" office:value-type="percentage" office:value="0.029242992702627">
            <text:p>2,92%</text:p>
          </table:table-cell>
          <table:table-cell/>
          <table:table-cell table:style-name="ce29" table:formula="of:=[.T387]+0.05" office:value-type="float" office:value="12.65">
            <text:p>12,650</text:p>
          </table:table-cell>
          <table:table-cell table:style-name="ce34" office:value-type="percentage" office:value="0.0294003536359778">
            <text:p>2,94%</text:p>
          </table:table-cell>
          <table:table-cell/>
          <table:table-cell table:style-name="ce58" table:formula="of:=([.R388]-[.U388])*100*100" office:value-type="float" office:value="-1.57360933350826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88]+0.125" office:value-type="float" office:value="31.75">
            <text:p>31,750</text:p>
          </table:table-cell>
          <table:table-cell table:style-name="ce34" office:value-type="percentage" office:value="0.020037880852407">
            <text:p>2,00%</text:p>
          </table:table-cell>
          <table:table-cell/>
          <table:table-cell table:style-name="ce29" table:formula="of:=[.E388]+0.125" office:value-type="float" office:value="31.75">
            <text:p>31,750</text:p>
          </table:table-cell>
          <table:table-cell table:style-name="ce34" office:value-type="percentage" office:value="0.0214181065858178">
            <text:p>2,14%</text:p>
          </table:table-cell>
          <table:table-cell/>
          <table:table-cell table:style-name="ce29" table:formula="of:=[.H388]+0.125" office:value-type="float" office:value="31.75">
            <text:p>31,750</text:p>
          </table:table-cell>
          <table:table-cell table:style-name="ce34" office:value-type="percentage" office:value="0.0234179378479888">
            <text:p>2,34%</text:p>
          </table:table-cell>
          <table:table-cell/>
          <table:table-cell table:style-name="ce29" table:formula="of:=[.K388]+0.05" office:value-type="float" office:value="12.7">
            <text:p>12,700</text:p>
          </table:table-cell>
          <table:table-cell table:style-name="ce34" office:value-type="percentage" office:value="0.0286158749822898">
            <text:p>2,86%</text:p>
          </table:table-cell>
          <table:table-cell/>
          <table:table-cell table:style-name="ce29" table:formula="of:=[.N388]+0.05" office:value-type="float" office:value="12.7">
            <text:p>12,700</text:p>
          </table:table-cell>
          <table:table-cell table:style-name="ce34" office:value-type="percentage" office:value="0.0286362198704241">
            <text:p>2,86%</text:p>
          </table:table-cell>
          <table:table-cell/>
          <table:table-cell table:style-name="ce29" table:formula="of:=[.Q388]+0.05" office:value-type="float" office:value="12.7">
            <text:p>12,700</text:p>
          </table:table-cell>
          <table:table-cell table:style-name="ce34" office:value-type="percentage" office:value="0.0292318055964618">
            <text:p>2,92%</text:p>
          </table:table-cell>
          <table:table-cell/>
          <table:table-cell table:style-name="ce29" table:formula="of:=[.T388]+0.05" office:value-type="float" office:value="12.7">
            <text:p>12,700</text:p>
          </table:table-cell>
          <table:table-cell table:style-name="ce34" office:value-type="percentage" office:value="0.0293886753945828">
            <text:p>2,94%</text:p>
          </table:table-cell>
          <table:table-cell/>
          <table:table-cell table:style-name="ce58" table:formula="of:=([.R389]-[.U389])*100*100" office:value-type="float" office:value="-1.56869798120986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89]+0.125" office:value-type="float" office:value="31.875">
            <text:p>31,875</text:p>
          </table:table-cell>
          <table:table-cell table:style-name="ce34" office:value-type="percentage" office:value="0.0200597901259572">
            <text:p>2,01%</text:p>
          </table:table-cell>
          <table:table-cell/>
          <table:table-cell table:style-name="ce29" table:formula="of:=[.E389]+0.125" office:value-type="float" office:value="31.875">
            <text:p>31,875</text:p>
          </table:table-cell>
          <table:table-cell table:style-name="ce34" office:value-type="percentage" office:value="0.0214195779409544">
            <text:p>2,14%</text:p>
          </table:table-cell>
          <table:table-cell/>
          <table:table-cell table:style-name="ce29" table:formula="of:=[.H389]+0.125" office:value-type="float" office:value="31.875">
            <text:p>31,875</text:p>
          </table:table-cell>
          <table:table-cell table:style-name="ce34" office:value-type="percentage" office:value="0.0234207275313535">
            <text:p>2,34%</text:p>
          </table:table-cell>
          <table:table-cell/>
          <table:table-cell table:style-name="ce29" table:formula="of:=[.K389]+0.05" office:value-type="float" office:value="12.75">
            <text:p>12,750</text:p>
          </table:table-cell>
          <table:table-cell table:style-name="ce34" office:value-type="percentage" office:value="0.0285778734717625">
            <text:p>2,86%</text:p>
          </table:table-cell>
          <table:table-cell/>
          <table:table-cell table:style-name="ce29" table:formula="of:=[.N389]+0.05" office:value-type="float" office:value="12.75">
            <text:p>12,750</text:p>
          </table:table-cell>
          <table:table-cell table:style-name="ce34" office:value-type="percentage" office:value="0.0285652354679709">
            <text:p>2,86%</text:p>
          </table:table-cell>
          <table:table-cell/>
          <table:table-cell table:style-name="ce29" table:formula="of:=[.Q389]+0.05" office:value-type="float" office:value="12.75">
            <text:p>12,750</text:p>
          </table:table-cell>
          <table:table-cell table:style-name="ce34" office:value-type="percentage" office:value="0.0292198521598762">
            <text:p>2,92%</text:p>
          </table:table-cell>
          <table:table-cell/>
          <table:table-cell table:style-name="ce29" table:formula="of:=[.T389]+0.05" office:value-type="float" office:value="12.75">
            <text:p>12,750</text:p>
          </table:table-cell>
          <table:table-cell table:style-name="ce34" office:value-type="percentage" office:value="0.0293762291709132">
            <text:p>2,94%</text:p>
          </table:table-cell>
          <table:table-cell/>
          <table:table-cell table:style-name="ce58" table:formula="of:=([.R390]-[.U390])*100*100" office:value-type="float" office:value="-1.56377011037011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90]+0.125" office:value-type="float" office:value="32">
            <text:p>32,000</text:p>
          </table:table-cell>
          <table:table-cell table:style-name="ce34" office:value-type="percentage" office:value="0.0200815282333077">
            <text:p>2,01%</text:p>
          </table:table-cell>
          <table:table-cell/>
          <table:table-cell table:style-name="ce29" table:formula="of:=[.E390]+0.125" office:value-type="float" office:value="32">
            <text:p>32,000</text:p>
          </table:table-cell>
          <table:table-cell table:style-name="ce34" office:value-type="percentage" office:value="0.021421037801129">
            <text:p>2,14%</text:p>
          </table:table-cell>
          <table:table-cell/>
          <table:table-cell table:style-name="ce29" table:formula="of:=[.H390]+0.125" office:value-type="float" office:value="32">
            <text:p>32,000</text:p>
          </table:table-cell>
          <table:table-cell table:style-name="ce34" office:value-type="percentage" office:value="0.0234234954203168">
            <text:p>2,34%</text:p>
          </table:table-cell>
          <table:table-cell/>
          <table:table-cell table:style-name="ce29" table:formula="of:=[.K390]+0.05" office:value-type="float" office:value="12.8">
            <text:p>12,800</text:p>
          </table:table-cell>
          <table:table-cell table:style-name="ce34" office:value-type="percentage" office:value="0.028538601021281">
            <text:p>2,85%</text:p>
          </table:table-cell>
          <table:table-cell/>
          <table:table-cell table:style-name="ce29" table:formula="of:=[.N390]+0.05" office:value-type="float" office:value="12.8">
            <text:p>12,800</text:p>
          </table:table-cell>
          <table:table-cell table:style-name="ce34" office:value-type="percentage" office:value="0.0284932109669482">
            <text:p>2,85%</text:p>
          </table:table-cell>
          <table:table-cell/>
          <table:table-cell table:style-name="ce29" table:formula="of:=[.Q390]+0.05" office:value-type="float" office:value="12.8">
            <text:p>12,800</text:p>
          </table:table-cell>
          <table:table-cell table:style-name="ce34" office:value-type="percentage" office:value="0.0292071534746963">
            <text:p>2,92%</text:p>
          </table:table-cell>
          <table:table-cell/>
          <table:table-cell table:style-name="ce29" table:formula="of:=[.T390]+0.05" office:value-type="float" office:value="12.8">
            <text:p>12,800</text:p>
          </table:table-cell>
          <table:table-cell table:style-name="ce34" office:value-type="percentage" office:value="0.0293630360214643">
            <text:p>2,94%</text:p>
          </table:table-cell>
          <table:table-cell/>
          <table:table-cell table:style-name="ce58" table:formula="of:=([.R391]-[.U391])*100*100" office:value-type="float" office:value="-1.55882546768012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91]+0.125" office:value-type="float" office:value="32.125">
            <text:p>32,125</text:p>
          </table:table-cell>
          <table:table-cell table:style-name="ce34" office:value-type="percentage" office:value="0.0201030971725076">
            <text:p>2,01%</text:p>
          </table:table-cell>
          <table:table-cell/>
          <table:table-cell table:style-name="ce29" table:formula="of:=[.E391]+0.125" office:value-type="float" office:value="32.125">
            <text:p>32,125</text:p>
          </table:table-cell>
          <table:table-cell table:style-name="ce34" office:value-type="percentage" office:value="0.021422486300524">
            <text:p>2,14%</text:p>
          </table:table-cell>
          <table:table-cell/>
          <table:table-cell table:style-name="ce29" table:formula="of:=[.H391]+0.125" office:value-type="float" office:value="32.125">
            <text:p>32,125</text:p>
          </table:table-cell>
          <table:table-cell table:style-name="ce34" office:value-type="percentage" office:value="0.0234262417692882">
            <text:p>2,34%</text:p>
          </table:table-cell>
          <table:table-cell/>
          <table:table-cell table:style-name="ce29" table:formula="of:=[.K391]+0.05" office:value-type="float" office:value="12.85">
            <text:p>12,850</text:p>
          </table:table-cell>
          <table:table-cell table:style-name="ce34" office:value-type="percentage" office:value="0.0284980890512114">
            <text:p>2,85%</text:p>
          </table:table-cell>
          <table:table-cell/>
          <table:table-cell table:style-name="ce29" table:formula="of:=[.N391]+0.05" office:value-type="float" office:value="12.85">
            <text:p>12,850</text:p>
          </table:table-cell>
          <table:table-cell table:style-name="ce34" office:value-type="percentage" office:value="0.0284202079057744">
            <text:p>2,84%</text:p>
          </table:table-cell>
          <table:table-cell/>
          <table:table-cell table:style-name="ce29" table:formula="of:=[.Q391]+0.05" office:value-type="float" office:value="12.85">
            <text:p>12,850</text:p>
          </table:table-cell>
          <table:table-cell table:style-name="ce34" office:value-type="percentage" office:value="0.0291937306227485">
            <text:p>2,92%</text:p>
          </table:table-cell>
          <table:table-cell/>
          <table:table-cell table:style-name="ce29" table:formula="of:=[.T391]+0.05" office:value-type="float" office:value="12.85">
            <text:p>12,850</text:p>
          </table:table-cell>
          <table:table-cell table:style-name="ce34" office:value-type="percentage" office:value="0.0293491170027315">
            <text:p>2,93%</text:p>
          </table:table-cell>
          <table:table-cell/>
          <table:table-cell table:style-name="ce58" table:formula="of:=([.R392]-[.U392])*100*100" office:value-type="float" office:value="-1.55386379983073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92]+0.125" office:value-type="float" office:value="32.25">
            <text:p>32,250</text:p>
          </table:table-cell>
          <table:table-cell table:style-name="ce34" office:value-type="percentage" office:value="0.0201244989106285">
            <text:p>2,01%</text:p>
          </table:table-cell>
          <table:table-cell/>
          <table:table-cell table:style-name="ce29" table:formula="of:=[.E392]+0.125" office:value-type="float" office:value="32.25">
            <text:p>32,250</text:p>
          </table:table-cell>
          <table:table-cell table:style-name="ce34" office:value-type="percentage" office:value="0.0214239235712415">
            <text:p>2,14%</text:p>
          </table:table-cell>
          <table:table-cell/>
          <table:table-cell table:style-name="ce29" table:formula="of:=[.H392]+0.125" office:value-type="float" office:value="32.25">
            <text:p>32,250</text:p>
          </table:table-cell>
          <table:table-cell table:style-name="ce34" office:value-type="percentage" office:value="0.0234289668287328">
            <text:p>2,34%</text:p>
          </table:table-cell>
          <table:table-cell/>
          <table:table-cell table:style-name="ce29" table:formula="of:=[.K392]+0.05" office:value-type="float" office:value="12.9000000000001">
            <text:p>12,900</text:p>
          </table:table-cell>
          <table:table-cell table:style-name="ce34" office:value-type="percentage" office:value="0.0284563689819195">
            <text:p>2,85%</text:p>
          </table:table-cell>
          <table:table-cell/>
          <table:table-cell table:style-name="ce29" table:formula="of:=[.N392]+0.05" office:value-type="float" office:value="12.9000000000001">
            <text:p>12,900</text:p>
          </table:table-cell>
          <table:table-cell table:style-name="ce34" office:value-type="percentage" office:value="0.0283462878228679">
            <text:p>2,83%</text:p>
          </table:table-cell>
          <table:table-cell/>
          <table:table-cell table:style-name="ce29" table:formula="of:=[.Q392]+0.05" office:value-type="float" office:value="12.9000000000001">
            <text:p>12,900</text:p>
          </table:table-cell>
          <table:table-cell table:style-name="ce34" office:value-type="percentage" office:value="0.0291796046858589">
            <text:p>2,92%</text:p>
          </table:table-cell>
          <table:table-cell/>
          <table:table-cell table:style-name="ce29" table:formula="of:=[.T392]+0.05" office:value-type="float" office:value="12.9000000000001">
            <text:p>12,900</text:p>
          </table:table-cell>
          <table:table-cell table:style-name="ce34" office:value-type="percentage" office:value="0.0293344931712102">
            <text:p>2,93%</text:p>
          </table:table-cell>
          <table:table-cell/>
          <table:table-cell table:style-name="ce58" table:formula="of:=([.R393]-[.U393])*100*100" office:value-type="float" office:value="-1.54888485351307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93]+0.125" office:value-type="float" office:value="32.375">
            <text:p>32,375</text:p>
          </table:table-cell>
          <table:table-cell table:style-name="ce34" office:value-type="percentage" office:value="0.0201457353843623">
            <text:p>2,01%</text:p>
          </table:table-cell>
          <table:table-cell/>
          <table:table-cell table:style-name="ce29" table:formula="of:=[.E393]+0.125" office:value-type="float" office:value="32.375">
            <text:p>32,375</text:p>
          </table:table-cell>
          <table:table-cell table:style-name="ce34" office:value-type="percentage" office:value="0.0214253497433435">
            <text:p>2,14%</text:p>
          </table:table-cell>
          <table:table-cell/>
          <table:table-cell table:style-name="ce29" table:formula="of:=[.H393]+0.125" office:value-type="float" office:value="32.375">
            <text:p>32,375</text:p>
          </table:table-cell>
          <table:table-cell table:style-name="ce34" office:value-type="percentage" office:value="0.0234316708452472">
            <text:p>2,34%</text:p>
          </table:table-cell>
          <table:table-cell/>
          <table:table-cell table:style-name="ce29" table:formula="of:=[.K393]+0.05" office:value-type="float" office:value="12.95">
            <text:p>12,950</text:p>
          </table:table-cell>
          <table:table-cell table:style-name="ce34" office:value-type="percentage" office:value="0.0284134722337714">
            <text:p>2,84%</text:p>
          </table:table-cell>
          <table:table-cell/>
          <table:table-cell table:style-name="ce29" table:formula="of:=[.N393]+0.05" office:value-type="float" office:value="12.95">
            <text:p>12,950</text:p>
          </table:table-cell>
          <table:table-cell table:style-name="ce34" office:value-type="percentage" office:value="0.0282715122566473">
            <text:p>2,83%</text:p>
          </table:table-cell>
          <table:table-cell/>
          <table:table-cell table:style-name="ce29" table:formula="of:=[.Q393]+0.05" office:value-type="float" office:value="12.95">
            <text:p>12,950</text:p>
          </table:table-cell>
          <table:table-cell table:style-name="ce34" office:value-type="percentage" office:value="0.0291647967458537">
            <text:p>2,92%</text:p>
          </table:table-cell>
          <table:table-cell/>
          <table:table-cell table:style-name="ce29" table:formula="of:=[.T393]+0.05" office:value-type="float" office:value="12.95">
            <text:p>12,950</text:p>
          </table:table-cell>
          <table:table-cell table:style-name="ce34" office:value-type="percentage" office:value="0.0293191855833955">
            <text:p>2,93%</text:p>
          </table:table-cell>
          <table:table-cell/>
          <table:table-cell table:style-name="ce58" table:formula="of:=([.R394]-[.U394])*100*100" office:value-type="float" office:value="-1.54388837541805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94]+0.125" office:value-type="float" office:value="32.5">
            <text:p>32,500</text:p>
          </table:table-cell>
          <table:table-cell table:style-name="ce34" office:value-type="percentage" office:value="0.0201668085006059">
            <text:p>2,02%</text:p>
          </table:table-cell>
          <table:table-cell/>
          <table:table-cell table:style-name="ce29" table:formula="of:=[.E394]+0.125" office:value-type="float" office:value="32.5">
            <text:p>32,500</text:p>
          </table:table-cell>
          <table:table-cell table:style-name="ce34" office:value-type="percentage" office:value="0.0214267649448908">
            <text:p>2,14%</text:p>
          </table:table-cell>
          <table:table-cell/>
          <table:table-cell table:style-name="ce29" table:formula="of:=[.H394]+0.125" office:value-type="float" office:value="32.5">
            <text:p>32,500</text:p>
          </table:table-cell>
          <table:table-cell table:style-name="ce34" office:value-type="percentage" office:value="0.0234343540616346">
            <text:p>2,34%</text:p>
          </table:table-cell>
          <table:table-cell/>
          <table:table-cell table:style-name="ce29" table:formula="of:=[.K394]+0.05" office:value-type="float" office:value="13.0000000000001">
            <text:p>13,000</text:p>
          </table:table-cell>
          <table:table-cell table:style-name="ce34" office:value-type="percentage" office:value="0.028369430227133">
            <text:p>2,84%</text:p>
          </table:table-cell>
          <table:table-cell/>
          <table:table-cell table:style-name="ce29" table:formula="of:=[.N394]+0.05" office:value-type="float" office:value="13.0000000000001">
            <text:p>13,000</text:p>
          </table:table-cell>
          <table:table-cell table:style-name="ce34" office:value-type="percentage" office:value="0.028195942745531">
            <text:p>2,82%</text:p>
          </table:table-cell>
          <table:table-cell/>
          <table:table-cell table:style-name="ce29" table:formula="of:=[.Q394]+0.05" office:value-type="float" office:value="13.0000000000001">
            <text:p>13,000</text:p>
          </table:table-cell>
          <table:table-cell table:style-name="ce34" office:value-type="percentage" office:value="0.0291493278845593">
            <text:p>2,91%</text:p>
          </table:table-cell>
          <table:table-cell/>
          <table:table-cell table:style-name="ce29" table:formula="of:=[.T394]+0.05" office:value-type="float" office:value="13.0000000000001">
            <text:p>13,000</text:p>
          </table:table-cell>
          <table:table-cell table:style-name="ce34" office:value-type="percentage" office:value="0.029303215295783">
            <text:p>2,93%</text:p>
          </table:table-cell>
          <table:table-cell/>
          <table:table-cell table:style-name="ce58" table:formula="of:=([.R395]-[.U395])*100*100" office:value-type="float" office:value="-1.53887411223682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95]+0.125" office:value-type="float" office:value="32.625">
            <text:p>32,625</text:p>
          </table:table-cell>
          <table:table-cell table:style-name="ce34" office:value-type="percentage" office:value="0.0201877201370316">
            <text:p>2,02%</text:p>
          </table:table-cell>
          <table:table-cell/>
          <table:table-cell table:style-name="ce29" table:formula="of:=[.E395]+0.125" office:value-type="float" office:value="32.625">
            <text:p>32,625</text:p>
          </table:table-cell>
          <table:table-cell table:style-name="ce34" office:value-type="percentage" office:value="0.0214281693019818">
            <text:p>2,14%</text:p>
          </table:table-cell>
          <table:table-cell/>
          <table:table-cell table:style-name="ce29" table:formula="of:=[.H395]+0.125" office:value-type="float" office:value="32.625">
            <text:p>32,625</text:p>
          </table:table-cell>
          <table:table-cell table:style-name="ce34" office:value-type="percentage" office:value="0.0234370167169769">
            <text:p>2,34%</text:p>
          </table:table-cell>
          <table:table-cell/>
          <table:table-cell table:style-name="ce29" table:formula="of:=[.K395]+0.05" office:value-type="float" office:value="13.0500000000001">
            <text:p>13,050</text:p>
          </table:table-cell>
          <table:table-cell table:style-name="ce34" office:value-type="percentage" office:value="0.0283242743823702">
            <text:p>2,83%</text:p>
          </table:table-cell>
          <table:table-cell/>
          <table:table-cell table:style-name="ce29" table:formula="of:=[.N395]+0.05" office:value-type="float" office:value="13.0500000000001">
            <text:p>13,050</text:p>
          </table:table-cell>
          <table:table-cell table:style-name="ce34" office:value-type="percentage" office:value="0.0281196408279377">
            <text:p>2,81%</text:p>
          </table:table-cell>
          <table:table-cell/>
          <table:table-cell table:style-name="ce29" table:formula="of:=[.Q395]+0.05" office:value-type="float" office:value="13.0500000000001">
            <text:p>13,050</text:p>
          </table:table-cell>
          <table:table-cell table:style-name="ce34" office:value-type="percentage" office:value="0.0291332191838018">
            <text:p>2,91%</text:p>
          </table:table-cell>
          <table:table-cell/>
          <table:table-cell table:style-name="ce29" table:formula="of:=[.T395]+0.05" office:value-type="float" office:value="13.0500000000001">
            <text:p>13,050</text:p>
          </table:table-cell>
          <table:table-cell table:style-name="ce34" office:value-type="percentage" office:value="0.0292866033648679">
            <text:p>2,93%</text:p>
          </table:table-cell>
          <table:table-cell/>
          <table:table-cell table:style-name="ce58" table:formula="of:=([.R396]-[.U396])*100*100" office:value-type="float" office:value="-1.53384181066033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96]+0.125" office:value-type="float" office:value="32.75">
            <text:p>32,750</text:p>
          </table:table-cell>
          <table:table-cell table:style-name="ce34" office:value-type="percentage" office:value="0.0202084721426448">
            <text:p>2,02%</text:p>
          </table:table-cell>
          <table:table-cell/>
          <table:table-cell table:style-name="ce29" table:formula="of:=[.E396]+0.125" office:value-type="float" office:value="32.75">
            <text:p>32,750</text:p>
          </table:table-cell>
          <table:table-cell table:style-name="ce34" office:value-type="percentage" office:value="0.0214295629387897">
            <text:p>2,14%</text:p>
          </table:table-cell>
          <table:table-cell/>
          <table:table-cell table:style-name="ce29" table:formula="of:=[.H396]+0.125" office:value-type="float" office:value="32.75">
            <text:p>32,750</text:p>
          </table:table-cell>
          <table:table-cell table:style-name="ce34" office:value-type="percentage" office:value="0.0234396590467059">
            <text:p>2,34%</text:p>
          </table:table-cell>
          <table:table-cell/>
          <table:table-cell table:style-name="ce29" table:formula="of:=[.K396]+0.05" office:value-type="float" office:value="13.1000000000001">
            <text:p>13,100</text:p>
          </table:table-cell>
          <table:table-cell table:style-name="ce34" office:value-type="percentage" office:value="0.028278036119849">
            <text:p>2,83%</text:p>
          </table:table-cell>
          <table:table-cell/>
          <table:table-cell table:style-name="ce29" table:formula="of:=[.N396]+0.05" office:value-type="float" office:value="13.1000000000001">
            <text:p>13,100</text:p>
          </table:table-cell>
          <table:table-cell table:style-name="ce34" office:value-type="percentage" office:value="0.0280426680422856">
            <text:p>2,80%</text:p>
          </table:table-cell>
          <table:table-cell/>
          <table:table-cell table:style-name="ce29" table:formula="of:=[.Q396]+0.05" office:value-type="float" office:value="13.1000000000001">
            <text:p>13,100</text:p>
          </table:table-cell>
          <table:table-cell table:style-name="ce34" office:value-type="percentage" office:value="0.0291164917254076">
            <text:p>2,91%</text:p>
          </table:table-cell>
          <table:table-cell/>
          <table:table-cell table:style-name="ce29" table:formula="of:=[.T396]+0.05" office:value-type="float" office:value="13.1000000000001">
            <text:p>13,100</text:p>
          </table:table-cell>
          <table:table-cell table:style-name="ce34" office:value-type="percentage" office:value="0.0292693708471455">
            <text:p>2,93%</text:p>
          </table:table-cell>
          <table:table-cell/>
          <table:table-cell table:style-name="ce58" table:formula="of:=([.R397]-[.U397])*100*100" office:value-type="float" office:value="-1.52879121737948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97]+0.125" office:value-type="float" office:value="32.875">
            <text:p>32,875</text:p>
          </table:table-cell>
          <table:table-cell table:style-name="ce34" office:value-type="percentage" office:value="0.0202290663383294">
            <text:p>2,02%</text:p>
          </table:table-cell>
          <table:table-cell/>
          <table:table-cell table:style-name="ce29" table:formula="of:=[.E397]+0.125" office:value-type="float" office:value="32.875">
            <text:p>32,875</text:p>
          </table:table-cell>
          <table:table-cell table:style-name="ce34" office:value-type="percentage" office:value="0.021430945977599">
            <text:p>2,14%</text:p>
          </table:table-cell>
          <table:table-cell/>
          <table:table-cell table:style-name="ce29" table:formula="of:=[.H397]+0.125" office:value-type="float" office:value="32.875">
            <text:p>32,875</text:p>
          </table:table-cell>
          <table:table-cell table:style-name="ce34" office:value-type="percentage" office:value="0.0234422812826727">
            <text:p>2,34%</text:p>
          </table:table-cell>
          <table:table-cell/>
          <table:table-cell table:style-name="ce29" table:formula="of:=[.K397]+0.05" office:value-type="float" office:value="13.1500000000001">
            <text:p>13,150</text:p>
          </table:table-cell>
          <table:table-cell table:style-name="ce34" office:value-type="percentage" office:value="0.0282307468599354">
            <text:p>2,82%</text:p>
          </table:table-cell>
          <table:table-cell/>
          <table:table-cell table:style-name="ce29" table:formula="of:=[.N397]+0.05" office:value-type="float" office:value="13.1500000000001">
            <text:p>13,150</text:p>
          </table:table-cell>
          <table:table-cell table:style-name="ce34" office:value-type="percentage" office:value="0.0279650859269933">
            <text:p>2,80%</text:p>
          </table:table-cell>
          <table:table-cell/>
          <table:table-cell table:style-name="ce29" table:formula="of:=[.Q397]+0.05" office:value-type="float" office:value="13.1500000000001">
            <text:p>13,150</text:p>
          </table:table-cell>
          <table:table-cell table:style-name="ce34" office:value-type="percentage" office:value="0.0290991665912027">
            <text:p>2,91%</text:p>
          </table:table-cell>
          <table:table-cell/>
          <table:table-cell table:style-name="ce29" table:formula="of:=[.T397]+0.05" office:value-type="float" office:value="13.1500000000001">
            <text:p>13,150</text:p>
          </table:table-cell>
          <table:table-cell table:style-name="ce34" office:value-type="percentage" office:value="0.0292515387991112">
            <text:p>2,93%</text:p>
          </table:table-cell>
          <table:table-cell/>
          <table:table-cell table:style-name="ce58" table:formula="of:=([.R398]-[.U398])*100*100" office:value-type="float" office:value="-1.52372207908549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98]+0.125" office:value-type="float" office:value="33">
            <text:p>33,000</text:p>
          </table:table-cell>
          <table:table-cell table:style-name="ce34" office:value-type="percentage" office:value="0.02024950451738">
            <text:p>2,02%</text:p>
          </table:table-cell>
          <table:table-cell/>
          <table:table-cell table:style-name="ce29" table:formula="of:=[.E398]+0.125" office:value-type="float" office:value="33">
            <text:p>33,000</text:p>
          </table:table-cell>
          <table:table-cell table:style-name="ce34" office:value-type="percentage" office:value="0.0214323185388416">
            <text:p>2,14%</text:p>
          </table:table-cell>
          <table:table-cell/>
          <table:table-cell table:style-name="ce29" table:formula="of:=[.H398]+0.125" office:value-type="float" office:value="33">
            <text:p>33,000</text:p>
          </table:table-cell>
          <table:table-cell table:style-name="ce34" office:value-type="percentage" office:value="0.0234448836532155">
            <text:p>2,34%</text:p>
          </table:table-cell>
          <table:table-cell/>
          <table:table-cell table:style-name="ce29" table:formula="of:=[.K398]+0.05" office:value-type="float" office:value="13.2000000000001">
            <text:p>13,200</text:p>
          </table:table-cell>
          <table:table-cell table:style-name="ce34" office:value-type="percentage" office:value="0.0281824380229954">
            <text:p>2,82%</text:p>
          </table:table-cell>
          <table:table-cell/>
          <table:table-cell table:style-name="ce29" table:formula="of:=[.N398]+0.05" office:value-type="float" office:value="13.2000000000001">
            <text:p>13,200</text:p>
          </table:table-cell>
          <table:table-cell table:style-name="ce34" office:value-type="percentage" office:value="0.0278869560204794">
            <text:p>2,79%</text:p>
          </table:table-cell>
          <table:table-cell/>
          <table:table-cell table:style-name="ce29" table:formula="of:=[.Q398]+0.05" office:value-type="float" office:value="13.2000000000001">
            <text:p>13,200</text:p>
          </table:table-cell>
          <table:table-cell table:style-name="ce34" office:value-type="percentage" office:value="0.0290812648630135">
            <text:p>2,91%</text:p>
          </table:table-cell>
          <table:table-cell/>
          <table:table-cell table:style-name="ce29" table:formula="of:=[.T398]+0.05" office:value-type="float" office:value="13.2000000000001">
            <text:p>13,200</text:p>
          </table:table-cell>
          <table:table-cell table:style-name="ce34" office:value-type="percentage" office:value="0.0292331282772604">
            <text:p>2,92%</text:p>
          </table:table-cell>
          <table:table-cell/>
          <table:table-cell table:style-name="ce58" table:formula="of:=([.R399]-[.U399])*100*100" office:value-type="float" office:value="-1.51863414246924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99]+0.125" office:value-type="float" office:value="33.125">
            <text:p>33,125</text:p>
          </table:table-cell>
          <table:table-cell table:style-name="ce34" office:value-type="percentage" office:value="0.0202697884460227">
            <text:p>2,03%</text:p>
          </table:table-cell>
          <table:table-cell/>
          <table:table-cell table:style-name="ce29" table:formula="of:=[.E399]+0.125" office:value-type="float" office:value="33.125">
            <text:p>33,125</text:p>
          </table:table-cell>
          <table:table-cell table:style-name="ce34" office:value-type="percentage" office:value="0.0214336807411315">
            <text:p>2,14%</text:p>
          </table:table-cell>
          <table:table-cell/>
          <table:table-cell table:style-name="ce29" table:formula="of:=[.H399]+0.125" office:value-type="float" office:value="33.125">
            <text:p>33,125</text:p>
          </table:table-cell>
          <table:table-cell table:style-name="ce34" office:value-type="percentage" office:value="0.0234474663832259">
            <text:p>2,34%</text:p>
          </table:table-cell>
          <table:table-cell/>
          <table:table-cell table:style-name="ce29" table:formula="of:=[.K399]+0.05" office:value-type="float" office:value="13.2500000000001">
            <text:p>13,250</text:p>
          </table:table-cell>
          <table:table-cell table:style-name="ce34" office:value-type="percentage" office:value="0.0281331410293948">
            <text:p>2,81%</text:p>
          </table:table-cell>
          <table:table-cell/>
          <table:table-cell table:style-name="ce29" table:formula="of:=[.N399]+0.05" office:value-type="float" office:value="13.2500000000001">
            <text:p>13,250</text:p>
          </table:table-cell>
          <table:table-cell table:style-name="ce34" office:value-type="percentage" office:value="0.0278083398611623">
            <text:p>2,78%</text:p>
          </table:table-cell>
          <table:table-cell/>
          <table:table-cell table:style-name="ce29" table:formula="of:=[.Q399]+0.05" office:value-type="float" office:value="13.2500000000001">
            <text:p>13,250</text:p>
          </table:table-cell>
          <table:table-cell table:style-name="ce34" office:value-type="percentage" office:value="0.0290628076226661">
            <text:p>2,91%</text:p>
          </table:table-cell>
          <table:table-cell/>
          <table:table-cell table:style-name="ce29" table:formula="of:=[.T399]+0.05" office:value-type="float" office:value="13.2500000000001">
            <text:p>13,250</text:p>
          </table:table-cell>
          <table:table-cell table:style-name="ce34" office:value-type="percentage" office:value="0.0292141603380883">
            <text:p>2,92%</text:p>
          </table:table-cell>
          <table:table-cell/>
          <table:table-cell table:style-name="ce58" table:formula="of:=([.R400]-[.U400])*100*100" office:value-type="float" office:value="-1.51352715422166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00]+0.125" office:value-type="float" office:value="33.25">
            <text:p>33,250</text:p>
          </table:table-cell>
          <table:table-cell table:style-name="ce34" office:value-type="percentage" office:value="0.0202899198639237">
            <text:p>2,03%</text:p>
          </table:table-cell>
          <table:table-cell/>
          <table:table-cell table:style-name="ce29" table:formula="of:=[.E400]+0.125" office:value-type="float" office:value="33.25">
            <text:p>33,250</text:p>
          </table:table-cell>
          <table:table-cell table:style-name="ce34" office:value-type="percentage" office:value="0.0214350327012988">
            <text:p>2,14%</text:p>
          </table:table-cell>
          <table:table-cell/>
          <table:table-cell table:style-name="ce29" table:formula="of:=[.H400]+0.125" office:value-type="float" office:value="33.25">
            <text:p>33,250</text:p>
          </table:table-cell>
          <table:table-cell table:style-name="ce34" office:value-type="percentage" office:value="0.0234500296942136">
            <text:p>2,35%</text:p>
          </table:table-cell>
          <table:table-cell/>
          <table:table-cell table:style-name="ce29" table:formula="of:=[.K400]+0.05" office:value-type="float" office:value="13.3000000000001">
            <text:p>13,300</text:p>
          </table:table-cell>
          <table:table-cell table:style-name="ce34" office:value-type="percentage" office:value="0.0280828872994997">
            <text:p>2,81%</text:p>
          </table:table-cell>
          <table:table-cell/>
          <table:table-cell table:style-name="ce29" table:formula="of:=[.N400]+0.05" office:value-type="float" office:value="13.3000000000001">
            <text:p>13,300</text:p>
          </table:table-cell>
          <table:table-cell table:style-name="ce34" office:value-type="percentage" office:value="0.0277292989874604">
            <text:p>2,77%</text:p>
          </table:table-cell>
          <table:table-cell/>
          <table:table-cell table:style-name="ce29" table:formula="of:=[.Q400]+0.05" office:value-type="float" office:value="13.3000000000001">
            <text:p>13,300</text:p>
          </table:table-cell>
          <table:table-cell table:style-name="ce34" office:value-type="percentage" office:value="0.0290438159519869">
            <text:p>2,90%</text:p>
          </table:table-cell>
          <table:table-cell/>
          <table:table-cell table:style-name="ce29" table:formula="of:=[.T400]+0.05" office:value-type="float" office:value="13.3000000000001">
            <text:p>13,300</text:p>
          </table:table-cell>
          <table:table-cell table:style-name="ce34" office:value-type="percentage" office:value="0.0291946560380903">
            <text:p>2,92%</text:p>
          </table:table-cell>
          <table:table-cell/>
          <table:table-cell table:style-name="ce58" table:formula="of:=([.R401]-[.U401])*100*100" office:value-type="float" office:value="-1.50840086103398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01]+0.125" office:value-type="float" office:value="33.375">
            <text:p>33,375</text:p>
          </table:table-cell>
          <table:table-cell table:style-name="ce34" office:value-type="percentage" office:value="0.0203099004846869">
            <text:p>2,03%</text:p>
          </table:table-cell>
          <table:table-cell/>
          <table:table-cell table:style-name="ce29" table:formula="of:=[.E401]+0.125" office:value-type="float" office:value="33.375">
            <text:p>33,375</text:p>
          </table:table-cell>
          <table:table-cell table:style-name="ce34" office:value-type="percentage" office:value="0.0214363745344237">
            <text:p>2,14%</text:p>
          </table:table-cell>
          <table:table-cell/>
          <table:table-cell table:style-name="ce29" table:formula="of:=[.H401]+0.125" office:value-type="float" office:value="33.375">
            <text:p>33,375</text:p>
          </table:table-cell>
          <table:table-cell table:style-name="ce34" office:value-type="percentage" office:value="0.0234525738043701">
            <text:p>2,35%</text:p>
          </table:table-cell>
          <table:table-cell/>
          <table:table-cell table:style-name="ce29" table:formula="of:=[.K401]+0.05" office:value-type="float" office:value="13.3500000000001">
            <text:p>13,350</text:p>
          </table:table-cell>
          <table:table-cell table:style-name="ce34" office:value-type="percentage" office:value="0.0280317082536759">
            <text:p>2,80%</text:p>
          </table:table-cell>
          <table:table-cell/>
          <table:table-cell table:style-name="ce29" table:formula="of:=[.N401]+0.05" office:value-type="float" office:value="13.3500000000001">
            <text:p>13,350</text:p>
          </table:table-cell>
          <table:table-cell table:style-name="ce34" office:value-type="percentage" office:value="0.0276498949377923">
            <text:p>2,76%</text:p>
          </table:table-cell>
          <table:table-cell/>
          <table:table-cell table:style-name="ce29" table:formula="of:=[.Q401]+0.05" office:value-type="float" office:value="13.3500000000001">
            <text:p>13,350</text:p>
          </table:table-cell>
          <table:table-cell table:style-name="ce34" office:value-type="percentage" office:value="0.029024310932802">
            <text:p>2,90%</text:p>
          </table:table-cell>
          <table:table-cell/>
          <table:table-cell table:style-name="ce29" table:formula="of:=[.T401]+0.05" office:value-type="float" office:value="13.3500000000001">
            <text:p>13,350</text:p>
          </table:table-cell>
          <table:table-cell table:style-name="ce34" office:value-type="percentage" office:value="0.0291746364337617">
            <text:p>2,92%</text:p>
          </table:table-cell>
          <table:table-cell/>
          <table:table-cell table:style-name="ce58" table:formula="of:=([.R402]-[.U402])*100*100" office:value-type="float" office:value="-1.50325500959708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02]+0.125" office:value-type="float" office:value="33.5">
            <text:p>33,500</text:p>
          </table:table-cell>
          <table:table-cell table:style-name="ce34" office:value-type="percentage" office:value="0.0203297319963399">
            <text:p>2,03%</text:p>
          </table:table-cell>
          <table:table-cell/>
          <table:table-cell table:style-name="ce29" table:formula="of:=[.E402]+0.125" office:value-type="float" office:value="33.5">
            <text:p>33,500</text:p>
          </table:table-cell>
          <table:table-cell table:style-name="ce34" office:value-type="percentage" office:value="0.0214377063538686">
            <text:p>2,14%</text:p>
          </table:table-cell>
          <table:table-cell/>
          <table:table-cell table:style-name="ce29" table:formula="of:=[.H402]+0.125" office:value-type="float" office:value="33.5">
            <text:p>33,500</text:p>
          </table:table-cell>
          <table:table-cell table:style-name="ce34" office:value-type="percentage" office:value="0.0234550989286298">
            <text:p>2,35%</text:p>
          </table:table-cell>
          <table:table-cell/>
          <table:table-cell table:style-name="ce29" table:formula="of:=[.K402]+0.05" office:value-type="float" office:value="13.4000000000001">
            <text:p>13,400</text:p>
          </table:table-cell>
          <table:table-cell table:style-name="ce34" office:value-type="percentage" office:value="0.0279796353122896">
            <text:p>2,80%</text:p>
          </table:table-cell>
          <table:table-cell/>
          <table:table-cell table:style-name="ce29" table:formula="of:=[.N402]+0.05" office:value-type="float" office:value="13.4000000000001">
            <text:p>13,400</text:p>
          </table:table-cell>
          <table:table-cell table:style-name="ce34" office:value-type="percentage" office:value="0.0275701892505765">
            <text:p>2,76%</text:p>
          </table:table-cell>
          <table:table-cell/>
          <table:table-cell table:style-name="ce29" table:formula="of:=[.Q402]+0.05" office:value-type="float" office:value="13.4000000000001">
            <text:p>13,400</text:p>
          </table:table-cell>
          <table:table-cell table:style-name="ce34" office:value-type="percentage" office:value="0.0290043136469376">
            <text:p>2,90%</text:p>
          </table:table-cell>
          <table:table-cell/>
          <table:table-cell table:style-name="ce29" table:formula="of:=[.T402]+0.05" office:value-type="float" office:value="13.4000000000001">
            <text:p>13,400</text:p>
          </table:table-cell>
          <table:table-cell table:style-name="ce34" office:value-type="percentage" office:value="0.0291541225815978">
            <text:p>2,92%</text:p>
          </table:table-cell>
          <table:table-cell/>
          <table:table-cell table:style-name="ce58" table:formula="of:=([.R403]-[.U403])*100*100" office:value-type="float" office:value="-1.49808934660194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03]+0.125" office:value-type="float" office:value="33.625">
            <text:p>33,625</text:p>
          </table:table-cell>
          <table:table-cell table:style-name="ce34" office:value-type="percentage" office:value="0.0203494160618096">
            <text:p>2,03%</text:p>
          </table:table-cell>
          <table:table-cell/>
          <table:table-cell table:style-name="ce29" table:formula="of:=[.E403]+0.125" office:value-type="float" office:value="33.625">
            <text:p>33,625</text:p>
          </table:table-cell>
          <table:table-cell table:style-name="ce34" office:value-type="percentage" office:value="0.0214390282713102">
            <text:p>2,14%</text:p>
          </table:table-cell>
          <table:table-cell/>
          <table:table-cell table:style-name="ce29" table:formula="of:=[.H403]+0.125" office:value-type="float" office:value="33.625">
            <text:p>33,625</text:p>
          </table:table-cell>
          <table:table-cell table:style-name="ce34" office:value-type="percentage" office:value="0.0234576052787314">
            <text:p>2,35%</text:p>
          </table:table-cell>
          <table:table-cell/>
          <table:table-cell table:style-name="ce29" table:formula="of:=[.K403]+0.05" office:value-type="float" office:value="13.4500000000001">
            <text:p>13,450</text:p>
          </table:table-cell>
          <table:table-cell table:style-name="ce34" office:value-type="percentage" office:value="0.0279266998957065">
            <text:p>2,79%</text:p>
          </table:table-cell>
          <table:table-cell/>
          <table:table-cell table:style-name="ce29" table:formula="of:=[.N403]+0.05" office:value-type="float" office:value="13.4500000000001">
            <text:p>13,450</text:p>
          </table:table-cell>
          <table:table-cell table:style-name="ce34" office:value-type="percentage" office:value="0.0274902434642313">
            <text:p>2,75%</text:p>
          </table:table-cell>
          <table:table-cell/>
          <table:table-cell table:style-name="ce29" table:formula="of:=[.Q403]+0.05" office:value-type="float" office:value="13.4500000000001">
            <text:p>13,450</text:p>
          </table:table-cell>
          <table:table-cell table:style-name="ce34" office:value-type="percentage" office:value="0.0289838451762201">
            <text:p>2,90%</text:p>
          </table:table-cell>
          <table:table-cell/>
          <table:table-cell table:style-name="ce29" table:formula="of:=[.T403]+0.05" office:value-type="float" office:value="13.4500000000001">
            <text:p>13,450</text:p>
          </table:table-cell>
          <table:table-cell table:style-name="ce34" office:value-type="percentage" office:value="0.0291331355380941">
            <text:p>2,91%</text:p>
          </table:table-cell>
          <table:table-cell/>
          <table:table-cell table:style-name="ce58" table:formula="of:=([.R404]-[.U404])*100*100" office:value-type="float" office:value="-1.49290361873968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04]+0.125" office:value-type="float" office:value="33.75">
            <text:p>33,750</text:p>
          </table:table-cell>
          <table:table-cell table:style-name="ce34" office:value-type="percentage" office:value="0.0203689543193869">
            <text:p>2,04%</text:p>
          </table:table-cell>
          <table:table-cell/>
          <table:table-cell table:style-name="ce29" table:formula="of:=[.E404]+0.125" office:value-type="float" office:value="33.75">
            <text:p>33,750</text:p>
          </table:table-cell>
          <table:table-cell table:style-name="ce34" office:value-type="percentage" office:value="0.0214403403967707">
            <text:p>2,14%</text:p>
          </table:table-cell>
          <table:table-cell/>
          <table:table-cell table:style-name="ce29" table:formula="of:=[.H404]+0.125" office:value-type="float" office:value="33.75">
            <text:p>33,750</text:p>
          </table:table-cell>
          <table:table-cell table:style-name="ce34" office:value-type="percentage" office:value="0.0234600930632767">
            <text:p>2,35%</text:p>
          </table:table-cell>
          <table:table-cell/>
          <table:table-cell table:style-name="ce29" table:formula="of:=[.K404]+0.05" office:value-type="float" office:value="13.5000000000001">
            <text:p>13,500</text:p>
          </table:table-cell>
          <table:table-cell table:style-name="ce34" office:value-type="percentage" office:value="0.0278729334242928">
            <text:p>2,79%</text:p>
          </table:table-cell>
          <table:table-cell/>
          <table:table-cell table:style-name="ce29" table:formula="of:=[.N404]+0.05" office:value-type="float" office:value="13.5000000000001">
            <text:p>13,500</text:p>
          </table:table-cell>
          <table:table-cell table:style-name="ce34" office:value-type="percentage" office:value="0.0274101191171755">
            <text:p>2,74%</text:p>
          </table:table-cell>
          <table:table-cell/>
          <table:table-cell table:style-name="ce29" table:formula="of:=[.Q404]+0.05" office:value-type="float" office:value="13.5000000000001">
            <text:p>13,500</text:p>
          </table:table-cell>
          <table:table-cell table:style-name="ce34" office:value-type="percentage" office:value="0.0289629266024757">
            <text:p>2,90%</text:p>
          </table:table-cell>
          <table:table-cell/>
          <table:table-cell table:style-name="ce29" table:formula="of:=[.T404]+0.05" office:value-type="float" office:value="13.5000000000001">
            <text:p>13,500</text:p>
          </table:table-cell>
          <table:table-cell table:style-name="ce34" office:value-type="percentage" office:value="0.0291116963597458">
            <text:p>2,91%</text:p>
          </table:table-cell>
          <table:table-cell/>
          <table:table-cell table:style-name="ce58" table:formula="of:=([.R405]-[.U405])*100*100" office:value-type="float" office:value="-1.48769757270129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05]+0.125" office:value-type="float" office:value="33.875">
            <text:p>33,875</text:p>
          </table:table-cell>
          <table:table-cell table:style-name="ce34" office:value-type="percentage" office:value="0.0203883483831814">
            <text:p>2,04%</text:p>
          </table:table-cell>
          <table:table-cell/>
          <table:table-cell table:style-name="ce29" table:formula="of:=[.E405]+0.125" office:value-type="float" office:value="33.875">
            <text:p>33,875</text:p>
          </table:table-cell>
          <table:table-cell table:style-name="ce34" office:value-type="percentage" office:value="0.0214416428386484">
            <text:p>2,14%</text:p>
          </table:table-cell>
          <table:table-cell/>
          <table:table-cell table:style-name="ce29" table:formula="of:=[.H405]+0.125" office:value-type="float" office:value="33.875">
            <text:p>33,875</text:p>
          </table:table-cell>
          <table:table-cell table:style-name="ce34" office:value-type="percentage" office:value="0.0234625624877885">
            <text:p>2,35%</text:p>
          </table:table-cell>
          <table:table-cell/>
          <table:table-cell table:style-name="ce29" table:formula="of:=[.K405]+0.05" office:value-type="float" office:value="13.5500000000001">
            <text:p>13,550</text:p>
          </table:table-cell>
          <table:table-cell table:style-name="ce34" office:value-type="percentage" office:value="0.0278183673184142">
            <text:p>2,78%</text:p>
          </table:table-cell>
          <table:table-cell/>
          <table:table-cell table:style-name="ce29" table:formula="of:=[.N405]+0.05" office:value-type="float" office:value="13.5500000000001">
            <text:p>13,550</text:p>
          </table:table-cell>
          <table:table-cell table:style-name="ce34" office:value-type="percentage" office:value="0.0273298777478273">
            <text:p>2,73%</text:p>
          </table:table-cell>
          <table:table-cell/>
          <table:table-cell table:style-name="ce29" table:formula="of:=[.Q405]+0.05" office:value-type="float" office:value="13.5500000000001">
            <text:p>13,550</text:p>
          </table:table-cell>
          <table:table-cell table:style-name="ce34" office:value-type="percentage" office:value="0.0289415790075305">
            <text:p>2,89%</text:p>
          </table:table-cell>
          <table:table-cell/>
          <table:table-cell table:style-name="ce29" table:formula="of:=[.T405]+0.05" office:value-type="float" office:value="13.5500000000001">
            <text:p>13,550</text:p>
          </table:table-cell>
          <table:table-cell table:style-name="ce34" office:value-type="percentage" office:value="0.0290898261030483">
            <text:p>2,91%</text:p>
          </table:table-cell>
          <table:table-cell/>
          <table:table-cell table:style-name="ce58" table:formula="of:=([.R406]-[.U406])*100*100" office:value-type="float" office:value="-1.48247095517765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06]+0.125" office:value-type="float" office:value="34">
            <text:p>34,000</text:p>
          </table:table-cell>
          <table:table-cell table:style-name="ce34" office:value-type="percentage" office:value="0.0204075998435657">
            <text:p>2,04%</text:p>
          </table:table-cell>
          <table:table-cell/>
          <table:table-cell table:style-name="ce29" table:formula="of:=[.E406]+0.125" office:value-type="float" office:value="34">
            <text:p>34,000</text:p>
          </table:table-cell>
          <table:table-cell table:style-name="ce34" office:value-type="percentage" office:value="0.0214429357037477">
            <text:p>2,14%</text:p>
          </table:table-cell>
          <table:table-cell/>
          <table:table-cell table:style-name="ce29" table:formula="of:=[.H406]+0.125" office:value-type="float" office:value="34">
            <text:p>34,000</text:p>
          </table:table-cell>
          <table:table-cell table:style-name="ce34" office:value-type="percentage" office:value="0.0234650137547672">
            <text:p>2,35%</text:p>
          </table:table-cell>
          <table:table-cell/>
          <table:table-cell table:style-name="ce29" table:formula="of:=[.K406]+0.05" office:value-type="float" office:value="13.6000000000001">
            <text:p>13,600</text:p>
          </table:table-cell>
          <table:table-cell table:style-name="ce34" office:value-type="percentage" office:value="0.0277630329984369">
            <text:p>2,78%</text:p>
          </table:table-cell>
          <table:table-cell/>
          <table:table-cell table:style-name="ce29" table:formula="of:=[.N406]+0.05" office:value-type="float" office:value="13.6000000000001">
            <text:p>13,600</text:p>
          </table:table-cell>
          <table:table-cell table:style-name="ce34" office:value-type="percentage" office:value="0.0272495808946054">
            <text:p>2,72%</text:p>
          </table:table-cell>
          <table:table-cell/>
          <table:table-cell table:style-name="ce29" table:formula="of:=[.Q406]+0.05" office:value-type="float" office:value="13.6000000000001">
            <text:p>13,600</text:p>
          </table:table-cell>
          <table:table-cell table:style-name="ce34" office:value-type="percentage" office:value="0.0289198234732108">
            <text:p>2,89%</text:p>
          </table:table-cell>
          <table:table-cell/>
          <table:table-cell table:style-name="ce29" table:formula="of:=[.T406]+0.05" office:value-type="float" office:value="13.6000000000001">
            <text:p>13,600</text:p>
          </table:table-cell>
          <table:table-cell table:style-name="ce34" office:value-type="percentage" office:value="0.0290675458244968">
            <text:p>2,91%</text:p>
          </table:table-cell>
          <table:table-cell/>
          <table:table-cell table:style-name="ce58" table:formula="of:=([.R407]-[.U407])*100*100" office:value-type="float" office:value="-1.47722351285986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07]+0.125" office:value-type="float" office:value="34.125">
            <text:p>34,125</text:p>
          </table:table-cell>
          <table:table-cell table:style-name="ce34" office:value-type="percentage" office:value="0.0204267102676101">
            <text:p>2,04%</text:p>
          </table:table-cell>
          <table:table-cell/>
          <table:table-cell table:style-name="ce29" table:formula="of:=[.E407]+0.125" office:value-type="float" office:value="34.125">
            <text:p>34,125</text:p>
          </table:table-cell>
          <table:table-cell table:style-name="ce34" office:value-type="percentage" office:value="0.0214442190973078">
            <text:p>2,14%</text:p>
          </table:table-cell>
          <table:table-cell/>
          <table:table-cell table:style-name="ce29" table:formula="of:=[.H407]+0.125" office:value-type="float" office:value="34.125">
            <text:p>34,125</text:p>
          </table:table-cell>
          <table:table-cell table:style-name="ce34" office:value-type="percentage" office:value="0.0234674470637459">
            <text:p>2,35%</text:p>
          </table:table-cell>
          <table:table-cell/>
          <table:table-cell table:style-name="ce29" table:formula="of:=[.K407]+0.05" office:value-type="float" office:value="13.6500000000001">
            <text:p>13,650</text:p>
          </table:table-cell>
          <table:table-cell table:style-name="ce34" office:value-type="percentage" office:value="0.0277069618847267">
            <text:p>2,77%</text:p>
          </table:table-cell>
          <table:table-cell/>
          <table:table-cell table:style-name="ce29" table:formula="of:=[.N407]+0.05" office:value-type="float" office:value="13.6500000000001">
            <text:p>13,650</text:p>
          </table:table-cell>
          <table:table-cell table:style-name="ce34" office:value-type="percentage" office:value="0.0271692900959281">
            <text:p>2,72%</text:p>
          </table:table-cell>
          <table:table-cell/>
          <table:table-cell table:style-name="ce29" table:formula="of:=[.Q407]+0.05" office:value-type="float" office:value="13.6500000000001">
            <text:p>13,650</text:p>
          </table:table-cell>
          <table:table-cell table:style-name="ce34" office:value-type="percentage" office:value="0.0288976810813429">
            <text:p>2,89%</text:p>
          </table:table-cell>
          <table:table-cell/>
          <table:table-cell table:style-name="ce29" table:formula="of:=[.T407]+0.05" office:value-type="float" office:value="13.6500000000001">
            <text:p>13,650</text:p>
          </table:table-cell>
          <table:table-cell table:style-name="ce34" office:value-type="percentage" office:value="0.0290448765805868">
            <text:p>2,90%</text:p>
          </table:table-cell>
          <table:table-cell/>
          <table:table-cell table:style-name="ce58" table:formula="of:=([.R408]-[.U408])*100*100" office:value-type="float" office:value="-1.47195499243902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08]+0.125" office:value-type="float" office:value="34.25">
            <text:p>34,250</text:p>
          </table:table-cell>
          <table:table-cell table:style-name="ce34" office:value-type="percentage" office:value="0.0204456811995082">
            <text:p>2,04%</text:p>
          </table:table-cell>
          <table:table-cell/>
          <table:table-cell table:style-name="ce29" table:formula="of:=[.E408]+0.125" office:value-type="float" office:value="34.25">
            <text:p>34,250</text:p>
          </table:table-cell>
          <table:table-cell table:style-name="ce34" office:value-type="percentage" office:value="0.0214454931230316">
            <text:p>2,14%</text:p>
          </table:table-cell>
          <table:table-cell/>
          <table:table-cell table:style-name="ce29" table:formula="of:=[.H408]+0.125" office:value-type="float" office:value="34.25">
            <text:p>34,250</text:p>
          </table:table-cell>
          <table:table-cell table:style-name="ce34" office:value-type="percentage" office:value="0.0234698626113453">
            <text:p>2,35%</text:p>
          </table:table-cell>
          <table:table-cell/>
          <table:table-cell table:style-name="ce29" table:formula="of:=[.K408]+0.05" office:value-type="float" office:value="13.7000000000001">
            <text:p>13,700</text:p>
          </table:table-cell>
          <table:table-cell table:style-name="ce34" office:value-type="percentage" office:value="0.0276501853976496">
            <text:p>2,77%</text:p>
          </table:table-cell>
          <table:table-cell/>
          <table:table-cell table:style-name="ce29" table:formula="of:=[.N408]+0.05" office:value-type="float" office:value="13.7000000000001">
            <text:p>13,700</text:p>
          </table:table-cell>
          <table:table-cell table:style-name="ce34" office:value-type="percentage" office:value="0.027089066890214">
            <text:p>2,71%</text:p>
          </table:table-cell>
          <table:table-cell/>
          <table:table-cell table:style-name="ce29" table:formula="of:=[.Q408]+0.05" office:value-type="float" office:value="13.7000000000001">
            <text:p>13,700</text:p>
          </table:table-cell>
          <table:table-cell table:style-name="ce34" office:value-type="percentage" office:value="0.028875172913753">
            <text:p>2,89%</text:p>
          </table:table-cell>
          <table:table-cell/>
          <table:table-cell table:style-name="ce29" table:formula="of:=[.T408]+0.05" office:value-type="float" office:value="13.7000000000001">
            <text:p>13,700</text:p>
          </table:table-cell>
          <table:table-cell table:style-name="ce34" office:value-type="percentage" office:value="0.0290218394278136">
            <text:p>2,90%</text:p>
          </table:table-cell>
          <table:table-cell/>
          <table:table-cell table:style-name="ce58" table:formula="of:=([.R409]-[.U409])*100*100" office:value-type="float" office:value="-1.466665140606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09]+0.125" office:value-type="float" office:value="34.375">
            <text:p>34,375</text:p>
          </table:table-cell>
          <table:table-cell table:style-name="ce34" office:value-type="percentage" office:value="0.0204645141609925">
            <text:p>2,05%</text:p>
          </table:table-cell>
          <table:table-cell/>
          <table:table-cell table:style-name="ce29" table:formula="of:=[.E409]+0.125" office:value-type="float" office:value="34.375">
            <text:p>34,375</text:p>
          </table:table-cell>
          <table:table-cell table:style-name="ce34" office:value-type="percentage" office:value="0.0214467578831139">
            <text:p>2,14%</text:p>
          </table:table-cell>
          <table:table-cell/>
          <table:table-cell table:style-name="ce29" table:formula="of:=[.H409]+0.125" office:value-type="float" office:value="34.375">
            <text:p>34,375</text:p>
          </table:table-cell>
          <table:table-cell table:style-name="ce34" office:value-type="percentage" office:value="0.0234722605913258">
            <text:p>2,35%</text:p>
          </table:table-cell>
          <table:table-cell/>
          <table:table-cell table:style-name="ce29" table:formula="of:=[.K409]+0.05" office:value-type="float" office:value="13.7500000000001">
            <text:p>13,750</text:p>
          </table:table-cell>
          <table:table-cell table:style-name="ce34" office:value-type="percentage" office:value="0.0275927349575716">
            <text:p>2,76%</text:p>
          </table:table-cell>
          <table:table-cell/>
          <table:table-cell table:style-name="ce29" table:formula="of:=[.N409]+0.05" office:value-type="float" office:value="13.7500000000001">
            <text:p>13,750</text:p>
          </table:table-cell>
          <table:table-cell table:style-name="ce34" office:value-type="percentage" office:value="0.0270089728158816">
            <text:p>2,70%</text:p>
          </table:table-cell>
          <table:table-cell/>
          <table:table-cell table:style-name="ce29" table:formula="of:=[.Q409]+0.05" office:value-type="float" office:value="13.7500000000001">
            <text:p>13,750</text:p>
          </table:table-cell>
          <table:table-cell table:style-name="ce34" office:value-type="percentage" office:value="0.0288523200522673">
            <text:p>2,89%</text:p>
          </table:table-cell>
          <table:table-cell/>
          <table:table-cell table:style-name="ce29" table:formula="of:=[.T409]+0.05" office:value-type="float" office:value="13.7500000000001">
            <text:p>13,750</text:p>
          </table:table-cell>
          <table:table-cell table:style-name="ce34" office:value-type="percentage" office:value="0.0289984554226725">
            <text:p>2,90%</text:p>
          </table:table-cell>
          <table:table-cell/>
          <table:table-cell table:style-name="ce58" table:formula="of:=([.R410]-[.U410])*100*100" office:value-type="float" office:value="-1.46135370405195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10]+0.125" office:value-type="float" office:value="34.5">
            <text:p>34,500</text:p>
          </table:table-cell>
          <table:table-cell table:style-name="ce34" office:value-type="percentage" office:value="0.0204832106517414">
            <text:p>2,05%</text:p>
          </table:table-cell>
          <table:table-cell/>
          <table:table-cell table:style-name="ce29" table:formula="of:=[.E410]+0.125" office:value-type="float" office:value="34.5">
            <text:p>34,500</text:p>
          </table:table-cell>
          <table:table-cell table:style-name="ce34" office:value-type="percentage" office:value="0.021448013478268">
            <text:p>2,14%</text:p>
          </table:table-cell>
          <table:table-cell/>
          <table:table-cell table:style-name="ce29" table:formula="of:=[.H410]+0.125" office:value-type="float" office:value="34.5">
            <text:p>34,500</text:p>
          </table:table-cell>
          <table:table-cell table:style-name="ce34" office:value-type="percentage" office:value="0.0234746411946397">
            <text:p>2,35%</text:p>
          </table:table-cell>
          <table:table-cell/>
          <table:table-cell table:style-name="ce29" table:formula="of:=[.K410]+0.05" office:value-type="float" office:value="13.8000000000001">
            <text:p>13,800</text:p>
          </table:table-cell>
          <table:table-cell table:style-name="ce34" office:value-type="percentage" office:value="0.0275346419848586">
            <text:p>2,75%</text:p>
          </table:table-cell>
          <table:table-cell/>
          <table:table-cell table:style-name="ce29" table:formula="of:=[.N410]+0.05" office:value-type="float" office:value="13.8000000000001">
            <text:p>13,800</text:p>
          </table:table-cell>
          <table:table-cell table:style-name="ce34" office:value-type="percentage" office:value="0.0269290694113493">
            <text:p>2,69%</text:p>
          </table:table-cell>
          <table:table-cell/>
          <table:table-cell table:style-name="ce29" table:formula="of:=[.Q410]+0.05" office:value-type="float" office:value="13.8000000000001">
            <text:p>13,800</text:p>
          </table:table-cell>
          <table:table-cell table:style-name="ce34" office:value-type="percentage" office:value="0.028829143578712">
            <text:p>2,88%</text:p>
          </table:table-cell>
          <table:table-cell/>
          <table:table-cell table:style-name="ce29" table:formula="of:=[.T410]+0.05" office:value-type="float" office:value="13.8000000000001">
            <text:p>13,800</text:p>
          </table:table-cell>
          <table:table-cell table:style-name="ce34" office:value-type="percentage" office:value="0.0289747456216587">
            <text:p>2,90%</text:p>
          </table:table-cell>
          <table:table-cell/>
          <table:table-cell table:style-name="ce58" table:formula="of:=([.R411]-[.U411])*100*100" office:value-type="float" office:value="-1.45602042946776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11]+0.125" office:value-type="float" office:value="34.625">
            <text:p>34,625</text:p>
          </table:table-cell>
          <table:table-cell table:style-name="ce34" office:value-type="percentage" office:value="0.0205017721497774">
            <text:p>2,05%</text:p>
          </table:table-cell>
          <table:table-cell/>
          <table:table-cell table:style-name="ce29" table:formula="of:=[.E411]+0.125" office:value-type="float" office:value="34.625">
            <text:p>34,625</text:p>
          </table:table-cell>
          <table:table-cell table:style-name="ce34" office:value-type="percentage" office:value="0.0214492600077531">
            <text:p>2,14%</text:p>
          </table:table-cell>
          <table:table-cell/>
          <table:table-cell table:style-name="ce29" table:formula="of:=[.H411]+0.125" office:value-type="float" office:value="34.625">
            <text:p>34,625</text:p>
          </table:table-cell>
          <table:table-cell table:style-name="ce34" office:value-type="percentage" office:value="0.023477004609482">
            <text:p>2,35%</text:p>
          </table:table-cell>
          <table:table-cell/>
          <table:table-cell table:style-name="ce29" table:formula="of:=[.K411]+0.05" office:value-type="float" office:value="13.8500000000001">
            <text:p>13,850</text:p>
          </table:table-cell>
          <table:table-cell table:style-name="ce34" office:value-type="percentage" office:value="0.0274759378998766">
            <text:p>2,75%</text:p>
          </table:table-cell>
          <table:table-cell/>
          <table:table-cell table:style-name="ce29" table:formula="of:=[.N411]+0.05" office:value-type="float" office:value="13.8500000000001">
            <text:p>13,850</text:p>
          </table:table-cell>
          <table:table-cell table:style-name="ce34" office:value-type="percentage" office:value="0.0268494182150357">
            <text:p>2,68%</text:p>
          </table:table-cell>
          <table:table-cell/>
          <table:table-cell table:style-name="ce29" table:formula="of:=[.Q411]+0.05" office:value-type="float" office:value="13.8500000000001">
            <text:p>13,850</text:p>
          </table:table-cell>
          <table:table-cell table:style-name="ce34" office:value-type="percentage" office:value="0.0288056645749134">
            <text:p>2,88%</text:p>
          </table:table-cell>
          <table:table-cell/>
          <table:table-cell table:style-name="ce29" table:formula="of:=[.T411]+0.05" office:value-type="float" office:value="13.8500000000001">
            <text:p>13,850</text:p>
          </table:table-cell>
          <table:table-cell table:style-name="ce34" office:value-type="percentage" office:value="0.0289507310812678">
            <text:p>2,90%</text:p>
          </table:table-cell>
          <table:table-cell/>
          <table:table-cell table:style-name="ce58" table:formula="of:=([.R412]-[.U412])*100*100" office:value-type="float" office:value="-1.45066506354444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12]+0.125" office:value-type="float" office:value="34.75">
            <text:p>34,750</text:p>
          </table:table-cell>
          <table:table-cell table:style-name="ce34" office:value-type="percentage" office:value="0.0205202001118562">
            <text:p>2,05%</text:p>
          </table:table-cell>
          <table:table-cell/>
          <table:table-cell table:style-name="ce29" table:formula="of:=[.E412]+0.125" office:value-type="float" office:value="34.75">
            <text:p>34,750</text:p>
          </table:table-cell>
          <table:table-cell table:style-name="ce34" office:value-type="percentage" office:value="0.0214504975694002">
            <text:p>2,15%</text:p>
          </table:table-cell>
          <table:table-cell/>
          <table:table-cell table:style-name="ce29" table:formula="of:=[.H412]+0.125" office:value-type="float" office:value="34.75">
            <text:p>34,750</text:p>
          </table:table-cell>
          <table:table-cell table:style-name="ce34" office:value-type="percentage" office:value="0.0234793510213399">
            <text:p>2,35%</text:p>
          </table:table-cell>
          <table:table-cell/>
          <table:table-cell table:style-name="ce29" table:formula="of:=[.K412]+0.05" office:value-type="float" office:value="13.9000000000001">
            <text:p>13,900</text:p>
          </table:table-cell>
          <table:table-cell table:style-name="ce34" office:value-type="percentage" office:value="0.0274166541229916">
            <text:p>2,74%</text:p>
          </table:table-cell>
          <table:table-cell/>
          <table:table-cell table:style-name="ce29" table:formula="of:=[.N412]+0.05" office:value-type="float" office:value="13.9000000000001">
            <text:p>13,900</text:p>
          </table:table-cell>
          <table:table-cell table:style-name="ce34" office:value-type="percentage" office:value="0.0267700807653592">
            <text:p>2,68%</text:p>
          </table:table-cell>
          <table:table-cell/>
          <table:table-cell table:style-name="ce29" table:formula="of:=[.Q412]+0.05" office:value-type="float" office:value="13.9000000000001">
            <text:p>13,900</text:p>
          </table:table-cell>
          <table:table-cell table:style-name="ce34" office:value-type="percentage" office:value="0.0287819041226977">
            <text:p>2,88%</text:p>
          </table:table-cell>
          <table:table-cell/>
          <table:table-cell table:style-name="ce29" table:formula="of:=[.T412]+0.05" office:value-type="float" office:value="13.9000000000001">
            <text:p>13,900</text:p>
          </table:table-cell>
          <table:table-cell table:style-name="ce34" office:value-type="percentage" office:value="0.028926432857995">
            <text:p>2,89%</text:p>
          </table:table-cell>
          <table:table-cell/>
          <table:table-cell table:style-name="ce58" table:formula="of:=([.R413]-[.U413])*100*100" office:value-type="float" office:value="-1.44528735297307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13]+0.125" office:value-type="float" office:value="34.875">
            <text:p>34,875</text:p>
          </table:table-cell>
          <table:table-cell table:style-name="ce34" office:value-type="percentage" office:value="0.0205384959738484">
            <text:p>2,05%</text:p>
          </table:table-cell>
          <table:table-cell/>
          <table:table-cell table:style-name="ce29" table:formula="of:=[.E413]+0.125" office:value-type="float" office:value="34.875">
            <text:p>34,875</text:p>
          </table:table-cell>
          <table:table-cell table:style-name="ce34" office:value-type="percentage" office:value="0.0214517262596377">
            <text:p>2,15%</text:p>
          </table:table-cell>
          <table:table-cell/>
          <table:table-cell table:style-name="ce29" table:formula="of:=[.H413]+0.125" office:value-type="float" office:value="34.875">
            <text:p>34,875</text:p>
          </table:table-cell>
          <table:table-cell table:style-name="ce34" office:value-type="percentage" office:value="0.0234816806130411">
            <text:p>2,35%</text:p>
          </table:table-cell>
          <table:table-cell/>
          <table:table-cell table:style-name="ce29" table:formula="of:=[.K413]+0.05" office:value-type="float" office:value="13.9500000000001">
            <text:p>13,950</text:p>
          </table:table-cell>
          <table:table-cell table:style-name="ce34" office:value-type="percentage" office:value="0.0273568220745695">
            <text:p>2,74%</text:p>
          </table:table-cell>
          <table:table-cell/>
          <table:table-cell table:style-name="ce29" table:formula="of:=[.N413]+0.05" office:value-type="float" office:value="13.9500000000001">
            <text:p>13,950</text:p>
          </table:table-cell>
          <table:table-cell table:style-name="ce34" office:value-type="percentage" office:value="0.0266911186007383">
            <text:p>2,67%</text:p>
          </table:table-cell>
          <table:table-cell/>
          <table:table-cell table:style-name="ce29" table:formula="of:=[.Q413]+0.05" office:value-type="float" office:value="13.9500000000001">
            <text:p>13,950</text:p>
          </table:table-cell>
          <table:table-cell table:style-name="ce34" office:value-type="percentage" office:value="0.0287578833038911">
            <text:p>2,88%</text:p>
          </table:table-cell>
          <table:table-cell/>
          <table:table-cell table:style-name="ce29" table:formula="of:=[.T413]+0.05" office:value-type="float" office:value="13.9500000000001">
            <text:p>13,950</text:p>
          </table:table-cell>
          <table:table-cell table:style-name="ce34" office:value-type="percentage" office:value="0.0289018720083356">
            <text:p>2,89%</text:p>
          </table:table-cell>
          <table:table-cell/>
          <table:table-cell table:style-name="ce58" table:formula="of:=([.R414]-[.U414])*100*100" office:value-type="float" office:value="-1.43988704444466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14]+0.125" office:value-type="float" office:value="35">
            <text:p>35,000</text:p>
          </table:table-cell>
          <table:table-cell table:style-name="ce34" office:value-type="percentage" office:value="0.0205566611511122">
            <text:p>2,06%</text:p>
          </table:table-cell>
          <table:table-cell/>
          <table:table-cell table:style-name="ce29" table:formula="of:=[.E414]+0.125" office:value-type="float" office:value="35">
            <text:p>35,000</text:p>
          </table:table-cell>
          <table:table-cell table:style-name="ce34" office:value-type="percentage" office:value="0.0214529461735163">
            <text:p>2,15%</text:p>
          </table:table-cell>
          <table:table-cell/>
          <table:table-cell table:style-name="ce29" table:formula="of:=[.H414]+0.125" office:value-type="float" office:value="35">
            <text:p>35,000</text:p>
          </table:table-cell>
          <table:table-cell table:style-name="ce34" office:value-type="percentage" office:value="0.0234839935648016">
            <text:p>2,35%</text:p>
          </table:table-cell>
          <table:table-cell/>
          <table:table-cell table:style-name="ce29" table:formula="of:=[.K414]+0.05" office:value-type="float" office:value="14.0000000000001">
            <text:p>14,000</text:p>
          </table:table-cell>
          <table:table-cell table:style-name="ce34" office:value-type="percentage" office:value="0.0272964731749762">
            <text:p>2,73%</text:p>
          </table:table-cell>
          <table:table-cell/>
          <table:table-cell table:style-name="ce29" table:formula="of:=[.N414]+0.05" office:value-type="float" office:value="14.0000000000001">
            <text:p>14,000</text:p>
          </table:table-cell>
          <table:table-cell table:style-name="ce34" office:value-type="percentage" office:value="0.0266125932595915">
            <text:p>2,66%</text:p>
          </table:table-cell>
          <table:table-cell/>
          <table:table-cell table:style-name="ce29" table:formula="of:=[.Q414]+0.05" office:value-type="float" office:value="14.0000000000001">
            <text:p>14,000</text:p>
          </table:table-cell>
          <table:table-cell table:style-name="ce34" office:value-type="percentage" office:value="0.02873362320032">
            <text:p>2,87%</text:p>
          </table:table-cell>
          <table:table-cell/>
          <table:table-cell table:style-name="ce29" table:formula="of:=[.T414]+0.05" office:value-type="float" office:value="14.0000000000001">
            <text:p>14,000</text:p>
          </table:table-cell>
          <table:table-cell table:style-name="ce34" office:value-type="percentage" office:value="0.028877069588785">
            <text:p>2,89%</text:p>
          </table:table-cell>
          <table:table-cell/>
          <table:table-cell table:style-name="ce58" table:formula="of:=([.R415]-[.U415])*100*100" office:value-type="float" office:value="-1.43446388465019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15]+0.125" office:value-type="float" office:value="35.125">
            <text:p>35,125</text:p>
          </table:table-cell>
          <table:table-cell table:style-name="ce34" office:value-type="percentage" office:value="0.020574697038858">
            <text:p>2,06%</text:p>
          </table:table-cell>
          <table:table-cell/>
          <table:table-cell table:style-name="ce29" table:formula="of:=[.E415]+0.125" office:value-type="float" office:value="35.125">
            <text:p>35,125</text:p>
          </table:table-cell>
          <table:table-cell table:style-name="ce34" office:value-type="percentage" office:value="0.0214541574047338">
            <text:p>2,15%</text:p>
          </table:table-cell>
          <table:table-cell/>
          <table:table-cell table:style-name="ce29" table:formula="of:=[.H415]+0.125" office:value-type="float" office:value="35.125">
            <text:p>35,125</text:p>
          </table:table-cell>
          <table:table-cell table:style-name="ce34" office:value-type="percentage" office:value="0.0234862900542719">
            <text:p>2,35%</text:p>
          </table:table-cell>
          <table:table-cell/>
          <table:table-cell table:style-name="ce29" table:formula="of:=[.K415]+0.05" office:value-type="float" office:value="14.0500000000001">
            <text:p>14,050</text:p>
          </table:table-cell>
          <table:table-cell table:style-name="ce34" office:value-type="percentage" office:value="0.0272356388445777">
            <text:p>2,72%</text:p>
          </table:table-cell>
          <table:table-cell/>
          <table:table-cell table:style-name="ce29" table:formula="of:=[.N415]+0.05" office:value-type="float" office:value="14.0500000000001">
            <text:p>14,050</text:p>
          </table:table-cell>
          <table:table-cell table:style-name="ce34" office:value-type="percentage" office:value="0.0265345662803373">
            <text:p>2,65%</text:p>
          </table:table-cell>
          <table:table-cell/>
          <table:table-cell table:style-name="ce29" table:formula="of:=[.Q415]+0.05" office:value-type="float" office:value="14.0500000000001">
            <text:p>14,050</text:p>
          </table:table-cell>
          <table:table-cell table:style-name="ce34" office:value-type="percentage" office:value="0.0287091448938104">
            <text:p>2,87%</text:p>
          </table:table-cell>
          <table:table-cell/>
          <table:table-cell table:style-name="ce29" table:formula="of:=[.T415]+0.05" office:value-type="float" office:value="14.0500000000001">
            <text:p>14,050</text:p>
          </table:table-cell>
          <table:table-cell table:style-name="ce34" office:value-type="percentage" office:value="0.0288520466558385">
            <text:p>2,89%</text:p>
          </table:table-cell>
          <table:table-cell/>
          <table:table-cell table:style-name="ce58" table:formula="of:=([.R416]-[.U416])*100*100" office:value-type="float" office:value="-1.4290176202807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16]+0.125" office:value-type="float" office:value="35.25">
            <text:p>35,250</text:p>
          </table:table-cell>
          <table:table-cell table:style-name="ce34" office:value-type="percentage" office:value="0.0205926050125064">
            <text:p>2,06%</text:p>
          </table:table-cell>
          <table:table-cell/>
          <table:table-cell table:style-name="ce29" table:formula="of:=[.E416]+0.125" office:value-type="float" office:value="35.25">
            <text:p>35,250</text:p>
          </table:table-cell>
          <table:table-cell table:style-name="ce34" office:value-type="percentage" office:value="0.0214553600456591">
            <text:p>2,15%</text:p>
          </table:table-cell>
          <table:table-cell/>
          <table:table-cell table:style-name="ce29" table:formula="of:=[.H416]+0.125" office:value-type="float" office:value="35.25">
            <text:p>35,250</text:p>
          </table:table-cell>
          <table:table-cell table:style-name="ce34" office:value-type="percentage" office:value="0.0234885702565829">
            <text:p>2,35%</text:p>
          </table:table-cell>
          <table:table-cell/>
          <table:table-cell table:style-name="ce29" table:formula="of:=[.K416]+0.05" office:value-type="float" office:value="14.1000000000001">
            <text:p>14,100</text:p>
          </table:table-cell>
          <table:table-cell table:style-name="ce34" office:value-type="percentage" office:value="0.02717435050374">
            <text:p>2,72%</text:p>
          </table:table-cell>
          <table:table-cell/>
          <table:table-cell table:style-name="ce29" table:formula="of:=[.N416]+0.05" office:value-type="float" office:value="14.1000000000001">
            <text:p>14,100</text:p>
          </table:table-cell>
          <table:table-cell table:style-name="ce34" office:value-type="percentage" office:value="0.0264570992013942">
            <text:p>2,65%</text:p>
          </table:table-cell>
          <table:table-cell/>
          <table:table-cell table:style-name="ce29" table:formula="of:=[.Q416]+0.05" office:value-type="float" office:value="14.1000000000001">
            <text:p>14,100</text:p>
          </table:table-cell>
          <table:table-cell table:style-name="ce34" office:value-type="percentage" office:value="0.0286844694661887">
            <text:p>2,87%</text:p>
          </table:table-cell>
          <table:table-cell/>
          <table:table-cell table:style-name="ce29" table:formula="of:=[.T416]+0.05" office:value-type="float" office:value="14.1000000000001">
            <text:p>14,100</text:p>
          </table:table-cell>
          <table:table-cell table:style-name="ce34" office:value-type="percentage" office:value="0.0288268242659914">
            <text:p>2,88%</text:p>
          </table:table-cell>
          <table:table-cell/>
          <table:table-cell table:style-name="ce58" table:formula="of:=([.R417]-[.U417])*100*100" office:value-type="float" office:value="-1.42354799802714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17]+0.125" office:value-type="float" office:value="35.375">
            <text:p>35,375</text:p>
          </table:table-cell>
          <table:table-cell table:style-name="ce34" office:value-type="percentage" office:value="0.0206103864280371">
            <text:p>2,06%</text:p>
          </table:table-cell>
          <table:table-cell/>
          <table:table-cell table:style-name="ce29" table:formula="of:=[.E417]+0.125" office:value-type="float" office:value="35.375">
            <text:p>35,375</text:p>
          </table:table-cell>
          <table:table-cell table:style-name="ce34" office:value-type="percentage" office:value="0.0214565541873551">
            <text:p>2,15%</text:p>
          </table:table-cell>
          <table:table-cell/>
          <table:table-cell table:style-name="ce29" table:formula="of:=[.H417]+0.125" office:value-type="float" office:value="35.375">
            <text:p>35,375</text:p>
          </table:table-cell>
          <table:table-cell table:style-name="ce34" office:value-type="percentage" office:value="0.02349083434439">
            <text:p>2,35%</text:p>
          </table:table-cell>
          <table:table-cell/>
          <table:table-cell table:style-name="ce29" table:formula="of:=[.K417]+0.05" office:value-type="float" office:value="14.1500000000001">
            <text:p>14,150</text:p>
          </table:table-cell>
          <table:table-cell table:style-name="ce34" office:value-type="percentage" office:value="0.0271126395728291">
            <text:p>2,71%</text:p>
          </table:table-cell>
          <table:table-cell/>
          <table:table-cell table:style-name="ce29" table:formula="of:=[.N417]+0.05" office:value-type="float" office:value="14.1500000000001">
            <text:p>14,150</text:p>
          </table:table-cell>
          <table:table-cell table:style-name="ce34" office:value-type="percentage" office:value="0.0263802535611806">
            <text:p>2,64%</text:p>
          </table:table-cell>
          <table:table-cell/>
          <table:table-cell table:style-name="ce29" table:formula="of:=[.Q417]+0.05" office:value-type="float" office:value="14.1500000000001">
            <text:p>14,150</text:p>
          </table:table-cell>
          <table:table-cell table:style-name="ce34" office:value-type="percentage" office:value="0.0286596179992811">
            <text:p>2,87%</text:p>
          </table:table-cell>
          <table:table-cell/>
          <table:table-cell table:style-name="ce29" table:formula="of:=[.T417]+0.05" office:value-type="float" office:value="14.1500000000001">
            <text:p>14,150</text:p>
          </table:table-cell>
          <table:table-cell table:style-name="ce34" office:value-type="percentage" office:value="0.0288014234757392">
            <text:p>2,88%</text:p>
          </table:table-cell>
          <table:table-cell/>
          <table:table-cell table:style-name="ce58" table:formula="of:=([.R418]-[.U418])*100*100" office:value-type="float" office:value="-1.41805476458066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18]+0.125" office:value-type="float" office:value="35.5">
            <text:p>35,500</text:p>
          </table:table-cell>
          <table:table-cell table:style-name="ce34" office:value-type="percentage" office:value="0.0206280426223316">
            <text:p>2,06%</text:p>
          </table:table-cell>
          <table:table-cell/>
          <table:table-cell table:style-name="ce29" table:formula="of:=[.E418]+0.125" office:value-type="float" office:value="35.5">
            <text:p>35,500</text:p>
          </table:table-cell>
          <table:table-cell table:style-name="ce34" office:value-type="percentage" office:value="0.0214577399196026">
            <text:p>2,15%</text:p>
          </table:table-cell>
          <table:table-cell/>
          <table:table-cell table:style-name="ce29" table:formula="of:=[.H418]+0.125" office:value-type="float" office:value="35.5">
            <text:p>35,500</text:p>
          </table:table-cell>
          <table:table-cell table:style-name="ce34" office:value-type="percentage" office:value="0.0234930824879167">
            <text:p>2,35%</text:p>
          </table:table-cell>
          <table:table-cell/>
          <table:table-cell table:style-name="ce29" table:formula="of:=[.K418]+0.05" office:value-type="float" office:value="14.2000000000001">
            <text:p>14,200</text:p>
          </table:table-cell>
          <table:table-cell table:style-name="ce34" office:value-type="percentage" office:value="0.0270505374722108">
            <text:p>2,71%</text:p>
          </table:table-cell>
          <table:table-cell/>
          <table:table-cell table:style-name="ce29" table:formula="of:=[.N418]+0.05" office:value-type="float" office:value="14.2000000000001">
            <text:p>14,200</text:p>
          </table:table-cell>
          <table:table-cell table:style-name="ce34" office:value-type="percentage" office:value="0.0263040908981151">
            <text:p>2,63%</text:p>
          </table:table-cell>
          <table:table-cell/>
          <table:table-cell table:style-name="ce29" table:formula="of:=[.Q418]+0.05" office:value-type="float" office:value="14.2000000000001">
            <text:p>14,200</text:p>
          </table:table-cell>
          <table:table-cell table:style-name="ce34" office:value-type="percentage" office:value="0.0286346115749138">
            <text:p>2,86%</text:p>
          </table:table-cell>
          <table:table-cell/>
          <table:table-cell table:style-name="ce29" table:formula="of:=[.T418]+0.05" office:value-type="float" office:value="14.2000000000001">
            <text:p>14,200</text:p>
          </table:table-cell>
          <table:table-cell table:style-name="ce34" office:value-type="percentage" office:value="0.028775865341577">
            <text:p>2,88%</text:p>
          </table:table-cell>
          <table:table-cell/>
          <table:table-cell table:style-name="ce58" table:formula="of:=([.R419]-[.U419])*100*100" office:value-type="float" office:value="-1.4125376666321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19]+0.125" office:value-type="float" office:value="35.625">
            <text:p>35,625</text:p>
          </table:table-cell>
          <table:table-cell table:style-name="ce34" office:value-type="percentage" office:value="0.0206455749135083">
            <text:p>2,06%</text:p>
          </table:table-cell>
          <table:table-cell/>
          <table:table-cell table:style-name="ce29" table:formula="of:=[.E419]+0.125" office:value-type="float" office:value="35.625">
            <text:p>35,625</text:p>
          </table:table-cell>
          <table:table-cell table:style-name="ce34" office:value-type="percentage" office:value="0.0214589173309221">
            <text:p>2,15%</text:p>
          </table:table-cell>
          <table:table-cell/>
          <table:table-cell table:style-name="ce29" table:formula="of:=[.H419]+0.125" office:value-type="float" office:value="35.625">
            <text:p>35,625</text:p>
          </table:table-cell>
          <table:table-cell table:style-name="ce34" office:value-type="percentage" office:value="0.0234953148549976">
            <text:p>2,35%</text:p>
          </table:table-cell>
          <table:table-cell/>
          <table:table-cell table:style-name="ce29" table:formula="of:=[.K419]+0.05" office:value-type="float" office:value="14.2500000000001">
            <text:p>14,250</text:p>
          </table:table-cell>
          <table:table-cell table:style-name="ce34" office:value-type="percentage" office:value="0.0269880756222513">
            <text:p>2,70%</text:p>
          </table:table-cell>
          <table:table-cell/>
          <table:table-cell table:style-name="ce29" table:formula="of:=[.N419]+0.05" office:value-type="float" office:value="14.2500000000001">
            <text:p>14,250</text:p>
          </table:table-cell>
          <table:table-cell table:style-name="ce34" office:value-type="percentage" office:value="0.0262286727506162">
            <text:p>2,62%</text:p>
          </table:table-cell>
          <table:table-cell/>
          <table:table-cell table:style-name="ce29" table:formula="of:=[.Q419]+0.05" office:value-type="float" office:value="14.2500000000001">
            <text:p>14,250</text:p>
          </table:table-cell>
          <table:table-cell table:style-name="ce34" office:value-type="percentage" office:value="0.028609471274913">
            <text:p>2,86%</text:p>
          </table:table-cell>
          <table:table-cell/>
          <table:table-cell table:style-name="ce29" table:formula="of:=[.T419]+0.05" office:value-type="float" office:value="14.2500000000001">
            <text:p>14,250</text:p>
          </table:table-cell>
          <table:table-cell table:style-name="ce34" office:value-type="percentage" office:value="0.0287501709200003">
            <text:p>2,88%</text:p>
          </table:table-cell>
          <table:table-cell/>
          <table:table-cell table:style-name="ce58" table:formula="of:=([.R420]-[.U420])*100*100" office:value-type="float" office:value="-1.40699645087259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20]+0.125" office:value-type="float" office:value="35.75">
            <text:p>35,750</text:p>
          </table:table-cell>
          <table:table-cell table:style-name="ce34" office:value-type="percentage" office:value="0.0206629846012502">
            <text:p>2,07%</text:p>
          </table:table-cell>
          <table:table-cell/>
          <table:table-cell table:style-name="ce29" table:formula="of:=[.E420]+0.125" office:value-type="float" office:value="35.75">
            <text:p>35,750</text:p>
          </table:table-cell>
          <table:table-cell table:style-name="ce34" office:value-type="percentage" office:value="0.021460086508596">
            <text:p>2,15%</text:p>
          </table:table-cell>
          <table:table-cell/>
          <table:table-cell table:style-name="ce29" table:formula="of:=[.H420]+0.125" office:value-type="float" office:value="35.75">
            <text:p>35,750</text:p>
          </table:table-cell>
          <table:table-cell table:style-name="ce34" office:value-type="percentage" office:value="0.0234975316111199">
            <text:p>2,35%</text:p>
          </table:table-cell>
          <table:table-cell/>
          <table:table-cell table:style-name="ce29" table:formula="of:=[.K420]+0.05" office:value-type="float" office:value="14.3000000000001">
            <text:p>14,300</text:p>
          </table:table-cell>
          <table:table-cell table:style-name="ce34" office:value-type="percentage" office:value="0.0269252854433163">
            <text:p>2,69%</text:p>
          </table:table-cell>
          <table:table-cell/>
          <table:table-cell table:style-name="ce29" table:formula="of:=[.N420]+0.05" office:value-type="float" office:value="14.3000000000001">
            <text:p>14,300</text:p>
          </table:table-cell>
          <table:table-cell table:style-name="ce34" office:value-type="percentage" office:value="0.0261540606571022">
            <text:p>2,62%</text:p>
          </table:table-cell>
          <table:table-cell/>
          <table:table-cell table:style-name="ce29" table:formula="of:=[.Q420]+0.05" office:value-type="float" office:value="14.3000000000001">
            <text:p>14,300</text:p>
          </table:table-cell>
          <table:table-cell table:style-name="ce34" office:value-type="percentage" office:value="0.028584218181105">
            <text:p>2,86%</text:p>
          </table:table-cell>
          <table:table-cell/>
          <table:table-cell table:style-name="ce29" table:formula="of:=[.T420]+0.05" office:value-type="float" office:value="14.3000000000001">
            <text:p>14,300</text:p>
          </table:table-cell>
          <table:table-cell table:style-name="ce34" office:value-type="percentage" office:value="0.0287243612675043">
            <text:p>2,87%</text:p>
          </table:table-cell>
          <table:table-cell/>
          <table:table-cell table:style-name="ce58" table:formula="of:=([.R421]-[.U421])*100*100" office:value-type="float" office:value="-1.40143086399307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21]+0.125" office:value-type="float" office:value="35.875">
            <text:p>35,875</text:p>
          </table:table-cell>
          <table:table-cell table:style-name="ce34" office:value-type="percentage" office:value="0.0206802729671263">
            <text:p>2,07%</text:p>
          </table:table-cell>
          <table:table-cell/>
          <table:table-cell table:style-name="ce29" table:formula="of:=[.E421]+0.125" office:value-type="float" office:value="35.875">
            <text:p>35,875</text:p>
          </table:table-cell>
          <table:table-cell table:style-name="ce34" office:value-type="percentage" office:value="0.0214612475386902">
            <text:p>2,15%</text:p>
          </table:table-cell>
          <table:table-cell/>
          <table:table-cell table:style-name="ce29" table:formula="of:=[.H421]+0.125" office:value-type="float" office:value="35.875">
            <text:p>35,875</text:p>
          </table:table-cell>
          <table:table-cell table:style-name="ce34" office:value-type="percentage" office:value="0.0234997329194643">
            <text:p>2,35%</text:p>
          </table:table-cell>
          <table:table-cell/>
          <table:table-cell table:style-name="ce29" table:formula="of:=[.K421]+0.05" office:value-type="float" office:value="14.3500000000001">
            <text:p>14,350</text:p>
          </table:table-cell>
          <table:table-cell table:style-name="ce34" office:value-type="percentage" office:value="0.0268621983557719">
            <text:p>2,69%</text:p>
          </table:table-cell>
          <table:table-cell/>
          <table:table-cell table:style-name="ce29" table:formula="of:=[.N421]+0.05" office:value-type="float" office:value="14.3500000000001">
            <text:p>14,350</text:p>
          </table:table-cell>
          <table:table-cell table:style-name="ce34" office:value-type="percentage" office:value="0.0260803161559918">
            <text:p>2,61%</text:p>
          </table:table-cell>
          <table:table-cell/>
          <table:table-cell table:style-name="ce29" table:formula="of:=[.Q421]+0.05" office:value-type="float" office:value="14.3500000000001">
            <text:p>14,350</text:p>
          </table:table-cell>
          <table:table-cell table:style-name="ce34" office:value-type="percentage" office:value="0.0285588733753161">
            <text:p>2,86%</text:p>
          </table:table-cell>
          <table:table-cell/>
          <table:table-cell table:style-name="ce29" table:formula="of:=[.T421]+0.05" office:value-type="float" office:value="14.3500000000001">
            <text:p>14,350</text:p>
          </table:table-cell>
          <table:table-cell table:style-name="ce34" office:value-type="percentage" office:value="0.0286984574405845">
            <text:p>2,87%</text:p>
          </table:table-cell>
          <table:table-cell/>
          <table:table-cell table:style-name="ce58" table:formula="of:=([.R422]-[.U422])*100*100" office:value-type="float" office:value="-1.39584065268459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22]+0.125" office:value-type="float" office:value="36">
            <text:p>36,000</text:p>
          </table:table-cell>
          <table:table-cell table:style-name="ce34" office:value-type="percentage" office:value="0.0206974412749061">
            <text:p>2,07%</text:p>
          </table:table-cell>
          <table:table-cell/>
          <table:table-cell table:style-name="ce29" table:formula="of:=[.E422]+0.125" office:value-type="float" office:value="36">
            <text:p>36,000</text:p>
          </table:table-cell>
          <table:table-cell table:style-name="ce34" office:value-type="percentage" office:value="0.0214624005060755">
            <text:p>2,15%</text:p>
          </table:table-cell>
          <table:table-cell/>
          <table:table-cell table:style-name="ce29" table:formula="of:=[.H422]+0.125" office:value-type="float" office:value="36">
            <text:p>36,000</text:p>
          </table:table-cell>
          <table:table-cell table:style-name="ce34" office:value-type="percentage" office:value="0.0235019189409452">
            <text:p>2,35%</text:p>
          </table:table-cell>
          <table:table-cell/>
          <table:table-cell table:style-name="ce29" table:formula="of:=[.K422]+0.05" office:value-type="float" office:value="14.4000000000001">
            <text:p>14,400</text:p>
          </table:table-cell>
          <table:table-cell table:style-name="ce34" office:value-type="percentage" office:value="0.026798845779984">
            <text:p>2,68%</text:p>
          </table:table-cell>
          <table:table-cell/>
          <table:table-cell table:style-name="ce29" table:formula="of:=[.N422]+0.05" office:value-type="float" office:value="14.4000000000001">
            <text:p>14,400</text:p>
          </table:table-cell>
          <table:table-cell table:style-name="ce34" office:value-type="percentage" office:value="0.0260075007857033">
            <text:p>2,60%</text:p>
          </table:table-cell>
          <table:table-cell/>
          <table:table-cell table:style-name="ce29" table:formula="of:=[.Q422]+0.05" office:value-type="float" office:value="14.4000000000001">
            <text:p>14,400</text:p>
          </table:table-cell>
          <table:table-cell table:style-name="ce34" office:value-type="percentage" office:value="0.0285334579393723">
            <text:p>2,85%</text:p>
          </table:table-cell>
          <table:table-cell/>
          <table:table-cell table:style-name="ce29" table:formula="of:=[.T422]+0.05" office:value-type="float" office:value="14.4000000000001">
            <text:p>14,400</text:p>
          </table:table-cell>
          <table:table-cell table:style-name="ce34" office:value-type="percentage" office:value="0.0286724804957362">
            <text:p>2,87%</text:p>
          </table:table-cell>
          <table:table-cell/>
          <table:table-cell table:style-name="ce58" table:formula="of:=([.R423]-[.U423])*100*100" office:value-type="float" office:value="-1.39022556363819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23]+0.125" office:value-type="float" office:value="36.125">
            <text:p>36,125</text:p>
          </table:table-cell>
          <table:table-cell table:style-name="ce34" office:value-type="percentage" office:value="0.0207144907708673">
            <text:p>2,07%</text:p>
          </table:table-cell>
          <table:table-cell/>
          <table:table-cell table:style-name="ce29" table:formula="of:=[.E423]+0.125" office:value-type="float" office:value="36.125">
            <text:p>36,125</text:p>
          </table:table-cell>
          <table:table-cell table:style-name="ce34" office:value-type="percentage" office:value="0.0214635454944477">
            <text:p>2,15%</text:p>
          </table:table-cell>
          <table:table-cell/>
          <table:table-cell table:style-name="ce29" table:formula="of:=[.H423]+0.125" office:value-type="float" office:value="36.125">
            <text:p>36,125</text:p>
          </table:table-cell>
          <table:table-cell table:style-name="ce34" office:value-type="percentage" office:value="0.0235040898342498">
            <text:p>2,35%</text:p>
          </table:table-cell>
          <table:table-cell/>
          <table:table-cell table:style-name="ce29" table:formula="of:=[.K423]+0.05" office:value-type="float" office:value="14.4500000000001">
            <text:p>14,450</text:p>
          </table:table-cell>
          <table:table-cell table:style-name="ce34" office:value-type="percentage" office:value="0.0267352591363186">
            <text:p>2,67%</text:p>
          </table:table-cell>
          <table:table-cell/>
          <table:table-cell table:style-name="ce29" table:formula="of:=[.N423]+0.05" office:value-type="float" office:value="14.4500000000001">
            <text:p>14,450</text:p>
          </table:table-cell>
          <table:table-cell table:style-name="ce34" office:value-type="percentage" office:value="0.0259356760846554">
            <text:p>2,59%</text:p>
          </table:table-cell>
          <table:table-cell/>
          <table:table-cell table:style-name="ce29" table:formula="of:=[.Q423]+0.05" office:value-type="float" office:value="14.4500000000001">
            <text:p>14,450</text:p>
          </table:table-cell>
          <table:table-cell table:style-name="ce34" office:value-type="percentage" office:value="0.0285079929551001">
            <text:p>2,85%</text:p>
          </table:table-cell>
          <table:table-cell/>
          <table:table-cell table:style-name="ce29" table:formula="of:=[.T423]+0.05" office:value-type="float" office:value="14.4500000000001">
            <text:p>14,450</text:p>
          </table:table-cell>
          <table:table-cell table:style-name="ce34" office:value-type="percentage" office:value="0.0286464514894546">
            <text:p>2,86%</text:p>
          </table:table-cell>
          <table:table-cell/>
          <table:table-cell table:style-name="ce58" table:formula="of:=([.R424]-[.U424])*100*100" office:value-type="float" office:value="-1.38458534354478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24]+0.125" office:value-type="float" office:value="36.25">
            <text:p>36,250</text:p>
          </table:table-cell>
          <table:table-cell table:style-name="ce34" office:value-type="percentage" office:value="0.0207314226840977">
            <text:p>2,07%</text:p>
          </table:table-cell>
          <table:table-cell/>
          <table:table-cell table:style-name="ce29" table:formula="of:=[.E424]+0.125" office:value-type="float" office:value="36.25">
            <text:p>36,250</text:p>
          </table:table-cell>
          <table:table-cell table:style-name="ce34" office:value-type="percentage" office:value="0.0214646825863484">
            <text:p>2,15%</text:p>
          </table:table-cell>
          <table:table-cell/>
          <table:table-cell table:style-name="ce29" table:formula="of:=[.H424]+0.125" office:value-type="float" office:value="36.25">
            <text:p>36,250</text:p>
          </table:table-cell>
          <table:table-cell table:style-name="ce34" office:value-type="percentage" office:value="0.0235062457558765">
            <text:p>2,35%</text:p>
          </table:table-cell>
          <table:table-cell/>
          <table:table-cell table:style-name="ce29" table:formula="of:=[.K424]+0.05" office:value-type="float" office:value="14.5000000000001">
            <text:p>14,500</text:p>
          </table:table-cell>
          <table:table-cell table:style-name="ce34" office:value-type="percentage" office:value="0.0266714698451417">
            <text:p>2,67%</text:p>
          </table:table-cell>
          <table:table-cell/>
          <table:table-cell table:style-name="ce29" table:formula="of:=[.N424]+0.05" office:value-type="float" office:value="14.5000000000001">
            <text:p>14,500</text:p>
          </table:table-cell>
          <table:table-cell table:style-name="ce34" office:value-type="percentage" office:value="0.0258649035912664">
            <text:p>2,59%</text:p>
          </table:table-cell>
          <table:table-cell/>
          <table:table-cell table:style-name="ce29" table:formula="of:=[.Q424]+0.05" office:value-type="float" office:value="14.5000000000001">
            <text:p>14,500</text:p>
          </table:table-cell>
          <table:table-cell table:style-name="ce34" office:value-type="percentage" office:value="0.0284824995043256">
            <text:p>2,85%</text:p>
          </table:table-cell>
          <table:table-cell/>
          <table:table-cell table:style-name="ce29" table:formula="of:=[.T424]+0.05" office:value-type="float" office:value="14.5000000000001">
            <text:p>14,500</text:p>
          </table:table-cell>
          <table:table-cell table:style-name="ce34" office:value-type="percentage" office:value="0.0286203914782351">
            <text:p>2,86%</text:p>
          </table:table-cell>
          <table:table-cell/>
          <table:table-cell table:style-name="ce58" table:formula="of:=([.R425]-[.U425])*100*100" office:value-type="float" office:value="-1.37891973909548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25]+0.125" office:value-type="float" office:value="36.375">
            <text:p>36,375</text:p>
          </table:table-cell>
          <table:table-cell table:style-name="ce34" office:value-type="percentage" office:value="0.0207482382267905">
            <text:p>2,07%</text:p>
          </table:table-cell>
          <table:table-cell/>
          <table:table-cell table:style-name="ce29" table:formula="of:=[.E425]+0.125" office:value-type="float" office:value="36.375">
            <text:p>36,375</text:p>
          </table:table-cell>
          <table:table-cell table:style-name="ce34" office:value-type="percentage" office:value="0.0214658118631845">
            <text:p>2,15%</text:p>
          </table:table-cell>
          <table:table-cell/>
          <table:table-cell table:style-name="ce29" table:formula="of:=[.H425]+0.125" office:value-type="float" office:value="36.375">
            <text:p>36,375</text:p>
          </table:table-cell>
          <table:table-cell table:style-name="ce34" office:value-type="percentage" office:value="0.0235083868601723">
            <text:p>2,35%</text:p>
          </table:table-cell>
          <table:table-cell/>
          <table:table-cell table:style-name="ce29" table:formula="of:=[.K425]+0.05" office:value-type="float" office:value="14.5500000000001">
            <text:p>14,550</text:p>
          </table:table-cell>
          <table:table-cell table:style-name="ce34" office:value-type="percentage" office:value="0.0266075093268191">
            <text:p>2,66%</text:p>
          </table:table-cell>
          <table:table-cell/>
          <table:table-cell table:style-name="ce29" table:formula="of:=[.N425]+0.05" office:value-type="float" office:value="14.5500000000001">
            <text:p>14,550</text:p>
          </table:table-cell>
          <table:table-cell table:style-name="ce34" office:value-type="percentage" office:value="0.0257952329624072">
            <text:p>2,58%</text:p>
          </table:table-cell>
          <table:table-cell/>
          <table:table-cell table:style-name="ce29" table:formula="of:=[.Q425]+0.05" office:value-type="float" office:value="14.5500000000001">
            <text:p>14,550</text:p>
          </table:table-cell>
          <table:table-cell table:style-name="ce34" office:value-type="percentage" office:value="0.028456998668875">
            <text:p>2,85%</text:p>
          </table:table-cell>
          <table:table-cell/>
          <table:table-cell table:style-name="ce29" table:formula="of:=[.T425]+0.05" office:value-type="float" office:value="14.5500000000001">
            <text:p>14,550</text:p>
          </table:table-cell>
          <table:table-cell table:style-name="ce34" office:value-type="percentage" office:value="0.0285943215185731">
            <text:p>2,86%</text:p>
          </table:table-cell>
          <table:table-cell/>
          <table:table-cell table:style-name="ce58" table:formula="of:=([.R426]-[.U426])*100*100" office:value-type="float" office:value="-1.3732284969813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26]+0.125" office:value-type="float" office:value="36.5">
            <text:p>36,500</text:p>
          </table:table-cell>
          <table:table-cell table:style-name="ce34" office:value-type="percentage" office:value="0.0207649385945333">
            <text:p>2,08%</text:p>
          </table:table-cell>
          <table:table-cell/>
          <table:table-cell table:style-name="ce29" table:formula="of:=[.E426]+0.125" office:value-type="float" office:value="36.5">
            <text:p>36,500</text:p>
          </table:table-cell>
          <table:table-cell table:style-name="ce34" office:value-type="percentage" office:value="0.0214669334052477">
            <text:p>2,15%</text:p>
          </table:table-cell>
          <table:table-cell/>
          <table:table-cell table:style-name="ce29" table:formula="of:=[.H426]+0.125" office:value-type="float" office:value="36.5">
            <text:p>36,500</text:p>
          </table:table-cell>
          <table:table-cell table:style-name="ce34" office:value-type="percentage" office:value="0.0235105132993703">
            <text:p>2,35%</text:p>
          </table:table-cell>
          <table:table-cell/>
          <table:table-cell table:style-name="ce29" table:formula="of:=[.K426]+0.05" office:value-type="float" office:value="14.6000000000001">
            <text:p>14,600</text:p>
          </table:table-cell>
          <table:table-cell table:style-name="ce34" office:value-type="percentage" office:value="0.0265434090017169">
            <text:p>2,65%</text:p>
          </table:table-cell>
          <table:table-cell/>
          <table:table-cell table:style-name="ce29" table:formula="of:=[.N426]+0.05" office:value-type="float" office:value="14.6000000000001">
            <text:p>14,600</text:p>
          </table:table-cell>
          <table:table-cell table:style-name="ce34" office:value-type="percentage" office:value="0.0257266663287582">
            <text:p>2,57%</text:p>
          </table:table-cell>
          <table:table-cell/>
          <table:table-cell table:style-name="ce29" table:formula="of:=[.Q426]+0.05" office:value-type="float" office:value="14.6000000000001">
            <text:p>14,600</text:p>
          </table:table-cell>
          <table:table-cell table:style-name="ce34" office:value-type="percentage" office:value="0.0284315115305746">
            <text:p>2,84%</text:p>
          </table:table-cell>
          <table:table-cell/>
          <table:table-cell table:style-name="ce29" table:formula="of:=[.T426]+0.05" office:value-type="float" office:value="14.6000000000001">
            <text:p>14,600</text:p>
          </table:table-cell>
          <table:table-cell table:style-name="ce34" office:value-type="percentage" office:value="0.0285682626669639">
            <text:p>2,86%</text:p>
          </table:table-cell>
          <table:table-cell/>
          <table:table-cell table:style-name="ce58" table:formula="of:=([.R427]-[.U427])*100*100" office:value-type="float" office:value="-1.36751136389317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27]+0.125" office:value-type="float" office:value="36.625">
            <text:p>36,625</text:p>
          </table:table-cell>
          <table:table-cell table:style-name="ce34" office:value-type="percentage" office:value="0.0207815249665919">
            <text:p>2,08%</text:p>
          </table:table-cell>
          <table:table-cell/>
          <table:table-cell table:style-name="ce29" table:formula="of:=[.E427]+0.125" office:value-type="float" office:value="36.625">
            <text:p>36,625</text:p>
          </table:table-cell>
          <table:table-cell table:style-name="ce34" office:value-type="percentage" office:value="0.0214680472917337">
            <text:p>2,15%</text:p>
          </table:table-cell>
          <table:table-cell/>
          <table:table-cell table:style-name="ce29" table:formula="of:=[.H427]+0.125" office:value-type="float" office:value="36.625">
            <text:p>36,625</text:p>
          </table:table-cell>
          <table:table-cell table:style-name="ce34" office:value-type="percentage" office:value="0.0235126252236249">
            <text:p>2,35%</text:p>
          </table:table-cell>
          <table:table-cell/>
          <table:table-cell table:style-name="ce29" table:formula="of:=[.K427]+0.05" office:value-type="float" office:value="14.6500000000001">
            <text:p>14,650</text:p>
          </table:table-cell>
          <table:table-cell table:style-name="ce34" office:value-type="percentage" office:value="0.0264792002902011">
            <text:p>2,65%</text:p>
          </table:table-cell>
          <table:table-cell/>
          <table:table-cell table:style-name="ce29" table:formula="of:=[.N427]+0.05" office:value-type="float" office:value="14.6500000000001">
            <text:p>14,650</text:p>
          </table:table-cell>
          <table:table-cell table:style-name="ce34" office:value-type="percentage" office:value="0.025659193939452">
            <text:p>2,57%</text:p>
          </table:table-cell>
          <table:table-cell/>
          <table:table-cell table:style-name="ce29" table:formula="of:=[.Q427]+0.05" office:value-type="float" office:value="14.6500000000001">
            <text:p>14,650</text:p>
          </table:table-cell>
          <table:table-cell table:style-name="ce34" office:value-type="percentage" office:value="0.0284060591712506">
            <text:p>2,84%</text:p>
          </table:table-cell>
          <table:table-cell/>
          <table:table-cell table:style-name="ce29" table:formula="of:=[.T427]+0.05" office:value-type="float" office:value="14.6500000000001">
            <text:p>14,650</text:p>
          </table:table-cell>
          <table:table-cell table:style-name="ce34" office:value-type="percentage" office:value="0.0285422359799028">
            <text:p>2,85%</text:p>
          </table:table-cell>
          <table:table-cell/>
          <table:table-cell table:style-name="ce58" table:formula="of:=([.R428]-[.U428])*100*100" office:value-type="float" office:value="-1.3617680865222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28]+0.125" office:value-type="float" office:value="36.75">
            <text:p>36,750</text:p>
          </table:table-cell>
          <table:table-cell table:style-name="ce34" office:value-type="percentage" office:value="0.0207979985061875">
            <text:p>2,08%</text:p>
          </table:table-cell>
          <table:table-cell/>
          <table:table-cell table:style-name="ce29" table:formula="of:=[.E428]+0.125" office:value-type="float" office:value="36.75">
            <text:p>36,750</text:p>
          </table:table-cell>
          <table:table-cell table:style-name="ce34" office:value-type="percentage" office:value="0.0214691536007606">
            <text:p>2,15%</text:p>
          </table:table-cell>
          <table:table-cell/>
          <table:table-cell table:style-name="ce29" table:formula="of:=[.H428]+0.125" office:value-type="float" office:value="36.75">
            <text:p>36,750</text:p>
          </table:table-cell>
          <table:table-cell table:style-name="ce34" office:value-type="percentage" office:value="0.0235147227810478">
            <text:p>2,35%</text:p>
          </table:table-cell>
          <table:table-cell/>
          <table:table-cell table:style-name="ce29" table:formula="of:=[.K428]+0.05" office:value-type="float" office:value="14.7000000000001">
            <text:p>14,700</text:p>
          </table:table-cell>
          <table:table-cell table:style-name="ce34" office:value-type="percentage" office:value="0.0264149146126375">
            <text:p>2,64%</text:p>
          </table:table-cell>
          <table:table-cell/>
          <table:table-cell table:style-name="ce29" table:formula="of:=[.N428]+0.05" office:value-type="float" office:value="14.7000000000001">
            <text:p>14,700</text:p>
          </table:table-cell>
          <table:table-cell table:style-name="ce34" office:value-type="percentage" office:value="0.0255928060436211">
            <text:p>2,56%</text:p>
          </table:table-cell>
          <table:table-cell/>
          <table:table-cell table:style-name="ce29" table:formula="of:=[.Q428]+0.05" office:value-type="float" office:value="14.7000000000001">
            <text:p>14,700</text:p>
          </table:table-cell>
          <table:table-cell table:style-name="ce34" office:value-type="percentage" office:value="0.0283806626727292">
            <text:p>2,84%</text:p>
          </table:table-cell>
          <table:table-cell/>
          <table:table-cell table:style-name="ce29" table:formula="of:=[.T428]+0.05" office:value-type="float" office:value="14.7000000000001">
            <text:p>14,700</text:p>
          </table:table-cell>
          <table:table-cell table:style-name="ce34" office:value-type="percentage" office:value="0.0285162625138852">
            <text:p>2,85%</text:p>
          </table:table-cell>
          <table:table-cell/>
          <table:table-cell table:style-name="ce58" table:formula="of:=([.R429]-[.U429])*100*100" office:value-type="float" office:value="-1.35599841155923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29]+0.125" office:value-type="float" office:value="36.875">
            <text:p>36,875</text:p>
          </table:table-cell>
          <table:table-cell table:style-name="ce34" office:value-type="percentage" office:value="0.0208143603607688">
            <text:p>2,08%</text:p>
          </table:table-cell>
          <table:table-cell/>
          <table:table-cell table:style-name="ce29" table:formula="of:=[.E429]+0.125" office:value-type="float" office:value="36.875">
            <text:p>36,875</text:p>
          </table:table-cell>
          <table:table-cell table:style-name="ce34" office:value-type="percentage" office:value="0.0214702524093874">
            <text:p>2,15%</text:p>
          </table:table-cell>
          <table:table-cell/>
          <table:table-cell table:style-name="ce29" table:formula="of:=[.H429]+0.125" office:value-type="float" office:value="36.875">
            <text:p>36,875</text:p>
          </table:table-cell>
          <table:table-cell table:style-name="ce34" office:value-type="percentage" office:value="0.0235168061177425">
            <text:p>2,35%</text:p>
          </table:table-cell>
          <table:table-cell/>
          <table:table-cell table:style-name="ce29" table:formula="of:=[.K429]+0.05" office:value-type="float" office:value="14.7500000000001">
            <text:p>14,750</text:p>
          </table:table-cell>
          <table:table-cell table:style-name="ce34" office:value-type="percentage" office:value="0.0263505833893922">
            <text:p>2,64%</text:p>
          </table:table-cell>
          <table:table-cell/>
          <table:table-cell table:style-name="ce29" table:formula="of:=[.N429]+0.05" office:value-type="float" office:value="14.7500000000001">
            <text:p>14,750</text:p>
          </table:table-cell>
          <table:table-cell table:style-name="ce34" office:value-type="percentage" office:value="0.0255274928903984">
            <text:p>2,55%</text:p>
          </table:table-cell>
          <table:table-cell/>
          <table:table-cell table:style-name="ce29" table:formula="of:=[.Q429]+0.05" office:value-type="float" office:value="14.7500000000001">
            <text:p>14,750</text:p>
          </table:table-cell>
          <table:table-cell table:style-name="ce34" office:value-type="percentage" office:value="0.0283553431168368">
            <text:p>2,84%</text:p>
          </table:table-cell>
          <table:table-cell/>
          <table:table-cell table:style-name="ce29" table:formula="of:=[.T429]+0.05" office:value-type="float" office:value="14.7500000000001">
            <text:p>14,750</text:p>
          </table:table-cell>
          <table:table-cell table:style-name="ce34" office:value-type="percentage" office:value="0.0284903633254063">
            <text:p>2,85%</text:p>
          </table:table-cell>
          <table:table-cell/>
          <table:table-cell table:style-name="ce58" table:formula="of:=([.R430]-[.U430])*100*100" office:value-type="float" office:value="-1.35020208569547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30]+0.125" office:value-type="float" office:value="37">
            <text:p>37,000</text:p>
          </table:table-cell>
          <table:table-cell table:style-name="ce34" office:value-type="percentage" office:value="0.0208306116622787">
            <text:p>2,08%</text:p>
          </table:table-cell>
          <table:table-cell/>
          <table:table-cell table:style-name="ce29" table:formula="of:=[.E430]+0.125" office:value-type="float" office:value="37">
            <text:p>37,000</text:p>
          </table:table-cell>
          <table:table-cell table:style-name="ce34" office:value-type="percentage" office:value="0.0214713437936315">
            <text:p>2,15%</text:p>
          </table:table-cell>
          <table:table-cell/>
          <table:table-cell table:style-name="ce29" table:formula="of:=[.H430]+0.125" office:value-type="float" office:value="37">
            <text:p>37,000</text:p>
          </table:table-cell>
          <table:table-cell table:style-name="ce34" office:value-type="percentage" office:value="0.0235188753778379">
            <text:p>2,35%</text:p>
          </table:table-cell>
          <table:table-cell/>
          <table:table-cell table:style-name="ce29" table:formula="of:=[.K430]+0.05" office:value-type="float" office:value="14.8000000000001">
            <text:p>14,800</text:p>
          </table:table-cell>
          <table:table-cell table:style-name="ce34" office:value-type="percentage" office:value="0.0262862342483367">
            <text:p>2,63%</text:p>
          </table:table-cell>
          <table:table-cell/>
          <table:table-cell table:style-name="ce29" table:formula="of:=[.N430]+0.05" office:value-type="float" office:value="14.8000000000001">
            <text:p>14,800</text:p>
          </table:table-cell>
          <table:table-cell table:style-name="ce34" office:value-type="percentage" office:value="0.0254632447289165">
            <text:p>2,55%</text:p>
          </table:table-cell>
          <table:table-cell/>
          <table:table-cell table:style-name="ce29" table:formula="of:=[.Q430]+0.05" office:value-type="float" office:value="14.8000000000001">
            <text:p>14,800</text:p>
          </table:table-cell>
          <table:table-cell table:style-name="ce34" office:value-type="percentage" office:value="0.0283301183522574">
            <text:p>2,83%</text:p>
          </table:table-cell>
          <table:table-cell/>
          <table:table-cell table:style-name="ce29" table:formula="of:=[.T430]+0.05" office:value-type="float" office:value="14.8000000000001">
            <text:p>14,800</text:p>
          </table:table-cell>
          <table:table-cell table:style-name="ce34" office:value-type="percentage" office:value="0.0284645562632926">
            <text:p>2,85%</text:p>
          </table:table-cell>
          <table:table-cell/>
          <table:table-cell table:style-name="ce58" table:formula="of:=([.R431]-[.U431])*100*100" office:value-type="float" office:value="-1.34437911035238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31]+0.125" office:value-type="float" office:value="37.125">
            <text:p>37,125</text:p>
          </table:table-cell>
          <table:table-cell table:style-name="ce34" office:value-type="percentage" office:value="0.0208467535274148">
            <text:p>2,08%</text:p>
          </table:table-cell>
          <table:table-cell/>
          <table:table-cell table:style-name="ce29" table:formula="of:=[.E431]+0.125" office:value-type="float" office:value="37.125">
            <text:p>37,125</text:p>
          </table:table-cell>
          <table:table-cell table:style-name="ce34" office:value-type="percentage" office:value="0.0214724278284868">
            <text:p>2,15%</text:p>
          </table:table-cell>
          <table:table-cell/>
          <table:table-cell table:style-name="ce29" table:formula="of:=[.H431]+0.125" office:value-type="float" office:value="37.125">
            <text:p>37,125</text:p>
          </table:table-cell>
          <table:table-cell table:style-name="ce34" office:value-type="percentage" office:value="0.0235209307035218">
            <text:p>2,35%</text:p>
          </table:table-cell>
          <table:table-cell/>
          <table:table-cell table:style-name="ce29" table:formula="of:=[.K431]+0.05" office:value-type="float" office:value="14.8500000000001">
            <text:p>14,850</text:p>
          </table:table-cell>
          <table:table-cell table:style-name="ce34" office:value-type="percentage" office:value="0.0262218796473656">
            <text:p>2,62%</text:p>
          </table:table-cell>
          <table:table-cell/>
          <table:table-cell table:style-name="ce29" table:formula="of:=[.N431]+0.05" office:value-type="float" office:value="14.8500000000001">
            <text:p>14,850</text:p>
          </table:table-cell>
          <table:table-cell table:style-name="ce34" office:value-type="percentage" office:value="0.0254000518083079">
            <text:p>2,54%</text:p>
          </table:table-cell>
          <table:table-cell/>
          <table:table-cell table:style-name="ce29" table:formula="of:=[.Q431]+0.05" office:value-type="float" office:value="14.8500000000001">
            <text:p>14,850</text:p>
          </table:table-cell>
          <table:table-cell table:style-name="ce34" office:value-type="percentage" office:value="0.0283049932951071">
            <text:p>2,83%</text:p>
          </table:table-cell>
          <table:table-cell/>
          <table:table-cell table:style-name="ce29" table:formula="of:=[.T431]+0.05" office:value-type="float" office:value="14.8500000000001">
            <text:p>14,850</text:p>
          </table:table-cell>
          <table:table-cell table:style-name="ce34" office:value-type="percentage" office:value="0.0284388463456945">
            <text:p>2,84%</text:p>
          </table:table-cell>
          <table:table-cell/>
          <table:table-cell table:style-name="ce58" table:formula="of:=([.R432]-[.U432])*100*100" office:value-type="float" office:value="-1.33853050587402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32]+0.125" office:value-type="float" office:value="37.25">
            <text:p>37,250</text:p>
          </table:table-cell>
          <table:table-cell table:style-name="ce34" office:value-type="percentage" office:value="0.0208627870578855">
            <text:p>2,09%</text:p>
          </table:table-cell>
          <table:table-cell/>
          <table:table-cell table:style-name="ce29" table:formula="of:=[.E432]+0.125" office:value-type="float" office:value="37.25">
            <text:p>37,250</text:p>
          </table:table-cell>
          <table:table-cell table:style-name="ce34" office:value-type="percentage" office:value="0.0214735045879403">
            <text:p>2,15%</text:p>
          </table:table-cell>
          <table:table-cell/>
          <table:table-cell table:style-name="ce29" table:formula="of:=[.H432]+0.125" office:value-type="float" office:value="37.25">
            <text:p>37,250</text:p>
          </table:table-cell>
          <table:table-cell table:style-name="ce34" office:value-type="percentage" office:value="0.0235229722350737">
            <text:p>2,35%</text:p>
          </table:table-cell>
          <table:table-cell/>
          <table:table-cell table:style-name="ce29" table:formula="of:=[.K432]+0.05" office:value-type="float" office:value="14.9000000000001">
            <text:p>14,900</text:p>
          </table:table-cell>
          <table:table-cell table:style-name="ce34" office:value-type="percentage" office:value="0.0261575282518788">
            <text:p>2,62%</text:p>
          </table:table-cell>
          <table:table-cell/>
          <table:table-cell table:style-name="ce29" table:formula="of:=[.N432]+0.05" office:value-type="float" office:value="14.9000000000001">
            <text:p>14,900</text:p>
          </table:table-cell>
          <table:table-cell table:style-name="ce34" office:value-type="percentage" office:value="0.0253379043777054">
            <text:p>2,53%</text:p>
          </table:table-cell>
          <table:table-cell/>
          <table:table-cell table:style-name="ce29" table:formula="of:=[.Q432]+0.05" office:value-type="float" office:value="14.9000000000001">
            <text:p>14,900</text:p>
          </table:table-cell>
          <table:table-cell table:style-name="ce34" office:value-type="percentage" office:value="0.0282799696283598">
            <text:p>2,83%</text:p>
          </table:table-cell>
          <table:table-cell/>
          <table:table-cell table:style-name="ce29" table:formula="of:=[.T432]+0.05" office:value-type="float" office:value="14.9000000000001">
            <text:p>14,900</text:p>
          </table:table-cell>
          <table:table-cell table:style-name="ce34" office:value-type="percentage" office:value="0.0284132353830932">
            <text:p>2,84%</text:p>
          </table:table-cell>
          <table:table-cell/>
          <table:table-cell table:style-name="ce58" table:formula="of:=([.R433]-[.U433])*100*100" office:value-type="float" office:value="-1.33265754733471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33]+0.125" office:value-type="float" office:value="37.375">
            <text:p>37,375</text:p>
          </table:table-cell>
          <table:table-cell table:style-name="ce34" office:value-type="percentage" office:value="0.0208787133406608">
            <text:p>2,09%</text:p>
          </table:table-cell>
          <table:table-cell/>
          <table:table-cell table:style-name="ce29" table:formula="of:=[.E433]+0.125" office:value-type="float" office:value="37.375">
            <text:p>37,375</text:p>
          </table:table-cell>
          <table:table-cell table:style-name="ce34" office:value-type="percentage" office:value="0.0214745741449895">
            <text:p>2,15%</text:p>
          </table:table-cell>
          <table:table-cell/>
          <table:table-cell table:style-name="ce29" table:formula="of:=[.H433]+0.125" office:value-type="float" office:value="37.375">
            <text:p>37,375</text:p>
          </table:table-cell>
          <table:table-cell table:style-name="ce34" office:value-type="percentage" office:value="0.0235250001108961">
            <text:p>2,35%</text:p>
          </table:table-cell>
          <table:table-cell/>
          <table:table-cell table:style-name="ce29" table:formula="of:=[.K433]+0.05" office:value-type="float" office:value="14.9500000000001">
            <text:p>14,950</text:p>
          </table:table-cell>
          <table:table-cell table:style-name="ce34" office:value-type="percentage" office:value="0.0260931887272764">
            <text:p>2,61%</text:p>
          </table:table-cell>
          <table:table-cell/>
          <table:table-cell table:style-name="ce29" table:formula="of:=[.N433]+0.05" office:value-type="float" office:value="14.9500000000001">
            <text:p>14,950</text:p>
          </table:table-cell>
          <table:table-cell table:style-name="ce34" office:value-type="percentage" office:value="0.0252767926862417">
            <text:p>2,53%</text:p>
          </table:table-cell>
          <table:table-cell/>
          <table:table-cell table:style-name="ce29" table:formula="of:=[.Q433]+0.05" office:value-type="float" office:value="14.9500000000001">
            <text:p>14,950</text:p>
          </table:table-cell>
          <table:table-cell table:style-name="ce34" office:value-type="percentage" office:value="0.0282550490349895">
            <text:p>2,83%</text:p>
          </table:table-cell>
          <table:table-cell/>
          <table:table-cell table:style-name="ce29" table:formula="of:=[.T433]+0.05" office:value-type="float" office:value="14.9500000000001">
            <text:p>14,950</text:p>
          </table:table-cell>
          <table:table-cell table:style-name="ce34" office:value-type="percentage" office:value="0.0283877251859704">
            <text:p>2,84%</text:p>
          </table:table-cell>
          <table:table-cell/>
          <table:table-cell table:style-name="ce58" table:formula="of:=([.R434]-[.U434])*100*100" office:value-type="float" office:value="-1.32676150980914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34]+0.125" office:value-type="float" office:value="37.5">
            <text:p>37,500</text:p>
          </table:table-cell>
          <table:table-cell table:style-name="ce34" office:value-type="percentage" office:value="0.0208945334482176">
            <text:p>2,09%</text:p>
          </table:table-cell>
          <table:table-cell/>
          <table:table-cell table:style-name="ce29" table:formula="of:=[.E434]+0.125" office:value-type="float" office:value="37.5">
            <text:p>37,500</text:p>
          </table:table-cell>
          <table:table-cell table:style-name="ce34" office:value-type="percentage" office:value="0.0214756365716584">
            <text:p>2,15%</text:p>
          </table:table-cell>
          <table:table-cell/>
          <table:table-cell table:style-name="ce29" table:formula="of:=[.H434]+0.125" office:value-type="float" office:value="37.5">
            <text:p>37,500</text:p>
          </table:table-cell>
          <table:table-cell table:style-name="ce34" office:value-type="percentage" office:value="0.0235270144675463">
            <text:p>2,35%</text:p>
          </table:table-cell>
          <table:table-cell/>
          <table:table-cell table:style-name="ce29" table:formula="of:=[.K434]+0.05" office:value-type="float" office:value="15.0000000000001">
            <text:p>15,000</text:p>
          </table:table-cell>
          <table:table-cell table:style-name="ce34" office:value-type="percentage" office:value="0.0260288697389586">
            <text:p>2,60%</text:p>
          </table:table-cell>
          <table:table-cell/>
          <table:table-cell table:style-name="ce29" table:formula="of:=[.N434]+0.05" office:value-type="float" office:value="15.0000000000001">
            <text:p>15,000</text:p>
          </table:table-cell>
          <table:table-cell table:style-name="ce34" office:value-type="percentage" office:value="0.0252167069830493">
            <text:p>2,52%</text:p>
          </table:table-cell>
          <table:table-cell/>
          <table:table-cell table:style-name="ce29" table:formula="of:=[.Q434]+0.05" office:value-type="float" office:value="15.0000000000001">
            <text:p>15,000</text:p>
          </table:table-cell>
          <table:table-cell table:style-name="ce34" office:value-type="percentage" office:value="0.0282302331979701">
            <text:p>2,82%</text:p>
          </table:table-cell>
          <table:table-cell/>
          <table:table-cell table:style-name="ce29" table:formula="of:=[.T434]+0.05" office:value-type="float" office:value="15.0000000000001">
            <text:p>15,000</text:p>
          </table:table-cell>
          <table:table-cell table:style-name="ce34" office:value-type="percentage" office:value="0.0283623175648073">
            <text:p>2,84%</text:p>
          </table:table-cell>
          <table:table-cell/>
          <table:table-cell table:style-name="ce58" table:formula="of:=([.R435]-[.U435])*100*100" office:value-type="float" office:value="-1.32084366837166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35]+0.125" office:value-type="float" office:value="37.625">
            <text:p>37,625</text:p>
          </table:table-cell>
          <table:table-cell table:style-name="ce34" office:value-type="percentage" office:value="0.0209102484387806">
            <text:p>2,09%</text:p>
          </table:table-cell>
          <table:table-cell/>
          <table:table-cell table:style-name="ce29" table:formula="of:=[.E435]+0.125" office:value-type="float" office:value="37.625">
            <text:p>37,625</text:p>
          </table:table-cell>
          <table:table-cell table:style-name="ce34" office:value-type="percentage" office:value="0.0214766919390138">
            <text:p>2,15%</text:p>
          </table:table-cell>
          <table:table-cell/>
          <table:table-cell table:style-name="ce29" table:formula="of:=[.H435]+0.125" office:value-type="float" office:value="37.625">
            <text:p>37,625</text:p>
          </table:table-cell>
          <table:table-cell table:style-name="ce34" office:value-type="percentage" office:value="0.023529015439767">
            <text:p>2,35%</text:p>
          </table:table-cell>
          <table:table-cell/>
          <table:table-cell table:style-name="ce29" table:formula="of:=[.K435]+0.05" office:value-type="float" office:value="15.0500000000001">
            <text:p>15,050</text:p>
          </table:table-cell>
          <table:table-cell table:style-name="ce34" office:value-type="percentage" office:value="0.0259645799523255">
            <text:p>2,60%</text:p>
          </table:table-cell>
          <table:table-cell/>
          <table:table-cell table:style-name="ce29" table:formula="of:=[.N435]+0.05" office:value-type="float" office:value="15.0500000000001">
            <text:p>15,050</text:p>
          </table:table-cell>
          <table:table-cell table:style-name="ce34" office:value-type="percentage" office:value="0.025157637517261">
            <text:p>2,52%</text:p>
          </table:table-cell>
          <table:table-cell/>
          <table:table-cell table:style-name="ce29" table:formula="of:=[.Q435]+0.05" office:value-type="float" office:value="15.0500000000001">
            <text:p>15,050</text:p>
          </table:table-cell>
          <table:table-cell table:style-name="ce34" office:value-type="percentage" office:value="0.0282055238002757">
            <text:p>2,82%</text:p>
          </table:table-cell>
          <table:table-cell/>
          <table:table-cell table:style-name="ce29" table:formula="of:=[.T435]+0.05" office:value-type="float" office:value="15.0500000000001">
            <text:p>15,050</text:p>
          </table:table-cell>
          <table:table-cell table:style-name="ce34" office:value-type="percentage" office:value="0.0283370143300854">
            <text:p>2,83%</text:p>
          </table:table-cell>
          <table:table-cell/>
          <table:table-cell table:style-name="ce58" table:formula="of:=([.R436]-[.U436])*100*100" office:value-type="float" office:value="-1.31490529809684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36]+0.125" office:value-type="float" office:value="37.75">
            <text:p>37,750</text:p>
          </table:table-cell>
          <table:table-cell table:style-name="ce34" office:value-type="percentage" office:value="0.0209258593565585">
            <text:p>2,09%</text:p>
          </table:table-cell>
          <table:table-cell/>
          <table:table-cell table:style-name="ce29" table:formula="of:=[.E436]+0.125" office:value-type="float" office:value="37.75">
            <text:p>37,750</text:p>
          </table:table-cell>
          <table:table-cell table:style-name="ce34" office:value-type="percentage" office:value="0.0214777403171815">
            <text:p>2,15%</text:p>
          </table:table-cell>
          <table:table-cell/>
          <table:table-cell table:style-name="ce29" table:formula="of:=[.H436]+0.125" office:value-type="float" office:value="37.75">
            <text:p>37,750</text:p>
          </table:table-cell>
          <table:table-cell table:style-name="ce34" office:value-type="percentage" office:value="0.023531003160516">
            <text:p>2,35%</text:p>
          </table:table-cell>
          <table:table-cell/>
          <table:table-cell table:style-name="ce29" table:formula="of:=[.K436]+0.05" office:value-type="float" office:value="15.1000000000001">
            <text:p>15,100</text:p>
          </table:table-cell>
          <table:table-cell table:style-name="ce34" office:value-type="percentage" office:value="0.0259003280327771">
            <text:p>2,59%</text:p>
          </table:table-cell>
          <table:table-cell/>
          <table:table-cell table:style-name="ce29" table:formula="of:=[.N436]+0.05" office:value-type="float" office:value="15.1000000000001">
            <text:p>15,100</text:p>
          </table:table-cell>
          <table:table-cell table:style-name="ce34" office:value-type="percentage" office:value="0.0250995745380094">
            <text:p>2,51%</text:p>
          </table:table-cell>
          <table:table-cell/>
          <table:table-cell table:style-name="ce29" table:formula="of:=[.Q436]+0.05" office:value-type="float" office:value="15.1000000000001">
            <text:p>15,100</text:p>
          </table:table-cell>
          <table:table-cell table:style-name="ce34" office:value-type="percentage" office:value="0.0281809225248801">
            <text:p>2,82%</text:p>
          </table:table-cell>
          <table:table-cell/>
          <table:table-cell table:style-name="ce29" table:formula="of:=[.T436]+0.05" office:value-type="float" office:value="15.1000000000001">
            <text:p>15,100</text:p>
          </table:table-cell>
          <table:table-cell table:style-name="ce34" office:value-type="percentage" office:value="0.028311817292286">
            <text:p>2,83%</text:p>
          </table:table-cell>
          <table:table-cell/>
          <table:table-cell table:style-name="ce58" table:formula="of:=([.R437]-[.U437])*100*100" office:value-type="float" office:value="-1.3089476740592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37]+0.125" office:value-type="float" office:value="37.875">
            <text:p>37,875</text:p>
          </table:table-cell>
          <table:table-cell table:style-name="ce34" office:value-type="percentage" office:value="0.0209413672319748">
            <text:p>2,09%</text:p>
          </table:table-cell>
          <table:table-cell/>
          <table:table-cell table:style-name="ce29" table:formula="of:=[.E437]+0.125" office:value-type="float" office:value="37.875">
            <text:p>37,875</text:p>
          </table:table-cell>
          <table:table-cell table:style-name="ce34" office:value-type="percentage" office:value="0.0214787817753612">
            <text:p>2,15%</text:p>
          </table:table-cell>
          <table:table-cell/>
          <table:table-cell table:style-name="ce29" table:formula="of:=[.H437]+0.125" office:value-type="float" office:value="37.875">
            <text:p>37,875</text:p>
          </table:table-cell>
          <table:table-cell table:style-name="ce34" office:value-type="percentage" office:value="0.0235329777609961">
            <text:p>2,35%</text:p>
          </table:table-cell>
          <table:table-cell/>
          <table:table-cell table:style-name="ce29" table:formula="of:=[.K437]+0.05" office:value-type="float" office:value="15.1500000000001">
            <text:p>15,150</text:p>
          </table:table-cell>
          <table:table-cell table:style-name="ce34" office:value-type="percentage" office:value="0.0258361226457135">
            <text:p>2,58%</text:p>
          </table:table-cell>
          <table:table-cell/>
          <table:table-cell table:style-name="ce29" table:formula="of:=[.N437]+0.05" office:value-type="float" office:value="15.1500000000001">
            <text:p>15,150</text:p>
          </table:table-cell>
          <table:table-cell table:style-name="ce34" office:value-type="percentage" office:value="0.0250425082944272">
            <text:p>2,50%</text:p>
          </table:table-cell>
          <table:table-cell/>
          <table:table-cell table:style-name="ce29" table:formula="of:=[.Q437]+0.05" office:value-type="float" office:value="15.1500000000001">
            <text:p>15,150</text:p>
          </table:table-cell>
          <table:table-cell table:style-name="ce34" office:value-type="percentage" office:value="0.0281564310547574">
            <text:p>2,82%</text:p>
          </table:table-cell>
          <table:table-cell/>
          <table:table-cell table:style-name="ce29" table:formula="of:=[.T437]+0.05" office:value-type="float" office:value="15.1500000000001">
            <text:p>15,150</text:p>
          </table:table-cell>
          <table:table-cell table:style-name="ce34" office:value-type="percentage" office:value="0.0282867282618907">
            <text:p>2,83%</text:p>
          </table:table-cell>
          <table:table-cell/>
          <table:table-cell table:style-name="ce58" table:formula="of:=([.R438]-[.U438])*100*100" office:value-type="float" office:value="-1.30297207133322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38]+0.125" office:value-type="float" office:value="38">
            <text:p>38,000</text:p>
          </table:table-cell>
          <table:table-cell table:style-name="ce34" office:value-type="percentage" office:value="0.0209567730818949">
            <text:p>2,10%</text:p>
          </table:table-cell>
          <table:table-cell/>
          <table:table-cell table:style-name="ce29" table:formula="of:=[.E438]+0.125" office:value-type="float" office:value="38">
            <text:p>38,000</text:p>
          </table:table-cell>
          <table:table-cell table:style-name="ce34" office:value-type="percentage" office:value="0.0214798163818425">
            <text:p>2,15%</text:p>
          </table:table-cell>
          <table:table-cell/>
          <table:table-cell table:style-name="ce29" table:formula="of:=[.H438]+0.125" office:value-type="float" office:value="38">
            <text:p>38,000</text:p>
          </table:table-cell>
          <table:table-cell table:style-name="ce34" office:value-type="percentage" office:value="0.0235349393706835">
            <text:p>2,35%</text:p>
          </table:table-cell>
          <table:table-cell/>
          <table:table-cell table:style-name="ce29" table:formula="of:=[.K438]+0.05" office:value-type="float" office:value="15.2000000000001">
            <text:p>15,200</text:p>
          </table:table-cell>
          <table:table-cell table:style-name="ce34" office:value-type="percentage" office:value="0.0257719724565348">
            <text:p>2,58%</text:p>
          </table:table-cell>
          <table:table-cell/>
          <table:table-cell table:style-name="ce29" table:formula="of:=[.N438]+0.05" office:value-type="float" office:value="15.2000000000001">
            <text:p>15,200</text:p>
          </table:table-cell>
          <table:table-cell table:style-name="ce34" office:value-type="percentage" office:value="0.024986429035647">
            <text:p>2,50%</text:p>
          </table:table-cell>
          <table:table-cell/>
          <table:table-cell table:style-name="ce29" table:formula="of:=[.Q438]+0.05" office:value-type="float" office:value="15.2000000000001">
            <text:p>15,200</text:p>
          </table:table-cell>
          <table:table-cell table:style-name="ce34" office:value-type="percentage" office:value="0.0281320510728814">
            <text:p>2,81%</text:p>
          </table:table-cell>
          <table:table-cell/>
          <table:table-cell table:style-name="ce29" table:formula="of:=[.T438]+0.05" office:value-type="float" office:value="15.2000000000001">
            <text:p>15,200</text:p>
          </table:table-cell>
          <table:table-cell table:style-name="ce34" office:value-type="percentage" office:value="0.0282617490493807">
            <text:p>2,83%</text:p>
          </table:table-cell>
          <table:table-cell/>
          <table:table-cell table:style-name="ce58" table:formula="of:=([.R439]-[.U439])*100*100" office:value-type="float" office:value="-1.29697976499341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39]+0.125" office:value-type="float" office:value="38.125">
            <text:p>38,125</text:p>
          </table:table-cell>
          <table:table-cell table:style-name="ce34" office:value-type="percentage" office:value="0.0209720779098483">
            <text:p>2,10%</text:p>
          </table:table-cell>
          <table:table-cell/>
          <table:table-cell table:style-name="ce29" table:formula="of:=[.E439]+0.125" office:value-type="float" office:value="38.125">
            <text:p>38,125</text:p>
          </table:table-cell>
          <table:table-cell table:style-name="ce34" office:value-type="percentage" office:value="0.0214808442040189">
            <text:p>2,15%</text:p>
          </table:table-cell>
          <table:table-cell/>
          <table:table-cell table:style-name="ce29" table:formula="of:=[.H439]+0.125" office:value-type="float" office:value="38.125">
            <text:p>38,125</text:p>
          </table:table-cell>
          <table:table-cell table:style-name="ce34" office:value-type="percentage" office:value="0.0235368881173566">
            <text:p>2,35%</text:p>
          </table:table-cell>
          <table:table-cell/>
          <table:table-cell table:style-name="ce29" table:formula="of:=[.K439]+0.05" office:value-type="float" office:value="15.2500000000001">
            <text:p>15,250</text:p>
          </table:table-cell>
          <table:table-cell table:style-name="ce34" office:value-type="percentage" office:value="0.0257078861306411">
            <text:p>2,57%</text:p>
          </table:table-cell>
          <table:table-cell/>
          <table:table-cell table:style-name="ce29" table:formula="of:=[.N439]+0.05" office:value-type="float" office:value="15.2500000000001">
            <text:p>15,250</text:p>
          </table:table-cell>
          <table:table-cell table:style-name="ce34" office:value-type="percentage" office:value="0.0249313270108015">
            <text:p>2,49%</text:p>
          </table:table-cell>
          <table:table-cell/>
          <table:table-cell table:style-name="ce29" table:formula="of:=[.Q439]+0.05" office:value-type="float" office:value="15.2500000000001">
            <text:p>15,250</text:p>
          </table:table-cell>
          <table:table-cell table:style-name="ce34" office:value-type="percentage" office:value="0.0281077842622262">
            <text:p>2,81%</text:p>
          </table:table-cell>
          <table:table-cell/>
          <table:table-cell table:style-name="ce29" table:formula="of:=[.T439]+0.05" office:value-type="float" office:value="15.2500000000001">
            <text:p>15,250</text:p>
          </table:table-cell>
          <table:table-cell table:style-name="ce34" office:value-type="percentage" office:value="0.0282368814652376">
            <text:p>2,82%</text:p>
          </table:table-cell>
          <table:table-cell/>
          <table:table-cell table:style-name="ce58" table:formula="of:=([.R440]-[.U440])*100*100" office:value-type="float" office:value="-1.29097203011422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40]+0.125" office:value-type="float" office:value="38.25">
            <text:p>38,250</text:p>
          </table:table-cell>
          <table:table-cell table:style-name="ce34" office:value-type="percentage" office:value="0.0209872827062465">
            <text:p>2,10%</text:p>
          </table:table-cell>
          <table:table-cell/>
          <table:table-cell table:style-name="ce29" table:formula="of:=[.E440]+0.125" office:value-type="float" office:value="38.25">
            <text:p>38,250</text:p>
          </table:table-cell>
          <table:table-cell table:style-name="ce34" office:value-type="percentage" office:value="0.0214818653084033">
            <text:p>2,15%</text:p>
          </table:table-cell>
          <table:table-cell/>
          <table:table-cell table:style-name="ce29" table:formula="of:=[.H440]+0.125" office:value-type="float" office:value="38.25">
            <text:p>38,250</text:p>
          </table:table-cell>
          <table:table-cell table:style-name="ce34" office:value-type="percentage" office:value="0.0235388241271233">
            <text:p>2,35%</text:p>
          </table:table-cell>
          <table:table-cell/>
          <table:table-cell table:style-name="ce29" table:formula="of:=[.K440]+0.05" office:value-type="float" office:value="15.3000000000001">
            <text:p>15,300</text:p>
          </table:table-cell>
          <table:table-cell table:style-name="ce34" office:value-type="percentage" office:value="0.0256438723334324">
            <text:p>2,56%</text:p>
          </table:table-cell>
          <table:table-cell/>
          <table:table-cell table:style-name="ce29" table:formula="of:=[.N440]+0.05" office:value-type="float" office:value="15.3000000000001">
            <text:p>15,300</text:p>
          </table:table-cell>
          <table:table-cell table:style-name="ce34" office:value-type="percentage" office:value="0.0248771924690233">
            <text:p>2,49%</text:p>
          </table:table-cell>
          <table:table-cell/>
          <table:table-cell table:style-name="ce29" table:formula="of:=[.Q440]+0.05" office:value-type="float" office:value="15.3000000000001">
            <text:p>15,300</text:p>
          </table:table-cell>
          <table:table-cell table:style-name="ce34" office:value-type="percentage" office:value="0.0280836323057657">
            <text:p>2,81%</text:p>
          </table:table-cell>
          <table:table-cell/>
          <table:table-cell table:style-name="ce29" table:formula="of:=[.T440]+0.05" office:value-type="float" office:value="15.3000000000001">
            <text:p>15,300</text:p>
          </table:table-cell>
          <table:table-cell table:style-name="ce34" office:value-type="percentage" office:value="0.0282121273199427">
            <text:p>2,82%</text:p>
          </table:table-cell>
          <table:table-cell/>
          <table:table-cell table:style-name="ce58" table:formula="of:=([.R441]-[.U441])*100*100" office:value-type="float" office:value="-1.2849501417702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41]+0.125" office:value-type="float" office:value="38.375">
            <text:p>38,375</text:p>
          </table:table-cell>
          <table:table-cell table:style-name="ce34" office:value-type="percentage" office:value="0.0210023884485965">
            <text:p>2,10%</text:p>
          </table:table-cell>
          <table:table-cell/>
          <table:table-cell table:style-name="ce29" table:formula="of:=[.E441]+0.125" office:value-type="float" office:value="38.375">
            <text:p>38,375</text:p>
          </table:table-cell>
          <table:table-cell table:style-name="ce34" office:value-type="percentage" office:value="0.0214828797606419">
            <text:p>2,15%</text:p>
          </table:table-cell>
          <table:table-cell/>
          <table:table-cell table:style-name="ce29" table:formula="of:=[.H441]+0.125" office:value-type="float" office:value="38.375">
            <text:p>38,375</text:p>
          </table:table-cell>
          <table:table-cell table:style-name="ce34" office:value-type="percentage" office:value="0.0235407475244485">
            <text:p>2,35%</text:p>
          </table:table-cell>
          <table:table-cell/>
          <table:table-cell table:style-name="ce29" table:formula="of:=[.K441]+0.05" office:value-type="float" office:value="15.3500000000001">
            <text:p>15,350</text:p>
          </table:table-cell>
          <table:table-cell table:style-name="ce34" office:value-type="percentage" office:value="0.025579939730309">
            <text:p>2,56%</text:p>
          </table:table-cell>
          <table:table-cell/>
          <table:table-cell table:style-name="ce29" table:formula="of:=[.N441]+0.05" office:value-type="float" office:value="15.3500000000001">
            <text:p>15,350</text:p>
          </table:table-cell>
          <table:table-cell table:style-name="ce34" office:value-type="percentage" office:value="0.0248240156594452">
            <text:p>2,48%</text:p>
          </table:table-cell>
          <table:table-cell/>
          <table:table-cell table:style-name="ce29" table:formula="of:=[.Q441]+0.05" office:value-type="float" office:value="15.3500000000001">
            <text:p>15,350</text:p>
          </table:table-cell>
          <table:table-cell table:style-name="ce34" office:value-type="percentage" office:value="0.0280595968864738">
            <text:p>2,81%</text:p>
          </table:table-cell>
          <table:table-cell/>
          <table:table-cell table:style-name="ce29" table:formula="of:=[.T441]+0.05" office:value-type="float" office:value="15.3500000000001">
            <text:p>15,350</text:p>
          </table:table-cell>
          <table:table-cell table:style-name="ce34" office:value-type="percentage" office:value="0.0281874884239774">
            <text:p>2,82%</text:p>
          </table:table-cell>
          <table:table-cell/>
          <table:table-cell table:style-name="ce58" table:formula="of:=([.R442]-[.U442])*100*100" office:value-type="float" office:value="-1.27891537503588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42]+0.125" office:value-type="float" office:value="38.5">
            <text:p>38,500</text:p>
          </table:table-cell>
          <table:table-cell table:style-name="ce34" office:value-type="percentage" office:value="0.0210173961017105">
            <text:p>2,10%</text:p>
          </table:table-cell>
          <table:table-cell/>
          <table:table-cell table:style-name="ce29" table:formula="of:=[.E442]+0.125" office:value-type="float" office:value="38.5">
            <text:p>38,500</text:p>
          </table:table-cell>
          <table:table-cell table:style-name="ce34" office:value-type="percentage" office:value="0.0214838876255282">
            <text:p>2,15%</text:p>
          </table:table-cell>
          <table:table-cell/>
          <table:table-cell table:style-name="ce29" table:formula="of:=[.H442]+0.125" office:value-type="float" office:value="38.5">
            <text:p>38,500</text:p>
          </table:table-cell>
          <table:table-cell table:style-name="ce34" office:value-type="percentage" office:value="0.0235426584321808">
            <text:p>2,35%</text:p>
          </table:table-cell>
          <table:table-cell/>
          <table:table-cell table:style-name="ce29" table:formula="of:=[.K442]+0.05" office:value-type="float" office:value="15.4000000000001">
            <text:p>15,400</text:p>
          </table:table-cell>
          <table:table-cell table:style-name="ce34" office:value-type="percentage" office:value="0.0255160969866707">
            <text:p>2,55%</text:p>
          </table:table-cell>
          <table:table-cell/>
          <table:table-cell table:style-name="ce29" table:formula="of:=[.N442]+0.05" office:value-type="float" office:value="15.4000000000001">
            <text:p>15,400</text:p>
          </table:table-cell>
          <table:table-cell table:style-name="ce34" office:value-type="percentage" office:value="0.0247717868311997">
            <text:p>2,48%</text:p>
          </table:table-cell>
          <table:table-cell/>
          <table:table-cell table:style-name="ce29" table:formula="of:=[.Q442]+0.05" office:value-type="float" office:value="15.4000000000001">
            <text:p>15,400</text:p>
          </table:table-cell>
          <table:table-cell table:style-name="ce34" office:value-type="percentage" office:value="0.0280356796873246">
            <text:p>2,80%</text:p>
          </table:table-cell>
          <table:table-cell/>
          <table:table-cell table:style-name="ce29" table:formula="of:=[.T442]+0.05" office:value-type="float" office:value="15.4000000000001">
            <text:p>15,400</text:p>
          </table:table-cell>
          <table:table-cell table:style-name="ce34" office:value-type="percentage" office:value="0.0281629665878232">
            <text:p>2,82%</text:p>
          </table:table-cell>
          <table:table-cell/>
          <table:table-cell table:style-name="ce58" table:formula="of:=([.R443]-[.U443])*100*100" office:value-type="float" office:value="-1.27286900498576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43]+0.125" office:value-type="float" office:value="38.625">
            <text:p>38,625</text:p>
          </table:table-cell>
          <table:table-cell table:style-name="ce34" office:value-type="percentage" office:value="0.021032306617911">
            <text:p>2,10%</text:p>
          </table:table-cell>
          <table:table-cell/>
          <table:table-cell table:style-name="ce29" table:formula="of:=[.E443]+0.125" office:value-type="float" office:value="38.625">
            <text:p>38,625</text:p>
          </table:table-cell>
          <table:table-cell table:style-name="ce34" office:value-type="percentage" office:value="0.0214848889670173">
            <text:p>2,15%</text:p>
          </table:table-cell>
          <table:table-cell/>
          <table:table-cell table:style-name="ce29" table:formula="of:=[.H443]+0.125" office:value-type="float" office:value="38.625">
            <text:p>38,625</text:p>
          </table:table-cell>
          <table:table-cell table:style-name="ce34" office:value-type="percentage" office:value="0.0235445569715781">
            <text:p>2,35%</text:p>
          </table:table-cell>
          <table:table-cell/>
          <table:table-cell table:style-name="ce29" table:formula="of:=[.K443]+0.05" office:value-type="float" office:value="15.4500000000001">
            <text:p>15,450</text:p>
          </table:table-cell>
          <table:table-cell table:style-name="ce34" office:value-type="percentage" office:value="0.0254523527679179">
            <text:p>2,55%</text:p>
          </table:table-cell>
          <table:table-cell/>
          <table:table-cell table:style-name="ce29" table:formula="of:=[.N443]+0.05" office:value-type="float" office:value="15.4500000000001">
            <text:p>15,450</text:p>
          </table:table-cell>
          <table:table-cell table:style-name="ce34" office:value-type="percentage" office:value="0.0247204962334195">
            <text:p>2,47%</text:p>
          </table:table-cell>
          <table:table-cell/>
          <table:table-cell table:style-name="ce29" table:formula="of:=[.Q443]+0.05" office:value-type="float" office:value="15.4500000000001">
            <text:p>15,450</text:p>
          </table:table-cell>
          <table:table-cell table:style-name="ce34" office:value-type="percentage" office:value="0.028011882391292">
            <text:p>2,80%</text:p>
          </table:table-cell>
          <table:table-cell/>
          <table:table-cell table:style-name="ce29" table:formula="of:=[.T443]+0.05" office:value-type="float" office:value="15.4500000000001">
            <text:p>15,450</text:p>
          </table:table-cell>
          <table:table-cell table:style-name="ce34" office:value-type="percentage" office:value="0.0281385636219614">
            <text:p>2,81%</text:p>
          </table:table-cell>
          <table:table-cell/>
          <table:table-cell table:style-name="ce58" table:formula="of:=([.R444]-[.U444])*100*100" office:value-type="float" office:value="-1.26681230669431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44]+0.125" office:value-type="float" office:value="38.75">
            <text:p>38,750</text:p>
          </table:table-cell>
          <table:table-cell table:style-name="ce34" office:value-type="percentage" office:value="0.0210471209372329">
            <text:p>2,10%</text:p>
          </table:table-cell>
          <table:table-cell/>
          <table:table-cell table:style-name="ce29" table:formula="of:=[.E444]+0.125" office:value-type="float" office:value="38.75">
            <text:p>38,750</text:p>
          </table:table-cell>
          <table:table-cell table:style-name="ce34" office:value-type="percentage" office:value="0.0214858838482387">
            <text:p>2,15%</text:p>
          </table:table-cell>
          <table:table-cell/>
          <table:table-cell table:style-name="ce29" table:formula="of:=[.H444]+0.125" office:value-type="float" office:value="38.75">
            <text:p>38,750</text:p>
          </table:table-cell>
          <table:table-cell table:style-name="ce34" office:value-type="percentage" office:value="0.0235464432623343">
            <text:p>2,35%</text:p>
          </table:table-cell>
          <table:table-cell/>
          <table:table-cell table:style-name="ce29" table:formula="of:=[.K444]+0.05" office:value-type="float" office:value="15.5000000000001">
            <text:p>15,500</text:p>
          </table:table-cell>
          <table:table-cell table:style-name="ce34" office:value-type="percentage" office:value="0.0253887157394504">
            <text:p>2,54%</text:p>
          </table:table-cell>
          <table:table-cell/>
          <table:table-cell table:style-name="ce29" table:formula="of:=[.N444]+0.05" office:value-type="float" office:value="15.5000000000001">
            <text:p>15,500</text:p>
          </table:table-cell>
          <table:table-cell table:style-name="ce34" office:value-type="percentage" office:value="0.0246701341152374">
            <text:p>2,47%</text:p>
          </table:table-cell>
          <table:table-cell/>
          <table:table-cell table:style-name="ce29" table:formula="of:=[.Q444]+0.05" office:value-type="float" office:value="15.5000000000001">
            <text:p>15,500</text:p>
          </table:table-cell>
          <table:table-cell table:style-name="ce34" office:value-type="percentage" office:value="0.0279882066813499">
            <text:p>2,80%</text:p>
          </table:table-cell>
          <table:table-cell/>
          <table:table-cell table:style-name="ce29" table:formula="of:=[.T444]+0.05" office:value-type="float" office:value="15.5000000000001">
            <text:p>15,500</text:p>
          </table:table-cell>
          <table:table-cell table:style-name="ce34" office:value-type="percentage" office:value="0.0281142813368735">
            <text:p>2,81%</text:p>
          </table:table-cell>
          <table:table-cell/>
          <table:table-cell table:style-name="ce58" table:formula="of:=([.R445]-[.U445])*100*100" office:value-type="float" office:value="-1.26074655523598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45]+0.125" office:value-type="float" office:value="38.875">
            <text:p>38,875</text:p>
          </table:table-cell>
          <table:table-cell table:style-name="ce34" office:value-type="percentage" office:value="0.0210618399876203">
            <text:p>2,11%</text:p>
          </table:table-cell>
          <table:table-cell/>
          <table:table-cell table:style-name="ce29" table:formula="of:=[.E445]+0.125" office:value-type="float" office:value="38.875">
            <text:p>38,875</text:p>
          </table:table-cell>
          <table:table-cell table:style-name="ce34" office:value-type="percentage" office:value="0.0214868723315101">
            <text:p>2,15%</text:p>
          </table:table-cell>
          <table:table-cell/>
          <table:table-cell table:style-name="ce29" table:formula="of:=[.H445]+0.125" office:value-type="float" office:value="38.875">
            <text:p>38,875</text:p>
          </table:table-cell>
          <table:table-cell table:style-name="ce34" office:value-type="percentage" office:value="0.0235483174226032">
            <text:p>2,35%</text:p>
          </table:table-cell>
          <table:table-cell/>
          <table:table-cell table:style-name="ce29" table:formula="of:=[.K445]+0.05" office:value-type="float" office:value="15.5500000000001">
            <text:p>15,550</text:p>
          </table:table-cell>
          <table:table-cell table:style-name="ce34" office:value-type="percentage" office:value="0.0253251945666685">
            <text:p>2,53%</text:p>
          </table:table-cell>
          <table:table-cell/>
          <table:table-cell table:style-name="ce29" table:formula="of:=[.N445]+0.05" office:value-type="float" office:value="15.5500000000001">
            <text:p>15,550</text:p>
          </table:table-cell>
          <table:table-cell table:style-name="ce34" office:value-type="percentage" office:value="0.0246206907257858">
            <text:p>2,46%</text:p>
          </table:table-cell>
          <table:table-cell/>
          <table:table-cell table:style-name="ce29" table:formula="of:=[.Q445]+0.05" office:value-type="float" office:value="15.5500000000001">
            <text:p>15,550</text:p>
          </table:table-cell>
          <table:table-cell table:style-name="ce34" office:value-type="percentage" office:value="0.0279646542404723">
            <text:p>2,80%</text:p>
          </table:table-cell>
          <table:table-cell/>
          <table:table-cell table:style-name="ce29" table:formula="of:=[.T445]+0.05" office:value-type="float" office:value="15.5500000000001">
            <text:p>15,550</text:p>
          </table:table-cell>
          <table:table-cell table:style-name="ce34" office:value-type="percentage" office:value="0.0280901215430408">
            <text:p>2,81%</text:p>
          </table:table-cell>
          <table:table-cell/>
          <table:table-cell table:style-name="ce58" table:formula="of:=([.R446]-[.U446])*100*100" office:value-type="float" office:value="-1.25467302568537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46]+0.125" office:value-type="float" office:value="39">
            <text:p>39,000</text:p>
          </table:table-cell>
          <table:table-cell table:style-name="ce34" office:value-type="percentage" office:value="0.0210764646851205">
            <text:p>2,11%</text:p>
          </table:table-cell>
          <table:table-cell/>
          <table:table-cell table:style-name="ce29" table:formula="of:=[.E446]+0.125" office:value-type="float" office:value="39">
            <text:p>39,000</text:p>
          </table:table-cell>
          <table:table-cell table:style-name="ce34" office:value-type="percentage" office:value="0.0214878544783503">
            <text:p>2,15%</text:p>
          </table:table-cell>
          <table:table-cell/>
          <table:table-cell table:style-name="ce29" table:formula="of:=[.H446]+0.125" office:value-type="float" office:value="39">
            <text:p>39,000</text:p>
          </table:table-cell>
          <table:table-cell table:style-name="ce34" office:value-type="percentage" office:value="0.0235501795690242">
            <text:p>2,36%</text:p>
          </table:table-cell>
          <table:table-cell/>
          <table:table-cell table:style-name="ce29" table:formula="of:=[.K446]+0.05" office:value-type="float" office:value="15.6000000000001">
            <text:p>15,600</text:p>
          </table:table-cell>
          <table:table-cell table:style-name="ce34" office:value-type="percentage" office:value="0.0252617979149722">
            <text:p>2,53%</text:p>
          </table:table-cell>
          <table:table-cell/>
          <table:table-cell table:style-name="ce29" table:formula="of:=[.N446]+0.05" office:value-type="float" office:value="15.6000000000001">
            <text:p>15,600</text:p>
          </table:table-cell>
          <table:table-cell table:style-name="ce34" office:value-type="percentage" office:value="0.0245721563141976">
            <text:p>2,46%</text:p>
          </table:table-cell>
          <table:table-cell/>
          <table:table-cell table:style-name="ce29" table:formula="of:=[.Q446]+0.05" office:value-type="float" office:value="15.6000000000001">
            <text:p>15,600</text:p>
          </table:table-cell>
          <table:table-cell table:style-name="ce34" office:value-type="percentage" office:value="0.0279412267516331">
            <text:p>2,79%</text:p>
          </table:table-cell>
          <table:table-cell/>
          <table:table-cell table:style-name="ce29" table:formula="of:=[.T446]+0.05" office:value-type="float" office:value="15.6000000000001">
            <text:p>15,600</text:p>
          </table:table-cell>
          <table:table-cell table:style-name="ce34" office:value-type="percentage" office:value="0.0280660860509448">
            <text:p>2,81%</text:p>
          </table:table-cell>
          <table:table-cell/>
          <table:table-cell table:style-name="ce58" table:formula="of:=([.R447]-[.U447])*100*100" office:value-type="float" office:value="-1.24859299311695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47]+0.125" office:value-type="float" office:value="39.125">
            <text:p>39,125</text:p>
          </table:table-cell>
          <table:table-cell table:style-name="ce34" office:value-type="percentage" office:value="0.0210909959340744">
            <text:p>2,11%</text:p>
          </table:table-cell>
          <table:table-cell/>
          <table:table-cell table:style-name="ce29" table:formula="of:=[.E447]+0.125" office:value-type="float" office:value="39.125">
            <text:p>39,125</text:p>
          </table:table-cell>
          <table:table-cell table:style-name="ce34" office:value-type="percentage" office:value="0.0214888303494918">
            <text:p>2,15%</text:p>
          </table:table-cell>
          <table:table-cell/>
          <table:table-cell table:style-name="ce29" table:formula="of:=[.H447]+0.125" office:value-type="float" office:value="39.125">
            <text:p>39,125</text:p>
          </table:table-cell>
          <table:table-cell table:style-name="ce34" office:value-type="percentage" office:value="0.0235520298167461">
            <text:p>2,36%</text:p>
          </table:table-cell>
          <table:table-cell/>
          <table:table-cell table:style-name="ce29" table:formula="of:=[.K447]+0.05" office:value-type="float" office:value="15.6500000000001">
            <text:p>15,650</text:p>
          </table:table-cell>
          <table:table-cell table:style-name="ce34" office:value-type="percentage" office:value="0.0251985344497616">
            <text:p>2,52%</text:p>
          </table:table-cell>
          <table:table-cell/>
          <table:table-cell table:style-name="ce29" table:formula="of:=[.N447]+0.05" office:value-type="float" office:value="15.6500000000001">
            <text:p>15,650</text:p>
          </table:table-cell>
          <table:table-cell table:style-name="ce34" office:value-type="percentage" office:value="0.0245245211296053">
            <text:p>2,45%</text:p>
          </table:table-cell>
          <table:table-cell/>
          <table:table-cell table:style-name="ce29" table:formula="of:=[.Q447]+0.05" office:value-type="float" office:value="15.6500000000001">
            <text:p>15,650</text:p>
          </table:table-cell>
          <table:table-cell table:style-name="ce34" office:value-type="percentage" office:value="0.0279179258978064">
            <text:p>2,79%</text:p>
          </table:table-cell>
          <table:table-cell/>
          <table:table-cell table:style-name="ce29" table:formula="of:=[.T447]+0.05" office:value-type="float" office:value="15.6500000000001">
            <text:p>15,650</text:p>
          </table:table-cell>
          <table:table-cell table:style-name="ce34" office:value-type="percentage" office:value="0.0280421766710669">
            <text:p>2,80%</text:p>
          </table:table-cell>
          <table:table-cell/>
          <table:table-cell table:style-name="ce58" table:formula="of:=([.R448]-[.U448])*100*100" office:value-type="float" office:value="-1.24250773260524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48]+0.125" office:value-type="float" office:value="39.25">
            <text:p>39,250</text:p>
          </table:table-cell>
          <table:table-cell table:style-name="ce34" office:value-type="percentage" office:value="0.0211054346273025">
            <text:p>2,11%</text:p>
          </table:table-cell>
          <table:table-cell/>
          <table:table-cell table:style-name="ce29" table:formula="of:=[.E448]+0.125" office:value-type="float" office:value="39.25">
            <text:p>39,250</text:p>
          </table:table-cell>
          <table:table-cell table:style-name="ce34" office:value-type="percentage" office:value="0.0214898000048936">
            <text:p>2,15%</text:p>
          </table:table-cell>
          <table:table-cell/>
          <table:table-cell table:style-name="ce29" table:formula="of:=[.H448]+0.125" office:value-type="float" office:value="39.25">
            <text:p>39,250</text:p>
          </table:table-cell>
          <table:table-cell table:style-name="ce34" office:value-type="percentage" office:value="0.0235538682794507">
            <text:p>2,36%</text:p>
          </table:table-cell>
          <table:table-cell/>
          <table:table-cell table:style-name="ce29" table:formula="of:=[.K448]+0.05" office:value-type="float" office:value="15.7000000000001">
            <text:p>15,700</text:p>
          </table:table-cell>
          <table:table-cell table:style-name="ce34" office:value-type="percentage" office:value="0.0251354128364367">
            <text:p>2,51%</text:p>
          </table:table-cell>
          <table:table-cell/>
          <table:table-cell table:style-name="ce29" table:formula="of:=[.N448]+0.05" office:value-type="float" office:value="15.7000000000001">
            <text:p>15,700</text:p>
          </table:table-cell>
          <table:table-cell table:style-name="ce34" office:value-type="percentage" office:value="0.0244777754211416">
            <text:p>2,45%</text:p>
          </table:table-cell>
          <table:table-cell/>
          <table:table-cell table:style-name="ce29" table:formula="of:=[.Q448]+0.05" office:value-type="float" office:value="15.7000000000001">
            <text:p>15,700</text:p>
          </table:table-cell>
          <table:table-cell table:style-name="ce34" office:value-type="percentage" office:value="0.027894753361966">
            <text:p>2,79%</text:p>
          </table:table-cell>
          <table:table-cell/>
          <table:table-cell table:style-name="ce29" table:formula="of:=[.T448]+0.05" office:value-type="float" office:value="15.7000000000001">
            <text:p>15,700</text:p>
          </table:table-cell>
          <table:table-cell table:style-name="ce34" office:value-type="percentage" office:value="0.0280183952138885">
            <text:p>2,80%</text:p>
          </table:table-cell>
          <table:table-cell/>
          <table:table-cell table:style-name="ce58" table:formula="of:=([.R449]-[.U449])*100*100" office:value-type="float" office:value="-1.23641851922467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49]+0.125" office:value-type="float" office:value="39.375">
            <text:p>39,375</text:p>
          </table:table-cell>
          <table:table-cell table:style-name="ce34" office:value-type="percentage" office:value="0.0211197816462878">
            <text:p>2,11%</text:p>
          </table:table-cell>
          <table:table-cell/>
          <table:table-cell table:style-name="ce29" table:formula="of:=[.E449]+0.125" office:value-type="float" office:value="39.375">
            <text:p>39,375</text:p>
          </table:table-cell>
          <table:table-cell table:style-name="ce34" office:value-type="percentage" office:value="0.0214907635037531">
            <text:p>2,15%</text:p>
          </table:table-cell>
          <table:table-cell/>
          <table:table-cell table:style-name="ce29" table:formula="of:=[.H449]+0.125" office:value-type="float" office:value="39.375">
            <text:p>39,375</text:p>
          </table:table-cell>
          <table:table-cell table:style-name="ce34" office:value-type="percentage" office:value="0.0235556950693761">
            <text:p>2,36%</text:p>
          </table:table-cell>
          <table:table-cell/>
          <table:table-cell table:style-name="ce29" table:formula="of:=[.K449]+0.05" office:value-type="float" office:value="15.7500000000001">
            <text:p>15,750</text:p>
          </table:table-cell>
          <table:table-cell table:style-name="ce34" office:value-type="percentage" office:value="0.0250724417403978">
            <text:p>2,51%</text:p>
          </table:table-cell>
          <table:table-cell/>
          <table:table-cell table:style-name="ce29" table:formula="of:=[.N449]+0.05" office:value-type="float" office:value="15.7500000000001">
            <text:p>15,750</text:p>
          </table:table-cell>
          <table:table-cell table:style-name="ce34" office:value-type="percentage" office:value="0.0244319094379392">
            <text:p>2,44%</text:p>
          </table:table-cell>
          <table:table-cell/>
          <table:table-cell table:style-name="ce29" table:formula="of:=[.Q449]+0.05" office:value-type="float" office:value="15.7500000000001">
            <text:p>15,750</text:p>
          </table:table-cell>
          <table:table-cell table:style-name="ce34" office:value-type="percentage" office:value="0.027871710827086">
            <text:p>2,79%</text:p>
          </table:table-cell>
          <table:table-cell/>
          <table:table-cell table:style-name="ce29" table:formula="of:=[.T449]+0.05" office:value-type="float" office:value="15.7500000000001">
            <text:p>15,750</text:p>
          </table:table-cell>
          <table:table-cell table:style-name="ce34" office:value-type="percentage" office:value="0.027994743489891">
            <text:p>2,80%</text:p>
          </table:table-cell>
          <table:table-cell/>
          <table:table-cell table:style-name="ce58" table:formula="of:=([.R450]-[.U450])*100*100" office:value-type="float" office:value="-1.23032662804983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50]+0.125" office:value-type="float" office:value="39.5">
            <text:p>39,500</text:p>
          </table:table-cell>
          <table:table-cell table:style-name="ce34" office:value-type="percentage" office:value="0.0211340378613556">
            <text:p>2,11%</text:p>
          </table:table-cell>
          <table:table-cell/>
          <table:table-cell table:style-name="ce29" table:formula="of:=[.E450]+0.125" office:value-type="float" office:value="39.5">
            <text:p>39,500</text:p>
          </table:table-cell>
          <table:table-cell table:style-name="ce34" office:value-type="percentage" office:value="0.0214917209045186">
            <text:p>2,15%</text:p>
          </table:table-cell>
          <table:table-cell/>
          <table:table-cell table:style-name="ce29" table:formula="of:=[.H450]+0.125" office:value-type="float" office:value="39.5">
            <text:p>39,500</text:p>
          </table:table-cell>
          <table:table-cell table:style-name="ce34" office:value-type="percentage" office:value="0.02355751029734">
            <text:p>2,36%</text:p>
          </table:table-cell>
          <table:table-cell/>
          <table:table-cell table:style-name="ce29" table:formula="of:=[.K450]+0.05" office:value-type="float" office:value="15.8000000000001">
            <text:p>15,800</text:p>
          </table:table-cell>
          <table:table-cell table:style-name="ce34" office:value-type="percentage" office:value="0.0250096298270448">
            <text:p>2,50%</text:p>
          </table:table-cell>
          <table:table-cell/>
          <table:table-cell table:style-name="ce29" table:formula="of:=[.N450]+0.05" office:value-type="float" office:value="15.8000000000001">
            <text:p>15,800</text:p>
          </table:table-cell>
          <table:table-cell table:style-name="ce34" office:value-type="percentage" office:value="0.0243869134291308">
            <text:p>2,44%</text:p>
          </table:table-cell>
          <table:table-cell/>
          <table:table-cell table:style-name="ce29" table:formula="of:=[.Q450]+0.05" office:value-type="float" office:value="15.8000000000001">
            <text:p>15,800</text:p>
          </table:table-cell>
          <table:table-cell table:style-name="ce34" office:value-type="percentage" office:value="0.0278487999761403">
            <text:p>2,78%</text:p>
          </table:table-cell>
          <table:table-cell/>
          <table:table-cell table:style-name="ce29" table:formula="of:=[.T450]+0.05" office:value-type="float" office:value="15.8000000000001">
            <text:p>15,800</text:p>
          </table:table-cell>
          <table:table-cell table:style-name="ce34" office:value-type="percentage" office:value="0.0279712233095558">
            <text:p>2,80%</text:p>
          </table:table-cell>
          <table:table-cell/>
          <table:table-cell table:style-name="ce58" table:formula="of:=([.R451]-[.U451])*100*100" office:value-type="float" office:value="-1.22423333415514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51]+0.125" office:value-type="float" office:value="39.625">
            <text:p>39,625</text:p>
          </table:table-cell>
          <table:table-cell table:style-name="ce34" office:value-type="percentage" office:value="0.0211482041318488">
            <text:p>2,11%</text:p>
          </table:table-cell>
          <table:table-cell/>
          <table:table-cell table:style-name="ce29" table:formula="of:=[.E451]+0.125" office:value-type="float" office:value="39.625">
            <text:p>39,625</text:p>
          </table:table-cell>
          <table:table-cell table:style-name="ce34" office:value-type="percentage" office:value="0.0214926722649007">
            <text:p>2,15%</text:p>
          </table:table-cell>
          <table:table-cell/>
          <table:table-cell table:style-name="ce29" table:formula="of:=[.H451]+0.125" office:value-type="float" office:value="39.625">
            <text:p>39,625</text:p>
          </table:table-cell>
          <table:table-cell table:style-name="ce34" office:value-type="percentage" office:value="0.0235593140727616">
            <text:p>2,36%</text:p>
          </table:table-cell>
          <table:table-cell/>
          <table:table-cell table:style-name="ce29" table:formula="of:=[.K451]+0.05" office:value-type="float" office:value="15.8500000000001">
            <text:p>15,850</text:p>
          </table:table-cell>
          <table:table-cell table:style-name="ce34" office:value-type="percentage" office:value="0.0249469857617778">
            <text:p>2,49%</text:p>
          </table:table-cell>
          <table:table-cell/>
          <table:table-cell table:style-name="ce29" table:formula="of:=[.N451]+0.05" office:value-type="float" office:value="15.8500000000001">
            <text:p>15,850</text:p>
          </table:table-cell>
          <table:table-cell table:style-name="ce34" office:value-type="percentage" office:value="0.0243427776438489">
            <text:p>2,43%</text:p>
          </table:table-cell>
          <table:table-cell/>
          <table:table-cell table:style-name="ce29" table:formula="of:=[.Q451]+0.05" office:value-type="float" office:value="15.8500000000001">
            <text:p>15,850</text:p>
          </table:table-cell>
          <table:table-cell table:style-name="ce34" office:value-type="percentage" office:value="0.0278260224921028">
            <text:p>2,78%</text:p>
          </table:table-cell>
          <table:table-cell/>
          <table:table-cell table:style-name="ce29" table:formula="of:=[.T451]+0.05" office:value-type="float" office:value="15.8500000000001">
            <text:p>15,850</text:p>
          </table:table-cell>
          <table:table-cell table:style-name="ce34" office:value-type="percentage" office:value="0.0279478364833644">
            <text:p>2,79%</text:p>
          </table:table-cell>
          <table:table-cell/>
          <table:table-cell table:style-name="ce58" table:formula="of:=([.R452]-[.U452])*100*100" office:value-type="float" office:value="-1.21813991261526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52]+0.125" office:value-type="float" office:value="39.75">
            <text:p>39,750</text:p>
          </table:table-cell>
          <table:table-cell table:style-name="ce34" office:value-type="percentage" office:value="0.0211622813063011">
            <text:p>2,12%</text:p>
          </table:table-cell>
          <table:table-cell/>
          <table:table-cell table:style-name="ce29" table:formula="of:=[.E452]+0.125" office:value-type="float" office:value="39.75">
            <text:p>39,750</text:p>
          </table:table-cell>
          <table:table-cell table:style-name="ce34" office:value-type="percentage" office:value="0.0214936176418842">
            <text:p>2,15%</text:p>
          </table:table-cell>
          <table:table-cell/>
          <table:table-cell table:style-name="ce29" table:formula="of:=[.H452]+0.125" office:value-type="float" office:value="39.75">
            <text:p>39,750</text:p>
          </table:table-cell>
          <table:table-cell table:style-name="ce34" office:value-type="percentage" office:value="0.0235611065036836">
            <text:p>2,36%</text:p>
          </table:table-cell>
          <table:table-cell/>
          <table:table-cell table:style-name="ce29" table:formula="of:=[.K452]+0.05" office:value-type="float" office:value="15.9000000000001">
            <text:p>15,900</text:p>
          </table:table-cell>
          <table:table-cell table:style-name="ce34" office:value-type="percentage" office:value="0.024884518209997">
            <text:p>2,49%</text:p>
          </table:table-cell>
          <table:table-cell/>
          <table:table-cell table:style-name="ce29" table:formula="of:=[.N452]+0.05" office:value-type="float" office:value="15.9000000000001">
            <text:p>15,900</text:p>
          </table:table-cell>
          <table:table-cell table:style-name="ce34" office:value-type="percentage" office:value="0.0242994923312263">
            <text:p>2,43%</text:p>
          </table:table-cell>
          <table:table-cell/>
          <table:table-cell table:style-name="ce29" table:formula="of:=[.Q452]+0.05" office:value-type="float" office:value="15.9000000000001">
            <text:p>15,900</text:p>
          </table:table-cell>
          <table:table-cell table:style-name="ce34" office:value-type="percentage" office:value="0.0278033800579476">
            <text:p>2,78%</text:p>
          </table:table-cell>
          <table:table-cell/>
          <table:table-cell table:style-name="ce29" table:formula="of:=[.T452]+0.05" office:value-type="float" office:value="15.9000000000001">
            <text:p>15,900</text:p>
          </table:table-cell>
          <table:table-cell table:style-name="ce34" office:value-type="percentage" office:value="0.027924584821798">
            <text:p>2,79%</text:p>
          </table:table-cell>
          <table:table-cell/>
          <table:table-cell table:style-name="ce58" table:formula="of:=([.R453]-[.U453])*100*100" office:value-type="float" office:value="-1.21204763850451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53]+0.125" office:value-type="float" office:value="39.875">
            <text:p>39,875</text:p>
          </table:table-cell>
          <table:table-cell table:style-name="ce34" office:value-type="percentage" office:value="0.0211762702226064">
            <text:p>2,12%</text:p>
          </table:table-cell>
          <table:table-cell/>
          <table:table-cell table:style-name="ce29" table:formula="of:=[.E453]+0.125" office:value-type="float" office:value="39.875">
            <text:p>39,875</text:p>
          </table:table-cell>
          <table:table-cell table:style-name="ce34" office:value-type="percentage" office:value="0.0214945570917393">
            <text:p>2,15%</text:p>
          </table:table-cell>
          <table:table-cell/>
          <table:table-cell table:style-name="ce29" table:formula="of:=[.H453]+0.125" office:value-type="float" office:value="39.875">
            <text:p>39,875</text:p>
          </table:table-cell>
          <table:table-cell table:style-name="ce34" office:value-type="percentage" office:value="0.0235628876967943">
            <text:p>2,36%</text:p>
          </table:table-cell>
          <table:table-cell/>
          <table:table-cell table:style-name="ce29" table:formula="of:=[.K453]+0.05" office:value-type="float" office:value="15.9500000000001">
            <text:p>15,950</text:p>
          </table:table-cell>
          <table:table-cell table:style-name="ce34" office:value-type="percentage" office:value="0.0248222358371024">
            <text:p>2,48%</text:p>
          </table:table-cell>
          <table:table-cell/>
          <table:table-cell table:style-name="ce29" table:formula="of:=[.N453]+0.05" office:value-type="float" office:value="15.9500000000001">
            <text:p>15,950</text:p>
          </table:table-cell>
          <table:table-cell table:style-name="ce34" office:value-type="percentage" office:value="0.0242570477403957">
            <text:p>2,43%</text:p>
          </table:table-cell>
          <table:table-cell/>
          <table:table-cell table:style-name="ce29" table:formula="of:=[.Q453]+0.05" office:value-type="float" office:value="15.9500000000001">
            <text:p>15,950</text:p>
          </table:table-cell>
          <table:table-cell table:style-name="ce34" office:value-type="percentage" office:value="0.0277808743566485">
            <text:p>2,78%</text:p>
          </table:table-cell>
          <table:table-cell/>
          <table:table-cell table:style-name="ce29" table:formula="of:=[.T453]+0.05" office:value-type="float" office:value="15.9500000000001">
            <text:p>15,950</text:p>
          </table:table-cell>
          <table:table-cell table:style-name="ce34" office:value-type="percentage" office:value="0.0279014701353382">
            <text:p>2,79%</text:p>
          </table:table-cell>
          <table:table-cell/>
          <table:table-cell table:style-name="ce58" table:formula="of:=([.R454]-[.U454])*100*100" office:value-type="float" office:value="-1.20595778689742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54]+0.125" office:value-type="float" office:value="40">
            <text:p>40,000</text:p>
          </table:table-cell>
          <table:table-cell table:style-name="ce34" office:value-type="percentage" office:value="0.0211901717081848">
            <text:p>2,12%</text:p>
          </table:table-cell>
          <table:table-cell/>
          <table:table-cell table:style-name="ce29" table:formula="of:=[.E454]+0.125" office:value-type="float" office:value="40">
            <text:p>40,000</text:p>
          </table:table-cell>
          <table:table-cell table:style-name="ce34" office:value-type="percentage" office:value="0.0214954906700327">
            <text:p>2,15%</text:p>
          </table:table-cell>
          <table:table-cell/>
          <table:table-cell table:style-name="ce29" table:formula="of:=[.H454]+0.125" office:value-type="float" office:value="40">
            <text:p>40,000</text:p>
          </table:table-cell>
          <table:table-cell table:style-name="ce34" office:value-type="percentage" office:value="0.023564657757448">
            <text:p>2,36%</text:p>
          </table:table-cell>
          <table:table-cell/>
          <table:table-cell table:style-name="ce29" table:formula="of:=[.K454]+0.05" office:value-type="float" office:value="16.0000000000001">
            <text:p>16,000</text:p>
          </table:table-cell>
          <table:table-cell table:style-name="ce34" office:value-type="percentage" office:value="0.0247601473084941">
            <text:p>2,48%</text:p>
          </table:table-cell>
          <table:table-cell/>
          <table:table-cell table:style-name="ce29" table:formula="of:=[.N454]+0.05" office:value-type="float" office:value="16.0000000000001">
            <text:p>16,000</text:p>
          </table:table-cell>
          <table:table-cell table:style-name="ce34" office:value-type="percentage" office:value="0.0242154341204896">
            <text:p>2,42%</text:p>
          </table:table-cell>
          <table:table-cell/>
          <table:table-cell table:style-name="ce29" table:formula="of:=[.Q454]+0.05" office:value-type="float" office:value="16.0000000000001">
            <text:p>16,000</text:p>
          </table:table-cell>
          <table:table-cell table:style-name="ce34" office:value-type="percentage" office:value="0.0277585070711795">
            <text:p>2,78%</text:p>
          </table:table-cell>
          <table:table-cell/>
          <table:table-cell table:style-name="ce29" table:formula="of:=[.T454]+0.05" office:value-type="float" office:value="16.0000000000001">
            <text:p>16,000</text:p>
          </table:table-cell>
          <table:table-cell table:style-name="ce34" office:value-type="percentage" office:value="0.0278784942344664">
            <text:p>2,79%</text:p>
          </table:table-cell>
          <table:table-cell/>
          <table:table-cell table:style-name="ce58" table:formula="of:=([.R455]-[.U455])*100*100" office:value-type="float" office:value="-1.19987163286862">
            <text:p>-1,2</text:p>
          </table:table-cell>
          <table:table-cell table:number-columns-repeated="1001"/>
        </table:table-row>
        <table:table-row table:style-name="ro1" table:number-rows-repeated="10481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luation" table:style-name="ta3">
        <table:table-column table:style-name="co8" table:default-cell-style-name="ce59"/>
        <table:table-column table:style-name="co9" table:number-columns-repeated="2" table:default-cell-style-name="ce59"/>
        <table:table-column table:style-name="co10" table:number-columns-repeated="6" table:default-cell-style-name="ce59"/>
        <table:table-column table:style-name="co11" table:default-cell-style-name="ce59"/>
        <table:table-column table:style-name="co9" table:default-cell-style-name="ce59"/>
        <table:table-column table:style-name="co11" table:default-cell-style-name="ce59"/>
        <table:table-column table:style-name="co9" table:number-columns-repeated="1012" table:default-cell-style-name="ce59"/>
        <table:table-row table:style-name="ro2">
          <table:table-cell table:number-columns-repeated="1024"/>
        </table:table-row>
        <table:table-row table:style-name="ro5">
          <table:table-cell/>
          <table:table-cell table:style-name="ce60" office:value-type="string">
            <text:p>Some Valuation using the Calibrated Curves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61" office:value-type="string">
            <text:p>Curves</text:p>
          </table:table-cell>
          <table:table-cell table:style-name="ce61"/>
          <table:table-cell table:number-columns-repeated="1021"/>
        </table:table-row>
        <table:table-row table:style-name="ro2">
          <table:table-cell/>
          <table:table-cell table:style-name="ce62" table:number-columns-repeated="2"/>
          <table:table-cell table:number-columns-repeated="1021"/>
        </table:table-row>
        <table:table-row table:style-name="ro2">
          <table:table-cell/>
          <table:table-cell table:style-name="ce63" office:value-type="string">
            <text:p>Object:</text:p>
          </table:table-cell>
          <table:table-cell table:style-name="ce63"/>
          <table:table-cell table:number-columns-repeated="1021"/>
        </table:table-row>
        <table:table-row table:style-name="ro2">
          <table:table-cell/>
          <table:table-cell office:value-type="string">
            <text:p>calibrateModel</text:p>
          </table:table-cell>
          <table:table-cell table:style-name="ce64" table:formula="of:=INFO.OBBA.OBBA.OBCALL(&quot;calibratedModel-&quot;&amp;ROW();[Calibration.$B$7];&quot;getModel&quot;)" office:value-type="string" office:string-value="calibratedModel-8 &#10;[60365]">
            <text:p>calibratedModel-8 </text:p>
            <text:p>[60365]</text:p>
          </table:table-cell>
          <table:table-cell table:number-columns-repeated="1021"/>
        </table:table-row>
        <table:table-row table:style-name="ro2">
          <table:table-cell table:number-columns-repeated="4"/>
          <table:table-cell table:style-name="ce64"/>
          <table:table-cell/>
          <table:table-cell table:style-name="ce64" table:number-columns-repeated="2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1" office:value-type="string">
            <text:p>Valuation</text:p>
          </table:table-cell>
          <table:table-cell table:style-name="ce61" table:number-columns-repeated="14"/>
          <table:table-cell table:number-columns-repeated="1007"/>
          <table:table-cell table:style-name="Default"/>
        </table:table-row>
        <table:table-row table:style-name="ro2">
          <table:table-cell table:number-columns-repeated="1023"/>
          <table:table-cell table:style-name="Default"/>
        </table:table-row>
        <table:table-row table:style-name="ro2">
          <table:table-cell table:number-columns-repeated="2"/>
          <table:table-cell table:style-name="ce65" office:value-type="string">
            <text:p>start</text:p>
          </table:table-cell>
          <table:table-cell table:style-name="ce65" office:value-type="string">
            <text:p>end</text:p>
          </table:table-cell>
          <table:table-cell table:style-name="ce65" office:value-type="string">
            <text:p>period length</text:p>
          </table:table-cell>
          <table:table-cell table:style-name="ce67" office:value-type="string">
            <text:p>forward curve</text:p>
          </table:table-cell>
          <table:table-cell table:style-name="ce65" office:value-type="string">
            <text:p>spread</text:p>
          </table:table-cell>
          <table:table-cell table:style-name="ce67" office:value-type="string">
            <text:p>discount curve</text:p>
          </table:table-cell>
          <table:table-cell table:style-name="ce65" office:value-type="string">
            <text:p>notional exchange</text:p>
          </table:table-cell>
          <table:table-cell/>
          <table:table-cell table:style-name="ce71" office:value-type="string">
            <text:p>value</text:p>
          </table:table-cell>
          <table:table-cell/>
          <table:table-cell table:style-name="ce73" office:value-type="string">
            <text:p>Remarks</text:p>
          </table:table-cell>
          <table:table-cell table:number-columns-repeated="1010"/>
          <table:table-cell table:style-name="Default"/>
        </table:table-row>
        <table:table-row table:style-name="ro2">
          <table:table-cell/>
          <table:table-cell table:style-name="ce64" table:formula="of:=INFO.OBBA.OBBA.OBMAKE(&quot;swapLeg-&quot;&amp;ROW();obLibs&amp;&quot;net.finmath.marketdata.products.SwapLeg&quot;;INFO.OBBA.OBBA.OBMAKE(&quot;&quot;;&quot;net.finmath.time.TimeDiscretization&quot;;INFO.OBBA.OBBA.OBMAKE(&quot;&quot;;&quot;double&quot;;[.C14]);INFO.OBBA.OBBA.OBMAKE(&quot;&quot;;&quot;double&quot;;[.D14]);INFO.OBBA.OBBA.OBMAKE(&quot;&quot;;&quot;double&quot;;[.E14]);INFO.OBBA.OBBA.OBCALL(&quot;&quot;;&quot;net.finmath.time.TimeDiscretization$ShortPeriodLocation&quot;;&quot;valueOf&quot;;INFO.OBBA.OBBA.OBMAKE(&quot;&quot;;&quot;String&quot;;&quot;SHORT_PERIOD_AT_START&quot;)));INFO.OBBA.OBBA.OBMAKE(&quot;&quot;;&quot;String&quot;;[.F14]);INFO.OBBA.OBBA.OBMAKE(&quot;&quot;;&quot;double&quot;;[.G14]);INFO.OBBA.OBBA.OBMAKE(&quot;&quot;;&quot;String&quot;;[.H14]);INFO.OBBA.OBBA.OBMAKE(&quot;&quot;;&quot;boolean&quot;;[.I14]))" office:value-type="string" office:string-value="swapLeg-14 &#10;[60342]">
            <text:p>swapLeg-14 </text:p>
            <text:p>[60342]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10">
            <text:p>10</text:p>
          </table:table-cell>
          <table:table-cell table:style-name="ce66" office:value-type="float" office:value="0.25">
            <text:p>0,25</text:p>
          </table:table-cell>
          <table:table-cell table:style-name="ce68" office:value-type="string">
            <text:p>forward-EUR-3M</text:p>
          </table:table-cell>
          <table:table-cell table:style-name="ce66" office:value-type="float" office:value="0">
            <text:p>0</text:p>
          </table:table-cell>
          <table:table-cell table:style-name="ce68" office:value-type="string">
            <text:p>discount-EUR-OIS</text:p>
          </table:table-cell>
          <table:table-cell table:style-name="ce70" office:value-type="boolean" office:boolean-value="true">
            <text:p>WAHR</text:p>
          </table:table-cell>
          <table:table-cell/>
          <table:table-cell table:style-name="ce72" table:formula="of:=INFO.OBBA.OBBA.OBGET(INFO.OBBA.OBBA.OBCALL(&quot;&quot;;[.B14];&quot;getValue&quot;;[.$C$8]))" office:value-type="percentage" office:value="0.0231463793850341">
            <text:p>2,315%</text:p>
          </table:table-cell>
          <table:table-cell/>
          <table:table-cell table:style-name="ce74" office:value-type="string">
            <text:p>An OIS discounted swap leg is not at par!</text:p>
          </table:table-cell>
          <table:table-cell table:number-columns-repeated="1010"/>
          <table:table-cell table:style-name="Default"/>
        </table:table-row>
        <table:table-row table:style-name="ro2">
          <table:table-cell/>
          <table:table-cell table:style-name="ce64" table:formula="of:=INFO.OBBA.OBBA.OBMAKE(&quot;swapLeg-&quot;&amp;ROW();obLibs&amp;&quot;net.finmath.marketdata.products.SwapLeg&quot;;INFO.OBBA.OBBA.OBMAKE(&quot;&quot;;&quot;net.finmath.time.TimeDiscretization&quot;;INFO.OBBA.OBBA.OBMAKE(&quot;&quot;;&quot;double&quot;;[.C15]);INFO.OBBA.OBBA.OBMAKE(&quot;&quot;;&quot;double&quot;;[.D15]);INFO.OBBA.OBBA.OBMAKE(&quot;&quot;;&quot;double&quot;;[.E15]);INFO.OBBA.OBBA.OBCALL(&quot;&quot;;&quot;net.finmath.time.TimeDiscretization$ShortPeriodLocation&quot;;&quot;valueOf&quot;;INFO.OBBA.OBBA.OBMAKE(&quot;&quot;;&quot;String&quot;;&quot;SHORT_PERIOD_AT_START&quot;)));INFO.OBBA.OBBA.OBMAKE(&quot;&quot;;&quot;String&quot;;[.F15]);INFO.OBBA.OBBA.OBMAKE(&quot;&quot;;&quot;double&quot;;[.G15]);INFO.OBBA.OBBA.OBMAKE(&quot;&quot;;&quot;String&quot;;[.H15]);INFO.OBBA.OBBA.OBMAKE(&quot;&quot;;&quot;boolean&quot;;[.I15]))" office:value-type="string" office:string-value="swapLeg-15 &#10;[60353]">
            <text:p>swapLeg-15 </text:p>
            <text:p>[60353]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10">
            <text:p>10</text:p>
          </table:table-cell>
          <table:table-cell table:style-name="ce66" office:value-type="float" office:value="0.25">
            <text:p>0,25</text:p>
          </table:table-cell>
          <table:table-cell table:style-name="ce68" office:value-type="string">
            <text:p>forward-EUR-3M</text:p>
          </table:table-cell>
          <table:table-cell table:style-name="ce66" office:value-type="float" office:value="0">
            <text:p>0</text:p>
          </table:table-cell>
          <table:table-cell table:style-name="ce68" office:value-type="string">
            <text:p>forward-EUR-3M</text:p>
          </table:table-cell>
          <table:table-cell table:style-name="ce70" office:value-type="boolean" office:boolean-value="true">
            <text:p>WAHR</text:p>
          </table:table-cell>
          <table:table-cell/>
          <table:table-cell table:style-name="ce72" table:formula="of:=INFO.OBBA.OBBA.OBGET(INFO.OBBA.OBBA.OBCALL(&quot;&quot;;[.B15];&quot;getValue&quot;;[.$C$8]))" office:value-type="percentage" office:value="-5.39499001028787E-016">
            <text:p>0,000%</text:p>
          </table:table-cell>
          <table:table-cell/>
          <table:table-cell table:style-name="ce74" office:value-type="string">
            <text:p>Self disocunting the leg is at par (using forward curve as discount curve)</text:p>
          </table:table-cell>
          <table:table-cell table:number-columns-repeated="1010"/>
          <table:table-cell table:style-name="Default"/>
        </table:table-row>
        <table:table-row table:style-name="ro2">
          <table:table-cell/>
          <table:table-cell table:style-name="ce64" table:formula="of:=INFO.OBBA.OBBA.OBMAKE(&quot;swapLeg-&quot;&amp;ROW();obLibs&amp;&quot;net.finmath.marketdata.products.SwapLeg&quot;;INFO.OBBA.OBBA.OBMAKE(&quot;&quot;;&quot;net.finmath.time.TimeDiscretization&quot;;INFO.OBBA.OBBA.OBMAKE(&quot;&quot;;&quot;double&quot;;[.C16]);INFO.OBBA.OBBA.OBMAKE(&quot;&quot;;&quot;double&quot;;[.D16]);INFO.OBBA.OBBA.OBMAKE(&quot;&quot;;&quot;double&quot;;[.E16]);INFO.OBBA.OBBA.OBCALL(&quot;&quot;;&quot;net.finmath.time.TimeDiscretization$ShortPeriodLocation&quot;;&quot;valueOf&quot;;INFO.OBBA.OBBA.OBMAKE(&quot;&quot;;&quot;String&quot;;&quot;SHORT_PERIOD_AT_START&quot;)));INFO.OBBA.OBBA.OBMAKE(&quot;&quot;;&quot;String&quot;;[.F16]);INFO.OBBA.OBBA.OBMAKE(&quot;&quot;;&quot;double&quot;;[.G16]);INFO.OBBA.OBBA.OBMAKE(&quot;&quot;;&quot;String&quot;;[.H16]);INFO.OBBA.OBBA.OBMAKE(&quot;&quot;;&quot;boolean&quot;;[.I16]))" office:value-type="string" office:string-value="swapLeg-16 &#10;[60364]">
            <text:p>swapLeg-16 </text:p>
            <text:p>[60364]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10">
            <text:p>10</text:p>
          </table:table-cell>
          <table:table-cell table:style-name="ce66" office:value-type="float" office:value="1">
            <text:p>1</text:p>
          </table:table-cell>
          <table:table-cell table:style-name="ce68"/>
          <table:table-cell table:style-name="ce69" office:value-type="percentage" office:value="0.01555">
            <text:p>1,56%</text:p>
          </table:table-cell>
          <table:table-cell table:style-name="ce68" office:value-type="string">
            <text:p>discount-EUR-OIS</text:p>
          </table:table-cell>
          <table:table-cell table:style-name="ce70" office:value-type="boolean" office:boolean-value="true">
            <text:p>WAHR</text:p>
          </table:table-cell>
          <table:table-cell/>
          <table:table-cell table:style-name="ce72" table:formula="of:=INFO.OBBA.OBBA.OBGET(INFO.OBBA.OBBA.OBCALL(&quot;&quot;;[.B16];&quot;getValue&quot;;[.$C$8]))" office:value-type="percentage" office:value="0.0229556514971597">
            <text:p>2,296%</text:p>
          </table:table-cell>
          <table:table-cell/>
          <table:table-cell table:style-name="ce74" office:value-type="string">
            <text:p>The OIS discounted fixed leg is not at par either!</text:p>
          </table:table-cell>
          <table:table-cell table:number-columns-repeated="1010"/>
          <table:table-cell table:style-name="Default"/>
        </table:table-row>
        <table:table-row table:style-name="ro2" table:number-rows-repeated="1048553">
          <table:table-cell table:number-columns-repeated="1024"/>
        </table:table-row>
        <table:table-row table:style-name="ro6" table:number-rows-repeated="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obLibs" table:base-cell-address="$'Load Libs'.$A$1" table:cell-range-address="$'Load Libs'.$E$2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000" number:language="de" number:country="DE">
      <number:number number:min-integer-digits="1"/>
    </number:number-style>
    <number:number-style style:name="N109P0" style:volatile="true">
      <number:text>WAHR</number:text>
    </number:number-style>
    <number:number-style style:name="N109P1" style:volatile="true">
      <number:text>WAHR</number:text>
    </number:number-style>
    <number:number-style style:name="N109">
      <number:text>FALSCH</number:text>
      <style:map style:condition="value()&gt;0" style:apply-style-name="N109P0"/>
      <style:map style:condition="value()&lt;0" style:apply-style-name="N109P1"/>
    </number:number-style>
    <number:percentage-style style:name="N110">
      <number:number number:decimal-places="3" number:min-integer-digits="1"/>
      <number:text>%</number:text>
    </number:percentage-style>
    <number:number-style style:name="N111">
      <number:number number:decimal-places="3"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€ </number:text>
      <number:number number:decimal-places="0" number:min-integer-digits="1" number:grouping="true"/>
    </number:number-style>
    <number:number-style style:name="N139">
      <number:text>-€ 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style:text-properties fo:color="#ff0000"/>
      <number:text>-€ 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€ </number:text>
      <number:number number:decimal-places="2" number:min-integer-digits="1" number:grouping="true"/>
    </number:number-style>
    <number:number-style style:name="N142">
      <number:text>-€ 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2" number:min-integer-digits="1" number:grouping="true"/>
    </number:number-style>
    <number:number-style style:name="N143">
      <style:text-properties fo:color="#ff0000"/>
      <number:text>-€ </number:text>
      <number:number number:decimal-places="2" number:min-integer-digits="1" number:grouping="true"/>
      <style:map style:condition="value()&gt;=0" style:apply-style-name="N143P0"/>
    </number:number-style>
    <number:number-style style:name="N147P0" style:volatile="true">
      <number:text> € </number:text>
      <number:number number:decimal-places="0" number:min-integer-digits="1" number:grouping="true"/>
      <number:text> </number:text>
    </number:number-style>
    <number:number-style style:name="N147P1" style:volatile="true">
      <number:text>-€ </number:text>
      <number:number number:decimal-places="0" number:min-integer-digits="1" number:grouping="true"/>
      <number:text> </number:text>
    </number:number-style>
    <number:number-style style:name="N147P2" style:volatile="true">
      <number:text> €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-</number:text>
      <number:number number:decimal-places="0" number:min-integer-digits="1" number:grouping="true"/>
      <number:text> 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€ </number:text>
      <number:number number:decimal-places="2" number:min-integer-digits="1" number:grouping="true"/>
      <number:text> </number:text>
    </number:number-style>
    <number:number-style style:name="N153P1" style:volatile="true">
      <number:text>-€ </number:text>
      <number:number number:decimal-places="2" number:min-integer-digits="1" number:grouping="true"/>
      <number:text> </number:text>
    </number:number-style>
    <number:number-style style:name="N153P2" style:volatile="true">
      <number:text> €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-</number:text>
      <number:number number:decimal-places="2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TRUE</number:text>
    </number:number-style>
    <number:number-style style:name="N157P1" style:volatile="true">
      <number:text>TRUE</number:text>
    </number:number-style>
    <number:number-style style:name="N157">
      <number:text>FALSE</number:text>
      <style:map style:condition="value()&gt;0" style:apply-style-name="N157P0"/>
      <style:map style:condition="value()&lt;0" style:apply-style-name="N157P1"/>
    </number:number-style>
    <number:number-style style:name="N158">
      <number:number number:decimal-places="1" number:min-integer-digits="1"/>
    </number:number-style>
    <number:number-style style:name="N159">
      <number:number number:decimal-places="4" number:min-integer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number:text> 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number:text> 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number:min-integer-digits="3" number:min-exponent-digits="1"/>
    </number:number-style>
    <number:percentage-style style:name="N10144" number:language="de" number:country="DE">
      <number:number number:decimal-places="3" number:min-integer-digits="1"/>
      <number:text>%</number:text>
    </number:percentage-style>
    <number:percentage-style style:name="N10145" number:language="de" number:country="DE">
      <number:number number:decimal-places="4" number:min-integer-digits="1"/>
      <number:text>%</number:text>
    </number:percentage-style>
    <number:percentage-style style:name="N10146" number:language="de" number:country="DE">
      <number:number number:decimal-places="5" number:min-integer-digits="1"/>
      <number:text>%</number:text>
    </number:percentage-style>
    <number:currency-style style:name="N10148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4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48P0"/>
    </number:currency-style>
    <number:number-style style:name="N10149" number:language="de" number:country="DE">
      <number:number number:decimal-places="1" number:min-integer-digits="1"/>
    </number:number-style>
    <number:number-style style:name="N10150" number:language="de" number:country="DE">
      <number:number number:decimal-places="11" number:min-integer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宋体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8">00.00.0000</text:date>, <text:time style:data-style-name="N2" text:time-value="0000-00-00T17:31: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alibration_20_Input" style:display-name="PageStyle_Calibration Input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77</meta:editing-cycles>
    <meta:creation-date>2012-11-30T18:44:25</meta:creation-date>
    <dc:date>2013-04-18T17:37:29</dc:date>
    <meta:editing-duration>P1DT14H17M55S</meta:editing-duration>
    <meta:generator>LibreOffice/4.0.2.2$MacOSX_x86 LibreOffice_project/4c82dcdd6efcd48b1d8bba66bfe1989deee49c3</meta:generator>
    <meta:keyword>Rate Curve</meta:keyword>
    <meta:keyword>Tenor Basis Spread</meta:keyword>
    <meta:keyword>Cross Currency Spread</meta:keyword>
    <dc:subject>Calibration of Discount and Forward Curves</dc:subject>
    <dc:title>Curve Calibration</dc:title>
    <meta:document-statistic meta:table-count="3" meta:cell-count="8080" meta:object-count="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number:number-style style:name="N111">
      <number:number number:decimal-places="3" number:min-integer-digits="1"/>
    </number:number-style>
    <number:number-style style:name="N10149" number:language="de" number:country="DE">
      <number:number number:decimal-places="1" number:min-integer-digits="1"/>
    </number:number-style>
    <style:style style:name="ch1" style:family="chart">
      <style:graphic-properties draw:stroke="solid" draw:fill-color="#e6e6e6"/>
    </style:style>
    <style:style style:name="ch2" style:family="chart">
      <style:chart-properties chart:auto-position="true"/>
      <style:graphic-properties svg:stroke-width="0.071cm"/>
      <style:text-properties fo:color="#000000" fo:font-family="Calibri"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fill="solid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111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b3b3b3"/>
      <style:text-properties fo:color="#333333" fo:font-family="Calibri" fo:font-size="10pt" style:font-family-asian="Calibri" style:font-size-asian="10pt" style:font-family-complex="Calibri" style:font-size-complex="10pt"/>
    </style:style>
    <style:style style:name="ch6" style:family="chart">
      <style:chart-properties chart:auto-position="true" style:rotation-angle="0"/>
      <style:graphic-properties svg:stroke-width="0.071cm"/>
      <style:text-properties fo:color="#000000" fo:font-family="Calibri" fo:font-size="9pt" fo:font-weight="bold" style:font-size-asian="9pt" style:font-weight-asian="bold" style:font-size-complex="9pt" style:font-weight-complex="bold"/>
    </style:style>
    <style:style style:name="ch7" style:family="chart" style:data-style-name="N1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b3b3b3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graphic-properties svg:stroke-width="0.071cm"/>
      <style:text-properties fo:color="#000000" fo:font-family="Calibri"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width="0.026cm" svg:stroke-color="#b3b3b3"/>
    </style:style>
    <style:style style:name="ch10" style:family="chart" style:data-style-name="N10149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1">
      <style:chart-properties chart:symbol-type="none"/>
      <style:graphic-properties svg:stroke-width="0.08cm" svg:stroke-color="#800000" draw:fill-color="#800000"/>
      <style:text-properties fo:font-size="10pt" style:font-size-asian="10pt" style:font-size-complex="10pt"/>
    </style:style>
    <style:style style:name="ch12" style:family="chart" style:data-style-name="N11">
      <style:chart-properties chart:symbol-type="none"/>
      <style:graphic-properties svg:stroke-width="0.08cm" svg:stroke-color="#008000" draw:fill-color="#008000"/>
      <style:text-properties fo:font-size="10pt" style:font-size-asian="10pt" style:font-size-complex="10pt"/>
    </style:style>
    <style:style style:name="ch13" style:family="chart" style:data-style-name="N10149">
      <style:chart-properties chart:symbol-type="none"/>
      <style:graphic-properties svg:stroke-width="0.079cm" svg:stroke-color="#000080" draw:fill-color="#00008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13.953cm" svg:height="7.971cm" xlink:href=".." xlink:type="simple" chart:class="chart:scatter" chart:style-name="ch1">
        <chart:title svg:x="5.398cm" svg:y="0.295cm" chart:style-name="ch2">
          <text:p>Forward Curves</text:p>
        </chart:title>
        <chart:legend chart:legend-position="top" svg:x="2.74cm" svg:y="1.468cm" style:legend-expansion="wide" chart:style-name="ch3"/>
        <chart:plot-area chart:style-name="ch4" table:cell-range-address="Calibration.Q135:Calibration.R455 Calibration.R129:Calibration.R129 Calibration.U129:Calibration.U129 Calibration.U135:Calibration.U455 Calibration.W129:Calibration.W129 Calibration.W135:Calibration.W455" chart:data-source-has-labels="row" svg:x="1.317cm" svg:y="2.918cm" svg:width="12.078cm" svg:height="3.886cm">
          <chartooo:coordinate-region svg:x="2.449cm" svg:y="3.126cm" svg:width="10.09cm" svg:height="3.013cm"/>
          <chart:axis chart:dimension="x" chart:name="primary-x" chart:style-name="ch5">
            <chart:title svg:x="6.996cm" svg:y="6.964cm" chart:style-name="ch6">
              <text:p>time</text:p>
            </chart:title>
          </chart:axis>
          <chart:axis chart:dimension="y" chart:name="primary-y" chart:style-name="ch7">
            <chart:title svg:x="0.451cm" svg:y="5.272cm" chart:style-name="ch8">
              <text:p>value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Calibration.R135:Calibration.R455" chart:label-cell-address="Calibration.R129:Calibration.R129" chart:class="chart:scatter">
            <chart:domain table:cell-range-address="Calibration.Q135:Calibration.Q455"/>
            <chart:data-point chart:repeated="321"/>
          </chart:series>
          <chart:series chart:attached-axis="primary-y" chart:style-name="ch12" chart:values-cell-range-address="Calibration.U135:Calibration.U455" chart:label-cell-address="Calibration.U129:Calibration.U129" chart:class="chart:scatter">
            <chart:domain table:cell-range-address="Calibration.T135:Calibration.T455"/>
            <chart:data-point chart:repeated="321"/>
          </chart:series>
          <chart:series chart:attached-axis="secondary-y" chart:style-name="ch13" chart:values-cell-range-address="Calibration.W135:Calibration.W455" chart:label-cell-address="Calibration.W129:Calibration.W129" chart:class="chart:scatter">
            <chart:domain table:cell-range-address="Calibration.T135:Calibration.T455"/>
            <chart:data-point chart:repeated="3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forward-USD-3M</text:p>
                <draw:g>
                  <svg:desc>Calibration.R129:Calibration.R129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forward-USD-3M-EUR-OIS</text:p>
                <draw:g>
                  <svg:desc>Calibration.U129:Calibration.U129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difference (bp)</text:p>
                <draw:g>
                  <svg:desc>Calibration.W129:Calibration.W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ibration.Q135:Calibration.Q455</svg:desc>
                </draw:g>
              </table:table-cell>
              <table:table-cell office:value-type="float" office:value="0.0042478175591551">
                <text:p>0.0042478175591551</text:p>
                <draw:g>
                  <svg:desc>Calibration.R135:Calibration.R455</svg:desc>
                </draw:g>
              </table:table-cell>
              <table:table-cell office:value-type="float" office:value="0">
                <text:p>0</text:p>
                <draw:g>
                  <svg:desc>Calibration.T135:Calibration.T455</svg:desc>
                </draw:g>
              </table:table-cell>
              <table:table-cell office:value-type="float" office:value="0.0042388751180963">
                <text:p>0.0042388751180963</text:p>
                <draw:g>
                  <svg:desc>Calibration.U135:Calibration.U455</svg:desc>
                </draw:g>
              </table:table-cell>
              <table:table-cell office:value-type="float" office:value="0">
                <text:p>0</text:p>
                <draw:g>
                  <svg:desc>Calibration.T135:Calibration.T455</svg:desc>
                </draw:g>
              </table:table-cell>
              <table:table-cell office:value-type="float" office:value="0.0894244105880456">
                <text:p>0.0894244105880456</text:p>
                <draw:g>
                  <svg:desc>Calibration.W135:Calibration.W4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42478175591551">
                <text:p>0.0042478175591551</text:p>
              </table:table-cell>
              <table:table-cell office:value-type="float" office:value="0.05">
                <text:p>0.05</text:p>
              </table:table-cell>
              <table:table-cell office:value-type="float" office:value="0.0042388751180963">
                <text:p>0.0042388751180963</text:p>
              </table:table-cell>
              <table:table-cell office:value-type="float" office:value="0.05">
                <text:p>0.05</text:p>
              </table:table-cell>
              <table:table-cell office:value-type="float" office:value="0.0894244105880456">
                <text:p>0.08942441058804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42478175591551">
                <text:p>0.0042478175591551</text:p>
              </table:table-cell>
              <table:table-cell office:value-type="float" office:value="0.1">
                <text:p>0.1</text:p>
              </table:table-cell>
              <table:table-cell office:value-type="float" office:value="0.0042388751180963">
                <text:p>0.0042388751180963</text:p>
              </table:table-cell>
              <table:table-cell office:value-type="float" office:value="0.1">
                <text:p>0.1</text:p>
              </table:table-cell>
              <table:table-cell office:value-type="float" office:value="0.0894244105880456">
                <text:p>0.08942441058804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42478175591551">
                <text:p>0.0042478175591551</text:p>
              </table:table-cell>
              <table:table-cell office:value-type="float" office:value="0.15">
                <text:p>0.15</text:p>
              </table:table-cell>
              <table:table-cell office:value-type="float" office:value="0.0042388751180963">
                <text:p>0.0042388751180963</text:p>
              </table:table-cell>
              <table:table-cell office:value-type="float" office:value="0.15">
                <text:p>0.15</text:p>
              </table:table-cell>
              <table:table-cell office:value-type="float" office:value="0.0894244105880456">
                <text:p>0.08942441058804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42478175591551">
                <text:p>0.0042478175591551</text:p>
              </table:table-cell>
              <table:table-cell office:value-type="float" office:value="0.2">
                <text:p>0.2</text:p>
              </table:table-cell>
              <table:table-cell office:value-type="float" office:value="0.0042388751180963">
                <text:p>0.0042388751180963</text:p>
              </table:table-cell>
              <table:table-cell office:value-type="float" office:value="0.2">
                <text:p>0.2</text:p>
              </table:table-cell>
              <table:table-cell office:value-type="float" office:value="0.0894244105880456">
                <text:p>0.08942441058804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42478175591551">
                <text:p>0.0042478175591551</text:p>
              </table:table-cell>
              <table:table-cell office:value-type="float" office:value="0.25">
                <text:p>0.25</text:p>
              </table:table-cell>
              <table:table-cell office:value-type="float" office:value="0.0042388751180963">
                <text:p>0.0042388751180963</text:p>
              </table:table-cell>
              <table:table-cell office:value-type="float" office:value="0.25">
                <text:p>0.25</text:p>
              </table:table-cell>
              <table:table-cell office:value-type="float" office:value="0.0894244105880456">
                <text:p>0.08942441058804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042478175591551">
                <text:p>0.0042478175591551</text:p>
              </table:table-cell>
              <table:table-cell office:value-type="float" office:value="0.3">
                <text:p>0.3</text:p>
              </table:table-cell>
              <table:table-cell office:value-type="float" office:value="0.0042388751180963">
                <text:p>0.0042388751180963</text:p>
              </table:table-cell>
              <table:table-cell office:value-type="float" office:value="0.3">
                <text:p>0.3</text:p>
              </table:table-cell>
              <table:table-cell office:value-type="float" office:value="0.0894244105880456">
                <text:p>0.08942441058804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0042478175591551">
                <text:p>0.0042478175591551</text:p>
              </table:table-cell>
              <table:table-cell office:value-type="float" office:value="0.35">
                <text:p>0.35</text:p>
              </table:table-cell>
              <table:table-cell office:value-type="float" office:value="0.0042388751180963">
                <text:p>0.0042388751180963</text:p>
              </table:table-cell>
              <table:table-cell office:value-type="float" office:value="0.35">
                <text:p>0.35</text:p>
              </table:table-cell>
              <table:table-cell office:value-type="float" office:value="0.0894244105880456">
                <text:p>0.08942441058804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0042478175591551">
                <text:p>0.0042478175591551</text:p>
              </table:table-cell>
              <table:table-cell office:value-type="float" office:value="0.4">
                <text:p>0.4</text:p>
              </table:table-cell>
              <table:table-cell office:value-type="float" office:value="0.0042388751180963">
                <text:p>0.0042388751180963</text:p>
              </table:table-cell>
              <table:table-cell office:value-type="float" office:value="0.4">
                <text:p>0.4</text:p>
              </table:table-cell>
              <table:table-cell office:value-type="float" office:value="0.0894244105880456">
                <text:p>0.08942441058804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0042478175591551">
                <text:p>0.0042478175591551</text:p>
              </table:table-cell>
              <table:table-cell office:value-type="float" office:value="0.45">
                <text:p>0.45</text:p>
              </table:table-cell>
              <table:table-cell office:value-type="float" office:value="0.0042388751180963">
                <text:p>0.0042388751180963</text:p>
              </table:table-cell>
              <table:table-cell office:value-type="float" office:value="0.45">
                <text:p>0.45</text:p>
              </table:table-cell>
              <table:table-cell office:value-type="float" office:value="0.0894244105880456">
                <text:p>0.08942441058804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0042478175591551">
                <text:p>0.0042478175591551</text:p>
              </table:table-cell>
              <table:table-cell office:value-type="float" office:value="0.5">
                <text:p>0.5</text:p>
              </table:table-cell>
              <table:table-cell office:value-type="float" office:value="0.0042388751180963">
                <text:p>0.0042388751180963</text:p>
              </table:table-cell>
              <table:table-cell office:value-type="float" office:value="0.5">
                <text:p>0.5</text:p>
              </table:table-cell>
              <table:table-cell office:value-type="float" office:value="0.0894244105880456">
                <text:p>0.08942441058804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0042478175591551">
                <text:p>0.0042478175591551</text:p>
              </table:table-cell>
              <table:table-cell office:value-type="float" office:value="0.55">
                <text:p>0.55</text:p>
              </table:table-cell>
              <table:table-cell office:value-type="float" office:value="0.0042388751180963">
                <text:p>0.0042388751180963</text:p>
              </table:table-cell>
              <table:table-cell office:value-type="float" office:value="0.55">
                <text:p>0.55</text:p>
              </table:table-cell>
              <table:table-cell office:value-type="float" office:value="0.0894244105880456">
                <text:p>0.08942441058804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0042478175591551">
                <text:p>0.0042478175591551</text:p>
              </table:table-cell>
              <table:table-cell office:value-type="float" office:value="0.6">
                <text:p>0.6</text:p>
              </table:table-cell>
              <table:table-cell office:value-type="float" office:value="0.0042388751180963">
                <text:p>0.0042388751180963</text:p>
              </table:table-cell>
              <table:table-cell office:value-type="float" office:value="0.6">
                <text:p>0.6</text:p>
              </table:table-cell>
              <table:table-cell office:value-type="float" office:value="0.0894244105880456">
                <text:p>0.08942441058804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0042478175591551">
                <text:p>0.0042478175591551</text:p>
              </table:table-cell>
              <table:table-cell office:value-type="float" office:value="0.65">
                <text:p>0.65</text:p>
              </table:table-cell>
              <table:table-cell office:value-type="float" office:value="0.0042388751180963">
                <text:p>0.0042388751180963</text:p>
              </table:table-cell>
              <table:table-cell office:value-type="float" office:value="0.65">
                <text:p>0.65</text:p>
              </table:table-cell>
              <table:table-cell office:value-type="float" office:value="0.0894244105880456">
                <text:p>0.08942441058804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0042478175591551">
                <text:p>0.0042478175591551</text:p>
              </table:table-cell>
              <table:table-cell office:value-type="float" office:value="0.7">
                <text:p>0.7</text:p>
              </table:table-cell>
              <table:table-cell office:value-type="float" office:value="0.0042388751180963">
                <text:p>0.0042388751180963</text:p>
              </table:table-cell>
              <table:table-cell office:value-type="float" office:value="0.7">
                <text:p>0.7</text:p>
              </table:table-cell>
              <table:table-cell office:value-type="float" office:value="0.0894244105880456">
                <text:p>0.08942441058804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0042478175591551">
                <text:p>0.0042478175591551</text:p>
              </table:table-cell>
              <table:table-cell office:value-type="float" office:value="0.75">
                <text:p>0.75</text:p>
              </table:table-cell>
              <table:table-cell office:value-type="float" office:value="0.0042388751180963">
                <text:p>0.0042388751180963</text:p>
              </table:table-cell>
              <table:table-cell office:value-type="float" office:value="0.75">
                <text:p>0.75</text:p>
              </table:table-cell>
              <table:table-cell office:value-type="float" office:value="0.0894244105880456">
                <text:p>0.08942441058804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00427292520559783">
                <text:p>0.00427292520559783</text:p>
              </table:table-cell>
              <table:table-cell office:value-type="float" office:value="0.8">
                <text:p>0.8</text:p>
              </table:table-cell>
              <table:table-cell office:value-type="float" office:value="0.00426406307997213">
                <text:p>0.00426406307997213</text:p>
              </table:table-cell>
              <table:table-cell office:value-type="float" office:value="0.8">
                <text:p>0.8</text:p>
              </table:table-cell>
              <table:table-cell office:value-type="float" office:value="0.0886212562570439">
                <text:p>0.08862125625704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.0042981987707739">
                <text:p>0.0042981987707739</text:p>
              </table:table-cell>
              <table:table-cell office:value-type="float" office:value="0.85">
                <text:p>0.85</text:p>
              </table:table-cell>
              <table:table-cell office:value-type="float" office:value="0.00428941723251398">
                <text:p>0.00428941723251398</text:p>
              </table:table-cell>
              <table:table-cell office:value-type="float" office:value="0.85">
                <text:p>0.85</text:p>
              </table:table-cell>
              <table:table-cell office:value-type="float" office:value="0.0878153825991778">
                <text:p>0.08781538259917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00432380417341663">
                <text:p>0.00432380417341663</text:p>
              </table:table-cell>
              <table:table-cell office:value-type="float" office:value="0.9">
                <text:p>0.9</text:p>
              </table:table-cell>
              <table:table-cell office:value-type="float" office:value="0.00431510376638787">
                <text:p>0.00431510376638787</text:p>
              </table:table-cell>
              <table:table-cell office:value-type="float" office:value="0.9">
                <text:p>0.9</text:p>
              </table:table-cell>
              <table:table-cell office:value-type="float" office:value="0.0870040702875656">
                <text:p>0.08700407028756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.00434990733225936">
                <text:p>0.00434990733225936</text:p>
              </table:table-cell>
              <table:table-cell office:value-type="float" office:value="0.95">
                <text:p>0.95</text:p>
              </table:table-cell>
              <table:table-cell office:value-type="float" office:value="0.00434128887225982">
                <text:p>0.00434128887225982</text:p>
              </table:table-cell>
              <table:table-cell office:value-type="float" office:value="0.95">
                <text:p>0.95</text:p>
              </table:table-cell>
              <table:table-cell office:value-type="float" office:value="0.0861845999953429">
                <text:p>0.08618459999534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00437667416603542">
                <text:p>0.00437667416603542</text:p>
              </table:table-cell>
              <table:table-cell office:value-type="float" office:value="1">
                <text:p>1</text:p>
              </table:table-cell>
              <table:table-cell office:value-type="float" office:value="0.00436813874079586">
                <text:p>0.00436813874079586</text:p>
              </table:table-cell>
              <table:table-cell office:value-type="float" office:value="1">
                <text:p>1</text:p>
              </table:table-cell>
              <table:table-cell office:value-type="float" office:value="0.085354252395628">
                <text:p>0.0853542523956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0.00440427059347814">
                <text:p>0.00440427059347814</text:p>
              </table:table-cell>
              <table:table-cell office:value-type="float" office:value="1.05">
                <text:p>1.05</text:p>
              </table:table-cell>
              <table:table-cell office:value-type="float" office:value="0.00439581956266198">
                <text:p>0.00439581956266198</text:p>
              </table:table-cell>
              <table:table-cell office:value-type="float" office:value="1.05">
                <text:p>1.05</text:p>
              </table:table-cell>
              <table:table-cell office:value-type="float" office:value="0.0845103081615652">
                <text:p>0.08451030816156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0.00443286253332086">
                <text:p>0.00443286253332086</text:p>
              </table:table-cell>
              <table:table-cell office:value-type="float" office:value="1.1">
                <text:p>1.1</text:p>
              </table:table-cell>
              <table:table-cell office:value-type="float" office:value="0.00442449752852423">
                <text:p>0.00442449752852423</text:p>
              </table:table-cell>
              <table:table-cell office:value-type="float" office:value="1.1">
                <text:p>1.1</text:p>
              </table:table-cell>
              <table:table-cell office:value-type="float" office:value="0.0836500479662553">
                <text:p>0.08365004796625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0.00446261590429691">
                <text:p>0.00446261590429691</text:p>
              </table:table-cell>
              <table:table-cell office:value-type="float" office:value="1.15">
                <text:p>1.15</text:p>
              </table:table-cell>
              <table:table-cell office:value-type="float" office:value="0.00445433882904862">
                <text:p>0.00445433882904862</text:p>
              </table:table-cell>
              <table:table-cell office:value-type="float" office:value="1.15">
                <text:p>1.15</text:p>
              </table:table-cell>
              <table:table-cell office:value-type="float" office:value="0.0827707524828601">
                <text:p>0.08277075248286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0.00449369662513962">
                <text:p>0.00449369662513962</text:p>
              </table:table-cell>
              <table:table-cell office:value-type="float" office:value="1.2">
                <text:p>1.2</text:p>
              </table:table-cell>
              <table:table-cell office:value-type="float" office:value="0.00448550965490117">
                <text:p>0.00448550965490117</text:p>
              </table:table-cell>
              <table:table-cell office:value-type="float" office:value="1.2">
                <text:p>1.2</text:p>
              </table:table-cell>
              <table:table-cell office:value-type="float" office:value="0.0818697023844891">
                <text:p>0.08186970238448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0.00452627061458232">
                <text:p>0.00452627061458232</text:p>
              </table:table-cell>
              <table:table-cell office:value-type="float" office:value="1.25">
                <text:p>1.25</text:p>
              </table:table-cell>
              <table:table-cell office:value-type="float" office:value="0.0045181761967479">
                <text:p>0.0045181761967479</text:p>
              </table:table-cell>
              <table:table-cell office:value-type="float" office:value="1.25">
                <text:p>1.25</text:p>
              </table:table-cell>
              <table:table-cell office:value-type="float" office:value="0.0809441783442694">
                <text:p>0.08094417834426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0.00456050379135836">
                <text:p>0.00456050379135836</text:p>
              </table:table-cell>
              <table:table-cell office:value-type="float" office:value="1.3">
                <text:p>1.3</text:p>
              </table:table-cell>
              <table:table-cell office:value-type="float" office:value="0.00455250464525482">
                <text:p>0.00455250464525482</text:p>
              </table:table-cell>
              <table:table-cell office:value-type="float" office:value="1.3">
                <text:p>1.3</text:p>
              </table:table-cell>
              <table:table-cell office:value-type="float" office:value="0.0799914610353364">
                <text:p>0.07999146103533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0.00459656207420105">
                <text:p>0.00459656207420105</text:p>
              </table:table-cell>
              <table:table-cell office:value-type="float" office:value="1.35">
                <text:p>1.35</text:p>
              </table:table-cell>
              <table:table-cell office:value-type="float" office:value="0.00458866119108797">
                <text:p>0.00458866119108797</text:p>
              </table:table-cell>
              <table:table-cell office:value-type="float" office:value="1.35">
                <text:p>1.35</text:p>
              </table:table-cell>
              <table:table-cell office:value-type="float" office:value="0.0790088311308172">
                <text:p>0.07900883113081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0.00463461138184374">
                <text:p>0.00463461138184374</text:p>
              </table:table-cell>
              <table:table-cell office:value-type="float" office:value="1.4">
                <text:p>1.4</text:p>
              </table:table-cell>
              <table:table-cell office:value-type="float" office:value="0.00462681202491335">
                <text:p>0.00462681202491335</text:p>
              </table:table-cell>
              <table:table-cell office:value-type="float" office:value="1.4">
                <text:p>1.4</text:p>
              </table:table-cell>
              <table:table-cell office:value-type="float" office:value="0.0779935693038386">
                <text:p>0.07799356930383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0.00467481763301975">
                <text:p>0.00467481763301975</text:p>
              </table:table-cell>
              <table:table-cell office:value-type="float" office:value="1.45">
                <text:p>1.45</text:p>
              </table:table-cell>
              <table:table-cell office:value-type="float" office:value="0.00466712333739699">
                <text:p>0.00466712333739699</text:p>
              </table:table-cell>
              <table:table-cell office:value-type="float" office:value="1.45">
                <text:p>1.45</text:p>
              </table:table-cell>
              <table:table-cell office:value-type="float" office:value="0.0769429562275364">
                <text:p>0.07694295622753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0.00471734674646241">
                <text:p>0.00471734674646241</text:p>
              </table:table-cell>
              <table:table-cell office:value-type="float" office:value="1.5">
                <text:p>1.5</text:p>
              </table:table-cell>
              <table:table-cell office:value-type="float" office:value="0.00470976131920491">
                <text:p>0.00470976131920491</text:p>
              </table:table-cell>
              <table:table-cell office:value-type="float" office:value="1.5">
                <text:p>1.5</text:p>
              </table:table-cell>
              <table:table-cell office:value-type="float" office:value="0.0758542725750201">
                <text:p>0.07585427257502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0.00476236464090507">
                <text:p>0.00476236464090507</text:p>
              </table:table-cell>
              <table:table-cell office:value-type="float" office:value="1.55">
                <text:p>1.55</text:p>
              </table:table-cell>
              <table:table-cell office:value-type="float" office:value="0.00475489216100313">
                <text:p>0.00475489216100313</text:p>
              </table:table-cell>
              <table:table-cell office:value-type="float" office:value="1.55">
                <text:p>1.55</text:p>
              </table:table-cell>
              <table:table-cell office:value-type="float" office:value="0.0747247990194339">
                <text:p>0.07472479901943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0.00481003723508106">
                <text:p>0.00481003723508106</text:p>
              </table:table-cell>
              <table:table-cell office:value-type="float" office:value="1.6">
                <text:p>1.6</text:p>
              </table:table-cell>
              <table:table-cell office:value-type="float" office:value="0.00480268205345767">
                <text:p>0.00480268205345767</text:p>
              </table:table-cell>
              <table:table-cell office:value-type="float" office:value="1.6">
                <text:p>1.6</text:p>
              </table:table-cell>
              <table:table-cell office:value-type="float" office:value="0.0735518162339049">
                <text:p>0.07355181623390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0.0048605304477237">
                <text:p>0.0048605304477237</text:p>
              </table:table-cell>
              <table:table-cell office:value-type="float" office:value="1.65">
                <text:p>1.65</text:p>
              </table:table-cell>
              <table:table-cell office:value-type="float" office:value="0.00485329718723454">
                <text:p>0.00485329718723454</text:p>
              </table:table-cell>
              <table:table-cell office:value-type="float" office:value="1.65">
                <text:p>1.65</text:p>
              </table:table-cell>
              <table:table-cell office:value-type="float" office:value="0.0723326048915601">
                <text:p>0.07233260489156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0.00491401019756633">
                <text:p>0.00491401019756633</text:p>
              </table:table-cell>
              <table:table-cell office:value-type="float" office:value="1.7">
                <text:p>1.7</text:p>
              </table:table-cell>
              <table:table-cell office:value-type="float" office:value="0.00490690375299977">
                <text:p>0.00490690375299977</text:p>
              </table:table-cell>
              <table:table-cell office:value-type="float" office:value="1.7">
                <text:p>1.7</text:p>
              </table:table-cell>
              <table:table-cell office:value-type="float" office:value="0.0710644456655349">
                <text:p>0.07106444566553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">
                <text:p>1.75</text:p>
              </table:table-cell>
              <table:table-cell office:value-type="float" office:value="0.00497064240334228">
                <text:p>0.00497064240334228</text:p>
              </table:table-cell>
              <table:table-cell office:value-type="float" office:value="1.75">
                <text:p>1.75</text:p>
              </table:table-cell>
              <table:table-cell office:value-type="float" office:value="0.00496366794141938">
                <text:p>0.00496366794141938</text:p>
              </table:table-cell>
              <table:table-cell office:value-type="float" office:value="1.75">
                <text:p>1.75</text:p>
              </table:table-cell>
              <table:table-cell office:value-type="float" office:value="0.069744619228939">
                <text:p>0.0697446192289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0.00503061267812851">
                <text:p>0.00503061267812851</text:p>
              </table:table-cell>
              <table:table-cell office:value-type="float" office:value="1.8">
                <text:p>1.8</text:p>
              </table:table-cell>
              <table:table-cell office:value-type="float" office:value="0.00502377632098499">
                <text:p>0.00502377632098499</text:p>
              </table:table-cell>
              <table:table-cell office:value-type="float" office:value="1.8">
                <text:p>1.8</text:p>
              </table:table-cell>
              <table:table-cell office:value-type="float" office:value="0.0683635714351753">
                <text:p>0.06836357143517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">
                <text:p>1.85</text:p>
              </table:table-cell>
              <table:table-cell office:value-type="float" office:value="0.00509418541237649">
                <text:p>0.00509418541237649</text:p>
              </table:table-cell>
              <table:table-cell office:value-type="float" office:value="1.85">
                <text:p>1.85</text:p>
              </table:table-cell>
              <table:table-cell office:value-type="float" office:value="0.00508749697149061">
                <text:p>0.00508749697149061</text:p>
              </table:table-cell>
              <table:table-cell office:value-type="float" office:value="1.85">
                <text:p>1.85</text:p>
              </table:table-cell>
              <table:table-cell office:value-type="float" office:value="0.0668844088588024">
                <text:p>0.06688440885880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0.0051616446908813">
                <text:p>0.0051616446908813</text:p>
              </table:table-cell>
              <table:table-cell office:value-type="float" office:value="1.9">
                <text:p>1.9</text:p>
              </table:table-cell>
              <table:table-cell office:value-type="float" office:value="0.00515511835055585">
                <text:p>0.00515511835055585</text:p>
              </table:table-cell>
              <table:table-cell office:value-type="float" office:value="1.9">
                <text:p>1.9</text:p>
              </table:table-cell>
              <table:table-cell office:value-type="float" office:value="0.0652634032545594">
                <text:p>0.06526340325455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">
                <text:p>1.95</text:p>
              </table:table-cell>
              <table:table-cell office:value-type="float" office:value="0.00523327459843805">
                <text:p>0.00523327459843805</text:p>
              </table:table-cell>
              <table:table-cell office:value-type="float" office:value="1.95">
                <text:p>1.95</text:p>
              </table:table-cell>
              <table:table-cell office:value-type="float" office:value="0.00522692891580032">
                <text:p>0.00522692891580032</text:p>
              </table:table-cell>
              <table:table-cell office:value-type="float" office:value="1.95">
                <text:p>1.95</text:p>
              </table:table-cell>
              <table:table-cell office:value-type="float" office:value="0.0634568263772808">
                <text:p>0.06345682637728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.00530935921984181">
                <text:p>0.00530935921984181</text:p>
              </table:table-cell>
              <table:table-cell office:value-type="float" office:value="2">
                <text:p>2</text:p>
              </table:table-cell>
              <table:table-cell office:value-type="float" office:value="0.00530321712484364">
                <text:p>0.00530321712484364</text:p>
              </table:table-cell>
              <table:table-cell office:value-type="float" office:value="2">
                <text:p>2</text:p>
              </table:table-cell>
              <table:table-cell office:value-type="float" office:value="0.0614209499817057">
                <text:p>0.06142094998170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0.00539018263988768">
                <text:p>0.00539018263988768</text:p>
              </table:table-cell>
              <table:table-cell office:value-type="float" office:value="2.05">
                <text:p>2.05</text:p>
              </table:table-cell>
              <table:table-cell office:value-type="float" office:value="0.00538427143530541">
                <text:p>0.00538427143530541</text:p>
              </table:table-cell>
              <table:table-cell office:value-type="float" office:value="2.05">
                <text:p>2.05</text:p>
              </table:table-cell>
              <table:table-cell office:value-type="float" office:value="0.0591120458226773">
                <text:p>0.05911204582267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">
                <text:p>2.1</text:p>
              </table:table-cell>
              <table:table-cell office:value-type="float" office:value="0.00547602894337075">
                <text:p>0.00547602894337075</text:p>
              </table:table-cell>
              <table:table-cell office:value-type="float" office:value="2.1">
                <text:p>2.1</text:p>
              </table:table-cell>
              <table:table-cell office:value-type="float" office:value="0.00547038030480525">
                <text:p>0.00547038030480525</text:p>
              </table:table-cell>
              <table:table-cell office:value-type="float" office:value="2.1">
                <text:p>2.1</text:p>
              </table:table-cell>
              <table:table-cell office:value-type="float" office:value="0.0564863856549434">
                <text:p>0.05648638565494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">
                <text:p>2.15</text:p>
              </table:table-cell>
              <table:table-cell office:value-type="float" office:value="0.00556718221508611">
                <text:p>0.00556718221508611</text:p>
              </table:table-cell>
              <table:table-cell office:value-type="float" office:value="2.15">
                <text:p>2.15</text:p>
              </table:table-cell>
              <table:table-cell office:value-type="float" office:value="0.00556183219096278">
                <text:p>0.00556183219096278</text:p>
              </table:table-cell>
              <table:table-cell office:value-type="float" office:value="2.15">
                <text:p>2.15</text:p>
              </table:table-cell>
              <table:table-cell office:value-type="float" office:value="0.0535002412333299">
                <text:p>0.05350024123332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">
                <text:p>2.2</text:p>
              </table:table-cell>
              <table:table-cell office:value-type="float" office:value="0.00566392653982886">
                <text:p>0.00566392653982886</text:p>
              </table:table-cell>
              <table:table-cell office:value-type="float" office:value="2.2">
                <text:p>2.2</text:p>
              </table:table-cell>
              <table:table-cell office:value-type="float" office:value="0.0056589155513976">
                <text:p>0.0056589155513976</text:p>
              </table:table-cell>
              <table:table-cell office:value-type="float" office:value="2.2">
                <text:p>2.2</text:p>
              </table:table-cell>
              <table:table-cell office:value-type="float" office:value="0.0501098843125845">
                <text:p>0.05010988431258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5">
                <text:p>2.25</text:p>
              </table:table-cell>
              <table:table-cell office:value-type="float" office:value="0.00576654600239408">
                <text:p>0.00576654600239408</text:p>
              </table:table-cell>
              <table:table-cell office:value-type="float" office:value="2.25">
                <text:p>2.25</text:p>
              </table:table-cell>
              <table:table-cell office:value-type="float" office:value="0.00576191884372932">
                <text:p>0.00576191884372932</text:p>
              </table:table-cell>
              <table:table-cell office:value-type="float" office:value="2.25">
                <text:p>2.25</text:p>
              </table:table-cell>
              <table:table-cell office:value-type="float" office:value="0.0462715866475418">
                <text:p>0.04627158664754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">
                <text:p>2.3</text:p>
              </table:table-cell>
              <table:table-cell office:value-type="float" office:value="0.00587532468757686">
                <text:p>0.00587532468757686</text:p>
              </table:table-cell>
              <table:table-cell office:value-type="float" office:value="2.3">
                <text:p>2.3</text:p>
              </table:table-cell>
              <table:table-cell office:value-type="float" office:value="0.00587113052557757">
                <text:p>0.00587113052557757</text:p>
              </table:table-cell>
              <table:table-cell office:value-type="float" office:value="2.3">
                <text:p>2.3</text:p>
              </table:table-cell>
              <table:table-cell office:value-type="float" office:value="0.0419416199929756">
                <text:p>0.04194161999297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">
                <text:p>2.35</text:p>
              </table:table-cell>
              <table:table-cell office:value-type="float" office:value="0.00599054668017231">
                <text:p>0.00599054668017231</text:p>
              </table:table-cell>
              <table:table-cell office:value-type="float" office:value="2.35">
                <text:p>2.35</text:p>
              </table:table-cell>
              <table:table-cell office:value-type="float" office:value="0.00598683905456194">
                <text:p>0.00598683905456194</text:p>
              </table:table-cell>
              <table:table-cell office:value-type="float" office:value="2.35">
                <text:p>2.35</text:p>
              </table:table-cell>
              <table:table-cell office:value-type="float" office:value="0.0370762561036683">
                <text:p>0.03707625610366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0.00611249606497549">
                <text:p>0.00611249606497549</text:p>
              </table:table-cell>
              <table:table-cell office:value-type="float" office:value="2.4">
                <text:p>2.4</text:p>
              </table:table-cell>
              <table:table-cell office:value-type="float" office:value="0.00610933288830205">
                <text:p>0.00610933288830205</text:p>
              </table:table-cell>
              <table:table-cell office:value-type="float" office:value="2.4">
                <text:p>2.4</text:p>
              </table:table-cell>
              <table:table-cell office:value-type="float" office:value="0.0316317667344197">
                <text:p>0.03163176673441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5">
                <text:p>2.45</text:p>
              </table:table-cell>
              <table:table-cell office:value-type="float" office:value="0.00624145692678152">
                <text:p>0.00624145692678152</text:p>
              </table:table-cell>
              <table:table-cell office:value-type="float" office:value="2.45">
                <text:p>2.45</text:p>
              </table:table-cell>
              <table:table-cell office:value-type="float" office:value="0.00623890048441752">
                <text:p>0.00623890048441752</text:p>
              </table:table-cell>
              <table:table-cell office:value-type="float" office:value="2.45">
                <text:p>2.45</text:p>
              </table:table-cell>
              <table:table-cell office:value-type="float" office:value="0.0255644236400211">
                <text:p>0.02556442364002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">
                <text:p>2.5</text:p>
              </table:table-cell>
              <table:table-cell office:value-type="float" office:value="0.00637771335038548">
                <text:p>0.00637771335038548</text:p>
              </table:table-cell>
              <table:table-cell office:value-type="float" office:value="2.5">
                <text:p>2.5</text:p>
              </table:table-cell>
              <table:table-cell office:value-type="float" office:value="0.00637583030052795">
                <text:p>0.00637583030052795</text:p>
              </table:table-cell>
              <table:table-cell office:value-type="float" office:value="2.5">
                <text:p>2.5</text:p>
              </table:table-cell>
              <table:table-cell office:value-type="float" office:value="0.0188304985752636">
                <text:p>0.01883049857526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5">
                <text:p>2.55</text:p>
              </table:table-cell>
              <table:table-cell office:value-type="float" office:value="0.00652154942058245">
                <text:p>0.00652154942058245</text:p>
              </table:table-cell>
              <table:table-cell office:value-type="float" office:value="2.55">
                <text:p>2.55</text:p>
              </table:table-cell>
              <table:table-cell office:value-type="float" office:value="0.00652041079425296">
                <text:p>0.00652041079425296</text:p>
              </table:table-cell>
              <table:table-cell office:value-type="float" office:value="2.55">
                <text:p>2.55</text:p>
              </table:table-cell>
              <table:table-cell office:value-type="float" office:value="0.0113862632949296">
                <text:p>0.01138626329492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">
                <text:p>2.6</text:p>
              </table:table-cell>
              <table:table-cell office:value-type="float" office:value="0.00667324922216754">
                <text:p>0.00667324922216754</text:p>
              </table:table-cell>
              <table:table-cell office:value-type="float" office:value="2.6">
                <text:p>2.6</text:p>
              </table:table-cell>
              <table:table-cell office:value-type="float" office:value="0.00667293042321216">
                <text:p>0.00667293042321216</text:p>
              </table:table-cell>
              <table:table-cell office:value-type="float" office:value="2.6">
                <text:p>2.6</text:p>
              </table:table-cell>
              <table:table-cell office:value-type="float" office:value="0.00318798955381908">
                <text:p>0.003187989553819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">
                <text:p>2.65</text:p>
              </table:table-cell>
              <table:table-cell office:value-type="float" office:value="0.00683309683993583">
                <text:p>0.00683309683993583</text:p>
              </table:table-cell>
              <table:table-cell office:value-type="float" office:value="2.65">
                <text:p>2.65</text:p>
              </table:table-cell>
              <table:table-cell office:value-type="float" office:value="0.00683367764502516">
                <text:p>0.00683367764502516</text:p>
              </table:table-cell>
              <table:table-cell office:value-type="float" office:value="2.65">
                <text:p>2.65</text:p>
              </table:table-cell>
              <table:table-cell office:value-type="float" office:value="-0.00580805089329429">
                <text:p>-0.005808050893294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">
                <text:p>2.7</text:p>
              </table:table-cell>
              <table:table-cell office:value-type="float" office:value="0.00700137635868241">
                <text:p>0.00700137635868241</text:p>
              </table:table-cell>
              <table:table-cell office:value-type="float" office:value="2.7">
                <text:p>2.7</text:p>
              </table:table-cell>
              <table:table-cell office:value-type="float" office:value="0.00700294091731157">
                <text:p>0.00700294091731157</text:p>
              </table:table-cell>
              <table:table-cell office:value-type="float" office:value="2.7">
                <text:p>2.7</text:p>
              </table:table-cell>
              <table:table-cell office:value-type="float" office:value="-0.0156455862915846">
                <text:p>-0.01564558629158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">
                <text:p>2.75</text:p>
              </table:table-cell>
              <table:table-cell office:value-type="float" office:value="0.00717837186320238">
                <text:p>0.00717837186320238</text:p>
              </table:table-cell>
              <table:table-cell office:value-type="float" office:value="2.75">
                <text:p>2.75</text:p>
              </table:table-cell>
              <table:table-cell office:value-type="float" office:value="0.00718100869769101">
                <text:p>0.00718100869769101</text:p>
              </table:table-cell>
              <table:table-cell office:value-type="float" office:value="2.75">
                <text:p>2.75</text:p>
              </table:table-cell>
              <table:table-cell office:value-type="float" office:value="-0.0263683448862954">
                <text:p>-0.02636834488629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">
                <text:p>2.8</text:p>
              </table:table-cell>
              <table:table-cell office:value-type="float" office:value="0.00736421169425508">
                <text:p>0.00736421169425508</text:p>
              </table:table-cell>
              <table:table-cell office:value-type="float" office:value="2.8">
                <text:p>2.8</text:p>
              </table:table-cell>
              <table:table-cell office:value-type="float" office:value="0.00736801219467687">
                <text:p>0.00736801219467687</text:p>
              </table:table-cell>
              <table:table-cell office:value-type="float" office:value="2.8">
                <text:p>2.8</text:p>
              </table:table-cell>
              <table:table-cell office:value-type="float" office:value="-0.0380050042179513">
                <text:p>-0.03800500421795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">
                <text:p>2.85</text:p>
              </table:table-cell>
              <table:table-cell office:value-type="float" office:value="0.00755840121645685">
                <text:p>0.00755840121645685</text:p>
              </table:table-cell>
              <table:table-cell office:value-type="float" office:value="2.85">
                <text:p>2.85</text:p>
              </table:table-cell>
              <table:table-cell office:value-type="float" office:value="0.00756345362035769">
                <text:p>0.00756345362035769</text:p>
              </table:table-cell>
              <table:table-cell office:value-type="float" office:value="2.85">
                <text:p>2.85</text:p>
              </table:table-cell>
              <table:table-cell office:value-type="float" office:value="-0.0505240390083657">
                <text:p>-0.05052403900836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">
                <text:p>2.9</text:p>
              </table:table-cell>
              <table:table-cell office:value-type="float" office:value="0.00776029005038832">
                <text:p>0.00776029005038832</text:p>
              </table:table-cell>
              <table:table-cell office:value-type="float" office:value="2.9">
                <text:p>2.9</text:p>
              </table:table-cell>
              <table:table-cell office:value-type="float" office:value="0.00776667793771579">
                <text:p>0.00776667793771579</text:p>
              </table:table-cell>
              <table:table-cell office:value-type="float" office:value="2.9">
                <text:p>2.9</text:p>
              </table:table-cell>
              <table:table-cell office:value-type="float" office:value="-0.063878873274659">
                <text:p>-0.0638788732746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">
                <text:p>2.95</text:p>
              </table:table-cell>
              <table:table-cell office:value-type="float" office:value="0.00796922781663009">
                <text:p>0.00796922781663009</text:p>
              </table:table-cell>
              <table:table-cell office:value-type="float" office:value="2.95">
                <text:p>2.95</text:p>
              </table:table-cell>
              <table:table-cell office:value-type="float" office:value="0.00797703010973349">
                <text:p>0.00797703010973349</text:p>
              </table:table-cell>
              <table:table-cell office:value-type="float" office:value="2.95">
                <text:p>2.95</text:p>
              </table:table-cell>
              <table:table-cell office:value-type="float" office:value="-0.0780229310340212">
                <text:p>-0.07802293103402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0.00818456413576276">
                <text:p>0.00818456413576276</text:p>
              </table:table-cell>
              <table:table-cell office:value-type="float" office:value="3">
                <text:p>3</text:p>
              </table:table-cell>
              <table:table-cell office:value-type="float" office:value="0.00819385509939312">
                <text:p>0.00819385509939312</text:p>
              </table:table-cell>
              <table:table-cell office:value-type="float" office:value="3">
                <text:p>3</text:p>
              </table:table-cell>
              <table:table-cell office:value-type="float" office:value="-0.092909636303512">
                <text:p>-0.0929096363035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5">
                <text:p>3.05</text:p>
              </table:table-cell>
              <table:table-cell office:value-type="float" office:value="0.00840564862836695">
                <text:p>0.00840564862836695</text:p>
              </table:table-cell>
              <table:table-cell office:value-type="float" office:value="3.05">
                <text:p>3.05</text:p>
              </table:table-cell>
              <table:table-cell office:value-type="float" office:value="0.00841649786967698">
                <text:p>0.00841649786967698</text:p>
              </table:table-cell>
              <table:table-cell office:value-type="float" office:value="3.05">
                <text:p>3.05</text:p>
              </table:table-cell>
              <table:table-cell office:value-type="float" office:value="-0.108492413100347">
                <text:p>-0.1084924131003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">
                <text:p>3.1</text:p>
              </table:table-cell>
              <table:table-cell office:value-type="float" office:value="0.00863183091502326">
                <text:p>0.00863183091502326</text:p>
              </table:table-cell>
              <table:table-cell office:value-type="float" office:value="3.1">
                <text:p>3.1</text:p>
              </table:table-cell>
              <table:table-cell office:value-type="float" office:value="0.00864430338356742">
                <text:p>0.00864430338356742</text:p>
              </table:table-cell>
              <table:table-cell office:value-type="float" office:value="3.1">
                <text:p>3.1</text:p>
              </table:table-cell>
              <table:table-cell office:value-type="float" office:value="-0.12472468544163">
                <text:p>-0.124724685441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5">
                <text:p>3.15</text:p>
              </table:table-cell>
              <table:table-cell office:value-type="float" office:value="0.0088624606163123">
                <text:p>0.0088624606163123</text:p>
              </table:table-cell>
              <table:table-cell office:value-type="float" office:value="3.15">
                <text:p>3.15</text:p>
              </table:table-cell>
              <table:table-cell office:value-type="float" office:value="0.00887661660404675">
                <text:p>0.00887661660404675</text:p>
              </table:table-cell>
              <table:table-cell office:value-type="float" office:value="3.15">
                <text:p>3.15</text:p>
              </table:table-cell>
              <table:table-cell office:value-type="float" office:value="-0.141559877344499">
                <text:p>-0.1415598773444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">
                <text:p>3.2</text:p>
              </table:table-cell>
              <table:table-cell office:value-type="float" office:value="0.00909688735281467">
                <text:p>0.00909688735281467</text:p>
              </table:table-cell>
              <table:table-cell office:value-type="float" office:value="3.2">
                <text:p>3.2</text:p>
              </table:table-cell>
              <table:table-cell office:value-type="float" office:value="0.00911278249409728">
                <text:p>0.00911278249409728</text:p>
              </table:table-cell>
              <table:table-cell office:value-type="float" office:value="3.2">
                <text:p>3.2</text:p>
              </table:table-cell>
              <table:table-cell office:value-type="float" office:value="-0.15895141282609">
                <text:p>-0.158951412826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5">
                <text:p>3.25</text:p>
              </table:table-cell>
              <table:table-cell office:value-type="float" office:value="0.00933446074511099">
                <text:p>0.00933446074511099</text:p>
              </table:table-cell>
              <table:table-cell office:value-type="float" office:value="3.25">
                <text:p>3.25</text:p>
              </table:table-cell>
              <table:table-cell office:value-type="float" office:value="0.00935214601670134">
                <text:p>0.00935214601670134</text:p>
              </table:table-cell>
              <table:table-cell office:value-type="float" office:value="3.25">
                <text:p>3.25</text:p>
              </table:table-cell>
              <table:table-cell office:value-type="float" office:value="-0.17685271590356">
                <text:p>-0.176852715903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">
                <text:p>3.3</text:p>
              </table:table-cell>
              <table:table-cell office:value-type="float" office:value="0.00957453041378186">
                <text:p>0.00957453041378186</text:p>
              </table:table-cell>
              <table:table-cell office:value-type="float" office:value="3.3">
                <text:p>3.3</text:p>
              </table:table-cell>
              <table:table-cell office:value-type="float" office:value="0.00959405213484126">
                <text:p>0.00959405213484126</text:p>
              </table:table-cell>
              <table:table-cell office:value-type="float" office:value="3.3">
                <text:p>3.3</text:p>
              </table:table-cell>
              <table:table-cell office:value-type="float" office:value="-0.195217210594047">
                <text:p>-0.1952172105940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5">
                <text:p>3.35</text:p>
              </table:table-cell>
              <table:table-cell office:value-type="float" office:value="0.00981644597940788">
                <text:p>0.00981644597940788</text:p>
              </table:table-cell>
              <table:table-cell office:value-type="float" office:value="3.35">
                <text:p>3.35</text:p>
              </table:table-cell>
              <table:table-cell office:value-type="float" office:value="0.00983784581149935">
                <text:p>0.00983784581149935</text:p>
              </table:table-cell>
              <table:table-cell office:value-type="float" office:value="3.35">
                <text:p>3.35</text:p>
              </table:table-cell>
              <table:table-cell office:value-type="float" office:value="-0.21399832091467">
                <text:p>-0.213998320914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">
                <text:p>3.4</text:p>
              </table:table-cell>
              <table:table-cell office:value-type="float" office:value="0.0100595570625697">
                <text:p>0.0100595570625697</text:p>
              </table:table-cell>
              <table:table-cell office:value-type="float" office:value="3.4">
                <text:p>3.4</text:p>
              </table:table-cell>
              <table:table-cell office:value-type="float" office:value="0.0100828720096579">
                <text:p>0.0100828720096579</text:p>
              </table:table-cell>
              <table:table-cell office:value-type="float" office:value="3.4">
                <text:p>3.4</text:p>
              </table:table-cell>
              <table:table-cell office:value-type="float" office:value="-0.233149470882568">
                <text:p>-0.2331494708825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5">
                <text:p>3.45</text:p>
              </table:table-cell>
              <table:table-cell office:value-type="float" office:value="0.0103032132838478">
                <text:p>0.0103032132838478</text:p>
              </table:table-cell>
              <table:table-cell office:value-type="float" office:value="3.45">
                <text:p>3.45</text:p>
              </table:table-cell>
              <table:table-cell office:value-type="float" office:value="0.0103284756922993">
                <text:p>0.0103284756922993</text:p>
              </table:table-cell>
              <table:table-cell office:value-type="float" office:value="3.45">
                <text:p>3.45</text:p>
              </table:table-cell>
              <table:table-cell office:value-type="float" office:value="-0.252624084514912">
                <text:p>-0.2526240845149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">
                <text:p>3.5</text:p>
              </table:table-cell>
              <table:table-cell office:value-type="float" office:value="0.010546764263823">
                <text:p>0.010546764263823</text:p>
              </table:table-cell>
              <table:table-cell office:value-type="float" office:value="3.5">
                <text:p>3.5</text:p>
              </table:table-cell>
              <table:table-cell office:value-type="float" office:value="0.0105740018224059">
                <text:p>0.0105740018224059</text:p>
              </table:table-cell>
              <table:table-cell office:value-type="float" office:value="3.5">
                <text:p>3.5</text:p>
              </table:table-cell>
              <table:table-cell office:value-type="float" office:value="-0.272375585828825">
                <text:p>-0.2723755858288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5">
                <text:p>3.55</text:p>
              </table:table-cell>
              <table:table-cell office:value-type="float" office:value="0.0107895596230757">
                <text:p>0.0107895596230757</text:p>
              </table:table-cell>
              <table:table-cell office:value-type="float" office:value="3.55">
                <text:p>3.55</text:p>
              </table:table-cell>
              <table:table-cell office:value-type="float" office:value="0.0108187953629599">
                <text:p>0.0108187953629599</text:p>
              </table:table-cell>
              <table:table-cell office:value-type="float" office:value="3.55">
                <text:p>3.55</text:p>
              </table:table-cell>
              <table:table-cell office:value-type="float" office:value="-0.292357398841408">
                <text:p>-0.2923573988414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">
                <text:p>3.6</text:p>
              </table:table-cell>
              <table:table-cell office:value-type="float" office:value="0.0110309489821867">
                <text:p>0.0110309489821867</text:p>
              </table:table-cell>
              <table:table-cell office:value-type="float" office:value="3.6">
                <text:p>3.6</text:p>
              </table:table-cell>
              <table:table-cell office:value-type="float" office:value="0.0110622012769437">
                <text:p>0.0110622012769437</text:p>
              </table:table-cell>
              <table:table-cell office:value-type="float" office:value="3.6">
                <text:p>3.6</text:p>
              </table:table-cell>
              <table:table-cell office:value-type="float" office:value="-0.312522947569904">
                <text:p>-0.3125229475699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0.0112702819617364">
                <text:p>0.0112702819617364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0.0113035645273396">
                <text:p>0.0113035645273396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-0.332825656031328">
                <text:p>-0.3328256560313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115069081823056">
                <text:p>0.0115069081823056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115422300771299">
                <text:p>0.0115422300771299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-0.353218948242872">
                <text:p>-0.3532189482428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4999999999999">
                <text:p>3.74999999999999</text:p>
              </table:table-cell>
              <table:table-cell office:value-type="float" office:value="0.0117401772644748">
                <text:p>0.0117401772644748</text:p>
              </table:table-cell>
              <table:table-cell office:value-type="float" office:value="3.74999999999999">
                <text:p>3.74999999999999</text:p>
              </table:table-cell>
              <table:table-cell office:value-type="float" office:value="0.0117775428892969">
                <text:p>0.0117775428892969</text:p>
              </table:table-cell>
              <table:table-cell office:value-type="float" office:value="3.74999999999999">
                <text:p>3.74999999999999</text:p>
              </table:table-cell>
              <table:table-cell office:value-type="float" office:value="-0.373656248221672">
                <text:p>-0.3736562482216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119696131677869">
                <text:p>0.0119696131677869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120090233336884">
                <text:p>0.0120090233336884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-0.394101659015617">
                <text:p>-0.3941016590156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4999999999999">
                <text:p>3.84999999999999</text:p>
              </table:table-cell>
              <table:table-cell office:value-type="float" office:value="0.0121954372076341">
                <text:p>0.0121954372076341</text:p>
              </table:table-cell>
              <table:table-cell office:value-type="float" office:value="3.84999999999999">
                <text:p>3.84999999999999</text:p>
              </table:table-cell>
              <table:table-cell office:value-type="float" office:value="0.0122368934076137">
                <text:p>0.0122368934076137</text:p>
              </table:table-cell>
              <table:table-cell office:value-type="float" office:value="3.84999999999999">
                <text:p>3.84999999999999</text:p>
              </table:table-cell>
              <table:table-cell office:value-type="float" office:value="-0.414561999795386">
                <text:p>-0.4145619997953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12418045038371">
                <text:p>0.012418045038371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124615505152472">
                <text:p>0.0124615505152472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-0.435054768762461">
                <text:p>-0.4350547687624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4999999999999">
                <text:p>3.94999999999999</text:p>
              </table:table-cell>
              <table:table-cell office:value-type="float" office:value="0.012637832314352">
                <text:p>0.012637832314352</text:p>
              </table:table-cell>
              <table:table-cell office:value-type="float" office:value="3.94999999999999">
                <text:p>3.94999999999999</text:p>
              </table:table-cell>
              <table:table-cell office:value-type="float" office:value="0.0126833920607638">
                <text:p>0.0126833920607638</text:p>
              </table:table-cell>
              <table:table-cell office:value-type="float" office:value="3.94999999999999">
                <text:p>3.94999999999999</text:p>
              </table:table-cell>
              <table:table-cell office:value-type="float" office:value="-0.455597464118253">
                <text:p>-0.4555974641182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128551946899316">
                <text:p>0.0128551946899316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12902815448338">
                <text:p>0.012902815448338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-0.476207584064192">
                <text:p>-0.4762075840641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4999999999999">
                <text:p>4.04999999999999</text:p>
              </table:table-cell>
              <table:table-cell office:value-type="float" office:value="0.0130705278194643">
                <text:p>0.0130705278194643</text:p>
              </table:table-cell>
              <table:table-cell office:value-type="float" office:value="4.04999999999999">
                <text:p>4.04999999999999</text:p>
              </table:table-cell>
              <table:table-cell office:value-type="float" office:value="0.0131202180821445">
                <text:p>0.0131202180821445</text:p>
              </table:table-cell>
              <table:table-cell office:value-type="float" office:value="4.04999999999999">
                <text:p>4.04999999999999</text:p>
              </table:table-cell>
              <table:table-cell office:value-type="float" office:value="-0.496902626801726">
                <text:p>-0.4969026268017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132842273573047">
                <text:p>0.0132842273573047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133359973663579">
                <text:p>0.0133359973663579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-0.517700090532369">
                <text:p>-0.5177000905323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4999999999999">
                <text:p>4.14999999999999</text:p>
              </table:table-cell>
              <table:table-cell office:value-type="float" office:value="0.0134966889578072">
                <text:p>0.0134966889578072</text:p>
              </table:table-cell>
              <table:table-cell office:value-type="float" office:value="4.14999999999999">
                <text:p>4.14999999999999</text:p>
              </table:table-cell>
              <table:table-cell office:value-type="float" office:value="0.0135505507051529">
                <text:p>0.0135505507051529</text:p>
              </table:table-cell>
              <table:table-cell office:value-type="float" office:value="4.14999999999999">
                <text:p>4.14999999999999</text:p>
              </table:table-cell>
              <table:table-cell office:value-type="float" office:value="-0.538617473457466">
                <text:p>-0.5386174734574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137083082753263">
                <text:p>0.0137083082753263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137642755027041">
                <text:p>0.0137642755027041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-0.559672273778514">
                <text:p>-0.5596722737785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24999999999999">
                <text:p>4.24999999999999</text:p>
              </table:table-cell>
              <table:table-cell office:value-type="float" office:value="0.0139194809642165">
                <text:p>0.0139194809642165</text:p>
              </table:table-cell>
              <table:table-cell office:value-type="float" office:value="4.24999999999999">
                <text:p>4.24999999999999</text:p>
              </table:table-cell>
              <table:table-cell office:value-type="float" office:value="0.0139775691631862">
                <text:p>0.0139775691631862</text:p>
              </table:table-cell>
              <table:table-cell office:value-type="float" office:value="4.24999999999999">
                <text:p>4.24999999999999</text:p>
              </table:table-cell>
              <table:table-cell office:value-type="float" office:value="-0.580881989696927">
                <text:p>-0.5808819896969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141306026788323">
                <text:p>0.0141306026788323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141908290907737">
                <text:p>0.0141908290907737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-0.60226411941415">
                <text:p>-0.602264119414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4999999999999">
                <text:p>4.34999999999999</text:p>
              </table:table-cell>
              <table:table-cell office:value-type="float" office:value="0.0143420690735283">
                <text:p>0.0143420690735283</text:p>
              </table:table-cell>
              <table:table-cell office:value-type="float" office:value="4.34999999999999">
                <text:p>4.34999999999999</text:p>
              </table:table-cell>
              <table:table-cell office:value-type="float" office:value="0.0144044526896414">
                <text:p>0.0144044526896414</text:p>
              </table:table-cell>
              <table:table-cell office:value-type="float" office:value="4.34999999999999">
                <text:p>4.34999999999999</text:p>
              </table:table-cell>
              <table:table-cell office:value-type="float" office:value="-0.623836161131649">
                <text:p>-0.6238361611316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39999999999999">
                <text:p>4.39999999999999</text:p>
              </table:table-cell>
              <table:table-cell office:value-type="float" office:value="0.0145542758026588">
                <text:p>0.0145542758026588</text:p>
              </table:table-cell>
              <table:table-cell office:value-type="float" office:value="4.39999999999999">
                <text:p>4.39999999999999</text:p>
              </table:table-cell>
              <table:table-cell office:value-type="float" office:value="0.0146188373639639">
                <text:p>0.0146188373639639</text:p>
              </table:table-cell>
              <table:table-cell office:value-type="float" office:value="4.39999999999999">
                <text:p>4.39999999999999</text:p>
              </table:table-cell>
              <table:table-cell office:value-type="float" office:value="-0.645615613050869">
                <text:p>-0.6456156130508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4999999999999">
                <text:p>4.44999999999999</text:p>
              </table:table-cell>
              <table:table-cell office:value-type="float" office:value="0.0147676185205785">
                <text:p>0.0147676185205785</text:p>
              </table:table-cell>
              <table:table-cell office:value-type="float" office:value="4.44999999999999">
                <text:p>4.44999999999999</text:p>
              </table:table-cell>
              <table:table-cell office:value-type="float" office:value="0.0148343805179158">
                <text:p>0.0148343805179158</text:p>
              </table:table-cell>
              <table:table-cell office:value-type="float" office:value="4.44999999999999">
                <text:p>4.44999999999999</text:p>
              </table:table-cell>
              <table:table-cell office:value-type="float" office:value="-0.667619973373224">
                <text:p>-0.6676199733732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149824928816418">
                <text:p>0.0149824928816418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150514795556718">
                <text:p>0.0150514795556718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-0.689866740300159">
                <text:p>-0.6898667403001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4999999999999">
                <text:p>4.54999999999999</text:p>
              </table:table-cell>
              <table:table-cell office:value-type="float" office:value="0.0151992945402032">
                <text:p>0.0151992945402032</text:p>
              </table:table-cell>
              <table:table-cell office:value-type="float" office:value="4.54999999999999">
                <text:p>4.54999999999999</text:p>
              </table:table-cell>
              <table:table-cell office:value-type="float" office:value="0.0152705318814065">
                <text:p>0.0152705318814065</text:p>
              </table:table-cell>
              <table:table-cell office:value-type="float" office:value="4.54999999999999">
                <text:p>4.54999999999999</text:p>
              </table:table-cell>
              <table:table-cell office:value-type="float" office:value="-0.712373412033104">
                <text:p>-0.7123734120331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154184191506172">
                <text:p>0.0154184191506172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154919348992946">
                <text:p>0.0154919348992946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-0.735157486773542">
                <text:p>-0.7351574867735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4999999999999">
                <text:p>4.64999999999999</text:p>
              </table:table-cell>
              <table:table-cell office:value-type="float" office:value="0.0156402623672383">
                <text:p>0.0156402623672383</text:p>
              </table:table-cell>
              <table:table-cell office:value-type="float" office:value="4.64999999999999">
                <text:p>4.64999999999999</text:p>
              </table:table-cell>
              <table:table-cell office:value-type="float" office:value="0.0157160860135106">
                <text:p>0.0157160860135106</text:p>
              </table:table-cell>
              <table:table-cell office:value-type="float" office:value="4.64999999999999">
                <text:p>4.64999999999999</text:p>
              </table:table-cell>
              <table:table-cell office:value-type="float" office:value="-0.758236462722918">
                <text:p>-0.7582364627229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0.0158652198444211">
                <text:p>0.0158652198444211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0.0159433826282293">
                <text:p>0.0159433826282293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-0.78162783808261">
                <text:p>-0.781627838082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4999999999999">
                <text:p>4.74999999999999</text:p>
              </table:table-cell>
              <table:table-cell office:value-type="float" office:value="0.0160936872365199">
                <text:p>0.0160936872365199</text:p>
              </table:table-cell>
              <table:table-cell office:value-type="float" office:value="4.74999999999999">
                <text:p>4.74999999999999</text:p>
              </table:table-cell>
              <table:table-cell office:value-type="float" office:value="0.0161742221476253">
                <text:p>0.0161742221476253</text:p>
              </table:table-cell>
              <table:table-cell office:value-type="float" office:value="4.74999999999999">
                <text:p>4.74999999999999</text:p>
              </table:table-cell>
              <table:table-cell office:value-type="float" office:value="-0.80534911105417">
                <text:p>-0.805349111054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79999999999999">
                <text:p>4.79999999999999</text:p>
              </table:table-cell>
              <table:table-cell office:value-type="float" office:value="0.0163258793106394">
                <text:p>0.0163258793106394</text:p>
              </table:table-cell>
              <table:table-cell office:value-type="float" office:value="4.79999999999999">
                <text:p>4.79999999999999</text:p>
              </table:table-cell>
              <table:table-cell office:value-type="float" office:value="0.0164088194777483">
                <text:p>0.0164088194777483</text:p>
              </table:table-cell>
              <table:table-cell office:value-type="float" office:value="4.79999999999999">
                <text:p>4.79999999999999</text:p>
              </table:table-cell>
              <table:table-cell office:value-type="float" office:value="-0.829401671088338">
                <text:p>-0.8294016710883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4999999999999">
                <text:p>4.84999999999999</text:p>
              </table:table-cell>
              <table:table-cell office:value-type="float" office:value="0.0165612872848846">
                <text:p>0.0165612872848846</text:p>
              </table:table-cell>
              <table:table-cell office:value-type="float" office:value="4.84999999999999">
                <text:p>4.84999999999999</text:p>
              </table:table-cell>
              <table:table-cell office:value-type="float" office:value="0.0166466595321479">
                <text:p>0.0166466595321479</text:p>
              </table:table-cell>
              <table:table-cell office:value-type="float" office:value="4.84999999999999">
                <text:p>4.84999999999999</text:p>
              </table:table-cell>
              <table:table-cell office:value-type="float" office:value="-0.853722472633663">
                <text:p>-0.8537224726336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9999999999999">
                <text:p>4.89999999999999</text:p>
              </table:table-cell>
              <table:table-cell office:value-type="float" office:value="0.0167992214901104">
                <text:p>0.0167992214901104</text:p>
              </table:table-cell>
              <table:table-cell office:value-type="float" office:value="4.89999999999999">
                <text:p>4.89999999999999</text:p>
              </table:table-cell>
              <table:table-cell office:value-type="float" office:value="0.0168870447262492">
                <text:p>0.0168870447262492</text:p>
              </table:table-cell>
              <table:table-cell office:value-type="float" office:value="4.89999999999999">
                <text:p>4.89999999999999</text:p>
              </table:table-cell>
              <table:table-cell office:value-type="float" office:value="-0.878232361388107">
                <text:p>-0.8782323613881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4999999999999">
                <text:p>4.94999999999999</text:p>
              </table:table-cell>
              <table:table-cell office:value-type="float" office:value="0.0170389922571718">
                <text:p>0.0170389922571718</text:p>
              </table:table-cell>
              <table:table-cell office:value-type="float" office:value="4.94999999999999">
                <text:p>4.94999999999999</text:p>
              </table:table-cell>
              <table:table-cell office:value-type="float" office:value="0.0171292774754768">
                <text:p>0.0171292774754768</text:p>
              </table:table-cell>
              <table:table-cell office:value-type="float" office:value="4.94999999999999">
                <text:p>4.94999999999999</text:p>
              </table:table-cell>
              <table:table-cell office:value-type="float" office:value="-0.902852183049668">
                <text:p>-0.9028521830496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17279909916924">
                <text:p>0.017279909916924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173726601952556">
                <text:p>0.0173726601952556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-0.927502783316172">
                <text:p>-0.9275027833161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04999999999999">
                <text:p>5.04999999999999</text:p>
              </table:table-cell>
              <table:table-cell office:value-type="float" office:value="0.0175212848002218">
                <text:p>0.0175212848002218</text:p>
              </table:table-cell>
              <table:table-cell office:value-type="float" office:value="5.04999999999999">
                <text:p>5.04999999999999</text:p>
              </table:table-cell>
              <table:table-cell office:value-type="float" office:value="0.0176164953010104">
                <text:p>0.0176164953010104</text:p>
              </table:table-cell>
              <table:table-cell office:value-type="float" office:value="5.04999999999999">
                <text:p>5.04999999999999</text:p>
              </table:table-cell>
              <table:table-cell office:value-type="float" office:value="-0.952105007885652">
                <text:p>-0.9521050078856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09999999999999">
                <text:p>5.09999999999999</text:p>
              </table:table-cell>
              <table:table-cell office:value-type="float" office:value="0.0177624272379204">
                <text:p>0.0177624272379204</text:p>
              </table:table-cell>
              <table:table-cell office:value-type="float" office:value="5.09999999999999">
                <text:p>5.09999999999999</text:p>
              </table:table-cell>
              <table:table-cell office:value-type="float" office:value="0.017860085208166">
                <text:p>0.017860085208166</text:p>
              </table:table-cell>
              <table:table-cell office:value-type="float" office:value="5.09999999999999">
                <text:p>5.09999999999999</text:p>
              </table:table-cell>
              <table:table-cell office:value-type="float" office:value="-0.976579702456001">
                <text:p>-0.9765797024560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14999999999999">
                <text:p>5.14999999999999</text:p>
              </table:table-cell>
              <table:table-cell office:value-type="float" office:value="0.0180026475608747">
                <text:p>0.0180026475608747</text:p>
              </table:table-cell>
              <table:table-cell office:value-type="float" office:value="5.14999999999999">
                <text:p>5.14999999999999</text:p>
              </table:table-cell>
              <table:table-cell office:value-type="float" office:value="0.0181027323321473">
                <text:p>0.0181027323321473</text:p>
              </table:table-cell>
              <table:table-cell office:value-type="float" office:value="5.14999999999999">
                <text:p>5.14999999999999</text:p>
              </table:table-cell>
              <table:table-cell office:value-type="float" office:value="-1.00084771272522">
                <text:p>-1.000847712725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19999999999999">
                <text:p>5.19999999999999</text:p>
              </table:table-cell>
              <table:table-cell office:value-type="float" office:value="0.0182412560999398">
                <text:p>0.0182412560999398</text:p>
              </table:table-cell>
              <table:table-cell office:value-type="float" office:value="5.19999999999999">
                <text:p>5.19999999999999</text:p>
              </table:table-cell>
              <table:table-cell office:value-type="float" office:value="0.0183437390883789">
                <text:p>0.0183437390883789</text:p>
              </table:table-cell>
              <table:table-cell office:value-type="float" office:value="5.19999999999999">
                <text:p>5.19999999999999</text:p>
              </table:table-cell>
              <table:table-cell office:value-type="float" office:value="-1.02482988439116">
                <text:p>-1.024829884391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24999999999999">
                <text:p>5.24999999999999</text:p>
              </table:table-cell>
              <table:table-cell office:value-type="float" office:value="0.0184775631859707">
                <text:p>0.0184775631859707</text:p>
              </table:table-cell>
              <table:table-cell office:value-type="float" office:value="5.24999999999999">
                <text:p>5.24999999999999</text:p>
              </table:table-cell>
              <table:table-cell office:value-type="float" office:value="0.0185824078922859">
                <text:p>0.0185824078922859</text:p>
              </table:table-cell>
              <table:table-cell office:value-type="float" office:value="5.24999999999999">
                <text:p>5.24999999999999</text:p>
              </table:table-cell>
              <table:table-cell office:value-type="float" office:value="-1.04844706315183">
                <text:p>-1.0484470631518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29999999999999">
                <text:p>5.29999999999999</text:p>
              </table:table-cell>
              <table:table-cell office:value-type="float" office:value="0.0187108791498224">
                <text:p>0.0187108791498224</text:p>
              </table:table-cell>
              <table:table-cell office:value-type="float" office:value="5.29999999999999">
                <text:p>5.29999999999999</text:p>
              </table:table-cell>
              <table:table-cell office:value-type="float" office:value="0.0188180411592929">
                <text:p>0.0188180411592929</text:p>
              </table:table-cell>
              <table:table-cell office:value-type="float" office:value="5.29999999999999">
                <text:p>5.29999999999999</text:p>
              </table:table-cell>
              <table:table-cell office:value-type="float" office:value="-1.07162009470519">
                <text:p>-1.071620094705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34999999999999">
                <text:p>5.34999999999999</text:p>
              </table:table-cell>
              <table:table-cell office:value-type="float" office:value="0.0189405143223499">
                <text:p>0.0189405143223499</text:p>
              </table:table-cell>
              <table:table-cell office:value-type="float" office:value="5.34999999999999">
                <text:p>5.34999999999999</text:p>
              </table:table-cell>
              <table:table-cell office:value-type="float" office:value="0.0190499413048248">
                <text:p>0.0190499413048248</text:p>
              </table:table-cell>
              <table:table-cell office:value-type="float" office:value="5.34999999999999">
                <text:p>5.34999999999999</text:p>
              </table:table-cell>
              <table:table-cell office:value-type="float" office:value="-1.09426982474917">
                <text:p>-1.094269824749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39999999999999">
                <text:p>5.39999999999999</text:p>
              </table:table-cell>
              <table:table-cell office:value-type="float" office:value="0.0191657790344082">
                <text:p>0.0191657790344082</text:p>
              </table:table-cell>
              <table:table-cell office:value-type="float" office:value="5.39999999999999">
                <text:p>5.39999999999999</text:p>
              </table:table-cell>
              <table:table-cell office:value-type="float" office:value="0.0192774107443064">
                <text:p>0.0192774107443064</text:p>
              </table:table-cell>
              <table:table-cell office:value-type="float" office:value="5.39999999999999">
                <text:p>5.39999999999999</text:p>
              </table:table-cell>
              <table:table-cell office:value-type="float" office:value="-1.11631709898155">
                <text:p>-1.116317098981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44999999999999">
                <text:p>5.44999999999999</text:p>
              </table:table-cell>
              <table:table-cell office:value-type="float" office:value="0.0193859836168524">
                <text:p>0.0193859836168524</text:p>
              </table:table-cell>
              <table:table-cell office:value-type="float" office:value="5.44999999999999">
                <text:p>5.44999999999999</text:p>
              </table:table-cell>
              <table:table-cell office:value-type="float" office:value="0.0194997518931625">
                <text:p>0.0194997518931625</text:p>
              </table:table-cell>
              <table:table-cell office:value-type="float" office:value="5.44999999999999">
                <text:p>5.44999999999999</text:p>
              </table:table-cell>
              <table:table-cell office:value-type="float" office:value="-1.13768276310051">
                <text:p>-1.137682763100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49999999999999">
                <text:p>5.49999999999999</text:p>
              </table:table-cell>
              <table:table-cell office:value-type="float" office:value="0.0196004384005375">
                <text:p>0.0196004384005375</text:p>
              </table:table-cell>
              <table:table-cell office:value-type="float" office:value="5.49999999999999">
                <text:p>5.49999999999999</text:p>
              </table:table-cell>
              <table:table-cell office:value-type="float" office:value="0.0197162671668179">
                <text:p>0.0197162671668179</text:p>
              </table:table-cell>
              <table:table-cell office:value-type="float" office:value="5.49999999999999">
                <text:p>5.49999999999999</text:p>
              </table:table-cell>
              <table:table-cell office:value-type="float" office:value="-1.15828766280385">
                <text:p>-1.158287662803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54999999999999">
                <text:p>5.54999999999999</text:p>
              </table:table-cell>
              <table:table-cell office:value-type="float" office:value="0.0198084537163185">
                <text:p>0.0198084537163185</text:p>
              </table:table-cell>
              <table:table-cell office:value-type="float" office:value="5.54999999999999">
                <text:p>5.54999999999999</text:p>
              </table:table-cell>
              <table:table-cell office:value-type="float" office:value="0.0199262589806974">
                <text:p>0.0199262589806974</text:p>
              </table:table-cell>
              <table:table-cell office:value-type="float" office:value="5.54999999999999">
                <text:p>5.54999999999999</text:p>
              </table:table-cell>
              <table:table-cell office:value-type="float" office:value="-1.17805264378958">
                <text:p>-1.178052643789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59999999999999">
                <text:p>5.59999999999999</text:p>
              </table:table-cell>
              <table:table-cell office:value-type="float" office:value="0.0200093398950504">
                <text:p>0.0200093398950504</text:p>
              </table:table-cell>
              <table:table-cell office:value-type="float" office:value="5.59999999999999">
                <text:p>5.59999999999999</text:p>
              </table:table-cell>
              <table:table-cell office:value-type="float" office:value="0.0201290297502259">
                <text:p>0.0201290297502259</text:p>
              </table:table-cell>
              <table:table-cell office:value-type="float" office:value="5.59999999999999">
                <text:p>5.59999999999999</text:p>
              </table:table-cell>
              <table:table-cell office:value-type="float" office:value="-1.19689855175555">
                <text:p>-1.196898551755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64999999999999">
                <text:p>5.64999999999999</text:p>
              </table:table-cell>
              <table:table-cell office:value-type="float" office:value="0.0202024072675882">
                <text:p>0.0202024072675882</text:p>
              </table:table-cell>
              <table:table-cell office:value-type="float" office:value="5.64999999999999">
                <text:p>5.64999999999999</text:p>
              </table:table-cell>
              <table:table-cell office:value-type="float" office:value="0.0203238818908282">
                <text:p>0.0203238818908282</text:p>
              </table:table-cell>
              <table:table-cell office:value-type="float" office:value="5.64999999999999">
                <text:p>5.64999999999999</text:p>
              </table:table-cell>
              <table:table-cell office:value-type="float" office:value="-1.21474623239977">
                <text:p>-1.214746232399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69999999999999">
                <text:p>5.69999999999999</text:p>
              </table:table-cell>
              <table:table-cell office:value-type="float" office:value="0.020386966164787">
                <text:p>0.020386966164787</text:p>
              </table:table-cell>
              <table:table-cell office:value-type="float" office:value="5.69999999999999">
                <text:p>5.69999999999999</text:p>
              </table:table-cell>
              <table:table-cell office:value-type="float" office:value="0.020510117817929">
                <text:p>0.020510117817929</text:p>
              </table:table-cell>
              <table:table-cell office:value-type="float" office:value="5.69999999999999">
                <text:p>5.69999999999999</text:p>
              </table:table-cell>
              <table:table-cell office:value-type="float" office:value="-1.23151653142022">
                <text:p>-1.231516531420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74999999999999">
                <text:p>5.74999999999999</text:p>
              </table:table-cell>
              <table:table-cell office:value-type="float" office:value="0.0205623269175018">
                <text:p>0.0205623269175018</text:p>
              </table:table-cell>
              <table:table-cell office:value-type="float" office:value="5.74999999999999">
                <text:p>5.74999999999999</text:p>
              </table:table-cell>
              <table:table-cell office:value-type="float" office:value="0.0206870399469533">
                <text:p>0.0206870399469533</text:p>
              </table:table-cell>
              <table:table-cell office:value-type="float" office:value="5.74999999999999">
                <text:p>5.74999999999999</text:p>
              </table:table-cell>
              <table:table-cell office:value-type="float" office:value="-1.24713029451474">
                <text:p>-1.247130294514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79999999999999">
                <text:p>5.79999999999999</text:p>
              </table:table-cell>
              <table:table-cell office:value-type="float" office:value="0.0207280113541094">
                <text:p>0.0207280113541094</text:p>
              </table:table-cell>
              <table:table-cell office:value-type="float" office:value="5.79999999999999">
                <text:p>5.79999999999999</text:p>
              </table:table-cell>
              <table:table-cell office:value-type="float" office:value="0.020854165024103">
                <text:p>0.020854165024103</text:p>
              </table:table-cell>
              <table:table-cell office:value-type="float" office:value="5.79999999999999">
                <text:p>5.79999999999999</text:p>
              </table:table-cell>
              <table:table-cell office:value-type="float" office:value="-1.26153669993578">
                <text:p>-1.261536699935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84999999999999">
                <text:p>5.84999999999999</text:p>
              </table:table-cell>
              <table:table-cell office:value-type="float" office:value="0.020884387293074">
                <text:p>0.020884387293074</text:p>
              </table:table-cell>
              <table:table-cell office:value-type="float" office:value="5.84999999999999">
                <text:p>5.84999999999999</text:p>
              </table:table-cell>
              <table:table-cell office:value-type="float" office:value="0.0210118671186893">
                <text:p>0.0210118671186893</text:p>
              </table:table-cell>
              <table:table-cell office:value-type="float" office:value="5.84999999999999">
                <text:p>5.84999999999999</text:p>
              </table:table-cell>
              <table:table-cell office:value-type="float" office:value="-1.27479825615322">
                <text:p>-1.274798256153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89999999999999">
                <text:p>5.89999999999999</text:p>
              </table:table-cell>
              <table:table-cell office:value-type="float" office:value="0.0210320340503816">
                <text:p>0.0210320340503816</text:p>
              </table:table-cell>
              <table:table-cell office:value-type="float" office:value="5.89999999999999">
                <text:p>5.89999999999999</text:p>
              </table:table-cell>
              <table:table-cell office:value-type="float" office:value="0.0211607346308008">
                <text:p>0.0211607346308008</text:p>
              </table:table-cell>
              <table:table-cell office:value-type="float" office:value="5.89999999999999">
                <text:p>5.89999999999999</text:p>
              </table:table-cell>
              <table:table-cell office:value-type="float" office:value="-1.28700580419153">
                <text:p>-1.287005804191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4999999999999">
                <text:p>5.94999999999999</text:p>
              </table:table-cell>
              <table:table-cell office:value-type="float" office:value="0.0211715309420182">
                <text:p>0.0211715309420182</text:p>
              </table:table-cell>
              <table:table-cell office:value-type="float" office:value="5.94999999999999">
                <text:p>5.94999999999999</text:p>
              </table:table-cell>
              <table:table-cell office:value-type="float" office:value="0.0213013559605258">
                <text:p>0.0213013559605258</text:p>
              </table:table-cell>
              <table:table-cell office:value-type="float" office:value="5.94999999999999">
                <text:p>5.94999999999999</text:p>
              </table:table-cell>
              <table:table-cell office:value-type="float" office:value="-1.29825018507508">
                <text:p>-1.298250185075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0.0213034572839699">
                <text:p>0.0213034572839699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0.0214343195079527">
                <text:p>0.0214343195079527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-1.30862223982821">
                <text:p>-1.308622239828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04999999999999">
                <text:p>6.04999999999999</text:p>
              </table:table-cell>
              <table:table-cell office:value-type="float" office:value="0.0214283923922225">
                <text:p>0.0214283923922225</text:p>
              </table:table-cell>
              <table:table-cell office:value-type="float" office:value="6.04999999999999">
                <text:p>6.04999999999999</text:p>
              </table:table-cell>
              <table:table-cell office:value-type="float" office:value="0.02156021367317">
                <text:p>0.02156021367317</text:p>
              </table:table-cell>
              <table:table-cell office:value-type="float" office:value="6.04999999999999">
                <text:p>6.04999999999999</text:p>
              </table:table-cell>
              <table:table-cell office:value-type="float" office:value="-1.31821280947537">
                <text:p>-1.318212809475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0.0215469155827622">
                <text:p>0.0215469155827622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0.0216796268562662">
                <text:p>0.0216796268562662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-1.32711273504088">
                <text:p>-1.327112735040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14999999999999">
                <text:p>6.14999999999999</text:p>
              </table:table-cell>
              <table:table-cell office:value-type="float" office:value="0.0216596061715748">
                <text:p>0.0216596061715748</text:p>
              </table:table-cell>
              <table:table-cell office:value-type="float" office:value="6.14999999999999">
                <text:p>6.14999999999999</text:p>
              </table:table-cell>
              <table:table-cell office:value-type="float" office:value="0.0217931474573297">
                <text:p>0.0217931474573297</text:p>
              </table:table-cell>
              <table:table-cell office:value-type="float" office:value="6.14999999999999">
                <text:p>6.14999999999999</text:p>
              </table:table-cell>
              <table:table-cell office:value-type="float" office:value="-1.33541285754924">
                <text:p>-1.335412857549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0.0217670434746465">
                <text:p>0.0217670434746465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0.021901363876449">
                <text:p>0.021901363876449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-1.3432040180247">
                <text:p>-1.34320401802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24999999999999">
                <text:p>6.24999999999999</text:p>
              </table:table-cell>
              <table:table-cell office:value-type="float" office:value="0.0218698068079632">
                <text:p>0.0218698068079632</text:p>
              </table:table-cell>
              <table:table-cell office:value-type="float" office:value="6.24999999999999">
                <text:p>6.24999999999999</text:p>
              </table:table-cell>
              <table:table-cell office:value-type="float" office:value="0.0220048645137124">
                <text:p>0.0220048645137124</text:p>
              </table:table-cell>
              <table:table-cell office:value-type="float" office:value="6.24999999999999">
                <text:p>6.24999999999999</text:p>
              </table:table-cell>
              <table:table-cell office:value-type="float" office:value="-1.35057705749172">
                <text:p>-1.350577057491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0.0219684754875109">
                <text:p>0.0219684754875109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0.0221042377692084">
                <text:p>0.0221042377692084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-1.35762281697475">
                <text:p>-1.357622816974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34999999999999">
                <text:p>6.34999999999999</text:p>
              </table:table-cell>
              <table:table-cell office:value-type="float" office:value="0.0220636288292756">
                <text:p>0.0220636288292756</text:p>
              </table:table-cell>
              <table:table-cell office:value-type="float" office:value="6.34999999999999">
                <text:p>6.34999999999999</text:p>
              </table:table-cell>
              <table:table-cell office:value-type="float" office:value="0.0222000720430254">
                <text:p>0.0222000720430254</text:p>
              </table:table-cell>
              <table:table-cell office:value-type="float" office:value="6.34999999999999">
                <text:p>6.34999999999999</text:p>
              </table:table-cell>
              <table:table-cell office:value-type="float" office:value="-1.3644321374981">
                <text:p>-1.36443213749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0.0221558461492434">
                <text:p>0.0221558461492434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0.022292955735252">
                <text:p>0.022292955735252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-1.3710958600862">
                <text:p>-1.37109586008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44999999999999">
                <text:p>6.44999999999999</text:p>
              </table:table-cell>
              <table:table-cell office:value-type="float" office:value="0.0222457067634002">
                <text:p>0.0222457067634002</text:p>
              </table:table-cell>
              <table:table-cell office:value-type="float" office:value="6.44999999999999">
                <text:p>6.44999999999999</text:p>
              </table:table-cell>
              <table:table-cell office:value-type="float" office:value="0.0223834772459765">
                <text:p>0.0223834772459765</text:p>
              </table:table-cell>
              <table:table-cell office:value-type="float" office:value="6.44999999999999">
                <text:p>6.44999999999999</text:p>
              </table:table-cell>
              <table:table-cell office:value-type="float" office:value="-1.37770482576328">
                <text:p>-1.377704825763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0.022333789987732">
                <text:p>0.022333789987732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0.0224722249752874">
                <text:p>0.0224722249752874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-1.38434987555388">
                <text:p>-1.384349875553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54999999999999">
                <text:p>6.54999999999999</text:p>
              </table:table-cell>
              <table:table-cell office:value-type="float" office:value="0.0224206751382248">
                <text:p>0.0224206751382248</text:p>
              </table:table-cell>
              <table:table-cell office:value-type="float" office:value="6.54999999999999">
                <text:p>6.54999999999999</text:p>
              </table:table-cell>
              <table:table-cell office:value-type="float" office:value="0.0225597873232731">
                <text:p>0.0225597873232731</text:p>
              </table:table-cell>
              <table:table-cell office:value-type="float" office:value="6.54999999999999">
                <text:p>6.54999999999999</text:p>
              </table:table-cell>
              <table:table-cell office:value-type="float" office:value="-1.39112185048248">
                <text:p>-1.391121850482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59999999999998">
                <text:p>6.59999999999998</text:p>
              </table:table-cell>
              <table:table-cell office:value-type="float" office:value="0.0225069415308647">
                <text:p>0.0225069415308647</text:p>
              </table:table-cell>
              <table:table-cell office:value-type="float" office:value="6.59999999999998">
                <text:p>6.59999999999998</text:p>
              </table:table-cell>
              <table:table-cell office:value-type="float" office:value="0.022646752690022">
                <text:p>0.022646752690022</text:p>
              </table:table-cell>
              <table:table-cell office:value-type="float" office:value="6.59999999999998">
                <text:p>6.59999999999998</text:p>
              </table:table-cell>
              <table:table-cell office:value-type="float" office:value="-1.3981115915733">
                <text:p>-1.39811159157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4999999999998">
                <text:p>6.64999999999998</text:p>
              </table:table-cell>
              <table:table-cell office:value-type="float" office:value="0.0225931684816376">
                <text:p>0.0225931684816376</text:p>
              </table:table-cell>
              <table:table-cell office:value-type="float" office:value="6.64999999999998">
                <text:p>6.64999999999998</text:p>
              </table:table-cell>
              <table:table-cell office:value-type="float" office:value="0.0227337094756226">
                <text:p>0.0227337094756226</text:p>
              </table:table-cell>
              <table:table-cell office:value-type="float" office:value="6.64999999999998">
                <text:p>6.64999999999998</text:p>
              </table:table-cell>
              <table:table-cell office:value-type="float" office:value="-1.40540993985076">
                <text:p>-1.405409939850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69999999999998">
                <text:p>6.69999999999998</text:p>
              </table:table-cell>
              <table:table-cell office:value-type="float" office:value="0.0226799353065295">
                <text:p>0.0226799353065295</text:p>
              </table:table-cell>
              <table:table-cell office:value-type="float" office:value="6.69999999999998">
                <text:p>6.69999999999998</text:p>
              </table:table-cell>
              <table:table-cell office:value-type="float" office:value="0.0228212460801634">
                <text:p>0.0228212460801634</text:p>
              </table:table-cell>
              <table:table-cell office:value-type="float" office:value="6.69999999999998">
                <text:p>6.69999999999998</text:p>
              </table:table-cell>
              <table:table-cell office:value-type="float" office:value="-1.41310773633933">
                <text:p>-1.413107736339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74999999999998">
                <text:p>6.74999999999998</text:p>
              </table:table-cell>
              <table:table-cell office:value-type="float" office:value="0.0227678213215265">
                <text:p>0.0227678213215265</text:p>
              </table:table-cell>
              <table:table-cell office:value-type="float" office:value="6.74999999999998">
                <text:p>6.74999999999998</text:p>
              </table:table-cell>
              <table:table-cell office:value-type="float" office:value="0.0229099509037328">
                <text:p>0.0229099509037328</text:p>
              </table:table-cell>
              <table:table-cell office:value-type="float" office:value="6.74999999999998">
                <text:p>6.74999999999998</text:p>
              </table:table-cell>
              <table:table-cell office:value-type="float" office:value="-1.42129582206333">
                <text:p>-1.42129582206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79999999999998">
                <text:p>6.79999999999998</text:p>
              </table:table-cell>
              <table:table-cell office:value-type="float" office:value="0.0228572862862194">
                <text:p>0.0228572862862194</text:p>
              </table:table-cell>
              <table:table-cell office:value-type="float" office:value="6.79999999999998">
                <text:p>6.79999999999998</text:p>
              </table:table-cell>
              <table:table-cell office:value-type="float" office:value="0.0230002907167366">
                <text:p>0.0230002907167366</text:p>
              </table:table-cell>
              <table:table-cell office:value-type="float" office:value="6.79999999999998">
                <text:p>6.79999999999998</text:p>
              </table:table-cell>
              <table:table-cell office:value-type="float" office:value="-1.43004430517169">
                <text:p>-1.430044305171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84999999999998">
                <text:p>6.84999999999998</text:p>
              </table:table-cell>
              <table:table-cell office:value-type="float" office:value="0.0229483117346193">
                <text:p>0.0229483117346193</text:p>
              </table:table-cell>
              <table:table-cell office:value-type="float" office:value="6.84999999999998">
                <text:p>6.84999999999998</text:p>
              </table:table-cell>
              <table:table-cell office:value-type="float" office:value="0.0230922457708505">
                <text:p>0.0230922457708505</text:p>
              </table:table-cell>
              <table:table-cell office:value-type="float" office:value="6.84999999999998">
                <text:p>6.84999999999998</text:p>
              </table:table-cell>
              <table:table-cell office:value-type="float" office:value="-1.4393403623119">
                <text:p>-1.43934036231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89999999999998">
                <text:p>6.89999999999998</text:p>
              </table:table-cell>
              <table:table-cell office:value-type="float" office:value="0.0230407596443419">
                <text:p>0.0230407596443419</text:p>
              </table:table-cell>
              <table:table-cell office:value-type="float" office:value="6.89999999999998">
                <text:p>6.89999999999998</text:p>
              </table:table-cell>
              <table:table-cell office:value-type="float" office:value="0.0231856746880675">
                <text:p>0.0231856746880675</text:p>
              </table:table-cell>
              <table:table-cell office:value-type="float" office:value="6.89999999999998">
                <text:p>6.89999999999998</text:p>
              </table:table-cell>
              <table:table-cell office:value-type="float" office:value="-1.44915043725602">
                <text:p>-1.449150437256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94999999999998">
                <text:p>6.94999999999998</text:p>
              </table:table-cell>
              <table:table-cell office:value-type="float" office:value="0.023134491993003">
                <text:p>0.023134491993003</text:p>
              </table:table-cell>
              <table:table-cell office:value-type="float" office:value="6.94999999999998">
                <text:p>6.94999999999998</text:p>
              </table:table-cell>
              <table:table-cell office:value-type="float" office:value="0.0232804360903806">
                <text:p>0.0232804360903806</text:p>
              </table:table-cell>
              <table:table-cell office:value-type="float" office:value="6.94999999999998">
                <text:p>6.94999999999998</text:p>
              </table:table-cell>
              <table:table-cell office:value-type="float" office:value="-1.45944097377605">
                <text:p>-1.459440973776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99999999999998">
                <text:p>6.99999999999998</text:p>
              </table:table-cell>
              <table:table-cell office:value-type="float" office:value="0.0232293707582185">
                <text:p>0.0232293707582185</text:p>
              </table:table-cell>
              <table:table-cell office:value-type="float" office:value="6.99999999999998">
                <text:p>6.99999999999998</text:p>
              </table:table-cell>
              <table:table-cell office:value-type="float" office:value="0.0233763885997829">
                <text:p>0.0233763885997829</text:p>
              </table:table-cell>
              <table:table-cell office:value-type="float" office:value="6.99999999999998">
                <text:p>6.99999999999998</text:p>
              </table:table-cell>
              <table:table-cell office:value-type="float" office:value="-1.47017841564397">
                <text:p>-1.470178415643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04999999999998">
                <text:p>7.04999999999998</text:p>
              </table:table-cell>
              <table:table-cell office:value-type="float" office:value="0.0233252579176043">
                <text:p>0.0233252579176043</text:p>
              </table:table-cell>
              <table:table-cell office:value-type="float" office:value="7.04999999999998">
                <text:p>7.04999999999998</text:p>
              </table:table-cell>
              <table:table-cell office:value-type="float" office:value="0.0234733908382675">
                <text:p>0.0234733908382675</text:p>
              </table:table-cell>
              <table:table-cell office:value-type="float" office:value="7.04999999999998">
                <text:p>7.04999999999998</text:p>
              </table:table-cell>
              <table:table-cell office:value-type="float" office:value="-1.48132920663187">
                <text:p>-1.4813292066318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09999999999998">
                <text:p>7.09999999999998</text:p>
              </table:table-cell>
              <table:table-cell office:value-type="float" office:value="0.0234220154487761">
                <text:p>0.0234220154487761</text:p>
              </table:table-cell>
              <table:table-cell office:value-type="float" office:value="7.09999999999998">
                <text:p>7.09999999999998</text:p>
              </table:table-cell>
              <table:table-cell office:value-type="float" office:value="0.0235713014278273">
                <text:p>0.0235713014278273</text:p>
              </table:table-cell>
              <table:table-cell office:value-type="float" office:value="7.09999999999998">
                <text:p>7.09999999999998</text:p>
              </table:table-cell>
              <table:table-cell office:value-type="float" office:value="-1.49285979051169">
                <text:p>-1.492859790511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14999999999998">
                <text:p>7.14999999999998</text:p>
              </table:table-cell>
              <table:table-cell office:value-type="float" office:value="0.0235195053293499">
                <text:p>0.0235195053293499</text:p>
              </table:table-cell>
              <table:table-cell office:value-type="float" office:value="7.14999999999998">
                <text:p>7.14999999999998</text:p>
              </table:table-cell>
              <table:table-cell office:value-type="float" office:value="0.0236699789904554">
                <text:p>0.0236699789904554</text:p>
              </table:table-cell>
              <table:table-cell office:value-type="float" office:value="7.14999999999998">
                <text:p>7.14999999999998</text:p>
              </table:table-cell>
              <table:table-cell office:value-type="float" office:value="-1.50473661105547">
                <text:p>-1.504736611055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19999999999998">
                <text:p>7.19999999999998</text:p>
              </table:table-cell>
              <table:table-cell office:value-type="float" office:value="0.0236175895369414">
                <text:p>0.0236175895369414</text:p>
              </table:table-cell>
              <table:table-cell office:value-type="float" office:value="7.19999999999998">
                <text:p>7.19999999999998</text:p>
              </table:table-cell>
              <table:table-cell office:value-type="float" office:value="0.0237692821481449">
                <text:p>0.0237692821481449</text:p>
              </table:table-cell>
              <table:table-cell office:value-type="float" office:value="7.19999999999998">
                <text:p>7.19999999999998</text:p>
              </table:table-cell>
              <table:table-cell office:value-type="float" office:value="-1.51692611203524">
                <text:p>-1.516926112035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24999999999998">
                <text:p>7.24999999999998</text:p>
              </table:table-cell>
              <table:table-cell office:value-type="float" office:value="0.0237161300491665">
                <text:p>0.0237161300491665</text:p>
              </table:table-cell>
              <table:table-cell office:value-type="float" office:value="7.24999999999998">
                <text:p>7.24999999999998</text:p>
              </table:table-cell>
              <table:table-cell office:value-type="float" office:value="0.0238690695228888">
                <text:p>0.0238690695228888</text:p>
              </table:table-cell>
              <table:table-cell office:value-type="float" office:value="7.24999999999998">
                <text:p>7.24999999999998</text:p>
              </table:table-cell>
              <table:table-cell office:value-type="float" office:value="-1.52939473722302">
                <text:p>-1.529394737223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29999999999998">
                <text:p>7.29999999999998</text:p>
              </table:table-cell>
              <table:table-cell office:value-type="float" office:value="0.023814988843641">
                <text:p>0.023814988843641</text:p>
              </table:table-cell>
              <table:table-cell office:value-type="float" office:value="7.29999999999998">
                <text:p>7.29999999999998</text:p>
              </table:table-cell>
              <table:table-cell office:value-type="float" office:value="0.0239691997366801">
                <text:p>0.0239691997366801</text:p>
              </table:table-cell>
              <table:table-cell office:value-type="float" office:value="7.29999999999998">
                <text:p>7.29999999999998</text:p>
              </table:table-cell>
              <table:table-cell office:value-type="float" office:value="-1.54210893039096">
                <text:p>-1.542108930390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34999999999998">
                <text:p>7.34999999999998</text:p>
              </table:table-cell>
              <table:table-cell office:value-type="float" office:value="0.0239140278979808">
                <text:p>0.0239140278979808</text:p>
              </table:table-cell>
              <table:table-cell office:value-type="float" office:value="7.34999999999998">
                <text:p>7.34999999999998</text:p>
              </table:table-cell>
              <table:table-cell office:value-type="float" office:value="0.0240695314115118">
                <text:p>0.0240695314115118</text:p>
              </table:table-cell>
              <table:table-cell office:value-type="float" office:value="7.34999999999998">
                <text:p>7.34999999999998</text:p>
              </table:table-cell>
              <table:table-cell office:value-type="float" office:value="-1.55503513531087">
                <text:p>-1.555035135310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39999999999998">
                <text:p>7.39999999999998</text:p>
              </table:table-cell>
              <table:table-cell office:value-type="float" office:value="0.0240131091898016">
                <text:p>0.0240131091898016</text:p>
              </table:table-cell>
              <table:table-cell office:value-type="float" office:value="7.39999999999998">
                <text:p>7.39999999999998</text:p>
              </table:table-cell>
              <table:table-cell office:value-type="float" office:value="0.0241699231693771">
                <text:p>0.0241699231693771</text:p>
              </table:table-cell>
              <table:table-cell office:value-type="float" office:value="7.39999999999998">
                <text:p>7.39999999999998</text:p>
              </table:table-cell>
              <table:table-cell office:value-type="float" office:value="-1.56813979575485">
                <text:p>-1.568139795754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44999999999998">
                <text:p>7.44999999999998</text:p>
              </table:table-cell>
              <table:table-cell office:value-type="float" office:value="0.0241120946967195">
                <text:p>0.0241120946967195</text:p>
              </table:table-cell>
              <table:table-cell office:value-type="float" office:value="7.44999999999998">
                <text:p>7.44999999999998</text:p>
              </table:table-cell>
              <table:table-cell office:value-type="float" office:value="0.024270233632269">
                <text:p>0.024270233632269</text:p>
              </table:table-cell>
              <table:table-cell office:value-type="float" office:value="7.44999999999998">
                <text:p>7.44999999999998</text:p>
              </table:table-cell>
              <table:table-cell office:value-type="float" office:value="-1.58138935549501">
                <text:p>-1.581389355495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49999999999998">
                <text:p>7.49999999999998</text:p>
              </table:table-cell>
              <table:table-cell office:value-type="float" office:value="0.0242108463963501">
                <text:p>0.0242108463963501</text:p>
              </table:table-cell>
              <table:table-cell office:value-type="float" office:value="7.49999999999998">
                <text:p>7.49999999999998</text:p>
              </table:table-cell>
              <table:table-cell office:value-type="float" office:value="0.0243703214221804">
                <text:p>0.0243703214221804</text:p>
              </table:table-cell>
              <table:table-cell office:value-type="float" office:value="7.49999999999998">
                <text:p>7.49999999999998</text:p>
              </table:table-cell>
              <table:table-cell office:value-type="float" office:value="-1.5947502583032">
                <text:p>-1.59475025830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54999999999998">
                <text:p>7.54999999999998</text:p>
              </table:table-cell>
              <table:table-cell office:value-type="float" office:value="0.0243092262663094">
                <text:p>0.0243092262663094</text:p>
              </table:table-cell>
              <table:table-cell office:value-type="float" office:value="7.54999999999998">
                <text:p>7.54999999999998</text:p>
              </table:table-cell>
              <table:table-cell office:value-type="float" office:value="0.0244700451611045">
                <text:p>0.0244700451611045</text:p>
              </table:table-cell>
              <table:table-cell office:value-type="float" office:value="7.54999999999998">
                <text:p>7.54999999999998</text:p>
              </table:table-cell>
              <table:table-cell office:value-type="float" office:value="-1.60818894795158">
                <text:p>-1.608188947951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59999999999998">
                <text:p>7.59999999999998</text:p>
              </table:table-cell>
              <table:table-cell office:value-type="float" office:value="0.0244070962842131">
                <text:p>0.0244070962842131</text:p>
              </table:table-cell>
              <table:table-cell office:value-type="float" office:value="7.59999999999998">
                <text:p>7.59999999999998</text:p>
              </table:table-cell>
              <table:table-cell office:value-type="float" office:value="0.0245692634710343">
                <text:p>0.0245692634710343</text:p>
              </table:table-cell>
              <table:table-cell office:value-type="float" office:value="7.59999999999998">
                <text:p>7.59999999999998</text:p>
              </table:table-cell>
              <table:table-cell office:value-type="float" office:value="-1.62167186821213">
                <text:p>-1.621671868212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64999999999998">
                <text:p>7.64999999999998</text:p>
              </table:table-cell>
              <table:table-cell office:value-type="float" office:value="0.0245043184276771">
                <text:p>0.0245043184276771</text:p>
              </table:table-cell>
              <table:table-cell office:value-type="float" office:value="7.64999999999998">
                <text:p>7.64999999999998</text:p>
              </table:table-cell>
              <table:table-cell office:value-type="float" office:value="0.0246678349739628">
                <text:p>0.0246678349739628</text:p>
              </table:table-cell>
              <table:table-cell office:value-type="float" office:value="7.64999999999998">
                <text:p>7.64999999999998</text:p>
              </table:table-cell>
              <table:table-cell office:value-type="float" office:value="-1.63516546285686">
                <text:p>-1.635165462856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69999999999998">
                <text:p>7.69999999999998</text:p>
              </table:table-cell>
              <table:table-cell office:value-type="float" office:value="0.0246007546743173">
                <text:p>0.0246007546743173</text:p>
              </table:table-cell>
              <table:table-cell office:value-type="float" office:value="7.69999999999998">
                <text:p>7.69999999999998</text:p>
              </table:table-cell>
              <table:table-cell office:value-type="float" office:value="0.0247656182918831">
                <text:p>0.0247656182918831</text:p>
              </table:table-cell>
              <table:table-cell office:value-type="float" office:value="7.69999999999998">
                <text:p>7.69999999999998</text:p>
              </table:table-cell>
              <table:table-cell office:value-type="float" office:value="-1.64863617565784">
                <text:p>-1.648636175657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74999999999998">
                <text:p>7.74999999999998</text:p>
              </table:table-cell>
              <table:table-cell office:value-type="float" office:value="0.0246962670017494">
                <text:p>0.0246962670017494</text:p>
              </table:table-cell>
              <table:table-cell office:value-type="float" office:value="7.74999999999998">
                <text:p>7.74999999999998</text:p>
              </table:table-cell>
              <table:table-cell office:value-type="float" office:value="0.0248624720467881">
                <text:p>0.0248624720467881</text:p>
              </table:table-cell>
              <table:table-cell office:value-type="float" office:value="7.74999999999998">
                <text:p>7.74999999999998</text:p>
              </table:table-cell>
              <table:table-cell office:value-type="float" office:value="-1.66205045038705">
                <text:p>-1.662050450387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79999999999998">
                <text:p>7.79999999999998</text:p>
              </table:table-cell>
              <table:table-cell office:value-type="float" office:value="0.0247907475394507">
                <text:p>0.0247907475394507</text:p>
              </table:table-cell>
              <table:table-cell office:value-type="float" office:value="7.79999999999998">
                <text:p>7.79999999999998</text:p>
              </table:table-cell>
              <table:table-cell office:value-type="float" office:value="0.0249582849587202">
                <text:p>0.0249582849587202</text:p>
              </table:table-cell>
              <table:table-cell office:value-type="float" office:value="7.79999999999998">
                <text:p>7.79999999999998</text:p>
              </table:table-cell>
              <table:table-cell office:value-type="float" office:value="-1.67537419269458">
                <text:p>-1.675374192694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84999999999998">
                <text:p>7.84999999999998</text:p>
              </table:table-cell>
              <table:table-cell office:value-type="float" office:value="0.0248842090243439">
                <text:p>0.0248842090243439</text:p>
              </table:table-cell>
              <table:table-cell office:value-type="float" office:value="7.84999999999998">
                <text:p>7.84999999999998</text:p>
              </table:table-cell>
              <table:table-cell office:value-type="float" office:value="0.0250530661399182">
                <text:p>0.0250530661399182</text:p>
              </table:table-cell>
              <table:table-cell office:value-type="float" office:value="7.84999999999998">
                <text:p>7.84999999999998</text:p>
              </table:table-cell>
              <table:table-cell office:value-type="float" office:value="-1.68857115574333">
                <text:p>-1.688571155743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89999999999998">
                <text:p>7.89999999999998</text:p>
              </table:table-cell>
              <table:table-cell office:value-type="float" office:value="0.0249766943452127">
                <text:p>0.0249766943452127</text:p>
              </table:table-cell>
              <table:table-cell office:value-type="float" office:value="7.89999999999998">
                <text:p>7.89999999999998</text:p>
              </table:table-cell>
              <table:table-cell office:value-type="float" office:value="0.0251468548006701">
                <text:p>0.0251468548006701</text:p>
              </table:table-cell>
              <table:table-cell office:value-type="float" office:value="7.89999999999998">
                <text:p>7.89999999999998</text:p>
              </table:table-cell>
              <table:table-cell office:value-type="float" office:value="-1.70160455457397">
                <text:p>-1.7016045545739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94999999999998">
                <text:p>7.94999999999998</text:p>
              </table:table-cell>
              <table:table-cell office:value-type="float" office:value="0.0250682463908414">
                <text:p>0.0250682463908414</text:p>
              </table:table-cell>
              <table:table-cell office:value-type="float" office:value="7.94999999999998">
                <text:p>7.94999999999998</text:p>
              </table:table-cell>
              <table:table-cell office:value-type="float" office:value="0.0252396901512641">
                <text:p>0.0252396901512641</text:p>
              </table:table-cell>
              <table:table-cell office:value-type="float" office:value="7.94999999999998">
                <text:p>7.94999999999998</text:p>
              </table:table-cell>
              <table:table-cell office:value-type="float" office:value="-1.71443760422742">
                <text:p>-1.714437604227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99999999999998">
                <text:p>7.99999999999998</text:p>
              </table:table-cell>
              <table:table-cell office:value-type="float" office:value="0.0251589080500137">
                <text:p>0.0251589080500137</text:p>
              </table:table-cell>
              <table:table-cell office:value-type="float" office:value="7.99999999999998">
                <text:p>7.99999999999998</text:p>
              </table:table-cell>
              <table:table-cell office:value-type="float" office:value="0.0253316114019882">
                <text:p>0.0253316114019882</text:p>
              </table:table-cell>
              <table:table-cell office:value-type="float" office:value="7.99999999999998">
                <text:p>7.99999999999998</text:p>
              </table:table-cell>
              <table:table-cell office:value-type="float" office:value="-1.72703351974446">
                <text:p>-1.727033519744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04999999999998">
                <text:p>8.04999999999998</text:p>
              </table:table-cell>
              <table:table-cell office:value-type="float" office:value="0.0252487222115138">
                <text:p>0.0252487222115138</text:p>
              </table:table-cell>
              <table:table-cell office:value-type="float" office:value="8.04999999999998">
                <text:p>8.04999999999998</text:p>
              </table:table-cell>
              <table:table-cell office:value-type="float" office:value="0.0254226577631304">
                <text:p>0.0254226577631304</text:p>
              </table:table-cell>
              <table:table-cell office:value-type="float" office:value="8.04999999999998">
                <text:p>8.04999999999998</text:p>
              </table:table-cell>
              <table:table-cell office:value-type="float" office:value="-1.7393555161661">
                <text:p>-1.73935551616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09999999999998">
                <text:p>8.09999999999998</text:p>
              </table:table-cell>
              <table:table-cell office:value-type="float" office:value="0.0253377317641255">
                <text:p>0.0253377317641255</text:p>
              </table:table-cell>
              <table:table-cell office:value-type="float" office:value="8.09999999999998">
                <text:p>8.09999999999998</text:p>
              </table:table-cell>
              <table:table-cell office:value-type="float" office:value="0.0255128684449788">
                <text:p>0.0255128684449788</text:p>
              </table:table-cell>
              <table:table-cell office:value-type="float" office:value="8.09999999999998">
                <text:p>8.09999999999998</text:p>
              </table:table-cell>
              <table:table-cell office:value-type="float" office:value="-1.751366808533">
                <text:p>-1.7513668085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14999999999998">
                <text:p>8.14999999999998</text:p>
              </table:table-cell>
              <table:table-cell office:value-type="float" office:value="0.0254259795966328">
                <text:p>0.0254259795966328</text:p>
              </table:table-cell>
              <table:table-cell office:value-type="float" office:value="8.14999999999998">
                <text:p>8.14999999999998</text:p>
              </table:table-cell>
              <table:table-cell office:value-type="float" office:value="0.0256022826578214">
                <text:p>0.0256022826578214</text:p>
              </table:table-cell>
              <table:table-cell office:value-type="float" office:value="8.14999999999998">
                <text:p>8.14999999999998</text:p>
              </table:table-cell>
              <table:table-cell office:value-type="float" office:value="-1.76303061188616">
                <text:p>-1.763030611886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19999999999998">
                <text:p>8.19999999999998</text:p>
              </table:table-cell>
              <table:table-cell office:value-type="float" office:value="0.0255135085978197">
                <text:p>0.0255135085978197</text:p>
              </table:table-cell>
              <table:table-cell office:value-type="float" office:value="8.19999999999998">
                <text:p>8.19999999999998</text:p>
              </table:table-cell>
              <table:table-cell office:value-type="float" office:value="0.0256909396119464">
                <text:p>0.0256909396119464</text:p>
              </table:table-cell>
              <table:table-cell office:value-type="float" office:value="8.19999999999998">
                <text:p>8.19999999999998</text:p>
              </table:table-cell>
              <table:table-cell office:value-type="float" office:value="-1.77431014126629">
                <text:p>-1.774310141266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24999999999998">
                <text:p>8.24999999999998</text:p>
              </table:table-cell>
              <table:table-cell office:value-type="float" office:value="0.0256003616564703">
                <text:p>0.0256003616564703</text:p>
              </table:table-cell>
              <table:table-cell office:value-type="float" office:value="8.24999999999998">
                <text:p>8.24999999999998</text:p>
              </table:table-cell>
              <table:table-cell office:value-type="float" office:value="0.0257788785176417">
                <text:p>0.0257788785176417</text:p>
              </table:table-cell>
              <table:table-cell office:value-type="float" office:value="8.24999999999998">
                <text:p>8.24999999999998</text:p>
              </table:table-cell>
              <table:table-cell office:value-type="float" office:value="-1.78516861171433">
                <text:p>-1.785168611714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29999999999998">
                <text:p>8.29999999999998</text:p>
              </table:table-cell>
              <table:table-cell office:value-type="float" office:value="0.0256865816613684">
                <text:p>0.0256865816613684</text:p>
              </table:table-cell>
              <table:table-cell office:value-type="float" office:value="8.29999999999998">
                <text:p>8.29999999999998</text:p>
              </table:table-cell>
              <table:table-cell office:value-type="float" office:value="0.0258661385851955">
                <text:p>0.0258661385851955</text:p>
              </table:table-cell>
              <table:table-cell office:value-type="float" office:value="8.29999999999998">
                <text:p>8.29999999999998</text:p>
              </table:table-cell>
              <table:table-cell office:value-type="float" office:value="-1.79556923827109">
                <text:p>-1.795569238271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34999999999998">
                <text:p>8.34999999999998</text:p>
              </table:table-cell>
              <table:table-cell office:value-type="float" office:value="0.025772211501298">
                <text:p>0.025772211501298</text:p>
              </table:table-cell>
              <table:table-cell office:value-type="float" office:value="8.34999999999998">
                <text:p>8.34999999999998</text:p>
              </table:table-cell>
              <table:table-cell office:value-type="float" office:value="0.0259527590248958">
                <text:p>0.0259527590248958</text:p>
              </table:table-cell>
              <table:table-cell office:value-type="float" office:value="8.34999999999998">
                <text:p>8.34999999999998</text:p>
              </table:table-cell>
              <table:table-cell office:value-type="float" office:value="-1.80547523597741">
                <text:p>-1.805475235977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39999999999998">
                <text:p>8.39999999999998</text:p>
              </table:table-cell>
              <table:table-cell office:value-type="float" office:value="0.0258572940650431">
                <text:p>0.0258572940650431</text:p>
              </table:table-cell>
              <table:table-cell office:value-type="float" office:value="8.39999999999998">
                <text:p>8.39999999999998</text:p>
              </table:table-cell>
              <table:table-cell office:value-type="float" office:value="0.0260387790470306">
                <text:p>0.0260387790470306</text:p>
              </table:table-cell>
              <table:table-cell office:value-type="float" office:value="8.39999999999998">
                <text:p>8.39999999999998</text:p>
              </table:table-cell>
              <table:table-cell office:value-type="float" office:value="-1.81484981987425">
                <text:p>-1.814849819874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44999999999999">
                <text:p>8.44999999999999</text:p>
              </table:table-cell>
              <table:table-cell office:value-type="float" office:value="0.0259418722413878">
                <text:p>0.0259418722413878</text:p>
              </table:table-cell>
              <table:table-cell office:value-type="float" office:value="8.44999999999999">
                <text:p>8.44999999999999</text:p>
              </table:table-cell>
              <table:table-cell office:value-type="float" office:value="0.026124237861888">
                <text:p>0.026124237861888</text:p>
              </table:table-cell>
              <table:table-cell office:value-type="float" office:value="8.44999999999999">
                <text:p>8.44999999999999</text:p>
              </table:table-cell>
              <table:table-cell office:value-type="float" office:value="-1.82365620500228">
                <text:p>-1.823656205002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49999999999999">
                <text:p>8.49999999999999</text:p>
              </table:table-cell>
              <table:table-cell office:value-type="float" office:value="0.0260259889191158">
                <text:p>0.0260259889191158</text:p>
              </table:table-cell>
              <table:table-cell office:value-type="float" office:value="8.49999999999999">
                <text:p>8.49999999999999</text:p>
              </table:table-cell>
              <table:table-cell office:value-type="float" office:value="0.0262091746797561">
                <text:p>0.0262091746797561</text:p>
              </table:table-cell>
              <table:table-cell office:value-type="float" office:value="8.49999999999999">
                <text:p>8.49999999999999</text:p>
              </table:table-cell>
              <table:table-cell office:value-type="float" office:value="-1.83185760640248">
                <text:p>-1.831857606402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54999999999999">
                <text:p>8.54999999999999</text:p>
              </table:table-cell>
              <table:table-cell office:value-type="float" office:value="0.0261096869870113">
                <text:p>0.0261096869870113</text:p>
              </table:table-cell>
              <table:table-cell office:value-type="float" office:value="8.54999999999999">
                <text:p>8.54999999999999</text:p>
              </table:table-cell>
              <table:table-cell office:value-type="float" office:value="0.0262936287109229">
                <text:p>0.0262936287109229</text:p>
              </table:table-cell>
              <table:table-cell office:value-type="float" office:value="8.54999999999999">
                <text:p>8.54999999999999</text:p>
              </table:table-cell>
              <table:table-cell office:value-type="float" office:value="-1.83941723911559">
                <text:p>-1.839417239115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0.0261930093338583">
                <text:p>0.0261930093338583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0.0263776391656765">
                <text:p>0.0263776391656765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-1.84629831818252">
                <text:p>-1.846298318182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64999999999999">
                <text:p>8.64999999999999</text:p>
              </table:table-cell>
              <table:table-cell office:value-type="float" office:value="0.0262759988484405">
                <text:p>0.0262759988484405</text:p>
              </table:table-cell>
              <table:table-cell office:value-type="float" office:value="8.64999999999999">
                <text:p>8.64999999999999</text:p>
              </table:table-cell>
              <table:table-cell office:value-type="float" office:value="0.026461245254305">
                <text:p>0.026461245254305</text:p>
              </table:table-cell>
              <table:table-cell office:value-type="float" office:value="8.64999999999999">
                <text:p>8.64999999999999</text:p>
              </table:table-cell>
              <table:table-cell office:value-type="float" office:value="-1.85246405864419">
                <text:p>-1.852464058644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69999999999999">
                <text:p>8.69999999999999</text:p>
              </table:table-cell>
              <table:table-cell office:value-type="float" office:value="0.0263586984195422">
                <text:p>0.0263586984195422</text:p>
              </table:table-cell>
              <table:table-cell office:value-type="float" office:value="8.69999999999999">
                <text:p>8.69999999999999</text:p>
              </table:table-cell>
              <table:table-cell office:value-type="float" office:value="0.0265444861870963">
                <text:p>0.0265444861870963</text:p>
              </table:table-cell>
              <table:table-cell office:value-type="float" office:value="8.69999999999999">
                <text:p>8.69999999999999</text:p>
              </table:table-cell>
              <table:table-cell office:value-type="float" office:value="-1.85787767554135">
                <text:p>-1.8578776755413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74999999999999">
                <text:p>8.74999999999999</text:p>
              </table:table-cell>
              <table:table-cell office:value-type="float" office:value="0.0264411509359471">
                <text:p>0.0264411509359471</text:p>
              </table:table-cell>
              <table:table-cell office:value-type="float" office:value="8.74999999999999">
                <text:p>8.74999999999999</text:p>
              </table:table-cell>
              <table:table-cell office:value-type="float" office:value="0.0266274011743386">
                <text:p>0.0266274011743386</text:p>
              </table:table-cell>
              <table:table-cell office:value-type="float" office:value="8.74999999999999">
                <text:p>8.74999999999999</text:p>
              </table:table-cell>
              <table:table-cell office:value-type="float" office:value="-1.86250238391483">
                <text:p>-1.862502383914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79999999999999">
                <text:p>8.79999999999999</text:p>
              </table:table-cell>
              <table:table-cell office:value-type="float" office:value="0.0265233799029799">
                <text:p>0.0265233799029799</text:p>
              </table:table-cell>
              <table:table-cell office:value-type="float" office:value="8.79999999999999">
                <text:p>8.79999999999999</text:p>
              </table:table-cell>
              <table:table-cell office:value-type="float" office:value="0.0267100113335103">
                <text:p>0.0267100113335103</text:p>
              </table:table-cell>
              <table:table-cell office:value-type="float" office:value="8.79999999999999">
                <text:p>8.79999999999999</text:p>
              </table:table-cell>
              <table:table-cell office:value-type="float" office:value="-1.86631430530455">
                <text:p>-1.866314305304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84999999999999">
                <text:p>8.84999999999999</text:p>
              </table:table-cell>
              <table:table-cell office:value-type="float" office:value="0.0266053312921269">
                <text:p>0.0266053312921269</text:p>
              </table:table-cell>
              <table:table-cell office:value-type="float" office:value="8.84999999999999">
                <text:p>8.84999999999999</text:p>
              </table:table-cell>
              <table:table-cell office:value-type="float" office:value="0.0267922654108515">
                <text:p>0.0267922654108515</text:p>
              </table:table-cell>
              <table:table-cell office:value-type="float" office:value="8.84999999999999">
                <text:p>8.84999999999999</text:p>
              </table:table-cell>
              <table:table-cell office:value-type="float" office:value="-1.86934118724631">
                <text:p>-1.869341187246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89999999999999">
                <text:p>8.89999999999999</text:p>
              </table:table-cell>
              <table:table-cell office:value-type="float" office:value="0.0266869316914152">
                <text:p>0.0266869316914152</text:p>
              </table:table-cell>
              <table:table-cell office:value-type="float" office:value="8.89999999999999">
                <text:p>8.89999999999999</text:p>
              </table:table-cell>
              <table:table-cell office:value-type="float" office:value="0.0268740940597927">
                <text:p>0.0268740940597927</text:p>
              </table:table-cell>
              <table:table-cell office:value-type="float" office:value="8.89999999999999">
                <text:p>8.89999999999999</text:p>
              </table:table-cell>
              <table:table-cell office:value-type="float" office:value="-1.87162368377514">
                <text:p>-1.871623683775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94999999999999">
                <text:p>8.94999999999999</text:p>
              </table:table-cell>
              <table:table-cell office:value-type="float" office:value="0.0267681076888716">
                <text:p>0.0267681076888716</text:p>
              </table:table-cell>
              <table:table-cell office:value-type="float" office:value="8.94999999999999">
                <text:p>8.94999999999999</text:p>
              </table:table-cell>
              <table:table-cell office:value-type="float" office:value="0.0269554279337642">
                <text:p>0.0269554279337642</text:p>
              </table:table-cell>
              <table:table-cell office:value-type="float" office:value="8.94999999999999">
                <text:p>8.94999999999999</text:p>
              </table:table-cell>
              <table:table-cell office:value-type="float" office:value="-1.87320244892573">
                <text:p>-1.873202448925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">
                <text:p>9</text:p>
              </table:table-cell>
              <table:table-cell office:value-type="float" office:value="0.0268487858725232">
                <text:p>0.0268487858725232</text:p>
              </table:table-cell>
              <table:table-cell office:value-type="float" office:value="9">
                <text:p>9</text:p>
              </table:table-cell>
              <table:table-cell office:value-type="float" office:value="0.0270361976861965">
                <text:p>0.0270361976861965</text:p>
              </table:table-cell>
              <table:table-cell office:value-type="float" office:value="9">
                <text:p>9</text:p>
              </table:table-cell>
              <table:table-cell office:value-type="float" office:value="-1.87411813673301">
                <text:p>-1.874118136733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.04999999999999">
                <text:p>9.04999999999999</text:p>
              </table:table-cell>
              <table:table-cell office:value-type="float" office:value="0.0269288928303969">
                <text:p>0.0269288928303969</text:p>
              </table:table-cell>
              <table:table-cell office:value-type="float" office:value="9.04999999999999">
                <text:p>9.04999999999999</text:p>
              </table:table-cell>
              <table:table-cell office:value-type="float" office:value="0.0271163339705201">
                <text:p>0.0271163339705201</text:p>
              </table:table-cell>
              <table:table-cell office:value-type="float" office:value="9.04999999999999">
                <text:p>9.04999999999999</text:p>
              </table:table-cell>
              <table:table-cell office:value-type="float" office:value="-1.87441140123198">
                <text:p>-1.874411401231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.09999999999999">
                <text:p>9.09999999999999</text:p>
              </table:table-cell>
              <table:table-cell office:value-type="float" office:value="0.0270083551505197">
                <text:p>0.0270083551505197</text:p>
              </table:table-cell>
              <table:table-cell office:value-type="float" office:value="9.09999999999999">
                <text:p>9.09999999999999</text:p>
              </table:table-cell>
              <table:table-cell office:value-type="float" office:value="0.0271957674401655">
                <text:p>0.0271957674401655</text:p>
              </table:table-cell>
              <table:table-cell office:value-type="float" office:value="9.09999999999999">
                <text:p>9.09999999999999</text:p>
              </table:table-cell>
              <table:table-cell office:value-type="float" office:value="-1.87412289645732">
                <text:p>-1.874122896457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.15">
                <text:p>9.15</text:p>
              </table:table-cell>
              <table:table-cell office:value-type="float" office:value="0.0270870994209186">
                <text:p>0.0270870994209186</text:p>
              </table:table-cell>
              <table:table-cell office:value-type="float" office:value="9.15">
                <text:p>9.15</text:p>
              </table:table-cell>
              <table:table-cell office:value-type="float" office:value="0.027274428748563">
                <text:p>0.027274428748563</text:p>
              </table:table-cell>
              <table:table-cell office:value-type="float" office:value="9.15">
                <text:p>9.15</text:p>
              </table:table-cell>
              <table:table-cell office:value-type="float" office:value="-1.87329327644412">
                <text:p>-1.873293276444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.2">
                <text:p>9.2</text:p>
              </table:table-cell>
              <table:table-cell office:value-type="float" office:value="0.0271650522296204">
                <text:p>0.0271650522296204</text:p>
              </table:table-cell>
              <table:table-cell office:value-type="float" office:value="9.2">
                <text:p>9.2</text:p>
              </table:table-cell>
              <table:table-cell office:value-type="float" office:value="0.0273522485491431">
                <text:p>0.0273522485491431</text:p>
              </table:table-cell>
              <table:table-cell office:value-type="float" office:value="9.2">
                <text:p>9.2</text:p>
              </table:table-cell>
              <table:table-cell office:value-type="float" office:value="-1.87196319522711">
                <text:p>-1.871963195227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.25">
                <text:p>9.25</text:p>
              </table:table-cell>
              <table:table-cell office:value-type="float" office:value="0.0272421401646523">
                <text:p>0.0272421401646523</text:p>
              </table:table-cell>
              <table:table-cell office:value-type="float" office:value="9.25">
                <text:p>9.25</text:p>
              </table:table-cell>
              <table:table-cell office:value-type="float" office:value="0.0274291574953364">
                <text:p>0.0274291574953364</text:p>
              </table:table-cell>
              <table:table-cell office:value-type="float" office:value="9.25">
                <text:p>9.25</text:p>
              </table:table-cell>
              <table:table-cell office:value-type="float" office:value="-1.8701733068412">
                <text:p>-1.87017330684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.3">
                <text:p>9.3</text:p>
              </table:table-cell>
              <table:table-cell office:value-type="float" office:value="0.027318289814041">
                <text:p>0.027318289814041</text:p>
              </table:table-cell>
              <table:table-cell office:value-type="float" office:value="9.3">
                <text:p>9.3</text:p>
              </table:table-cell>
              <table:table-cell office:value-type="float" office:value="0.0275050862405732">
                <text:p>0.0275050862405732</text:p>
              </table:table-cell>
              <table:table-cell office:value-type="float" office:value="9.3">
                <text:p>9.3</text:p>
              </table:table-cell>
              <table:table-cell office:value-type="float" office:value="-1.86796426532125">
                <text:p>-1.867964265321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.35">
                <text:p>9.35</text:p>
              </table:table-cell>
              <table:table-cell office:value-type="float" office:value="0.0273934277658137">
                <text:p>0.0273934277658137</text:p>
              </table:table-cell>
              <table:table-cell office:value-type="float" office:value="9.35">
                <text:p>9.35</text:p>
              </table:table-cell>
              <table:table-cell office:value-type="float" office:value="0.0275799654382839">
                <text:p>0.0275799654382839</text:p>
              </table:table-cell>
              <table:table-cell office:value-type="float" office:value="9.35">
                <text:p>9.35</text:p>
              </table:table-cell>
              <table:table-cell office:value-type="float" office:value="-1.86537672470222">
                <text:p>-1.865376724702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.4">
                <text:p>9.4</text:p>
              </table:table-cell>
              <table:table-cell office:value-type="float" office:value="0.0274674806079973">
                <text:p>0.0274674806079973</text:p>
              </table:table-cell>
              <table:table-cell office:value-type="float" office:value="9.4">
                <text:p>9.4</text:p>
              </table:table-cell>
              <table:table-cell office:value-type="float" office:value="0.0276537257418992">
                <text:p>0.0276537257418992</text:p>
              </table:table-cell>
              <table:table-cell office:value-type="float" office:value="9.4">
                <text:p>9.4</text:p>
              </table:table-cell>
              <table:table-cell office:value-type="float" office:value="-1.86245133901891">
                <text:p>-1.862451339018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.45">
                <text:p>9.45</text:p>
              </table:table-cell>
              <table:table-cell office:value-type="float" office:value="0.0275403749286187">
                <text:p>0.0275403749286187</text:p>
              </table:table-cell>
              <table:table-cell office:value-type="float" office:value="9.45">
                <text:p>9.45</text:p>
              </table:table-cell>
              <table:table-cell office:value-type="float" office:value="0.0277262978048493">
                <text:p>0.0277262978048493</text:p>
              </table:table-cell>
              <table:table-cell office:value-type="float" office:value="9.45">
                <text:p>9.45</text:p>
              </table:table-cell>
              <table:table-cell office:value-type="float" office:value="-1.85922876230617">
                <text:p>-1.859228762306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.5">
                <text:p>9.5</text:p>
              </table:table-cell>
              <table:table-cell office:value-type="float" office:value="0.0276120373157049">
                <text:p>0.0276120373157049</text:p>
              </table:table-cell>
              <table:table-cell office:value-type="float" office:value="9.5">
                <text:p>9.5</text:p>
              </table:table-cell>
              <table:table-cell office:value-type="float" office:value="0.0277976122805648">
                <text:p>0.0277976122805648</text:p>
              </table:table-cell>
              <table:table-cell office:value-type="float" office:value="9.5">
                <text:p>9.5</text:p>
              </table:table-cell>
              <table:table-cell office:value-type="float" office:value="-1.85574964859894">
                <text:p>-1.855749648598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55">
                <text:p>9.55</text:p>
              </table:table-cell>
              <table:table-cell office:value-type="float" office:value="0.0276823943572828">
                <text:p>0.0276823943572828</text:p>
              </table:table-cell>
              <table:table-cell office:value-type="float" office:value="9.55">
                <text:p>9.55</text:p>
              </table:table-cell>
              <table:table-cell office:value-type="float" office:value="0.027867599822476">
                <text:p>0.027867599822476</text:p>
              </table:table-cell>
              <table:table-cell office:value-type="float" office:value="9.55">
                <text:p>9.55</text:p>
              </table:table-cell>
              <table:table-cell office:value-type="float" office:value="-1.85205465193215">
                <text:p>-1.852054651932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6">
                <text:p>9.6</text:p>
              </table:table-cell>
              <table:table-cell office:value-type="float" office:value="0.0277513726413795">
                <text:p>0.0277513726413795</text:p>
              </table:table-cell>
              <table:table-cell office:value-type="float" office:value="9.6">
                <text:p>9.6</text:p>
              </table:table-cell>
              <table:table-cell office:value-type="float" office:value="0.0279361910840135">
                <text:p>0.0279361910840135</text:p>
              </table:table-cell>
              <table:table-cell office:value-type="float" office:value="9.6">
                <text:p>9.6</text:p>
              </table:table-cell>
              <table:table-cell office:value-type="float" office:value="-1.84818442634058">
                <text:p>-1.8481844263405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65">
                <text:p>9.65</text:p>
              </table:table-cell>
              <table:table-cell office:value-type="float" office:value="0.0278188987560218">
                <text:p>0.0278188987560218</text:p>
              </table:table-cell>
              <table:table-cell office:value-type="float" office:value="9.65">
                <text:p>9.65</text:p>
              </table:table-cell>
              <table:table-cell office:value-type="float" office:value="0.0280033167186078">
                <text:p>0.0280033167186078</text:p>
              </table:table-cell>
              <table:table-cell office:value-type="float" office:value="9.65">
                <text:p>9.65</text:p>
              </table:table-cell>
              <table:table-cell office:value-type="float" office:value="-1.84417962585913">
                <text:p>-1.844179625859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7">
                <text:p>9.7</text:p>
              </table:table-cell>
              <table:table-cell office:value-type="float" office:value="0.0278848992892369">
                <text:p>0.0278848992892369</text:p>
              </table:table-cell>
              <table:table-cell office:value-type="float" office:value="9.7">
                <text:p>9.7</text:p>
              </table:table-cell>
              <table:table-cell office:value-type="float" office:value="0.0280689073796891">
                <text:p>0.0280689073796891</text:p>
              </table:table-cell>
              <table:table-cell office:value-type="float" office:value="9.7">
                <text:p>9.7</text:p>
              </table:table-cell>
              <table:table-cell office:value-type="float" office:value="-1.8400809045227">
                <text:p>-1.84008090452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75">
                <text:p>9.75</text:p>
              </table:table-cell>
              <table:table-cell office:value-type="float" office:value="0.0279493008290515">
                <text:p>0.0279493008290515</text:p>
              </table:table-cell>
              <table:table-cell office:value-type="float" office:value="9.75">
                <text:p>9.75</text:p>
              </table:table-cell>
              <table:table-cell office:value-type="float" office:value="0.0281328937206881">
                <text:p>0.0281328937206881</text:p>
              </table:table-cell>
              <table:table-cell office:value-type="float" office:value="9.75">
                <text:p>9.75</text:p>
              </table:table-cell>
              <table:table-cell office:value-type="float" office:value="-1.83592891636612">
                <text:p>-1.835928916366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8">
                <text:p>9.8</text:p>
              </table:table-cell>
              <table:table-cell office:value-type="float" office:value="0.028012044305156">
                <text:p>0.028012044305156</text:p>
              </table:table-cell>
              <table:table-cell office:value-type="float" office:value="9.8">
                <text:p>9.8</text:p>
              </table:table-cell>
              <table:table-cell office:value-type="float" office:value="0.0281952200595091">
                <text:p>0.0281952200595091</text:p>
              </table:table-cell>
              <table:table-cell office:value-type="float" office:value="9.8">
                <text:p>9.8</text:p>
              </table:table-cell>
              <table:table-cell office:value-type="float" office:value="-1.83175754353147">
                <text:p>-1.831757543531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85000000000001">
                <text:p>9.85000000000001</text:p>
              </table:table-cell>
              <table:table-cell office:value-type="float" office:value="0.0280731280138934">
                <text:p>0.0280731280138934</text:p>
              </table:table-cell>
              <table:table-cell office:value-type="float" office:value="9.85000000000001">
                <text:p>9.85000000000001</text:p>
              </table:table-cell>
              <table:table-cell office:value-type="float" office:value="0.0282558853719523">
                <text:p>0.0282558853719523</text:p>
              </table:table-cell>
              <table:table-cell office:value-type="float" office:value="9.85000000000001">
                <text:p>9.85000000000001</text:p>
              </table:table-cell>
              <table:table-cell office:value-type="float" office:value="-1.82757358058949">
                <text:p>-1.827573580589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90000000000001">
                <text:p>9.90000000000001</text:p>
              </table:table-cell>
              <table:table-cell office:value-type="float" office:value="0.0281325645932701">
                <text:p>0.0281325645932701</text:p>
              </table:table-cell>
              <table:table-cell office:value-type="float" office:value="9.90000000000001">
                <text:p>9.90000000000001</text:p>
              </table:table-cell>
              <table:table-cell office:value-type="float" office:value="0.0283149022982919">
                <text:p>0.0283149022982919</text:p>
              </table:table-cell>
              <table:table-cell office:value-type="float" office:value="9.90000000000001">
                <text:p>9.90000000000001</text:p>
              </table:table-cell>
              <table:table-cell office:value-type="float" office:value="-1.82337705021803">
                <text:p>-1.823377050218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95000000000001">
                <text:p>9.95000000000001</text:p>
              </table:table-cell>
              <table:table-cell office:value-type="float" office:value="0.0281903666812925">
                <text:p>0.0281903666812925</text:p>
              </table:table-cell>
              <table:table-cell office:value-type="float" office:value="9.95000000000001">
                <text:p>9.95000000000001</text:p>
              </table:table-cell>
              <table:table-cell office:value-type="float" office:value="0.028372283478802">
                <text:p>0.028372283478802</text:p>
              </table:table-cell>
              <table:table-cell office:value-type="float" office:value="9.95000000000001">
                <text:p>9.95000000000001</text:p>
              </table:table-cell>
              <table:table-cell office:value-type="float" office:value="-1.8191679750949">
                <text:p>-1.81916797509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">
                <text:p>10</text:p>
              </table:table-cell>
              <table:table-cell office:value-type="float" office:value="0.0282465469159669">
                <text:p>0.0282465469159669</text:p>
              </table:table-cell>
              <table:table-cell office:value-type="float" office:value="10">
                <text:p>10</text:p>
              </table:table-cell>
              <table:table-cell office:value-type="float" office:value="0.0284280415537567">
                <text:p>0.0284280415537567</text:p>
              </table:table-cell>
              <table:table-cell office:value-type="float" office:value="10">
                <text:p>10</text:p>
              </table:table-cell>
              <table:table-cell office:value-type="float" office:value="-1.81494637789797">
                <text:p>-1.814946377897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.05">
                <text:p>10.05</text:p>
              </table:table-cell>
              <table:table-cell office:value-type="float" office:value="0.0283011179352997">
                <text:p>0.0283011179352997</text:p>
              </table:table-cell>
              <table:table-cell office:value-type="float" office:value="10.05">
                <text:p>10.05</text:p>
              </table:table-cell>
              <table:table-cell office:value-type="float" office:value="0.0284821891634302">
                <text:p>0.0284821891634302</text:p>
              </table:table-cell>
              <table:table-cell office:value-type="float" office:value="10.05">
                <text:p>10.05</text:p>
              </table:table-cell>
              <table:table-cell office:value-type="float" office:value="-1.81071228130516">
                <text:p>-1.810712281305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1">
                <text:p>10.1</text:p>
              </table:table-cell>
              <table:table-cell office:value-type="float" office:value="0.0283540923772973">
                <text:p>0.0283540923772973</text:p>
              </table:table-cell>
              <table:table-cell office:value-type="float" office:value="10.1">
                <text:p>10.1</text:p>
              </table:table-cell>
              <table:table-cell office:value-type="float" office:value="0.0285347389480967">
                <text:p>0.0285347389480967</text:p>
              </table:table-cell>
              <table:table-cell office:value-type="float" office:value="10.1">
                <text:p>10.1</text:p>
              </table:table-cell>
              <table:table-cell office:value-type="float" office:value="-1.80646570799432">
                <text:p>-1.806465707994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.15">
                <text:p>10.15</text:p>
              </table:table-cell>
              <table:table-cell office:value-type="float" office:value="0.028405482879966">
                <text:p>0.028405482879966</text:p>
              </table:table-cell>
              <table:table-cell office:value-type="float" office:value="10.15">
                <text:p>10.15</text:p>
              </table:table-cell>
              <table:table-cell office:value-type="float" office:value="0.0285857035480303">
                <text:p>0.0285857035480303</text:p>
              </table:table-cell>
              <table:table-cell office:value-type="float" office:value="10.15">
                <text:p>10.15</text:p>
              </table:table-cell>
              <table:table-cell office:value-type="float" office:value="-1.80220668064331">
                <text:p>-1.802206680643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.2">
                <text:p>10.2</text:p>
              </table:table-cell>
              <table:table-cell office:value-type="float" office:value="0.0284553020813122">
                <text:p>0.0284553020813122</text:p>
              </table:table-cell>
              <table:table-cell office:value-type="float" office:value="10.2">
                <text:p>10.2</text:p>
              </table:table-cell>
              <table:table-cell office:value-type="float" office:value="0.0286350956035052">
                <text:p>0.0286350956035052</text:p>
              </table:table-cell>
              <table:table-cell office:value-type="float" office:value="10.2">
                <text:p>10.2</text:p>
              </table:table-cell>
              <table:table-cell office:value-type="float" office:value="-1.79793522192998">
                <text:p>-1.797935221929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.25">
                <text:p>10.25</text:p>
              </table:table-cell>
              <table:table-cell office:value-type="float" office:value="0.0285035626193423">
                <text:p>0.0285035626193423</text:p>
              </table:table-cell>
              <table:table-cell office:value-type="float" office:value="10.25">
                <text:p>10.25</text:p>
              </table:table-cell>
              <table:table-cell office:value-type="float" office:value="0.0286829277547955">
                <text:p>0.0286829277547955</text:p>
              </table:table-cell>
              <table:table-cell office:value-type="float" office:value="10.25">
                <text:p>10.25</text:p>
              </table:table-cell>
              <table:table-cell office:value-type="float" office:value="-1.79365135453222">
                <text:p>-1.7936513545322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.3">
                <text:p>10.3</text:p>
              </table:table-cell>
              <table:table-cell office:value-type="float" office:value="0.0285502771320625">
                <text:p>0.0285502771320625</text:p>
              </table:table-cell>
              <table:table-cell office:value-type="float" office:value="10.3">
                <text:p>10.3</text:p>
              </table:table-cell>
              <table:table-cell office:value-type="float" office:value="0.0287292126421753">
                <text:p>0.0287292126421753</text:p>
              </table:table-cell>
              <table:table-cell office:value-type="float" office:value="10.3">
                <text:p>10.3</text:p>
              </table:table-cell>
              <table:table-cell office:value-type="float" office:value="-1.7893551011279">
                <text:p>-1.789355101127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.35">
                <text:p>10.35</text:p>
              </table:table-cell>
              <table:table-cell office:value-type="float" office:value="0.0285954582574794">
                <text:p>0.0285954582574794</text:p>
              </table:table-cell>
              <table:table-cell office:value-type="float" office:value="10.35">
                <text:p>10.35</text:p>
              </table:table-cell>
              <table:table-cell office:value-type="float" office:value="0.0287739629059189">
                <text:p>0.0287739629059189</text:p>
              </table:table-cell>
              <table:table-cell office:value-type="float" office:value="10.35">
                <text:p>10.35</text:p>
              </table:table-cell>
              <table:table-cell office:value-type="float" office:value="-1.78504648439486">
                <text:p>-1.7850464843948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.4">
                <text:p>10.4</text:p>
              </table:table-cell>
              <table:table-cell office:value-type="float" office:value="0.0286391186335992">
                <text:p>0.0286391186335992</text:p>
              </table:table-cell>
              <table:table-cell office:value-type="float" office:value="10.4">
                <text:p>10.4</text:p>
              </table:table-cell>
              <table:table-cell office:value-type="float" office:value="0.0288171911863003">
                <text:p>0.0288171911863003</text:p>
              </table:table-cell>
              <table:table-cell office:value-type="float" office:value="10.4">
                <text:p>10.4</text:p>
              </table:table-cell>
              <table:table-cell office:value-type="float" office:value="-1.78072552701098">
                <text:p>-1.7807255270109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.45">
                <text:p>10.45</text:p>
              </table:table-cell>
              <table:table-cell office:value-type="float" office:value="0.0286812708984283">
                <text:p>0.0286812708984283</text:p>
              </table:table-cell>
              <table:table-cell office:value-type="float" office:value="10.45">
                <text:p>10.45</text:p>
              </table:table-cell>
              <table:table-cell office:value-type="float" office:value="0.0288589101235937">
                <text:p>0.0288589101235937</text:p>
              </table:table-cell>
              <table:table-cell office:value-type="float" office:value="10.45">
                <text:p>10.45</text:p>
              </table:table-cell>
              <table:table-cell office:value-type="float" office:value="-1.77639225165414">
                <text:p>-1.7763922516541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.5">
                <text:p>10.5</text:p>
              </table:table-cell>
              <table:table-cell office:value-type="float" office:value="0.028721927689973">
                <text:p>0.028721927689973</text:p>
              </table:table-cell>
              <table:table-cell office:value-type="float" office:value="10.5">
                <text:p>10.5</text:p>
              </table:table-cell>
              <table:table-cell office:value-type="float" office:value="0.0288991323580732">
                <text:p>0.0288991323580732</text:p>
              </table:table-cell>
              <table:table-cell office:value-type="float" office:value="10.5">
                <text:p>10.5</text:p>
              </table:table-cell>
              <table:table-cell office:value-type="float" office:value="-1.77204668100225">
                <text:p>-1.772046681002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.55">
                <text:p>10.55</text:p>
              </table:table-cell>
              <table:table-cell office:value-type="float" office:value="0.0287611016462398">
                <text:p>0.0287611016462398</text:p>
              </table:table-cell>
              <table:table-cell office:value-type="float" office:value="10.55">
                <text:p>10.55</text:p>
              </table:table-cell>
              <table:table-cell office:value-type="float" office:value="0.0289378705300131">
                <text:p>0.0289378705300131</text:p>
              </table:table-cell>
              <table:table-cell office:value-type="float" office:value="10.55">
                <text:p>10.55</text:p>
              </table:table-cell>
              <table:table-cell office:value-type="float" office:value="-1.76768883773305">
                <text:p>-1.767688837733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.6">
                <text:p>10.6</text:p>
              </table:table-cell>
              <table:table-cell office:value-type="float" office:value="0.028798805405235">
                <text:p>0.028798805405235</text:p>
              </table:table-cell>
              <table:table-cell office:value-type="float" office:value="10.6">
                <text:p>10.6</text:p>
              </table:table-cell>
              <table:table-cell office:value-type="float" office:value="0.0289751372796874">
                <text:p>0.0289751372796874</text:p>
              </table:table-cell>
              <table:table-cell office:value-type="float" office:value="10.6">
                <text:p>10.6</text:p>
              </table:table-cell>
              <table:table-cell office:value-type="float" office:value="-1.76331874452446">
                <text:p>-1.7633187445244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.65">
                <text:p>10.65</text:p>
              </table:table-cell>
              <table:table-cell office:value-type="float" office:value="0.0288350516049649">
                <text:p>0.0288350516049649</text:p>
              </table:table-cell>
              <table:table-cell office:value-type="float" office:value="10.65">
                <text:p>10.65</text:p>
              </table:table-cell>
              <table:table-cell office:value-type="float" office:value="0.0290109452473704">
                <text:p>0.0290109452473704</text:p>
              </table:table-cell>
              <table:table-cell office:value-type="float" office:value="10.65">
                <text:p>10.65</text:p>
              </table:table-cell>
              <table:table-cell office:value-type="float" office:value="-1.75893642405448">
                <text:p>-1.758936424054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.7">
                <text:p>10.7</text:p>
              </table:table-cell>
              <table:table-cell office:value-type="float" office:value="0.028869852883436">
                <text:p>0.028869852883436</text:p>
              </table:table-cell>
              <table:table-cell office:value-type="float" office:value="10.7">
                <text:p>10.7</text:p>
              </table:table-cell>
              <table:table-cell office:value-type="float" office:value="0.0290453070733361">
                <text:p>0.0290453070733361</text:p>
              </table:table-cell>
              <table:table-cell office:value-type="float" office:value="10.7">
                <text:p>10.7</text:p>
              </table:table-cell>
              <table:table-cell office:value-type="float" office:value="-1.7545418990008">
                <text:p>-1.75454189900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.75">
                <text:p>10.75</text:p>
              </table:table-cell>
              <table:table-cell office:value-type="float" office:value="0.0289032218786545">
                <text:p>0.0289032218786545</text:p>
              </table:table-cell>
              <table:table-cell office:value-type="float" office:value="10.75">
                <text:p>10.75</text:p>
              </table:table-cell>
              <table:table-cell office:value-type="float" office:value="0.0290782353978587">
                <text:p>0.0290782353978587</text:p>
              </table:table-cell>
              <table:table-cell office:value-type="float" office:value="10.75">
                <text:p>10.75</text:p>
              </table:table-cell>
              <table:table-cell office:value-type="float" office:value="-1.75013519204136">
                <text:p>-1.750135192041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.8">
                <text:p>10.8</text:p>
              </table:table-cell>
              <table:table-cell office:value-type="float" office:value="0.0289351712286269">
                <text:p>0.0289351712286269</text:p>
              </table:table-cell>
              <table:table-cell office:value-type="float" office:value="10.8">
                <text:p>10.8</text:p>
              </table:table-cell>
              <table:table-cell office:value-type="float" office:value="0.0291097428612123">
                <text:p>0.0291097428612123</text:p>
              </table:table-cell>
              <table:table-cell office:value-type="float" office:value="10.8">
                <text:p>10.8</text:p>
              </table:table-cell>
              <table:table-cell office:value-type="float" office:value="-1.74571632585399">
                <text:p>-1.7457163258539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.85">
                <text:p>10.85</text:p>
              </table:table-cell>
              <table:table-cell office:value-type="float" office:value="0.0289657135713596">
                <text:p>0.0289657135713596</text:p>
              </table:table-cell>
              <table:table-cell office:value-type="float" office:value="10.85">
                <text:p>10.85</text:p>
              </table:table-cell>
              <table:table-cell office:value-type="float" office:value="0.0291398421036712">
                <text:p>0.0291398421036712</text:p>
              </table:table-cell>
              <table:table-cell office:value-type="float" office:value="10.85">
                <text:p>10.85</text:p>
              </table:table-cell>
              <table:table-cell office:value-type="float" office:value="-1.74128532311663">
                <text:p>-1.741285323116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.9">
                <text:p>10.9</text:p>
              </table:table-cell>
              <table:table-cell office:value-type="float" office:value="0.0289948615448587">
                <text:p>0.0289948615448587</text:p>
              </table:table-cell>
              <table:table-cell office:value-type="float" office:value="10.9">
                <text:p>10.9</text:p>
              </table:table-cell>
              <table:table-cell office:value-type="float" office:value="0.0291685457655094">
                <text:p>0.0291685457655094</text:p>
              </table:table-cell>
              <table:table-cell office:value-type="float" office:value="10.9">
                <text:p>10.9</text:p>
              </table:table-cell>
              <table:table-cell office:value-type="float" office:value="-1.73684220650706">
                <text:p>-1.736842206507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.95">
                <text:p>10.95</text:p>
              </table:table-cell>
              <table:table-cell office:value-type="float" office:value="0.0290226277871308">
                <text:p>0.0290226277871308</text:p>
              </table:table-cell>
              <table:table-cell office:value-type="float" office:value="10.95">
                <text:p>10.95</text:p>
              </table:table-cell>
              <table:table-cell office:value-type="float" office:value="0.0291958664870012">
                <text:p>0.0291958664870012</text:p>
              </table:table-cell>
              <table:table-cell office:value-type="float" office:value="10.95">
                <text:p>10.95</text:p>
              </table:table-cell>
              <table:table-cell office:value-type="float" office:value="-1.73238699870321">
                <text:p>-1.7323869987032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">
                <text:p>11</text:p>
              </table:table-cell>
              <table:table-cell office:value-type="float" office:value="0.0290490249361823">
                <text:p>0.0290490249361823</text:p>
              </table:table-cell>
              <table:table-cell office:value-type="float" office:value="11">
                <text:p>11</text:p>
              </table:table-cell>
              <table:table-cell office:value-type="float" office:value="0.0292218169084206">
                <text:p>0.0292218169084206</text:p>
              </table:table-cell>
              <table:table-cell office:value-type="float" office:value="11">
                <text:p>11</text:p>
              </table:table-cell>
              <table:table-cell office:value-type="float" office:value="-1.72791972238292">
                <text:p>-1.7279197223829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.05">
                <text:p>11.05</text:p>
              </table:table-cell>
              <table:table-cell office:value-type="float" office:value="0.0290740656300193">
                <text:p>0.0290740656300193</text:p>
              </table:table-cell>
              <table:table-cell office:value-type="float" office:value="11.05">
                <text:p>11.05</text:p>
              </table:table-cell>
              <table:table-cell office:value-type="float" office:value="0.0292464096700417">
                <text:p>0.0292464096700417</text:p>
              </table:table-cell>
              <table:table-cell office:value-type="float" office:value="11.05">
                <text:p>11.05</text:p>
              </table:table-cell>
              <table:table-cell office:value-type="float" office:value="-1.72344040022407">
                <text:p>-1.723440400224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.1">
                <text:p>11.1</text:p>
              </table:table-cell>
              <table:table-cell office:value-type="float" office:value="0.0290977625066484">
                <text:p>0.0290977625066484</text:p>
              </table:table-cell>
              <table:table-cell office:value-type="float" office:value="11.1">
                <text:p>11.1</text:p>
              </table:table-cell>
              <table:table-cell office:value-type="float" office:value="0.0292696574121389">
                <text:p>0.0292696574121389</text:p>
              </table:table-cell>
              <table:table-cell office:value-type="float" office:value="11.1">
                <text:p>11.1</text:p>
              </table:table-cell>
              <table:table-cell office:value-type="float" office:value="-1.71894905490452">
                <text:p>-1.718949054904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.15">
                <text:p>11.15</text:p>
              </table:table-cell>
              <table:table-cell office:value-type="float" office:value="0.0291201282040759">
                <text:p>0.0291201282040759</text:p>
              </table:table-cell>
              <table:table-cell office:value-type="float" office:value="11.15">
                <text:p>11.15</text:p>
              </table:table-cell>
              <table:table-cell office:value-type="float" office:value="0.0292915727749861">
                <text:p>0.0292915727749861</text:p>
              </table:table-cell>
              <table:table-cell office:value-type="float" office:value="11.15">
                <text:p>11.15</text:p>
              </table:table-cell>
              <table:table-cell office:value-type="float" office:value="-1.71444570910211">
                <text:p>-1.7144457091021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.2">
                <text:p>11.2</text:p>
              </table:table-cell>
              <table:table-cell office:value-type="float" office:value="0.0291411753603082">
                <text:p>0.0291411753603082</text:p>
              </table:table-cell>
              <table:table-cell office:value-type="float" office:value="11.2">
                <text:p>11.2</text:p>
              </table:table-cell>
              <table:table-cell office:value-type="float" office:value="0.0293121683988577">
                <text:p>0.0293121683988577</text:p>
              </table:table-cell>
              <table:table-cell office:value-type="float" office:value="11.2">
                <text:p>11.2</text:p>
              </table:table-cell>
              <table:table-cell office:value-type="float" office:value="-1.70993038549477">
                <text:p>-1.7099303854947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.25">
                <text:p>11.25</text:p>
              </table:table-cell>
              <table:table-cell office:value-type="float" office:value="0.0291609166133515">
                <text:p>0.0291609166133515</text:p>
              </table:table-cell>
              <table:table-cell office:value-type="float" office:value="11.25">
                <text:p>11.25</text:p>
              </table:table-cell>
              <table:table-cell office:value-type="float" office:value="0.0293314569240276">
                <text:p>0.0293314569240276</text:p>
              </table:table-cell>
              <table:table-cell office:value-type="float" office:value="11.25">
                <text:p>11.25</text:p>
              </table:table-cell>
              <table:table-cell office:value-type="float" office:value="-1.7054031067603">
                <text:p>-1.705403106760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.3">
                <text:p>11.3</text:p>
              </table:table-cell>
              <table:table-cell office:value-type="float" office:value="0.0291793646012124">
                <text:p>0.0291793646012124</text:p>
              </table:table-cell>
              <table:table-cell office:value-type="float" office:value="11.3">
                <text:p>11.3</text:p>
              </table:table-cell>
              <table:table-cell office:value-type="float" office:value="0.02934945099077">
                <text:p>0.02934945099077</text:p>
              </table:table-cell>
              <table:table-cell office:value-type="float" office:value="11.3">
                <text:p>11.3</text:p>
              </table:table-cell>
              <table:table-cell office:value-type="float" office:value="-1.7008638955766">
                <text:p>-1.700863895576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.35">
                <text:p>11.35</text:p>
              </table:table-cell>
              <table:table-cell office:value-type="float" office:value="0.0291965319618971">
                <text:p>0.0291965319618971</text:p>
              </table:table-cell>
              <table:table-cell office:value-type="float" office:value="11.35">
                <text:p>11.35</text:p>
              </table:table-cell>
              <table:table-cell office:value-type="float" office:value="0.0293661632393592">
                <text:p>0.0293661632393592</text:p>
              </table:table-cell>
              <table:table-cell office:value-type="float" office:value="11.35">
                <text:p>11.35</text:p>
              </table:table-cell>
              <table:table-cell office:value-type="float" office:value="-1.69631277462157">
                <text:p>-1.696312774621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.4">
                <text:p>11.4</text:p>
              </table:table-cell>
              <table:table-cell office:value-type="float" office:value="0.029212431333412">
                <text:p>0.029212431333412</text:p>
              </table:table-cell>
              <table:table-cell office:value-type="float" office:value="11.4">
                <text:p>11.4</text:p>
              </table:table-cell>
              <table:table-cell office:value-type="float" office:value="0.0293816063100693">
                <text:p>0.0293816063100693</text:p>
              </table:table-cell>
              <table:table-cell office:value-type="float" office:value="11.4">
                <text:p>11.4</text:p>
              </table:table-cell>
              <table:table-cell office:value-type="float" office:value="-1.69174976657298">
                <text:p>-1.6917497665729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.45">
                <text:p>11.45</text:p>
              </table:table-cell>
              <table:table-cell office:value-type="float" office:value="0.0292270753537634">
                <text:p>0.0292270753537634</text:p>
              </table:table-cell>
              <table:table-cell office:value-type="float" office:value="11.45">
                <text:p>11.45</text:p>
              </table:table-cell>
              <table:table-cell office:value-type="float" office:value="0.0293957928431743">
                <text:p>0.0293957928431743</text:p>
              </table:table-cell>
              <table:table-cell office:value-type="float" office:value="11.45">
                <text:p>11.45</text:p>
              </table:table-cell>
              <table:table-cell office:value-type="float" office:value="-1.68717489410879">
                <text:p>-1.6871748941087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.5">
                <text:p>11.5</text:p>
              </table:table-cell>
              <table:table-cell office:value-type="float" office:value="0.0292404766609578">
                <text:p>0.0292404766609578</text:p>
              </table:table-cell>
              <table:table-cell office:value-type="float" office:value="11.5">
                <text:p>11.5</text:p>
              </table:table-cell>
              <table:table-cell office:value-type="float" office:value="0.0294087354789485">
                <text:p>0.0294087354789485</text:p>
              </table:table-cell>
              <table:table-cell office:value-type="float" office:value="11.5">
                <text:p>11.5</text:p>
              </table:table-cell>
              <table:table-cell office:value-type="float" office:value="-1.68258817990683">
                <text:p>-1.6825881799068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.55">
                <text:p>11.55</text:p>
              </table:table-cell>
              <table:table-cell office:value-type="float" office:value="0.0292526478930015">
                <text:p>0.0292526478930015</text:p>
              </table:table-cell>
              <table:table-cell office:value-type="float" office:value="11.55">
                <text:p>11.55</text:p>
              </table:table-cell>
              <table:table-cell office:value-type="float" office:value="0.029420446857666">
                <text:p>0.029420446857666</text:p>
              </table:table-cell>
              <table:table-cell office:value-type="float" office:value="11.55">
                <text:p>11.55</text:p>
              </table:table-cell>
              <table:table-cell office:value-type="float" office:value="-1.67798964664498">
                <text:p>-1.677989646644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.6">
                <text:p>11.6</text:p>
              </table:table-cell>
              <table:table-cell office:value-type="float" office:value="0.0292636016879008">
                <text:p>0.0292636016879008</text:p>
              </table:table-cell>
              <table:table-cell office:value-type="float" office:value="11.6">
                <text:p>11.6</text:p>
              </table:table-cell>
              <table:table-cell office:value-type="float" office:value="0.0294309396196009">
                <text:p>0.0294309396196009</text:p>
              </table:table-cell>
              <table:table-cell office:value-type="float" office:value="11.6">
                <text:p>11.6</text:p>
              </table:table-cell>
              <table:table-cell office:value-type="float" office:value="-1.67337931700109">
                <text:p>-1.6733793170010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.65">
                <text:p>11.65</text:p>
              </table:table-cell>
              <table:table-cell office:value-type="float" office:value="0.0292733506836622">
                <text:p>0.0292733506836622</text:p>
              </table:table-cell>
              <table:table-cell office:value-type="float" office:value="11.65">
                <text:p>11.65</text:p>
              </table:table-cell>
              <table:table-cell office:value-type="float" office:value="0.0294402264050275">
                <text:p>0.0294402264050275</text:p>
              </table:table-cell>
              <table:table-cell office:value-type="float" office:value="11.65">
                <text:p>11.65</text:p>
              </table:table-cell>
              <table:table-cell office:value-type="float" office:value="-1.66875721365301">
                <text:p>-1.668757213653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.7">
                <text:p>11.7</text:p>
              </table:table-cell>
              <table:table-cell office:value-type="float" office:value="0.0292819075182919">
                <text:p>0.0292819075182919</text:p>
              </table:table-cell>
              <table:table-cell office:value-type="float" office:value="11.7">
                <text:p>11.7</text:p>
              </table:table-cell>
              <table:table-cell office:value-type="float" office:value="0.0294483198542198">
                <text:p>0.0294483198542198</text:p>
              </table:table-cell>
              <table:table-cell office:value-type="float" office:value="11.7">
                <text:p>11.7</text:p>
              </table:table-cell>
              <table:table-cell office:value-type="float" office:value="-1.66412335927863">
                <text:p>-1.664123359278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.75">
                <text:p>11.75</text:p>
              </table:table-cell>
              <table:table-cell office:value-type="float" office:value="0.0292892848297964">
                <text:p>0.0292892848297964</text:p>
              </table:table-cell>
              <table:table-cell office:value-type="float" office:value="11.75">
                <text:p>11.75</text:p>
              </table:table-cell>
              <table:table-cell office:value-type="float" office:value="0.029455232607452">
                <text:p>0.029455232607452</text:p>
              </table:table-cell>
              <table:table-cell office:value-type="float" office:value="11.75">
                <text:p>11.75</text:p>
              </table:table-cell>
              <table:table-cell office:value-type="float" office:value="-1.65947777655582">
                <text:p>-1.6594777765558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.8">
                <text:p>11.8</text:p>
              </table:table-cell>
              <table:table-cell office:value-type="float" office:value="0.0292954966634853">
                <text:p>0.0292954966634853</text:p>
              </table:table-cell>
              <table:table-cell office:value-type="float" office:value="11.8">
                <text:p>11.8</text:p>
              </table:table-cell>
              <table:table-cell office:value-type="float" office:value="0.0294609787077018">
                <text:p>0.0294609787077018</text:p>
              </table:table-cell>
              <table:table-cell office:value-type="float" office:value="11.8">
                <text:p>11.8</text:p>
              </table:table-cell>
              <table:table-cell office:value-type="float" office:value="-1.65482044216462">
                <text:p>-1.6548204421646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.85">
                <text:p>11.85</text:p>
              </table:table-cell>
              <table:table-cell office:value-type="float" office:value="0.0293005626938816">
                <text:p>0.0293005626938816</text:p>
              </table:table-cell>
              <table:table-cell office:value-type="float" office:value="11.85">
                <text:p>11.85</text:p>
              </table:table-cell>
              <table:table-cell office:value-type="float" office:value="0.029465577808761">
                <text:p>0.029465577808761</text:p>
              </table:table-cell>
              <table:table-cell office:value-type="float" office:value="11.85">
                <text:p>11.85</text:p>
              </table:table-cell>
              <table:table-cell office:value-type="float" office:value="-1.65015114879392">
                <text:p>-1.6501511487939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.9">
                <text:p>11.9</text:p>
              </table:table-cell>
              <table:table-cell office:value-type="float" office:value="0.0293045040028114">
                <text:p>0.0293045040028114</text:p>
              </table:table-cell>
              <table:table-cell office:value-type="float" office:value="11.9">
                <text:p>11.9</text:p>
              </table:table-cell>
              <table:table-cell office:value-type="float" office:value="0.0294690509671249">
                <text:p>0.0294690509671249</text:p>
              </table:table-cell>
              <table:table-cell office:value-type="float" office:value="11.9">
                <text:p>11.9</text:p>
              </table:table-cell>
              <table:table-cell office:value-type="float" office:value="-1.64546964313464">
                <text:p>-1.645469643134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.95">
                <text:p>11.95</text:p>
              </table:table-cell>
              <table:table-cell office:value-type="float" office:value="0.0293073416721011">
                <text:p>0.0293073416721011</text:p>
              </table:table-cell>
              <table:table-cell office:value-type="float" office:value="11.95">
                <text:p>11.95</text:p>
              </table:table-cell>
              <table:table-cell office:value-type="float" office:value="0.0294714192392889">
                <text:p>0.0294714192392889</text:p>
              </table:table-cell>
              <table:table-cell office:value-type="float" office:value="11.95">
                <text:p>11.95</text:p>
              </table:table-cell>
              <table:table-cell office:value-type="float" office:value="-1.64077567187778">
                <text:p>-1.6407756718777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">
                <text:p>12</text:p>
              </table:table-cell>
              <table:table-cell office:value-type="float" office:value="0.0293090967835768">
                <text:p>0.0293090967835768</text:p>
              </table:table-cell>
              <table:table-cell office:value-type="float" office:value="12">
                <text:p>12</text:p>
              </table:table-cell>
              <table:table-cell office:value-type="float" office:value="0.0294727036817482">
                <text:p>0.0294727036817482</text:p>
              </table:table-cell>
              <table:table-cell office:value-type="float" office:value="12">
                <text:p>12</text:p>
              </table:table-cell>
              <table:table-cell office:value-type="float" office:value="-1.63606898171451">
                <text:p>-1.636068981714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.05">
                <text:p>12.05</text:p>
              </table:table-cell>
              <table:table-cell office:value-type="float" office:value="0.0293097904190647">
                <text:p>0.0293097904190647</text:p>
              </table:table-cell>
              <table:table-cell office:value-type="float" office:value="12.05">
                <text:p>12.05</text:p>
              </table:table-cell>
              <table:table-cell office:value-type="float" office:value="0.0294729253509983">
                <text:p>0.0294729253509983</text:p>
              </table:table-cell>
              <table:table-cell office:value-type="float" office:value="12.05">
                <text:p>12.05</text:p>
              </table:table-cell>
              <table:table-cell office:value-type="float" office:value="-1.63134931933564">
                <text:p>-1.631349319335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.1">
                <text:p>12.1</text:p>
              </table:table-cell>
              <table:table-cell office:value-type="float" office:value="0.0293094436603912">
                <text:p>0.0293094436603912</text:p>
              </table:table-cell>
              <table:table-cell office:value-type="float" office:value="12.1">
                <text:p>12.1</text:p>
              </table:table-cell>
              <table:table-cell office:value-type="float" office:value="0.0294721053035345">
                <text:p>0.0294721053035345</text:p>
              </table:table-cell>
              <table:table-cell office:value-type="float" office:value="12.1">
                <text:p>12.1</text:p>
              </table:table-cell>
              <table:table-cell office:value-type="float" office:value="-1.62661643143231">
                <text:p>-1.6266164314323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.15">
                <text:p>12.15</text:p>
              </table:table-cell>
              <table:table-cell office:value-type="float" office:value="0.0293080775893825">
                <text:p>0.0293080775893825</text:p>
              </table:table-cell>
              <table:table-cell office:value-type="float" office:value="12.15">
                <text:p>12.15</text:p>
              </table:table-cell>
              <table:table-cell office:value-type="float" office:value="0.029470264595852">
                <text:p>0.029470264595852</text:p>
              </table:table-cell>
              <table:table-cell office:value-type="float" office:value="12.15">
                <text:p>12.15</text:p>
              </table:table-cell>
              <table:table-cell office:value-type="float" office:value="-1.62187006469552">
                <text:p>-1.6218700646955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.2">
                <text:p>12.2</text:p>
              </table:table-cell>
              <table:table-cell office:value-type="float" office:value="0.0293057132878647">
                <text:p>0.0293057132878647</text:p>
              </table:table-cell>
              <table:table-cell office:value-type="float" office:value="12.2">
                <text:p>12.2</text:p>
              </table:table-cell>
              <table:table-cell office:value-type="float" office:value="0.0294674242844463">
                <text:p>0.0294674242844463</text:p>
              </table:table-cell>
              <table:table-cell office:value-type="float" office:value="12.2">
                <text:p>12.2</text:p>
              </table:table-cell>
              <table:table-cell office:value-type="float" office:value="-1.61710996581618">
                <text:p>-1.617109965816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.25">
                <text:p>12.25</text:p>
              </table:table-cell>
              <table:table-cell office:value-type="float" office:value="0.0293023718376641">
                <text:p>0.0293023718376641</text:p>
              </table:table-cell>
              <table:table-cell office:value-type="float" office:value="12.25">
                <text:p>12.25</text:p>
              </table:table-cell>
              <table:table-cell office:value-type="float" office:value="0.0294636054258126">
                <text:p>0.0294636054258126</text:p>
              </table:table-cell>
              <table:table-cell office:value-type="float" office:value="12.25">
                <text:p>12.25</text:p>
              </table:table-cell>
              <table:table-cell office:value-type="float" office:value="-1.61233588148547">
                <text:p>-1.6123358814854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.3">
                <text:p>12.3</text:p>
              </table:table-cell>
              <table:table-cell office:value-type="float" office:value="0.0292980743206069">
                <text:p>0.0292980743206069</text:p>
              </table:table-cell>
              <table:table-cell office:value-type="float" office:value="12.3">
                <text:p>12.3</text:p>
              </table:table-cell>
              <table:table-cell office:value-type="float" office:value="0.0294588290764463">
                <text:p>0.0294588290764463</text:p>
              </table:table-cell>
              <table:table-cell office:value-type="float" office:value="12.3">
                <text:p>12.3</text:p>
              </table:table-cell>
              <table:table-cell office:value-type="float" office:value="-1.60754755839421">
                <text:p>-1.6075475583942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.35">
                <text:p>12.35</text:p>
              </table:table-cell>
              <table:table-cell office:value-type="float" office:value="0.0292928418185195">
                <text:p>0.0292928418185195</text:p>
              </table:table-cell>
              <table:table-cell office:value-type="float" office:value="12.35">
                <text:p>12.35</text:p>
              </table:table-cell>
              <table:table-cell office:value-type="float" office:value="0.0294531162928428">
                <text:p>0.0294531162928428</text:p>
              </table:table-cell>
              <table:table-cell office:value-type="float" office:value="12.35">
                <text:p>12.35</text:p>
              </table:table-cell>
              <table:table-cell office:value-type="float" office:value="-1.6027447432336">
                <text:p>-1.602744743233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.4">
                <text:p>12.4</text:p>
              </table:table-cell>
              <table:table-cell office:value-type="float" office:value="0.0292866954132279">
                <text:p>0.0292866954132279</text:p>
              </table:table-cell>
              <table:table-cell office:value-type="float" office:value="12.4">
                <text:p>12.4</text:p>
              </table:table-cell>
              <table:table-cell office:value-type="float" office:value="0.0294464881314974">
                <text:p>0.0294464881314974</text:p>
              </table:table-cell>
              <table:table-cell office:value-type="float" office:value="12.4">
                <text:p>12.4</text:p>
              </table:table-cell>
              <table:table-cell office:value-type="float" office:value="-1.59792718269453">
                <text:p>-1.5979271826945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.45">
                <text:p>12.45</text:p>
              </table:table-cell>
              <table:table-cell office:value-type="float" office:value="0.0292796561865585">
                <text:p>0.0292796561865585</text:p>
              </table:table-cell>
              <table:table-cell office:value-type="float" office:value="12.45">
                <text:p>12.45</text:p>
              </table:table-cell>
              <table:table-cell office:value-type="float" office:value="0.0294389656489053">
                <text:p>0.0294389656489053</text:p>
              </table:table-cell>
              <table:table-cell office:value-type="float" office:value="12.45">
                <text:p>12.45</text:p>
              </table:table-cell>
              <table:table-cell office:value-type="float" office:value="-1.59309462346803">
                <text:p>-1.5930946234680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.5">
                <text:p>12.5</text:p>
              </table:table-cell>
              <table:table-cell office:value-type="float" office:value="0.0292717452203375">
                <text:p>0.0292717452203375</text:p>
              </table:table-cell>
              <table:table-cell office:value-type="float" office:value="12.5">
                <text:p>12.5</text:p>
              </table:table-cell>
              <table:table-cell office:value-type="float" office:value="0.029430569901562">
                <text:p>0.029430569901562</text:p>
              </table:table-cell>
              <table:table-cell office:value-type="float" office:value="12.5">
                <text:p>12.5</text:p>
              </table:table-cell>
              <table:table-cell office:value-type="float" office:value="-1.58824681224516">
                <text:p>-1.588246812245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.55">
                <text:p>12.55</text:p>
              </table:table-cell>
              <table:table-cell office:value-type="float" office:value="0.0292629835963911">
                <text:p>0.0292629835963911</text:p>
              </table:table-cell>
              <table:table-cell office:value-type="float" office:value="12.55">
                <text:p>12.55</text:p>
              </table:table-cell>
              <table:table-cell office:value-type="float" office:value="0.0294213219459627">
                <text:p>0.0294213219459627</text:p>
              </table:table-cell>
              <table:table-cell office:value-type="float" office:value="12.55">
                <text:p>12.55</text:p>
              </table:table-cell>
              <table:table-cell office:value-type="float" office:value="-1.58338349571692">
                <text:p>-1.5833834957169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.6">
                <text:p>12.6</text:p>
              </table:table-cell>
              <table:table-cell office:value-type="float" office:value="0.0292533923965455">
                <text:p>0.0292533923965455</text:p>
              </table:table-cell>
              <table:table-cell office:value-type="float" office:value="12.6">
                <text:p>12.6</text:p>
              </table:table-cell>
              <table:table-cell office:value-type="float" office:value="0.0294112428386029">
                <text:p>0.0294112428386029</text:p>
              </table:table-cell>
              <table:table-cell office:value-type="float" office:value="12.6">
                <text:p>12.6</text:p>
              </table:table-cell>
              <table:table-cell office:value-type="float" office:value="-1.57850442057426">
                <text:p>-1.5785044205742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.65">
                <text:p>12.65</text:p>
              </table:table-cell>
              <table:table-cell office:value-type="float" office:value="0.029242992702627">
                <text:p>0.029242992702627</text:p>
              </table:table-cell>
              <table:table-cell office:value-type="float" office:value="12.65">
                <text:p>12.65</text:p>
              </table:table-cell>
              <table:table-cell office:value-type="float" office:value="0.0294003536359778">
                <text:p>0.0294003536359778</text:p>
              </table:table-cell>
              <table:table-cell office:value-type="float" office:value="12.65">
                <text:p>12.65</text:p>
              </table:table-cell>
              <table:table-cell office:value-type="float" office:value="-1.57360933350826">
                <text:p>-1.573609333508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.7">
                <text:p>12.7</text:p>
              </table:table-cell>
              <table:table-cell office:value-type="float" office:value="0.0292318055964618">
                <text:p>0.0292318055964618</text:p>
              </table:table-cell>
              <table:table-cell office:value-type="float" office:value="12.7">
                <text:p>12.7</text:p>
              </table:table-cell>
              <table:table-cell office:value-type="float" office:value="0.0293886753945828">
                <text:p>0.0293886753945828</text:p>
              </table:table-cell>
              <table:table-cell office:value-type="float" office:value="12.7">
                <text:p>12.7</text:p>
              </table:table-cell>
              <table:table-cell office:value-type="float" office:value="-1.56869798120986">
                <text:p>-1.5686979812098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.75">
                <text:p>12.75</text:p>
              </table:table-cell>
              <table:table-cell office:value-type="float" office:value="0.0292198521598762">
                <text:p>0.0292198521598762</text:p>
              </table:table-cell>
              <table:table-cell office:value-type="float" office:value="12.75">
                <text:p>12.75</text:p>
              </table:table-cell>
              <table:table-cell office:value-type="float" office:value="0.0293762291709132">
                <text:p>0.0293762291709132</text:p>
              </table:table-cell>
              <table:table-cell office:value-type="float" office:value="12.75">
                <text:p>12.75</text:p>
              </table:table-cell>
              <table:table-cell office:value-type="float" office:value="-1.56377011037011">
                <text:p>-1.5637701103701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.8">
                <text:p>12.8</text:p>
              </table:table-cell>
              <table:table-cell office:value-type="float" office:value="0.0292071534746963">
                <text:p>0.0292071534746963</text:p>
              </table:table-cell>
              <table:table-cell office:value-type="float" office:value="12.8">
                <text:p>12.8</text:p>
              </table:table-cell>
              <table:table-cell office:value-type="float" office:value="0.0293630360214643">
                <text:p>0.0293630360214643</text:p>
              </table:table-cell>
              <table:table-cell office:value-type="float" office:value="12.8">
                <text:p>12.8</text:p>
              </table:table-cell>
              <table:table-cell office:value-type="float" office:value="-1.55882546768012">
                <text:p>-1.5588254676801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.85">
                <text:p>12.85</text:p>
              </table:table-cell>
              <table:table-cell office:value-type="float" office:value="0.0291937306227485">
                <text:p>0.0291937306227485</text:p>
              </table:table-cell>
              <table:table-cell office:value-type="float" office:value="12.85">
                <text:p>12.85</text:p>
              </table:table-cell>
              <table:table-cell office:value-type="float" office:value="0.0293491170027315">
                <text:p>0.0293491170027315</text:p>
              </table:table-cell>
              <table:table-cell office:value-type="float" office:value="12.85">
                <text:p>12.85</text:p>
              </table:table-cell>
              <table:table-cell office:value-type="float" office:value="-1.55386379983073">
                <text:p>-1.5538637998307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.9000000000001">
                <text:p>12.9000000000001</text:p>
              </table:table-cell>
              <table:table-cell office:value-type="float" office:value="0.0291796046858589">
                <text:p>0.0291796046858589</text:p>
              </table:table-cell>
              <table:table-cell office:value-type="float" office:value="12.9000000000001">
                <text:p>12.9000000000001</text:p>
              </table:table-cell>
              <table:table-cell office:value-type="float" office:value="0.0293344931712102">
                <text:p>0.0293344931712102</text:p>
              </table:table-cell>
              <table:table-cell office:value-type="float" office:value="12.9000000000001">
                <text:p>12.9000000000001</text:p>
              </table:table-cell>
              <table:table-cell office:value-type="float" office:value="-1.54888485351307">
                <text:p>-1.5488848535130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.95">
                <text:p>12.95</text:p>
              </table:table-cell>
              <table:table-cell office:value-type="float" office:value="0.0291647967458537">
                <text:p>0.0291647967458537</text:p>
              </table:table-cell>
              <table:table-cell office:value-type="float" office:value="12.95">
                <text:p>12.95</text:p>
              </table:table-cell>
              <table:table-cell office:value-type="float" office:value="0.0293191855833955">
                <text:p>0.0293191855833955</text:p>
              </table:table-cell>
              <table:table-cell office:value-type="float" office:value="12.95">
                <text:p>12.95</text:p>
              </table:table-cell>
              <table:table-cell office:value-type="float" office:value="-1.54388837541805">
                <text:p>-1.543888375418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.0000000000001">
                <text:p>13.0000000000001</text:p>
              </table:table-cell>
              <table:table-cell office:value-type="float" office:value="0.0291493278845593">
                <text:p>0.0291493278845593</text:p>
              </table:table-cell>
              <table:table-cell office:value-type="float" office:value="13.0000000000001">
                <text:p>13.0000000000001</text:p>
              </table:table-cell>
              <table:table-cell office:value-type="float" office:value="0.029303215295783">
                <text:p>0.029303215295783</text:p>
              </table:table-cell>
              <table:table-cell office:value-type="float" office:value="13.0000000000001">
                <text:p>13.0000000000001</text:p>
              </table:table-cell>
              <table:table-cell office:value-type="float" office:value="-1.53887411223682">
                <text:p>-1.5388741122368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.0500000000001">
                <text:p>13.0500000000001</text:p>
              </table:table-cell>
              <table:table-cell office:value-type="float" office:value="0.0291332191838018">
                <text:p>0.0291332191838018</text:p>
              </table:table-cell>
              <table:table-cell office:value-type="float" office:value="13.0500000000001">
                <text:p>13.0500000000001</text:p>
              </table:table-cell>
              <table:table-cell office:value-type="float" office:value="0.0292866033648679">
                <text:p>0.0292866033648679</text:p>
              </table:table-cell>
              <table:table-cell office:value-type="float" office:value="13.0500000000001">
                <text:p>13.0500000000001</text:p>
              </table:table-cell>
              <table:table-cell office:value-type="float" office:value="-1.53384181066033">
                <text:p>-1.533841810660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.1000000000001">
                <text:p>13.1000000000001</text:p>
              </table:table-cell>
              <table:table-cell office:value-type="float" office:value="0.0291164917254076">
                <text:p>0.0291164917254076</text:p>
              </table:table-cell>
              <table:table-cell office:value-type="float" office:value="13.1000000000001">
                <text:p>13.1000000000001</text:p>
              </table:table-cell>
              <table:table-cell office:value-type="float" office:value="0.0292693708471455">
                <text:p>0.0292693708471455</text:p>
              </table:table-cell>
              <table:table-cell office:value-type="float" office:value="13.1000000000001">
                <text:p>13.1000000000001</text:p>
              </table:table-cell>
              <table:table-cell office:value-type="float" office:value="-1.52879121737948">
                <text:p>-1.5287912173794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.1500000000001">
                <text:p>13.1500000000001</text:p>
              </table:table-cell>
              <table:table-cell office:value-type="float" office:value="0.0290991665912027">
                <text:p>0.0290991665912027</text:p>
              </table:table-cell>
              <table:table-cell office:value-type="float" office:value="13.1500000000001">
                <text:p>13.1500000000001</text:p>
              </table:table-cell>
              <table:table-cell office:value-type="float" office:value="0.0292515387991112">
                <text:p>0.0292515387991112</text:p>
              </table:table-cell>
              <table:table-cell office:value-type="float" office:value="13.1500000000001">
                <text:p>13.1500000000001</text:p>
              </table:table-cell>
              <table:table-cell office:value-type="float" office:value="-1.52372207908549">
                <text:p>-1.5237220790854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.2000000000001">
                <text:p>13.2000000000001</text:p>
              </table:table-cell>
              <table:table-cell office:value-type="float" office:value="0.0290812648630135">
                <text:p>0.0290812648630135</text:p>
              </table:table-cell>
              <table:table-cell office:value-type="float" office:value="13.2000000000001">
                <text:p>13.2000000000001</text:p>
              </table:table-cell>
              <table:table-cell office:value-type="float" office:value="0.0292331282772604">
                <text:p>0.0292331282772604</text:p>
              </table:table-cell>
              <table:table-cell office:value-type="float" office:value="13.2000000000001">
                <text:p>13.2000000000001</text:p>
              </table:table-cell>
              <table:table-cell office:value-type="float" office:value="-1.51863414246924">
                <text:p>-1.518634142469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.2500000000001">
                <text:p>13.2500000000001</text:p>
              </table:table-cell>
              <table:table-cell office:value-type="float" office:value="0.0290628076226661">
                <text:p>0.0290628076226661</text:p>
              </table:table-cell>
              <table:table-cell office:value-type="float" office:value="13.2500000000001">
                <text:p>13.2500000000001</text:p>
              </table:table-cell>
              <table:table-cell office:value-type="float" office:value="0.0292141603380883">
                <text:p>0.0292141603380883</text:p>
              </table:table-cell>
              <table:table-cell office:value-type="float" office:value="13.2500000000001">
                <text:p>13.2500000000001</text:p>
              </table:table-cell>
              <table:table-cell office:value-type="float" office:value="-1.51352715422166">
                <text:p>-1.5135271542216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.3000000000001">
                <text:p>13.3000000000001</text:p>
              </table:table-cell>
              <table:table-cell office:value-type="float" office:value="0.0290438159519869">
                <text:p>0.0290438159519869</text:p>
              </table:table-cell>
              <table:table-cell office:value-type="float" office:value="13.3000000000001">
                <text:p>13.3000000000001</text:p>
              </table:table-cell>
              <table:table-cell office:value-type="float" office:value="0.0291946560380903">
                <text:p>0.0291946560380903</text:p>
              </table:table-cell>
              <table:table-cell office:value-type="float" office:value="13.3000000000001">
                <text:p>13.3000000000001</text:p>
              </table:table-cell>
              <table:table-cell office:value-type="float" office:value="-1.50840086103398">
                <text:p>-1.5084008610339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.3500000000001">
                <text:p>13.3500000000001</text:p>
              </table:table-cell>
              <table:table-cell office:value-type="float" office:value="0.029024310932802">
                <text:p>0.029024310932802</text:p>
              </table:table-cell>
              <table:table-cell office:value-type="float" office:value="13.3500000000001">
                <text:p>13.3500000000001</text:p>
              </table:table-cell>
              <table:table-cell office:value-type="float" office:value="0.0291746364337617">
                <text:p>0.0291746364337617</text:p>
              </table:table-cell>
              <table:table-cell office:value-type="float" office:value="13.3500000000001">
                <text:p>13.3500000000001</text:p>
              </table:table-cell>
              <table:table-cell office:value-type="float" office:value="-1.50325500959708">
                <text:p>-1.5032550095970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.4000000000001">
                <text:p>13.4000000000001</text:p>
              </table:table-cell>
              <table:table-cell office:value-type="float" office:value="0.0290043136469376">
                <text:p>0.0290043136469376</text:p>
              </table:table-cell>
              <table:table-cell office:value-type="float" office:value="13.4000000000001">
                <text:p>13.4000000000001</text:p>
              </table:table-cell>
              <table:table-cell office:value-type="float" office:value="0.0291541225815978">
                <text:p>0.0291541225815978</text:p>
              </table:table-cell>
              <table:table-cell office:value-type="float" office:value="13.4000000000001">
                <text:p>13.4000000000001</text:p>
              </table:table-cell>
              <table:table-cell office:value-type="float" office:value="-1.49808934660194">
                <text:p>-1.4980893466019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.4500000000001">
                <text:p>13.4500000000001</text:p>
              </table:table-cell>
              <table:table-cell office:value-type="float" office:value="0.0289838451762201">
                <text:p>0.0289838451762201</text:p>
              </table:table-cell>
              <table:table-cell office:value-type="float" office:value="13.4500000000001">
                <text:p>13.4500000000001</text:p>
              </table:table-cell>
              <table:table-cell office:value-type="float" office:value="0.0291331355380941">
                <text:p>0.0291331355380941</text:p>
              </table:table-cell>
              <table:table-cell office:value-type="float" office:value="13.4500000000001">
                <text:p>13.4500000000001</text:p>
              </table:table-cell>
              <table:table-cell office:value-type="float" office:value="-1.49290361873968">
                <text:p>-1.4929036187396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.5000000000001">
                <text:p>13.5000000000001</text:p>
              </table:table-cell>
              <table:table-cell office:value-type="float" office:value="0.0289629266024757">
                <text:p>0.0289629266024757</text:p>
              </table:table-cell>
              <table:table-cell office:value-type="float" office:value="13.5000000000001">
                <text:p>13.5000000000001</text:p>
              </table:table-cell>
              <table:table-cell office:value-type="float" office:value="0.0291116963597458">
                <text:p>0.0291116963597458</text:p>
              </table:table-cell>
              <table:table-cell office:value-type="float" office:value="13.5000000000001">
                <text:p>13.5000000000001</text:p>
              </table:table-cell>
              <table:table-cell office:value-type="float" office:value="-1.48769757270129">
                <text:p>-1.4876975727012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.5500000000001">
                <text:p>13.5500000000001</text:p>
              </table:table-cell>
              <table:table-cell office:value-type="float" office:value="0.0289415790075305">
                <text:p>0.0289415790075305</text:p>
              </table:table-cell>
              <table:table-cell office:value-type="float" office:value="13.5500000000001">
                <text:p>13.5500000000001</text:p>
              </table:table-cell>
              <table:table-cell office:value-type="float" office:value="0.0290898261030483">
                <text:p>0.0290898261030483</text:p>
              </table:table-cell>
              <table:table-cell office:value-type="float" office:value="13.5500000000001">
                <text:p>13.5500000000001</text:p>
              </table:table-cell>
              <table:table-cell office:value-type="float" office:value="-1.48247095517765">
                <text:p>-1.4824709551776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.6000000000001">
                <text:p>13.6000000000001</text:p>
              </table:table-cell>
              <table:table-cell office:value-type="float" office:value="0.0289198234732108">
                <text:p>0.0289198234732108</text:p>
              </table:table-cell>
              <table:table-cell office:value-type="float" office:value="13.6000000000001">
                <text:p>13.6000000000001</text:p>
              </table:table-cell>
              <table:table-cell office:value-type="float" office:value="0.0290675458244968">
                <text:p>0.0290675458244968</text:p>
              </table:table-cell>
              <table:table-cell office:value-type="float" office:value="13.6000000000001">
                <text:p>13.6000000000001</text:p>
              </table:table-cell>
              <table:table-cell office:value-type="float" office:value="-1.47722351285986">
                <text:p>-1.4772235128598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.6500000000001">
                <text:p>13.6500000000001</text:p>
              </table:table-cell>
              <table:table-cell office:value-type="float" office:value="0.0288976810813429">
                <text:p>0.0288976810813429</text:p>
              </table:table-cell>
              <table:table-cell office:value-type="float" office:value="13.6500000000001">
                <text:p>13.6500000000001</text:p>
              </table:table-cell>
              <table:table-cell office:value-type="float" office:value="0.0290448765805868">
                <text:p>0.0290448765805868</text:p>
              </table:table-cell>
              <table:table-cell office:value-type="float" office:value="13.6500000000001">
                <text:p>13.6500000000001</text:p>
              </table:table-cell>
              <table:table-cell office:value-type="float" office:value="-1.47195499243902">
                <text:p>-1.4719549924390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.7000000000001">
                <text:p>13.7000000000001</text:p>
              </table:table-cell>
              <table:table-cell office:value-type="float" office:value="0.028875172913753">
                <text:p>0.028875172913753</text:p>
              </table:table-cell>
              <table:table-cell office:value-type="float" office:value="13.7000000000001">
                <text:p>13.7000000000001</text:p>
              </table:table-cell>
              <table:table-cell office:value-type="float" office:value="0.0290218394278136">
                <text:p>0.0290218394278136</text:p>
              </table:table-cell>
              <table:table-cell office:value-type="float" office:value="13.7000000000001">
                <text:p>13.7000000000001</text:p>
              </table:table-cell>
              <table:table-cell office:value-type="float" office:value="-1.466665140606">
                <text:p>-1.46666514060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.7500000000001">
                <text:p>13.7500000000001</text:p>
              </table:table-cell>
              <table:table-cell office:value-type="float" office:value="0.0288523200522673">
                <text:p>0.0288523200522673</text:p>
              </table:table-cell>
              <table:table-cell office:value-type="float" office:value="13.7500000000001">
                <text:p>13.7500000000001</text:p>
              </table:table-cell>
              <table:table-cell office:value-type="float" office:value="0.0289984554226725">
                <text:p>0.0289984554226725</text:p>
              </table:table-cell>
              <table:table-cell office:value-type="float" office:value="13.7500000000001">
                <text:p>13.7500000000001</text:p>
              </table:table-cell>
              <table:table-cell office:value-type="float" office:value="-1.46135370405195">
                <text:p>-1.4613537040519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.8000000000001">
                <text:p>13.8000000000001</text:p>
              </table:table-cell>
              <table:table-cell office:value-type="float" office:value="0.028829143578712">
                <text:p>0.028829143578712</text:p>
              </table:table-cell>
              <table:table-cell office:value-type="float" office:value="13.8000000000001">
                <text:p>13.8000000000001</text:p>
              </table:table-cell>
              <table:table-cell office:value-type="float" office:value="0.0289747456216587">
                <text:p>0.0289747456216587</text:p>
              </table:table-cell>
              <table:table-cell office:value-type="float" office:value="13.8000000000001">
                <text:p>13.8000000000001</text:p>
              </table:table-cell>
              <table:table-cell office:value-type="float" office:value="-1.45602042946776">
                <text:p>-1.4560204294677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.8500000000001">
                <text:p>13.8500000000001</text:p>
              </table:table-cell>
              <table:table-cell office:value-type="float" office:value="0.0288056645749134">
                <text:p>0.0288056645749134</text:p>
              </table:table-cell>
              <table:table-cell office:value-type="float" office:value="13.8500000000001">
                <text:p>13.8500000000001</text:p>
              </table:table-cell>
              <table:table-cell office:value-type="float" office:value="0.0289507310812678">
                <text:p>0.0289507310812678</text:p>
              </table:table-cell>
              <table:table-cell office:value-type="float" office:value="13.8500000000001">
                <text:p>13.8500000000001</text:p>
              </table:table-cell>
              <table:table-cell office:value-type="float" office:value="-1.45066506354444">
                <text:p>-1.4506650635444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.9000000000001">
                <text:p>13.9000000000001</text:p>
              </table:table-cell>
              <table:table-cell office:value-type="float" office:value="0.0287819041226977">
                <text:p>0.0287819041226977</text:p>
              </table:table-cell>
              <table:table-cell office:value-type="float" office:value="13.9000000000001">
                <text:p>13.9000000000001</text:p>
              </table:table-cell>
              <table:table-cell office:value-type="float" office:value="0.028926432857995">
                <text:p>0.028926432857995</text:p>
              </table:table-cell>
              <table:table-cell office:value-type="float" office:value="13.9000000000001">
                <text:p>13.9000000000001</text:p>
              </table:table-cell>
              <table:table-cell office:value-type="float" office:value="-1.44528735297307">
                <text:p>-1.4452873529730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.9500000000001">
                <text:p>13.9500000000001</text:p>
              </table:table-cell>
              <table:table-cell office:value-type="float" office:value="0.0287578833038911">
                <text:p>0.0287578833038911</text:p>
              </table:table-cell>
              <table:table-cell office:value-type="float" office:value="13.9500000000001">
                <text:p>13.9500000000001</text:p>
              </table:table-cell>
              <table:table-cell office:value-type="float" office:value="0.0289018720083356">
                <text:p>0.0289018720083356</text:p>
              </table:table-cell>
              <table:table-cell office:value-type="float" office:value="13.9500000000001">
                <text:p>13.9500000000001</text:p>
              </table:table-cell>
              <table:table-cell office:value-type="float" office:value="-1.43988704444466">
                <text:p>-1.4398870444446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.0000000000001">
                <text:p>14.0000000000001</text:p>
              </table:table-cell>
              <table:table-cell office:value-type="float" office:value="0.02873362320032">
                <text:p>0.02873362320032</text:p>
              </table:table-cell>
              <table:table-cell office:value-type="float" office:value="14.0000000000001">
                <text:p>14.0000000000001</text:p>
              </table:table-cell>
              <table:table-cell office:value-type="float" office:value="0.028877069588785">
                <text:p>0.028877069588785</text:p>
              </table:table-cell>
              <table:table-cell office:value-type="float" office:value="14.0000000000001">
                <text:p>14.0000000000001</text:p>
              </table:table-cell>
              <table:table-cell office:value-type="float" office:value="-1.43446388465019">
                <text:p>-1.434463884650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.0500000000001">
                <text:p>14.0500000000001</text:p>
              </table:table-cell>
              <table:table-cell office:value-type="float" office:value="0.0287091448938104">
                <text:p>0.0287091448938104</text:p>
              </table:table-cell>
              <table:table-cell office:value-type="float" office:value="14.0500000000001">
                <text:p>14.0500000000001</text:p>
              </table:table-cell>
              <table:table-cell office:value-type="float" office:value="0.0288520466558385">
                <text:p>0.0288520466558385</text:p>
              </table:table-cell>
              <table:table-cell office:value-type="float" office:value="14.0500000000001">
                <text:p>14.0500000000001</text:p>
              </table:table-cell>
              <table:table-cell office:value-type="float" office:value="-1.4290176202807">
                <text:p>-1.429017620280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.1000000000001">
                <text:p>14.1000000000001</text:p>
              </table:table-cell>
              <table:table-cell office:value-type="float" office:value="0.0286844694661887">
                <text:p>0.0286844694661887</text:p>
              </table:table-cell>
              <table:table-cell office:value-type="float" office:value="14.1000000000001">
                <text:p>14.1000000000001</text:p>
              </table:table-cell>
              <table:table-cell office:value-type="float" office:value="0.0288268242659914">
                <text:p>0.0288268242659914</text:p>
              </table:table-cell>
              <table:table-cell office:value-type="float" office:value="14.1000000000001">
                <text:p>14.1000000000001</text:p>
              </table:table-cell>
              <table:table-cell office:value-type="float" office:value="-1.42354799802714">
                <text:p>-1.4235479980271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.1500000000001">
                <text:p>14.1500000000001</text:p>
              </table:table-cell>
              <table:table-cell office:value-type="float" office:value="0.0286596179992811">
                <text:p>0.0286596179992811</text:p>
              </table:table-cell>
              <table:table-cell office:value-type="float" office:value="14.1500000000001">
                <text:p>14.1500000000001</text:p>
              </table:table-cell>
              <table:table-cell office:value-type="float" office:value="0.0288014234757392">
                <text:p>0.0288014234757392</text:p>
              </table:table-cell>
              <table:table-cell office:value-type="float" office:value="14.1500000000001">
                <text:p>14.1500000000001</text:p>
              </table:table-cell>
              <table:table-cell office:value-type="float" office:value="-1.41805476458066">
                <text:p>-1.4180547645806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.2000000000001">
                <text:p>14.2000000000001</text:p>
              </table:table-cell>
              <table:table-cell office:value-type="float" office:value="0.0286346115749138">
                <text:p>0.0286346115749138</text:p>
              </table:table-cell>
              <table:table-cell office:value-type="float" office:value="14.2000000000001">
                <text:p>14.2000000000001</text:p>
              </table:table-cell>
              <table:table-cell office:value-type="float" office:value="0.028775865341577">
                <text:p>0.028775865341577</text:p>
              </table:table-cell>
              <table:table-cell office:value-type="float" office:value="14.2000000000001">
                <text:p>14.2000000000001</text:p>
              </table:table-cell>
              <table:table-cell office:value-type="float" office:value="-1.4125376666321">
                <text:p>-1.412537666632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.2500000000001">
                <text:p>14.2500000000001</text:p>
              </table:table-cell>
              <table:table-cell office:value-type="float" office:value="0.028609471274913">
                <text:p>0.028609471274913</text:p>
              </table:table-cell>
              <table:table-cell office:value-type="float" office:value="14.2500000000001">
                <text:p>14.2500000000001</text:p>
              </table:table-cell>
              <table:table-cell office:value-type="float" office:value="0.0287501709200003">
                <text:p>0.0287501709200003</text:p>
              </table:table-cell>
              <table:table-cell office:value-type="float" office:value="14.2500000000001">
                <text:p>14.2500000000001</text:p>
              </table:table-cell>
              <table:table-cell office:value-type="float" office:value="-1.40699645087259">
                <text:p>-1.4069964508725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.3000000000001">
                <text:p>14.3000000000001</text:p>
              </table:table-cell>
              <table:table-cell office:value-type="float" office:value="0.028584218181105">
                <text:p>0.028584218181105</text:p>
              </table:table-cell>
              <table:table-cell office:value-type="float" office:value="14.3000000000001">
                <text:p>14.3000000000001</text:p>
              </table:table-cell>
              <table:table-cell office:value-type="float" office:value="0.0287243612675043">
                <text:p>0.0287243612675043</text:p>
              </table:table-cell>
              <table:table-cell office:value-type="float" office:value="14.3000000000001">
                <text:p>14.3000000000001</text:p>
              </table:table-cell>
              <table:table-cell office:value-type="float" office:value="-1.40143086399307">
                <text:p>-1.4014308639930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.3500000000001">
                <text:p>14.3500000000001</text:p>
              </table:table-cell>
              <table:table-cell office:value-type="float" office:value="0.0285588733753161">
                <text:p>0.0285588733753161</text:p>
              </table:table-cell>
              <table:table-cell office:value-type="float" office:value="14.3500000000001">
                <text:p>14.3500000000001</text:p>
              </table:table-cell>
              <table:table-cell office:value-type="float" office:value="0.0286984574405845">
                <text:p>0.0286984574405845</text:p>
              </table:table-cell>
              <table:table-cell office:value-type="float" office:value="14.3500000000001">
                <text:p>14.3500000000001</text:p>
              </table:table-cell>
              <table:table-cell office:value-type="float" office:value="-1.39584065268459">
                <text:p>-1.3958406526845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.4000000000001">
                <text:p>14.4000000000001</text:p>
              </table:table-cell>
              <table:table-cell office:value-type="float" office:value="0.0285334579393723">
                <text:p>0.0285334579393723</text:p>
              </table:table-cell>
              <table:table-cell office:value-type="float" office:value="14.4000000000001">
                <text:p>14.4000000000001</text:p>
              </table:table-cell>
              <table:table-cell office:value-type="float" office:value="0.0286724804957362">
                <text:p>0.0286724804957362</text:p>
              </table:table-cell>
              <table:table-cell office:value-type="float" office:value="14.4000000000001">
                <text:p>14.4000000000001</text:p>
              </table:table-cell>
              <table:table-cell office:value-type="float" office:value="-1.39022556363819">
                <text:p>-1.390225563638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.4500000000001">
                <text:p>14.4500000000001</text:p>
              </table:table-cell>
              <table:table-cell office:value-type="float" office:value="0.0285079929551001">
                <text:p>0.0285079929551001</text:p>
              </table:table-cell>
              <table:table-cell office:value-type="float" office:value="14.4500000000001">
                <text:p>14.4500000000001</text:p>
              </table:table-cell>
              <table:table-cell office:value-type="float" office:value="0.0286464514894546">
                <text:p>0.0286464514894546</text:p>
              </table:table-cell>
              <table:table-cell office:value-type="float" office:value="14.4500000000001">
                <text:p>14.4500000000001</text:p>
              </table:table-cell>
              <table:table-cell office:value-type="float" office:value="-1.38458534354478">
                <text:p>-1.3845853435447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.5000000000001">
                <text:p>14.5000000000001</text:p>
              </table:table-cell>
              <table:table-cell office:value-type="float" office:value="0.0284824995043256">
                <text:p>0.0284824995043256</text:p>
              </table:table-cell>
              <table:table-cell office:value-type="float" office:value="14.5000000000001">
                <text:p>14.5000000000001</text:p>
              </table:table-cell>
              <table:table-cell office:value-type="float" office:value="0.0286203914782351">
                <text:p>0.0286203914782351</text:p>
              </table:table-cell>
              <table:table-cell office:value-type="float" office:value="14.5000000000001">
                <text:p>14.5000000000001</text:p>
              </table:table-cell>
              <table:table-cell office:value-type="float" office:value="-1.37891973909548">
                <text:p>-1.3789197390954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.5500000000001">
                <text:p>14.5500000000001</text:p>
              </table:table-cell>
              <table:table-cell office:value-type="float" office:value="0.028456998668875">
                <text:p>0.028456998668875</text:p>
              </table:table-cell>
              <table:table-cell office:value-type="float" office:value="14.5500000000001">
                <text:p>14.5500000000001</text:p>
              </table:table-cell>
              <table:table-cell office:value-type="float" office:value="0.0285943215185731">
                <text:p>0.0285943215185731</text:p>
              </table:table-cell>
              <table:table-cell office:value-type="float" office:value="14.5500000000001">
                <text:p>14.5500000000001</text:p>
              </table:table-cell>
              <table:table-cell office:value-type="float" office:value="-1.3732284969813">
                <text:p>-1.373228496981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.6000000000001">
                <text:p>14.6000000000001</text:p>
              </table:table-cell>
              <table:table-cell office:value-type="float" office:value="0.0284315115305746">
                <text:p>0.0284315115305746</text:p>
              </table:table-cell>
              <table:table-cell office:value-type="float" office:value="14.6000000000001">
                <text:p>14.6000000000001</text:p>
              </table:table-cell>
              <table:table-cell office:value-type="float" office:value="0.0285682626669639">
                <text:p>0.0285682626669639</text:p>
              </table:table-cell>
              <table:table-cell office:value-type="float" office:value="14.6000000000001">
                <text:p>14.6000000000001</text:p>
              </table:table-cell>
              <table:table-cell office:value-type="float" office:value="-1.36751136389317">
                <text:p>-1.3675113638931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.6500000000001">
                <text:p>14.6500000000001</text:p>
              </table:table-cell>
              <table:table-cell office:value-type="float" office:value="0.0284060591712506">
                <text:p>0.0284060591712506</text:p>
              </table:table-cell>
              <table:table-cell office:value-type="float" office:value="14.6500000000001">
                <text:p>14.6500000000001</text:p>
              </table:table-cell>
              <table:table-cell office:value-type="float" office:value="0.0285422359799028">
                <text:p>0.0285422359799028</text:p>
              </table:table-cell>
              <table:table-cell office:value-type="float" office:value="14.6500000000001">
                <text:p>14.6500000000001</text:p>
              </table:table-cell>
              <table:table-cell office:value-type="float" office:value="-1.3617680865222">
                <text:p>-1.361768086522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.7000000000001">
                <text:p>14.7000000000001</text:p>
              </table:table-cell>
              <table:table-cell office:value-type="float" office:value="0.0283806626727292">
                <text:p>0.0283806626727292</text:p>
              </table:table-cell>
              <table:table-cell office:value-type="float" office:value="14.7000000000001">
                <text:p>14.7000000000001</text:p>
              </table:table-cell>
              <table:table-cell office:value-type="float" office:value="0.0285162625138852">
                <text:p>0.0285162625138852</text:p>
              </table:table-cell>
              <table:table-cell office:value-type="float" office:value="14.7000000000001">
                <text:p>14.7000000000001</text:p>
              </table:table-cell>
              <table:table-cell office:value-type="float" office:value="-1.35599841155923">
                <text:p>-1.3559984115592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.7500000000001">
                <text:p>14.7500000000001</text:p>
              </table:table-cell>
              <table:table-cell office:value-type="float" office:value="0.0283553431168368">
                <text:p>0.0283553431168368</text:p>
              </table:table-cell>
              <table:table-cell office:value-type="float" office:value="14.7500000000001">
                <text:p>14.7500000000001</text:p>
              </table:table-cell>
              <table:table-cell office:value-type="float" office:value="0.0284903633254063">
                <text:p>0.0284903633254063</text:p>
              </table:table-cell>
              <table:table-cell office:value-type="float" office:value="14.7500000000001">
                <text:p>14.7500000000001</text:p>
              </table:table-cell>
              <table:table-cell office:value-type="float" office:value="-1.35020208569547">
                <text:p>-1.3502020856954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.8000000000001">
                <text:p>14.8000000000001</text:p>
              </table:table-cell>
              <table:table-cell office:value-type="float" office:value="0.0283301183522574">
                <text:p>0.0283301183522574</text:p>
              </table:table-cell>
              <table:table-cell office:value-type="float" office:value="14.8000000000001">
                <text:p>14.8000000000001</text:p>
              </table:table-cell>
              <table:table-cell office:value-type="float" office:value="0.0284645562632926">
                <text:p>0.0284645562632926</text:p>
              </table:table-cell>
              <table:table-cell office:value-type="float" office:value="14.8000000000001">
                <text:p>14.8000000000001</text:p>
              </table:table-cell>
              <table:table-cell office:value-type="float" office:value="-1.34437911035238">
                <text:p>-1.3443791103523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.8500000000001">
                <text:p>14.8500000000001</text:p>
              </table:table-cell>
              <table:table-cell office:value-type="float" office:value="0.0283049932951071">
                <text:p>0.0283049932951071</text:p>
              </table:table-cell>
              <table:table-cell office:value-type="float" office:value="14.8500000000001">
                <text:p>14.8500000000001</text:p>
              </table:table-cell>
              <table:table-cell office:value-type="float" office:value="0.0284388463456945">
                <text:p>0.0284388463456945</text:p>
              </table:table-cell>
              <table:table-cell office:value-type="float" office:value="14.8500000000001">
                <text:p>14.8500000000001</text:p>
              </table:table-cell>
              <table:table-cell office:value-type="float" office:value="-1.33853050587402">
                <text:p>-1.338530505874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.9000000000001">
                <text:p>14.9000000000001</text:p>
              </table:table-cell>
              <table:table-cell office:value-type="float" office:value="0.0282799696283598">
                <text:p>0.0282799696283598</text:p>
              </table:table-cell>
              <table:table-cell office:value-type="float" office:value="14.9000000000001">
                <text:p>14.9000000000001</text:p>
              </table:table-cell>
              <table:table-cell office:value-type="float" office:value="0.0284132353830932">
                <text:p>0.0284132353830932</text:p>
              </table:table-cell>
              <table:table-cell office:value-type="float" office:value="14.9000000000001">
                <text:p>14.9000000000001</text:p>
              </table:table-cell>
              <table:table-cell office:value-type="float" office:value="-1.33265754733471">
                <text:p>-1.3326575473347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.9500000000001">
                <text:p>14.9500000000001</text:p>
              </table:table-cell>
              <table:table-cell office:value-type="float" office:value="0.0282550490349895">
                <text:p>0.0282550490349895</text:p>
              </table:table-cell>
              <table:table-cell office:value-type="float" office:value="14.9500000000001">
                <text:p>14.9500000000001</text:p>
              </table:table-cell>
              <table:table-cell office:value-type="float" office:value="0.0283877251859704">
                <text:p>0.0283877251859704</text:p>
              </table:table-cell>
              <table:table-cell office:value-type="float" office:value="14.9500000000001">
                <text:p>14.9500000000001</text:p>
              </table:table-cell>
              <table:table-cell office:value-type="float" office:value="-1.32676150980914">
                <text:p>-1.3267615098091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.0000000000001">
                <text:p>15.0000000000001</text:p>
              </table:table-cell>
              <table:table-cell office:value-type="float" office:value="0.0282302331979701">
                <text:p>0.0282302331979701</text:p>
              </table:table-cell>
              <table:table-cell office:value-type="float" office:value="15.0000000000001">
                <text:p>15.0000000000001</text:p>
              </table:table-cell>
              <table:table-cell office:value-type="float" office:value="0.0283623175648073">
                <text:p>0.0283623175648073</text:p>
              </table:table-cell>
              <table:table-cell office:value-type="float" office:value="15.0000000000001">
                <text:p>15.0000000000001</text:p>
              </table:table-cell>
              <table:table-cell office:value-type="float" office:value="-1.32084366837166">
                <text:p>-1.3208436683716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.0500000000001">
                <text:p>15.0500000000001</text:p>
              </table:table-cell>
              <table:table-cell office:value-type="float" office:value="0.0282055238002757">
                <text:p>0.0282055238002757</text:p>
              </table:table-cell>
              <table:table-cell office:value-type="float" office:value="15.0500000000001">
                <text:p>15.0500000000001</text:p>
              </table:table-cell>
              <table:table-cell office:value-type="float" office:value="0.0283370143300854">
                <text:p>0.0283370143300854</text:p>
              </table:table-cell>
              <table:table-cell office:value-type="float" office:value="15.0500000000001">
                <text:p>15.0500000000001</text:p>
              </table:table-cell>
              <table:table-cell office:value-type="float" office:value="-1.31490529809684">
                <text:p>-1.3149052980968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.1000000000001">
                <text:p>15.1000000000001</text:p>
              </table:table-cell>
              <table:table-cell office:value-type="float" office:value="0.0281809225248801">
                <text:p>0.0281809225248801</text:p>
              </table:table-cell>
              <table:table-cell office:value-type="float" office:value="15.1000000000001">
                <text:p>15.1000000000001</text:p>
              </table:table-cell>
              <table:table-cell office:value-type="float" office:value="0.028311817292286">
                <text:p>0.028311817292286</text:p>
              </table:table-cell>
              <table:table-cell office:value-type="float" office:value="15.1000000000001">
                <text:p>15.1000000000001</text:p>
              </table:table-cell>
              <table:table-cell office:value-type="float" office:value="-1.3089476740592">
                <text:p>-1.308947674059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.1500000000001">
                <text:p>15.1500000000001</text:p>
              </table:table-cell>
              <table:table-cell office:value-type="float" office:value="0.0281564310547574">
                <text:p>0.0281564310547574</text:p>
              </table:table-cell>
              <table:table-cell office:value-type="float" office:value="15.1500000000001">
                <text:p>15.1500000000001</text:p>
              </table:table-cell>
              <table:table-cell office:value-type="float" office:value="0.0282867282618907">
                <text:p>0.0282867282618907</text:p>
              </table:table-cell>
              <table:table-cell office:value-type="float" office:value="15.1500000000001">
                <text:p>15.1500000000001</text:p>
              </table:table-cell>
              <table:table-cell office:value-type="float" office:value="-1.30297207133322">
                <text:p>-1.3029720713332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.2000000000001">
                <text:p>15.2000000000001</text:p>
              </table:table-cell>
              <table:table-cell office:value-type="float" office:value="0.0281320510728814">
                <text:p>0.0281320510728814</text:p>
              </table:table-cell>
              <table:table-cell office:value-type="float" office:value="15.2000000000001">
                <text:p>15.2000000000001</text:p>
              </table:table-cell>
              <table:table-cell office:value-type="float" office:value="0.0282617490493807">
                <text:p>0.0282617490493807</text:p>
              </table:table-cell>
              <table:table-cell office:value-type="float" office:value="15.2000000000001">
                <text:p>15.2000000000001</text:p>
              </table:table-cell>
              <table:table-cell office:value-type="float" office:value="-1.29697976499341">
                <text:p>-1.2969797649934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.2500000000001">
                <text:p>15.2500000000001</text:p>
              </table:table-cell>
              <table:table-cell office:value-type="float" office:value="0.0281077842622262">
                <text:p>0.0281077842622262</text:p>
              </table:table-cell>
              <table:table-cell office:value-type="float" office:value="15.2500000000001">
                <text:p>15.2500000000001</text:p>
              </table:table-cell>
              <table:table-cell office:value-type="float" office:value="0.0282368814652376">
                <text:p>0.0282368814652376</text:p>
              </table:table-cell>
              <table:table-cell office:value-type="float" office:value="15.2500000000001">
                <text:p>15.2500000000001</text:p>
              </table:table-cell>
              <table:table-cell office:value-type="float" office:value="-1.29097203011422">
                <text:p>-1.2909720301142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.3000000000001">
                <text:p>15.3000000000001</text:p>
              </table:table-cell>
              <table:table-cell office:value-type="float" office:value="0.0280836323057657">
                <text:p>0.0280836323057657</text:p>
              </table:table-cell>
              <table:table-cell office:value-type="float" office:value="15.3000000000001">
                <text:p>15.3000000000001</text:p>
              </table:table-cell>
              <table:table-cell office:value-type="float" office:value="0.0282121273199427">
                <text:p>0.0282121273199427</text:p>
              </table:table-cell>
              <table:table-cell office:value-type="float" office:value="15.3000000000001">
                <text:p>15.3000000000001</text:p>
              </table:table-cell>
              <table:table-cell office:value-type="float" office:value="-1.2849501417702">
                <text:p>-1.284950141770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.3500000000001">
                <text:p>15.3500000000001</text:p>
              </table:table-cell>
              <table:table-cell office:value-type="float" office:value="0.0280595968864738">
                <text:p>0.0280595968864738</text:p>
              </table:table-cell>
              <table:table-cell office:value-type="float" office:value="15.3500000000001">
                <text:p>15.3500000000001</text:p>
              </table:table-cell>
              <table:table-cell office:value-type="float" office:value="0.0281874884239774">
                <text:p>0.0281874884239774</text:p>
              </table:table-cell>
              <table:table-cell office:value-type="float" office:value="15.3500000000001">
                <text:p>15.3500000000001</text:p>
              </table:table-cell>
              <table:table-cell office:value-type="float" office:value="-1.27891537503588">
                <text:p>-1.278915375035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.4000000000001">
                <text:p>15.4000000000001</text:p>
              </table:table-cell>
              <table:table-cell office:value-type="float" office:value="0.0280356796873246">
                <text:p>0.0280356796873246</text:p>
              </table:table-cell>
              <table:table-cell office:value-type="float" office:value="15.4000000000001">
                <text:p>15.4000000000001</text:p>
              </table:table-cell>
              <table:table-cell office:value-type="float" office:value="0.0281629665878232">
                <text:p>0.0281629665878232</text:p>
              </table:table-cell>
              <table:table-cell office:value-type="float" office:value="15.4000000000001">
                <text:p>15.4000000000001</text:p>
              </table:table-cell>
              <table:table-cell office:value-type="float" office:value="-1.27286900498576">
                <text:p>-1.2728690049857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.4500000000001">
                <text:p>15.4500000000001</text:p>
              </table:table-cell>
              <table:table-cell office:value-type="float" office:value="0.028011882391292">
                <text:p>0.028011882391292</text:p>
              </table:table-cell>
              <table:table-cell office:value-type="float" office:value="15.4500000000001">
                <text:p>15.4500000000001</text:p>
              </table:table-cell>
              <table:table-cell office:value-type="float" office:value="0.0281385636219614">
                <text:p>0.0281385636219614</text:p>
              </table:table-cell>
              <table:table-cell office:value-type="float" office:value="15.4500000000001">
                <text:p>15.4500000000001</text:p>
              </table:table-cell>
              <table:table-cell office:value-type="float" office:value="-1.26681230669431">
                <text:p>-1.2668123066943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.5000000000001">
                <text:p>15.5000000000001</text:p>
              </table:table-cell>
              <table:table-cell office:value-type="float" office:value="0.0279882066813499">
                <text:p>0.0279882066813499</text:p>
              </table:table-cell>
              <table:table-cell office:value-type="float" office:value="15.5000000000001">
                <text:p>15.5000000000001</text:p>
              </table:table-cell>
              <table:table-cell office:value-type="float" office:value="0.0281142813368735">
                <text:p>0.0281142813368735</text:p>
              </table:table-cell>
              <table:table-cell office:value-type="float" office:value="15.5000000000001">
                <text:p>15.5000000000001</text:p>
              </table:table-cell>
              <table:table-cell office:value-type="float" office:value="-1.26074655523598">
                <text:p>-1.2607465552359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.5500000000001">
                <text:p>15.5500000000001</text:p>
              </table:table-cell>
              <table:table-cell office:value-type="float" office:value="0.0279646542404723">
                <text:p>0.0279646542404723</text:p>
              </table:table-cell>
              <table:table-cell office:value-type="float" office:value="15.5500000000001">
                <text:p>15.5500000000001</text:p>
              </table:table-cell>
              <table:table-cell office:value-type="float" office:value="0.0280901215430408">
                <text:p>0.0280901215430408</text:p>
              </table:table-cell>
              <table:table-cell office:value-type="float" office:value="15.5500000000001">
                <text:p>15.5500000000001</text:p>
              </table:table-cell>
              <table:table-cell office:value-type="float" office:value="-1.25467302568537">
                <text:p>-1.2546730256853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.6000000000001">
                <text:p>15.6000000000001</text:p>
              </table:table-cell>
              <table:table-cell office:value-type="float" office:value="0.0279412267516331">
                <text:p>0.0279412267516331</text:p>
              </table:table-cell>
              <table:table-cell office:value-type="float" office:value="15.6000000000001">
                <text:p>15.6000000000001</text:p>
              </table:table-cell>
              <table:table-cell office:value-type="float" office:value="0.0280660860509448">
                <text:p>0.0280660860509448</text:p>
              </table:table-cell>
              <table:table-cell office:value-type="float" office:value="15.6000000000001">
                <text:p>15.6000000000001</text:p>
              </table:table-cell>
              <table:table-cell office:value-type="float" office:value="-1.24859299311695">
                <text:p>-1.2485929931169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.6500000000001">
                <text:p>15.6500000000001</text:p>
              </table:table-cell>
              <table:table-cell office:value-type="float" office:value="0.0279179258978064">
                <text:p>0.0279179258978064</text:p>
              </table:table-cell>
              <table:table-cell office:value-type="float" office:value="15.6500000000001">
                <text:p>15.6500000000001</text:p>
              </table:table-cell>
              <table:table-cell office:value-type="float" office:value="0.0280421766710669">
                <text:p>0.0280421766710669</text:p>
              </table:table-cell>
              <table:table-cell office:value-type="float" office:value="15.6500000000001">
                <text:p>15.6500000000001</text:p>
              </table:table-cell>
              <table:table-cell office:value-type="float" office:value="-1.24250773260524">
                <text:p>-1.2425077326052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.7000000000001">
                <text:p>15.7000000000001</text:p>
              </table:table-cell>
              <table:table-cell office:value-type="float" office:value="0.027894753361966">
                <text:p>0.027894753361966</text:p>
              </table:table-cell>
              <table:table-cell office:value-type="float" office:value="15.7000000000001">
                <text:p>15.7000000000001</text:p>
              </table:table-cell>
              <table:table-cell office:value-type="float" office:value="0.0280183952138885">
                <text:p>0.0280183952138885</text:p>
              </table:table-cell>
              <table:table-cell office:value-type="float" office:value="15.7000000000001">
                <text:p>15.7000000000001</text:p>
              </table:table-cell>
              <table:table-cell office:value-type="float" office:value="-1.23641851922467">
                <text:p>-1.236418519224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.7500000000001">
                <text:p>15.7500000000001</text:p>
              </table:table-cell>
              <table:table-cell office:value-type="float" office:value="0.027871710827086">
                <text:p>0.027871710827086</text:p>
              </table:table-cell>
              <table:table-cell office:value-type="float" office:value="15.7500000000001">
                <text:p>15.7500000000001</text:p>
              </table:table-cell>
              <table:table-cell office:value-type="float" office:value="0.027994743489891">
                <text:p>0.027994743489891</text:p>
              </table:table-cell>
              <table:table-cell office:value-type="float" office:value="15.7500000000001">
                <text:p>15.7500000000001</text:p>
              </table:table-cell>
              <table:table-cell office:value-type="float" office:value="-1.23032662804983">
                <text:p>-1.2303266280498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.8000000000001">
                <text:p>15.8000000000001</text:p>
              </table:table-cell>
              <table:table-cell office:value-type="float" office:value="0.0278487999761403">
                <text:p>0.0278487999761403</text:p>
              </table:table-cell>
              <table:table-cell office:value-type="float" office:value="15.8000000000001">
                <text:p>15.8000000000001</text:p>
              </table:table-cell>
              <table:table-cell office:value-type="float" office:value="0.0279712233095558">
                <text:p>0.0279712233095558</text:p>
              </table:table-cell>
              <table:table-cell office:value-type="float" office:value="15.8000000000001">
                <text:p>15.8000000000001</text:p>
              </table:table-cell>
              <table:table-cell office:value-type="float" office:value="-1.22423333415514">
                <text:p>-1.2242333341551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.8500000000001">
                <text:p>15.8500000000001</text:p>
              </table:table-cell>
              <table:table-cell office:value-type="float" office:value="0.0278260224921028">
                <text:p>0.0278260224921028</text:p>
              </table:table-cell>
              <table:table-cell office:value-type="float" office:value="15.8500000000001">
                <text:p>15.8500000000001</text:p>
              </table:table-cell>
              <table:table-cell office:value-type="float" office:value="0.0279478364833644">
                <text:p>0.0279478364833644</text:p>
              </table:table-cell>
              <table:table-cell office:value-type="float" office:value="15.8500000000001">
                <text:p>15.8500000000001</text:p>
              </table:table-cell>
              <table:table-cell office:value-type="float" office:value="-1.21813991261526">
                <text:p>-1.2181399126152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.9000000000001">
                <text:p>15.9000000000001</text:p>
              </table:table-cell>
              <table:table-cell office:value-type="float" office:value="0.0278033800579476">
                <text:p>0.0278033800579476</text:p>
              </table:table-cell>
              <table:table-cell office:value-type="float" office:value="15.9000000000001">
                <text:p>15.9000000000001</text:p>
              </table:table-cell>
              <table:table-cell office:value-type="float" office:value="0.027924584821798">
                <text:p>0.027924584821798</text:p>
              </table:table-cell>
              <table:table-cell office:value-type="float" office:value="15.9000000000001">
                <text:p>15.9000000000001</text:p>
              </table:table-cell>
              <table:table-cell office:value-type="float" office:value="-1.21204763850451">
                <text:p>-1.2120476385045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.9500000000001">
                <text:p>15.9500000000001</text:p>
              </table:table-cell>
              <table:table-cell office:value-type="float" office:value="0.0277808743566485">
                <text:p>0.0277808743566485</text:p>
              </table:table-cell>
              <table:table-cell office:value-type="float" office:value="15.9500000000001">
                <text:p>15.9500000000001</text:p>
              </table:table-cell>
              <table:table-cell office:value-type="float" office:value="0.0279014701353382">
                <text:p>0.0279014701353382</text:p>
              </table:table-cell>
              <table:table-cell office:value-type="float" office:value="15.9500000000001">
                <text:p>15.9500000000001</text:p>
              </table:table-cell>
              <table:table-cell office:value-type="float" office:value="-1.20595778689742">
                <text:p>-1.2059577868974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.0000000000001">
                <text:p>16.0000000000001</text:p>
              </table:table-cell>
              <table:table-cell office:value-type="float" office:value="0.0277585070711795">
                <text:p>0.0277585070711795</text:p>
              </table:table-cell>
              <table:table-cell office:value-type="float" office:value="16.0000000000001">
                <text:p>16.0000000000001</text:p>
              </table:table-cell>
              <table:table-cell office:value-type="float" office:value="0.0278784942344664">
                <text:p>0.0278784942344664</text:p>
              </table:table-cell>
              <table:table-cell office:value-type="float" office:value="16.0000000000001">
                <text:p>16.0000000000001</text:p>
              </table:table-cell>
              <table:table-cell office:value-type="float" office:value="-1.19987163286862">
                <text:p>-1.199871632868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MacOSX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number:number-style style:name="N111">
      <number:number number:decimal-places="3" number:min-integer-digits="1"/>
    </number:number-style>
    <style:style style:name="ch1" style:family="chart">
      <style:graphic-properties draw:stroke="solid" draw:fill-color="#e6e6e6"/>
    </style:style>
    <style:style style:name="ch2" style:family="chart">
      <style:chart-properties chart:auto-position="true"/>
      <style:graphic-properties svg:stroke-width="0.071cm"/>
      <style:text-properties fo:color="#000000" fo:font-family="Calibri"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fill="solid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111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b3b3b3"/>
      <style:text-properties fo:color="#333333" fo:font-family="Calibri" fo:font-size="10pt" style:font-family-asian="Calibri" style:font-size-asian="10pt" style:font-family-complex="Calibri" style:font-size-complex="10pt"/>
    </style:style>
    <style:style style:name="ch6" style:family="chart">
      <style:chart-properties chart:auto-position="true" style:rotation-angle="0"/>
      <style:graphic-properties svg:stroke-width="0.071cm"/>
      <style:text-properties fo:color="#000000" fo:font-family="Calibri" fo:font-size="9pt" fo:font-weight="bold" style:font-size-asian="9pt" style:font-weight-asian="bold" style:font-size-complex="9pt" style:font-weight-complex="bold"/>
    </style:style>
    <style:style style:name="ch7" style:family="chart" style:data-style-name="N1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b3b3b3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graphic-properties svg:stroke-width="0.071cm"/>
      <style:text-properties fo:color="#000000" fo:font-family="Calibri"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width="0.026cm" svg:stroke-color="#b3b3b3"/>
    </style:style>
    <style:style style:name="ch10" style:family="chart" style:data-style-name="N11">
      <style:chart-properties chart:symbol-type="none"/>
      <style:graphic-properties svg:stroke-width="0.08cm" svg:stroke-color="#000080" draw:fill-color="#000080"/>
      <style:text-properties fo:font-size="10pt" style:font-size-asian="10pt" style:font-size-complex="10pt"/>
    </style:style>
    <style:style style:name="ch11" style:family="chart" style:data-style-name="N11">
      <style:chart-properties chart:symbol-type="none"/>
      <style:graphic-properties svg:stroke-width="0.08cm" svg:stroke-color="#008000" draw:fill-color="#008000"/>
      <style:text-properties fo:font-size="10pt" style:font-size-asian="10pt" style:font-size-complex="10pt"/>
    </style:style>
    <style:style style:name="ch12" style:family="chart" style:data-style-name="N11">
      <style:chart-properties chart:symbol-type="none"/>
      <style:graphic-properties svg:stroke-width="0.07cm" svg:stroke-color="#800000" draw:fill-color="#8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3.947cm" svg:height="7.97cm" xlink:href=".." xlink:type="simple" chart:class="chart:scatter" chart:style-name="ch1">
        <chart:title svg:x="4.151cm" svg:y="0.295cm" chart:style-name="ch2">
          <text:p>Discount Curves (Zero Rates)</text:p>
        </chart:title>
        <chart:legend chart:legend-position="top" svg:x="1.125cm" svg:y="1.468cm" style:legend-expansion="wide" chart:style-name="ch3"/>
        <chart:plot-area chart:style-name="ch4" table:cell-range-address="Calibration.B135:Calibration.C455 Calibration.C129:Calibration.C129 Calibration.F129:Calibration.F129 Calibration.F135:Calibration.F455 Calibration.I129:Calibration.I129 Calibration.I135:Calibration.I455" chart:data-source-has-labels="row" svg:x="1.316cm" svg:y="2.402cm" svg:width="12.075cm" svg:height="4.401cm">
          <chartooo:coordinate-region svg:x="2.448cm" svg:y="2.61cm" svg:width="10.449cm" svg:height="3.528cm"/>
          <chart:axis chart:dimension="x" chart:name="primary-x" chart:style-name="ch5">
            <chart:title svg:x="6.993cm" svg:y="6.963cm" chart:style-name="ch6">
              <text:p>time</text:p>
            </chart:title>
          </chart:axis>
          <chart:axis chart:dimension="y" chart:name="primary-y" chart:style-name="ch7">
            <chart:title svg:x="0.451cm" svg:y="5.013cm" chart:style-name="ch8">
              <text:p>value</text:p>
            </chart:title>
            <chart:grid chart:style-name="ch9" chart:class="major"/>
          </chart:axis>
          <chart:series chart:style-name="ch10" chart:values-cell-range-address="Calibration.C135:Calibration.C455" chart:label-cell-address="Calibration.C129:Calibration.C129" chart:class="chart:scatter">
            <chart:domain table:cell-range-address="Calibration.B135:Calibration.B455"/>
            <chart:data-point chart:repeated="321"/>
          </chart:series>
          <chart:series chart:style-name="ch11" chart:values-cell-range-address="Calibration.F135:Calibration.F455" chart:label-cell-address="Calibration.F129:Calibration.F129" chart:class="chart:scatter">
            <chart:domain table:cell-range-address="Calibration.E135:Calibration.E455"/>
            <chart:data-point chart:repeated="321"/>
          </chart:series>
          <chart:series chart:style-name="ch12" chart:values-cell-range-address="Calibration.I135:Calibration.I455" chart:label-cell-address="Calibration.I129:Calibration.I129" chart:class="chart:scatter">
            <chart:domain table:cell-range-address="Calibration.H135:Calibration.H455"/>
            <chart:data-point chart:repeated="3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iscount-EUR-OIS</text:p>
                <draw:g>
                  <svg:desc>Calibration.C129:Calibration.C129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discount-USD-OIS</text:p>
                <draw:g>
                  <svg:desc>Calibration.F129:Calibration.F12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discount-USD-EUR-OIS</text:p>
                <draw:g>
                  <svg:desc>Calibration.I129:Calibration.I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1">
                <text:p>0.00001</text:p>
                <draw:g>
                  <svg:desc>Calibration.B135:Calibration.B455</svg:desc>
                </draw:g>
              </table:table-cell>
              <table:table-cell office:value-type="float" office:value="0.000629900800171907">
                <text:p>0.000629900800171907</text:p>
                <draw:g>
                  <svg:desc>Calibration.C135:Calibration.C455</svg:desc>
                </draw:g>
              </table:table-cell>
              <table:table-cell office:value-type="float" office:value="0.00001">
                <text:p>0.00001</text:p>
                <draw:g>
                  <svg:desc>Calibration.E135:Calibration.E455</svg:desc>
                </draw:g>
              </table:table-cell>
              <table:table-cell office:value-type="float" office:value="0.0013695309868911">
                <text:p>0.0013695309868911</text:p>
                <draw:g>
                  <svg:desc>Calibration.F135:Calibration.F455</svg:desc>
                </draw:g>
              </table:table-cell>
              <table:table-cell office:value-type="float" office:value="0.00001">
                <text:p>0.00001</text:p>
                <draw:g>
                  <svg:desc>Calibration.H135:Calibration.H455</svg:desc>
                </draw:g>
              </table:table-cell>
              <table:table-cell office:value-type="float" office:value="0.00698438851164736">
                <text:p>0.00698438851164736</text:p>
                <draw:g>
                  <svg:desc>Calibration.I135:Calibration.I4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5">
                <text:p>0.125</text:p>
              </table:table-cell>
              <table:table-cell office:value-type="float" office:value="0.000629900795832203">
                <text:p>0.000629900795832203</text:p>
              </table:table-cell>
              <table:table-cell office:value-type="float" office:value="0.125">
                <text:p>0.125</text:p>
              </table:table-cell>
              <table:table-cell office:value-type="float" office:value="0.00136953098916953">
                <text:p>0.00136953098916953</text:p>
              </table:table-cell>
              <table:table-cell office:value-type="float" office:value="0.125">
                <text:p>0.125</text:p>
              </table:table-cell>
              <table:table-cell office:value-type="float" office:value="0.00698438851589821">
                <text:p>0.006984388515898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0.000629900795832257">
                <text:p>0.000629900795832257</text:p>
              </table:table-cell>
              <table:table-cell office:value-type="float" office:value="0.25">
                <text:p>0.25</text:p>
              </table:table-cell>
              <table:table-cell office:value-type="float" office:value="0.00136953098916943">
                <text:p>0.00136953098916943</text:p>
              </table:table-cell>
              <table:table-cell office:value-type="float" office:value="0.25">
                <text:p>0.25</text:p>
              </table:table-cell>
              <table:table-cell office:value-type="float" office:value="0.00698438851589802">
                <text:p>0.006984388515898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5">
                <text:p>0.375</text:p>
              </table:table-cell>
              <table:table-cell office:value-type="float" office:value="0.000629900795832228">
                <text:p>0.000629900795832228</text:p>
              </table:table-cell>
              <table:table-cell office:value-type="float" office:value="0.375">
                <text:p>0.375</text:p>
              </table:table-cell>
              <table:table-cell office:value-type="float" office:value="0.00136953098916944">
                <text:p>0.00136953098916944</text:p>
              </table:table-cell>
              <table:table-cell office:value-type="float" office:value="0.375">
                <text:p>0.375</text:p>
              </table:table-cell>
              <table:table-cell office:value-type="float" office:value="0.00698438851589811">
                <text:p>0.006984388515898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000629900795832195">
                <text:p>0.000629900795832195</text:p>
              </table:table-cell>
              <table:table-cell office:value-type="float" office:value="0.5">
                <text:p>0.5</text:p>
              </table:table-cell>
              <table:table-cell office:value-type="float" office:value="0.00136953098916948">
                <text:p>0.00136953098916948</text:p>
              </table:table-cell>
              <table:table-cell office:value-type="float" office:value="0.5">
                <text:p>0.5</text:p>
              </table:table-cell>
              <table:table-cell office:value-type="float" office:value="0.006984388515898">
                <text:p>0.0069843885158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25">
                <text:p>0.625</text:p>
              </table:table-cell>
              <table:table-cell office:value-type="float" office:value="0.000629900795832233">
                <text:p>0.000629900795832233</text:p>
              </table:table-cell>
              <table:table-cell office:value-type="float" office:value="0.625">
                <text:p>0.625</text:p>
              </table:table-cell>
              <table:table-cell office:value-type="float" office:value="0.00136953098916932">
                <text:p>0.00136953098916932</text:p>
              </table:table-cell>
              <table:table-cell office:value-type="float" office:value="0.625">
                <text:p>0.625</text:p>
              </table:table-cell>
              <table:table-cell office:value-type="float" office:value="0.00698438851589817">
                <text:p>0.006984388515898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5">
                <text:p>0.75</text:p>
              </table:table-cell>
              <table:table-cell office:value-type="float" office:value="0.000629900795832273">
                <text:p>0.000629900795832273</text:p>
              </table:table-cell>
              <table:table-cell office:value-type="float" office:value="0.75">
                <text:p>0.75</text:p>
              </table:table-cell>
              <table:table-cell office:value-type="float" office:value="0.00136953098916943">
                <text:p>0.00136953098916943</text:p>
              </table:table-cell>
              <table:table-cell office:value-type="float" office:value="0.75">
                <text:p>0.75</text:p>
              </table:table-cell>
              <table:table-cell office:value-type="float" office:value="0.00698438851589812">
                <text:p>0.006984388515898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5">
                <text:p>0.875</text:p>
              </table:table-cell>
              <table:table-cell office:value-type="float" office:value="0.000629900795832199">
                <text:p>0.000629900795832199</text:p>
              </table:table-cell>
              <table:table-cell office:value-type="float" office:value="0.875">
                <text:p>0.875</text:p>
              </table:table-cell>
              <table:table-cell office:value-type="float" office:value="0.00136953098916936">
                <text:p>0.00136953098916936</text:p>
              </table:table-cell>
              <table:table-cell office:value-type="float" office:value="0.875">
                <text:p>0.875</text:p>
              </table:table-cell>
              <table:table-cell office:value-type="float" office:value="0.00698438851589805">
                <text:p>0.006984388515898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000629900795832217">
                <text:p>0.000629900795832217</text:p>
              </table:table-cell>
              <table:table-cell office:value-type="float" office:value="1">
                <text:p>1</text:p>
              </table:table-cell>
              <table:table-cell office:value-type="float" office:value="0.00136953098916938">
                <text:p>0.00136953098916938</text:p>
              </table:table-cell>
              <table:table-cell office:value-type="float" office:value="1">
                <text:p>1</text:p>
              </table:table-cell>
              <table:table-cell office:value-type="float" office:value="0.00698438851589811">
                <text:p>0.006984388515898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25">
                <text:p>1.125</text:p>
              </table:table-cell>
              <table:table-cell office:value-type="float" office:value="0.00071435327630846">
                <text:p>0.00071435327630846</text:p>
              </table:table-cell>
              <table:table-cell office:value-type="float" office:value="1.125">
                <text:p>1.125</text:p>
              </table:table-cell>
              <table:table-cell office:value-type="float" office:value="0.00138730912731034">
                <text:p>0.00138730912731034</text:p>
              </table:table-cell>
              <table:table-cell office:value-type="float" office:value="1.125">
                <text:p>1.125</text:p>
              </table:table-cell>
              <table:table-cell office:value-type="float" office:value="0.00696349980705852">
                <text:p>0.006963499807058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5">
                <text:p>1.25</text:p>
              </table:table-cell>
              <table:table-cell office:value-type="float" office:value="0.000781915260689418">
                <text:p>0.000781915260689418</text:p>
              </table:table-cell>
              <table:table-cell office:value-type="float" office:value="1.25">
                <text:p>1.25</text:p>
              </table:table-cell>
              <table:table-cell office:value-type="float" office:value="0.00140153163782311">
                <text:p>0.00140153163782311</text:p>
              </table:table-cell>
              <table:table-cell office:value-type="float" office:value="1.25">
                <text:p>1.25</text:p>
              </table:table-cell>
              <table:table-cell office:value-type="float" office:value="0.00694678883998693">
                <text:p>0.00694678883998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75">
                <text:p>1.375</text:p>
              </table:table-cell>
              <table:table-cell office:value-type="float" office:value="0.00083719324791024">
                <text:p>0.00083719324791024</text:p>
              </table:table-cell>
              <table:table-cell office:value-type="float" office:value="1.375">
                <text:p>1.375</text:p>
              </table:table-cell>
              <table:table-cell office:value-type="float" office:value="0.00141316823733356">
                <text:p>0.00141316823733356</text:p>
              </table:table-cell>
              <table:table-cell office:value-type="float" office:value="1.375">
                <text:p>1.375</text:p>
              </table:table-cell>
              <table:table-cell office:value-type="float" office:value="0.00693311623056469">
                <text:p>0.006933116230564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">
                <text:p>1.5</text:p>
              </table:table-cell>
              <table:table-cell office:value-type="float" office:value="0.000883258237260965">
                <text:p>0.000883258237260965</text:p>
              </table:table-cell>
              <table:table-cell office:value-type="float" office:value="1.5">
                <text:p>1.5</text:p>
              </table:table-cell>
              <table:table-cell office:value-type="float" office:value="0.00142286540359227">
                <text:p>0.00142286540359227</text:p>
              </table:table-cell>
              <table:table-cell office:value-type="float" office:value="1.5">
                <text:p>1.5</text:p>
              </table:table-cell>
              <table:table-cell office:value-type="float" office:value="0.00692172238937941">
                <text:p>0.006921722389379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25">
                <text:p>1.625</text:p>
              </table:table-cell>
              <table:table-cell office:value-type="float" office:value="0.000922236305173038">
                <text:p>0.000922236305173038</text:p>
              </table:table-cell>
              <table:table-cell office:value-type="float" office:value="1.625">
                <text:p>1.625</text:p>
              </table:table-cell>
              <table:table-cell office:value-type="float" office:value="0.00143107069811886">
                <text:p>0.00143107069811886</text:p>
              </table:table-cell>
              <table:table-cell office:value-type="float" office:value="1.625">
                <text:p>1.625</text:p>
              </table:table-cell>
              <table:table-cell office:value-type="float" office:value="0.00691208144683812">
                <text:p>0.00691208144683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5">
                <text:p>1.75</text:p>
              </table:table-cell>
              <table:table-cell office:value-type="float" office:value="0.00095564607766912">
                <text:p>0.00095564607766912</text:p>
              </table:table-cell>
              <table:table-cell office:value-type="float" office:value="1.75">
                <text:p>1.75</text:p>
              </table:table-cell>
              <table:table-cell office:value-type="float" office:value="0.00143810380771307">
                <text:p>0.00143810380771307</text:p>
              </table:table-cell>
              <table:table-cell office:value-type="float" office:value="1.75">
                <text:p>1.75</text:p>
              </table:table-cell>
              <table:table-cell office:value-type="float" office:value="0.0069038177818027">
                <text:p>0.00690381778180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75">
                <text:p>1.875</text:p>
              </table:table-cell>
              <table:table-cell office:value-type="float" office:value="0.00098460121383245">
                <text:p>0.00098460121383245</text:p>
              </table:table-cell>
              <table:table-cell office:value-type="float" office:value="1.875">
                <text:p>1.875</text:p>
              </table:table-cell>
              <table:table-cell office:value-type="float" office:value="0.00144419916936144">
                <text:p>0.00144419916936144</text:p>
              </table:table-cell>
              <table:table-cell office:value-type="float" office:value="1.875">
                <text:p>1.875</text:p>
              </table:table-cell>
              <table:table-cell office:value-type="float" office:value="0.00689665593877199">
                <text:p>0.00689665593877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0.0010099369579753">
                <text:p>0.0010099369579753</text:p>
              </table:table-cell>
              <table:table-cell office:value-type="float" office:value="2">
                <text:p>2</text:p>
              </table:table-cell>
              <table:table-cell office:value-type="float" office:value="0.0014495326108037">
                <text:p>0.0014495326108037</text:p>
              </table:table-cell>
              <table:table-cell office:value-type="float" office:value="2">
                <text:p>2</text:p>
              </table:table-cell>
              <table:table-cell office:value-type="float" office:value="0.0068903893261201">
                <text:p>0.00689038932612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25">
                <text:p>2.125</text:p>
              </table:table-cell>
              <table:table-cell office:value-type="float" office:value="0.00117426197557564">
                <text:p>0.00117426197557564</text:p>
              </table:table-cell>
              <table:table-cell office:value-type="float" office:value="2.125">
                <text:p>2.125</text:p>
              </table:table-cell>
              <table:table-cell office:value-type="float" office:value="0.00153786409040287">
                <text:p>0.00153786409040287</text:p>
              </table:table-cell>
              <table:table-cell office:value-type="float" office:value="2.125">
                <text:p>2.125</text:p>
              </table:table-cell>
              <table:table-cell office:value-type="float" office:value="0.00699435632542837">
                <text:p>0.006994356325428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5">
                <text:p>2.25</text:p>
              </table:table-cell>
              <table:table-cell office:value-type="float" office:value="0.00132032865788702">
                <text:p>0.00132032865788702</text:p>
              </table:table-cell>
              <table:table-cell office:value-type="float" office:value="2.25">
                <text:p>2.25</text:p>
              </table:table-cell>
              <table:table-cell office:value-type="float" office:value="0.00161638096115768">
                <text:p>0.00161638096115768</text:p>
              </table:table-cell>
              <table:table-cell office:value-type="float" office:value="2.25">
                <text:p>2.25</text:p>
              </table:table-cell>
              <table:table-cell office:value-type="float" office:value="0.00708677143592455">
                <text:p>0.007086771435924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75">
                <text:p>2.375</text:p>
              </table:table-cell>
              <table:table-cell office:value-type="float" office:value="0.00145101989995509">
                <text:p>0.00145101989995509</text:p>
              </table:table-cell>
              <table:table-cell office:value-type="float" office:value="2.375">
                <text:p>2.375</text:p>
              </table:table-cell>
              <table:table-cell office:value-type="float" office:value="0.00168663289814884">
                <text:p>0.00168663289814884</text:p>
              </table:table-cell>
              <table:table-cell office:value-type="float" office:value="2.375">
                <text:p>2.375</text:p>
              </table:table-cell>
              <table:table-cell office:value-type="float" office:value="0.00716945864005277">
                <text:p>0.007169458640052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">
                <text:p>2.5</text:p>
              </table:table-cell>
              <table:table-cell office:value-type="float" office:value="0.0015686420178164">
                <text:p>0.0015686420178164</text:p>
              </table:table-cell>
              <table:table-cell office:value-type="float" office:value="2.5">
                <text:p>2.5</text:p>
              </table:table-cell>
              <table:table-cell office:value-type="float" office:value="0.00174985964144085">
                <text:p>0.00174985964144085</text:p>
              </table:table-cell>
              <table:table-cell office:value-type="float" office:value="2.5">
                <text:p>2.5</text:p>
              </table:table-cell>
              <table:table-cell office:value-type="float" office:value="0.00724387712376815">
                <text:p>0.007243877123768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25">
                <text:p>2.625</text:p>
              </table:table-cell>
              <table:table-cell office:value-type="float" office:value="0.00167506202921472">
                <text:p>0.00167506202921472</text:p>
              </table:table-cell>
              <table:table-cell office:value-type="float" office:value="2.625">
                <text:p>2.625</text:p>
              </table:table-cell>
              <table:table-cell office:value-type="float" office:value="0.00180706479013362">
                <text:p>0.00180706479013362</text:p>
              </table:table-cell>
              <table:table-cell office:value-type="float" office:value="2.625">
                <text:p>2.625</text:p>
              </table:table-cell>
              <table:table-cell office:value-type="float" office:value="0.00731120813284398">
                <text:p>0.007311208132843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5">
                <text:p>2.75</text:p>
              </table:table-cell>
              <table:table-cell office:value-type="float" office:value="0.00177180749412224">
                <text:p>0.00177180749412224</text:p>
              </table:table-cell>
              <table:table-cell office:value-type="float" office:value="2.75">
                <text:p>2.75</text:p>
              </table:table-cell>
              <table:table-cell office:value-type="float" office:value="0.00185906947076347">
                <text:p>0.00185906947076347</text:p>
              </table:table-cell>
              <table:table-cell office:value-type="float" office:value="2.75">
                <text:p>2.75</text:p>
              </table:table-cell>
              <table:table-cell office:value-type="float" office:value="0.00737241814109473">
                <text:p>0.007372418141094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75">
                <text:p>2.875</text:p>
              </table:table-cell>
              <table:table-cell office:value-type="float" office:value="0.0018601403099074">
                <text:p>0.0018601403099074</text:p>
              </table:table-cell>
              <table:table-cell office:value-type="float" office:value="2.875">
                <text:p>2.875</text:p>
              </table:table-cell>
              <table:table-cell office:value-type="float" office:value="0.00190655200525152">
                <text:p>0.00190655200525152</text:p>
              </table:table-cell>
              <table:table-cell office:value-type="float" office:value="2.875">
                <text:p>2.875</text:p>
              </table:table-cell>
              <table:table-cell office:value-type="float" office:value="0.00742830553993234">
                <text:p>0.007428305539932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0.00194111205771046">
                <text:p>0.00194111205771046</text:p>
              </table:table-cell>
              <table:table-cell office:value-type="float" office:value="3">
                <text:p>3</text:p>
              </table:table-cell>
              <table:table-cell office:value-type="float" office:value="0.00195007766186562">
                <text:p>0.00195007766186562</text:p>
              </table:table-cell>
              <table:table-cell office:value-type="float" office:value="3">
                <text:p>3</text:p>
              </table:table-cell>
              <table:table-cell office:value-type="float" office:value="0.00747953565553352">
                <text:p>0.007479535655533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125">
                <text:p>3.125</text:p>
              </table:table-cell>
              <table:table-cell office:value-type="float" office:value="0.00218536377812388">
                <text:p>0.00218536377812388</text:p>
              </table:table-cell>
              <table:table-cell office:value-type="float" office:value="3.125">
                <text:p>3.125</text:p>
              </table:table-cell>
              <table:table-cell office:value-type="float" office:value="0.00214277855343385">
                <text:p>0.00214277855343385</text:p>
              </table:table-cell>
              <table:table-cell office:value-type="float" office:value="3.125">
                <text:p>3.125</text:p>
              </table:table-cell>
              <table:table-cell office:value-type="float" office:value="0.00767735679347219">
                <text:p>0.007677356793472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25">
                <text:p>3.25</text:p>
              </table:table-cell>
              <table:table-cell office:value-type="float" office:value="0.00241082690465937">
                <text:p>0.00241082690465937</text:p>
              </table:table-cell>
              <table:table-cell office:value-type="float" office:value="3.25">
                <text:p>3.25</text:p>
              </table:table-cell>
              <table:table-cell office:value-type="float" office:value="0.00232065629949684">
                <text:p>0.00232065629949684</text:p>
              </table:table-cell>
              <table:table-cell office:value-type="float" office:value="3.25">
                <text:p>3.25</text:p>
              </table:table-cell>
              <table:table-cell office:value-type="float" office:value="0.00785996092080018">
                <text:p>0.007859960920800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375">
                <text:p>3.375</text:p>
              </table:table-cell>
              <table:table-cell office:value-type="float" office:value="0.00261958905885887">
                <text:p>0.00261958905885887</text:p>
              </table:table-cell>
              <table:table-cell office:value-type="float" office:value="3.375">
                <text:p>3.375</text:p>
              </table:table-cell>
              <table:table-cell office:value-type="float" office:value="0.0024853579162218">
                <text:p>0.0024853579162218</text:p>
              </table:table-cell>
              <table:table-cell office:value-type="float" office:value="3.375">
                <text:p>3.375</text:p>
              </table:table-cell>
              <table:table-cell office:value-type="float" office:value="0.00802903881647423">
                <text:p>0.008029038816474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5">
                <text:p>3.5</text:p>
              </table:table-cell>
              <table:table-cell office:value-type="float" office:value="0.00281343963061555">
                <text:p>0.00281343963061555</text:p>
              </table:table-cell>
              <table:table-cell office:value-type="float" office:value="3.5">
                <text:p>3.5</text:p>
              </table:table-cell>
              <table:table-cell office:value-type="float" office:value="0.00263829513175215">
                <text:p>0.00263829513175215</text:p>
              </table:table-cell>
              <table:table-cell office:value-type="float" office:value="3.5">
                <text:p>3.5</text:p>
              </table:table-cell>
              <table:table-cell office:value-type="float" office:value="0.00818603971960015">
                <text:p>0.008186039719600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625">
                <text:p>3.625</text:p>
              </table:table-cell>
              <table:table-cell office:value-type="float" office:value="0.0029939211974235">
                <text:p>0.0029939211974235</text:p>
              </table:table-cell>
              <table:table-cell office:value-type="float" office:value="3.625">
                <text:p>3.625</text:p>
              </table:table-cell>
              <table:table-cell office:value-type="float" office:value="0.00278068495310799">
                <text:p>0.00278068495310799</text:p>
              </table:table-cell>
              <table:table-cell office:value-type="float" office:value="3.625">
                <text:p>3.625</text:p>
              </table:table-cell>
              <table:table-cell office:value-type="float" office:value="0.00833221297423463">
                <text:p>0.008332212974234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75">
                <text:p>3.75</text:p>
              </table:table-cell>
              <table:table-cell office:value-type="float" office:value="0.00316237065977758">
                <text:p>0.00316237065977758</text:p>
              </table:table-cell>
              <table:table-cell office:value-type="float" office:value="3.75">
                <text:p>3.75</text:p>
              </table:table-cell>
              <table:table-cell office:value-type="float" office:value="0.00291358211970677">
                <text:p>0.00291358211970677</text:p>
              </table:table-cell>
              <table:table-cell office:value-type="float" office:value="3.75">
                <text:p>3.75</text:p>
              </table:table-cell>
              <table:table-cell office:value-type="float" office:value="0.00846864134522682">
                <text:p>0.008468641345226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875">
                <text:p>3.875</text:p>
              </table:table-cell>
              <table:table-cell office:value-type="float" office:value="0.00331995241488301">
                <text:p>0.00331995241488301</text:p>
              </table:table-cell>
              <table:table-cell office:value-type="float" office:value="3.875">
                <text:p>3.875</text:p>
              </table:table-cell>
              <table:table-cell office:value-type="float" office:value="0.00303790527555726">
                <text:p>0.00303790527555726</text:p>
              </table:table-cell>
              <table:table-cell office:value-type="float" office:value="3.875">
                <text:p>3.875</text:p>
              </table:table-cell>
              <table:table-cell office:value-type="float" office:value="0.00859626788583241">
                <text:p>0.008596267885832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0.00346768531029436">
                <text:p>0.00346768531029436</text:p>
              </table:table-cell>
              <table:table-cell office:value-type="float" office:value="4">
                <text:p>4</text:p>
              </table:table-cell>
              <table:table-cell office:value-type="float" office:value="0.00315445823416707">
                <text:p>0.00315445823416707</text:p>
              </table:table-cell>
              <table:table-cell office:value-type="float" office:value="4">
                <text:p>4</text:p>
              </table:table-cell>
              <table:table-cell office:value-type="float" office:value="0.00871591776765013">
                <text:p>0.008715917767650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125">
                <text:p>4.125</text:p>
              </table:table-cell>
              <table:table-cell office:value-type="float" office:value="0.00375536818363958">
                <text:p>0.00375536818363958</text:p>
              </table:table-cell>
              <table:table-cell office:value-type="float" office:value="4.125">
                <text:p>4.125</text:p>
              </table:table-cell>
              <table:table-cell office:value-type="float" office:value="0.00340815090854205">
                <text:p>0.00340815090854205</text:p>
              </table:table-cell>
              <table:table-cell office:value-type="float" office:value="4.125">
                <text:p>4.125</text:p>
              </table:table-cell>
              <table:table-cell office:value-type="float" office:value="0.00894875725961596">
                <text:p>0.008948757259615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25">
                <text:p>4.25</text:p>
              </table:table-cell>
              <table:table-cell office:value-type="float" office:value="0.00402612853502333">
                <text:p>0.00402612853502333</text:p>
              </table:table-cell>
              <table:table-cell office:value-type="float" office:value="4.25">
                <text:p>4.25</text:p>
              </table:table-cell>
              <table:table-cell office:value-type="float" office:value="0.00364692048442441">
                <text:p>0.00364692048442441</text:p>
              </table:table-cell>
              <table:table-cell office:value-type="float" office:value="4.25">
                <text:p>4.25</text:p>
              </table:table-cell>
              <table:table-cell office:value-type="float" office:value="0.00916790031087792">
                <text:p>0.009167900310877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375">
                <text:p>4.375</text:p>
              </table:table-cell>
              <table:table-cell office:value-type="float" office:value="0.00428141686632801">
                <text:p>0.00428141686632801</text:p>
              </table:table-cell>
              <table:table-cell office:value-type="float" office:value="4.375">
                <text:p>4.375</text:p>
              </table:table-cell>
              <table:table-cell office:value-type="float" office:value="0.00387204608454204">
                <text:p>0.00387204608454204</text:p>
              </table:table-cell>
              <table:table-cell office:value-type="float" office:value="4.375">
                <text:p>4.375</text:p>
              </table:table-cell>
              <table:table-cell office:value-type="float" office:value="0.00937452090206774">
                <text:p>0.009374520902067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5">
                <text:p>4.5</text:p>
              </table:table-cell>
              <table:table-cell office:value-type="float" office:value="0.00452252251256019">
                <text:p>0.00452252251256019</text:p>
              </table:table-cell>
              <table:table-cell office:value-type="float" office:value="4.5">
                <text:p>4.5</text:p>
              </table:table-cell>
              <table:table-cell office:value-type="float" office:value="0.00408466470687537">
                <text:p>0.00408466470687537</text:p>
              </table:table-cell>
              <table:table-cell office:value-type="float" office:value="4.5">
                <text:p>4.5</text:p>
              </table:table-cell>
              <table:table-cell office:value-type="float" office:value="0.00956966257152484">
                <text:p>0.009569662571524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625">
                <text:p>4.625</text:p>
              </table:table-cell>
              <table:table-cell office:value-type="float" office:value="0.00475059542115822">
                <text:p>0.00475059542115822</text:p>
              </table:table-cell>
              <table:table-cell office:value-type="float" office:value="4.625">
                <text:p>4.625</text:p>
              </table:table-cell>
              <table:table-cell office:value-type="float" office:value="0.00428579043070419">
                <text:p>0.00428579043070419</text:p>
              </table:table-cell>
              <table:table-cell office:value-type="float" office:value="4.625">
                <text:p>4.625</text:p>
              </table:table-cell>
              <table:table-cell office:value-type="float" office:value="0.00975425604263288">
                <text:p>0.009754256042632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75">
                <text:p>4.75</text:p>
              </table:table-cell>
              <table:table-cell office:value-type="float" office:value="0.00496666449246161">
                <text:p>0.00496666449246161</text:p>
              </table:table-cell>
              <table:table-cell office:value-type="float" office:value="4.75">
                <text:p>4.75</text:p>
              </table:table-cell>
              <table:table-cell office:value-type="float" office:value="0.00447633059012097">
                <text:p>0.00447633059012097</text:p>
              </table:table-cell>
              <table:table-cell office:value-type="float" office:value="4.75">
                <text:p>4.75</text:p>
              </table:table-cell>
              <table:table-cell office:value-type="float" office:value="0.00992913406789312">
                <text:p>0.009929134067893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875">
                <text:p>4.875</text:p>
              </table:table-cell>
              <table:table-cell office:value-type="float" office:value="0.00517165309856994">
                <text:p>0.00517165309856994</text:p>
              </table:table-cell>
              <table:table-cell office:value-type="float" office:value="4.875">
                <text:p>4.875</text:p>
              </table:table-cell>
              <table:table-cell office:value-type="float" office:value="0.00465709945931125">
                <text:p>0.00465709945931125</text:p>
              </table:table-cell>
              <table:table-cell office:value-type="float" office:value="4.875">
                <text:p>4.875</text:p>
              </table:table-cell>
              <table:table-cell office:value-type="float" office:value="0.0100950439892939">
                <text:p>0.01009504398929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0.00536639227437288">
                <text:p>0.00536639227437288</text:p>
              </table:table-cell>
              <table:table-cell office:value-type="float" office:value="5">
                <text:p>5</text:p>
              </table:table-cell>
              <table:table-cell office:value-type="float" office:value="0.00482882988504201">
                <text:p>0.00482882988504201</text:p>
              </table:table-cell>
              <table:table-cell office:value-type="float" office:value="5">
                <text:p>5</text:p>
              </table:table-cell>
              <table:table-cell office:value-type="float" office:value="0.0102526584146246">
                <text:p>0.01025265841462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125">
                <text:p>5.125</text:p>
              </table:table-cell>
              <table:table-cell office:value-type="float" office:value="0.00564785437309983">
                <text:p>0.00564785437309983</text:p>
              </table:table-cell>
              <table:table-cell office:value-type="float" office:value="5.125">
                <text:p>5.125</text:p>
              </table:table-cell>
              <table:table-cell office:value-type="float" office:value="0.00514229055382576">
                <text:p>0.00514229055382576</text:p>
              </table:table-cell>
              <table:table-cell office:value-type="float" office:value="5.125">
                <text:p>5.125</text:p>
              </table:table-cell>
              <table:table-cell office:value-type="float" office:value="0.0105164527657946">
                <text:p>0.01051645276579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25">
                <text:p>5.25</text:p>
              </table:table-cell>
              <table:table-cell office:value-type="float" office:value="0.00591591351474455">
                <text:p>0.00591591351474455</text:p>
              </table:table-cell>
              <table:table-cell office:value-type="float" office:value="5.25">
                <text:p>5.25</text:p>
              </table:table-cell>
              <table:table-cell office:value-type="float" office:value="0.005440824524096">
                <text:p>0.005440824524096</text:p>
              </table:table-cell>
              <table:table-cell office:value-type="float" office:value="5.25">
                <text:p>5.25</text:p>
              </table:table-cell>
              <table:table-cell office:value-type="float" office:value="0.0107676854811945">
                <text:p>0.01076768548119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375">
                <text:p>5.375</text:p>
              </table:table-cell>
              <table:table-cell office:value-type="float" office:value="0.00617150478933601">
                <text:p>0.00617150478933601</text:p>
              </table:table-cell>
              <table:table-cell office:value-type="float" office:value="5.375">
                <text:p>5.375</text:p>
              </table:table-cell>
              <table:table-cell office:value-type="float" office:value="0.00572547319342344">
                <text:p>0.00572547319342344</text:p>
              </table:table-cell>
              <table:table-cell office:value-type="float" office:value="5.375">
                <text:p>5.375</text:p>
              </table:table-cell>
              <table:table-cell office:value-type="float" office:value="0.0110072329540178">
                <text:p>0.01100723295401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5">
                <text:p>5.5</text:p>
              </table:table-cell>
              <table:table-cell office:value-type="float" office:value="0.00641547827871879">
                <text:p>0.00641547827871879</text:p>
              </table:table-cell>
              <table:table-cell office:value-type="float" office:value="5.5">
                <text:p>5.5</text:p>
              </table:table-cell>
              <table:table-cell office:value-type="float" office:value="0.00599718328687234">
                <text:p>0.00599718328687234</text:p>
              </table:table-cell>
              <table:table-cell office:value-type="float" office:value="5.5">
                <text:p>5.5</text:p>
              </table:table-cell>
              <table:table-cell office:value-type="float" office:value="0.011235891905349">
                <text:p>0.0112358919053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625">
                <text:p>5.625</text:p>
              </table:table-cell>
              <table:table-cell office:value-type="float" office:value="0.00664860850190678">
                <text:p>0.00664860850190678</text:p>
              </table:table-cell>
              <table:table-cell office:value-type="float" office:value="5.625">
                <text:p>5.625</text:p>
              </table:table-cell>
              <table:table-cell office:value-type="float" office:value="0.00625681737616799">
                <text:p>0.00625681737616799</text:p>
              </table:table-cell>
              <table:table-cell office:value-type="float" office:value="5.625">
                <text:p>5.625</text:p>
              </table:table-cell>
              <table:table-cell office:value-type="float" office:value="0.0114543882366211">
                <text:p>0.01145438823662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75">
                <text:p>5.75</text:p>
              </table:table-cell>
              <table:table-cell office:value-type="float" office:value="0.0068716026284344">
                <text:p>0.0068716026284344</text:p>
              </table:table-cell>
              <table:table-cell office:value-type="float" office:value="5.75">
                <text:p>5.75</text:p>
              </table:table-cell>
              <table:table-cell office:value-type="float" office:value="0.00650516302679858">
                <text:p>0.00650516302679858</text:p>
              </table:table-cell>
              <table:table-cell office:value-type="float" office:value="5.75">
                <text:p>5.75</text:p>
              </table:table-cell>
              <table:table-cell office:value-type="float" office:value="0.0116633847274031">
                <text:p>0.01166338472740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875">
                <text:p>5.875</text:p>
              </table:table-cell>
              <table:table-cell office:value-type="float" office:value="0.00708510764319491">
                <text:p>0.00708510764319491</text:p>
              </table:table-cell>
              <table:table-cell office:value-type="float" office:value="5.875">
                <text:p>5.875</text:p>
              </table:table-cell>
              <table:table-cell office:value-type="float" office:value="0.00674294077740236">
                <text:p>0.00674294077740236</text:p>
              </table:table-cell>
              <table:table-cell office:value-type="float" office:value="5.875">
                <text:p>5.875</text:p>
              </table:table-cell>
              <table:table-cell office:value-type="float" office:value="0.0118634877504923">
                <text:p>0.01186348775049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">
                <text:p>6</text:p>
              </table:table-cell>
              <table:table-cell office:value-type="float" office:value="0.00728971661567372">
                <text:p>0.00728971661567372</text:p>
              </table:table-cell>
              <table:table-cell office:value-type="float" office:value="6">
                <text:p>6</text:p>
              </table:table-cell>
              <table:table-cell office:value-type="float" office:value="0.00697081112173098">
                <text:p>0.00697081112173098</text:p>
              </table:table-cell>
              <table:table-cell office:value-type="float" office:value="6">
                <text:p>6</text:p>
              </table:table-cell>
              <table:table-cell office:value-type="float" office:value="0.0120552531476194">
                <text:p>0.01205525314761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125">
                <text:p>6.125</text:p>
              </table:table-cell>
              <table:table-cell office:value-type="float" office:value="0.00754190780662589">
                <text:p>0.00754190780662589</text:p>
              </table:table-cell>
              <table:table-cell office:value-type="float" office:value="6.125">
                <text:p>6.125</text:p>
              </table:table-cell>
              <table:table-cell office:value-type="float" office:value="0.00718938063567882">
                <text:p>0.00718938063567882</text:p>
              </table:table-cell>
              <table:table-cell office:value-type="float" office:value="6.125">
                <text:p>6.125</text:p>
              </table:table-cell>
              <table:table-cell office:value-type="float" office:value="0.0122391913856801">
                <text:p>0.01223919138568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25">
                <text:p>6.25</text:p>
              </table:table-cell>
              <table:table-cell office:value-type="float" office:value="0.00778401134994001">
                <text:p>0.00778401134994001</text:p>
              </table:table-cell>
              <table:table-cell office:value-type="float" office:value="6.25">
                <text:p>6.25</text:p>
              </table:table-cell>
              <table:table-cell office:value-type="float" office:value="0.00739920736906876">
                <text:p>0.00739920736906876</text:p>
              </table:table-cell>
              <table:table-cell office:value-type="float" office:value="6.25">
                <text:p>6.25</text:p>
              </table:table-cell>
              <table:table-cell office:value-type="float" office:value="0.0124157720942184">
                <text:p>0.01241577209421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375">
                <text:p>6.375</text:p>
              </table:table-cell>
              <table:table-cell office:value-type="float" office:value="0.00801662063665356">
                <text:p>0.00801662063665356</text:p>
              </table:table-cell>
              <table:table-cell office:value-type="float" office:value="6.375">
                <text:p>6.375</text:p>
              </table:table-cell>
              <table:table-cell office:value-type="float" office:value="0.00760080560311008">
                <text:p>0.00760080560311008</text:p>
              </table:table-cell>
              <table:table-cell office:value-type="float" office:value="6.375">
                <text:p>6.375</text:p>
              </table:table-cell>
              <table:table-cell office:value-type="float" office:value="0.0125854280690885">
                <text:p>0.01258542806908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5">
                <text:p>6.5</text:p>
              </table:table-cell>
              <table:table-cell office:value-type="float" office:value="0.00824028341233965">
                <text:p>0.00824028341233965</text:p>
              </table:table-cell>
              <table:table-cell office:value-type="float" office:value="6.5">
                <text:p>6.5</text:p>
              </table:table-cell>
              <table:table-cell office:value-type="float" office:value="0.00779465005891904">
                <text:p>0.00779465005891904</text:p>
              </table:table-cell>
              <table:table-cell office:value-type="float" office:value="6.5">
                <text:p>6.5</text:p>
              </table:table-cell>
              <table:table-cell office:value-type="float" office:value="0.0127485588141559">
                <text:p>0.01274855881415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625">
                <text:p>6.625</text:p>
              </table:table-cell>
              <table:table-cell office:value-type="float" office:value="0.00845550608328289">
                <text:p>0.00845550608328289</text:p>
              </table:table-cell>
              <table:table-cell office:value-type="float" office:value="6.625">
                <text:p>6.625</text:p>
              </table:table-cell>
              <table:table-cell office:value-type="float" office:value="0.00798117962960312">
                <text:p>0.00798117962960312</text:p>
              </table:table-cell>
              <table:table-cell office:value-type="float" office:value="6.625">
                <text:p>6.625</text:p>
              </table:table-cell>
              <table:table-cell office:value-type="float" office:value="0.0129055336820509">
                <text:p>0.01290553368205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75">
                <text:p>6.75</text:p>
              </table:table-cell>
              <table:table-cell office:value-type="float" office:value="0.00866275754419118">
                <text:p>0.00866275754419118</text:p>
              </table:table-cell>
              <table:table-cell office:value-type="float" office:value="6.75">
                <text:p>6.75</text:p>
              </table:table-cell>
              <table:table-cell office:value-type="float" office:value="0.00816080069766929">
                <text:p>0.00816080069766929</text:p>
              </table:table-cell>
              <table:table-cell office:value-type="float" office:value="6.75">
                <text:p>6.75</text:p>
              </table:table-cell>
              <table:table-cell office:value-type="float" office:value="0.0130566946659499">
                <text:p>0.01305669466594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875">
                <text:p>6.875</text:p>
              </table:table-cell>
              <table:table-cell office:value-type="float" office:value="0.00886247258833919">
                <text:p>0.00886247258833919</text:p>
              </table:table-cell>
              <table:table-cell office:value-type="float" office:value="6.875">
                <text:p>6.875</text:p>
              </table:table-cell>
              <table:table-cell office:value-type="float" office:value="0.00833389009053303">
                <text:p>0.00833389009053303</text:p>
              </table:table-cell>
              <table:table-cell office:value-type="float" office:value="6.875">
                <text:p>6.875</text:p>
              </table:table-cell>
              <table:table-cell office:value-type="float" office:value="0.0132023588867979">
                <text:p>0.01320235888679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">
                <text:p>7</text:p>
              </table:table-cell>
              <table:table-cell office:value-type="float" office:value="0.00905505495233903">
                <text:p>0.00905505495233903</text:p>
              </table:table-cell>
              <table:table-cell office:value-type="float" office:value="7">
                <text:p>7</text:p>
              </table:table-cell>
              <table:table-cell office:value-type="float" office:value="0.00850079771936595">
                <text:p>0.00850079771936595</text:p>
              </table:table-cell>
              <table:table-cell office:value-type="float" office:value="7">
                <text:p>7</text:p>
              </table:table-cell>
              <table:table-cell office:value-type="float" office:value="0.0133428208140443">
                <text:p>0.01334282081404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125">
                <text:p>7.125</text:p>
              </table:table-cell>
              <table:table-cell office:value-type="float" office:value="0.00928630716588457">
                <text:p>0.00928630716588457</text:p>
              </table:table-cell>
              <table:table-cell office:value-type="float" office:value="7.125">
                <text:p>7.125</text:p>
              </table:table-cell>
              <table:table-cell office:value-type="float" office:value="0.00873025139883085">
                <text:p>0.00873025139883085</text:p>
              </table:table-cell>
              <table:table-cell office:value-type="float" office:value="7.125">
                <text:p>7.125</text:p>
              </table:table-cell>
              <table:table-cell office:value-type="float" office:value="0.0135547852312735">
                <text:p>0.01355478523127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25">
                <text:p>7.25</text:p>
              </table:table-cell>
              <table:table-cell office:value-type="float" office:value="0.0095095851651699">
                <text:p>0.0095095851651699</text:p>
              </table:table-cell>
              <table:table-cell office:value-type="float" office:value="7.25">
                <text:p>7.25</text:p>
              </table:table-cell>
              <table:table-cell office:value-type="float" office:value="0.00895179288245216">
                <text:p>0.00895179288245216</text:p>
              </table:table-cell>
              <table:table-cell office:value-type="float" office:value="7.25">
                <text:p>7.25</text:p>
              </table:table-cell>
              <table:table-cell office:value-type="float" office:value="0.0137594405306671">
                <text:p>0.01375944053066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375">
                <text:p>7.375</text:p>
              </table:table-cell>
              <table:table-cell office:value-type="float" office:value="0.00972529441871676">
                <text:p>0.00972529441871676</text:p>
              </table:table-cell>
              <table:table-cell office:value-type="float" office:value="7.375">
                <text:p>7.375</text:p>
              </table:table-cell>
              <table:table-cell office:value-type="float" office:value="0.00916582448527272">
                <text:p>0.00916582448527272</text:p>
              </table:table-cell>
              <table:table-cell office:value-type="float" office:value="7.375">
                <text:p>7.375</text:p>
              </table:table-cell>
              <table:table-cell office:value-type="float" office:value="0.0139571583622848">
                <text:p>0.01395715836228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5">
                <text:p>7.5</text:p>
              </table:table-cell>
              <table:table-cell office:value-type="float" office:value="0.00993381336381206">
                <text:p>0.00993381336381206</text:p>
              </table:table-cell>
              <table:table-cell office:value-type="float" office:value="7.5">
                <text:p>7.5</text:p>
              </table:table-cell>
              <table:table-cell office:value-type="float" office:value="0.00937272170133261">
                <text:p>0.00937272170133261</text:p>
              </table:table-cell>
              <table:table-cell office:value-type="float" office:value="7.5">
                <text:p>7.5</text:p>
              </table:table-cell>
              <table:table-cell office:value-type="float" office:value="0.0141482855995152">
                <text:p>0.01414828559951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625">
                <text:p>7.625</text:p>
              </table:table-cell>
              <table:table-cell office:value-type="float" office:value="0.0101354956221829">
                <text:p>0.0101354956221829</text:p>
              </table:table-cell>
              <table:table-cell office:value-type="float" office:value="7.625">
                <text:p>7.625</text:p>
              </table:table-cell>
              <table:table-cell office:value-type="float" office:value="0.00957283540211184">
                <text:p>0.00957283540211184</text:p>
              </table:table-cell>
              <table:table-cell office:value-type="float" office:value="7.625">
                <text:p>7.625</text:p>
              </table:table-cell>
              <table:table-cell office:value-type="float" office:value="0.0143331463699511">
                <text:p>0.01433314636995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75">
                <text:p>7.75</text:p>
              </table:table-cell>
              <table:table-cell office:value-type="float" office:value="0.0103306720012515">
                <text:p>0.0103306720012515</text:p>
              </table:table-cell>
              <table:table-cell office:value-type="float" office:value="7.75">
                <text:p>7.75</text:p>
              </table:table-cell>
              <table:table-cell office:value-type="float" office:value="0.00976649382222078">
                <text:p>0.00976649382222078</text:p>
              </table:table-cell>
              <table:table-cell office:value-type="float" office:value="7.75">
                <text:p>7.75</text:p>
              </table:table-cell>
              <table:table-cell office:value-type="float" office:value="0.0145120438897278">
                <text:p>0.01451204388972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875">
                <text:p>7.875</text:p>
              </table:table-cell>
              <table:table-cell office:value-type="float" office:value="0.0105196523047941">
                <text:p>0.0105196523047941</text:p>
              </table:table-cell>
              <table:table-cell office:value-type="float" office:value="7.875">
                <text:p>7.875</text:p>
              </table:table-cell>
              <table:table-cell office:value-type="float" office:value="0.00995400435597704">
                <text:p>0.00995400435597704</text:p>
              </table:table-cell>
              <table:table-cell office:value-type="float" office:value="7.875">
                <text:p>7.875</text:p>
              </table:table-cell>
              <table:table-cell office:value-type="float" office:value="0.0146852621231624">
                <text:p>0.01468526212316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">
                <text:p>8</text:p>
              </table:table-cell>
              <table:table-cell office:value-type="float" office:value="0.010702726973851">
                <text:p>0.010702726973851</text:p>
              </table:table-cell>
              <table:table-cell office:value-type="float" office:value="8">
                <text:p>8</text:p>
              </table:table-cell>
              <table:table-cell office:value-type="float" office:value="0.0101356551855534">
                <text:p>0.0101356551855534</text:p>
              </table:table-cell>
              <table:table-cell office:value-type="float" office:value="8">
                <text:p>8</text:p>
              </table:table-cell>
              <table:table-cell office:value-type="float" office:value="0.0148530672868022">
                <text:p>0.01485306728680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.125">
                <text:p>8.125</text:p>
              </table:table-cell>
              <table:table-cell office:value-type="float" office:value="0.0108981466910776">
                <text:p>0.0108981466910776</text:p>
              </table:table-cell>
              <table:table-cell office:value-type="float" office:value="8.125">
                <text:p>8.125</text:p>
              </table:table-cell>
              <table:table-cell office:value-type="float" office:value="0.0103396404469598">
                <text:p>0.0103396404469598</text:p>
              </table:table-cell>
              <table:table-cell office:value-type="float" office:value="8.125">
                <text:p>8.125</text:p>
              </table:table-cell>
              <table:table-cell office:value-type="float" office:value="0.0150157092146377">
                <text:p>0.01501570921463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25">
                <text:p>8.25</text:p>
              </table:table-cell>
              <table:table-cell office:value-type="float" office:value="0.0110876445986912">
                <text:p>0.0110876445986912</text:p>
              </table:table-cell>
              <table:table-cell office:value-type="float" office:value="8.25">
                <text:p>8.25</text:p>
              </table:table-cell>
              <table:table-cell office:value-type="float" office:value="0.0105374443368084">
                <text:p>0.0105374443368084</text:p>
              </table:table-cell>
              <table:table-cell office:value-type="float" office:value="8.25">
                <text:p>8.25</text:p>
              </table:table-cell>
              <table:table-cell office:value-type="float" office:value="0.0151734225992054">
                <text:p>0.01517342259920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375">
                <text:p>8.375</text:p>
              </table:table-cell>
              <table:table-cell office:value-type="float" office:value="0.0112714858523463">
                <text:p>0.0112714858523463</text:p>
              </table:table-cell>
              <table:table-cell office:value-type="float" office:value="8.375">
                <text:p>8.375</text:p>
              </table:table-cell>
              <table:table-cell office:value-type="float" office:value="0.0107293436329301">
                <text:p>0.0107293436329301</text:p>
              </table:table-cell>
              <table:table-cell office:value-type="float" office:value="8.375">
                <text:p>8.375</text:p>
              </table:table-cell>
              <table:table-cell office:value-type="float" office:value="0.0153264281215472">
                <text:p>0.01532642812154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5">
                <text:p>8.5</text:p>
              </table:table-cell>
              <table:table-cell office:value-type="float" office:value="0.0114499200103056">
                <text:p>0.0114499200103056</text:p>
              </table:table-cell>
              <table:table-cell office:value-type="float" office:value="8.5">
                <text:p>8.5</text:p>
              </table:table-cell>
              <table:table-cell office:value-type="float" office:value="0.0109155988321071">
                <text:p>0.0109155988321071</text:p>
              </table:table-cell>
              <table:table-cell office:value-type="float" office:value="8.5">
                <text:p>8.5</text:p>
              </table:table-cell>
              <table:table-cell office:value-type="float" office:value="0.0154749334814672">
                <text:p>0.01547493348146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625">
                <text:p>8.625</text:p>
              </table:table-cell>
              <table:table-cell office:value-type="float" office:value="0.0116231821636864">
                <text:p>0.0116231821636864</text:p>
              </table:table-cell>
              <table:table-cell office:value-type="float" office:value="8.625">
                <text:p>8.625</text:p>
              </table:table-cell>
              <table:table-cell office:value-type="float" office:value="0.0110964553298586">
                <text:p>0.0110964553298586</text:p>
              </table:table-cell>
              <table:table-cell office:value-type="float" office:value="8.625">
                <text:p>8.625</text:p>
              </table:table-cell>
              <table:table-cell office:value-type="float" office:value="0.0156191343382011">
                <text:p>0.01561913433820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75">
                <text:p>8.75</text:p>
              </table:table-cell>
              <table:table-cell office:value-type="float" office:value="0.0117914939698277">
                <text:p>0.0117914939698277</text:p>
              </table:table-cell>
              <table:table-cell office:value-type="float" office:value="8.75">
                <text:p>8.75</text:p>
              </table:table-cell>
              <table:table-cell office:value-type="float" office:value="0.011272144499103">
                <text:p>0.011272144499103</text:p>
              </table:table-cell>
              <table:table-cell office:value-type="float" office:value="8.75">
                <text:p>8.75</text:p>
              </table:table-cell>
              <table:table-cell office:value-type="float" office:value="0.0157592151704569">
                <text:p>0.01575921517045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875">
                <text:p>8.875</text:p>
              </table:table-cell>
              <table:table-cell office:value-type="float" office:value="0.0119550645983313">
                <text:p>0.0119550645983313</text:p>
              </table:table-cell>
              <table:table-cell office:value-type="float" office:value="8.875">
                <text:p>8.875</text:p>
              </table:table-cell>
              <table:table-cell office:value-type="float" office:value="0.0114428846776645">
                <text:p>0.0114428846776645</text:p>
              </table:table-cell>
              <table:table-cell office:value-type="float" office:value="8.875">
                <text:p>8.875</text:p>
              </table:table-cell>
              <table:table-cell office:value-type="float" office:value="0.015895350063776">
                <text:p>0.0158953500637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0.0121140915982653">
                <text:p>0.0121140915982653</text:p>
              </table:table-cell>
              <table:table-cell office:value-type="float" office:value="9">
                <text:p>9</text:p>
              </table:table-cell>
              <table:table-cell office:value-type="float" office:value="0.0116088820734881">
                <text:p>0.0116088820734881</text:p>
              </table:table-cell>
              <table:table-cell office:value-type="float" office:value="9">
                <text:p>9</text:p>
              </table:table-cell>
              <table:table-cell office:value-type="float" office:value="0.0160277034322806">
                <text:p>0.01602770343228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.125">
                <text:p>9.125</text:p>
              </table:table-cell>
              <table:table-cell office:value-type="float" office:value="0.0122890741836204">
                <text:p>0.0122890741836204</text:p>
              </table:table-cell>
              <table:table-cell office:value-type="float" office:value="9.125">
                <text:p>9.125</text:p>
              </table:table-cell>
              <table:table-cell office:value-type="float" office:value="0.011792517129817">
                <text:p>0.011792517129817</text:p>
              </table:table-cell>
              <table:table-cell office:value-type="float" office:value="9.125">
                <text:p>9.125</text:p>
              </table:table-cell>
              <table:table-cell office:value-type="float" office:value="0.0161564306811001">
                <text:p>0.0161564306811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25">
                <text:p>9.25</text:p>
              </table:table-cell>
              <table:table-cell office:value-type="float" office:value="0.0124593275099119">
                <text:p>0.0124593275099119</text:p>
              </table:table-cell>
              <table:table-cell office:value-type="float" office:value="9.25">
                <text:p>9.25</text:p>
              </table:table-cell>
              <table:table-cell office:value-type="float" office:value="0.0119711890765153">
                <text:p>0.0119711890765153</text:p>
              </table:table-cell>
              <table:table-cell office:value-type="float" office:value="9.25">
                <text:p>9.25</text:p>
              </table:table-cell>
              <table:table-cell office:value-type="float" office:value="0.0162816788150867">
                <text:p>0.01628167881508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.375">
                <text:p>9.375</text:p>
              </table:table-cell>
              <table:table-cell office:value-type="float" office:value="0.0126250407475022">
                <text:p>0.0126250407475022</text:p>
              </table:table-cell>
              <table:table-cell office:value-type="float" office:value="9.375">
                <text:p>9.375</text:p>
              </table:table-cell>
              <table:table-cell office:value-type="float" office:value="0.0121450964379684">
                <text:p>0.0121450964379684</text:p>
              </table:table-cell>
              <table:table-cell office:value-type="float" office:value="9.375">
                <text:p>9.375</text:p>
              </table:table-cell>
              <table:table-cell office:value-type="float" office:value="0.0164035869988337">
                <text:p>0.01640358699883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.5">
                <text:p>9.5</text:p>
              </table:table-cell>
              <table:table-cell office:value-type="float" office:value="0.0127863931104191">
                <text:p>0.0127863931104191</text:p>
              </table:table-cell>
              <table:table-cell office:value-type="float" office:value="9.5">
                <text:p>9.5</text:p>
              </table:table-cell>
              <table:table-cell office:value-type="float" office:value="0.0123144272899095">
                <text:p>0.0123144272899095</text:p>
              </table:table-cell>
              <table:table-cell office:value-type="float" office:value="9.5">
                <text:p>9.5</text:p>
              </table:table-cell>
              <table:table-cell office:value-type="float" office:value="0.016522287072482">
                <text:p>0.0165222870724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625">
                <text:p>9.625</text:p>
              </table:table-cell>
              <table:table-cell office:value-type="float" office:value="0.0129435545028707">
                <text:p>0.0129435545028707</text:p>
              </table:table-cell>
              <table:table-cell office:value-type="float" office:value="9.625">
                <text:p>9.625</text:p>
              </table:table-cell>
              <table:table-cell office:value-type="float" office:value="0.0124793599379041">
                <text:p>0.0124793599379041</text:p>
              </table:table-cell>
              <table:table-cell office:value-type="float" office:value="9.625">
                <text:p>9.625</text:p>
              </table:table-cell>
              <table:table-cell office:value-type="float" office:value="0.0166379040273343">
                <text:p>0.01663790402733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75">
                <text:p>9.75</text:p>
              </table:table-cell>
              <table:table-cell office:value-type="float" office:value="0.0130966861160286">
                <text:p>0.0130966861160286</text:p>
              </table:table-cell>
              <table:table-cell office:value-type="float" office:value="9.75">
                <text:p>9.75</text:p>
              </table:table-cell>
              <table:table-cell office:value-type="float" office:value="0.0126400635436425">
                <text:p>0.0126400635436425</text:p>
              </table:table-cell>
              <table:table-cell office:value-type="float" office:value="9.75">
                <text:p>9.75</text:p>
              </table:table-cell>
              <table:table-cell office:value-type="float" office:value="0.0167505564448827">
                <text:p>0.01675055644488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875">
                <text:p>9.875</text:p>
              </table:table-cell>
              <table:table-cell office:value-type="float" office:value="0.0132459409794863">
                <text:p>0.0132459409794863</text:p>
              </table:table-cell>
              <table:table-cell office:value-type="float" office:value="9.875">
                <text:p>9.875</text:p>
              </table:table-cell>
              <table:table-cell office:value-type="float" office:value="0.0127966987036659">
                <text:p>0.0127966987036659</text:p>
              </table:table-cell>
              <table:table-cell office:value-type="float" office:value="9.875">
                <text:p>9.875</text:p>
              </table:table-cell>
              <table:table-cell office:value-type="float" office:value="0.0168603569024931">
                <text:p>0.01686035690249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">
                <text:p>10</text:p>
              </table:table-cell>
              <table:table-cell office:value-type="float" office:value="0.0133914644713576">
                <text:p>0.0133914644713576</text:p>
              </table:table-cell>
              <table:table-cell office:value-type="float" office:value="10">
                <text:p>10</text:p>
              </table:table-cell>
              <table:table-cell office:value-type="float" office:value="0.0129494179846888">
                <text:p>0.0129494179846888</text:p>
              </table:table-cell>
              <table:table-cell office:value-type="float" office:value="10">
                <text:p>10</text:p>
              </table:table-cell>
              <table:table-cell office:value-type="float" office:value="0.0169674123486633">
                <text:p>0.01696741234866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125">
                <text:p>10.125</text:p>
              </table:table-cell>
              <table:table-cell office:value-type="float" office:value="0.0135552914674202">
                <text:p>0.0135552914674202</text:p>
              </table:table-cell>
              <table:table-cell office:value-type="float" office:value="10.125">
                <text:p>10.125</text:p>
              </table:table-cell>
              <table:table-cell office:value-type="float" office:value="0.0131224819616316">
                <text:p>0.0131224819616316</text:p>
              </table:table-cell>
              <table:table-cell office:value-type="float" office:value="10.125">
                <text:p>10.125</text:p>
              </table:table-cell>
              <table:table-cell office:value-type="float" office:value="0.0171076816417946">
                <text:p>0.01710768164179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25">
                <text:p>10.25</text:p>
              </table:table-cell>
              <table:table-cell office:value-type="float" office:value="0.0137151226830911">
                <text:p>0.0137151226830911</text:p>
              </table:table-cell>
              <table:table-cell office:value-type="float" office:value="10.25">
                <text:p>10.25</text:p>
              </table:table-cell>
              <table:table-cell office:value-type="float" office:value="0.013291324865966">
                <text:p>0.013291324865966</text:p>
              </table:table-cell>
              <table:table-cell office:value-type="float" office:value="10.25">
                <text:p>10.25</text:p>
              </table:table-cell>
              <table:table-cell office:value-type="float" office:value="0.0172445297326544">
                <text:p>0.01724452973265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.375">
                <text:p>10.375</text:p>
              </table:table-cell>
              <table:table-cell office:value-type="float" office:value="0.0138711025441676">
                <text:p>0.0138711025441676</text:p>
              </table:table-cell>
              <table:table-cell office:value-type="float" office:value="10.375">
                <text:p>10.375</text:p>
              </table:table-cell>
              <table:table-cell office:value-type="float" office:value="0.0134560992665816">
                <text:p>0.0134560992665816</text:p>
              </table:table-cell>
              <table:table-cell office:value-type="float" office:value="10.375">
                <text:p>10.375</text:p>
              </table:table-cell>
              <table:table-cell office:value-type="float" office:value="0.0173780802791562">
                <text:p>0.01737808027915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5">
                <text:p>10.5</text:p>
              </table:table-cell>
              <table:table-cell office:value-type="float" office:value="0.0140233685990279">
                <text:p>0.0140233685990279</text:p>
              </table:table-cell>
              <table:table-cell office:value-type="float" office:value="10.5">
                <text:p>10.5</text:p>
              </table:table-cell>
              <table:table-cell office:value-type="float" office:value="0.0136169504671824">
                <text:p>0.0136169504671824</text:p>
              </table:table-cell>
              <table:table-cell office:value-type="float" office:value="10.5">
                <text:p>10.5</text:p>
              </table:table-cell>
              <table:table-cell office:value-type="float" office:value="0.0175084510507412">
                <text:p>0.01750845105074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625">
                <text:p>10.625</text:p>
              </table:table-cell>
              <table:table-cell office:value-type="float" office:value="0.0141720519231856">
                <text:p>0.0141720519231856</text:p>
              </table:table-cell>
              <table:table-cell office:value-type="float" office:value="10.625">
                <text:p>10.625</text:p>
              </table:table-cell>
              <table:table-cell office:value-type="float" office:value="0.0137740169336515">
                <text:p>0.0137740169336515</text:p>
              </table:table-cell>
              <table:table-cell office:value-type="float" office:value="10.625">
                <text:p>10.625</text:p>
              </table:table-cell>
              <table:table-cell office:value-type="float" office:value="0.0176357542747596">
                <text:p>0.01763575427475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75">
                <text:p>10.75</text:p>
              </table:table-cell>
              <table:table-cell office:value-type="float" office:value="0.0143172774956188">
                <text:p>0.0143172774956188</text:p>
              </table:table-cell>
              <table:table-cell office:value-type="float" office:value="10.75">
                <text:p>10.75</text:p>
              </table:table-cell>
              <table:table-cell office:value-type="float" office:value="0.0139274306915981">
                <text:p>0.0139274306915981</text:p>
              </table:table-cell>
              <table:table-cell office:value-type="float" office:value="10.75">
                <text:p>10.75</text:p>
              </table:table-cell>
              <table:table-cell office:value-type="float" office:value="0.0177600969586845">
                <text:p>0.01776009695868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875">
                <text:p>10.875</text:p>
              </table:table-cell>
              <table:table-cell office:value-type="float" office:value="0.0144591645491454">
                <text:p>0.0144591645491454</text:p>
              </table:table-cell>
              <table:table-cell office:value-type="float" office:value="10.875">
                <text:p>10.875</text:p>
              </table:table-cell>
              <table:table-cell office:value-type="float" office:value="0.0140773176964884">
                <text:p>0.0140773176964884</text:p>
              </table:table-cell>
              <table:table-cell office:value-type="float" office:value="10.875">
                <text:p>10.875</text:p>
              </table:table-cell>
              <table:table-cell office:value-type="float" office:value="0.0178815811901053">
                <text:p>0.01788158119010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">
                <text:p>11</text:p>
              </table:table-cell>
              <table:table-cell office:value-type="float" office:value="0.01459782689691">
                <text:p>0.01459782689691</text:p>
              </table:table-cell>
              <table:table-cell office:value-type="float" office:value="11">
                <text:p>11</text:p>
              </table:table-cell>
              <table:table-cell office:value-type="float" office:value="0.0142237981785403">
                <text:p>0.0142237981785403</text:p>
              </table:table-cell>
              <table:table-cell office:value-type="float" office:value="11">
                <text:p>11</text:p>
              </table:table-cell>
              <table:table-cell office:value-type="float" office:value="0.0180003044162667">
                <text:p>0.0180003044162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.125">
                <text:p>11.125</text:p>
              </table:table-cell>
              <table:table-cell office:value-type="float" office:value="0.0147386664948419">
                <text:p>0.0147386664948419</text:p>
              </table:table-cell>
              <table:table-cell office:value-type="float" office:value="11.125">
                <text:p>11.125</text:p>
              </table:table-cell>
              <table:table-cell office:value-type="float" office:value="0.0143669869643663">
                <text:p>0.0143669869643663</text:p>
              </table:table-cell>
              <table:table-cell office:value-type="float" office:value="11.125">
                <text:p>11.125</text:p>
              </table:table-cell>
              <table:table-cell office:value-type="float" office:value="0.0181163597047614">
                <text:p>0.01811635970476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.25">
                <text:p>11.25</text:p>
              </table:table-cell>
              <table:table-cell office:value-type="float" office:value="0.0148763763239309">
                <text:p>0.0148763763239309</text:p>
              </table:table-cell>
              <table:table-cell office:value-type="float" office:value="11.25">
                <text:p>11.25</text:p>
              </table:table-cell>
              <table:table-cell office:value-type="float" office:value="0.014506993777174">
                <text:p>0.014506993777174</text:p>
              </table:table-cell>
              <table:table-cell office:value-type="float" office:value="11.25">
                <text:p>11.25</text:p>
              </table:table-cell>
              <table:table-cell office:value-type="float" office:value="0.0182298359868452">
                <text:p>0.01822983598684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.375">
                <text:p>11.375</text:p>
              </table:table-cell>
              <table:table-cell office:value-type="float" office:value="0.0150110595633696">
                <text:p>0.0150110595633696</text:p>
              </table:table-cell>
              <table:table-cell office:value-type="float" office:value="11.375">
                <text:p>11.375</text:p>
              </table:table-cell>
              <table:table-cell office:value-type="float" office:value="0.0146439235171727">
                <text:p>0.0146439235171727</text:p>
              </table:table-cell>
              <table:table-cell office:value-type="float" office:value="11.375">
                <text:p>11.375</text:p>
              </table:table-cell>
              <table:table-cell office:value-type="float" office:value="0.0183408182847073">
                <text:p>0.01834081828470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.5">
                <text:p>11.5</text:p>
              </table:table-cell>
              <table:table-cell office:value-type="float" office:value="0.0151428149062987">
                <text:p>0.0151428149062987</text:p>
              </table:table-cell>
              <table:table-cell office:value-type="float" office:value="11.5">
                <text:p>11.5</text:p>
              </table:table-cell>
              <table:table-cell office:value-type="float" office:value="0.0147778765236932">
                <text:p>0.0147778765236932</text:p>
              </table:table-cell>
              <table:table-cell office:value-type="float" office:value="11.5">
                <text:p>11.5</text:p>
              </table:table-cell>
              <table:table-cell office:value-type="float" office:value="0.0184493879239203">
                <text:p>0.01844938792392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625">
                <text:p>11.625</text:p>
              </table:table-cell>
              <table:table-cell office:value-type="float" office:value="0.0152717368009928">
                <text:p>0.0152717368009928</text:p>
              </table:table-cell>
              <table:table-cell office:value-type="float" office:value="11.625">
                <text:p>11.625</text:p>
              </table:table-cell>
              <table:table-cell office:value-type="float" office:value="0.014908948820396">
                <text:p>0.014908948820396</text:p>
              </table:table-cell>
              <table:table-cell office:value-type="float" office:value="11.625">
                <text:p>11.625</text:p>
              </table:table-cell>
              <table:table-cell office:value-type="float" office:value="0.0185556227321824">
                <text:p>0.01855562273218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.75">
                <text:p>11.75</text:p>
              </table:table-cell>
              <table:table-cell office:value-type="float" office:value="0.0153979156766509">
                <text:p>0.0153979156766509</text:p>
              </table:table-cell>
              <table:table-cell office:value-type="float" office:value="11.75">
                <text:p>11.75</text:p>
              </table:table-cell>
              <table:table-cell office:value-type="float" office:value="0.0150372323448285">
                <text:p>0.0150372323448285</text:p>
              </table:table-cell>
              <table:table-cell office:value-type="float" office:value="11.75">
                <text:p>11.75</text:p>
              </table:table-cell>
              <table:table-cell office:value-type="float" office:value="0.0186595972253752">
                <text:p>0.01865959722537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.875">
                <text:p>11.875</text:p>
              </table:table-cell>
              <table:table-cell office:value-type="float" office:value="0.0155214381549267">
                <text:p>0.0155214381549267</text:p>
              </table:table-cell>
              <table:table-cell office:value-type="float" office:value="11.875">
                <text:p>11.875</text:p>
              </table:table-cell>
              <table:table-cell office:value-type="float" office:value="0.0151628151634836">
                <text:p>0.0151628151634836</text:p>
              </table:table-cell>
              <table:table-cell office:value-type="float" office:value="11.875">
                <text:p>11.875</text:p>
              </table:table-cell>
              <table:table-cell office:value-type="float" office:value="0.0187613827818691">
                <text:p>0.01876138278186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">
                <text:p>12</text:p>
              </table:table-cell>
              <table:table-cell office:value-type="float" office:value="0.0156423872482384">
                <text:p>0.0156423872482384</text:p>
              </table:table-cell>
              <table:table-cell office:value-type="float" office:value="12">
                <text:p>12</text:p>
              </table:table-cell>
              <table:table-cell office:value-type="float" office:value="0.0152857816734166">
                <text:p>0.0152857816734166</text:p>
              </table:table-cell>
              <table:table-cell office:value-type="float" office:value="12">
                <text:p>12</text:p>
              </table:table-cell>
              <table:table-cell office:value-type="float" office:value="0.0188610478059361">
                <text:p>0.01886104780593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125">
                <text:p>12.125</text:p>
              </table:table-cell>
              <table:table-cell office:value-type="float" office:value="0.0157561788841892">
                <text:p>0.0157561788841892</text:p>
              </table:table-cell>
              <table:table-cell office:value-type="float" office:value="12.125">
                <text:p>12.125</text:p>
              </table:table-cell>
              <table:table-cell office:value-type="float" office:value="0.0154071468722565">
                <text:p>0.0154071468722565</text:p>
              </table:table-cell>
              <table:table-cell office:value-type="float" office:value="12.125">
                <text:p>12.125</text:p>
              </table:table-cell>
              <table:table-cell office:value-type="float" office:value="0.0189586578810533">
                <text:p>0.01895865788105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25">
                <text:p>12.25</text:p>
              </table:table-cell>
              <table:table-cell office:value-type="float" office:value="0.0158676482418553">
                <text:p>0.0158676482418553</text:p>
              </table:table-cell>
              <table:table-cell office:value-type="float" office:value="12.25">
                <text:p>12.25</text:p>
              </table:table-cell>
              <table:table-cell office:value-type="float" office:value="0.0155260352303038">
                <text:p>0.0155260352303038</text:p>
              </table:table-cell>
              <table:table-cell office:value-type="float" office:value="12.25">
                <text:p>12.25</text:p>
              </table:table-cell>
              <table:table-cell office:value-type="float" office:value="0.0190542759138211">
                <text:p>0.01905427591382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375">
                <text:p>12.375</text:p>
              </table:table-cell>
              <table:table-cell office:value-type="float" office:value="0.0159768656933059">
                <text:p>0.0159768656933059</text:p>
              </table:table-cell>
              <table:table-cell office:value-type="float" office:value="12.375">
                <text:p>12.375</text:p>
              </table:table-cell>
              <table:table-cell office:value-type="float" office:value="0.01564252180334">
                <text:p>0.01564252180334</text:p>
              </table:table-cell>
              <table:table-cell office:value-type="float" office:value="12.375">
                <text:p>12.375</text:p>
              </table:table-cell>
              <table:table-cell office:value-type="float" office:value="0.0191479622691593">
                <text:p>0.01914796226915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.5">
                <text:p>12.5</text:p>
              </table:table-cell>
              <table:table-cell office:value-type="float" office:value="0.0160838987957275">
                <text:p>0.0160838987957275</text:p>
              </table:table-cell>
              <table:table-cell office:value-type="float" office:value="12.5">
                <text:p>12.5</text:p>
              </table:table-cell>
              <table:table-cell office:value-type="float" office:value="0.0157566786449155">
                <text:p>0.0157566786449155</text:p>
              </table:table-cell>
              <table:table-cell office:value-type="float" office:value="12.5">
                <text:p>12.5</text:p>
              </table:table-cell>
              <table:table-cell office:value-type="float" office:value="0.0192397748973907">
                <text:p>0.01923977489739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.625">
                <text:p>12.625</text:p>
              </table:table-cell>
              <table:table-cell office:value-type="float" office:value="0.0161888124307744">
                <text:p>0.0161888124307744</text:p>
              </table:table-cell>
              <table:table-cell office:value-type="float" office:value="12.625">
                <text:p>12.625</text:p>
              </table:table-cell>
              <table:table-cell office:value-type="float" office:value="0.0158685749549747">
                <text:p>0.0158685749549747</text:p>
              </table:table-cell>
              <table:table-cell office:value-type="float" office:value="12.625">
                <text:p>12.625</text:p>
              </table:table-cell>
              <table:table-cell office:value-type="float" office:value="0.0193297694537759">
                <text:p>0.01932976945377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.75">
                <text:p>12.75</text:p>
              </table:table-cell>
              <table:table-cell office:value-type="float" office:value="0.0162916689357224">
                <text:p>0.0162916689357224</text:p>
              </table:table-cell>
              <table:table-cell office:value-type="float" office:value="12.75">
                <text:p>12.75</text:p>
              </table:table-cell>
              <table:table-cell office:value-type="float" office:value="0.0159782772197386">
                <text:p>0.0159782772197386</text:p>
              </table:table-cell>
              <table:table-cell office:value-type="float" office:value="12.75">
                <text:p>12.75</text:p>
              </table:table-cell>
              <table:table-cell office:value-type="float" office:value="0.0194179994110163">
                <text:p>0.01941799941101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.875">
                <text:p>12.875</text:p>
              </table:table-cell>
              <table:table-cell office:value-type="float" office:value="0.016392528226982">
                <text:p>0.016392528226982</text:p>
              </table:table-cell>
              <table:table-cell office:value-type="float" office:value="12.875">
                <text:p>12.875</text:p>
              </table:table-cell>
              <table:table-cell office:value-type="float" office:value="0.0160858493434391">
                <text:p>0.0160858493434391</text:p>
              </table:table-cell>
              <table:table-cell office:value-type="float" office:value="12.875">
                <text:p>12.875</text:p>
              </table:table-cell>
              <table:table-cell office:value-type="float" office:value="0.0195045161652036">
                <text:p>0.01950451616520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">
                <text:p>13</text:p>
              </table:table-cell>
              <table:table-cell office:value-type="float" office:value="0.0164914479164867">
                <text:p>0.0164914479164867</text:p>
              </table:table-cell>
              <table:table-cell office:value-type="float" office:value="13">
                <text:p>13</text:p>
              </table:table-cell>
              <table:table-cell office:value-type="float" office:value="0.016191352772453">
                <text:p>0.016191352772453</text:p>
              </table:table-cell>
              <table:table-cell office:value-type="float" office:value="13">
                <text:p>13</text:p>
              </table:table-cell>
              <table:table-cell office:value-type="float" office:value="0.0195893691356564">
                <text:p>0.01958936913565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.125">
                <text:p>13.125</text:p>
              </table:table-cell>
              <table:table-cell office:value-type="float" office:value="0.0165884834214294">
                <text:p>0.0165884834214294</text:p>
              </table:table-cell>
              <table:table-cell office:value-type="float" office:value="13.125">
                <text:p>13.125</text:p>
              </table:table-cell>
              <table:table-cell office:value-type="float" office:value="0.0162948466123429">
                <text:p>0.0162948466123429</text:p>
              </table:table-cell>
              <table:table-cell office:value-type="float" office:value="13.125">
                <text:p>13.125</text:p>
              </table:table-cell>
              <table:table-cell office:value-type="float" office:value="0.019672605859053">
                <text:p>0.0196726058590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.25">
                <text:p>13.25</text:p>
              </table:table-cell>
              <table:table-cell office:value-type="float" office:value="0.0166836880677882">
                <text:p>0.0166836880677882</text:p>
              </table:table-cell>
              <table:table-cell office:value-type="float" office:value="13.25">
                <text:p>13.25</text:p>
              </table:table-cell>
              <table:table-cell office:value-type="float" office:value="0.0163963877382726">
                <text:p>0.0163963877382726</text:p>
              </table:table-cell>
              <table:table-cell office:value-type="float" office:value="13.25">
                <text:p>13.25</text:p>
              </table:table-cell>
              <table:table-cell office:value-type="float" office:value="0.0197542720782346">
                <text:p>0.01975427207823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.375">
                <text:p>13.375</text:p>
              </table:table-cell>
              <table:table-cell office:value-type="float" office:value="0.0167771131880469">
                <text:p>0.0167771131880469</text:p>
              </table:table-cell>
              <table:table-cell office:value-type="float" office:value="13.375">
                <text:p>13.375</text:p>
              </table:table-cell>
              <table:table-cell office:value-type="float" office:value="0.0164960308992316">
                <text:p>0.0164960308992316</text:p>
              </table:table-cell>
              <table:table-cell office:value-type="float" office:value="13.375">
                <text:p>13.375</text:p>
              </table:table-cell>
              <table:table-cell office:value-type="float" office:value="0.0198344118260296">
                <text:p>0.01983441182602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.5">
                <text:p>13.5</text:p>
              </table:table-cell>
              <table:table-cell office:value-type="float" office:value="0.016868808213486">
                <text:p>0.016868808213486</text:p>
              </table:table-cell>
              <table:table-cell office:value-type="float" office:value="13.5">
                <text:p>13.5</text:p>
              </table:table-cell>
              <table:table-cell office:value-type="float" office:value="0.0165938288164692">
                <text:p>0.0165938288164692</text:p>
              </table:table-cell>
              <table:table-cell office:value-type="float" office:value="13.5">
                <text:p>13.5</text:p>
              </table:table-cell>
              <table:table-cell office:value-type="float" office:value="0.019913067504421">
                <text:p>0.0199130675044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.625">
                <text:p>13.625</text:p>
              </table:table-cell>
              <table:table-cell office:value-type="float" office:value="0.0169588207613941">
                <text:p>0.0169588207613941</text:p>
              </table:table-cell>
              <table:table-cell office:value-type="float" office:value="13.625">
                <text:p>13.625</text:p>
              </table:table-cell>
              <table:table-cell office:value-type="float" office:value="0.0166898322765098">
                <text:p>0.0166898322765098</text:p>
              </table:table-cell>
              <table:table-cell office:value-type="float" office:value="13.625">
                <text:p>13.625</text:p>
              </table:table-cell>
              <table:table-cell office:value-type="float" office:value="0.0199902799593557">
                <text:p>0.01999027995935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.75">
                <text:p>13.75</text:p>
              </table:table-cell>
              <table:table-cell office:value-type="float" office:value="0.017047196717522">
                <text:p>0.017047196717522</text:p>
              </table:table-cell>
              <table:table-cell office:value-type="float" office:value="13.75">
                <text:p>13.75</text:p>
              </table:table-cell>
              <table:table-cell office:value-type="float" office:value="0.016784090219095">
                <text:p>0.016784090219095</text:p>
              </table:table-cell>
              <table:table-cell office:value-type="float" office:value="13.75">
                <text:p>13.75</text:p>
              </table:table-cell>
              <table:table-cell office:value-type="float" office:value="0.0200660885514734">
                <text:p>0.02006608855147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.875">
                <text:p>13.875</text:p>
              </table:table-cell>
              <table:table-cell office:value-type="float" office:value="0.0171339803140801">
                <text:p>0.0171339803140801</text:p>
              </table:table-cell>
              <table:table-cell office:value-type="float" office:value="13.875">
                <text:p>13.875</text:p>
              </table:table-cell>
              <table:table-cell office:value-type="float" office:value="0.0168766498203725">
                <text:p>0.0168766498203725</text:p>
              </table:table-cell>
              <table:table-cell office:value-type="float" office:value="13.875">
                <text:p>13.875</text:p>
              </table:table-cell>
              <table:table-cell office:value-type="float" office:value="0.0201405312230123">
                <text:p>0.02014053122301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">
                <text:p>14</text:p>
              </table:table-cell>
              <table:table-cell office:value-type="float" office:value="0.0172192142035567">
                <text:p>0.0172192142035567</text:p>
              </table:table-cell>
              <table:table-cell office:value-type="float" office:value="14">
                <text:p>14</text:p>
              </table:table-cell>
              <table:table-cell office:value-type="float" office:value="0.0169675565716271">
                <text:p>0.0169675565716271</text:p>
              </table:table-cell>
              <table:table-cell office:value-type="float" office:value="14">
                <text:p>14</text:p>
              </table:table-cell>
              <table:table-cell office:value-type="float" office:value="0.020213644561131">
                <text:p>0.0202136445611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.125">
                <text:p>14.125</text:p>
              </table:table-cell>
              <table:table-cell office:value-type="float" office:value="0.0173029395286179">
                <text:p>0.0173029395286179</text:p>
              </table:table-cell>
              <table:table-cell office:value-type="float" office:value="14.125">
                <text:p>14.125</text:p>
              </table:table-cell>
              <table:table-cell office:value-type="float" office:value="0.0170568543538329">
                <text:p>0.0170568543538329</text:p>
              </table:table-cell>
              <table:table-cell office:value-type="float" office:value="14.125">
                <text:p>14.125</text:p>
              </table:table-cell>
              <table:table-cell office:value-type="float" office:value="0.020285463857867">
                <text:p>0.0202854638578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.25">
                <text:p>14.25</text:p>
              </table:table-cell>
              <table:table-cell office:value-type="float" office:value="0.0173851959883271">
                <text:p>0.0173851959883271</text:p>
              </table:table-cell>
              <table:table-cell office:value-type="float" office:value="14.25">
                <text:p>14.25</text:p>
              </table:table-cell>
              <table:table-cell office:value-type="float" office:value="0.0171445855082808">
                <text:p>0.0171445855082808</text:p>
              </table:table-cell>
              <table:table-cell office:value-type="float" office:value="14.25">
                <text:p>14.25</text:p>
              </table:table-cell>
              <table:table-cell office:value-type="float" office:value="0.020356023166941">
                <text:p>0.0203560231669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.375">
                <text:p>14.375</text:p>
              </table:table-cell>
              <table:table-cell office:value-type="float" office:value="0.0174660219009109">
                <text:p>0.0174660219009109</text:p>
              </table:table-cell>
              <table:table-cell office:value-type="float" office:value="14.375">
                <text:p>14.375</text:p>
              </table:table-cell>
              <table:table-cell office:value-type="float" office:value="0.0172307909035209">
                <text:p>0.0172307909035209</text:p>
              </table:table-cell>
              <table:table-cell office:value-type="float" office:value="14.375">
                <text:p>14.375</text:p>
              </table:table-cell>
              <table:table-cell office:value-type="float" office:value="0.0204253553575963">
                <text:p>0.02042535535759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.5">
                <text:p>14.5</text:p>
              </table:table-cell>
              <table:table-cell office:value-type="float" office:value="0.0175454542632778">
                <text:p>0.0175454542632778</text:p>
              </table:table-cell>
              <table:table-cell office:value-type="float" office:value="14.5">
                <text:p>14.5</text:p>
              </table:table-cell>
              <table:table-cell office:value-type="float" office:value="0.017315509998843">
                <text:p>0.017315509998843</text:p>
              </table:table-cell>
              <table:table-cell office:value-type="float" office:value="14.5">
                <text:p>14.5</text:p>
              </table:table-cell>
              <table:table-cell office:value-type="float" office:value="0.020493492165654">
                <text:p>0.0204934921656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.625">
                <text:p>14.625</text:p>
              </table:table-cell>
              <table:table-cell office:value-type="float" office:value="0.0176235288074845">
                <text:p>0.0176235288074845</text:p>
              </table:table-cell>
              <table:table-cell office:value-type="float" office:value="14.625">
                <text:p>14.625</text:p>
              </table:table-cell>
              <table:table-cell office:value-type="float" office:value="0.0173987809045016">
                <text:p>0.0173987809045016</text:p>
              </table:table-cell>
              <table:table-cell office:value-type="float" office:value="14.625">
                <text:p>14.625</text:p>
              </table:table-cell>
              <table:table-cell office:value-type="float" office:value="0.0205604642419502">
                <text:p>0.02056046424195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.75">
                <text:p>14.75</text:p>
              </table:table-cell>
              <table:table-cell office:value-type="float" office:value="0.0177002800543318">
                <text:p>0.0177002800543318</text:p>
              </table:table-cell>
              <table:table-cell office:value-type="float" office:value="14.75">
                <text:p>14.75</text:p>
              </table:table-cell>
              <table:table-cell office:value-type="float" office:value="0.0174806404388777">
                <text:p>0.0174806404388777</text:p>
              </table:table-cell>
              <table:table-cell office:value-type="float" office:value="14.75">
                <text:p>14.75</text:p>
              </table:table-cell>
              <table:table-cell office:value-type="float" office:value="0.0206263011983091">
                <text:p>0.02062630119830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.875">
                <text:p>14.875</text:p>
              </table:table-cell>
              <table:table-cell office:value-type="float" office:value="0.0177757413642573">
                <text:p>0.0177757413642573</text:p>
              </table:table-cell>
              <table:table-cell office:value-type="float" office:value="14.875">
                <text:p>14.875</text:p>
              </table:table-cell>
              <table:table-cell office:value-type="float" office:value="0.0175611241827602">
                <text:p>0.0175611241827602</text:p>
              </table:table-cell>
              <table:table-cell office:value-type="float" office:value="14.875">
                <text:p>14.875</text:p>
              </table:table-cell>
              <table:table-cell office:value-type="float" office:value="0.0206910316511998">
                <text:p>0.02069103165119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">
                <text:p>15</text:p>
              </table:table-cell>
              <table:table-cell office:value-type="float" office:value="0.0178499449856841">
                <text:p>0.0178499449856841</text:p>
              </table:table-cell>
              <table:table-cell office:value-type="float" office:value="15">
                <text:p>15</text:p>
              </table:table-cell>
              <table:table-cell office:value-type="float" office:value="0.0176402665309113">
                <text:p>0.0176402665309113</text:p>
              </table:table-cell>
              <table:table-cell office:value-type="float" office:value="15">
                <text:p>15</text:p>
              </table:table-cell>
              <table:table-cell office:value-type="float" office:value="0.0207546832632089">
                <text:p>0.020754683263208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.125">
                <text:p>15.125</text:p>
              </table:table-cell>
              <table:table-cell office:value-type="float" office:value="0.0178845422268765">
                <text:p>0.0178845422268765</text:p>
              </table:table-cell>
              <table:table-cell office:value-type="float" office:value="15.125">
                <text:p>15.125</text:p>
              </table:table-cell>
              <table:table-cell office:value-type="float" office:value="0.0177053787290713">
                <text:p>0.0177053787290713</text:p>
              </table:table-cell>
              <table:table-cell office:value-type="float" office:value="15.125">
                <text:p>15.125</text:p>
              </table:table-cell>
              <table:table-cell office:value-type="float" office:value="0.0208037572901635">
                <text:p>0.02080375729016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.25">
                <text:p>15.25</text:p>
              </table:table-cell>
              <table:table-cell office:value-type="float" office:value="0.0179185723001806">
                <text:p>0.0179185723001806</text:p>
              </table:table-cell>
              <table:table-cell office:value-type="float" office:value="15.25">
                <text:p>15.25</text:p>
              </table:table-cell>
              <table:table-cell office:value-type="float" office:value="0.0177694235141468">
                <text:p>0.0177694235141468</text:p>
              </table:table-cell>
              <table:table-cell office:value-type="float" office:value="15.25">
                <text:p>15.25</text:p>
              </table:table-cell>
              <table:table-cell office:value-type="float" office:value="0.020852026824873">
                <text:p>0.0208520268248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.375">
                <text:p>15.375</text:p>
              </table:table-cell>
              <table:table-cell office:value-type="float" office:value="0.0179520490389594">
                <text:p>0.0179520490389594</text:p>
              </table:table-cell>
              <table:table-cell office:value-type="float" office:value="15.375">
                <text:p>15.375</text:p>
              </table:table-cell>
              <table:table-cell office:value-type="float" office:value="0.0178324269206032">
                <text:p>0.0178324269206032</text:p>
              </table:table-cell>
              <table:table-cell office:value-type="float" office:value="15.375">
                <text:p>15.375</text:p>
              </table:table-cell>
              <table:table-cell office:value-type="float" office:value="0.0208995114890993">
                <text:p>0.02089951148909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.5">
                <text:p>15.5</text:p>
              </table:table-cell>
              <table:table-cell office:value-type="float" office:value="0.0179849858303385">
                <text:p>0.0179849858303385</text:p>
              </table:table-cell>
              <table:table-cell office:value-type="float" office:value="15.5">
                <text:p>15.5</text:p>
              </table:table-cell>
              <table:table-cell office:value-type="float" office:value="0.0178944141430845">
                <text:p>0.0178944141430845</text:p>
              </table:table-cell>
              <table:table-cell office:value-type="float" office:value="15.5">
                <text:p>15.5</text:p>
              </table:table-cell>
              <table:table-cell office:value-type="float" office:value="0.0209462302716446">
                <text:p>0.02094623027164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.625">
                <text:p>15.625</text:p>
              </table:table-cell>
              <table:table-cell office:value-type="float" office:value="0.0180173956330555">
                <text:p>0.0180173956330555</text:p>
              </table:table-cell>
              <table:table-cell office:value-type="float" office:value="15.625">
                <text:p>15.625</text:p>
              </table:table-cell>
              <table:table-cell office:value-type="float" office:value="0.0179554095700061">
                <text:p>0.0179554095700061</text:p>
              </table:table-cell>
              <table:table-cell office:value-type="float" office:value="15.625">
                <text:p>15.625</text:p>
              </table:table-cell>
              <table:table-cell office:value-type="float" office:value="0.0209922015536692">
                <text:p>0.02099220155366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.75">
                <text:p>15.75</text:p>
              </table:table-cell>
              <table:table-cell office:value-type="float" office:value="0.0180492909944596">
                <text:p>0.0180492909944596</text:p>
              </table:table-cell>
              <table:table-cell office:value-type="float" office:value="15.75">
                <text:p>15.75</text:p>
              </table:table-cell>
              <table:table-cell office:value-type="float" office:value="0.0180154368155479">
                <text:p>0.0180154368155479</text:p>
              </table:table-cell>
              <table:table-cell office:value-type="float" office:value="15.75">
                <text:p>15.75</text:p>
              </table:table-cell>
              <table:table-cell office:value-type="float" office:value="0.0210374431328045">
                <text:p>0.02103744313280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.875">
                <text:p>15.875</text:p>
              </table:table-cell>
              <table:table-cell office:value-type="float" office:value="0.0180806840667078">
                <text:p>0.0180806840667078</text:p>
              </table:table-cell>
              <table:table-cell office:value-type="float" office:value="15.875">
                <text:p>15.875</text:p>
              </table:table-cell>
              <table:table-cell office:value-type="float" office:value="0.0180745187501364">
                <text:p>0.0180745187501364</text:p>
              </table:table-cell>
              <table:table-cell office:value-type="float" office:value="15.875">
                <text:p>15.875</text:p>
              </table:table-cell>
              <table:table-cell office:value-type="float" office:value="0.0210819722461267">
                <text:p>0.02108197224612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">
                <text:p>16</text:p>
              </table:table-cell>
              <table:table-cell office:value-type="float" office:value="0.018111586622202">
                <text:p>0.018111586622202</text:p>
              </table:table-cell>
              <table:table-cell office:value-type="float" office:value="16">
                <text:p>16</text:p>
              </table:table-cell>
              <table:table-cell office:value-type="float" office:value="0.0181326775294969">
                <text:p>0.0181326775294969</text:p>
              </table:table-cell>
              <table:table-cell office:value-type="float" office:value="16">
                <text:p>16</text:p>
              </table:table-cell>
              <table:table-cell office:value-type="float" office:value="0.0211258055920531">
                <text:p>0.02112580559205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.125">
                <text:p>16.125</text:p>
              </table:table-cell>
              <table:table-cell office:value-type="float" office:value="0.0181420100683087">
                <text:p>0.0181420100683087</text:p>
              </table:table-cell>
              <table:table-cell office:value-type="float" office:value="16.125">
                <text:p>16.125</text:p>
              </table:table-cell>
              <table:table-cell office:value-type="float" office:value="0.0181899346223557">
                <text:p>0.0181899346223557</text:p>
              </table:table-cell>
              <table:table-cell office:value-type="float" office:value="16.125">
                <text:p>16.125</text:p>
              </table:table-cell>
              <table:table-cell office:value-type="float" office:value="0.0211689593512211">
                <text:p>0.02116895935122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.25">
                <text:p>16.25</text:p>
              </table:table-cell>
              <table:table-cell office:value-type="float" office:value="0.0181719654613984">
                <text:p>0.0181719654613984</text:p>
              </table:table-cell>
              <table:table-cell office:value-type="float" office:value="16.25">
                <text:p>16.25</text:p>
              </table:table-cell>
              <table:table-cell office:value-type="float" office:value="0.0182463108368628">
                <text:p>0.0182463108368628</text:p>
              </table:table-cell>
              <table:table-cell office:value-type="float" office:value="16.25">
                <text:p>16.25</text:p>
              </table:table-cell>
              <table:table-cell office:value-type="float" office:value="0.0212114492064018">
                <text:p>0.02121144920640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.375">
                <text:p>16.375</text:p>
              </table:table-cell>
              <table:table-cell office:value-type="float" office:value="0.0182014635202425">
                <text:p>0.0182014635202425</text:p>
              </table:table-cell>
              <table:table-cell office:value-type="float" office:value="16.375">
                <text:p>16.375</text:p>
              </table:table-cell>
              <table:table-cell office:value-type="float" office:value="0.0183018263458049">
                <text:p>0.0183018263458049</text:p>
              </table:table-cell>
              <table:table-cell office:value-type="float" office:value="16.375">
                <text:p>16.375</text:p>
              </table:table-cell>
              <table:table-cell office:value-type="float" office:value="0.0212532903615034">
                <text:p>0.02125329036150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.5">
                <text:p>16.5</text:p>
              </table:table-cell>
              <table:table-cell office:value-type="float" office:value="0.0182305146388011">
                <text:p>0.0182305146388011</text:p>
              </table:table-cell>
              <table:table-cell office:value-type="float" office:value="16.5">
                <text:p>16.5</text:p>
              </table:table-cell>
              <table:table-cell office:value-type="float" office:value="0.0183565007106722">
                <text:p>0.0183565007106722</text:p>
              </table:table-cell>
              <table:table-cell office:value-type="float" office:value="16.5">
                <text:p>16.5</text:p>
              </table:table-cell>
              <table:table-cell office:value-type="float" office:value="0.0212944975597096">
                <text:p>0.02129449755970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.625">
                <text:p>16.625</text:p>
              </table:table-cell>
              <table:table-cell office:value-type="float" office:value="0.0182591288984339">
                <text:p>0.0182591288984339</text:p>
              </table:table-cell>
              <table:table-cell office:value-type="float" office:value="16.625">
                <text:p>16.625</text:p>
              </table:table-cell>
              <table:table-cell office:value-type="float" office:value="0.0184103529046392">
                <text:p>0.0184103529046392</text:p>
              </table:table-cell>
              <table:table-cell office:value-type="float" office:value="16.625">
                <text:p>16.625</text:p>
              </table:table-cell>
              <table:table-cell office:value-type="float" office:value="0.0213350851007999">
                <text:p>0.02133508510079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.75">
                <text:p>16.75</text:p>
              </table:table-cell>
              <table:table-cell office:value-type="float" office:value="0.0182873160795648">
                <text:p>0.0182873160795648</text:p>
              </table:table-cell>
              <table:table-cell office:value-type="float" office:value="16.75">
                <text:p>16.75</text:p>
              </table:table-cell>
              <table:table-cell office:value-type="float" office:value="0.0184634013345171">
                <text:p>0.0184634013345171</text:p>
              </table:table-cell>
              <table:table-cell office:value-type="float" office:value="16.75">
                <text:p>16.75</text:p>
              </table:table-cell>
              <table:table-cell office:value-type="float" office:value="0.0213750668576948">
                <text:p>0.02137506685769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.875">
                <text:p>16.875</text:p>
              </table:table-cell>
              <table:table-cell office:value-type="float" office:value="0.0183150856728271">
                <text:p>0.0183150856728271</text:p>
              </table:table-cell>
              <table:table-cell office:value-type="float" office:value="16.875">
                <text:p>16.875</text:p>
              </table:table-cell>
              <table:table-cell office:value-type="float" office:value="0.0185156638617302">
                <text:p>0.0185156638617302</text:p>
              </table:table-cell>
              <table:table-cell office:value-type="float" office:value="16.875">
                <text:p>16.875</text:p>
              </table:table-cell>
              <table:table-cell office:value-type="float" office:value="0.0214144562922653">
                <text:p>0.02141445629226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">
                <text:p>17</text:p>
              </table:table-cell>
              <table:table-cell office:value-type="float" office:value="0.0183424468897178">
                <text:p>0.0183424468897178</text:p>
              </table:table-cell>
              <table:table-cell office:value-type="float" office:value="17">
                <text:p>17</text:p>
              </table:table-cell>
              <table:table-cell office:value-type="float" office:value="0.0185671578223666">
                <text:p>0.0185671578223666</text:p>
              </table:table-cell>
              <table:table-cell office:value-type="float" office:value="17">
                <text:p>17</text:p>
              </table:table-cell>
              <table:table-cell office:value-type="float" office:value="0.0214532664704451">
                <text:p>0.02145326647044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.125">
                <text:p>17.125</text:p>
              </table:table-cell>
              <table:table-cell office:value-type="float" office:value="0.0183694086727854">
                <text:p>0.0183694086727854</text:p>
              </table:table-cell>
              <table:table-cell office:value-type="float" office:value="17.125">
                <text:p>17.125</text:p>
              </table:table-cell>
              <table:table-cell office:value-type="float" office:value="0.0186179000463514">
                <text:p>0.0186179000463514</text:p>
              </table:table-cell>
              <table:table-cell office:value-type="float" office:value="17.125">
                <text:p>17.125</text:p>
              </table:table-cell>
              <table:table-cell office:value-type="float" office:value="0.0214915100766806">
                <text:p>0.02149151007668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.25">
                <text:p>17.25</text:p>
              </table:table-cell>
              <table:table-cell office:value-type="float" office:value="0.0183959797053737">
                <text:p>0.0183959797053737</text:p>
              </table:table-cell>
              <table:table-cell office:value-type="float" office:value="17.25">
                <text:p>17.25</text:p>
              </table:table-cell>
              <table:table-cell office:value-type="float" office:value="0.0186679068757856">
                <text:p>0.0186679068757856</text:p>
              </table:table-cell>
              <table:table-cell office:value-type="float" office:value="17.25">
                <text:p>17.25</text:p>
              </table:table-cell>
              <table:table-cell office:value-type="float" office:value="0.0215291994277534">
                <text:p>0.02152919942775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.375">
                <text:p>17.375</text:p>
              </table:table-cell>
              <table:table-cell office:value-type="float" office:value="0.0184221684209463">
                <text:p>0.0184221684209463</text:p>
              </table:table-cell>
              <table:table-cell office:value-type="float" office:value="17.375">
                <text:p>17.375</text:p>
              </table:table-cell>
              <table:table-cell office:value-type="float" office:value="0.0187171941824942">
                <text:p>0.0187171941824942</text:p>
              </table:table-cell>
              <table:table-cell office:value-type="float" office:value="17.375">
                <text:p>17.375</text:p>
              </table:table-cell>
              <table:table-cell office:value-type="float" office:value="0.0215663464860049">
                <text:p>0.02156634648600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.5">
                <text:p>17.5</text:p>
              </table:table-cell>
              <table:table-cell office:value-type="float" office:value="0.0184479830120108">
                <text:p>0.0184479830120108</text:p>
              </table:table-cell>
              <table:table-cell office:value-type="float" office:value="17.5">
                <text:p>17.5</text:p>
              </table:table-cell>
              <table:table-cell office:value-type="float" office:value="0.0187657773848213">
                <text:p>0.0187657773848213</text:p>
              </table:table-cell>
              <table:table-cell office:value-type="float" office:value="17.5">
                <text:p>17.5</text:p>
              </table:table-cell>
              <table:table-cell office:value-type="float" office:value="0.0216029628719957">
                <text:p>0.02160296287199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.625">
                <text:p>17.625</text:p>
              </table:table-cell>
              <table:table-cell office:value-type="float" office:value="0.018473431438663">
                <text:p>0.018473431438663</text:p>
              </table:table-cell>
              <table:table-cell office:value-type="float" office:value="17.625">
                <text:p>17.625</text:p>
              </table:table-cell>
              <table:table-cell office:value-type="float" office:value="0.0188136714637111">
                <text:p>0.0188136714637111</text:p>
              </table:table-cell>
              <table:table-cell office:value-type="float" office:value="17.625">
                <text:p>17.625</text:p>
              </table:table-cell>
              <table:table-cell office:value-type="float" office:value="0.0216390598766249">
                <text:p>0.02163905987662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.75">
                <text:p>17.75</text:p>
              </table:table-cell>
              <table:table-cell office:value-type="float" office:value="0.0184985214367708">
                <text:p>0.0184985214367708</text:p>
              </table:table-cell>
              <table:table-cell office:value-type="float" office:value="17.75">
                <text:p>17.75</text:p>
              </table:table-cell>
              <table:table-cell office:value-type="float" office:value="0.0188608909781094">
                <text:p>0.0188608909781094</text:p>
              </table:table-cell>
              <table:table-cell office:value-type="float" office:value="17.75">
                <text:p>17.75</text:p>
              </table:table-cell>
              <table:table-cell office:value-type="float" office:value="0.0216746484727382">
                <text:p>0.021674648472738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.875">
                <text:p>17.875</text:p>
              </table:table-cell>
              <table:table-cell office:value-type="float" office:value="0.0185232605258141">
                <text:p>0.0185232605258141</text:p>
              </table:table-cell>
              <table:table-cell office:value-type="float" office:value="17.875">
                <text:p>17.875</text:p>
              </table:table-cell>
              <table:table-cell office:value-type="float" office:value="0.018907450079719">
                <text:p>0.018907450079719</text:p>
              </table:table-cell>
              <table:table-cell office:value-type="float" office:value="17.875">
                <text:p>17.875</text:p>
              </table:table-cell>
              <table:table-cell office:value-type="float" office:value="0.0217097393262486">
                <text:p>0.02170973932624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">
                <text:p>18</text:p>
              </table:table-cell>
              <table:table-cell office:value-type="float" office:value="0.0185476560163986">
                <text:p>0.0185476560163986</text:p>
              </table:table-cell>
              <table:table-cell office:value-type="float" office:value="18">
                <text:p>18</text:p>
              </table:table-cell>
              <table:table-cell office:value-type="float" office:value="0.0189533625271396">
                <text:p>0.0189533625271396</text:p>
              </table:table-cell>
              <table:table-cell office:value-type="float" office:value="18">
                <text:p>18</text:p>
              </table:table-cell>
              <table:table-cell office:value-type="float" office:value="0.0217443428067935">
                <text:p>0.02174434280679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.125">
                <text:p>18.125</text:p>
              </table:table-cell>
              <table:table-cell office:value-type="float" office:value="0.0185717150174577">
                <text:p>0.0185717150174577</text:p>
              </table:table-cell>
              <table:table-cell office:value-type="float" office:value="18.125">
                <text:p>18.125</text:p>
              </table:table-cell>
              <table:table-cell office:value-type="float" office:value="0.0189986416994234">
                <text:p>0.0189986416994234</text:p>
              </table:table-cell>
              <table:table-cell office:value-type="float" office:value="18.125">
                <text:p>18.125</text:p>
              </table:table-cell>
              <table:table-cell office:value-type="float" office:value="0.0217784689979516">
                <text:p>0.02177846899795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.25">
                <text:p>18.25</text:p>
              </table:table-cell>
              <table:table-cell office:value-type="float" office:value="0.0185954444431598">
                <text:p>0.0185954444431598</text:p>
              </table:table-cell>
              <table:table-cell office:value-type="float" office:value="18.25">
                <text:p>18.25</text:p>
              </table:table-cell>
              <table:table-cell office:value-type="float" office:value="0.0190433006090731">
                <text:p>0.0190433006090731</text:p>
              </table:table-cell>
              <table:table-cell office:value-type="float" office:value="18.25">
                <text:p>18.25</text:p>
              </table:table-cell>
              <table:table-cell office:value-type="float" office:value="0.021812127707039">
                <text:p>0.0218121277070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.375">
                <text:p>18.375</text:p>
              </table:table-cell>
              <table:table-cell office:value-type="float" office:value="0.0186188510195327">
                <text:p>0.0186188510195327</text:p>
              </table:table-cell>
              <table:table-cell office:value-type="float" office:value="18.375">
                <text:p>18.375</text:p>
              </table:table-cell>
              <table:table-cell office:value-type="float" office:value="0.0190873519145099">
                <text:p>0.0190873519145099</text:p>
              </table:table-cell>
              <table:table-cell office:value-type="float" office:value="18.375">
                <text:p>18.375</text:p>
              </table:table-cell>
              <table:table-cell office:value-type="float" office:value="0.0218453284745062">
                <text:p>0.02184532847450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.5">
                <text:p>18.5</text:p>
              </table:table-cell>
              <table:table-cell office:value-type="float" office:value="0.0186419412908194">
                <text:p>0.0186419412908194</text:p>
              </table:table-cell>
              <table:table-cell office:value-type="float" office:value="18.5">
                <text:p>18.5</text:p>
              </table:table-cell>
              <table:table-cell office:value-type="float" office:value="0.0191308079320353">
                <text:p>0.0191308079320353</text:p>
              </table:table-cell>
              <table:table-cell office:value-type="float" office:value="18.5">
                <text:p>18.5</text:p>
              </table:table-cell>
              <table:table-cell office:value-type="float" office:value="0.0218780805829535">
                <text:p>0.02187808058295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.625">
                <text:p>18.625</text:p>
              </table:table-cell>
              <table:table-cell office:value-type="float" office:value="0.0186647216255788">
                <text:p>0.0186647216255788</text:p>
              </table:table-cell>
              <table:table-cell office:value-type="float" office:value="18.625">
                <text:p>18.625</text:p>
              </table:table-cell>
              <table:table-cell office:value-type="float" office:value="0.0191736806473122">
                <text:p>0.0191736806473122</text:p>
              </table:table-cell>
              <table:table-cell office:value-type="float" office:value="18.625">
                <text:p>18.625</text:p>
              </table:table-cell>
              <table:table-cell office:value-type="float" office:value="0.0219103930657842">
                <text:p>0.02191039306578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.75">
                <text:p>18.75</text:p>
              </table:table-cell>
              <table:table-cell office:value-type="float" office:value="0.0186871982225415">
                <text:p>0.0186871982225415</text:p>
              </table:table-cell>
              <table:table-cell office:value-type="float" office:value="18.75">
                <text:p>18.75</text:p>
              </table:table-cell>
              <table:table-cell office:value-type="float" office:value="0.0192159817263853">
                <text:p>0.0192159817263853</text:p>
              </table:table-cell>
              <table:table-cell office:value-type="float" office:value="18.75">
                <text:p>18.75</text:p>
              </table:table-cell>
              <table:table-cell office:value-type="float" office:value="0.0219422747155104">
                <text:p>0.02194227471551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.875">
                <text:p>18.875</text:p>
              </table:table-cell>
              <table:table-cell office:value-type="float" office:value="0.0187093771162331">
                <text:p>0.0187093771162331</text:p>
              </table:table-cell>
              <table:table-cell office:value-type="float" office:value="18.875">
                <text:p>18.875</text:p>
              </table:table-cell>
              <table:table-cell office:value-type="float" office:value="0.0192577225262654">
                <text:p>0.0192577225262654</text:p>
              </table:table-cell>
              <table:table-cell office:value-type="float" office:value="18.875">
                <text:p>18.875</text:p>
              </table:table-cell>
              <table:table-cell office:value-type="float" office:value="0.0219737340917303">
                <text:p>0.02197373409173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">
                <text:p>19</text:p>
              </table:table-cell>
              <table:table-cell office:value-type="float" office:value="0.0187312641823761">
                <text:p>0.0187312641823761</text:p>
              </table:table-cell>
              <table:table-cell office:value-type="float" office:value="19">
                <text:p>19</text:p>
              </table:table-cell>
              <table:table-cell office:value-type="float" office:value="0.0192989141050945">
                <text:p>0.0192989141050945</text:p>
              </table:table-cell>
              <table:table-cell office:value-type="float" office:value="19">
                <text:p>19</text:p>
              </table:table-cell>
              <table:table-cell office:value-type="float" office:value="0.0220047795287894">
                <text:p>0.02200477952878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.125">
                <text:p>19.125</text:p>
              </table:table-cell>
              <table:table-cell office:value-type="float" office:value="0.0187528651430793">
                <text:p>0.0187528651430793</text:p>
              </table:table-cell>
              <table:table-cell office:value-type="float" office:value="19.125">
                <text:p>19.125</text:p>
              </table:table-cell>
              <table:table-cell office:value-type="float" office:value="0.0193395672319127">
                <text:p>0.0193395672319127</text:p>
              </table:table-cell>
              <table:table-cell office:value-type="float" office:value="19.125">
                <text:p>19.125</text:p>
              </table:table-cell>
              <table:table-cell office:value-type="float" office:value="0.0220354191431419">
                <text:p>0.022035419143141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.25">
                <text:p>19.25</text:p>
              </table:table-cell>
              <table:table-cell office:value-type="float" office:value="0.0187741855718253">
                <text:p>0.0187741855718253</text:p>
              </table:table-cell>
              <table:table-cell office:value-type="float" office:value="19.25">
                <text:p>19.25</text:p>
              </table:table-cell>
              <table:table-cell office:value-type="float" office:value="0.0193796923960449">
                <text:p>0.0193796923960449</text:p>
              </table:table-cell>
              <table:table-cell office:value-type="float" office:value="19.25">
                <text:p>19.25</text:p>
              </table:table-cell>
              <table:table-cell office:value-type="float" office:value="0.0220656608404248">
                <text:p>0.02206566084042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.375">
                <text:p>19.375</text:p>
              </table:table-cell>
              <table:table-cell office:value-type="float" office:value="0.018795230898265">
                <text:p>0.018795230898265</text:p>
              </table:table-cell>
              <table:table-cell office:value-type="float" office:value="19.375">
                <text:p>19.375</text:p>
              </table:table-cell>
              <table:table-cell office:value-type="float" office:value="0.0194192998161239">
                <text:p>0.0194192998161239</text:p>
              </table:table-cell>
              <table:table-cell office:value-type="float" office:value="19.375">
                <text:p>19.375</text:p>
              </table:table-cell>
              <table:table-cell office:value-type="float" office:value="0.022095512322259">
                <text:p>0.0220955123222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.5">
                <text:p>19.5</text:p>
              </table:table-cell>
              <table:table-cell office:value-type="float" office:value="0.0188160064128272">
                <text:p>0.0188160064128272</text:p>
              </table:table-cell>
              <table:table-cell office:value-type="float" office:value="19.5">
                <text:p>19.5</text:p>
              </table:table-cell>
              <table:table-cell office:value-type="float" office:value="0.0194583994487659">
                <text:p>0.0194583994487659</text:p>
              </table:table-cell>
              <table:table-cell office:value-type="float" office:value="19.5">
                <text:p>19.5</text:p>
              </table:table-cell>
              <table:table-cell office:value-type="float" office:value="0.0221249810927875">
                <text:p>0.02212498109278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.625">
                <text:p>19.625</text:p>
              </table:table-cell>
              <table:table-cell office:value-type="float" office:value="0.018836517271153">
                <text:p>0.018836517271153</text:p>
              </table:table-cell>
              <table:table-cell office:value-type="float" office:value="19.625">
                <text:p>19.625</text:p>
              </table:table-cell>
              <table:table-cell office:value-type="float" office:value="0.0194970009969157">
                <text:p>0.0194970009969157</text:p>
              </table:table-cell>
              <table:table-cell office:value-type="float" office:value="19.625">
                <text:p>19.625</text:p>
              </table:table-cell>
              <table:table-cell office:value-type="float" office:value="0.0221540744649654">
                <text:p>0.02215407446496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.75">
                <text:p>19.75</text:p>
              </table:table-cell>
              <table:table-cell office:value-type="float" office:value="0.0188567684983607">
                <text:p>0.0188567684983607</text:p>
              </table:table-cell>
              <table:table-cell office:value-type="float" office:value="19.75">
                <text:p>19.75</text:p>
              </table:table-cell>
              <table:table-cell office:value-type="float" office:value="0.0195351139178737">
                <text:p>0.0195351139178737</text:p>
              </table:table-cell>
              <table:table-cell office:value-type="float" office:value="19.75">
                <text:p>19.75</text:p>
              </table:table-cell>
              <table:table-cell office:value-type="float" office:value="0.0221827995666094">
                <text:p>0.02218279956660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.875">
                <text:p>19.875</text:p>
              </table:table-cell>
              <table:table-cell office:value-type="float" office:value="0.0188767649931507">
                <text:p>0.0188767649931507</text:p>
              </table:table-cell>
              <table:table-cell office:value-type="float" office:value="19.875">
                <text:p>19.875</text:p>
              </table:table-cell>
              <table:table-cell office:value-type="float" office:value="0.0195727474310209">
                <text:p>0.0195727474310209</text:p>
              </table:table-cell>
              <table:table-cell office:value-type="float" office:value="19.875">
                <text:p>19.875</text:p>
              </table:table-cell>
              <table:table-cell office:value-type="float" office:value="0.0222111633462201">
                <text:p>0.02221116334622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">
                <text:p>20</text:p>
              </table:table-cell>
              <table:table-cell office:value-type="float" office:value="0.0188965115317558">
                <text:p>0.0188965115317558</text:p>
              </table:table-cell>
              <table:table-cell office:value-type="float" office:value="20">
                <text:p>20</text:p>
              </table:table-cell>
              <table:table-cell office:value-type="float" office:value="0.0196099105252538">
                <text:p>0.0196099105252538</text:p>
              </table:table-cell>
              <table:table-cell office:value-type="float" office:value="20">
                <text:p>20</text:p>
              </table:table-cell>
              <table:table-cell office:value-type="float" office:value="0.0222391725785857">
                <text:p>0.02223917257858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.125">
                <text:p>20.125</text:p>
              </table:table-cell>
              <table:table-cell office:value-type="float" office:value="0.0189119048204973">
                <text:p>0.0189119048204973</text:p>
              </table:table-cell>
              <table:table-cell office:value-type="float" office:value="20.125">
                <text:p>20.125</text:p>
              </table:table-cell>
              <table:table-cell office:value-type="float" office:value="0.0196441306394255">
                <text:p>0.0196441306394255</text:p>
              </table:table-cell>
              <table:table-cell office:value-type="float" office:value="20.125">
                <text:p>20.125</text:p>
              </table:table-cell>
              <table:table-cell office:value-type="float" office:value="0.0222603639213687">
                <text:p>0.022260363921368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.25">
                <text:p>20.25</text:p>
              </table:table-cell>
              <table:table-cell office:value-type="float" office:value="0.0189271080686371">
                <text:p>0.0189271080686371</text:p>
              </table:table-cell>
              <table:table-cell office:value-type="float" office:value="20.25">
                <text:p>20.25</text:p>
              </table:table-cell>
              <table:table-cell office:value-type="float" office:value="0.019677928283052">
                <text:p>0.019677928283052</text:p>
              </table:table-cell>
              <table:table-cell office:value-type="float" office:value="20.25">
                <text:p>20.25</text:p>
              </table:table-cell>
              <table:table-cell office:value-type="float" office:value="0.0222812936426359">
                <text:p>0.02228129364263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.375">
                <text:p>20.375</text:p>
              </table:table-cell>
              <table:table-cell office:value-type="float" office:value="0.0189421247738548">
                <text:p>0.0189421247738548</text:p>
              </table:table-cell>
              <table:table-cell office:value-type="float" office:value="20.375">
                <text:p>20.375</text:p>
              </table:table-cell>
              <table:table-cell office:value-type="float" office:value="0.0197113112316646">
                <text:p>0.0197113112316646</text:p>
              </table:table-cell>
              <table:table-cell office:value-type="float" office:value="20.375">
                <text:p>20.375</text:p>
              </table:table-cell>
              <table:table-cell office:value-type="float" office:value="0.0223019665575071">
                <text:p>0.02230196655750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.5">
                <text:p>20.5</text:p>
              </table:table-cell>
              <table:table-cell office:value-type="float" office:value="0.0189569583485212">
                <text:p>0.0189569583485212</text:p>
              </table:table-cell>
              <table:table-cell office:value-type="float" office:value="20.5">
                <text:p>20.5</text:p>
              </table:table-cell>
              <table:table-cell office:value-type="float" office:value="0.0197442870711477">
                <text:p>0.0197442870711477</text:p>
              </table:table-cell>
              <table:table-cell office:value-type="float" office:value="20.5">
                <text:p>20.5</text:p>
              </table:table-cell>
              <table:table-cell office:value-type="float" office:value="0.0223223873636604">
                <text:p>0.02232238736366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.625">
                <text:p>20.625</text:p>
              </table:table-cell>
              <table:table-cell office:value-type="float" office:value="0.0189716121222825">
                <text:p>0.0189716121222825</text:p>
              </table:table-cell>
              <table:table-cell office:value-type="float" office:value="20.625">
                <text:p>20.625</text:p>
              </table:table-cell>
              <table:table-cell office:value-type="float" office:value="0.0197768632034856">
                <text:p>0.0197768632034856</text:p>
              </table:table-cell>
              <table:table-cell office:value-type="float" office:value="20.625">
                <text:p>20.625</text:p>
              </table:table-cell>
              <table:table-cell office:value-type="float" office:value="0.0223425606448906">
                <text:p>0.022342560644890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.75">
                <text:p>20.75</text:p>
              </table:table-cell>
              <table:table-cell office:value-type="float" office:value="0.0189860893445527">
                <text:p>0.0189860893445527</text:p>
              </table:table-cell>
              <table:table-cell office:value-type="float" office:value="20.75">
                <text:p>20.75</text:p>
              </table:table-cell>
              <table:table-cell office:value-type="float" office:value="0.0198090468523014">
                <text:p>0.0198090468523014</text:p>
              </table:table-cell>
              <table:table-cell office:value-type="float" office:value="20.75">
                <text:p>20.75</text:p>
              </table:table-cell>
              <table:table-cell office:value-type="float" office:value="0.0223624908745398">
                <text:p>0.02236249087453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.875">
                <text:p>20.875</text:p>
              </table:table-cell>
              <table:table-cell office:value-type="float" office:value="0.0190003931869155">
                <text:p>0.0190003931869155</text:p>
              </table:table-cell>
              <table:table-cell office:value-type="float" office:value="20.875">
                <text:p>20.875</text:p>
              </table:table-cell>
              <table:table-cell office:value-type="float" office:value="0.0198408450681973">
                <text:p>0.0198408450681973</text:p>
              </table:table-cell>
              <table:table-cell office:value-type="float" office:value="20.875">
                <text:p>20.875</text:p>
              </table:table-cell>
              <table:table-cell office:value-type="float" office:value="0.0223821824188039">
                <text:p>0.02238218241880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">
                <text:p>21</text:p>
              </table:table-cell>
              <table:table-cell office:value-type="float" office:value="0.0190145267454406">
                <text:p>0.0190145267454406</text:p>
              </table:table-cell>
              <table:table-cell office:value-type="float" office:value="21">
                <text:p>21</text:p>
              </table:table-cell>
              <table:table-cell office:value-type="float" office:value="0.0198722647339038">
                <text:p>0.0198722647339038</text:p>
              </table:table-cell>
              <table:table-cell office:value-type="float" office:value="21">
                <text:p>21</text:p>
              </table:table-cell>
              <table:table-cell office:value-type="float" office:value="0.022401639539922">
                <text:p>0.0224016395399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.125">
                <text:p>21.125</text:p>
              </table:table-cell>
              <table:table-cell office:value-type="float" office:value="0.0190284930429181">
                <text:p>0.0190284930429181</text:p>
              </table:table-cell>
              <table:table-cell office:value-type="float" office:value="21.125">
                <text:p>21.125</text:p>
              </table:table-cell>
              <table:table-cell office:value-type="float" office:value="0.019903312569247">
                <text:p>0.019903312569247</text:p>
              </table:table-cell>
              <table:table-cell office:value-type="float" office:value="21.125">
                <text:p>21.125</text:p>
              </table:table-cell>
              <table:table-cell office:value-type="float" office:value="0.0224208663992518">
                <text:p>0.02242086639925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.25">
                <text:p>21.25</text:p>
              </table:table-cell>
              <table:table-cell office:value-type="float" office:value="0.0190422950310135">
                <text:p>0.0190422950310135</text:p>
              </table:table-cell>
              <table:table-cell office:value-type="float" office:value="21.25">
                <text:p>21.25</text:p>
              </table:table-cell>
              <table:table-cell office:value-type="float" office:value="0.0199339951359391">
                <text:p>0.0199339951359391</text:p>
              </table:table-cell>
              <table:table-cell office:value-type="float" office:value="21.25">
                <text:p>21.25</text:p>
              </table:table-cell>
              <table:table-cell office:value-type="float" office:value="0.0224398670602365">
                <text:p>0.02243986706023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.375">
                <text:p>21.375</text:p>
              </table:table-cell>
              <table:table-cell office:value-type="float" office:value="0.0190559355923475">
                <text:p>0.0190559355923475</text:p>
              </table:table-cell>
              <table:table-cell office:value-type="float" office:value="21.375">
                <text:p>21.375</text:p>
              </table:table-cell>
              <table:table-cell office:value-type="float" office:value="0.0199643188422021">
                <text:p>0.0199643188422021</text:p>
              </table:table-cell>
              <table:table-cell office:value-type="float" office:value="21.375">
                <text:p>21.375</text:p>
              </table:table-cell>
              <table:table-cell office:value-type="float" office:value="0.0224586454912681">
                <text:p>0.02245864549126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.5">
                <text:p>21.5</text:p>
              </table:table-cell>
              <table:table-cell office:value-type="float" office:value="0.0190694175425033">
                <text:p>0.0190694175425033</text:p>
              </table:table-cell>
              <table:table-cell office:value-type="float" office:value="21.5">
                <text:p>21.5</text:p>
              </table:table-cell>
              <table:table-cell office:value-type="float" office:value="0.0199942899472294">
                <text:p>0.0199942899472294</text:p>
              </table:table-cell>
              <table:table-cell office:value-type="float" office:value="21.5">
                <text:p>21.5</text:p>
              </table:table-cell>
              <table:table-cell office:value-type="float" office:value="0.0224772055684505">
                <text:p>0.02247720556845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.625">
                <text:p>21.625</text:p>
              </table:table-cell>
              <table:table-cell office:value-type="float" office:value="0.0190827436319636">
                <text:p>0.0190827436319636</text:p>
              </table:table-cell>
              <table:table-cell office:value-type="float" office:value="21.625">
                <text:p>21.625</text:p>
              </table:table-cell>
              <table:table-cell office:value-type="float" office:value="0.0200239145654935">
                <text:p>0.0200239145654935</text:p>
              </table:table-cell>
              <table:table-cell office:value-type="float" office:value="21.625">
                <text:p>21.625</text:p>
              </table:table-cell>
              <table:table-cell office:value-type="float" office:value="0.0224955510782667">
                <text:p>0.02249555107826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.75">
                <text:p>21.75</text:p>
              </table:table-cell>
              <table:table-cell office:value-type="float" office:value="0.0190959165479818">
                <text:p>0.0190959165479818</text:p>
              </table:table-cell>
              <table:table-cell office:value-type="float" office:value="21.75">
                <text:p>21.75</text:p>
              </table:table-cell>
              <table:table-cell office:value-type="float" office:value="0.0200531986709039">
                <text:p>0.0200531986709039</text:p>
              </table:table-cell>
              <table:table-cell office:value-type="float" office:value="21.75">
                <text:p>21.75</text:p>
              </table:table-cell>
              <table:table-cell office:value-type="float" office:value="0.022513685720154">
                <text:p>0.0225136857201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.875">
                <text:p>21.875</text:p>
              </table:table-cell>
              <table:table-cell office:value-type="float" office:value="0.0191089389163884">
                <text:p>0.0191089389163884</text:p>
              </table:table-cell>
              <table:table-cell office:value-type="float" office:value="21.875">
                <text:p>21.875</text:p>
              </table:table-cell>
              <table:table-cell office:value-type="float" office:value="0.0200821481008239">
                <text:p>0.0200821481008239</text:p>
              </table:table-cell>
              <table:table-cell office:value-type="float" office:value="21.875">
                <text:p>21.875</text:p>
              </table:table-cell>
              <table:table-cell office:value-type="float" office:value="0.0225316131089911">
                <text:p>0.02253161310899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2">
                <text:p>22</text:p>
              </table:table-cell>
              <table:table-cell office:value-type="float" office:value="0.0191218133033358">
                <text:p>0.0191218133033358</text:p>
              </table:table-cell>
              <table:table-cell office:value-type="float" office:value="22">
                <text:p>22</text:p>
              </table:table-cell>
              <table:table-cell office:value-type="float" office:value="0.0201107685599493">
                <text:p>0.0201107685599493</text:p>
              </table:table-cell>
              <table:table-cell office:value-type="float" office:value="22">
                <text:p>22</text:p>
              </table:table-cell>
              <table:table-cell office:value-type="float" office:value="0.0225493367775005">
                <text:p>0.02254933677750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2.125">
                <text:p>22.125</text:p>
              </table:table-cell>
              <table:table-cell office:value-type="float" office:value="0.0191345422169844">
                <text:p>0.0191345422169844</text:p>
              </table:table-cell>
              <table:table-cell office:value-type="float" office:value="22.125">
                <text:p>22.125</text:p>
              </table:table-cell>
              <table:table-cell office:value-type="float" office:value="0.0201390656240564">
                <text:p>0.0201390656240564</text:p>
              </table:table-cell>
              <table:table-cell office:value-type="float" office:value="22.125">
                <text:p>22.125</text:p>
              </table:table-cell>
              <table:table-cell office:value-type="float" office:value="0.0225668601785691">
                <text:p>0.02256686017856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.25">
                <text:p>22.25</text:p>
              </table:table-cell>
              <table:table-cell office:value-type="float" office:value="0.0191471281091314">
                <text:p>0.0191471281091314</text:p>
              </table:table-cell>
              <table:table-cell office:value-type="float" office:value="22.25">
                <text:p>22.25</text:p>
              </table:table-cell>
              <table:table-cell office:value-type="float" office:value="0.020167044743623">
                <text:p>0.020167044743623</text:p>
              </table:table-cell>
              <table:table-cell office:value-type="float" office:value="22.25">
                <text:p>22.25</text:p>
              </table:table-cell>
              <table:table-cell office:value-type="float" office:value="0.0225841866874909">
                <text:p>0.02258418668749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2.375">
                <text:p>22.375</text:p>
              </table:table-cell>
              <table:table-cell office:value-type="float" office:value="0.019159573376785">
                <text:p>0.019159573376785</text:p>
              </table:table-cell>
              <table:table-cell office:value-type="float" office:value="22.375">
                <text:p>22.375</text:p>
              </table:table-cell>
              <table:table-cell office:value-type="float" office:value="0.0201947112473285">
                <text:p>0.0201947112473285</text:p>
              </table:table-cell>
              <table:table-cell office:value-type="float" office:value="22.375">
                <text:p>22.375</text:p>
              </table:table-cell>
              <table:table-cell office:value-type="float" office:value="0.0226013196041342">
                <text:p>0.02260131960413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2.5">
                <text:p>22.5</text:p>
              </table:table-cell>
              <table:table-cell office:value-type="float" office:value="0.019171880363687">
                <text:p>0.019171880363687</text:p>
              </table:table-cell>
              <table:table-cell office:value-type="float" office:value="22.5">
                <text:p>22.5</text:p>
              </table:table-cell>
              <table:table-cell office:value-type="float" office:value="0.0202220703454372">
                <text:p>0.0202220703454372</text:p>
              </table:table-cell>
              <table:table-cell office:value-type="float" office:value="22.5">
                <text:p>22.5</text:p>
              </table:table-cell>
              <table:table-cell office:value-type="float" office:value="0.0226182621550371">
                <text:p>0.02261826215503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2.625">
                <text:p>22.625</text:p>
              </table:table-cell>
              <table:table-cell office:value-type="float" office:value="0.0191840513617834">
                <text:p>0.0191840513617834</text:p>
              </table:table-cell>
              <table:table-cell office:value-type="float" office:value="22.625">
                <text:p>22.625</text:p>
              </table:table-cell>
              <table:table-cell office:value-type="float" office:value="0.0202491271330697">
                <text:p>0.0202491271330697</text:p>
              </table:table-cell>
              <table:table-cell office:value-type="float" office:value="22.625">
                <text:p>22.625</text:p>
              </table:table-cell>
              <table:table-cell office:value-type="float" office:value="0.0226350174954327">
                <text:p>0.02263501749543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2.75">
                <text:p>22.75</text:p>
              </table:table-cell>
              <table:table-cell office:value-type="float" office:value="0.0191960886126479">
                <text:p>0.0191960886126479</text:p>
              </table:table-cell>
              <table:table-cell office:value-type="float" office:value="22.75">
                <text:p>22.75</text:p>
              </table:table-cell>
              <table:table-cell office:value-type="float" office:value="0.0202758865933654">
                <text:p>0.0202758865933654</text:p>
              </table:table-cell>
              <table:table-cell office:value-type="float" office:value="22.75">
                <text:p>22.75</text:p>
              </table:table-cell>
              <table:table-cell office:value-type="float" office:value="0.0226515887112086">
                <text:p>0.022651588711208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2.875">
                <text:p>22.875</text:p>
              </table:table-cell>
              <table:table-cell office:value-type="float" office:value="0.0192079943088583">
                <text:p>0.0192079943088583</text:p>
              </table:table-cell>
              <table:table-cell office:value-type="float" office:value="22.875">
                <text:p>22.875</text:p>
              </table:table-cell>
              <table:table-cell office:value-type="float" office:value="0.0203023536005433">
                <text:p>0.0203023536005433</text:p>
              </table:table-cell>
              <table:table-cell office:value-type="float" office:value="22.875">
                <text:p>22.875</text:p>
              </table:table-cell>
              <table:table-cell office:value-type="float" office:value="0.0226679788208012">
                <text:p>0.02266797882080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3">
                <text:p>23</text:p>
              </table:table-cell>
              <table:table-cell office:value-type="float" office:value="0.0192197705953272">
                <text:p>0.0192197705953272</text:p>
              </table:table-cell>
              <table:table-cell office:value-type="float" office:value="23">
                <text:p>23</text:p>
              </table:table-cell>
              <table:table-cell office:value-type="float" office:value="0.0203285329228604">
                <text:p>0.0203285329228604</text:p>
              </table:table-cell>
              <table:table-cell office:value-type="float" office:value="23">
                <text:p>23</text:p>
              </table:table-cell>
              <table:table-cell office:value-type="float" office:value="0.0226841907770286">
                <text:p>0.02268419077702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3.125">
                <text:p>23.125</text:p>
              </table:table-cell>
              <table:table-cell office:value-type="float" office:value="0.019231419570591">
                <text:p>0.019231419570591</text:p>
              </table:table-cell>
              <table:table-cell office:value-type="float" office:value="23.125">
                <text:p>23.125</text:p>
              </table:table-cell>
              <table:table-cell office:value-type="float" office:value="0.0203544292254769">
                <text:p>0.0203544292254769</text:p>
              </table:table-cell>
              <table:table-cell office:value-type="float" office:value="23.125">
                <text:p>23.125</text:p>
              </table:table-cell>
              <table:table-cell office:value-type="float" office:value="0.0227002274688644">
                <text:p>0.02270022746886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3.25">
                <text:p>23.25</text:p>
              </table:table-cell>
              <table:table-cell office:value-type="float" office:value="0.0192429432880563">
                <text:p>0.0192429432880563</text:p>
              </table:table-cell>
              <table:table-cell office:value-type="float" office:value="23.25">
                <text:p>23.25</text:p>
              </table:table-cell>
              <table:table-cell office:value-type="float" office:value="0.0203800470732265">
                <text:p>0.0203800470732265</text:p>
              </table:table-cell>
              <table:table-cell office:value-type="float" office:value="23.25">
                <text:p>23.25</text:p>
              </table:table-cell>
              <table:table-cell office:value-type="float" office:value="0.0227160917231536">
                <text:p>0.02271609172315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3.375">
                <text:p>23.375</text:p>
              </table:table-cell>
              <table:table-cell office:value-type="float" office:value="0.0192543437572064">
                <text:p>0.0192543437572064</text:p>
              </table:table-cell>
              <table:table-cell office:value-type="float" office:value="23.375">
                <text:p>23.375</text:p>
              </table:table-cell>
              <table:table-cell office:value-type="float" office:value="0.0204053909332997">
                <text:p>0.0204053909332997</text:p>
              </table:table-cell>
              <table:table-cell office:value-type="float" office:value="23.375">
                <text:p>23.375</text:p>
              </table:table-cell>
              <table:table-cell office:value-type="float" office:value="0.0227317863062738">
                <text:p>0.02273178630627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3.5">
                <text:p>23.5</text:p>
              </table:table-cell>
              <table:table-cell office:value-type="float" office:value="0.0192656229447699">
                <text:p>0.0192656229447699</text:p>
              </table:table-cell>
              <table:table-cell office:value-type="float" office:value="23.5">
                <text:p>23.5</text:p>
              </table:table-cell>
              <table:table-cell office:value-type="float" office:value="0.0204304651778401">
                <text:p>0.0204304651778401</text:p>
              </table:table-cell>
              <table:table-cell office:value-type="float" office:value="23.5">
                <text:p>23.5</text:p>
              </table:table-cell>
              <table:table-cell office:value-type="float" office:value="0.0227473139257439">
                <text:p>0.02274731392574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.625">
                <text:p>23.625</text:p>
              </table:table-cell>
              <table:table-cell office:value-type="float" office:value="0.0192767827758512">
                <text:p>0.0192767827758512</text:p>
              </table:table-cell>
              <table:table-cell office:value-type="float" office:value="23.625">
                <text:p>23.625</text:p>
              </table:table-cell>
              <table:table-cell office:value-type="float" office:value="0.0204552740864595">
                <text:p>0.0204552740864595</text:p>
              </table:table-cell>
              <table:table-cell office:value-type="float" office:value="23.625">
                <text:p>23.625</text:p>
              </table:table-cell>
              <table:table-cell office:value-type="float" office:value="0.0227626772317805">
                <text:p>0.02276267723178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.75">
                <text:p>23.75</text:p>
              </table:table-cell>
              <table:table-cell office:value-type="float" office:value="0.0192878251350264">
                <text:p>0.0192878251350264</text:p>
              </table:table-cell>
              <table:table-cell office:value-type="float" office:value="23.75">
                <text:p>23.75</text:p>
              </table:table-cell>
              <table:table-cell office:value-type="float" office:value="0.0204798218486724">
                <text:p>0.0204798218486724</text:p>
              </table:table-cell>
              <table:table-cell office:value-type="float" office:value="23.75">
                <text:p>23.75</text:p>
              </table:table-cell>
              <table:table-cell office:value-type="float" office:value="0.0227778788188061">
                <text:p>0.02277787881880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3.875">
                <text:p>23.875</text:p>
              </table:table-cell>
              <table:table-cell office:value-type="float" office:value="0.0192987518674039">
                <text:p>0.0192987518674039</text:p>
              </table:table-cell>
              <table:table-cell office:value-type="float" office:value="23.875">
                <text:p>23.875</text:p>
              </table:table-cell>
              <table:table-cell office:value-type="float" office:value="0.0205041125662547">
                <text:p>0.0205041125662547</text:p>
              </table:table-cell>
              <table:table-cell office:value-type="float" office:value="23.875">
                <text:p>23.875</text:p>
              </table:table-cell>
              <table:table-cell office:value-type="float" office:value="0.02279292122691">
                <text:p>0.022792921226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4">
                <text:p>24</text:p>
              </table:table-cell>
              <table:table-cell office:value-type="float" office:value="0.0193095647796525">
                <text:p>0.0193095647796525</text:p>
              </table:table-cell>
              <table:table-cell office:value-type="float" office:value="24">
                <text:p>24</text:p>
              </table:table-cell>
              <table:table-cell office:value-type="float" office:value="0.020528150255529">
                <text:p>0.020528150255529</text:p>
              </table:table-cell>
              <table:table-cell office:value-type="float" office:value="24">
                <text:p>24</text:p>
              </table:table-cell>
              <table:table-cell office:value-type="float" office:value="0.0228078069432628">
                <text:p>0.02280780694326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4.125">
                <text:p>24.125</text:p>
              </table:table-cell>
              <table:table-cell office:value-type="float" office:value="0.019320265640997">
                <text:p>0.019320265640997</text:p>
              </table:table-cell>
              <table:table-cell office:value-type="float" office:value="24.125">
                <text:p>24.125</text:p>
              </table:table-cell>
              <table:table-cell office:value-type="float" office:value="0.0205519388495775">
                <text:p>0.0205519388495775</text:p>
              </table:table-cell>
              <table:table-cell office:value-type="float" office:value="24.125">
                <text:p>24.125</text:p>
              </table:table-cell>
              <table:table-cell office:value-type="float" office:value="0.0228225384034876">
                <text:p>0.02282253840348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4.25">
                <text:p>24.25</text:p>
              </table:table-cell>
              <table:table-cell office:value-type="float" office:value="0.0193308561841833">
                <text:p>0.0193308561841833</text:p>
              </table:table-cell>
              <table:table-cell office:value-type="float" office:value="24.25">
                <text:p>24.25</text:p>
              </table:table-cell>
              <table:table-cell office:value-type="float" office:value="0.0205754822003885">
                <text:p>0.0205754822003885</text:p>
              </table:table-cell>
              <table:table-cell office:value-type="float" office:value="24.25">
                <text:p>24.25</text:p>
              </table:table-cell>
              <table:table-cell office:value-type="float" office:value="0.0228371179929884">
                <text:p>0.02283711799298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4.375">
                <text:p>24.375</text:p>
              </table:table-cell>
              <table:table-cell office:value-type="float" office:value="0.0193413381064138">
                <text:p>0.0193413381064138</text:p>
              </table:table-cell>
              <table:table-cell office:value-type="float" office:value="24.375">
                <text:p>24.375</text:p>
              </table:table-cell>
              <table:table-cell office:value-type="float" office:value="0.0205987840809347">
                <text:p>0.0205987840809347</text:p>
              </table:table-cell>
              <table:table-cell office:value-type="float" office:value="24.375">
                <text:p>24.375</text:p>
              </table:table-cell>
              <table:table-cell office:value-type="float" office:value="0.0228515480482379">
                <text:p>0.02285154804823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4.5">
                <text:p>24.5</text:p>
              </table:table-cell>
              <table:table-cell office:value-type="float" office:value="0.0193517130702542">
                <text:p>0.0193517130702542</text:p>
              </table:table-cell>
              <table:table-cell office:value-type="float" office:value="24.5">
                <text:p>24.5</text:p>
              </table:table-cell>
              <table:table-cell office:value-type="float" office:value="0.0206218481871897">
                <text:p>0.0206218481871897</text:p>
              </table:table-cell>
              <table:table-cell office:value-type="float" office:value="24.5">
                <text:p>24.5</text:p>
              </table:table-cell>
              <table:table-cell office:value-type="float" office:value="0.0228658308580257">
                <text:p>0.02286583085802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4.625">
                <text:p>24.625</text:p>
              </table:table-cell>
              <table:table-cell office:value-type="float" office:value="0.0193619827045125">
                <text:p>0.0193619827045125</text:p>
              </table:table-cell>
              <table:table-cell office:value-type="float" office:value="24.625">
                <text:p>24.625</text:p>
              </table:table-cell>
              <table:table-cell office:value-type="float" office:value="0.0206446781400816">
                <text:p>0.0206446781400816</text:p>
              </table:table-cell>
              <table:table-cell office:value-type="float" office:value="24.625">
                <text:p>24.625</text:p>
              </table:table-cell>
              <table:table-cell office:value-type="float" office:value="0.0228799686646685">
                <text:p>0.02287996866466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4.75">
                <text:p>24.75</text:p>
              </table:table-cell>
              <table:table-cell office:value-type="float" office:value="0.0193721486050914">
                <text:p>0.0193721486050914</text:p>
              </table:table-cell>
              <table:table-cell office:value-type="float" office:value="24.75">
                <text:p>24.75</text:p>
              </table:table-cell>
              <table:table-cell office:value-type="float" office:value="0.0206672774873888">
                <text:p>0.0206672774873888</text:p>
              </table:table-cell>
              <table:table-cell office:value-type="float" office:value="24.75">
                <text:p>24.75</text:p>
              </table:table-cell>
              <table:table-cell office:value-type="float" office:value="0.0228939636651835">
                <text:p>0.02289396366518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4.875">
                <text:p>24.875</text:p>
              </table:table-cell>
              <table:table-cell office:value-type="float" office:value="0.0193822123358153">
                <text:p>0.0193822123358153</text:p>
              </table:table-cell>
              <table:table-cell office:value-type="float" office:value="24.875">
                <text:p>24.875</text:p>
              </table:table-cell>
              <table:table-cell office:value-type="float" office:value="0.0206896497055773">
                <text:p>0.0206896497055773</text:p>
              </table:table-cell>
              <table:table-cell office:value-type="float" office:value="24.875">
                <text:p>24.875</text:p>
              </table:table-cell>
              <table:table-cell office:value-type="float" office:value="0.0229078180124271">
                <text:p>0.022907818012427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">
                <text:p>25</text:p>
              </table:table-cell>
              <table:table-cell office:value-type="float" office:value="0.0193921754292319">
                <text:p>0.0193921754292319</text:p>
              </table:table-cell>
              <table:table-cell office:value-type="float" office:value="25">
                <text:p>25</text:p>
              </table:table-cell>
              <table:table-cell office:value-type="float" office:value="0.020711798201584">
                <text:p>0.020711798201584</text:p>
              </table:table-cell>
              <table:table-cell office:value-type="float" office:value="25">
                <text:p>25</text:p>
              </table:table-cell>
              <table:table-cell office:value-type="float" office:value="0.0229215338161982">
                <text:p>0.022921533816198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.125">
                <text:p>25.125</text:p>
              </table:table-cell>
              <table:table-cell office:value-type="float" office:value="0.0194017218465189">
                <text:p>0.0194017218465189</text:p>
              </table:table-cell>
              <table:table-cell office:value-type="float" office:value="25.125">
                <text:p>25.125</text:p>
              </table:table-cell>
              <table:table-cell office:value-type="float" office:value="0.0207322287083475">
                <text:p>0.0207322287083475</text:p>
              </table:table-cell>
              <table:table-cell office:value-type="float" office:value="25.125">
                <text:p>25.125</text:p>
              </table:table-cell>
              <table:table-cell office:value-type="float" office:value="0.0229351131443099">
                <text:p>0.022935113144309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.25">
                <text:p>25.25</text:p>
              </table:table-cell>
              <table:table-cell office:value-type="float" office:value="0.019411173744823">
                <text:p>0.019411173744823</text:p>
              </table:table-cell>
              <table:table-cell office:value-type="float" office:value="25.25">
                <text:p>25.25</text:p>
              </table:table-cell>
              <table:table-cell office:value-type="float" office:value="0.0207524569328658">
                <text:p>0.0207524569328658</text:p>
              </table:table-cell>
              <table:table-cell office:value-type="float" office:value="25.25">
                <text:p>25.25</text:p>
              </table:table-cell>
              <table:table-cell office:value-type="float" office:value="0.0229485580236284">
                <text:p>0.02294855802362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5.375">
                <text:p>25.375</text:p>
              </table:table-cell>
              <table:table-cell office:value-type="float" office:value="0.0194205325209762">
                <text:p>0.0194205325209762</text:p>
              </table:table-cell>
              <table:table-cell office:value-type="float" office:value="25.375">
                <text:p>25.375</text:p>
              </table:table-cell>
              <table:table-cell office:value-type="float" office:value="0.0207724858645317">
                <text:p>0.0207724858645317</text:p>
              </table:table-cell>
              <table:table-cell office:value-type="float" office:value="25.375">
                <text:p>25.375</text:p>
              </table:table-cell>
              <table:table-cell office:value-type="float" office:value="0.0229618704410817">
                <text:p>0.02296187044108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.5">
                <text:p>25.5</text:p>
              </table:table-cell>
              <table:table-cell office:value-type="float" office:value="0.0194297995444221">
                <text:p>0.0194297995444221</text:p>
              </table:table-cell>
              <table:table-cell office:value-type="float" office:value="25.5">
                <text:p>25.5</text:p>
              </table:table-cell>
              <table:table-cell office:value-type="float" office:value="0.0207923184341225">
                <text:p>0.0207923184341225</text:p>
              </table:table-cell>
              <table:table-cell office:value-type="float" office:value="25.5">
                <text:p>25.5</text:p>
              </table:table-cell>
              <table:table-cell office:value-type="float" office:value="0.0229750523446384">
                <text:p>0.022975052344638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.625">
                <text:p>25.625</text:p>
              </table:table-cell>
              <table:table-cell office:value-type="float" office:value="0.0194389761578831">
                <text:p>0.0194389761578831</text:p>
              </table:table-cell>
              <table:table-cell office:value-type="float" office:value="25.625">
                <text:p>25.625</text:p>
              </table:table-cell>
              <table:table-cell office:value-type="float" office:value="0.0208119575152294">
                <text:p>0.0208119575152294</text:p>
              </table:table-cell>
              <table:table-cell office:value-type="float" office:value="25.625">
                <text:p>25.625</text:p>
              </table:table-cell>
              <table:table-cell office:value-type="float" office:value="0.0229881056442579">
                <text:p>0.022988105644257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5.75">
                <text:p>25.75</text:p>
              </table:table-cell>
              <table:table-cell office:value-type="float" office:value="0.0194480636780096">
                <text:p>0.0194480636780096</text:p>
              </table:table-cell>
              <table:table-cell office:value-type="float" office:value="25.75">
                <text:p>25.75</text:p>
              </table:table-cell>
              <table:table-cell office:value-type="float" office:value="0.020831405925646">
                <text:p>0.020831405925646</text:p>
              </table:table-cell>
              <table:table-cell office:value-type="float" office:value="25.75">
                <text:p>25.75</text:p>
              </table:table-cell>
              <table:table-cell office:value-type="float" office:value="0.0230010322128132">
                <text:p>0.02300103221281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5.875">
                <text:p>25.875</text:p>
              </table:table-cell>
              <table:table-cell office:value-type="float" office:value="0.0194570633960092">
                <text:p>0.0194570633960092</text:p>
              </table:table-cell>
              <table:table-cell office:value-type="float" office:value="25.875">
                <text:p>25.875</text:p>
              </table:table-cell>
              <table:table-cell office:value-type="float" office:value="0.0208506664287156">
                <text:p>0.0208506664287156</text:p>
              </table:table-cell>
              <table:table-cell office:value-type="float" office:value="25.875">
                <text:p>25.875</text:p>
              </table:table-cell>
              <table:table-cell office:value-type="float" office:value="0.0230138338869863">
                <text:p>0.02301383388698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">
                <text:p>26</text:p>
              </table:table-cell>
              <table:table-cell office:value-type="float" office:value="0.0194659765782588">
                <text:p>0.0194659765782588</text:p>
              </table:table-cell>
              <table:table-cell office:value-type="float" office:value="26">
                <text:p>26</text:p>
              </table:table-cell>
              <table:table-cell office:value-type="float" office:value="0.0208697417346402">
                <text:p>0.0208697417346402</text:p>
              </table:table-cell>
              <table:table-cell office:value-type="float" office:value="26">
                <text:p>26</text:p>
              </table:table-cell>
              <table:table-cell office:value-type="float" office:value="0.0230265124681385">
                <text:p>0.023026512468138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.125">
                <text:p>26.125</text:p>
              </table:table-cell>
              <table:table-cell office:value-type="float" office:value="0.0194748044668984">
                <text:p>0.0194748044668984</text:p>
              </table:table-cell>
              <table:table-cell office:value-type="float" office:value="26.125">
                <text:p>26.125</text:p>
              </table:table-cell>
              <table:table-cell office:value-type="float" office:value="0.0208886345017522">
                <text:p>0.0208886345017522</text:p>
              </table:table-cell>
              <table:table-cell office:value-type="float" office:value="26.125">
                <text:p>26.125</text:p>
              </table:table-cell>
              <table:table-cell office:value-type="float" office:value="0.0230390697231553">
                <text:p>0.02303906972315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.25">
                <text:p>26.25</text:p>
              </table:table-cell>
              <table:table-cell office:value-type="float" office:value="0.0194835482804081">
                <text:p>0.0194835482804081</text:p>
              </table:table-cell>
              <table:table-cell office:value-type="float" office:value="26.25">
                <text:p>26.25</text:p>
              </table:table-cell>
              <table:table-cell office:value-type="float" office:value="0.0209073473377489">
                <text:p>0.0209073473377489</text:p>
              </table:table-cell>
              <table:table-cell office:value-type="float" office:value="26.25">
                <text:p>26.25</text:p>
              </table:table-cell>
              <table:table-cell office:value-type="float" office:value="0.0230515073852672">
                <text:p>0.023051507385267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.375">
                <text:p>26.375</text:p>
              </table:table-cell>
              <table:table-cell office:value-type="float" office:value="0.0194922092141689">
                <text:p>0.0194922092141689</text:p>
              </table:table-cell>
              <table:table-cell office:value-type="float" office:value="26.375">
                <text:p>26.375</text:p>
              </table:table-cell>
              <table:table-cell office:value-type="float" office:value="0.0209258828008925">
                <text:p>0.0209258828008925</text:p>
              </table:table-cell>
              <table:table-cell office:value-type="float" office:value="26.375">
                <text:p>26.375</text:p>
              </table:table-cell>
              <table:table-cell office:value-type="float" office:value="0.0230638271548472">
                <text:p>0.02306382715484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.5">
                <text:p>26.5</text:p>
              </table:table-cell>
              <table:table-cell office:value-type="float" office:value="0.0195007884410074">
                <text:p>0.0195007884410074</text:p>
              </table:table-cell>
              <table:table-cell office:value-type="float" office:value="26.5">
                <text:p>26.5</text:p>
              </table:table-cell>
              <table:table-cell office:value-type="float" office:value="0.0209442434011762">
                <text:p>0.0209442434011762</text:p>
              </table:table-cell>
              <table:table-cell office:value-type="float" office:value="26.5">
                <text:p>26.5</text:p>
              </table:table-cell>
              <table:table-cell office:value-type="float" office:value="0.0230760307001859">
                <text:p>0.02307603070018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.625">
                <text:p>26.625</text:p>
              </table:table-cell>
              <table:table-cell office:value-type="float" office:value="0.0195092871117254">
                <text:p>0.0195092871117254</text:p>
              </table:table-cell>
              <table:table-cell office:value-type="float" office:value="26.625">
                <text:p>26.625</text:p>
              </table:table-cell>
              <table:table-cell office:value-type="float" office:value="0.0209624316014573">
                <text:p>0.0209624316014573</text:p>
              </table:table-cell>
              <table:table-cell office:value-type="float" office:value="26.625">
                <text:p>26.625</text:p>
              </table:table-cell>
              <table:table-cell office:value-type="float" office:value="0.0230881196582444">
                <text:p>0.02308811965824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6.75">
                <text:p>26.75</text:p>
              </table:table-cell>
              <table:table-cell office:value-type="float" office:value="0.0195177063556142">
                <text:p>0.0195177063556142</text:p>
              </table:table-cell>
              <table:table-cell office:value-type="float" office:value="26.75">
                <text:p>26.75</text:p>
              </table:table-cell>
              <table:table-cell office:value-type="float" office:value="0.0209804498185582">
                <text:p>0.0209804498185582</text:p>
              </table:table-cell>
              <table:table-cell office:value-type="float" office:value="26.75">
                <text:p>26.75</text:p>
              </table:table-cell>
              <table:table-cell office:value-type="float" office:value="0.0231000956353864">
                <text:p>0.02310009563538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6.875">
                <text:p>26.875</text:p>
              </table:table-cell>
              <table:table-cell office:value-type="float" office:value="0.0195260472809552">
                <text:p>0.0195260472809552</text:p>
              </table:table-cell>
              <table:table-cell office:value-type="float" office:value="26.875">
                <text:p>26.875</text:p>
              </table:table-cell>
              <table:table-cell office:value-type="float" office:value="0.0209983004243372">
                <text:p>0.0209983004243372</text:p>
              </table:table-cell>
              <table:table-cell office:value-type="float" office:value="26.875">
                <text:p>26.875</text:p>
              </table:table-cell>
              <table:table-cell office:value-type="float" office:value="0.02311196020809">
                <text:p>0.0231119602080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7">
                <text:p>27</text:p>
              </table:table-cell>
              <table:table-cell office:value-type="float" office:value="0.019534310975506">
                <text:p>0.019534310975506</text:p>
              </table:table-cell>
              <table:table-cell office:value-type="float" office:value="27">
                <text:p>27</text:p>
              </table:table-cell>
              <table:table-cell office:value-type="float" office:value="0.0210159857467293">
                <text:p>0.0210159857467293</text:p>
              </table:table-cell>
              <table:table-cell office:value-type="float" office:value="27">
                <text:p>27</text:p>
              </table:table-cell>
              <table:table-cell office:value-type="float" office:value="0.0231237149236389">
                <text:p>0.023123714923638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.125">
                <text:p>27.125</text:p>
              </table:table-cell>
              <table:table-cell office:value-type="float" office:value="0.0195424985069734">
                <text:p>0.0195424985069734</text:p>
              </table:table-cell>
              <table:table-cell office:value-type="float" office:value="27.125">
                <text:p>27.125</text:p>
              </table:table-cell>
              <table:table-cell office:value-type="float" office:value="0.0210335080707584">
                <text:p>0.0210335080707584</text:p>
              </table:table-cell>
              <table:table-cell office:value-type="float" office:value="27.125">
                <text:p>27.125</text:p>
              </table:table-cell>
              <table:table-cell office:value-type="float" office:value="0.0231353613007956">
                <text:p>0.02313536130079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7.25">
                <text:p>27.25</text:p>
              </table:table-cell>
              <table:table-cell office:value-type="float" office:value="0.0195506109234732">
                <text:p>0.0195506109234732</text:p>
              </table:table-cell>
              <table:table-cell office:value-type="float" office:value="27.25">
                <text:p>27.25</text:p>
              </table:table-cell>
              <table:table-cell office:value-type="float" office:value="0.0210508696395212">
                <text:p>0.0210508696395212</text:p>
              </table:table-cell>
              <table:table-cell office:value-type="float" office:value="27.25">
                <text:p>27.25</text:p>
              </table:table-cell>
              <table:table-cell office:value-type="float" office:value="0.0231469008304555">
                <text:p>0.02314690083045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7.375">
                <text:p>27.375</text:p>
              </table:table-cell>
              <table:table-cell office:value-type="float" office:value="0.0195586492539776">
                <text:p>0.0195586492539776</text:p>
              </table:table-cell>
              <table:table-cell office:value-type="float" office:value="27.375">
                <text:p>27.375</text:p>
              </table:table-cell>
              <table:table-cell office:value-type="float" office:value="0.0210680726551446">
                <text:p>0.0210680726551446</text:p>
              </table:table-cell>
              <table:table-cell office:value-type="float" office:value="27.375">
                <text:p>27.375</text:p>
              </table:table-cell>
              <table:table-cell office:value-type="float" office:value="0.0231583349762828">
                <text:p>0.02315833497628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7.5">
                <text:p>27.5</text:p>
              </table:table-cell>
              <table:table-cell office:value-type="float" office:value="0.0195666145087501">
                <text:p>0.0195666145087501</text:p>
              </table:table-cell>
              <table:table-cell office:value-type="float" office:value="27.5">
                <text:p>27.5</text:p>
              </table:table-cell>
              <table:table-cell office:value-type="float" office:value="0.0210851192797169">
                <text:p>0.0210851192797169</text:p>
              </table:table-cell>
              <table:table-cell office:value-type="float" office:value="27.5">
                <text:p>27.5</text:p>
              </table:table-cell>
              <table:table-cell office:value-type="float" office:value="0.0231696651753299">
                <text:p>0.023169665175329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7.625">
                <text:p>27.625</text:p>
              </table:table-cell>
              <table:table-cell office:value-type="float" office:value="0.019574507679769">
                <text:p>0.019574507679769</text:p>
              </table:table-cell>
              <table:table-cell office:value-type="float" office:value="27.625">
                <text:p>27.625</text:p>
              </table:table-cell>
              <table:table-cell office:value-type="float" office:value="0.0211020116361935">
                <text:p>0.0211020116361935</text:p>
              </table:table-cell>
              <table:table-cell office:value-type="float" office:value="27.625">
                <text:p>27.625</text:p>
              </table:table-cell>
              <table:table-cell office:value-type="float" office:value="0.0231808928386391">
                <text:p>0.02318089283863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7.75">
                <text:p>27.75</text:p>
              </table:table-cell>
              <table:table-cell office:value-type="float" office:value="0.0195823297411392">
                <text:p>0.0195823297411392</text:p>
              </table:table-cell>
              <table:table-cell office:value-type="float" office:value="27.75">
                <text:p>27.75</text:p>
              </table:table-cell>
              <table:table-cell office:value-type="float" office:value="0.0211187518092784">
                <text:p>0.0211187518092784</text:p>
              </table:table-cell>
              <table:table-cell office:value-type="float" office:value="27.75">
                <text:p>27.75</text:p>
              </table:table-cell>
              <table:table-cell office:value-type="float" office:value="0.0231920193518283">
                <text:p>0.02319201935182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.875">
                <text:p>27.875</text:p>
              </table:table-cell>
              <table:table-cell office:value-type="float" office:value="0.0195900816494925">
                <text:p>0.0195900816494925</text:p>
              </table:table-cell>
              <table:table-cell office:value-type="float" office:value="27.875">
                <text:p>27.875</text:p>
              </table:table-cell>
              <table:table-cell office:value-type="float" office:value="0.0211353418462819">
                <text:p>0.0211353418462819</text:p>
              </table:table-cell>
              <table:table-cell office:value-type="float" office:value="27.875">
                <text:p>27.875</text:p>
              </table:table-cell>
              <table:table-cell office:value-type="float" office:value="0.0232030460756616">
                <text:p>0.02320304607566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8">
                <text:p>28</text:p>
              </table:table-cell>
              <table:table-cell office:value-type="float" office:value="0.0195977643443784">
                <text:p>0.0195977643443784</text:p>
              </table:table-cell>
              <table:table-cell office:value-type="float" office:value="28">
                <text:p>28</text:p>
              </table:table-cell>
              <table:table-cell office:value-type="float" office:value="0.0211517837579549">
                <text:p>0.0211517837579549</text:p>
              </table:table-cell>
              <table:table-cell office:value-type="float" office:value="28">
                <text:p>28</text:p>
              </table:table-cell>
              <table:table-cell office:value-type="float" office:value="0.0232139743466035">
                <text:p>0.02321397434660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.125">
                <text:p>28.125</text:p>
              </table:table-cell>
              <table:table-cell office:value-type="float" office:value="0.0196053787486431">
                <text:p>0.0196053787486431</text:p>
              </table:table-cell>
              <table:table-cell office:value-type="float" office:value="28.125">
                <text:p>28.125</text:p>
              </table:table-cell>
              <table:table-cell office:value-type="float" office:value="0.021168079519302">
                <text:p>0.021168079519302</text:p>
              </table:table-cell>
              <table:table-cell office:value-type="float" office:value="28.125">
                <text:p>28.125</text:p>
              </table:table-cell>
              <table:table-cell office:value-type="float" office:value="0.0232248054773592">
                <text:p>0.023224805477359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.25">
                <text:p>28.25</text:p>
              </table:table-cell>
              <table:table-cell office:value-type="float" office:value="0.0196129257687992">
                <text:p>0.0196129257687992</text:p>
              </table:table-cell>
              <table:table-cell office:value-type="float" office:value="28.25">
                <text:p>28.25</text:p>
              </table:table-cell>
              <table:table-cell office:value-type="float" office:value="0.0211842310703717">
                <text:p>0.0211842310703717</text:p>
              </table:table-cell>
              <table:table-cell office:value-type="float" office:value="28.25">
                <text:p>28.25</text:p>
              </table:table-cell>
              <table:table-cell office:value-type="float" office:value="0.0232355407574003">
                <text:p>0.02323554075740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.375">
                <text:p>28.375</text:p>
              </table:table-cell>
              <table:table-cell office:value-type="float" office:value="0.0196204062953857">
                <text:p>0.0196204062953857</text:p>
              </table:table-cell>
              <table:table-cell office:value-type="float" office:value="28.375">
                <text:p>28.375</text:p>
              </table:table-cell>
              <table:table-cell office:value-type="float" office:value="0.0212002403170266">
                <text:p>0.0212002403170266</text:p>
              </table:table-cell>
              <table:table-cell office:value-type="float" office:value="28.375">
                <text:p>28.375</text:p>
              </table:table-cell>
              <table:table-cell office:value-type="float" office:value="0.0232461814534763">
                <text:p>0.023246181453476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.5">
                <text:p>28.5</text:p>
              </table:table-cell>
              <table:table-cell office:value-type="float" office:value="0.0196278212033179">
                <text:p>0.0196278212033179</text:p>
              </table:table-cell>
              <table:table-cell office:value-type="float" office:value="28.5">
                <text:p>28.5</text:p>
              </table:table-cell>
              <table:table-cell office:value-type="float" office:value="0.0212161091316934">
                <text:p>0.0212161091316934</text:p>
              </table:table-cell>
              <table:table-cell office:value-type="float" office:value="28.5">
                <text:p>28.5</text:p>
              </table:table-cell>
              <table:table-cell office:value-type="float" office:value="0.023256728810113">
                <text:p>0.0232567288101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.625">
                <text:p>28.625</text:p>
              </table:table-cell>
              <table:table-cell office:value-type="float" office:value="0.0196351713522289">
                <text:p>0.0196351713522289</text:p>
              </table:table-cell>
              <table:table-cell office:value-type="float" office:value="28.625">
                <text:p>28.625</text:p>
              </table:table-cell>
              <table:table-cell office:value-type="float" office:value="0.0212318393540923">
                <text:p>0.0212318393540923</text:p>
              </table:table-cell>
              <table:table-cell office:value-type="float" office:value="28.625">
                <text:p>28.625</text:p>
              </table:table-cell>
              <table:table-cell office:value-type="float" office:value="0.0232671840500979">
                <text:p>0.023267184050097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.75">
                <text:p>28.75</text:p>
              </table:table-cell>
              <table:table-cell office:value-type="float" office:value="0.0196424575868015">
                <text:p>0.0196424575868015</text:p>
              </table:table-cell>
              <table:table-cell office:value-type="float" office:value="28.75">
                <text:p>28.75</text:p>
              </table:table-cell>
              <table:table-cell office:value-type="float" office:value="0.0212474327919486">
                <text:p>0.0212474327919486</text:p>
              </table:table-cell>
              <table:table-cell office:value-type="float" office:value="28.75">
                <text:p>28.75</text:p>
              </table:table-cell>
              <table:table-cell office:value-type="float" office:value="0.0232775483749525">
                <text:p>0.02327754837495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8.875">
                <text:p>28.875</text:p>
              </table:table-cell>
              <table:table-cell office:value-type="float" office:value="0.0196496807370921">
                <text:p>0.0196496807370921</text:p>
              </table:table-cell>
              <table:table-cell office:value-type="float" office:value="28.875">
                <text:p>28.875</text:p>
              </table:table-cell>
              <table:table-cell office:value-type="float" office:value="0.021262891221685">
                <text:p>0.021262891221685</text:p>
              </table:table-cell>
              <table:table-cell office:value-type="float" office:value="28.875">
                <text:p>28.875</text:p>
              </table:table-cell>
              <table:table-cell office:value-type="float" office:value="0.0232878229653927">
                <text:p>0.02328782296539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9">
                <text:p>29</text:p>
              </table:table-cell>
              <table:table-cell office:value-type="float" office:value="0.0196568416188458">
                <text:p>0.0196568416188458</text:p>
              </table:table-cell>
              <table:table-cell office:value-type="float" office:value="29">
                <text:p>29</text:p>
              </table:table-cell>
              <table:table-cell office:value-type="float" office:value="0.021278216389096">
                <text:p>0.021278216389096</text:p>
              </table:table-cell>
              <table:table-cell office:value-type="float" office:value="29">
                <text:p>29</text:p>
              </table:table-cell>
              <table:table-cell office:value-type="float" office:value="0.0232980089817774">
                <text:p>0.023298008981777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.125">
                <text:p>29.125</text:p>
              </table:table-cell>
              <table:table-cell office:value-type="float" office:value="0.0196639410338032">
                <text:p>0.0196639410338032</text:p>
              </table:table-cell>
              <table:table-cell office:value-type="float" office:value="29.125">
                <text:p>29.125</text:p>
              </table:table-cell>
              <table:table-cell office:value-type="float" office:value="0.0212934100100057">
                <text:p>0.0212934100100057</text:p>
              </table:table-cell>
              <table:table-cell office:value-type="float" office:value="29.125">
                <text:p>29.125</text:p>
              </table:table-cell>
              <table:table-cell office:value-type="float" office:value="0.0233081075645451">
                <text:p>0.023308107564545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9.25">
                <text:p>29.25</text:p>
              </table:table-cell>
              <table:table-cell office:value-type="float" office:value="0.0196709797700003">
                <text:p>0.0196709797700003</text:p>
              </table:table-cell>
              <table:table-cell office:value-type="float" office:value="29.25">
                <text:p>29.25</text:p>
              </table:table-cell>
              <table:table-cell office:value-type="float" office:value="0.0213084737709076">
                <text:p>0.0213084737709076</text:p>
              </table:table-cell>
              <table:table-cell office:value-type="float" office:value="29.25">
                <text:p>29.25</text:p>
              </table:table-cell>
              <table:table-cell office:value-type="float" office:value="0.0233181198346396">
                <text:p>0.023318119834639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9.375">
                <text:p>29.375</text:p>
              </table:table-cell>
              <table:table-cell office:value-type="float" office:value="0.0196779586020596">
                <text:p>0.0196779586020596</text:p>
              </table:table-cell>
              <table:table-cell office:value-type="float" office:value="29.375">
                <text:p>29.375</text:p>
              </table:table-cell>
              <table:table-cell office:value-type="float" office:value="0.021323409329589">
                <text:p>0.021323409329589</text:p>
              </table:table-cell>
              <table:table-cell office:value-type="float" office:value="29.375">
                <text:p>29.375</text:p>
              </table:table-cell>
              <table:table-cell office:value-type="float" office:value="0.0233280468939247">
                <text:p>0.023328046893924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9.5">
                <text:p>29.5</text:p>
              </table:table-cell>
              <table:table-cell office:value-type="float" office:value="0.0196848782914744">
                <text:p>0.0196848782914744</text:p>
              </table:table-cell>
              <table:table-cell office:value-type="float" office:value="29.5">
                <text:p>29.5</text:p>
              </table:table-cell>
              <table:table-cell office:value-type="float" office:value="0.0213382183157392">
                <text:p>0.0213382183157392</text:p>
              </table:table-cell>
              <table:table-cell office:value-type="float" office:value="29.5">
                <text:p>29.5</text:p>
              </table:table-cell>
              <table:table-cell office:value-type="float" office:value="0.0233378898255888">
                <text:p>0.02333788982558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9.625">
                <text:p>29.625</text:p>
              </table:table-cell>
              <table:table-cell office:value-type="float" office:value="0.0196917395868856">
                <text:p>0.0196917395868856</text:p>
              </table:table-cell>
              <table:table-cell office:value-type="float" office:value="29.625">
                <text:p>29.625</text:p>
              </table:table-cell>
              <table:table-cell office:value-type="float" office:value="0.0213529023315422">
                <text:p>0.0213529023315422</text:p>
              </table:table-cell>
              <table:table-cell office:value-type="float" office:value="29.625">
                <text:p>29.625</text:p>
              </table:table-cell>
              <table:table-cell office:value-type="float" office:value="0.0233476496945384">
                <text:p>0.023347649694538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9.75">
                <text:p>29.75</text:p>
              </table:table-cell>
              <table:table-cell office:value-type="float" office:value="0.0196985432243521">
                <text:p>0.0196985432243521</text:p>
              </table:table-cell>
              <table:table-cell office:value-type="float" office:value="29.75">
                <text:p>29.75</text:p>
              </table:table-cell>
              <table:table-cell office:value-type="float" office:value="0.0213674629522544">
                <text:p>0.0213674629522544</text:p>
              </table:table-cell>
              <table:table-cell office:value-type="float" office:value="29.75">
                <text:p>29.75</text:p>
              </table:table-cell>
              <table:table-cell office:value-type="float" office:value="0.0233573275477826">
                <text:p>0.02335732754778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9.875">
                <text:p>29.875</text:p>
              </table:table-cell>
              <table:table-cell office:value-type="float" office:value="0.019705289927614">
                <text:p>0.019705289927614</text:p>
              </table:table-cell>
              <table:table-cell office:value-type="float" office:value="29.875">
                <text:p>29.875</text:p>
              </table:table-cell>
              <table:table-cell office:value-type="float" office:value="0.0213819017267682">
                <text:p>0.0213819017267682</text:p>
              </table:table-cell>
              <table:table-cell office:value-type="float" office:value="29.875">
                <text:p>29.875</text:p>
              </table:table-cell>
              <table:table-cell office:value-type="float" office:value="0.0233669244148071">
                <text:p>0.02336692441480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0">
                <text:p>30</text:p>
              </table:table-cell>
              <table:table-cell office:value-type="float" office:value="0.0197119804083487">
                <text:p>0.0197119804083487</text:p>
              </table:table-cell>
              <table:table-cell office:value-type="float" office:value="30">
                <text:p>30</text:p>
              </table:table-cell>
              <table:table-cell office:value-type="float" office:value="0.021396220178161">
                <text:p>0.021396220178161</text:p>
              </table:table-cell>
              <table:table-cell office:value-type="float" office:value="30">
                <text:p>30</text:p>
              </table:table-cell>
              <table:table-cell office:value-type="float" office:value="0.0233764413079398">
                <text:p>0.023376441307939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.125">
                <text:p>30.125</text:p>
              </table:table-cell>
              <table:table-cell office:value-type="float" office:value="0.0197365147037816">
                <text:p>0.0197365147037816</text:p>
              </table:table-cell>
              <table:table-cell office:value-type="float" office:value="30.125">
                <text:p>30.125</text:p>
              </table:table-cell>
              <table:table-cell office:value-type="float" office:value="0.0213978678211796">
                <text:p>0.0213978678211796</text:p>
              </table:table-cell>
              <table:table-cell office:value-type="float" office:value="30.125">
                <text:p>30.125</text:p>
              </table:table-cell>
              <table:table-cell office:value-type="float" office:value="0.0233795652324129">
                <text:p>0.023379565232412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.25">
                <text:p>30.25</text:p>
              </table:table-cell>
              <table:table-cell office:value-type="float" office:value="0.0197608462364424">
                <text:p>0.0197608462364424</text:p>
              </table:table-cell>
              <table:table-cell office:value-type="float" office:value="30.25">
                <text:p>30.25</text:p>
              </table:table-cell>
              <table:table-cell office:value-type="float" office:value="0.0213995018473138">
                <text:p>0.0213995018473138</text:p>
              </table:table-cell>
              <table:table-cell office:value-type="float" office:value="30.25">
                <text:p>30.25</text:p>
              </table:table-cell>
              <table:table-cell office:value-type="float" office:value="0.0233826633393285">
                <text:p>0.023382663339328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0.375">
                <text:p>30.375</text:p>
              </table:table-cell>
              <table:table-cell office:value-type="float" office:value="0.0197849775095751">
                <text:p>0.0197849775095751</text:p>
              </table:table-cell>
              <table:table-cell office:value-type="float" office:value="30.375">
                <text:p>30.375</text:p>
              </table:table-cell>
              <table:table-cell office:value-type="float" office:value="0.0214011224246732">
                <text:p>0.0214011224246732</text:p>
              </table:table-cell>
              <table:table-cell office:value-type="float" office:value="30.375">
                <text:p>30.375</text:p>
              </table:table-cell>
              <table:table-cell office:value-type="float" office:value="0.0233857359474217">
                <text:p>0.023385735947421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0.5">
                <text:p>30.5</text:p>
              </table:table-cell>
              <table:table-cell office:value-type="float" office:value="0.0198089109853871">
                <text:p>0.0198089109853871</text:p>
              </table:table-cell>
              <table:table-cell office:value-type="float" office:value="30.5">
                <text:p>30.5</text:p>
              </table:table-cell>
              <table:table-cell office:value-type="float" office:value="0.0214027297186116">
                <text:p>0.0214027297186116</text:p>
              </table:table-cell>
              <table:table-cell office:value-type="float" office:value="30.5">
                <text:p>30.5</text:p>
              </table:table-cell>
              <table:table-cell office:value-type="float" office:value="0.0233887833702026">
                <text:p>0.023388783370202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0.625">
                <text:p>30.625</text:p>
              </table:table-cell>
              <table:table-cell office:value-type="float" office:value="0.0198326490858863">
                <text:p>0.0198326490858863</text:p>
              </table:table-cell>
              <table:table-cell office:value-type="float" office:value="30.625">
                <text:p>30.625</text:p>
              </table:table-cell>
              <table:table-cell office:value-type="float" office:value="0.0214043238917832">
                <text:p>0.0214043238917832</text:p>
              </table:table-cell>
              <table:table-cell office:value-type="float" office:value="30.625">
                <text:p>30.625</text:p>
              </table:table-cell>
              <table:table-cell office:value-type="float" office:value="0.0233918059160629">
                <text:p>0.023391805916062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.75">
                <text:p>30.75</text:p>
              </table:table-cell>
              <table:table-cell office:value-type="float" office:value="0.0198561941936985">
                <text:p>0.0198561941936985</text:p>
              </table:table-cell>
              <table:table-cell office:value-type="float" office:value="30.75">
                <text:p>30.75</text:p>
              </table:table-cell>
              <table:table-cell office:value-type="float" office:value="0.0214059051041973">
                <text:p>0.0214059051041973</text:p>
              </table:table-cell>
              <table:table-cell office:value-type="float" office:value="30.75">
                <text:p>30.75</text:p>
              </table:table-cell>
              <table:table-cell office:value-type="float" office:value="0.0233948038883796">
                <text:p>0.023394803888379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.875">
                <text:p>30.875</text:p>
              </table:table-cell>
              <table:table-cell office:value-type="float" office:value="0.0198795486528645">
                <text:p>0.0198795486528645</text:p>
              </table:table-cell>
              <table:table-cell office:value-type="float" office:value="30.875">
                <text:p>30.875</text:p>
              </table:table-cell>
              <table:table-cell office:value-type="float" office:value="0.021407473513272">
                <text:p>0.021407473513272</text:p>
              </table:table-cell>
              <table:table-cell office:value-type="float" office:value="30.875">
                <text:p>30.875</text:p>
              </table:table-cell>
              <table:table-cell office:value-type="float" office:value="0.0233977775856168">
                <text:p>0.023397777585616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1">
                <text:p>31</text:p>
              </table:table-cell>
              <table:table-cell office:value-type="float" office:value="0.0199027147696178">
                <text:p>0.0199027147696178</text:p>
              </table:table-cell>
              <table:table-cell office:value-type="float" office:value="31">
                <text:p>31</text:p>
              </table:table-cell>
              <table:table-cell office:value-type="float" office:value="0.0214090292738864">
                <text:p>0.0214090292738864</text:p>
              </table:table-cell>
              <table:table-cell office:value-type="float" office:value="31">
                <text:p>31</text:p>
              </table:table-cell>
              <table:table-cell office:value-type="float" office:value="0.0234007273014247">
                <text:p>0.023400727301424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1.125">
                <text:p>31.125</text:p>
              </table:table-cell>
              <table:table-cell office:value-type="float" office:value="0.0199256948131442">
                <text:p>0.0199256948131442</text:p>
              </table:table-cell>
              <table:table-cell office:value-type="float" office:value="31.125">
                <text:p>31.125</text:p>
              </table:table-cell>
              <table:table-cell office:value-type="float" office:value="0.0214105725384316">
                <text:p>0.0214105725384316</text:p>
              </table:table-cell>
              <table:table-cell office:value-type="float" office:value="31.125">
                <text:p>31.125</text:p>
              </table:table-cell>
              <table:table-cell office:value-type="float" office:value="0.0234036533247361">
                <text:p>0.023403653324736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1.25">
                <text:p>31.25</text:p>
              </table:table-cell>
              <table:table-cell office:value-type="float" office:value="0.0199484910163224">
                <text:p>0.0199484910163224</text:p>
              </table:table-cell>
              <table:table-cell office:value-type="float" office:value="31.25">
                <text:p>31.25</text:p>
              </table:table-cell>
              <table:table-cell office:value-type="float" office:value="0.0214121034568605">
                <text:p>0.0214121034568605</text:p>
              </table:table-cell>
              <table:table-cell office:value-type="float" office:value="31.25">
                <text:p>31.25</text:p>
              </table:table-cell>
              <table:table-cell office:value-type="float" office:value="0.0234065559398611">
                <text:p>0.02340655593986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1.375">
                <text:p>31.375</text:p>
              </table:table-cell>
              <table:table-cell office:value-type="float" office:value="0.0199711055764474">
                <text:p>0.0199711055764474</text:p>
              </table:table-cell>
              <table:table-cell office:value-type="float" office:value="31.375">
                <text:p>31.375</text:p>
              </table:table-cell>
              <table:table-cell office:value-type="float" office:value="0.0214136221767361">
                <text:p>0.0214136221767361</text:p>
              </table:table-cell>
              <table:table-cell office:value-type="float" office:value="31.375">
                <text:p>31.375</text:p>
              </table:table-cell>
              <table:table-cell office:value-type="float" office:value="0.0234094354265787">
                <text:p>0.023409435426578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1.5">
                <text:p>31.5</text:p>
              </table:table-cell>
              <table:table-cell office:value-type="float" office:value="0.0199935406559365">
                <text:p>0.0199935406559365</text:p>
              </table:table-cell>
              <table:table-cell office:value-type="float" office:value="31.5">
                <text:p>31.5</text:p>
              </table:table-cell>
              <table:table-cell office:value-type="float" office:value="0.0214151288432794">
                <text:p>0.0214151288432794</text:p>
              </table:table-cell>
              <table:table-cell office:value-type="float" office:value="31.5">
                <text:p>31.5</text:p>
              </table:table-cell>
              <table:table-cell office:value-type="float" office:value="0.023412292060227">
                <text:p>0.0234122920602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1.625">
                <text:p>31.625</text:p>
              </table:table-cell>
              <table:table-cell office:value-type="float" office:value="0.0200157983830185">
                <text:p>0.0200157983830185</text:p>
              </table:table-cell>
              <table:table-cell office:value-type="float" office:value="31.625">
                <text:p>31.625</text:p>
              </table:table-cell>
              <table:table-cell office:value-type="float" office:value="0.0214166235994153">
                <text:p>0.0214166235994153</text:p>
              </table:table-cell>
              <table:table-cell office:value-type="float" office:value="31.625">
                <text:p>31.625</text:p>
              </table:table-cell>
              <table:table-cell office:value-type="float" office:value="0.0234151261117913">
                <text:p>0.023415126111791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1.75">
                <text:p>31.75</text:p>
              </table:table-cell>
              <table:table-cell office:value-type="float" office:value="0.020037880852407">
                <text:p>0.020037880852407</text:p>
              </table:table-cell>
              <table:table-cell office:value-type="float" office:value="31.75">
                <text:p>31.75</text:p>
              </table:table-cell>
              <table:table-cell office:value-type="float" office:value="0.0214181065858178">
                <text:p>0.0214181065858178</text:p>
              </table:table-cell>
              <table:table-cell office:value-type="float" office:value="31.75">
                <text:p>31.75</text:p>
              </table:table-cell>
              <table:table-cell office:value-type="float" office:value="0.0234179378479888">
                <text:p>0.02341793784798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1.875">
                <text:p>31.875</text:p>
              </table:table-cell>
              <table:table-cell office:value-type="float" office:value="0.0200597901259572">
                <text:p>0.0200597901259572</text:p>
              </table:table-cell>
              <table:table-cell office:value-type="float" office:value="31.875">
                <text:p>31.875</text:p>
              </table:table-cell>
              <table:table-cell office:value-type="float" office:value="0.0214195779409544">
                <text:p>0.0214195779409544</text:p>
              </table:table-cell>
              <table:table-cell office:value-type="float" office:value="31.875">
                <text:p>31.875</text:p>
              </table:table-cell>
              <table:table-cell office:value-type="float" office:value="0.0234207275313535">
                <text:p>0.023420727531353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2">
                <text:p>32</text:p>
              </table:table-cell>
              <table:table-cell office:value-type="float" office:value="0.0200815282333077">
                <text:p>0.0200815282333077</text:p>
              </table:table-cell>
              <table:table-cell office:value-type="float" office:value="32">
                <text:p>32</text:p>
              </table:table-cell>
              <table:table-cell office:value-type="float" office:value="0.021421037801129">
                <text:p>0.021421037801129</text:p>
              </table:table-cell>
              <table:table-cell office:value-type="float" office:value="32">
                <text:p>32</text:p>
              </table:table-cell>
              <table:table-cell office:value-type="float" office:value="0.0234234954203168">
                <text:p>0.023423495420316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2.125">
                <text:p>32.125</text:p>
              </table:table-cell>
              <table:table-cell office:value-type="float" office:value="0.0201030971725076">
                <text:p>0.0201030971725076</text:p>
              </table:table-cell>
              <table:table-cell office:value-type="float" office:value="32.125">
                <text:p>32.125</text:p>
              </table:table-cell>
              <table:table-cell office:value-type="float" office:value="0.021422486300524">
                <text:p>0.021422486300524</text:p>
              </table:table-cell>
              <table:table-cell office:value-type="float" office:value="32.125">
                <text:p>32.125</text:p>
              </table:table-cell>
              <table:table-cell office:value-type="float" office:value="0.0234262417692882">
                <text:p>0.023426241769288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2.25">
                <text:p>32.25</text:p>
              </table:table-cell>
              <table:table-cell office:value-type="float" office:value="0.0201244989106285">
                <text:p>0.0201244989106285</text:p>
              </table:table-cell>
              <table:table-cell office:value-type="float" office:value="32.25">
                <text:p>32.25</text:p>
              </table:table-cell>
              <table:table-cell office:value-type="float" office:value="0.0214239235712415">
                <text:p>0.0214239235712415</text:p>
              </table:table-cell>
              <table:table-cell office:value-type="float" office:value="32.25">
                <text:p>32.25</text:p>
              </table:table-cell>
              <table:table-cell office:value-type="float" office:value="0.0234289668287328">
                <text:p>0.02342896682873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2.375">
                <text:p>32.375</text:p>
              </table:table-cell>
              <table:table-cell office:value-type="float" office:value="0.0201457353843623">
                <text:p>0.0201457353843623</text:p>
              </table:table-cell>
              <table:table-cell office:value-type="float" office:value="32.375">
                <text:p>32.375</text:p>
              </table:table-cell>
              <table:table-cell office:value-type="float" office:value="0.0214253497433435">
                <text:p>0.0214253497433435</text:p>
              </table:table-cell>
              <table:table-cell office:value-type="float" office:value="32.375">
                <text:p>32.375</text:p>
              </table:table-cell>
              <table:table-cell office:value-type="float" office:value="0.0234316708452472">
                <text:p>0.023431670845247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2.5">
                <text:p>32.5</text:p>
              </table:table-cell>
              <table:table-cell office:value-type="float" office:value="0.0201668085006059">
                <text:p>0.0201668085006059</text:p>
              </table:table-cell>
              <table:table-cell office:value-type="float" office:value="32.5">
                <text:p>32.5</text:p>
              </table:table-cell>
              <table:table-cell office:value-type="float" office:value="0.0214267649448908">
                <text:p>0.0214267649448908</text:p>
              </table:table-cell>
              <table:table-cell office:value-type="float" office:value="32.5">
                <text:p>32.5</text:p>
              </table:table-cell>
              <table:table-cell office:value-type="float" office:value="0.0234343540616346">
                <text:p>0.023434354061634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2.625">
                <text:p>32.625</text:p>
              </table:table-cell>
              <table:table-cell office:value-type="float" office:value="0.0201877201370316">
                <text:p>0.0201877201370316</text:p>
              </table:table-cell>
              <table:table-cell office:value-type="float" office:value="32.625">
                <text:p>32.625</text:p>
              </table:table-cell>
              <table:table-cell office:value-type="float" office:value="0.0214281693019818">
                <text:p>0.0214281693019818</text:p>
              </table:table-cell>
              <table:table-cell office:value-type="float" office:value="32.625">
                <text:p>32.625</text:p>
              </table:table-cell>
              <table:table-cell office:value-type="float" office:value="0.0234370167169769">
                <text:p>0.023437016716976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2.75">
                <text:p>32.75</text:p>
              </table:table-cell>
              <table:table-cell office:value-type="float" office:value="0.0202084721426448">
                <text:p>0.0202084721426448</text:p>
              </table:table-cell>
              <table:table-cell office:value-type="float" office:value="32.75">
                <text:p>32.75</text:p>
              </table:table-cell>
              <table:table-cell office:value-type="float" office:value="0.0214295629387897">
                <text:p>0.0214295629387897</text:p>
              </table:table-cell>
              <table:table-cell office:value-type="float" office:value="32.75">
                <text:p>32.75</text:p>
              </table:table-cell>
              <table:table-cell office:value-type="float" office:value="0.0234396590467059">
                <text:p>0.023439659046705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.875">
                <text:p>32.875</text:p>
              </table:table-cell>
              <table:table-cell office:value-type="float" office:value="0.0202290663383294">
                <text:p>0.0202290663383294</text:p>
              </table:table-cell>
              <table:table-cell office:value-type="float" office:value="32.875">
                <text:p>32.875</text:p>
              </table:table-cell>
              <table:table-cell office:value-type="float" office:value="0.021430945977599">
                <text:p>0.021430945977599</text:p>
              </table:table-cell>
              <table:table-cell office:value-type="float" office:value="32.875">
                <text:p>32.875</text:p>
              </table:table-cell>
              <table:table-cell office:value-type="float" office:value="0.0234422812826727">
                <text:p>0.023442281282672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3">
                <text:p>33</text:p>
              </table:table-cell>
              <table:table-cell office:value-type="float" office:value="0.02024950451738">
                <text:p>0.02024950451738</text:p>
              </table:table-cell>
              <table:table-cell office:value-type="float" office:value="33">
                <text:p>33</text:p>
              </table:table-cell>
              <table:table-cell office:value-type="float" office:value="0.0214323185388416">
                <text:p>0.0214323185388416</text:p>
              </table:table-cell>
              <table:table-cell office:value-type="float" office:value="33">
                <text:p>33</text:p>
              </table:table-cell>
              <table:table-cell office:value-type="float" office:value="0.0234448836532155">
                <text:p>0.02344488365321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3.125">
                <text:p>33.125</text:p>
              </table:table-cell>
              <table:table-cell office:value-type="float" office:value="0.0202697884460227">
                <text:p>0.0202697884460227</text:p>
              </table:table-cell>
              <table:table-cell office:value-type="float" office:value="33.125">
                <text:p>33.125</text:p>
              </table:table-cell>
              <table:table-cell office:value-type="float" office:value="0.0214336807411315">
                <text:p>0.0214336807411315</text:p>
              </table:table-cell>
              <table:table-cell office:value-type="float" office:value="33.125">
                <text:p>33.125</text:p>
              </table:table-cell>
              <table:table-cell office:value-type="float" office:value="0.0234474663832259">
                <text:p>0.023447466383225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3.25">
                <text:p>33.25</text:p>
              </table:table-cell>
              <table:table-cell office:value-type="float" office:value="0.0202899198639237">
                <text:p>0.0202899198639237</text:p>
              </table:table-cell>
              <table:table-cell office:value-type="float" office:value="33.25">
                <text:p>33.25</text:p>
              </table:table-cell>
              <table:table-cell office:value-type="float" office:value="0.0214350327012988">
                <text:p>0.0214350327012988</text:p>
              </table:table-cell>
              <table:table-cell office:value-type="float" office:value="33.25">
                <text:p>33.25</text:p>
              </table:table-cell>
              <table:table-cell office:value-type="float" office:value="0.0234500296942136">
                <text:p>0.023450029694213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3.375">
                <text:p>33.375</text:p>
              </table:table-cell>
              <table:table-cell office:value-type="float" office:value="0.0203099004846869">
                <text:p>0.0203099004846869</text:p>
              </table:table-cell>
              <table:table-cell office:value-type="float" office:value="33.375">
                <text:p>33.375</text:p>
              </table:table-cell>
              <table:table-cell office:value-type="float" office:value="0.0214363745344237">
                <text:p>0.0214363745344237</text:p>
              </table:table-cell>
              <table:table-cell office:value-type="float" office:value="33.375">
                <text:p>33.375</text:p>
              </table:table-cell>
              <table:table-cell office:value-type="float" office:value="0.0234525738043701">
                <text:p>0.02345257380437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3.5">
                <text:p>33.5</text:p>
              </table:table-cell>
              <table:table-cell office:value-type="float" office:value="0.0203297319963399">
                <text:p>0.0203297319963399</text:p>
              </table:table-cell>
              <table:table-cell office:value-type="float" office:value="33.5">
                <text:p>33.5</text:p>
              </table:table-cell>
              <table:table-cell office:value-type="float" office:value="0.0214377063538686">
                <text:p>0.0214377063538686</text:p>
              </table:table-cell>
              <table:table-cell office:value-type="float" office:value="33.5">
                <text:p>33.5</text:p>
              </table:table-cell>
              <table:table-cell office:value-type="float" office:value="0.0234550989286298">
                <text:p>0.02345509892862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3.625">
                <text:p>33.625</text:p>
              </table:table-cell>
              <table:table-cell office:value-type="float" office:value="0.0203494160618096">
                <text:p>0.0203494160618096</text:p>
              </table:table-cell>
              <table:table-cell office:value-type="float" office:value="33.625">
                <text:p>33.625</text:p>
              </table:table-cell>
              <table:table-cell office:value-type="float" office:value="0.0214390282713102">
                <text:p>0.0214390282713102</text:p>
              </table:table-cell>
              <table:table-cell office:value-type="float" office:value="33.625">
                <text:p>33.625</text:p>
              </table:table-cell>
              <table:table-cell office:value-type="float" office:value="0.0234576052787314">
                <text:p>0.02345760527873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3.75">
                <text:p>33.75</text:p>
              </table:table-cell>
              <table:table-cell office:value-type="float" office:value="0.0203689543193869">
                <text:p>0.0203689543193869</text:p>
              </table:table-cell>
              <table:table-cell office:value-type="float" office:value="33.75">
                <text:p>33.75</text:p>
              </table:table-cell>
              <table:table-cell office:value-type="float" office:value="0.0214403403967707">
                <text:p>0.0214403403967707</text:p>
              </table:table-cell>
              <table:table-cell office:value-type="float" office:value="33.75">
                <text:p>33.75</text:p>
              </table:table-cell>
              <table:table-cell office:value-type="float" office:value="0.0234600930632767">
                <text:p>0.02346009306327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3.875">
                <text:p>33.875</text:p>
              </table:table-cell>
              <table:table-cell office:value-type="float" office:value="0.0203883483831814">
                <text:p>0.0203883483831814</text:p>
              </table:table-cell>
              <table:table-cell office:value-type="float" office:value="33.875">
                <text:p>33.875</text:p>
              </table:table-cell>
              <table:table-cell office:value-type="float" office:value="0.0214416428386484">
                <text:p>0.0214416428386484</text:p>
              </table:table-cell>
              <table:table-cell office:value-type="float" office:value="33.875">
                <text:p>33.875</text:p>
              </table:table-cell>
              <table:table-cell office:value-type="float" office:value="0.0234625624877885">
                <text:p>0.023462562487788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4">
                <text:p>34</text:p>
              </table:table-cell>
              <table:table-cell office:value-type="float" office:value="0.0204075998435657">
                <text:p>0.0204075998435657</text:p>
              </table:table-cell>
              <table:table-cell office:value-type="float" office:value="34">
                <text:p>34</text:p>
              </table:table-cell>
              <table:table-cell office:value-type="float" office:value="0.0214429357037477">
                <text:p>0.0214429357037477</text:p>
              </table:table-cell>
              <table:table-cell office:value-type="float" office:value="34">
                <text:p>34</text:p>
              </table:table-cell>
              <table:table-cell office:value-type="float" office:value="0.0234650137547672">
                <text:p>0.023465013754767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4.125">
                <text:p>34.125</text:p>
              </table:table-cell>
              <table:table-cell office:value-type="float" office:value="0.0204267102676101">
                <text:p>0.0204267102676101</text:p>
              </table:table-cell>
              <table:table-cell office:value-type="float" office:value="34.125">
                <text:p>34.125</text:p>
              </table:table-cell>
              <table:table-cell office:value-type="float" office:value="0.0214442190973078">
                <text:p>0.0214442190973078</text:p>
              </table:table-cell>
              <table:table-cell office:value-type="float" office:value="34.125">
                <text:p>34.125</text:p>
              </table:table-cell>
              <table:table-cell office:value-type="float" office:value="0.0234674470637459">
                <text:p>0.023467447063745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4.25">
                <text:p>34.25</text:p>
              </table:table-cell>
              <table:table-cell office:value-type="float" office:value="0.0204456811995082">
                <text:p>0.0204456811995082</text:p>
              </table:table-cell>
              <table:table-cell office:value-type="float" office:value="34.25">
                <text:p>34.25</text:p>
              </table:table-cell>
              <table:table-cell office:value-type="float" office:value="0.0214454931230316">
                <text:p>0.0214454931230316</text:p>
              </table:table-cell>
              <table:table-cell office:value-type="float" office:value="34.25">
                <text:p>34.25</text:p>
              </table:table-cell>
              <table:table-cell office:value-type="float" office:value="0.0234698626113453">
                <text:p>0.023469862611345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4.375">
                <text:p>34.375</text:p>
              </table:table-cell>
              <table:table-cell office:value-type="float" office:value="0.0204645141609925">
                <text:p>0.0204645141609925</text:p>
              </table:table-cell>
              <table:table-cell office:value-type="float" office:value="34.375">
                <text:p>34.375</text:p>
              </table:table-cell>
              <table:table-cell office:value-type="float" office:value="0.0214467578831139">
                <text:p>0.0214467578831139</text:p>
              </table:table-cell>
              <table:table-cell office:value-type="float" office:value="34.375">
                <text:p>34.375</text:p>
              </table:table-cell>
              <table:table-cell office:value-type="float" office:value="0.0234722605913258">
                <text:p>0.023472260591325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4.5">
                <text:p>34.5</text:p>
              </table:table-cell>
              <table:table-cell office:value-type="float" office:value="0.0204832106517414">
                <text:p>0.0204832106517414</text:p>
              </table:table-cell>
              <table:table-cell office:value-type="float" office:value="34.5">
                <text:p>34.5</text:p>
              </table:table-cell>
              <table:table-cell office:value-type="float" office:value="0.021448013478268">
                <text:p>0.021448013478268</text:p>
              </table:table-cell>
              <table:table-cell office:value-type="float" office:value="34.5">
                <text:p>34.5</text:p>
              </table:table-cell>
              <table:table-cell office:value-type="float" office:value="0.0234746411946397">
                <text:p>0.023474641194639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4.625">
                <text:p>34.625</text:p>
              </table:table-cell>
              <table:table-cell office:value-type="float" office:value="0.0205017721497774">
                <text:p>0.0205017721497774</text:p>
              </table:table-cell>
              <table:table-cell office:value-type="float" office:value="34.625">
                <text:p>34.625</text:p>
              </table:table-cell>
              <table:table-cell office:value-type="float" office:value="0.0214492600077531">
                <text:p>0.0214492600077531</text:p>
              </table:table-cell>
              <table:table-cell office:value-type="float" office:value="34.625">
                <text:p>34.625</text:p>
              </table:table-cell>
              <table:table-cell office:value-type="float" office:value="0.023477004609482">
                <text:p>0.02347700460948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4.75">
                <text:p>34.75</text:p>
              </table:table-cell>
              <table:table-cell office:value-type="float" office:value="0.0205202001118562">
                <text:p>0.0205202001118562</text:p>
              </table:table-cell>
              <table:table-cell office:value-type="float" office:value="34.75">
                <text:p>34.75</text:p>
              </table:table-cell>
              <table:table-cell office:value-type="float" office:value="0.0214504975694002">
                <text:p>0.0214504975694002</text:p>
              </table:table-cell>
              <table:table-cell office:value-type="float" office:value="34.75">
                <text:p>34.75</text:p>
              </table:table-cell>
              <table:table-cell office:value-type="float" office:value="0.0234793510213399">
                <text:p>0.023479351021339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4.875">
                <text:p>34.875</text:p>
              </table:table-cell>
              <table:table-cell office:value-type="float" office:value="0.0205384959738484">
                <text:p>0.0205384959738484</text:p>
              </table:table-cell>
              <table:table-cell office:value-type="float" office:value="34.875">
                <text:p>34.875</text:p>
              </table:table-cell>
              <table:table-cell office:value-type="float" office:value="0.0214517262596377">
                <text:p>0.0214517262596377</text:p>
              </table:table-cell>
              <table:table-cell office:value-type="float" office:value="34.875">
                <text:p>34.875</text:p>
              </table:table-cell>
              <table:table-cell office:value-type="float" office:value="0.0234816806130411">
                <text:p>0.023481680613041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5">
                <text:p>35</text:p>
              </table:table-cell>
              <table:table-cell office:value-type="float" office:value="0.0205566611511122">
                <text:p>0.0205566611511122</text:p>
              </table:table-cell>
              <table:table-cell office:value-type="float" office:value="35">
                <text:p>35</text:p>
              </table:table-cell>
              <table:table-cell office:value-type="float" office:value="0.0214529461735163">
                <text:p>0.0214529461735163</text:p>
              </table:table-cell>
              <table:table-cell office:value-type="float" office:value="35">
                <text:p>35</text:p>
              </table:table-cell>
              <table:table-cell office:value-type="float" office:value="0.0234839935648016">
                <text:p>0.023483993564801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5.125">
                <text:p>35.125</text:p>
              </table:table-cell>
              <table:table-cell office:value-type="float" office:value="0.020574697038858">
                <text:p>0.020574697038858</text:p>
              </table:table-cell>
              <table:table-cell office:value-type="float" office:value="35.125">
                <text:p>35.125</text:p>
              </table:table-cell>
              <table:table-cell office:value-type="float" office:value="0.0214541574047338">
                <text:p>0.0214541574047338</text:p>
              </table:table-cell>
              <table:table-cell office:value-type="float" office:value="35.125">
                <text:p>35.125</text:p>
              </table:table-cell>
              <table:table-cell office:value-type="float" office:value="0.0234862900542719">
                <text:p>0.02348629005427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5.25">
                <text:p>35.25</text:p>
              </table:table-cell>
              <table:table-cell office:value-type="float" office:value="0.0205926050125064">
                <text:p>0.0205926050125064</text:p>
              </table:table-cell>
              <table:table-cell office:value-type="float" office:value="35.25">
                <text:p>35.25</text:p>
              </table:table-cell>
              <table:table-cell office:value-type="float" office:value="0.0214553600456591">
                <text:p>0.0214553600456591</text:p>
              </table:table-cell>
              <table:table-cell office:value-type="float" office:value="35.25">
                <text:p>35.25</text:p>
              </table:table-cell>
              <table:table-cell office:value-type="float" office:value="0.0234885702565829">
                <text:p>0.023488570256582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5.375">
                <text:p>35.375</text:p>
              </table:table-cell>
              <table:table-cell office:value-type="float" office:value="0.0206103864280371">
                <text:p>0.0206103864280371</text:p>
              </table:table-cell>
              <table:table-cell office:value-type="float" office:value="35.375">
                <text:p>35.375</text:p>
              </table:table-cell>
              <table:table-cell office:value-type="float" office:value="0.0214565541873551">
                <text:p>0.0214565541873551</text:p>
              </table:table-cell>
              <table:table-cell office:value-type="float" office:value="35.375">
                <text:p>35.375</text:p>
              </table:table-cell>
              <table:table-cell office:value-type="float" office:value="0.02349083434439">
                <text:p>0.0234908343443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5.5">
                <text:p>35.5</text:p>
              </table:table-cell>
              <table:table-cell office:value-type="float" office:value="0.0206280426223316">
                <text:p>0.0206280426223316</text:p>
              </table:table-cell>
              <table:table-cell office:value-type="float" office:value="35.5">
                <text:p>35.5</text:p>
              </table:table-cell>
              <table:table-cell office:value-type="float" office:value="0.0214577399196026">
                <text:p>0.0214577399196026</text:p>
              </table:table-cell>
              <table:table-cell office:value-type="float" office:value="35.5">
                <text:p>35.5</text:p>
              </table:table-cell>
              <table:table-cell office:value-type="float" office:value="0.0234930824879167">
                <text:p>0.023493082487916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5.625">
                <text:p>35.625</text:p>
              </table:table-cell>
              <table:table-cell office:value-type="float" office:value="0.0206455749135083">
                <text:p>0.0206455749135083</text:p>
              </table:table-cell>
              <table:table-cell office:value-type="float" office:value="35.625">
                <text:p>35.625</text:p>
              </table:table-cell>
              <table:table-cell office:value-type="float" office:value="0.0214589173309221">
                <text:p>0.0214589173309221</text:p>
              </table:table-cell>
              <table:table-cell office:value-type="float" office:value="35.625">
                <text:p>35.625</text:p>
              </table:table-cell>
              <table:table-cell office:value-type="float" office:value="0.0234953148549976">
                <text:p>0.023495314854997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5.75">
                <text:p>35.75</text:p>
              </table:table-cell>
              <table:table-cell office:value-type="float" office:value="0.0206629846012502">
                <text:p>0.0206629846012502</text:p>
              </table:table-cell>
              <table:table-cell office:value-type="float" office:value="35.75">
                <text:p>35.75</text:p>
              </table:table-cell>
              <table:table-cell office:value-type="float" office:value="0.021460086508596">
                <text:p>0.021460086508596</text:p>
              </table:table-cell>
              <table:table-cell office:value-type="float" office:value="35.75">
                <text:p>35.75</text:p>
              </table:table-cell>
              <table:table-cell office:value-type="float" office:value="0.0234975316111199">
                <text:p>0.023497531611119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5.875">
                <text:p>35.875</text:p>
              </table:table-cell>
              <table:table-cell office:value-type="float" office:value="0.0206802729671263">
                <text:p>0.0206802729671263</text:p>
              </table:table-cell>
              <table:table-cell office:value-type="float" office:value="35.875">
                <text:p>35.875</text:p>
              </table:table-cell>
              <table:table-cell office:value-type="float" office:value="0.0214612475386902">
                <text:p>0.0214612475386902</text:p>
              </table:table-cell>
              <table:table-cell office:value-type="float" office:value="35.875">
                <text:p>35.875</text:p>
              </table:table-cell>
              <table:table-cell office:value-type="float" office:value="0.0234997329194643">
                <text:p>0.023499732919464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6">
                <text:p>36</text:p>
              </table:table-cell>
              <table:table-cell office:value-type="float" office:value="0.0206974412749061">
                <text:p>0.0206974412749061</text:p>
              </table:table-cell>
              <table:table-cell office:value-type="float" office:value="36">
                <text:p>36</text:p>
              </table:table-cell>
              <table:table-cell office:value-type="float" office:value="0.0214624005060755">
                <text:p>0.0214624005060755</text:p>
              </table:table-cell>
              <table:table-cell office:value-type="float" office:value="36">
                <text:p>36</text:p>
              </table:table-cell>
              <table:table-cell office:value-type="float" office:value="0.0235019189409452">
                <text:p>0.023501918940945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6.125">
                <text:p>36.125</text:p>
              </table:table-cell>
              <table:table-cell office:value-type="float" office:value="0.0207144907708673">
                <text:p>0.0207144907708673</text:p>
              </table:table-cell>
              <table:table-cell office:value-type="float" office:value="36.125">
                <text:p>36.125</text:p>
              </table:table-cell>
              <table:table-cell office:value-type="float" office:value="0.0214635454944477">
                <text:p>0.0214635454944477</text:p>
              </table:table-cell>
              <table:table-cell office:value-type="float" office:value="36.125">
                <text:p>36.125</text:p>
              </table:table-cell>
              <table:table-cell office:value-type="float" office:value="0.0235040898342498">
                <text:p>0.023504089834249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6.25">
                <text:p>36.25</text:p>
              </table:table-cell>
              <table:table-cell office:value-type="float" office:value="0.0207314226840977">
                <text:p>0.0207314226840977</text:p>
              </table:table-cell>
              <table:table-cell office:value-type="float" office:value="36.25">
                <text:p>36.25</text:p>
              </table:table-cell>
              <table:table-cell office:value-type="float" office:value="0.0214646825863484">
                <text:p>0.0214646825863484</text:p>
              </table:table-cell>
              <table:table-cell office:value-type="float" office:value="36.25">
                <text:p>36.25</text:p>
              </table:table-cell>
              <table:table-cell office:value-type="float" office:value="0.0235062457558765">
                <text:p>0.023506245755876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6.375">
                <text:p>36.375</text:p>
              </table:table-cell>
              <table:table-cell office:value-type="float" office:value="0.0207482382267905">
                <text:p>0.0207482382267905</text:p>
              </table:table-cell>
              <table:table-cell office:value-type="float" office:value="36.375">
                <text:p>36.375</text:p>
              </table:table-cell>
              <table:table-cell office:value-type="float" office:value="0.0214658118631845">
                <text:p>0.0214658118631845</text:p>
              </table:table-cell>
              <table:table-cell office:value-type="float" office:value="36.375">
                <text:p>36.375</text:p>
              </table:table-cell>
              <table:table-cell office:value-type="float" office:value="0.0235083868601723">
                <text:p>0.023508386860172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6.5">
                <text:p>36.5</text:p>
              </table:table-cell>
              <table:table-cell office:value-type="float" office:value="0.0207649385945333">
                <text:p>0.0207649385945333</text:p>
              </table:table-cell>
              <table:table-cell office:value-type="float" office:value="36.5">
                <text:p>36.5</text:p>
              </table:table-cell>
              <table:table-cell office:value-type="float" office:value="0.0214669334052477">
                <text:p>0.0214669334052477</text:p>
              </table:table-cell>
              <table:table-cell office:value-type="float" office:value="36.5">
                <text:p>36.5</text:p>
              </table:table-cell>
              <table:table-cell office:value-type="float" office:value="0.0235105132993703">
                <text:p>0.02351051329937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.625">
                <text:p>36.625</text:p>
              </table:table-cell>
              <table:table-cell office:value-type="float" office:value="0.0207815249665919">
                <text:p>0.0207815249665919</text:p>
              </table:table-cell>
              <table:table-cell office:value-type="float" office:value="36.625">
                <text:p>36.625</text:p>
              </table:table-cell>
              <table:table-cell office:value-type="float" office:value="0.0214680472917337">
                <text:p>0.0214680472917337</text:p>
              </table:table-cell>
              <table:table-cell office:value-type="float" office:value="36.625">
                <text:p>36.625</text:p>
              </table:table-cell>
              <table:table-cell office:value-type="float" office:value="0.0235126252236249">
                <text:p>0.023512625223624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6.75">
                <text:p>36.75</text:p>
              </table:table-cell>
              <table:table-cell office:value-type="float" office:value="0.0207979985061875">
                <text:p>0.0207979985061875</text:p>
              </table:table-cell>
              <table:table-cell office:value-type="float" office:value="36.75">
                <text:p>36.75</text:p>
              </table:table-cell>
              <table:table-cell office:value-type="float" office:value="0.0214691536007606">
                <text:p>0.0214691536007606</text:p>
              </table:table-cell>
              <table:table-cell office:value-type="float" office:value="36.75">
                <text:p>36.75</text:p>
              </table:table-cell>
              <table:table-cell office:value-type="float" office:value="0.0235147227810478">
                <text:p>0.023514722781047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6.875">
                <text:p>36.875</text:p>
              </table:table-cell>
              <table:table-cell office:value-type="float" office:value="0.0208143603607688">
                <text:p>0.0208143603607688</text:p>
              </table:table-cell>
              <table:table-cell office:value-type="float" office:value="36.875">
                <text:p>36.875</text:p>
              </table:table-cell>
              <table:table-cell office:value-type="float" office:value="0.0214702524093874">
                <text:p>0.0214702524093874</text:p>
              </table:table-cell>
              <table:table-cell office:value-type="float" office:value="36.875">
                <text:p>36.875</text:p>
              </table:table-cell>
              <table:table-cell office:value-type="float" office:value="0.0235168061177425">
                <text:p>0.02351680611774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7">
                <text:p>37</text:p>
              </table:table-cell>
              <table:table-cell office:value-type="float" office:value="0.0208306116622787">
                <text:p>0.0208306116622787</text:p>
              </table:table-cell>
              <table:table-cell office:value-type="float" office:value="37">
                <text:p>37</text:p>
              </table:table-cell>
              <table:table-cell office:value-type="float" office:value="0.0214713437936315">
                <text:p>0.0214713437936315</text:p>
              </table:table-cell>
              <table:table-cell office:value-type="float" office:value="37">
                <text:p>37</text:p>
              </table:table-cell>
              <table:table-cell office:value-type="float" office:value="0.0235188753778379">
                <text:p>0.023518875377837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7.125">
                <text:p>37.125</text:p>
              </table:table-cell>
              <table:table-cell office:value-type="float" office:value="0.0208467535274148">
                <text:p>0.0208467535274148</text:p>
              </table:table-cell>
              <table:table-cell office:value-type="float" office:value="37.125">
                <text:p>37.125</text:p>
              </table:table-cell>
              <table:table-cell office:value-type="float" office:value="0.0214724278284868">
                <text:p>0.0214724278284868</text:p>
              </table:table-cell>
              <table:table-cell office:value-type="float" office:value="37.125">
                <text:p>37.125</text:p>
              </table:table-cell>
              <table:table-cell office:value-type="float" office:value="0.0235209307035218">
                <text:p>0.023520930703521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7.25">
                <text:p>37.25</text:p>
              </table:table-cell>
              <table:table-cell office:value-type="float" office:value="0.0208627870578855">
                <text:p>0.0208627870578855</text:p>
              </table:table-cell>
              <table:table-cell office:value-type="float" office:value="37.25">
                <text:p>37.25</text:p>
              </table:table-cell>
              <table:table-cell office:value-type="float" office:value="0.0214735045879403">
                <text:p>0.0214735045879403</text:p>
              </table:table-cell>
              <table:table-cell office:value-type="float" office:value="37.25">
                <text:p>37.25</text:p>
              </table:table-cell>
              <table:table-cell office:value-type="float" office:value="0.0235229722350737">
                <text:p>0.023522972235073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7.375">
                <text:p>37.375</text:p>
              </table:table-cell>
              <table:table-cell office:value-type="float" office:value="0.0208787133406608">
                <text:p>0.0208787133406608</text:p>
              </table:table-cell>
              <table:table-cell office:value-type="float" office:value="37.375">
                <text:p>37.375</text:p>
              </table:table-cell>
              <table:table-cell office:value-type="float" office:value="0.0214745741449895">
                <text:p>0.0214745741449895</text:p>
              </table:table-cell>
              <table:table-cell office:value-type="float" office:value="37.375">
                <text:p>37.375</text:p>
              </table:table-cell>
              <table:table-cell office:value-type="float" office:value="0.0235250001108961">
                <text:p>0.023525000110896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7.5">
                <text:p>37.5</text:p>
              </table:table-cell>
              <table:table-cell office:value-type="float" office:value="0.0208945334482176">
                <text:p>0.0208945334482176</text:p>
              </table:table-cell>
              <table:table-cell office:value-type="float" office:value="37.5">
                <text:p>37.5</text:p>
              </table:table-cell>
              <table:table-cell office:value-type="float" office:value="0.0214756365716584">
                <text:p>0.0214756365716584</text:p>
              </table:table-cell>
              <table:table-cell office:value-type="float" office:value="37.5">
                <text:p>37.5</text:p>
              </table:table-cell>
              <table:table-cell office:value-type="float" office:value="0.0235270144675463">
                <text:p>0.023527014467546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7.625">
                <text:p>37.625</text:p>
              </table:table-cell>
              <table:table-cell office:value-type="float" office:value="0.0209102484387806">
                <text:p>0.0209102484387806</text:p>
              </table:table-cell>
              <table:table-cell office:value-type="float" office:value="37.625">
                <text:p>37.625</text:p>
              </table:table-cell>
              <table:table-cell office:value-type="float" office:value="0.0214766919390138">
                <text:p>0.0214766919390138</text:p>
              </table:table-cell>
              <table:table-cell office:value-type="float" office:value="37.625">
                <text:p>37.625</text:p>
              </table:table-cell>
              <table:table-cell office:value-type="float" office:value="0.023529015439767">
                <text:p>0.0235290154397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7.75">
                <text:p>37.75</text:p>
              </table:table-cell>
              <table:table-cell office:value-type="float" office:value="0.0209258593565585">
                <text:p>0.0209258593565585</text:p>
              </table:table-cell>
              <table:table-cell office:value-type="float" office:value="37.75">
                <text:p>37.75</text:p>
              </table:table-cell>
              <table:table-cell office:value-type="float" office:value="0.0214777403171815">
                <text:p>0.0214777403171815</text:p>
              </table:table-cell>
              <table:table-cell office:value-type="float" office:value="37.75">
                <text:p>37.75</text:p>
              </table:table-cell>
              <table:table-cell office:value-type="float" office:value="0.023531003160516">
                <text:p>0.02353100316051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7.875">
                <text:p>37.875</text:p>
              </table:table-cell>
              <table:table-cell office:value-type="float" office:value="0.0209413672319748">
                <text:p>0.0209413672319748</text:p>
              </table:table-cell>
              <table:table-cell office:value-type="float" office:value="37.875">
                <text:p>37.875</text:p>
              </table:table-cell>
              <table:table-cell office:value-type="float" office:value="0.0214787817753612">
                <text:p>0.0214787817753612</text:p>
              </table:table-cell>
              <table:table-cell office:value-type="float" office:value="37.875">
                <text:p>37.875</text:p>
              </table:table-cell>
              <table:table-cell office:value-type="float" office:value="0.0235329777609961">
                <text:p>0.023532977760996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8">
                <text:p>38</text:p>
              </table:table-cell>
              <table:table-cell office:value-type="float" office:value="0.0209567730818949">
                <text:p>0.0209567730818949</text:p>
              </table:table-cell>
              <table:table-cell office:value-type="float" office:value="38">
                <text:p>38</text:p>
              </table:table-cell>
              <table:table-cell office:value-type="float" office:value="0.0214798163818425">
                <text:p>0.0214798163818425</text:p>
              </table:table-cell>
              <table:table-cell office:value-type="float" office:value="38">
                <text:p>38</text:p>
              </table:table-cell>
              <table:table-cell office:value-type="float" office:value="0.0235349393706835">
                <text:p>0.023534939370683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8.125">
                <text:p>38.125</text:p>
              </table:table-cell>
              <table:table-cell office:value-type="float" office:value="0.0209720779098483">
                <text:p>0.0209720779098483</text:p>
              </table:table-cell>
              <table:table-cell office:value-type="float" office:value="38.125">
                <text:p>38.125</text:p>
              </table:table-cell>
              <table:table-cell office:value-type="float" office:value="0.0214808442040189">
                <text:p>0.0214808442040189</text:p>
              </table:table-cell>
              <table:table-cell office:value-type="float" office:value="38.125">
                <text:p>38.125</text:p>
              </table:table-cell>
              <table:table-cell office:value-type="float" office:value="0.0235368881173566">
                <text:p>0.023536888117356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8.25">
                <text:p>38.25</text:p>
              </table:table-cell>
              <table:table-cell office:value-type="float" office:value="0.0209872827062465">
                <text:p>0.0209872827062465</text:p>
              </table:table-cell>
              <table:table-cell office:value-type="float" office:value="38.25">
                <text:p>38.25</text:p>
              </table:table-cell>
              <table:table-cell office:value-type="float" office:value="0.0214818653084033">
                <text:p>0.0214818653084033</text:p>
              </table:table-cell>
              <table:table-cell office:value-type="float" office:value="38.25">
                <text:p>38.25</text:p>
              </table:table-cell>
              <table:table-cell office:value-type="float" office:value="0.0235388241271233">
                <text:p>0.02353882412712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8.375">
                <text:p>38.375</text:p>
              </table:table-cell>
              <table:table-cell office:value-type="float" office:value="0.0210023884485965">
                <text:p>0.0210023884485965</text:p>
              </table:table-cell>
              <table:table-cell office:value-type="float" office:value="38.375">
                <text:p>38.375</text:p>
              </table:table-cell>
              <table:table-cell office:value-type="float" office:value="0.0214828797606419">
                <text:p>0.0214828797606419</text:p>
              </table:table-cell>
              <table:table-cell office:value-type="float" office:value="38.375">
                <text:p>38.375</text:p>
              </table:table-cell>
              <table:table-cell office:value-type="float" office:value="0.0235407475244485">
                <text:p>0.023540747524448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8.5">
                <text:p>38.5</text:p>
              </table:table-cell>
              <table:table-cell office:value-type="float" office:value="0.0210173961017105">
                <text:p>0.0210173961017105</text:p>
              </table:table-cell>
              <table:table-cell office:value-type="float" office:value="38.5">
                <text:p>38.5</text:p>
              </table:table-cell>
              <table:table-cell office:value-type="float" office:value="0.0214838876255282">
                <text:p>0.0214838876255282</text:p>
              </table:table-cell>
              <table:table-cell office:value-type="float" office:value="38.5">
                <text:p>38.5</text:p>
              </table:table-cell>
              <table:table-cell office:value-type="float" office:value="0.0235426584321808">
                <text:p>0.023542658432180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8.625">
                <text:p>38.625</text:p>
              </table:table-cell>
              <table:table-cell office:value-type="float" office:value="0.021032306617911">
                <text:p>0.021032306617911</text:p>
              </table:table-cell>
              <table:table-cell office:value-type="float" office:value="38.625">
                <text:p>38.625</text:p>
              </table:table-cell>
              <table:table-cell office:value-type="float" office:value="0.0214848889670173">
                <text:p>0.0214848889670173</text:p>
              </table:table-cell>
              <table:table-cell office:value-type="float" office:value="38.625">
                <text:p>38.625</text:p>
              </table:table-cell>
              <table:table-cell office:value-type="float" office:value="0.0235445569715781">
                <text:p>0.023544556971578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8.75">
                <text:p>38.75</text:p>
              </table:table-cell>
              <table:table-cell office:value-type="float" office:value="0.0210471209372329">
                <text:p>0.0210471209372329</text:p>
              </table:table-cell>
              <table:table-cell office:value-type="float" office:value="38.75">
                <text:p>38.75</text:p>
              </table:table-cell>
              <table:table-cell office:value-type="float" office:value="0.0214858838482387">
                <text:p>0.0214858838482387</text:p>
              </table:table-cell>
              <table:table-cell office:value-type="float" office:value="38.75">
                <text:p>38.75</text:p>
              </table:table-cell>
              <table:table-cell office:value-type="float" office:value="0.0235464432623343">
                <text:p>0.023546443262334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8.875">
                <text:p>38.875</text:p>
              </table:table-cell>
              <table:table-cell office:value-type="float" office:value="0.0210618399876203">
                <text:p>0.0210618399876203</text:p>
              </table:table-cell>
              <table:table-cell office:value-type="float" office:value="38.875">
                <text:p>38.875</text:p>
              </table:table-cell>
              <table:table-cell office:value-type="float" office:value="0.0214868723315101">
                <text:p>0.0214868723315101</text:p>
              </table:table-cell>
              <table:table-cell office:value-type="float" office:value="38.875">
                <text:p>38.875</text:p>
              </table:table-cell>
              <table:table-cell office:value-type="float" office:value="0.0235483174226032">
                <text:p>0.023548317422603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9">
                <text:p>39</text:p>
              </table:table-cell>
              <table:table-cell office:value-type="float" office:value="0.0210764646851205">
                <text:p>0.0210764646851205</text:p>
              </table:table-cell>
              <table:table-cell office:value-type="float" office:value="39">
                <text:p>39</text:p>
              </table:table-cell>
              <table:table-cell office:value-type="float" office:value="0.0214878544783503">
                <text:p>0.0214878544783503</text:p>
              </table:table-cell>
              <table:table-cell office:value-type="float" office:value="39">
                <text:p>39</text:p>
              </table:table-cell>
              <table:table-cell office:value-type="float" office:value="0.0235501795690242">
                <text:p>0.023550179569024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9.125">
                <text:p>39.125</text:p>
              </table:table-cell>
              <table:table-cell office:value-type="float" office:value="0.0210909959340744">
                <text:p>0.0210909959340744</text:p>
              </table:table-cell>
              <table:table-cell office:value-type="float" office:value="39.125">
                <text:p>39.125</text:p>
              </table:table-cell>
              <table:table-cell office:value-type="float" office:value="0.0214888303494918">
                <text:p>0.0214888303494918</text:p>
              </table:table-cell>
              <table:table-cell office:value-type="float" office:value="39.125">
                <text:p>39.125</text:p>
              </table:table-cell>
              <table:table-cell office:value-type="float" office:value="0.0235520298167461">
                <text:p>0.023552029816746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9.25">
                <text:p>39.25</text:p>
              </table:table-cell>
              <table:table-cell office:value-type="float" office:value="0.0211054346273025">
                <text:p>0.0211054346273025</text:p>
              </table:table-cell>
              <table:table-cell office:value-type="float" office:value="39.25">
                <text:p>39.25</text:p>
              </table:table-cell>
              <table:table-cell office:value-type="float" office:value="0.0214898000048936">
                <text:p>0.0214898000048936</text:p>
              </table:table-cell>
              <table:table-cell office:value-type="float" office:value="39.25">
                <text:p>39.25</text:p>
              </table:table-cell>
              <table:table-cell office:value-type="float" office:value="0.0235538682794507">
                <text:p>0.023553868279450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9.375">
                <text:p>39.375</text:p>
              </table:table-cell>
              <table:table-cell office:value-type="float" office:value="0.0211197816462878">
                <text:p>0.0211197816462878</text:p>
              </table:table-cell>
              <table:table-cell office:value-type="float" office:value="39.375">
                <text:p>39.375</text:p>
              </table:table-cell>
              <table:table-cell office:value-type="float" office:value="0.0214907635037531">
                <text:p>0.0214907635037531</text:p>
              </table:table-cell>
              <table:table-cell office:value-type="float" office:value="39.375">
                <text:p>39.375</text:p>
              </table:table-cell>
              <table:table-cell office:value-type="float" office:value="0.0235556950693761">
                <text:p>0.023555695069376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9.5">
                <text:p>39.5</text:p>
              </table:table-cell>
              <table:table-cell office:value-type="float" office:value="0.0211340378613556">
                <text:p>0.0211340378613556</text:p>
              </table:table-cell>
              <table:table-cell office:value-type="float" office:value="39.5">
                <text:p>39.5</text:p>
              </table:table-cell>
              <table:table-cell office:value-type="float" office:value="0.0214917209045186">
                <text:p>0.0214917209045186</text:p>
              </table:table-cell>
              <table:table-cell office:value-type="float" office:value="39.5">
                <text:p>39.5</text:p>
              </table:table-cell>
              <table:table-cell office:value-type="float" office:value="0.02355751029734">
                <text:p>0.0235575102973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9.625">
                <text:p>39.625</text:p>
              </table:table-cell>
              <table:table-cell office:value-type="float" office:value="0.0211482041318488">
                <text:p>0.0211482041318488</text:p>
              </table:table-cell>
              <table:table-cell office:value-type="float" office:value="39.625">
                <text:p>39.625</text:p>
              </table:table-cell>
              <table:table-cell office:value-type="float" office:value="0.0214926722649007">
                <text:p>0.0214926722649007</text:p>
              </table:table-cell>
              <table:table-cell office:value-type="float" office:value="39.625">
                <text:p>39.625</text:p>
              </table:table-cell>
              <table:table-cell office:value-type="float" office:value="0.0235593140727616">
                <text:p>0.023559314072761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9.75">
                <text:p>39.75</text:p>
              </table:table-cell>
              <table:table-cell office:value-type="float" office:value="0.0211622813063011">
                <text:p>0.0211622813063011</text:p>
              </table:table-cell>
              <table:table-cell office:value-type="float" office:value="39.75">
                <text:p>39.75</text:p>
              </table:table-cell>
              <table:table-cell office:value-type="float" office:value="0.0214936176418842">
                <text:p>0.0214936176418842</text:p>
              </table:table-cell>
              <table:table-cell office:value-type="float" office:value="39.75">
                <text:p>39.75</text:p>
              </table:table-cell>
              <table:table-cell office:value-type="float" office:value="0.0235611065036836">
                <text:p>0.023561106503683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9.875">
                <text:p>39.875</text:p>
              </table:table-cell>
              <table:table-cell office:value-type="float" office:value="0.0211762702226064">
                <text:p>0.0211762702226064</text:p>
              </table:table-cell>
              <table:table-cell office:value-type="float" office:value="39.875">
                <text:p>39.875</text:p>
              </table:table-cell>
              <table:table-cell office:value-type="float" office:value="0.0214945570917393">
                <text:p>0.0214945570917393</text:p>
              </table:table-cell>
              <table:table-cell office:value-type="float" office:value="39.875">
                <text:p>39.875</text:p>
              </table:table-cell>
              <table:table-cell office:value-type="float" office:value="0.0235628876967943">
                <text:p>0.023562887696794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0">
                <text:p>40</text:p>
              </table:table-cell>
              <table:table-cell office:value-type="float" office:value="0.0211901717081848">
                <text:p>0.0211901717081848</text:p>
              </table:table-cell>
              <table:table-cell office:value-type="float" office:value="40">
                <text:p>40</text:p>
              </table:table-cell>
              <table:table-cell office:value-type="float" office:value="0.0214954906700327">
                <text:p>0.0214954906700327</text:p>
              </table:table-cell>
              <table:table-cell office:value-type="float" office:value="40">
                <text:p>40</text:p>
              </table:table-cell>
              <table:table-cell office:value-type="float" office:value="0.023564657757448">
                <text:p>0.0235646577574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MacOSX_x86 LibreOffice_project/4c82dcdd6efcd48b1d8bba66bfe1989deee49c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number:number-style style:name="N111">
      <number:number number:decimal-places="3" number:min-integer-digits="1"/>
    </number:number-style>
    <style:style style:name="ch1" style:family="chart">
      <style:graphic-properties draw:stroke="solid" draw:fill-color="#e6e6e6"/>
    </style:style>
    <style:style style:name="ch2" style:family="chart">
      <style:chart-properties chart:auto-position="true"/>
      <style:graphic-properties svg:stroke-width="0.071cm"/>
      <style:text-properties fo:color="#000000" fo:font-family="Calibri"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fill="solid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111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b3b3b3"/>
      <style:text-properties fo:color="#333333" fo:font-family="Calibri" fo:font-size="10pt" style:font-family-asian="Calibri" style:font-size-asian="10pt" style:font-family-complex="Calibri" style:font-size-complex="10pt"/>
    </style:style>
    <style:style style:name="ch6" style:family="chart">
      <style:chart-properties chart:auto-position="true" style:rotation-angle="0"/>
      <style:graphic-properties svg:stroke-width="0.071cm"/>
      <style:text-properties fo:color="#000000" fo:font-family="Calibri" fo:font-size="9pt" fo:font-weight="bold" style:font-size-asian="9pt" style:font-weight-asian="bold" style:font-size-complex="9pt" style:font-weight-complex="bold"/>
    </style:style>
    <style:style style:name="ch7" style:family="chart" style:data-style-name="N1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b3b3b3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graphic-properties svg:stroke-width="0.071cm"/>
      <style:text-properties fo:color="#000000" fo:font-family="Calibri"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width="0.026cm" svg:stroke-color="#b3b3b3"/>
    </style:style>
    <style:style style:name="ch10" style:family="chart" style:data-style-name="N11">
      <style:chart-properties chart:symbol-type="none"/>
      <style:graphic-properties svg:stroke-width="0.079cm" svg:stroke-color="#000080" draw:fill-color="#000080"/>
      <style:text-properties fo:font-size="10pt" style:font-size-asian="10pt" style:font-size-complex="10pt"/>
    </style:style>
    <style:style style:name="ch11" style:family="chart" style:data-style-name="N11">
      <style:chart-properties chart:symbol-type="none"/>
      <style:graphic-properties svg:stroke-width="0.08cm" svg:stroke-color="#008000" draw:fill-color="#008000"/>
      <style:text-properties fo:font-size="10pt" style:font-size-asian="10pt" style:font-size-complex="10pt"/>
    </style:style>
    <style:style style:name="ch12" style:family="chart" style:data-style-name="N11">
      <style:chart-properties chart:symbol-type="none"/>
      <style:graphic-properties svg:stroke-width="0.08cm" svg:stroke-color="#800000" draw:fill-color="#8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3.942cm" svg:height="7.97cm" xlink:href=".." xlink:type="simple" chart:class="chart:scatter" chart:style-name="ch1">
        <chart:title svg:x="5.393cm" svg:y="0.295cm" chart:style-name="ch2">
          <text:p>Forward Curves</text:p>
        </chart:title>
        <chart:legend chart:legend-position="top" svg:x="1.607cm" svg:y="1.468cm" style:legend-expansion="wide" chart:style-name="ch3"/>
        <chart:plot-area chart:style-name="ch4" table:cell-range-address="Calibration.K135:Calibration.L455 Calibration.L129:Calibration.L129 Calibration.O129:Calibration.O129 Calibration.O135:Calibration.O455 Calibration.R129:Calibration.R129 Calibration.R135:Calibration.R455" chart:data-source-has-labels="row" svg:x="1.316cm" svg:y="2.402cm" svg:width="12.07cm" svg:height="4.401cm">
          <chartooo:coordinate-region svg:x="2.448cm" svg:y="2.61cm" svg:width="10.444cm" svg:height="3.528cm"/>
          <chart:axis chart:dimension="x" chart:name="primary-x" chart:style-name="ch5">
            <chart:title svg:x="6.991cm" svg:y="6.963cm" chart:style-name="ch6">
              <text:p>time</text:p>
            </chart:title>
          </chart:axis>
          <chart:axis chart:dimension="y" chart:name="primary-y" chart:style-name="ch7">
            <chart:title svg:x="0.451cm" svg:y="5.013cm" chart:style-name="ch8">
              <text:p>value</text:p>
            </chart:title>
            <chart:grid chart:style-name="ch9" chart:class="major"/>
          </chart:axis>
          <chart:series chart:style-name="ch10" chart:values-cell-range-address="Calibration.L135:Calibration.L455" chart:label-cell-address="Calibration.L129:Calibration.L129" chart:class="chart:scatter">
            <chart:domain table:cell-range-address="Calibration.K135:Calibration.K455"/>
            <chart:data-point chart:repeated="321"/>
          </chart:series>
          <chart:series chart:style-name="ch11" chart:values-cell-range-address="Calibration.O135:Calibration.O455" chart:label-cell-address="Calibration.O129:Calibration.O129" chart:class="chart:scatter">
            <chart:domain table:cell-range-address="Calibration.N135:Calibration.N455"/>
            <chart:data-point chart:repeated="321"/>
          </chart:series>
          <chart:series chart:style-name="ch12" chart:values-cell-range-address="Calibration.R135:Calibration.R455" chart:label-cell-address="Calibration.R129:Calibration.R129" chart:class="chart:scatter">
            <chart:domain table:cell-range-address="Calibration.Q135:Calibration.Q455"/>
            <chart:data-point chart:repeated="3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forward-EUR-3M</text:p>
                <draw:g>
                  <svg:desc>Calibration.L129:Calibration.L129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forward-EUR-6M</text:p>
                <draw:g>
                  <svg:desc>Calibration.O129:Calibration.O129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forward-USD-3M</text:p>
                <draw:g>
                  <svg:desc>Calibration.R129:Calibration.R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ibration.K135:Calibration.K455</svg:desc>
                </draw:g>
              </table:table-cell>
              <table:table-cell office:value-type="float" office:value="0.00322923707271525">
                <text:p>0.00322923707271525</text:p>
                <draw:g>
                  <svg:desc>Calibration.L135:Calibration.L455</svg:desc>
                </draw:g>
              </table:table-cell>
              <table:table-cell office:value-type="float" office:value="0">
                <text:p>0</text:p>
                <draw:g>
                  <svg:desc>Calibration.N135:Calibration.N455</svg:desc>
                </draw:g>
              </table:table-cell>
              <table:table-cell office:value-type="float" office:value="0.00613972049956787">
                <text:p>0.00613972049956787</text:p>
                <draw:g>
                  <svg:desc>Calibration.O135:Calibration.O455</svg:desc>
                </draw:g>
              </table:table-cell>
              <table:table-cell office:value-type="float" office:value="0">
                <text:p>0</text:p>
                <draw:g>
                  <svg:desc>Calibration.Q135:Calibration.Q455</svg:desc>
                </draw:g>
              </table:table-cell>
              <table:table-cell office:value-type="float" office:value="0.0042478175591551">
                <text:p>0.0042478175591551</text:p>
                <draw:g>
                  <svg:desc>Calibration.R135:Calibration.R4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322923707271525">
                <text:p>0.00322923707271525</text:p>
              </table:table-cell>
              <table:table-cell office:value-type="float" office:value="0.05">
                <text:p>0.05</text:p>
              </table:table-cell>
              <table:table-cell office:value-type="float" office:value="0.00613972049956787">
                <text:p>0.00613972049956787</text:p>
              </table:table-cell>
              <table:table-cell office:value-type="float" office:value="0.05">
                <text:p>0.05</text:p>
              </table:table-cell>
              <table:table-cell office:value-type="float" office:value="0.0042478175591551">
                <text:p>0.00424781755915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322923707271525">
                <text:p>0.00322923707271525</text:p>
              </table:table-cell>
              <table:table-cell office:value-type="float" office:value="0.1">
                <text:p>0.1</text:p>
              </table:table-cell>
              <table:table-cell office:value-type="float" office:value="0.00613972049956787">
                <text:p>0.00613972049956787</text:p>
              </table:table-cell>
              <table:table-cell office:value-type="float" office:value="0.1">
                <text:p>0.1</text:p>
              </table:table-cell>
              <table:table-cell office:value-type="float" office:value="0.0042478175591551">
                <text:p>0.00424781755915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322923707271525">
                <text:p>0.00322923707271525</text:p>
              </table:table-cell>
              <table:table-cell office:value-type="float" office:value="0.15">
                <text:p>0.15</text:p>
              </table:table-cell>
              <table:table-cell office:value-type="float" office:value="0.00613972049956787">
                <text:p>0.00613972049956787</text:p>
              </table:table-cell>
              <table:table-cell office:value-type="float" office:value="0.15">
                <text:p>0.15</text:p>
              </table:table-cell>
              <table:table-cell office:value-type="float" office:value="0.0042478175591551">
                <text:p>0.00424781755915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322923707271525">
                <text:p>0.00322923707271525</text:p>
              </table:table-cell>
              <table:table-cell office:value-type="float" office:value="0.2">
                <text:p>0.2</text:p>
              </table:table-cell>
              <table:table-cell office:value-type="float" office:value="0.00613972049956787">
                <text:p>0.00613972049956787</text:p>
              </table:table-cell>
              <table:table-cell office:value-type="float" office:value="0.2">
                <text:p>0.2</text:p>
              </table:table-cell>
              <table:table-cell office:value-type="float" office:value="0.0042478175591551">
                <text:p>0.00424781755915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322923707271525">
                <text:p>0.00322923707271525</text:p>
              </table:table-cell>
              <table:table-cell office:value-type="float" office:value="0.25">
                <text:p>0.25</text:p>
              </table:table-cell>
              <table:table-cell office:value-type="float" office:value="0.00613972049956787">
                <text:p>0.00613972049956787</text:p>
              </table:table-cell>
              <table:table-cell office:value-type="float" office:value="0.25">
                <text:p>0.25</text:p>
              </table:table-cell>
              <table:table-cell office:value-type="float" office:value="0.0042478175591551">
                <text:p>0.00424781755915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0322923707271525">
                <text:p>0.00322923707271525</text:p>
              </table:table-cell>
              <table:table-cell office:value-type="float" office:value="0.3">
                <text:p>0.3</text:p>
              </table:table-cell>
              <table:table-cell office:value-type="float" office:value="0.00613972049956787">
                <text:p>0.00613972049956787</text:p>
              </table:table-cell>
              <table:table-cell office:value-type="float" office:value="0.3">
                <text:p>0.3</text:p>
              </table:table-cell>
              <table:table-cell office:value-type="float" office:value="0.0042478175591551">
                <text:p>0.00424781755915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00322923707271525">
                <text:p>0.00322923707271525</text:p>
              </table:table-cell>
              <table:table-cell office:value-type="float" office:value="0.35">
                <text:p>0.35</text:p>
              </table:table-cell>
              <table:table-cell office:value-type="float" office:value="0.00613972049956787">
                <text:p>0.00613972049956787</text:p>
              </table:table-cell>
              <table:table-cell office:value-type="float" office:value="0.35">
                <text:p>0.35</text:p>
              </table:table-cell>
              <table:table-cell office:value-type="float" office:value="0.0042478175591551">
                <text:p>0.00424781755915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00322923707271525">
                <text:p>0.00322923707271525</text:p>
              </table:table-cell>
              <table:table-cell office:value-type="float" office:value="0.4">
                <text:p>0.4</text:p>
              </table:table-cell>
              <table:table-cell office:value-type="float" office:value="0.00613972049956787">
                <text:p>0.00613972049956787</text:p>
              </table:table-cell>
              <table:table-cell office:value-type="float" office:value="0.4">
                <text:p>0.4</text:p>
              </table:table-cell>
              <table:table-cell office:value-type="float" office:value="0.0042478175591551">
                <text:p>0.00424781755915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00322923707271525">
                <text:p>0.00322923707271525</text:p>
              </table:table-cell>
              <table:table-cell office:value-type="float" office:value="0.45">
                <text:p>0.45</text:p>
              </table:table-cell>
              <table:table-cell office:value-type="float" office:value="0.00613972049956787">
                <text:p>0.00613972049956787</text:p>
              </table:table-cell>
              <table:table-cell office:value-type="float" office:value="0.45">
                <text:p>0.45</text:p>
              </table:table-cell>
              <table:table-cell office:value-type="float" office:value="0.0042478175591551">
                <text:p>0.00424781755915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00322923707271525">
                <text:p>0.00322923707271525</text:p>
              </table:table-cell>
              <table:table-cell office:value-type="float" office:value="0.5">
                <text:p>0.5</text:p>
              </table:table-cell>
              <table:table-cell office:value-type="float" office:value="0.00613972049956787">
                <text:p>0.00613972049956787</text:p>
              </table:table-cell>
              <table:table-cell office:value-type="float" office:value="0.5">
                <text:p>0.5</text:p>
              </table:table-cell>
              <table:table-cell office:value-type="float" office:value="0.0042478175591551">
                <text:p>0.00424781755915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00322923707271525">
                <text:p>0.00322923707271525</text:p>
              </table:table-cell>
              <table:table-cell office:value-type="float" office:value="0.55">
                <text:p>0.55</text:p>
              </table:table-cell>
              <table:table-cell office:value-type="float" office:value="0.00619790317668394">
                <text:p>0.00619790317668394</text:p>
              </table:table-cell>
              <table:table-cell office:value-type="float" office:value="0.55">
                <text:p>0.55</text:p>
              </table:table-cell>
              <table:table-cell office:value-type="float" office:value="0.0042478175591551">
                <text:p>0.00424781755915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00322923707271525">
                <text:p>0.00322923707271525</text:p>
              </table:table-cell>
              <table:table-cell office:value-type="float" office:value="0.6">
                <text:p>0.6</text:p>
              </table:table-cell>
              <table:table-cell office:value-type="float" office:value="0.00625609535790716">
                <text:p>0.00625609535790716</text:p>
              </table:table-cell>
              <table:table-cell office:value-type="float" office:value="0.6">
                <text:p>0.6</text:p>
              </table:table-cell>
              <table:table-cell office:value-type="float" office:value="0.0042478175591551">
                <text:p>0.00424781755915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00322923707271525">
                <text:p>0.00322923707271525</text:p>
              </table:table-cell>
              <table:table-cell office:value-type="float" office:value="0.65">
                <text:p>0.65</text:p>
              </table:table-cell>
              <table:table-cell office:value-type="float" office:value="0.00631430654734468">
                <text:p>0.00631430654734468</text:p>
              </table:table-cell>
              <table:table-cell office:value-type="float" office:value="0.65">
                <text:p>0.65</text:p>
              </table:table-cell>
              <table:table-cell office:value-type="float" office:value="0.0042478175591551">
                <text:p>0.00424781755915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00322923707271525">
                <text:p>0.00322923707271525</text:p>
              </table:table-cell>
              <table:table-cell office:value-type="float" office:value="0.7">
                <text:p>0.7</text:p>
              </table:table-cell>
              <table:table-cell office:value-type="float" office:value="0.00637254624910366">
                <text:p>0.00637254624910366</text:p>
              </table:table-cell>
              <table:table-cell office:value-type="float" office:value="0.7">
                <text:p>0.7</text:p>
              </table:table-cell>
              <table:table-cell office:value-type="float" office:value="0.0042478175591551">
                <text:p>0.00424781755915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00322923707271526">
                <text:p>0.00322923707271526</text:p>
              </table:table-cell>
              <table:table-cell office:value-type="float" office:value="0.75">
                <text:p>0.75</text:p>
              </table:table-cell>
              <table:table-cell office:value-type="float" office:value="0.00643082396729124">
                <text:p>0.00643082396729124</text:p>
              </table:table-cell>
              <table:table-cell office:value-type="float" office:value="0.75">
                <text:p>0.75</text:p>
              </table:table-cell>
              <table:table-cell office:value-type="float" office:value="0.0042478175591551">
                <text:p>0.00424781755915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00335661018074981">
                <text:p>0.00335661018074981</text:p>
              </table:table-cell>
              <table:table-cell office:value-type="float" office:value="0.8">
                <text:p>0.8</text:p>
              </table:table-cell>
              <table:table-cell office:value-type="float" office:value="0.00648914920601457">
                <text:p>0.00648914920601457</text:p>
              </table:table-cell>
              <table:table-cell office:value-type="float" office:value="0.8">
                <text:p>0.8</text:p>
              </table:table-cell>
              <table:table-cell office:value-type="float" office:value="0.00427292520559783">
                <text:p>0.004272925205597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.00348376624577869">
                <text:p>0.00348376624577869</text:p>
              </table:table-cell>
              <table:table-cell office:value-type="float" office:value="0.85">
                <text:p>0.85</text:p>
              </table:table-cell>
              <table:table-cell office:value-type="float" office:value="0.0065475314693808">
                <text:p>0.0065475314693808</text:p>
              </table:table-cell>
              <table:table-cell office:value-type="float" office:value="0.85">
                <text:p>0.85</text:p>
              </table:table-cell>
              <table:table-cell office:value-type="float" office:value="0.0042981987707739">
                <text:p>0.00429819877077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0036104882247962">
                <text:p>0.0036104882247962</text:p>
              </table:table-cell>
              <table:table-cell office:value-type="float" office:value="0.9">
                <text:p>0.9</text:p>
              </table:table-cell>
              <table:table-cell office:value-type="float" office:value="0.00660598026149708">
                <text:p>0.00660598026149708</text:p>
              </table:table-cell>
              <table:table-cell office:value-type="float" office:value="0.9">
                <text:p>0.9</text:p>
              </table:table-cell>
              <table:table-cell office:value-type="float" office:value="0.00432380417341663">
                <text:p>0.004323804173416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.00373655907479668">
                <text:p>0.00373655907479668</text:p>
              </table:table-cell>
              <table:table-cell office:value-type="float" office:value="0.95">
                <text:p>0.95</text:p>
              </table:table-cell>
              <table:table-cell office:value-type="float" office:value="0.00666450508647057">
                <text:p>0.00666450508647057</text:p>
              </table:table-cell>
              <table:table-cell office:value-type="float" office:value="0.95">
                <text:p>0.95</text:p>
              </table:table-cell>
              <table:table-cell office:value-type="float" office:value="0.00434990733225936">
                <text:p>0.004349907332259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00386176175277444">
                <text:p>0.00386176175277444</text:p>
              </table:table-cell>
              <table:table-cell office:value-type="float" office:value="1">
                <text:p>1</text:p>
              </table:table-cell>
              <table:table-cell office:value-type="float" office:value="0.00672311544840841">
                <text:p>0.00672311544840841</text:p>
              </table:table-cell>
              <table:table-cell office:value-type="float" office:value="1">
                <text:p>1</text:p>
              </table:table-cell>
              <table:table-cell office:value-type="float" office:value="0.00437667416603542">
                <text:p>0.004376674166035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0.0039858792157238">
                <text:p>0.0039858792157238</text:p>
              </table:table-cell>
              <table:table-cell office:value-type="float" office:value="1.05">
                <text:p>1.05</text:p>
              </table:table-cell>
              <table:table-cell office:value-type="float" office:value="0.00678182085141776">
                <text:p>0.00678182085141776</text:p>
              </table:table-cell>
              <table:table-cell office:value-type="float" office:value="1.05">
                <text:p>1.05</text:p>
              </table:table-cell>
              <table:table-cell office:value-type="float" office:value="0.00440427059347814">
                <text:p>0.004404270593478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0.00410869442063908">
                <text:p>0.00410869442063908</text:p>
              </table:table-cell>
              <table:table-cell office:value-type="float" office:value="1.1">
                <text:p>1.1</text:p>
              </table:table-cell>
              <table:table-cell office:value-type="float" office:value="0.00684063079960576">
                <text:p>0.00684063079960576</text:p>
              </table:table-cell>
              <table:table-cell office:value-type="float" office:value="1.1">
                <text:p>1.1</text:p>
              </table:table-cell>
              <table:table-cell office:value-type="float" office:value="0.00443286253332086">
                <text:p>0.004432862533320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0.00422999032451461">
                <text:p>0.00422999032451461</text:p>
              </table:table-cell>
              <table:table-cell office:value-type="float" office:value="1.15">
                <text:p>1.15</text:p>
              </table:table-cell>
              <table:table-cell office:value-type="float" office:value="0.00689955479707956">
                <text:p>0.00689955479707956</text:p>
              </table:table-cell>
              <table:table-cell office:value-type="float" office:value="1.15">
                <text:p>1.15</text:p>
              </table:table-cell>
              <table:table-cell office:value-type="float" office:value="0.00446261590429691">
                <text:p>0.004462615904296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0.00434954988434469">
                <text:p>0.00434954988434469</text:p>
              </table:table-cell>
              <table:table-cell office:value-type="float" office:value="1.2">
                <text:p>1.2</text:p>
              </table:table-cell>
              <table:table-cell office:value-type="float" office:value="0.00695860234794632">
                <text:p>0.00695860234794632</text:p>
              </table:table-cell>
              <table:table-cell office:value-type="float" office:value="1.2">
                <text:p>1.2</text:p>
              </table:table-cell>
              <table:table-cell office:value-type="float" office:value="0.00449369662513962">
                <text:p>0.004493696625139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0.00446715605712366">
                <text:p>0.00446715605712366</text:p>
              </table:table-cell>
              <table:table-cell office:value-type="float" office:value="1.25">
                <text:p>1.25</text:p>
              </table:table-cell>
              <table:table-cell office:value-type="float" office:value="0.00701778295631319">
                <text:p>0.00701778295631319</text:p>
              </table:table-cell>
              <table:table-cell office:value-type="float" office:value="1.25">
                <text:p>1.25</text:p>
              </table:table-cell>
              <table:table-cell office:value-type="float" office:value="0.00452627061458232">
                <text:p>0.004526270614582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0.00458259179984584">
                <text:p>0.00458259179984584</text:p>
              </table:table-cell>
              <table:table-cell office:value-type="float" office:value="1.3">
                <text:p>1.3</text:p>
              </table:table-cell>
              <table:table-cell office:value-type="float" office:value="0.00707710612628731">
                <text:p>0.00707710612628731</text:p>
              </table:table-cell>
              <table:table-cell office:value-type="float" office:value="1.3">
                <text:p>1.3</text:p>
              </table:table-cell>
              <table:table-cell office:value-type="float" office:value="0.00456050379135836">
                <text:p>0.004560503791358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0.00469564006950553">
                <text:p>0.00469564006950553</text:p>
              </table:table-cell>
              <table:table-cell office:value-type="float" office:value="1.35">
                <text:p>1.35</text:p>
              </table:table-cell>
              <table:table-cell office:value-type="float" office:value="0.00713658136197584">
                <text:p>0.00713658136197584</text:p>
              </table:table-cell>
              <table:table-cell office:value-type="float" office:value="1.35">
                <text:p>1.35</text:p>
              </table:table-cell>
              <table:table-cell office:value-type="float" office:value="0.00459656207420105">
                <text:p>0.004596562074201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0.00480608382309707">
                <text:p>0.00480608382309707</text:p>
              </table:table-cell>
              <table:table-cell office:value-type="float" office:value="1.4">
                <text:p>1.4</text:p>
              </table:table-cell>
              <table:table-cell office:value-type="float" office:value="0.00719621816748592">
                <text:p>0.00719621816748592</text:p>
              </table:table-cell>
              <table:table-cell office:value-type="float" office:value="1.4">
                <text:p>1.4</text:p>
              </table:table-cell>
              <table:table-cell office:value-type="float" office:value="0.00463461138184374">
                <text:p>0.004634611381843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0.00491370601761478">
                <text:p>0.00491370601761478</text:p>
              </table:table-cell>
              <table:table-cell office:value-type="float" office:value="1.45">
                <text:p>1.45</text:p>
              </table:table-cell>
              <table:table-cell office:value-type="float" office:value="0.00725602604692472">
                <text:p>0.00725602604692472</text:p>
              </table:table-cell>
              <table:table-cell office:value-type="float" office:value="1.45">
                <text:p>1.45</text:p>
              </table:table-cell>
              <table:table-cell office:value-type="float" office:value="0.00467481763301975">
                <text:p>0.004674817633019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0.00501828961005297">
                <text:p>0.00501828961005297</text:p>
              </table:table-cell>
              <table:table-cell office:value-type="float" office:value="1.5">
                <text:p>1.5</text:p>
              </table:table-cell>
              <table:table-cell office:value-type="float" office:value="0.00731601450439937">
                <text:p>0.00731601450439937</text:p>
              </table:table-cell>
              <table:table-cell office:value-type="float" office:value="1.5">
                <text:p>1.5</text:p>
              </table:table-cell>
              <table:table-cell office:value-type="float" office:value="0.00471734674646241">
                <text:p>0.004717346746462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0.00511961755740596">
                <text:p>0.00511961755740596</text:p>
              </table:table-cell>
              <table:table-cell office:value-type="float" office:value="1.55">
                <text:p>1.55</text:p>
              </table:table-cell>
              <table:table-cell office:value-type="float" office:value="0.00737626939049527">
                <text:p>0.00737626939049527</text:p>
              </table:table-cell>
              <table:table-cell office:value-type="float" office:value="1.55">
                <text:p>1.55</text:p>
              </table:table-cell>
              <table:table-cell office:value-type="float" office:value="0.00476236464090507">
                <text:p>0.004762364640905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0.00521747281666808">
                <text:p>0.00521747281666808</text:p>
              </table:table-cell>
              <table:table-cell office:value-type="float" office:value="1.6">
                <text:p>1.6</text:p>
              </table:table-cell>
              <table:table-cell office:value-type="float" office:value="0.00743718194171081">
                <text:p>0.00743718194171081</text:p>
              </table:table-cell>
              <table:table-cell office:value-type="float" office:value="1.6">
                <text:p>1.6</text:p>
              </table:table-cell>
              <table:table-cell office:value-type="float" office:value="0.00481003723508106">
                <text:p>0.004810037235081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0.00531163834483364">
                <text:p>0.00531163834483364</text:p>
              </table:table-cell>
              <table:table-cell office:value-type="float" office:value="1.65">
                <text:p>1.65</text:p>
              </table:table-cell>
              <table:table-cell office:value-type="float" office:value="0.00749921974102259">
                <text:p>0.00749921974102259</text:p>
              </table:table-cell>
              <table:table-cell office:value-type="float" office:value="1.65">
                <text:p>1.65</text:p>
              </table:table-cell>
              <table:table-cell office:value-type="float" office:value="0.0048605304477237">
                <text:p>0.00486053044772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0.00540189709889697">
                <text:p>0.00540189709889697</text:p>
              </table:table-cell>
              <table:table-cell office:value-type="float" office:value="1.7">
                <text:p>1.7</text:p>
              </table:table-cell>
              <table:table-cell office:value-type="float" office:value="0.00756285037140725">
                <text:p>0.00756285037140725</text:p>
              </table:table-cell>
              <table:table-cell office:value-type="float" office:value="1.7">
                <text:p>1.7</text:p>
              </table:table-cell>
              <table:table-cell office:value-type="float" office:value="0.00491401019756633">
                <text:p>0.004914010197566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">
                <text:p>1.75</text:p>
              </table:table-cell>
              <table:table-cell office:value-type="float" office:value="0.00548803203585238">
                <text:p>0.00548803203585238</text:p>
              </table:table-cell>
              <table:table-cell office:value-type="float" office:value="1.75">
                <text:p>1.75</text:p>
              </table:table-cell>
              <table:table-cell office:value-type="float" office:value="0.0076285414158414">
                <text:p>0.0076285414158414</text:p>
              </table:table-cell>
              <table:table-cell office:value-type="float" office:value="1.75">
                <text:p>1.75</text:p>
              </table:table-cell>
              <table:table-cell office:value-type="float" office:value="0.00497064240334228">
                <text:p>0.004970642403342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0.00557001526698421">
                <text:p>0.00557001526698421</text:p>
              </table:table-cell>
              <table:table-cell office:value-type="float" office:value="1.8">
                <text:p>1.8</text:p>
              </table:table-cell>
              <table:table-cell office:value-type="float" office:value="0.00769676045730167">
                <text:p>0.00769676045730167</text:p>
              </table:table-cell>
              <table:table-cell office:value-type="float" office:value="1.8">
                <text:p>1.8</text:p>
              </table:table-cell>
              <table:table-cell office:value-type="float" office:value="0.00503061267812851">
                <text:p>0.005030612678128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">
                <text:p>1.85</text:p>
              </table:table-cell>
              <table:table-cell office:value-type="float" office:value="0.00564857552073677">
                <text:p>0.00564857552073677</text:p>
              </table:table-cell>
              <table:table-cell office:value-type="float" office:value="1.85">
                <text:p>1.85</text:p>
              </table:table-cell>
              <table:table-cell office:value-type="float" office:value="0.00776797507876468">
                <text:p>0.00776797507876468</text:p>
              </table:table-cell>
              <table:table-cell office:value-type="float" office:value="1.85">
                <text:p>1.85</text:p>
              </table:table-cell>
              <table:table-cell office:value-type="float" office:value="0.00509418541237649">
                <text:p>0.005094185412376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0.00572463067984439">
                <text:p>0.00572463067984439</text:p>
              </table:table-cell>
              <table:table-cell office:value-type="float" office:value="1.9">
                <text:p>1.9</text:p>
              </table:table-cell>
              <table:table-cell office:value-type="float" office:value="0.00784265286320705">
                <text:p>0.00784265286320705</text:p>
              </table:table-cell>
              <table:table-cell office:value-type="float" office:value="1.9">
                <text:p>1.9</text:p>
              </table:table-cell>
              <table:table-cell office:value-type="float" office:value="0.0051616446908813">
                <text:p>0.00516164469088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">
                <text:p>1.95</text:p>
              </table:table-cell>
              <table:table-cell office:value-type="float" office:value="0.0057990986270414">
                <text:p>0.0057990986270414</text:p>
              </table:table-cell>
              <table:table-cell office:value-type="float" office:value="1.95">
                <text:p>1.95</text:p>
              </table:table-cell>
              <table:table-cell office:value-type="float" office:value="0.0079212613936054">
                <text:p>0.0079212613936054</text:p>
              </table:table-cell>
              <table:table-cell office:value-type="float" office:value="1.95">
                <text:p>1.95</text:p>
              </table:table-cell>
              <table:table-cell office:value-type="float" office:value="0.00523327459843805">
                <text:p>0.005233274598438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.00587289724506214">
                <text:p>0.00587289724506214</text:p>
              </table:table-cell>
              <table:table-cell office:value-type="float" office:value="2">
                <text:p>2</text:p>
              </table:table-cell>
              <table:table-cell office:value-type="float" office:value="0.00800426825293635">
                <text:p>0.00800426825293635</text:p>
              </table:table-cell>
              <table:table-cell office:value-type="float" office:value="2">
                <text:p>2</text:p>
              </table:table-cell>
              <table:table-cell office:value-type="float" office:value="0.00530935921984181">
                <text:p>0.005309359219841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0.00594694441664092">
                <text:p>0.00594694441664092</text:p>
              </table:table-cell>
              <table:table-cell office:value-type="float" office:value="2.05">
                <text:p>2.05</text:p>
              </table:table-cell>
              <table:table-cell office:value-type="float" office:value="0.00809214102417652">
                <text:p>0.00809214102417652</text:p>
              </table:table-cell>
              <table:table-cell office:value-type="float" office:value="2.05">
                <text:p>2.05</text:p>
              </table:table-cell>
              <table:table-cell office:value-type="float" office:value="0.00539018263988768">
                <text:p>0.005390182639887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">
                <text:p>2.1</text:p>
              </table:table-cell>
              <table:table-cell office:value-type="float" office:value="0.00602215802451209">
                <text:p>0.00602215802451209</text:p>
              </table:table-cell>
              <table:table-cell office:value-type="float" office:value="2.1">
                <text:p>2.1</text:p>
              </table:table-cell>
              <table:table-cell office:value-type="float" office:value="0.00818534729030255">
                <text:p>0.00818534729030255</text:p>
              </table:table-cell>
              <table:table-cell office:value-type="float" office:value="2.1">
                <text:p>2.1</text:p>
              </table:table-cell>
              <table:table-cell office:value-type="float" office:value="0.00547602894337075">
                <text:p>0.005476028943370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">
                <text:p>2.15</text:p>
              </table:table-cell>
              <table:table-cell office:value-type="float" office:value="0.00609945595140996">
                <text:p>0.00609945595140996</text:p>
              </table:table-cell>
              <table:table-cell office:value-type="float" office:value="2.15">
                <text:p>2.15</text:p>
              </table:table-cell>
              <table:table-cell office:value-type="float" office:value="0.00828435463429103">
                <text:p>0.00828435463429103</text:p>
              </table:table-cell>
              <table:table-cell office:value-type="float" office:value="2.15">
                <text:p>2.15</text:p>
              </table:table-cell>
              <table:table-cell office:value-type="float" office:value="0.00556718221508611">
                <text:p>0.005567182215086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">
                <text:p>2.2</text:p>
              </table:table-cell>
              <table:table-cell office:value-type="float" office:value="0.00617975608006887">
                <text:p>0.00617975608006887</text:p>
              </table:table-cell>
              <table:table-cell office:value-type="float" office:value="2.2">
                <text:p>2.2</text:p>
              </table:table-cell>
              <table:table-cell office:value-type="float" office:value="0.00838963063911861">
                <text:p>0.00838963063911861</text:p>
              </table:table-cell>
              <table:table-cell office:value-type="float" office:value="2.2">
                <text:p>2.2</text:p>
              </table:table-cell>
              <table:table-cell office:value-type="float" office:value="0.00566392653982886">
                <text:p>0.005663926539828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5">
                <text:p>2.25</text:p>
              </table:table-cell>
              <table:table-cell office:value-type="float" office:value="0.00626397629322315">
                <text:p>0.00626397629322315</text:p>
              </table:table-cell>
              <table:table-cell office:value-type="float" office:value="2.25">
                <text:p>2.25</text:p>
              </table:table-cell>
              <table:table-cell office:value-type="float" office:value="0.0085016428877619">
                <text:p>0.0085016428877619</text:p>
              </table:table-cell>
              <table:table-cell office:value-type="float" office:value="2.25">
                <text:p>2.25</text:p>
              </table:table-cell>
              <table:table-cell office:value-type="float" office:value="0.00576654600239408">
                <text:p>0.005766546002394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">
                <text:p>2.3</text:p>
              </table:table-cell>
              <table:table-cell office:value-type="float" office:value="0.00635303447360712">
                <text:p>0.00635303447360712</text:p>
              </table:table-cell>
              <table:table-cell office:value-type="float" office:value="2.3">
                <text:p>2.3</text:p>
              </table:table-cell>
              <table:table-cell office:value-type="float" office:value="0.00862085896319752">
                <text:p>0.00862085896319752</text:p>
              </table:table-cell>
              <table:table-cell office:value-type="float" office:value="2.3">
                <text:p>2.3</text:p>
              </table:table-cell>
              <table:table-cell office:value-type="float" office:value="0.00587532468757686">
                <text:p>0.005875324687576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">
                <text:p>2.35</text:p>
              </table:table-cell>
              <table:table-cell office:value-type="float" office:value="0.00644784850395511">
                <text:p>0.00644784850395511</text:p>
              </table:table-cell>
              <table:table-cell office:value-type="float" office:value="2.35">
                <text:p>2.35</text:p>
              </table:table-cell>
              <table:table-cell office:value-type="float" office:value="0.0087477464484021">
                <text:p>0.0087477464484021</text:p>
              </table:table-cell>
              <table:table-cell office:value-type="float" office:value="2.35">
                <text:p>2.35</text:p>
              </table:table-cell>
              <table:table-cell office:value-type="float" office:value="0.00599054668017231">
                <text:p>0.005990546680172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0.00654933626700146">
                <text:p>0.00654933626700146</text:p>
              </table:table-cell>
              <table:table-cell office:value-type="float" office:value="2.4">
                <text:p>2.4</text:p>
              </table:table-cell>
              <table:table-cell office:value-type="float" office:value="0.00888277292635225">
                <text:p>0.00888277292635225</text:p>
              </table:table-cell>
              <table:table-cell office:value-type="float" office:value="2.4">
                <text:p>2.4</text:p>
              </table:table-cell>
              <table:table-cell office:value-type="float" office:value="0.00611249606497549">
                <text:p>0.006112496064975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5">
                <text:p>2.45</text:p>
              </table:table-cell>
              <table:table-cell office:value-type="float" office:value="0.00665841564548048">
                <text:p>0.00665841564548048</text:p>
              </table:table-cell>
              <table:table-cell office:value-type="float" office:value="2.45">
                <text:p>2.45</text:p>
              </table:table-cell>
              <table:table-cell office:value-type="float" office:value="0.00902640598002459">
                <text:p>0.00902640598002459</text:p>
              </table:table-cell>
              <table:table-cell office:value-type="float" office:value="2.45">
                <text:p>2.45</text:p>
              </table:table-cell>
              <table:table-cell office:value-type="float" office:value="0.00624145692678152">
                <text:p>0.006241456926781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">
                <text:p>2.5</text:p>
              </table:table-cell>
              <table:table-cell office:value-type="float" office:value="0.00677600452212652">
                <text:p>0.00677600452212652</text:p>
              </table:table-cell>
              <table:table-cell office:value-type="float" office:value="2.5">
                <text:p>2.5</text:p>
              </table:table-cell>
              <table:table-cell office:value-type="float" office:value="0.00917911319239576">
                <text:p>0.00917911319239576</text:p>
              </table:table-cell>
              <table:table-cell office:value-type="float" office:value="2.5">
                <text:p>2.5</text:p>
              </table:table-cell>
              <table:table-cell office:value-type="float" office:value="0.00637771335038548">
                <text:p>0.006377713350385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5">
                <text:p>2.55</text:p>
              </table:table-cell>
              <table:table-cell office:value-type="float" office:value="0.00690302077967389">
                <text:p>0.00690302077967389</text:p>
              </table:table-cell>
              <table:table-cell office:value-type="float" office:value="2.55">
                <text:p>2.55</text:p>
              </table:table-cell>
              <table:table-cell office:value-type="float" office:value="0.00934120053781762">
                <text:p>0.00934120053781762</text:p>
              </table:table-cell>
              <table:table-cell office:value-type="float" office:value="2.55">
                <text:p>2.55</text:p>
              </table:table-cell>
              <table:table-cell office:value-type="float" office:value="0.00652154942058245">
                <text:p>0.006521549420582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">
                <text:p>2.6</text:p>
              </table:table-cell>
              <table:table-cell office:value-type="float" office:value="0.00704038230085693">
                <text:p>0.00704038230085693</text:p>
              </table:table-cell>
              <table:table-cell office:value-type="float" office:value="2.6">
                <text:p>2.6</text:p>
              </table:table-cell>
              <table:table-cell office:value-type="float" office:value="0.009512327556143">
                <text:p>0.009512327556143</text:p>
              </table:table-cell>
              <table:table-cell office:value-type="float" office:value="2.6">
                <text:p>2.6</text:p>
              </table:table-cell>
              <table:table-cell office:value-type="float" office:value="0.00667324922216754">
                <text:p>0.006673249222167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">
                <text:p>2.65</text:p>
              </table:table-cell>
              <table:table-cell office:value-type="float" office:value="0.00718900696840997">
                <text:p>0.00718900696840997</text:p>
              </table:table-cell>
              <table:table-cell office:value-type="float" office:value="2.65">
                <text:p>2.65</text:p>
              </table:table-cell>
              <table:table-cell office:value-type="float" office:value="0.00969199217860003">
                <text:p>0.00969199217860003</text:p>
              </table:table-cell>
              <table:table-cell office:value-type="float" office:value="2.65">
                <text:p>2.65</text:p>
              </table:table-cell>
              <table:table-cell office:value-type="float" office:value="0.00683309683993583">
                <text:p>0.006833096839935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">
                <text:p>2.7</text:p>
              </table:table-cell>
              <table:table-cell office:value-type="float" office:value="0.00734981266506733">
                <text:p>0.00734981266506733</text:p>
              </table:table-cell>
              <table:table-cell office:value-type="float" office:value="2.7">
                <text:p>2.7</text:p>
              </table:table-cell>
              <table:table-cell office:value-type="float" office:value="0.00987969233641679">
                <text:p>0.00987969233641679</text:p>
              </table:table-cell>
              <table:table-cell office:value-type="float" office:value="2.7">
                <text:p>2.7</text:p>
              </table:table-cell>
              <table:table-cell office:value-type="float" office:value="0.00700137635868241">
                <text:p>0.007001376358682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">
                <text:p>2.75</text:p>
              </table:table-cell>
              <table:table-cell office:value-type="float" office:value="0.00752371727356335">
                <text:p>0.00752371727356335</text:p>
              </table:table-cell>
              <table:table-cell office:value-type="float" office:value="2.75">
                <text:p>2.75</text:p>
              </table:table-cell>
              <table:table-cell office:value-type="float" office:value="0.0100749259608214">
                <text:p>0.0100749259608214</text:p>
              </table:table-cell>
              <table:table-cell office:value-type="float" office:value="2.75">
                <text:p>2.75</text:p>
              </table:table-cell>
              <table:table-cell office:value-type="float" office:value="0.00717837186320238">
                <text:p>0.007178371863202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">
                <text:p>2.8</text:p>
              </table:table-cell>
              <table:table-cell office:value-type="float" office:value="0.00771132306012203">
                <text:p>0.00771132306012203</text:p>
              </table:table-cell>
              <table:table-cell office:value-type="float" office:value="2.8">
                <text:p>2.8</text:p>
              </table:table-cell>
              <table:table-cell office:value-type="float" office:value="0.0102771909830419">
                <text:p>0.0102771909830419</text:p>
              </table:table-cell>
              <table:table-cell office:value-type="float" office:value="2.8">
                <text:p>2.8</text:p>
              </table:table-cell>
              <table:table-cell office:value-type="float" office:value="0.00736421169425508">
                <text:p>0.007364211694255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">
                <text:p>2.85</text:p>
              </table:table-cell>
              <table:table-cell office:value-type="float" office:value="0.0079119698249261">
                <text:p>0.0079119698249261</text:p>
              </table:table-cell>
              <table:table-cell office:value-type="float" office:value="2.85">
                <text:p>2.85</text:p>
              </table:table-cell>
              <table:table-cell office:value-type="float" office:value="0.0104859853343064">
                <text:p>0.0104859853343064</text:p>
              </table:table-cell>
              <table:table-cell office:value-type="float" office:value="2.85">
                <text:p>2.85</text:p>
              </table:table-cell>
              <table:table-cell office:value-type="float" office:value="0.00755840121645685">
                <text:p>0.007558401216456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">
                <text:p>2.9</text:p>
              </table:table-cell>
              <table:table-cell office:value-type="float" office:value="0.00812468175164798">
                <text:p>0.00812468175164798</text:p>
              </table:table-cell>
              <table:table-cell office:value-type="float" office:value="2.9">
                <text:p>2.9</text:p>
              </table:table-cell>
              <table:table-cell office:value-type="float" office:value="0.0107008069458431">
                <text:p>0.0107008069458431</text:p>
              </table:table-cell>
              <table:table-cell office:value-type="float" office:value="2.9">
                <text:p>2.9</text:p>
              </table:table-cell>
              <table:table-cell office:value-type="float" office:value="0.00776029005038832">
                <text:p>0.007760290050388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">
                <text:p>2.95</text:p>
              </table:table-cell>
              <table:table-cell office:value-type="float" office:value="0.00834848302396007">
                <text:p>0.00834848302396007</text:p>
              </table:table-cell>
              <table:table-cell office:value-type="float" office:value="2.95">
                <text:p>2.95</text:p>
              </table:table-cell>
              <table:table-cell office:value-type="float" office:value="0.01092115374888">
                <text:p>0.01092115374888</text:p>
              </table:table-cell>
              <table:table-cell office:value-type="float" office:value="2.95">
                <text:p>2.95</text:p>
              </table:table-cell>
              <table:table-cell office:value-type="float" office:value="0.00796922781663009">
                <text:p>0.007969227816630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0.0085823978255348">
                <text:p>0.0085823978255348</text:p>
              </table:table-cell>
              <table:table-cell office:value-type="float" office:value="3">
                <text:p>3</text:p>
              </table:table-cell>
              <table:table-cell office:value-type="float" office:value="0.0111465236746451">
                <text:p>0.0111465236746451</text:p>
              </table:table-cell>
              <table:table-cell office:value-type="float" office:value="3">
                <text:p>3</text:p>
              </table:table-cell>
              <table:table-cell office:value-type="float" office:value="0.00818456413576276">
                <text:p>0.008184564135762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5">
                <text:p>3.05</text:p>
              </table:table-cell>
              <table:table-cell office:value-type="float" office:value="0.00882545034004456">
                <text:p>0.00882545034004456</text:p>
              </table:table-cell>
              <table:table-cell office:value-type="float" office:value="3.05">
                <text:p>3.05</text:p>
              </table:table-cell>
              <table:table-cell office:value-type="float" office:value="0.0113764146543667">
                <text:p>0.0113764146543667</text:p>
              </table:table-cell>
              <table:table-cell office:value-type="float" office:value="3.05">
                <text:p>3.05</text:p>
              </table:table-cell>
              <table:table-cell office:value-type="float" office:value="0.00840564862836695">
                <text:p>0.008405648628366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">
                <text:p>3.1</text:p>
              </table:table-cell>
              <table:table-cell office:value-type="float" office:value="0.00907666475116177">
                <text:p>0.00907666475116177</text:p>
              </table:table-cell>
              <table:table-cell office:value-type="float" office:value="3.1">
                <text:p>3.1</text:p>
              </table:table-cell>
              <table:table-cell office:value-type="float" office:value="0.0116103246192728">
                <text:p>0.0116103246192728</text:p>
              </table:table-cell>
              <table:table-cell office:value-type="float" office:value="3.1">
                <text:p>3.1</text:p>
              </table:table-cell>
              <table:table-cell office:value-type="float" office:value="0.00863183091502326">
                <text:p>0.008631830915023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5">
                <text:p>3.15</text:p>
              </table:table-cell>
              <table:table-cell office:value-type="float" office:value="0.00933506524255885">
                <text:p>0.00933506524255885</text:p>
              </table:table-cell>
              <table:table-cell office:value-type="float" office:value="3.15">
                <text:p>3.15</text:p>
              </table:table-cell>
              <table:table-cell office:value-type="float" office:value="0.0118477515005916">
                <text:p>0.0118477515005916</text:p>
              </table:table-cell>
              <table:table-cell office:value-type="float" office:value="3.15">
                <text:p>3.15</text:p>
              </table:table-cell>
              <table:table-cell office:value-type="float" office:value="0.0088624606163123">
                <text:p>0.00886246061631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">
                <text:p>3.2</text:p>
              </table:table-cell>
              <table:table-cell office:value-type="float" office:value="0.00959967599790819">
                <text:p>0.00959967599790819</text:p>
              </table:table-cell>
              <table:table-cell office:value-type="float" office:value="3.2">
                <text:p>3.2</text:p>
              </table:table-cell>
              <table:table-cell office:value-type="float" office:value="0.012088193229551">
                <text:p>0.012088193229551</text:p>
              </table:table-cell>
              <table:table-cell office:value-type="float" office:value="3.2">
                <text:p>3.2</text:p>
              </table:table-cell>
              <table:table-cell office:value-type="float" office:value="0.00909688735281467">
                <text:p>0.009096887352814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5">
                <text:p>3.25</text:p>
              </table:table-cell>
              <table:table-cell office:value-type="float" office:value="0.00986952120088222">
                <text:p>0.00986952120088222</text:p>
              </table:table-cell>
              <table:table-cell office:value-type="float" office:value="3.25">
                <text:p>3.25</text:p>
              </table:table-cell>
              <table:table-cell office:value-type="float" office:value="0.0123311477373792">
                <text:p>0.0123311477373792</text:p>
              </table:table-cell>
              <table:table-cell office:value-type="float" office:value="3.25">
                <text:p>3.25</text:p>
              </table:table-cell>
              <table:table-cell office:value-type="float" office:value="0.00933446074511099">
                <text:p>0.009334460745110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">
                <text:p>3.3</text:p>
              </table:table-cell>
              <table:table-cell office:value-type="float" office:value="0.0101436250351534">
                <text:p>0.0101436250351534</text:p>
              </table:table-cell>
              <table:table-cell office:value-type="float" office:value="3.3">
                <text:p>3.3</text:p>
              </table:table-cell>
              <table:table-cell office:value-type="float" office:value="0.0125761129553043">
                <text:p>0.0125761129553043</text:p>
              </table:table-cell>
              <table:table-cell office:value-type="float" office:value="3.3">
                <text:p>3.3</text:p>
              </table:table-cell>
              <table:table-cell office:value-type="float" office:value="0.00957453041378186">
                <text:p>0.009574530413781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5">
                <text:p>3.35</text:p>
              </table:table-cell>
              <table:table-cell office:value-type="float" office:value="0.010421011684394">
                <text:p>0.010421011684394</text:p>
              </table:table-cell>
              <table:table-cell office:value-type="float" office:value="3.35">
                <text:p>3.35</text:p>
              </table:table-cell>
              <table:table-cell office:value-type="float" office:value="0.0128225868145544">
                <text:p>0.0128225868145544</text:p>
              </table:table-cell>
              <table:table-cell office:value-type="float" office:value="3.35">
                <text:p>3.35</text:p>
              </table:table-cell>
              <table:table-cell office:value-type="float" office:value="0.00981644597940788">
                <text:p>0.009816445979407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">
                <text:p>3.4</text:p>
              </table:table-cell>
              <table:table-cell office:value-type="float" office:value="0.0107007053322765">
                <text:p>0.0107007053322765</text:p>
              </table:table-cell>
              <table:table-cell office:value-type="float" office:value="3.4">
                <text:p>3.4</text:p>
              </table:table-cell>
              <table:table-cell office:value-type="float" office:value="0.0130700672463576">
                <text:p>0.0130700672463576</text:p>
              </table:table-cell>
              <table:table-cell office:value-type="float" office:value="3.4">
                <text:p>3.4</text:p>
              </table:table-cell>
              <table:table-cell office:value-type="float" office:value="0.0100595570625697">
                <text:p>0.01005955706256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5">
                <text:p>3.45</text:p>
              </table:table-cell>
              <table:table-cell office:value-type="float" office:value="0.0109817301624734">
                <text:p>0.0109817301624734</text:p>
              </table:table-cell>
              <table:table-cell office:value-type="float" office:value="3.45">
                <text:p>3.45</text:p>
              </table:table-cell>
              <table:table-cell office:value-type="float" office:value="0.013318052181942">
                <text:p>0.013318052181942</text:p>
              </table:table-cell>
              <table:table-cell office:value-type="float" office:value="3.45">
                <text:p>3.45</text:p>
              </table:table-cell>
              <table:table-cell office:value-type="float" office:value="0.0103032132838478">
                <text:p>0.01030321328384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">
                <text:p>3.5</text:p>
              </table:table-cell>
              <table:table-cell office:value-type="float" office:value="0.011263110358657">
                <text:p>0.011263110358657</text:p>
              </table:table-cell>
              <table:table-cell office:value-type="float" office:value="3.5">
                <text:p>3.5</text:p>
              </table:table-cell>
              <table:table-cell office:value-type="float" office:value="0.0135660395525357">
                <text:p>0.0135660395525357</text:p>
              </table:table-cell>
              <table:table-cell office:value-type="float" office:value="3.5">
                <text:p>3.5</text:p>
              </table:table-cell>
              <table:table-cell office:value-type="float" office:value="0.010546764263823">
                <text:p>0.0105467642638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5">
                <text:p>3.55</text:p>
              </table:table-cell>
              <table:table-cell office:value-type="float" office:value="0.0115438701044998">
                <text:p>0.0115438701044998</text:p>
              </table:table-cell>
              <table:table-cell office:value-type="float" office:value="3.55">
                <text:p>3.55</text:p>
              </table:table-cell>
              <table:table-cell office:value-type="float" office:value="0.0138135893463065">
                <text:p>0.0138135893463065</text:p>
              </table:table-cell>
              <table:table-cell office:value-type="float" office:value="3.55">
                <text:p>3.55</text:p>
              </table:table-cell>
              <table:table-cell office:value-type="float" office:value="0.0107895596230757">
                <text:p>0.01078955962307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">
                <text:p>3.6</text:p>
              </table:table-cell>
              <table:table-cell office:value-type="float" office:value="0.0118230335836741">
                <text:p>0.0118230335836741</text:p>
              </table:table-cell>
              <table:table-cell office:value-type="float" office:value="3.6">
                <text:p>3.6</text:p>
              </table:table-cell>
              <table:table-cell office:value-type="float" office:value="0.0140605097791818">
                <text:p>0.0140605097791818</text:p>
              </table:table-cell>
              <table:table-cell office:value-type="float" office:value="3.6">
                <text:p>3.6</text:p>
              </table:table-cell>
              <table:table-cell office:value-type="float" office:value="0.0110309489821867">
                <text:p>0.01103094898218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0.0120996249798525">
                <text:p>0.0120996249798525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0.0143066711240284">
                <text:p>0.0143066711240284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0.0112702819617364">
                <text:p>0.01127028196173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123726684767072">
                <text:p>0.0123726684767072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145519436537133">
                <text:p>0.0145519436537133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115069081823056">
                <text:p>0.01150690818230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4999999999999">
                <text:p>3.74999999999999</text:p>
              </table:table-cell>
              <table:table-cell office:value-type="float" office:value="0.0126411882579106">
                <text:p>0.0126411882579106</text:p>
              </table:table-cell>
              <table:table-cell office:value-type="float" office:value="3.74999999999999">
                <text:p>3.74999999999999</text:p>
              </table:table-cell>
              <table:table-cell office:value-type="float" office:value="0.0147961976411036">
                <text:p>0.0147961976411036</text:p>
              </table:table-cell>
              <table:table-cell office:value-type="float" office:value="3.74999999999999">
                <text:p>3.74999999999999</text:p>
              </table:table-cell>
              <table:table-cell office:value-type="float" office:value="0.0117401772644748">
                <text:p>0.01174017726447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12904408531605">
                <text:p>0.012904408531605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150393033590662">
                <text:p>0.0150393033590662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119696131677869">
                <text:p>0.01196961316778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4999999999999">
                <text:p>3.84999999999999</text:p>
              </table:table-cell>
              <table:table-cell office:value-type="float" office:value="0.0131623536038105">
                <text:p>0.0131623536038105</text:p>
              </table:table-cell>
              <table:table-cell office:value-type="float" office:value="3.84999999999999">
                <text:p>3.84999999999999</text:p>
              </table:table-cell>
              <table:table-cell office:value-type="float" office:value="0.0152811310804681">
                <text:p>0.0152811310804681</text:p>
              </table:table-cell>
              <table:table-cell office:value-type="float" office:value="3.84999999999999">
                <text:p>3.84999999999999</text:p>
              </table:table-cell>
              <table:table-cell office:value-type="float" office:value="0.0121954372076341">
                <text:p>0.01219543720763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134152478050173">
                <text:p>0.0134152478050173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155215510781763">
                <text:p>0.0155215510781763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12418045038371">
                <text:p>0.0124180450383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4999999999999">
                <text:p>3.94999999999999</text:p>
              </table:table-cell>
              <table:table-cell office:value-type="float" office:value="0.0136633154657154">
                <text:p>0.0136633154657154</text:p>
              </table:table-cell>
              <table:table-cell office:value-type="float" office:value="3.94999999999999">
                <text:p>3.94999999999999</text:p>
              </table:table-cell>
              <table:table-cell office:value-type="float" office:value="0.0157604336250578">
                <text:p>0.0157604336250578</text:p>
              </table:table-cell>
              <table:table-cell office:value-type="float" office:value="3.94999999999999">
                <text:p>3.94999999999999</text:p>
              </table:table-cell>
              <table:table-cell office:value-type="float" office:value="0.012637832314352">
                <text:p>0.0126378323143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139067809163948">
                <text:p>0.0139067809163948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159976489939795">
                <text:p>0.0159976489939795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128551946899316">
                <text:p>0.01285519468993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4999999999999">
                <text:p>4.04999999999999</text:p>
              </table:table-cell>
              <table:table-cell office:value-type="float" office:value="0.0141458684875456">
                <text:p>0.0141458684875456</text:p>
              </table:table-cell>
              <table:table-cell office:value-type="float" office:value="4.04999999999999">
                <text:p>4.04999999999999</text:p>
              </table:table-cell>
              <table:table-cell office:value-type="float" office:value="0.0162330674578085">
                <text:p>0.0162330674578085</text:p>
              </table:table-cell>
              <table:table-cell office:value-type="float" office:value="4.04999999999999">
                <text:p>4.04999999999999</text:p>
              </table:table-cell>
              <table:table-cell office:value-type="float" office:value="0.0130705278194643">
                <text:p>0.01307052781946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143808025096578">
                <text:p>0.0143808025096578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164665592894118">
                <text:p>0.0164665592894118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132842273573047">
                <text:p>0.01328422735730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4999999999999">
                <text:p>4.14999999999999</text:p>
              </table:table-cell>
              <table:table-cell office:value-type="float" office:value="0.0146118073132213">
                <text:p>0.0146118073132213</text:p>
              </table:table-cell>
              <table:table-cell office:value-type="float" office:value="4.14999999999999">
                <text:p>4.14999999999999</text:p>
              </table:table-cell>
              <table:table-cell office:value-type="float" office:value="0.0166979947616563">
                <text:p>0.0166979947616563</text:p>
              </table:table-cell>
              <table:table-cell office:value-type="float" office:value="4.14999999999999">
                <text:p>4.14999999999999</text:p>
              </table:table-cell>
              <table:table-cell office:value-type="float" office:value="0.0134966889578072">
                <text:p>0.01349668895780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148391072287264">
                <text:p>0.0148391072287264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16927244147409">
                <text:p>0.016927244147409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137083082753263">
                <text:p>0.01370830827532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24999999999999">
                <text:p>4.24999999999999</text:p>
              </table:table-cell>
              <table:table-cell office:value-type="float" office:value="0.0150629265866628">
                <text:p>0.0150629265866628</text:p>
              </table:table-cell>
              <table:table-cell office:value-type="float" office:value="4.24999999999999">
                <text:p>4.24999999999999</text:p>
              </table:table-cell>
              <table:table-cell office:value-type="float" office:value="0.0171541777195369">
                <text:p>0.0171541777195369</text:p>
              </table:table-cell>
              <table:table-cell office:value-type="float" office:value="4.24999999999999">
                <text:p>4.24999999999999</text:p>
              </table:table-cell>
              <table:table-cell office:value-type="float" office:value="0.0139194809642165">
                <text:p>0.01391948096421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152834897175208">
                <text:p>0.0152834897175208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17378665750907">
                <text:p>0.017378665750907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141306026788323">
                <text:p>0.01413060267883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4999999999999">
                <text:p>4.34999999999999</text:p>
              </table:table-cell>
              <table:table-cell office:value-type="float" office:value="0.0155010209517903">
                <text:p>0.0155010209517903</text:p>
              </table:table-cell>
              <table:table-cell office:value-type="float" office:value="4.34999999999999">
                <text:p>4.34999999999999</text:p>
              </table:table-cell>
              <table:table-cell office:value-type="float" office:value="0.0176005785143863">
                <text:p>0.0176005785143863</text:p>
              </table:table-cell>
              <table:table-cell office:value-type="float" office:value="4.34999999999999">
                <text:p>4.34999999999999</text:p>
              </table:table-cell>
              <table:table-cell office:value-type="float" office:value="0.0143420690735283">
                <text:p>0.01434206907352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39999999999999">
                <text:p>4.39999999999999</text:p>
              </table:table-cell>
              <table:table-cell office:value-type="float" office:value="0.0157157446199614">
                <text:p>0.0157157446199614</text:p>
              </table:table-cell>
              <table:table-cell office:value-type="float" office:value="4.39999999999999">
                <text:p>4.39999999999999</text:p>
              </table:table-cell>
              <table:table-cell office:value-type="float" office:value="0.0178197862828417">
                <text:p>0.0178197862828417</text:p>
              </table:table-cell>
              <table:table-cell office:value-type="float" office:value="4.39999999999999">
                <text:p>4.39999999999999</text:p>
              </table:table-cell>
              <table:table-cell office:value-type="float" office:value="0.0145542758026588">
                <text:p>0.01455427580265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4999999999999">
                <text:p>4.44999999999999</text:p>
              </table:table-cell>
              <table:table-cell office:value-type="float" office:value="0.015927885052524">
                <text:p>0.015927885052524</text:p>
              </table:table-cell>
              <table:table-cell office:value-type="float" office:value="4.44999999999999">
                <text:p>4.44999999999999</text:p>
              </table:table-cell>
              <table:table-cell office:value-type="float" office:value="0.0180361593291404">
                <text:p>0.0180361593291404</text:p>
              </table:table-cell>
              <table:table-cell office:value-type="float" office:value="4.44999999999999">
                <text:p>4.44999999999999</text:p>
              </table:table-cell>
              <table:table-cell office:value-type="float" office:value="0.0147676185205785">
                <text:p>0.01476761852057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161376665799683">
                <text:p>0.0161376665799683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182495679261491">
                <text:p>0.0182495679261491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149824928816418">
                <text:p>0.01498249288164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4999999999999">
                <text:p>4.54999999999999</text:p>
              </table:table-cell>
              <table:table-cell office:value-type="float" office:value="0.0163453135327842">
                <text:p>0.0163453135327842</text:p>
              </table:table-cell>
              <table:table-cell office:value-type="float" office:value="4.54999999999999">
                <text:p>4.54999999999999</text:p>
              </table:table-cell>
              <table:table-cell office:value-type="float" office:value="0.0184598832897487">
                <text:p>0.0184598832897487</text:p>
              </table:table-cell>
              <table:table-cell office:value-type="float" office:value="4.54999999999999">
                <text:p>4.54999999999999</text:p>
              </table:table-cell>
              <table:table-cell office:value-type="float" office:value="0.0151992945402032">
                <text:p>0.01519929454020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165510502414617">
                <text:p>0.0165510502414617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186669804078748">
                <text:p>0.0186669804078748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154184191506172">
                <text:p>0.01541841915061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4999999999999">
                <text:p>4.64999999999999</text:p>
              </table:table-cell>
              <table:table-cell office:value-type="float" office:value="0.016755101036491">
                <text:p>0.016755101036491</text:p>
              </table:table-cell>
              <table:table-cell office:value-type="float" office:value="4.64999999999999">
                <text:p>4.64999999999999</text:p>
              </table:table-cell>
              <table:table-cell office:value-type="float" office:value="0.0188707352114765">
                <text:p>0.0188707352114765</text:p>
              </table:table-cell>
              <table:table-cell office:value-type="float" office:value="4.64999999999999">
                <text:p>4.64999999999999</text:p>
              </table:table-cell>
              <table:table-cell office:value-type="float" office:value="0.0156402623672383">
                <text:p>0.01564026236723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0.016957690248362">
                <text:p>0.016957690248362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0.0190710236315032">
                <text:p>0.0190710236315032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0.0158652198444211">
                <text:p>0.01586521984442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4999999999999">
                <text:p>4.74999999999999</text:p>
              </table:table-cell>
              <table:table-cell office:value-type="float" office:value="0.0171590422075648">
                <text:p>0.0171590422075648</text:p>
              </table:table-cell>
              <table:table-cell office:value-type="float" office:value="4.74999999999999">
                <text:p>4.74999999999999</text:p>
              </table:table-cell>
              <table:table-cell office:value-type="float" office:value="0.0192677215989043">
                <text:p>0.0192677215989043</text:p>
              </table:table-cell>
              <table:table-cell office:value-type="float" office:value="4.74999999999999">
                <text:p>4.74999999999999</text:p>
              </table:table-cell>
              <table:table-cell office:value-type="float" office:value="0.0160936872365199">
                <text:p>0.01609368723651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79999999999999">
                <text:p>4.79999999999999</text:p>
              </table:table-cell>
              <table:table-cell office:value-type="float" office:value="0.0173593142373951">
                <text:p>0.0173593142373951</text:p>
              </table:table-cell>
              <table:table-cell office:value-type="float" office:value="4.79999999999999">
                <text:p>4.79999999999999</text:p>
              </table:table-cell>
              <table:table-cell office:value-type="float" office:value="0.0194607050446289">
                <text:p>0.0194607050446289</text:p>
              </table:table-cell>
              <table:table-cell office:value-type="float" office:value="4.79999999999999">
                <text:p>4.79999999999999</text:p>
              </table:table-cell>
              <table:table-cell office:value-type="float" office:value="0.0163258793106394">
                <text:p>0.01632587931063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4999999999999">
                <text:p>4.84999999999999</text:p>
              </table:table-cell>
              <table:table-cell office:value-type="float" office:value="0.0175583956323719">
                <text:p>0.0175583956323719</text:p>
              </table:table-cell>
              <table:table-cell office:value-type="float" office:value="4.84999999999999">
                <text:p>4.84999999999999</text:p>
              </table:table-cell>
              <table:table-cell office:value-type="float" office:value="0.0196498498996263">
                <text:p>0.0196498498996263</text:p>
              </table:table-cell>
              <table:table-cell office:value-type="float" office:value="4.84999999999999">
                <text:p>4.84999999999999</text:p>
              </table:table-cell>
              <table:table-cell office:value-type="float" office:value="0.0165612872848846">
                <text:p>0.01656128728488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9999999999999">
                <text:p>4.89999999999999</text:p>
              </table:table-cell>
              <table:table-cell office:value-type="float" office:value="0.0177561086798198">
                <text:p>0.0177561086798198</text:p>
              </table:table-cell>
              <table:table-cell office:value-type="float" office:value="4.89999999999999">
                <text:p>4.89999999999999</text:p>
              </table:table-cell>
              <table:table-cell office:value-type="float" office:value="0.0198350320948459">
                <text:p>0.0198350320948459</text:p>
              </table:table-cell>
              <table:table-cell office:value-type="float" office:value="4.89999999999999">
                <text:p>4.89999999999999</text:p>
              </table:table-cell>
              <table:table-cell office:value-type="float" office:value="0.0167992214901104">
                <text:p>0.01679922149011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4999999999999">
                <text:p>4.94999999999999</text:p>
              </table:table-cell>
              <table:table-cell office:value-type="float" office:value="0.0179522756670636">
                <text:p>0.0179522756670636</text:p>
              </table:table-cell>
              <table:table-cell office:value-type="float" office:value="4.94999999999999">
                <text:p>4.94999999999999</text:p>
              </table:table-cell>
              <table:table-cell office:value-type="float" office:value="0.020016127561237">
                <text:p>0.020016127561237</text:p>
              </table:table-cell>
              <table:table-cell office:value-type="float" office:value="4.94999999999999">
                <text:p>4.94999999999999</text:p>
              </table:table-cell>
              <table:table-cell office:value-type="float" office:value="0.0170389922571718">
                <text:p>0.01703899225717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18146718881428">
                <text:p>0.018146718881428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201930122297488">
                <text:p>0.0201930122297488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17279909916924">
                <text:p>0.0172799099169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04999999999999">
                <text:p>5.04999999999999</text:p>
              </table:table-cell>
              <table:table-cell office:value-type="float" office:value="0.0183392606102376">
                <text:p>0.0183392606102376</text:p>
              </table:table-cell>
              <table:table-cell office:value-type="float" office:value="5.04999999999999">
                <text:p>5.04999999999999</text:p>
              </table:table-cell>
              <table:table-cell office:value-type="float" office:value="0.0203655620313306">
                <text:p>0.0203655620313306</text:p>
              </table:table-cell>
              <table:table-cell office:value-type="float" office:value="5.04999999999999">
                <text:p>5.04999999999999</text:p>
              </table:table-cell>
              <table:table-cell office:value-type="float" office:value="0.0175212848002218">
                <text:p>0.01752128480022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09999999999999">
                <text:p>5.09999999999999</text:p>
              </table:table-cell>
              <table:table-cell office:value-type="float" office:value="0.0185297231408171">
                <text:p>0.0185297231408171</text:p>
              </table:table-cell>
              <table:table-cell office:value-type="float" office:value="5.09999999999999">
                <text:p>5.09999999999999</text:p>
              </table:table-cell>
              <table:table-cell office:value-type="float" office:value="0.0205336528969317">
                <text:p>0.0205336528969317</text:p>
              </table:table-cell>
              <table:table-cell office:value-type="float" office:value="5.09999999999999">
                <text:p>5.09999999999999</text:p>
              </table:table-cell>
              <table:table-cell office:value-type="float" office:value="0.0177624272379204">
                <text:p>0.01776242723792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14999999999999">
                <text:p>5.14999999999999</text:p>
              </table:table-cell>
              <table:table-cell office:value-type="float" office:value="0.0187179287604912">
                <text:p>0.0187179287604912</text:p>
              </table:table-cell>
              <table:table-cell office:value-type="float" office:value="5.14999999999999">
                <text:p>5.14999999999999</text:p>
              </table:table-cell>
              <table:table-cell office:value-type="float" office:value="0.0206971607575014">
                <text:p>0.0206971607575014</text:p>
              </table:table-cell>
              <table:table-cell office:value-type="float" office:value="5.14999999999999">
                <text:p>5.14999999999999</text:p>
              </table:table-cell>
              <table:table-cell office:value-type="float" office:value="0.0180026475608747">
                <text:p>0.01800264756087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19999999999999">
                <text:p>5.19999999999999</text:p>
              </table:table-cell>
              <table:table-cell office:value-type="float" office:value="0.0189036997565846">
                <text:p>0.0189036997565846</text:p>
              </table:table-cell>
              <table:table-cell office:value-type="float" office:value="5.19999999999999">
                <text:p>5.19999999999999</text:p>
              </table:table-cell>
              <table:table-cell office:value-type="float" office:value="0.020855961543989">
                <text:p>0.020855961543989</text:p>
              </table:table-cell>
              <table:table-cell office:value-type="float" office:value="5.19999999999999">
                <text:p>5.19999999999999</text:p>
              </table:table-cell>
              <table:table-cell office:value-type="float" office:value="0.0182412560999398">
                <text:p>0.01824125609993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24999999999999">
                <text:p>5.24999999999999</text:p>
              </table:table-cell>
              <table:table-cell office:value-type="float" office:value="0.019086858416422">
                <text:p>0.019086858416422</text:p>
              </table:table-cell>
              <table:table-cell office:value-type="float" office:value="5.24999999999999">
                <text:p>5.24999999999999</text:p>
              </table:table-cell>
              <table:table-cell office:value-type="float" office:value="0.0210099311873438">
                <text:p>0.0210099311873438</text:p>
              </table:table-cell>
              <table:table-cell office:value-type="float" office:value="5.24999999999999">
                <text:p>5.24999999999999</text:p>
              </table:table-cell>
              <table:table-cell office:value-type="float" office:value="0.0184775631859707">
                <text:p>0.01847756318597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29999999999999">
                <text:p>5.29999999999999</text:p>
              </table:table-cell>
              <table:table-cell office:value-type="float" office:value="0.0192672270273281">
                <text:p>0.0192672270273281</text:p>
              </table:table-cell>
              <table:table-cell office:value-type="float" office:value="5.29999999999999">
                <text:p>5.29999999999999</text:p>
              </table:table-cell>
              <table:table-cell office:value-type="float" office:value="0.021158945618515">
                <text:p>0.021158945618515</text:p>
              </table:table-cell>
              <table:table-cell office:value-type="float" office:value="5.29999999999999">
                <text:p>5.29999999999999</text:p>
              </table:table-cell>
              <table:table-cell office:value-type="float" office:value="0.0187108791498224">
                <text:p>0.01871087914982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34999999999999">
                <text:p>5.34999999999999</text:p>
              </table:table-cell>
              <table:table-cell office:value-type="float" office:value="0.0194446278766276">
                <text:p>0.0194446278766276</text:p>
              </table:table-cell>
              <table:table-cell office:value-type="float" office:value="5.34999999999999">
                <text:p>5.34999999999999</text:p>
              </table:table-cell>
              <table:table-cell office:value-type="float" office:value="0.021302880768452">
                <text:p>0.021302880768452</text:p>
              </table:table-cell>
              <table:table-cell office:value-type="float" office:value="5.34999999999999">
                <text:p>5.34999999999999</text:p>
              </table:table-cell>
              <table:table-cell office:value-type="float" office:value="0.0189405143223499">
                <text:p>0.01894051432234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39999999999999">
                <text:p>5.39999999999999</text:p>
              </table:table-cell>
              <table:table-cell office:value-type="float" office:value="0.0196188832516451">
                <text:p>0.0196188832516451</text:p>
              </table:table-cell>
              <table:table-cell office:value-type="float" office:value="5.39999999999999">
                <text:p>5.39999999999999</text:p>
              </table:table-cell>
              <table:table-cell office:value-type="float" office:value="0.0214416125681041">
                <text:p>0.0214416125681041</text:p>
              </table:table-cell>
              <table:table-cell office:value-type="float" office:value="5.39999999999999">
                <text:p>5.39999999999999</text:p>
              </table:table-cell>
              <table:table-cell office:value-type="float" office:value="0.0191657790344082">
                <text:p>0.01916577903440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44999999999999">
                <text:p>5.44999999999999</text:p>
              </table:table-cell>
              <table:table-cell office:value-type="float" office:value="0.0197898154397053">
                <text:p>0.0197898154397053</text:p>
              </table:table-cell>
              <table:table-cell office:value-type="float" office:value="5.44999999999999">
                <text:p>5.44999999999999</text:p>
              </table:table-cell>
              <table:table-cell office:value-type="float" office:value="0.0215750169484204">
                <text:p>0.0215750169484204</text:p>
              </table:table-cell>
              <table:table-cell office:value-type="float" office:value="5.44999999999999">
                <text:p>5.44999999999999</text:p>
              </table:table-cell>
              <table:table-cell office:value-type="float" office:value="0.0193859836168524">
                <text:p>0.01938598361685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49999999999999">
                <text:p>5.49999999999999</text:p>
              </table:table-cell>
              <table:table-cell office:value-type="float" office:value="0.019957246728133">
                <text:p>0.019957246728133</text:p>
              </table:table-cell>
              <table:table-cell office:value-type="float" office:value="5.49999999999999">
                <text:p>5.49999999999999</text:p>
              </table:table-cell>
              <table:table-cell office:value-type="float" office:value="0.0217029698403504">
                <text:p>0.0217029698403504</text:p>
              </table:table-cell>
              <table:table-cell office:value-type="float" office:value="5.49999999999999">
                <text:p>5.49999999999999</text:p>
              </table:table-cell>
              <table:table-cell office:value-type="float" office:value="0.0196004384005375">
                <text:p>0.01960043840053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54999999999999">
                <text:p>5.54999999999999</text:p>
              </table:table-cell>
              <table:table-cell office:value-type="float" office:value="0.0201209994042528">
                <text:p>0.0201209994042528</text:p>
              </table:table-cell>
              <table:table-cell office:value-type="float" office:value="5.54999999999999">
                <text:p>5.54999999999999</text:p>
              </table:table-cell>
              <table:table-cell office:value-type="float" office:value="0.0218254328479705">
                <text:p>0.0218254328479705</text:p>
              </table:table-cell>
              <table:table-cell office:value-type="float" office:value="5.54999999999999">
                <text:p>5.54999999999999</text:p>
              </table:table-cell>
              <table:table-cell office:value-type="float" office:value="0.0198084537163185">
                <text:p>0.01980845371631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59999999999999">
                <text:p>5.59999999999999</text:p>
              </table:table-cell>
              <table:table-cell office:value-type="float" office:value="0.0202808957553894">
                <text:p>0.0202808957553894</text:p>
              </table:table-cell>
              <table:table-cell office:value-type="float" office:value="5.59999999999999">
                <text:p>5.59999999999999</text:p>
              </table:table-cell>
              <table:table-cell office:value-type="float" office:value="0.0219427102678659">
                <text:p>0.0219427102678659</text:p>
              </table:table-cell>
              <table:table-cell office:value-type="float" office:value="5.59999999999999">
                <text:p>5.59999999999999</text:p>
              </table:table-cell>
              <table:table-cell office:value-type="float" office:value="0.0200093398950504">
                <text:p>0.02000933989505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64999999999999">
                <text:p>5.64999999999999</text:p>
              </table:table-cell>
              <table:table-cell office:value-type="float" office:value="0.0204367580688675">
                <text:p>0.0204367580688675</text:p>
              </table:table-cell>
              <table:table-cell office:value-type="float" office:value="5.64999999999999">
                <text:p>5.64999999999999</text:p>
              </table:table-cell>
              <table:table-cell office:value-type="float" office:value="0.022055192069749">
                <text:p>0.022055192069749</text:p>
              </table:table-cell>
              <table:table-cell office:value-type="float" office:value="5.64999999999999">
                <text:p>5.64999999999999</text:p>
              </table:table-cell>
              <table:table-cell office:value-type="float" office:value="0.0202024072675882">
                <text:p>0.02020240726758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69999999999999">
                <text:p>5.69999999999999</text:p>
              </table:table-cell>
              <table:table-cell office:value-type="float" office:value="0.0205884086320118">
                <text:p>0.0205884086320118</text:p>
              </table:table-cell>
              <table:table-cell office:value-type="float" office:value="5.69999999999999">
                <text:p>5.69999999999999</text:p>
              </table:table-cell>
              <table:table-cell office:value-type="float" office:value="0.0221632682233324">
                <text:p>0.0221632682233324</text:p>
              </table:table-cell>
              <table:table-cell office:value-type="float" office:value="5.69999999999999">
                <text:p>5.69999999999999</text:p>
              </table:table-cell>
              <table:table-cell office:value-type="float" office:value="0.020386966164787">
                <text:p>0.0203869661647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74999999999999">
                <text:p>5.74999999999999</text:p>
              </table:table-cell>
              <table:table-cell office:value-type="float" office:value="0.020735669732147">
                <text:p>0.020735669732147</text:p>
              </table:table-cell>
              <table:table-cell office:value-type="float" office:value="5.74999999999999">
                <text:p>5.74999999999999</text:p>
              </table:table-cell>
              <table:table-cell office:value-type="float" office:value="0.0222673286983284">
                <text:p>0.0222673286983284</text:p>
              </table:table-cell>
              <table:table-cell office:value-type="float" office:value="5.74999999999999">
                <text:p>5.74999999999999</text:p>
              </table:table-cell>
              <table:table-cell office:value-type="float" office:value="0.0205623269175018">
                <text:p>0.02056232691750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79999999999999">
                <text:p>5.79999999999999</text:p>
              </table:table-cell>
              <table:table-cell office:value-type="float" office:value="0.0208784253483402">
                <text:p>0.0208784253483402</text:p>
              </table:table-cell>
              <table:table-cell office:value-type="float" office:value="5.79999999999999">
                <text:p>5.79999999999999</text:p>
              </table:table-cell>
              <table:table-cell office:value-type="float" office:value="0.0223677634644495">
                <text:p>0.0223677634644495</text:p>
              </table:table-cell>
              <table:table-cell office:value-type="float" office:value="5.79999999999999">
                <text:p>5.79999999999999</text:p>
              </table:table-cell>
              <table:table-cell office:value-type="float" office:value="0.0207280113541094">
                <text:p>0.02072801135410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84999999999999">
                <text:p>5.84999999999999</text:p>
              </table:table-cell>
              <table:table-cell office:value-type="float" office:value="0.0210168062266282">
                <text:p>0.0210168062266282</text:p>
              </table:table-cell>
              <table:table-cell office:value-type="float" office:value="5.84999999999999">
                <text:p>5.84999999999999</text:p>
              </table:table-cell>
              <table:table-cell office:value-type="float" office:value="0.0224649624914081">
                <text:p>0.0224649624914081</text:p>
              </table:table-cell>
              <table:table-cell office:value-type="float" office:value="5.84999999999999">
                <text:p>5.84999999999999</text:p>
              </table:table-cell>
              <table:table-cell office:value-type="float" office:value="0.020884387293074">
                <text:p>0.0208843872930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89999999999999">
                <text:p>5.89999999999999</text:p>
              </table:table-cell>
              <table:table-cell office:value-type="float" office:value="0.0211510048047903">
                <text:p>0.0211510048047903</text:p>
              </table:table-cell>
              <table:table-cell office:value-type="float" office:value="5.89999999999999">
                <text:p>5.89999999999999</text:p>
              </table:table-cell>
              <table:table-cell office:value-type="float" office:value="0.0225593157489166">
                <text:p>0.0225593157489166</text:p>
              </table:table-cell>
              <table:table-cell office:value-type="float" office:value="5.89999999999999">
                <text:p>5.89999999999999</text:p>
              </table:table-cell>
              <table:table-cell office:value-type="float" office:value="0.0210320340503816">
                <text:p>0.02103203405038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4999999999999">
                <text:p>5.94999999999999</text:p>
              </table:table-cell>
              <table:table-cell office:value-type="float" office:value="0.0212812135206057">
                <text:p>0.0212812135206057</text:p>
              </table:table-cell>
              <table:table-cell office:value-type="float" office:value="5.94999999999999">
                <text:p>5.94999999999999</text:p>
              </table:table-cell>
              <table:table-cell office:value-type="float" office:value="0.0226512132066874">
                <text:p>0.0226512132066874</text:p>
              </table:table-cell>
              <table:table-cell office:value-type="float" office:value="5.94999999999999">
                <text:p>5.94999999999999</text:p>
              </table:table-cell>
              <table:table-cell office:value-type="float" office:value="0.0211715309420182">
                <text:p>0.02117153094201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0.0214076248118537">
                <text:p>0.0214076248118537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0.0227410448344331">
                <text:p>0.0227410448344331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0.0213034572839699">
                <text:p>0.02130345728396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04999999999999">
                <text:p>6.04999999999999</text:p>
              </table:table-cell>
              <table:table-cell office:value-type="float" office:value="0.0215304311163136">
                <text:p>0.0215304311163136</text:p>
              </table:table-cell>
              <table:table-cell office:value-type="float" office:value="6.04999999999999">
                <text:p>6.04999999999999</text:p>
              </table:table-cell>
              <table:table-cell office:value-type="float" office:value="0.0228292006018659">
                <text:p>0.0228292006018659</text:p>
              </table:table-cell>
              <table:table-cell office:value-type="float" office:value="6.04999999999999">
                <text:p>6.04999999999999</text:p>
              </table:table-cell>
              <table:table-cell office:value-type="float" office:value="0.0214283923922225">
                <text:p>0.02142839239222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0.0216498248717646">
                <text:p>0.0216498248717646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0.0229160704786984">
                <text:p>0.0229160704786984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0.0215469155827622">
                <text:p>0.02154691558276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14999999999999">
                <text:p>6.14999999999999</text:p>
              </table:table-cell>
              <table:table-cell office:value-type="float" office:value="0.0217659985159859">
                <text:p>0.0217659985159859</text:p>
              </table:table-cell>
              <table:table-cell office:value-type="float" office:value="6.14999999999999">
                <text:p>6.14999999999999</text:p>
              </table:table-cell>
              <table:table-cell office:value-type="float" office:value="0.023002044434643">
                <text:p>0.023002044434643</text:p>
              </table:table-cell>
              <table:table-cell office:value-type="float" office:value="6.14999999999999">
                <text:p>6.14999999999999</text:p>
              </table:table-cell>
              <table:table-cell office:value-type="float" office:value="0.0216596061715748">
                <text:p>0.02165960617157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0.0218791444867569">
                <text:p>0.0218791444867569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0.0230875124394121">
                <text:p>0.0230875124394121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0.0217670434746465">
                <text:p>0.02176704347464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24999999999999">
                <text:p>6.24999999999999</text:p>
              </table:table-cell>
              <table:table-cell office:value-type="float" office:value="0.0219894552218567">
                <text:p>0.0219894552218567</text:p>
              </table:table-cell>
              <table:table-cell office:value-type="float" office:value="6.24999999999999">
                <text:p>6.24999999999999</text:p>
              </table:table-cell>
              <table:table-cell office:value-type="float" office:value="0.0231728644627182">
                <text:p>0.0231728644627182</text:p>
              </table:table-cell>
              <table:table-cell office:value-type="float" office:value="6.24999999999999">
                <text:p>6.24999999999999</text:p>
              </table:table-cell>
              <table:table-cell office:value-type="float" office:value="0.0218698068079632">
                <text:p>0.02186980680796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0.0220971231590646">
                <text:p>0.0220971231590646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0.0232584904742736">
                <text:p>0.0232584904742736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0.0219684754875109">
                <text:p>0.02196847548751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34999999999999">
                <text:p>6.34999999999999</text:p>
              </table:table-cell>
              <table:table-cell office:value-type="float" office:value="0.02220234073616">
                <text:p>0.02220234073616</text:p>
              </table:table-cell>
              <table:table-cell office:value-type="float" office:value="6.34999999999999">
                <text:p>6.34999999999999</text:p>
              </table:table-cell>
              <table:table-cell office:value-type="float" office:value="0.0233447804437908">
                <text:p>0.0233447804437908</text:p>
              </table:table-cell>
              <table:table-cell office:value-type="float" office:value="6.34999999999999">
                <text:p>6.34999999999999</text:p>
              </table:table-cell>
              <table:table-cell office:value-type="float" office:value="0.0220636288292756">
                <text:p>0.02206362882927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0.022305300390922">
                <text:p>0.022305300390922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0.0234321243409823">
                <text:p>0.0234321243409823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0.0221558461492434">
                <text:p>0.02215584614924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44999999999999">
                <text:p>6.44999999999999</text:p>
              </table:table-cell>
              <table:table-cell office:value-type="float" office:value="0.0224061945611299">
                <text:p>0.0224061945611299</text:p>
              </table:table-cell>
              <table:table-cell office:value-type="float" office:value="6.44999999999999">
                <text:p>6.44999999999999</text:p>
              </table:table-cell>
              <table:table-cell office:value-type="float" office:value="0.0235209121355604">
                <text:p>0.0235209121355604</text:p>
              </table:table-cell>
              <table:table-cell office:value-type="float" office:value="6.44999999999999">
                <text:p>6.44999999999999</text:p>
              </table:table-cell>
              <table:table-cell office:value-type="float" office:value="0.0222457067634002">
                <text:p>0.02224570676340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0.022505215684563">
                <text:p>0.022505215684563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0.0236115337972376">
                <text:p>0.0236115337972376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0.022333789987732">
                <text:p>0.0223337899877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54999999999999">
                <text:p>6.54999999999999</text:p>
              </table:table-cell>
              <table:table-cell office:value-type="float" office:value="0.0226025561990005">
                <text:p>0.0226025561990005</text:p>
              </table:table-cell>
              <table:table-cell office:value-type="float" office:value="6.54999999999999">
                <text:p>6.54999999999999</text:p>
              </table:table-cell>
              <table:table-cell office:value-type="float" office:value="0.0237042329858323">
                <text:p>0.0237042329858323</text:p>
              </table:table-cell>
              <table:table-cell office:value-type="float" office:value="6.54999999999999">
                <text:p>6.54999999999999</text:p>
              </table:table-cell>
              <table:table-cell office:value-type="float" office:value="0.0224206751382248">
                <text:p>0.02242067513822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59999999999998">
                <text:p>6.59999999999998</text:p>
              </table:table-cell>
              <table:table-cell office:value-type="float" office:value="0.0226984085422216">
                <text:p>0.0226984085422216</text:p>
              </table:table-cell>
              <table:table-cell office:value-type="float" office:value="6.59999999999998">
                <text:p>6.59999999999998</text:p>
              </table:table-cell>
              <table:table-cell office:value-type="float" office:value="0.0237986681215859">
                <text:p>0.0237986681215859</text:p>
              </table:table-cell>
              <table:table-cell office:value-type="float" office:value="6.59999999999998">
                <text:p>6.59999999999998</text:p>
              </table:table-cell>
              <table:table-cell office:value-type="float" office:value="0.0225069415308647">
                <text:p>0.02250694153086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4999999999998">
                <text:p>6.64999999999998</text:p>
              </table:table-cell>
              <table:table-cell office:value-type="float" office:value="0.0227929651520057">
                <text:p>0.0227929651520057</text:p>
              </table:table-cell>
              <table:table-cell office:value-type="float" office:value="6.64999999999998">
                <text:p>6.64999999999998</text:p>
              </table:table-cell>
              <table:table-cell office:value-type="float" office:value="0.0238943513148462">
                <text:p>0.0238943513148462</text:p>
              </table:table-cell>
              <table:table-cell office:value-type="float" office:value="6.64999999999998">
                <text:p>6.64999999999998</text:p>
              </table:table-cell>
              <table:table-cell office:value-type="float" office:value="0.0225931684816376">
                <text:p>0.02259316848163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69999999999998">
                <text:p>6.69999999999998</text:p>
              </table:table-cell>
              <table:table-cell office:value-type="float" office:value="0.022886418466132">
                <text:p>0.022886418466132</text:p>
              </table:table-cell>
              <table:table-cell office:value-type="float" office:value="6.69999999999998">
                <text:p>6.69999999999998</text:p>
              </table:table-cell>
              <table:table-cell office:value-type="float" office:value="0.0239907946759605">
                <text:p>0.0239907946759605</text:p>
              </table:table-cell>
              <table:table-cell office:value-type="float" office:value="6.69999999999998">
                <text:p>6.69999999999998</text:p>
              </table:table-cell>
              <table:table-cell office:value-type="float" office:value="0.0226799353065295">
                <text:p>0.02267993530652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74999999999998">
                <text:p>6.74999999999998</text:p>
              </table:table-cell>
              <table:table-cell office:value-type="float" office:value="0.0229789609223797">
                <text:p>0.0229789609223797</text:p>
              </table:table-cell>
              <table:table-cell office:value-type="float" office:value="6.74999999999998">
                <text:p>6.74999999999998</text:p>
              </table:table-cell>
              <table:table-cell office:value-type="float" office:value="0.0240875103152765">
                <text:p>0.0240875103152765</text:p>
              </table:table-cell>
              <table:table-cell office:value-type="float" office:value="6.74999999999998">
                <text:p>6.74999999999998</text:p>
              </table:table-cell>
              <table:table-cell office:value-type="float" office:value="0.0227678213215265">
                <text:p>0.02276782132152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79999999999998">
                <text:p>6.79999999999998</text:p>
              </table:table-cell>
              <table:table-cell office:value-type="float" office:value="0.0230707327850775">
                <text:p>0.0230707327850775</text:p>
              </table:table-cell>
              <table:table-cell office:value-type="float" office:value="6.79999999999998">
                <text:p>6.79999999999998</text:p>
              </table:table-cell>
              <table:table-cell office:value-type="float" office:value="0.0241840103431417">
                <text:p>0.0241840103431417</text:p>
              </table:table-cell>
              <table:table-cell office:value-type="float" office:value="6.79999999999998">
                <text:p>6.79999999999998</text:p>
              </table:table-cell>
              <table:table-cell office:value-type="float" office:value="0.0228572862862194">
                <text:p>0.02285728628621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84999999999998">
                <text:p>6.84999999999998</text:p>
              </table:table-cell>
              <table:table-cell office:value-type="float" office:value="0.0231616656247516">
                <text:p>0.0231616656247516</text:p>
              </table:table-cell>
              <table:table-cell office:value-type="float" office:value="6.84999999999998">
                <text:p>6.84999999999998</text:p>
              </table:table-cell>
              <table:table-cell office:value-type="float" office:value="0.0242798068699035">
                <text:p>0.0242798068699035</text:p>
              </table:table-cell>
              <table:table-cell office:value-type="float" office:value="6.84999999999998">
                <text:p>6.84999999999998</text:p>
              </table:table-cell>
              <table:table-cell office:value-type="float" office:value="0.0229483117346193">
                <text:p>0.02294831173461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89999999999998">
                <text:p>6.89999999999998</text:p>
              </table:table-cell>
              <table:table-cell office:value-type="float" office:value="0.0232516388384777">
                <text:p>0.0232516388384777</text:p>
              </table:table-cell>
              <table:table-cell office:value-type="float" office:value="6.89999999999998">
                <text:p>6.89999999999998</text:p>
              </table:table-cell>
              <table:table-cell office:value-type="float" office:value="0.0243744120059095">
                <text:p>0.0243744120059095</text:p>
              </table:table-cell>
              <table:table-cell office:value-type="float" office:value="6.89999999999998">
                <text:p>6.89999999999998</text:p>
              </table:table-cell>
              <table:table-cell office:value-type="float" office:value="0.0230407596443419">
                <text:p>0.02304075964434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94999999999998">
                <text:p>6.94999999999998</text:p>
              </table:table-cell>
              <table:table-cell office:value-type="float" office:value="0.0233405318233314">
                <text:p>0.0233405318233314</text:p>
              </table:table-cell>
              <table:table-cell office:value-type="float" office:value="6.94999999999998">
                <text:p>6.94999999999998</text:p>
              </table:table-cell>
              <table:table-cell office:value-type="float" office:value="0.0244673378615073">
                <text:p>0.0244673378615073</text:p>
              </table:table-cell>
              <table:table-cell office:value-type="float" office:value="6.94999999999998">
                <text:p>6.94999999999998</text:p>
              </table:table-cell>
              <table:table-cell office:value-type="float" office:value="0.023134491993003">
                <text:p>0.0231344919930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99999999999998">
                <text:p>6.99999999999998</text:p>
              </table:table-cell>
              <table:table-cell office:value-type="float" office:value="0.0234282239763883">
                <text:p>0.0234282239763883</text:p>
              </table:table-cell>
              <table:table-cell office:value-type="float" office:value="6.99999999999998">
                <text:p>6.99999999999998</text:p>
              </table:table-cell>
              <table:table-cell office:value-type="float" office:value="0.0245580965470443">
                <text:p>0.0245580965470443</text:p>
              </table:table-cell>
              <table:table-cell office:value-type="float" office:value="6.99999999999998">
                <text:p>6.99999999999998</text:p>
              </table:table-cell>
              <table:table-cell office:value-type="float" office:value="0.0232293707582185">
                <text:p>0.02322937075821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04999999999998">
                <text:p>7.04999999999998</text:p>
              </table:table-cell>
              <table:table-cell office:value-type="float" office:value="0.0235145946947241">
                <text:p>0.0235145946947241</text:p>
              </table:table-cell>
              <table:table-cell office:value-type="float" office:value="7.04999999999998">
                <text:p>7.04999999999998</text:p>
              </table:table-cell>
              <table:table-cell office:value-type="float" office:value="0.0246462001728681">
                <text:p>0.0246462001728681</text:p>
              </table:table-cell>
              <table:table-cell office:value-type="float" office:value="7.04999999999998">
                <text:p>7.04999999999998</text:p>
              </table:table-cell>
              <table:table-cell office:value-type="float" office:value="0.0233252579176043">
                <text:p>0.02332525791760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09999999999998">
                <text:p>7.09999999999998</text:p>
              </table:table-cell>
              <table:table-cell office:value-type="float" office:value="0.0235995233754144">
                <text:p>0.0235995233754144</text:p>
              </table:table-cell>
              <table:table-cell office:value-type="float" office:value="7.09999999999998">
                <text:p>7.09999999999998</text:p>
              </table:table-cell>
              <table:table-cell office:value-type="float" office:value="0.0247311608493262">
                <text:p>0.0247311608493262</text:p>
              </table:table-cell>
              <table:table-cell office:value-type="float" office:value="7.09999999999998">
                <text:p>7.09999999999998</text:p>
              </table:table-cell>
              <table:table-cell office:value-type="float" office:value="0.0234220154487761">
                <text:p>0.02342201544877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14999999999998">
                <text:p>7.14999999999998</text:p>
              </table:table-cell>
              <table:table-cell office:value-type="float" office:value="0.0236828894155348">
                <text:p>0.0236828894155348</text:p>
              </table:table-cell>
              <table:table-cell office:value-type="float" office:value="7.14999999999998">
                <text:p>7.14999999999998</text:p>
              </table:table-cell>
              <table:table-cell office:value-type="float" office:value="0.0248124906867661">
                <text:p>0.0248124906867661</text:p>
              </table:table-cell>
              <table:table-cell office:value-type="float" office:value="7.14999999999998">
                <text:p>7.14999999999998</text:p>
              </table:table-cell>
              <table:table-cell office:value-type="float" office:value="0.0235195053293499">
                <text:p>0.02351950532934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19999999999998">
                <text:p>7.19999999999998</text:p>
              </table:table-cell>
              <table:table-cell office:value-type="float" office:value="0.0237645722121609">
                <text:p>0.0237645722121609</text:p>
              </table:table-cell>
              <table:table-cell office:value-type="float" office:value="7.19999999999998">
                <text:p>7.19999999999998</text:p>
              </table:table-cell>
              <table:table-cell office:value-type="float" office:value="0.0248897017955354">
                <text:p>0.0248897017955354</text:p>
              </table:table-cell>
              <table:table-cell office:value-type="float" office:value="7.19999999999998">
                <text:p>7.19999999999998</text:p>
              </table:table-cell>
              <table:table-cell office:value-type="float" office:value="0.0236175895369414">
                <text:p>0.02361758953694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24999999999998">
                <text:p>7.24999999999998</text:p>
              </table:table-cell>
              <table:table-cell office:value-type="float" office:value="0.0238444511623685">
                <text:p>0.0238444511623685</text:p>
              </table:table-cell>
              <table:table-cell office:value-type="float" office:value="7.24999999999998">
                <text:p>7.24999999999998</text:p>
              </table:table-cell>
              <table:table-cell office:value-type="float" office:value="0.0249623062859816">
                <text:p>0.0249623062859816</text:p>
              </table:table-cell>
              <table:table-cell office:value-type="float" office:value="7.24999999999998">
                <text:p>7.24999999999998</text:p>
              </table:table-cell>
              <table:table-cell office:value-type="float" office:value="0.0237161300491665">
                <text:p>0.02371613004916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29999999999998">
                <text:p>7.29999999999998</text:p>
              </table:table-cell>
              <table:table-cell office:value-type="float" office:value="0.0239224056632331">
                <text:p>0.0239224056632331</text:p>
              </table:table-cell>
              <table:table-cell office:value-type="float" office:value="7.29999999999998">
                <text:p>7.29999999999998</text:p>
              </table:table-cell>
              <table:table-cell office:value-type="float" office:value="0.0250298162684522">
                <text:p>0.0250298162684522</text:p>
              </table:table-cell>
              <table:table-cell office:value-type="float" office:value="7.29999999999998">
                <text:p>7.29999999999998</text:p>
              </table:table-cell>
              <table:table-cell office:value-type="float" office:value="0.023814988843641">
                <text:p>0.0238149888436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34999999999998">
                <text:p>7.34999999999998</text:p>
              </table:table-cell>
              <table:table-cell office:value-type="float" office:value="0.0239983151118303">
                <text:p>0.0239983151118303</text:p>
              </table:table-cell>
              <table:table-cell office:value-type="float" office:value="7.34999999999998">
                <text:p>7.34999999999998</text:p>
              </table:table-cell>
              <table:table-cell office:value-type="float" office:value="0.0250917438532947">
                <text:p>0.0250917438532947</text:p>
              </table:table-cell>
              <table:table-cell office:value-type="float" office:value="7.34999999999998">
                <text:p>7.34999999999998</text:p>
              </table:table-cell>
              <table:table-cell office:value-type="float" office:value="0.0239140278979808">
                <text:p>0.02391402789798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39999999999998">
                <text:p>7.39999999999998</text:p>
              </table:table-cell>
              <table:table-cell office:value-type="float" office:value="0.0240720589052359">
                <text:p>0.0240720589052359</text:p>
              </table:table-cell>
              <table:table-cell office:value-type="float" office:value="7.39999999999998">
                <text:p>7.39999999999998</text:p>
              </table:table-cell>
              <table:table-cell office:value-type="float" office:value="0.0251476011508566">
                <text:p>0.0251476011508566</text:p>
              </table:table-cell>
              <table:table-cell office:value-type="float" office:value="7.39999999999998">
                <text:p>7.39999999999998</text:p>
              </table:table-cell>
              <table:table-cell office:value-type="float" office:value="0.0240131091898016">
                <text:p>0.02401310918980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44999999999998">
                <text:p>7.44999999999998</text:p>
              </table:table-cell>
              <table:table-cell office:value-type="float" office:value="0.0241435164405253">
                <text:p>0.0241435164405253</text:p>
              </table:table-cell>
              <table:table-cell office:value-type="float" office:value="7.44999999999998">
                <text:p>7.44999999999998</text:p>
              </table:table-cell>
              <table:table-cell office:value-type="float" office:value="0.0251969002714856">
                <text:p>0.0251969002714856</text:p>
              </table:table-cell>
              <table:table-cell office:value-type="float" office:value="7.44999999999998">
                <text:p>7.44999999999998</text:p>
              </table:table-cell>
              <table:table-cell office:value-type="float" office:value="0.0241120946967195">
                <text:p>0.02411209469671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49999999999998">
                <text:p>7.49999999999998</text:p>
              </table:table-cell>
              <table:table-cell office:value-type="float" office:value="0.0242125671147744">
                <text:p>0.0242125671147744</text:p>
              </table:table-cell>
              <table:table-cell office:value-type="float" office:value="7.49999999999998">
                <text:p>7.49999999999998</text:p>
              </table:table-cell>
              <table:table-cell office:value-type="float" office:value="0.025239153325529">
                <text:p>0.025239153325529</text:p>
              </table:table-cell>
              <table:table-cell office:value-type="float" office:value="7.49999999999998">
                <text:p>7.49999999999998</text:p>
              </table:table-cell>
              <table:table-cell office:value-type="float" office:value="0.0242108463963501">
                <text:p>0.02421084639635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54999999999998">
                <text:p>7.54999999999998</text:p>
              </table:table-cell>
              <table:table-cell office:value-type="float" office:value="0.0242790903250586">
                <text:p>0.0242790903250586</text:p>
              </table:table-cell>
              <table:table-cell office:value-type="float" office:value="7.54999999999998">
                <text:p>7.54999999999998</text:p>
              </table:table-cell>
              <table:table-cell office:value-type="float" office:value="0.0252741053815523">
                <text:p>0.0252741053815523</text:p>
              </table:table-cell>
              <table:table-cell office:value-type="float" office:value="7.54999999999998">
                <text:p>7.54999999999998</text:p>
              </table:table-cell>
              <table:table-cell office:value-type="float" office:value="0.0243092262663094">
                <text:p>0.02430922626630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59999999999998">
                <text:p>7.59999999999998</text:p>
              </table:table-cell>
              <table:table-cell office:value-type="float" office:value="0.0243429654684536">
                <text:p>0.0243429654684536</text:p>
              </table:table-cell>
              <table:table-cell office:value-type="float" office:value="7.59999999999998">
                <text:p>7.59999999999998</text:p>
              </table:table-cell>
              <table:table-cell office:value-type="float" office:value="0.0253024333409925">
                <text:p>0.0253024333409925</text:p>
              </table:table-cell>
              <table:table-cell office:value-type="float" office:value="7.59999999999998">
                <text:p>7.59999999999998</text:p>
              </table:table-cell>
              <table:table-cell office:value-type="float" office:value="0.0244070962842131">
                <text:p>0.02440709628421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64999999999998">
                <text:p>7.64999999999998</text:p>
              </table:table-cell>
              <table:table-cell office:value-type="float" office:value="0.0244040719420351">
                <text:p>0.0244040719420351</text:p>
              </table:table-cell>
              <table:table-cell office:value-type="float" office:value="7.64999999999998">
                <text:p>7.64999999999998</text:p>
              </table:table-cell>
              <table:table-cell office:value-type="float" office:value="0.0253250470635043">
                <text:p>0.0253250470635043</text:p>
              </table:table-cell>
              <table:table-cell office:value-type="float" office:value="7.64999999999998">
                <text:p>7.64999999999998</text:p>
              </table:table-cell>
              <table:table-cell office:value-type="float" office:value="0.0245043184276771">
                <text:p>0.024504318427677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69999999999998">
                <text:p>7.69999999999998</text:p>
              </table:table-cell>
              <table:table-cell office:value-type="float" office:value="0.0244622891428787">
                <text:p>0.0244622891428787</text:p>
              </table:table-cell>
              <table:table-cell office:value-type="float" office:value="7.69999999999998">
                <text:p>7.69999999999998</text:p>
              </table:table-cell>
              <table:table-cell office:value-type="float" office:value="0.0253428564087426">
                <text:p>0.0253428564087426</text:p>
              </table:table-cell>
              <table:table-cell office:value-type="float" office:value="7.69999999999998">
                <text:p>7.69999999999998</text:p>
              </table:table-cell>
              <table:table-cell office:value-type="float" office:value="0.0246007546743173">
                <text:p>0.024600754674317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74999999999998">
                <text:p>7.74999999999998</text:p>
              </table:table-cell>
              <table:table-cell office:value-type="float" office:value="0.02451749646806">
                <text:p>0.02451749646806</text:p>
              </table:table-cell>
              <table:table-cell office:value-type="float" office:value="7.74999999999998">
                <text:p>7.74999999999998</text:p>
              </table:table-cell>
              <table:table-cell office:value-type="float" office:value="0.0253567712363621">
                <text:p>0.0253567712363621</text:p>
              </table:table-cell>
              <table:table-cell office:value-type="float" office:value="7.74999999999998">
                <text:p>7.74999999999998</text:p>
              </table:table-cell>
              <table:table-cell office:value-type="float" office:value="0.0246962670017494">
                <text:p>0.02469626700174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79999999999998">
                <text:p>7.79999999999998</text:p>
              </table:table-cell>
              <table:table-cell office:value-type="float" office:value="0.0245696625754042">
                <text:p>0.0245696625754042</text:p>
              </table:table-cell>
              <table:table-cell office:value-type="float" office:value="7.79999999999998">
                <text:p>7.79999999999998</text:p>
              </table:table-cell>
              <table:table-cell office:value-type="float" office:value="0.0253677014060176">
                <text:p>0.0253677014060176</text:p>
              </table:table-cell>
              <table:table-cell office:value-type="float" office:value="7.79999999999998">
                <text:p>7.79999999999998</text:p>
              </table:table-cell>
              <table:table-cell office:value-type="float" office:value="0.0247907475394507">
                <text:p>0.02479074753945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84999999999998">
                <text:p>7.84999999999998</text:p>
              </table:table-cell>
              <table:table-cell office:value-type="float" office:value="0.0246191131657344">
                <text:p>0.0246191131657344</text:p>
              </table:table-cell>
              <table:table-cell office:value-type="float" office:value="7.84999999999998">
                <text:p>7.84999999999998</text:p>
              </table:table-cell>
              <table:table-cell office:value-type="float" office:value="0.025376556777364">
                <text:p>0.025376556777364</text:p>
              </table:table-cell>
              <table:table-cell office:value-type="float" office:value="7.84999999999998">
                <text:p>7.84999999999998</text:p>
              </table:table-cell>
              <table:table-cell office:value-type="float" office:value="0.0248842090243439">
                <text:p>0.02488420902434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89999999999998">
                <text:p>7.89999999999998</text:p>
              </table:table-cell>
              <table:table-cell office:value-type="float" office:value="0.0246662632006234">
                <text:p>0.0246662632006234</text:p>
              </table:table-cell>
              <table:table-cell office:value-type="float" office:value="7.89999999999998">
                <text:p>7.89999999999998</text:p>
              </table:table-cell>
              <table:table-cell office:value-type="float" office:value="0.0253842472100561">
                <text:p>0.0253842472100561</text:p>
              </table:table-cell>
              <table:table-cell office:value-type="float" office:value="7.89999999999998">
                <text:p>7.89999999999998</text:p>
              </table:table-cell>
              <table:table-cell office:value-type="float" office:value="0.0249766943452127">
                <text:p>0.024976694345212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94999999999998">
                <text:p>7.94999999999998</text:p>
              </table:table-cell>
              <table:table-cell office:value-type="float" office:value="0.0247115276416439">
                <text:p>0.0247115276416439</text:p>
              </table:table-cell>
              <table:table-cell office:value-type="float" office:value="7.94999999999998">
                <text:p>7.94999999999998</text:p>
              </table:table-cell>
              <table:table-cell office:value-type="float" office:value="0.0253916825637486">
                <text:p>0.0253916825637486</text:p>
              </table:table-cell>
              <table:table-cell office:value-type="float" office:value="7.94999999999998">
                <text:p>7.94999999999998</text:p>
              </table:table-cell>
              <table:table-cell office:value-type="float" office:value="0.0250682463908414">
                <text:p>0.02506824639084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99999999999998">
                <text:p>7.99999999999998</text:p>
              </table:table-cell>
              <table:table-cell office:value-type="float" office:value="0.0247553214503685">
                <text:p>0.0247553214503685</text:p>
              </table:table-cell>
              <table:table-cell office:value-type="float" office:value="7.99999999999998">
                <text:p>7.99999999999998</text:p>
              </table:table-cell>
              <table:table-cell office:value-type="float" office:value="0.0253997726980964">
                <text:p>0.0253997726980964</text:p>
              </table:table-cell>
              <table:table-cell office:value-type="float" office:value="7.99999999999998">
                <text:p>7.99999999999998</text:p>
              </table:table-cell>
              <table:table-cell office:value-type="float" office:value="0.0251589080500137">
                <text:p>0.02515890805001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04999999999998">
                <text:p>8.04999999999998</text:p>
              </table:table-cell>
              <table:table-cell office:value-type="float" office:value="0.0247980595883701">
                <text:p>0.0247980595883701</text:p>
              </table:table-cell>
              <table:table-cell office:value-type="float" office:value="8.04999999999998">
                <text:p>8.04999999999998</text:p>
              </table:table-cell>
              <table:table-cell office:value-type="float" office:value="0.0254094274727543">
                <text:p>0.0254094274727543</text:p>
              </table:table-cell>
              <table:table-cell office:value-type="float" office:value="8.04999999999998">
                <text:p>8.04999999999998</text:p>
              </table:table-cell>
              <table:table-cell office:value-type="float" office:value="0.0252487222115138">
                <text:p>0.02524872221151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09999999999998">
                <text:p>8.09999999999998</text:p>
              </table:table-cell>
              <table:table-cell office:value-type="float" office:value="0.0248401570172212">
                <text:p>0.0248401570172212</text:p>
              </table:table-cell>
              <table:table-cell office:value-type="float" office:value="8.09999999999998">
                <text:p>8.09999999999998</text:p>
              </table:table-cell>
              <table:table-cell office:value-type="float" office:value="0.0254215567473771">
                <text:p>0.0254215567473771</text:p>
              </table:table-cell>
              <table:table-cell office:value-type="float" office:value="8.09999999999998">
                <text:p>8.09999999999998</text:p>
              </table:table-cell>
              <table:table-cell office:value-type="float" office:value="0.0253377317641255">
                <text:p>0.02533773176412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14999999999998">
                <text:p>8.14999999999998</text:p>
              </table:table-cell>
              <table:table-cell office:value-type="float" office:value="0.0248820286984946">
                <text:p>0.0248820286984946</text:p>
              </table:table-cell>
              <table:table-cell office:value-type="float" office:value="8.14999999999998">
                <text:p>8.14999999999998</text:p>
              </table:table-cell>
              <table:table-cell office:value-type="float" office:value="0.0254370703816196">
                <text:p>0.0254370703816196</text:p>
              </table:table-cell>
              <table:table-cell office:value-type="float" office:value="8.14999999999998">
                <text:p>8.14999999999998</text:p>
              </table:table-cell>
              <table:table-cell office:value-type="float" office:value="0.0254259795966328">
                <text:p>0.02542597959663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19999999999998">
                <text:p>8.19999999999998</text:p>
              </table:table-cell>
              <table:table-cell office:value-type="float" office:value="0.0249240895937629">
                <text:p>0.0249240895937629</text:p>
              </table:table-cell>
              <table:table-cell office:value-type="float" office:value="8.19999999999998">
                <text:p>8.19999999999998</text:p>
              </table:table-cell>
              <table:table-cell office:value-type="float" office:value="0.0254568782351365">
                <text:p>0.0254568782351365</text:p>
              </table:table-cell>
              <table:table-cell office:value-type="float" office:value="8.19999999999998">
                <text:p>8.19999999999998</text:p>
              </table:table-cell>
              <table:table-cell office:value-type="float" office:value="0.0255135085978197">
                <text:p>0.02551350859781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24999999999998">
                <text:p>8.24999999999998</text:p>
              </table:table-cell>
              <table:table-cell office:value-type="float" office:value="0.024966754664599">
                <text:p>0.024966754664599</text:p>
              </table:table-cell>
              <table:table-cell office:value-type="float" office:value="8.24999999999998">
                <text:p>8.24999999999998</text:p>
              </table:table-cell>
              <table:table-cell office:value-type="float" office:value="0.0254818901675827">
                <text:p>0.0254818901675827</text:p>
              </table:table-cell>
              <table:table-cell office:value-type="float" office:value="8.24999999999998">
                <text:p>8.24999999999998</text:p>
              </table:table-cell>
              <table:table-cell office:value-type="float" office:value="0.0256003616564703">
                <text:p>0.02560036165647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29999999999998">
                <text:p>8.29999999999998</text:p>
              </table:table-cell>
              <table:table-cell office:value-type="float" office:value="0.0250104388725755">
                <text:p>0.0250104388725755</text:p>
              </table:table-cell>
              <table:table-cell office:value-type="float" office:value="8.29999999999998">
                <text:p>8.29999999999998</text:p>
              </table:table-cell>
              <table:table-cell office:value-type="float" office:value="0.0255130160386131">
                <text:p>0.0255130160386131</text:p>
              </table:table-cell>
              <table:table-cell office:value-type="float" office:value="8.29999999999998">
                <text:p>8.29999999999998</text:p>
              </table:table-cell>
              <table:table-cell office:value-type="float" office:value="0.0256865816613684">
                <text:p>0.02568658166136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34999999999998">
                <text:p>8.34999999999998</text:p>
              </table:table-cell>
              <table:table-cell office:value-type="float" office:value="0.0250555571792651">
                <text:p>0.0250555571792651</text:p>
              </table:table-cell>
              <table:table-cell office:value-type="float" office:value="8.34999999999998">
                <text:p>8.34999999999998</text:p>
              </table:table-cell>
              <table:table-cell office:value-type="float" office:value="0.0255511657078823">
                <text:p>0.0255511657078823</text:p>
              </table:table-cell>
              <table:table-cell office:value-type="float" office:value="8.34999999999998">
                <text:p>8.34999999999998</text:p>
              </table:table-cell>
              <table:table-cell office:value-type="float" office:value="0.025772211501298">
                <text:p>0.0257722115012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39999999999998">
                <text:p>8.39999999999998</text:p>
              </table:table-cell>
              <table:table-cell office:value-type="float" office:value="0.0251025245462405">
                <text:p>0.0251025245462405</text:p>
              </table:table-cell>
              <table:table-cell office:value-type="float" office:value="8.39999999999998">
                <text:p>8.39999999999998</text:p>
              </table:table-cell>
              <table:table-cell office:value-type="float" office:value="0.0255972490350453">
                <text:p>0.0255972490350453</text:p>
              </table:table-cell>
              <table:table-cell office:value-type="float" office:value="8.39999999999998">
                <text:p>8.39999999999998</text:p>
              </table:table-cell>
              <table:table-cell office:value-type="float" office:value="0.0258572940650431">
                <text:p>0.025857294065043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44999999999999">
                <text:p>8.44999999999999</text:p>
              </table:table-cell>
              <table:table-cell office:value-type="float" office:value="0.0251517559350745">
                <text:p>0.0251517559350745</text:p>
              </table:table-cell>
              <table:table-cell office:value-type="float" office:value="8.44999999999999">
                <text:p>8.44999999999999</text:p>
              </table:table-cell>
              <table:table-cell office:value-type="float" office:value="0.0256521758797568">
                <text:p>0.0256521758797568</text:p>
              </table:table-cell>
              <table:table-cell office:value-type="float" office:value="8.44999999999999">
                <text:p>8.44999999999999</text:p>
              </table:table-cell>
              <table:table-cell office:value-type="float" office:value="0.0259418722413878">
                <text:p>0.025941872241387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49999999999999">
                <text:p>8.49999999999999</text:p>
              </table:table-cell>
              <table:table-cell office:value-type="float" office:value="0.0252036663073396">
                <text:p>0.0252036663073396</text:p>
              </table:table-cell>
              <table:table-cell office:value-type="float" office:value="8.49999999999999">
                <text:p>8.49999999999999</text:p>
              </table:table-cell>
              <table:table-cell office:value-type="float" office:value="0.0257168561016716">
                <text:p>0.0257168561016716</text:p>
              </table:table-cell>
              <table:table-cell office:value-type="float" office:value="8.49999999999999">
                <text:p>8.49999999999999</text:p>
              </table:table-cell>
              <table:table-cell office:value-type="float" office:value="0.0260259889191158">
                <text:p>0.02602598891911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54999999999999">
                <text:p>8.54999999999999</text:p>
              </table:table-cell>
              <table:table-cell office:value-type="float" office:value="0.0252586706246087">
                <text:p>0.0252586706246087</text:p>
              </table:table-cell>
              <table:table-cell office:value-type="float" office:value="8.54999999999999">
                <text:p>8.54999999999999</text:p>
              </table:table-cell>
              <table:table-cell office:value-type="float" office:value="0.0257919170560635">
                <text:p>0.0257919170560635</text:p>
              </table:table-cell>
              <table:table-cell office:value-type="float" office:value="8.54999999999999">
                <text:p>8.54999999999999</text:p>
              </table:table-cell>
              <table:table-cell office:value-type="float" office:value="0.0261096869870113">
                <text:p>0.02610968698701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0.0253171838484544">
                <text:p>0.0253171838484544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0.025876856080682">
                <text:p>0.025876856080682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0.0261930093338583">
                <text:p>0.02619300933385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64999999999999">
                <text:p>8.64999999999999</text:p>
              </table:table-cell>
              <table:table-cell office:value-type="float" office:value="0.0253796209404494">
                <text:p>0.0253796209404494</text:p>
              </table:table-cell>
              <table:table-cell office:value-type="float" office:value="8.64999999999999">
                <text:p>8.64999999999999</text:p>
              </table:table-cell>
              <table:table-cell office:value-type="float" office:value="0.0259708880088957">
                <text:p>0.0259708880088957</text:p>
              </table:table-cell>
              <table:table-cell office:value-type="float" office:value="8.64999999999999">
                <text:p>8.64999999999999</text:p>
              </table:table-cell>
              <table:table-cell office:value-type="float" office:value="0.0262759988484405">
                <text:p>0.02627599884844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69999999999999">
                <text:p>8.69999999999999</text:p>
              </table:table-cell>
              <table:table-cell office:value-type="float" office:value="0.0254463968621665">
                <text:p>0.0254463968621665</text:p>
              </table:table-cell>
              <table:table-cell office:value-type="float" office:value="8.69999999999999">
                <text:p>8.69999999999999</text:p>
              </table:table-cell>
              <table:table-cell office:value-type="float" office:value="0.0260732276740732">
                <text:p>0.0260732276740732</text:p>
              </table:table-cell>
              <table:table-cell office:value-type="float" office:value="8.69999999999999">
                <text:p>8.69999999999999</text:p>
              </table:table-cell>
              <table:table-cell office:value-type="float" office:value="0.0263586984195422">
                <text:p>0.02635869841954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74999999999999">
                <text:p>8.74999999999999</text:p>
              </table:table-cell>
              <table:table-cell office:value-type="float" office:value="0.0255179265751783">
                <text:p>0.0255179265751783</text:p>
              </table:table-cell>
              <table:table-cell office:value-type="float" office:value="8.74999999999999">
                <text:p>8.74999999999999</text:p>
              </table:table-cell>
              <table:table-cell office:value-type="float" office:value="0.0261830899095828">
                <text:p>0.0261830899095828</text:p>
              </table:table-cell>
              <table:table-cell office:value-type="float" office:value="8.74999999999999">
                <text:p>8.74999999999999</text:p>
              </table:table-cell>
              <table:table-cell office:value-type="float" office:value="0.0264411509359471">
                <text:p>0.02644115093594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79999999999999">
                <text:p>8.79999999999999</text:p>
              </table:table-cell>
              <table:table-cell office:value-type="float" office:value="0.0255944865065056">
                <text:p>0.0255944865065056</text:p>
              </table:table-cell>
              <table:table-cell office:value-type="float" office:value="8.79999999999999">
                <text:p>8.79999999999999</text:p>
              </table:table-cell>
              <table:table-cell office:value-type="float" office:value="0.0262996895487933">
                <text:p>0.0262996895487933</text:p>
              </table:table-cell>
              <table:table-cell office:value-type="float" office:value="8.79999999999999">
                <text:p>8.79999999999999</text:p>
              </table:table-cell>
              <table:table-cell office:value-type="float" office:value="0.0265233799029799">
                <text:p>0.02652337990297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84999999999999">
                <text:p>8.84999999999999</text:p>
              </table:table-cell>
              <table:table-cell office:value-type="float" office:value="0.0256757989449615">
                <text:p>0.0256757989449615</text:p>
              </table:table-cell>
              <table:table-cell office:value-type="float" office:value="8.84999999999999">
                <text:p>8.84999999999999</text:p>
              </table:table-cell>
              <table:table-cell office:value-type="float" office:value="0.0264222414250731">
                <text:p>0.0264222414250731</text:p>
              </table:table-cell>
              <table:table-cell office:value-type="float" office:value="8.84999999999999">
                <text:p>8.84999999999999</text:p>
              </table:table-cell>
              <table:table-cell office:value-type="float" office:value="0.0266053312921269">
                <text:p>0.02660533129212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89999999999999">
                <text:p>8.89999999999999</text:p>
              </table:table-cell>
              <table:table-cell office:value-type="float" office:value="0.0257614476448068">
                <text:p>0.0257614476448068</text:p>
              </table:table-cell>
              <table:table-cell office:value-type="float" office:value="8.89999999999999">
                <text:p>8.89999999999999</text:p>
              </table:table-cell>
              <table:table-cell office:value-type="float" office:value="0.0265499603717907">
                <text:p>0.0265499603717907</text:p>
              </table:table-cell>
              <table:table-cell office:value-type="float" office:value="8.89999999999999">
                <text:p>8.89999999999999</text:p>
              </table:table-cell>
              <table:table-cell office:value-type="float" office:value="0.0266869316914152">
                <text:p>0.02668693169141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94999999999999">
                <text:p>8.94999999999999</text:p>
              </table:table-cell>
              <table:table-cell office:value-type="float" office:value="0.0258510163603028">
                <text:p>0.0258510163603028</text:p>
              </table:table-cell>
              <table:table-cell office:value-type="float" office:value="8.94999999999999">
                <text:p>8.94999999999999</text:p>
              </table:table-cell>
              <table:table-cell office:value-type="float" office:value="0.0266820612223147">
                <text:p>0.0266820612223147</text:p>
              </table:table-cell>
              <table:table-cell office:value-type="float" office:value="8.94999999999999">
                <text:p>8.94999999999999</text:p>
              </table:table-cell>
              <table:table-cell office:value-type="float" office:value="0.0267681076888716">
                <text:p>0.02676810768887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">
                <text:p>9</text:p>
              </table:table-cell>
              <table:table-cell office:value-type="float" office:value="0.0259440888457104">
                <text:p>0.0259440888457104</text:p>
              </table:table-cell>
              <table:table-cell office:value-type="float" office:value="9">
                <text:p>9</text:p>
              </table:table-cell>
              <table:table-cell office:value-type="float" office:value="0.0268177588100136">
                <text:p>0.0268177588100136</text:p>
              </table:table-cell>
              <table:table-cell office:value-type="float" office:value="9">
                <text:p>9</text:p>
              </table:table-cell>
              <table:table-cell office:value-type="float" office:value="0.0268487858725232">
                <text:p>0.02684878587252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.04999999999999">
                <text:p>9.04999999999999</text:p>
              </table:table-cell>
              <table:table-cell office:value-type="float" office:value="0.0260402488552906">
                <text:p>0.0260402488552906</text:p>
              </table:table-cell>
              <table:table-cell office:value-type="float" office:value="9.04999999999999">
                <text:p>9.04999999999999</text:p>
              </table:table-cell>
              <table:table-cell office:value-type="float" office:value="0.0269562679682559">
                <text:p>0.0269562679682559</text:p>
              </table:table-cell>
              <table:table-cell office:value-type="float" office:value="9.04999999999999">
                <text:p>9.04999999999999</text:p>
              </table:table-cell>
              <table:table-cell office:value-type="float" office:value="0.0269288928303969">
                <text:p>0.02692889283039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.09999999999999">
                <text:p>9.09999999999999</text:p>
              </table:table-cell>
              <table:table-cell office:value-type="float" office:value="0.0261390801433046">
                <text:p>0.0261390801433046</text:p>
              </table:table-cell>
              <table:table-cell office:value-type="float" office:value="9.09999999999999">
                <text:p>9.09999999999999</text:p>
              </table:table-cell>
              <table:table-cell office:value-type="float" office:value="0.0270968035304102">
                <text:p>0.0270968035304102</text:p>
              </table:table-cell>
              <table:table-cell office:value-type="float" office:value="9.09999999999999">
                <text:p>9.09999999999999</text:p>
              </table:table-cell>
              <table:table-cell office:value-type="float" office:value="0.0270083551505197">
                <text:p>0.02700835515051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.15">
                <text:p>9.15</text:p>
              </table:table-cell>
              <table:table-cell office:value-type="float" office:value="0.0262401664640133">
                <text:p>0.0262401664640133</text:p>
              </table:table-cell>
              <table:table-cell office:value-type="float" office:value="9.15">
                <text:p>9.15</text:p>
              </table:table-cell>
              <table:table-cell office:value-type="float" office:value="0.027238580329845">
                <text:p>0.027238580329845</text:p>
              </table:table-cell>
              <table:table-cell office:value-type="float" office:value="9.15">
                <text:p>9.15</text:p>
              </table:table-cell>
              <table:table-cell office:value-type="float" office:value="0.0270870994209186">
                <text:p>0.02708709942091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.2">
                <text:p>9.2</text:p>
              </table:table-cell>
              <table:table-cell office:value-type="float" office:value="0.0263430915716779">
                <text:p>0.0263430915716779</text:p>
              </table:table-cell>
              <table:table-cell office:value-type="float" office:value="9.2">
                <text:p>9.2</text:p>
              </table:table-cell>
              <table:table-cell office:value-type="float" office:value="0.0273808131999288">
                <text:p>0.0273808131999288</text:p>
              </table:table-cell>
              <table:table-cell office:value-type="float" office:value="9.2">
                <text:p>9.2</text:p>
              </table:table-cell>
              <table:table-cell office:value-type="float" office:value="0.0271650522296204">
                <text:p>0.02716505222962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.25">
                <text:p>9.25</text:p>
              </table:table-cell>
              <table:table-cell office:value-type="float" office:value="0.0264474392205593">
                <text:p>0.0264474392205593</text:p>
              </table:table-cell>
              <table:table-cell office:value-type="float" office:value="9.25">
                <text:p>9.25</text:p>
              </table:table-cell>
              <table:table-cell office:value-type="float" office:value="0.0275227169740302">
                <text:p>0.0275227169740302</text:p>
              </table:table-cell>
              <table:table-cell office:value-type="float" office:value="9.25">
                <text:p>9.25</text:p>
              </table:table-cell>
              <table:table-cell office:value-type="float" office:value="0.0272421401646523">
                <text:p>0.02724214016465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.3">
                <text:p>9.3</text:p>
              </table:table-cell>
              <table:table-cell office:value-type="float" office:value="0.0265527931649186">
                <text:p>0.0265527931649186</text:p>
              </table:table-cell>
              <table:table-cell office:value-type="float" office:value="9.3">
                <text:p>9.3</text:p>
              </table:table-cell>
              <table:table-cell office:value-type="float" office:value="0.0276635064855176">
                <text:p>0.0276635064855176</text:p>
              </table:table-cell>
              <table:table-cell office:value-type="float" office:value="9.3">
                <text:p>9.3</text:p>
              </table:table-cell>
              <table:table-cell office:value-type="float" office:value="0.027318289814041">
                <text:p>0.0273182898140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.35">
                <text:p>9.35</text:p>
              </table:table-cell>
              <table:table-cell office:value-type="float" office:value="0.0266587371590169">
                <text:p>0.0266587371590169</text:p>
              </table:table-cell>
              <table:table-cell office:value-type="float" office:value="9.35">
                <text:p>9.35</text:p>
              </table:table-cell>
              <table:table-cell office:value-type="float" office:value="0.0278023965677597">
                <text:p>0.0278023965677597</text:p>
              </table:table-cell>
              <table:table-cell office:value-type="float" office:value="9.35">
                <text:p>9.35</text:p>
              </table:table-cell>
              <table:table-cell office:value-type="float" office:value="0.0273934277658137">
                <text:p>0.027393427765813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.4">
                <text:p>9.4</text:p>
              </table:table-cell>
              <table:table-cell office:value-type="float" office:value="0.0267648549571151">
                <text:p>0.0267648549571151</text:p>
              </table:table-cell>
              <table:table-cell office:value-type="float" office:value="9.4">
                <text:p>9.4</text:p>
              </table:table-cell>
              <table:table-cell office:value-type="float" office:value="0.0279386020541249">
                <text:p>0.0279386020541249</text:p>
              </table:table-cell>
              <table:table-cell office:value-type="float" office:value="9.4">
                <text:p>9.4</text:p>
              </table:table-cell>
              <table:table-cell office:value-type="float" office:value="0.0274674806079973">
                <text:p>0.027467480607997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.45">
                <text:p>9.45</text:p>
              </table:table-cell>
              <table:table-cell office:value-type="float" office:value="0.0268707303134744">
                <text:p>0.0268707303134744</text:p>
              </table:table-cell>
              <table:table-cell office:value-type="float" office:value="9.45">
                <text:p>9.45</text:p>
              </table:table-cell>
              <table:table-cell office:value-type="float" office:value="0.0280713377779818">
                <text:p>0.0280713377779818</text:p>
              </table:table-cell>
              <table:table-cell office:value-type="float" office:value="9.45">
                <text:p>9.45</text:p>
              </table:table-cell>
              <table:table-cell office:value-type="float" office:value="0.0275403749286187">
                <text:p>0.02754037492861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.5">
                <text:p>9.5</text:p>
              </table:table-cell>
              <table:table-cell office:value-type="float" office:value="0.0269759469823558">
                <text:p>0.0269759469823558</text:p>
              </table:table-cell>
              <table:table-cell office:value-type="float" office:value="9.5">
                <text:p>9.5</text:p>
              </table:table-cell>
              <table:table-cell office:value-type="float" office:value="0.0281998185726989">
                <text:p>0.0281998185726989</text:p>
              </table:table-cell>
              <table:table-cell office:value-type="float" office:value="9.5">
                <text:p>9.5</text:p>
              </table:table-cell>
              <table:table-cell office:value-type="float" office:value="0.0276120373157049">
                <text:p>0.027612037315704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55">
                <text:p>9.55</text:p>
              </table:table-cell>
              <table:table-cell office:value-type="float" office:value="0.0270800887180203">
                <text:p>0.0270800887180203</text:p>
              </table:table-cell>
              <table:table-cell office:value-type="float" office:value="9.55">
                <text:p>9.55</text:p>
              </table:table-cell>
              <table:table-cell office:value-type="float" office:value="0.0283234003891531">
                <text:p>0.0283234003891531</text:p>
              </table:table-cell>
              <table:table-cell office:value-type="float" office:value="9.55">
                <text:p>9.55</text:p>
              </table:table-cell>
              <table:table-cell office:value-type="float" office:value="0.0276823943572828">
                <text:p>0.02768239435728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6">
                <text:p>9.6</text:p>
              </table:table-cell>
              <table:table-cell office:value-type="float" office:value="0.027182739274729">
                <text:p>0.027182739274729</text:p>
              </table:table-cell>
              <table:table-cell office:value-type="float" office:value="9.6">
                <text:p>9.6</text:p>
              </table:table-cell>
              <table:table-cell office:value-type="float" office:value="0.0284420036482545">
                <text:p>0.0284420036482545</text:p>
              </table:table-cell>
              <table:table-cell office:value-type="float" office:value="9.6">
                <text:p>9.6</text:p>
              </table:table-cell>
              <table:table-cell office:value-type="float" office:value="0.0277513726413795">
                <text:p>0.02775137264137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65">
                <text:p>9.65</text:p>
              </table:table-cell>
              <table:table-cell office:value-type="float" office:value="0.0272834824067429">
                <text:p>0.0272834824067429</text:p>
              </table:table-cell>
              <table:table-cell office:value-type="float" office:value="9.65">
                <text:p>9.65</text:p>
              </table:table-cell>
              <table:table-cell office:value-type="float" office:value="0.0285556898884216">
                <text:p>0.0285556898884216</text:p>
              </table:table-cell>
              <table:table-cell office:value-type="float" office:value="9.65">
                <text:p>9.65</text:p>
              </table:table-cell>
              <table:table-cell office:value-type="float" office:value="0.0278188987560218">
                <text:p>0.02781889875602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7">
                <text:p>9.7</text:p>
              </table:table-cell>
              <table:table-cell office:value-type="float" office:value="0.0273819018683231">
                <text:p>0.0273819018683231</text:p>
              </table:table-cell>
              <table:table-cell office:value-type="float" office:value="9.7">
                <text:p>9.7</text:p>
              </table:table-cell>
              <table:table-cell office:value-type="float" office:value="0.0286645206480729">
                <text:p>0.0286645206480729</text:p>
              </table:table-cell>
              <table:table-cell office:value-type="float" office:value="9.7">
                <text:p>9.7</text:p>
              </table:table-cell>
              <table:table-cell office:value-type="float" office:value="0.0278848992892369">
                <text:p>0.02788489928923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75">
                <text:p>9.75</text:p>
              </table:table-cell>
              <table:table-cell office:value-type="float" office:value="0.0274775814137306">
                <text:p>0.0274775814137306</text:p>
              </table:table-cell>
              <table:table-cell office:value-type="float" office:value="9.75">
                <text:p>9.75</text:p>
              </table:table-cell>
              <table:table-cell office:value-type="float" office:value="0.0287685574656269">
                <text:p>0.0287685574656269</text:p>
              </table:table-cell>
              <table:table-cell office:value-type="float" office:value="9.75">
                <text:p>9.75</text:p>
              </table:table-cell>
              <table:table-cell office:value-type="float" office:value="0.0279493008290515">
                <text:p>0.02794930082905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8">
                <text:p>9.8</text:p>
              </table:table-cell>
              <table:table-cell office:value-type="float" office:value="0.0275701794082439">
                <text:p>0.0275701794082439</text:p>
              </table:table-cell>
              <table:table-cell office:value-type="float" office:value="9.8">
                <text:p>9.8</text:p>
              </table:table-cell>
              <table:table-cell office:value-type="float" office:value="0.028867861879502">
                <text:p>0.028867861879502</text:p>
              </table:table-cell>
              <table:table-cell office:value-type="float" office:value="9.8">
                <text:p>9.8</text:p>
              </table:table-cell>
              <table:table-cell office:value-type="float" office:value="0.028012044305156">
                <text:p>0.0280120443051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85000000000001">
                <text:p>9.85000000000001</text:p>
              </table:table-cell>
              <table:table-cell office:value-type="float" office:value="0.0276596526612115">
                <text:p>0.0276596526612115</text:p>
              </table:table-cell>
              <table:table-cell office:value-type="float" office:value="9.85000000000001">
                <text:p>9.85000000000001</text:p>
              </table:table-cell>
              <table:table-cell office:value-type="float" office:value="0.0289624954281168">
                <text:p>0.0289624954281168</text:p>
              </table:table-cell>
              <table:table-cell office:value-type="float" office:value="9.85000000000001">
                <text:p>9.85000000000001</text:p>
              </table:table-cell>
              <table:table-cell office:value-type="float" office:value="0.0280731280138934">
                <text:p>0.02807312801389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90000000000001">
                <text:p>9.90000000000001</text:p>
              </table:table-cell>
              <table:table-cell office:value-type="float" office:value="0.0277460325929994">
                <text:p>0.0277460325929994</text:p>
              </table:table-cell>
              <table:table-cell office:value-type="float" office:value="9.90000000000001">
                <text:p>9.90000000000001</text:p>
              </table:table-cell>
              <table:table-cell office:value-type="float" office:value="0.0290525196498898">
                <text:p>0.0290525196498898</text:p>
              </table:table-cell>
              <table:table-cell office:value-type="float" office:value="9.90000000000001">
                <text:p>9.90000000000001</text:p>
              </table:table-cell>
              <table:table-cell office:value-type="float" office:value="0.0281325645932701">
                <text:p>0.02813256459327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95000000000001">
                <text:p>9.95000000000001</text:p>
              </table:table-cell>
              <table:table-cell office:value-type="float" office:value="0.0278293506239736">
                <text:p>0.0278293506239736</text:p>
              </table:table-cell>
              <table:table-cell office:value-type="float" office:value="9.95000000000001">
                <text:p>9.95000000000001</text:p>
              </table:table-cell>
              <table:table-cell office:value-type="float" office:value="0.0291379960832394">
                <text:p>0.0291379960832394</text:p>
              </table:table-cell>
              <table:table-cell office:value-type="float" office:value="9.95000000000001">
                <text:p>9.95000000000001</text:p>
              </table:table-cell>
              <table:table-cell office:value-type="float" office:value="0.0281903666812925">
                <text:p>0.02819036668129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">
                <text:p>10</text:p>
              </table:table-cell>
              <table:table-cell office:value-type="float" office:value="0.0279096381744999">
                <text:p>0.0279096381744999</text:p>
              </table:table-cell>
              <table:table-cell office:value-type="float" office:value="10">
                <text:p>10</text:p>
              </table:table-cell>
              <table:table-cell office:value-type="float" office:value="0.0292189862665842">
                <text:p>0.0292189862665842</text:p>
              </table:table-cell>
              <table:table-cell office:value-type="float" office:value="10">
                <text:p>10</text:p>
              </table:table-cell>
              <table:table-cell office:value-type="float" office:value="0.0282465469159669">
                <text:p>0.028246546915966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.05">
                <text:p>10.05</text:p>
              </table:table-cell>
              <table:table-cell office:value-type="float" office:value="0.0279869266649444">
                <text:p>0.0279869266649444</text:p>
              </table:table-cell>
              <table:table-cell office:value-type="float" office:value="10.05">
                <text:p>10.05</text:p>
              </table:table-cell>
              <table:table-cell office:value-type="float" office:value="0.0292955517383425">
                <text:p>0.0292955517383425</text:p>
              </table:table-cell>
              <table:table-cell office:value-type="float" office:value="10.05">
                <text:p>10.05</text:p>
              </table:table-cell>
              <table:table-cell office:value-type="float" office:value="0.0283011179352997">
                <text:p>0.028301117935299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1">
                <text:p>10.1</text:p>
              </table:table-cell>
              <table:table-cell office:value-type="float" office:value="0.028061247515673">
                <text:p>0.028061247515673</text:p>
              </table:table-cell>
              <table:table-cell office:value-type="float" office:value="10.1">
                <text:p>10.1</text:p>
              </table:table-cell>
              <table:table-cell office:value-type="float" office:value="0.029367754036933">
                <text:p>0.029367754036933</text:p>
              </table:table-cell>
              <table:table-cell office:value-type="float" office:value="10.1">
                <text:p>10.1</text:p>
              </table:table-cell>
              <table:table-cell office:value-type="float" office:value="0.0283540923772973">
                <text:p>0.028354092377297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.15">
                <text:p>10.15</text:p>
              </table:table-cell>
              <table:table-cell office:value-type="float" office:value="0.0281326321470516">
                <text:p>0.0281326321470516</text:p>
              </table:table-cell>
              <table:table-cell office:value-type="float" office:value="10.15">
                <text:p>10.15</text:p>
              </table:table-cell>
              <table:table-cell office:value-type="float" office:value="0.029435654700774">
                <text:p>0.029435654700774</text:p>
              </table:table-cell>
              <table:table-cell office:value-type="float" office:value="10.15">
                <text:p>10.15</text:p>
              </table:table-cell>
              <table:table-cell office:value-type="float" office:value="0.028405482879966">
                <text:p>0.0284054828799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.2">
                <text:p>10.2</text:p>
              </table:table-cell>
              <table:table-cell office:value-type="float" office:value="0.0282011119794463">
                <text:p>0.0282011119794463</text:p>
              </table:table-cell>
              <table:table-cell office:value-type="float" office:value="10.2">
                <text:p>10.2</text:p>
              </table:table-cell>
              <table:table-cell office:value-type="float" office:value="0.0294993152682841">
                <text:p>0.0294993152682841</text:p>
              </table:table-cell>
              <table:table-cell office:value-type="float" office:value="10.2">
                <text:p>10.2</text:p>
              </table:table-cell>
              <table:table-cell office:value-type="float" office:value="0.0284553020813122">
                <text:p>0.028455302081312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.25">
                <text:p>10.25</text:p>
              </table:table-cell>
              <table:table-cell office:value-type="float" office:value="0.0282667184332229">
                <text:p>0.0282667184332229</text:p>
              </table:table-cell>
              <table:table-cell office:value-type="float" office:value="10.25">
                <text:p>10.25</text:p>
              </table:table-cell>
              <table:table-cell office:value-type="float" office:value="0.0295587972778818">
                <text:p>0.0295587972778818</text:p>
              </table:table-cell>
              <table:table-cell office:value-type="float" office:value="10.25">
                <text:p>10.25</text:p>
              </table:table-cell>
              <table:table-cell office:value-type="float" office:value="0.0285035626193423">
                <text:p>0.02850356261934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.3">
                <text:p>10.3</text:p>
              </table:table-cell>
              <table:table-cell office:value-type="float" office:value="0.0283294829287475">
                <text:p>0.0283294829287475</text:p>
              </table:table-cell>
              <table:table-cell office:value-type="float" office:value="10.3">
                <text:p>10.3</text:p>
              </table:table-cell>
              <table:table-cell office:value-type="float" office:value="0.0296141622679855">
                <text:p>0.0296141622679855</text:p>
              </table:table-cell>
              <table:table-cell office:value-type="float" office:value="10.3">
                <text:p>10.3</text:p>
              </table:table-cell>
              <table:table-cell office:value-type="float" office:value="0.0285502771320625">
                <text:p>0.02855027713206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.35">
                <text:p>10.35</text:p>
              </table:table-cell>
              <table:table-cell office:value-type="float" office:value="0.028389436886386">
                <text:p>0.028389436886386</text:p>
              </table:table-cell>
              <table:table-cell office:value-type="float" office:value="10.35">
                <text:p>10.35</text:p>
              </table:table-cell>
              <table:table-cell office:value-type="float" office:value="0.0296654717770137">
                <text:p>0.0296654717770137</text:p>
              </table:table-cell>
              <table:table-cell office:value-type="float" office:value="10.35">
                <text:p>10.35</text:p>
              </table:table-cell>
              <table:table-cell office:value-type="float" office:value="0.0285954582574794">
                <text:p>0.028595458257479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.4">
                <text:p>10.4</text:p>
              </table:table-cell>
              <table:table-cell office:value-type="float" office:value="0.0284466117265043">
                <text:p>0.0284466117265043</text:p>
              </table:table-cell>
              <table:table-cell office:value-type="float" office:value="10.4">
                <text:p>10.4</text:p>
              </table:table-cell>
              <table:table-cell office:value-type="float" office:value="0.029712787343385">
                <text:p>0.029712787343385</text:p>
              </table:table-cell>
              <table:table-cell office:value-type="float" office:value="10.4">
                <text:p>10.4</text:p>
              </table:table-cell>
              <table:table-cell office:value-type="float" office:value="0.0286391186335992">
                <text:p>0.02863911863359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.45">
                <text:p>10.45</text:p>
              </table:table-cell>
              <table:table-cell office:value-type="float" office:value="0.0285010388694685">
                <text:p>0.0285010388694685</text:p>
              </table:table-cell>
              <table:table-cell office:value-type="float" office:value="10.45">
                <text:p>10.45</text:p>
              </table:table-cell>
              <table:table-cell office:value-type="float" office:value="0.0297561705055177">
                <text:p>0.0297561705055177</text:p>
              </table:table-cell>
              <table:table-cell office:value-type="float" office:value="10.45">
                <text:p>10.45</text:p>
              </table:table-cell>
              <table:table-cell office:value-type="float" office:value="0.0286812708984283">
                <text:p>0.028681270898428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.5">
                <text:p>10.5</text:p>
              </table:table-cell>
              <table:table-cell office:value-type="float" office:value="0.0285527497356444">
                <text:p>0.0285527497356444</text:p>
              </table:table-cell>
              <table:table-cell office:value-type="float" office:value="10.5">
                <text:p>10.5</text:p>
              </table:table-cell>
              <table:table-cell office:value-type="float" office:value="0.0297956828018305">
                <text:p>0.0297956828018305</text:p>
              </table:table-cell>
              <table:table-cell office:value-type="float" office:value="10.5">
                <text:p>10.5</text:p>
              </table:table-cell>
              <table:table-cell office:value-type="float" office:value="0.028721927689973">
                <text:p>0.0287219276899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.55">
                <text:p>10.55</text:p>
              </table:table-cell>
              <table:table-cell office:value-type="float" office:value="0.0286017757453981">
                <text:p>0.0286017757453981</text:p>
              </table:table-cell>
              <table:table-cell office:value-type="float" office:value="10.55">
                <text:p>10.55</text:p>
              </table:table-cell>
              <table:table-cell office:value-type="float" office:value="0.0298313857707418">
                <text:p>0.0298313857707418</text:p>
              </table:table-cell>
              <table:table-cell office:value-type="float" office:value="10.55">
                <text:p>10.55</text:p>
              </table:table-cell>
              <table:table-cell office:value-type="float" office:value="0.0287611016462398">
                <text:p>0.02876110164623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.6">
                <text:p>10.6</text:p>
              </table:table-cell>
              <table:table-cell office:value-type="float" office:value="0.0286481483190954">
                <text:p>0.0286481483190954</text:p>
              </table:table-cell>
              <table:table-cell office:value-type="float" office:value="10.6">
                <text:p>10.6</text:p>
              </table:table-cell>
              <table:table-cell office:value-type="float" office:value="0.02986334095067">
                <text:p>0.02986334095067</text:p>
              </table:table-cell>
              <table:table-cell office:value-type="float" office:value="10.6">
                <text:p>10.6</text:p>
              </table:table-cell>
              <table:table-cell office:value-type="float" office:value="0.028798805405235">
                <text:p>0.0287988054052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.65">
                <text:p>10.65</text:p>
              </table:table-cell>
              <table:table-cell office:value-type="float" office:value="0.0286918988771024">
                <text:p>0.0286918988771024</text:p>
              </table:table-cell>
              <table:table-cell office:value-type="float" office:value="10.65">
                <text:p>10.65</text:p>
              </table:table-cell>
              <table:table-cell office:value-type="float" office:value="0.0298916098800337">
                <text:p>0.0298916098800337</text:p>
              </table:table-cell>
              <table:table-cell office:value-type="float" office:value="10.65">
                <text:p>10.65</text:p>
              </table:table-cell>
              <table:table-cell office:value-type="float" office:value="0.0288350516049649">
                <text:p>0.028835051604964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.7">
                <text:p>10.7</text:p>
              </table:table-cell>
              <table:table-cell office:value-type="float" office:value="0.0287330588397851">
                <text:p>0.0287330588397851</text:p>
              </table:table-cell>
              <table:table-cell office:value-type="float" office:value="10.7">
                <text:p>10.7</text:p>
              </table:table-cell>
              <table:table-cell office:value-type="float" office:value="0.0299162540972513">
                <text:p>0.0299162540972513</text:p>
              </table:table-cell>
              <table:table-cell office:value-type="float" office:value="10.7">
                <text:p>10.7</text:p>
              </table:table-cell>
              <table:table-cell office:value-type="float" office:value="0.028869852883436">
                <text:p>0.0288698528834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.75">
                <text:p>10.75</text:p>
              </table:table-cell>
              <table:table-cell office:value-type="float" office:value="0.0287716596275092">
                <text:p>0.0287716596275092</text:p>
              </table:table-cell>
              <table:table-cell office:value-type="float" office:value="10.75">
                <text:p>10.75</text:p>
              </table:table-cell>
              <table:table-cell office:value-type="float" office:value="0.0299373351407413">
                <text:p>0.0299373351407413</text:p>
              </table:table-cell>
              <table:table-cell office:value-type="float" office:value="10.75">
                <text:p>10.75</text:p>
              </table:table-cell>
              <table:table-cell office:value-type="float" office:value="0.0289032218786545">
                <text:p>0.028903221878654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.8">
                <text:p>10.8</text:p>
              </table:table-cell>
              <table:table-cell office:value-type="float" office:value="0.0288077326606409">
                <text:p>0.0288077326606409</text:p>
              </table:table-cell>
              <table:table-cell office:value-type="float" office:value="10.8">
                <text:p>10.8</text:p>
              </table:table-cell>
              <table:table-cell office:value-type="float" office:value="0.0299549145489223">
                <text:p>0.0299549145489223</text:p>
              </table:table-cell>
              <table:table-cell office:value-type="float" office:value="10.8">
                <text:p>10.8</text:p>
              </table:table-cell>
              <table:table-cell office:value-type="float" office:value="0.0289351712286269">
                <text:p>0.028935171228626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.85">
                <text:p>10.85</text:p>
              </table:table-cell>
              <table:table-cell office:value-type="float" office:value="0.0288413093595461">
                <text:p>0.0288413093595461</text:p>
              </table:table-cell>
              <table:table-cell office:value-type="float" office:value="10.85">
                <text:p>10.85</text:p>
              </table:table-cell>
              <table:table-cell office:value-type="float" office:value="0.0299690538602127">
                <text:p>0.0299690538602127</text:p>
              </table:table-cell>
              <table:table-cell office:value-type="float" office:value="10.85">
                <text:p>10.85</text:p>
              </table:table-cell>
              <table:table-cell office:value-type="float" office:value="0.0289657135713596">
                <text:p>0.02896571357135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.9">
                <text:p>10.9</text:p>
              </table:table-cell>
              <table:table-cell office:value-type="float" office:value="0.0288724211445907">
                <text:p>0.0288724211445907</text:p>
              </table:table-cell>
              <table:table-cell office:value-type="float" office:value="10.9">
                <text:p>10.9</text:p>
              </table:table-cell>
              <table:table-cell office:value-type="float" office:value="0.029979814613031">
                <text:p>0.029979814613031</text:p>
              </table:table-cell>
              <table:table-cell office:value-type="float" office:value="10.9">
                <text:p>10.9</text:p>
              </table:table-cell>
              <table:table-cell office:value-type="float" office:value="0.0289948615448587">
                <text:p>0.028994861544858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.95">
                <text:p>10.95</text:p>
              </table:table-cell>
              <table:table-cell office:value-type="float" office:value="0.0289010994361408">
                <text:p>0.0289010994361408</text:p>
              </table:table-cell>
              <table:table-cell office:value-type="float" office:value="10.95">
                <text:p>10.95</text:p>
              </table:table-cell>
              <table:table-cell office:value-type="float" office:value="0.0299872583457956">
                <text:p>0.0299872583457956</text:p>
              </table:table-cell>
              <table:table-cell office:value-type="float" office:value="10.95">
                <text:p>10.95</text:p>
              </table:table-cell>
              <table:table-cell office:value-type="float" office:value="0.0290226277871308">
                <text:p>0.02902262778713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">
                <text:p>11</text:p>
              </table:table-cell>
              <table:table-cell office:value-type="float" office:value="0.0289273756545621">
                <text:p>0.0289273756545621</text:p>
              </table:table-cell>
              <table:table-cell office:value-type="float" office:value="11">
                <text:p>11</text:p>
              </table:table-cell>
              <table:table-cell office:value-type="float" office:value="0.0299914465969251">
                <text:p>0.0299914465969251</text:p>
              </table:table-cell>
              <table:table-cell office:value-type="float" office:value="11">
                <text:p>11</text:p>
              </table:table-cell>
              <table:table-cell office:value-type="float" office:value="0.0290490249361823">
                <text:p>0.029049024936182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.05">
                <text:p>11.05</text:p>
              </table:table-cell>
              <table:table-cell office:value-type="float" office:value="0.0289512812202208">
                <text:p>0.0289512812202208</text:p>
              </table:table-cell>
              <table:table-cell office:value-type="float" office:value="11.05">
                <text:p>11.05</text:p>
              </table:table-cell>
              <table:table-cell office:value-type="float" office:value="0.029992440904838">
                <text:p>0.029992440904838</text:p>
              </table:table-cell>
              <table:table-cell office:value-type="float" office:value="11.05">
                <text:p>11.05</text:p>
              </table:table-cell>
              <table:table-cell office:value-type="float" office:value="0.0290740656300193">
                <text:p>0.029074065630019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.1">
                <text:p>11.1</text:p>
              </table:table-cell>
              <table:table-cell office:value-type="float" office:value="0.0289728475534828">
                <text:p>0.0289728475534828</text:p>
              </table:table-cell>
              <table:table-cell office:value-type="float" office:value="11.1">
                <text:p>11.1</text:p>
              </table:table-cell>
              <table:table-cell office:value-type="float" office:value="0.0299903028079527">
                <text:p>0.0299903028079527</text:p>
              </table:table-cell>
              <table:table-cell office:value-type="float" office:value="11.1">
                <text:p>11.1</text:p>
              </table:table-cell>
              <table:table-cell office:value-type="float" office:value="0.0290977625066484">
                <text:p>0.02909776250664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.15">
                <text:p>11.15</text:p>
              </table:table-cell>
              <table:table-cell office:value-type="float" office:value="0.028992106074714">
                <text:p>0.028992106074714</text:p>
              </table:table-cell>
              <table:table-cell office:value-type="float" office:value="11.15">
                <text:p>11.15</text:p>
              </table:table-cell>
              <table:table-cell office:value-type="float" office:value="0.0299850938446878">
                <text:p>0.0299850938446878</text:p>
              </table:table-cell>
              <table:table-cell office:value-type="float" office:value="11.15">
                <text:p>11.15</text:p>
              </table:table-cell>
              <table:table-cell office:value-type="float" office:value="0.0291201282040759">
                <text:p>0.02912012820407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.2">
                <text:p>11.2</text:p>
              </table:table-cell>
              <table:table-cell office:value-type="float" office:value="0.0290090882042804">
                <text:p>0.0290090882042804</text:p>
              </table:table-cell>
              <table:table-cell office:value-type="float" office:value="11.2">
                <text:p>11.2</text:p>
              </table:table-cell>
              <table:table-cell office:value-type="float" office:value="0.0299768755534616">
                <text:p>0.0299768755534616</text:p>
              </table:table-cell>
              <table:table-cell office:value-type="float" office:value="11.2">
                <text:p>11.2</text:p>
              </table:table-cell>
              <table:table-cell office:value-type="float" office:value="0.0291411753603082">
                <text:p>0.029141175360308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.25">
                <text:p>11.25</text:p>
              </table:table-cell>
              <table:table-cell office:value-type="float" office:value="0.0290238253625479">
                <text:p>0.0290238253625479</text:p>
              </table:table-cell>
              <table:table-cell office:value-type="float" office:value="11.25">
                <text:p>11.25</text:p>
              </table:table-cell>
              <table:table-cell office:value-type="float" office:value="0.0299657094726928">
                <text:p>0.0299657094726928</text:p>
              </table:table-cell>
              <table:table-cell office:value-type="float" office:value="11.25">
                <text:p>11.25</text:p>
              </table:table-cell>
              <table:table-cell office:value-type="float" office:value="0.0291609166133515">
                <text:p>0.02916091661335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.3">
                <text:p>11.3</text:p>
              </table:table-cell>
              <table:table-cell office:value-type="float" office:value="0.0290363489698826">
                <text:p>0.0290363489698826</text:p>
              </table:table-cell>
              <table:table-cell office:value-type="float" office:value="11.3">
                <text:p>11.3</text:p>
              </table:table-cell>
              <table:table-cell office:value-type="float" office:value="0.0299516571407998">
                <text:p>0.0299516571407998</text:p>
              </table:table-cell>
              <table:table-cell office:value-type="float" office:value="11.3">
                <text:p>11.3</text:p>
              </table:table-cell>
              <table:table-cell office:value-type="float" office:value="0.0291793646012124">
                <text:p>0.02917936460121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.35">
                <text:p>11.35</text:p>
              </table:table-cell>
              <table:table-cell office:value-type="float" office:value="0.0290466904466503">
                <text:p>0.0290466904466503</text:p>
              </table:table-cell>
              <table:table-cell office:value-type="float" office:value="11.35">
                <text:p>11.35</text:p>
              </table:table-cell>
              <table:table-cell office:value-type="float" office:value="0.029934780096201">
                <text:p>0.029934780096201</text:p>
              </table:table-cell>
              <table:table-cell office:value-type="float" office:value="11.35">
                <text:p>11.35</text:p>
              </table:table-cell>
              <table:table-cell office:value-type="float" office:value="0.0291965319618971">
                <text:p>0.029196531961897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.4">
                <text:p>11.4</text:p>
              </table:table-cell>
              <table:table-cell office:value-type="float" office:value="0.029054881213217">
                <text:p>0.029054881213217</text:p>
              </table:table-cell>
              <table:table-cell office:value-type="float" office:value="11.4">
                <text:p>11.4</text:p>
              </table:table-cell>
              <table:table-cell office:value-type="float" office:value="0.029915139877315">
                <text:p>0.029915139877315</text:p>
              </table:table-cell>
              <table:table-cell office:value-type="float" office:value="11.4">
                <text:p>11.4</text:p>
              </table:table-cell>
              <table:table-cell office:value-type="float" office:value="0.029212431333412">
                <text:p>0.0292124313334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.45">
                <text:p>11.45</text:p>
              </table:table-cell>
              <table:table-cell office:value-type="float" office:value="0.0290609526899488">
                <text:p>0.0290609526899488</text:p>
              </table:table-cell>
              <table:table-cell office:value-type="float" office:value="11.45">
                <text:p>11.45</text:p>
              </table:table-cell>
              <table:table-cell office:value-type="float" office:value="0.0298927980225603">
                <text:p>0.0298927980225603</text:p>
              </table:table-cell>
              <table:table-cell office:value-type="float" office:value="11.45">
                <text:p>11.45</text:p>
              </table:table-cell>
              <table:table-cell office:value-type="float" office:value="0.0292270753537634">
                <text:p>0.029227075353763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.5">
                <text:p>11.5</text:p>
              </table:table-cell>
              <table:table-cell office:value-type="float" office:value="0.0290649362972114">
                <text:p>0.0290649362972114</text:p>
              </table:table-cell>
              <table:table-cell office:value-type="float" office:value="11.5">
                <text:p>11.5</text:p>
              </table:table-cell>
              <table:table-cell office:value-type="float" office:value="0.0298678160703553">
                <text:p>0.0298678160703553</text:p>
              </table:table-cell>
              <table:table-cell office:value-type="float" office:value="11.5">
                <text:p>11.5</text:p>
              </table:table-cell>
              <table:table-cell office:value-type="float" office:value="0.0292404766609578">
                <text:p>0.029240476660957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.55">
                <text:p>11.55</text:p>
              </table:table-cell>
              <table:table-cell office:value-type="float" office:value="0.029066863455371">
                <text:p>0.029066863455371</text:p>
              </table:table-cell>
              <table:table-cell office:value-type="float" office:value="11.55">
                <text:p>11.55</text:p>
              </table:table-cell>
              <table:table-cell office:value-type="float" office:value="0.0298402555591185">
                <text:p>0.0298402555591185</text:p>
              </table:table-cell>
              <table:table-cell office:value-type="float" office:value="11.55">
                <text:p>11.55</text:p>
              </table:table-cell>
              <table:table-cell office:value-type="float" office:value="0.0292526478930015">
                <text:p>0.02925264789300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.6">
                <text:p>11.6</text:p>
              </table:table-cell>
              <table:table-cell office:value-type="float" office:value="0.0290667655847934">
                <text:p>0.0290667655847934</text:p>
              </table:table-cell>
              <table:table-cell office:value-type="float" office:value="11.6">
                <text:p>11.6</text:p>
              </table:table-cell>
              <table:table-cell office:value-type="float" office:value="0.0298101780272685">
                <text:p>0.0298101780272685</text:p>
              </table:table-cell>
              <table:table-cell office:value-type="float" office:value="11.6">
                <text:p>11.6</text:p>
              </table:table-cell>
              <table:table-cell office:value-type="float" office:value="0.0292636016879008">
                <text:p>0.02926360168790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.65">
                <text:p>11.65</text:p>
              </table:table-cell>
              <table:table-cell office:value-type="float" office:value="0.0290646741058447">
                <text:p>0.0290646741058447</text:p>
              </table:table-cell>
              <table:table-cell office:value-type="float" office:value="11.65">
                <text:p>11.65</text:p>
              </table:table-cell>
              <table:table-cell office:value-type="float" office:value="0.0297776450132236">
                <text:p>0.0297776450132236</text:p>
              </table:table-cell>
              <table:table-cell office:value-type="float" office:value="11.65">
                <text:p>11.65</text:p>
              </table:table-cell>
              <table:table-cell office:value-type="float" office:value="0.0292733506836622">
                <text:p>0.02927335068366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.7">
                <text:p>11.7</text:p>
              </table:table-cell>
              <table:table-cell office:value-type="float" office:value="0.0290606204388907">
                <text:p>0.0290606204388907</text:p>
              </table:table-cell>
              <table:table-cell office:value-type="float" office:value="11.7">
                <text:p>11.7</text:p>
              </table:table-cell>
              <table:table-cell office:value-type="float" office:value="0.0297427180554024">
                <text:p>0.0297427180554024</text:p>
              </table:table-cell>
              <table:table-cell office:value-type="float" office:value="11.7">
                <text:p>11.7</text:p>
              </table:table-cell>
              <table:table-cell office:value-type="float" office:value="0.0292819075182919">
                <text:p>0.02928190751829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.75">
                <text:p>11.75</text:p>
              </table:table-cell>
              <table:table-cell office:value-type="float" office:value="0.0290546360042974">
                <text:p>0.0290546360042974</text:p>
              </table:table-cell>
              <table:table-cell office:value-type="float" office:value="11.75">
                <text:p>11.75</text:p>
              </table:table-cell>
              <table:table-cell office:value-type="float" office:value="0.0297054586922234">
                <text:p>0.0297054586922234</text:p>
              </table:table-cell>
              <table:table-cell office:value-type="float" office:value="11.75">
                <text:p>11.75</text:p>
              </table:table-cell>
              <table:table-cell office:value-type="float" office:value="0.0292892848297964">
                <text:p>0.029289284829796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.8">
                <text:p>11.8</text:p>
              </table:table-cell>
              <table:table-cell office:value-type="float" office:value="0.0290467522224309">
                <text:p>0.0290467522224309</text:p>
              </table:table-cell>
              <table:table-cell office:value-type="float" office:value="11.8">
                <text:p>11.8</text:p>
              </table:table-cell>
              <table:table-cell office:value-type="float" office:value="0.0296659284621051">
                <text:p>0.0296659284621051</text:p>
              </table:table-cell>
              <table:table-cell office:value-type="float" office:value="11.8">
                <text:p>11.8</text:p>
              </table:table-cell>
              <table:table-cell office:value-type="float" office:value="0.0292954966634853">
                <text:p>0.02929549666348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.85">
                <text:p>11.85</text:p>
              </table:table-cell>
              <table:table-cell office:value-type="float" office:value="0.029037000513657">
                <text:p>0.029037000513657</text:p>
              </table:table-cell>
              <table:table-cell office:value-type="float" office:value="11.85">
                <text:p>11.85</text:p>
              </table:table-cell>
              <table:table-cell office:value-type="float" office:value="0.0296241889034659">
                <text:p>0.0296241889034659</text:p>
              </table:table-cell>
              <table:table-cell office:value-type="float" office:value="11.85">
                <text:p>11.85</text:p>
              </table:table-cell>
              <table:table-cell office:value-type="float" office:value="0.0293005626938816">
                <text:p>0.02930056269388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.9">
                <text:p>11.9</text:p>
              </table:table-cell>
              <table:table-cell office:value-type="float" office:value="0.0290254122983417">
                <text:p>0.0290254122983417</text:p>
              </table:table-cell>
              <table:table-cell office:value-type="float" office:value="11.9">
                <text:p>11.9</text:p>
              </table:table-cell>
              <table:table-cell office:value-type="float" office:value="0.0295803015547244">
                <text:p>0.0295803015547244</text:p>
              </table:table-cell>
              <table:table-cell office:value-type="float" office:value="11.9">
                <text:p>11.9</text:p>
              </table:table-cell>
              <table:table-cell office:value-type="float" office:value="0.0293045040028114">
                <text:p>0.02930450400281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.95">
                <text:p>11.95</text:p>
              </table:table-cell>
              <table:table-cell office:value-type="float" office:value="0.0290120189968509">
                <text:p>0.0290120189968509</text:p>
              </table:table-cell>
              <table:table-cell office:value-type="float" office:value="11.95">
                <text:p>11.95</text:p>
              </table:table-cell>
              <table:table-cell office:value-type="float" office:value="0.029534327954299">
                <text:p>0.029534327954299</text:p>
              </table:table-cell>
              <table:table-cell office:value-type="float" office:value="11.95">
                <text:p>11.95</text:p>
              </table:table-cell>
              <table:table-cell office:value-type="float" office:value="0.0293073416721011">
                <text:p>0.029307341672101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">
                <text:p>12</text:p>
              </table:table-cell>
              <table:table-cell office:value-type="float" office:value="0.0289968520295507">
                <text:p>0.0289968520295507</text:p>
              </table:table-cell>
              <table:table-cell office:value-type="float" office:value="12">
                <text:p>12</text:p>
              </table:table-cell>
              <table:table-cell office:value-type="float" office:value="0.0294863296406082">
                <text:p>0.0294863296406082</text:p>
              </table:table-cell>
              <table:table-cell office:value-type="float" office:value="12">
                <text:p>12</text:p>
              </table:table-cell>
              <table:table-cell office:value-type="float" office:value="0.0293090967835768">
                <text:p>0.029309096783576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.05">
                <text:p>12.05</text:p>
              </table:table-cell>
              <table:table-cell office:value-type="float" office:value="0.028979942816807">
                <text:p>0.028979942816807</text:p>
              </table:table-cell>
              <table:table-cell office:value-type="float" office:value="12.05">
                <text:p>12.05</text:p>
              </table:table-cell>
              <table:table-cell office:value-type="float" office:value="0.0294363681520705">
                <text:p>0.0294363681520705</text:p>
              </table:table-cell>
              <table:table-cell office:value-type="float" office:value="12.05">
                <text:p>12.05</text:p>
              </table:table-cell>
              <table:table-cell office:value-type="float" office:value="0.0293097904190647">
                <text:p>0.02930979041906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.1">
                <text:p>12.1</text:p>
              </table:table-cell>
              <table:table-cell office:value-type="float" office:value="0.0289613227789857">
                <text:p>0.0289613227789857</text:p>
              </table:table-cell>
              <table:table-cell office:value-type="float" office:value="12.1">
                <text:p>12.1</text:p>
              </table:table-cell>
              <table:table-cell office:value-type="float" office:value="0.0293845050271044">
                <text:p>0.0293845050271044</text:p>
              </table:table-cell>
              <table:table-cell office:value-type="float" office:value="12.1">
                <text:p>12.1</text:p>
              </table:table-cell>
              <table:table-cell office:value-type="float" office:value="0.0293094436603912">
                <text:p>0.02930944366039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.15">
                <text:p>12.15</text:p>
              </table:table-cell>
              <table:table-cell office:value-type="float" office:value="0.0289410233364528">
                <text:p>0.0289410233364528</text:p>
              </table:table-cell>
              <table:table-cell office:value-type="float" office:value="12.15">
                <text:p>12.15</text:p>
              </table:table-cell>
              <table:table-cell office:value-type="float" office:value="0.0293308018041283">
                <text:p>0.0293308018041283</text:p>
              </table:table-cell>
              <table:table-cell office:value-type="float" office:value="12.15">
                <text:p>12.15</text:p>
              </table:table-cell>
              <table:table-cell office:value-type="float" office:value="0.0293080775893825">
                <text:p>0.02930807758938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.2">
                <text:p>12.2</text:p>
              </table:table-cell>
              <table:table-cell office:value-type="float" office:value="0.0289190759095743">
                <text:p>0.0289190759095743</text:p>
              </table:table-cell>
              <table:table-cell office:value-type="float" office:value="12.2">
                <text:p>12.2</text:p>
              </table:table-cell>
              <table:table-cell office:value-type="float" office:value="0.0292753200215608">
                <text:p>0.0292753200215608</text:p>
              </table:table-cell>
              <table:table-cell office:value-type="float" office:value="12.2">
                <text:p>12.2</text:p>
              </table:table-cell>
              <table:table-cell office:value-type="float" office:value="0.0293057132878647">
                <text:p>0.029305713287864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.25">
                <text:p>12.25</text:p>
              </table:table-cell>
              <table:table-cell office:value-type="float" office:value="0.0288955119187161">
                <text:p>0.0288955119187161</text:p>
              </table:table-cell>
              <table:table-cell office:value-type="float" office:value="12.25">
                <text:p>12.25</text:p>
              </table:table-cell>
              <table:table-cell office:value-type="float" office:value="0.0292181212178204">
                <text:p>0.0292181212178204</text:p>
              </table:table-cell>
              <table:table-cell office:value-type="float" office:value="12.25">
                <text:p>12.25</text:p>
              </table:table-cell>
              <table:table-cell office:value-type="float" office:value="0.0293023718376641">
                <text:p>0.029302371837664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.3">
                <text:p>12.3</text:p>
              </table:table-cell>
              <table:table-cell office:value-type="float" office:value="0.0288703627842442">
                <text:p>0.0288703627842442</text:p>
              </table:table-cell>
              <table:table-cell office:value-type="float" office:value="12.3">
                <text:p>12.3</text:p>
              </table:table-cell>
              <table:table-cell office:value-type="float" office:value="0.0291592669313255">
                <text:p>0.0291592669313255</text:p>
              </table:table-cell>
              <table:table-cell office:value-type="float" office:value="12.3">
                <text:p>12.3</text:p>
              </table:table-cell>
              <table:table-cell office:value-type="float" office:value="0.0292980743206069">
                <text:p>0.029298074320606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.35">
                <text:p>12.35</text:p>
              </table:table-cell>
              <table:table-cell office:value-type="float" office:value="0.0288436599265245">
                <text:p>0.0288436599265245</text:p>
              </table:table-cell>
              <table:table-cell office:value-type="float" office:value="12.35">
                <text:p>12.35</text:p>
              </table:table-cell>
              <table:table-cell office:value-type="float" office:value="0.0290988187004946">
                <text:p>0.0290988187004946</text:p>
              </table:table-cell>
              <table:table-cell office:value-type="float" office:value="12.35">
                <text:p>12.35</text:p>
              </table:table-cell>
              <table:table-cell office:value-type="float" office:value="0.0292928418185195">
                <text:p>0.029292841818519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.4">
                <text:p>12.4</text:p>
              </table:table-cell>
              <table:table-cell office:value-type="float" office:value="0.028815434765923">
                <text:p>0.028815434765923</text:p>
              </table:table-cell>
              <table:table-cell office:value-type="float" office:value="12.4">
                <text:p>12.4</text:p>
              </table:table-cell>
              <table:table-cell office:value-type="float" office:value="0.0290368380637463">
                <text:p>0.0290368380637463</text:p>
              </table:table-cell>
              <table:table-cell office:value-type="float" office:value="12.4">
                <text:p>12.4</text:p>
              </table:table-cell>
              <table:table-cell office:value-type="float" office:value="0.0292866954132279">
                <text:p>0.029286695413227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.45">
                <text:p>12.45</text:p>
              </table:table-cell>
              <table:table-cell office:value-type="float" office:value="0.0287857187228057">
                <text:p>0.0287857187228057</text:p>
              </table:table-cell>
              <table:table-cell office:value-type="float" office:value="12.45">
                <text:p>12.45</text:p>
              </table:table-cell>
              <table:table-cell office:value-type="float" office:value="0.0289733865594989">
                <text:p>0.0289733865594989</text:p>
              </table:table-cell>
              <table:table-cell office:value-type="float" office:value="12.45">
                <text:p>12.45</text:p>
              </table:table-cell>
              <table:table-cell office:value-type="float" office:value="0.0292796561865585">
                <text:p>0.029279656186558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.5">
                <text:p>12.5</text:p>
              </table:table-cell>
              <table:table-cell office:value-type="float" office:value="0.0287545432175384">
                <text:p>0.0287545432175384</text:p>
              </table:table-cell>
              <table:table-cell office:value-type="float" office:value="12.5">
                <text:p>12.5</text:p>
              </table:table-cell>
              <table:table-cell office:value-type="float" office:value="0.028908525726171">
                <text:p>0.028908525726171</text:p>
              </table:table-cell>
              <table:table-cell office:value-type="float" office:value="12.5">
                <text:p>12.5</text:p>
              </table:table-cell>
              <table:table-cell office:value-type="float" office:value="0.0292717452203375">
                <text:p>0.02927174522033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.55">
                <text:p>12.55</text:p>
              </table:table-cell>
              <table:table-cell office:value-type="float" office:value="0.0287219396704873">
                <text:p>0.0287219396704873</text:p>
              </table:table-cell>
              <table:table-cell office:value-type="float" office:value="12.55">
                <text:p>12.55</text:p>
              </table:table-cell>
              <table:table-cell office:value-type="float" office:value="0.0288423171021811">
                <text:p>0.0288423171021811</text:p>
              </table:table-cell>
              <table:table-cell office:value-type="float" office:value="12.55">
                <text:p>12.55</text:p>
              </table:table-cell>
              <table:table-cell office:value-type="float" office:value="0.0292629835963911">
                <text:p>0.029262983596391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.6">
                <text:p>12.6</text:p>
              </table:table-cell>
              <table:table-cell office:value-type="float" office:value="0.0286879395020181">
                <text:p>0.0286879395020181</text:p>
              </table:table-cell>
              <table:table-cell office:value-type="float" office:value="12.6">
                <text:p>12.6</text:p>
              </table:table-cell>
              <table:table-cell office:value-type="float" office:value="0.0287748222259477">
                <text:p>0.0287748222259477</text:p>
              </table:table-cell>
              <table:table-cell office:value-type="float" office:value="12.6">
                <text:p>12.6</text:p>
              </table:table-cell>
              <table:table-cell office:value-type="float" office:value="0.0292533923965455">
                <text:p>0.02925339239654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.65">
                <text:p>12.65</text:p>
              </table:table-cell>
              <table:table-cell office:value-type="float" office:value="0.028652574132497">
                <text:p>0.028652574132497</text:p>
              </table:table-cell>
              <table:table-cell office:value-type="float" office:value="12.65">
                <text:p>12.65</text:p>
              </table:table-cell>
              <table:table-cell office:value-type="float" office:value="0.0287061026358892">
                <text:p>0.0287061026358892</text:p>
              </table:table-cell>
              <table:table-cell office:value-type="float" office:value="12.65">
                <text:p>12.65</text:p>
              </table:table-cell>
              <table:table-cell office:value-type="float" office:value="0.029242992702627">
                <text:p>0.02924299270262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.7">
                <text:p>12.7</text:p>
              </table:table-cell>
              <table:table-cell office:value-type="float" office:value="0.0286158749822898">
                <text:p>0.0286158749822898</text:p>
              </table:table-cell>
              <table:table-cell office:value-type="float" office:value="12.7">
                <text:p>12.7</text:p>
              </table:table-cell>
              <table:table-cell office:value-type="float" office:value="0.0286362198704241">
                <text:p>0.0286362198704241</text:p>
              </table:table-cell>
              <table:table-cell office:value-type="float" office:value="12.7">
                <text:p>12.7</text:p>
              </table:table-cell>
              <table:table-cell office:value-type="float" office:value="0.0292318055964618">
                <text:p>0.029231805596461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.75">
                <text:p>12.75</text:p>
              </table:table-cell>
              <table:table-cell office:value-type="float" office:value="0.0285778734717625">
                <text:p>0.0285778734717625</text:p>
              </table:table-cell>
              <table:table-cell office:value-type="float" office:value="12.75">
                <text:p>12.75</text:p>
              </table:table-cell>
              <table:table-cell office:value-type="float" office:value="0.0285652354679709">
                <text:p>0.0285652354679709</text:p>
              </table:table-cell>
              <table:table-cell office:value-type="float" office:value="12.75">
                <text:p>12.75</text:p>
              </table:table-cell>
              <table:table-cell office:value-type="float" office:value="0.0292198521598762">
                <text:p>0.029219852159876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.8">
                <text:p>12.8</text:p>
              </table:table-cell>
              <table:table-cell office:value-type="float" office:value="0.028538601021281">
                <text:p>0.028538601021281</text:p>
              </table:table-cell>
              <table:table-cell office:value-type="float" office:value="12.8">
                <text:p>12.8</text:p>
              </table:table-cell>
              <table:table-cell office:value-type="float" office:value="0.0284932109669482">
                <text:p>0.0284932109669482</text:p>
              </table:table-cell>
              <table:table-cell office:value-type="float" office:value="12.8">
                <text:p>12.8</text:p>
              </table:table-cell>
              <table:table-cell office:value-type="float" office:value="0.0292071534746963">
                <text:p>0.02920715347469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.85">
                <text:p>12.85</text:p>
              </table:table-cell>
              <table:table-cell office:value-type="float" office:value="0.0284980890512114">
                <text:p>0.0284980890512114</text:p>
              </table:table-cell>
              <table:table-cell office:value-type="float" office:value="12.85">
                <text:p>12.85</text:p>
              </table:table-cell>
              <table:table-cell office:value-type="float" office:value="0.0284202079057744">
                <text:p>0.0284202079057744</text:p>
              </table:table-cell>
              <table:table-cell office:value-type="float" office:value="12.85">
                <text:p>12.85</text:p>
              </table:table-cell>
              <table:table-cell office:value-type="float" office:value="0.0291937306227485">
                <text:p>0.029193730622748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.9000000000001">
                <text:p>12.9000000000001</text:p>
              </table:table-cell>
              <table:table-cell office:value-type="float" office:value="0.0284563689819195">
                <text:p>0.0284563689819195</text:p>
              </table:table-cell>
              <table:table-cell office:value-type="float" office:value="12.9000000000001">
                <text:p>12.9000000000001</text:p>
              </table:table-cell>
              <table:table-cell office:value-type="float" office:value="0.0283462878228679">
                <text:p>0.0283462878228679</text:p>
              </table:table-cell>
              <table:table-cell office:value-type="float" office:value="12.9000000000001">
                <text:p>12.9000000000001</text:p>
              </table:table-cell>
              <table:table-cell office:value-type="float" office:value="0.0291796046858589">
                <text:p>0.02917960468585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.95">
                <text:p>12.95</text:p>
              </table:table-cell>
              <table:table-cell office:value-type="float" office:value="0.0284134722337714">
                <text:p>0.0284134722337714</text:p>
              </table:table-cell>
              <table:table-cell office:value-type="float" office:value="12.95">
                <text:p>12.95</text:p>
              </table:table-cell>
              <table:table-cell office:value-type="float" office:value="0.0282715122566473">
                <text:p>0.0282715122566473</text:p>
              </table:table-cell>
              <table:table-cell office:value-type="float" office:value="12.95">
                <text:p>12.95</text:p>
              </table:table-cell>
              <table:table-cell office:value-type="float" office:value="0.0291647967458537">
                <text:p>0.029164796745853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.0000000000001">
                <text:p>13.0000000000001</text:p>
              </table:table-cell>
              <table:table-cell office:value-type="float" office:value="0.028369430227133">
                <text:p>0.028369430227133</text:p>
              </table:table-cell>
              <table:table-cell office:value-type="float" office:value="13.0000000000001">
                <text:p>13.0000000000001</text:p>
              </table:table-cell>
              <table:table-cell office:value-type="float" office:value="0.028195942745531">
                <text:p>0.028195942745531</text:p>
              </table:table-cell>
              <table:table-cell office:value-type="float" office:value="13.0000000000001">
                <text:p>13.0000000000001</text:p>
              </table:table-cell>
              <table:table-cell office:value-type="float" office:value="0.0291493278845593">
                <text:p>0.029149327884559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.0500000000001">
                <text:p>13.0500000000001</text:p>
              </table:table-cell>
              <table:table-cell office:value-type="float" office:value="0.0283242743823702">
                <text:p>0.0283242743823702</text:p>
              </table:table-cell>
              <table:table-cell office:value-type="float" office:value="13.0500000000001">
                <text:p>13.0500000000001</text:p>
              </table:table-cell>
              <table:table-cell office:value-type="float" office:value="0.0281196408279377">
                <text:p>0.0281196408279377</text:p>
              </table:table-cell>
              <table:table-cell office:value-type="float" office:value="13.0500000000001">
                <text:p>13.0500000000001</text:p>
              </table:table-cell>
              <table:table-cell office:value-type="float" office:value="0.0291332191838018">
                <text:p>0.02913321918380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.1000000000001">
                <text:p>13.1000000000001</text:p>
              </table:table-cell>
              <table:table-cell office:value-type="float" office:value="0.028278036119849">
                <text:p>0.028278036119849</text:p>
              </table:table-cell>
              <table:table-cell office:value-type="float" office:value="13.1000000000001">
                <text:p>13.1000000000001</text:p>
              </table:table-cell>
              <table:table-cell office:value-type="float" office:value="0.0280426680422856">
                <text:p>0.0280426680422856</text:p>
              </table:table-cell>
              <table:table-cell office:value-type="float" office:value="13.1000000000001">
                <text:p>13.1000000000001</text:p>
              </table:table-cell>
              <table:table-cell office:value-type="float" office:value="0.0291164917254076">
                <text:p>0.029116491725407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.1500000000001">
                <text:p>13.1500000000001</text:p>
              </table:table-cell>
              <table:table-cell office:value-type="float" office:value="0.0282307468599354">
                <text:p>0.0282307468599354</text:p>
              </table:table-cell>
              <table:table-cell office:value-type="float" office:value="13.1500000000001">
                <text:p>13.1500000000001</text:p>
              </table:table-cell>
              <table:table-cell office:value-type="float" office:value="0.0279650859269933">
                <text:p>0.0279650859269933</text:p>
              </table:table-cell>
              <table:table-cell office:value-type="float" office:value="13.1500000000001">
                <text:p>13.1500000000001</text:p>
              </table:table-cell>
              <table:table-cell office:value-type="float" office:value="0.0290991665912027">
                <text:p>0.029099166591202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.2000000000001">
                <text:p>13.2000000000001</text:p>
              </table:table-cell>
              <table:table-cell office:value-type="float" office:value="0.0281824380229954">
                <text:p>0.0281824380229954</text:p>
              </table:table-cell>
              <table:table-cell office:value-type="float" office:value="13.2000000000001">
                <text:p>13.2000000000001</text:p>
              </table:table-cell>
              <table:table-cell office:value-type="float" office:value="0.0278869560204794">
                <text:p>0.0278869560204794</text:p>
              </table:table-cell>
              <table:table-cell office:value-type="float" office:value="13.2000000000001">
                <text:p>13.2000000000001</text:p>
              </table:table-cell>
              <table:table-cell office:value-type="float" office:value="0.0290812648630135">
                <text:p>0.029081264863013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.2500000000001">
                <text:p>13.2500000000001</text:p>
              </table:table-cell>
              <table:table-cell office:value-type="float" office:value="0.0281331410293948">
                <text:p>0.0281331410293948</text:p>
              </table:table-cell>
              <table:table-cell office:value-type="float" office:value="13.2500000000001">
                <text:p>13.2500000000001</text:p>
              </table:table-cell>
              <table:table-cell office:value-type="float" office:value="0.0278083398611623">
                <text:p>0.0278083398611623</text:p>
              </table:table-cell>
              <table:table-cell office:value-type="float" office:value="13.2500000000001">
                <text:p>13.2500000000001</text:p>
              </table:table-cell>
              <table:table-cell office:value-type="float" office:value="0.0290628076226661">
                <text:p>0.029062807622666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.3000000000001">
                <text:p>13.3000000000001</text:p>
              </table:table-cell>
              <table:table-cell office:value-type="float" office:value="0.0280828872994997">
                <text:p>0.0280828872994997</text:p>
              </table:table-cell>
              <table:table-cell office:value-type="float" office:value="13.3000000000001">
                <text:p>13.3000000000001</text:p>
              </table:table-cell>
              <table:table-cell office:value-type="float" office:value="0.0277292989874604">
                <text:p>0.0277292989874604</text:p>
              </table:table-cell>
              <table:table-cell office:value-type="float" office:value="13.3000000000001">
                <text:p>13.3000000000001</text:p>
              </table:table-cell>
              <table:table-cell office:value-type="float" office:value="0.0290438159519869">
                <text:p>0.029043815951986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.3500000000001">
                <text:p>13.3500000000001</text:p>
              </table:table-cell>
              <table:table-cell office:value-type="float" office:value="0.0280317082536759">
                <text:p>0.0280317082536759</text:p>
              </table:table-cell>
              <table:table-cell office:value-type="float" office:value="13.3500000000001">
                <text:p>13.3500000000001</text:p>
              </table:table-cell>
              <table:table-cell office:value-type="float" office:value="0.0276498949377923">
                <text:p>0.0276498949377923</text:p>
              </table:table-cell>
              <table:table-cell office:value-type="float" office:value="13.3500000000001">
                <text:p>13.3500000000001</text:p>
              </table:table-cell>
              <table:table-cell office:value-type="float" office:value="0.029024310932802">
                <text:p>0.0290243109328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.4000000000001">
                <text:p>13.4000000000001</text:p>
              </table:table-cell>
              <table:table-cell office:value-type="float" office:value="0.0279796353122896">
                <text:p>0.0279796353122896</text:p>
              </table:table-cell>
              <table:table-cell office:value-type="float" office:value="13.4000000000001">
                <text:p>13.4000000000001</text:p>
              </table:table-cell>
              <table:table-cell office:value-type="float" office:value="0.0275701892505765">
                <text:p>0.0275701892505765</text:p>
              </table:table-cell>
              <table:table-cell office:value-type="float" office:value="13.4000000000001">
                <text:p>13.4000000000001</text:p>
              </table:table-cell>
              <table:table-cell office:value-type="float" office:value="0.0290043136469376">
                <text:p>0.029004313646937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.4500000000001">
                <text:p>13.4500000000001</text:p>
              </table:table-cell>
              <table:table-cell office:value-type="float" office:value="0.0279266998957065">
                <text:p>0.0279266998957065</text:p>
              </table:table-cell>
              <table:table-cell office:value-type="float" office:value="13.4500000000001">
                <text:p>13.4500000000001</text:p>
              </table:table-cell>
              <table:table-cell office:value-type="float" office:value="0.0274902434642313">
                <text:p>0.0274902434642313</text:p>
              </table:table-cell>
              <table:table-cell office:value-type="float" office:value="13.4500000000001">
                <text:p>13.4500000000001</text:p>
              </table:table-cell>
              <table:table-cell office:value-type="float" office:value="0.0289838451762201">
                <text:p>0.02898384517622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.5000000000001">
                <text:p>13.5000000000001</text:p>
              </table:table-cell>
              <table:table-cell office:value-type="float" office:value="0.0278729334242928">
                <text:p>0.0278729334242928</text:p>
              </table:table-cell>
              <table:table-cell office:value-type="float" office:value="13.5000000000001">
                <text:p>13.5000000000001</text:p>
              </table:table-cell>
              <table:table-cell office:value-type="float" office:value="0.0274101191171755">
                <text:p>0.0274101191171755</text:p>
              </table:table-cell>
              <table:table-cell office:value-type="float" office:value="13.5000000000001">
                <text:p>13.5000000000001</text:p>
              </table:table-cell>
              <table:table-cell office:value-type="float" office:value="0.0289629266024757">
                <text:p>0.028962926602475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.5500000000001">
                <text:p>13.5500000000001</text:p>
              </table:table-cell>
              <table:table-cell office:value-type="float" office:value="0.0278183673184142">
                <text:p>0.0278183673184142</text:p>
              </table:table-cell>
              <table:table-cell office:value-type="float" office:value="13.5500000000001">
                <text:p>13.5500000000001</text:p>
              </table:table-cell>
              <table:table-cell office:value-type="float" office:value="0.0273298777478273">
                <text:p>0.0273298777478273</text:p>
              </table:table-cell>
              <table:table-cell office:value-type="float" office:value="13.5500000000001">
                <text:p>13.5500000000001</text:p>
              </table:table-cell>
              <table:table-cell office:value-type="float" office:value="0.0289415790075305">
                <text:p>0.028941579007530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.6000000000001">
                <text:p>13.6000000000001</text:p>
              </table:table-cell>
              <table:table-cell office:value-type="float" office:value="0.0277630329984369">
                <text:p>0.0277630329984369</text:p>
              </table:table-cell>
              <table:table-cell office:value-type="float" office:value="13.6000000000001">
                <text:p>13.6000000000001</text:p>
              </table:table-cell>
              <table:table-cell office:value-type="float" office:value="0.0272495808946054">
                <text:p>0.0272495808946054</text:p>
              </table:table-cell>
              <table:table-cell office:value-type="float" office:value="13.6000000000001">
                <text:p>13.6000000000001</text:p>
              </table:table-cell>
              <table:table-cell office:value-type="float" office:value="0.0289198234732108">
                <text:p>0.028919823473210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.6500000000001">
                <text:p>13.6500000000001</text:p>
              </table:table-cell>
              <table:table-cell office:value-type="float" office:value="0.0277069618847267">
                <text:p>0.0277069618847267</text:p>
              </table:table-cell>
              <table:table-cell office:value-type="float" office:value="13.6500000000001">
                <text:p>13.6500000000001</text:p>
              </table:table-cell>
              <table:table-cell office:value-type="float" office:value="0.0271692900959281">
                <text:p>0.0271692900959281</text:p>
              </table:table-cell>
              <table:table-cell office:value-type="float" office:value="13.6500000000001">
                <text:p>13.6500000000001</text:p>
              </table:table-cell>
              <table:table-cell office:value-type="float" office:value="0.0288976810813429">
                <text:p>0.028897681081342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.7000000000001">
                <text:p>13.7000000000001</text:p>
              </table:table-cell>
              <table:table-cell office:value-type="float" office:value="0.0276501853976496">
                <text:p>0.0276501853976496</text:p>
              </table:table-cell>
              <table:table-cell office:value-type="float" office:value="13.7000000000001">
                <text:p>13.7000000000001</text:p>
              </table:table-cell>
              <table:table-cell office:value-type="float" office:value="0.027089066890214">
                <text:p>0.027089066890214</text:p>
              </table:table-cell>
              <table:table-cell office:value-type="float" office:value="13.7000000000001">
                <text:p>13.7000000000001</text:p>
              </table:table-cell>
              <table:table-cell office:value-type="float" office:value="0.028875172913753">
                <text:p>0.02887517291375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.7500000000001">
                <text:p>13.7500000000001</text:p>
              </table:table-cell>
              <table:table-cell office:value-type="float" office:value="0.0275927349575716">
                <text:p>0.0275927349575716</text:p>
              </table:table-cell>
              <table:table-cell office:value-type="float" office:value="13.7500000000001">
                <text:p>13.7500000000001</text:p>
              </table:table-cell>
              <table:table-cell office:value-type="float" office:value="0.0270089728158816">
                <text:p>0.0270089728158816</text:p>
              </table:table-cell>
              <table:table-cell office:value-type="float" office:value="13.7500000000001">
                <text:p>13.7500000000001</text:p>
              </table:table-cell>
              <table:table-cell office:value-type="float" office:value="0.0288523200522673">
                <text:p>0.028852320052267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.8000000000001">
                <text:p>13.8000000000001</text:p>
              </table:table-cell>
              <table:table-cell office:value-type="float" office:value="0.0275346419848586">
                <text:p>0.0275346419848586</text:p>
              </table:table-cell>
              <table:table-cell office:value-type="float" office:value="13.8000000000001">
                <text:p>13.8000000000001</text:p>
              </table:table-cell>
              <table:table-cell office:value-type="float" office:value="0.0269290694113493">
                <text:p>0.0269290694113493</text:p>
              </table:table-cell>
              <table:table-cell office:value-type="float" office:value="13.8000000000001">
                <text:p>13.8000000000001</text:p>
              </table:table-cell>
              <table:table-cell office:value-type="float" office:value="0.028829143578712">
                <text:p>0.0288291435787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.8500000000001">
                <text:p>13.8500000000001</text:p>
              </table:table-cell>
              <table:table-cell office:value-type="float" office:value="0.0274759378998766">
                <text:p>0.0274759378998766</text:p>
              </table:table-cell>
              <table:table-cell office:value-type="float" office:value="13.8500000000001">
                <text:p>13.8500000000001</text:p>
              </table:table-cell>
              <table:table-cell office:value-type="float" office:value="0.0268494182150357">
                <text:p>0.0268494182150357</text:p>
              </table:table-cell>
              <table:table-cell office:value-type="float" office:value="13.8500000000001">
                <text:p>13.8500000000001</text:p>
              </table:table-cell>
              <table:table-cell office:value-type="float" office:value="0.0288056645749134">
                <text:p>0.028805664574913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.9000000000001">
                <text:p>13.9000000000001</text:p>
              </table:table-cell>
              <table:table-cell office:value-type="float" office:value="0.0274166541229916">
                <text:p>0.0274166541229916</text:p>
              </table:table-cell>
              <table:table-cell office:value-type="float" office:value="13.9000000000001">
                <text:p>13.9000000000001</text:p>
              </table:table-cell>
              <table:table-cell office:value-type="float" office:value="0.0267700807653592">
                <text:p>0.0267700807653592</text:p>
              </table:table-cell>
              <table:table-cell office:value-type="float" office:value="13.9000000000001">
                <text:p>13.9000000000001</text:p>
              </table:table-cell>
              <table:table-cell office:value-type="float" office:value="0.0287819041226977">
                <text:p>0.028781904122697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.9500000000001">
                <text:p>13.9500000000001</text:p>
              </table:table-cell>
              <table:table-cell office:value-type="float" office:value="0.0273568220745695">
                <text:p>0.0273568220745695</text:p>
              </table:table-cell>
              <table:table-cell office:value-type="float" office:value="13.9500000000001">
                <text:p>13.9500000000001</text:p>
              </table:table-cell>
              <table:table-cell office:value-type="float" office:value="0.0266911186007383">
                <text:p>0.0266911186007383</text:p>
              </table:table-cell>
              <table:table-cell office:value-type="float" office:value="13.9500000000001">
                <text:p>13.9500000000001</text:p>
              </table:table-cell>
              <table:table-cell office:value-type="float" office:value="0.0287578833038911">
                <text:p>0.028757883303891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.0000000000001">
                <text:p>14.0000000000001</text:p>
              </table:table-cell>
              <table:table-cell office:value-type="float" office:value="0.0272964731749762">
                <text:p>0.0272964731749762</text:p>
              </table:table-cell>
              <table:table-cell office:value-type="float" office:value="14.0000000000001">
                <text:p>14.0000000000001</text:p>
              </table:table-cell>
              <table:table-cell office:value-type="float" office:value="0.0266125932595915">
                <text:p>0.0266125932595915</text:p>
              </table:table-cell>
              <table:table-cell office:value-type="float" office:value="14.0000000000001">
                <text:p>14.0000000000001</text:p>
              </table:table-cell>
              <table:table-cell office:value-type="float" office:value="0.02873362320032">
                <text:p>0.0287336232003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.0500000000001">
                <text:p>14.0500000000001</text:p>
              </table:table-cell>
              <table:table-cell office:value-type="float" office:value="0.0272356388445777">
                <text:p>0.0272356388445777</text:p>
              </table:table-cell>
              <table:table-cell office:value-type="float" office:value="14.0500000000001">
                <text:p>14.0500000000001</text:p>
              </table:table-cell>
              <table:table-cell office:value-type="float" office:value="0.0265345662803373">
                <text:p>0.0265345662803373</text:p>
              </table:table-cell>
              <table:table-cell office:value-type="float" office:value="14.0500000000001">
                <text:p>14.0500000000001</text:p>
              </table:table-cell>
              <table:table-cell office:value-type="float" office:value="0.0287091448938104">
                <text:p>0.028709144893810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.1000000000001">
                <text:p>14.1000000000001</text:p>
              </table:table-cell>
              <table:table-cell office:value-type="float" office:value="0.02717435050374">
                <text:p>0.02717435050374</text:p>
              </table:table-cell>
              <table:table-cell office:value-type="float" office:value="14.1000000000001">
                <text:p>14.1000000000001</text:p>
              </table:table-cell>
              <table:table-cell office:value-type="float" office:value="0.0264570992013942">
                <text:p>0.0264570992013942</text:p>
              </table:table-cell>
              <table:table-cell office:value-type="float" office:value="14.1000000000001">
                <text:p>14.1000000000001</text:p>
              </table:table-cell>
              <table:table-cell office:value-type="float" office:value="0.0286844694661887">
                <text:p>0.028684469466188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.1500000000001">
                <text:p>14.1500000000001</text:p>
              </table:table-cell>
              <table:table-cell office:value-type="float" office:value="0.0271126395728291">
                <text:p>0.0271126395728291</text:p>
              </table:table-cell>
              <table:table-cell office:value-type="float" office:value="14.1500000000001">
                <text:p>14.1500000000001</text:p>
              </table:table-cell>
              <table:table-cell office:value-type="float" office:value="0.0263802535611806">
                <text:p>0.0263802535611806</text:p>
              </table:table-cell>
              <table:table-cell office:value-type="float" office:value="14.1500000000001">
                <text:p>14.1500000000001</text:p>
              </table:table-cell>
              <table:table-cell office:value-type="float" office:value="0.0286596179992811">
                <text:p>0.028659617999281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.2000000000001">
                <text:p>14.2000000000001</text:p>
              </table:table-cell>
              <table:table-cell office:value-type="float" office:value="0.0270505374722108">
                <text:p>0.0270505374722108</text:p>
              </table:table-cell>
              <table:table-cell office:value-type="float" office:value="14.2000000000001">
                <text:p>14.2000000000001</text:p>
              </table:table-cell>
              <table:table-cell office:value-type="float" office:value="0.0263040908981151">
                <text:p>0.0263040908981151</text:p>
              </table:table-cell>
              <table:table-cell office:value-type="float" office:value="14.2000000000001">
                <text:p>14.2000000000001</text:p>
              </table:table-cell>
              <table:table-cell office:value-type="float" office:value="0.0286346115749138">
                <text:p>0.028634611574913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.2500000000001">
                <text:p>14.2500000000001</text:p>
              </table:table-cell>
              <table:table-cell office:value-type="float" office:value="0.0269880756222513">
                <text:p>0.0269880756222513</text:p>
              </table:table-cell>
              <table:table-cell office:value-type="float" office:value="14.2500000000001">
                <text:p>14.2500000000001</text:p>
              </table:table-cell>
              <table:table-cell office:value-type="float" office:value="0.0262286727506162">
                <text:p>0.0262286727506162</text:p>
              </table:table-cell>
              <table:table-cell office:value-type="float" office:value="14.2500000000001">
                <text:p>14.2500000000001</text:p>
              </table:table-cell>
              <table:table-cell office:value-type="float" office:value="0.028609471274913">
                <text:p>0.02860947127491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.3000000000001">
                <text:p>14.3000000000001</text:p>
              </table:table-cell>
              <table:table-cell office:value-type="float" office:value="0.0269252854433163">
                <text:p>0.0269252854433163</text:p>
              </table:table-cell>
              <table:table-cell office:value-type="float" office:value="14.3000000000001">
                <text:p>14.3000000000001</text:p>
              </table:table-cell>
              <table:table-cell office:value-type="float" office:value="0.0261540606571022">
                <text:p>0.0261540606571022</text:p>
              </table:table-cell>
              <table:table-cell office:value-type="float" office:value="14.3000000000001">
                <text:p>14.3000000000001</text:p>
              </table:table-cell>
              <table:table-cell office:value-type="float" office:value="0.028584218181105">
                <text:p>0.02858421818110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.3500000000001">
                <text:p>14.3500000000001</text:p>
              </table:table-cell>
              <table:table-cell office:value-type="float" office:value="0.0268621983557719">
                <text:p>0.0268621983557719</text:p>
              </table:table-cell>
              <table:table-cell office:value-type="float" office:value="14.3500000000001">
                <text:p>14.3500000000001</text:p>
              </table:table-cell>
              <table:table-cell office:value-type="float" office:value="0.0260803161559918">
                <text:p>0.0260803161559918</text:p>
              </table:table-cell>
              <table:table-cell office:value-type="float" office:value="14.3500000000001">
                <text:p>14.3500000000001</text:p>
              </table:table-cell>
              <table:table-cell office:value-type="float" office:value="0.0285588733753161">
                <text:p>0.028558873375316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.4000000000001">
                <text:p>14.4000000000001</text:p>
              </table:table-cell>
              <table:table-cell office:value-type="float" office:value="0.026798845779984">
                <text:p>0.026798845779984</text:p>
              </table:table-cell>
              <table:table-cell office:value-type="float" office:value="14.4000000000001">
                <text:p>14.4000000000001</text:p>
              </table:table-cell>
              <table:table-cell office:value-type="float" office:value="0.0260075007857033">
                <text:p>0.0260075007857033</text:p>
              </table:table-cell>
              <table:table-cell office:value-type="float" office:value="14.4000000000001">
                <text:p>14.4000000000001</text:p>
              </table:table-cell>
              <table:table-cell office:value-type="float" office:value="0.0285334579393723">
                <text:p>0.028533457939372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.4500000000001">
                <text:p>14.4500000000001</text:p>
              </table:table-cell>
              <table:table-cell office:value-type="float" office:value="0.0267352591363186">
                <text:p>0.0267352591363186</text:p>
              </table:table-cell>
              <table:table-cell office:value-type="float" office:value="14.4500000000001">
                <text:p>14.4500000000001</text:p>
              </table:table-cell>
              <table:table-cell office:value-type="float" office:value="0.0259356760846554">
                <text:p>0.0259356760846554</text:p>
              </table:table-cell>
              <table:table-cell office:value-type="float" office:value="14.4500000000001">
                <text:p>14.4500000000001</text:p>
              </table:table-cell>
              <table:table-cell office:value-type="float" office:value="0.0285079929551001">
                <text:p>0.02850799295510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.5000000000001">
                <text:p>14.5000000000001</text:p>
              </table:table-cell>
              <table:table-cell office:value-type="float" office:value="0.0266714698451417">
                <text:p>0.0266714698451417</text:p>
              </table:table-cell>
              <table:table-cell office:value-type="float" office:value="14.5000000000001">
                <text:p>14.5000000000001</text:p>
              </table:table-cell>
              <table:table-cell office:value-type="float" office:value="0.0258649035912664">
                <text:p>0.0258649035912664</text:p>
              </table:table-cell>
              <table:table-cell office:value-type="float" office:value="14.5000000000001">
                <text:p>14.5000000000001</text:p>
              </table:table-cell>
              <table:table-cell office:value-type="float" office:value="0.0284824995043256">
                <text:p>0.02848249950432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.5500000000001">
                <text:p>14.5500000000001</text:p>
              </table:table-cell>
              <table:table-cell office:value-type="float" office:value="0.0266075093268191">
                <text:p>0.0266075093268191</text:p>
              </table:table-cell>
              <table:table-cell office:value-type="float" office:value="14.5500000000001">
                <text:p>14.5500000000001</text:p>
              </table:table-cell>
              <table:table-cell office:value-type="float" office:value="0.0257952329624072">
                <text:p>0.0257952329624072</text:p>
              </table:table-cell>
              <table:table-cell office:value-type="float" office:value="14.5500000000001">
                <text:p>14.5500000000001</text:p>
              </table:table-cell>
              <table:table-cell office:value-type="float" office:value="0.028456998668875">
                <text:p>0.0284569986688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.6000000000001">
                <text:p>14.6000000000001</text:p>
              </table:table-cell>
              <table:table-cell office:value-type="float" office:value="0.0265434090017169">
                <text:p>0.0265434090017169</text:p>
              </table:table-cell>
              <table:table-cell office:value-type="float" office:value="14.6000000000001">
                <text:p>14.6000000000001</text:p>
              </table:table-cell>
              <table:table-cell office:value-type="float" office:value="0.0257266663287582">
                <text:p>0.0257266663287582</text:p>
              </table:table-cell>
              <table:table-cell office:value-type="float" office:value="14.6000000000001">
                <text:p>14.6000000000001</text:p>
              </table:table-cell>
              <table:table-cell office:value-type="float" office:value="0.0284315115305746">
                <text:p>0.028431511530574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.6500000000001">
                <text:p>14.6500000000001</text:p>
              </table:table-cell>
              <table:table-cell office:value-type="float" office:value="0.0264792002902011">
                <text:p>0.0264792002902011</text:p>
              </table:table-cell>
              <table:table-cell office:value-type="float" office:value="14.6500000000001">
                <text:p>14.6500000000001</text:p>
              </table:table-cell>
              <table:table-cell office:value-type="float" office:value="0.025659193939452">
                <text:p>0.025659193939452</text:p>
              </table:table-cell>
              <table:table-cell office:value-type="float" office:value="14.6500000000001">
                <text:p>14.6500000000001</text:p>
              </table:table-cell>
              <table:table-cell office:value-type="float" office:value="0.0284060591712506">
                <text:p>0.028406059171250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.7000000000001">
                <text:p>14.7000000000001</text:p>
              </table:table-cell>
              <table:table-cell office:value-type="float" office:value="0.0264149146126375">
                <text:p>0.0264149146126375</text:p>
              </table:table-cell>
              <table:table-cell office:value-type="float" office:value="14.7000000000001">
                <text:p>14.7000000000001</text:p>
              </table:table-cell>
              <table:table-cell office:value-type="float" office:value="0.0255928060436211">
                <text:p>0.0255928060436211</text:p>
              </table:table-cell>
              <table:table-cell office:value-type="float" office:value="14.7000000000001">
                <text:p>14.7000000000001</text:p>
              </table:table-cell>
              <table:table-cell office:value-type="float" office:value="0.0283806626727292">
                <text:p>0.028380662672729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.7500000000001">
                <text:p>14.7500000000001</text:p>
              </table:table-cell>
              <table:table-cell office:value-type="float" office:value="0.0263505833893922">
                <text:p>0.0263505833893922</text:p>
              </table:table-cell>
              <table:table-cell office:value-type="float" office:value="14.7500000000001">
                <text:p>14.7500000000001</text:p>
              </table:table-cell>
              <table:table-cell office:value-type="float" office:value="0.0255274928903984">
                <text:p>0.0255274928903984</text:p>
              </table:table-cell>
              <table:table-cell office:value-type="float" office:value="14.7500000000001">
                <text:p>14.7500000000001</text:p>
              </table:table-cell>
              <table:table-cell office:value-type="float" office:value="0.0283553431168368">
                <text:p>0.028355343116836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.8000000000001">
                <text:p>14.8000000000001</text:p>
              </table:table-cell>
              <table:table-cell office:value-type="float" office:value="0.0262862342483367">
                <text:p>0.0262862342483367</text:p>
              </table:table-cell>
              <table:table-cell office:value-type="float" office:value="14.8000000000001">
                <text:p>14.8000000000001</text:p>
              </table:table-cell>
              <table:table-cell office:value-type="float" office:value="0.0254632447289165">
                <text:p>0.0254632447289165</text:p>
              </table:table-cell>
              <table:table-cell office:value-type="float" office:value="14.8000000000001">
                <text:p>14.8000000000001</text:p>
              </table:table-cell>
              <table:table-cell office:value-type="float" office:value="0.0283301183522574">
                <text:p>0.028330118352257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.8500000000001">
                <text:p>14.8500000000001</text:p>
              </table:table-cell>
              <table:table-cell office:value-type="float" office:value="0.0262218796473656">
                <text:p>0.0262218796473656</text:p>
              </table:table-cell>
              <table:table-cell office:value-type="float" office:value="14.8500000000001">
                <text:p>14.8500000000001</text:p>
              </table:table-cell>
              <table:table-cell office:value-type="float" office:value="0.0254000518083079">
                <text:p>0.0254000518083079</text:p>
              </table:table-cell>
              <table:table-cell office:value-type="float" office:value="14.8500000000001">
                <text:p>14.8500000000001</text:p>
              </table:table-cell>
              <table:table-cell office:value-type="float" office:value="0.0283049932951071">
                <text:p>0.028304993295107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.9000000000001">
                <text:p>14.9000000000001</text:p>
              </table:table-cell>
              <table:table-cell office:value-type="float" office:value="0.0261575282518788">
                <text:p>0.0261575282518788</text:p>
              </table:table-cell>
              <table:table-cell office:value-type="float" office:value="14.9000000000001">
                <text:p>14.9000000000001</text:p>
              </table:table-cell>
              <table:table-cell office:value-type="float" office:value="0.0253379043777054">
                <text:p>0.0253379043777054</text:p>
              </table:table-cell>
              <table:table-cell office:value-type="float" office:value="14.9000000000001">
                <text:p>14.9000000000001</text:p>
              </table:table-cell>
              <table:table-cell office:value-type="float" office:value="0.0282799696283598">
                <text:p>0.028279969628359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.9500000000001">
                <text:p>14.9500000000001</text:p>
              </table:table-cell>
              <table:table-cell office:value-type="float" office:value="0.0260931887272764">
                <text:p>0.0260931887272764</text:p>
              </table:table-cell>
              <table:table-cell office:value-type="float" office:value="14.9500000000001">
                <text:p>14.9500000000001</text:p>
              </table:table-cell>
              <table:table-cell office:value-type="float" office:value="0.0252767926862417">
                <text:p>0.0252767926862417</text:p>
              </table:table-cell>
              <table:table-cell office:value-type="float" office:value="14.9500000000001">
                <text:p>14.9500000000001</text:p>
              </table:table-cell>
              <table:table-cell office:value-type="float" office:value="0.0282550490349895">
                <text:p>0.028255049034989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.0000000000001">
                <text:p>15.0000000000001</text:p>
              </table:table-cell>
              <table:table-cell office:value-type="float" office:value="0.0260288697389586">
                <text:p>0.0260288697389586</text:p>
              </table:table-cell>
              <table:table-cell office:value-type="float" office:value="15.0000000000001">
                <text:p>15.0000000000001</text:p>
              </table:table-cell>
              <table:table-cell office:value-type="float" office:value="0.0252167069830493">
                <text:p>0.0252167069830493</text:p>
              </table:table-cell>
              <table:table-cell office:value-type="float" office:value="15.0000000000001">
                <text:p>15.0000000000001</text:p>
              </table:table-cell>
              <table:table-cell office:value-type="float" office:value="0.0282302331979701">
                <text:p>0.02823023319797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.0500000000001">
                <text:p>15.0500000000001</text:p>
              </table:table-cell>
              <table:table-cell office:value-type="float" office:value="0.0259645799523255">
                <text:p>0.0259645799523255</text:p>
              </table:table-cell>
              <table:table-cell office:value-type="float" office:value="15.0500000000001">
                <text:p>15.0500000000001</text:p>
              </table:table-cell>
              <table:table-cell office:value-type="float" office:value="0.025157637517261">
                <text:p>0.025157637517261</text:p>
              </table:table-cell>
              <table:table-cell office:value-type="float" office:value="15.0500000000001">
                <text:p>15.0500000000001</text:p>
              </table:table-cell>
              <table:table-cell office:value-type="float" office:value="0.0282055238002757">
                <text:p>0.028205523800275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.1000000000001">
                <text:p>15.1000000000001</text:p>
              </table:table-cell>
              <table:table-cell office:value-type="float" office:value="0.0259003280327771">
                <text:p>0.0259003280327771</text:p>
              </table:table-cell>
              <table:table-cell office:value-type="float" office:value="15.1000000000001">
                <text:p>15.1000000000001</text:p>
              </table:table-cell>
              <table:table-cell office:value-type="float" office:value="0.0250995745380094">
                <text:p>0.0250995745380094</text:p>
              </table:table-cell>
              <table:table-cell office:value-type="float" office:value="15.1000000000001">
                <text:p>15.1000000000001</text:p>
              </table:table-cell>
              <table:table-cell office:value-type="float" office:value="0.0281809225248801">
                <text:p>0.02818092252488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.1500000000001">
                <text:p>15.1500000000001</text:p>
              </table:table-cell>
              <table:table-cell office:value-type="float" office:value="0.0258361226457135">
                <text:p>0.0258361226457135</text:p>
              </table:table-cell>
              <table:table-cell office:value-type="float" office:value="15.1500000000001">
                <text:p>15.1500000000001</text:p>
              </table:table-cell>
              <table:table-cell office:value-type="float" office:value="0.0250425082944272">
                <text:p>0.0250425082944272</text:p>
              </table:table-cell>
              <table:table-cell office:value-type="float" office:value="15.1500000000001">
                <text:p>15.1500000000001</text:p>
              </table:table-cell>
              <table:table-cell office:value-type="float" office:value="0.0281564310547574">
                <text:p>0.028156431054757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.2000000000001">
                <text:p>15.2000000000001</text:p>
              </table:table-cell>
              <table:table-cell office:value-type="float" office:value="0.0257719724565348">
                <text:p>0.0257719724565348</text:p>
              </table:table-cell>
              <table:table-cell office:value-type="float" office:value="15.2000000000001">
                <text:p>15.2000000000001</text:p>
              </table:table-cell>
              <table:table-cell office:value-type="float" office:value="0.024986429035647">
                <text:p>0.024986429035647</text:p>
              </table:table-cell>
              <table:table-cell office:value-type="float" office:value="15.2000000000001">
                <text:p>15.2000000000001</text:p>
              </table:table-cell>
              <table:table-cell office:value-type="float" office:value="0.0281320510728814">
                <text:p>0.028132051072881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.2500000000001">
                <text:p>15.2500000000001</text:p>
              </table:table-cell>
              <table:table-cell office:value-type="float" office:value="0.0257078861306411">
                <text:p>0.0257078861306411</text:p>
              </table:table-cell>
              <table:table-cell office:value-type="float" office:value="15.2500000000001">
                <text:p>15.2500000000001</text:p>
              </table:table-cell>
              <table:table-cell office:value-type="float" office:value="0.0249313270108015">
                <text:p>0.0249313270108015</text:p>
              </table:table-cell>
              <table:table-cell office:value-type="float" office:value="15.2500000000001">
                <text:p>15.2500000000001</text:p>
              </table:table-cell>
              <table:table-cell office:value-type="float" office:value="0.0281077842622262">
                <text:p>0.028107784262226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.3000000000001">
                <text:p>15.3000000000001</text:p>
              </table:table-cell>
              <table:table-cell office:value-type="float" office:value="0.0256438723334324">
                <text:p>0.0256438723334324</text:p>
              </table:table-cell>
              <table:table-cell office:value-type="float" office:value="15.3000000000001">
                <text:p>15.3000000000001</text:p>
              </table:table-cell>
              <table:table-cell office:value-type="float" office:value="0.0248771924690233">
                <text:p>0.0248771924690233</text:p>
              </table:table-cell>
              <table:table-cell office:value-type="float" office:value="15.3000000000001">
                <text:p>15.3000000000001</text:p>
              </table:table-cell>
              <table:table-cell office:value-type="float" office:value="0.0280836323057657">
                <text:p>0.028083632305765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.3500000000001">
                <text:p>15.3500000000001</text:p>
              </table:table-cell>
              <table:table-cell office:value-type="float" office:value="0.025579939730309">
                <text:p>0.025579939730309</text:p>
              </table:table-cell>
              <table:table-cell office:value-type="float" office:value="15.3500000000001">
                <text:p>15.3500000000001</text:p>
              </table:table-cell>
              <table:table-cell office:value-type="float" office:value="0.0248240156594452">
                <text:p>0.0248240156594452</text:p>
              </table:table-cell>
              <table:table-cell office:value-type="float" office:value="15.3500000000001">
                <text:p>15.3500000000001</text:p>
              </table:table-cell>
              <table:table-cell office:value-type="float" office:value="0.0280595968864738">
                <text:p>0.028059596886473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.4000000000001">
                <text:p>15.4000000000001</text:p>
              </table:table-cell>
              <table:table-cell office:value-type="float" office:value="0.0255160969866707">
                <text:p>0.0255160969866707</text:p>
              </table:table-cell>
              <table:table-cell office:value-type="float" office:value="15.4000000000001">
                <text:p>15.4000000000001</text:p>
              </table:table-cell>
              <table:table-cell office:value-type="float" office:value="0.0247717868311997">
                <text:p>0.0247717868311997</text:p>
              </table:table-cell>
              <table:table-cell office:value-type="float" office:value="15.4000000000001">
                <text:p>15.4000000000001</text:p>
              </table:table-cell>
              <table:table-cell office:value-type="float" office:value="0.0280356796873246">
                <text:p>0.028035679687324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.4500000000001">
                <text:p>15.4500000000001</text:p>
              </table:table-cell>
              <table:table-cell office:value-type="float" office:value="0.0254523527679179">
                <text:p>0.0254523527679179</text:p>
              </table:table-cell>
              <table:table-cell office:value-type="float" office:value="15.4500000000001">
                <text:p>15.4500000000001</text:p>
              </table:table-cell>
              <table:table-cell office:value-type="float" office:value="0.0247204962334195">
                <text:p>0.0247204962334195</text:p>
              </table:table-cell>
              <table:table-cell office:value-type="float" office:value="15.4500000000001">
                <text:p>15.4500000000001</text:p>
              </table:table-cell>
              <table:table-cell office:value-type="float" office:value="0.028011882391292">
                <text:p>0.02801188239129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.5000000000001">
                <text:p>15.5000000000001</text:p>
              </table:table-cell>
              <table:table-cell office:value-type="float" office:value="0.0253887157394504">
                <text:p>0.0253887157394504</text:p>
              </table:table-cell>
              <table:table-cell office:value-type="float" office:value="15.5000000000001">
                <text:p>15.5000000000001</text:p>
              </table:table-cell>
              <table:table-cell office:value-type="float" office:value="0.0246701341152374">
                <text:p>0.0246701341152374</text:p>
              </table:table-cell>
              <table:table-cell office:value-type="float" office:value="15.5000000000001">
                <text:p>15.5000000000001</text:p>
              </table:table-cell>
              <table:table-cell office:value-type="float" office:value="0.0279882066813499">
                <text:p>0.027988206681349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.5500000000001">
                <text:p>15.5500000000001</text:p>
              </table:table-cell>
              <table:table-cell office:value-type="float" office:value="0.0253251945666685">
                <text:p>0.0253251945666685</text:p>
              </table:table-cell>
              <table:table-cell office:value-type="float" office:value="15.5500000000001">
                <text:p>15.5500000000001</text:p>
              </table:table-cell>
              <table:table-cell office:value-type="float" office:value="0.0246206907257858">
                <text:p>0.0246206907257858</text:p>
              </table:table-cell>
              <table:table-cell office:value-type="float" office:value="15.5500000000001">
                <text:p>15.5500000000001</text:p>
              </table:table-cell>
              <table:table-cell office:value-type="float" office:value="0.0279646542404723">
                <text:p>0.027964654240472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.6000000000001">
                <text:p>15.6000000000001</text:p>
              </table:table-cell>
              <table:table-cell office:value-type="float" office:value="0.0252617979149722">
                <text:p>0.0252617979149722</text:p>
              </table:table-cell>
              <table:table-cell office:value-type="float" office:value="15.6000000000001">
                <text:p>15.6000000000001</text:p>
              </table:table-cell>
              <table:table-cell office:value-type="float" office:value="0.0245721563141976">
                <text:p>0.0245721563141976</text:p>
              </table:table-cell>
              <table:table-cell office:value-type="float" office:value="15.6000000000001">
                <text:p>15.6000000000001</text:p>
              </table:table-cell>
              <table:table-cell office:value-type="float" office:value="0.0279412267516331">
                <text:p>0.027941226751633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.6500000000001">
                <text:p>15.6500000000001</text:p>
              </table:table-cell>
              <table:table-cell office:value-type="float" office:value="0.0251985344497616">
                <text:p>0.0251985344497616</text:p>
              </table:table-cell>
              <table:table-cell office:value-type="float" office:value="15.6500000000001">
                <text:p>15.6500000000001</text:p>
              </table:table-cell>
              <table:table-cell office:value-type="float" office:value="0.0245245211296053">
                <text:p>0.0245245211296053</text:p>
              </table:table-cell>
              <table:table-cell office:value-type="float" office:value="15.6500000000001">
                <text:p>15.6500000000001</text:p>
              </table:table-cell>
              <table:table-cell office:value-type="float" office:value="0.0279179258978064">
                <text:p>0.027917925897806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.7000000000001">
                <text:p>15.7000000000001</text:p>
              </table:table-cell>
              <table:table-cell office:value-type="float" office:value="0.0251354128364367">
                <text:p>0.0251354128364367</text:p>
              </table:table-cell>
              <table:table-cell office:value-type="float" office:value="15.7000000000001">
                <text:p>15.7000000000001</text:p>
              </table:table-cell>
              <table:table-cell office:value-type="float" office:value="0.0244777754211416">
                <text:p>0.0244777754211416</text:p>
              </table:table-cell>
              <table:table-cell office:value-type="float" office:value="15.7000000000001">
                <text:p>15.7000000000001</text:p>
              </table:table-cell>
              <table:table-cell office:value-type="float" office:value="0.027894753361966">
                <text:p>0.02789475336196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.7500000000001">
                <text:p>15.7500000000001</text:p>
              </table:table-cell>
              <table:table-cell office:value-type="float" office:value="0.0250724417403978">
                <text:p>0.0250724417403978</text:p>
              </table:table-cell>
              <table:table-cell office:value-type="float" office:value="15.7500000000001">
                <text:p>15.7500000000001</text:p>
              </table:table-cell>
              <table:table-cell office:value-type="float" office:value="0.0244319094379392">
                <text:p>0.0244319094379392</text:p>
              </table:table-cell>
              <table:table-cell office:value-type="float" office:value="15.7500000000001">
                <text:p>15.7500000000001</text:p>
              </table:table-cell>
              <table:table-cell office:value-type="float" office:value="0.027871710827086">
                <text:p>0.02787171082708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.8000000000001">
                <text:p>15.8000000000001</text:p>
              </table:table-cell>
              <table:table-cell office:value-type="float" office:value="0.0250096298270448">
                <text:p>0.0250096298270448</text:p>
              </table:table-cell>
              <table:table-cell office:value-type="float" office:value="15.8000000000001">
                <text:p>15.8000000000001</text:p>
              </table:table-cell>
              <table:table-cell office:value-type="float" office:value="0.0243869134291308">
                <text:p>0.0243869134291308</text:p>
              </table:table-cell>
              <table:table-cell office:value-type="float" office:value="15.8000000000001">
                <text:p>15.8000000000001</text:p>
              </table:table-cell>
              <table:table-cell office:value-type="float" office:value="0.0278487999761403">
                <text:p>0.027848799976140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.8500000000001">
                <text:p>15.8500000000001</text:p>
              </table:table-cell>
              <table:table-cell office:value-type="float" office:value="0.0249469857617778">
                <text:p>0.0249469857617778</text:p>
              </table:table-cell>
              <table:table-cell office:value-type="float" office:value="15.8500000000001">
                <text:p>15.8500000000001</text:p>
              </table:table-cell>
              <table:table-cell office:value-type="float" office:value="0.0243427776438489">
                <text:p>0.0243427776438489</text:p>
              </table:table-cell>
              <table:table-cell office:value-type="float" office:value="15.8500000000001">
                <text:p>15.8500000000001</text:p>
              </table:table-cell>
              <table:table-cell office:value-type="float" office:value="0.0278260224921028">
                <text:p>0.027826022492102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.9000000000001">
                <text:p>15.9000000000001</text:p>
              </table:table-cell>
              <table:table-cell office:value-type="float" office:value="0.024884518209997">
                <text:p>0.024884518209997</text:p>
              </table:table-cell>
              <table:table-cell office:value-type="float" office:value="15.9000000000001">
                <text:p>15.9000000000001</text:p>
              </table:table-cell>
              <table:table-cell office:value-type="float" office:value="0.0242994923312263">
                <text:p>0.0242994923312263</text:p>
              </table:table-cell>
              <table:table-cell office:value-type="float" office:value="15.9000000000001">
                <text:p>15.9000000000001</text:p>
              </table:table-cell>
              <table:table-cell office:value-type="float" office:value="0.0278033800579476">
                <text:p>0.027803380057947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.9500000000001">
                <text:p>15.9500000000001</text:p>
              </table:table-cell>
              <table:table-cell office:value-type="float" office:value="0.0248222358371024">
                <text:p>0.0248222358371024</text:p>
              </table:table-cell>
              <table:table-cell office:value-type="float" office:value="15.9500000000001">
                <text:p>15.9500000000001</text:p>
              </table:table-cell>
              <table:table-cell office:value-type="float" office:value="0.0242570477403957">
                <text:p>0.0242570477403957</text:p>
              </table:table-cell>
              <table:table-cell office:value-type="float" office:value="15.9500000000001">
                <text:p>15.9500000000001</text:p>
              </table:table-cell>
              <table:table-cell office:value-type="float" office:value="0.0277808743566485">
                <text:p>0.027780874356648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.0000000000001">
                <text:p>16.0000000000001</text:p>
              </table:table-cell>
              <table:table-cell office:value-type="float" office:value="0.0247601473084941">
                <text:p>0.0247601473084941</text:p>
              </table:table-cell>
              <table:table-cell office:value-type="float" office:value="16.0000000000001">
                <text:p>16.0000000000001</text:p>
              </table:table-cell>
              <table:table-cell office:value-type="float" office:value="0.0242154341204896">
                <text:p>0.0242154341204896</text:p>
              </table:table-cell>
              <table:table-cell office:value-type="float" office:value="16.0000000000001">
                <text:p>16.0000000000001</text:p>
              </table:table-cell>
              <table:table-cell office:value-type="float" office:value="0.0277585070711795">
                <text:p>0.02775850707117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MacOSX_x86 LibreOffice_project/4c82dcdd6efcd48b1d8bba66bfe1989deee49c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